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ny" style:master-page-name="MP0" style:family="paragraph">
      <style:paragraph-properties fo:text-align="justify" fo:line-height="150%"/>
    </style:style>
    <style:style style:name="P2" style:parent-style-name="Normalny" style:family="paragraph">
      <style:paragraph-properties fo:text-align="justify" fo:line-height="150%"/>
    </style:style>
    <style:style style:name="P3" style:parent-style-name="Normalny" style:family="paragraph">
      <style:paragraph-properties fo:text-align="justify" fo:line-height="150%"/>
    </style:style>
    <style:style style:name="P4" style:parent-style-name="Normalny" style:family="paragraph">
      <style:paragraph-properties fo:text-align="justify" fo:line-height="150%"/>
    </style:style>
    <style:style style:name="P5" style:parent-style-name="Normalny" style:family="paragraph">
      <style:paragraph-properties fo:text-align="justify" fo:line-height="150%"/>
    </style:style>
    <style:style style:name="P6" style:parent-style-name="Normalny" style:family="paragraph">
      <style:paragraph-properties fo:text-align="justify" fo:line-height="150%"/>
    </style:style>
    <style:style style:name="P7" style:parent-style-name="Normalny" style:family="paragraph">
      <style:paragraph-properties fo:text-align="justify" fo:line-height="150%"/>
    </style:style>
    <style:style style:name="P8" style:parent-style-name="Normalny" style:family="paragraph">
      <style:paragraph-properties fo:text-align="justify" fo:line-height="150%"/>
    </style:style>
    <style:style style:name="T9" style:parent-style-name="Domyślnaczcionkaakapitu" style:family="text">
      <style:text-properties fo:background-color="#80FFFF"/>
    </style:style>
    <style:style style:name="T10" style:parent-style-name="Domyślnaczcionkaakapitu" style:family="text">
      <style:text-properties fo:background-color="#80FFFF"/>
    </style:style>
    <style:style style:name="T11" style:parent-style-name="Domyślnaczcionkaakapitu" style:family="text">
      <style:text-properties fo:background-color="#80FFFF"/>
    </style:style>
    <style:style style:name="T12" style:parent-style-name="Domyślnaczcionkaakapitu" style:family="text">
      <style:text-properties fo:background-color="#80FFFF"/>
    </style:style>
    <style:style style:name="T13" style:parent-style-name="Domyślnaczcionkaakapitu" style:family="text">
      <style:text-properties fo:background-color="#80FFFF"/>
    </style:style>
    <style:style style:name="T14" style:parent-style-name="Domyślnaczcionkaakapitu" style:family="text">
      <style:text-properties fo:background-color="#80FFFF"/>
    </style:style>
    <style:style style:name="T15" style:parent-style-name="Domyślnaczcionkaakapitu" style:family="text">
      <style:text-properties fo:background-color="#80FFFF"/>
    </style:style>
    <style:style style:name="T16" style:parent-style-name="Domyślnaczcionkaakapitu" style:family="text">
      <style:text-properties fo:background-color="#80FFFF"/>
    </style:style>
    <style:style style:name="T17" style:parent-style-name="Domyślnaczcionkaakapitu" style:family="text">
      <style:text-properties fo:background-color="#80FFFF"/>
    </style:style>
    <style:style style:name="P18" style:parent-style-name="Normalny" style:family="paragraph">
      <style:paragraph-properties fo:text-align="justify" fo:line-height="150%"/>
    </style:style>
    <style:style style:name="T19" style:parent-style-name="Domyślnaczcionkaakapitu" style:family="text">
      <style:text-properties style:text-underline-type="single" style:text-underline-style="solid" style:text-underline-width="auto" style:text-underline-mode="continuous"/>
    </style:style>
    <style:style style:name="P20" style:parent-style-name="Normalny" style:family="paragraph">
      <style:paragraph-properties fo:text-align="justify" fo:line-height="150%" fo:text-indent="0.2479in"/>
    </style:style>
    <style:style style:name="T21" style:parent-style-name="Domyślnaczcionkaakapitu" style:family="text">
      <style:text-properties fo:background-color="#80FFFF"/>
    </style:style>
    <style:style style:name="T22" style:parent-style-name="Domyślnaczcionkaakapitu" style:family="text">
      <style:text-properties fo:background-color="#80FFFF"/>
    </style:style>
    <style:style style:name="T23" style:parent-style-name="Domyślnaczcionkaakapitu" style:family="text">
      <style:text-properties fo:background-color="#80FFFF"/>
    </style:style>
    <style:style style:name="T24" style:parent-style-name="Domyślnaczcionkaakapitu" style:family="text">
      <style:text-properties fo:background-color="#80FFFF"/>
    </style:style>
    <style:style style:name="T25" style:parent-style-name="Domyślnaczcionkaakapitu" style:family="text">
      <style:text-properties fo:background-color="#80FFFF"/>
    </style:style>
    <style:style style:name="T26" style:parent-style-name="Domyślnaczcionkaakapitu" style:family="text">
      <style:text-properties fo:background-color="#80FFFF"/>
    </style:style>
    <style:style style:name="T27" style:parent-style-name="Domyślnaczcionkaakapitu" style:family="text">
      <style:text-properties fo:background-color="#80FFFF"/>
    </style:style>
    <style:style style:name="T28" style:parent-style-name="Domyślnaczcionkaakapitu" style:family="text">
      <style:text-properties fo:background-color="#80FFFF"/>
    </style:style>
    <style:style style:name="T29" style:parent-style-name="Domyślnaczcionkaakapitu" style:family="text">
      <style:text-properties fo:background-color="#80FFFF"/>
    </style:style>
    <style:style style:name="T30" style:parent-style-name="Domyślnaczcionkaakapitu" style:family="text">
      <style:text-properties fo:background-color="#80FFFF"/>
    </style:style>
    <style:style style:name="T31" style:parent-style-name="Domyślnaczcionkaakapitu" style:family="text">
      <style:text-properties fo:background-color="#80FFFF"/>
    </style:style>
    <style:style style:name="T32" style:parent-style-name="Domyślnaczcionkaakapitu" style:family="text">
      <style:text-properties fo:background-color="#80FFFF"/>
    </style:style>
    <style:style style:name="T33" style:parent-style-name="Domyślnaczcionkaakapitu" style:family="text">
      <style:text-properties fo:background-color="#80FFFF"/>
    </style:style>
    <style:style style:name="P34" style:parent-style-name="Normalny" style:family="paragraph">
      <style:paragraph-properties fo:text-align="justify" fo:line-height="150%" fo:text-indent="0.2479in"/>
    </style:style>
    <style:style style:name="T35" style:parent-style-name="Domyślnaczcionkaakapitu" style:family="text">
      <style:text-properties fo:background-color="#80FFFF"/>
    </style:style>
    <style:style style:name="T36" style:parent-style-name="Domyślnaczcionkaakapitu" style:family="text">
      <style:text-properties fo:background-color="#80FFFF"/>
    </style:style>
    <style:style style:name="P37" style:parent-style-name="Normalny" style:family="paragraph">
      <style:paragraph-properties fo:text-align="justify" fo:line-height="150%" fo:text-indent="0.2479in"/>
    </style:style>
    <style:style style:name="T38" style:parent-style-name="Domyślnaczcionkaakapitu" style:family="text">
      <style:text-properties fo:background-color="#80FFFF"/>
    </style:style>
    <style:style style:name="T39" style:parent-style-name="Domyślnaczcionkaakapitu" style:family="text">
      <style:text-properties fo:background-color="#80FFFF"/>
    </style:style>
    <style:style style:name="T40" style:parent-style-name="Domyślnaczcionkaakapitu" style:family="text">
      <style:text-properties fo:background-color="#80FFFF"/>
    </style:style>
    <style:style style:name="P41" style:parent-style-name="Normalny" style:family="paragraph">
      <style:paragraph-properties fo:text-align="justify" fo:line-height="150%" fo:text-indent="0.2479in"/>
    </style:style>
    <style:style style:name="T42" style:parent-style-name="Domyślnaczcionkaakapitu" style:family="text">
      <style:text-properties fo:background-color="#80FFFF"/>
    </style:style>
    <style:style style:name="T43" style:parent-style-name="Domyślnaczcionkaakapitu" style:family="text">
      <style:text-properties fo:background-color="#80FFFF"/>
    </style:style>
    <style:style style:name="P44" style:parent-style-name="Normalny" style:family="paragraph">
      <style:paragraph-properties fo:text-align="justify" fo:line-height="150%" fo:text-indent="0.2479in"/>
    </style:style>
    <style:style style:name="T45" style:parent-style-name="Domyślnaczcionkaakapitu" style:family="text">
      <style:text-properties fo:background-color="#80FFFF"/>
    </style:style>
    <style:style style:name="T46" style:parent-style-name="Domyślnaczcionkaakapitu" style:family="text">
      <style:text-properties fo:background-color="#80FFFF"/>
    </style:style>
    <style:style style:name="P47" style:parent-style-name="Normalny" style:family="paragraph">
      <style:paragraph-properties fo:text-align="justify" fo:line-height="150%" fo:text-indent="0.2479in"/>
    </style:style>
    <style:style style:name="T48" style:parent-style-name="Domyślnaczcionkaakapitu" style:family="text">
      <style:text-properties fo:background-color="#80FFFF"/>
    </style:style>
    <style:style style:name="T49" style:parent-style-name="Domyślnaczcionkaakapitu" style:family="text">
      <style:text-properties fo:background-color="#80FFFF"/>
    </style:style>
    <style:style style:name="T50" style:parent-style-name="Domyślnaczcionkaakapitu" style:family="text">
      <style:text-properties fo:background-color="#80FFFF"/>
    </style:style>
    <style:style style:name="P51" style:parent-style-name="Normalny" style:family="paragraph">
      <style:paragraph-properties fo:text-align="justify" fo:line-height="150%" fo:text-indent="0.2479in"/>
    </style:style>
    <style:style style:name="T52" style:parent-style-name="Domyślnaczcionkaakapitu" style:family="text">
      <style:text-properties fo:background-color="#80FFFF"/>
    </style:style>
    <style:style style:name="P53" style:parent-style-name="Normalny" style:family="paragraph">
      <style:paragraph-properties fo:text-align="justify" fo:line-height="150%" fo:text-indent="0.2479in"/>
    </style:style>
    <style:style style:name="P54" style:parent-style-name="Normalny" style:family="paragraph">
      <style:paragraph-properties fo:text-align="justify" fo:line-height="150%" fo:text-indent="0.2479in"/>
    </style:style>
    <style:style style:name="T55" style:parent-style-name="Domyślnaczcionkaakapitu" style:family="text">
      <style:text-properties fo:background-color="#80FFFF"/>
    </style:style>
    <style:style style:name="T56" style:parent-style-name="Domyślnaczcionkaakapitu" style:family="text">
      <style:text-properties fo:background-color="#80FFFF"/>
    </style:style>
    <style:style style:name="T57" style:parent-style-name="Domyślnaczcionkaakapitu" style:family="text">
      <style:text-properties fo:background-color="#80FFFF"/>
    </style:style>
    <style:style style:name="T58" style:parent-style-name="Domyślnaczcionkaakapitu" style:family="text">
      <style:text-properties fo:background-color="#80FFFF"/>
    </style:style>
    <style:style style:name="P59" style:parent-style-name="Normalny" style:family="paragraph">
      <style:paragraph-properties fo:text-align="justify" fo:line-height="150%" fo:text-indent="0.2479in"/>
    </style:style>
    <style:style style:name="T60" style:parent-style-name="Domyślnaczcionkaakapitu" style:family="text">
      <style:text-properties fo:background-color="#80FFFF"/>
    </style:style>
    <style:style style:name="T61" style:parent-style-name="Domyślnaczcionkaakapitu" style:family="text">
      <style:text-properties fo:background-color="#80FFFF"/>
    </style:style>
    <style:style style:name="T62" style:parent-style-name="Domyślnaczcionkaakapitu" style:family="text">
      <style:text-properties fo:background-color="#80FFFF"/>
    </style:style>
    <style:style style:name="T63" style:parent-style-name="Domyślnaczcionkaakapitu" style:family="text">
      <style:text-properties fo:background-color="#80FFFF"/>
    </style:style>
    <style:style style:name="T64" style:parent-style-name="Domyślnaczcionkaakapitu" style:family="text">
      <style:text-properties fo:background-color="#80FFFF"/>
    </style:style>
    <style:style style:name="T65" style:parent-style-name="Domyślnaczcionkaakapitu" style:family="text">
      <style:text-properties fo:background-color="#80FFFF"/>
    </style:style>
    <style:style style:name="T66" style:parent-style-name="Domyślnaczcionkaakapitu" style:family="text">
      <style:text-properties fo:background-color="#80FFFF"/>
    </style:style>
    <style:style style:name="T67" style:parent-style-name="Domyślnaczcionkaakapitu" style:family="text">
      <style:text-properties fo:background-color="#80FFFF"/>
    </style:style>
    <style:style style:name="T68" style:parent-style-name="Domyślnaczcionkaakapitu" style:family="text">
      <style:text-properties fo:background-color="#80FFFF"/>
    </style:style>
    <style:style style:name="T69" style:parent-style-name="Domyślnaczcionkaakapitu" style:family="text">
      <style:text-properties fo:background-color="#80FFFF"/>
    </style:style>
    <style:style style:name="T70" style:parent-style-name="Domyślnaczcionkaakapitu" style:family="text">
      <style:text-properties fo:background-color="#80FFFF"/>
    </style:style>
    <style:style style:name="T71" style:parent-style-name="Domyślnaczcionkaakapitu" style:family="text">
      <style:text-properties fo:background-color="#80FFFF"/>
    </style:style>
    <style:style style:name="P72" style:parent-style-name="Normalny" style:family="paragraph">
      <style:paragraph-properties fo:text-align="justify" fo:line-height="150%" fo:text-indent="0.2479in"/>
    </style:style>
    <style:style style:name="T73" style:parent-style-name="Domyślnaczcionkaakapitu" style:family="text">
      <style:text-properties fo:background-color="#80FFFF"/>
    </style:style>
    <style:style style:name="T74" style:parent-style-name="Domyślnaczcionkaakapitu" style:family="text">
      <style:text-properties fo:background-color="#80FFFF"/>
    </style:style>
    <style:style style:name="P75" style:parent-style-name="Normalny" style:family="paragraph">
      <style:paragraph-properties fo:text-align="justify" fo:line-height="150%" fo:text-indent="0.2479in"/>
    </style:style>
    <style:style style:name="T76" style:parent-style-name="Domyślnaczcionkaakapitu" style:family="text">
      <style:text-properties fo:background-color="#80FFFF"/>
    </style:style>
    <style:style style:name="T77" style:parent-style-name="Domyślnaczcionkaakapitu" style:family="text">
      <style:text-properties fo:background-color="#80FFFF"/>
    </style:style>
    <style:style style:name="P78" style:parent-style-name="Normalny" style:family="paragraph">
      <style:paragraph-properties fo:text-align="justify" fo:line-height="150%" fo:text-indent="0.2479in"/>
    </style:style>
    <style:style style:name="T79" style:parent-style-name="Domyślnaczcionkaakapitu" style:family="text">
      <style:text-properties fo:background-color="#80FFFF"/>
    </style:style>
    <style:style style:name="T80" style:parent-style-name="Domyślnaczcionkaakapitu" style:family="text">
      <style:text-properties fo:background-color="#80FFFF"/>
    </style:style>
    <style:style style:name="P81" style:parent-style-name="Normalny" style:family="paragraph">
      <style:paragraph-properties fo:text-align="justify" fo:line-height="150%" fo:text-indent="0.2479in"/>
    </style:style>
    <style:style style:name="T82" style:parent-style-name="Domyślnaczcionkaakapitu" style:family="text">
      <style:text-properties fo:background-color="#80FFFF"/>
    </style:style>
    <style:style style:name="T83" style:parent-style-name="Domyślnaczcionkaakapitu" style:family="text">
      <style:text-properties fo:background-color="#80FFFF"/>
    </style:style>
    <style:style style:name="T84" style:parent-style-name="Domyślnaczcionkaakapitu" style:family="text">
      <style:text-properties fo:background-color="#80FFFF"/>
    </style:style>
    <style:style style:name="P85" style:parent-style-name="Normalny" style:family="paragraph">
      <style:paragraph-properties fo:text-align="justify" fo:line-height="150%" fo:text-indent="0.2479in"/>
    </style:style>
    <style:style style:name="T86" style:parent-style-name="Domyślnaczcionkaakapitu" style:family="text">
      <style:text-properties fo:background-color="#80FFFF"/>
    </style:style>
    <style:style style:name="T87" style:parent-style-name="Domyślnaczcionkaakapitu" style:family="text">
      <style:text-properties fo:background-color="#80FFFF"/>
    </style:style>
    <style:style style:name="T88" style:parent-style-name="Domyślnaczcionkaakapitu" style:family="text">
      <style:text-properties fo:background-color="#80FFFF"/>
    </style:style>
    <style:style style:name="T89" style:parent-style-name="Domyślnaczcionkaakapitu" style:family="text">
      <style:text-properties fo:background-color="#80FFFF"/>
    </style:style>
    <style:style style:name="T90" style:parent-style-name="Domyślnaczcionkaakapitu" style:family="text">
      <style:text-properties fo:background-color="#80FFFF"/>
    </style:style>
    <style:style style:name="T91" style:parent-style-name="Domyślnaczcionkaakapitu" style:family="text">
      <style:text-properties fo:background-color="#80FFFF"/>
    </style:style>
    <style:style style:name="T92" style:parent-style-name="Domyślnaczcionkaakapitu" style:family="text">
      <style:text-properties fo:background-color="#80FFFF"/>
    </style:style>
    <style:style style:name="T93" style:parent-style-name="Domyślnaczcionkaakapitu" style:family="text">
      <style:text-properties fo:background-color="#80FFFF"/>
    </style:style>
    <style:style style:name="T94" style:parent-style-name="Domyślnaczcionkaakapitu" style:family="text">
      <style:text-properties fo:background-color="#80FFFF"/>
    </style:style>
    <style:style style:name="P95" style:parent-style-name="Normalny" style:family="paragraph">
      <style:paragraph-properties fo:text-align="justify" fo:line-height="150%" fo:text-indent="0.2479in"/>
    </style:style>
    <style:style style:name="T96" style:parent-style-name="Domyślnaczcionkaakapitu" style:family="text">
      <style:text-properties fo:background-color="#80FFFF"/>
    </style:style>
    <style:style style:name="T97" style:parent-style-name="Domyślnaczcionkaakapitu" style:family="text">
      <style:text-properties fo:background-color="#80FFFF"/>
    </style:style>
    <style:style style:name="T98" style:parent-style-name="Domyślnaczcionkaakapitu" style:family="text">
      <style:text-properties fo:background-color="#80FFFF"/>
    </style:style>
    <style:style style:name="T99" style:parent-style-name="Domyślnaczcionkaakapitu" style:family="text">
      <style:text-properties fo:background-color="#80FFFF"/>
    </style:style>
    <style:style style:name="T100" style:parent-style-name="Domyślnaczcionkaakapitu" style:family="text">
      <style:text-properties fo:background-color="#80FFFF"/>
    </style:style>
    <style:style style:name="P101" style:parent-style-name="Normalny" style:family="paragraph">
      <style:paragraph-properties fo:text-align="justify" fo:line-height="150%" fo:text-indent="0.2479in"/>
    </style:style>
    <style:style style:name="P102" style:parent-style-name="Normalny" style:family="paragraph">
      <style:paragraph-properties fo:text-align="justify" fo:line-height="150%" fo:text-indent="0.2479in"/>
    </style:style>
    <style:style style:name="T103" style:parent-style-name="Domyślnaczcionkaakapitu" style:family="text">
      <style:text-properties fo:background-color="#80FFFF"/>
    </style:style>
    <style:style style:name="P104" style:parent-style-name="Normalny" style:family="paragraph">
      <style:paragraph-properties fo:text-align="justify" fo:line-height="150%" fo:text-indent="0.2479in"/>
    </style:style>
    <style:style style:name="T105" style:parent-style-name="Domyślnaczcionkaakapitu" style:family="text">
      <style:text-properties fo:background-color="#80FFFF"/>
    </style:style>
    <style:style style:name="T106" style:parent-style-name="Domyślnaczcionkaakapitu" style:family="text">
      <style:text-properties fo:background-color="#80FFFF"/>
    </style:style>
    <style:style style:name="P107" style:parent-style-name="Normalny" style:family="paragraph">
      <style:paragraph-properties fo:text-align="justify" fo:line-height="150%" fo:text-indent="0.2479in"/>
    </style:style>
    <style:style style:name="T108" style:parent-style-name="Domyślnaczcionkaakapitu" style:family="text">
      <style:text-properties fo:background-color="#80FFFF"/>
    </style:style>
    <style:style style:name="T109" style:parent-style-name="Domyślnaczcionkaakapitu" style:family="text">
      <style:text-properties fo:background-color="#80FFFF"/>
    </style:style>
    <style:style style:name="T110" style:parent-style-name="Domyślnaczcionkaakapitu" style:family="text">
      <style:text-properties fo:background-color="#80FFFF"/>
    </style:style>
    <style:style style:name="P111" style:parent-style-name="Normalny" style:family="paragraph">
      <style:paragraph-properties fo:text-align="justify" fo:line-height="150%" fo:text-indent="0.2479in"/>
    </style:style>
    <style:style style:name="T112" style:parent-style-name="Domyślnaczcionkaakapitu" style:family="text">
      <style:text-properties fo:background-color="#80FFFF"/>
    </style:style>
    <style:style style:name="T113" style:parent-style-name="Domyślnaczcionkaakapitu" style:family="text">
      <style:text-properties fo:background-color="#80FFFF"/>
    </style:style>
    <style:style style:name="T114" style:parent-style-name="Domyślnaczcionkaakapitu" style:family="text">
      <style:text-properties fo:background-color="#80FFFF"/>
    </style:style>
    <style:style style:name="P115" style:parent-style-name="Normalny" style:family="paragraph">
      <style:paragraph-properties fo:text-align="justify" fo:line-height="150%" fo:text-indent="0.2479in"/>
    </style:style>
    <style:style style:name="T116" style:parent-style-name="Domyślnaczcionkaakapitu" style:family="text">
      <style:text-properties fo:background-color="#80FFFF"/>
    </style:style>
    <style:style style:name="T117" style:parent-style-name="Domyślnaczcionkaakapitu" style:family="text">
      <style:text-properties fo:background-color="#80FFFF"/>
    </style:style>
    <style:style style:name="P118" style:parent-style-name="Normalny" style:family="paragraph">
      <style:paragraph-properties fo:text-align="justify" fo:line-height="150%" fo:text-indent="0.2479in"/>
    </style:style>
    <style:style style:name="T119" style:parent-style-name="Domyślnaczcionkaakapitu" style:family="text">
      <style:text-properties fo:background-color="#80FFFF"/>
    </style:style>
    <style:style style:name="P120" style:parent-style-name="Normalny" style:family="paragraph">
      <style:paragraph-properties fo:text-align="justify" fo:line-height="150%" fo:text-indent="0.2479in"/>
    </style:style>
    <style:style style:name="T121" style:parent-style-name="Domyślnaczcionkaakapitu" style:family="text">
      <style:text-properties fo:background-color="#80FFFF"/>
    </style:style>
    <style:style style:name="P122" style:parent-style-name="Normalny" style:family="paragraph">
      <style:paragraph-properties fo:text-align="justify" fo:line-height="150%" fo:text-indent="0.2479in"/>
    </style:style>
    <style:style style:name="T123" style:parent-style-name="Domyślnaczcionkaakapitu" style:family="text">
      <style:text-properties fo:background-color="#80FFFF"/>
    </style:style>
    <style:style style:name="T124" style:parent-style-name="Domyślnaczcionkaakapitu" style:family="text">
      <style:text-properties fo:background-color="#80FFFF"/>
    </style:style>
    <style:style style:name="T125" style:parent-style-name="Domyślnaczcionkaakapitu" style:family="text">
      <style:text-properties fo:background-color="#80FFFF"/>
    </style:style>
    <style:style style:name="T126" style:parent-style-name="Domyślnaczcionkaakapitu" style:family="text">
      <style:text-properties fo:background-color="#80FFFF"/>
    </style:style>
    <style:style style:name="T127" style:parent-style-name="Domyślnaczcionkaakapitu" style:family="text">
      <style:text-properties fo:background-color="#80FFFF"/>
    </style:style>
    <style:style style:name="T128" style:parent-style-name="Domyślnaczcionkaakapitu" style:family="text">
      <style:text-properties fo:background-color="#80FFFF"/>
    </style:style>
    <style:style style:name="T129" style:parent-style-name="Domyślnaczcionkaakapitu" style:family="text">
      <style:text-properties fo:background-color="#80FFFF"/>
    </style:style>
    <style:style style:name="T130" style:parent-style-name="Domyślnaczcionkaakapitu" style:family="text">
      <style:text-properties fo:background-color="#80FFFF"/>
    </style:style>
    <style:style style:name="T131" style:parent-style-name="Domyślnaczcionkaakapitu" style:family="text">
      <style:text-properties fo:background-color="#80FFFF"/>
    </style:style>
    <style:style style:name="P132" style:parent-style-name="Normalny" style:family="paragraph">
      <style:paragraph-properties fo:text-align="justify" fo:line-height="150%" fo:text-indent="0.2479in"/>
    </style:style>
    <style:style style:name="T133" style:parent-style-name="Domyślnaczcionkaakapitu" style:family="text">
      <style:text-properties fo:background-color="#80FFFF"/>
    </style:style>
    <style:style style:name="T134" style:parent-style-name="Domyślnaczcionkaakapitu" style:family="text">
      <style:text-properties fo:background-color="#80FFFF"/>
    </style:style>
    <style:style style:name="T135" style:parent-style-name="Domyślnaczcionkaakapitu" style:family="text">
      <style:text-properties fo:background-color="#80FFFF"/>
    </style:style>
    <style:style style:name="T136" style:parent-style-name="Domyślnaczcionkaakapitu" style:family="text">
      <style:text-properties fo:background-color="#80FFFF"/>
    </style:style>
    <style:style style:name="T137" style:parent-style-name="Domyślnaczcionkaakapitu" style:family="text">
      <style:text-properties fo:background-color="#80FFFF"/>
    </style:style>
    <style:style style:name="T138" style:parent-style-name="Domyślnaczcionkaakapitu" style:family="text">
      <style:text-properties fo:background-color="#80FFFF"/>
    </style:style>
    <style:style style:name="P139" style:parent-style-name="Normalny" style:family="paragraph">
      <style:paragraph-properties fo:text-align="justify" fo:line-height="150%" fo:text-indent="0.2479in"/>
    </style:style>
    <style:style style:name="T140" style:parent-style-name="Domyślnaczcionkaakapitu" style:family="text">
      <style:text-properties fo:background-color="#80FFFF"/>
    </style:style>
    <style:style style:name="T141" style:parent-style-name="Domyślnaczcionkaakapitu" style:family="text">
      <style:text-properties fo:background-color="#80FFFF"/>
    </style:style>
    <style:style style:name="T142" style:parent-style-name="Domyślnaczcionkaakapitu" style:family="text">
      <style:text-properties fo:background-color="#80FFFF"/>
    </style:style>
    <style:style style:name="T143" style:parent-style-name="Domyślnaczcionkaakapitu" style:family="text">
      <style:text-properties fo:background-color="#80FFFF"/>
    </style:style>
    <style:style style:name="P144" style:parent-style-name="Normalny" style:family="paragraph">
      <style:paragraph-properties fo:text-align="justify" fo:line-height="150%" fo:text-indent="0.2479in"/>
    </style:style>
    <style:style style:name="T145" style:parent-style-name="Domyślnaczcionkaakapitu" style:family="text">
      <style:text-properties fo:background-color="#80FFFF"/>
    </style:style>
    <style:style style:name="T146" style:parent-style-name="Domyślnaczcionkaakapitu" style:family="text">
      <style:text-properties fo:background-color="#80FFFF"/>
    </style:style>
    <style:style style:name="T147" style:parent-style-name="Domyślnaczcionkaakapitu" style:family="text">
      <style:text-properties fo:background-color="#80FFFF"/>
    </style:style>
    <style:style style:name="T148" style:parent-style-name="Domyślnaczcionkaakapitu" style:family="text">
      <style:text-properties fo:background-color="#80FFFF"/>
    </style:style>
    <style:style style:name="P149" style:parent-style-name="Normalny" style:family="paragraph">
      <style:paragraph-properties fo:text-align="justify" fo:line-height="150%" fo:text-indent="0.2479in"/>
    </style:style>
    <style:style style:name="T150" style:parent-style-name="Domyślnaczcionkaakapitu" style:family="text">
      <style:text-properties fo:background-color="#80FFFF"/>
    </style:style>
    <style:style style:name="T151" style:parent-style-name="Domyślnaczcionkaakapitu" style:family="text">
      <style:text-properties fo:background-color="#80FFFF"/>
    </style:style>
    <style:style style:name="T152" style:parent-style-name="Domyślnaczcionkaakapitu" style:family="text">
      <style:text-properties fo:background-color="#80FFFF"/>
    </style:style>
    <style:style style:name="T153" style:parent-style-name="Domyślnaczcionkaakapitu" style:family="text">
      <style:text-properties fo:background-color="#80FFFF"/>
    </style:style>
    <style:style style:name="T154" style:parent-style-name="Domyślnaczcionkaakapitu" style:family="text">
      <style:text-properties fo:background-color="#80FFFF"/>
    </style:style>
    <style:style style:name="T155" style:parent-style-name="Domyślnaczcionkaakapitu" style:family="text">
      <style:text-properties fo:background-color="#80FFFF"/>
    </style:style>
    <style:style style:name="T156" style:parent-style-name="Domyślnaczcionkaakapitu" style:family="text">
      <style:text-properties fo:background-color="#80FFFF"/>
    </style:style>
    <style:style style:name="P157" style:parent-style-name="Normalny" style:family="paragraph">
      <style:paragraph-properties fo:text-align="justify" fo:line-height="150%" fo:text-indent="0.2479in"/>
    </style:style>
    <style:style style:name="T158" style:parent-style-name="Domyślnaczcionkaakapitu" style:family="text">
      <style:text-properties fo:background-color="#80FFFF"/>
    </style:style>
    <style:style style:name="T159" style:parent-style-name="Domyślnaczcionkaakapitu" style:family="text">
      <style:text-properties fo:background-color="#80FFFF"/>
    </style:style>
    <style:style style:name="T160" style:parent-style-name="Domyślnaczcionkaakapitu" style:family="text">
      <style:text-properties fo:background-color="#80FFFF"/>
    </style:style>
    <style:style style:name="T161" style:parent-style-name="Domyślnaczcionkaakapitu" style:family="text">
      <style:text-properties fo:background-color="#80FFFF"/>
    </style:style>
    <style:style style:name="T162" style:parent-style-name="Domyślnaczcionkaakapitu" style:family="text">
      <style:text-properties fo:background-color="#80FFFF"/>
    </style:style>
    <style:style style:name="T163" style:parent-style-name="Domyślnaczcionkaakapitu" style:family="text">
      <style:text-properties fo:background-color="#80FFFF"/>
    </style:style>
    <style:style style:name="T164" style:parent-style-name="Domyślnaczcionkaakapitu" style:family="text">
      <style:text-properties fo:background-color="#80FFFF"/>
    </style:style>
    <style:style style:name="T165" style:parent-style-name="Domyślnaczcionkaakapitu" style:family="text">
      <style:text-properties fo:background-color="#80FFFF"/>
    </style:style>
    <style:style style:name="T166" style:parent-style-name="Domyślnaczcionkaakapitu" style:family="text">
      <style:text-properties fo:background-color="#80FFFF"/>
    </style:style>
    <style:style style:name="T167" style:parent-style-name="Domyślnaczcionkaakapitu" style:family="text">
      <style:text-properties fo:background-color="#80FFFF"/>
    </style:style>
    <style:style style:name="P168" style:parent-style-name="Normalny" style:family="paragraph">
      <style:paragraph-properties fo:text-align="justify" fo:line-height="150%" fo:text-indent="0.2479in"/>
    </style:style>
    <style:style style:name="T169" style:parent-style-name="Domyślnaczcionkaakapitu" style:family="text">
      <style:text-properties fo:background-color="#80FFFF"/>
    </style:style>
    <style:style style:name="T170" style:parent-style-name="Domyślnaczcionkaakapitu" style:family="text">
      <style:text-properties fo:background-color="#80FFFF"/>
    </style:style>
    <style:style style:name="T171" style:parent-style-name="Domyślnaczcionkaakapitu" style:family="text">
      <style:text-properties fo:background-color="#80FFFF"/>
    </style:style>
    <style:style style:name="T172" style:parent-style-name="Domyślnaczcionkaakapitu" style:family="text">
      <style:text-properties fo:background-color="#80FFFF"/>
    </style:style>
    <style:style style:name="T173" style:parent-style-name="Domyślnaczcionkaakapitu" style:family="text">
      <style:text-properties fo:background-color="#80FFFF"/>
    </style:style>
    <style:style style:name="P174" style:parent-style-name="Normalny" style:family="paragraph">
      <style:paragraph-properties fo:text-align="justify" fo:line-height="150%" fo:text-indent="0.2479in"/>
    </style:style>
    <style:style style:name="T175" style:parent-style-name="Domyślnaczcionkaakapitu" style:family="text">
      <style:text-properties fo:background-color="#80FFFF"/>
    </style:style>
    <style:style style:name="T176" style:parent-style-name="Domyślnaczcionkaakapitu" style:family="text">
      <style:text-properties fo:background-color="#80FFFF"/>
    </style:style>
    <style:style style:name="T177" style:parent-style-name="Domyślnaczcionkaakapitu" style:family="text">
      <style:text-properties fo:background-color="#80FFFF"/>
    </style:style>
    <style:style style:name="T178" style:parent-style-name="Domyślnaczcionkaakapitu" style:family="text">
      <style:text-properties fo:background-color="#80FFFF"/>
    </style:style>
    <style:style style:name="T179" style:parent-style-name="Domyślnaczcionkaakapitu" style:family="text">
      <style:text-properties fo:background-color="#80FFFF"/>
    </style:style>
    <style:style style:name="P180" style:parent-style-name="Normalny" style:family="paragraph">
      <style:paragraph-properties fo:text-align="justify" fo:line-height="150%" fo:text-indent="0.2479in"/>
    </style:style>
    <style:style style:name="T181" style:parent-style-name="Domyślnaczcionkaakapitu" style:family="text">
      <style:text-properties fo:background-color="#80FFFF"/>
    </style:style>
    <style:style style:name="T182" style:parent-style-name="Domyślnaczcionkaakapitu" style:family="text">
      <style:text-properties fo:background-color="#80FFFF"/>
    </style:style>
    <style:style style:name="T183" style:parent-style-name="Domyślnaczcionkaakapitu" style:family="text">
      <style:text-properties fo:background-color="#80FFFF"/>
    </style:style>
    <style:style style:name="P184" style:parent-style-name="Normalny" style:family="paragraph">
      <style:paragraph-properties fo:text-align="justify" fo:line-height="150%" fo:text-indent="0.2479in"/>
    </style:style>
    <style:style style:name="T185" style:parent-style-name="Domyślnaczcionkaakapitu" style:family="text">
      <style:text-properties fo:background-color="#80FFFF"/>
    </style:style>
    <style:style style:name="T186" style:parent-style-name="Domyślnaczcionkaakapitu" style:family="text">
      <style:text-properties fo:background-color="#80FFFF"/>
    </style:style>
    <style:style style:name="T187" style:parent-style-name="Domyślnaczcionkaakapitu" style:family="text">
      <style:text-properties fo:background-color="#80FFFF"/>
    </style:style>
    <style:style style:name="P188" style:parent-style-name="Normalny" style:family="paragraph">
      <style:paragraph-properties fo:text-align="justify" fo:line-height="150%" fo:text-indent="0.2479in"/>
    </style:style>
    <style:style style:name="T189" style:parent-style-name="Domyślnaczcionkaakapitu" style:family="text">
      <style:text-properties fo:background-color="#80FFFF"/>
    </style:style>
    <style:style style:name="T190" style:parent-style-name="Domyślnaczcionkaakapitu" style:family="text">
      <style:text-properties fo:background-color="#80FFFF"/>
    </style:style>
    <style:style style:name="T191" style:parent-style-name="Domyślnaczcionkaakapitu" style:family="text">
      <style:text-properties fo:background-color="#80FFFF"/>
    </style:style>
    <style:style style:name="T192" style:parent-style-name="Domyślnaczcionkaakapitu" style:family="text">
      <style:text-properties fo:background-color="#80FFFF"/>
    </style:style>
    <style:style style:name="T193" style:parent-style-name="Domyślnaczcionkaakapitu" style:family="text">
      <style:text-properties fo:background-color="#80FFFF"/>
    </style:style>
    <style:style style:name="P194" style:parent-style-name="Normalny" style:family="paragraph">
      <style:paragraph-properties fo:text-align="justify" fo:line-height="150%" fo:text-indent="0.2479in"/>
    </style:style>
    <style:style style:name="T195" style:parent-style-name="Domyślnaczcionkaakapitu" style:family="text">
      <style:text-properties fo:background-color="#80FFFF"/>
    </style:style>
    <style:style style:name="T196" style:parent-style-name="Domyślnaczcionkaakapitu" style:family="text">
      <style:text-properties fo:background-color="#80FFFF"/>
    </style:style>
    <style:style style:name="T197" style:parent-style-name="Domyślnaczcionkaakapitu" style:family="text">
      <style:text-properties fo:background-color="#80FFFF"/>
    </style:style>
    <style:style style:name="T198" style:parent-style-name="Domyślnaczcionkaakapitu" style:family="text">
      <style:text-properties fo:background-color="#80FFFF"/>
    </style:style>
    <style:style style:name="T199" style:parent-style-name="Domyślnaczcionkaakapitu" style:family="text">
      <style:text-properties fo:background-color="#80FFFF"/>
    </style:style>
    <style:style style:name="T200" style:parent-style-name="Domyślnaczcionkaakapitu" style:family="text">
      <style:text-properties fo:background-color="#80FFFF"/>
    </style:style>
    <style:style style:name="P201" style:parent-style-name="Normalny" style:family="paragraph">
      <style:paragraph-properties fo:text-align="justify" fo:line-height="150%" fo:text-indent="0.2479in"/>
    </style:style>
    <style:style style:name="T202" style:parent-style-name="Domyślnaczcionkaakapitu" style:family="text">
      <style:text-properties fo:background-color="#80FFFF"/>
    </style:style>
    <style:style style:name="T203" style:parent-style-name="Domyślnaczcionkaakapitu" style:family="text">
      <style:text-properties fo:background-color="#80FFFF"/>
    </style:style>
    <style:style style:name="P204" style:parent-style-name="Normalny" style:family="paragraph">
      <style:paragraph-properties fo:text-align="justify" fo:line-height="150%" fo:text-indent="0.2479in"/>
    </style:style>
    <style:style style:name="T205" style:parent-style-name="Domyślnaczcionkaakapitu" style:family="text">
      <style:text-properties fo:background-color="#80FFFF"/>
    </style:style>
    <style:style style:name="T206" style:parent-style-name="Domyślnaczcionkaakapitu" style:family="text">
      <style:text-properties fo:background-color="#80FFFF"/>
    </style:style>
    <style:style style:name="T207" style:parent-style-name="Domyślnaczcionkaakapitu" style:family="text">
      <style:text-properties fo:background-color="#80FFFF"/>
    </style:style>
    <style:style style:name="T208" style:parent-style-name="Domyślnaczcionkaakapitu" style:family="text">
      <style:text-properties fo:background-color="#80FFFF"/>
    </style:style>
    <style:style style:name="T209" style:parent-style-name="Domyślnaczcionkaakapitu" style:family="text">
      <style:text-properties fo:background-color="#80FFFF"/>
    </style:style>
    <style:style style:name="P210" style:parent-style-name="Normalny" style:family="paragraph">
      <style:paragraph-properties fo:text-align="justify" fo:line-height="150%" fo:text-indent="0.2479in"/>
    </style:style>
    <style:style style:name="T211" style:parent-style-name="Domyślnaczcionkaakapitu" style:family="text">
      <style:text-properties fo:background-color="#80FFFF"/>
    </style:style>
    <style:style style:name="T212" style:parent-style-name="Domyślnaczcionkaakapitu" style:family="text">
      <style:text-properties fo:background-color="#80FFFF"/>
    </style:style>
    <style:style style:name="T213" style:parent-style-name="Domyślnaczcionkaakapitu" style:family="text">
      <style:text-properties fo:background-color="#80FFFF"/>
    </style:style>
    <style:style style:name="P214" style:parent-style-name="Normalny" style:family="paragraph">
      <style:paragraph-properties fo:text-align="justify" fo:line-height="150%" fo:text-indent="0.2479in"/>
    </style:style>
    <style:style style:name="T215" style:parent-style-name="Domyślnaczcionkaakapitu" style:family="text">
      <style:text-properties fo:background-color="#80FFFF"/>
    </style:style>
    <style:style style:name="T216" style:parent-style-name="Domyślnaczcionkaakapitu" style:family="text">
      <style:text-properties fo:background-color="#80FFFF"/>
    </style:style>
    <style:style style:name="T217" style:parent-style-name="Domyślnaczcionkaakapitu" style:family="text">
      <style:text-properties fo:background-color="#80FFFF"/>
    </style:style>
    <style:style style:name="T218" style:parent-style-name="Domyślnaczcionkaakapitu" style:family="text">
      <style:text-properties fo:background-color="#80FFFF"/>
    </style:style>
    <style:style style:name="P219" style:parent-style-name="Normalny" style:family="paragraph">
      <style:paragraph-properties fo:text-align="justify" fo:line-height="150%" fo:text-indent="0.2479in"/>
    </style:style>
    <style:style style:name="T220" style:parent-style-name="Domyślnaczcionkaakapitu" style:family="text">
      <style:text-properties fo:background-color="#80FFFF"/>
    </style:style>
    <style:style style:name="T221" style:parent-style-name="Domyślnaczcionkaakapitu" style:family="text">
      <style:text-properties fo:background-color="#80FFFF"/>
    </style:style>
    <style:style style:name="T222" style:parent-style-name="Domyślnaczcionkaakapitu" style:family="text">
      <style:text-properties fo:background-color="#80FFFF"/>
    </style:style>
    <style:style style:name="T223" style:parent-style-name="Domyślnaczcionkaakapitu" style:family="text">
      <style:text-properties fo:background-color="#80FFFF"/>
    </style:style>
    <style:style style:name="T224" style:parent-style-name="Domyślnaczcionkaakapitu" style:family="text">
      <style:text-properties fo:background-color="#80FFFF"/>
    </style:style>
    <style:style style:name="T225" style:parent-style-name="Domyślnaczcionkaakapitu" style:family="text">
      <style:text-properties fo:background-color="#80FFFF"/>
    </style:style>
    <style:style style:name="T226" style:parent-style-name="Domyślnaczcionkaakapitu" style:family="text">
      <style:text-properties fo:background-color="#80FFFF"/>
    </style:style>
    <style:style style:name="T227" style:parent-style-name="Domyślnaczcionkaakapitu" style:family="text">
      <style:text-properties fo:background-color="#80FFFF"/>
    </style:style>
    <style:style style:name="T228" style:parent-style-name="Domyślnaczcionkaakapitu" style:family="text">
      <style:text-properties fo:background-color="#80FFFF"/>
    </style:style>
    <style:style style:name="P229" style:parent-style-name="Normalny" style:family="paragraph">
      <style:paragraph-properties fo:text-align="justify" fo:line-height="150%" fo:text-indent="0.2479in"/>
    </style:style>
    <style:style style:name="P230" style:parent-style-name="Normalny" style:family="paragraph">
      <style:paragraph-properties fo:text-align="justify" fo:line-height="150%" fo:text-indent="0.2479in"/>
    </style:style>
    <style:style style:name="T231" style:parent-style-name="Domyślnaczcionkaakapitu" style:family="text">
      <style:text-properties fo:background-color="#80FFFF"/>
    </style:style>
    <style:style style:name="T232" style:parent-style-name="Domyślnaczcionkaakapitu" style:family="text">
      <style:text-properties fo:background-color="#80FFFF"/>
    </style:style>
    <style:style style:name="T233" style:parent-style-name="Domyślnaczcionkaakapitu" style:family="text">
      <style:text-properties fo:background-color="#80FFFF"/>
    </style:style>
    <style:style style:name="T234" style:parent-style-name="Domyślnaczcionkaakapitu" style:family="text">
      <style:text-properties fo:background-color="#80FFFF"/>
    </style:style>
    <style:style style:name="T235" style:parent-style-name="Domyślnaczcionkaakapitu" style:family="text">
      <style:text-properties fo:background-color="#80FFFF"/>
    </style:style>
    <style:style style:name="T236" style:parent-style-name="Domyślnaczcionkaakapitu" style:family="text">
      <style:text-properties fo:background-color="#80FFFF"/>
    </style:style>
    <style:style style:name="T237" style:parent-style-name="Domyślnaczcionkaakapitu" style:family="text">
      <style:text-properties fo:background-color="#80FFFF"/>
    </style:style>
    <style:style style:name="P238" style:parent-style-name="Normalny" style:family="paragraph">
      <style:paragraph-properties fo:text-align="justify" fo:line-height="150%" fo:text-indent="0.2479in"/>
    </style:style>
    <style:style style:name="T239" style:parent-style-name="Domyślnaczcionkaakapitu" style:family="text">
      <style:text-properties fo:background-color="#80FFFF"/>
    </style:style>
    <style:style style:name="T240" style:parent-style-name="Domyślnaczcionkaakapitu" style:family="text">
      <style:text-properties fo:background-color="#80FFFF"/>
    </style:style>
    <style:style style:name="T241" style:parent-style-name="Domyślnaczcionkaakapitu" style:family="text">
      <style:text-properties fo:background-color="#80FFFF"/>
    </style:style>
    <style:style style:name="T242" style:parent-style-name="Domyślnaczcionkaakapitu" style:family="text">
      <style:text-properties fo:background-color="#80FFFF"/>
    </style:style>
    <style:style style:name="P243" style:parent-style-name="Normalny" style:family="paragraph">
      <style:paragraph-properties fo:text-align="justify" fo:line-height="150%" fo:text-indent="0.2479in"/>
    </style:style>
    <style:style style:name="P244" style:parent-style-name="Normalny" style:family="paragraph">
      <style:paragraph-properties fo:text-align="justify" fo:line-height="150%" fo:text-indent="0.2479in"/>
    </style:style>
    <style:style style:name="P245" style:parent-style-name="Normalny" style:family="paragraph">
      <style:paragraph-properties fo:text-align="justify" fo:line-height="150%" fo:text-indent="0.2479in"/>
    </style:style>
    <style:style style:name="T246" style:parent-style-name="Domyślnaczcionkaakapitu" style:family="text">
      <style:text-properties fo:background-color="#80FFFF"/>
    </style:style>
    <style:style style:name="T247" style:parent-style-name="Domyślnaczcionkaakapitu" style:family="text">
      <style:text-properties fo:background-color="#80FFFF"/>
    </style:style>
    <style:style style:name="T248" style:parent-style-name="Domyślnaczcionkaakapitu" style:family="text">
      <style:text-properties fo:background-color="#80FFFF"/>
    </style:style>
    <style:style style:name="T249" style:parent-style-name="Domyślnaczcionkaakapitu" style:family="text">
      <style:text-properties fo:background-color="#80FFFF"/>
    </style:style>
    <style:style style:name="T250" style:parent-style-name="Domyślnaczcionkaakapitu" style:family="text">
      <style:text-properties fo:background-color="#80FFFF"/>
    </style:style>
    <style:style style:name="T251" style:parent-style-name="Domyślnaczcionkaakapitu" style:family="text">
      <style:text-properties fo:background-color="#80FFFF"/>
    </style:style>
    <style:style style:name="T252" style:parent-style-name="Domyślnaczcionkaakapitu" style:family="text">
      <style:text-properties fo:background-color="#80FFFF"/>
    </style:style>
    <style:style style:name="P253" style:parent-style-name="Normalny" style:family="paragraph">
      <style:paragraph-properties fo:text-align="justify" fo:line-height="150%" fo:text-indent="0.2479in"/>
    </style:style>
    <style:style style:name="P254" style:parent-style-name="Normalny" style:family="paragraph">
      <style:paragraph-properties fo:text-align="justify" fo:line-height="150%" fo:text-indent="0.2479in"/>
    </style:style>
    <style:style style:name="T255" style:parent-style-name="Domyślnaczcionkaakapitu" style:family="text">
      <style:text-properties fo:background-color="#80FFFF"/>
    </style:style>
    <style:style style:name="T256" style:parent-style-name="Domyślnaczcionkaakapitu" style:family="text">
      <style:text-properties fo:background-color="#80FFFF"/>
    </style:style>
    <style:style style:name="P257" style:parent-style-name="Normalny" style:family="paragraph">
      <style:paragraph-properties fo:text-align="justify" fo:line-height="150%" fo:text-indent="0.2479in"/>
    </style:style>
    <style:style style:name="T258" style:parent-style-name="Domyślnaczcionkaakapitu" style:family="text">
      <style:text-properties fo:background-color="#80FFFF"/>
    </style:style>
    <style:style style:name="T259" style:parent-style-name="Domyślnaczcionkaakapitu" style:family="text">
      <style:text-properties fo:background-color="#80FFFF"/>
    </style:style>
    <style:style style:name="T260" style:parent-style-name="Domyślnaczcionkaakapitu" style:family="text">
      <style:text-properties fo:background-color="#80FFFF"/>
    </style:style>
    <style:style style:name="T261" style:parent-style-name="Domyślnaczcionkaakapitu" style:family="text">
      <style:text-properties fo:background-color="#80FFFF"/>
    </style:style>
    <style:style style:name="T262" style:parent-style-name="Domyślnaczcionkaakapitu" style:family="text">
      <style:text-properties fo:background-color="#80FFFF"/>
    </style:style>
    <style:style style:name="T263" style:parent-style-name="Domyślnaczcionkaakapitu" style:family="text">
      <style:text-properties fo:background-color="#80FFFF"/>
    </style:style>
    <style:style style:name="T264" style:parent-style-name="Domyślnaczcionkaakapitu" style:family="text">
      <style:text-properties fo:background-color="#80FFFF"/>
    </style:style>
    <style:style style:name="T265" style:parent-style-name="Domyślnaczcionkaakapitu" style:family="text">
      <style:text-properties fo:background-color="#80FFFF"/>
    </style:style>
    <style:style style:name="P266" style:parent-style-name="Normalny" style:family="paragraph">
      <style:paragraph-properties fo:text-align="justify" fo:line-height="150%" fo:text-indent="0.2479in"/>
    </style:style>
    <style:style style:name="T267" style:parent-style-name="Domyślnaczcionkaakapitu" style:family="text">
      <style:text-properties fo:background-color="#80FFFF"/>
    </style:style>
    <style:style style:name="T268" style:parent-style-name="Domyślnaczcionkaakapitu" style:family="text">
      <style:text-properties fo:background-color="#80FFFF"/>
    </style:style>
    <style:style style:name="P269" style:parent-style-name="Normalny" style:family="paragraph">
      <style:paragraph-properties fo:text-align="justify" fo:line-height="150%" fo:text-indent="0.2479in"/>
    </style:style>
    <style:style style:name="T270" style:parent-style-name="Domyślnaczcionkaakapitu" style:family="text">
      <style:text-properties fo:background-color="#80FFFF"/>
    </style:style>
    <style:style style:name="T271" style:parent-style-name="Domyślnaczcionkaakapitu" style:family="text">
      <style:text-properties fo:background-color="#80FFFF"/>
    </style:style>
    <style:style style:name="P272" style:parent-style-name="Normalny" style:family="paragraph">
      <style:paragraph-properties fo:text-align="justify" fo:line-height="150%" fo:text-indent="0.2479in"/>
    </style:style>
    <style:style style:name="T273" style:parent-style-name="Domyślnaczcionkaakapitu" style:family="text">
      <style:text-properties fo:background-color="#80FFFF"/>
    </style:style>
    <style:style style:name="P274" style:parent-style-name="Normalny" style:family="paragraph">
      <style:paragraph-properties fo:text-align="justify" fo:line-height="150%"/>
    </style:style>
    <style:style style:name="T275" style:parent-style-name="Domyślnaczcionkaakapitu" style:family="text">
      <style:text-properties style:text-underline-type="single" style:text-underline-style="solid" style:text-underline-width="auto" style:text-underline-mode="continuous"/>
    </style:style>
    <style:style style:name="T276" style:parent-style-name="Domyślnaczcionkaakapitu" style:family="text">
      <style:text-properties fo:background-color="#80FFFF" style:text-underline-type="single" style:text-underline-style="solid" style:text-underline-width="auto" style:text-underline-mode="continuous"/>
    </style:style>
    <style:style style:name="T277" style:parent-style-name="Domyślnaczcionkaakapitu" style:family="text">
      <style:text-properties style:text-underline-type="single" style:text-underline-style="solid" style:text-underline-width="auto" style:text-underline-mode="continuous"/>
    </style:style>
    <style:style style:name="P278" style:parent-style-name="Normalny" style:family="paragraph">
      <style:paragraph-properties fo:text-align="justify" fo:line-height="150%" fo:text-indent="0.2479in"/>
    </style:style>
    <style:style style:name="T279" style:parent-style-name="Domyślnaczcionkaakapitu" style:family="text">
      <style:text-properties fo:background-color="#80FFFF"/>
    </style:style>
    <style:style style:name="T280" style:parent-style-name="Domyślnaczcionkaakapitu" style:family="text">
      <style:text-properties fo:background-color="#80FFFF"/>
    </style:style>
    <style:style style:name="T281" style:parent-style-name="Domyślnaczcionkaakapitu" style:family="text">
      <style:text-properties fo:background-color="#80FFFF"/>
    </style:style>
    <style:style style:name="P282" style:parent-style-name="Normalny" style:family="paragraph">
      <style:paragraph-properties fo:text-align="justify" fo:line-height="150%" fo:text-indent="0.2479in"/>
    </style:style>
    <style:style style:name="T283" style:parent-style-name="Domyślnaczcionkaakapitu" style:family="text">
      <style:text-properties fo:background-color="#80FFFF"/>
    </style:style>
    <style:style style:name="T284" style:parent-style-name="Domyślnaczcionkaakapitu" style:family="text">
      <style:text-properties fo:background-color="#80FFFF"/>
    </style:style>
    <style:style style:name="T285" style:parent-style-name="Domyślnaczcionkaakapitu" style:family="text">
      <style:text-properties fo:background-color="#80FFFF"/>
    </style:style>
    <style:style style:name="P286" style:parent-style-name="Normalny" style:family="paragraph">
      <style:paragraph-properties fo:text-align="justify" fo:line-height="150%" fo:text-indent="0.2479in"/>
    </style:style>
    <style:style style:name="T287" style:parent-style-name="Domyślnaczcionkaakapitu" style:family="text">
      <style:text-properties fo:background-color="#80FFFF"/>
    </style:style>
    <style:style style:name="T288" style:parent-style-name="Domyślnaczcionkaakapitu" style:family="text">
      <style:text-properties fo:background-color="#80FFFF"/>
    </style:style>
    <style:style style:name="P289" style:parent-style-name="Normalny" style:family="paragraph">
      <style:paragraph-properties fo:text-align="justify" fo:line-height="150%" fo:text-indent="0.2479in"/>
    </style:style>
    <style:style style:name="T290" style:parent-style-name="Domyślnaczcionkaakapitu" style:family="text">
      <style:text-properties fo:background-color="#80FFFF"/>
    </style:style>
    <style:style style:name="T291" style:parent-style-name="Domyślnaczcionkaakapitu" style:family="text">
      <style:text-properties fo:background-color="#80FFFF"/>
    </style:style>
    <style:style style:name="T292" style:parent-style-name="Domyślnaczcionkaakapitu" style:family="text">
      <style:text-properties fo:background-color="#80FFFF"/>
    </style:style>
    <style:style style:name="T293" style:parent-style-name="Domyślnaczcionkaakapitu" style:family="text">
      <style:text-properties fo:background-color="#80FFFF"/>
    </style:style>
    <style:style style:name="P294" style:parent-style-name="Normalny" style:family="paragraph">
      <style:paragraph-properties fo:text-align="justify" fo:line-height="150%" fo:text-indent="0.2479in"/>
    </style:style>
    <style:style style:name="T295" style:parent-style-name="Domyślnaczcionkaakapitu" style:family="text">
      <style:text-properties fo:background-color="#80FFFF"/>
    </style:style>
    <style:style style:name="T296" style:parent-style-name="Domyślnaczcionkaakapitu" style:family="text">
      <style:text-properties fo:background-color="#80FFFF"/>
    </style:style>
    <style:style style:name="T297" style:parent-style-name="Domyślnaczcionkaakapitu" style:family="text">
      <style:text-properties fo:background-color="#80FFFF"/>
    </style:style>
    <style:style style:name="T298" style:parent-style-name="Domyślnaczcionkaakapitu" style:family="text">
      <style:text-properties fo:background-color="#80FFFF"/>
    </style:style>
    <style:style style:name="P299" style:parent-style-name="Normalny" style:family="paragraph">
      <style:paragraph-properties fo:text-align="justify" fo:line-height="150%" fo:text-indent="0.2479in"/>
    </style:style>
    <style:style style:name="T300" style:parent-style-name="Domyślnaczcionkaakapitu" style:family="text">
      <style:text-properties fo:background-color="#80FFFF"/>
    </style:style>
    <style:style style:name="T301" style:parent-style-name="Domyślnaczcionkaakapitu" style:family="text">
      <style:text-properties fo:background-color="#80FFFF"/>
    </style:style>
    <style:style style:name="P302" style:parent-style-name="Normalny" style:family="paragraph">
      <style:paragraph-properties fo:text-align="justify" fo:line-height="150%" fo:text-indent="0.2479in"/>
    </style:style>
    <style:style style:name="T303" style:parent-style-name="Domyślnaczcionkaakapitu" style:family="text">
      <style:text-properties fo:background-color="#80FFFF"/>
    </style:style>
    <style:style style:name="T304" style:parent-style-name="Domyślnaczcionkaakapitu" style:family="text">
      <style:text-properties fo:background-color="#80FFFF"/>
    </style:style>
    <style:style style:name="T305" style:parent-style-name="Domyślnaczcionkaakapitu" style:family="text">
      <style:text-properties fo:background-color="#80FFFF"/>
    </style:style>
    <style:style style:name="P306" style:parent-style-name="Normalny" style:family="paragraph">
      <style:paragraph-properties fo:text-align="justify" fo:line-height="150%" fo:text-indent="0.2479in"/>
    </style:style>
    <style:style style:name="T307" style:parent-style-name="Domyślnaczcionkaakapitu" style:family="text">
      <style:text-properties fo:background-color="#80FFFF"/>
    </style:style>
    <style:style style:name="P308" style:parent-style-name="Normalny" style:family="paragraph">
      <style:paragraph-properties fo:text-align="justify" fo:line-height="150%" fo:text-indent="0.2479in"/>
    </style:style>
    <style:style style:name="T309" style:parent-style-name="Domyślnaczcionkaakapitu" style:family="text">
      <style:text-properties fo:background-color="#80FFFF"/>
    </style:style>
    <style:style style:name="T310" style:parent-style-name="Domyślnaczcionkaakapitu" style:family="text">
      <style:text-properties fo:background-color="#80FFFF"/>
    </style:style>
    <style:style style:name="T311" style:parent-style-name="Domyślnaczcionkaakapitu" style:family="text">
      <style:text-properties fo:background-color="#80FFFF"/>
    </style:style>
    <style:style style:name="T312" style:parent-style-name="Domyślnaczcionkaakapitu" style:family="text">
      <style:text-properties fo:background-color="#80FFFF"/>
    </style:style>
    <style:style style:name="P313" style:parent-style-name="Normalny" style:family="paragraph">
      <style:paragraph-properties fo:text-align="justify" fo:line-height="150%" fo:text-indent="0.2479in"/>
    </style:style>
    <style:style style:name="T314" style:parent-style-name="Domyślnaczcionkaakapitu" style:family="text">
      <style:text-properties fo:background-color="#80FFFF"/>
    </style:style>
    <style:style style:name="T315" style:parent-style-name="Domyślnaczcionkaakapitu" style:family="text">
      <style:text-properties fo:background-color="#80FFFF"/>
    </style:style>
    <style:style style:name="T316" style:parent-style-name="Domyślnaczcionkaakapitu" style:family="text">
      <style:text-properties fo:background-color="#80FFFF"/>
    </style:style>
    <style:style style:name="T317" style:parent-style-name="Domyślnaczcionkaakapitu" style:family="text">
      <style:text-properties fo:background-color="#80FFFF"/>
    </style:style>
    <style:style style:name="T318" style:parent-style-name="Domyślnaczcionkaakapitu" style:family="text">
      <style:text-properties fo:background-color="#80FFFF"/>
    </style:style>
    <style:style style:name="T319" style:parent-style-name="Domyślnaczcionkaakapitu" style:family="text">
      <style:text-properties fo:background-color="#80FFFF"/>
    </style:style>
    <style:style style:name="T320" style:parent-style-name="Domyślnaczcionkaakapitu" style:family="text">
      <style:text-properties fo:background-color="#80FFFF"/>
    </style:style>
    <style:style style:name="P321" style:parent-style-name="Normalny" style:family="paragraph">
      <style:paragraph-properties fo:text-align="justify" fo:line-height="150%" fo:text-indent="0.2479in"/>
    </style:style>
    <style:style style:name="T322" style:parent-style-name="Domyślnaczcionkaakapitu" style:family="text">
      <style:text-properties fo:background-color="#80FFFF"/>
    </style:style>
    <style:style style:name="T323" style:parent-style-name="Domyślnaczcionkaakapitu" style:family="text">
      <style:text-properties fo:background-color="#80FFFF"/>
    </style:style>
    <style:style style:name="T324" style:parent-style-name="Domyślnaczcionkaakapitu" style:family="text">
      <style:text-properties fo:background-color="#80FFFF"/>
    </style:style>
    <style:style style:name="P325" style:parent-style-name="Normalny" style:family="paragraph">
      <style:paragraph-properties fo:text-align="justify" fo:line-height="150%" fo:text-indent="0.2479in"/>
    </style:style>
    <style:style style:name="T326" style:parent-style-name="Domyślnaczcionkaakapitu" style:family="text">
      <style:text-properties fo:background-color="#80FFFF"/>
    </style:style>
    <style:style style:name="P327" style:parent-style-name="Normalny" style:family="paragraph">
      <style:paragraph-properties fo:text-align="justify" fo:line-height="150%" fo:text-indent="0.2479in"/>
    </style:style>
    <style:style style:name="T328" style:parent-style-name="Domyślnaczcionkaakapitu" style:family="text">
      <style:text-properties fo:background-color="#80FFFF"/>
    </style:style>
    <style:style style:name="P329" style:parent-style-name="Normalny" style:family="paragraph">
      <style:paragraph-properties fo:text-align="justify" fo:line-height="150%" fo:text-indent="0.2479in"/>
    </style:style>
    <style:style style:name="T330" style:parent-style-name="Domyślnaczcionkaakapitu" style:family="text">
      <style:text-properties fo:background-color="#80FFFF"/>
    </style:style>
    <style:style style:name="T331" style:parent-style-name="Domyślnaczcionkaakapitu" style:family="text">
      <style:text-properties fo:background-color="#80FFFF"/>
    </style:style>
    <style:style style:name="T332" style:parent-style-name="Domyślnaczcionkaakapitu" style:family="text">
      <style:text-properties fo:background-color="#80FFFF"/>
    </style:style>
    <style:style style:name="T333" style:parent-style-name="Domyślnaczcionkaakapitu" style:family="text">
      <style:text-properties fo:background-color="#80FFFF"/>
    </style:style>
    <style:style style:name="T334" style:parent-style-name="Domyślnaczcionkaakapitu" style:family="text">
      <style:text-properties fo:background-color="#80FFFF"/>
    </style:style>
    <style:style style:name="P335" style:parent-style-name="Normalny" style:family="paragraph">
      <style:paragraph-properties fo:text-align="justify" fo:line-height="150%" fo:text-indent="0.2479in"/>
    </style:style>
    <style:style style:name="T336" style:parent-style-name="Domyślnaczcionkaakapitu" style:family="text">
      <style:text-properties fo:background-color="#80FFFF"/>
    </style:style>
    <style:style style:name="T337" style:parent-style-name="Domyślnaczcionkaakapitu" style:family="text">
      <style:text-properties fo:background-color="#80FFFF"/>
    </style:style>
    <style:style style:name="P338" style:parent-style-name="Normalny" style:family="paragraph">
      <style:paragraph-properties fo:text-align="justify" fo:line-height="150%" fo:text-indent="0.2479in"/>
    </style:style>
    <style:style style:name="T339" style:parent-style-name="Domyślnaczcionkaakapitu" style:family="text">
      <style:text-properties fo:background-color="#80FFFF"/>
    </style:style>
    <style:style style:name="T340" style:parent-style-name="Domyślnaczcionkaakapitu" style:family="text">
      <style:text-properties fo:background-color="#80FFFF"/>
    </style:style>
    <style:style style:name="P341" style:parent-style-name="Normalny" style:family="paragraph">
      <style:paragraph-properties fo:text-align="justify" fo:line-height="150%" fo:text-indent="0.2479in"/>
    </style:style>
    <style:style style:name="T342" style:parent-style-name="Domyślnaczcionkaakapitu" style:family="text">
      <style:text-properties fo:background-color="#80FFFF"/>
    </style:style>
    <style:style style:name="T343" style:parent-style-name="Domyślnaczcionkaakapitu" style:family="text">
      <style:text-properties fo:background-color="#80FFFF"/>
    </style:style>
    <style:style style:name="T344" style:parent-style-name="Domyślnaczcionkaakapitu" style:family="text">
      <style:text-properties fo:background-color="#80FFFF"/>
    </style:style>
    <style:style style:name="T345" style:parent-style-name="Domyślnaczcionkaakapitu" style:family="text">
      <style:text-properties fo:background-color="#80FFFF"/>
    </style:style>
    <style:style style:name="T346" style:parent-style-name="Domyślnaczcionkaakapitu" style:family="text">
      <style:text-properties fo:background-color="#80FFFF"/>
    </style:style>
    <style:style style:name="T347" style:parent-style-name="Domyślnaczcionkaakapitu" style:family="text">
      <style:text-properties fo:background-color="#80FFFF"/>
    </style:style>
    <style:style style:name="P348" style:parent-style-name="Normalny" style:family="paragraph">
      <style:paragraph-properties fo:text-align="justify" fo:line-height="150%" fo:text-indent="0.2479in"/>
    </style:style>
    <style:style style:name="T349" style:parent-style-name="Domyślnaczcionkaakapitu" style:family="text">
      <style:text-properties fo:background-color="#80FFFF"/>
    </style:style>
    <style:style style:name="T350" style:parent-style-name="Domyślnaczcionkaakapitu" style:family="text">
      <style:text-properties fo:background-color="#80FFFF"/>
    </style:style>
    <style:style style:name="T351" style:parent-style-name="Domyślnaczcionkaakapitu" style:family="text">
      <style:text-properties fo:background-color="#80FFFF"/>
    </style:style>
    <style:style style:name="T352" style:parent-style-name="Domyślnaczcionkaakapitu" style:family="text">
      <style:text-properties fo:background-color="#80FFFF"/>
    </style:style>
    <style:style style:name="T353" style:parent-style-name="Domyślnaczcionkaakapitu" style:family="text">
      <style:text-properties fo:background-color="#80FFFF"/>
    </style:style>
    <style:style style:name="T354" style:parent-style-name="Domyślnaczcionkaakapitu" style:family="text">
      <style:text-properties fo:background-color="#80FFFF"/>
    </style:style>
    <style:style style:name="T355" style:parent-style-name="Domyślnaczcionkaakapitu" style:family="text">
      <style:text-properties fo:background-color="#80FFFF"/>
    </style:style>
    <style:style style:name="T356" style:parent-style-name="Domyślnaczcionkaakapitu" style:family="text">
      <style:text-properties fo:background-color="#80FFFF"/>
    </style:style>
    <style:style style:name="T357" style:parent-style-name="Domyślnaczcionkaakapitu" style:family="text">
      <style:text-properties fo:background-color="#80FFFF"/>
    </style:style>
    <style:style style:name="T358" style:parent-style-name="Domyślnaczcionkaakapitu" style:family="text">
      <style:text-properties fo:background-color="#80FFFF"/>
    </style:style>
    <style:style style:name="T359" style:parent-style-name="Domyślnaczcionkaakapitu" style:family="text">
      <style:text-properties fo:background-color="#80FFFF"/>
    </style:style>
    <style:style style:name="T360" style:parent-style-name="Domyślnaczcionkaakapitu" style:family="text">
      <style:text-properties fo:background-color="#80FFFF"/>
    </style:style>
    <style:style style:name="T361" style:parent-style-name="Domyślnaczcionkaakapitu" style:family="text">
      <style:text-properties fo:background-color="#80FFFF"/>
    </style:style>
    <style:style style:name="T362" style:parent-style-name="Domyślnaczcionkaakapitu" style:family="text">
      <style:text-properties fo:background-color="#80FFFF"/>
    </style:style>
    <style:style style:name="T363" style:parent-style-name="Domyślnaczcionkaakapitu" style:family="text">
      <style:text-properties fo:background-color="#80FFFF"/>
    </style:style>
    <style:style style:name="P364" style:parent-style-name="Normalny" style:family="paragraph">
      <style:paragraph-properties fo:text-align="justify" fo:line-height="150%" fo:text-indent="0.2479in"/>
    </style:style>
    <style:style style:name="T365" style:parent-style-name="Domyślnaczcionkaakapitu" style:family="text">
      <style:text-properties fo:background-color="#80FFFF"/>
    </style:style>
    <style:style style:name="T366" style:parent-style-name="Domyślnaczcionkaakapitu" style:family="text">
      <style:text-properties fo:background-color="#80FFFF"/>
    </style:style>
    <style:style style:name="T367" style:parent-style-name="Domyślnaczcionkaakapitu" style:family="text">
      <style:text-properties fo:background-color="#80FFFF"/>
    </style:style>
    <style:style style:name="T368" style:parent-style-name="Domyślnaczcionkaakapitu" style:family="text">
      <style:text-properties fo:background-color="#80FFFF"/>
    </style:style>
    <style:style style:name="P369" style:parent-style-name="Normalny" style:family="paragraph">
      <style:paragraph-properties fo:text-align="justify" fo:line-height="150%" fo:text-indent="0.2479in"/>
    </style:style>
    <style:style style:name="T370" style:parent-style-name="Domyślnaczcionkaakapitu" style:family="text">
      <style:text-properties fo:background-color="#80FFFF"/>
    </style:style>
    <style:style style:name="T371" style:parent-style-name="Domyślnaczcionkaakapitu" style:family="text">
      <style:text-properties fo:background-color="#80FFFF"/>
    </style:style>
    <style:style style:name="T372" style:parent-style-name="Domyślnaczcionkaakapitu" style:family="text">
      <style:text-properties fo:background-color="#80FFFF"/>
    </style:style>
    <style:style style:name="T373" style:parent-style-name="Domyślnaczcionkaakapitu" style:family="text">
      <style:text-properties fo:background-color="#80FFFF"/>
    </style:style>
    <style:style style:name="P374" style:parent-style-name="Normalny" style:family="paragraph">
      <style:paragraph-properties fo:text-align="justify" fo:line-height="150%" fo:text-indent="0.2479in"/>
    </style:style>
    <style:style style:name="T375" style:parent-style-name="Domyślnaczcionkaakapitu" style:family="text">
      <style:text-properties fo:background-color="#80FFFF"/>
    </style:style>
    <style:style style:name="T376" style:parent-style-name="Domyślnaczcionkaakapitu" style:family="text">
      <style:text-properties fo:background-color="#80FFFF"/>
    </style:style>
    <style:style style:name="T377" style:parent-style-name="Domyślnaczcionkaakapitu" style:family="text">
      <style:text-properties fo:background-color="#80FFFF"/>
    </style:style>
    <style:style style:name="P378" style:parent-style-name="Normalny" style:family="paragraph">
      <style:paragraph-properties fo:text-align="justify" fo:line-height="150%" fo:text-indent="0.2479in"/>
    </style:style>
    <style:style style:name="T379" style:parent-style-name="Domyślnaczcionkaakapitu" style:family="text">
      <style:text-properties fo:background-color="#80FFFF"/>
    </style:style>
    <style:style style:name="T380" style:parent-style-name="Domyślnaczcionkaakapitu" style:family="text">
      <style:text-properties fo:background-color="#80FFFF"/>
    </style:style>
    <style:style style:name="P381" style:parent-style-name="Normalny" style:family="paragraph">
      <style:paragraph-properties fo:text-align="justify" fo:line-height="150%" fo:text-indent="0.2479in"/>
    </style:style>
    <style:style style:name="T382" style:parent-style-name="Domyślnaczcionkaakapitu" style:family="text">
      <style:text-properties fo:background-color="#80FFFF"/>
    </style:style>
    <style:style style:name="P383" style:parent-style-name="Normalny" style:family="paragraph">
      <style:paragraph-properties fo:text-align="justify" fo:line-height="150%" fo:text-indent="0.2479in"/>
    </style:style>
    <style:style style:name="T384" style:parent-style-name="Domyślnaczcionkaakapitu" style:family="text">
      <style:text-properties fo:background-color="#80FFFF"/>
    </style:style>
    <style:style style:name="T385" style:parent-style-name="Domyślnaczcionkaakapitu" style:family="text">
      <style:text-properties fo:background-color="#80FFFF"/>
    </style:style>
    <style:style style:name="P386" style:parent-style-name="Normalny" style:family="paragraph">
      <style:paragraph-properties fo:text-align="justify" fo:line-height="150%" fo:text-indent="0.2479in"/>
    </style:style>
    <style:style style:name="T387" style:parent-style-name="Domyślnaczcionkaakapitu" style:family="text">
      <style:text-properties fo:background-color="#80FFFF"/>
    </style:style>
    <style:style style:name="T388" style:parent-style-name="Domyślnaczcionkaakapitu" style:family="text">
      <style:text-properties fo:background-color="#80FFFF"/>
    </style:style>
    <style:style style:name="P389" style:parent-style-name="Normalny" style:family="paragraph">
      <style:paragraph-properties fo:text-align="justify" fo:line-height="150%" fo:text-indent="0.2479in"/>
    </style:style>
    <style:style style:name="P390" style:parent-style-name="Normalny" style:family="paragraph">
      <style:paragraph-properties fo:text-align="justify" fo:line-height="150%" fo:text-indent="0.2479in"/>
    </style:style>
    <style:style style:name="T391" style:parent-style-name="Domyślnaczcionkaakapitu" style:family="text">
      <style:text-properties fo:background-color="#80FFFF"/>
    </style:style>
    <style:style style:name="T392" style:parent-style-name="Domyślnaczcionkaakapitu" style:family="text">
      <style:text-properties fo:background-color="#80FFFF"/>
    </style:style>
    <style:style style:name="P393" style:parent-style-name="Normalny" style:family="paragraph">
      <style:paragraph-properties fo:text-align="justify" fo:line-height="150%" fo:text-indent="0.2479in"/>
    </style:style>
    <style:style style:name="T394" style:parent-style-name="Domyślnaczcionkaakapitu" style:family="text">
      <style:text-properties fo:background-color="#80FFFF"/>
    </style:style>
    <style:style style:name="T395" style:parent-style-name="Domyślnaczcionkaakapitu" style:family="text">
      <style:text-properties fo:background-color="#80FFFF"/>
    </style:style>
    <style:style style:name="T396" style:parent-style-name="Domyślnaczcionkaakapitu" style:family="text">
      <style:text-properties fo:background-color="#80FFFF"/>
    </style:style>
    <style:style style:name="P397" style:parent-style-name="Normalny" style:family="paragraph">
      <style:paragraph-properties fo:text-align="justify" fo:line-height="150%" fo:text-indent="0.2479in"/>
    </style:style>
    <style:style style:name="T398" style:parent-style-name="Domyślnaczcionkaakapitu" style:family="text">
      <style:text-properties fo:background-color="#80FFFF"/>
    </style:style>
    <style:style style:name="P399" style:parent-style-name="Normalny" style:family="paragraph">
      <style:paragraph-properties fo:text-align="justify" fo:line-height="150%" fo:text-indent="0.2479in"/>
    </style:style>
    <style:style style:name="T400" style:parent-style-name="Domyślnaczcionkaakapitu" style:family="text">
      <style:text-properties fo:background-color="#80FFFF"/>
    </style:style>
    <style:style style:name="T401" style:parent-style-name="Domyślnaczcionkaakapitu" style:family="text">
      <style:text-properties fo:background-color="#80FFFF"/>
    </style:style>
    <style:style style:name="P402" style:parent-style-name="Normalny" style:family="paragraph">
      <style:paragraph-properties fo:text-align="justify" fo:line-height="150%" fo:text-indent="0.2479in"/>
    </style:style>
    <style:style style:name="T403" style:parent-style-name="Domyślnaczcionkaakapitu" style:family="text">
      <style:text-properties fo:background-color="#80FFFF"/>
    </style:style>
    <style:style style:name="T404" style:parent-style-name="Domyślnaczcionkaakapitu" style:family="text">
      <style:text-properties fo:background-color="#80FFFF"/>
    </style:style>
    <style:style style:name="P405" style:parent-style-name="Normalny" style:family="paragraph">
      <style:paragraph-properties fo:text-align="justify" fo:line-height="150%" fo:text-indent="0.2479in"/>
    </style:style>
    <style:style style:name="T406" style:parent-style-name="Domyślnaczcionkaakapitu" style:family="text">
      <style:text-properties fo:background-color="#80FFFF"/>
    </style:style>
    <style:style style:name="T407" style:parent-style-name="Domyślnaczcionkaakapitu" style:family="text">
      <style:text-properties fo:background-color="#80FFFF"/>
    </style:style>
    <style:style style:name="T408" style:parent-style-name="Domyślnaczcionkaakapitu" style:family="text">
      <style:text-properties fo:background-color="#80FFFF"/>
    </style:style>
    <style:style style:name="P409" style:parent-style-name="Normalny" style:family="paragraph">
      <style:paragraph-properties fo:text-align="justify" fo:line-height="150%" fo:text-indent="0.2479in"/>
    </style:style>
    <style:style style:name="P410" style:parent-style-name="Normalny" style:family="paragraph">
      <style:paragraph-properties fo:text-align="justify" fo:line-height="150%" fo:text-indent="0.2479in"/>
    </style:style>
    <style:style style:name="T411" style:parent-style-name="Domyślnaczcionkaakapitu" style:family="text">
      <style:text-properties fo:background-color="#80FFFF"/>
    </style:style>
    <style:style style:name="T412" style:parent-style-name="Domyślnaczcionkaakapitu" style:family="text">
      <style:text-properties fo:background-color="#80FFFF"/>
    </style:style>
    <style:style style:name="T413" style:parent-style-name="Domyślnaczcionkaakapitu" style:family="text">
      <style:text-properties fo:background-color="#80FFFF"/>
    </style:style>
    <style:style style:name="T414" style:parent-style-name="Domyślnaczcionkaakapitu" style:family="text">
      <style:text-properties fo:background-color="#80FFFF"/>
    </style:style>
    <style:style style:name="T415" style:parent-style-name="Domyślnaczcionkaakapitu" style:family="text">
      <style:text-properties fo:background-color="#80FFFF"/>
    </style:style>
    <style:style style:name="T416" style:parent-style-name="Domyślnaczcionkaakapitu" style:family="text">
      <style:text-properties fo:background-color="#80FFFF"/>
    </style:style>
    <style:style style:name="T417" style:parent-style-name="Domyślnaczcionkaakapitu" style:family="text">
      <style:text-properties fo:background-color="#80FFFF"/>
    </style:style>
    <style:style style:name="T418" style:parent-style-name="Domyślnaczcionkaakapitu" style:family="text">
      <style:text-properties fo:background-color="#80FFFF"/>
    </style:style>
    <style:style style:name="T419" style:parent-style-name="Domyślnaczcionkaakapitu" style:family="text">
      <style:text-properties fo:background-color="#80FFFF"/>
    </style:style>
    <style:style style:name="P420" style:parent-style-name="Normalny" style:family="paragraph">
      <style:paragraph-properties fo:text-align="justify" fo:line-height="150%" fo:text-indent="0.2479in"/>
    </style:style>
    <style:style style:name="T421" style:parent-style-name="Domyślnaczcionkaakapitu" style:family="text">
      <style:text-properties fo:background-color="#80FFFF"/>
    </style:style>
    <style:style style:name="T422" style:parent-style-name="Domyślnaczcionkaakapitu" style:family="text">
      <style:text-properties fo:background-color="#80FFFF"/>
    </style:style>
    <style:style style:name="T423" style:parent-style-name="Domyślnaczcionkaakapitu" style:family="text">
      <style:text-properties fo:background-color="#80FFFF"/>
    </style:style>
    <style:style style:name="T424" style:parent-style-name="Domyślnaczcionkaakapitu" style:family="text">
      <style:text-properties fo:background-color="#80FFFF"/>
    </style:style>
    <style:style style:name="P425" style:parent-style-name="Normalny" style:family="paragraph">
      <style:paragraph-properties fo:text-align="justify" fo:line-height="150%" fo:text-indent="0.2479in"/>
    </style:style>
    <style:style style:name="T426" style:parent-style-name="Domyślnaczcionkaakapitu" style:family="text">
      <style:text-properties fo:background-color="#80FFFF"/>
    </style:style>
    <style:style style:name="T427" style:parent-style-name="Domyślnaczcionkaakapitu" style:family="text">
      <style:text-properties fo:background-color="#80FFFF"/>
    </style:style>
    <style:style style:name="T428" style:parent-style-name="Domyślnaczcionkaakapitu" style:family="text">
      <style:text-properties fo:background-color="#80FFFF"/>
    </style:style>
    <style:style style:name="T429" style:parent-style-name="Domyślnaczcionkaakapitu" style:family="text">
      <style:text-properties fo:background-color="#80FFFF"/>
    </style:style>
    <style:style style:name="T430" style:parent-style-name="Domyślnaczcionkaakapitu" style:family="text">
      <style:text-properties fo:background-color="#80FFFF"/>
    </style:style>
    <style:style style:name="T431" style:parent-style-name="Domyślnaczcionkaakapitu" style:family="text">
      <style:text-properties fo:background-color="#80FFFF"/>
    </style:style>
    <style:style style:name="T432" style:parent-style-name="Domyślnaczcionkaakapitu" style:family="text">
      <style:text-properties fo:background-color="#80FFFF"/>
    </style:style>
    <style:style style:name="T433" style:parent-style-name="Domyślnaczcionkaakapitu" style:family="text">
      <style:text-properties fo:background-color="#80FFFF"/>
    </style:style>
    <style:style style:name="T434" style:parent-style-name="Domyślnaczcionkaakapitu" style:family="text">
      <style:text-properties fo:background-color="#80FFFF"/>
    </style:style>
    <style:style style:name="T435" style:parent-style-name="Domyślnaczcionkaakapitu" style:family="text">
      <style:text-properties fo:background-color="#80FFFF"/>
    </style:style>
    <style:style style:name="P436" style:parent-style-name="Normalny" style:family="paragraph">
      <style:paragraph-properties fo:text-align="justify" fo:line-height="150%" fo:text-indent="0.2479in"/>
    </style:style>
    <style:style style:name="T437" style:parent-style-name="Domyślnaczcionkaakapitu" style:family="text">
      <style:text-properties fo:background-color="#80FFFF"/>
    </style:style>
    <style:style style:name="T438" style:parent-style-name="Domyślnaczcionkaakapitu" style:family="text">
      <style:text-properties fo:background-color="#80FFFF"/>
    </style:style>
    <style:style style:name="P439" style:parent-style-name="Normalny" style:family="paragraph">
      <style:paragraph-properties fo:text-align="justify" fo:line-height="150%" fo:text-indent="0.2479in"/>
    </style:style>
    <style:style style:name="T440" style:parent-style-name="Domyślnaczcionkaakapitu" style:family="text">
      <style:text-properties fo:background-color="#80FFFF"/>
    </style:style>
    <style:style style:name="T441" style:parent-style-name="Domyślnaczcionkaakapitu" style:family="text">
      <style:text-properties fo:background-color="#80FFFF"/>
    </style:style>
    <style:style style:name="T442" style:parent-style-name="Domyślnaczcionkaakapitu" style:family="text">
      <style:text-properties fo:background-color="#80FFFF"/>
    </style:style>
    <style:style style:name="T443" style:parent-style-name="Domyślnaczcionkaakapitu" style:family="text">
      <style:text-properties fo:background-color="#80FFFF"/>
    </style:style>
    <style:style style:name="T444" style:parent-style-name="Domyślnaczcionkaakapitu" style:family="text">
      <style:text-properties fo:background-color="#80FFFF"/>
    </style:style>
    <style:style style:name="T445" style:parent-style-name="Domyślnaczcionkaakapitu" style:family="text">
      <style:text-properties fo:background-color="#80FFFF"/>
    </style:style>
    <style:style style:name="T446" style:parent-style-name="Domyślnaczcionkaakapitu" style:family="text">
      <style:text-properties fo:background-color="#80FFFF"/>
    </style:style>
    <style:style style:name="T447" style:parent-style-name="Domyślnaczcionkaakapitu" style:family="text">
      <style:text-properties fo:background-color="#80FFFF"/>
    </style:style>
    <style:style style:name="T448" style:parent-style-name="Domyślnaczcionkaakapitu" style:family="text">
      <style:text-properties fo:background-color="#80FFFF"/>
    </style:style>
    <style:style style:name="T449" style:parent-style-name="Domyślnaczcionkaakapitu" style:family="text">
      <style:text-properties fo:background-color="#80FFFF"/>
    </style:style>
    <style:style style:name="P450" style:parent-style-name="Normalny" style:family="paragraph">
      <style:paragraph-properties fo:text-align="justify" fo:line-height="150%" fo:text-indent="0.2479in"/>
    </style:style>
    <style:style style:name="T451" style:parent-style-name="Domyślnaczcionkaakapitu" style:family="text">
      <style:text-properties fo:background-color="#80FFFF"/>
    </style:style>
    <style:style style:name="T452" style:parent-style-name="Domyślnaczcionkaakapitu" style:family="text">
      <style:text-properties fo:background-color="#80FFFF"/>
    </style:style>
    <style:style style:name="T453" style:parent-style-name="Domyślnaczcionkaakapitu" style:family="text">
      <style:text-properties fo:background-color="#80FFFF"/>
    </style:style>
    <style:style style:name="T454" style:parent-style-name="Domyślnaczcionkaakapitu" style:family="text">
      <style:text-properties fo:background-color="#80FFFF"/>
    </style:style>
    <style:style style:name="P455" style:parent-style-name="Normalny" style:family="paragraph">
      <style:paragraph-properties fo:text-align="justify" fo:line-height="150%" fo:text-indent="0.2479in"/>
    </style:style>
    <style:style style:name="T456" style:parent-style-name="Domyślnaczcionkaakapitu" style:family="text">
      <style:text-properties fo:background-color="#80FFFF"/>
    </style:style>
    <style:style style:name="T457" style:parent-style-name="Domyślnaczcionkaakapitu" style:family="text">
      <style:text-properties fo:background-color="#80FFFF"/>
    </style:style>
    <style:style style:name="T458" style:parent-style-name="Domyślnaczcionkaakapitu" style:family="text">
      <style:text-properties fo:background-color="#80FFFF"/>
    </style:style>
    <style:style style:name="T459" style:parent-style-name="Domyślnaczcionkaakapitu" style:family="text">
      <style:text-properties fo:background-color="#80FFFF"/>
    </style:style>
    <style:style style:name="T460" style:parent-style-name="Domyślnaczcionkaakapitu" style:family="text">
      <style:text-properties fo:background-color="#80FFFF"/>
    </style:style>
    <style:style style:name="T461" style:parent-style-name="Domyślnaczcionkaakapitu" style:family="text">
      <style:text-properties fo:background-color="#80FFFF"/>
    </style:style>
    <style:style style:name="T462" style:parent-style-name="Domyślnaczcionkaakapitu" style:family="text">
      <style:text-properties fo:background-color="#80FFFF"/>
    </style:style>
    <style:style style:name="P463" style:parent-style-name="Normalny" style:family="paragraph">
      <style:paragraph-properties fo:text-align="justify" fo:line-height="150%" fo:text-indent="0.2479in"/>
    </style:style>
    <style:style style:name="T464" style:parent-style-name="Domyślnaczcionkaakapitu" style:family="text">
      <style:text-properties fo:background-color="#80FFFF"/>
    </style:style>
    <style:style style:name="T465" style:parent-style-name="Domyślnaczcionkaakapitu" style:family="text">
      <style:text-properties fo:background-color="#80FFFF"/>
    </style:style>
    <style:style style:name="T466" style:parent-style-name="Domyślnaczcionkaakapitu" style:family="text">
      <style:text-properties fo:background-color="#80FFFF"/>
    </style:style>
    <style:style style:name="T467" style:parent-style-name="Domyślnaczcionkaakapitu" style:family="text">
      <style:text-properties fo:background-color="#80FFFF"/>
    </style:style>
    <style:style style:name="T468" style:parent-style-name="Domyślnaczcionkaakapitu" style:family="text">
      <style:text-properties fo:background-color="#80FFFF"/>
    </style:style>
    <style:style style:name="P469" style:parent-style-name="Normalny" style:family="paragraph">
      <style:paragraph-properties fo:text-align="justify" fo:line-height="150%" fo:text-indent="0.2479in"/>
    </style:style>
    <style:style style:name="T470" style:parent-style-name="Domyślnaczcionkaakapitu" style:family="text">
      <style:text-properties fo:background-color="#80FFFF"/>
    </style:style>
    <style:style style:name="T471" style:parent-style-name="Domyślnaczcionkaakapitu" style:family="text">
      <style:text-properties fo:background-color="#80FFFF"/>
    </style:style>
    <style:style style:name="T472" style:parent-style-name="Domyślnaczcionkaakapitu" style:family="text">
      <style:text-properties fo:background-color="#80FFFF"/>
    </style:style>
    <style:style style:name="T473" style:parent-style-name="Domyślnaczcionkaakapitu" style:family="text">
      <style:text-properties fo:background-color="#80FFFF"/>
    </style:style>
    <style:style style:name="T474" style:parent-style-name="Domyślnaczcionkaakapitu" style:family="text">
      <style:text-properties fo:background-color="#80FFFF"/>
    </style:style>
    <style:style style:name="T475" style:parent-style-name="Domyślnaczcionkaakapitu" style:family="text">
      <style:text-properties fo:background-color="#80FFFF"/>
    </style:style>
    <style:style style:name="T476" style:parent-style-name="Domyślnaczcionkaakapitu" style:family="text">
      <style:text-properties fo:background-color="#80FFFF"/>
    </style:style>
    <style:style style:name="T477" style:parent-style-name="Domyślnaczcionkaakapitu" style:family="text">
      <style:text-properties fo:background-color="#80FFFF"/>
    </style:style>
    <style:style style:name="T478" style:parent-style-name="Domyślnaczcionkaakapitu" style:family="text">
      <style:text-properties fo:background-color="#80FFFF"/>
    </style:style>
    <style:style style:name="T479" style:parent-style-name="Domyślnaczcionkaakapitu" style:family="text">
      <style:text-properties fo:background-color="#80FFFF"/>
    </style:style>
    <style:style style:name="P480" style:parent-style-name="Normalny" style:family="paragraph">
      <style:paragraph-properties fo:text-align="justify" fo:line-height="150%" fo:text-indent="0.2479in"/>
    </style:style>
    <style:style style:name="P481" style:parent-style-name="Normalny" style:family="paragraph">
      <style:paragraph-properties fo:text-align="justify" fo:line-height="150%" fo:text-indent="0.2479in"/>
    </style:style>
    <style:style style:name="T482" style:parent-style-name="Domyślnaczcionkaakapitu" style:family="text">
      <style:text-properties fo:background-color="#80FFFF"/>
    </style:style>
    <style:style style:name="T483" style:parent-style-name="Domyślnaczcionkaakapitu" style:family="text">
      <style:text-properties fo:background-color="#80FFFF"/>
    </style:style>
    <style:style style:name="T484" style:parent-style-name="Domyślnaczcionkaakapitu" style:family="text">
      <style:text-properties fo:background-color="#80FFFF"/>
    </style:style>
    <style:style style:name="P485" style:parent-style-name="Normalny" style:family="paragraph">
      <style:paragraph-properties fo:text-align="justify" fo:line-height="150%" fo:text-indent="0.2479in"/>
    </style:style>
    <style:style style:name="T486" style:parent-style-name="Domyślnaczcionkaakapitu" style:family="text">
      <style:text-properties fo:background-color="#80FFFF"/>
    </style:style>
    <style:style style:name="T487" style:parent-style-name="Domyślnaczcionkaakapitu" style:family="text">
      <style:text-properties fo:background-color="#80FFFF"/>
    </style:style>
    <style:style style:name="T488" style:parent-style-name="Domyślnaczcionkaakapitu" style:family="text">
      <style:text-properties fo:background-color="#80FFFF"/>
    </style:style>
    <style:style style:name="T489" style:parent-style-name="Domyślnaczcionkaakapitu" style:family="text">
      <style:text-properties fo:background-color="#80FFFF"/>
    </style:style>
    <style:style style:name="T490" style:parent-style-name="Domyślnaczcionkaakapitu" style:family="text">
      <style:text-properties fo:background-color="#80FFFF"/>
    </style:style>
    <style:style style:name="T491" style:parent-style-name="Domyślnaczcionkaakapitu" style:family="text">
      <style:text-properties fo:background-color="#80FFFF"/>
    </style:style>
    <style:style style:name="P492" style:parent-style-name="Normalny" style:family="paragraph">
      <style:paragraph-properties fo:text-align="justify" fo:line-height="150%" fo:text-indent="0.2479in"/>
    </style:style>
    <style:style style:name="T493" style:parent-style-name="Domyślnaczcionkaakapitu" style:family="text">
      <style:text-properties fo:background-color="#80FFFF"/>
    </style:style>
    <style:style style:name="T494" style:parent-style-name="Domyślnaczcionkaakapitu" style:family="text">
      <style:text-properties fo:background-color="#80FFFF"/>
    </style:style>
    <style:style style:name="P495" style:parent-style-name="Normalny" style:family="paragraph">
      <style:paragraph-properties fo:text-align="justify" fo:line-height="150%" fo:text-indent="0.2479in"/>
    </style:style>
    <style:style style:name="T496" style:parent-style-name="Domyślnaczcionkaakapitu" style:family="text">
      <style:text-properties fo:background-color="#80FFFF"/>
    </style:style>
    <style:style style:name="T497" style:parent-style-name="Domyślnaczcionkaakapitu" style:family="text">
      <style:text-properties fo:background-color="#80FFFF"/>
    </style:style>
    <style:style style:name="T498" style:parent-style-name="Domyślnaczcionkaakapitu" style:family="text">
      <style:text-properties fo:background-color="#80FFFF"/>
    </style:style>
    <style:style style:name="T499" style:parent-style-name="Domyślnaczcionkaakapitu" style:family="text">
      <style:text-properties fo:background-color="#80FFFF"/>
    </style:style>
    <style:style style:name="T500" style:parent-style-name="Domyślnaczcionkaakapitu" style:family="text">
      <style:text-properties fo:background-color="#80FFFF"/>
    </style:style>
    <style:style style:name="T501" style:parent-style-name="Domyślnaczcionkaakapitu" style:family="text">
      <style:text-properties fo:background-color="#80FFFF"/>
    </style:style>
    <style:style style:name="T502" style:parent-style-name="Domyślnaczcionkaakapitu" style:family="text">
      <style:text-properties fo:background-color="#80FFFF"/>
    </style:style>
    <style:style style:name="P503" style:parent-style-name="Normalny" style:family="paragraph">
      <style:paragraph-properties fo:text-align="justify" fo:line-height="150%" fo:text-indent="0.2479in"/>
    </style:style>
    <style:style style:name="T504" style:parent-style-name="Domyślnaczcionkaakapitu" style:family="text">
      <style:text-properties fo:background-color="#80FFFF"/>
    </style:style>
    <style:style style:name="T505" style:parent-style-name="Domyślnaczcionkaakapitu" style:family="text">
      <style:text-properties fo:background-color="#80FFFF"/>
    </style:style>
    <style:style style:name="P506" style:parent-style-name="Normalny" style:family="paragraph">
      <style:paragraph-properties fo:text-align="justify" fo:line-height="150%" fo:text-indent="0.2479in"/>
    </style:style>
    <style:style style:name="T507" style:parent-style-name="Domyślnaczcionkaakapitu" style:family="text">
      <style:text-properties fo:background-color="#80FFFF"/>
    </style:style>
    <style:style style:name="T508" style:parent-style-name="Domyślnaczcionkaakapitu" style:family="text">
      <style:text-properties fo:background-color="#80FFFF"/>
    </style:style>
    <style:style style:name="T509" style:parent-style-name="Domyślnaczcionkaakapitu" style:family="text">
      <style:text-properties fo:background-color="#80FFFF"/>
    </style:style>
    <style:style style:name="T510" style:parent-style-name="Domyślnaczcionkaakapitu" style:family="text">
      <style:text-properties fo:background-color="#80FFFF"/>
    </style:style>
    <style:style style:name="T511" style:parent-style-name="Domyślnaczcionkaakapitu" style:family="text">
      <style:text-properties fo:background-color="#80FFFF"/>
    </style:style>
    <style:style style:name="T512" style:parent-style-name="Domyślnaczcionkaakapitu" style:family="text">
      <style:text-properties fo:background-color="#80FFFF"/>
    </style:style>
    <style:style style:name="T513" style:parent-style-name="Domyślnaczcionkaakapitu" style:family="text">
      <style:text-properties fo:background-color="#80FFFF"/>
    </style:style>
    <style:style style:name="T514" style:parent-style-name="Domyślnaczcionkaakapitu" style:family="text">
      <style:text-properties fo:background-color="#80FFFF"/>
    </style:style>
    <style:style style:name="T515" style:parent-style-name="Domyślnaczcionkaakapitu" style:family="text">
      <style:text-properties fo:background-color="#80FFFF"/>
    </style:style>
    <style:style style:name="T516" style:parent-style-name="Domyślnaczcionkaakapitu" style:family="text">
      <style:text-properties fo:background-color="#80FFFF"/>
    </style:style>
    <style:style style:name="T517" style:parent-style-name="Domyślnaczcionkaakapitu" style:family="text">
      <style:text-properties fo:background-color="#80FFFF"/>
    </style:style>
    <style:style style:name="T518" style:parent-style-name="Domyślnaczcionkaakapitu" style:family="text">
      <style:text-properties fo:background-color="#80FFFF"/>
    </style:style>
    <style:style style:name="T519" style:parent-style-name="Domyślnaczcionkaakapitu" style:family="text">
      <style:text-properties fo:background-color="#80FFFF"/>
    </style:style>
    <style:style style:name="P520" style:parent-style-name="Normalny" style:family="paragraph">
      <style:paragraph-properties fo:text-align="justify" fo:line-height="150%" fo:text-indent="0.2479in"/>
    </style:style>
    <style:style style:name="T521" style:parent-style-name="Domyślnaczcionkaakapitu" style:family="text">
      <style:text-properties fo:background-color="#80FFFF"/>
    </style:style>
    <style:style style:name="T522" style:parent-style-name="Domyślnaczcionkaakapitu" style:family="text">
      <style:text-properties fo:background-color="#80FFFF"/>
    </style:style>
    <style:style style:name="T523" style:parent-style-name="Domyślnaczcionkaakapitu" style:family="text">
      <style:text-properties fo:background-color="#80FFFF"/>
    </style:style>
    <style:style style:name="T524" style:parent-style-name="Domyślnaczcionkaakapitu" style:family="text">
      <style:text-properties fo:background-color="#80FFFF"/>
    </style:style>
    <style:style style:name="T525" style:parent-style-name="Domyślnaczcionkaakapitu" style:family="text">
      <style:text-properties fo:background-color="#80FFFF"/>
    </style:style>
    <style:style style:name="T526" style:parent-style-name="Domyślnaczcionkaakapitu" style:family="text">
      <style:text-properties fo:background-color="#80FFFF"/>
    </style:style>
    <style:style style:name="T527" style:parent-style-name="Domyślnaczcionkaakapitu" style:family="text">
      <style:text-properties fo:background-color="#80FFFF"/>
    </style:style>
    <style:style style:name="T528" style:parent-style-name="Domyślnaczcionkaakapitu" style:family="text">
      <style:text-properties fo:background-color="#80FFFF"/>
    </style:style>
    <style:style style:name="P529" style:parent-style-name="Normalny" style:family="paragraph">
      <style:paragraph-properties fo:text-align="justify" fo:line-height="150%" fo:text-indent="0.2479in"/>
    </style:style>
    <style:style style:name="T530" style:parent-style-name="Domyślnaczcionkaakapitu" style:family="text">
      <style:text-properties fo:background-color="#80FFFF"/>
    </style:style>
    <style:style style:name="T531" style:parent-style-name="Domyślnaczcionkaakapitu" style:family="text">
      <style:text-properties fo:background-color="#80FFFF"/>
    </style:style>
    <style:style style:name="T532" style:parent-style-name="Domyślnaczcionkaakapitu" style:family="text">
      <style:text-properties fo:background-color="#80FFFF"/>
    </style:style>
    <style:style style:name="T533" style:parent-style-name="Domyślnaczcionkaakapitu" style:family="text">
      <style:text-properties fo:background-color="#80FFFF"/>
    </style:style>
    <style:style style:name="T534" style:parent-style-name="Domyślnaczcionkaakapitu" style:family="text">
      <style:text-properties fo:background-color="#80FFFF"/>
    </style:style>
    <style:style style:name="P535" style:parent-style-name="Normalny" style:family="paragraph">
      <style:paragraph-properties fo:text-align="justify" fo:line-height="150%" fo:text-indent="0.2479in"/>
    </style:style>
    <style:style style:name="T536" style:parent-style-name="Domyślnaczcionkaakapitu" style:family="text">
      <style:text-properties fo:background-color="#80FFFF"/>
    </style:style>
    <style:style style:name="T537" style:parent-style-name="Domyślnaczcionkaakapitu" style:family="text">
      <style:text-properties fo:background-color="#80FFFF"/>
    </style:style>
    <style:style style:name="T538" style:parent-style-name="Domyślnaczcionkaakapitu" style:family="text">
      <style:text-properties fo:background-color="#80FFFF"/>
    </style:style>
    <style:style style:name="T539" style:parent-style-name="Domyślnaczcionkaakapitu" style:family="text">
      <style:text-properties fo:background-color="#80FFFF"/>
    </style:style>
    <style:style style:name="T540" style:parent-style-name="Domyślnaczcionkaakapitu" style:family="text">
      <style:text-properties fo:background-color="#80FFFF"/>
    </style:style>
    <style:style style:name="P541" style:parent-style-name="Normalny" style:family="paragraph">
      <style:paragraph-properties fo:text-align="justify" fo:line-height="150%" fo:text-indent="0.2479in"/>
    </style:style>
    <style:style style:name="T542" style:parent-style-name="Domyślnaczcionkaakapitu" style:family="text">
      <style:text-properties fo:background-color="#80FFFF"/>
    </style:style>
    <style:style style:name="T543" style:parent-style-name="Domyślnaczcionkaakapitu" style:family="text">
      <style:text-properties fo:background-color="#80FFFF"/>
    </style:style>
    <style:style style:name="P544" style:parent-style-name="Normalny" style:family="paragraph">
      <style:paragraph-properties fo:text-align="justify" fo:line-height="150%" fo:text-indent="0.2479in"/>
    </style:style>
    <style:style style:name="P545" style:parent-style-name="Normalny" style:family="paragraph">
      <style:paragraph-properties fo:text-align="justify" fo:line-height="150%"/>
    </style:style>
    <style:style style:name="T546" style:parent-style-name="Domyślnaczcionkaakapitu" style:family="text">
      <style:text-properties style:text-underline-type="single" style:text-underline-style="solid" style:text-underline-width="auto" style:text-underline-mode="continuous"/>
    </style:style>
    <style:style style:name="T547" style:parent-style-name="Domyślnaczcionkaakapitu" style:family="text">
      <style:text-properties fo:background-color="#80FFFF" style:text-underline-type="single" style:text-underline-style="solid" style:text-underline-width="auto" style:text-underline-mode="continuous"/>
    </style:style>
    <style:style style:name="T548" style:parent-style-name="Domyślnaczcionkaakapitu" style:family="text">
      <style:text-properties style:text-underline-type="single" style:text-underline-style="solid" style:text-underline-width="auto" style:text-underline-mode="continuous"/>
    </style:style>
    <style:style style:name="P549" style:parent-style-name="Normalny" style:family="paragraph">
      <style:paragraph-properties fo:text-align="justify" fo:line-height="150%" fo:text-indent="0.2479in"/>
    </style:style>
    <style:style style:name="P550" style:parent-style-name="Normalny" style:family="paragraph">
      <style:paragraph-properties fo:text-align="justify" fo:line-height="150%" fo:text-indent="0.2479in"/>
    </style:style>
    <style:style style:name="P551" style:parent-style-name="Normalny" style:family="paragraph">
      <style:paragraph-properties fo:text-align="justify" fo:line-height="150%"/>
    </style:style>
    <style:style style:name="T552" style:parent-style-name="Domyślnaczcionkaakapitu" style:family="text">
      <style:text-properties fo:background-color="#80FFFF" style:text-underline-type="single" style:text-underline-style="solid" style:text-underline-width="auto" style:text-underline-mode="continuous"/>
    </style:style>
    <style:style style:name="T553" style:parent-style-name="Domyślnaczcionkaakapitu" style:family="text">
      <style:text-properties style:text-underline-type="single" style:text-underline-style="solid" style:text-underline-width="auto" style:text-underline-mode="continuous"/>
    </style:style>
    <style:style style:name="T554" style:parent-style-name="Domyślnaczcionkaakapitu" style:family="text">
      <style:text-properties style:text-underline-type="single" style:text-underline-style="solid" style:text-underline-width="auto" style:text-underline-mode="continuous"/>
    </style:style>
    <style:style style:name="T555" style:parent-style-name="Domyślnaczcionkaakapitu" style:family="text">
      <style:text-properties style:text-underline-type="single" style:text-underline-style="solid" style:text-underline-width="auto" style:text-underline-mode="continuous"/>
    </style:style>
    <style:style style:name="T556" style:parent-style-name="Domyślnaczcionkaakapitu" style:family="text">
      <style:text-properties fo:background-color="#80FFFF"/>
    </style:style>
    <style:style style:name="P557" style:parent-style-name="Normalny" style:family="paragraph">
      <style:paragraph-properties fo:text-align="justify" fo:line-height="150%" fo:text-indent="0.2479in"/>
    </style:style>
    <style:style style:name="T558" style:parent-style-name="Domyślnaczcionkaakapitu" style:family="text">
      <style:text-properties fo:background-color="#80FFFF"/>
    </style:style>
    <style:style style:name="T559" style:parent-style-name="Domyślnaczcionkaakapitu" style:family="text">
      <style:text-properties fo:background-color="#80FFFF"/>
    </style:style>
    <style:style style:name="P560" style:parent-style-name="Normalny" style:family="paragraph">
      <style:paragraph-properties fo:text-align="justify" fo:line-height="150%" fo:text-indent="0.2479in"/>
    </style:style>
    <style:style style:name="T561" style:parent-style-name="Domyślnaczcionkaakapitu" style:family="text">
      <style:text-properties fo:background-color="#80FFFF"/>
    </style:style>
    <style:style style:name="P562" style:parent-style-name="Normalny" style:family="paragraph">
      <style:paragraph-properties fo:text-align="justify" fo:line-height="150%" fo:text-indent="0.2479in"/>
    </style:style>
    <style:style style:name="P563" style:parent-style-name="Normalny" style:family="paragraph">
      <style:paragraph-properties fo:text-align="justify" fo:line-height="150%" fo:text-indent="0.2479in"/>
    </style:style>
    <style:style style:name="T564" style:parent-style-name="Domyślnaczcionkaakapitu" style:family="text">
      <style:text-properties fo:background-color="#80FFFF"/>
    </style:style>
    <style:style style:name="P565" style:parent-style-name="Normalny" style:family="paragraph">
      <style:paragraph-properties fo:text-align="justify" fo:line-height="150%" fo:text-indent="0.2479in"/>
    </style:style>
    <style:style style:name="P566" style:parent-style-name="Normalny" style:family="paragraph">
      <style:paragraph-properties fo:text-align="justify" fo:line-height="150%" fo:text-indent="0.2479in"/>
    </style:style>
    <style:style style:name="T567" style:parent-style-name="Domyślnaczcionkaakapitu" style:family="text">
      <style:text-properties fo:background-color="#80FFFF"/>
    </style:style>
    <style:style style:name="P568" style:parent-style-name="Normalny" style:family="paragraph">
      <style:paragraph-properties fo:text-align="justify" fo:line-height="150%" fo:text-indent="0.2479in"/>
    </style:style>
    <style:style style:name="T569" style:parent-style-name="Domyślnaczcionkaakapitu" style:family="text">
      <style:text-properties fo:background-color="#80FFFF"/>
    </style:style>
    <style:style style:name="P570" style:parent-style-name="Normalny" style:family="paragraph">
      <style:paragraph-properties fo:text-align="justify" fo:line-height="150%" fo:text-indent="0.2479in"/>
    </style:style>
    <style:style style:name="T571" style:parent-style-name="Domyślnaczcionkaakapitu" style:family="text">
      <style:text-properties fo:background-color="#80FFFF"/>
    </style:style>
    <style:style style:name="P572" style:parent-style-name="Normalny" style:family="paragraph">
      <style:paragraph-properties fo:text-align="justify" fo:line-height="150%" fo:text-indent="0.2479in"/>
    </style:style>
    <style:style style:name="P573" style:parent-style-name="Normalny" style:family="paragraph">
      <style:paragraph-properties fo:text-align="justify" fo:line-height="150%" fo:text-indent="0.2479in"/>
    </style:style>
    <style:style style:name="T574" style:parent-style-name="Domyślnaczcionkaakapitu" style:family="text">
      <style:text-properties fo:background-color="#80FFFF"/>
    </style:style>
    <style:style style:name="T575" style:parent-style-name="Domyślnaczcionkaakapitu" style:family="text">
      <style:text-properties fo:background-color="#80FFFF"/>
    </style:style>
    <style:style style:name="P576" style:parent-style-name="Normalny" style:family="paragraph">
      <style:paragraph-properties fo:text-align="justify" fo:line-height="150%" fo:text-indent="0.2479in"/>
    </style:style>
    <style:style style:name="T577" style:parent-style-name="Domyślnaczcionkaakapitu" style:family="text">
      <style:text-properties fo:background-color="#80FFFF"/>
    </style:style>
    <style:style style:name="P578" style:parent-style-name="Normalny" style:family="paragraph">
      <style:paragraph-properties fo:text-align="justify" fo:line-height="150%" fo:text-indent="0.2479in"/>
    </style:style>
    <style:style style:name="T579" style:parent-style-name="Domyślnaczcionkaakapitu" style:family="text">
      <style:text-properties fo:background-color="#80FFFF"/>
    </style:style>
    <style:style style:name="T580" style:parent-style-name="Domyślnaczcionkaakapitu" style:family="text">
      <style:text-properties fo:background-color="#80FFFF"/>
    </style:style>
    <style:style style:name="P581" style:parent-style-name="Normalny" style:family="paragraph">
      <style:paragraph-properties fo:text-align="justify" fo:line-height="150%" fo:text-indent="0.2479in"/>
    </style:style>
    <style:style style:name="P582" style:parent-style-name="Normalny" style:family="paragraph">
      <style:paragraph-properties fo:text-align="justify" fo:line-height="150%" fo:text-indent="0.2479in"/>
    </style:style>
    <style:style style:name="T583" style:parent-style-name="Domyślnaczcionkaakapitu" style:family="text">
      <style:text-properties fo:background-color="#80FFFF"/>
    </style:style>
    <style:style style:name="T584" style:parent-style-name="Domyślnaczcionkaakapitu" style:family="text">
      <style:text-properties fo:background-color="#80FFFF"/>
    </style:style>
    <style:style style:name="T585" style:parent-style-name="Domyślnaczcionkaakapitu" style:family="text">
      <style:text-properties fo:background-color="#80FFFF"/>
    </style:style>
    <style:style style:name="P586" style:parent-style-name="Normalny" style:family="paragraph">
      <style:paragraph-properties fo:text-align="justify" fo:line-height="150%" fo:text-indent="0.2479in"/>
    </style:style>
    <style:style style:name="T587" style:parent-style-name="Domyślnaczcionkaakapitu" style:family="text">
      <style:text-properties fo:background-color="#80FFFF"/>
    </style:style>
    <style:style style:name="T588" style:parent-style-name="Domyślnaczcionkaakapitu" style:family="text">
      <style:text-properties fo:background-color="#80FFFF"/>
    </style:style>
    <style:style style:name="T589" style:parent-style-name="Domyślnaczcionkaakapitu" style:family="text">
      <style:text-properties fo:background-color="#80FFFF"/>
    </style:style>
    <style:style style:name="P590" style:parent-style-name="Normalny" style:family="paragraph">
      <style:paragraph-properties fo:text-align="justify" fo:line-height="150%" fo:text-indent="0.2479in"/>
    </style:style>
    <style:style style:name="T591" style:parent-style-name="Domyślnaczcionkaakapitu" style:family="text">
      <style:text-properties fo:background-color="#80FFFF"/>
    </style:style>
    <style:style style:name="T592" style:parent-style-name="Domyślnaczcionkaakapitu" style:family="text">
      <style:text-properties fo:background-color="#80FFFF"/>
    </style:style>
    <style:style style:name="T593" style:parent-style-name="Domyślnaczcionkaakapitu" style:family="text">
      <style:text-properties fo:background-color="#80FFFF"/>
    </style:style>
    <style:style style:name="P594" style:parent-style-name="Normalny" style:family="paragraph">
      <style:paragraph-properties fo:text-align="justify" fo:line-height="150%" fo:text-indent="0.2479in"/>
    </style:style>
    <style:style style:name="T595" style:parent-style-name="Domyślnaczcionkaakapitu" style:family="text">
      <style:text-properties fo:background-color="#80FFFF"/>
    </style:style>
    <style:style style:name="T596" style:parent-style-name="Domyślnaczcionkaakapitu" style:family="text">
      <style:text-properties fo:background-color="#80FFFF"/>
    </style:style>
    <style:style style:name="P597" style:parent-style-name="Normalny" style:family="paragraph">
      <style:paragraph-properties fo:text-align="justify" fo:line-height="150%" fo:text-indent="0.2479in"/>
    </style:style>
    <style:style style:name="T598" style:parent-style-name="Domyślnaczcionkaakapitu" style:family="text">
      <style:text-properties fo:background-color="#80FFFF"/>
    </style:style>
    <style:style style:name="T599" style:parent-style-name="Domyślnaczcionkaakapitu" style:family="text">
      <style:text-properties fo:background-color="#80FFFF"/>
    </style:style>
    <style:style style:name="T600" style:parent-style-name="Domyślnaczcionkaakapitu" style:family="text">
      <style:text-properties fo:background-color="#80FFFF"/>
    </style:style>
    <style:style style:name="P601" style:parent-style-name="Normalny" style:family="paragraph">
      <style:paragraph-properties fo:text-align="justify" fo:line-height="150%" fo:text-indent="0.2479in"/>
    </style:style>
    <style:style style:name="T602" style:parent-style-name="Domyślnaczcionkaakapitu" style:family="text">
      <style:text-properties fo:background-color="#80FFFF"/>
    </style:style>
    <style:style style:name="T603" style:parent-style-name="Domyślnaczcionkaakapitu" style:family="text">
      <style:text-properties fo:background-color="#80FFFF"/>
    </style:style>
    <style:style style:name="P604" style:parent-style-name="Normalny" style:family="paragraph">
      <style:paragraph-properties fo:text-align="justify" fo:line-height="150%" fo:text-indent="0.2479in"/>
    </style:style>
    <style:style style:name="T605" style:parent-style-name="Domyślnaczcionkaakapitu" style:family="text">
      <style:text-properties fo:background-color="#80FFFF"/>
    </style:style>
    <style:style style:name="T606" style:parent-style-name="Domyślnaczcionkaakapitu" style:family="text">
      <style:text-properties fo:background-color="#80FFFF"/>
    </style:style>
    <style:style style:name="T607" style:parent-style-name="Domyślnaczcionkaakapitu" style:family="text">
      <style:text-properties fo:background-color="#80FFFF"/>
    </style:style>
    <style:style style:name="T608" style:parent-style-name="Domyślnaczcionkaakapitu" style:family="text">
      <style:text-properties fo:background-color="#80FFFF"/>
    </style:style>
    <style:style style:name="T609" style:parent-style-name="Domyślnaczcionkaakapitu" style:family="text">
      <style:text-properties fo:background-color="#80FFFF"/>
    </style:style>
    <style:style style:name="T610" style:parent-style-name="Domyślnaczcionkaakapitu" style:family="text">
      <style:text-properties fo:background-color="#80FFFF"/>
    </style:style>
    <style:style style:name="T611" style:parent-style-name="Domyślnaczcionkaakapitu" style:family="text">
      <style:text-properties fo:background-color="#80FFFF"/>
    </style:style>
    <style:style style:name="T612" style:parent-style-name="Domyślnaczcionkaakapitu" style:family="text">
      <style:text-properties fo:background-color="#80FFFF"/>
    </style:style>
    <style:style style:name="P613" style:parent-style-name="Normalny" style:family="paragraph">
      <style:paragraph-properties fo:text-align="justify" fo:line-height="150%" fo:text-indent="0.2479in"/>
    </style:style>
    <style:style style:name="T614" style:parent-style-name="Domyślnaczcionkaakapitu" style:family="text">
      <style:text-properties fo:background-color="#80FFFF"/>
    </style:style>
    <style:style style:name="T615" style:parent-style-name="Domyślnaczcionkaakapitu" style:family="text">
      <style:text-properties fo:background-color="#80FFFF"/>
    </style:style>
    <style:style style:name="T616" style:parent-style-name="Domyślnaczcionkaakapitu" style:family="text">
      <style:text-properties fo:background-color="#80FFFF"/>
    </style:style>
    <style:style style:name="T617" style:parent-style-name="Domyślnaczcionkaakapitu" style:family="text">
      <style:text-properties fo:background-color="#80FFFF"/>
    </style:style>
    <style:style style:name="T618" style:parent-style-name="Domyślnaczcionkaakapitu" style:family="text">
      <style:text-properties fo:background-color="#80FFFF"/>
    </style:style>
    <style:style style:name="T619" style:parent-style-name="Domyślnaczcionkaakapitu" style:family="text">
      <style:text-properties fo:background-color="#80FFFF"/>
    </style:style>
    <style:style style:name="T620" style:parent-style-name="Domyślnaczcionkaakapitu" style:family="text">
      <style:text-properties fo:background-color="#80FFFF"/>
    </style:style>
    <style:style style:name="T621" style:parent-style-name="Domyślnaczcionkaakapitu" style:family="text">
      <style:text-properties fo:background-color="#80FFFF"/>
    </style:style>
    <style:style style:name="T622" style:parent-style-name="Domyślnaczcionkaakapitu" style:family="text">
      <style:text-properties fo:background-color="#80FFFF"/>
    </style:style>
    <style:style style:name="T623" style:parent-style-name="Domyślnaczcionkaakapitu" style:family="text">
      <style:text-properties fo:background-color="#80FFFF"/>
    </style:style>
    <style:style style:name="T624" style:parent-style-name="Domyślnaczcionkaakapitu" style:family="text">
      <style:text-properties fo:background-color="#80FFFF"/>
    </style:style>
    <style:style style:name="P625" style:parent-style-name="Normalny" style:family="paragraph">
      <style:paragraph-properties fo:text-align="justify" fo:line-height="150%" fo:text-indent="0.2479in"/>
    </style:style>
    <style:style style:name="T626" style:parent-style-name="Domyślnaczcionkaakapitu" style:family="text">
      <style:text-properties fo:background-color="#80FFFF"/>
    </style:style>
    <style:style style:name="T627" style:parent-style-name="Domyślnaczcionkaakapitu" style:family="text">
      <style:text-properties fo:background-color="#80FFFF"/>
    </style:style>
    <style:style style:name="T628" style:parent-style-name="Domyślnaczcionkaakapitu" style:family="text">
      <style:text-properties fo:background-color="#80FFFF"/>
    </style:style>
    <style:style style:name="T629" style:parent-style-name="Domyślnaczcionkaakapitu" style:family="text">
      <style:text-properties fo:background-color="#80FFFF"/>
    </style:style>
    <style:style style:name="T630" style:parent-style-name="Domyślnaczcionkaakapitu" style:family="text">
      <style:text-properties fo:background-color="#80FFFF"/>
    </style:style>
    <style:style style:name="P631" style:parent-style-name="Normalny" style:family="paragraph">
      <style:paragraph-properties fo:text-align="justify" fo:line-height="150%" fo:text-indent="0.2479in"/>
    </style:style>
    <style:style style:name="T632" style:parent-style-name="Domyślnaczcionkaakapitu" style:family="text">
      <style:text-properties fo:background-color="#80FFFF"/>
    </style:style>
    <style:style style:name="T633" style:parent-style-name="Domyślnaczcionkaakapitu" style:family="text">
      <style:text-properties fo:background-color="#80FFFF"/>
    </style:style>
    <style:style style:name="P634" style:parent-style-name="Normalny" style:family="paragraph">
      <style:paragraph-properties fo:text-align="justify" fo:line-height="150%" fo:text-indent="0.2479in"/>
    </style:style>
    <style:style style:name="T635" style:parent-style-name="Domyślnaczcionkaakapitu" style:family="text">
      <style:text-properties fo:background-color="#80FFFF"/>
    </style:style>
    <style:style style:name="T636" style:parent-style-name="Domyślnaczcionkaakapitu" style:family="text">
      <style:text-properties fo:background-color="#80FFFF"/>
    </style:style>
    <style:style style:name="T637" style:parent-style-name="Domyślnaczcionkaakapitu" style:family="text">
      <style:text-properties fo:background-color="#80FFFF"/>
    </style:style>
    <style:style style:name="T638" style:parent-style-name="Domyślnaczcionkaakapitu" style:family="text">
      <style:text-properties fo:background-color="#80FFFF"/>
    </style:style>
    <style:style style:name="P639" style:parent-style-name="Normalny" style:family="paragraph">
      <style:paragraph-properties fo:text-align="justify" fo:line-height="150%" fo:text-indent="0.2479in"/>
    </style:style>
    <style:style style:name="T640" style:parent-style-name="Domyślnaczcionkaakapitu" style:family="text">
      <style:text-properties fo:background-color="#80FFFF"/>
    </style:style>
    <style:style style:name="T641" style:parent-style-name="Domyślnaczcionkaakapitu" style:family="text">
      <style:text-properties fo:background-color="#80FFFF"/>
    </style:style>
    <style:style style:name="P642" style:parent-style-name="Normalny" style:family="paragraph">
      <style:paragraph-properties fo:text-align="justify" fo:line-height="150%" fo:text-indent="0.2479in">
        <style:tab-stops>
          <style:tab-stop style:type="left" style:position="3.927in"/>
        </style:tab-stops>
      </style:paragraph-properties>
    </style:style>
    <style:style style:name="T643" style:parent-style-name="Domyślnaczcionkaakapitu" style:family="text">
      <style:text-properties fo:background-color="#80FFFF"/>
    </style:style>
    <style:style style:name="T644" style:parent-style-name="Domyślnaczcionkaakapitu" style:family="text">
      <style:text-properties fo:background-color="#80FFFF"/>
    </style:style>
    <style:style style:name="T645" style:parent-style-name="Domyślnaczcionkaakapitu" style:family="text">
      <style:text-properties fo:background-color="#80FFFF"/>
    </style:style>
    <style:style style:name="T646" style:parent-style-name="Domyślnaczcionkaakapitu" style:family="text">
      <style:text-properties fo:background-color="#80FFFF"/>
    </style:style>
    <style:style style:name="T647" style:parent-style-name="Domyślnaczcionkaakapitu" style:family="text">
      <style:text-properties fo:background-color="#80FFFF"/>
    </style:style>
    <style:style style:name="T648" style:parent-style-name="Domyślnaczcionkaakapitu" style:family="text">
      <style:text-properties fo:background-color="#80FFFF"/>
    </style:style>
    <style:style style:name="T649" style:parent-style-name="Domyślnaczcionkaakapitu" style:family="text">
      <style:text-properties fo:background-color="#80FFFF"/>
    </style:style>
    <style:style style:name="T650" style:parent-style-name="Domyślnaczcionkaakapitu" style:family="text">
      <style:text-properties fo:background-color="#80FFFF"/>
    </style:style>
    <style:style style:name="T651" style:parent-style-name="Domyślnaczcionkaakapitu" style:family="text">
      <style:text-properties fo:background-color="#80FFFF"/>
    </style:style>
    <style:style style:name="T652" style:parent-style-name="Domyślnaczcionkaakapitu" style:family="text">
      <style:text-properties fo:background-color="#80FFFF"/>
    </style:style>
    <style:style style:name="T653" style:parent-style-name="Domyślnaczcionkaakapitu" style:family="text">
      <style:text-properties fo:background-color="#80FFFF"/>
    </style:style>
    <style:style style:name="T654" style:parent-style-name="Domyślnaczcionkaakapitu" style:family="text">
      <style:text-properties fo:background-color="#80FFFF"/>
    </style:style>
    <style:style style:name="T655" style:parent-style-name="Domyślnaczcionkaakapitu" style:family="text">
      <style:text-properties fo:background-color="#80FFFF"/>
    </style:style>
    <style:style style:name="T656" style:parent-style-name="Domyślnaczcionkaakapitu" style:family="text">
      <style:text-properties fo:background-color="#80FFFF"/>
    </style:style>
    <style:style style:name="T657" style:parent-style-name="Domyślnaczcionkaakapitu" style:family="text">
      <style:text-properties fo:background-color="#80FFFF"/>
    </style:style>
    <style:style style:name="T658" style:parent-style-name="Domyślnaczcionkaakapitu" style:family="text">
      <style:text-properties fo:background-color="#80FFFF"/>
    </style:style>
    <style:style style:name="P659" style:parent-style-name="Normalny" style:family="paragraph">
      <style:paragraph-properties fo:text-align="justify" fo:line-height="150%" fo:text-indent="0.2479in"/>
    </style:style>
    <style:style style:name="P660" style:parent-style-name="Normalny" style:family="paragraph">
      <style:paragraph-properties fo:text-align="justify" fo:line-height="150%" fo:text-indent="0.2479in"/>
    </style:style>
    <style:style style:name="T661" style:parent-style-name="Domyślnaczcionkaakapitu" style:family="text">
      <style:text-properties fo:background-color="#80FFFF"/>
    </style:style>
    <style:style style:name="T662" style:parent-style-name="Domyślnaczcionkaakapitu" style:family="text">
      <style:text-properties fo:background-color="#80FFFF"/>
    </style:style>
    <style:style style:name="T663" style:parent-style-name="Domyślnaczcionkaakapitu" style:family="text">
      <style:text-properties fo:background-color="#80FFFF"/>
    </style:style>
    <style:style style:name="T664" style:parent-style-name="Domyślnaczcionkaakapitu" style:family="text">
      <style:text-properties fo:background-color="#80FFFF"/>
    </style:style>
    <style:style style:name="T665" style:parent-style-name="Domyślnaczcionkaakapitu" style:family="text">
      <style:text-properties fo:background-color="#80FFFF"/>
    </style:style>
    <style:style style:name="P666" style:parent-style-name="Normalny" style:family="paragraph">
      <style:paragraph-properties fo:text-align="justify" fo:line-height="150%" fo:text-indent="0.2479in"/>
    </style:style>
    <style:style style:name="T667" style:parent-style-name="Domyślnaczcionkaakapitu" style:family="text">
      <style:text-properties fo:background-color="#80FFFF"/>
    </style:style>
    <style:style style:name="T668" style:parent-style-name="Domyślnaczcionkaakapitu" style:family="text">
      <style:text-properties fo:background-color="#80FFFF"/>
    </style:style>
    <style:style style:name="T669" style:parent-style-name="Domyślnaczcionkaakapitu" style:family="text">
      <style:text-properties fo:background-color="#80FFFF"/>
    </style:style>
    <style:style style:name="T670" style:parent-style-name="Domyślnaczcionkaakapitu" style:family="text">
      <style:text-properties fo:background-color="#80FFFF"/>
    </style:style>
    <style:style style:name="T671" style:parent-style-name="Domyślnaczcionkaakapitu" style:family="text">
      <style:text-properties fo:background-color="#80FFFF"/>
    </style:style>
    <style:style style:name="T672" style:parent-style-name="Domyślnaczcionkaakapitu" style:family="text">
      <style:text-properties fo:background-color="#80FFFF"/>
    </style:style>
    <style:style style:name="P673" style:parent-style-name="Normalny" style:family="paragraph">
      <style:paragraph-properties fo:text-align="justify" fo:line-height="150%" fo:text-indent="0.2479in"/>
    </style:style>
    <style:style style:name="T674" style:parent-style-name="Domyślnaczcionkaakapitu" style:family="text">
      <style:text-properties fo:background-color="#80FFFF"/>
    </style:style>
    <style:style style:name="P675" style:parent-style-name="Normalny" style:family="paragraph">
      <style:paragraph-properties fo:text-align="justify" fo:line-height="150%" fo:text-indent="0.2479in"/>
    </style:style>
    <style:style style:name="T676" style:parent-style-name="Domyślnaczcionkaakapitu" style:family="text">
      <style:text-properties fo:background-color="#80FFFF"/>
    </style:style>
    <style:style style:name="T677" style:parent-style-name="Domyślnaczcionkaakapitu" style:family="text">
      <style:text-properties fo:background-color="#80FFFF"/>
    </style:style>
    <style:style style:name="P678" style:parent-style-name="Normalny" style:family="paragraph">
      <style:paragraph-properties fo:text-align="justify" fo:line-height="150%" fo:text-indent="0.2479in"/>
    </style:style>
    <style:style style:name="T679" style:parent-style-name="Domyślnaczcionkaakapitu" style:family="text">
      <style:text-properties fo:background-color="#80FFFF"/>
    </style:style>
    <style:style style:name="P680" style:parent-style-name="Normalny" style:family="paragraph">
      <style:paragraph-properties fo:text-align="justify" fo:line-height="150%" fo:text-indent="0.2479in"/>
    </style:style>
    <style:style style:name="P681" style:parent-style-name="Normalny" style:family="paragraph">
      <style:paragraph-properties fo:text-align="justify" fo:line-height="150%" fo:text-indent="0.2479in"/>
    </style:style>
    <style:style style:name="T682" style:parent-style-name="Domyślnaczcionkaakapitu" style:family="text">
      <style:text-properties fo:background-color="#80FFFF"/>
    </style:style>
    <style:style style:name="T683" style:parent-style-name="Domyślnaczcionkaakapitu" style:family="text">
      <style:text-properties fo:background-color="#80FFFF"/>
    </style:style>
    <style:style style:name="T684" style:parent-style-name="Domyślnaczcionkaakapitu" style:family="text">
      <style:text-properties fo:background-color="#80FFFF"/>
    </style:style>
    <style:style style:name="P685" style:parent-style-name="Normalny" style:family="paragraph">
      <style:paragraph-properties fo:text-align="justify" fo:line-height="150%" fo:text-indent="0.2479in"/>
    </style:style>
    <style:style style:name="T686" style:parent-style-name="Domyślnaczcionkaakapitu" style:family="text">
      <style:text-properties fo:background-color="#80FFFF"/>
    </style:style>
    <style:style style:name="T687" style:parent-style-name="Domyślnaczcionkaakapitu" style:family="text">
      <style:text-properties fo:background-color="#80FFFF"/>
    </style:style>
    <style:style style:name="T688" style:parent-style-name="Domyślnaczcionkaakapitu" style:family="text">
      <style:text-properties fo:background-color="#80FFFF"/>
    </style:style>
    <style:style style:name="P689" style:parent-style-name="Normalny" style:family="paragraph">
      <style:paragraph-properties fo:text-align="justify" fo:line-height="150%" fo:text-indent="0.2479in"/>
    </style:style>
    <style:style style:name="T690" style:parent-style-name="Domyślnaczcionkaakapitu" style:family="text">
      <style:text-properties fo:background-color="#80FFFF"/>
    </style:style>
    <style:style style:name="T691" style:parent-style-name="Domyślnaczcionkaakapitu" style:family="text">
      <style:text-properties fo:background-color="#80FFFF"/>
    </style:style>
    <style:style style:name="T692" style:parent-style-name="Domyślnaczcionkaakapitu" style:family="text">
      <style:text-properties fo:background-color="#80FFFF"/>
    </style:style>
    <style:style style:name="T693" style:parent-style-name="Domyślnaczcionkaakapitu" style:family="text">
      <style:text-properties fo:background-color="#80FFFF"/>
    </style:style>
    <style:style style:name="T694" style:parent-style-name="Domyślnaczcionkaakapitu" style:family="text">
      <style:text-properties fo:background-color="#80FFFF"/>
    </style:style>
    <style:style style:name="T695" style:parent-style-name="Domyślnaczcionkaakapitu" style:family="text">
      <style:text-properties fo:background-color="#80FFFF"/>
    </style:style>
    <style:style style:name="T696" style:parent-style-name="Domyślnaczcionkaakapitu" style:family="text">
      <style:text-properties fo:background-color="#80FFFF"/>
    </style:style>
    <style:style style:name="T697" style:parent-style-name="Domyślnaczcionkaakapitu" style:family="text">
      <style:text-properties fo:background-color="#80FFFF"/>
    </style:style>
    <style:style style:name="P698" style:parent-style-name="Normalny" style:family="paragraph">
      <style:paragraph-properties fo:text-align="justify" fo:line-height="150%" fo:text-indent="0.2479in"/>
    </style:style>
    <style:style style:name="T699" style:parent-style-name="Domyślnaczcionkaakapitu" style:family="text">
      <style:text-properties fo:background-color="#80FFFF"/>
    </style:style>
    <style:style style:name="T700" style:parent-style-name="Domyślnaczcionkaakapitu" style:family="text">
      <style:text-properties fo:background-color="#80FFFF"/>
    </style:style>
    <style:style style:name="T701" style:parent-style-name="Domyślnaczcionkaakapitu" style:family="text">
      <style:text-properties fo:background-color="#80FFFF"/>
    </style:style>
    <style:style style:name="P702" style:parent-style-name="Normalny" style:family="paragraph">
      <style:paragraph-properties fo:text-align="justify" fo:line-height="150%" fo:text-indent="0.2479in"/>
    </style:style>
    <style:style style:name="T703" style:parent-style-name="Domyślnaczcionkaakapitu" style:family="text">
      <style:text-properties fo:background-color="#80FFFF"/>
    </style:style>
    <style:style style:name="P704" style:parent-style-name="Normalny" style:family="paragraph">
      <style:paragraph-properties fo:text-align="justify" fo:line-height="150%" fo:text-indent="0.2479in"/>
    </style:style>
    <style:style style:name="P705" style:parent-style-name="Normalny" style:family="paragraph">
      <style:paragraph-properties fo:text-align="justify" fo:line-height="150%" fo:text-indent="0.2479in"/>
    </style:style>
    <style:style style:name="T706" style:parent-style-name="Domyślnaczcionkaakapitu" style:family="text">
      <style:text-properties fo:background-color="#80FFFF"/>
    </style:style>
    <style:style style:name="T707" style:parent-style-name="Domyślnaczcionkaakapitu" style:family="text">
      <style:text-properties fo:background-color="#80FFFF"/>
    </style:style>
    <style:style style:name="T708" style:parent-style-name="Domyślnaczcionkaakapitu" style:family="text">
      <style:text-properties fo:background-color="#80FFFF"/>
    </style:style>
    <style:style style:name="T709" style:parent-style-name="Domyślnaczcionkaakapitu" style:family="text">
      <style:text-properties fo:background-color="#80FFFF"/>
    </style:style>
    <style:style style:name="T710" style:parent-style-name="Domyślnaczcionkaakapitu" style:family="text">
      <style:text-properties fo:background-color="#80FFFF"/>
    </style:style>
    <style:style style:name="P711" style:parent-style-name="Normalny" style:family="paragraph">
      <style:paragraph-properties fo:text-align="justify" fo:line-height="150%" fo:text-indent="0.2479in"/>
    </style:style>
    <style:style style:name="P712" style:parent-style-name="Normalny" style:family="paragraph">
      <style:paragraph-properties fo:text-align="justify" fo:line-height="150%" fo:text-indent="0.2479in"/>
    </style:style>
    <style:style style:name="T713" style:parent-style-name="Domyślnaczcionkaakapitu" style:family="text">
      <style:text-properties fo:background-color="#80FFFF"/>
    </style:style>
    <style:style style:name="T714" style:parent-style-name="Domyślnaczcionkaakapitu" style:family="text">
      <style:text-properties fo:background-color="#80FFFF"/>
    </style:style>
    <style:style style:name="T715" style:parent-style-name="Domyślnaczcionkaakapitu" style:family="text">
      <style:text-properties fo:background-color="#80FFFF"/>
    </style:style>
    <style:style style:name="P716" style:parent-style-name="Normalny" style:family="paragraph">
      <style:paragraph-properties fo:text-align="justify" fo:line-height="150%" fo:text-indent="0.2479in"/>
    </style:style>
    <style:style style:name="T717" style:parent-style-name="Domyślnaczcionkaakapitu" style:family="text">
      <style:text-properties fo:background-color="#80FFFF"/>
    </style:style>
    <style:style style:name="T718" style:parent-style-name="Domyślnaczcionkaakapitu" style:family="text">
      <style:text-properties fo:background-color="#80FFFF"/>
    </style:style>
    <style:style style:name="T719" style:parent-style-name="Domyślnaczcionkaakapitu" style:family="text">
      <style:text-properties fo:background-color="#80FFFF"/>
    </style:style>
    <style:style style:name="T720" style:parent-style-name="Domyślnaczcionkaakapitu" style:family="text">
      <style:text-properties fo:background-color="#80FFFF"/>
    </style:style>
    <style:style style:name="P721" style:parent-style-name="Normalny" style:family="paragraph">
      <style:paragraph-properties fo:text-align="justify" fo:line-height="150%" fo:text-indent="0.2479in"/>
    </style:style>
    <style:style style:name="T722" style:parent-style-name="Domyślnaczcionkaakapitu" style:family="text">
      <style:text-properties fo:background-color="#80FFFF"/>
    </style:style>
    <style:style style:name="T723" style:parent-style-name="Domyślnaczcionkaakapitu" style:family="text">
      <style:text-properties fo:background-color="#80FFFF"/>
    </style:style>
    <style:style style:name="P724" style:parent-style-name="Normalny" style:family="paragraph">
      <style:paragraph-properties fo:text-align="justify" fo:line-height="150%" fo:text-indent="0.2479in"/>
    </style:style>
    <style:style style:name="T725" style:parent-style-name="Domyślnaczcionkaakapitu" style:family="text">
      <style:text-properties fo:background-color="#80FFFF"/>
    </style:style>
    <style:style style:name="T726" style:parent-style-name="Domyślnaczcionkaakapitu" style:family="text">
      <style:text-properties fo:background-color="#80FFFF"/>
    </style:style>
    <style:style style:name="T727" style:parent-style-name="Domyślnaczcionkaakapitu" style:family="text">
      <style:text-properties fo:background-color="#80FFFF"/>
    </style:style>
    <style:style style:name="P728" style:parent-style-name="Normalny" style:family="paragraph">
      <style:paragraph-properties fo:text-align="justify" fo:line-height="150%" fo:text-indent="0.2479in"/>
    </style:style>
    <style:style style:name="T729" style:parent-style-name="Domyślnaczcionkaakapitu" style:family="text">
      <style:text-properties fo:background-color="#80FFFF"/>
    </style:style>
    <style:style style:name="P730" style:parent-style-name="Normalny" style:family="paragraph">
      <style:paragraph-properties fo:text-align="justify" fo:line-height="150%" fo:text-indent="0.2479in"/>
    </style:style>
    <style:style style:name="T731" style:parent-style-name="Domyślnaczcionkaakapitu" style:family="text">
      <style:text-properties fo:background-color="#80FFFF"/>
    </style:style>
    <style:style style:name="T732" style:parent-style-name="Domyślnaczcionkaakapitu" style:family="text">
      <style:text-properties fo:background-color="#80FFFF"/>
    </style:style>
    <style:style style:name="P733" style:parent-style-name="Normalny" style:family="paragraph">
      <style:paragraph-properties fo:text-align="justify" fo:line-height="150%" fo:text-indent="0.2479in"/>
    </style:style>
    <style:style style:name="T734" style:parent-style-name="Domyślnaczcionkaakapitu" style:family="text">
      <style:text-properties fo:background-color="#80FFFF"/>
    </style:style>
    <style:style style:name="P735" style:parent-style-name="Normalny" style:family="paragraph">
      <style:paragraph-properties fo:text-align="justify" fo:line-height="150%" fo:text-indent="0.2479in"/>
    </style:style>
    <style:style style:name="T736" style:parent-style-name="Domyślnaczcionkaakapitu" style:family="text">
      <style:text-properties fo:background-color="#80FFFF"/>
    </style:style>
    <style:style style:name="T737" style:parent-style-name="Domyślnaczcionkaakapitu" style:family="text">
      <style:text-properties fo:background-color="#80FFFF"/>
    </style:style>
    <style:style style:name="P738" style:parent-style-name="Normalny" style:family="paragraph">
      <style:paragraph-properties fo:text-align="justify" fo:line-height="150%" fo:text-indent="0.2479in"/>
    </style:style>
    <style:style style:name="T739" style:parent-style-name="Domyślnaczcionkaakapitu" style:family="text">
      <style:text-properties fo:background-color="#80FFFF"/>
    </style:style>
    <style:style style:name="P740" style:parent-style-name="Normalny" style:family="paragraph">
      <style:paragraph-properties fo:text-align="justify" fo:line-height="150%" fo:text-indent="0.2479in"/>
    </style:style>
    <style:style style:name="T741" style:parent-style-name="Domyślnaczcionkaakapitu" style:family="text">
      <style:text-properties fo:background-color="#80FFFF"/>
    </style:style>
    <style:style style:name="P742" style:parent-style-name="Normalny" style:family="paragraph">
      <style:paragraph-properties fo:text-align="justify" fo:line-height="150%" fo:text-indent="0.2479in"/>
    </style:style>
    <style:style style:name="T743" style:parent-style-name="Domyślnaczcionkaakapitu" style:family="text">
      <style:text-properties fo:background-color="#80FFFF"/>
    </style:style>
    <style:style style:name="P744" style:parent-style-name="Normalny" style:family="paragraph">
      <style:paragraph-properties fo:text-align="justify" fo:line-height="150%"/>
    </style:style>
    <style:style style:name="T745" style:parent-style-name="Domyślnaczcionkaakapitu" style:family="text">
      <style:text-properties style:text-underline-type="single" style:text-underline-style="solid" style:text-underline-width="auto" style:text-underline-mode="continuous"/>
    </style:style>
    <style:style style:name="P746" style:parent-style-name="Normalny" style:family="paragraph">
      <style:paragraph-properties fo:text-align="justify" fo:line-height="150%" fo:text-indent="0.2479in"/>
    </style:style>
    <style:style style:name="T747" style:parent-style-name="Domyślnaczcionkaakapitu" style:family="text">
      <style:text-properties fo:background-color="#80FFFF"/>
    </style:style>
    <style:style style:name="T748" style:parent-style-name="Domyślnaczcionkaakapitu" style:family="text">
      <style:text-properties fo:background-color="#80FFFF"/>
    </style:style>
    <style:style style:name="P749" style:parent-style-name="Normalny" style:family="paragraph">
      <style:paragraph-properties fo:text-align="justify" fo:line-height="150%" fo:text-indent="0.2479in"/>
    </style:style>
    <style:style style:name="T750" style:parent-style-name="Domyślnaczcionkaakapitu" style:family="text">
      <style:text-properties fo:background-color="#80FFFF"/>
    </style:style>
    <style:style style:name="P751" style:parent-style-name="Normalny" style:family="paragraph">
      <style:paragraph-properties fo:text-align="justify" fo:line-height="150%" fo:text-indent="0.2479in"/>
    </style:style>
    <style:style style:name="T752" style:parent-style-name="Domyślnaczcionkaakapitu" style:family="text">
      <style:text-properties fo:background-color="#80FFFF"/>
    </style:style>
    <style:style style:name="P753" style:parent-style-name="Normalny" style:family="paragraph">
      <style:paragraph-properties fo:text-align="justify" fo:line-height="150%"/>
    </style:style>
    <style:style style:name="T754" style:parent-style-name="Domyślnaczcionkaakapitu" style:family="text">
      <style:text-properties style:text-underline-type="single" style:text-underline-style="solid" style:text-underline-width="auto" style:text-underline-mode="continuous"/>
    </style:style>
    <style:style style:name="T755" style:parent-style-name="Domyślnaczcionkaakapitu" style:family="text">
      <style:text-properties fo:background-color="#80FFFF" style:text-underline-type="single" style:text-underline-style="solid" style:text-underline-width="auto" style:text-underline-mode="continuous"/>
    </style:style>
    <style:style style:name="T756" style:parent-style-name="Domyślnaczcionkaakapitu" style:family="text">
      <style:text-properties style:text-underline-type="single" style:text-underline-style="solid" style:text-underline-width="auto" style:text-underline-mode="continuous"/>
    </style:style>
    <style:style style:name="T757" style:parent-style-name="Domyślnaczcionkaakapitu" style:family="text">
      <style:text-properties fo:background-color="#80FFFF" style:text-underline-type="single" style:text-underline-style="solid" style:text-underline-width="auto" style:text-underline-mode="continuous"/>
    </style:style>
    <style:style style:name="T758" style:parent-style-name="Domyślnaczcionkaakapitu" style:family="text">
      <style:text-properties style:text-underline-type="single" style:text-underline-style="solid" style:text-underline-width="auto" style:text-underline-mode="continuous"/>
    </style:style>
    <style:style style:name="P759" style:parent-style-name="Normalny" style:family="paragraph">
      <style:paragraph-properties fo:text-align="justify" fo:line-height="150%" fo:text-indent="0.2479in"/>
    </style:style>
    <style:style style:name="T760" style:parent-style-name="Domyślnaczcionkaakapitu" style:family="text">
      <style:text-properties fo:background-color="#80FFFF"/>
    </style:style>
    <style:style style:name="T761" style:parent-style-name="Domyślnaczcionkaakapitu" style:family="text">
      <style:text-properties fo:background-color="#80FFFF"/>
    </style:style>
    <style:style style:name="T762" style:parent-style-name="Domyślnaczcionkaakapitu" style:family="text">
      <style:text-properties fo:background-color="#80FFFF"/>
    </style:style>
    <style:style style:name="P763" style:parent-style-name="Normalny" style:family="paragraph">
      <style:paragraph-properties fo:text-align="justify" fo:line-height="150%" fo:text-indent="0.2479in"/>
    </style:style>
    <style:style style:name="P764" style:parent-style-name="Normalny" style:family="paragraph">
      <style:paragraph-properties fo:text-align="justify" fo:line-height="150%" fo:text-indent="0.2479in"/>
    </style:style>
    <style:style style:name="T765" style:parent-style-name="Domyślnaczcionkaakapitu" style:family="text">
      <style:text-properties fo:background-color="#80FFFF"/>
    </style:style>
    <style:style style:name="P766" style:parent-style-name="Normalny" style:family="paragraph">
      <style:paragraph-properties fo:text-align="justify" fo:line-height="150%" fo:text-indent="0.2479in"/>
    </style:style>
    <style:style style:name="T767" style:parent-style-name="Domyślnaczcionkaakapitu" style:family="text">
      <style:text-properties fo:background-color="#80FFFF"/>
    </style:style>
    <style:style style:name="P768" style:parent-style-name="Normalny" style:family="paragraph">
      <style:paragraph-properties fo:text-align="justify" fo:line-height="150%" fo:text-indent="0.2479in"/>
    </style:style>
    <style:style style:name="T769" style:parent-style-name="Domyślnaczcionkaakapitu" style:family="text">
      <style:text-properties fo:background-color="#80FFFF"/>
    </style:style>
    <style:style style:name="T770" style:parent-style-name="Domyślnaczcionkaakapitu" style:family="text">
      <style:text-properties fo:background-color="#80FFFF"/>
    </style:style>
    <style:style style:name="T771" style:parent-style-name="Domyślnaczcionkaakapitu" style:family="text">
      <style:text-properties fo:background-color="#80FFFF"/>
    </style:style>
    <style:style style:name="P772" style:parent-style-name="Normalny" style:family="paragraph">
      <style:paragraph-properties fo:text-align="justify" fo:line-height="150%" fo:text-indent="0.2479in"/>
    </style:style>
    <style:style style:name="T773" style:parent-style-name="Domyślnaczcionkaakapitu" style:family="text">
      <style:text-properties fo:background-color="#80FFFF"/>
    </style:style>
    <style:style style:name="T774" style:parent-style-name="Domyślnaczcionkaakapitu" style:family="text">
      <style:text-properties fo:background-color="#80FFFF"/>
    </style:style>
    <style:style style:name="P775" style:parent-style-name="Normalny" style:family="paragraph">
      <style:paragraph-properties fo:text-align="justify" fo:line-height="150%" fo:text-indent="0.2479in"/>
    </style:style>
    <style:style style:name="T776" style:parent-style-name="Domyślnaczcionkaakapitu" style:family="text">
      <style:text-properties fo:background-color="#80FFFF"/>
    </style:style>
    <style:style style:name="T777" style:parent-style-name="Domyślnaczcionkaakapitu" style:family="text">
      <style:text-properties fo:background-color="#80FFFF"/>
    </style:style>
    <style:style style:name="P778" style:parent-style-name="Normalny" style:family="paragraph">
      <style:paragraph-properties fo:text-align="justify" fo:line-height="150%" fo:text-indent="0.2479in"/>
    </style:style>
    <style:style style:name="T779" style:parent-style-name="Domyślnaczcionkaakapitu" style:family="text">
      <style:text-properties fo:background-color="#80FFFF"/>
    </style:style>
    <style:style style:name="P780" style:parent-style-name="Normalny" style:family="paragraph">
      <style:paragraph-properties fo:text-align="justify" fo:line-height="150%" fo:text-indent="0.2479in">
        <style:tab-stops>
          <style:tab-stop style:type="left" style:position="6.3916in"/>
        </style:tab-stops>
      </style:paragraph-properties>
    </style:style>
    <style:style style:name="T781" style:parent-style-name="Domyślnaczcionkaakapitu" style:family="text">
      <style:text-properties fo:background-color="#80FFFF"/>
    </style:style>
    <style:style style:name="T782" style:parent-style-name="Domyślnaczcionkaakapitu" style:family="text">
      <style:text-properties fo:background-color="#80FFFF"/>
    </style:style>
    <style:style style:name="P783" style:parent-style-name="Normalny" style:family="paragraph">
      <style:paragraph-properties fo:text-align="justify" fo:line-height="150%" fo:text-indent="0.2479in"/>
    </style:style>
    <style:style style:name="T784" style:parent-style-name="Domyślnaczcionkaakapitu" style:family="text">
      <style:text-properties fo:background-color="#80FFFF"/>
    </style:style>
    <style:style style:name="P785" style:parent-style-name="Normalny" style:family="paragraph">
      <style:paragraph-properties fo:text-align="justify" fo:line-height="150%" fo:text-indent="0.2479in"/>
    </style:style>
    <style:style style:name="T786" style:parent-style-name="Domyślnaczcionkaakapitu" style:family="text">
      <style:text-properties fo:background-color="#80FFFF"/>
    </style:style>
    <style:style style:name="P787" style:parent-style-name="Normalny" style:family="paragraph">
      <style:paragraph-properties fo:text-align="justify" fo:line-height="150%" fo:text-indent="0.2479in"/>
    </style:style>
    <style:style style:name="T788" style:parent-style-name="Domyślnaczcionkaakapitu" style:family="text">
      <style:text-properties fo:background-color="#80FFFF"/>
    </style:style>
    <style:style style:name="T789" style:parent-style-name="Domyślnaczcionkaakapitu" style:family="text">
      <style:text-properties fo:background-color="#80FFFF"/>
    </style:style>
    <style:style style:name="P790" style:parent-style-name="Normalny" style:family="paragraph">
      <style:paragraph-properties fo:text-align="justify" fo:line-height="150%"/>
    </style:style>
    <style:style style:name="T791" style:parent-style-name="Domyślnaczcionkaakapitu" style:family="text">
      <style:text-properties fo:background-color="#80FFFF" style:text-underline-type="single" style:text-underline-style="solid" style:text-underline-width="auto" style:text-underline-mode="continuous"/>
    </style:style>
    <style:style style:name="T792" style:parent-style-name="Domyślnaczcionkaakapitu" style:family="text">
      <style:text-properties style:text-underline-type="single" style:text-underline-style="solid" style:text-underline-width="auto" style:text-underline-mode="continuous"/>
    </style:style>
    <style:style style:name="P793" style:parent-style-name="Normalny" style:family="paragraph">
      <style:paragraph-properties fo:text-align="justify" fo:line-height="150%" fo:text-indent="0.2479in"/>
    </style:style>
    <style:style style:name="T794" style:parent-style-name="Domyślnaczcionkaakapitu" style:family="text">
      <style:text-properties fo:background-color="#80FFFF"/>
    </style:style>
    <style:style style:name="T795" style:parent-style-name="Domyślnaczcionkaakapitu" style:family="text">
      <style:text-properties fo:background-color="#80FFFF"/>
    </style:style>
    <style:style style:name="T796" style:parent-style-name="Domyślnaczcionkaakapitu" style:family="text">
      <style:text-properties fo:background-color="#80FFFF"/>
    </style:style>
    <style:style style:name="P797" style:parent-style-name="Normalny" style:family="paragraph">
      <style:paragraph-properties fo:text-align="justify" fo:line-height="150%"/>
    </style:style>
    <style:style style:name="T798" style:parent-style-name="Domyślnaczcionkaakapitu" style:family="text">
      <style:text-properties fo:background-color="#80FFFF" style:text-underline-type="single" style:text-underline-style="solid" style:text-underline-width="auto" style:text-underline-mode="continuous"/>
    </style:style>
    <style:style style:name="T799" style:parent-style-name="Domyślnaczcionkaakapitu" style:family="text">
      <style:text-properties style:text-underline-type="single" style:text-underline-style="solid" style:text-underline-width="auto" style:text-underline-mode="continuous"/>
    </style:style>
    <style:style style:name="P800" style:parent-style-name="Normalny" style:family="paragraph">
      <style:paragraph-properties fo:text-align="justify" fo:line-height="150%" fo:text-indent="0.2479in"/>
    </style:style>
    <style:style style:name="P801" style:parent-style-name="Normalny" style:family="paragraph">
      <style:paragraph-properties fo:text-align="justify" fo:line-height="150%" fo:text-indent="0.2479in"/>
    </style:style>
    <style:style style:name="T802" style:parent-style-name="Domyślnaczcionkaakapitu" style:family="text">
      <style:text-properties fo:background-color="#80FFFF"/>
    </style:style>
    <style:style style:name="P803" style:parent-style-name="Normalny" style:family="paragraph">
      <style:paragraph-properties fo:text-align="justify" fo:line-height="150%"/>
    </style:style>
    <style:style style:name="T804" style:parent-style-name="Domyślnaczcionkaakapitu" style:family="text">
      <style:text-properties style:text-underline-type="single" style:text-underline-style="solid" style:text-underline-width="auto" style:text-underline-mode="continuous"/>
    </style:style>
    <style:style style:name="T805" style:parent-style-name="Domyślnaczcionkaakapitu" style:family="text">
      <style:text-properties fo:background-color="#80FFFF" style:text-underline-type="single" style:text-underline-style="solid" style:text-underline-width="auto" style:text-underline-mode="continuous"/>
    </style:style>
    <style:style style:name="P806" style:parent-style-name="Normalny" style:family="paragraph">
      <style:paragraph-properties fo:text-align="justify" fo:line-height="150%" fo:text-indent="0.2479in"/>
    </style:style>
    <style:style style:name="P807" style:parent-style-name="Normalny" style:family="paragraph">
      <style:paragraph-properties fo:text-align="justify" fo:line-height="150%"/>
    </style:style>
    <style:style style:name="T808" style:parent-style-name="Domyślnaczcionkaakapitu" style:family="text">
      <style:text-properties style:text-underline-type="single" style:text-underline-style="solid" style:text-underline-width="auto" style:text-underline-mode="continuous"/>
    </style:style>
    <style:style style:name="P809" style:parent-style-name="Normalny" style:family="paragraph">
      <style:paragraph-properties fo:text-align="justify" fo:line-height="150%" fo:text-indent="0.2479in"/>
    </style:style>
    <style:style style:name="T810" style:parent-style-name="Domyślnaczcionkaakapitu" style:family="text">
      <style:text-properties fo:background-color="#80FFFF"/>
    </style:style>
    <style:style style:name="T811" style:parent-style-name="Domyślnaczcionkaakapitu" style:family="text">
      <style:text-properties fo:background-color="#80FFFF"/>
    </style:style>
    <style:style style:name="P812" style:parent-style-name="Normalny" style:family="paragraph">
      <style:paragraph-properties fo:text-align="justify" fo:line-height="150%"/>
    </style:style>
    <style:style style:name="T813" style:parent-style-name="Domyślnaczcionkaakapitu" style:family="text">
      <style:text-properties style:text-underline-type="single" style:text-underline-style="solid" style:text-underline-width="auto" style:text-underline-mode="continuous"/>
    </style:style>
    <style:style style:name="P814" style:parent-style-name="Normalny" style:family="paragraph">
      <style:paragraph-properties fo:text-align="justify" fo:line-height="150%" fo:text-indent="0.2479in"/>
    </style:style>
    <style:style style:name="T815" style:parent-style-name="Domyślnaczcionkaakapitu" style:family="text">
      <style:text-properties fo:background-color="#80FFFF"/>
    </style:style>
    <style:style style:name="P816" style:parent-style-name="Normalny" style:family="paragraph">
      <style:paragraph-properties fo:text-align="justify" fo:line-height="150%"/>
    </style:style>
    <style:style style:name="T817" style:parent-style-name="Domyślnaczcionkaakapitu" style:family="text">
      <style:text-properties style:text-underline-type="single" style:text-underline-style="solid" style:text-underline-width="auto" style:text-underline-mode="continuous"/>
    </style:style>
    <style:style style:name="P818" style:parent-style-name="Normalny" style:family="paragraph">
      <style:paragraph-properties fo:text-align="justify" fo:line-height="150%" fo:text-indent="0.2479in"/>
    </style:style>
    <style:style style:name="T819" style:parent-style-name="Domyślnaczcionkaakapitu" style:family="text">
      <style:text-properties fo:background-color="#80FFFF"/>
    </style:style>
    <style:style style:name="T820" style:parent-style-name="Domyślnaczcionkaakapitu" style:family="text">
      <style:text-properties fo:background-color="#80FFFF"/>
    </style:style>
    <style:style style:name="T821" style:parent-style-name="Domyślnaczcionkaakapitu" style:family="text">
      <style:text-properties fo:background-color="#80FFFF"/>
    </style:style>
    <style:style style:name="T822" style:parent-style-name="Domyślnaczcionkaakapitu" style:family="text">
      <style:text-properties fo:background-color="#80FFFF"/>
    </style:style>
    <style:style style:name="T823" style:parent-style-name="Domyślnaczcionkaakapitu" style:family="text">
      <style:text-properties fo:background-color="#80FFFF"/>
    </style:style>
    <style:style style:name="T824" style:parent-style-name="Domyślnaczcionkaakapitu" style:family="text">
      <style:text-properties fo:background-color="#80FFFF"/>
    </style:style>
    <style:style style:name="T825" style:parent-style-name="Domyślnaczcionkaakapitu" style:family="text">
      <style:text-properties fo:background-color="#80FFFF"/>
    </style:style>
    <style:style style:name="T826" style:parent-style-name="Domyślnaczcionkaakapitu" style:family="text">
      <style:text-properties fo:background-color="#80FFFF"/>
    </style:style>
    <style:style style:name="T827" style:parent-style-name="Domyślnaczcionkaakapitu" style:family="text">
      <style:text-properties fo:background-color="#80FFFF"/>
    </style:style>
    <style:style style:name="T828" style:parent-style-name="Domyślnaczcionkaakapitu" style:family="text">
      <style:text-properties fo:background-color="#80FFFF"/>
    </style:style>
    <style:style style:name="T829" style:parent-style-name="Domyślnaczcionkaakapitu" style:family="text">
      <style:text-properties fo:background-color="#80FFFF"/>
    </style:style>
    <style:style style:name="P830" style:parent-style-name="Normalny" style:family="paragraph">
      <style:paragraph-properties fo:text-align="justify" fo:line-height="150%" fo:text-indent="0.2479in"/>
    </style:style>
    <style:style style:name="P831" style:parent-style-name="Normalny" style:family="paragraph">
      <style:paragraph-properties fo:text-align="justify" fo:line-height="150%" fo:text-indent="0.2479in"/>
    </style:style>
    <style:style style:name="T832" style:parent-style-name="Domyślnaczcionkaakapitu" style:family="text">
      <style:text-properties fo:background-color="#80FFFF"/>
    </style:style>
    <style:style style:name="P833" style:parent-style-name="Normalny" style:family="paragraph">
      <style:paragraph-properties fo:text-align="justify" fo:line-height="150%" fo:text-indent="0.2479in"/>
    </style:style>
    <style:style style:name="P834" style:parent-style-name="Normalny" style:family="paragraph">
      <style:paragraph-properties fo:text-align="justify" fo:line-height="150%"/>
    </style:style>
    <style:style style:name="T835" style:parent-style-name="Domyślnaczcionkaakapitu" style:family="text">
      <style:text-properties style:text-underline-type="single" style:text-underline-style="solid" style:text-underline-width="auto" style:text-underline-mode="continuous"/>
    </style:style>
    <style:style style:name="P836" style:parent-style-name="Normalny" style:family="paragraph">
      <style:paragraph-properties fo:text-align="justify" fo:line-height="150%" fo:text-indent="0.2479in"/>
    </style:style>
    <style:style style:name="T837" style:parent-style-name="Domyślnaczcionkaakapitu" style:family="text">
      <style:text-properties fo:background-color="#80FFFF"/>
    </style:style>
    <style:style style:name="T838" style:parent-style-name="Domyślnaczcionkaakapitu" style:family="text">
      <style:text-properties fo:background-color="#80FFFF"/>
    </style:style>
    <style:style style:name="T839" style:parent-style-name="Domyślnaczcionkaakapitu" style:family="text">
      <style:text-properties fo:background-color="#80FFFF"/>
    </style:style>
    <style:style style:name="T840" style:parent-style-name="Domyślnaczcionkaakapitu" style:family="text">
      <style:text-properties fo:background-color="#80FFFF"/>
    </style:style>
    <style:style style:name="T841" style:parent-style-name="Domyślnaczcionkaakapitu" style:family="text">
      <style:text-properties fo:background-color="#80FFFF"/>
    </style:style>
    <style:style style:name="T842" style:parent-style-name="Domyślnaczcionkaakapitu" style:family="text">
      <style:text-properties fo:background-color="#80FFFF"/>
    </style:style>
    <style:style style:name="T843" style:parent-style-name="Domyślnaczcionkaakapitu" style:family="text">
      <style:text-properties fo:background-color="#80FFFF"/>
    </style:style>
    <style:style style:name="T844" style:parent-style-name="Domyślnaczcionkaakapitu" style:family="text">
      <style:text-properties fo:background-color="#80FFFF"/>
    </style:style>
    <style:style style:name="P845" style:parent-style-name="Normalny" style:family="paragraph">
      <style:paragraph-properties fo:text-align="justify" fo:line-height="150%" fo:text-indent="0.2479in"/>
    </style:style>
    <style:style style:name="T846" style:parent-style-name="Domyślnaczcionkaakapitu" style:family="text">
      <style:text-properties fo:background-color="#80FFFF"/>
    </style:style>
    <style:style style:name="T847" style:parent-style-name="Domyślnaczcionkaakapitu" style:family="text">
      <style:text-properties fo:background-color="#80FFFF"/>
    </style:style>
    <style:style style:name="T848" style:parent-style-name="Domyślnaczcionkaakapitu" style:family="text">
      <style:text-properties fo:background-color="#80FFFF"/>
    </style:style>
    <style:style style:name="T849" style:parent-style-name="Domyślnaczcionkaakapitu" style:family="text">
      <style:text-properties fo:background-color="#80FFFF"/>
    </style:style>
    <style:style style:name="P850" style:parent-style-name="Normalny" style:family="paragraph">
      <style:paragraph-properties fo:text-align="justify" fo:line-height="150%" fo:text-indent="0.2479in"/>
    </style:style>
    <style:style style:name="T851" style:parent-style-name="Domyślnaczcionkaakapitu" style:family="text">
      <style:text-properties fo:background-color="#80FFFF"/>
    </style:style>
    <style:style style:name="P852" style:parent-style-name="Normalny" style:family="paragraph">
      <style:paragraph-properties fo:text-align="justify" fo:line-height="150%" fo:text-indent="0.2479in"/>
    </style:style>
    <style:style style:name="P853" style:parent-style-name="Normalny" style:family="paragraph">
      <style:paragraph-properties fo:text-align="justify" fo:line-height="150%"/>
    </style:style>
    <style:style style:name="T854" style:parent-style-name="Domyślnaczcionkaakapitu" style:family="text">
      <style:text-properties style:text-underline-type="single" style:text-underline-style="solid" style:text-underline-width="auto" style:text-underline-mode="continuous"/>
    </style:style>
    <style:style style:name="P855" style:parent-style-name="Normalny" style:family="paragraph">
      <style:paragraph-properties fo:text-align="justify" fo:line-height="150%" fo:text-indent="0.2479in"/>
    </style:style>
    <style:style style:name="P856" style:parent-style-name="Normalny" style:family="paragraph">
      <style:paragraph-properties fo:text-align="justify" fo:line-height="150%" fo:text-indent="0.2479in"/>
    </style:style>
    <style:style style:name="P857" style:parent-style-name="Normalny" style:family="paragraph">
      <style:paragraph-properties fo:text-align="justify" fo:line-height="150%"/>
    </style:style>
    <style:style style:name="T858" style:parent-style-name="Domyślnaczcionkaakapitu" style:family="text">
      <style:text-properties style:text-underline-type="single" style:text-underline-style="solid" style:text-underline-width="auto" style:text-underline-mode="continuous"/>
    </style:style>
    <style:style style:name="P859" style:parent-style-name="Normalny" style:family="paragraph">
      <style:paragraph-properties fo:text-align="justify" fo:line-height="150%" fo:text-indent="0.2479in"/>
    </style:style>
    <style:style style:name="P860" style:parent-style-name="Normalny" style:family="paragraph">
      <style:paragraph-properties fo:text-align="justify" fo:line-height="150%" fo:text-indent="0.2479in"/>
    </style:style>
    <style:style style:name="P861" style:parent-style-name="Normalny" style:family="paragraph">
      <style:paragraph-properties fo:text-align="justify" fo:line-height="150%" fo:text-indent="0.2479in"/>
    </style:style>
    <style:style style:name="P862" style:parent-style-name="Normalny" style:family="paragraph">
      <style:paragraph-properties fo:text-align="justify" fo:line-height="150%"/>
    </style:style>
    <style:style style:name="T863" style:parent-style-name="Domyślnaczcionkaakapitu" style:family="text">
      <style:text-properties style:text-underline-type="single" style:text-underline-style="solid" style:text-underline-width="auto" style:text-underline-mode="continuous"/>
    </style:style>
    <style:style style:name="T864" style:parent-style-name="Domyślnaczcionkaakapitu" style:family="text">
      <style:text-properties fo:background-color="#80FFFF" style:text-underline-type="single" style:text-underline-style="solid" style:text-underline-width="auto" style:text-underline-mode="continuous"/>
    </style:style>
    <style:style style:name="T865" style:parent-style-name="Domyślnaczcionkaakapitu" style:family="text">
      <style:text-properties style:text-underline-type="single" style:text-underline-style="solid" style:text-underline-width="auto" style:text-underline-mode="continuous"/>
    </style:style>
    <style:style style:name="T866" style:parent-style-name="Domyślnaczcionkaakapitu" style:family="text">
      <style:text-properties style:text-underline-type="single" style:text-underline-style="solid" style:text-underline-width="auto" style:text-underline-mode="continuous"/>
    </style:style>
    <style:style style:name="T867" style:parent-style-name="Domyślnaczcionkaakapitu" style:family="text">
      <style:text-properties style:text-underline-type="single" style:text-underline-style="solid" style:text-underline-width="auto" style:text-underline-mode="continuous"/>
    </style:style>
    <style:style style:name="T868" style:parent-style-name="Domyślnaczcionkaakapitu" style:family="text">
      <style:text-properties style:text-underline-type="single" style:text-underline-style="solid" style:text-underline-width="auto" style:text-underline-mode="continuous"/>
    </style:style>
    <style:style style:name="P869" style:parent-style-name="Normalny" style:family="paragraph">
      <style:paragraph-properties fo:text-align="justify" fo:line-height="150%" fo:text-indent="0.2479in"/>
    </style:style>
    <style:style style:name="T870" style:parent-style-name="Domyślnaczcionkaakapitu" style:family="text">
      <style:text-properties fo:background-color="#80FFFF"/>
    </style:style>
    <style:style style:name="P871" style:parent-style-name="Normalny" style:family="paragraph">
      <style:paragraph-properties fo:text-align="justify" fo:line-height="150%" fo:text-indent="0.2479in"/>
    </style:style>
    <style:style style:name="T872" style:parent-style-name="Domyślnaczcionkaakapitu" style:family="text">
      <style:text-properties fo:background-color="#80FFFF"/>
    </style:style>
    <style:style style:name="P873" style:parent-style-name="Normalny" style:family="paragraph">
      <style:paragraph-properties fo:text-align="justify" fo:line-height="150%" fo:text-indent="0.2479in"/>
    </style:style>
    <style:style style:name="T874" style:parent-style-name="Domyślnaczcionkaakapitu" style:family="text">
      <style:text-properties fo:background-color="#80FFFF"/>
    </style:style>
    <style:style style:name="T875" style:parent-style-name="Domyślnaczcionkaakapitu" style:family="text">
      <style:text-properties fo:background-color="#80FFFF"/>
    </style:style>
    <style:style style:name="T876" style:parent-style-name="Domyślnaczcionkaakapitu" style:family="text">
      <style:text-properties fo:background-color="#80FFFF"/>
    </style:style>
    <style:style style:name="T877" style:parent-style-name="Domyślnaczcionkaakapitu" style:family="text">
      <style:text-properties fo:background-color="#80FFFF"/>
    </style:style>
    <style:style style:name="P878" style:parent-style-name="Normalny" style:family="paragraph">
      <style:paragraph-properties fo:text-align="justify" fo:line-height="150%" fo:text-indent="0.2479in"/>
    </style:style>
    <style:style style:name="T879" style:parent-style-name="Domyślnaczcionkaakapitu" style:family="text">
      <style:text-properties fo:background-color="#80FFFF"/>
    </style:style>
    <style:style style:name="T880" style:parent-style-name="Domyślnaczcionkaakapitu" style:family="text">
      <style:text-properties fo:background-color="#80FFFF"/>
    </style:style>
    <style:style style:name="T881" style:parent-style-name="Domyślnaczcionkaakapitu" style:family="text">
      <style:text-properties fo:background-color="#80FFFF"/>
    </style:style>
    <style:style style:name="T882" style:parent-style-name="Domyślnaczcionkaakapitu" style:family="text">
      <style:text-properties fo:background-color="#80FFFF"/>
    </style:style>
    <style:style style:name="T883" style:parent-style-name="Domyślnaczcionkaakapitu" style:family="text">
      <style:text-properties fo:background-color="#80FFFF"/>
    </style:style>
    <style:style style:name="P884" style:parent-style-name="Normalny" style:family="paragraph">
      <style:paragraph-properties fo:text-align="justify" fo:line-height="150%" fo:text-indent="0.2479in"/>
    </style:style>
    <style:style style:name="T885" style:parent-style-name="Domyślnaczcionkaakapitu" style:family="text">
      <style:text-properties fo:background-color="#80FFFF"/>
    </style:style>
    <style:style style:name="P886" style:parent-style-name="Normalny" style:family="paragraph">
      <style:paragraph-properties fo:text-align="justify" fo:line-height="150%" fo:text-indent="0.2479in"/>
    </style:style>
    <style:style style:name="T887" style:parent-style-name="Domyślnaczcionkaakapitu" style:family="text">
      <style:text-properties fo:background-color="#80FFFF"/>
    </style:style>
    <style:style style:name="P888" style:parent-style-name="Normalny" style:family="paragraph">
      <style:paragraph-properties fo:text-align="justify" fo:line-height="150%" fo:text-indent="0.2479in"/>
    </style:style>
    <style:style style:name="T889" style:parent-style-name="Domyślnaczcionkaakapitu" style:family="text">
      <style:text-properties fo:background-color="#80FFFF"/>
    </style:style>
    <style:style style:name="T890" style:parent-style-name="Domyślnaczcionkaakapitu" style:family="text">
      <style:text-properties fo:background-color="#80FFFF"/>
    </style:style>
    <style:style style:name="T891" style:parent-style-name="Domyślnaczcionkaakapitu" style:family="text">
      <style:text-properties fo:background-color="#80FFFF"/>
    </style:style>
    <style:style style:name="T892" style:parent-style-name="Domyślnaczcionkaakapitu" style:family="text">
      <style:text-properties fo:background-color="#80FFFF"/>
    </style:style>
    <style:style style:name="T893" style:parent-style-name="Domyślnaczcionkaakapitu" style:family="text">
      <style:text-properties fo:background-color="#80FFFF"/>
    </style:style>
    <style:style style:name="P894" style:parent-style-name="Normalny" style:family="paragraph">
      <style:paragraph-properties fo:text-align="justify" fo:line-height="150%" fo:text-indent="0.2479in"/>
    </style:style>
    <style:style style:name="T895" style:parent-style-name="Domyślnaczcionkaakapitu" style:family="text">
      <style:text-properties fo:background-color="#80FFFF"/>
    </style:style>
    <style:style style:name="P896" style:parent-style-name="Normalny" style:family="paragraph">
      <style:paragraph-properties fo:text-align="justify" fo:line-height="150%" fo:text-indent="0.2479in"/>
    </style:style>
    <style:style style:name="P897" style:parent-style-name="Normalny" style:family="paragraph">
      <style:paragraph-properties fo:text-align="justify" fo:line-height="150%" fo:text-indent="0.2479in"/>
    </style:style>
    <style:style style:name="P898" style:parent-style-name="Normalny" style:family="paragraph">
      <style:paragraph-properties fo:text-align="justify" fo:line-height="150%" fo:text-indent="0.2479in"/>
    </style:style>
    <style:style style:name="P899" style:parent-style-name="Normalny" style:family="paragraph">
      <style:paragraph-properties fo:text-align="justify" fo:line-height="150%" fo:text-indent="0.2479in"/>
    </style:style>
    <style:style style:name="T900" style:parent-style-name="Domyślnaczcionkaakapitu" style:family="text">
      <style:text-properties fo:background-color="#80FFFF"/>
    </style:style>
    <style:style style:name="T901" style:parent-style-name="Domyślnaczcionkaakapitu" style:family="text">
      <style:text-properties fo:background-color="#80FFFF"/>
    </style:style>
    <style:style style:name="P902" style:parent-style-name="Normalny" style:family="paragraph">
      <style:paragraph-properties fo:text-align="justify" fo:line-height="150%" fo:text-indent="0.2479in"/>
    </style:style>
    <style:style style:name="T903" style:parent-style-name="Domyślnaczcionkaakapitu" style:family="text">
      <style:text-properties fo:background-color="#80FFFF"/>
    </style:style>
    <style:style style:name="P904" style:parent-style-name="Normalny" style:family="paragraph">
      <style:paragraph-properties fo:text-align="justify" fo:line-height="150%" fo:text-indent="0.2479in"/>
    </style:style>
    <style:style style:name="T905" style:parent-style-name="Domyślnaczcionkaakapitu" style:family="text">
      <style:text-properties fo:background-color="#80FFFF"/>
    </style:style>
    <style:style style:name="P906" style:parent-style-name="Normalny" style:family="paragraph">
      <style:paragraph-properties fo:text-align="justify" fo:line-height="150%" fo:text-indent="0.2479in"/>
    </style:style>
    <style:style style:name="T907" style:parent-style-name="Domyślnaczcionkaakapitu" style:family="text">
      <style:text-properties fo:background-color="#80FFFF"/>
    </style:style>
    <style:style style:name="P908" style:parent-style-name="Normalny" style:family="paragraph">
      <style:paragraph-properties fo:text-align="justify" fo:line-height="150%" fo:text-indent="0.2479in"/>
    </style:style>
    <style:style style:name="P909" style:parent-style-name="Normalny" style:family="paragraph">
      <style:paragraph-properties fo:text-align="justify" fo:line-height="150%" fo:text-indent="0.2479in"/>
    </style:style>
    <style:style style:name="T910" style:parent-style-name="Domyślnaczcionkaakapitu" style:family="text">
      <style:text-properties fo:background-color="#80FFFF"/>
    </style:style>
    <style:style style:name="T911" style:parent-style-name="Domyślnaczcionkaakapitu" style:family="text">
      <style:text-properties fo:background-color="#80FFFF"/>
    </style:style>
    <style:style style:name="T912" style:parent-style-name="Domyślnaczcionkaakapitu" style:family="text">
      <style:text-properties fo:background-color="#80FFFF"/>
    </style:style>
    <style:style style:name="T913" style:parent-style-name="Domyślnaczcionkaakapitu" style:family="text">
      <style:text-properties fo:background-color="#80FFFF"/>
    </style:style>
    <style:style style:name="P914" style:parent-style-name="Normalny" style:family="paragraph">
      <style:paragraph-properties fo:text-align="justify" fo:line-height="150%" fo:text-indent="0.2479in"/>
    </style:style>
    <style:style style:name="T915" style:parent-style-name="Domyślnaczcionkaakapitu" style:family="text">
      <style:text-properties fo:background-color="#80FFFF"/>
    </style:style>
    <style:style style:name="P916" style:parent-style-name="Normalny" style:family="paragraph">
      <style:paragraph-properties fo:text-align="justify" fo:line-height="150%" fo:text-indent="0.2479in"/>
    </style:style>
    <style:style style:name="T917" style:parent-style-name="Domyślnaczcionkaakapitu" style:family="text">
      <style:text-properties fo:background-color="#80FFFF"/>
    </style:style>
    <style:style style:name="T918" style:parent-style-name="Domyślnaczcionkaakapitu" style:family="text">
      <style:text-properties fo:background-color="#80FFFF"/>
    </style:style>
    <style:style style:name="T919" style:parent-style-name="Domyślnaczcionkaakapitu" style:family="text">
      <style:text-properties fo:background-color="#80FFFF"/>
    </style:style>
    <style:style style:name="T920" style:parent-style-name="Domyślnaczcionkaakapitu" style:family="text">
      <style:text-properties fo:background-color="#80FFFF"/>
    </style:style>
    <style:style style:name="P921" style:parent-style-name="Normalny" style:family="paragraph">
      <style:paragraph-properties fo:text-align="justify" fo:line-height="150%" fo:text-indent="0.2479in"/>
    </style:style>
    <style:style style:name="T922" style:parent-style-name="Domyślnaczcionkaakapitu" style:family="text">
      <style:text-properties fo:background-color="#80FFFF"/>
    </style:style>
    <style:style style:name="T923" style:parent-style-name="Domyślnaczcionkaakapitu" style:family="text">
      <style:text-properties fo:background-color="#80FFFF"/>
    </style:style>
    <style:style style:name="T924" style:parent-style-name="Domyślnaczcionkaakapitu" style:family="text">
      <style:text-properties fo:background-color="#80FFFF"/>
    </style:style>
    <style:style style:name="T925" style:parent-style-name="Domyślnaczcionkaakapitu" style:family="text">
      <style:text-properties fo:background-color="#80FFFF"/>
    </style:style>
    <style:style style:name="T926" style:parent-style-name="Domyślnaczcionkaakapitu" style:family="text">
      <style:text-properties fo:background-color="#80FFFF"/>
    </style:style>
    <style:style style:name="T927" style:parent-style-name="Domyślnaczcionkaakapitu" style:family="text">
      <style:text-properties fo:background-color="#80FFFF"/>
    </style:style>
    <style:style style:name="T928" style:parent-style-name="Domyślnaczcionkaakapitu" style:family="text">
      <style:text-properties fo:background-color="#80FFFF"/>
    </style:style>
    <style:style style:name="P929" style:parent-style-name="Normalny" style:family="paragraph">
      <style:paragraph-properties fo:text-align="justify" fo:line-height="150%" fo:text-indent="0.2479in"/>
    </style:style>
    <style:style style:name="T930" style:parent-style-name="Domyślnaczcionkaakapitu" style:family="text">
      <style:text-properties fo:background-color="#80FFFF"/>
    </style:style>
    <style:style style:name="T931" style:parent-style-name="Domyślnaczcionkaakapitu" style:family="text">
      <style:text-properties fo:background-color="#80FFFF"/>
    </style:style>
    <style:style style:name="P932" style:parent-style-name="Normalny" style:family="paragraph">
      <style:paragraph-properties fo:text-align="justify" fo:line-height="150%" fo:text-indent="0.2479in"/>
    </style:style>
    <style:style style:name="T933" style:parent-style-name="Domyślnaczcionkaakapitu" style:family="text">
      <style:text-properties fo:background-color="#80FFFF"/>
    </style:style>
    <style:style style:name="T934" style:parent-style-name="Domyślnaczcionkaakapitu" style:family="text">
      <style:text-properties fo:background-color="#80FFFF"/>
    </style:style>
    <style:style style:name="P935" style:parent-style-name="Normalny" style:family="paragraph">
      <style:paragraph-properties fo:text-align="justify" fo:line-height="150%" fo:text-indent="0.2479in"/>
    </style:style>
    <style:style style:name="T936" style:parent-style-name="Domyślnaczcionkaakapitu" style:family="text">
      <style:text-properties fo:background-color="#80FFFF"/>
    </style:style>
    <style:style style:name="P937" style:parent-style-name="Normalny" style:family="paragraph">
      <style:paragraph-properties fo:text-align="justify" fo:line-height="150%" fo:text-indent="0.2479in"/>
    </style:style>
    <style:style style:name="T938" style:parent-style-name="Domyślnaczcionkaakapitu" style:family="text">
      <style:text-properties fo:background-color="#80FFFF"/>
    </style:style>
    <style:style style:name="P939" style:parent-style-name="Normalny" style:family="paragraph">
      <style:paragraph-properties fo:text-align="justify" fo:line-height="150%" fo:text-indent="0.2479in"/>
    </style:style>
    <style:style style:name="T940" style:parent-style-name="Domyślnaczcionkaakapitu" style:family="text">
      <style:text-properties fo:background-color="#80FFFF"/>
    </style:style>
    <style:style style:name="T941" style:parent-style-name="Domyślnaczcionkaakapitu" style:family="text">
      <style:text-properties fo:background-color="#80FFFF"/>
    </style:style>
    <style:style style:name="P942" style:parent-style-name="Normalny" style:family="paragraph">
      <style:paragraph-properties fo:text-align="justify" fo:line-height="150%" fo:text-indent="0.2479in"/>
    </style:style>
    <style:style style:name="P943" style:parent-style-name="Normalny" style:family="paragraph">
      <style:paragraph-properties fo:text-align="justify" fo:line-height="150%" fo:text-indent="0.2479in"/>
    </style:style>
    <style:style style:name="T944" style:parent-style-name="Domyślnaczcionkaakapitu" style:family="text">
      <style:text-properties fo:background-color="#80FFFF"/>
    </style:style>
    <style:style style:name="T945" style:parent-style-name="Domyślnaczcionkaakapitu" style:family="text">
      <style:text-properties fo:background-color="#80FFFF"/>
    </style:style>
    <style:style style:name="P946" style:parent-style-name="Normalny" style:family="paragraph">
      <style:paragraph-properties fo:text-align="justify" fo:line-height="150%" fo:text-indent="0.2479in"/>
    </style:style>
    <style:style style:name="T947" style:parent-style-name="Domyślnaczcionkaakapitu" style:family="text">
      <style:text-properties fo:background-color="#80FFFF"/>
    </style:style>
    <style:style style:name="T948" style:parent-style-name="Domyślnaczcionkaakapitu" style:family="text">
      <style:text-properties fo:background-color="#80FFFF"/>
    </style:style>
    <style:style style:name="P949" style:parent-style-name="Normalny" style:family="paragraph">
      <style:paragraph-properties fo:text-align="justify" fo:line-height="150%" fo:text-indent="0.2479in"/>
    </style:style>
    <style:style style:name="T950" style:parent-style-name="Domyślnaczcionkaakapitu" style:family="text">
      <style:text-properties fo:background-color="#80FFFF"/>
    </style:style>
    <style:style style:name="T951" style:parent-style-name="Domyślnaczcionkaakapitu" style:family="text">
      <style:text-properties fo:background-color="#80FFFF"/>
    </style:style>
    <style:style style:name="T952" style:parent-style-name="Domyślnaczcionkaakapitu" style:family="text">
      <style:text-properties fo:background-color="#80FFFF"/>
    </style:style>
    <style:style style:name="T953" style:parent-style-name="Domyślnaczcionkaakapitu" style:family="text">
      <style:text-properties fo:background-color="#80FFFF"/>
    </style:style>
    <style:style style:name="T954" style:parent-style-name="Domyślnaczcionkaakapitu" style:family="text">
      <style:text-properties fo:background-color="#80FFFF"/>
    </style:style>
    <style:style style:name="P955" style:parent-style-name="Normalny" style:family="paragraph">
      <style:paragraph-properties fo:text-align="justify" fo:line-height="150%" fo:text-indent="0.2479in"/>
    </style:style>
    <style:style style:name="T956" style:parent-style-name="Domyślnaczcionkaakapitu" style:family="text">
      <style:text-properties fo:background-color="#80FFFF"/>
    </style:style>
    <style:style style:name="P957" style:parent-style-name="Normalny" style:family="paragraph">
      <style:paragraph-properties fo:text-align="justify" fo:line-height="150%" fo:text-indent="0.2479in"/>
    </style:style>
    <style:style style:name="P958" style:parent-style-name="Normalny" style:family="paragraph">
      <style:paragraph-properties fo:text-align="justify" fo:line-height="150%" fo:text-indent="0.2479in"/>
    </style:style>
    <style:style style:name="T959" style:parent-style-name="Domyślnaczcionkaakapitu" style:family="text">
      <style:text-properties fo:background-color="#80FFFF"/>
    </style:style>
    <style:style style:name="P960" style:parent-style-name="Normalny" style:family="paragraph">
      <style:paragraph-properties fo:text-align="justify" fo:line-height="150%" fo:text-indent="0.2479in"/>
    </style:style>
    <style:style style:name="T961" style:parent-style-name="Domyślnaczcionkaakapitu" style:family="text">
      <style:text-properties fo:background-color="#80FFFF"/>
    </style:style>
    <style:style style:name="T962" style:parent-style-name="Domyślnaczcionkaakapitu" style:family="text">
      <style:text-properties fo:background-color="#80FFFF"/>
    </style:style>
    <style:style style:name="T963" style:parent-style-name="Domyślnaczcionkaakapitu" style:family="text">
      <style:text-properties fo:background-color="#80FFFF"/>
    </style:style>
    <style:style style:name="P964" style:parent-style-name="Normalny" style:family="paragraph">
      <style:paragraph-properties fo:text-align="justify" fo:line-height="150%" fo:text-indent="0.2479in"/>
    </style:style>
    <style:style style:name="T965" style:parent-style-name="Domyślnaczcionkaakapitu" style:family="text">
      <style:text-properties fo:background-color="#80FFFF"/>
    </style:style>
    <style:style style:name="P966" style:parent-style-name="Normalny" style:family="paragraph">
      <style:paragraph-properties fo:text-align="justify" fo:line-height="150%" fo:text-indent="0.2479in"/>
    </style:style>
    <style:style style:name="T967" style:parent-style-name="Domyślnaczcionkaakapitu" style:family="text">
      <style:text-properties fo:background-color="#80FFFF"/>
    </style:style>
    <style:style style:name="P968" style:parent-style-name="Normalny" style:family="paragraph">
      <style:paragraph-properties fo:text-align="justify" fo:line-height="150%"/>
    </style:style>
    <style:style style:name="T969" style:parent-style-name="Domyślnaczcionkaakapitu" style:family="text">
      <style:text-properties style:text-underline-type="single" style:text-underline-style="solid" style:text-underline-width="auto" style:text-underline-mode="continuous"/>
    </style:style>
    <style:style style:name="P970" style:parent-style-name="Normalny" style:family="paragraph">
      <style:paragraph-properties fo:text-align="justify" fo:line-height="150%" fo:text-indent="0.2479in"/>
    </style:style>
    <style:style style:name="P971" style:parent-style-name="Normalny" style:family="paragraph">
      <style:paragraph-properties fo:text-align="justify" fo:line-height="150%" fo:text-indent="0.2479in"/>
    </style:style>
    <style:style style:name="T972" style:parent-style-name="Domyślnaczcionkaakapitu" style:family="text">
      <style:text-properties fo:background-color="#80FFFF"/>
    </style:style>
    <style:style style:name="P973" style:parent-style-name="Normalny" style:family="paragraph">
      <style:paragraph-properties fo:text-align="justify" fo:line-height="150%" fo:text-indent="0.2479in"/>
    </style:style>
    <style:style style:name="P974" style:parent-style-name="Normalny" style:family="paragraph">
      <style:paragraph-properties fo:text-align="justify" fo:line-height="150%"/>
    </style:style>
    <style:style style:name="T975" style:parent-style-name="Domyślnaczcionkaakapitu" style:family="text">
      <style:text-properties style:text-underline-type="single" style:text-underline-style="solid" style:text-underline-width="auto" style:text-underline-mode="continuous"/>
    </style:style>
    <style:style style:name="T976" style:parent-style-name="Domyślnaczcionkaakapitu" style:family="text">
      <style:text-properties fo:background-color="#80FFFF"/>
    </style:style>
    <style:style style:name="T977" style:parent-style-name="Domyślnaczcionkaakapitu" style:family="text">
      <style:text-properties fo:background-color="#80FFFF"/>
    </style:style>
    <style:style style:name="P978" style:parent-style-name="Normalny" style:family="paragraph">
      <style:paragraph-properties fo:text-align="justify" fo:line-height="150%" fo:text-indent="0.2479in"/>
    </style:style>
    <style:style style:name="T979" style:parent-style-name="Domyślnaczcionkaakapitu" style:family="text">
      <style:text-properties fo:background-color="#80FFFF"/>
    </style:style>
    <style:style style:name="P980" style:parent-style-name="Normalny" style:family="paragraph">
      <style:paragraph-properties fo:text-align="justify" fo:line-height="150%" fo:text-indent="0.2479in"/>
    </style:style>
    <style:style style:name="P981" style:parent-style-name="Normalny" style:family="paragraph">
      <style:paragraph-properties fo:text-align="justify" fo:line-height="150%" fo:text-indent="0.2479in"/>
    </style:style>
    <style:style style:name="P982" style:parent-style-name="Normalny" style:family="paragraph">
      <style:paragraph-properties fo:text-align="justify" fo:line-height="150%" fo:text-indent="0.2479in"/>
    </style:style>
    <style:style style:name="P983" style:parent-style-name="Normalny" style:family="paragraph">
      <style:paragraph-properties fo:text-align="justify" fo:line-height="150%" fo:text-indent="0.2479in"/>
    </style:style>
    <style:style style:name="T984" style:parent-style-name="Domyślnaczcionkaakapitu" style:family="text">
      <style:text-properties fo:background-color="#80FFFF"/>
    </style:style>
    <style:style style:name="P985" style:parent-style-name="Normalny" style:family="paragraph">
      <style:paragraph-properties fo:text-align="justify" fo:line-height="150%" fo:text-indent="0.2479in"/>
    </style:style>
    <style:style style:name="T986" style:parent-style-name="Domyślnaczcionkaakapitu" style:family="text">
      <style:text-properties fo:background-color="#80FFFF"/>
    </style:style>
    <style:style style:name="T987" style:parent-style-name="Domyślnaczcionkaakapitu" style:family="text">
      <style:text-properties fo:background-color="#80FFFF"/>
    </style:style>
    <style:style style:name="T988" style:parent-style-name="Domyślnaczcionkaakapitu" style:family="text">
      <style:text-properties fo:background-color="#80FFFF"/>
    </style:style>
    <style:style style:name="T989" style:parent-style-name="Domyślnaczcionkaakapitu" style:family="text">
      <style:text-properties fo:background-color="#80FFFF"/>
    </style:style>
    <style:style style:name="T990" style:parent-style-name="Domyślnaczcionkaakapitu" style:family="text">
      <style:text-properties fo:background-color="#80FFFF"/>
    </style:style>
    <style:style style:name="P991" style:parent-style-name="Normalny" style:family="paragraph">
      <style:paragraph-properties fo:text-align="justify" fo:line-height="150%" fo:text-indent="0.2479in"/>
    </style:style>
    <style:style style:name="T992" style:parent-style-name="Domyślnaczcionkaakapitu" style:family="text">
      <style:text-properties fo:background-color="#80FFFF"/>
    </style:style>
    <style:style style:name="T993" style:parent-style-name="Domyślnaczcionkaakapitu" style:family="text">
      <style:text-properties fo:background-color="#80FFFF"/>
    </style:style>
    <style:style style:name="T994" style:parent-style-name="Domyślnaczcionkaakapitu" style:family="text">
      <style:text-properties fo:background-color="#80FFFF"/>
    </style:style>
    <style:style style:name="P995" style:parent-style-name="Normalny" style:family="paragraph">
      <style:paragraph-properties fo:text-align="justify" fo:line-height="150%" fo:text-indent="0.2479in"/>
    </style:style>
    <style:style style:name="P996" style:parent-style-name="Normalny" style:family="paragraph">
      <style:paragraph-properties fo:text-align="justify" fo:line-height="150%" fo:text-indent="0.2479in"/>
    </style:style>
    <style:style style:name="T997" style:parent-style-name="Domyślnaczcionkaakapitu" style:family="text">
      <style:text-properties fo:background-color="#80FFFF"/>
    </style:style>
    <style:style style:name="P998" style:parent-style-name="Normalny" style:family="paragraph">
      <style:paragraph-properties fo:text-align="justify" fo:line-height="150%" fo:text-indent="0.2479in"/>
    </style:style>
    <style:style style:name="T999" style:parent-style-name="Domyślnaczcionkaakapitu" style:family="text">
      <style:text-properties fo:background-color="#80FFFF"/>
    </style:style>
    <style:style style:name="T1000" style:parent-style-name="Domyślnaczcionkaakapitu" style:family="text">
      <style:text-properties fo:background-color="#80FFFF"/>
    </style:style>
    <style:style style:name="P1001" style:parent-style-name="Normalny" style:family="paragraph">
      <style:paragraph-properties fo:text-align="justify" fo:line-height="150%" fo:text-indent="0.2479in"/>
    </style:style>
    <style:style style:name="P1002" style:parent-style-name="Normalny" style:family="paragraph">
      <style:paragraph-properties fo:text-align="justify" fo:line-height="150%" fo:text-indent="0.2479in"/>
    </style:style>
    <style:style style:name="T1003" style:parent-style-name="Domyślnaczcionkaakapitu" style:family="text">
      <style:text-properties fo:background-color="#80FFFF"/>
    </style:style>
    <style:style style:name="T1004" style:parent-style-name="Domyślnaczcionkaakapitu" style:family="text">
      <style:text-properties fo:background-color="#80FFFF"/>
    </style:style>
    <style:style style:name="P1005" style:parent-style-name="Normalny" style:family="paragraph">
      <style:paragraph-properties fo:text-align="justify" fo:line-height="150%" fo:text-indent="0.2479in"/>
    </style:style>
    <style:style style:name="T1006" style:parent-style-name="Domyślnaczcionkaakapitu" style:family="text">
      <style:text-properties fo:background-color="#80FFFF"/>
    </style:style>
    <style:style style:name="T1007" style:parent-style-name="Domyślnaczcionkaakapitu" style:family="text">
      <style:text-properties fo:background-color="#80FFFF"/>
    </style:style>
    <style:style style:name="T1008" style:parent-style-name="Domyślnaczcionkaakapitu" style:family="text">
      <style:text-properties fo:background-color="#80FFFF"/>
    </style:style>
    <style:style style:name="T1009" style:parent-style-name="Domyślnaczcionkaakapitu" style:family="text">
      <style:text-properties fo:background-color="#80FFFF"/>
    </style:style>
    <style:style style:name="P1010" style:parent-style-name="Normalny" style:family="paragraph">
      <style:paragraph-properties fo:text-align="justify" fo:line-height="150%" fo:text-indent="0.2479in"/>
    </style:style>
    <style:style style:name="T1011" style:parent-style-name="Domyślnaczcionkaakapitu" style:family="text">
      <style:text-properties fo:background-color="#80FFFF"/>
    </style:style>
    <style:style style:name="T1012" style:parent-style-name="Domyślnaczcionkaakapitu" style:family="text">
      <style:text-properties fo:background-color="#80FFFF"/>
    </style:style>
    <style:style style:name="T1013" style:parent-style-name="Domyślnaczcionkaakapitu" style:family="text">
      <style:text-properties fo:background-color="#80FFFF"/>
    </style:style>
    <style:style style:name="T1014" style:parent-style-name="Domyślnaczcionkaakapitu" style:family="text">
      <style:text-properties fo:background-color="#80FFFF"/>
    </style:style>
    <style:style style:name="T1015" style:parent-style-name="Domyślnaczcionkaakapitu" style:family="text">
      <style:text-properties fo:background-color="#80FFFF"/>
    </style:style>
    <style:style style:name="T1016" style:parent-style-name="Domyślnaczcionkaakapitu" style:family="text">
      <style:text-properties fo:background-color="#80FFFF"/>
    </style:style>
    <style:style style:name="P1017" style:parent-style-name="Normalny" style:family="paragraph">
      <style:paragraph-properties fo:text-align="justify" fo:line-height="150%" fo:text-indent="0.2479in"/>
    </style:style>
    <style:style style:name="P1018" style:parent-style-name="Normalny" style:family="paragraph">
      <style:paragraph-properties fo:text-align="justify" fo:line-height="150%" fo:text-indent="0.2479in"/>
    </style:style>
    <style:style style:name="T1019" style:parent-style-name="Domyślnaczcionkaakapitu" style:family="text">
      <style:text-properties fo:background-color="#80FFFF"/>
    </style:style>
    <style:style style:name="P1020" style:parent-style-name="Normalny" style:family="paragraph">
      <style:paragraph-properties fo:text-align="justify" fo:line-height="150%" fo:text-indent="0.2479in"/>
    </style:style>
    <style:style style:name="T1021" style:parent-style-name="Domyślnaczcionkaakapitu" style:family="text">
      <style:text-properties fo:background-color="#80FFFF"/>
    </style:style>
    <style:style style:name="T1022" style:parent-style-name="Domyślnaczcionkaakapitu" style:family="text">
      <style:text-properties fo:background-color="#80FFFF"/>
    </style:style>
    <style:style style:name="P1023" style:parent-style-name="Normalny" style:family="paragraph">
      <style:paragraph-properties fo:text-align="justify" fo:line-height="150%" fo:text-indent="0.2479in"/>
    </style:style>
    <style:style style:name="P1024" style:parent-style-name="Normalny" style:family="paragraph">
      <style:paragraph-properties fo:text-align="justify" fo:line-height="150%" fo:text-indent="0.2479in"/>
    </style:style>
    <style:style style:name="T1025" style:parent-style-name="Domyślnaczcionkaakapitu" style:family="text">
      <style:text-properties fo:background-color="#80FFFF"/>
    </style:style>
    <style:style style:name="T1026" style:parent-style-name="Domyślnaczcionkaakapitu" style:family="text">
      <style:text-properties fo:background-color="#80FFFF"/>
    </style:style>
    <style:style style:name="T1027" style:parent-style-name="Domyślnaczcionkaakapitu" style:family="text">
      <style:text-properties fo:background-color="#80FFFF"/>
    </style:style>
    <style:style style:name="T1028" style:parent-style-name="Domyślnaczcionkaakapitu" style:family="text">
      <style:text-properties fo:background-color="#80FFFF"/>
    </style:style>
    <style:style style:name="P1029" style:parent-style-name="Normalny" style:family="paragraph">
      <style:paragraph-properties fo:text-align="justify" fo:line-height="150%" fo:text-indent="0.2479in"/>
    </style:style>
    <style:style style:name="T1030" style:parent-style-name="Domyślnaczcionkaakapitu" style:family="text">
      <style:text-properties fo:background-color="#80FFFF"/>
    </style:style>
    <style:style style:name="T1031" style:parent-style-name="Domyślnaczcionkaakapitu" style:family="text">
      <style:text-properties fo:background-color="#80FFFF"/>
    </style:style>
    <style:style style:name="T1032" style:parent-style-name="Domyślnaczcionkaakapitu" style:family="text">
      <style:text-properties fo:background-color="#80FFFF"/>
    </style:style>
    <style:style style:name="P1033" style:parent-style-name="Normalny" style:family="paragraph">
      <style:paragraph-properties fo:text-align="justify" fo:line-height="150%" fo:text-indent="0.2479in"/>
    </style:style>
    <style:style style:name="T1034" style:parent-style-name="Domyślnaczcionkaakapitu" style:family="text">
      <style:text-properties fo:background-color="#80FFFF"/>
    </style:style>
    <style:style style:name="T1035" style:parent-style-name="Domyślnaczcionkaakapitu" style:family="text">
      <style:text-properties fo:background-color="#80FFFF"/>
    </style:style>
    <style:style style:name="T1036" style:parent-style-name="Domyślnaczcionkaakapitu" style:family="text">
      <style:text-properties fo:background-color="#80FFFF"/>
    </style:style>
    <style:style style:name="P1037" style:parent-style-name="Normalny" style:family="paragraph">
      <style:paragraph-properties fo:text-align="justify" fo:line-height="150%" fo:text-indent="0.2479in"/>
    </style:style>
    <style:style style:name="T1038" style:parent-style-name="Domyślnaczcionkaakapitu" style:family="text">
      <style:text-properties fo:background-color="#80FFFF"/>
    </style:style>
    <style:style style:name="T1039" style:parent-style-name="Domyślnaczcionkaakapitu" style:family="text">
      <style:text-properties fo:background-color="#80FFFF"/>
    </style:style>
    <style:style style:name="T1040" style:parent-style-name="Domyślnaczcionkaakapitu" style:family="text">
      <style:text-properties fo:background-color="#80FFFF"/>
    </style:style>
    <style:style style:name="T1041" style:parent-style-name="Domyślnaczcionkaakapitu" style:family="text">
      <style:text-properties fo:background-color="#80FFFF"/>
    </style:style>
    <style:style style:name="T1042" style:parent-style-name="Domyślnaczcionkaakapitu" style:family="text">
      <style:text-properties fo:background-color="#80FFFF"/>
    </style:style>
    <style:style style:name="P1043" style:parent-style-name="Normalny" style:family="paragraph">
      <style:paragraph-properties fo:text-align="justify" fo:line-height="150%" fo:text-indent="0.2479in"/>
    </style:style>
    <style:style style:name="T1044" style:parent-style-name="Domyślnaczcionkaakapitu" style:family="text">
      <style:text-properties fo:background-color="#80FFFF"/>
    </style:style>
    <style:style style:name="T1045" style:parent-style-name="Domyślnaczcionkaakapitu" style:family="text">
      <style:text-properties fo:background-color="#80FFFF"/>
    </style:style>
    <style:style style:name="P1046" style:parent-style-name="Normalny" style:family="paragraph">
      <style:paragraph-properties fo:text-align="justify" fo:line-height="150%" fo:text-indent="0.2479in"/>
    </style:style>
    <style:style style:name="P1047" style:parent-style-name="Normalny" style:family="paragraph">
      <style:paragraph-properties fo:text-align="justify" fo:line-height="150%"/>
    </style:style>
    <style:style style:name="T1048" style:parent-style-name="Domyślnaczcionkaakapitu" style:family="text">
      <style:text-properties style:text-underline-type="single" style:text-underline-style="solid" style:text-underline-width="auto" style:text-underline-mode="continuous"/>
    </style:style>
    <style:style style:name="T1049" style:parent-style-name="Domyślnaczcionkaakapitu" style:family="text">
      <style:text-properties fo:background-color="#80FFFF" style:text-underline-type="single" style:text-underline-style="solid" style:text-underline-width="auto" style:text-underline-mode="continuous"/>
    </style:style>
    <style:style style:name="T1050" style:parent-style-name="Domyślnaczcionkaakapitu" style:family="text">
      <style:text-properties style:text-underline-type="single" style:text-underline-style="solid" style:text-underline-width="auto" style:text-underline-mode="continuous"/>
    </style:style>
    <style:style style:name="P1051" style:parent-style-name="Normalny" style:family="paragraph">
      <style:paragraph-properties fo:text-align="justify" fo:line-height="150%" fo:text-indent="0.2479in"/>
    </style:style>
    <style:style style:name="T1052" style:parent-style-name="Domyślnaczcionkaakapitu" style:family="text">
      <style:text-properties fo:background-color="#80FFFF"/>
    </style:style>
    <style:style style:name="T1053" style:parent-style-name="Domyślnaczcionkaakapitu" style:family="text">
      <style:text-properties fo:background-color="#80FFFF"/>
    </style:style>
    <style:style style:name="P1054" style:parent-style-name="Normalny" style:family="paragraph">
      <style:paragraph-properties fo:text-align="justify" fo:line-height="150%"/>
    </style:style>
    <style:style style:name="T1055" style:parent-style-name="Domyślnaczcionkaakapitu" style:family="text">
      <style:text-properties style:text-underline-type="single" style:text-underline-style="solid" style:text-underline-width="auto" style:text-underline-mode="continuous"/>
    </style:style>
    <style:style style:name="P1056" style:parent-style-name="Normalny" style:family="paragraph">
      <style:paragraph-properties fo:text-align="justify" fo:line-height="150%" fo:text-indent="0.2479in"/>
    </style:style>
    <style:style style:name="T1057" style:parent-style-name="Domyślnaczcionkaakapitu" style:family="text">
      <style:text-properties fo:background-color="#80FFFF"/>
    </style:style>
    <style:style style:name="T1058" style:parent-style-name="Domyślnaczcionkaakapitu" style:family="text">
      <style:text-properties fo:background-color="#80FFFF"/>
    </style:style>
    <style:style style:name="T1059" style:parent-style-name="Domyślnaczcionkaakapitu" style:family="text">
      <style:text-properties fo:background-color="#80FFFF"/>
    </style:style>
    <style:style style:name="T1060" style:parent-style-name="Domyślnaczcionkaakapitu" style:family="text">
      <style:text-properties fo:background-color="#80FFFF"/>
    </style:style>
    <style:style style:name="P1061" style:parent-style-name="Normalny" style:family="paragraph">
      <style:paragraph-properties fo:text-align="justify" fo:line-height="150%" fo:text-indent="0.2479in"/>
    </style:style>
    <style:style style:name="T1062" style:parent-style-name="Domyślnaczcionkaakapitu" style:family="text">
      <style:text-properties fo:background-color="#80FFFF"/>
    </style:style>
    <style:style style:name="P1063" style:parent-style-name="Normalny" style:family="paragraph">
      <style:paragraph-properties fo:text-align="justify" fo:line-height="150%" fo:text-indent="0.2479in"/>
    </style:style>
    <style:style style:name="T1064" style:parent-style-name="Domyślnaczcionkaakapitu" style:family="text">
      <style:text-properties fo:background-color="#80FFFF"/>
    </style:style>
    <style:style style:name="T1065" style:parent-style-name="Domyślnaczcionkaakapitu" style:family="text">
      <style:text-properties fo:background-color="#80FFFF"/>
    </style:style>
    <style:style style:name="T1066" style:parent-style-name="Domyślnaczcionkaakapitu" style:family="text">
      <style:text-properties fo:background-color="#80FFFF"/>
    </style:style>
    <style:style style:name="T1067" style:parent-style-name="Domyślnaczcionkaakapitu" style:family="text">
      <style:text-properties fo:background-color="#80FFFF"/>
    </style:style>
    <style:style style:name="T1068" style:parent-style-name="Domyślnaczcionkaakapitu" style:family="text">
      <style:text-properties fo:background-color="#80FFFF"/>
    </style:style>
    <style:style style:name="P1069" style:parent-style-name="Normalny" style:family="paragraph">
      <style:paragraph-properties fo:text-align="justify" fo:line-height="150%" fo:text-indent="0.2479in"/>
    </style:style>
    <style:style style:name="T1070" style:parent-style-name="Domyślnaczcionkaakapitu" style:family="text">
      <style:text-properties fo:background-color="#80FFFF"/>
    </style:style>
    <style:style style:name="T1071" style:parent-style-name="Domyślnaczcionkaakapitu" style:family="text">
      <style:text-properties fo:background-color="#80FFFF"/>
    </style:style>
    <style:style style:name="P1072" style:parent-style-name="Normalny" style:family="paragraph">
      <style:paragraph-properties fo:text-align="justify" fo:line-height="150%" fo:text-indent="0.2479in"/>
    </style:style>
    <style:style style:name="T1073" style:parent-style-name="Domyślnaczcionkaakapitu" style:family="text">
      <style:text-properties fo:background-color="#80FFFF"/>
    </style:style>
    <style:style style:name="T1074" style:parent-style-name="Domyślnaczcionkaakapitu" style:family="text">
      <style:text-properties fo:background-color="#80FFFF"/>
    </style:style>
    <style:style style:name="T1075" style:parent-style-name="Domyślnaczcionkaakapitu" style:family="text">
      <style:text-properties fo:background-color="#80FFFF"/>
    </style:style>
    <style:style style:name="T1076" style:parent-style-name="Domyślnaczcionkaakapitu" style:family="text">
      <style:text-properties fo:background-color="#80FFFF"/>
    </style:style>
    <style:style style:name="P1077" style:parent-style-name="Normalny" style:family="paragraph">
      <style:paragraph-properties fo:text-align="justify" fo:line-height="150%" fo:text-indent="0.2479in"/>
    </style:style>
    <style:style style:name="T1078" style:parent-style-name="Domyślnaczcionkaakapitu" style:family="text">
      <style:text-properties fo:background-color="#80FFFF"/>
    </style:style>
    <style:style style:name="T1079" style:parent-style-name="Domyślnaczcionkaakapitu" style:family="text">
      <style:text-properties fo:background-color="#80FFFF"/>
    </style:style>
    <style:style style:name="T1080" style:parent-style-name="Domyślnaczcionkaakapitu" style:family="text">
      <style:text-properties fo:background-color="#80FFFF"/>
    </style:style>
    <style:style style:name="T1081" style:parent-style-name="Domyślnaczcionkaakapitu" style:family="text">
      <style:text-properties fo:background-color="#80FFFF"/>
    </style:style>
    <style:style style:name="T1082" style:parent-style-name="Domyślnaczcionkaakapitu" style:family="text">
      <style:text-properties fo:background-color="#80FFFF"/>
    </style:style>
    <style:style style:name="T1083" style:parent-style-name="Domyślnaczcionkaakapitu" style:family="text">
      <style:text-properties fo:background-color="#80FFFF"/>
    </style:style>
    <style:style style:name="T1084" style:parent-style-name="Domyślnaczcionkaakapitu" style:family="text">
      <style:text-properties fo:background-color="#80FFFF"/>
    </style:style>
    <style:style style:name="T1085" style:parent-style-name="Domyślnaczcionkaakapitu" style:family="text">
      <style:text-properties fo:background-color="#80FFFF"/>
    </style:style>
    <style:style style:name="P1086" style:parent-style-name="Normalny" style:family="paragraph">
      <style:paragraph-properties fo:text-align="justify" fo:line-height="150%" fo:text-indent="0.2479in"/>
    </style:style>
    <style:style style:name="T1087" style:parent-style-name="Domyślnaczcionkaakapitu" style:family="text">
      <style:text-properties fo:background-color="#80FFFF"/>
    </style:style>
    <style:style style:name="P1088" style:parent-style-name="Normalny" style:family="paragraph">
      <style:paragraph-properties fo:text-align="justify" fo:line-height="150%" fo:text-indent="0.2479in"/>
    </style:style>
    <style:style style:name="P1089" style:parent-style-name="Normalny" style:family="paragraph">
      <style:paragraph-properties fo:text-align="justify" fo:line-height="150%" fo:text-indent="0.2479in"/>
    </style:style>
    <style:style style:name="T1090" style:parent-style-name="Domyślnaczcionkaakapitu" style:family="text">
      <style:text-properties fo:background-color="#80FFFF"/>
    </style:style>
    <style:style style:name="T1091" style:parent-style-name="Domyślnaczcionkaakapitu" style:family="text">
      <style:text-properties fo:background-color="#80FFFF"/>
    </style:style>
    <style:style style:name="T1092" style:parent-style-name="Domyślnaczcionkaakapitu" style:family="text">
      <style:text-properties fo:background-color="#80FFFF"/>
    </style:style>
    <style:style style:name="P1093" style:parent-style-name="Normalny" style:family="paragraph">
      <style:paragraph-properties fo:text-align="justify" fo:line-height="150%" fo:text-indent="0.2479in"/>
    </style:style>
    <style:style style:name="T1094" style:parent-style-name="Domyślnaczcionkaakapitu" style:family="text">
      <style:text-properties fo:background-color="#80FFFF"/>
    </style:style>
    <style:style style:name="T1095" style:parent-style-name="Domyślnaczcionkaakapitu" style:family="text">
      <style:text-properties fo:background-color="#80FFFF"/>
    </style:style>
    <style:style style:name="P1096" style:parent-style-name="Normalny" style:family="paragraph">
      <style:paragraph-properties fo:text-align="justify" fo:line-height="150%" fo:text-indent="0.2479in"/>
    </style:style>
    <style:style style:name="T1097" style:parent-style-name="Domyślnaczcionkaakapitu" style:family="text">
      <style:text-properties fo:background-color="#80FFFF"/>
    </style:style>
    <style:style style:name="P1098" style:parent-style-name="Normalny" style:family="paragraph">
      <style:paragraph-properties fo:text-align="justify" fo:line-height="150%" fo:text-indent="0.2479in"/>
    </style:style>
    <style:style style:name="P1099" style:parent-style-name="Normalny" style:family="paragraph">
      <style:paragraph-properties fo:text-align="justify" fo:line-height="150%" fo:text-indent="0.2479in"/>
    </style:style>
    <style:style style:name="P1100" style:parent-style-name="Normalny" style:family="paragraph">
      <style:paragraph-properties fo:text-align="justify" fo:line-height="150%" fo:text-indent="0.2479in"/>
    </style:style>
    <style:style style:name="P1101" style:parent-style-name="Normalny" style:family="paragraph">
      <style:paragraph-properties fo:text-align="justify" fo:line-height="150%" fo:text-indent="0.2479in"/>
    </style:style>
    <style:style style:name="T1102" style:parent-style-name="Domyślnaczcionkaakapitu" style:family="text">
      <style:text-properties fo:background-color="#80FFFF"/>
    </style:style>
    <style:style style:name="P1103" style:parent-style-name="Normalny" style:family="paragraph">
      <style:paragraph-properties fo:text-align="justify" fo:line-height="150%" fo:text-indent="0.2479in"/>
    </style:style>
    <style:style style:name="T1104" style:parent-style-name="Domyślnaczcionkaakapitu" style:family="text">
      <style:text-properties fo:background-color="#80FFFF"/>
    </style:style>
    <style:style style:name="T1105" style:parent-style-name="Domyślnaczcionkaakapitu" style:family="text">
      <style:text-properties fo:background-color="#80FFFF"/>
    </style:style>
    <style:style style:name="P1106" style:parent-style-name="Normalny" style:family="paragraph">
      <style:paragraph-properties fo:text-align="justify" fo:line-height="150%" fo:text-indent="0.2479in"/>
    </style:style>
    <style:style style:name="P1107" style:parent-style-name="Normalny" style:family="paragraph">
      <style:paragraph-properties fo:text-align="justify" fo:line-height="150%" fo:text-indent="0.2479in"/>
    </style:style>
    <style:style style:name="T1108" style:parent-style-name="Domyślnaczcionkaakapitu" style:family="text">
      <style:text-properties fo:background-color="#80FFFF"/>
    </style:style>
    <style:style style:name="T1109" style:parent-style-name="Domyślnaczcionkaakapitu" style:family="text">
      <style:text-properties fo:background-color="#80FFFF"/>
    </style:style>
    <style:style style:name="T1110" style:parent-style-name="Domyślnaczcionkaakapitu" style:family="text">
      <style:text-properties fo:background-color="#80FFFF"/>
    </style:style>
    <style:style style:name="P1111" style:parent-style-name="Normalny" style:family="paragraph">
      <style:paragraph-properties fo:text-align="justify" fo:line-height="150%" fo:text-indent="0.2479in"/>
    </style:style>
    <style:style style:name="T1112" style:parent-style-name="Domyślnaczcionkaakapitu" style:family="text">
      <style:text-properties fo:background-color="#80FFFF"/>
    </style:style>
    <style:style style:name="P1113" style:parent-style-name="Normalny" style:family="paragraph">
      <style:paragraph-properties fo:text-align="justify" fo:line-height="150%" fo:text-indent="0.2479in"/>
    </style:style>
    <style:style style:name="P1114" style:parent-style-name="Normalny" style:family="paragraph">
      <style:paragraph-properties fo:text-align="justify" fo:line-height="150%" fo:text-indent="0.2479in"/>
    </style:style>
    <style:style style:name="T1115" style:parent-style-name="Domyślnaczcionkaakapitu" style:family="text">
      <style:text-properties fo:background-color="#80FFFF"/>
    </style:style>
    <style:style style:name="T1116" style:parent-style-name="Domyślnaczcionkaakapitu" style:family="text">
      <style:text-properties fo:background-color="#80FFFF"/>
    </style:style>
    <style:style style:name="P1117" style:parent-style-name="Normalny" style:family="paragraph">
      <style:paragraph-properties fo:text-align="justify" fo:line-height="150%" fo:text-indent="0.2479in"/>
    </style:style>
    <style:style style:name="T1118" style:parent-style-name="Domyślnaczcionkaakapitu" style:family="text">
      <style:text-properties fo:background-color="#80FFFF"/>
    </style:style>
    <style:style style:name="T1119" style:parent-style-name="Domyślnaczcionkaakapitu" style:family="text">
      <style:text-properties fo:background-color="#80FFFF"/>
    </style:style>
    <style:style style:name="T1120" style:parent-style-name="Domyślnaczcionkaakapitu" style:family="text">
      <style:text-properties fo:background-color="#80FFFF"/>
    </style:style>
    <style:style style:name="P1121" style:parent-style-name="Normalny" style:family="paragraph">
      <style:paragraph-properties fo:text-align="justify" fo:line-height="150%" fo:text-indent="0.2479in"/>
    </style:style>
    <style:style style:name="T1122" style:parent-style-name="Domyślnaczcionkaakapitu" style:family="text">
      <style:text-properties fo:background-color="#80FFFF"/>
    </style:style>
    <style:style style:name="T1123" style:parent-style-name="Domyślnaczcionkaakapitu" style:family="text">
      <style:text-properties fo:font-style="italic" style:font-style-asian="italic" style:font-style-complex="italic" fo:background-color="#80FFFF"/>
    </style:style>
    <style:style style:name="T1124" style:parent-style-name="Domyślnaczcionkaakapitu" style:family="text">
      <style:text-properties fo:background-color="#80FFFF"/>
    </style:style>
    <style:style style:name="P1125" style:parent-style-name="Normalny" style:family="paragraph">
      <style:paragraph-properties fo:text-align="justify" fo:line-height="150%" fo:text-indent="0.2479in"/>
    </style:style>
    <style:style style:name="P1126" style:parent-style-name="Normalny" style:family="paragraph">
      <style:paragraph-properties fo:text-align="justify" fo:line-height="150%" fo:text-indent="0.2479in"/>
    </style:style>
    <style:style style:name="P1127" style:parent-style-name="Normalny" style:family="paragraph">
      <style:paragraph-properties fo:text-align="justify" fo:line-height="150%" fo:text-indent="0.2479in"/>
    </style:style>
    <style:style style:name="P1128" style:parent-style-name="Normalny" style:family="paragraph">
      <style:paragraph-properties fo:text-align="justify" fo:line-height="150%" fo:text-indent="0.2479in"/>
    </style:style>
    <style:style style:name="T1129" style:parent-style-name="Domyślnaczcionkaakapitu" style:family="text">
      <style:text-properties fo:background-color="#80FFFF"/>
    </style:style>
    <style:style style:name="T1130" style:parent-style-name="Domyślnaczcionkaakapitu" style:family="text">
      <style:text-properties fo:background-color="#80FFFF"/>
    </style:style>
    <style:style style:name="T1131" style:parent-style-name="Domyślnaczcionkaakapitu" style:family="text">
      <style:text-properties fo:background-color="#80FFFF"/>
    </style:style>
    <style:style style:name="P1132" style:parent-style-name="Normalny" style:family="paragraph">
      <style:paragraph-properties fo:text-align="justify" fo:line-height="150%" fo:text-indent="0.2479in"/>
    </style:style>
    <style:style style:name="T1133" style:parent-style-name="Domyślnaczcionkaakapitu" style:family="text">
      <style:text-properties fo:background-color="#80FFFF"/>
    </style:style>
    <style:style style:name="T1134" style:parent-style-name="Domyślnaczcionkaakapitu" style:family="text">
      <style:text-properties fo:background-color="#80FFFF"/>
    </style:style>
    <style:style style:name="P1135" style:parent-style-name="Normalny" style:family="paragraph">
      <style:paragraph-properties fo:text-align="justify" fo:line-height="150%" fo:text-indent="0.2479in"/>
    </style:style>
    <style:style style:name="P1136" style:parent-style-name="Normalny" style:family="paragraph">
      <style:paragraph-properties fo:text-align="justify" fo:line-height="150%"/>
    </style:style>
    <style:style style:name="T1137" style:parent-style-name="Domyślnaczcionkaakapitu" style:family="text">
      <style:text-properties style:text-underline-type="single" style:text-underline-style="solid" style:text-underline-width="auto" style:text-underline-mode="continuous"/>
    </style:style>
    <style:style style:name="P1138" style:parent-style-name="Normalny" style:family="paragraph">
      <style:paragraph-properties fo:text-align="justify" fo:line-height="150%" fo:text-indent="0.2479in"/>
    </style:style>
    <style:style style:name="T1139" style:parent-style-name="Domyślnaczcionkaakapitu" style:family="text">
      <style:text-properties fo:background-color="#80FFFF"/>
    </style:style>
    <style:style style:name="T1140" style:parent-style-name="Domyślnaczcionkaakapitu" style:family="text">
      <style:text-properties fo:background-color="#80FFFF"/>
    </style:style>
    <style:style style:name="P1141" style:parent-style-name="Normalny" style:family="paragraph">
      <style:paragraph-properties fo:text-align="justify" fo:line-height="150%"/>
    </style:style>
    <style:style style:name="T1142" style:parent-style-name="Domyślnaczcionkaakapitu" style:family="text">
      <style:text-properties style:text-underline-type="single" style:text-underline-style="solid" style:text-underline-width="auto" style:text-underline-mode="continuous"/>
    </style:style>
    <style:style style:name="T1143" style:parent-style-name="Domyślnaczcionkaakapitu" style:family="text">
      <style:text-properties fo:background-color="#80FFFF" style:text-underline-type="single" style:text-underline-style="solid" style:text-underline-width="auto" style:text-underline-mode="continuous"/>
    </style:style>
    <style:style style:name="T1144" style:parent-style-name="Domyślnaczcionkaakapitu" style:family="text">
      <style:text-properties style:text-underline-type="single" style:text-underline-style="solid" style:text-underline-width="auto" style:text-underline-mode="continuous"/>
    </style:style>
    <style:style style:name="P1145" style:parent-style-name="Normalny" style:family="paragraph">
      <style:paragraph-properties fo:text-align="justify" fo:line-height="150%" fo:text-indent="0.2479in"/>
    </style:style>
    <style:style style:name="T1146" style:parent-style-name="Domyślnaczcionkaakapitu" style:family="text">
      <style:text-properties fo:background-color="#80FFFF"/>
    </style:style>
    <style:style style:name="T1147" style:parent-style-name="Domyślnaczcionkaakapitu" style:family="text">
      <style:text-properties fo:background-color="#80FFFF"/>
    </style:style>
    <style:style style:name="T1148" style:parent-style-name="Domyślnaczcionkaakapitu" style:family="text">
      <style:text-properties fo:background-color="#80FFFF"/>
    </style:style>
    <style:style style:name="T1149" style:parent-style-name="Domyślnaczcionkaakapitu" style:family="text">
      <style:text-properties fo:background-color="#80FFFF"/>
    </style:style>
    <style:style style:name="T1150" style:parent-style-name="Domyślnaczcionkaakapitu" style:family="text">
      <style:text-properties fo:background-color="#80FFFF"/>
    </style:style>
    <style:style style:name="T1151" style:parent-style-name="Domyślnaczcionkaakapitu" style:family="text">
      <style:text-properties fo:background-color="#80FFFF"/>
    </style:style>
    <style:style style:name="T1152" style:parent-style-name="Domyślnaczcionkaakapitu" style:family="text">
      <style:text-properties fo:background-color="#80FFFF"/>
    </style:style>
    <style:style style:name="P1153" style:parent-style-name="Normalny" style:family="paragraph">
      <style:paragraph-properties fo:text-align="justify" fo:line-height="150%" fo:text-indent="0.2479in"/>
    </style:style>
    <style:style style:name="T1154" style:parent-style-name="Domyślnaczcionkaakapitu" style:family="text">
      <style:text-properties fo:background-color="#80FFFF"/>
    </style:style>
    <style:style style:name="T1155" style:parent-style-name="Domyślnaczcionkaakapitu" style:family="text">
      <style:text-properties fo:background-color="#80FFFF"/>
    </style:style>
    <style:style style:name="T1156" style:parent-style-name="Domyślnaczcionkaakapitu" style:family="text">
      <style:text-properties fo:background-color="#80FFFF"/>
    </style:style>
    <style:style style:name="T1157" style:parent-style-name="Domyślnaczcionkaakapitu" style:family="text">
      <style:text-properties fo:background-color="#80FFFF"/>
    </style:style>
    <style:style style:name="T1158" style:parent-style-name="Domyślnaczcionkaakapitu" style:family="text">
      <style:text-properties fo:background-color="#80FFFF"/>
    </style:style>
    <style:style style:name="T1159" style:parent-style-name="Domyślnaczcionkaakapitu" style:family="text">
      <style:text-properties fo:background-color="#80FFFF"/>
    </style:style>
    <style:style style:name="P1160" style:parent-style-name="Normalny" style:family="paragraph">
      <style:paragraph-properties fo:text-align="justify" fo:line-height="150%" fo:text-indent="0.2479in"/>
    </style:style>
    <style:style style:name="T1161" style:parent-style-name="Domyślnaczcionkaakapitu" style:family="text">
      <style:text-properties fo:background-color="#80FFFF"/>
    </style:style>
    <style:style style:name="T1162" style:parent-style-name="Domyślnaczcionkaakapitu" style:family="text">
      <style:text-properties fo:background-color="#80FFFF"/>
    </style:style>
    <style:style style:name="P1163" style:parent-style-name="Normalny" style:family="paragraph">
      <style:paragraph-properties fo:text-align="justify" fo:line-height="150%"/>
    </style:style>
    <style:style style:name="T1164" style:parent-style-name="Domyślnaczcionkaakapitu" style:family="text">
      <style:text-properties style:text-underline-type="single" style:text-underline-style="solid" style:text-underline-width="auto" style:text-underline-mode="continuous"/>
    </style:style>
    <style:style style:name="P1165" style:parent-style-name="Normalny" style:family="paragraph">
      <style:paragraph-properties fo:text-align="justify" fo:line-height="150%" fo:text-indent="0.2479in"/>
    </style:style>
    <style:style style:name="T1166" style:parent-style-name="Domyślnaczcionkaakapitu" style:family="text">
      <style:text-properties fo:background-color="#80FFFF"/>
    </style:style>
    <style:style style:name="T1167" style:parent-style-name="Domyślnaczcionkaakapitu" style:family="text">
      <style:text-properties fo:background-color="#80FFFF"/>
    </style:style>
    <style:style style:name="T1168" style:parent-style-name="Domyślnaczcionkaakapitu" style:family="text">
      <style:text-properties fo:background-color="#80FFFF"/>
    </style:style>
    <style:style style:name="T1169" style:parent-style-name="Domyślnaczcionkaakapitu" style:family="text">
      <style:text-properties fo:background-color="#80FFFF"/>
    </style:style>
    <style:style style:name="T1170" style:parent-style-name="Domyślnaczcionkaakapitu" style:family="text">
      <style:text-properties fo:background-color="#80FFFF"/>
    </style:style>
    <style:style style:name="T1171" style:parent-style-name="Domyślnaczcionkaakapitu" style:family="text">
      <style:text-properties fo:background-color="#80FFFF"/>
    </style:style>
    <style:style style:name="T1172" style:parent-style-name="Domyślnaczcionkaakapitu" style:family="text">
      <style:text-properties fo:background-color="#80FFFF"/>
    </style:style>
    <style:style style:name="T1173" style:parent-style-name="Domyślnaczcionkaakapitu" style:family="text">
      <style:text-properties fo:background-color="#80FFFF"/>
    </style:style>
    <style:style style:name="T1174" style:parent-style-name="Domyślnaczcionkaakapitu" style:family="text">
      <style:text-properties fo:background-color="#80FFFF"/>
    </style:style>
    <style:style style:name="T1175" style:parent-style-name="Domyślnaczcionkaakapitu" style:family="text">
      <style:text-properties fo:background-color="#80FFFF"/>
    </style:style>
    <style:style style:name="P1176" style:parent-style-name="Normalny" style:family="paragraph">
      <style:paragraph-properties fo:text-align="justify" fo:line-height="150%" fo:text-indent="0.2479in"/>
    </style:style>
    <style:style style:name="T1177" style:parent-style-name="Domyślnaczcionkaakapitu" style:family="text">
      <style:text-properties fo:background-color="#80FFFF"/>
    </style:style>
    <style:style style:name="T1178" style:parent-style-name="Domyślnaczcionkaakapitu" style:family="text">
      <style:text-properties fo:background-color="#80FFFF"/>
    </style:style>
    <style:style style:name="T1179" style:parent-style-name="Domyślnaczcionkaakapitu" style:family="text">
      <style:text-properties fo:background-color="#80FFFF"/>
    </style:style>
    <style:style style:name="T1180" style:parent-style-name="Domyślnaczcionkaakapitu" style:family="text">
      <style:text-properties fo:background-color="#80FFFF"/>
    </style:style>
    <style:style style:name="T1181" style:parent-style-name="Domyślnaczcionkaakapitu" style:family="text">
      <style:text-properties fo:background-color="#80FFFF"/>
    </style:style>
    <style:style style:name="T1182" style:parent-style-name="Domyślnaczcionkaakapitu" style:family="text">
      <style:text-properties fo:background-color="#80FFFF"/>
    </style:style>
    <style:style style:name="T1183" style:parent-style-name="Domyślnaczcionkaakapitu" style:family="text">
      <style:text-properties fo:background-color="#80FFFF"/>
    </style:style>
    <style:style style:name="T1184" style:parent-style-name="Domyślnaczcionkaakapitu" style:family="text">
      <style:text-properties fo:background-color="#80FFFF"/>
    </style:style>
    <style:style style:name="T1185" style:parent-style-name="Domyślnaczcionkaakapitu" style:family="text">
      <style:text-properties fo:background-color="#80FFFF"/>
    </style:style>
    <style:style style:name="T1186" style:parent-style-name="Domyślnaczcionkaakapitu" style:family="text">
      <style:text-properties fo:background-color="#80FFFF"/>
    </style:style>
    <style:style style:name="T1187" style:parent-style-name="Domyślnaczcionkaakapitu" style:family="text">
      <style:text-properties fo:background-color="#80FFFF"/>
    </style:style>
    <style:style style:name="T1188" style:parent-style-name="Domyślnaczcionkaakapitu" style:family="text">
      <style:text-properties fo:background-color="#80FFFF"/>
    </style:style>
    <style:style style:name="T1189" style:parent-style-name="Domyślnaczcionkaakapitu" style:family="text">
      <style:text-properties fo:background-color="#80FFFF"/>
    </style:style>
    <style:style style:name="T1190" style:parent-style-name="Domyślnaczcionkaakapitu" style:family="text">
      <style:text-properties fo:background-color="#80FFFF"/>
    </style:style>
    <style:style style:name="T1191" style:parent-style-name="Domyślnaczcionkaakapitu" style:family="text">
      <style:text-properties fo:background-color="#80FFFF"/>
    </style:style>
    <style:style style:name="T1192" style:parent-style-name="Domyślnaczcionkaakapitu" style:family="text">
      <style:text-properties fo:background-color="#80FFFF"/>
    </style:style>
    <style:style style:name="P1193" style:parent-style-name="Normalny" style:family="paragraph">
      <style:paragraph-properties fo:text-align="justify" fo:line-height="150%" fo:text-indent="0.2479in"/>
    </style:style>
    <style:style style:name="T1194" style:parent-style-name="Domyślnaczcionkaakapitu" style:family="text">
      <style:text-properties fo:background-color="#80FFFF"/>
    </style:style>
    <style:style style:name="T1195" style:parent-style-name="Domyślnaczcionkaakapitu" style:family="text">
      <style:text-properties fo:background-color="#80FFFF"/>
    </style:style>
    <style:style style:name="T1196" style:parent-style-name="Domyślnaczcionkaakapitu" style:family="text">
      <style:text-properties fo:background-color="#80FFFF"/>
    </style:style>
    <style:style style:name="T1197" style:parent-style-name="Domyślnaczcionkaakapitu" style:family="text">
      <style:text-properties fo:background-color="#80FFFF"/>
    </style:style>
    <style:style style:name="T1198" style:parent-style-name="Domyślnaczcionkaakapitu" style:family="text">
      <style:text-properties fo:background-color="#80FFFF"/>
    </style:style>
    <style:style style:name="T1199" style:parent-style-name="Domyślnaczcionkaakapitu" style:family="text">
      <style:text-properties fo:background-color="#80FFFF"/>
    </style:style>
    <style:style style:name="T1200" style:parent-style-name="Domyślnaczcionkaakapitu" style:family="text">
      <style:text-properties fo:background-color="#80FFFF"/>
    </style:style>
    <style:style style:name="T1201" style:parent-style-name="Domyślnaczcionkaakapitu" style:family="text">
      <style:text-properties fo:background-color="#80FFFF"/>
    </style:style>
    <style:style style:name="P1202" style:parent-style-name="Normalny" style:family="paragraph">
      <style:paragraph-properties fo:text-align="justify" fo:line-height="150%" fo:text-indent="0.2479in"/>
    </style:style>
    <style:style style:name="T1203" style:parent-style-name="Domyślnaczcionkaakapitu" style:family="text">
      <style:text-properties fo:background-color="#80FFFF"/>
    </style:style>
    <style:style style:name="P1204" style:parent-style-name="Normalny" style:family="paragraph">
      <style:paragraph-properties fo:text-align="justify" fo:line-height="150%"/>
    </style:style>
    <style:style style:name="P1205" style:parent-style-name="Normalny" style:family="paragraph">
      <style:paragraph-properties fo:text-align="justify" fo:line-height="150%"/>
    </style:style>
    <style:style style:name="P1206" style:parent-style-name="Normalny" style:family="paragraph">
      <style:paragraph-properties fo:text-align="justify" fo:line-height="150%"/>
    </style:style>
    <style:style style:name="P1207" style:parent-style-name="Normalny" style:family="paragraph">
      <style:paragraph-properties fo:text-align="justify" fo:line-height="150%"/>
    </style:style>
    <style:style style:name="T1208" style:parent-style-name="Domyślnaczcionkaakapitu" style:family="text">
      <style:text-properties style:text-underline-type="single" style:text-underline-style="solid" style:text-underline-width="auto" style:text-underline-mode="continuous"/>
    </style:style>
    <style:style style:name="T1209" style:parent-style-name="Domyślnaczcionkaakapitu" style:family="text">
      <style:text-properties fo:background-color="#80FFFF" style:text-underline-type="single" style:text-underline-style="solid" style:text-underline-width="auto" style:text-underline-mode="continuous"/>
    </style:style>
    <style:style style:name="T1210" style:parent-style-name="Domyślnaczcionkaakapitu" style:family="text">
      <style:text-properties style:text-underline-type="single" style:text-underline-style="solid" style:text-underline-width="auto" style:text-underline-mode="continuous"/>
    </style:style>
    <style:style style:name="P1211" style:parent-style-name="Normalny" style:family="paragraph">
      <style:paragraph-properties fo:text-align="justify" fo:line-height="150%" fo:text-indent="0.2479in"/>
    </style:style>
    <style:style style:name="P1212" style:parent-style-name="Normalny" style:family="paragraph">
      <style:paragraph-properties fo:text-align="justify" fo:line-height="150%" fo:text-indent="0.2479in"/>
    </style:style>
    <style:style style:name="T1213" style:parent-style-name="Domyślnaczcionkaakapitu" style:family="text">
      <style:text-properties fo:background-color="#80FFFF"/>
    </style:style>
    <style:style style:name="T1214" style:parent-style-name="Domyślnaczcionkaakapitu" style:family="text">
      <style:text-properties fo:background-color="#80FFFF"/>
    </style:style>
    <style:style style:name="T1215" style:parent-style-name="Domyślnaczcionkaakapitu" style:family="text">
      <style:text-properties fo:background-color="#80FFFF"/>
    </style:style>
    <style:style style:name="T1216" style:parent-style-name="Domyślnaczcionkaakapitu" style:family="text">
      <style:text-properties fo:background-color="#80FFFF"/>
    </style:style>
    <style:style style:name="P1217" style:parent-style-name="Normalny" style:family="paragraph">
      <style:paragraph-properties fo:text-align="justify" fo:line-height="150%" fo:text-indent="0.2479in"/>
    </style:style>
    <style:style style:name="T1218" style:parent-style-name="Domyślnaczcionkaakapitu" style:family="text">
      <style:text-properties fo:background-color="#80FFFF"/>
    </style:style>
    <style:style style:name="T1219" style:parent-style-name="Domyślnaczcionkaakapitu" style:family="text">
      <style:text-properties fo:background-color="#80FFFF"/>
    </style:style>
    <style:style style:name="P1220" style:parent-style-name="Normalny" style:family="paragraph">
      <style:paragraph-properties fo:text-align="justify" fo:line-height="150%" fo:text-indent="0.2479in"/>
    </style:style>
    <style:style style:name="T1221" style:parent-style-name="Domyślnaczcionkaakapitu" style:family="text">
      <style:text-properties fo:background-color="#80FFFF"/>
    </style:style>
    <style:style style:name="T1222" style:parent-style-name="Domyślnaczcionkaakapitu" style:family="text">
      <style:text-properties fo:background-color="#80FFFF"/>
    </style:style>
    <style:style style:name="T1223" style:parent-style-name="Domyślnaczcionkaakapitu" style:family="text">
      <style:text-properties fo:background-color="#80FFFF"/>
    </style:style>
    <style:style style:name="T1224" style:parent-style-name="Domyślnaczcionkaakapitu" style:family="text">
      <style:text-properties fo:background-color="#80FFFF"/>
    </style:style>
    <style:style style:name="T1225" style:parent-style-name="Domyślnaczcionkaakapitu" style:family="text">
      <style:text-properties fo:background-color="#80FFFF"/>
    </style:style>
    <style:style style:name="T1226" style:parent-style-name="Domyślnaczcionkaakapitu" style:family="text">
      <style:text-properties fo:background-color="#80FFFF"/>
    </style:style>
    <style:style style:name="T1227" style:parent-style-name="Domyślnaczcionkaakapitu" style:family="text">
      <style:text-properties fo:background-color="#80FFFF"/>
    </style:style>
    <style:style style:name="T1228" style:parent-style-name="Domyślnaczcionkaakapitu" style:family="text">
      <style:text-properties fo:background-color="#80FFFF"/>
    </style:style>
    <style:style style:name="T1229" style:parent-style-name="Domyślnaczcionkaakapitu" style:family="text">
      <style:text-properties fo:background-color="#80FFFF"/>
    </style:style>
    <style:style style:name="T1230" style:parent-style-name="Domyślnaczcionkaakapitu" style:family="text">
      <style:text-properties fo:background-color="#80FFFF"/>
    </style:style>
    <style:style style:name="P1231" style:parent-style-name="Normalny" style:family="paragraph">
      <style:paragraph-properties fo:text-align="justify" fo:line-height="150%" fo:text-indent="0.2479in"/>
    </style:style>
    <style:style style:name="T1232" style:parent-style-name="Domyślnaczcionkaakapitu" style:family="text">
      <style:text-properties fo:background-color="#80FFFF"/>
    </style:style>
    <style:style style:name="T1233" style:parent-style-name="Domyślnaczcionkaakapitu" style:family="text">
      <style:text-properties fo:background-color="#80FFFF"/>
    </style:style>
    <style:style style:name="T1234" style:parent-style-name="Domyślnaczcionkaakapitu" style:family="text">
      <style:text-properties fo:background-color="#80FFFF"/>
    </style:style>
    <style:style style:name="P1235" style:parent-style-name="Normalny" style:family="paragraph">
      <style:paragraph-properties fo:text-align="justify" fo:line-height="150%" fo:text-indent="0.2479in"/>
    </style:style>
    <style:style style:name="T1236" style:parent-style-name="Domyślnaczcionkaakapitu" style:family="text">
      <style:text-properties fo:background-color="#80FFFF"/>
    </style:style>
    <style:style style:name="T1237" style:parent-style-name="Domyślnaczcionkaakapitu" style:family="text">
      <style:text-properties fo:background-color="#80FFFF"/>
    </style:style>
    <style:style style:name="T1238" style:parent-style-name="Domyślnaczcionkaakapitu" style:family="text">
      <style:text-properties fo:background-color="#80FFFF"/>
    </style:style>
    <style:style style:name="P1239" style:parent-style-name="Normalny" style:family="paragraph">
      <style:paragraph-properties fo:text-align="justify" fo:line-height="150%" fo:text-indent="0.2479in"/>
    </style:style>
    <style:style style:name="P1240" style:parent-style-name="Normalny" style:family="paragraph">
      <style:paragraph-properties fo:text-align="justify" fo:line-height="150%"/>
    </style:style>
    <style:style style:name="T1241" style:parent-style-name="Domyślnaczcionkaakapitu" style:family="text">
      <style:text-properties style:text-underline-type="single" style:text-underline-style="solid" style:text-underline-width="auto" style:text-underline-mode="continuous"/>
    </style:style>
    <style:style style:name="P1242" style:parent-style-name="Normalny" style:family="paragraph">
      <style:paragraph-properties fo:text-align="justify" fo:line-height="150%" fo:text-indent="0.2479in"/>
    </style:style>
    <style:style style:name="T1243" style:parent-style-name="Domyślnaczcionkaakapitu" style:family="text">
      <style:text-properties fo:background-color="#80FFFF"/>
    </style:style>
    <style:style style:name="P1244" style:parent-style-name="Normalny" style:family="paragraph">
      <style:paragraph-properties fo:text-align="justify" fo:line-height="150%" fo:text-indent="0.2479in"/>
    </style:style>
    <style:style style:name="T1245" style:parent-style-name="Domyślnaczcionkaakapitu" style:family="text">
      <style:text-properties fo:background-color="#80FFFF"/>
    </style:style>
    <style:style style:name="T1246" style:parent-style-name="Domyślnaczcionkaakapitu" style:family="text">
      <style:text-properties fo:background-color="#80FFFF"/>
    </style:style>
    <style:style style:name="T1247" style:parent-style-name="Domyślnaczcionkaakapitu" style:family="text">
      <style:text-properties fo:background-color="#80FFFF"/>
    </style:style>
    <style:style style:name="P1248" style:parent-style-name="Normalny" style:family="paragraph">
      <style:paragraph-properties fo:text-align="justify" fo:line-height="150%" fo:text-indent="0.2479in"/>
    </style:style>
    <style:style style:name="T1249" style:parent-style-name="Domyślnaczcionkaakapitu" style:family="text">
      <style:text-properties fo:background-color="#80FFFF"/>
    </style:style>
    <style:style style:name="T1250" style:parent-style-name="Domyślnaczcionkaakapitu" style:family="text">
      <style:text-properties fo:background-color="#80FFFF"/>
    </style:style>
    <style:style style:name="T1251" style:parent-style-name="Domyślnaczcionkaakapitu" style:family="text">
      <style:text-properties fo:background-color="#80FFFF"/>
    </style:style>
    <style:style style:name="P1252" style:parent-style-name="Normalny" style:family="paragraph">
      <style:paragraph-properties fo:text-align="justify" fo:line-height="150%" fo:text-indent="0.2479in"/>
    </style:style>
    <style:style style:name="T1253" style:parent-style-name="Domyślnaczcionkaakapitu" style:family="text">
      <style:text-properties fo:background-color="#80FFFF"/>
    </style:style>
    <style:style style:name="T1254" style:parent-style-name="Domyślnaczcionkaakapitu" style:family="text">
      <style:text-properties fo:background-color="#80FFFF"/>
    </style:style>
    <style:style style:name="P1255" style:parent-style-name="Normalny" style:family="paragraph">
      <style:paragraph-properties fo:text-align="justify" fo:line-height="150%" fo:text-indent="0.2479in"/>
    </style:style>
    <style:style style:name="P1256" style:parent-style-name="Normalny" style:family="paragraph">
      <style:paragraph-properties fo:text-align="justify" fo:line-height="150%" fo:text-indent="0.2479in"/>
    </style:style>
    <style:style style:name="T1257" style:parent-style-name="Domyślnaczcionkaakapitu" style:family="text">
      <style:text-properties fo:background-color="#80FFFF"/>
    </style:style>
    <style:style style:name="P1258" style:parent-style-name="Normalny" style:family="paragraph">
      <style:paragraph-properties fo:text-align="justify" fo:line-height="150%" fo:text-indent="0.2479in"/>
    </style:style>
    <style:style style:name="T1259" style:parent-style-name="Domyślnaczcionkaakapitu" style:family="text">
      <style:text-properties fo:background-color="#80FFFF"/>
    </style:style>
    <style:style style:name="P1260" style:parent-style-name="Normalny" style:family="paragraph">
      <style:paragraph-properties fo:text-align="justify" fo:line-height="150%"/>
    </style:style>
    <style:style style:name="T1261" style:parent-style-name="Domyślnaczcionkaakapitu" style:family="text">
      <style:text-properties style:text-underline-type="single" style:text-underline-style="solid" style:text-underline-width="auto" style:text-underline-mode="continuous"/>
    </style:style>
    <style:style style:name="P1262" style:parent-style-name="Normalny" style:family="paragraph">
      <style:paragraph-properties fo:text-align="justify" fo:line-height="150%" fo:text-indent="0.2479in"/>
    </style:style>
    <style:style style:name="T1263" style:parent-style-name="Domyślnaczcionkaakapitu" style:family="text">
      <style:text-properties fo:background-color="#80FFFF"/>
    </style:style>
    <style:style style:name="P1264" style:parent-style-name="Normalny" style:family="paragraph">
      <style:paragraph-properties fo:text-align="justify" fo:line-height="150%"/>
    </style:style>
    <style:style style:name="T1265" style:parent-style-name="Domyślnaczcionkaakapitu" style:family="text">
      <style:text-properties style:text-underline-type="single" style:text-underline-style="solid" style:text-underline-width="auto" style:text-underline-mode="continuous"/>
    </style:style>
    <style:style style:name="P1266" style:parent-style-name="Normalny" style:family="paragraph">
      <style:paragraph-properties fo:text-align="justify" fo:line-height="150%" fo:text-indent="0.2479in"/>
    </style:style>
    <style:style style:name="T1267" style:parent-style-name="Domyślnaczcionkaakapitu" style:family="text">
      <style:text-properties fo:background-color="#80FFFF"/>
    </style:style>
    <style:style style:name="T1268" style:parent-style-name="Domyślnaczcionkaakapitu" style:family="text">
      <style:text-properties fo:background-color="#80FFFF"/>
    </style:style>
    <style:style style:name="P1269" style:parent-style-name="Normalny" style:family="paragraph">
      <style:paragraph-properties fo:text-align="justify" fo:line-height="150%" fo:text-indent="0.2479in"/>
    </style:style>
    <style:style style:name="P1270" style:parent-style-name="Normalny" style:family="paragraph">
      <style:paragraph-properties fo:text-align="justify" fo:line-height="150%"/>
    </style:style>
    <style:style style:name="T1271" style:parent-style-name="Domyślnaczcionkaakapitu" style:family="text">
      <style:text-properties style:text-underline-type="single" style:text-underline-style="solid" style:text-underline-width="auto" style:text-underline-mode="continuous"/>
    </style:style>
    <style:style style:name="T1272" style:parent-style-name="Domyślnaczcionkaakapitu" style:family="text">
      <style:text-properties fo:background-color="#80FFFF" style:text-underline-type="single" style:text-underline-style="solid" style:text-underline-width="auto" style:text-underline-mode="continuous"/>
    </style:style>
    <style:style style:name="T1273" style:parent-style-name="Domyślnaczcionkaakapitu" style:family="text">
      <style:text-properties style:text-underline-type="single" style:text-underline-style="solid" style:text-underline-width="auto" style:text-underline-mode="continuous"/>
    </style:style>
    <style:style style:name="P1274" style:parent-style-name="Normalny" style:family="paragraph">
      <style:paragraph-properties fo:text-align="justify" fo:line-height="150%" fo:text-indent="0.2479in"/>
    </style:style>
    <style:style style:name="P1275" style:parent-style-name="Normalny" style:family="paragraph">
      <style:paragraph-properties fo:text-align="justify" fo:line-height="150%"/>
    </style:style>
    <style:style style:name="T1276" style:parent-style-name="Domyślnaczcionkaakapitu" style:family="text">
      <style:text-properties style:text-underline-type="single" style:text-underline-style="solid" style:text-underline-width="auto" style:text-underline-mode="continuous"/>
    </style:style>
    <style:style style:name="T1277" style:parent-style-name="Domyślnaczcionkaakapitu" style:family="text">
      <style:text-properties fo:background-color="#80FFFF" style:text-underline-type="single" style:text-underline-style="solid" style:text-underline-width="auto" style:text-underline-mode="continuous"/>
    </style:style>
    <style:style style:name="T1278" style:parent-style-name="Domyślnaczcionkaakapitu" style:family="text">
      <style:text-properties style:text-underline-type="single" style:text-underline-style="solid" style:text-underline-width="auto" style:text-underline-mode="continuous"/>
    </style:style>
    <style:style style:name="P1279" style:parent-style-name="Normalny" style:family="paragraph">
      <style:paragraph-properties fo:text-align="justify" fo:line-height="150%" fo:text-indent="0.2479in"/>
    </style:style>
    <style:style style:name="P1280" style:parent-style-name="Normalny" style:family="paragraph">
      <style:paragraph-properties fo:text-align="justify" fo:line-height="150%"/>
    </style:style>
    <style:style style:name="T1281" style:parent-style-name="Domyślnaczcionkaakapitu" style:family="text">
      <style:text-properties style:text-underline-type="single" style:text-underline-style="solid" style:text-underline-width="auto" style:text-underline-mode="continuous"/>
    </style:style>
    <style:style style:name="P1282" style:parent-style-name="Normalny" style:family="paragraph">
      <style:paragraph-properties fo:text-align="justify" fo:line-height="150%" fo:text-indent="0.2479in"/>
    </style:style>
    <style:style style:name="P1283" style:parent-style-name="Normalny" style:family="paragraph">
      <style:paragraph-properties fo:text-align="justify" fo:line-height="150%"/>
    </style:style>
    <style:style style:name="T1284" style:parent-style-name="Domyślnaczcionkaakapitu" style:family="text">
      <style:text-properties style:text-underline-type="single" style:text-underline-style="solid" style:text-underline-width="auto" style:text-underline-mode="continuous"/>
    </style:style>
    <style:style style:name="P1285" style:parent-style-name="Normalny" style:family="paragraph">
      <style:paragraph-properties fo:text-align="justify" fo:line-height="150%" fo:text-indent="0.2479in"/>
    </style:style>
    <style:style style:name="T1286" style:parent-style-name="Domyślnaczcionkaakapitu" style:family="text">
      <style:text-properties fo:background-color="#80FFFF"/>
    </style:style>
    <style:style style:name="T1287" style:parent-style-name="Domyślnaczcionkaakapitu" style:family="text">
      <style:text-properties fo:background-color="#80FFFF"/>
    </style:style>
    <style:style style:name="P1288" style:parent-style-name="Normalny" style:family="paragraph">
      <style:paragraph-properties fo:text-align="justify" fo:line-height="150%" fo:text-indent="0.2479in"/>
    </style:style>
    <style:style style:name="P1289" style:parent-style-name="Normalny" style:family="paragraph">
      <style:paragraph-properties fo:text-align="justify" fo:line-height="150%" fo:text-indent="0.2479in"/>
    </style:style>
    <style:style style:name="T1290" style:parent-style-name="Domyślnaczcionkaakapitu" style:family="text">
      <style:text-properties fo:background-color="#80FFFF"/>
    </style:style>
    <style:style style:name="P1291" style:parent-style-name="Normalny" style:family="paragraph">
      <style:paragraph-properties fo:text-align="justify" fo:line-height="150%" fo:text-indent="0.2479in"/>
    </style:style>
    <style:style style:name="T1292" style:parent-style-name="Domyślnaczcionkaakapitu" style:family="text">
      <style:text-properties fo:background-color="#80FFFF"/>
    </style:style>
    <style:style style:name="T1293" style:parent-style-name="Domyślnaczcionkaakapitu" style:family="text">
      <style:text-properties fo:background-color="#80FFFF"/>
    </style:style>
    <style:style style:name="P1294" style:parent-style-name="Normalny" style:family="paragraph">
      <style:paragraph-properties fo:text-align="justify" fo:line-height="150%" fo:text-indent="0.2479in"/>
    </style:style>
    <style:style style:name="T1295" style:parent-style-name="Domyślnaczcionkaakapitu" style:family="text">
      <style:text-properties fo:background-color="#80FFFF"/>
    </style:style>
    <style:style style:name="T1296" style:parent-style-name="Domyślnaczcionkaakapitu" style:family="text">
      <style:text-properties fo:background-color="#80FFFF"/>
    </style:style>
    <style:style style:name="P1297" style:parent-style-name="Normalny" style:family="paragraph">
      <style:paragraph-properties fo:text-align="justify" fo:line-height="150%" fo:text-indent="0.2479in"/>
    </style:style>
    <style:style style:name="T1298" style:parent-style-name="Domyślnaczcionkaakapitu" style:family="text">
      <style:text-properties fo:background-color="#80FFFF"/>
    </style:style>
    <style:style style:name="T1299" style:parent-style-name="Domyślnaczcionkaakapitu" style:family="text">
      <style:text-properties fo:background-color="#80FFFF"/>
    </style:style>
    <style:style style:name="P1300" style:parent-style-name="Normalny" style:family="paragraph">
      <style:paragraph-properties fo:text-align="justify" fo:line-height="150%" fo:text-indent="0.2479in"/>
    </style:style>
    <style:style style:name="T1301" style:parent-style-name="Domyślnaczcionkaakapitu" style:family="text">
      <style:text-properties fo:background-color="#80FFFF"/>
    </style:style>
    <style:style style:name="T1302" style:parent-style-name="Domyślnaczcionkaakapitu" style:family="text">
      <style:text-properties fo:background-color="#80FFFF"/>
    </style:style>
    <style:style style:name="P1303" style:parent-style-name="Normalny" style:family="paragraph">
      <style:paragraph-properties fo:text-align="justify" fo:line-height="150%" fo:text-indent="0.2479in"/>
    </style:style>
    <style:style style:name="P1304" style:parent-style-name="Normalny" style:family="paragraph">
      <style:paragraph-properties fo:text-align="justify" fo:line-height="150%"/>
    </style:style>
    <style:style style:name="T1305" style:parent-style-name="Domyślnaczcionkaakapitu" style:family="text">
      <style:text-properties style:text-underline-type="single" style:text-underline-style="solid" style:text-underline-width="auto" style:text-underline-mode="continuous"/>
    </style:style>
    <style:style style:name="P1306" style:parent-style-name="Normalny" style:family="paragraph">
      <style:paragraph-properties fo:text-align="justify" fo:line-height="150%" fo:text-indent="0.2479in"/>
    </style:style>
    <style:style style:name="P1307" style:parent-style-name="Normalny" style:family="paragraph">
      <style:paragraph-properties fo:text-align="justify" fo:line-height="150%"/>
    </style:style>
    <style:style style:name="T1308" style:parent-style-name="Domyślnaczcionkaakapitu" style:family="text">
      <style:text-properties style:text-underline-type="single" style:text-underline-style="solid" style:text-underline-width="auto" style:text-underline-mode="continuous"/>
    </style:style>
    <style:style style:name="P1309" style:parent-style-name="Normalny" style:family="paragraph">
      <style:paragraph-properties fo:text-align="justify" fo:line-height="150%" fo:text-indent="0.2479in"/>
    </style:style>
    <style:style style:name="T1310" style:parent-style-name="Domyślnaczcionkaakapitu" style:family="text">
      <style:text-properties fo:background-color="#80FFFF"/>
    </style:style>
    <style:style style:name="T1311" style:parent-style-name="Domyślnaczcionkaakapitu" style:family="text">
      <style:text-properties fo:background-color="#80FFFF"/>
    </style:style>
    <style:style style:name="T1312" style:parent-style-name="Domyślnaczcionkaakapitu" style:family="text">
      <style:text-properties fo:background-color="#80FFFF"/>
    </style:style>
    <style:style style:name="T1313" style:parent-style-name="Domyślnaczcionkaakapitu" style:family="text">
      <style:text-properties fo:background-color="#80FFFF"/>
    </style:style>
    <style:style style:name="P1314" style:parent-style-name="Normalny" style:family="paragraph">
      <style:paragraph-properties fo:text-align="justify" fo:line-height="150%"/>
    </style:style>
    <style:style style:name="T1315" style:parent-style-name="Domyślnaczcionkaakapitu" style:family="text">
      <style:text-properties style:text-underline-type="single" style:text-underline-style="solid" style:text-underline-width="auto" style:text-underline-mode="continuous"/>
    </style:style>
    <style:style style:name="P1316" style:parent-style-name="Normalny" style:family="paragraph">
      <style:paragraph-properties fo:text-align="justify" fo:line-height="150%" fo:text-indent="0.2479in"/>
    </style:style>
    <style:style style:name="T1317" style:parent-style-name="Domyślnaczcionkaakapitu" style:family="text">
      <style:text-properties fo:background-color="#80FFFF"/>
    </style:style>
    <style:style style:name="P1318" style:parent-style-name="Normalny" style:family="paragraph">
      <style:paragraph-properties fo:text-align="justify" fo:line-height="150%"/>
    </style:style>
    <style:style style:name="T1319" style:parent-style-name="Domyślnaczcionkaakapitu" style:family="text">
      <style:text-properties style:text-underline-type="single" style:text-underline-style="solid" style:text-underline-width="auto" style:text-underline-mode="continuous"/>
    </style:style>
    <style:style style:name="P1320" style:parent-style-name="Normalny" style:family="paragraph">
      <style:paragraph-properties fo:text-align="justify" fo:line-height="150%" fo:text-indent="0.2479in"/>
    </style:style>
    <style:style style:name="P1321" style:parent-style-name="Normalny" style:family="paragraph">
      <style:paragraph-properties fo:text-align="justify" fo:line-height="150%"/>
    </style:style>
    <style:style style:name="T1322" style:parent-style-name="Domyślnaczcionkaakapitu" style:family="text">
      <style:text-properties style:text-underline-type="single" style:text-underline-style="solid" style:text-underline-width="auto" style:text-underline-mode="continuous"/>
    </style:style>
    <style:style style:name="P1323" style:parent-style-name="Normalny" style:family="paragraph">
      <style:paragraph-properties fo:text-align="justify" fo:line-height="150%" fo:text-indent="0.2479in"/>
    </style:style>
    <style:style style:name="T1324" style:parent-style-name="Domyślnaczcionkaakapitu" style:family="text">
      <style:text-properties fo:background-color="#80FFFF"/>
    </style:style>
    <style:style style:name="T1325" style:parent-style-name="Domyślnaczcionkaakapitu" style:family="text">
      <style:text-properties fo:background-color="#80FFFF"/>
    </style:style>
    <style:style style:name="P1326" style:parent-style-name="Normalny" style:family="paragraph">
      <style:paragraph-properties fo:text-align="justify" fo:line-height="150%"/>
    </style:style>
    <style:style style:name="T1327" style:parent-style-name="Domyślnaczcionkaakapitu" style:family="text">
      <style:text-properties style:text-underline-type="single" style:text-underline-style="solid" style:text-underline-width="auto" style:text-underline-mode="continuous"/>
    </style:style>
    <style:style style:name="P1328" style:parent-style-name="Normalny" style:family="paragraph">
      <style:paragraph-properties fo:text-align="justify" fo:line-height="150%" fo:text-indent="0.2479in"/>
    </style:style>
    <style:style style:name="T1329" style:parent-style-name="Domyślnaczcionkaakapitu" style:family="text">
      <style:text-properties fo:background-color="#80FFFF"/>
    </style:style>
    <style:style style:name="T1330" style:parent-style-name="Domyślnaczcionkaakapitu" style:family="text">
      <style:text-properties fo:background-color="#80FFFF"/>
    </style:style>
    <style:style style:name="T1331" style:parent-style-name="Domyślnaczcionkaakapitu" style:family="text">
      <style:text-properties fo:background-color="#80FFFF"/>
    </style:style>
    <style:style style:name="P1332" style:parent-style-name="Normalny" style:family="paragraph">
      <style:paragraph-properties fo:text-align="justify" fo:line-height="150%" fo:text-indent="0.2479in"/>
    </style:style>
    <style:style style:name="T1333" style:parent-style-name="Domyślnaczcionkaakapitu" style:family="text">
      <style:text-properties fo:background-color="#80FFFF"/>
    </style:style>
    <style:style style:name="P1334" style:parent-style-name="Normalny" style:family="paragraph">
      <style:paragraph-properties fo:text-align="justify" fo:line-height="150%" fo:text-indent="0.2479in"/>
    </style:style>
    <style:style style:name="T1335" style:parent-style-name="Domyślnaczcionkaakapitu" style:family="text">
      <style:text-properties fo:background-color="#80FFFF"/>
    </style:style>
    <style:style style:name="T1336" style:parent-style-name="Domyślnaczcionkaakapitu" style:family="text">
      <style:text-properties fo:background-color="#80FFFF"/>
    </style:style>
    <style:style style:name="T1337" style:parent-style-name="Domyślnaczcionkaakapitu" style:family="text">
      <style:text-properties fo:background-color="#80FFFF"/>
    </style:style>
    <style:style style:name="P1338" style:parent-style-name="Normalny" style:family="paragraph">
      <style:paragraph-properties fo:text-align="justify" fo:line-height="150%" fo:text-indent="0.2479in"/>
    </style:style>
    <style:style style:name="T1339" style:parent-style-name="Domyślnaczcionkaakapitu" style:family="text">
      <style:text-properties fo:background-color="#80FFFF"/>
    </style:style>
    <style:style style:name="T1340" style:parent-style-name="Domyślnaczcionkaakapitu" style:family="text">
      <style:text-properties fo:background-color="#80FFFF"/>
    </style:style>
    <style:style style:name="P1341" style:parent-style-name="Normalny" style:family="paragraph">
      <style:paragraph-properties fo:text-align="justify" fo:line-height="150%" fo:text-indent="0.2479in"/>
    </style:style>
    <style:style style:name="T1342" style:parent-style-name="Domyślnaczcionkaakapitu" style:family="text">
      <style:text-properties fo:background-color="#80FFFF"/>
    </style:style>
    <style:style style:name="T1343" style:parent-style-name="Domyślnaczcionkaakapitu" style:family="text">
      <style:text-properties fo:background-color="#80FFFF"/>
    </style:style>
    <style:style style:name="T1344" style:parent-style-name="Domyślnaczcionkaakapitu" style:family="text">
      <style:text-properties fo:background-color="#80FFFF"/>
    </style:style>
    <style:style style:name="T1345" style:parent-style-name="Domyślnaczcionkaakapitu" style:family="text">
      <style:text-properties fo:background-color="#80FFFF"/>
    </style:style>
    <style:style style:name="T1346" style:parent-style-name="Domyślnaczcionkaakapitu" style:family="text">
      <style:text-properties fo:background-color="#80FFFF"/>
    </style:style>
    <style:style style:name="T1347" style:parent-style-name="Domyślnaczcionkaakapitu" style:family="text">
      <style:text-properties fo:background-color="#80FFFF"/>
    </style:style>
    <style:style style:name="T1348" style:parent-style-name="Domyślnaczcionkaakapitu" style:family="text">
      <style:text-properties fo:background-color="#80FFFF"/>
    </style:style>
    <style:style style:name="T1349" style:parent-style-name="Domyślnaczcionkaakapitu" style:family="text">
      <style:text-properties fo:background-color="#80FFFF"/>
    </style:style>
    <style:style style:name="T1350" style:parent-style-name="Domyślnaczcionkaakapitu" style:family="text">
      <style:text-properties fo:background-color="#80FFFF"/>
    </style:style>
    <style:style style:name="P1351" style:parent-style-name="Normalny" style:family="paragraph">
      <style:paragraph-properties fo:text-align="justify" fo:line-height="150%" fo:text-indent="0.2479in"/>
    </style:style>
    <style:style style:name="T1352" style:parent-style-name="Domyślnaczcionkaakapitu" style:family="text">
      <style:text-properties fo:background-color="#80FFFF"/>
    </style:style>
    <style:style style:name="T1353" style:parent-style-name="Domyślnaczcionkaakapitu" style:family="text">
      <style:text-properties fo:background-color="#80FFFF"/>
    </style:style>
    <style:style style:name="T1354" style:parent-style-name="Domyślnaczcionkaakapitu" style:family="text">
      <style:text-properties fo:background-color="#80FFFF"/>
    </style:style>
    <style:style style:name="T1355" style:parent-style-name="Domyślnaczcionkaakapitu" style:family="text">
      <style:text-properties fo:background-color="#80FFFF"/>
    </style:style>
    <style:style style:name="T1356" style:parent-style-name="Domyślnaczcionkaakapitu" style:family="text">
      <style:text-properties fo:background-color="#80FFFF"/>
    </style:style>
    <style:style style:name="P1357" style:parent-style-name="Normalny" style:family="paragraph">
      <style:paragraph-properties fo:text-align="justify" fo:line-height="150%" fo:text-indent="0.2479in"/>
    </style:style>
    <style:style style:name="T1358" style:parent-style-name="Domyślnaczcionkaakapitu" style:family="text">
      <style:text-properties fo:background-color="#80FFFF"/>
    </style:style>
    <style:style style:name="T1359" style:parent-style-name="Domyślnaczcionkaakapitu" style:family="text">
      <style:text-properties fo:background-color="#80FFFF"/>
    </style:style>
    <style:style style:name="T1360" style:parent-style-name="Domyślnaczcionkaakapitu" style:family="text">
      <style:text-properties fo:background-color="#80FFFF"/>
    </style:style>
    <style:style style:name="T1361" style:parent-style-name="Domyślnaczcionkaakapitu" style:family="text">
      <style:text-properties fo:background-color="#80FFFF"/>
    </style:style>
    <style:style style:name="T1362" style:parent-style-name="Domyślnaczcionkaakapitu" style:family="text">
      <style:text-properties fo:background-color="#80FFFF"/>
    </style:style>
    <style:style style:name="T1363" style:parent-style-name="Domyślnaczcionkaakapitu" style:family="text">
      <style:text-properties fo:background-color="#80FFFF"/>
    </style:style>
    <style:style style:name="P1364" style:parent-style-name="Normalny" style:family="paragraph">
      <style:paragraph-properties fo:text-align="justify" fo:line-height="150%" fo:text-indent="0.2479in"/>
    </style:style>
    <style:style style:name="T1365" style:parent-style-name="Domyślnaczcionkaakapitu" style:family="text">
      <style:text-properties fo:background-color="#80FFFF"/>
    </style:style>
    <style:style style:name="T1366" style:parent-style-name="Domyślnaczcionkaakapitu" style:family="text">
      <style:text-properties fo:background-color="#80FFFF"/>
    </style:style>
    <style:style style:name="P1367" style:parent-style-name="Normalny" style:family="paragraph">
      <style:paragraph-properties fo:text-align="justify" fo:line-height="150%" fo:text-indent="0.2479in"/>
    </style:style>
    <style:style style:name="T1368" style:parent-style-name="Domyślnaczcionkaakapitu" style:family="text">
      <style:text-properties fo:background-color="#80FFFF"/>
    </style:style>
    <style:style style:name="T1369" style:parent-style-name="Domyślnaczcionkaakapitu" style:family="text">
      <style:text-properties fo:background-color="#80FFFF"/>
    </style:style>
    <style:style style:name="P1370" style:parent-style-name="Normalny" style:family="paragraph">
      <style:paragraph-properties fo:text-align="justify" fo:line-height="150%" fo:text-indent="0.2479in"/>
    </style:style>
    <style:style style:name="T1371" style:parent-style-name="Domyślnaczcionkaakapitu" style:family="text">
      <style:text-properties fo:background-color="#80FFFF"/>
    </style:style>
    <style:style style:name="T1372" style:parent-style-name="Domyślnaczcionkaakapitu" style:family="text">
      <style:text-properties fo:background-color="#80FFFF"/>
    </style:style>
    <style:style style:name="T1373" style:parent-style-name="Domyślnaczcionkaakapitu" style:family="text">
      <style:text-properties fo:background-color="#80FFFF"/>
    </style:style>
    <style:style style:name="T1374" style:parent-style-name="Domyślnaczcionkaakapitu" style:family="text">
      <style:text-properties fo:background-color="#80FFFF"/>
    </style:style>
    <style:style style:name="T1375" style:parent-style-name="Domyślnaczcionkaakapitu" style:family="text">
      <style:text-properties fo:background-color="#80FFFF"/>
    </style:style>
    <style:style style:name="P1376" style:parent-style-name="Normalny" style:family="paragraph">
      <style:paragraph-properties fo:text-align="justify" fo:line-height="150%" fo:text-indent="0.2479in"/>
    </style:style>
    <style:style style:name="P1377" style:parent-style-name="Normalny" style:family="paragraph">
      <style:paragraph-properties fo:text-align="justify" fo:line-height="150%" fo:text-indent="0.2479in"/>
    </style:style>
    <style:style style:name="T1378" style:parent-style-name="Domyślnaczcionkaakapitu" style:family="text">
      <style:text-properties fo:background-color="#80FFFF"/>
    </style:style>
    <style:style style:name="T1379" style:parent-style-name="Domyślnaczcionkaakapitu" style:family="text">
      <style:text-properties fo:background-color="#80FFFF"/>
    </style:style>
    <style:style style:name="P1380" style:parent-style-name="Normalny" style:family="paragraph">
      <style:paragraph-properties fo:text-align="justify" fo:line-height="150%" fo:text-indent="0.2479in"/>
    </style:style>
    <style:style style:name="T1381" style:parent-style-name="Domyślnaczcionkaakapitu" style:family="text">
      <style:text-properties fo:background-color="#80FFFF"/>
    </style:style>
    <style:style style:name="T1382" style:parent-style-name="Domyślnaczcionkaakapitu" style:family="text">
      <style:text-properties fo:background-color="#80FFFF"/>
    </style:style>
    <style:style style:name="P1383" style:parent-style-name="Normalny" style:family="paragraph">
      <style:paragraph-properties fo:text-align="justify" fo:line-height="150%" fo:text-indent="0.2479in"/>
    </style:style>
    <style:style style:name="T1384" style:parent-style-name="Domyślnaczcionkaakapitu" style:family="text">
      <style:text-properties fo:background-color="#80FFFF"/>
    </style:style>
    <style:style style:name="T1385" style:parent-style-name="Domyślnaczcionkaakapitu" style:family="text">
      <style:text-properties fo:background-color="#80FFFF"/>
    </style:style>
    <style:style style:name="T1386" style:parent-style-name="Domyślnaczcionkaakapitu" style:family="text">
      <style:text-properties fo:background-color="#80FFFF"/>
    </style:style>
    <style:style style:name="P1387" style:parent-style-name="Normalny" style:family="paragraph">
      <style:paragraph-properties fo:text-align="justify" fo:line-height="150%" fo:text-indent="0.2479in"/>
    </style:style>
    <style:style style:name="P1388" style:parent-style-name="Normalny" style:family="paragraph">
      <style:paragraph-properties fo:text-align="justify" fo:line-height="150%" fo:text-indent="0.2479in"/>
    </style:style>
    <style:style style:name="T1389" style:parent-style-name="Domyślnaczcionkaakapitu" style:family="text">
      <style:text-properties fo:background-color="#80FFFF"/>
    </style:style>
    <style:style style:name="T1390" style:parent-style-name="Domyślnaczcionkaakapitu" style:family="text">
      <style:text-properties fo:background-color="#80FFFF"/>
    </style:style>
    <style:style style:name="T1391" style:parent-style-name="Domyślnaczcionkaakapitu" style:family="text">
      <style:text-properties fo:background-color="#80FFFF"/>
    </style:style>
    <style:style style:name="T1392" style:parent-style-name="Domyślnaczcionkaakapitu" style:family="text">
      <style:text-properties fo:background-color="#80FFFF"/>
    </style:style>
    <style:style style:name="P1393" style:parent-style-name="Normalny" style:family="paragraph">
      <style:paragraph-properties fo:text-align="justify" fo:line-height="150%" fo:text-indent="0.2479in"/>
    </style:style>
    <style:style style:name="T1394" style:parent-style-name="Domyślnaczcionkaakapitu" style:family="text">
      <style:text-properties fo:background-color="#80FFFF"/>
    </style:style>
    <style:style style:name="T1395" style:parent-style-name="Domyślnaczcionkaakapitu" style:family="text">
      <style:text-properties fo:background-color="#80FFFF"/>
    </style:style>
    <style:style style:name="P1396" style:parent-style-name="Normalny" style:family="paragraph">
      <style:paragraph-properties fo:text-align="justify" fo:line-height="150%" fo:text-indent="0.2479in"/>
    </style:style>
    <style:style style:name="T1397" style:parent-style-name="Domyślnaczcionkaakapitu" style:family="text">
      <style:text-properties fo:background-color="#80FFFF"/>
    </style:style>
    <style:style style:name="P1398" style:parent-style-name="Normalny" style:family="paragraph">
      <style:paragraph-properties fo:text-align="justify" fo:line-height="150%" fo:text-indent="0.2479in"/>
    </style:style>
    <style:style style:name="P1399" style:parent-style-name="Normalny" style:family="paragraph">
      <style:paragraph-properties fo:text-align="justify" fo:line-height="150%" fo:text-indent="0.2479in"/>
    </style:style>
    <style:style style:name="T1400" style:parent-style-name="Domyślnaczcionkaakapitu" style:family="text">
      <style:text-properties fo:background-color="#80FFFF"/>
    </style:style>
    <style:style style:name="P1401" style:parent-style-name="Normalny" style:family="paragraph">
      <style:paragraph-properties fo:text-align="justify" fo:line-height="150%" fo:text-indent="0.2479in"/>
    </style:style>
    <style:style style:name="T1402" style:parent-style-name="Domyślnaczcionkaakapitu" style:family="text">
      <style:text-properties fo:background-color="#80FFFF"/>
    </style:style>
    <style:style style:name="T1403" style:parent-style-name="Domyślnaczcionkaakapitu" style:family="text">
      <style:text-properties fo:background-color="#80FFFF"/>
    </style:style>
    <style:style style:name="T1404" style:parent-style-name="Domyślnaczcionkaakapitu" style:family="text">
      <style:text-properties fo:background-color="#80FFFF"/>
    </style:style>
    <style:style style:name="T1405" style:parent-style-name="Domyślnaczcionkaakapitu" style:family="text">
      <style:text-properties fo:background-color="#80FFFF"/>
    </style:style>
    <style:style style:name="T1406" style:parent-style-name="Domyślnaczcionkaakapitu" style:family="text">
      <style:text-properties fo:background-color="#80FFFF"/>
    </style:style>
    <style:style style:name="T1407" style:parent-style-name="Domyślnaczcionkaakapitu" style:family="text">
      <style:text-properties fo:background-color="#80FFFF"/>
    </style:style>
    <style:style style:name="T1408" style:parent-style-name="Domyślnaczcionkaakapitu" style:family="text">
      <style:text-properties fo:background-color="#80FFFF"/>
    </style:style>
    <style:style style:name="P1409" style:parent-style-name="Normalny" style:family="paragraph">
      <style:paragraph-properties fo:text-align="justify" fo:line-height="150%" fo:text-indent="0.2479in"/>
    </style:style>
    <style:style style:name="P1410" style:parent-style-name="Normalny" style:family="paragraph">
      <style:paragraph-properties fo:text-align="justify" fo:line-height="150%" fo:text-indent="0.2479in"/>
    </style:style>
    <style:style style:name="P1411" style:parent-style-name="Normalny" style:family="paragraph">
      <style:paragraph-properties fo:text-align="justify" fo:line-height="150%" fo:text-indent="0.2479in"/>
    </style:style>
    <style:style style:name="T1412" style:parent-style-name="Domyślnaczcionkaakapitu" style:family="text">
      <style:text-properties fo:background-color="#80FFFF"/>
    </style:style>
    <style:style style:name="T1413" style:parent-style-name="Domyślnaczcionkaakapitu" style:family="text">
      <style:text-properties fo:background-color="#80FFFF"/>
    </style:style>
    <style:style style:name="T1414" style:parent-style-name="Domyślnaczcionkaakapitu" style:family="text">
      <style:text-properties fo:background-color="#80FFFF"/>
    </style:style>
    <style:style style:name="T1415" style:parent-style-name="Domyślnaczcionkaakapitu" style:family="text">
      <style:text-properties fo:background-color="#80FFFF"/>
    </style:style>
    <style:style style:name="T1416" style:parent-style-name="Domyślnaczcionkaakapitu" style:family="text">
      <style:text-properties fo:background-color="#80FFFF"/>
    </style:style>
    <style:style style:name="P1417" style:parent-style-name="Normalny" style:family="paragraph">
      <style:paragraph-properties fo:text-align="justify" fo:line-height="150%" fo:text-indent="0.2479in"/>
    </style:style>
    <style:style style:name="T1418" style:parent-style-name="Domyślnaczcionkaakapitu" style:family="text">
      <style:text-properties fo:background-color="#80FFFF"/>
    </style:style>
    <style:style style:name="T1419" style:parent-style-name="Domyślnaczcionkaakapitu" style:family="text">
      <style:text-properties fo:background-color="#80FFFF"/>
    </style:style>
    <style:style style:name="P1420" style:parent-style-name="Normalny" style:family="paragraph">
      <style:paragraph-properties fo:text-align="justify" fo:line-height="150%" fo:text-indent="0.2479in"/>
    </style:style>
    <style:style style:name="P1421" style:parent-style-name="Normalny" style:family="paragraph">
      <style:paragraph-properties fo:text-align="justify" fo:line-height="150%" fo:text-indent="0.2479in"/>
    </style:style>
    <style:style style:name="T1422" style:parent-style-name="Domyślnaczcionkaakapitu" style:family="text">
      <style:text-properties fo:background-color="#80FFFF"/>
    </style:style>
    <style:style style:name="P1423" style:parent-style-name="Normalny" style:family="paragraph">
      <style:paragraph-properties fo:text-align="justify" fo:line-height="150%" fo:text-indent="0.2479in"/>
    </style:style>
    <style:style style:name="T1424" style:parent-style-name="Domyślnaczcionkaakapitu" style:family="text">
      <style:text-properties fo:background-color="#80FFFF"/>
    </style:style>
    <style:style style:name="T1425" style:parent-style-name="Domyślnaczcionkaakapitu" style:family="text">
      <style:text-properties fo:background-color="#80FFFF"/>
    </style:style>
    <style:style style:name="T1426" style:parent-style-name="Domyślnaczcionkaakapitu" style:family="text">
      <style:text-properties fo:background-color="#80FFFF"/>
    </style:style>
    <style:style style:name="T1427" style:parent-style-name="Domyślnaczcionkaakapitu" style:family="text">
      <style:text-properties fo:background-color="#80FFFF"/>
    </style:style>
    <style:style style:name="T1428" style:parent-style-name="Domyślnaczcionkaakapitu" style:family="text">
      <style:text-properties fo:background-color="#80FFFF"/>
    </style:style>
    <style:style style:name="T1429" style:parent-style-name="Domyślnaczcionkaakapitu" style:family="text">
      <style:text-properties fo:background-color="#80FFFF"/>
    </style:style>
    <style:style style:name="T1430" style:parent-style-name="Domyślnaczcionkaakapitu" style:family="text">
      <style:text-properties fo:background-color="#80FFFF"/>
    </style:style>
    <style:style style:name="T1431" style:parent-style-name="Domyślnaczcionkaakapitu" style:family="text">
      <style:text-properties fo:background-color="#80FFFF"/>
    </style:style>
    <style:style style:name="P1432" style:parent-style-name="Normalny" style:family="paragraph">
      <style:paragraph-properties fo:text-align="justify" fo:line-height="150%" fo:text-indent="0.2479in">
        <style:tab-stops>
          <style:tab-stop style:type="left" style:position="1.0034in"/>
        </style:tab-stops>
      </style:paragraph-properties>
    </style:style>
    <style:style style:name="T1433" style:parent-style-name="Domyślnaczcionkaakapitu" style:family="text">
      <style:text-properties fo:background-color="#80FFFF"/>
    </style:style>
    <style:style style:name="T1434" style:parent-style-name="Domyślnaczcionkaakapitu" style:family="text">
      <style:text-properties fo:background-color="#80FFFF"/>
    </style:style>
    <style:style style:name="T1435" style:parent-style-name="Domyślnaczcionkaakapitu" style:family="text">
      <style:text-properties fo:background-color="#80FFFF"/>
    </style:style>
    <style:style style:name="T1436" style:parent-style-name="Domyślnaczcionkaakapitu" style:family="text">
      <style:text-properties fo:background-color="#80FFFF"/>
    </style:style>
    <style:style style:name="P1437" style:parent-style-name="Normalny" style:family="paragraph">
      <style:paragraph-properties fo:text-align="justify" fo:line-height="150%" fo:text-indent="0.2479in"/>
    </style:style>
    <style:style style:name="T1438" style:parent-style-name="Domyślnaczcionkaakapitu" style:family="text">
      <style:text-properties fo:background-color="#80FFFF"/>
    </style:style>
    <style:style style:name="T1439" style:parent-style-name="Domyślnaczcionkaakapitu" style:family="text">
      <style:text-properties fo:background-color="#80FFFF"/>
    </style:style>
    <style:style style:name="P1440" style:parent-style-name="Normalny" style:family="paragraph">
      <style:paragraph-properties fo:text-align="justify" fo:line-height="150%" fo:text-indent="0.2479in"/>
    </style:style>
    <style:style style:name="T1441" style:parent-style-name="Domyślnaczcionkaakapitu" style:family="text">
      <style:text-properties fo:background-color="#80FFFF"/>
    </style:style>
    <style:style style:name="T1442" style:parent-style-name="Domyślnaczcionkaakapitu" style:family="text">
      <style:text-properties fo:background-color="#80FFFF"/>
    </style:style>
    <style:style style:name="T1443" style:parent-style-name="Domyślnaczcionkaakapitu" style:family="text">
      <style:text-properties fo:background-color="#80FFFF"/>
    </style:style>
    <style:style style:name="P1444" style:parent-style-name="Normalny" style:family="paragraph">
      <style:paragraph-properties fo:text-align="justify" fo:line-height="150%" fo:text-indent="0.2479in"/>
    </style:style>
    <style:style style:name="P1445" style:parent-style-name="Normalny" style:family="paragraph">
      <style:paragraph-properties fo:text-align="justify" fo:line-height="150%"/>
    </style:style>
    <style:style style:name="T1446" style:parent-style-name="Domyślnaczcionkaakapitu" style:family="text">
      <style:text-properties style:text-underline-type="single" style:text-underline-style="solid" style:text-underline-width="auto" style:text-underline-mode="continuous"/>
    </style:style>
    <style:style style:name="P1447" style:parent-style-name="Normalny" style:family="paragraph">
      <style:paragraph-properties fo:text-align="justify" fo:line-height="150%" fo:text-indent="0.2479in"/>
    </style:style>
    <style:style style:name="T1448" style:parent-style-name="Domyślnaczcionkaakapitu" style:family="text">
      <style:text-properties fo:background-color="#80FFFF"/>
    </style:style>
    <style:style style:name="P1449" style:parent-style-name="Normalny" style:family="paragraph">
      <style:paragraph-properties fo:text-align="justify" fo:line-height="150%"/>
    </style:style>
    <style:style style:name="T1450" style:parent-style-name="Domyślnaczcionkaakapitu" style:family="text">
      <style:text-properties style:text-underline-type="single" style:text-underline-style="solid" style:text-underline-width="auto" style:text-underline-mode="continuous"/>
    </style:style>
    <style:style style:name="T1451" style:parent-style-name="Domyślnaczcionkaakapitu" style:family="text">
      <style:text-properties fo:background-color="#80FFFF" style:text-underline-type="single" style:text-underline-style="solid" style:text-underline-width="auto" style:text-underline-mode="continuous"/>
    </style:style>
    <style:style style:name="T1452" style:parent-style-name="Domyślnaczcionkaakapitu" style:family="text">
      <style:text-properties style:text-underline-type="single" style:text-underline-style="solid" style:text-underline-width="auto" style:text-underline-mode="continuous"/>
    </style:style>
    <style:style style:name="T1453" style:parent-style-name="Domyślnaczcionkaakapitu" style:family="text">
      <style:text-properties style:text-underline-type="single" style:text-underline-style="solid" style:text-underline-width="auto" style:text-underline-mode="continuous"/>
    </style:style>
    <style:style style:name="T1454" style:parent-style-name="Domyślnaczcionkaakapitu" style:family="text">
      <style:text-properties style:text-underline-type="single" style:text-underline-style="solid" style:text-underline-width="auto" style:text-underline-mode="continuous"/>
    </style:style>
    <style:style style:name="T1455" style:parent-style-name="Domyślnaczcionkaakapitu" style:family="text">
      <style:text-properties style:text-underline-type="single" style:text-underline-style="solid" style:text-underline-width="auto" style:text-underline-mode="continuous"/>
    </style:style>
    <style:style style:name="P1456" style:parent-style-name="Normalny" style:family="paragraph">
      <style:paragraph-properties fo:text-align="justify" fo:line-height="150%" fo:text-indent="0.2479in"/>
    </style:style>
    <style:style style:name="P1457" style:parent-style-name="Normalny" style:family="paragraph">
      <style:paragraph-properties fo:text-align="justify" fo:line-height="150%" fo:text-indent="0.2479in"/>
    </style:style>
    <style:style style:name="T1458" style:parent-style-name="Domyślnaczcionkaakapitu" style:family="text">
      <style:text-properties fo:background-color="#80FFFF"/>
    </style:style>
    <style:style style:name="T1459" style:parent-style-name="Domyślnaczcionkaakapitu" style:family="text">
      <style:text-properties fo:background-color="#80FFFF"/>
    </style:style>
    <style:style style:name="P1460" style:parent-style-name="Normalny" style:family="paragraph">
      <style:paragraph-properties fo:text-align="justify" fo:line-height="150%" fo:text-indent="0.2479in"/>
    </style:style>
    <style:style style:name="T1461" style:parent-style-name="Domyślnaczcionkaakapitu" style:family="text">
      <style:text-properties fo:background-color="#80FFFF"/>
    </style:style>
    <style:style style:name="T1462" style:parent-style-name="Domyślnaczcionkaakapitu" style:family="text">
      <style:text-properties fo:background-color="#80FFFF"/>
    </style:style>
    <style:style style:name="P1463" style:parent-style-name="Normalny" style:family="paragraph">
      <style:paragraph-properties fo:text-align="justify" fo:line-height="150%" fo:text-indent="0.2479in"/>
    </style:style>
    <style:style style:name="T1464" style:parent-style-name="Domyślnaczcionkaakapitu" style:family="text">
      <style:text-properties fo:background-color="#80FFFF"/>
    </style:style>
    <style:style style:name="P1465" style:parent-style-name="Normalny" style:family="paragraph">
      <style:paragraph-properties fo:text-align="justify" fo:line-height="150%" fo:text-indent="0.2479in"/>
    </style:style>
    <style:style style:name="T1466" style:parent-style-name="Domyślnaczcionkaakapitu" style:family="text">
      <style:text-properties fo:background-color="#80FFFF"/>
    </style:style>
    <style:style style:name="T1467" style:parent-style-name="Domyślnaczcionkaakapitu" style:family="text">
      <style:text-properties fo:background-color="#80FFFF"/>
    </style:style>
    <style:style style:name="T1468" style:parent-style-name="Domyślnaczcionkaakapitu" style:family="text">
      <style:text-properties fo:background-color="#80FFFF"/>
    </style:style>
    <style:style style:name="T1469" style:parent-style-name="Domyślnaczcionkaakapitu" style:family="text">
      <style:text-properties fo:background-color="#80FFFF"/>
    </style:style>
    <style:style style:name="T1470" style:parent-style-name="Domyślnaczcionkaakapitu" style:family="text">
      <style:text-properties fo:background-color="#80FFFF"/>
    </style:style>
    <style:style style:name="P1471" style:parent-style-name="Normalny" style:family="paragraph">
      <style:paragraph-properties fo:text-align="justify" fo:line-height="150%" fo:text-indent="0.2479in"/>
    </style:style>
    <style:style style:name="T1472" style:parent-style-name="Domyślnaczcionkaakapitu" style:family="text">
      <style:text-properties fo:background-color="#80FFFF"/>
    </style:style>
    <style:style style:name="T1473" style:parent-style-name="Domyślnaczcionkaakapitu" style:family="text">
      <style:text-properties fo:background-color="#80FFFF"/>
    </style:style>
    <style:style style:name="T1474" style:parent-style-name="Domyślnaczcionkaakapitu" style:family="text">
      <style:text-properties fo:background-color="#80FFFF"/>
    </style:style>
    <style:style style:name="P1475" style:parent-style-name="Normalny" style:family="paragraph">
      <style:paragraph-properties fo:text-align="justify" fo:line-height="150%" fo:text-indent="0.2479in"/>
    </style:style>
    <style:style style:name="T1476" style:parent-style-name="Domyślnaczcionkaakapitu" style:family="text">
      <style:text-properties fo:background-color="#80FFFF"/>
    </style:style>
    <style:style style:name="T1477" style:parent-style-name="Domyślnaczcionkaakapitu" style:family="text">
      <style:text-properties fo:background-color="#80FFFF"/>
    </style:style>
    <style:style style:name="T1478" style:parent-style-name="Domyślnaczcionkaakapitu" style:family="text">
      <style:text-properties fo:background-color="#80FFFF"/>
    </style:style>
    <style:style style:name="P1479" style:parent-style-name="Normalny" style:family="paragraph">
      <style:paragraph-properties fo:text-align="justify" fo:line-height="150%" fo:text-indent="0.2479in"/>
    </style:style>
    <style:style style:name="T1480" style:parent-style-name="Domyślnaczcionkaakapitu" style:family="text">
      <style:text-properties fo:background-color="#80FFFF"/>
    </style:style>
    <style:style style:name="P1481" style:parent-style-name="Normalny" style:family="paragraph">
      <style:paragraph-properties fo:text-align="justify" fo:line-height="150%" fo:text-indent="0.2479in"/>
    </style:style>
    <style:style style:name="T1482" style:parent-style-name="Domyślnaczcionkaakapitu" style:family="text">
      <style:text-properties fo:background-color="#80FFFF"/>
    </style:style>
    <style:style style:name="T1483" style:parent-style-name="Domyślnaczcionkaakapitu" style:family="text">
      <style:text-properties fo:background-color="#80FFFF"/>
    </style:style>
    <style:style style:name="P1484" style:parent-style-name="Normalny" style:family="paragraph">
      <style:paragraph-properties fo:text-align="justify" fo:line-height="150%" fo:text-indent="0.2479in"/>
    </style:style>
    <style:style style:name="T1485" style:parent-style-name="Domyślnaczcionkaakapitu" style:family="text">
      <style:text-properties fo:background-color="#80FFFF"/>
    </style:style>
    <style:style style:name="P1486" style:parent-style-name="Normalny" style:family="paragraph">
      <style:paragraph-properties fo:text-align="justify" fo:line-height="150%" fo:text-indent="0.2479in"/>
    </style:style>
    <style:style style:name="T1487" style:parent-style-name="Domyślnaczcionkaakapitu" style:family="text">
      <style:text-properties fo:background-color="#80FFFF"/>
    </style:style>
    <style:style style:name="T1488" style:parent-style-name="Domyślnaczcionkaakapitu" style:family="text">
      <style:text-properties fo:background-color="#80FFFF"/>
    </style:style>
    <style:style style:name="T1489" style:parent-style-name="Domyślnaczcionkaakapitu" style:family="text">
      <style:text-properties fo:background-color="#80FFFF"/>
    </style:style>
    <style:style style:name="P1490" style:parent-style-name="Normalny" style:family="paragraph">
      <style:paragraph-properties fo:text-align="justify" fo:line-height="150%" fo:text-indent="0.2479in"/>
    </style:style>
    <style:style style:name="T1491" style:parent-style-name="Domyślnaczcionkaakapitu" style:family="text">
      <style:text-properties fo:background-color="#80FFFF"/>
    </style:style>
    <style:style style:name="T1492" style:parent-style-name="Domyślnaczcionkaakapitu" style:family="text">
      <style:text-properties fo:background-color="#80FFFF"/>
    </style:style>
    <style:style style:name="T1493" style:parent-style-name="Domyślnaczcionkaakapitu" style:family="text">
      <style:text-properties fo:background-color="#80FFFF"/>
    </style:style>
    <style:style style:name="T1494" style:parent-style-name="Domyślnaczcionkaakapitu" style:family="text">
      <style:text-properties fo:background-color="#80FFFF"/>
    </style:style>
    <style:style style:name="P1495" style:parent-style-name="Normalny" style:family="paragraph">
      <style:paragraph-properties fo:text-align="justify" fo:line-height="150%" fo:text-indent="0.2479in"/>
    </style:style>
    <style:style style:name="T1496" style:parent-style-name="Domyślnaczcionkaakapitu" style:family="text">
      <style:text-properties fo:background-color="#80FFFF"/>
    </style:style>
    <style:style style:name="P1497" style:parent-style-name="Normalny" style:family="paragraph">
      <style:paragraph-properties fo:text-align="justify" fo:line-height="150%"/>
    </style:style>
    <style:style style:name="T1498" style:parent-style-name="Domyślnaczcionkaakapitu" style:family="text">
      <style:text-properties style:text-underline-type="single" style:text-underline-style="solid" style:text-underline-width="auto" style:text-underline-mode="continuous"/>
    </style:style>
    <style:style style:name="P1499" style:parent-style-name="Normalny" style:family="paragraph">
      <style:paragraph-properties fo:text-align="justify" fo:line-height="150%" fo:text-indent="0.2479in"/>
    </style:style>
    <style:style style:name="T1500" style:parent-style-name="Domyślnaczcionkaakapitu" style:family="text">
      <style:text-properties fo:background-color="#80FFFF"/>
    </style:style>
    <style:style style:name="T1501" style:parent-style-name="Domyślnaczcionkaakapitu" style:family="text">
      <style:text-properties fo:background-color="#80FFFF"/>
    </style:style>
    <style:style style:name="P1502" style:parent-style-name="Normalny" style:family="paragraph">
      <style:paragraph-properties fo:text-align="justify" fo:line-height="150%" fo:text-indent="0.2479in"/>
    </style:style>
    <style:style style:name="T1503" style:parent-style-name="Domyślnaczcionkaakapitu" style:family="text">
      <style:text-properties fo:background-color="#80FFFF"/>
    </style:style>
    <style:style style:name="T1504" style:parent-style-name="Domyślnaczcionkaakapitu" style:family="text">
      <style:text-properties fo:background-color="#80FFFF"/>
    </style:style>
    <style:style style:name="T1505" style:parent-style-name="Domyślnaczcionkaakapitu" style:family="text">
      <style:text-properties fo:background-color="#80FFFF"/>
    </style:style>
    <style:style style:name="T1506" style:parent-style-name="Domyślnaczcionkaakapitu" style:family="text">
      <style:text-properties fo:background-color="#80FFFF"/>
    </style:style>
    <style:style style:name="P1507" style:parent-style-name="Normalny" style:family="paragraph">
      <style:paragraph-properties fo:text-align="justify" fo:line-height="150%" fo:text-indent="0.2479in"/>
    </style:style>
    <style:style style:name="P1508" style:parent-style-name="Normalny" style:family="paragraph">
      <style:paragraph-properties fo:text-align="justify" fo:line-height="150%" fo:text-indent="0.2479in"/>
    </style:style>
    <style:style style:name="T1509" style:parent-style-name="Domyślnaczcionkaakapitu" style:family="text">
      <style:text-properties fo:background-color="#80FFFF"/>
    </style:style>
    <style:style style:name="P1510" style:parent-style-name="Normalny" style:family="paragraph">
      <style:paragraph-properties fo:text-align="justify" fo:line-height="150%" fo:text-indent="0.2479in"/>
    </style:style>
    <style:style style:name="P1511" style:parent-style-name="Normalny" style:family="paragraph">
      <style:paragraph-properties fo:text-align="justify" fo:line-height="150%"/>
    </style:style>
    <style:style style:name="T1512" style:parent-style-name="Domyślnaczcionkaakapitu" style:family="text">
      <style:text-properties fo:background-color="#80FFFF" style:text-underline-type="single" style:text-underline-style="solid" style:text-underline-width="auto" style:text-underline-mode="continuous"/>
    </style:style>
    <style:style style:name="T1513" style:parent-style-name="Domyślnaczcionkaakapitu" style:family="text">
      <style:text-properties style:text-underline-type="single" style:text-underline-style="solid" style:text-underline-width="auto" style:text-underline-mode="continuous"/>
    </style:style>
    <style:style style:name="T1514" style:parent-style-name="Domyślnaczcionkaakapitu" style:family="text">
      <style:text-properties fo:background-color="#80FFFF" style:text-underline-type="single" style:text-underline-style="solid" style:text-underline-width="auto" style:text-underline-mode="continuous"/>
    </style:style>
    <style:style style:name="T1515" style:parent-style-name="Domyślnaczcionkaakapitu" style:family="text">
      <style:text-properties style:text-underline-type="single" style:text-underline-style="solid" style:text-underline-width="auto" style:text-underline-mode="continuous"/>
    </style:style>
    <style:style style:name="T1516" style:parent-style-name="Domyślnaczcionkaakapitu" style:family="text">
      <style:text-properties fo:background-color="#80FFFF"/>
    </style:style>
    <style:style style:name="P1517" style:parent-style-name="Normalny" style:family="paragraph">
      <style:paragraph-properties fo:text-align="justify" fo:line-height="150%" fo:text-indent="0.2479in"/>
    </style:style>
    <style:style style:name="T1518" style:parent-style-name="Domyślnaczcionkaakapitu" style:family="text">
      <style:text-properties fo:background-color="#80FFFF"/>
    </style:style>
    <style:style style:name="T1519" style:parent-style-name="Domyślnaczcionkaakapitu" style:family="text">
      <style:text-properties fo:background-color="#80FFFF"/>
    </style:style>
    <style:style style:name="T1520" style:parent-style-name="Domyślnaczcionkaakapitu" style:family="text">
      <style:text-properties fo:background-color="#80FFFF"/>
    </style:style>
    <style:style style:name="P1521" style:parent-style-name="Normalny" style:family="paragraph">
      <style:paragraph-properties fo:text-align="justify" fo:line-height="150%" fo:text-indent="0.2479in"/>
    </style:style>
    <style:style style:name="P1522" style:parent-style-name="Normalny" style:family="paragraph">
      <style:paragraph-properties fo:text-align="justify" fo:line-height="150%" fo:text-indent="0.2479in"/>
    </style:style>
    <style:style style:name="P1523" style:parent-style-name="Normalny" style:family="paragraph">
      <style:paragraph-properties fo:text-align="justify" fo:line-height="150%" fo:text-indent="0.2479in"/>
    </style:style>
    <style:style style:name="T1524" style:parent-style-name="Domyślnaczcionkaakapitu" style:family="text">
      <style:text-properties fo:background-color="#80FFFF"/>
    </style:style>
    <style:style style:name="T1525" style:parent-style-name="Domyślnaczcionkaakapitu" style:family="text">
      <style:text-properties fo:background-color="#80FFFF"/>
    </style:style>
    <style:style style:name="P1526" style:parent-style-name="Normalny" style:family="paragraph">
      <style:paragraph-properties fo:text-align="justify" fo:line-height="150%" fo:text-indent="0.2479in"/>
    </style:style>
    <style:style style:name="T1527" style:parent-style-name="Domyślnaczcionkaakapitu" style:family="text">
      <style:text-properties fo:background-color="#80FFFF"/>
    </style:style>
    <style:style style:name="T1528" style:parent-style-name="Domyślnaczcionkaakapitu" style:family="text">
      <style:text-properties fo:background-color="#80FFFF"/>
    </style:style>
    <style:style style:name="T1529" style:parent-style-name="Domyślnaczcionkaakapitu" style:family="text">
      <style:text-properties fo:background-color="#80FFFF"/>
    </style:style>
    <style:style style:name="T1530" style:parent-style-name="Domyślnaczcionkaakapitu" style:family="text">
      <style:text-properties fo:background-color="#80FFFF"/>
    </style:style>
    <style:style style:name="T1531" style:parent-style-name="Domyślnaczcionkaakapitu" style:family="text">
      <style:text-properties fo:background-color="#80FFFF"/>
    </style:style>
    <style:style style:name="T1532" style:parent-style-name="Domyślnaczcionkaakapitu" style:family="text">
      <style:text-properties fo:background-color="#80FFFF"/>
    </style:style>
    <style:style style:name="T1533" style:parent-style-name="Domyślnaczcionkaakapitu" style:family="text">
      <style:text-properties fo:background-color="#80FFFF"/>
    </style:style>
    <style:style style:name="P1534" style:parent-style-name="Normalny" style:family="paragraph">
      <style:paragraph-properties fo:text-align="justify" fo:line-height="150%" fo:text-indent="0.2479in"/>
    </style:style>
    <style:style style:name="T1535" style:parent-style-name="Domyślnaczcionkaakapitu" style:family="text">
      <style:text-properties fo:background-color="#80FFFF"/>
    </style:style>
    <style:style style:name="P1536" style:parent-style-name="Normalny" style:family="paragraph">
      <style:paragraph-properties fo:text-align="justify" fo:line-height="150%" fo:text-indent="0.2479in"/>
    </style:style>
    <style:style style:name="T1537" style:parent-style-name="Domyślnaczcionkaakapitu" style:family="text">
      <style:text-properties fo:background-color="#80FFFF"/>
    </style:style>
    <style:style style:name="T1538" style:parent-style-name="Domyślnaczcionkaakapitu" style:family="text">
      <style:text-properties fo:background-color="#80FFFF"/>
    </style:style>
    <style:style style:name="T1539" style:parent-style-name="Domyślnaczcionkaakapitu" style:family="text">
      <style:text-properties fo:background-color="#80FFFF"/>
    </style:style>
    <style:style style:name="P1540" style:parent-style-name="Normalny" style:family="paragraph">
      <style:paragraph-properties fo:text-align="justify" fo:line-height="150%" fo:text-indent="0.2479in"/>
    </style:style>
    <style:style style:name="T1541" style:parent-style-name="Domyślnaczcionkaakapitu" style:family="text">
      <style:text-properties fo:background-color="#80FFFF"/>
    </style:style>
    <style:style style:name="P1542" style:parent-style-name="Normalny" style:family="paragraph">
      <style:paragraph-properties fo:text-align="justify" fo:line-height="150%" fo:text-indent="0.2479in"/>
    </style:style>
    <style:style style:name="T1543" style:parent-style-name="Domyślnaczcionkaakapitu" style:family="text">
      <style:text-properties fo:background-color="#80FFFF"/>
    </style:style>
    <style:style style:name="T1544" style:parent-style-name="Domyślnaczcionkaakapitu" style:family="text">
      <style:text-properties fo:background-color="#80FFFF"/>
    </style:style>
    <style:style style:name="T1545" style:parent-style-name="Domyślnaczcionkaakapitu" style:family="text">
      <style:text-properties fo:background-color="#80FFFF"/>
    </style:style>
    <style:style style:name="T1546" style:parent-style-name="Domyślnaczcionkaakapitu" style:family="text">
      <style:text-properties fo:background-color="#80FFFF"/>
    </style:style>
    <style:style style:name="P1547" style:parent-style-name="Normalny" style:family="paragraph">
      <style:paragraph-properties fo:text-align="justify" fo:line-height="150%" fo:text-indent="0.2479in"/>
    </style:style>
    <style:style style:name="T1548" style:parent-style-name="Domyślnaczcionkaakapitu" style:family="text">
      <style:text-properties fo:background-color="#80FFFF"/>
    </style:style>
    <style:style style:name="T1549" style:parent-style-name="Domyślnaczcionkaakapitu" style:family="text">
      <style:text-properties fo:background-color="#80FFFF"/>
    </style:style>
    <style:style style:name="T1550" style:parent-style-name="Domyślnaczcionkaakapitu" style:family="text">
      <style:text-properties fo:background-color="#80FFFF"/>
    </style:style>
    <style:style style:name="T1551" style:parent-style-name="Domyślnaczcionkaakapitu" style:family="text">
      <style:text-properties fo:background-color="#80FFFF"/>
    </style:style>
    <style:style style:name="T1552" style:parent-style-name="Domyślnaczcionkaakapitu" style:family="text">
      <style:text-properties fo:background-color="#80FFFF"/>
    </style:style>
    <style:style style:name="T1553" style:parent-style-name="Domyślnaczcionkaakapitu" style:family="text">
      <style:text-properties fo:background-color="#80FFFF"/>
    </style:style>
    <style:style style:name="T1554" style:parent-style-name="Domyślnaczcionkaakapitu" style:family="text">
      <style:text-properties fo:background-color="#80FFFF"/>
    </style:style>
    <style:style style:name="T1555" style:parent-style-name="Domyślnaczcionkaakapitu" style:family="text">
      <style:text-properties fo:background-color="#80FFFF"/>
    </style:style>
    <style:style style:name="T1556" style:parent-style-name="Domyślnaczcionkaakapitu" style:family="text">
      <style:text-properties fo:background-color="#80FFFF"/>
    </style:style>
    <style:style style:name="T1557" style:parent-style-name="Domyślnaczcionkaakapitu" style:family="text">
      <style:text-properties fo:background-color="#80FFFF"/>
    </style:style>
    <style:style style:name="P1558" style:parent-style-name="Normalny" style:family="paragraph">
      <style:paragraph-properties fo:text-align="justify" fo:line-height="150%" fo:text-indent="0.2479in"/>
    </style:style>
    <style:style style:name="T1559" style:parent-style-name="Domyślnaczcionkaakapitu" style:family="text">
      <style:text-properties fo:background-color="#80FFFF"/>
    </style:style>
    <style:style style:name="T1560" style:parent-style-name="Domyślnaczcionkaakapitu" style:family="text">
      <style:text-properties fo:background-color="#80FFFF"/>
    </style:style>
    <style:style style:name="T1561" style:parent-style-name="Domyślnaczcionkaakapitu" style:family="text">
      <style:text-properties fo:background-color="#80FFFF"/>
    </style:style>
    <style:style style:name="T1562" style:parent-style-name="Domyślnaczcionkaakapitu" style:family="text">
      <style:text-properties fo:background-color="#80FFFF"/>
    </style:style>
    <style:style style:name="T1563" style:parent-style-name="Domyślnaczcionkaakapitu" style:family="text">
      <style:text-properties fo:background-color="#80FFFF"/>
    </style:style>
    <style:style style:name="P1564" style:parent-style-name="Normalny" style:family="paragraph">
      <style:paragraph-properties fo:text-align="justify" fo:line-height="150%" fo:text-indent="0.2479in"/>
    </style:style>
    <style:style style:name="T1565" style:parent-style-name="Domyślnaczcionkaakapitu" style:family="text">
      <style:text-properties fo:background-color="#80FFFF"/>
    </style:style>
    <style:style style:name="T1566" style:parent-style-name="Domyślnaczcionkaakapitu" style:family="text">
      <style:text-properties fo:background-color="#80FFFF"/>
    </style:style>
    <style:style style:name="T1567" style:parent-style-name="Domyślnaczcionkaakapitu" style:family="text">
      <style:text-properties fo:background-color="#80FFFF"/>
    </style:style>
    <style:style style:name="P1568" style:parent-style-name="Normalny" style:family="paragraph">
      <style:paragraph-properties fo:text-align="justify" fo:line-height="150%" fo:text-indent="0.2479in"/>
    </style:style>
    <style:style style:name="T1569" style:parent-style-name="Domyślnaczcionkaakapitu" style:family="text">
      <style:text-properties fo:background-color="#80FFFF"/>
    </style:style>
    <style:style style:name="T1570" style:parent-style-name="Domyślnaczcionkaakapitu" style:family="text">
      <style:text-properties fo:background-color="#80FFFF"/>
    </style:style>
    <style:style style:name="T1571" style:parent-style-name="Domyślnaczcionkaakapitu" style:family="text">
      <style:text-properties fo:background-color="#80FFFF"/>
    </style:style>
    <style:style style:name="P1572" style:parent-style-name="Normalny" style:family="paragraph">
      <style:paragraph-properties fo:text-align="justify" fo:line-height="150%" fo:text-indent="0.2479in"/>
    </style:style>
    <style:style style:name="P1573" style:parent-style-name="Normalny" style:family="paragraph">
      <style:paragraph-properties fo:text-align="justify" fo:line-height="150%" fo:text-indent="0.2479in"/>
    </style:style>
    <style:style style:name="T1574" style:parent-style-name="Domyślnaczcionkaakapitu" style:family="text">
      <style:text-properties fo:background-color="#80FFFF"/>
    </style:style>
    <style:style style:name="T1575" style:parent-style-name="Domyślnaczcionkaakapitu" style:family="text">
      <style:text-properties fo:background-color="#80FFFF"/>
    </style:style>
    <style:style style:name="T1576" style:parent-style-name="Domyślnaczcionkaakapitu" style:family="text">
      <style:text-properties fo:background-color="#80FFFF"/>
    </style:style>
    <style:style style:name="T1577" style:parent-style-name="Domyślnaczcionkaakapitu" style:family="text">
      <style:text-properties fo:background-color="#80FFFF"/>
    </style:style>
    <style:style style:name="P1578" style:parent-style-name="Normalny" style:family="paragraph">
      <style:paragraph-properties fo:text-align="justify" fo:line-height="150%" fo:text-indent="0.2479in"/>
    </style:style>
    <style:style style:name="T1579" style:parent-style-name="Domyślnaczcionkaakapitu" style:family="text">
      <style:text-properties fo:background-color="#80FFFF"/>
    </style:style>
    <style:style style:name="P1580" style:parent-style-name="Normalny" style:family="paragraph">
      <style:paragraph-properties fo:text-align="justify" fo:line-height="150%" fo:text-indent="0.2479in"/>
    </style:style>
    <style:style style:name="P1581" style:parent-style-name="Normalny" style:family="paragraph">
      <style:paragraph-properties fo:text-align="justify" fo:line-height="150%"/>
    </style:style>
    <style:style style:name="T1582" style:parent-style-name="Domyślnaczcionkaakapitu" style:family="text">
      <style:text-properties style:text-underline-type="single" style:text-underline-style="solid" style:text-underline-width="auto" style:text-underline-mode="continuous"/>
    </style:style>
    <style:style style:name="P1583" style:parent-style-name="Normalny" style:family="paragraph">
      <style:paragraph-properties fo:text-align="justify" fo:line-height="150%" fo:text-indent="0.2479in"/>
    </style:style>
    <style:style style:name="T1584" style:parent-style-name="Domyślnaczcionkaakapitu" style:family="text">
      <style:text-properties fo:background-color="#80FFFF"/>
    </style:style>
    <style:style style:name="P1585" style:parent-style-name="Normalny" style:family="paragraph">
      <style:paragraph-properties fo:text-align="justify" fo:line-height="150%" fo:text-indent="0.2479in"/>
    </style:style>
    <style:style style:name="T1586" style:parent-style-name="Domyślnaczcionkaakapitu" style:family="text">
      <style:text-properties fo:background-color="#80FFFF"/>
    </style:style>
    <style:style style:name="T1587" style:parent-style-name="Domyślnaczcionkaakapitu" style:family="text">
      <style:text-properties fo:background-color="#80FFFF"/>
    </style:style>
    <style:style style:name="T1588" style:parent-style-name="Domyślnaczcionkaakapitu" style:family="text">
      <style:text-properties fo:background-color="#80FFFF"/>
    </style:style>
    <style:style style:name="T1589" style:parent-style-name="Domyślnaczcionkaakapitu" style:family="text">
      <style:text-properties fo:background-color="#80FFFF"/>
    </style:style>
    <style:style style:name="P1590" style:parent-style-name="Normalny" style:family="paragraph">
      <style:paragraph-properties fo:text-align="justify" fo:line-height="150%" fo:text-indent="0.2479in"/>
    </style:style>
    <style:style style:name="P1591" style:parent-style-name="Normalny" style:family="paragraph">
      <style:paragraph-properties fo:text-align="justify" fo:line-height="150%"/>
    </style:style>
    <style:style style:name="T1592" style:parent-style-name="Domyślnaczcionkaakapitu" style:family="text">
      <style:text-properties fo:background-color="#80FFFF" style:text-underline-type="single" style:text-underline-style="solid" style:text-underline-width="auto" style:text-underline-mode="continuous"/>
    </style:style>
    <style:style style:name="T1593" style:parent-style-name="Domyślnaczcionkaakapitu" style:family="text">
      <style:text-properties style:text-underline-type="single" style:text-underline-style="solid" style:text-underline-width="auto" style:text-underline-mode="continuous"/>
    </style:style>
    <style:style style:name="T1594" style:parent-style-name="Domyślnaczcionkaakapitu" style:family="text">
      <style:text-properties fo:background-color="#80FFFF" style:text-underline-type="single" style:text-underline-style="solid" style:text-underline-width="auto" style:text-underline-mode="continuous"/>
    </style:style>
    <style:style style:name="T1595" style:parent-style-name="Domyślnaczcionkaakapitu" style:family="text">
      <style:text-properties style:text-underline-type="single" style:text-underline-style="solid" style:text-underline-width="auto" style:text-underline-mode="continuous"/>
    </style:style>
    <style:style style:name="P1596" style:parent-style-name="Normalny" style:family="paragraph">
      <style:paragraph-properties fo:text-align="justify" fo:line-height="150%" fo:text-indent="0.2479in"/>
    </style:style>
    <style:style style:name="T1597" style:parent-style-name="Domyślnaczcionkaakapitu" style:family="text">
      <style:text-properties fo:background-color="#80FFFF"/>
    </style:style>
    <style:style style:name="T1598" style:parent-style-name="Domyślnaczcionkaakapitu" style:family="text">
      <style:text-properties fo:background-color="#80FFFF"/>
    </style:style>
    <style:style style:name="T1599" style:parent-style-name="Domyślnaczcionkaakapitu" style:family="text">
      <style:text-properties fo:background-color="#80FFFF"/>
    </style:style>
    <style:style style:name="T1600" style:parent-style-name="Domyślnaczcionkaakapitu" style:family="text">
      <style:text-properties fo:background-color="#80FFFF"/>
    </style:style>
    <style:style style:name="T1601" style:parent-style-name="Domyślnaczcionkaakapitu" style:family="text">
      <style:text-properties fo:background-color="#80FFFF"/>
    </style:style>
    <style:style style:name="T1602" style:parent-style-name="Domyślnaczcionkaakapitu" style:family="text">
      <style:text-properties fo:background-color="#80FFFF"/>
    </style:style>
    <style:style style:name="T1603" style:parent-style-name="Domyślnaczcionkaakapitu" style:family="text">
      <style:text-properties fo:background-color="#80FFFF"/>
    </style:style>
    <style:style style:name="P1604" style:parent-style-name="Normalny" style:family="paragraph">
      <style:paragraph-properties fo:text-align="justify" fo:line-height="150%" fo:text-indent="0.2479in"/>
    </style:style>
    <style:style style:name="T1605" style:parent-style-name="Domyślnaczcionkaakapitu" style:family="text">
      <style:text-properties fo:background-color="#80FFFF"/>
    </style:style>
    <style:style style:name="T1606" style:parent-style-name="Domyślnaczcionkaakapitu" style:family="text">
      <style:text-properties fo:background-color="#80FFFF"/>
    </style:style>
    <style:style style:name="T1607" style:parent-style-name="Domyślnaczcionkaakapitu" style:family="text">
      <style:text-properties fo:background-color="#80FFFF"/>
    </style:style>
    <style:style style:name="T1608" style:parent-style-name="Domyślnaczcionkaakapitu" style:family="text">
      <style:text-properties fo:background-color="#80FFFF"/>
    </style:style>
    <style:style style:name="P1609" style:parent-style-name="Normalny" style:family="paragraph">
      <style:paragraph-properties fo:text-align="justify" fo:line-height="150%" fo:text-indent="0.2479in"/>
    </style:style>
    <style:style style:name="T1610" style:parent-style-name="Domyślnaczcionkaakapitu" style:family="text">
      <style:text-properties fo:background-color="#80FFFF"/>
    </style:style>
    <style:style style:name="P1611" style:parent-style-name="Normalny" style:family="paragraph">
      <style:paragraph-properties fo:text-align="justify" fo:line-height="150%" fo:text-indent="0.2479in"/>
    </style:style>
    <style:style style:name="P1612" style:parent-style-name="Normalny" style:family="paragraph">
      <style:paragraph-properties fo:text-align="justify" fo:line-height="150%" fo:text-indent="0.2479in"/>
    </style:style>
    <style:style style:name="T1613" style:parent-style-name="Domyślnaczcionkaakapitu" style:family="text">
      <style:text-properties fo:background-color="#80FFFF"/>
    </style:style>
    <style:style style:name="P1614" style:parent-style-name="Normalny" style:family="paragraph">
      <style:paragraph-properties fo:text-align="justify" fo:line-height="150%" fo:text-indent="0.2479in"/>
    </style:style>
    <style:style style:name="T1615" style:parent-style-name="Domyślnaczcionkaakapitu" style:family="text">
      <style:text-properties fo:background-color="#80FFFF"/>
    </style:style>
    <style:style style:name="T1616" style:parent-style-name="Domyślnaczcionkaakapitu" style:family="text">
      <style:text-properties fo:background-color="#80FFFF"/>
    </style:style>
    <style:style style:name="T1617" style:parent-style-name="Domyślnaczcionkaakapitu" style:family="text">
      <style:text-properties fo:background-color="#80FFFF"/>
    </style:style>
    <style:style style:name="P1618" style:parent-style-name="Normalny" style:family="paragraph">
      <style:paragraph-properties fo:text-align="justify" fo:line-height="150%" fo:text-indent="0.2479in"/>
    </style:style>
    <style:style style:name="P1619" style:parent-style-name="Normalny" style:family="paragraph">
      <style:paragraph-properties fo:text-align="justify" fo:line-height="150%" fo:text-indent="0.2479in"/>
    </style:style>
    <style:style style:name="T1620" style:parent-style-name="Domyślnaczcionkaakapitu" style:family="text">
      <style:text-properties fo:background-color="#80FFFF"/>
    </style:style>
    <style:style style:name="T1621" style:parent-style-name="Domyślnaczcionkaakapitu" style:family="text">
      <style:text-properties fo:background-color="#80FFFF"/>
    </style:style>
    <style:style style:name="T1622" style:parent-style-name="Domyślnaczcionkaakapitu" style:family="text">
      <style:text-properties fo:background-color="#80FFFF"/>
    </style:style>
    <style:style style:name="P1623" style:parent-style-name="Normalny" style:family="paragraph">
      <style:paragraph-properties fo:text-align="justify" fo:line-height="150%" fo:text-indent="0.2479in"/>
    </style:style>
    <style:style style:name="T1624" style:parent-style-name="Domyślnaczcionkaakapitu" style:family="text">
      <style:text-properties fo:background-color="#80FFFF"/>
    </style:style>
    <style:style style:name="T1625" style:parent-style-name="Domyślnaczcionkaakapitu" style:family="text">
      <style:text-properties fo:background-color="#80FFFF"/>
    </style:style>
    <style:style style:name="T1626" style:parent-style-name="Domyślnaczcionkaakapitu" style:family="text">
      <style:text-properties fo:background-color="#80FFFF"/>
    </style:style>
    <style:style style:name="P1627" style:parent-style-name="Normalny" style:family="paragraph">
      <style:paragraph-properties fo:text-align="justify" fo:line-height="150%" fo:text-indent="0.2479in"/>
    </style:style>
    <style:style style:name="T1628" style:parent-style-name="Domyślnaczcionkaakapitu" style:family="text">
      <style:text-properties fo:background-color="#80FFFF"/>
    </style:style>
    <style:style style:name="T1629" style:parent-style-name="Domyślnaczcionkaakapitu" style:family="text">
      <style:text-properties fo:background-color="#80FFFF"/>
    </style:style>
    <style:style style:name="T1630" style:parent-style-name="Domyślnaczcionkaakapitu" style:family="text">
      <style:text-properties fo:background-color="#80FFFF"/>
    </style:style>
    <style:style style:name="P1631" style:parent-style-name="Normalny" style:family="paragraph">
      <style:paragraph-properties fo:text-align="justify" fo:line-height="150%" fo:text-indent="0.2479in"/>
    </style:style>
    <style:style style:name="P1632" style:parent-style-name="Normalny" style:family="paragraph">
      <style:paragraph-properties fo:text-align="justify" fo:line-height="150%" fo:text-indent="0.2479in"/>
    </style:style>
    <style:style style:name="T1633" style:parent-style-name="Domyślnaczcionkaakapitu" style:family="text">
      <style:text-properties fo:background-color="#80FFFF"/>
    </style:style>
    <style:style style:name="T1634" style:parent-style-name="Domyślnaczcionkaakapitu" style:family="text">
      <style:text-properties fo:background-color="#80FFFF"/>
    </style:style>
    <style:style style:name="T1635" style:parent-style-name="Domyślnaczcionkaakapitu" style:family="text">
      <style:text-properties fo:background-color="#80FFFF"/>
    </style:style>
    <style:style style:name="T1636" style:parent-style-name="Domyślnaczcionkaakapitu" style:family="text">
      <style:text-properties fo:background-color="#80FFFF"/>
    </style:style>
    <style:style style:name="P1637" style:parent-style-name="Normalny" style:family="paragraph">
      <style:paragraph-properties fo:text-align="justify" fo:line-height="150%" fo:text-indent="0.2479in"/>
    </style:style>
    <style:style style:name="T1638" style:parent-style-name="Domyślnaczcionkaakapitu" style:family="text">
      <style:text-properties fo:background-color="#80FFFF"/>
    </style:style>
    <style:style style:name="T1639" style:parent-style-name="Domyślnaczcionkaakapitu" style:family="text">
      <style:text-properties fo:background-color="#80FFFF"/>
    </style:style>
    <style:style style:name="T1640" style:parent-style-name="Domyślnaczcionkaakapitu" style:family="text">
      <style:text-properties fo:background-color="#80FFFF"/>
    </style:style>
    <style:style style:name="T1641" style:parent-style-name="Domyślnaczcionkaakapitu" style:family="text">
      <style:text-properties fo:background-color="#80FFFF"/>
    </style:style>
    <style:style style:name="T1642" style:parent-style-name="Domyślnaczcionkaakapitu" style:family="text">
      <style:text-properties fo:background-color="#80FFFF"/>
    </style:style>
    <style:style style:name="T1643" style:parent-style-name="Domyślnaczcionkaakapitu" style:family="text">
      <style:text-properties fo:background-color="#80FFFF"/>
    </style:style>
    <style:style style:name="T1644" style:parent-style-name="Domyślnaczcionkaakapitu" style:family="text">
      <style:text-properties fo:background-color="#80FFFF"/>
    </style:style>
    <style:style style:name="T1645" style:parent-style-name="Domyślnaczcionkaakapitu" style:family="text">
      <style:text-properties fo:background-color="#80FFFF"/>
    </style:style>
    <style:style style:name="T1646" style:parent-style-name="Domyślnaczcionkaakapitu" style:family="text">
      <style:text-properties fo:background-color="#80FFFF"/>
    </style:style>
    <style:style style:name="P1647" style:parent-style-name="Normalny" style:family="paragraph">
      <style:paragraph-properties fo:text-align="justify" fo:line-height="150%" fo:text-indent="0.2479in"/>
    </style:style>
    <style:style style:name="P1648" style:parent-style-name="Normalny" style:family="paragraph">
      <style:paragraph-properties fo:text-align="justify" fo:line-height="150%" fo:text-indent="0.2479in"/>
    </style:style>
    <style:style style:name="T1649" style:parent-style-name="Domyślnaczcionkaakapitu" style:family="text">
      <style:text-properties fo:background-color="#80FFFF"/>
    </style:style>
    <style:style style:name="P1650" style:parent-style-name="Normalny" style:family="paragraph">
      <style:paragraph-properties fo:text-align="justify" fo:line-height="150%" fo:text-indent="0.2479in"/>
    </style:style>
    <style:style style:name="T1651" style:parent-style-name="Domyślnaczcionkaakapitu" style:family="text">
      <style:text-properties fo:background-color="#80FFFF"/>
    </style:style>
    <style:style style:name="P1652" style:parent-style-name="Normalny" style:family="paragraph">
      <style:paragraph-properties fo:text-align="justify" fo:line-height="150%" fo:text-indent="0.2479in"/>
    </style:style>
    <style:style style:name="P1653" style:parent-style-name="Normalny" style:family="paragraph">
      <style:paragraph-properties fo:text-align="justify" fo:line-height="150%" fo:text-indent="0.2479in"/>
    </style:style>
    <style:style style:name="T1654" style:parent-style-name="Domyślnaczcionkaakapitu" style:family="text">
      <style:text-properties fo:background-color="#80FFFF"/>
    </style:style>
    <style:style style:name="P1655" style:parent-style-name="Normalny" style:family="paragraph">
      <style:paragraph-properties fo:text-align="justify" fo:line-height="150%"/>
    </style:style>
    <style:style style:name="T1656" style:parent-style-name="Domyślnaczcionkaakapitu" style:family="text">
      <style:text-properties style:text-underline-type="single" style:text-underline-style="solid" style:text-underline-width="auto" style:text-underline-mode="continuous"/>
    </style:style>
    <style:style style:name="P1657" style:parent-style-name="Normalny" style:family="paragraph">
      <style:paragraph-properties fo:text-align="justify" fo:line-height="150%" fo:text-indent="0.2479in"/>
    </style:style>
    <style:style style:name="T1658" style:parent-style-name="Domyślnaczcionkaakapitu" style:family="text">
      <style:text-properties fo:background-color="#80FFFF"/>
    </style:style>
    <style:style style:name="P1659" style:parent-style-name="Normalny" style:family="paragraph">
      <style:paragraph-properties fo:text-align="justify" fo:line-height="150%"/>
    </style:style>
    <style:style style:name="T1660" style:parent-style-name="Domyślnaczcionkaakapitu" style:family="text">
      <style:text-properties style:text-underline-type="single" style:text-underline-style="solid" style:text-underline-width="auto" style:text-underline-mode="continuous"/>
    </style:style>
    <style:style style:name="T1661" style:parent-style-name="Domyślnaczcionkaakapitu" style:family="text">
      <style:text-properties fo:background-color="#80FFFF" style:text-underline-type="single" style:text-underline-style="solid" style:text-underline-width="auto" style:text-underline-mode="continuous"/>
    </style:style>
    <style:style style:name="T1662" style:parent-style-name="Domyślnaczcionkaakapitu" style:family="text">
      <style:text-properties style:text-underline-type="single" style:text-underline-style="solid" style:text-underline-width="auto" style:text-underline-mode="continuous"/>
    </style:style>
    <style:style style:name="P1663" style:parent-style-name="Normalny" style:family="paragraph">
      <style:paragraph-properties fo:text-align="justify" fo:line-height="150%" fo:text-indent="0.2479in"/>
    </style:style>
    <style:style style:name="T1664" style:parent-style-name="Domyślnaczcionkaakapitu" style:family="text">
      <style:text-properties fo:background-color="#80FFFF"/>
    </style:style>
    <style:style style:name="T1665" style:parent-style-name="Domyślnaczcionkaakapitu" style:family="text">
      <style:text-properties fo:background-color="#80FFFF"/>
    </style:style>
    <style:style style:name="T1666" style:parent-style-name="Domyślnaczcionkaakapitu" style:family="text">
      <style:text-properties fo:background-color="#80FFFF"/>
    </style:style>
    <style:style style:name="T1667" style:parent-style-name="Domyślnaczcionkaakapitu" style:family="text">
      <style:text-properties fo:background-color="#80FFFF"/>
    </style:style>
    <style:style style:name="T1668" style:parent-style-name="Domyślnaczcionkaakapitu" style:family="text">
      <style:text-properties fo:background-color="#80FFFF"/>
    </style:style>
    <style:style style:name="P1669" style:parent-style-name="Normalny" style:family="paragraph">
      <style:paragraph-properties fo:text-align="justify" fo:line-height="150%" fo:text-indent="0.2479in"/>
    </style:style>
    <style:style style:name="T1670" style:parent-style-name="Domyślnaczcionkaakapitu" style:family="text">
      <style:text-properties fo:background-color="#80FFFF"/>
    </style:style>
    <style:style style:name="T1671" style:parent-style-name="Domyślnaczcionkaakapitu" style:family="text">
      <style:text-properties fo:background-color="#80FFFF"/>
    </style:style>
    <style:style style:name="P1672" style:parent-style-name="Normalny" style:family="paragraph">
      <style:paragraph-properties fo:text-align="justify" fo:line-height="150%" fo:text-indent="0.2479in"/>
    </style:style>
    <style:style style:name="T1673" style:parent-style-name="Domyślnaczcionkaakapitu" style:family="text">
      <style:text-properties fo:background-color="#80FFFF"/>
    </style:style>
    <style:style style:name="T1674" style:parent-style-name="Domyślnaczcionkaakapitu" style:family="text">
      <style:text-properties fo:background-color="#80FFFF"/>
    </style:style>
    <style:style style:name="T1675" style:parent-style-name="Domyślnaczcionkaakapitu" style:family="text">
      <style:text-properties fo:background-color="#80FFFF"/>
    </style:style>
    <style:style style:name="P1676" style:parent-style-name="Normalny" style:family="paragraph">
      <style:paragraph-properties fo:text-align="justify" fo:line-height="150%" fo:text-indent="0.2479in"/>
    </style:style>
    <style:style style:name="T1677" style:parent-style-name="Domyślnaczcionkaakapitu" style:family="text">
      <style:text-properties fo:background-color="#80FFFF"/>
    </style:style>
    <style:style style:name="P1678" style:parent-style-name="Normalny" style:family="paragraph">
      <style:paragraph-properties fo:text-align="justify" fo:line-height="150%" fo:text-indent="0.2479in"/>
    </style:style>
    <style:style style:name="T1679" style:parent-style-name="Domyślnaczcionkaakapitu" style:family="text">
      <style:text-properties fo:background-color="#80FFFF"/>
    </style:style>
    <style:style style:name="T1680" style:parent-style-name="Domyślnaczcionkaakapitu" style:family="text">
      <style:text-properties fo:background-color="#80FFFF"/>
    </style:style>
    <style:style style:name="T1681" style:parent-style-name="Domyślnaczcionkaakapitu" style:family="text">
      <style:text-properties fo:background-color="#80FFFF"/>
    </style:style>
    <style:style style:name="P1682" style:parent-style-name="Normalny" style:family="paragraph">
      <style:paragraph-properties fo:text-align="justify" fo:line-height="150%" fo:text-indent="0.2479in"/>
    </style:style>
    <style:style style:name="T1683" style:parent-style-name="Domyślnaczcionkaakapitu" style:family="text">
      <style:text-properties fo:background-color="#80FFFF"/>
    </style:style>
    <style:style style:name="P1684" style:parent-style-name="Normalny" style:family="paragraph">
      <style:paragraph-properties fo:text-align="justify" fo:line-height="150%" fo:text-indent="0.2479in"/>
    </style:style>
    <style:style style:name="T1685" style:parent-style-name="Domyślnaczcionkaakapitu" style:family="text">
      <style:text-properties fo:background-color="#80FFFF"/>
    </style:style>
    <style:style style:name="T1686" style:parent-style-name="Domyślnaczcionkaakapitu" style:family="text">
      <style:text-properties fo:background-color="#80FFFF"/>
    </style:style>
    <style:style style:name="T1687" style:parent-style-name="Domyślnaczcionkaakapitu" style:family="text">
      <style:text-properties fo:background-color="#80FFFF"/>
    </style:style>
    <style:style style:name="P1688" style:parent-style-name="Normalny" style:family="paragraph">
      <style:paragraph-properties fo:text-align="justify" fo:line-height="150%" fo:text-indent="0.2479in"/>
    </style:style>
    <style:style style:name="T1689" style:parent-style-name="Domyślnaczcionkaakapitu" style:family="text">
      <style:text-properties fo:background-color="#80FFFF"/>
    </style:style>
    <style:style style:name="P1690" style:parent-style-name="Normalny" style:family="paragraph">
      <style:paragraph-properties fo:text-align="justify" fo:line-height="150%" fo:text-indent="0.2479in"/>
    </style:style>
    <style:style style:name="T1691" style:parent-style-name="Domyślnaczcionkaakapitu" style:family="text">
      <style:text-properties fo:background-color="#80FFFF"/>
    </style:style>
    <style:style style:name="P1692" style:parent-style-name="Normalny" style:family="paragraph">
      <style:paragraph-properties fo:text-align="justify" fo:line-height="150%" fo:text-indent="0.2479in"/>
    </style:style>
    <style:style style:name="T1693" style:parent-style-name="Domyślnaczcionkaakapitu" style:family="text">
      <style:text-properties fo:background-color="#80FFFF"/>
    </style:style>
    <style:style style:name="T1694" style:parent-style-name="Domyślnaczcionkaakapitu" style:family="text">
      <style:text-properties fo:background-color="#80FFFF"/>
    </style:style>
    <style:style style:name="T1695" style:parent-style-name="Domyślnaczcionkaakapitu" style:family="text">
      <style:text-properties fo:background-color="#80FFFF"/>
    </style:style>
    <style:style style:name="T1696" style:parent-style-name="Domyślnaczcionkaakapitu" style:family="text">
      <style:text-properties fo:background-color="#80FFFF"/>
    </style:style>
    <style:style style:name="T1697" style:parent-style-name="Domyślnaczcionkaakapitu" style:family="text">
      <style:text-properties fo:background-color="#80FFFF"/>
    </style:style>
    <style:style style:name="T1698" style:parent-style-name="Domyślnaczcionkaakapitu" style:family="text">
      <style:text-properties fo:background-color="#80FFFF"/>
    </style:style>
    <style:style style:name="T1699" style:parent-style-name="Domyślnaczcionkaakapitu" style:family="text">
      <style:text-properties fo:background-color="#80FFFF"/>
    </style:style>
    <style:style style:name="T1700" style:parent-style-name="Domyślnaczcionkaakapitu" style:family="text">
      <style:text-properties fo:background-color="#80FFFF"/>
    </style:style>
    <style:style style:name="T1701" style:parent-style-name="Domyślnaczcionkaakapitu" style:family="text">
      <style:text-properties fo:background-color="#80FFFF"/>
    </style:style>
    <style:style style:name="T1702" style:parent-style-name="Domyślnaczcionkaakapitu" style:family="text">
      <style:text-properties fo:background-color="#80FFFF"/>
    </style:style>
    <style:style style:name="P1703" style:parent-style-name="Normalny" style:family="paragraph">
      <style:paragraph-properties fo:text-align="justify" fo:line-height="150%" fo:text-indent="0.2479in"/>
    </style:style>
    <style:style style:name="T1704" style:parent-style-name="Domyślnaczcionkaakapitu" style:family="text">
      <style:text-properties fo:background-color="#80FFFF"/>
    </style:style>
    <style:style style:name="T1705" style:parent-style-name="Domyślnaczcionkaakapitu" style:family="text">
      <style:text-properties fo:background-color="#80FFFF"/>
    </style:style>
    <style:style style:name="T1706" style:parent-style-name="Domyślnaczcionkaakapitu" style:family="text">
      <style:text-properties fo:background-color="#80FFFF"/>
    </style:style>
    <style:style style:name="T1707" style:parent-style-name="Domyślnaczcionkaakapitu" style:family="text">
      <style:text-properties fo:background-color="#80FFFF"/>
    </style:style>
    <style:style style:name="T1708" style:parent-style-name="Domyślnaczcionkaakapitu" style:family="text">
      <style:text-properties fo:background-color="#80FFFF"/>
    </style:style>
    <style:style style:name="T1709" style:parent-style-name="Domyślnaczcionkaakapitu" style:family="text">
      <style:text-properties fo:background-color="#80FFFF"/>
    </style:style>
    <style:style style:name="T1710" style:parent-style-name="Domyślnaczcionkaakapitu" style:family="text">
      <style:text-properties fo:background-color="#80FFFF"/>
    </style:style>
    <style:style style:name="T1711" style:parent-style-name="Domyślnaczcionkaakapitu" style:family="text">
      <style:text-properties fo:background-color="#80FFFF"/>
    </style:style>
    <style:style style:name="P1712" style:parent-style-name="Normalny" style:family="paragraph">
      <style:paragraph-properties fo:text-align="justify" fo:line-height="150%" fo:text-indent="0.2479in"/>
    </style:style>
    <style:style style:name="T1713" style:parent-style-name="Domyślnaczcionkaakapitu" style:family="text">
      <style:text-properties fo:background-color="#80FFFF"/>
    </style:style>
    <style:style style:name="T1714" style:parent-style-name="Domyślnaczcionkaakapitu" style:family="text">
      <style:text-properties fo:background-color="#80FFFF"/>
    </style:style>
    <style:style style:name="P1715" style:parent-style-name="Normalny" style:family="paragraph">
      <style:paragraph-properties fo:text-align="justify" fo:line-height="150%" fo:text-indent="0.2479in"/>
    </style:style>
    <style:style style:name="T1716" style:parent-style-name="Domyślnaczcionkaakapitu" style:family="text">
      <style:text-properties fo:background-color="#80FFFF"/>
    </style:style>
    <style:style style:name="T1717" style:parent-style-name="Domyślnaczcionkaakapitu" style:family="text">
      <style:text-properties fo:background-color="#80FFFF"/>
    </style:style>
    <style:style style:name="P1718" style:parent-style-name="Normalny" style:family="paragraph">
      <style:paragraph-properties fo:text-align="justify" fo:line-height="150%" fo:text-indent="0.2479in"/>
    </style:style>
    <style:style style:name="T1719" style:parent-style-name="Domyślnaczcionkaakapitu" style:family="text">
      <style:text-properties fo:background-color="#80FFFF"/>
    </style:style>
    <style:style style:name="T1720" style:parent-style-name="Domyślnaczcionkaakapitu" style:family="text">
      <style:text-properties fo:background-color="#80FFFF"/>
    </style:style>
    <style:style style:name="T1721" style:parent-style-name="Domyślnaczcionkaakapitu" style:family="text">
      <style:text-properties fo:background-color="#80FFFF"/>
    </style:style>
    <style:style style:name="P1722" style:parent-style-name="Normalny" style:family="paragraph">
      <style:paragraph-properties fo:text-align="justify" fo:line-height="150%" fo:text-indent="0.2479in"/>
    </style:style>
    <style:style style:name="T1723" style:parent-style-name="Domyślnaczcionkaakapitu" style:family="text">
      <style:text-properties fo:background-color="#80FFFF"/>
    </style:style>
    <style:style style:name="P1724" style:parent-style-name="Normalny" style:family="paragraph">
      <style:paragraph-properties fo:text-align="justify" fo:line-height="150%" fo:text-indent="0.2479in"/>
    </style:style>
    <style:style style:name="P1725" style:parent-style-name="Normalny" style:family="paragraph">
      <style:paragraph-properties fo:text-align="justify" fo:line-height="150%" fo:text-indent="0.2479in"/>
    </style:style>
    <style:style style:name="T1726" style:parent-style-name="Domyślnaczcionkaakapitu" style:family="text">
      <style:text-properties fo:background-color="#80FFFF"/>
    </style:style>
    <style:style style:name="T1727" style:parent-style-name="Domyślnaczcionkaakapitu" style:family="text">
      <style:text-properties fo:background-color="#80FFFF"/>
    </style:style>
    <style:style style:name="T1728" style:parent-style-name="Domyślnaczcionkaakapitu" style:family="text">
      <style:text-properties fo:background-color="#80FFFF"/>
    </style:style>
    <style:style style:name="T1729" style:parent-style-name="Domyślnaczcionkaakapitu" style:family="text">
      <style:text-properties fo:background-color="#80FFFF"/>
    </style:style>
    <style:style style:name="P1730" style:parent-style-name="Normalny" style:family="paragraph">
      <style:paragraph-properties fo:text-align="justify" fo:line-height="150%" fo:text-indent="0.2479in"/>
    </style:style>
    <style:style style:name="T1731" style:parent-style-name="Domyślnaczcionkaakapitu" style:family="text">
      <style:text-properties fo:background-color="#80FFFF"/>
    </style:style>
    <style:style style:name="T1732" style:parent-style-name="Domyślnaczcionkaakapitu" style:family="text">
      <style:text-properties fo:background-color="#80FFFF"/>
    </style:style>
    <style:style style:name="P1733" style:parent-style-name="Normalny" style:family="paragraph">
      <style:paragraph-properties fo:text-align="justify" fo:line-height="150%" fo:text-indent="0.2479in"/>
    </style:style>
    <style:style style:name="T1734" style:parent-style-name="Domyślnaczcionkaakapitu" style:family="text">
      <style:text-properties fo:background-color="#80FFFF"/>
    </style:style>
    <style:style style:name="T1735" style:parent-style-name="Domyślnaczcionkaakapitu" style:family="text">
      <style:text-properties fo:background-color="#80FFFF"/>
    </style:style>
    <style:style style:name="T1736" style:parent-style-name="Domyślnaczcionkaakapitu" style:family="text">
      <style:text-properties fo:background-color="#80FFFF"/>
    </style:style>
    <style:style style:name="T1737" style:parent-style-name="Domyślnaczcionkaakapitu" style:family="text">
      <style:text-properties fo:background-color="#80FFFF"/>
    </style:style>
    <style:style style:name="T1738" style:parent-style-name="Domyślnaczcionkaakapitu" style:family="text">
      <style:text-properties fo:background-color="#80FFFF"/>
    </style:style>
    <style:style style:name="P1739" style:parent-style-name="Normalny" style:family="paragraph">
      <style:paragraph-properties fo:text-align="justify" fo:line-height="150%" fo:text-indent="0.2479in"/>
    </style:style>
    <style:style style:name="T1740" style:parent-style-name="Domyślnaczcionkaakapitu" style:family="text">
      <style:text-properties fo:background-color="#80FFFF"/>
    </style:style>
    <style:style style:name="T1741" style:parent-style-name="Domyślnaczcionkaakapitu" style:family="text">
      <style:text-properties fo:background-color="#80FFFF"/>
    </style:style>
    <style:style style:name="P1742" style:parent-style-name="Normalny" style:family="paragraph">
      <style:paragraph-properties fo:text-align="justify" fo:line-height="150%" fo:text-indent="0.2479in"/>
    </style:style>
    <style:style style:name="P1743" style:parent-style-name="Normalny" style:family="paragraph">
      <style:paragraph-properties fo:text-align="justify" fo:line-height="150%" fo:text-indent="0.2479in"/>
    </style:style>
    <style:style style:name="P1744" style:parent-style-name="Normalny" style:family="paragraph">
      <style:paragraph-properties fo:text-align="justify" fo:line-height="150%" fo:text-indent="0.2479in"/>
    </style:style>
    <style:style style:name="P1745" style:parent-style-name="Normalny" style:family="paragraph">
      <style:paragraph-properties fo:text-align="justify" fo:line-height="150%" fo:text-indent="0.2479in"/>
    </style:style>
    <style:style style:name="T1746" style:parent-style-name="Domyślnaczcionkaakapitu" style:family="text">
      <style:text-properties fo:background-color="#80FFFF"/>
    </style:style>
    <style:style style:name="P1747" style:parent-style-name="Normalny" style:family="paragraph">
      <style:paragraph-properties fo:text-align="justify" fo:line-height="150%" fo:text-indent="0.2479in"/>
    </style:style>
    <style:style style:name="T1748" style:parent-style-name="Domyślnaczcionkaakapitu" style:family="text">
      <style:text-properties fo:background-color="#80FFFF"/>
    </style:style>
    <style:style style:name="T1749" style:parent-style-name="Domyślnaczcionkaakapitu" style:family="text">
      <style:text-properties fo:background-color="#80FFFF"/>
    </style:style>
    <style:style style:name="T1750" style:parent-style-name="Domyślnaczcionkaakapitu" style:family="text">
      <style:text-properties fo:background-color="#80FFFF"/>
    </style:style>
    <style:style style:name="T1751" style:parent-style-name="Domyślnaczcionkaakapitu" style:family="text">
      <style:text-properties fo:background-color="#80FFFF"/>
    </style:style>
    <style:style style:name="T1752" style:parent-style-name="Domyślnaczcionkaakapitu" style:family="text">
      <style:text-properties fo:background-color="#80FFFF"/>
    </style:style>
    <style:style style:name="P1753" style:parent-style-name="Normalny" style:family="paragraph">
      <style:paragraph-properties fo:text-align="justify" fo:line-height="150%" fo:text-indent="0.2479in"/>
    </style:style>
    <style:style style:name="T1754" style:parent-style-name="Domyślnaczcionkaakapitu" style:family="text">
      <style:text-properties fo:background-color="#80FFFF"/>
    </style:style>
    <style:style style:name="T1755" style:parent-style-name="Domyślnaczcionkaakapitu" style:family="text">
      <style:text-properties fo:background-color="#80FFFF"/>
    </style:style>
    <style:style style:name="T1756" style:parent-style-name="Domyślnaczcionkaakapitu" style:family="text">
      <style:text-properties fo:background-color="#80FFFF"/>
    </style:style>
    <style:style style:name="P1757" style:parent-style-name="Normalny" style:family="paragraph">
      <style:paragraph-properties fo:text-align="justify" fo:line-height="150%" fo:text-indent="0.2479in"/>
    </style:style>
    <style:style style:name="T1758" style:parent-style-name="Domyślnaczcionkaakapitu" style:family="text">
      <style:text-properties fo:background-color="#80FFFF"/>
    </style:style>
    <style:style style:name="P1759" style:parent-style-name="Normalny" style:family="paragraph">
      <style:paragraph-properties fo:text-align="justify" fo:line-height="150%"/>
    </style:style>
    <style:style style:name="T1760" style:parent-style-name="Domyślnaczcionkaakapitu" style:family="text">
      <style:text-properties style:text-underline-type="single" style:text-underline-style="solid" style:text-underline-width="auto" style:text-underline-mode="continuous"/>
    </style:style>
    <style:style style:name="T1761" style:parent-style-name="Domyślnaczcionkaakapitu" style:family="text">
      <style:text-properties fo:background-color="#80FFFF" style:text-underline-type="single" style:text-underline-style="solid" style:text-underline-width="auto" style:text-underline-mode="continuous"/>
    </style:style>
    <style:style style:name="T1762" style:parent-style-name="Domyślnaczcionkaakapitu" style:family="text">
      <style:text-properties style:text-underline-type="single" style:text-underline-style="solid" style:text-underline-width="auto" style:text-underline-mode="continuous"/>
    </style:style>
    <style:style style:name="P1763" style:parent-style-name="Normalny" style:family="paragraph">
      <style:paragraph-properties fo:text-align="justify" fo:line-height="150%" fo:text-indent="0.2479in"/>
    </style:style>
    <style:style style:name="T1764" style:parent-style-name="Domyślnaczcionkaakapitu" style:family="text">
      <style:text-properties fo:background-color="#80FFFF"/>
    </style:style>
    <style:style style:name="P1765" style:parent-style-name="Normalny" style:family="paragraph">
      <style:paragraph-properties fo:text-align="justify" fo:line-height="150%"/>
    </style:style>
    <style:style style:name="T1766" style:parent-style-name="Domyślnaczcionkaakapitu" style:family="text">
      <style:text-properties fo:background-color="#80FFFF" style:text-underline-type="single" style:text-underline-style="solid" style:text-underline-width="auto" style:text-underline-mode="continuous"/>
    </style:style>
    <style:style style:name="T1767" style:parent-style-name="Domyślnaczcionkaakapitu" style:family="text">
      <style:text-properties style:text-underline-type="single" style:text-underline-style="solid" style:text-underline-width="auto" style:text-underline-mode="continuous"/>
    </style:style>
    <style:style style:name="P1768" style:parent-style-name="Normalny" style:family="paragraph">
      <style:paragraph-properties fo:text-align="justify" fo:line-height="150%" fo:text-indent="0.2479in"/>
    </style:style>
    <style:style style:name="P1769" style:parent-style-name="Normalny" style:family="paragraph">
      <style:paragraph-properties fo:text-align="justify" fo:line-height="150%" fo:text-indent="0.2479in"/>
    </style:style>
    <style:style style:name="T1770" style:parent-style-name="Domyślnaczcionkaakapitu" style:family="text">
      <style:text-properties fo:background-color="#80FFFF"/>
    </style:style>
    <style:style style:name="T1771" style:parent-style-name="Domyślnaczcionkaakapitu" style:family="text">
      <style:text-properties fo:background-color="#80FFFF"/>
    </style:style>
    <style:style style:name="P1772" style:parent-style-name="Normalny" style:family="paragraph">
      <style:paragraph-properties fo:text-align="justify" fo:line-height="150%" fo:text-indent="0.2479in"/>
    </style:style>
    <style:style style:name="T1773" style:parent-style-name="Domyślnaczcionkaakapitu" style:family="text">
      <style:text-properties fo:background-color="#80FFFF"/>
    </style:style>
    <style:style style:name="T1774" style:parent-style-name="Domyślnaczcionkaakapitu" style:family="text">
      <style:text-properties fo:background-color="#80FFFF"/>
    </style:style>
    <style:style style:name="T1775" style:parent-style-name="Domyślnaczcionkaakapitu" style:family="text">
      <style:text-properties fo:background-color="#80FFFF"/>
    </style:style>
    <style:style style:name="T1776" style:parent-style-name="Domyślnaczcionkaakapitu" style:family="text">
      <style:text-properties fo:background-color="#80FFFF"/>
    </style:style>
    <style:style style:name="T1777" style:parent-style-name="Domyślnaczcionkaakapitu" style:family="text">
      <style:text-properties fo:background-color="#80FFFF"/>
    </style:style>
    <style:style style:name="T1778" style:parent-style-name="Domyślnaczcionkaakapitu" style:family="text">
      <style:text-properties fo:background-color="#80FFFF"/>
    </style:style>
    <style:style style:name="T1779" style:parent-style-name="Domyślnaczcionkaakapitu" style:family="text">
      <style:text-properties fo:background-color="#80FFFF"/>
    </style:style>
    <style:style style:name="T1780" style:parent-style-name="Domyślnaczcionkaakapitu" style:family="text">
      <style:text-properties fo:background-color="#80FFFF"/>
    </style:style>
    <style:style style:name="T1781" style:parent-style-name="Domyślnaczcionkaakapitu" style:family="text">
      <style:text-properties fo:background-color="#80FFFF"/>
    </style:style>
    <style:style style:name="T1782" style:parent-style-name="Domyślnaczcionkaakapitu" style:family="text">
      <style:text-properties fo:background-color="#80FFFF"/>
    </style:style>
    <style:style style:name="T1783" style:parent-style-name="Domyślnaczcionkaakapitu" style:family="text">
      <style:text-properties fo:background-color="#80FFFF"/>
    </style:style>
    <style:style style:name="T1784" style:parent-style-name="Domyślnaczcionkaakapitu" style:family="text">
      <style:text-properties fo:background-color="#80FFFF"/>
    </style:style>
    <style:style style:name="T1785" style:parent-style-name="Domyślnaczcionkaakapitu" style:family="text">
      <style:text-properties fo:background-color="#80FFFF"/>
    </style:style>
    <style:style style:name="T1786" style:parent-style-name="Domyślnaczcionkaakapitu" style:family="text">
      <style:text-properties fo:background-color="#80FFFF"/>
    </style:style>
    <style:style style:name="T1787" style:parent-style-name="Domyślnaczcionkaakapitu" style:family="text">
      <style:text-properties fo:background-color="#80FFFF"/>
    </style:style>
    <style:style style:name="T1788" style:parent-style-name="Domyślnaczcionkaakapitu" style:family="text">
      <style:text-properties fo:background-color="#80FFFF"/>
    </style:style>
    <style:style style:name="P1789" style:parent-style-name="Normalny" style:family="paragraph">
      <style:paragraph-properties fo:text-align="justify" fo:line-height="150%" fo:text-indent="0.2479in"/>
    </style:style>
    <style:style style:name="T1790" style:parent-style-name="Domyślnaczcionkaakapitu" style:family="text">
      <style:text-properties fo:background-color="#80FFFF"/>
    </style:style>
    <style:style style:name="T1791" style:parent-style-name="Domyślnaczcionkaakapitu" style:family="text">
      <style:text-properties fo:background-color="#80FFFF"/>
    </style:style>
    <style:style style:name="T1792" style:parent-style-name="Domyślnaczcionkaakapitu" style:family="text">
      <style:text-properties fo:background-color="#80FFFF"/>
    </style:style>
    <style:style style:name="T1793" style:parent-style-name="Domyślnaczcionkaakapitu" style:family="text">
      <style:text-properties fo:background-color="#80FFFF"/>
    </style:style>
    <style:style style:name="T1794" style:parent-style-name="Domyślnaczcionkaakapitu" style:family="text">
      <style:text-properties fo:background-color="#80FFFF"/>
    </style:style>
    <style:style style:name="T1795" style:parent-style-name="Domyślnaczcionkaakapitu" style:family="text">
      <style:text-properties fo:background-color="#80FFFF"/>
    </style:style>
    <style:style style:name="P1796" style:parent-style-name="Normalny" style:family="paragraph">
      <style:paragraph-properties fo:text-align="justify" fo:line-height="150%" fo:text-indent="0.2479in"/>
    </style:style>
    <style:style style:name="T1797" style:parent-style-name="Domyślnaczcionkaakapitu" style:family="text">
      <style:text-properties fo:background-color="#80FFFF"/>
    </style:style>
    <style:style style:name="T1798" style:parent-style-name="Domyślnaczcionkaakapitu" style:family="text">
      <style:text-properties fo:background-color="#80FFFF"/>
    </style:style>
    <style:style style:name="T1799" style:parent-style-name="Domyślnaczcionkaakapitu" style:family="text">
      <style:text-properties fo:background-color="#80FFFF"/>
    </style:style>
    <style:style style:name="P1800" style:parent-style-name="Normalny" style:family="paragraph">
      <style:paragraph-properties fo:text-align="justify" fo:line-height="150%" fo:text-indent="0.2479in"/>
    </style:style>
    <style:style style:name="P1801" style:parent-style-name="Normalny" style:family="paragraph">
      <style:paragraph-properties fo:text-align="justify" fo:line-height="150%" fo:text-indent="0.2479in"/>
    </style:style>
    <style:style style:name="T1802" style:parent-style-name="Domyślnaczcionkaakapitu" style:family="text">
      <style:text-properties fo:background-color="#80FFFF"/>
    </style:style>
    <style:style style:name="T1803" style:parent-style-name="Domyślnaczcionkaakapitu" style:family="text">
      <style:text-properties fo:background-color="#80FFFF"/>
    </style:style>
    <style:style style:name="T1804" style:parent-style-name="Domyślnaczcionkaakapitu" style:family="text">
      <style:text-properties fo:background-color="#80FFFF"/>
    </style:style>
    <style:style style:name="T1805" style:parent-style-name="Domyślnaczcionkaakapitu" style:family="text">
      <style:text-properties fo:background-color="#80FFFF"/>
    </style:style>
    <style:style style:name="T1806" style:parent-style-name="Domyślnaczcionkaakapitu" style:family="text">
      <style:text-properties fo:background-color="#80FFFF"/>
    </style:style>
    <style:style style:name="P1807" style:parent-style-name="Normalny" style:family="paragraph">
      <style:paragraph-properties fo:text-align="justify" fo:line-height="150%" fo:text-indent="0.2479in"/>
    </style:style>
    <style:style style:name="T1808" style:parent-style-name="Domyślnaczcionkaakapitu" style:family="text">
      <style:text-properties fo:background-color="#80FFFF"/>
    </style:style>
    <style:style style:name="T1809" style:parent-style-name="Domyślnaczcionkaakapitu" style:family="text">
      <style:text-properties fo:background-color="#80FFFF"/>
    </style:style>
    <style:style style:name="T1810" style:parent-style-name="Domyślnaczcionkaakapitu" style:family="text">
      <style:text-properties fo:background-color="#80FFFF"/>
    </style:style>
    <style:style style:name="T1811" style:parent-style-name="Domyślnaczcionkaakapitu" style:family="text">
      <style:text-properties fo:background-color="#80FFFF"/>
    </style:style>
    <style:style style:name="P1812" style:parent-style-name="Normalny" style:family="paragraph">
      <style:paragraph-properties fo:text-align="justify" fo:line-height="150%"/>
    </style:style>
    <style:style style:name="T1813" style:parent-style-name="Domyślnaczcionkaakapitu" style:family="text">
      <style:text-properties style:text-underline-type="single" style:text-underline-style="solid" style:text-underline-width="auto" style:text-underline-mode="continuous"/>
    </style:style>
    <style:style style:name="P1814" style:parent-style-name="Normalny" style:family="paragraph">
      <style:paragraph-properties fo:text-align="justify" fo:line-height="150%" fo:text-indent="0.2479in"/>
    </style:style>
    <style:style style:name="P1815" style:parent-style-name="Normalny" style:family="paragraph">
      <style:paragraph-properties fo:text-align="justify" fo:line-height="150%"/>
    </style:style>
    <style:style style:name="T1816" style:parent-style-name="Domyślnaczcionkaakapitu" style:family="text">
      <style:text-properties style:text-underline-type="single" style:text-underline-style="solid" style:text-underline-width="auto" style:text-underline-mode="continuous"/>
    </style:style>
    <style:style style:name="P1817" style:parent-style-name="Normalny" style:family="paragraph">
      <style:paragraph-properties fo:text-align="justify" fo:line-height="150%" fo:text-indent="0.2479in"/>
    </style:style>
    <style:style style:name="T1818" style:parent-style-name="Domyślnaczcionkaakapitu" style:family="text">
      <style:text-properties fo:background-color="#80FFFF"/>
    </style:style>
    <style:style style:name="T1819" style:parent-style-name="Domyślnaczcionkaakapitu" style:family="text">
      <style:text-properties fo:background-color="#80FFFF"/>
    </style:style>
    <style:style style:name="T1820" style:parent-style-name="Domyślnaczcionkaakapitu" style:family="text">
      <style:text-properties fo:background-color="#80FFFF"/>
    </style:style>
    <style:style style:name="T1821" style:parent-style-name="Domyślnaczcionkaakapitu" style:family="text">
      <style:text-properties fo:background-color="#80FFFF"/>
    </style:style>
    <style:style style:name="T1822" style:parent-style-name="Domyślnaczcionkaakapitu" style:family="text">
      <style:text-properties fo:background-color="#80FFFF"/>
    </style:style>
    <style:style style:name="T1823" style:parent-style-name="Domyślnaczcionkaakapitu" style:family="text">
      <style:text-properties fo:background-color="#80FFFF"/>
    </style:style>
    <style:style style:name="T1824" style:parent-style-name="Domyślnaczcionkaakapitu" style:family="text">
      <style:text-properties fo:background-color="#80FFFF"/>
    </style:style>
    <style:style style:name="T1825" style:parent-style-name="Domyślnaczcionkaakapitu" style:family="text">
      <style:text-properties fo:background-color="#80FFFF"/>
    </style:style>
    <style:style style:name="P1826" style:parent-style-name="Normalny" style:family="paragraph">
      <style:paragraph-properties fo:text-align="justify" fo:line-height="150%" fo:text-indent="0.2479in"/>
    </style:style>
    <style:style style:name="T1827" style:parent-style-name="Domyślnaczcionkaakapitu" style:family="text">
      <style:text-properties fo:background-color="#80FFFF"/>
    </style:style>
    <style:style style:name="P1828" style:parent-style-name="Normalny" style:family="paragraph">
      <style:paragraph-properties fo:text-align="justify" fo:line-height="150%" fo:text-indent="0.2479in"/>
    </style:style>
    <style:style style:name="T1829" style:parent-style-name="Domyślnaczcionkaakapitu" style:family="text">
      <style:text-properties fo:background-color="#80FFFF"/>
    </style:style>
    <style:style style:name="T1830" style:parent-style-name="Domyślnaczcionkaakapitu" style:family="text">
      <style:text-properties fo:background-color="#80FFFF"/>
    </style:style>
    <style:style style:name="T1831" style:parent-style-name="Domyślnaczcionkaakapitu" style:family="text">
      <style:text-properties fo:background-color="#80FFFF"/>
    </style:style>
    <style:style style:name="T1832" style:parent-style-name="Domyślnaczcionkaakapitu" style:family="text">
      <style:text-properties fo:background-color="#80FFFF"/>
    </style:style>
    <style:style style:name="P1833" style:parent-style-name="Normalny" style:family="paragraph">
      <style:paragraph-properties fo:text-align="justify" fo:line-height="150%" fo:text-indent="0.2479in"/>
    </style:style>
    <style:style style:name="T1834" style:parent-style-name="Domyślnaczcionkaakapitu" style:family="text">
      <style:text-properties fo:background-color="#80FFFF"/>
    </style:style>
    <style:style style:name="T1835" style:parent-style-name="Domyślnaczcionkaakapitu" style:family="text">
      <style:text-properties fo:background-color="#80FFFF"/>
    </style:style>
    <style:style style:name="P1836" style:parent-style-name="Normalny" style:family="paragraph">
      <style:paragraph-properties fo:text-align="justify" fo:line-height="150%" fo:text-indent="0.2479in"/>
    </style:style>
    <style:style style:name="P1837" style:parent-style-name="Normalny" style:family="paragraph">
      <style:paragraph-properties fo:text-align="justify" fo:line-height="150%" fo:text-indent="0.2479in"/>
    </style:style>
    <style:style style:name="T1838" style:parent-style-name="Domyślnaczcionkaakapitu" style:family="text">
      <style:text-properties fo:background-color="#80FFFF"/>
    </style:style>
    <style:style style:name="T1839" style:parent-style-name="Domyślnaczcionkaakapitu" style:family="text">
      <style:text-properties fo:background-color="#80FFFF"/>
    </style:style>
    <style:style style:name="T1840" style:parent-style-name="Domyślnaczcionkaakapitu" style:family="text">
      <style:text-properties fo:background-color="#80FFFF"/>
    </style:style>
    <style:style style:name="T1841" style:parent-style-name="Domyślnaczcionkaakapitu" style:family="text">
      <style:text-properties fo:background-color="#80FFFF"/>
    </style:style>
    <style:style style:name="T1842" style:parent-style-name="Domyślnaczcionkaakapitu" style:family="text">
      <style:text-properties fo:background-color="#80FFFF"/>
    </style:style>
    <style:style style:name="T1843" style:parent-style-name="Domyślnaczcionkaakapitu" style:family="text">
      <style:text-properties fo:background-color="#80FFFF"/>
    </style:style>
    <style:style style:name="P1844" style:parent-style-name="Normalny" style:family="paragraph">
      <style:paragraph-properties fo:text-align="justify" fo:line-height="150%" fo:text-indent="0.2479in"/>
    </style:style>
    <style:style style:name="T1845" style:parent-style-name="Domyślnaczcionkaakapitu" style:family="text">
      <style:text-properties fo:background-color="#80FFFF"/>
    </style:style>
    <style:style style:name="P1846" style:parent-style-name="Normalny" style:family="paragraph">
      <style:paragraph-properties fo:text-align="justify" fo:line-height="150%"/>
    </style:style>
    <style:style style:name="T1847" style:parent-style-name="Domyślnaczcionkaakapitu" style:family="text">
      <style:text-properties style:text-underline-type="single" style:text-underline-style="solid" style:text-underline-width="auto" style:text-underline-mode="continuous"/>
    </style:style>
    <style:style style:name="P1848" style:parent-style-name="Normalny" style:family="paragraph">
      <style:paragraph-properties fo:text-align="justify" fo:line-height="150%" fo:text-indent="0.2479in"/>
    </style:style>
    <style:style style:name="P1849" style:parent-style-name="Normalny" style:family="paragraph">
      <style:paragraph-properties fo:text-align="justify" fo:line-height="150%"/>
    </style:style>
    <style:style style:name="T1850" style:parent-style-name="Domyślnaczcionkaakapitu" style:family="text">
      <style:text-properties style:text-underline-type="single" style:text-underline-style="solid" style:text-underline-width="auto" style:text-underline-mode="continuous"/>
    </style:style>
    <style:style style:name="P1851" style:parent-style-name="Normalny" style:family="paragraph">
      <style:paragraph-properties fo:text-align="justify" fo:line-height="150%" fo:text-indent="0.2479in"/>
    </style:style>
    <style:style style:name="T1852" style:parent-style-name="Domyślnaczcionkaakapitu" style:family="text">
      <style:text-properties fo:background-color="#80FFFF"/>
    </style:style>
    <style:style style:name="T1853" style:parent-style-name="Domyślnaczcionkaakapitu" style:family="text">
      <style:text-properties fo:background-color="#80FFFF"/>
    </style:style>
    <style:style style:name="P1854" style:parent-style-name="Normalny" style:family="paragraph">
      <style:paragraph-properties fo:text-align="justify" fo:line-height="150%" fo:text-indent="0.2479in"/>
    </style:style>
    <style:style style:name="T1855" style:parent-style-name="Domyślnaczcionkaakapitu" style:family="text">
      <style:text-properties fo:background-color="#80FFFF"/>
    </style:style>
    <style:style style:name="P1856" style:parent-style-name="Normalny" style:family="paragraph">
      <style:paragraph-properties fo:text-align="justify" fo:line-height="150%"/>
    </style:style>
    <style:style style:name="T1857" style:parent-style-name="Domyślnaczcionkaakapitu" style:family="text">
      <style:text-properties style:text-underline-type="single" style:text-underline-style="solid" style:text-underline-width="auto" style:text-underline-mode="continuous"/>
    </style:style>
    <style:style style:name="T1858" style:parent-style-name="Domyślnaczcionkaakapitu" style:family="text">
      <style:text-properties fo:background-color="#80FFFF" style:text-underline-type="single" style:text-underline-style="solid" style:text-underline-width="auto" style:text-underline-mode="continuous"/>
    </style:style>
    <style:style style:name="T1859" style:parent-style-name="Domyślnaczcionkaakapitu" style:family="text">
      <style:text-properties style:text-underline-type="single" style:text-underline-style="solid" style:text-underline-width="auto" style:text-underline-mode="continuous"/>
    </style:style>
    <style:style style:name="P1860" style:parent-style-name="Normalny" style:family="paragraph">
      <style:paragraph-properties fo:text-align="justify" fo:line-height="150%" fo:text-indent="0.2479in"/>
    </style:style>
    <style:style style:name="T1861" style:parent-style-name="Domyślnaczcionkaakapitu" style:family="text">
      <style:text-properties fo:background-color="#80FFFF"/>
    </style:style>
    <style:style style:name="P1862" style:parent-style-name="Normalny" style:family="paragraph">
      <style:paragraph-properties fo:text-align="justify" fo:line-height="150%"/>
    </style:style>
    <style:style style:name="T1863" style:parent-style-name="Domyślnaczcionkaakapitu" style:family="text">
      <style:text-properties style:text-underline-type="single" style:text-underline-style="solid" style:text-underline-width="auto" style:text-underline-mode="continuous"/>
    </style:style>
    <style:style style:name="P1864" style:parent-style-name="Normalny" style:family="paragraph">
      <style:paragraph-properties fo:text-align="justify" fo:line-height="150%" fo:text-indent="0.2479in"/>
    </style:style>
    <style:style style:name="P1865" style:parent-style-name="Normalny" style:family="paragraph">
      <style:paragraph-properties fo:text-align="justify" fo:line-height="150%"/>
    </style:style>
    <style:style style:name="T1866" style:parent-style-name="Domyślnaczcionkaakapitu" style:family="text">
      <style:text-properties style:text-underline-type="single" style:text-underline-style="solid" style:text-underline-width="auto" style:text-underline-mode="continuous"/>
    </style:style>
    <style:style style:name="T1867" style:parent-style-name="Domyślnaczcionkaakapitu" style:family="text">
      <style:text-properties fo:background-color="#80FFFF" style:text-underline-type="single" style:text-underline-style="solid" style:text-underline-width="auto" style:text-underline-mode="continuous"/>
    </style:style>
    <style:style style:name="T1868" style:parent-style-name="Domyślnaczcionkaakapitu" style:family="text">
      <style:text-properties style:text-underline-type="single" style:text-underline-style="solid" style:text-underline-width="auto" style:text-underline-mode="continuous"/>
    </style:style>
    <style:style style:name="P1869" style:parent-style-name="Normalny" style:family="paragraph">
      <style:paragraph-properties fo:text-align="justify" fo:line-height="150%" fo:text-indent="0.2479in"/>
    </style:style>
    <style:style style:name="T1870" style:parent-style-name="Domyślnaczcionkaakapitu" style:family="text">
      <style:text-properties fo:background-color="#80FFFF"/>
    </style:style>
    <style:style style:name="T1871" style:parent-style-name="Domyślnaczcionkaakapitu" style:family="text">
      <style:text-properties fo:background-color="#80FFFF"/>
    </style:style>
    <style:style style:name="T1872" style:parent-style-name="Domyślnaczcionkaakapitu" style:family="text">
      <style:text-properties fo:background-color="#80FFFF"/>
    </style:style>
    <style:style style:name="T1873" style:parent-style-name="Domyślnaczcionkaakapitu" style:family="text">
      <style:text-properties fo:background-color="#80FFFF"/>
    </style:style>
    <style:style style:name="T1874" style:parent-style-name="Domyślnaczcionkaakapitu" style:family="text">
      <style:text-properties fo:background-color="#80FFFF"/>
    </style:style>
    <style:style style:name="T1875" style:parent-style-name="Domyślnaczcionkaakapitu" style:family="text">
      <style:text-properties fo:background-color="#80FFFF"/>
    </style:style>
    <style:style style:name="T1876" style:parent-style-name="Domyślnaczcionkaakapitu" style:family="text">
      <style:text-properties fo:background-color="#80FFFF"/>
    </style:style>
    <style:style style:name="P1877" style:parent-style-name="Normalny" style:family="paragraph">
      <style:paragraph-properties fo:text-align="justify" fo:line-height="150%"/>
    </style:style>
    <style:style style:name="T1878" style:parent-style-name="Domyślnaczcionkaakapitu" style:family="text">
      <style:text-properties fo:background-color="#80FFFF" style:text-underline-type="single" style:text-underline-style="solid" style:text-underline-width="auto" style:text-underline-mode="continuous"/>
    </style:style>
    <style:style style:name="T1879" style:parent-style-name="Domyślnaczcionkaakapitu" style:family="text">
      <style:text-properties style:text-underline-type="single" style:text-underline-style="solid" style:text-underline-width="auto" style:text-underline-mode="continuous"/>
    </style:style>
    <style:style style:name="T1880" style:parent-style-name="Domyślnaczcionkaakapitu" style:family="text">
      <style:text-properties fo:background-color="#80FFFF" style:text-underline-type="single" style:text-underline-style="solid" style:text-underline-width="auto" style:text-underline-mode="continuous"/>
    </style:style>
    <style:style style:name="T1881" style:parent-style-name="Domyślnaczcionkaakapitu" style:family="text">
      <style:text-properties style:text-underline-type="single" style:text-underline-style="solid" style:text-underline-width="auto" style:text-underline-mode="continuous"/>
    </style:style>
    <style:style style:name="P1882" style:parent-style-name="Normalny" style:family="paragraph">
      <style:paragraph-properties fo:text-align="justify" fo:line-height="150%" fo:text-indent="0.2479in"/>
    </style:style>
    <style:style style:name="T1883" style:parent-style-name="Domyślnaczcionkaakapitu" style:family="text">
      <style:text-properties fo:background-color="#80FFFF"/>
    </style:style>
    <style:style style:name="T1884" style:parent-style-name="Domyślnaczcionkaakapitu" style:family="text">
      <style:text-properties fo:background-color="#80FFFF"/>
    </style:style>
    <style:style style:name="T1885" style:parent-style-name="Domyślnaczcionkaakapitu" style:family="text">
      <style:text-properties fo:background-color="#80FFFF"/>
    </style:style>
    <style:style style:name="T1886" style:parent-style-name="Domyślnaczcionkaakapitu" style:family="text">
      <style:text-properties fo:background-color="#80FFFF"/>
    </style:style>
    <style:style style:name="T1887" style:parent-style-name="Domyślnaczcionkaakapitu" style:family="text">
      <style:text-properties fo:background-color="#80FFFF"/>
    </style:style>
    <style:style style:name="T1888" style:parent-style-name="Domyślnaczcionkaakapitu" style:family="text">
      <style:text-properties fo:background-color="#80FFFF"/>
    </style:style>
    <style:style style:name="T1889" style:parent-style-name="Domyślnaczcionkaakapitu" style:family="text">
      <style:text-properties fo:background-color="#80FFFF"/>
    </style:style>
    <style:style style:name="T1890" style:parent-style-name="Domyślnaczcionkaakapitu" style:family="text">
      <style:text-properties fo:background-color="#80FFFF"/>
    </style:style>
    <style:style style:name="T1891" style:parent-style-name="Domyślnaczcionkaakapitu" style:family="text">
      <style:text-properties fo:background-color="#80FFFF"/>
    </style:style>
    <style:style style:name="P1892" style:parent-style-name="Normalny" style:family="paragraph">
      <style:paragraph-properties fo:text-align="justify" fo:line-height="150%" fo:text-indent="0.2479in"/>
    </style:style>
    <style:style style:name="T1893" style:parent-style-name="Domyślnaczcionkaakapitu" style:family="text">
      <style:text-properties fo:background-color="#80FFFF"/>
    </style:style>
    <style:style style:name="T1894" style:parent-style-name="Domyślnaczcionkaakapitu" style:family="text">
      <style:text-properties fo:background-color="#80FFFF"/>
    </style:style>
    <style:style style:name="T1895" style:parent-style-name="Domyślnaczcionkaakapitu" style:family="text">
      <style:text-properties fo:background-color="#80FFFF"/>
    </style:style>
    <style:style style:name="T1896" style:parent-style-name="Domyślnaczcionkaakapitu" style:family="text">
      <style:text-properties fo:background-color="#80FFFF"/>
    </style:style>
    <style:style style:name="T1897" style:parent-style-name="Domyślnaczcionkaakapitu" style:family="text">
      <style:text-properties fo:background-color="#80FFFF"/>
    </style:style>
    <style:style style:name="T1898" style:parent-style-name="Domyślnaczcionkaakapitu" style:family="text">
      <style:text-properties fo:background-color="#80FFFF"/>
    </style:style>
    <style:style style:name="T1899" style:parent-style-name="Domyślnaczcionkaakapitu" style:family="text">
      <style:text-properties fo:background-color="#80FFFF"/>
    </style:style>
    <style:style style:name="P1900" style:parent-style-name="Normalny" style:family="paragraph">
      <style:paragraph-properties fo:text-align="justify" fo:line-height="150%"/>
    </style:style>
    <style:style style:name="T1901" style:parent-style-name="Domyślnaczcionkaakapitu" style:family="text">
      <style:text-properties style:text-underline-type="single" style:text-underline-style="solid" style:text-underline-width="auto" style:text-underline-mode="continuous"/>
    </style:style>
    <style:style style:name="P1902" style:parent-style-name="Normalny" style:family="paragraph">
      <style:paragraph-properties fo:text-align="justify" fo:line-height="150%" fo:text-indent="0.2479in"/>
    </style:style>
    <style:style style:name="T1903" style:parent-style-name="Domyślnaczcionkaakapitu" style:family="text">
      <style:text-properties fo:background-color="#80FFFF"/>
    </style:style>
    <style:style style:name="T1904" style:parent-style-name="Domyślnaczcionkaakapitu" style:family="text">
      <style:text-properties fo:background-color="#80FFFF"/>
    </style:style>
    <style:style style:name="T1905" style:parent-style-name="Domyślnaczcionkaakapitu" style:family="text">
      <style:text-properties fo:background-color="#80FFFF"/>
    </style:style>
    <style:style style:name="T1906" style:parent-style-name="Domyślnaczcionkaakapitu" style:family="text">
      <style:text-properties fo:background-color="#80FFFF"/>
    </style:style>
    <style:style style:name="T1907" style:parent-style-name="Domyślnaczcionkaakapitu" style:family="text">
      <style:text-properties fo:background-color="#80FFFF"/>
    </style:style>
    <style:style style:name="P1908" style:parent-style-name="Normalny" style:family="paragraph">
      <style:paragraph-properties fo:text-align="justify" fo:line-height="150%"/>
    </style:style>
    <style:style style:name="T1909" style:parent-style-name="Domyślnaczcionkaakapitu" style:family="text">
      <style:text-properties style:text-underline-type="single" style:text-underline-style="solid" style:text-underline-width="auto" style:text-underline-mode="continuous"/>
    </style:style>
    <style:style style:name="T1910" style:parent-style-name="Domyślnaczcionkaakapitu" style:family="text">
      <style:text-properties fo:background-color="#80FFFF" style:text-underline-type="single" style:text-underline-style="solid" style:text-underline-width="auto" style:text-underline-mode="continuous"/>
    </style:style>
    <style:style style:name="P1911" style:parent-style-name="Normalny" style:family="paragraph">
      <style:paragraph-properties fo:text-align="justify" fo:line-height="150%" fo:text-indent="0.2479in"/>
    </style:style>
    <style:style style:name="T1912" style:parent-style-name="Domyślnaczcionkaakapitu" style:family="text">
      <style:text-properties fo:background-color="#80FFFF"/>
    </style:style>
    <style:style style:name="T1913" style:parent-style-name="Domyślnaczcionkaakapitu" style:family="text">
      <style:text-properties fo:background-color="#80FFFF"/>
    </style:style>
    <style:style style:name="P1914" style:parent-style-name="Normalny" style:family="paragraph">
      <style:paragraph-properties fo:text-align="justify" fo:line-height="150%"/>
    </style:style>
    <style:style style:name="T1915" style:parent-style-name="Domyślnaczcionkaakapitu" style:family="text">
      <style:text-properties style:text-underline-type="single" style:text-underline-style="solid" style:text-underline-width="auto" style:text-underline-mode="continuous"/>
    </style:style>
    <style:style style:name="P1916" style:parent-style-name="Normalny" style:family="paragraph">
      <style:paragraph-properties fo:text-align="justify" fo:line-height="150%" fo:text-indent="0.2479in"/>
    </style:style>
    <style:style style:name="T1917" style:parent-style-name="Domyślnaczcionkaakapitu" style:family="text">
      <style:text-properties fo:background-color="#80FFFF"/>
    </style:style>
    <style:style style:name="P1918" style:parent-style-name="Normalny" style:family="paragraph">
      <style:paragraph-properties fo:text-align="justify" fo:line-height="150%" fo:text-indent="0.2479in"/>
    </style:style>
    <style:style style:name="T1919" style:parent-style-name="Domyślnaczcionkaakapitu" style:family="text">
      <style:text-properties fo:background-color="#80FFFF"/>
    </style:style>
    <style:style style:name="T1920" style:parent-style-name="Domyślnaczcionkaakapitu" style:family="text">
      <style:text-properties fo:background-color="#80FFFF"/>
    </style:style>
    <style:style style:name="T1921" style:parent-style-name="Domyślnaczcionkaakapitu" style:family="text">
      <style:text-properties fo:background-color="#80FFFF"/>
    </style:style>
    <style:style style:name="P1922" style:parent-style-name="Normalny" style:family="paragraph">
      <style:paragraph-properties fo:text-align="justify" fo:line-height="150%"/>
    </style:style>
    <style:style style:name="T1923" style:parent-style-name="Domyślnaczcionkaakapitu" style:family="text">
      <style:text-properties style:text-underline-type="single" style:text-underline-style="solid" style:text-underline-width="auto" style:text-underline-mode="continuous"/>
    </style:style>
    <style:style style:name="T1924" style:parent-style-name="Domyślnaczcionkaakapitu" style:family="text">
      <style:text-properties fo:background-color="#80FFFF" style:text-underline-type="single" style:text-underline-style="solid" style:text-underline-width="auto" style:text-underline-mode="continuous"/>
    </style:style>
    <style:style style:name="T1925" style:parent-style-name="Domyślnaczcionkaakapitu" style:family="text">
      <style:text-properties style:text-underline-type="single" style:text-underline-style="solid" style:text-underline-width="auto" style:text-underline-mode="continuous"/>
    </style:style>
    <style:style style:name="P1926" style:parent-style-name="Normalny" style:family="paragraph">
      <style:paragraph-properties fo:text-align="justify" fo:line-height="150%" fo:text-indent="0.2479in"/>
    </style:style>
    <style:style style:name="T1927" style:parent-style-name="Domyślnaczcionkaakapitu" style:family="text">
      <style:text-properties fo:background-color="#80FFFF"/>
    </style:style>
    <style:style style:name="P1928" style:parent-style-name="Normalny" style:family="paragraph">
      <style:paragraph-properties fo:text-align="justify" fo:line-height="150%" fo:text-indent="0.2479in"/>
    </style:style>
    <style:style style:name="T1929" style:parent-style-name="Domyślnaczcionkaakapitu" style:family="text">
      <style:text-properties fo:background-color="#80FFFF"/>
    </style:style>
    <style:style style:name="T1930" style:parent-style-name="Domyślnaczcionkaakapitu" style:family="text">
      <style:text-properties fo:background-color="#80FFFF"/>
    </style:style>
    <style:style style:name="T1931" style:parent-style-name="Domyślnaczcionkaakapitu" style:family="text">
      <style:text-properties fo:background-color="#80FFFF"/>
    </style:style>
    <style:style style:name="T1932" style:parent-style-name="Domyślnaczcionkaakapitu" style:family="text">
      <style:text-properties fo:background-color="#80FFFF"/>
    </style:style>
    <style:style style:name="P1933" style:parent-style-name="Normalny" style:family="paragraph">
      <style:paragraph-properties fo:text-align="justify" fo:line-height="150%" fo:text-indent="0.2479in"/>
    </style:style>
    <style:style style:name="T1934" style:parent-style-name="Domyślnaczcionkaakapitu" style:family="text">
      <style:text-properties fo:background-color="#80FFFF"/>
    </style:style>
    <style:style style:name="T1935" style:parent-style-name="Domyślnaczcionkaakapitu" style:family="text">
      <style:text-properties fo:background-color="#80FFFF"/>
    </style:style>
    <style:style style:name="P1936" style:parent-style-name="Normalny" style:family="paragraph">
      <style:paragraph-properties fo:text-align="justify" fo:line-height="150%" fo:text-indent="0.2479in"/>
    </style:style>
    <style:style style:name="P1937" style:parent-style-name="Normalny" style:family="paragraph">
      <style:paragraph-properties fo:text-align="justify" fo:line-height="150%" fo:text-indent="0.2479in"/>
    </style:style>
    <style:style style:name="T1938" style:parent-style-name="Domyślnaczcionkaakapitu" style:family="text">
      <style:text-properties fo:background-color="#80FFFF"/>
    </style:style>
    <style:style style:name="P1939" style:parent-style-name="Normalny" style:family="paragraph">
      <style:paragraph-properties fo:text-align="justify" fo:line-height="150%" fo:text-indent="0.2479in"/>
    </style:style>
    <style:style style:name="T1940" style:parent-style-name="Domyślnaczcionkaakapitu" style:family="text">
      <style:text-properties fo:background-color="#80FFFF"/>
    </style:style>
    <style:style style:name="T1941" style:parent-style-name="Domyślnaczcionkaakapitu" style:family="text">
      <style:text-properties fo:background-color="#80FFFF"/>
    </style:style>
    <style:style style:name="T1942" style:parent-style-name="Domyślnaczcionkaakapitu" style:family="text">
      <style:text-properties fo:background-color="#80FFFF"/>
    </style:style>
    <style:style style:name="P1943" style:parent-style-name="Normalny" style:family="paragraph">
      <style:paragraph-properties fo:text-align="justify" fo:line-height="150%" fo:text-indent="0.2479in"/>
    </style:style>
    <style:style style:name="T1944" style:parent-style-name="Domyślnaczcionkaakapitu" style:family="text">
      <style:text-properties fo:background-color="#80FFFF"/>
    </style:style>
    <style:style style:name="T1945" style:parent-style-name="Domyślnaczcionkaakapitu" style:family="text">
      <style:text-properties fo:background-color="#80FFFF"/>
    </style:style>
    <style:style style:name="T1946" style:parent-style-name="Domyślnaczcionkaakapitu" style:family="text">
      <style:text-properties fo:background-color="#80FFFF"/>
    </style:style>
    <style:style style:name="P1947" style:parent-style-name="Normalny" style:family="paragraph">
      <style:paragraph-properties fo:text-align="justify" fo:line-height="150%" fo:text-indent="0.2479in"/>
    </style:style>
    <style:style style:name="P1948" style:parent-style-name="Normalny" style:family="paragraph">
      <style:paragraph-properties fo:text-align="justify" fo:line-height="150%" fo:text-indent="0.2479in"/>
    </style:style>
    <style:style style:name="P1949" style:parent-style-name="Normalny" style:family="paragraph">
      <style:paragraph-properties fo:text-align="justify" fo:line-height="150%" fo:text-indent="0.2479in"/>
    </style:style>
    <style:style style:name="T1950" style:parent-style-name="Domyślnaczcionkaakapitu" style:family="text">
      <style:text-properties fo:background-color="#80FFFF"/>
    </style:style>
    <style:style style:name="T1951" style:parent-style-name="Domyślnaczcionkaakapitu" style:family="text">
      <style:text-properties fo:background-color="#80FFFF"/>
    </style:style>
    <style:style style:name="T1952" style:parent-style-name="Domyślnaczcionkaakapitu" style:family="text">
      <style:text-properties fo:background-color="#80FFFF"/>
    </style:style>
    <style:style style:name="T1953" style:parent-style-name="Domyślnaczcionkaakapitu" style:family="text">
      <style:text-properties fo:background-color="#80FFFF"/>
    </style:style>
    <style:style style:name="T1954" style:parent-style-name="Domyślnaczcionkaakapitu" style:family="text">
      <style:text-properties fo:background-color="#80FFFF"/>
    </style:style>
    <style:style style:name="T1955" style:parent-style-name="Domyślnaczcionkaakapitu" style:family="text">
      <style:text-properties fo:background-color="#80FFFF"/>
    </style:style>
    <style:style style:name="P1956" style:parent-style-name="Normalny" style:family="paragraph">
      <style:paragraph-properties fo:text-align="justify" fo:line-height="150%" fo:text-indent="0.2479in"/>
    </style:style>
    <style:style style:name="T1957" style:parent-style-name="Domyślnaczcionkaakapitu" style:family="text">
      <style:text-properties fo:background-color="#80FFFF"/>
    </style:style>
    <style:style style:name="T1958" style:parent-style-name="Domyślnaczcionkaakapitu" style:family="text">
      <style:text-properties fo:background-color="#80FFFF"/>
    </style:style>
    <style:style style:name="P1959" style:parent-style-name="Normalny" style:family="paragraph">
      <style:paragraph-properties fo:text-align="justify" fo:line-height="150%" fo:text-indent="0.2479in"/>
    </style:style>
    <style:style style:name="P1960" style:parent-style-name="Normalny" style:family="paragraph">
      <style:paragraph-properties fo:text-align="justify" fo:line-height="150%" fo:text-indent="0.2479in"/>
    </style:style>
    <style:style style:name="T1961" style:parent-style-name="Domyślnaczcionkaakapitu" style:family="text">
      <style:text-properties fo:background-color="#80FFFF"/>
    </style:style>
    <style:style style:name="T1962" style:parent-style-name="Domyślnaczcionkaakapitu" style:family="text">
      <style:text-properties fo:background-color="#80FFFF"/>
    </style:style>
    <style:style style:name="T1963" style:parent-style-name="Domyślnaczcionkaakapitu" style:family="text">
      <style:text-properties fo:background-color="#80FFFF"/>
    </style:style>
    <style:style style:name="T1964" style:parent-style-name="Domyślnaczcionkaakapitu" style:family="text">
      <style:text-properties fo:background-color="#80FFFF"/>
    </style:style>
    <style:style style:name="T1965" style:parent-style-name="Domyślnaczcionkaakapitu" style:family="text">
      <style:text-properties fo:background-color="#80FFFF"/>
    </style:style>
    <style:style style:name="T1966" style:parent-style-name="Domyślnaczcionkaakapitu" style:family="text">
      <style:text-properties fo:background-color="#80FFFF"/>
    </style:style>
    <style:style style:name="T1967" style:parent-style-name="Domyślnaczcionkaakapitu" style:family="text">
      <style:text-properties fo:background-color="#80FFFF"/>
    </style:style>
    <style:style style:name="T1968" style:parent-style-name="Domyślnaczcionkaakapitu" style:family="text">
      <style:text-properties fo:background-color="#80FFFF"/>
    </style:style>
    <style:style style:name="T1969" style:parent-style-name="Domyślnaczcionkaakapitu" style:family="text">
      <style:text-properties fo:background-color="#80FFFF"/>
    </style:style>
    <style:style style:name="T1970" style:parent-style-name="Domyślnaczcionkaakapitu" style:family="text">
      <style:text-properties fo:background-color="#80FFFF"/>
    </style:style>
    <style:style style:name="T1971" style:parent-style-name="Domyślnaczcionkaakapitu" style:family="text">
      <style:text-properties fo:background-color="#80FFFF"/>
    </style:style>
    <style:style style:name="T1972" style:parent-style-name="Domyślnaczcionkaakapitu" style:family="text">
      <style:text-properties fo:background-color="#80FFFF"/>
    </style:style>
    <style:style style:name="P1973" style:parent-style-name="Normalny" style:family="paragraph">
      <style:paragraph-properties fo:text-align="justify" fo:line-height="150%" fo:text-indent="0.2479in"/>
    </style:style>
    <style:style style:name="T1974" style:parent-style-name="Domyślnaczcionkaakapitu" style:family="text">
      <style:text-properties fo:background-color="#80FFFF"/>
    </style:style>
    <style:style style:name="T1975" style:parent-style-name="Domyślnaczcionkaakapitu" style:family="text">
      <style:text-properties fo:background-color="#80FFFF"/>
    </style:style>
    <style:style style:name="T1976" style:parent-style-name="Domyślnaczcionkaakapitu" style:family="text">
      <style:text-properties fo:background-color="#80FFFF"/>
    </style:style>
    <style:style style:name="T1977" style:parent-style-name="Domyślnaczcionkaakapitu" style:family="text">
      <style:text-properties fo:background-color="#80FFFF"/>
    </style:style>
    <style:style style:name="T1978" style:parent-style-name="Domyślnaczcionkaakapitu" style:family="text">
      <style:text-properties fo:background-color="#80FFFF"/>
    </style:style>
    <style:style style:name="P1979" style:parent-style-name="Normalny" style:family="paragraph">
      <style:paragraph-properties fo:text-align="justify" fo:line-height="150%" fo:text-indent="0.2479in"/>
    </style:style>
    <style:style style:name="T1980" style:parent-style-name="Domyślnaczcionkaakapitu" style:family="text">
      <style:text-properties fo:background-color="#80FFFF"/>
    </style:style>
    <style:style style:name="P1981" style:parent-style-name="Normalny" style:family="paragraph">
      <style:paragraph-properties fo:text-align="justify" fo:line-height="150%" fo:text-indent="0.2479in"/>
    </style:style>
    <style:style style:name="T1982" style:parent-style-name="Domyślnaczcionkaakapitu" style:family="text">
      <style:text-properties fo:background-color="#80FFFF"/>
    </style:style>
    <style:style style:name="T1983" style:parent-style-name="Domyślnaczcionkaakapitu" style:family="text">
      <style:text-properties fo:background-color="#80FFFF"/>
    </style:style>
    <style:style style:name="T1984" style:parent-style-name="Domyślnaczcionkaakapitu" style:family="text">
      <style:text-properties fo:background-color="#80FFFF"/>
    </style:style>
    <style:style style:name="T1985" style:parent-style-name="Domyślnaczcionkaakapitu" style:family="text">
      <style:text-properties fo:background-color="#80FFFF"/>
    </style:style>
    <style:style style:name="T1986" style:parent-style-name="Domyślnaczcionkaakapitu" style:family="text">
      <style:text-properties fo:background-color="#80FFFF"/>
    </style:style>
    <style:style style:name="P1987" style:parent-style-name="Normalny" style:family="paragraph">
      <style:paragraph-properties fo:text-align="justify" fo:line-height="150%" fo:text-indent="0.2479in"/>
    </style:style>
    <style:style style:name="T1988" style:parent-style-name="Domyślnaczcionkaakapitu" style:family="text">
      <style:text-properties fo:background-color="#80FFFF"/>
    </style:style>
    <style:style style:name="T1989" style:parent-style-name="Domyślnaczcionkaakapitu" style:family="text">
      <style:text-properties fo:background-color="#80FFFF"/>
    </style:style>
    <style:style style:name="T1990" style:parent-style-name="Domyślnaczcionkaakapitu" style:family="text">
      <style:text-properties fo:background-color="#80FFFF"/>
    </style:style>
    <style:style style:name="T1991" style:parent-style-name="Domyślnaczcionkaakapitu" style:family="text">
      <style:text-properties fo:background-color="#80FFFF"/>
    </style:style>
    <style:style style:name="T1992" style:parent-style-name="Domyślnaczcionkaakapitu" style:family="text">
      <style:text-properties fo:background-color="#80FFFF"/>
    </style:style>
    <style:style style:name="P1993" style:parent-style-name="Normalny" style:family="paragraph">
      <style:paragraph-properties fo:text-align="justify" fo:line-height="150%" fo:text-indent="0.2479in"/>
    </style:style>
    <style:style style:name="T1994" style:parent-style-name="Domyślnaczcionkaakapitu" style:family="text">
      <style:text-properties fo:background-color="#80FFFF"/>
    </style:style>
    <style:style style:name="T1995" style:parent-style-name="Domyślnaczcionkaakapitu" style:family="text">
      <style:text-properties fo:background-color="#80FFFF"/>
    </style:style>
    <style:style style:name="T1996" style:parent-style-name="Domyślnaczcionkaakapitu" style:family="text">
      <style:text-properties fo:background-color="#80FFFF"/>
    </style:style>
    <style:style style:name="T1997" style:parent-style-name="Domyślnaczcionkaakapitu" style:family="text">
      <style:text-properties fo:background-color="#80FFFF"/>
    </style:style>
    <style:style style:name="T1998" style:parent-style-name="Domyślnaczcionkaakapitu" style:family="text">
      <style:text-properties fo:background-color="#80FFFF"/>
    </style:style>
    <style:style style:name="T1999" style:parent-style-name="Domyślnaczcionkaakapitu" style:family="text">
      <style:text-properties fo:background-color="#80FFFF"/>
    </style:style>
    <style:style style:name="P2000" style:parent-style-name="Normalny" style:family="paragraph">
      <style:paragraph-properties fo:text-align="justify" fo:line-height="150%" fo:text-indent="0.2479in"/>
    </style:style>
    <style:style style:name="T2001" style:parent-style-name="Domyślnaczcionkaakapitu" style:family="text">
      <style:text-properties fo:background-color="#80FFFF"/>
    </style:style>
    <style:style style:name="T2002" style:parent-style-name="Domyślnaczcionkaakapitu" style:family="text">
      <style:text-properties fo:background-color="#80FFFF"/>
    </style:style>
    <style:style style:name="T2003" style:parent-style-name="Domyślnaczcionkaakapitu" style:family="text">
      <style:text-properties fo:background-color="#80FFFF"/>
    </style:style>
    <style:style style:name="T2004" style:parent-style-name="Domyślnaczcionkaakapitu" style:family="text">
      <style:text-properties fo:background-color="#80FFFF"/>
    </style:style>
    <style:style style:name="T2005" style:parent-style-name="Domyślnaczcionkaakapitu" style:family="text">
      <style:text-properties fo:background-color="#80FFFF"/>
    </style:style>
    <style:style style:name="T2006" style:parent-style-name="Domyślnaczcionkaakapitu" style:family="text">
      <style:text-properties fo:background-color="#80FFFF"/>
    </style:style>
    <style:style style:name="T2007" style:parent-style-name="Domyślnaczcionkaakapitu" style:family="text">
      <style:text-properties fo:background-color="#80FFFF"/>
    </style:style>
    <style:style style:name="T2008" style:parent-style-name="Domyślnaczcionkaakapitu" style:family="text">
      <style:text-properties fo:background-color="#80FFFF"/>
    </style:style>
    <style:style style:name="T2009" style:parent-style-name="Domyślnaczcionkaakapitu" style:family="text">
      <style:text-properties fo:background-color="#80FFFF"/>
    </style:style>
    <style:style style:name="T2010" style:parent-style-name="Domyślnaczcionkaakapitu" style:family="text">
      <style:text-properties fo:background-color="#80FFFF"/>
    </style:style>
    <style:style style:name="T2011" style:parent-style-name="Domyślnaczcionkaakapitu" style:family="text">
      <style:text-properties fo:background-color="#80FFFF"/>
    </style:style>
    <style:style style:name="T2012" style:parent-style-name="Domyślnaczcionkaakapitu" style:family="text">
      <style:text-properties fo:background-color="#80FFFF"/>
    </style:style>
    <style:style style:name="T2013" style:parent-style-name="Domyślnaczcionkaakapitu" style:family="text">
      <style:text-properties fo:background-color="#80FFFF"/>
    </style:style>
    <style:style style:name="P2014" style:parent-style-name="Normalny" style:family="paragraph">
      <style:paragraph-properties fo:text-align="justify" fo:line-height="150%" fo:text-indent="0.2479in"/>
    </style:style>
    <style:style style:name="T2015" style:parent-style-name="Domyślnaczcionkaakapitu" style:family="text">
      <style:text-properties fo:background-color="#80FFFF"/>
    </style:style>
    <style:style style:name="T2016" style:parent-style-name="Domyślnaczcionkaakapitu" style:family="text">
      <style:text-properties fo:background-color="#80FFFF"/>
    </style:style>
    <style:style style:name="T2017" style:parent-style-name="Domyślnaczcionkaakapitu" style:family="text">
      <style:text-properties fo:background-color="#80FFFF"/>
    </style:style>
    <style:style style:name="T2018" style:parent-style-name="Domyślnaczcionkaakapitu" style:family="text">
      <style:text-properties fo:background-color="#80FFFF"/>
    </style:style>
    <style:style style:name="T2019" style:parent-style-name="Domyślnaczcionkaakapitu" style:family="text">
      <style:text-properties fo:background-color="#80FFFF"/>
    </style:style>
    <style:style style:name="T2020" style:parent-style-name="Domyślnaczcionkaakapitu" style:family="text">
      <style:text-properties fo:background-color="#80FFFF"/>
    </style:style>
    <style:style style:name="T2021" style:parent-style-name="Domyślnaczcionkaakapitu" style:family="text">
      <style:text-properties fo:background-color="#80FFFF"/>
    </style:style>
    <style:style style:name="P2022" style:parent-style-name="Normalny" style:family="paragraph">
      <style:paragraph-properties fo:text-align="justify" fo:line-height="150%" fo:text-indent="0.2479in"/>
    </style:style>
    <style:style style:name="T2023" style:parent-style-name="Domyślnaczcionkaakapitu" style:family="text">
      <style:text-properties fo:background-color="#80FFFF"/>
    </style:style>
    <style:style style:name="T2024" style:parent-style-name="Domyślnaczcionkaakapitu" style:family="text">
      <style:text-properties fo:background-color="#80FFFF"/>
    </style:style>
    <style:style style:name="T2025" style:parent-style-name="Domyślnaczcionkaakapitu" style:family="text">
      <style:text-properties fo:background-color="#80FFFF"/>
    </style:style>
    <style:style style:name="T2026" style:parent-style-name="Domyślnaczcionkaakapitu" style:family="text">
      <style:text-properties fo:background-color="#80FFFF"/>
    </style:style>
    <style:style style:name="T2027" style:parent-style-name="Domyślnaczcionkaakapitu" style:family="text">
      <style:text-properties fo:background-color="#80FFFF"/>
    </style:style>
    <style:style style:name="T2028" style:parent-style-name="Domyślnaczcionkaakapitu" style:family="text">
      <style:text-properties fo:background-color="#80FFFF"/>
    </style:style>
    <style:style style:name="T2029" style:parent-style-name="Domyślnaczcionkaakapitu" style:family="text">
      <style:text-properties fo:background-color="#80FFFF"/>
    </style:style>
    <style:style style:name="T2030" style:parent-style-name="Domyślnaczcionkaakapitu" style:family="text">
      <style:text-properties fo:background-color="#80FFFF"/>
    </style:style>
    <style:style style:name="T2031" style:parent-style-name="Domyślnaczcionkaakapitu" style:family="text">
      <style:text-properties fo:background-color="#80FFFF"/>
    </style:style>
    <style:style style:name="T2032" style:parent-style-name="Domyślnaczcionkaakapitu" style:family="text">
      <style:text-properties fo:background-color="#80FFFF"/>
    </style:style>
    <style:style style:name="T2033" style:parent-style-name="Domyślnaczcionkaakapitu" style:family="text">
      <style:text-properties fo:background-color="#80FFFF"/>
    </style:style>
    <style:style style:name="T2034" style:parent-style-name="Domyślnaczcionkaakapitu" style:family="text">
      <style:text-properties fo:background-color="#80FFFF"/>
    </style:style>
    <style:style style:name="T2035" style:parent-style-name="Domyślnaczcionkaakapitu" style:family="text">
      <style:text-properties fo:background-color="#80FFFF"/>
    </style:style>
    <style:style style:name="T2036" style:parent-style-name="Domyślnaczcionkaakapitu" style:family="text">
      <style:text-properties fo:background-color="#80FFFF"/>
    </style:style>
    <style:style style:name="T2037" style:parent-style-name="Domyślnaczcionkaakapitu" style:family="text">
      <style:text-properties fo:background-color="#80FFFF"/>
    </style:style>
    <style:style style:name="T2038" style:parent-style-name="Domyślnaczcionkaakapitu" style:family="text">
      <style:text-properties fo:background-color="#80FFFF"/>
    </style:style>
    <style:style style:name="T2039" style:parent-style-name="Domyślnaczcionkaakapitu" style:family="text">
      <style:text-properties fo:background-color="#80FFFF"/>
    </style:style>
    <style:style style:name="P2040" style:parent-style-name="Normalny" style:family="paragraph">
      <style:paragraph-properties fo:text-align="justify" fo:line-height="150%" fo:text-indent="0.2479in"/>
    </style:style>
    <style:style style:name="T2041" style:parent-style-name="Domyślnaczcionkaakapitu" style:family="text">
      <style:text-properties fo:background-color="#80FFFF"/>
    </style:style>
    <style:style style:name="T2042" style:parent-style-name="Domyślnaczcionkaakapitu" style:family="text">
      <style:text-properties fo:background-color="#80FFFF"/>
    </style:style>
    <style:style style:name="T2043" style:parent-style-name="Domyślnaczcionkaakapitu" style:family="text">
      <style:text-properties fo:background-color="#80FFFF"/>
    </style:style>
    <style:style style:name="P2044" style:parent-style-name="Normalny" style:family="paragraph">
      <style:paragraph-properties fo:text-align="justify" fo:line-height="150%" fo:text-indent="0.2479in"/>
    </style:style>
    <style:style style:name="T2045" style:parent-style-name="Domyślnaczcionkaakapitu" style:family="text">
      <style:text-properties fo:background-color="#80FFFF"/>
    </style:style>
    <style:style style:name="T2046" style:parent-style-name="Domyślnaczcionkaakapitu" style:family="text">
      <style:text-properties fo:background-color="#80FFFF"/>
    </style:style>
    <style:style style:name="T2047" style:parent-style-name="Domyślnaczcionkaakapitu" style:family="text">
      <style:text-properties fo:background-color="#80FFFF"/>
    </style:style>
    <style:style style:name="P2048" style:parent-style-name="Normalny" style:family="paragraph">
      <style:paragraph-properties fo:text-align="justify" fo:line-height="150%" fo:text-indent="0.2479in"/>
    </style:style>
    <style:style style:name="T2049" style:parent-style-name="Domyślnaczcionkaakapitu" style:family="text">
      <style:text-properties fo:background-color="#80FFFF"/>
    </style:style>
    <style:style style:name="T2050" style:parent-style-name="Domyślnaczcionkaakapitu" style:family="text">
      <style:text-properties fo:background-color="#80FFFF"/>
    </style:style>
    <style:style style:name="T2051" style:parent-style-name="Domyślnaczcionkaakapitu" style:family="text">
      <style:text-properties fo:background-color="#80FFFF"/>
    </style:style>
    <style:style style:name="T2052" style:parent-style-name="Domyślnaczcionkaakapitu" style:family="text">
      <style:text-properties fo:background-color="#80FFFF"/>
    </style:style>
    <style:style style:name="T2053" style:parent-style-name="Domyślnaczcionkaakapitu" style:family="text">
      <style:text-properties fo:background-color="#80FFFF"/>
    </style:style>
    <style:style style:name="P2054" style:parent-style-name="Normalny" style:family="paragraph">
      <style:paragraph-properties fo:text-align="justify" fo:line-height="150%" fo:text-indent="0.2479in"/>
    </style:style>
    <style:style style:name="T2055" style:parent-style-name="Domyślnaczcionkaakapitu" style:family="text">
      <style:text-properties fo:background-color="#80FFFF"/>
    </style:style>
    <style:style style:name="T2056" style:parent-style-name="Domyślnaczcionkaakapitu" style:family="text">
      <style:text-properties fo:background-color="#80FFFF"/>
    </style:style>
    <style:style style:name="T2057" style:parent-style-name="Domyślnaczcionkaakapitu" style:family="text">
      <style:text-properties fo:background-color="#80FFFF"/>
    </style:style>
    <style:style style:name="P2058" style:parent-style-name="Normalny" style:family="paragraph">
      <style:paragraph-properties fo:text-align="justify" fo:line-height="150%" fo:text-indent="0.2479in"/>
    </style:style>
    <style:style style:name="P2059" style:parent-style-name="Normalny" style:family="paragraph">
      <style:paragraph-properties fo:text-align="justify" fo:line-height="150%" fo:text-indent="0.2479in"/>
    </style:style>
    <style:style style:name="P2060" style:parent-style-name="Normalny" style:family="paragraph">
      <style:paragraph-properties fo:text-align="justify" fo:line-height="150%"/>
    </style:style>
    <style:style style:name="T2061" style:parent-style-name="Domyślnaczcionkaakapitu" style:family="text">
      <style:text-properties style:text-underline-type="single" style:text-underline-style="solid" style:text-underline-width="auto" style:text-underline-mode="continuous"/>
    </style:style>
    <style:style style:name="T2062" style:parent-style-name="Domyślnaczcionkaakapitu" style:family="text">
      <style:text-properties fo:background-color="#80FFFF" style:text-underline-type="single" style:text-underline-style="solid" style:text-underline-width="auto" style:text-underline-mode="continuous"/>
    </style:style>
    <style:style style:name="T2063" style:parent-style-name="Domyślnaczcionkaakapitu" style:family="text">
      <style:text-properties style:text-underline-type="single" style:text-underline-style="solid" style:text-underline-width="auto" style:text-underline-mode="continuous"/>
    </style:style>
    <style:style style:name="P2064" style:parent-style-name="Normalny" style:family="paragraph">
      <style:paragraph-properties fo:text-align="justify" fo:line-height="150%" fo:text-indent="0.2479in"/>
    </style:style>
    <style:style style:name="T2065" style:parent-style-name="Domyślnaczcionkaakapitu" style:family="text">
      <style:text-properties fo:background-color="#80FFFF"/>
    </style:style>
    <style:style style:name="T2066" style:parent-style-name="Domyślnaczcionkaakapitu" style:family="text">
      <style:text-properties fo:background-color="#80FFFF"/>
    </style:style>
    <style:style style:name="P2067" style:parent-style-name="Normalny" style:family="paragraph">
      <style:paragraph-properties fo:text-align="justify" fo:line-height="150%"/>
    </style:style>
    <style:style style:name="T2068" style:parent-style-name="Domyślnaczcionkaakapitu" style:family="text">
      <style:text-properties style:text-underline-type="single" style:text-underline-style="solid" style:text-underline-width="auto" style:text-underline-mode="continuous"/>
    </style:style>
    <style:style style:name="P2069" style:parent-style-name="Normalny" style:family="paragraph">
      <style:paragraph-properties fo:text-align="justify" fo:line-height="150%" fo:text-indent="0.2479in"/>
    </style:style>
    <style:style style:name="T2070" style:parent-style-name="Domyślnaczcionkaakapitu" style:family="text">
      <style:text-properties fo:background-color="#80FFFF"/>
    </style:style>
    <style:style style:name="P2071" style:parent-style-name="Normalny" style:family="paragraph">
      <style:paragraph-properties fo:text-align="justify" fo:line-height="150%" fo:text-indent="0.2479in"/>
    </style:style>
    <style:style style:name="T2072" style:parent-style-name="Domyślnaczcionkaakapitu" style:family="text">
      <style:text-properties fo:background-color="#80FFFF"/>
    </style:style>
    <style:style style:name="T2073" style:parent-style-name="Domyślnaczcionkaakapitu" style:family="text">
      <style:text-properties fo:background-color="#80FFFF"/>
    </style:style>
    <style:style style:name="T2074" style:parent-style-name="Domyślnaczcionkaakapitu" style:family="text">
      <style:text-properties fo:background-color="#80FFFF"/>
    </style:style>
    <style:style style:name="T2075" style:parent-style-name="Domyślnaczcionkaakapitu" style:family="text">
      <style:text-properties fo:background-color="#80FFFF"/>
    </style:style>
    <style:style style:name="T2076" style:parent-style-name="Domyślnaczcionkaakapitu" style:family="text">
      <style:text-properties fo:background-color="#80FFFF"/>
    </style:style>
    <style:style style:name="P2077" style:parent-style-name="Normalny" style:family="paragraph">
      <style:paragraph-properties fo:text-align="justify" fo:line-height="150%" fo:text-indent="0.2479in"/>
    </style:style>
    <style:style style:name="T2078" style:parent-style-name="Domyślnaczcionkaakapitu" style:family="text">
      <style:text-properties fo:background-color="#80FFFF"/>
    </style:style>
    <style:style style:name="T2079" style:parent-style-name="Domyślnaczcionkaakapitu" style:family="text">
      <style:text-properties fo:background-color="#80FFFF"/>
    </style:style>
    <style:style style:name="T2080" style:parent-style-name="Domyślnaczcionkaakapitu" style:family="text">
      <style:text-properties fo:background-color="#80FFFF"/>
    </style:style>
    <style:style style:name="T2081" style:parent-style-name="Domyślnaczcionkaakapitu" style:family="text">
      <style:text-properties fo:background-color="#80FFFF"/>
    </style:style>
    <style:style style:name="T2082" style:parent-style-name="Domyślnaczcionkaakapitu" style:family="text">
      <style:text-properties fo:background-color="#80FFFF"/>
    </style:style>
    <style:style style:name="P2083" style:parent-style-name="Normalny" style:family="paragraph">
      <style:paragraph-properties fo:text-align="justify" fo:line-height="150%" fo:text-indent="0.2479in"/>
    </style:style>
    <style:style style:name="P2084" style:parent-style-name="Normalny" style:family="paragraph">
      <style:paragraph-properties fo:text-align="justify" fo:line-height="150%" fo:text-indent="0.2479in"/>
    </style:style>
    <style:style style:name="T2085" style:parent-style-name="Domyślnaczcionkaakapitu" style:family="text">
      <style:text-properties fo:background-color="#80FFFF"/>
    </style:style>
    <style:style style:name="T2086" style:parent-style-name="Domyślnaczcionkaakapitu" style:family="text">
      <style:text-properties fo:background-color="#80FFFF"/>
    </style:style>
    <style:style style:name="T2087" style:parent-style-name="Domyślnaczcionkaakapitu" style:family="text">
      <style:text-properties fo:background-color="#80FFFF"/>
    </style:style>
    <style:style style:name="P2088" style:parent-style-name="Normalny" style:family="paragraph">
      <style:paragraph-properties fo:text-align="justify" fo:line-height="150%" fo:text-indent="0.2479in"/>
    </style:style>
    <style:style style:name="T2089" style:parent-style-name="Domyślnaczcionkaakapitu" style:family="text">
      <style:text-properties fo:background-color="#80FFFF"/>
    </style:style>
    <style:style style:name="P2090" style:parent-style-name="Normalny" style:family="paragraph">
      <style:paragraph-properties fo:text-align="justify" fo:line-height="150%" fo:text-indent="0.2479in"/>
    </style:style>
    <style:style style:name="T2091" style:parent-style-name="Domyślnaczcionkaakapitu" style:family="text">
      <style:text-properties fo:background-color="#80FFFF"/>
    </style:style>
    <style:style style:name="P2092" style:parent-style-name="Normalny" style:family="paragraph">
      <style:paragraph-properties fo:text-align="justify" fo:line-height="150%" fo:text-indent="0.2479in"/>
    </style:style>
    <style:style style:name="T2093" style:parent-style-name="Domyślnaczcionkaakapitu" style:family="text">
      <style:text-properties fo:background-color="#80FFFF"/>
    </style:style>
    <style:style style:name="T2094" style:parent-style-name="Domyślnaczcionkaakapitu" style:family="text">
      <style:text-properties fo:background-color="#80FFFF"/>
    </style:style>
    <style:style style:name="P2095" style:parent-style-name="Normalny" style:family="paragraph">
      <style:paragraph-properties fo:text-align="justify" fo:line-height="150%" fo:text-indent="0.2479in"/>
    </style:style>
    <style:style style:name="T2096" style:parent-style-name="Domyślnaczcionkaakapitu" style:family="text">
      <style:text-properties fo:background-color="#80FFFF"/>
    </style:style>
    <style:style style:name="T2097" style:parent-style-name="Domyślnaczcionkaakapitu" style:family="text">
      <style:text-properties fo:background-color="#80FFFF"/>
    </style:style>
    <style:style style:name="P2098" style:parent-style-name="Normalny" style:family="paragraph">
      <style:paragraph-properties fo:text-align="justify" fo:line-height="150%" fo:text-indent="0.2479in"/>
    </style:style>
    <style:style style:name="T2099" style:parent-style-name="Domyślnaczcionkaakapitu" style:family="text">
      <style:text-properties fo:background-color="#80FFFF"/>
    </style:style>
    <style:style style:name="P2100" style:parent-style-name="Normalny" style:family="paragraph">
      <style:paragraph-properties fo:text-align="justify" fo:line-height="150%" fo:text-indent="0.2479in"/>
    </style:style>
    <style:style style:name="P2101" style:parent-style-name="Normalny" style:family="paragraph">
      <style:paragraph-properties fo:text-align="justify" fo:line-height="150%" fo:text-indent="0.2479in"/>
    </style:style>
    <style:style style:name="T2102" style:parent-style-name="Domyślnaczcionkaakapitu" style:family="text">
      <style:text-properties fo:background-color="#80FFFF"/>
    </style:style>
    <style:style style:name="T2103" style:parent-style-name="Domyślnaczcionkaakapitu" style:family="text">
      <style:text-properties fo:background-color="#80FFFF"/>
    </style:style>
    <style:style style:name="P2104" style:parent-style-name="Normalny" style:family="paragraph">
      <style:paragraph-properties fo:text-align="justify" fo:line-height="150%" fo:text-indent="0.2479in"/>
    </style:style>
    <style:style style:name="T2105" style:parent-style-name="Domyślnaczcionkaakapitu" style:family="text">
      <style:text-properties fo:background-color="#80FFFF"/>
    </style:style>
    <style:style style:name="T2106" style:parent-style-name="Domyślnaczcionkaakapitu" style:family="text">
      <style:text-properties fo:background-color="#80FFFF"/>
    </style:style>
    <style:style style:name="T2107" style:parent-style-name="Domyślnaczcionkaakapitu" style:family="text">
      <style:text-properties fo:background-color="#80FFFF"/>
    </style:style>
    <style:style style:name="P2108" style:parent-style-name="Normalny" style:family="paragraph">
      <style:paragraph-properties fo:text-align="justify" fo:line-height="150%" fo:text-indent="0.2479in"/>
    </style:style>
    <style:style style:name="P2109" style:parent-style-name="Normalny" style:family="paragraph">
      <style:paragraph-properties fo:text-align="justify" fo:line-height="150%" fo:text-indent="0.2479in"/>
    </style:style>
    <style:style style:name="T2110" style:parent-style-name="Domyślnaczcionkaakapitu" style:family="text">
      <style:text-properties fo:background-color="#80FFFF"/>
    </style:style>
    <style:style style:name="T2111" style:parent-style-name="Domyślnaczcionkaakapitu" style:family="text">
      <style:text-properties fo:background-color="#80FFFF"/>
    </style:style>
    <style:style style:name="T2112" style:parent-style-name="Domyślnaczcionkaakapitu" style:family="text">
      <style:text-properties fo:background-color="#80FFFF"/>
    </style:style>
    <style:style style:name="P2113" style:parent-style-name="Normalny" style:family="paragraph">
      <style:paragraph-properties fo:text-align="justify" fo:line-height="150%" fo:text-indent="0.2479in"/>
    </style:style>
    <style:style style:name="T2114" style:parent-style-name="Domyślnaczcionkaakapitu" style:family="text">
      <style:text-properties fo:background-color="#80FFFF"/>
    </style:style>
    <style:style style:name="T2115" style:parent-style-name="Domyślnaczcionkaakapitu" style:family="text">
      <style:text-properties fo:background-color="#80FFFF"/>
    </style:style>
    <style:style style:name="T2116" style:parent-style-name="Domyślnaczcionkaakapitu" style:family="text">
      <style:text-properties fo:background-color="#80FFFF"/>
    </style:style>
    <style:style style:name="T2117" style:parent-style-name="Domyślnaczcionkaakapitu" style:family="text">
      <style:text-properties fo:background-color="#80FFFF"/>
    </style:style>
    <style:style style:name="P2118" style:parent-style-name="Normalny" style:family="paragraph">
      <style:paragraph-properties fo:text-align="justify" fo:line-height="150%" fo:text-indent="0.2479in"/>
    </style:style>
    <style:style style:name="T2119" style:parent-style-name="Domyślnaczcionkaakapitu" style:family="text">
      <style:text-properties fo:background-color="#80FFFF"/>
    </style:style>
    <style:style style:name="T2120" style:parent-style-name="Domyślnaczcionkaakapitu" style:family="text">
      <style:text-properties fo:background-color="#80FFFF"/>
    </style:style>
    <style:style style:name="P2121" style:parent-style-name="Normalny" style:family="paragraph">
      <style:paragraph-properties fo:text-align="justify" fo:line-height="150%" fo:text-indent="0.2479in"/>
    </style:style>
    <style:style style:name="T2122" style:parent-style-name="Domyślnaczcionkaakapitu" style:family="text">
      <style:text-properties fo:background-color="#80FFFF"/>
    </style:style>
    <style:style style:name="T2123" style:parent-style-name="Domyślnaczcionkaakapitu" style:family="text">
      <style:text-properties fo:background-color="#80FFFF"/>
    </style:style>
    <style:style style:name="P2124" style:parent-style-name="Normalny" style:family="paragraph">
      <style:paragraph-properties fo:text-align="justify" fo:line-height="150%" fo:text-indent="0.2479in"/>
    </style:style>
    <style:style style:name="T2125" style:parent-style-name="Domyślnaczcionkaakapitu" style:family="text">
      <style:text-properties fo:background-color="#80FFFF"/>
    </style:style>
    <style:style style:name="P2126" style:parent-style-name="Normalny" style:family="paragraph">
      <style:paragraph-properties fo:text-align="justify" fo:line-height="150%" fo:text-indent="0.2479in"/>
    </style:style>
    <style:style style:name="P2127" style:parent-style-name="Normalny" style:family="paragraph">
      <style:paragraph-properties fo:text-align="justify" fo:line-height="150%"/>
    </style:style>
    <style:style style:name="T2128" style:parent-style-name="Domyślnaczcionkaakapitu" style:family="text">
      <style:text-properties style:text-underline-type="single" style:text-underline-style="solid" style:text-underline-width="auto" style:text-underline-mode="continuous"/>
    </style:style>
    <style:style style:name="T2129" style:parent-style-name="Domyślnaczcionkaakapitu" style:family="text">
      <style:text-properties fo:background-color="#80FFFF" style:text-underline-type="single" style:text-underline-style="solid" style:text-underline-width="auto" style:text-underline-mode="continuous"/>
    </style:style>
    <style:style style:name="T2130" style:parent-style-name="Domyślnaczcionkaakapitu" style:family="text">
      <style:text-properties style:text-underline-type="single" style:text-underline-style="solid" style:text-underline-width="auto" style:text-underline-mode="continuous"/>
    </style:style>
    <style:style style:name="P2131" style:parent-style-name="Normalny" style:family="paragraph">
      <style:paragraph-properties fo:text-align="justify" fo:line-height="150%" fo:text-indent="0.2479in"/>
    </style:style>
    <style:style style:name="T2132" style:parent-style-name="Domyślnaczcionkaakapitu" style:family="text">
      <style:text-properties fo:background-color="#80FFFF"/>
    </style:style>
    <style:style style:name="P2133" style:parent-style-name="Normalny" style:family="paragraph">
      <style:paragraph-properties fo:text-align="justify" fo:line-height="150%"/>
    </style:style>
    <style:style style:name="T2134" style:parent-style-name="Domyślnaczcionkaakapitu" style:family="text">
      <style:text-properties style:text-underline-type="single" style:text-underline-style="solid" style:text-underline-width="auto" style:text-underline-mode="continuous"/>
    </style:style>
    <style:style style:name="T2135" style:parent-style-name="Domyślnaczcionkaakapitu" style:family="text">
      <style:text-properties fo:background-color="#80FFFF" style:text-underline-type="single" style:text-underline-style="solid" style:text-underline-width="auto" style:text-underline-mode="continuous"/>
    </style:style>
    <style:style style:name="T2136" style:parent-style-name="Domyślnaczcionkaakapitu" style:family="text">
      <style:text-properties style:text-underline-type="single" style:text-underline-style="solid" style:text-underline-width="auto" style:text-underline-mode="continuous"/>
    </style:style>
    <style:style style:name="T2137" style:parent-style-name="Domyślnaczcionkaakapitu" style:family="text">
      <style:text-properties fo:background-color="#80FFFF" style:text-underline-type="single" style:text-underline-style="solid" style:text-underline-width="auto" style:text-underline-mode="continuous"/>
    </style:style>
    <style:style style:name="T2138" style:parent-style-name="Domyślnaczcionkaakapitu" style:family="text">
      <style:text-properties style:text-underline-type="single" style:text-underline-style="solid" style:text-underline-width="auto" style:text-underline-mode="continuous"/>
    </style:style>
    <style:style style:name="T2139" style:parent-style-name="Domyślnaczcionkaakapitu" style:family="text">
      <style:text-properties fo:background-color="#80FFFF" style:text-underline-type="single" style:text-underline-style="solid" style:text-underline-width="auto" style:text-underline-mode="continuous"/>
    </style:style>
    <style:style style:name="T2140" style:parent-style-name="Domyślnaczcionkaakapitu" style:family="text">
      <style:text-properties style:text-underline-type="single" style:text-underline-style="solid" style:text-underline-width="auto" style:text-underline-mode="continuous"/>
    </style:style>
    <style:style style:name="T2141" style:parent-style-name="Domyślnaczcionkaakapitu" style:family="text">
      <style:text-properties fo:background-color="#80FFFF" style:text-underline-type="single" style:text-underline-style="solid" style:text-underline-width="auto" style:text-underline-mode="continuous"/>
    </style:style>
    <style:style style:name="P2142" style:parent-style-name="Normalny" style:family="paragraph">
      <style:paragraph-properties fo:text-align="justify" fo:line-height="150%" fo:text-indent="0.2479in"/>
    </style:style>
    <style:style style:name="T2143" style:parent-style-name="Domyślnaczcionkaakapitu" style:family="text">
      <style:text-properties fo:background-color="#80FFFF"/>
    </style:style>
    <style:style style:name="P2144" style:parent-style-name="Normalny" style:family="paragraph">
      <style:paragraph-properties fo:text-align="justify" fo:line-height="150%" fo:text-indent="0.2479in"/>
    </style:style>
    <style:style style:name="T2145" style:parent-style-name="Domyślnaczcionkaakapitu" style:family="text">
      <style:text-properties fo:background-color="#80FFFF"/>
    </style:style>
    <style:style style:name="T2146" style:parent-style-name="Domyślnaczcionkaakapitu" style:family="text">
      <style:text-properties fo:background-color="#80FFFF"/>
    </style:style>
    <style:style style:name="P2147" style:parent-style-name="Normalny" style:family="paragraph">
      <style:paragraph-properties fo:text-align="justify" fo:line-height="150%"/>
    </style:style>
    <style:style style:name="T2148" style:parent-style-name="Domyślnaczcionkaakapitu" style:family="text">
      <style:text-properties fo:background-color="#80FFFF"/>
    </style:style>
    <style:style style:name="P2149" style:parent-style-name="Normalny" style:family="paragraph">
      <style:paragraph-properties fo:text-align="justify" fo:line-height="150%"/>
    </style:style>
    <style:style style:name="T2150" style:parent-style-name="Domyślnaczcionkaakapitu" style:family="text">
      <style:text-properties style:text-underline-type="single" style:text-underline-style="solid" style:text-underline-width="auto" style:text-underline-mode="continuous"/>
    </style:style>
    <style:style style:name="T2151" style:parent-style-name="Domyślnaczcionkaakapitu" style:family="text">
      <style:text-properties fo:background-color="#80FFFF" style:text-underline-type="single" style:text-underline-style="solid" style:text-underline-width="auto" style:text-underline-mode="continuous"/>
    </style:style>
    <style:style style:name="T2152" style:parent-style-name="Domyślnaczcionkaakapitu" style:family="text">
      <style:text-properties style:text-underline-type="single" style:text-underline-style="solid" style:text-underline-width="auto" style:text-underline-mode="continuous"/>
    </style:style>
    <style:style style:name="P2153" style:parent-style-name="Normalny" style:family="paragraph">
      <style:paragraph-properties fo:text-align="justify" fo:line-height="150%" fo:text-indent="0.2479in"/>
    </style:style>
    <style:style style:name="T2154" style:parent-style-name="Domyślnaczcionkaakapitu" style:family="text">
      <style:text-properties fo:background-color="#80FFFF"/>
    </style:style>
    <style:style style:name="T2155" style:parent-style-name="Domyślnaczcionkaakapitu" style:family="text">
      <style:text-properties fo:background-color="#80FFFF"/>
    </style:style>
    <style:style style:name="P2156" style:parent-style-name="Normalny" style:family="paragraph">
      <style:paragraph-properties fo:text-align="justify" fo:line-height="150%"/>
    </style:style>
    <style:style style:name="T2157" style:parent-style-name="Domyślnaczcionkaakapitu" style:family="text">
      <style:text-properties fo:background-color="#80FFFF"/>
    </style:style>
    <style:style style:name="T2158" style:parent-style-name="Domyślnaczcionkaakapitu" style:family="text">
      <style:text-properties fo:background-color="#80FFFF"/>
    </style:style>
    <style:style style:name="T2159" style:parent-style-name="Domyślnaczcionkaakapitu" style:family="text">
      <style:text-properties fo:background-color="#80FFFF"/>
    </style:style>
    <style:style style:name="P2160" style:parent-style-name="Normalny" style:family="paragraph">
      <style:paragraph-properties fo:text-align="justify" fo:line-height="150%"/>
    </style:style>
    <style:style style:name="T2161" style:parent-style-name="Domyślnaczcionkaakapitu" style:family="text">
      <style:text-properties fo:background-color="#80FFFF"/>
    </style:style>
    <style:style style:name="P2162" style:parent-style-name="Normalny" style:family="paragraph">
      <style:paragraph-properties fo:text-align="justify" fo:line-height="150%"/>
    </style:style>
    <style:style style:name="T2163" style:parent-style-name="Domyślnaczcionkaakapitu" style:family="text">
      <style:text-properties fo:background-color="#80FFFF" style:text-underline-type="single" style:text-underline-style="solid" style:text-underline-width="auto" style:text-underline-mode="continuous"/>
    </style:style>
    <style:style style:name="T2164" style:parent-style-name="Domyślnaczcionkaakapitu" style:family="text">
      <style:text-properties style:text-underline-type="single" style:text-underline-style="solid" style:text-underline-width="auto" style:text-underline-mode="continuous"/>
    </style:style>
    <style:style style:name="P2165" style:parent-style-name="Normalny" style:family="paragraph">
      <style:paragraph-properties fo:text-align="justify" fo:line-height="150%" fo:text-indent="0.2479in"/>
    </style:style>
    <style:style style:name="T2166" style:parent-style-name="Domyślnaczcionkaakapitu" style:family="text">
      <style:text-properties fo:background-color="#80FFFF"/>
    </style:style>
    <style:style style:name="T2167" style:parent-style-name="Domyślnaczcionkaakapitu" style:family="text">
      <style:text-properties fo:background-color="#80FFFF"/>
    </style:style>
    <style:style style:name="T2168" style:parent-style-name="Domyślnaczcionkaakapitu" style:family="text">
      <style:text-properties fo:background-color="#80FFFF"/>
    </style:style>
    <style:style style:name="T2169" style:parent-style-name="Domyślnaczcionkaakapitu" style:family="text">
      <style:text-properties fo:background-color="#80FFFF"/>
    </style:style>
    <style:style style:name="T2170" style:parent-style-name="Domyślnaczcionkaakapitu" style:family="text">
      <style:text-properties fo:background-color="#80FFFF"/>
    </style:style>
    <style:style style:name="P2171" style:parent-style-name="Normalny" style:family="paragraph">
      <style:paragraph-properties fo:text-align="justify" fo:line-height="150%"/>
    </style:style>
    <style:style style:name="T2172" style:parent-style-name="Domyślnaczcionkaakapitu" style:family="text">
      <style:text-properties style:text-underline-type="single" style:text-underline-style="solid" style:text-underline-width="auto" style:text-underline-mode="continuous"/>
    </style:style>
    <style:style style:name="P2173" style:parent-style-name="Normalny" style:family="paragraph">
      <style:paragraph-properties fo:text-align="justify" fo:line-height="150%" fo:text-indent="0.2479in"/>
    </style:style>
    <style:style style:name="P2174" style:parent-style-name="Normalny" style:family="paragraph">
      <style:paragraph-properties fo:text-align="justify" fo:line-height="150%"/>
    </style:style>
    <style:style style:name="T2175" style:parent-style-name="Domyślnaczcionkaakapitu" style:family="text">
      <style:text-properties style:text-underline-type="single" style:text-underline-style="solid" style:text-underline-width="auto" style:text-underline-mode="continuous"/>
    </style:style>
    <style:style style:name="T2176" style:parent-style-name="Domyślnaczcionkaakapitu" style:family="text">
      <style:text-properties fo:background-color="#80FFFF" style:text-underline-type="single" style:text-underline-style="solid" style:text-underline-width="auto" style:text-underline-mode="continuous"/>
    </style:style>
    <style:style style:name="T2177" style:parent-style-name="Domyślnaczcionkaakapitu" style:family="text">
      <style:text-properties style:text-underline-type="single" style:text-underline-style="solid" style:text-underline-width="auto" style:text-underline-mode="continuous"/>
    </style:style>
    <style:style style:name="P2178" style:parent-style-name="Normalny" style:family="paragraph">
      <style:paragraph-properties fo:text-align="justify" fo:line-height="150%" fo:text-indent="0.2479in"/>
    </style:style>
    <style:style style:name="T2179" style:parent-style-name="Domyślnaczcionkaakapitu" style:family="text">
      <style:text-properties fo:background-color="#80FFFF"/>
    </style:style>
    <style:style style:name="P2180" style:parent-style-name="Normalny" style:family="paragraph">
      <style:paragraph-properties fo:text-align="justify" fo:line-height="150%"/>
    </style:style>
    <style:style style:name="T2181" style:parent-style-name="Domyślnaczcionkaakapitu" style:family="text">
      <style:text-properties style:text-underline-type="single" style:text-underline-style="solid" style:text-underline-width="auto" style:text-underline-mode="continuous"/>
    </style:style>
    <style:style style:name="P2182" style:parent-style-name="Normalny" style:family="paragraph">
      <style:paragraph-properties fo:text-align="justify" fo:line-height="150%" fo:text-indent="0.2479in"/>
    </style:style>
    <style:style style:name="T2183" style:parent-style-name="Domyślnaczcionkaakapitu" style:family="text">
      <style:text-properties fo:background-color="#80FFFF"/>
    </style:style>
    <style:style style:name="T2184" style:parent-style-name="Domyślnaczcionkaakapitu" style:family="text">
      <style:text-properties fo:background-color="#80FFFF"/>
    </style:style>
    <style:style style:name="T2185" style:parent-style-name="Domyślnaczcionkaakapitu" style:family="text">
      <style:text-properties fo:background-color="#80FFFF"/>
    </style:style>
    <style:style style:name="T2186" style:parent-style-name="Domyślnaczcionkaakapitu" style:family="text">
      <style:text-properties fo:background-color="#80FFFF"/>
    </style:style>
    <style:style style:name="P2187" style:parent-style-name="Normalny" style:family="paragraph">
      <style:paragraph-properties fo:text-align="justify" fo:line-height="150%"/>
    </style:style>
    <style:style style:name="T2188" style:parent-style-name="Domyślnaczcionkaakapitu" style:family="text">
      <style:text-properties style:text-underline-type="single" style:text-underline-style="solid" style:text-underline-width="auto" style:text-underline-mode="continuous"/>
    </style:style>
    <style:style style:name="T2189" style:parent-style-name="Domyślnaczcionkaakapitu" style:family="text">
      <style:text-properties fo:background-color="#80FFFF" style:text-underline-type="single" style:text-underline-style="solid" style:text-underline-width="auto" style:text-underline-mode="continuous"/>
    </style:style>
    <style:style style:name="T2190" style:parent-style-name="Domyślnaczcionkaakapitu" style:family="text">
      <style:text-properties style:text-underline-type="single" style:text-underline-style="solid" style:text-underline-width="auto" style:text-underline-mode="continuous"/>
    </style:style>
    <style:style style:name="P2191" style:parent-style-name="Normalny" style:family="paragraph">
      <style:paragraph-properties fo:text-align="justify" fo:line-height="150%" fo:text-indent="0.2479in"/>
    </style:style>
    <style:style style:name="T2192" style:parent-style-name="Domyślnaczcionkaakapitu" style:family="text">
      <style:text-properties fo:background-color="#80FFFF"/>
    </style:style>
    <style:style style:name="P2193" style:parent-style-name="Normalny" style:family="paragraph">
      <style:paragraph-properties fo:text-align="justify" fo:line-height="150%"/>
    </style:style>
    <style:style style:name="T2194" style:parent-style-name="Domyślnaczcionkaakapitu" style:family="text">
      <style:text-properties style:text-underline-type="single" style:text-underline-style="solid" style:text-underline-width="auto" style:text-underline-mode="continuous"/>
    </style:style>
    <style:style style:name="T2195" style:parent-style-name="Domyślnaczcionkaakapitu" style:family="text">
      <style:text-properties fo:background-color="#80FFFF" style:text-underline-type="single" style:text-underline-style="solid" style:text-underline-width="auto" style:text-underline-mode="continuous"/>
    </style:style>
    <style:style style:name="T2196" style:parent-style-name="Domyślnaczcionkaakapitu" style:family="text">
      <style:text-properties style:text-underline-type="single" style:text-underline-style="solid" style:text-underline-width="auto" style:text-underline-mode="continuous"/>
    </style:style>
    <style:style style:name="P2197" style:parent-style-name="Normalny" style:family="paragraph">
      <style:paragraph-properties fo:text-align="justify" fo:line-height="150%" fo:text-indent="0.2479in"/>
    </style:style>
    <style:style style:name="T2198" style:parent-style-name="Domyślnaczcionkaakapitu" style:family="text">
      <style:text-properties fo:background-color="#80FFFF"/>
    </style:style>
    <style:style style:name="T2199" style:parent-style-name="Domyślnaczcionkaakapitu" style:family="text">
      <style:text-properties fo:background-color="#80FFFF"/>
    </style:style>
    <style:style style:name="P2200" style:parent-style-name="Normalny" style:family="paragraph">
      <style:paragraph-properties fo:text-align="justify" fo:line-height="150%"/>
    </style:style>
    <style:style style:name="T2201" style:parent-style-name="Domyślnaczcionkaakapitu" style:family="text">
      <style:text-properties style:text-underline-type="single" style:text-underline-style="solid" style:text-underline-width="auto" style:text-underline-mode="continuous"/>
    </style:style>
    <style:style style:name="P2202" style:parent-style-name="Normalny" style:family="paragraph">
      <style:paragraph-properties fo:text-align="justify" fo:line-height="150%" fo:text-indent="0.2479in"/>
    </style:style>
    <style:style style:name="T2203" style:parent-style-name="Domyślnaczcionkaakapitu" style:family="text">
      <style:text-properties fo:background-color="#80FFFF"/>
    </style:style>
    <style:style style:name="P2204" style:parent-style-name="Normalny" style:family="paragraph">
      <style:paragraph-properties fo:text-align="justify" fo:line-height="150%"/>
    </style:style>
    <style:style style:name="T2205" style:parent-style-name="Domyślnaczcionkaakapitu" style:family="text">
      <style:text-properties style:text-underline-type="single" style:text-underline-style="solid" style:text-underline-width="auto" style:text-underline-mode="continuous"/>
    </style:style>
    <style:style style:name="P2206" style:parent-style-name="Normalny" style:family="paragraph">
      <style:paragraph-properties fo:text-align="justify" fo:line-height="150%" fo:text-indent="0.2479in"/>
    </style:style>
    <style:style style:name="T2207" style:parent-style-name="Domyślnaczcionkaakapitu" style:family="text">
      <style:text-properties fo:background-color="#80FFFF"/>
    </style:style>
    <style:style style:name="P2208" style:parent-style-name="Normalny" style:family="paragraph">
      <style:paragraph-properties fo:text-align="justify" fo:line-height="150%"/>
    </style:style>
    <style:style style:name="T2209" style:parent-style-name="Domyślnaczcionkaakapitu" style:family="text">
      <style:text-properties fo:background-color="#80FFFF"/>
    </style:style>
    <style:style style:name="T2210" style:parent-style-name="Domyślnaczcionkaakapitu" style:family="text">
      <style:text-properties fo:background-color="#80FFFF"/>
    </style:style>
    <style:style style:name="T2211" style:parent-style-name="Domyślnaczcionkaakapitu" style:family="text">
      <style:text-properties fo:background-color="#80FFFF"/>
    </style:style>
    <style:style style:name="P2212" style:parent-style-name="Normalny" style:family="paragraph">
      <style:paragraph-properties fo:text-align="justify" fo:line-height="150%"/>
    </style:style>
    <style:style style:name="T2213" style:parent-style-name="Domyślnaczcionkaakapitu" style:family="text">
      <style:text-properties fo:background-color="#80FFFF"/>
    </style:style>
    <style:style style:name="P2214" style:parent-style-name="Normalny" style:family="paragraph">
      <style:paragraph-properties fo:text-align="justify" fo:line-height="150%"/>
    </style:style>
    <style:style style:name="T2215" style:parent-style-name="Domyślnaczcionkaakapitu" style:family="text">
      <style:text-properties style:text-underline-type="single" style:text-underline-style="solid" style:text-underline-width="auto" style:text-underline-mode="continuous"/>
    </style:style>
    <style:style style:name="P2216" style:parent-style-name="Normalny" style:family="paragraph">
      <style:paragraph-properties fo:text-align="justify" fo:line-height="150%" fo:text-indent="0.2479in"/>
    </style:style>
    <style:style style:name="T2217" style:parent-style-name="Domyślnaczcionkaakapitu" style:family="text">
      <style:text-properties fo:background-color="#80FFFF"/>
    </style:style>
    <style:style style:name="T2218" style:parent-style-name="Domyślnaczcionkaakapitu" style:family="text">
      <style:text-properties fo:background-color="#80FFFF"/>
    </style:style>
    <style:style style:name="P2219" style:parent-style-name="Normalny" style:family="paragraph">
      <style:paragraph-properties fo:text-align="justify" fo:line-height="150%"/>
    </style:style>
    <style:style style:name="T2220" style:parent-style-name="Domyślnaczcionkaakapitu" style:family="text">
      <style:text-properties style:text-underline-type="single" style:text-underline-style="solid" style:text-underline-width="auto" style:text-underline-mode="continuous"/>
    </style:style>
    <style:style style:name="P2221" style:parent-style-name="Normalny" style:family="paragraph">
      <style:paragraph-properties fo:text-align="justify" fo:line-height="150%" fo:text-indent="0.2479in"/>
    </style:style>
    <style:style style:name="T2222" style:parent-style-name="Domyślnaczcionkaakapitu" style:family="text">
      <style:text-properties fo:background-color="#80FFFF"/>
    </style:style>
    <style:style style:name="T2223" style:parent-style-name="Domyślnaczcionkaakapitu" style:family="text">
      <style:text-properties fo:background-color="#80FFFF"/>
    </style:style>
    <style:style style:name="T2224" style:parent-style-name="Domyślnaczcionkaakapitu" style:family="text">
      <style:text-properties fo:background-color="#80FFFF"/>
    </style:style>
    <style:style style:name="T2225" style:parent-style-name="Domyślnaczcionkaakapitu" style:family="text">
      <style:text-properties fo:background-color="#80FFFF"/>
    </style:style>
    <style:style style:name="P2226" style:parent-style-name="Normalny" style:family="paragraph">
      <style:paragraph-properties fo:text-align="justify" fo:line-height="150%"/>
    </style:style>
    <style:style style:name="T2227" style:parent-style-name="Domyślnaczcionkaakapitu" style:family="text">
      <style:text-properties style:text-underline-type="single" style:text-underline-style="solid" style:text-underline-width="auto" style:text-underline-mode="continuous"/>
    </style:style>
    <style:style style:name="T2228" style:parent-style-name="Domyślnaczcionkaakapitu" style:family="text">
      <style:text-properties fo:background-color="#80FFFF" style:text-underline-type="single" style:text-underline-style="solid" style:text-underline-width="auto" style:text-underline-mode="continuous"/>
    </style:style>
    <style:style style:name="T2229" style:parent-style-name="Domyślnaczcionkaakapitu" style:family="text">
      <style:text-properties style:text-underline-type="single" style:text-underline-style="solid" style:text-underline-width="auto" style:text-underline-mode="continuous"/>
    </style:style>
    <style:style style:name="P2230" style:parent-style-name="Normalny" style:family="paragraph">
      <style:paragraph-properties fo:text-align="justify" fo:line-height="150%" fo:text-indent="0.2479in"/>
    </style:style>
    <style:style style:name="T2231" style:parent-style-name="Domyślnaczcionkaakapitu" style:family="text">
      <style:text-properties fo:background-color="#80FFFF"/>
    </style:style>
    <style:style style:name="T2232" style:parent-style-name="Domyślnaczcionkaakapitu" style:family="text">
      <style:text-properties fo:background-color="#80FFFF"/>
    </style:style>
    <style:style style:name="T2233" style:parent-style-name="Domyślnaczcionkaakapitu" style:family="text">
      <style:text-properties fo:background-color="#80FFFF"/>
    </style:style>
    <style:style style:name="T2234" style:parent-style-name="Domyślnaczcionkaakapitu" style:family="text">
      <style:text-properties fo:background-color="#80FFFF"/>
    </style:style>
    <style:style style:name="T2235" style:parent-style-name="Domyślnaczcionkaakapitu" style:family="text">
      <style:text-properties fo:background-color="#80FFFF"/>
    </style:style>
    <style:style style:name="T2236" style:parent-style-name="Domyślnaczcionkaakapitu" style:family="text">
      <style:text-properties fo:background-color="#80FFFF"/>
    </style:style>
    <style:style style:name="T2237" style:parent-style-name="Domyślnaczcionkaakapitu" style:family="text">
      <style:text-properties fo:background-color="#80FFFF"/>
    </style:style>
    <style:style style:name="T2238" style:parent-style-name="Domyślnaczcionkaakapitu" style:family="text">
      <style:text-properties fo:background-color="#80FFFF"/>
    </style:style>
    <style:style style:name="T2239" style:parent-style-name="Domyślnaczcionkaakapitu" style:family="text">
      <style:text-properties fo:background-color="#80FFFF"/>
    </style:style>
    <style:style style:name="P2240" style:parent-style-name="Normalny" style:family="paragraph">
      <style:paragraph-properties fo:text-align="justify" fo:line-height="150%"/>
    </style:style>
    <style:style style:name="T2241" style:parent-style-name="Domyślnaczcionkaakapitu" style:family="text">
      <style:text-properties style:text-underline-type="single" style:text-underline-style="solid" style:text-underline-width="auto" style:text-underline-mode="continuous"/>
    </style:style>
    <style:style style:name="T2242" style:parent-style-name="Domyślnaczcionkaakapitu" style:family="text">
      <style:text-properties fo:background-color="#80FFFF" style:text-underline-type="single" style:text-underline-style="solid" style:text-underline-width="auto" style:text-underline-mode="continuous"/>
    </style:style>
    <style:style style:name="T2243" style:parent-style-name="Domyślnaczcionkaakapitu" style:family="text">
      <style:text-properties style:text-underline-type="single" style:text-underline-style="solid" style:text-underline-width="auto" style:text-underline-mode="continuous"/>
    </style:style>
    <style:style style:name="T2244" style:parent-style-name="Domyślnaczcionkaakapitu" style:family="text">
      <style:text-properties fo:background-color="#80FFFF" style:text-underline-type="single" style:text-underline-style="solid" style:text-underline-width="auto" style:text-underline-mode="continuous"/>
    </style:style>
    <style:style style:name="T2245" style:parent-style-name="Domyślnaczcionkaakapitu" style:family="text">
      <style:text-properties style:text-underline-type="single" style:text-underline-style="solid" style:text-underline-width="auto" style:text-underline-mode="continuous"/>
    </style:style>
    <style:style style:name="T2246" style:parent-style-name="Domyślnaczcionkaakapitu" style:family="text">
      <style:text-properties fo:background-color="#80FFFF" style:text-underline-type="single" style:text-underline-style="solid" style:text-underline-width="auto" style:text-underline-mode="continuous"/>
    </style:style>
    <style:style style:name="T2247" style:parent-style-name="Domyślnaczcionkaakapitu" style:family="text">
      <style:text-properties style:text-underline-type="single" style:text-underline-style="solid" style:text-underline-width="auto" style:text-underline-mode="continuous"/>
    </style:style>
    <style:style style:name="T2248" style:parent-style-name="Domyślnaczcionkaakapitu" style:family="text">
      <style:text-properties fo:background-color="#80FFFF" style:text-underline-type="single" style:text-underline-style="solid" style:text-underline-width="auto" style:text-underline-mode="continuous"/>
    </style:style>
    <style:style style:name="T2249" style:parent-style-name="Domyślnaczcionkaakapitu" style:family="text">
      <style:text-properties style:text-underline-type="single" style:text-underline-style="solid" style:text-underline-width="auto" style:text-underline-mode="continuous"/>
    </style:style>
    <style:style style:name="P2250" style:parent-style-name="Normalny" style:family="paragraph">
      <style:paragraph-properties fo:text-align="justify" fo:line-height="150%" fo:text-indent="0.2479in"/>
    </style:style>
    <style:style style:name="T2251" style:parent-style-name="Domyślnaczcionkaakapitu" style:family="text">
      <style:text-properties fo:background-color="#80FFFF"/>
    </style:style>
    <style:style style:name="T2252" style:parent-style-name="Domyślnaczcionkaakapitu" style:family="text">
      <style:text-properties fo:background-color="#80FFFF"/>
    </style:style>
    <style:style style:name="T2253" style:parent-style-name="Domyślnaczcionkaakapitu" style:family="text">
      <style:text-properties fo:background-color="#80FFFF"/>
    </style:style>
    <style:style style:name="T2254" style:parent-style-name="Domyślnaczcionkaakapitu" style:family="text">
      <style:text-properties fo:background-color="#80FFFF"/>
    </style:style>
    <style:style style:name="T2255" style:parent-style-name="Domyślnaczcionkaakapitu" style:family="text">
      <style:text-properties fo:background-color="#80FFFF"/>
    </style:style>
    <style:style style:name="T2256" style:parent-style-name="Domyślnaczcionkaakapitu" style:family="text">
      <style:text-properties fo:background-color="#80FFFF"/>
    </style:style>
    <style:style style:name="T2257" style:parent-style-name="Domyślnaczcionkaakapitu" style:family="text">
      <style:text-properties fo:background-color="#80FFFF"/>
    </style:style>
    <style:style style:name="T2258" style:parent-style-name="Domyślnaczcionkaakapitu" style:family="text">
      <style:text-properties fo:background-color="#80FFFF"/>
    </style:style>
    <style:style style:name="T2259" style:parent-style-name="Domyślnaczcionkaakapitu" style:family="text">
      <style:text-properties fo:background-color="#80FFFF"/>
    </style:style>
    <style:style style:name="T2260" style:parent-style-name="Domyślnaczcionkaakapitu" style:family="text">
      <style:text-properties fo:background-color="#80FFFF"/>
    </style:style>
    <style:style style:name="T2261" style:parent-style-name="Domyślnaczcionkaakapitu" style:family="text">
      <style:text-properties fo:background-color="#80FFFF"/>
    </style:style>
    <style:style style:name="T2262" style:parent-style-name="Domyślnaczcionkaakapitu" style:family="text">
      <style:text-properties fo:background-color="#80FFFF"/>
    </style:style>
    <style:style style:name="T2263" style:parent-style-name="Domyślnaczcionkaakapitu" style:family="text">
      <style:text-properties fo:background-color="#80FFFF"/>
    </style:style>
    <style:style style:name="T2264" style:parent-style-name="Domyślnaczcionkaakapitu" style:family="text">
      <style:text-properties fo:background-color="#80FFFF"/>
    </style:style>
    <style:style style:name="T2265" style:parent-style-name="Domyślnaczcionkaakapitu" style:family="text">
      <style:text-properties fo:background-color="#80FFFF"/>
    </style:style>
    <style:style style:name="T2266" style:parent-style-name="Domyślnaczcionkaakapitu" style:family="text">
      <style:text-properties fo:background-color="#80FFFF"/>
    </style:style>
    <style:style style:name="T2267" style:parent-style-name="Domyślnaczcionkaakapitu" style:family="text">
      <style:text-properties fo:background-color="#80FFFF"/>
    </style:style>
    <style:style style:name="T2268" style:parent-style-name="Domyślnaczcionkaakapitu" style:family="text">
      <style:text-properties fo:background-color="#80FFFF"/>
    </style:style>
    <style:style style:name="T2269" style:parent-style-name="Domyślnaczcionkaakapitu" style:family="text">
      <style:text-properties fo:background-color="#80FFFF"/>
    </style:style>
    <style:style style:name="T2270" style:parent-style-name="Domyślnaczcionkaakapitu" style:family="text">
      <style:text-properties fo:background-color="#80FFFF"/>
    </style:style>
    <style:style style:name="T2271" style:parent-style-name="Domyślnaczcionkaakapitu" style:family="text">
      <style:text-properties fo:background-color="#80FFFF"/>
    </style:style>
    <style:style style:name="T2272" style:parent-style-name="Domyślnaczcionkaakapitu" style:family="text">
      <style:text-properties fo:background-color="#80FFFF"/>
    </style:style>
    <style:style style:name="T2273" style:parent-style-name="Domyślnaczcionkaakapitu" style:family="text">
      <style:text-properties fo:background-color="#80FFFF"/>
    </style:style>
    <style:style style:name="T2274" style:parent-style-name="Domyślnaczcionkaakapitu" style:family="text">
      <style:text-properties fo:background-color="#80FFFF"/>
    </style:style>
    <style:style style:name="T2275" style:parent-style-name="Domyślnaczcionkaakapitu" style:family="text">
      <style:text-properties fo:background-color="#80FFFF"/>
    </style:style>
    <style:style style:name="T2276" style:parent-style-name="Domyślnaczcionkaakapitu" style:family="text">
      <style:text-properties fo:background-color="#80FFFF"/>
    </style:style>
    <style:style style:name="T2277" style:parent-style-name="Domyślnaczcionkaakapitu" style:family="text">
      <style:text-properties fo:background-color="#80FFFF"/>
    </style:style>
    <style:style style:name="T2278" style:parent-style-name="Domyślnaczcionkaakapitu" style:family="text">
      <style:text-properties fo:background-color="#80FFFF"/>
    </style:style>
    <style:style style:name="T2279" style:parent-style-name="Domyślnaczcionkaakapitu" style:family="text">
      <style:text-properties fo:background-color="#80FFFF"/>
    </style:style>
    <style:style style:name="T2280" style:parent-style-name="Domyślnaczcionkaakapitu" style:family="text">
      <style:text-properties fo:background-color="#80FFFF"/>
    </style:style>
    <style:style style:name="T2281" style:parent-style-name="Domyślnaczcionkaakapitu" style:family="text">
      <style:text-properties fo:background-color="#80FFFF"/>
    </style:style>
    <style:style style:name="T2282" style:parent-style-name="Domyślnaczcionkaakapitu" style:family="text">
      <style:text-properties fo:background-color="#80FFFF"/>
    </style:style>
    <style:style style:name="T2283" style:parent-style-name="Domyślnaczcionkaakapitu" style:family="text">
      <style:text-properties fo:background-color="#80FFFF"/>
    </style:style>
    <style:style style:name="T2284" style:parent-style-name="Domyślnaczcionkaakapitu" style:family="text">
      <style:text-properties fo:background-color="#80FFFF"/>
    </style:style>
    <style:style style:name="T2285" style:parent-style-name="Domyślnaczcionkaakapitu" style:family="text">
      <style:text-properties fo:background-color="#80FFFF"/>
    </style:style>
    <style:style style:name="T2286" style:parent-style-name="Domyślnaczcionkaakapitu" style:family="text">
      <style:text-properties fo:background-color="#80FFFF"/>
    </style:style>
    <style:style style:name="T2287" style:parent-style-name="Domyślnaczcionkaakapitu" style:family="text">
      <style:text-properties fo:background-color="#80FFFF"/>
    </style:style>
    <style:style style:name="T2288" style:parent-style-name="Domyślnaczcionkaakapitu" style:family="text">
      <style:text-properties fo:background-color="#80FFFF"/>
    </style:style>
    <style:style style:name="P2289" style:parent-style-name="Normalny" style:family="paragraph">
      <style:paragraph-properties fo:text-align="justify" fo:line-height="150%" fo:text-indent="0.2479in"/>
    </style:style>
    <style:style style:name="T2290" style:parent-style-name="Domyślnaczcionkaakapitu" style:family="text">
      <style:text-properties fo:background-color="#80FFFF"/>
    </style:style>
    <style:style style:name="T2291" style:parent-style-name="Domyślnaczcionkaakapitu" style:family="text">
      <style:text-properties fo:background-color="#80FFFF"/>
    </style:style>
    <style:style style:name="T2292" style:parent-style-name="Domyślnaczcionkaakapitu" style:family="text">
      <style:text-properties fo:background-color="#80FFFF"/>
    </style:style>
    <style:style style:name="T2293" style:parent-style-name="Domyślnaczcionkaakapitu" style:family="text">
      <style:text-properties fo:background-color="#80FFFF"/>
    </style:style>
    <style:style style:name="T2294" style:parent-style-name="Domyślnaczcionkaakapitu" style:family="text">
      <style:text-properties fo:background-color="#80FFFF"/>
    </style:style>
    <style:style style:name="T2295" style:parent-style-name="Domyślnaczcionkaakapitu" style:family="text">
      <style:text-properties fo:background-color="#80FFFF"/>
    </style:style>
    <style:style style:name="T2296" style:parent-style-name="Domyślnaczcionkaakapitu" style:family="text">
      <style:text-properties fo:background-color="#80FFFF"/>
    </style:style>
    <style:style style:name="T2297" style:parent-style-name="Domyślnaczcionkaakapitu" style:family="text">
      <style:text-properties fo:background-color="#80FFFF"/>
    </style:style>
    <style:style style:name="T2298" style:parent-style-name="Domyślnaczcionkaakapitu" style:family="text">
      <style:text-properties fo:background-color="#80FFFF"/>
    </style:style>
    <style:style style:name="T2299" style:parent-style-name="Domyślnaczcionkaakapitu" style:family="text">
      <style:text-properties fo:background-color="#80FFFF"/>
    </style:style>
    <style:style style:name="T2300" style:parent-style-name="Domyślnaczcionkaakapitu" style:family="text">
      <style:text-properties fo:background-color="#80FFFF"/>
    </style:style>
    <style:style style:name="T2301" style:parent-style-name="Domyślnaczcionkaakapitu" style:family="text">
      <style:text-properties fo:background-color="#80FFFF"/>
    </style:style>
    <style:style style:name="T2302" style:parent-style-name="Domyślnaczcionkaakapitu" style:family="text">
      <style:text-properties fo:background-color="#80FFFF"/>
    </style:style>
    <style:style style:name="T2303" style:parent-style-name="Domyślnaczcionkaakapitu" style:family="text">
      <style:text-properties fo:background-color="#80FFFF"/>
    </style:style>
    <style:style style:name="T2304" style:parent-style-name="Domyślnaczcionkaakapitu" style:family="text">
      <style:text-properties fo:background-color="#80FFFF"/>
    </style:style>
    <style:style style:name="T2305" style:parent-style-name="Domyślnaczcionkaakapitu" style:family="text">
      <style:text-properties fo:background-color="#80FFFF"/>
    </style:style>
    <style:style style:name="T2306" style:parent-style-name="Domyślnaczcionkaakapitu" style:family="text">
      <style:text-properties fo:background-color="#80FFFF"/>
    </style:style>
    <style:style style:name="T2307" style:parent-style-name="Domyślnaczcionkaakapitu" style:family="text">
      <style:text-properties fo:background-color="#80FFFF"/>
    </style:style>
    <style:style style:name="T2308" style:parent-style-name="Domyślnaczcionkaakapitu" style:family="text">
      <style:text-properties fo:background-color="#80FFFF"/>
    </style:style>
    <style:style style:name="T2309" style:parent-style-name="Domyślnaczcionkaakapitu" style:family="text">
      <style:text-properties fo:background-color="#80FFFF"/>
    </style:style>
    <style:style style:name="T2310" style:parent-style-name="Domyślnaczcionkaakapitu" style:family="text">
      <style:text-properties fo:background-color="#80FFFF"/>
    </style:style>
    <style:style style:name="T2311" style:parent-style-name="Domyślnaczcionkaakapitu" style:family="text">
      <style:text-properties fo:background-color="#80FFFF"/>
    </style:style>
    <style:style style:name="P2312" style:parent-style-name="Normalny" style:family="paragraph">
      <style:paragraph-properties fo:text-align="justify" fo:line-height="150%" fo:text-indent="0.2479in"/>
    </style:style>
    <style:style style:name="T2313" style:parent-style-name="Domyślnaczcionkaakapitu" style:family="text">
      <style:text-properties fo:background-color="#80FFFF"/>
    </style:style>
    <style:style style:name="T2314" style:parent-style-name="Domyślnaczcionkaakapitu" style:family="text">
      <style:text-properties fo:background-color="#80FFFF"/>
    </style:style>
    <style:style style:name="T2315" style:parent-style-name="Domyślnaczcionkaakapitu" style:family="text">
      <style:text-properties fo:background-color="#80FFFF"/>
    </style:style>
    <style:style style:name="T2316" style:parent-style-name="Domyślnaczcionkaakapitu" style:family="text">
      <style:text-properties fo:background-color="#80FFFF"/>
    </style:style>
    <style:style style:name="T2317" style:parent-style-name="Domyślnaczcionkaakapitu" style:family="text">
      <style:text-properties fo:background-color="#80FFFF"/>
    </style:style>
    <style:style style:name="T2318" style:parent-style-name="Domyślnaczcionkaakapitu" style:family="text">
      <style:text-properties fo:background-color="#80FFFF"/>
    </style:style>
    <style:style style:name="T2319" style:parent-style-name="Domyślnaczcionkaakapitu" style:family="text">
      <style:text-properties fo:background-color="#80FFFF"/>
    </style:style>
    <style:style style:name="T2320" style:parent-style-name="Domyślnaczcionkaakapitu" style:family="text">
      <style:text-properties fo:background-color="#80FFFF"/>
    </style:style>
    <style:style style:name="T2321" style:parent-style-name="Domyślnaczcionkaakapitu" style:family="text">
      <style:text-properties fo:background-color="#80FFFF"/>
    </style:style>
    <style:style style:name="T2322" style:parent-style-name="Domyślnaczcionkaakapitu" style:family="text">
      <style:text-properties fo:background-color="#80FFFF"/>
    </style:style>
    <style:style style:name="T2323" style:parent-style-name="Domyślnaczcionkaakapitu" style:family="text">
      <style:text-properties fo:background-color="#80FFFF"/>
    </style:style>
    <style:style style:name="T2324" style:parent-style-name="Domyślnaczcionkaakapitu" style:family="text">
      <style:text-properties fo:background-color="#80FFFF"/>
    </style:style>
    <style:style style:name="T2325" style:parent-style-name="Domyślnaczcionkaakapitu" style:family="text">
      <style:text-properties fo:background-color="#80FFFF"/>
    </style:style>
    <style:style style:name="T2326" style:parent-style-name="Domyślnaczcionkaakapitu" style:family="text">
      <style:text-properties fo:background-color="#80FFFF"/>
    </style:style>
    <style:style style:name="T2327" style:parent-style-name="Domyślnaczcionkaakapitu" style:family="text">
      <style:text-properties fo:background-color="#80FFFF"/>
    </style:style>
    <style:style style:name="T2328" style:parent-style-name="Domyślnaczcionkaakapitu" style:family="text">
      <style:text-properties fo:background-color="#80FFFF"/>
    </style:style>
    <style:style style:name="T2329" style:parent-style-name="Domyślnaczcionkaakapitu" style:family="text">
      <style:text-properties fo:background-color="#80FFFF"/>
    </style:style>
    <style:style style:name="T2330" style:parent-style-name="Domyślnaczcionkaakapitu" style:family="text">
      <style:text-properties fo:background-color="#80FFFF"/>
    </style:style>
    <style:style style:name="T2331" style:parent-style-name="Domyślnaczcionkaakapitu" style:family="text">
      <style:text-properties fo:background-color="#80FFFF"/>
    </style:style>
    <style:style style:name="T2332" style:parent-style-name="Domyślnaczcionkaakapitu" style:family="text">
      <style:text-properties fo:background-color="#80FFFF"/>
    </style:style>
    <style:style style:name="T2333" style:parent-style-name="Domyślnaczcionkaakapitu" style:family="text">
      <style:text-properties fo:background-color="#80FFFF"/>
    </style:style>
    <style:style style:name="T2334" style:parent-style-name="Domyślnaczcionkaakapitu" style:family="text">
      <style:text-properties fo:background-color="#80FFFF"/>
    </style:style>
    <style:style style:name="T2335" style:parent-style-name="Domyślnaczcionkaakapitu" style:family="text">
      <style:text-properties fo:background-color="#80FFFF"/>
    </style:style>
    <style:style style:name="T2336" style:parent-style-name="Domyślnaczcionkaakapitu" style:family="text">
      <style:text-properties fo:background-color="#80FFFF"/>
    </style:style>
    <style:style style:name="T2337" style:parent-style-name="Domyślnaczcionkaakapitu" style:family="text">
      <style:text-properties fo:background-color="#80FFFF"/>
    </style:style>
    <style:style style:name="T2338" style:parent-style-name="Domyślnaczcionkaakapitu" style:family="text">
      <style:text-properties fo:background-color="#80FFFF"/>
    </style:style>
    <style:style style:name="T2339" style:parent-style-name="Domyślnaczcionkaakapitu" style:family="text">
      <style:text-properties fo:background-color="#80FFFF"/>
    </style:style>
    <style:style style:name="T2340" style:parent-style-name="Domyślnaczcionkaakapitu" style:family="text">
      <style:text-properties fo:background-color="#80FFFF"/>
    </style:style>
    <style:style style:name="P2341" style:parent-style-name="Normalny" style:family="paragraph">
      <style:paragraph-properties fo:text-align="justify" fo:line-height="150%" fo:text-indent="0.2479in"/>
    </style:style>
    <style:style style:name="T2342" style:parent-style-name="Domyślnaczcionkaakapitu" style:family="text">
      <style:text-properties fo:background-color="#80FFFF"/>
    </style:style>
    <style:style style:name="T2343" style:parent-style-name="Domyślnaczcionkaakapitu" style:family="text">
      <style:text-properties fo:background-color="#80FFFF"/>
    </style:style>
    <style:style style:name="T2344" style:parent-style-name="Domyślnaczcionkaakapitu" style:family="text">
      <style:text-properties fo:background-color="#80FFFF"/>
    </style:style>
    <style:style style:name="T2345" style:parent-style-name="Domyślnaczcionkaakapitu" style:family="text">
      <style:text-properties fo:background-color="#80FFFF"/>
    </style:style>
    <style:style style:name="T2346" style:parent-style-name="Domyślnaczcionkaakapitu" style:family="text">
      <style:text-properties fo:background-color="#80FFFF"/>
    </style:style>
    <style:style style:name="T2347" style:parent-style-name="Domyślnaczcionkaakapitu" style:family="text">
      <style:text-properties fo:background-color="#80FFFF"/>
    </style:style>
    <style:style style:name="T2348" style:parent-style-name="Domyślnaczcionkaakapitu" style:family="text">
      <style:text-properties fo:background-color="#80FFFF"/>
    </style:style>
    <style:style style:name="T2349" style:parent-style-name="Domyślnaczcionkaakapitu" style:family="text">
      <style:text-properties fo:background-color="#80FFFF"/>
    </style:style>
    <style:style style:name="T2350" style:parent-style-name="Domyślnaczcionkaakapitu" style:family="text">
      <style:text-properties fo:background-color="#80FFFF"/>
    </style:style>
    <style:style style:name="T2351" style:parent-style-name="Domyślnaczcionkaakapitu" style:family="text">
      <style:text-properties fo:background-color="#80FFFF"/>
    </style:style>
    <style:style style:name="T2352" style:parent-style-name="Domyślnaczcionkaakapitu" style:family="text">
      <style:text-properties fo:background-color="#80FFFF"/>
    </style:style>
    <style:style style:name="T2353" style:parent-style-name="Domyślnaczcionkaakapitu" style:family="text">
      <style:text-properties fo:background-color="#80FFFF"/>
    </style:style>
    <style:style style:name="T2354" style:parent-style-name="Domyślnaczcionkaakapitu" style:family="text">
      <style:text-properties fo:background-color="#80FFFF"/>
    </style:style>
    <style:style style:name="T2355" style:parent-style-name="Domyślnaczcionkaakapitu" style:family="text">
      <style:text-properties fo:background-color="#80FFFF"/>
    </style:style>
    <style:style style:name="T2356" style:parent-style-name="Domyślnaczcionkaakapitu" style:family="text">
      <style:text-properties fo:background-color="#80FFFF"/>
    </style:style>
    <style:style style:name="T2357" style:parent-style-name="Domyślnaczcionkaakapitu" style:family="text">
      <style:text-properties fo:background-color="#80FFFF"/>
    </style:style>
    <style:style style:name="T2358" style:parent-style-name="Domyślnaczcionkaakapitu" style:family="text">
      <style:text-properties fo:background-color="#80FFFF"/>
    </style:style>
    <style:style style:name="T2359" style:parent-style-name="Domyślnaczcionkaakapitu" style:family="text">
      <style:text-properties fo:background-color="#80FFFF"/>
    </style:style>
    <style:style style:name="T2360" style:parent-style-name="Domyślnaczcionkaakapitu" style:family="text">
      <style:text-properties fo:background-color="#80FFFF"/>
    </style:style>
    <style:style style:name="T2361" style:parent-style-name="Domyślnaczcionkaakapitu" style:family="text">
      <style:text-properties fo:background-color="#80FFFF"/>
    </style:style>
    <style:style style:name="T2362" style:parent-style-name="Domyślnaczcionkaakapitu" style:family="text">
      <style:text-properties fo:background-color="#80FFFF"/>
    </style:style>
    <style:style style:name="T2363" style:parent-style-name="Domyślnaczcionkaakapitu" style:family="text">
      <style:text-properties fo:background-color="#80FFFF"/>
    </style:style>
    <style:style style:name="P2364" style:parent-style-name="Normalny" style:family="paragraph">
      <style:paragraph-properties fo:text-align="justify" fo:line-height="150%" fo:text-indent="0.2479in"/>
    </style:style>
    <style:style style:name="T2365" style:parent-style-name="Domyślnaczcionkaakapitu" style:family="text">
      <style:text-properties fo:background-color="#80FFFF"/>
    </style:style>
    <style:style style:name="T2366" style:parent-style-name="Domyślnaczcionkaakapitu" style:family="text">
      <style:text-properties fo:background-color="#80FFFF"/>
    </style:style>
    <style:style style:name="T2367" style:parent-style-name="Domyślnaczcionkaakapitu" style:family="text">
      <style:text-properties fo:background-color="#80FFFF"/>
    </style:style>
    <style:style style:name="T2368" style:parent-style-name="Domyślnaczcionkaakapitu" style:family="text">
      <style:text-properties fo:background-color="#80FFFF"/>
    </style:style>
    <style:style style:name="T2369" style:parent-style-name="Domyślnaczcionkaakapitu" style:family="text">
      <style:text-properties fo:background-color="#80FFFF"/>
    </style:style>
    <style:style style:name="T2370" style:parent-style-name="Domyślnaczcionkaakapitu" style:family="text">
      <style:text-properties fo:background-color="#80FFFF"/>
    </style:style>
    <style:style style:name="P2371" style:parent-style-name="Normalny" style:family="paragraph">
      <style:paragraph-properties fo:text-align="justify" fo:line-height="150%" fo:text-indent="0.2479in"/>
    </style:style>
    <style:style style:name="T2372" style:parent-style-name="Domyślnaczcionkaakapitu" style:family="text">
      <style:text-properties fo:background-color="#80FFFF"/>
    </style:style>
    <style:style style:name="T2373" style:parent-style-name="Domyślnaczcionkaakapitu" style:family="text">
      <style:text-properties fo:background-color="#80FFFF"/>
    </style:style>
    <style:style style:name="T2374" style:parent-style-name="Domyślnaczcionkaakapitu" style:family="text">
      <style:text-properties fo:background-color="#80FFFF"/>
    </style:style>
    <style:style style:name="T2375" style:parent-style-name="Domyślnaczcionkaakapitu" style:family="text">
      <style:text-properties fo:background-color="#80FFFF"/>
    </style:style>
    <style:style style:name="T2376" style:parent-style-name="Domyślnaczcionkaakapitu" style:family="text">
      <style:text-properties fo:background-color="#80FFFF"/>
    </style:style>
    <style:style style:name="T2377" style:parent-style-name="Domyślnaczcionkaakapitu" style:family="text">
      <style:text-properties fo:background-color="#80FFFF"/>
    </style:style>
    <style:style style:name="T2378" style:parent-style-name="Domyślnaczcionkaakapitu" style:family="text">
      <style:text-properties fo:background-color="#80FFFF"/>
    </style:style>
    <style:style style:name="T2379" style:parent-style-name="Domyślnaczcionkaakapitu" style:family="text">
      <style:text-properties fo:background-color="#80FFFF"/>
    </style:style>
    <style:style style:name="T2380" style:parent-style-name="Domyślnaczcionkaakapitu" style:family="text">
      <style:text-properties fo:background-color="#80FFFF"/>
    </style:style>
    <style:style style:name="T2381" style:parent-style-name="Domyślnaczcionkaakapitu" style:family="text">
      <style:text-properties fo:background-color="#80FFFF"/>
    </style:style>
    <style:style style:name="T2382" style:parent-style-name="Domyślnaczcionkaakapitu" style:family="text">
      <style:text-properties fo:background-color="#80FFFF"/>
    </style:style>
    <style:style style:name="P2383" style:parent-style-name="Normalny" style:family="paragraph">
      <style:paragraph-properties fo:text-align="justify" fo:line-height="150%" fo:text-indent="0.2479in"/>
    </style:style>
    <style:style style:name="T2384" style:parent-style-name="Domyślnaczcionkaakapitu" style:family="text">
      <style:text-properties fo:background-color="#80FFFF"/>
    </style:style>
    <style:style style:name="T2385" style:parent-style-name="Domyślnaczcionkaakapitu" style:family="text">
      <style:text-properties fo:background-color="#80FFFF"/>
    </style:style>
    <style:style style:name="T2386" style:parent-style-name="Domyślnaczcionkaakapitu" style:family="text">
      <style:text-properties fo:background-color="#80FFFF"/>
    </style:style>
    <style:style style:name="T2387" style:parent-style-name="Domyślnaczcionkaakapitu" style:family="text">
      <style:text-properties fo:background-color="#80FFFF"/>
    </style:style>
    <style:style style:name="T2388" style:parent-style-name="Domyślnaczcionkaakapitu" style:family="text">
      <style:text-properties fo:background-color="#80FFFF"/>
    </style:style>
    <style:style style:name="T2389" style:parent-style-name="Domyślnaczcionkaakapitu" style:family="text">
      <style:text-properties fo:background-color="#80FFFF"/>
    </style:style>
    <style:style style:name="T2390" style:parent-style-name="Domyślnaczcionkaakapitu" style:family="text">
      <style:text-properties fo:background-color="#80FFFF"/>
    </style:style>
    <style:style style:name="T2391" style:parent-style-name="Domyślnaczcionkaakapitu" style:family="text">
      <style:text-properties fo:background-color="#80FFFF"/>
    </style:style>
    <style:style style:name="T2392" style:parent-style-name="Domyślnaczcionkaakapitu" style:family="text">
      <style:text-properties fo:background-color="#80FFFF"/>
    </style:style>
    <style:style style:name="T2393" style:parent-style-name="Domyślnaczcionkaakapitu" style:family="text">
      <style:text-properties fo:background-color="#80FFFF"/>
    </style:style>
    <style:style style:name="T2394" style:parent-style-name="Domyślnaczcionkaakapitu" style:family="text">
      <style:text-properties fo:background-color="#80FFFF"/>
    </style:style>
    <style:style style:name="T2395" style:parent-style-name="Domyślnaczcionkaakapitu" style:family="text">
      <style:text-properties fo:background-color="#80FFFF"/>
    </style:style>
    <style:style style:name="T2396" style:parent-style-name="Domyślnaczcionkaakapitu" style:family="text">
      <style:text-properties fo:background-color="#80FFFF"/>
    </style:style>
    <style:style style:name="T2397" style:parent-style-name="Domyślnaczcionkaakapitu" style:family="text">
      <style:text-properties fo:background-color="#80FFFF"/>
    </style:style>
    <style:style style:name="T2398" style:parent-style-name="Domyślnaczcionkaakapitu" style:family="text">
      <style:text-properties fo:background-color="#80FFFF"/>
    </style:style>
    <style:style style:name="T2399" style:parent-style-name="Domyślnaczcionkaakapitu" style:family="text">
      <style:text-properties fo:background-color="#80FFFF"/>
    </style:style>
    <style:style style:name="T2400" style:parent-style-name="Domyślnaczcionkaakapitu" style:family="text">
      <style:text-properties fo:background-color="#80FFFF"/>
    </style:style>
    <style:style style:name="T2401" style:parent-style-name="Domyślnaczcionkaakapitu" style:family="text">
      <style:text-properties fo:background-color="#80FFFF"/>
    </style:style>
    <style:style style:name="T2402" style:parent-style-name="Domyślnaczcionkaakapitu" style:family="text">
      <style:text-properties fo:background-color="#80FFFF"/>
    </style:style>
    <style:style style:name="T2403" style:parent-style-name="Domyślnaczcionkaakapitu" style:family="text">
      <style:text-properties fo:background-color="#80FFFF"/>
    </style:style>
    <style:style style:name="T2404" style:parent-style-name="Domyślnaczcionkaakapitu" style:family="text">
      <style:text-properties fo:background-color="#80FFFF"/>
    </style:style>
    <style:style style:name="T2405" style:parent-style-name="Domyślnaczcionkaakapitu" style:family="text">
      <style:text-properties fo:background-color="#80FFFF"/>
    </style:style>
    <style:style style:name="T2406" style:parent-style-name="Domyślnaczcionkaakapitu" style:family="text">
      <style:text-properties fo:background-color="#80FFFF"/>
    </style:style>
    <style:style style:name="T2407" style:parent-style-name="Domyślnaczcionkaakapitu" style:family="text">
      <style:text-properties fo:background-color="#80FFFF"/>
    </style:style>
    <style:style style:name="T2408" style:parent-style-name="Domyślnaczcionkaakapitu" style:family="text">
      <style:text-properties fo:background-color="#80FFFF"/>
    </style:style>
    <style:style style:name="T2409" style:parent-style-name="Domyślnaczcionkaakapitu" style:family="text">
      <style:text-properties fo:background-color="#80FFFF"/>
    </style:style>
    <style:style style:name="T2410" style:parent-style-name="Domyślnaczcionkaakapitu" style:family="text">
      <style:text-properties fo:background-color="#80FFFF"/>
    </style:style>
    <style:style style:name="T2411" style:parent-style-name="Domyślnaczcionkaakapitu" style:family="text">
      <style:text-properties fo:background-color="#80FFFF"/>
    </style:style>
    <style:style style:name="T2412" style:parent-style-name="Domyślnaczcionkaakapitu" style:family="text">
      <style:text-properties fo:background-color="#80FFFF"/>
    </style:style>
    <style:style style:name="T2413" style:parent-style-name="Domyślnaczcionkaakapitu" style:family="text">
      <style:text-properties fo:background-color="#80FFFF"/>
    </style:style>
    <style:style style:name="T2414" style:parent-style-name="Domyślnaczcionkaakapitu" style:family="text">
      <style:text-properties fo:background-color="#80FFFF"/>
    </style:style>
    <style:style style:name="P2415" style:parent-style-name="Normalny" style:family="paragraph">
      <style:paragraph-properties fo:text-align="justify" fo:line-height="150%" fo:text-indent="0.2479in"/>
    </style:style>
    <style:style style:name="T2416" style:parent-style-name="Domyślnaczcionkaakapitu" style:family="text">
      <style:text-properties fo:background-color="#80FFFF"/>
    </style:style>
    <style:style style:name="P2417" style:parent-style-name="Normalny" style:family="paragraph">
      <style:paragraph-properties fo:text-align="justify" fo:line-height="150%" fo:text-indent="0.2479in"/>
    </style:style>
    <style:style style:name="T2418" style:parent-style-name="Domyślnaczcionkaakapitu" style:family="text">
      <style:text-properties fo:background-color="#80FFFF"/>
    </style:style>
    <style:style style:name="T2419" style:parent-style-name="Domyślnaczcionkaakapitu" style:family="text">
      <style:text-properties fo:background-color="#80FFFF"/>
    </style:style>
    <style:style style:name="T2420" style:parent-style-name="Domyślnaczcionkaakapitu" style:family="text">
      <style:text-properties fo:background-color="#80FFFF"/>
    </style:style>
    <style:style style:name="P2421" style:parent-style-name="Normalny" style:family="paragraph">
      <style:paragraph-properties fo:text-align="justify" fo:line-height="150%" fo:text-indent="0.2479in"/>
    </style:style>
    <style:style style:name="T2422" style:parent-style-name="Domyślnaczcionkaakapitu" style:family="text">
      <style:text-properties fo:background-color="#80FFFF"/>
    </style:style>
    <style:style style:name="T2423" style:parent-style-name="Domyślnaczcionkaakapitu" style:family="text">
      <style:text-properties fo:background-color="#80FFFF"/>
    </style:style>
    <style:style style:name="T2424" style:parent-style-name="Domyślnaczcionkaakapitu" style:family="text">
      <style:text-properties fo:background-color="#80FFFF"/>
    </style:style>
    <style:style style:name="T2425" style:parent-style-name="Domyślnaczcionkaakapitu" style:family="text">
      <style:text-properties fo:background-color="#80FFFF"/>
    </style:style>
    <style:style style:name="P2426" style:parent-style-name="Normalny" style:family="paragraph">
      <style:paragraph-properties fo:text-align="justify" fo:line-height="150%" fo:text-indent="0.2479in"/>
    </style:style>
    <style:style style:name="T2427" style:parent-style-name="Domyślnaczcionkaakapitu" style:family="text">
      <style:text-properties fo:background-color="#80FFFF"/>
    </style:style>
    <style:style style:name="T2428" style:parent-style-name="Domyślnaczcionkaakapitu" style:family="text">
      <style:text-properties fo:background-color="#80FFFF"/>
    </style:style>
    <style:style style:name="T2429" style:parent-style-name="Domyślnaczcionkaakapitu" style:family="text">
      <style:text-properties fo:background-color="#80FFFF"/>
    </style:style>
    <style:style style:name="P2430" style:parent-style-name="Normalny" style:family="paragraph">
      <style:paragraph-properties fo:text-align="justify" fo:line-height="150%" fo:text-indent="0.2479in"/>
    </style:style>
    <style:style style:name="T2431" style:parent-style-name="Domyślnaczcionkaakapitu" style:family="text">
      <style:text-properties fo:background-color="#80FFFF"/>
    </style:style>
    <style:style style:name="T2432" style:parent-style-name="Domyślnaczcionkaakapitu" style:family="text">
      <style:text-properties fo:background-color="#80FFFF"/>
    </style:style>
    <style:style style:name="T2433" style:parent-style-name="Domyślnaczcionkaakapitu" style:family="text">
      <style:text-properties fo:background-color="#80FFFF"/>
    </style:style>
    <style:style style:name="T2434" style:parent-style-name="Domyślnaczcionkaakapitu" style:family="text">
      <style:text-properties fo:background-color="#80FFFF"/>
    </style:style>
    <style:style style:name="T2435" style:parent-style-name="Domyślnaczcionkaakapitu" style:family="text">
      <style:text-properties fo:background-color="#80FFFF"/>
    </style:style>
    <style:style style:name="T2436" style:parent-style-name="Domyślnaczcionkaakapitu" style:family="text">
      <style:text-properties fo:background-color="#80FFFF"/>
    </style:style>
    <style:style style:name="T2437" style:parent-style-name="Domyślnaczcionkaakapitu" style:family="text">
      <style:text-properties fo:background-color="#80FFFF"/>
    </style:style>
    <style:style style:name="T2438" style:parent-style-name="Domyślnaczcionkaakapitu" style:family="text">
      <style:text-properties fo:background-color="#80FFFF"/>
    </style:style>
    <style:style style:name="P2439" style:parent-style-name="Normalny" style:family="paragraph">
      <style:paragraph-properties fo:text-align="justify" fo:line-height="150%" fo:text-indent="0.2479in"/>
    </style:style>
    <style:style style:name="T2440" style:parent-style-name="Domyślnaczcionkaakapitu" style:family="text">
      <style:text-properties fo:background-color="#80FFFF"/>
    </style:style>
    <style:style style:name="T2441" style:parent-style-name="Domyślnaczcionkaakapitu" style:family="text">
      <style:text-properties fo:background-color="#80FFFF"/>
    </style:style>
    <style:style style:name="T2442" style:parent-style-name="Domyślnaczcionkaakapitu" style:family="text">
      <style:text-properties fo:background-color="#80FFFF"/>
    </style:style>
    <style:style style:name="T2443" style:parent-style-name="Domyślnaczcionkaakapitu" style:family="text">
      <style:text-properties fo:background-color="#80FFFF"/>
    </style:style>
    <style:style style:name="T2444" style:parent-style-name="Domyślnaczcionkaakapitu" style:family="text">
      <style:text-properties fo:background-color="#80FFFF"/>
    </style:style>
    <style:style style:name="T2445" style:parent-style-name="Domyślnaczcionkaakapitu" style:family="text">
      <style:text-properties fo:background-color="#80FFFF"/>
    </style:style>
    <style:style style:name="T2446" style:parent-style-name="Domyślnaczcionkaakapitu" style:family="text">
      <style:text-properties fo:background-color="#80FFFF"/>
    </style:style>
    <style:style style:name="T2447" style:parent-style-name="Domyślnaczcionkaakapitu" style:family="text">
      <style:text-properties fo:background-color="#80FFFF"/>
    </style:style>
    <style:style style:name="T2448" style:parent-style-name="Domyślnaczcionkaakapitu" style:family="text">
      <style:text-properties fo:background-color="#80FFFF"/>
    </style:style>
    <style:style style:name="T2449" style:parent-style-name="Domyślnaczcionkaakapitu" style:family="text">
      <style:text-properties fo:background-color="#80FFFF"/>
    </style:style>
    <style:style style:name="P2450" style:parent-style-name="Normalny" style:family="paragraph">
      <style:paragraph-properties fo:text-align="justify" fo:line-height="150%" fo:text-indent="0.2479in"/>
    </style:style>
    <style:style style:name="T2451" style:parent-style-name="Domyślnaczcionkaakapitu" style:family="text">
      <style:text-properties fo:background-color="#80FFFF"/>
    </style:style>
    <style:style style:name="T2452" style:parent-style-name="Domyślnaczcionkaakapitu" style:family="text">
      <style:text-properties fo:background-color="#80FFFF"/>
    </style:style>
    <style:style style:name="T2453" style:parent-style-name="Domyślnaczcionkaakapitu" style:family="text">
      <style:text-properties fo:background-color="#80FFFF"/>
    </style:style>
    <style:style style:name="T2454" style:parent-style-name="Domyślnaczcionkaakapitu" style:family="text">
      <style:text-properties fo:background-color="#80FFFF"/>
    </style:style>
    <style:style style:name="P2455" style:parent-style-name="Normalny" style:family="paragraph">
      <style:paragraph-properties fo:text-align="justify" fo:line-height="150%" fo:text-indent="0.2479in"/>
    </style:style>
    <style:style style:name="T2456" style:parent-style-name="Domyślnaczcionkaakapitu" style:family="text">
      <style:text-properties fo:background-color="#80FFFF"/>
    </style:style>
    <style:style style:name="T2457" style:parent-style-name="Domyślnaczcionkaakapitu" style:family="text">
      <style:text-properties fo:background-color="#80FFFF"/>
    </style:style>
    <style:style style:name="P2458" style:parent-style-name="Normalny" style:family="paragraph">
      <style:paragraph-properties fo:text-align="justify" fo:line-height="150%" fo:text-indent="0.2479in"/>
    </style:style>
    <style:style style:name="T2459" style:parent-style-name="Domyślnaczcionkaakapitu" style:family="text">
      <style:text-properties fo:background-color="#80FFFF"/>
    </style:style>
    <style:style style:name="P2460" style:parent-style-name="Normalny" style:family="paragraph">
      <style:paragraph-properties fo:text-align="justify" fo:line-height="150%"/>
    </style:style>
    <style:style style:name="T2461" style:parent-style-name="Domyślnaczcionkaakapitu" style:family="text">
      <style:text-properties style:text-underline-type="single" style:text-underline-style="solid" style:text-underline-width="auto" style:text-underline-mode="continuous"/>
    </style:style>
    <style:style style:name="T2462" style:parent-style-name="Domyślnaczcionkaakapitu" style:family="text">
      <style:text-properties fo:background-color="#80FFFF" style:text-underline-type="single" style:text-underline-style="solid" style:text-underline-width="auto" style:text-underline-mode="continuous"/>
    </style:style>
    <style:style style:name="T2463" style:parent-style-name="Domyślnaczcionkaakapitu" style:family="text">
      <style:text-properties style:text-underline-type="single" style:text-underline-style="solid" style:text-underline-width="auto" style:text-underline-mode="continuous"/>
    </style:style>
    <style:style style:name="T2464" style:parent-style-name="Domyślnaczcionkaakapitu" style:family="text">
      <style:text-properties fo:background-color="#80FFFF" style:text-underline-type="single" style:text-underline-style="solid" style:text-underline-width="auto" style:text-underline-mode="continuous"/>
    </style:style>
    <style:style style:name="T2465" style:parent-style-name="Domyślnaczcionkaakapitu" style:family="text">
      <style:text-properties style:text-underline-type="single" style:text-underline-style="solid" style:text-underline-width="auto" style:text-underline-mode="continuous"/>
    </style:style>
    <style:style style:name="T2466" style:parent-style-name="Domyślnaczcionkaakapitu" style:family="text">
      <style:text-properties fo:background-color="#80FFFF" style:text-underline-type="single" style:text-underline-style="solid" style:text-underline-width="auto" style:text-underline-mode="continuous"/>
    </style:style>
    <style:style style:name="T2467" style:parent-style-name="Domyślnaczcionkaakapitu" style:family="text">
      <style:text-properties style:text-underline-type="single" style:text-underline-style="solid" style:text-underline-width="auto" style:text-underline-mode="continuous"/>
    </style:style>
    <style:style style:name="P2468" style:parent-style-name="Normalny" style:family="paragraph">
      <style:paragraph-properties fo:text-align="justify" fo:line-height="150%" fo:text-indent="0.2479in"/>
    </style:style>
    <style:style style:name="P2469" style:parent-style-name="Normalny" style:family="paragraph">
      <style:paragraph-properties fo:text-align="justify" fo:line-height="150%" fo:text-indent="0.2479in"/>
    </style:style>
    <style:style style:name="P2470" style:parent-style-name="Normalny" style:family="paragraph">
      <style:paragraph-properties fo:text-align="justify" fo:line-height="150%"/>
    </style:style>
    <style:style style:name="T2471" style:parent-style-name="Domyślnaczcionkaakapitu" style:family="text">
      <style:text-properties style:text-underline-type="single" style:text-underline-style="solid" style:text-underline-width="auto" style:text-underline-mode="continuous"/>
    </style:style>
    <style:style style:name="P2472" style:parent-style-name="Normalny" style:family="paragraph">
      <style:paragraph-properties fo:text-align="justify" fo:line-height="150%" fo:text-indent="0.2479in"/>
    </style:style>
    <style:style style:name="T2473" style:parent-style-name="Domyślnaczcionkaakapitu" style:family="text">
      <style:text-properties fo:background-color="#80FFFF"/>
    </style:style>
    <style:style style:name="T2474" style:parent-style-name="Domyślnaczcionkaakapitu" style:family="text">
      <style:text-properties fo:background-color="#80FFFF"/>
    </style:style>
    <style:style style:name="T2475" style:parent-style-name="Domyślnaczcionkaakapitu" style:family="text">
      <style:text-properties fo:background-color="#80FFFF"/>
    </style:style>
    <style:style style:name="T2476" style:parent-style-name="Domyślnaczcionkaakapitu" style:family="text">
      <style:text-properties fo:background-color="#80FFFF"/>
    </style:style>
    <style:style style:name="T2477" style:parent-style-name="Domyślnaczcionkaakapitu" style:family="text">
      <style:text-properties fo:background-color="#80FFFF"/>
    </style:style>
    <style:style style:name="T2478" style:parent-style-name="Domyślnaczcionkaakapitu" style:family="text">
      <style:text-properties fo:background-color="#80FFFF"/>
    </style:style>
    <style:style style:name="T2479" style:parent-style-name="Domyślnaczcionkaakapitu" style:family="text">
      <style:text-properties fo:background-color="#80FFFF"/>
    </style:style>
    <style:style style:name="T2480" style:parent-style-name="Domyślnaczcionkaakapitu" style:family="text">
      <style:text-properties fo:background-color="#80FFFF"/>
    </style:style>
    <style:style style:name="P2481" style:parent-style-name="Normalny" style:family="paragraph">
      <style:paragraph-properties fo:text-align="justify" fo:line-height="150%"/>
    </style:style>
    <style:style style:name="P2482" style:parent-style-name="Normalny" style:family="paragraph">
      <style:paragraph-properties fo:text-align="justify" fo:line-height="150%"/>
    </style:style>
    <style:style style:name="T2483" style:parent-style-name="Domyślnaczcionkaakapitu" style:family="text">
      <style:text-properties style:text-underline-type="single" style:text-underline-style="solid" style:text-underline-width="auto" style:text-underline-mode="continuous"/>
    </style:style>
    <style:style style:name="P2484" style:parent-style-name="Normalny" style:family="paragraph">
      <style:paragraph-properties fo:text-align="justify" fo:line-height="150%" fo:text-indent="0.2479in"/>
    </style:style>
    <style:style style:name="P2485" style:parent-style-name="Normalny" style:family="paragraph">
      <style:paragraph-properties fo:text-align="justify" fo:line-height="150%"/>
    </style:style>
    <style:style style:name="T2486" style:parent-style-name="Domyślnaczcionkaakapitu" style:family="text">
      <style:text-properties style:text-underline-type="single" style:text-underline-style="solid" style:text-underline-width="auto" style:text-underline-mode="continuous"/>
    </style:style>
    <style:style style:name="P2487" style:parent-style-name="Normalny" style:family="paragraph">
      <style:paragraph-properties fo:text-align="justify" fo:line-height="150%" fo:text-indent="0.2479in"/>
    </style:style>
    <style:style style:name="T2488" style:parent-style-name="Domyślnaczcionkaakapitu" style:family="text">
      <style:text-properties fo:background-color="#80FFFF"/>
    </style:style>
    <style:style style:name="P2489" style:parent-style-name="Normalny" style:family="paragraph">
      <style:paragraph-properties fo:text-align="justify" fo:line-height="150%"/>
    </style:style>
    <style:style style:name="P2490" style:parent-style-name="Normalny" style:family="paragraph">
      <style:paragraph-properties fo:text-align="justify" fo:line-height="150%"/>
    </style:style>
    <style:style style:name="T2491" style:parent-style-name="Domyślnaczcionkaakapitu" style:family="text">
      <style:text-properties fo:background-color="#80FFFF"/>
    </style:style>
    <style:style style:name="T2492" style:parent-style-name="Domyślnaczcionkaakapitu" style:family="text">
      <style:text-properties fo:background-color="#80FFFF"/>
    </style:style>
    <style:style style:name="P2493" style:parent-style-name="Normalny" style:family="paragraph">
      <style:paragraph-properties fo:text-align="justify" fo:line-height="150%"/>
    </style:style>
    <style:style style:name="P2494" style:parent-style-name="Normalny" style:family="paragraph">
      <style:paragraph-properties fo:text-align="justify" fo:line-height="150%">
        <style:tab-stops>
          <style:tab-stop style:type="left" style:position="2.5368in"/>
        </style:tab-stops>
      </style:paragraph-properties>
    </style:style>
    <style:style style:name="T2495" style:parent-style-name="Domyślnaczcionkaakapitu" style:family="text">
      <style:text-properties style:text-underline-type="single" style:text-underline-style="solid" style:text-underline-width="auto" style:text-underline-mode="continuous"/>
    </style:style>
    <style:style style:name="P2496" style:parent-style-name="Normalny" style:family="paragraph">
      <style:paragraph-properties fo:text-align="justify" fo:line-height="150%" fo:text-indent="0.2479in">
        <style:tab-stops>
          <style:tab-stop style:type="left" style:position="2.5368in"/>
        </style:tab-stops>
      </style:paragraph-properties>
    </style:style>
    <style:style style:name="T2497" style:parent-style-name="Domyślnaczcionkaakapitu" style:family="text">
      <style:text-properties fo:background-color="#80FFFF"/>
    </style:style>
    <style:style style:name="T2498" style:parent-style-name="Domyślnaczcionkaakapitu" style:family="text">
      <style:text-properties fo:background-color="#80FFFF"/>
    </style:style>
    <style:style style:name="T2499" style:parent-style-name="Domyślnaczcionkaakapitu" style:family="text">
      <style:text-properties fo:background-color="#80FFFF"/>
    </style:style>
    <style:style style:name="T2500" style:parent-style-name="Domyślnaczcionkaakapitu" style:family="text">
      <style:text-properties fo:background-color="#80FFFF"/>
    </style:style>
    <style:style style:name="T2501" style:parent-style-name="Domyślnaczcionkaakapitu" style:family="text">
      <style:text-properties fo:background-color="#80FFFF"/>
    </style:style>
    <style:style style:name="T2502" style:parent-style-name="Domyślnaczcionkaakapitu" style:family="text">
      <style:text-properties fo:background-color="#80FFFF"/>
    </style:style>
    <style:style style:name="T2503" style:parent-style-name="Domyślnaczcionkaakapitu" style:family="text">
      <style:text-properties fo:background-color="#80FFFF"/>
    </style:style>
    <style:style style:name="T2504" style:parent-style-name="Domyślnaczcionkaakapitu" style:family="text">
      <style:text-properties fo:background-color="#80FFFF"/>
    </style:style>
    <style:style style:name="T2505" style:parent-style-name="Domyślnaczcionkaakapitu" style:family="text">
      <style:text-properties fo:background-color="#80FFFF"/>
    </style:style>
    <style:style style:name="T2506" style:parent-style-name="Domyślnaczcionkaakapitu" style:family="text">
      <style:text-properties fo:background-color="#80FFFF"/>
    </style:style>
    <style:style style:name="T2507" style:parent-style-name="Domyślnaczcionkaakapitu" style:family="text">
      <style:text-properties fo:background-color="#80FFFF"/>
    </style:style>
    <style:style style:name="T2508" style:parent-style-name="Domyślnaczcionkaakapitu" style:family="text">
      <style:text-properties fo:background-color="#80FFFF"/>
    </style:style>
    <style:style style:name="T2509" style:parent-style-name="Domyślnaczcionkaakapitu" style:family="text">
      <style:text-properties fo:background-color="#80FFFF"/>
    </style:style>
    <style:style style:name="T2510" style:parent-style-name="Domyślnaczcionkaakapitu" style:family="text">
      <style:text-properties fo:background-color="#80FFFF"/>
    </style:style>
    <style:style style:name="T2511" style:parent-style-name="Domyślnaczcionkaakapitu" style:family="text">
      <style:text-properties fo:background-color="#80FFFF"/>
    </style:style>
    <style:style style:name="T2512" style:parent-style-name="Domyślnaczcionkaakapitu" style:family="text">
      <style:text-properties fo:background-color="#80FFFF"/>
    </style:style>
    <style:style style:name="T2513" style:parent-style-name="Domyślnaczcionkaakapitu" style:family="text">
      <style:text-properties fo:background-color="#80FFFF"/>
    </style:style>
    <style:style style:name="T2514" style:parent-style-name="Domyślnaczcionkaakapitu" style:family="text">
      <style:text-properties fo:background-color="#80FFFF"/>
    </style:style>
    <style:style style:name="T2515" style:parent-style-name="Domyślnaczcionkaakapitu" style:family="text">
      <style:text-properties fo:background-color="#80FFFF"/>
    </style:style>
    <style:style style:name="T2516" style:parent-style-name="Domyślnaczcionkaakapitu" style:family="text">
      <style:text-properties fo:background-color="#80FFFF"/>
    </style:style>
    <style:style style:name="T2517" style:parent-style-name="Domyślnaczcionkaakapitu" style:family="text">
      <style:text-properties fo:background-color="#80FFFF"/>
    </style:style>
    <style:style style:name="T2518" style:parent-style-name="Domyślnaczcionkaakapitu" style:family="text">
      <style:text-properties fo:background-color="#80FFFF"/>
    </style:style>
    <style:style style:name="T2519" style:parent-style-name="Domyślnaczcionkaakapitu" style:family="text">
      <style:text-properties fo:background-color="#80FFFF"/>
    </style:style>
    <style:style style:name="T2520" style:parent-style-name="Domyślnaczcionkaakapitu" style:family="text">
      <style:text-properties fo:background-color="#80FFFF"/>
    </style:style>
    <style:style style:name="T2521" style:parent-style-name="Domyślnaczcionkaakapitu" style:family="text">
      <style:text-properties fo:background-color="#80FFFF"/>
    </style:style>
    <style:style style:name="T2522" style:parent-style-name="Domyślnaczcionkaakapitu" style:family="text">
      <style:text-properties fo:background-color="#80FFFF"/>
    </style:style>
    <style:style style:name="T2523" style:parent-style-name="Domyślnaczcionkaakapitu" style:family="text">
      <style:text-properties fo:background-color="#80FFFF"/>
    </style:style>
    <style:style style:name="T2524" style:parent-style-name="Domyślnaczcionkaakapitu" style:family="text">
      <style:text-properties fo:background-color="#80FFFF"/>
    </style:style>
    <style:style style:name="T2525" style:parent-style-name="Domyślnaczcionkaakapitu" style:family="text">
      <style:text-properties fo:background-color="#80FFFF"/>
    </style:style>
    <style:style style:name="T2526" style:parent-style-name="Domyślnaczcionkaakapitu" style:family="text">
      <style:text-properties fo:background-color="#80FFFF"/>
    </style:style>
    <style:style style:name="T2527" style:parent-style-name="Domyślnaczcionkaakapitu" style:family="text">
      <style:text-properties fo:background-color="#80FFFF"/>
    </style:style>
    <style:style style:name="T2528" style:parent-style-name="Domyślnaczcionkaakapitu" style:family="text">
      <style:text-properties fo:background-color="#80FFFF"/>
    </style:style>
    <style:style style:name="T2529" style:parent-style-name="Domyślnaczcionkaakapitu" style:family="text">
      <style:text-properties fo:background-color="#80FFFF"/>
    </style:style>
    <style:style style:name="T2530" style:parent-style-name="Domyślnaczcionkaakapitu" style:family="text">
      <style:text-properties fo:background-color="#80FFFF"/>
    </style:style>
    <style:style style:name="T2531" style:parent-style-name="Domyślnaczcionkaakapitu" style:family="text">
      <style:text-properties fo:background-color="#80FFFF"/>
    </style:style>
    <style:style style:name="T2532" style:parent-style-name="Domyślnaczcionkaakapitu" style:family="text">
      <style:text-properties fo:background-color="#80FFFF"/>
    </style:style>
    <style:style style:name="T2533" style:parent-style-name="Domyślnaczcionkaakapitu" style:family="text">
      <style:text-properties fo:background-color="#80FFFF"/>
    </style:style>
    <style:style style:name="T2534" style:parent-style-name="Domyślnaczcionkaakapitu" style:family="text">
      <style:text-properties fo:background-color="#80FFFF"/>
    </style:style>
    <style:style style:name="T2535" style:parent-style-name="Domyślnaczcionkaakapitu" style:family="text">
      <style:text-properties fo:background-color="#80FFFF"/>
    </style:style>
    <style:style style:name="T2536" style:parent-style-name="Domyślnaczcionkaakapitu" style:family="text">
      <style:text-properties fo:background-color="#80FFFF"/>
    </style:style>
    <style:style style:name="T2537" style:parent-style-name="Domyślnaczcionkaakapitu" style:family="text">
      <style:text-properties fo:background-color="#80FFFF"/>
    </style:style>
    <style:style style:name="P2538" style:parent-style-name="Normalny" style:family="paragraph">
      <style:paragraph-properties fo:text-align="justify" fo:line-height="150%" fo:text-indent="0.2479in"/>
    </style:style>
    <style:style style:name="T2539" style:parent-style-name="Domyślnaczcionkaakapitu" style:family="text">
      <style:text-properties fo:background-color="#80FFFF"/>
    </style:style>
    <style:style style:name="P2540" style:parent-style-name="Normalny" style:family="paragraph">
      <style:paragraph-properties fo:text-align="justify" fo:line-height="150%"/>
    </style:style>
    <style:style style:name="T2541" style:parent-style-name="Domyślnaczcionkaakapitu" style:family="text">
      <style:text-properties style:text-underline-type="single" style:text-underline-style="solid" style:text-underline-width="auto" style:text-underline-mode="continuous"/>
    </style:style>
    <style:style style:name="P2542" style:parent-style-name="Normalny" style:family="paragraph">
      <style:paragraph-properties fo:text-align="justify" fo:line-height="150%" fo:text-indent="0.2479in"/>
    </style:style>
    <style:style style:name="T2543" style:parent-style-name="Domyślnaczcionkaakapitu" style:family="text">
      <style:text-properties fo:background-color="#80FFFF"/>
    </style:style>
    <style:style style:name="T2544" style:parent-style-name="Domyślnaczcionkaakapitu" style:family="text">
      <style:text-properties fo:background-color="#80FFFF"/>
    </style:style>
    <style:style style:name="T2545" style:parent-style-name="Domyślnaczcionkaakapitu" style:family="text">
      <style:text-properties fo:background-color="#80FFFF"/>
    </style:style>
    <style:style style:name="T2546" style:parent-style-name="Domyślnaczcionkaakapitu" style:family="text">
      <style:text-properties fo:background-color="#80FFFF"/>
    </style:style>
    <style:style style:name="P2547" style:parent-style-name="Normalny" style:family="paragraph">
      <style:paragraph-properties fo:text-align="justify" fo:line-height="150%" fo:text-indent="0.2479in"/>
    </style:style>
    <style:style style:name="T2548" style:parent-style-name="Domyślnaczcionkaakapitu" style:family="text">
      <style:text-properties fo:background-color="#80FFFF"/>
    </style:style>
    <style:style style:name="T2549" style:parent-style-name="Domyślnaczcionkaakapitu" style:family="text">
      <style:text-properties fo:background-color="#80FFFF"/>
    </style:style>
    <style:style style:name="P2550" style:parent-style-name="Normalny" style:family="paragraph">
      <style:paragraph-properties fo:text-align="justify" fo:line-height="150%" fo:text-indent="0.2479in"/>
    </style:style>
    <style:style style:name="T2551" style:parent-style-name="Domyślnaczcionkaakapitu" style:family="text">
      <style:text-properties fo:background-color="#80FFFF"/>
    </style:style>
    <style:style style:name="T2552" style:parent-style-name="Domyślnaczcionkaakapitu" style:family="text">
      <style:text-properties fo:background-color="#80FFFF"/>
    </style:style>
    <style:style style:name="T2553" style:parent-style-name="Domyślnaczcionkaakapitu" style:family="text">
      <style:text-properties fo:background-color="#80FFFF"/>
    </style:style>
    <style:style style:name="T2554" style:parent-style-name="Domyślnaczcionkaakapitu" style:family="text">
      <style:text-properties fo:background-color="#80FFFF"/>
    </style:style>
    <style:style style:name="T2555" style:parent-style-name="Domyślnaczcionkaakapitu" style:family="text">
      <style:text-properties fo:background-color="#80FFFF"/>
    </style:style>
    <style:style style:name="T2556" style:parent-style-name="Domyślnaczcionkaakapitu" style:family="text">
      <style:text-properties fo:background-color="#80FFFF"/>
    </style:style>
    <style:style style:name="T2557" style:parent-style-name="Domyślnaczcionkaakapitu" style:family="text">
      <style:text-properties fo:background-color="#80FFFF"/>
    </style:style>
    <style:style style:name="T2558" style:parent-style-name="Domyślnaczcionkaakapitu" style:family="text">
      <style:text-properties fo:background-color="#80FFFF"/>
    </style:style>
    <style:style style:name="T2559" style:parent-style-name="Domyślnaczcionkaakapitu" style:family="text">
      <style:text-properties fo:background-color="#80FFFF"/>
    </style:style>
    <style:style style:name="T2560" style:parent-style-name="Domyślnaczcionkaakapitu" style:family="text">
      <style:text-properties fo:background-color="#80FFFF"/>
    </style:style>
    <style:style style:name="T2561" style:parent-style-name="Domyślnaczcionkaakapitu" style:family="text">
      <style:text-properties fo:background-color="#80FFFF"/>
    </style:style>
    <style:style style:name="T2562" style:parent-style-name="Domyślnaczcionkaakapitu" style:family="text">
      <style:text-properties fo:background-color="#80FFFF"/>
    </style:style>
    <style:style style:name="T2563" style:parent-style-name="Domyślnaczcionkaakapitu" style:family="text">
      <style:text-properties fo:background-color="#80FFFF"/>
    </style:style>
    <style:style style:name="T2564" style:parent-style-name="Domyślnaczcionkaakapitu" style:family="text">
      <style:text-properties fo:background-color="#80FFFF"/>
    </style:style>
    <style:style style:name="T2565" style:parent-style-name="Domyślnaczcionkaakapitu" style:family="text">
      <style:text-properties fo:background-color="#80FFFF"/>
    </style:style>
    <style:style style:name="T2566" style:parent-style-name="Domyślnaczcionkaakapitu" style:family="text">
      <style:text-properties fo:background-color="#80FFFF"/>
    </style:style>
    <style:style style:name="T2567" style:parent-style-name="Domyślnaczcionkaakapitu" style:family="text">
      <style:text-properties fo:background-color="#80FFFF"/>
    </style:style>
    <style:style style:name="T2568" style:parent-style-name="Domyślnaczcionkaakapitu" style:family="text">
      <style:text-properties fo:background-color="#80FFFF"/>
    </style:style>
    <style:style style:name="T2569" style:parent-style-name="Domyślnaczcionkaakapitu" style:family="text">
      <style:text-properties fo:background-color="#80FFFF"/>
    </style:style>
    <style:style style:name="T2570" style:parent-style-name="Domyślnaczcionkaakapitu" style:family="text">
      <style:text-properties fo:background-color="#80FFFF"/>
    </style:style>
    <style:style style:name="T2571" style:parent-style-name="Domyślnaczcionkaakapitu" style:family="text">
      <style:text-properties fo:background-color="#80FFFF"/>
    </style:style>
    <style:style style:name="T2572" style:parent-style-name="Domyślnaczcionkaakapitu" style:family="text">
      <style:text-properties fo:background-color="#80FFFF"/>
    </style:style>
    <style:style style:name="T2573" style:parent-style-name="Domyślnaczcionkaakapitu" style:family="text">
      <style:text-properties fo:background-color="#80FFFF"/>
    </style:style>
    <style:style style:name="P2574" style:parent-style-name="Normalny" style:family="paragraph">
      <style:paragraph-properties fo:text-align="justify" fo:line-height="150%" fo:text-indent="0.2479in"/>
    </style:style>
    <style:style style:name="T2575" style:parent-style-name="Domyślnaczcionkaakapitu" style:family="text">
      <style:text-properties fo:background-color="#80FFFF"/>
    </style:style>
    <style:style style:name="T2576" style:parent-style-name="Domyślnaczcionkaakapitu" style:family="text">
      <style:text-properties fo:background-color="#80FFFF"/>
    </style:style>
    <style:style style:name="T2577" style:parent-style-name="Domyślnaczcionkaakapitu" style:family="text">
      <style:text-properties fo:background-color="#80FFFF"/>
    </style:style>
    <style:style style:name="T2578" style:parent-style-name="Domyślnaczcionkaakapitu" style:family="text">
      <style:text-properties fo:background-color="#80FFFF"/>
    </style:style>
    <style:style style:name="T2579" style:parent-style-name="Domyślnaczcionkaakapitu" style:family="text">
      <style:text-properties fo:background-color="#80FFFF"/>
    </style:style>
    <style:style style:name="T2580" style:parent-style-name="Domyślnaczcionkaakapitu" style:family="text">
      <style:text-properties fo:background-color="#80FFFF"/>
    </style:style>
    <style:style style:name="T2581" style:parent-style-name="Domyślnaczcionkaakapitu" style:family="text">
      <style:text-properties fo:background-color="#80FFFF"/>
    </style:style>
    <style:style style:name="T2582" style:parent-style-name="Domyślnaczcionkaakapitu" style:family="text">
      <style:text-properties fo:background-color="#80FFFF"/>
    </style:style>
    <style:style style:name="T2583" style:parent-style-name="Domyślnaczcionkaakapitu" style:family="text">
      <style:text-properties fo:background-color="#80FFFF"/>
    </style:style>
    <style:style style:name="T2584" style:parent-style-name="Domyślnaczcionkaakapitu" style:family="text">
      <style:text-properties fo:background-color="#80FFFF"/>
    </style:style>
    <style:style style:name="T2585" style:parent-style-name="Domyślnaczcionkaakapitu" style:family="text">
      <style:text-properties fo:background-color="#80FFFF"/>
    </style:style>
    <style:style style:name="T2586" style:parent-style-name="Domyślnaczcionkaakapitu" style:family="text">
      <style:text-properties fo:background-color="#80FFFF"/>
    </style:style>
    <style:style style:name="T2587" style:parent-style-name="Domyślnaczcionkaakapitu" style:family="text">
      <style:text-properties fo:background-color="#80FFFF"/>
    </style:style>
    <style:style style:name="T2588" style:parent-style-name="Domyślnaczcionkaakapitu" style:family="text">
      <style:text-properties fo:background-color="#80FFFF"/>
    </style:style>
    <style:style style:name="T2589" style:parent-style-name="Domyślnaczcionkaakapitu" style:family="text">
      <style:text-properties fo:background-color="#80FFFF"/>
    </style:style>
    <style:style style:name="T2590" style:parent-style-name="Domyślnaczcionkaakapitu" style:family="text">
      <style:text-properties fo:background-color="#80FFFF"/>
    </style:style>
    <style:style style:name="T2591" style:parent-style-name="Domyślnaczcionkaakapitu" style:family="text">
      <style:text-properties fo:background-color="#80FFFF"/>
    </style:style>
    <style:style style:name="T2592" style:parent-style-name="Domyślnaczcionkaakapitu" style:family="text">
      <style:text-properties fo:background-color="#80FFFF"/>
    </style:style>
    <style:style style:name="T2593" style:parent-style-name="Domyślnaczcionkaakapitu" style:family="text">
      <style:text-properties fo:background-color="#80FFFF"/>
    </style:style>
    <style:style style:name="T2594" style:parent-style-name="Domyślnaczcionkaakapitu" style:family="text">
      <style:text-properties fo:background-color="#80FFFF"/>
    </style:style>
    <style:style style:name="T2595" style:parent-style-name="Domyślnaczcionkaakapitu" style:family="text">
      <style:text-properties fo:background-color="#80FFFF"/>
    </style:style>
    <style:style style:name="T2596" style:parent-style-name="Domyślnaczcionkaakapitu" style:family="text">
      <style:text-properties fo:background-color="#80FFFF"/>
    </style:style>
    <style:style style:name="T2597" style:parent-style-name="Domyślnaczcionkaakapitu" style:family="text">
      <style:text-properties fo:background-color="#80FFFF"/>
    </style:style>
    <style:style style:name="P2598" style:parent-style-name="Normalny" style:family="paragraph">
      <style:paragraph-properties fo:text-align="justify" fo:line-height="150%" fo:text-indent="0.2479in"/>
    </style:style>
    <style:style style:name="T2599" style:parent-style-name="Domyślnaczcionkaakapitu" style:family="text">
      <style:text-properties fo:background-color="#80FFFF"/>
    </style:style>
    <style:style style:name="T2600" style:parent-style-name="Domyślnaczcionkaakapitu" style:family="text">
      <style:text-properties fo:background-color="#80FFFF"/>
    </style:style>
    <style:style style:name="T2601" style:parent-style-name="Domyślnaczcionkaakapitu" style:family="text">
      <style:text-properties fo:background-color="#80FFFF"/>
    </style:style>
    <style:style style:name="T2602" style:parent-style-name="Domyślnaczcionkaakapitu" style:family="text">
      <style:text-properties fo:background-color="#80FFFF"/>
    </style:style>
    <style:style style:name="T2603" style:parent-style-name="Domyślnaczcionkaakapitu" style:family="text">
      <style:text-properties fo:background-color="#80FFFF"/>
    </style:style>
    <style:style style:name="T2604" style:parent-style-name="Domyślnaczcionkaakapitu" style:family="text">
      <style:text-properties fo:background-color="#80FFFF"/>
    </style:style>
    <style:style style:name="T2605" style:parent-style-name="Domyślnaczcionkaakapitu" style:family="text">
      <style:text-properties fo:background-color="#80FFFF"/>
    </style:style>
    <style:style style:name="T2606" style:parent-style-name="Domyślnaczcionkaakapitu" style:family="text">
      <style:text-properties fo:background-color="#80FFFF"/>
    </style:style>
    <style:style style:name="T2607" style:parent-style-name="Domyślnaczcionkaakapitu" style:family="text">
      <style:text-properties fo:background-color="#80FFFF"/>
    </style:style>
    <style:style style:name="T2608" style:parent-style-name="Domyślnaczcionkaakapitu" style:family="text">
      <style:text-properties fo:background-color="#80FFFF"/>
    </style:style>
    <style:style style:name="T2609" style:parent-style-name="Domyślnaczcionkaakapitu" style:family="text">
      <style:text-properties fo:background-color="#80FFFF"/>
    </style:style>
    <style:style style:name="T2610" style:parent-style-name="Domyślnaczcionkaakapitu" style:family="text">
      <style:text-properties fo:background-color="#80FFFF"/>
    </style:style>
    <style:style style:name="T2611" style:parent-style-name="Domyślnaczcionkaakapitu" style:family="text">
      <style:text-properties fo:background-color="#80FFFF"/>
    </style:style>
    <style:style style:name="T2612" style:parent-style-name="Domyślnaczcionkaakapitu" style:family="text">
      <style:text-properties fo:background-color="#80FFFF"/>
    </style:style>
    <style:style style:name="T2613" style:parent-style-name="Domyślnaczcionkaakapitu" style:family="text">
      <style:text-properties fo:background-color="#80FFFF"/>
    </style:style>
    <style:style style:name="T2614" style:parent-style-name="Domyślnaczcionkaakapitu" style:family="text">
      <style:text-properties fo:background-color="#80FFFF"/>
    </style:style>
    <style:style style:name="T2615" style:parent-style-name="Domyślnaczcionkaakapitu" style:family="text">
      <style:text-properties fo:background-color="#80FFFF"/>
    </style:style>
    <style:style style:name="T2616" style:parent-style-name="Domyślnaczcionkaakapitu" style:family="text">
      <style:text-properties fo:background-color="#80FFFF"/>
    </style:style>
    <style:style style:name="T2617" style:parent-style-name="Domyślnaczcionkaakapitu" style:family="text">
      <style:text-properties fo:background-color="#80FFFF"/>
    </style:style>
    <style:style style:name="P2618" style:parent-style-name="Normalny" style:family="paragraph">
      <style:paragraph-properties fo:text-align="justify" fo:line-height="150%" fo:text-indent="0.2479in"/>
    </style:style>
    <style:style style:name="T2619" style:parent-style-name="Domyślnaczcionkaakapitu" style:family="text">
      <style:text-properties fo:background-color="#80FFFF"/>
    </style:style>
    <style:style style:name="T2620" style:parent-style-name="Domyślnaczcionkaakapitu" style:family="text">
      <style:text-properties fo:background-color="#80FFFF"/>
    </style:style>
    <style:style style:name="T2621" style:parent-style-name="Domyślnaczcionkaakapitu" style:family="text">
      <style:text-properties fo:background-color="#80FFFF"/>
    </style:style>
    <style:style style:name="T2622" style:parent-style-name="Domyślnaczcionkaakapitu" style:family="text">
      <style:text-properties fo:background-color="#80FFFF"/>
    </style:style>
    <style:style style:name="T2623" style:parent-style-name="Domyślnaczcionkaakapitu" style:family="text">
      <style:text-properties fo:background-color="#80FFFF"/>
    </style:style>
    <style:style style:name="T2624" style:parent-style-name="Domyślnaczcionkaakapitu" style:family="text">
      <style:text-properties fo:background-color="#80FFFF"/>
    </style:style>
    <style:style style:name="T2625" style:parent-style-name="Domyślnaczcionkaakapitu" style:family="text">
      <style:text-properties fo:background-color="#80FFFF"/>
    </style:style>
    <style:style style:name="T2626" style:parent-style-name="Domyślnaczcionkaakapitu" style:family="text">
      <style:text-properties fo:background-color="#80FFFF"/>
    </style:style>
    <style:style style:name="T2627" style:parent-style-name="Domyślnaczcionkaakapitu" style:family="text">
      <style:text-properties fo:background-color="#80FFFF"/>
    </style:style>
    <style:style style:name="T2628" style:parent-style-name="Domyślnaczcionkaakapitu" style:family="text">
      <style:text-properties fo:background-color="#80FFFF"/>
    </style:style>
    <style:style style:name="T2629" style:parent-style-name="Domyślnaczcionkaakapitu" style:family="text">
      <style:text-properties fo:background-color="#80FFFF"/>
    </style:style>
    <style:style style:name="T2630" style:parent-style-name="Domyślnaczcionkaakapitu" style:family="text">
      <style:text-properties fo:background-color="#80FFFF"/>
    </style:style>
    <style:style style:name="T2631" style:parent-style-name="Domyślnaczcionkaakapitu" style:family="text">
      <style:text-properties fo:background-color="#80FFFF"/>
    </style:style>
    <style:style style:name="T2632" style:parent-style-name="Domyślnaczcionkaakapitu" style:family="text">
      <style:text-properties fo:background-color="#80FFFF"/>
    </style:style>
    <style:style style:name="T2633" style:parent-style-name="Domyślnaczcionkaakapitu" style:family="text">
      <style:text-properties fo:background-color="#80FFFF"/>
    </style:style>
    <style:style style:name="T2634" style:parent-style-name="Domyślnaczcionkaakapitu" style:family="text">
      <style:text-properties fo:background-color="#80FFFF"/>
    </style:style>
    <style:style style:name="T2635" style:parent-style-name="Domyślnaczcionkaakapitu" style:family="text">
      <style:text-properties fo:background-color="#80FFFF"/>
    </style:style>
    <style:style style:name="P2636" style:parent-style-name="Normalny" style:family="paragraph">
      <style:paragraph-properties fo:text-align="justify" fo:line-height="150%" fo:text-indent="0.2479in"/>
    </style:style>
    <style:style style:name="T2637" style:parent-style-name="Domyślnaczcionkaakapitu" style:family="text">
      <style:text-properties fo:background-color="#80FFFF"/>
    </style:style>
    <style:style style:name="T2638" style:parent-style-name="Domyślnaczcionkaakapitu" style:family="text">
      <style:text-properties fo:background-color="#80FFFF"/>
    </style:style>
    <style:style style:name="T2639" style:parent-style-name="Domyślnaczcionkaakapitu" style:family="text">
      <style:text-properties fo:background-color="#80FFFF"/>
    </style:style>
    <style:style style:name="T2640" style:parent-style-name="Domyślnaczcionkaakapitu" style:family="text">
      <style:text-properties fo:background-color="#80FFFF"/>
    </style:style>
    <style:style style:name="T2641" style:parent-style-name="Domyślnaczcionkaakapitu" style:family="text">
      <style:text-properties fo:background-color="#80FFFF"/>
    </style:style>
    <style:style style:name="T2642" style:parent-style-name="Domyślnaczcionkaakapitu" style:family="text">
      <style:text-properties fo:background-color="#80FFFF"/>
    </style:style>
    <style:style style:name="T2643" style:parent-style-name="Domyślnaczcionkaakapitu" style:family="text">
      <style:text-properties fo:background-color="#80FFFF"/>
    </style:style>
    <style:style style:name="T2644" style:parent-style-name="Domyślnaczcionkaakapitu" style:family="text">
      <style:text-properties fo:background-color="#80FFFF"/>
    </style:style>
    <style:style style:name="T2645" style:parent-style-name="Domyślnaczcionkaakapitu" style:family="text">
      <style:text-properties fo:background-color="#80FFFF"/>
    </style:style>
    <style:style style:name="T2646" style:parent-style-name="Domyślnaczcionkaakapitu" style:family="text">
      <style:text-properties fo:background-color="#80FFFF"/>
    </style:style>
    <style:style style:name="T2647" style:parent-style-name="Domyślnaczcionkaakapitu" style:family="text">
      <style:text-properties fo:background-color="#80FFFF"/>
    </style:style>
    <style:style style:name="P2648" style:parent-style-name="Normalny" style:family="paragraph">
      <style:paragraph-properties fo:text-align="justify" fo:line-height="150%" fo:text-indent="0.2479in">
        <style:tab-stops>
          <style:tab-stop style:type="left" style:position="1.5416in"/>
        </style:tab-stops>
      </style:paragraph-properties>
    </style:style>
    <style:style style:name="T2649" style:parent-style-name="Domyślnaczcionkaakapitu" style:family="text">
      <style:text-properties fo:background-color="#80FFFF"/>
    </style:style>
    <style:style style:name="T2650" style:parent-style-name="Domyślnaczcionkaakapitu" style:family="text">
      <style:text-properties fo:background-color="#80FFFF"/>
    </style:style>
    <style:style style:name="T2651" style:parent-style-name="Domyślnaczcionkaakapitu" style:family="text">
      <style:text-properties fo:background-color="#80FFFF"/>
    </style:style>
    <style:style style:name="T2652" style:parent-style-name="Domyślnaczcionkaakapitu" style:family="text">
      <style:text-properties fo:background-color="#80FFFF"/>
    </style:style>
    <style:style style:name="T2653" style:parent-style-name="Domyślnaczcionkaakapitu" style:family="text">
      <style:text-properties fo:background-color="#80FFFF"/>
    </style:style>
    <style:style style:name="T2654" style:parent-style-name="Domyślnaczcionkaakapitu" style:family="text">
      <style:text-properties fo:background-color="#80FFFF"/>
    </style:style>
    <style:style style:name="T2655" style:parent-style-name="Domyślnaczcionkaakapitu" style:family="text">
      <style:text-properties fo:background-color="#80FFFF"/>
    </style:style>
    <style:style style:name="T2656" style:parent-style-name="Domyślnaczcionkaakapitu" style:family="text">
      <style:text-properties fo:background-color="#80FFFF"/>
    </style:style>
    <style:style style:name="T2657" style:parent-style-name="Domyślnaczcionkaakapitu" style:family="text">
      <style:text-properties fo:background-color="#80FFFF"/>
    </style:style>
    <style:style style:name="T2658" style:parent-style-name="Domyślnaczcionkaakapitu" style:family="text">
      <style:text-properties fo:background-color="#80FFFF"/>
    </style:style>
    <style:style style:name="T2659" style:parent-style-name="Domyślnaczcionkaakapitu" style:family="text">
      <style:text-properties fo:background-color="#80FFFF"/>
    </style:style>
    <style:style style:name="T2660" style:parent-style-name="Domyślnaczcionkaakapitu" style:family="text">
      <style:text-properties fo:background-color="#80FFFF"/>
    </style:style>
    <style:style style:name="T2661" style:parent-style-name="Domyślnaczcionkaakapitu" style:family="text">
      <style:text-properties fo:background-color="#80FFFF"/>
    </style:style>
    <style:style style:name="T2662" style:parent-style-name="Domyślnaczcionkaakapitu" style:family="text">
      <style:text-properties fo:background-color="#80FFFF"/>
    </style:style>
    <style:style style:name="T2663" style:parent-style-name="Domyślnaczcionkaakapitu" style:family="text">
      <style:text-properties fo:background-color="#80FFFF"/>
    </style:style>
    <style:style style:name="T2664" style:parent-style-name="Domyślnaczcionkaakapitu" style:family="text">
      <style:text-properties fo:background-color="#80FFFF"/>
    </style:style>
    <style:style style:name="T2665" style:parent-style-name="Domyślnaczcionkaakapitu" style:family="text">
      <style:text-properties fo:background-color="#80FFFF"/>
    </style:style>
    <style:style style:name="T2666" style:parent-style-name="Domyślnaczcionkaakapitu" style:family="text">
      <style:text-properties fo:background-color="#80FFFF"/>
    </style:style>
    <style:style style:name="T2667" style:parent-style-name="Domyślnaczcionkaakapitu" style:family="text">
      <style:text-properties fo:background-color="#80FFFF"/>
    </style:style>
    <style:style style:name="T2668" style:parent-style-name="Domyślnaczcionkaakapitu" style:family="text">
      <style:text-properties fo:background-color="#80FFFF"/>
    </style:style>
    <style:style style:name="T2669" style:parent-style-name="Domyślnaczcionkaakapitu" style:family="text">
      <style:text-properties fo:background-color="#80FFFF"/>
    </style:style>
    <style:style style:name="T2670" style:parent-style-name="Domyślnaczcionkaakapitu" style:family="text">
      <style:text-properties fo:background-color="#80FFFF"/>
    </style:style>
    <style:style style:name="T2671" style:parent-style-name="Domyślnaczcionkaakapitu" style:family="text">
      <style:text-properties fo:background-color="#80FFFF"/>
    </style:style>
    <style:style style:name="T2672" style:parent-style-name="Domyślnaczcionkaakapitu" style:family="text">
      <style:text-properties fo:background-color="#80FFFF"/>
    </style:style>
    <style:style style:name="T2673" style:parent-style-name="Domyślnaczcionkaakapitu" style:family="text">
      <style:text-properties fo:background-color="#80FFFF"/>
    </style:style>
    <style:style style:name="T2674" style:parent-style-name="Domyślnaczcionkaakapitu" style:family="text">
      <style:text-properties fo:background-color="#80FFFF"/>
    </style:style>
    <style:style style:name="T2675" style:parent-style-name="Domyślnaczcionkaakapitu" style:family="text">
      <style:text-properties fo:background-color="#80FFFF"/>
    </style:style>
    <style:style style:name="T2676" style:parent-style-name="Domyślnaczcionkaakapitu" style:family="text">
      <style:text-properties fo:background-color="#80FFFF"/>
    </style:style>
    <style:style style:name="T2677" style:parent-style-name="Domyślnaczcionkaakapitu" style:family="text">
      <style:text-properties fo:background-color="#80FFFF"/>
    </style:style>
    <style:style style:name="T2678" style:parent-style-name="Domyślnaczcionkaakapitu" style:family="text">
      <style:text-properties fo:background-color="#80FFFF"/>
    </style:style>
    <style:style style:name="T2679" style:parent-style-name="Domyślnaczcionkaakapitu" style:family="text">
      <style:text-properties fo:background-color="#80FFFF"/>
    </style:style>
    <style:style style:name="T2680" style:parent-style-name="Domyślnaczcionkaakapitu" style:family="text">
      <style:text-properties fo:background-color="#80FFFF"/>
    </style:style>
    <style:style style:name="T2681" style:parent-style-name="Domyślnaczcionkaakapitu" style:family="text">
      <style:text-properties fo:background-color="#80FFFF"/>
    </style:style>
    <style:style style:name="T2682" style:parent-style-name="Domyślnaczcionkaakapitu" style:family="text">
      <style:text-properties fo:background-color="#80FFFF"/>
    </style:style>
    <style:style style:name="T2683" style:parent-style-name="Domyślnaczcionkaakapitu" style:family="text">
      <style:text-properties fo:background-color="#80FFFF"/>
    </style:style>
    <style:style style:name="T2684" style:parent-style-name="Domyślnaczcionkaakapitu" style:family="text">
      <style:text-properties fo:background-color="#80FFFF"/>
    </style:style>
    <style:style style:name="T2685" style:parent-style-name="Domyślnaczcionkaakapitu" style:family="text">
      <style:text-properties fo:background-color="#80FFFF"/>
    </style:style>
    <style:style style:name="T2686" style:parent-style-name="Domyślnaczcionkaakapitu" style:family="text">
      <style:text-properties fo:background-color="#80FFFF"/>
    </style:style>
    <style:style style:name="P2687" style:parent-style-name="Normalny" style:family="paragraph">
      <style:paragraph-properties fo:text-align="justify" fo:line-height="150%" fo:text-indent="0.2479in"/>
    </style:style>
    <style:style style:name="T2688" style:parent-style-name="Domyślnaczcionkaakapitu" style:family="text">
      <style:text-properties fo:background-color="#80FFFF"/>
    </style:style>
    <style:style style:name="T2689" style:parent-style-name="Domyślnaczcionkaakapitu" style:family="text">
      <style:text-properties fo:background-color="#80FFFF"/>
    </style:style>
    <style:style style:name="T2690" style:parent-style-name="Domyślnaczcionkaakapitu" style:family="text">
      <style:text-properties fo:background-color="#80FFFF"/>
    </style:style>
    <style:style style:name="T2691" style:parent-style-name="Domyślnaczcionkaakapitu" style:family="text">
      <style:text-properties fo:background-color="#80FFFF"/>
    </style:style>
    <style:style style:name="T2692" style:parent-style-name="Domyślnaczcionkaakapitu" style:family="text">
      <style:text-properties fo:background-color="#80FFFF"/>
    </style:style>
    <style:style style:name="T2693" style:parent-style-name="Domyślnaczcionkaakapitu" style:family="text">
      <style:text-properties fo:background-color="#80FFFF"/>
    </style:style>
    <style:style style:name="T2694" style:parent-style-name="Domyślnaczcionkaakapitu" style:family="text">
      <style:text-properties fo:background-color="#80FFFF"/>
    </style:style>
    <style:style style:name="T2695" style:parent-style-name="Domyślnaczcionkaakapitu" style:family="text">
      <style:text-properties fo:background-color="#80FFFF"/>
    </style:style>
    <style:style style:name="T2696" style:parent-style-name="Domyślnaczcionkaakapitu" style:family="text">
      <style:text-properties fo:background-color="#80FFFF"/>
    </style:style>
    <style:style style:name="T2697" style:parent-style-name="Domyślnaczcionkaakapitu" style:family="text">
      <style:text-properties fo:background-color="#80FFFF"/>
    </style:style>
    <style:style style:name="T2698" style:parent-style-name="Domyślnaczcionkaakapitu" style:family="text">
      <style:text-properties fo:background-color="#80FFFF"/>
    </style:style>
    <style:style style:name="T2699" style:parent-style-name="Domyślnaczcionkaakapitu" style:family="text">
      <style:text-properties fo:background-color="#80FFFF"/>
    </style:style>
    <style:style style:name="T2700" style:parent-style-name="Domyślnaczcionkaakapitu" style:family="text">
      <style:text-properties fo:background-color="#80FFFF"/>
    </style:style>
    <style:style style:name="T2701" style:parent-style-name="Domyślnaczcionkaakapitu" style:family="text">
      <style:text-properties fo:background-color="#80FFFF"/>
    </style:style>
    <style:style style:name="T2702" style:parent-style-name="Domyślnaczcionkaakapitu" style:family="text">
      <style:text-properties fo:background-color="#80FFFF"/>
    </style:style>
    <style:style style:name="T2703" style:parent-style-name="Domyślnaczcionkaakapitu" style:family="text">
      <style:text-properties fo:background-color="#80FFFF"/>
    </style:style>
    <style:style style:name="T2704" style:parent-style-name="Domyślnaczcionkaakapitu" style:family="text">
      <style:text-properties fo:background-color="#80FFFF"/>
    </style:style>
    <style:style style:name="T2705" style:parent-style-name="Domyślnaczcionkaakapitu" style:family="text">
      <style:text-properties fo:background-color="#80FFFF"/>
    </style:style>
    <style:style style:name="T2706" style:parent-style-name="Domyślnaczcionkaakapitu" style:family="text">
      <style:text-properties fo:background-color="#80FFFF"/>
    </style:style>
    <style:style style:name="T2707" style:parent-style-name="Domyślnaczcionkaakapitu" style:family="text">
      <style:text-properties fo:background-color="#80FFFF"/>
    </style:style>
    <style:style style:name="T2708" style:parent-style-name="Domyślnaczcionkaakapitu" style:family="text">
      <style:text-properties fo:background-color="#80FFFF"/>
    </style:style>
    <style:style style:name="T2709" style:parent-style-name="Domyślnaczcionkaakapitu" style:family="text">
      <style:text-properties fo:background-color="#80FFFF"/>
    </style:style>
    <style:style style:name="T2710" style:parent-style-name="Domyślnaczcionkaakapitu" style:family="text">
      <style:text-properties fo:background-color="#80FFFF"/>
    </style:style>
    <style:style style:name="T2711" style:parent-style-name="Domyślnaczcionkaakapitu" style:family="text">
      <style:text-properties fo:background-color="#80FFFF"/>
    </style:style>
    <style:style style:name="T2712" style:parent-style-name="Domyślnaczcionkaakapitu" style:family="text">
      <style:text-properties fo:background-color="#80FFFF"/>
    </style:style>
    <style:style style:name="T2713" style:parent-style-name="Domyślnaczcionkaakapitu" style:family="text">
      <style:text-properties fo:background-color="#80FFFF"/>
    </style:style>
    <style:style style:name="P2714" style:parent-style-name="Normalny" style:family="paragraph">
      <style:paragraph-properties fo:text-align="justify" fo:line-height="150%" fo:text-indent="0.2479in"/>
    </style:style>
    <style:style style:name="T2715" style:parent-style-name="Domyślnaczcionkaakapitu" style:family="text">
      <style:text-properties fo:background-color="#80FFFF"/>
    </style:style>
    <style:style style:name="T2716" style:parent-style-name="Domyślnaczcionkaakapitu" style:family="text">
      <style:text-properties fo:background-color="#80FFFF"/>
    </style:style>
    <style:style style:name="T2717" style:parent-style-name="Domyślnaczcionkaakapitu" style:family="text">
      <style:text-properties fo:background-color="#80FFFF"/>
    </style:style>
    <style:style style:name="P2718" style:parent-style-name="Normalny" style:family="paragraph">
      <style:paragraph-properties fo:text-align="justify" fo:line-height="150%" fo:text-indent="0.2479in"/>
    </style:style>
    <style:style style:name="T2719" style:parent-style-name="Domyślnaczcionkaakapitu" style:family="text">
      <style:text-properties fo:background-color="#80FFFF"/>
    </style:style>
    <style:style style:name="T2720" style:parent-style-name="Domyślnaczcionkaakapitu" style:family="text">
      <style:text-properties fo:background-color="#80FFFF"/>
    </style:style>
    <style:style style:name="T2721" style:parent-style-name="Domyślnaczcionkaakapitu" style:family="text">
      <style:text-properties fo:background-color="#80FFFF"/>
    </style:style>
    <style:style style:name="T2722" style:parent-style-name="Domyślnaczcionkaakapitu" style:family="text">
      <style:text-properties fo:background-color="#80FFFF"/>
    </style:style>
    <style:style style:name="T2723" style:parent-style-name="Domyślnaczcionkaakapitu" style:family="text">
      <style:text-properties fo:background-color="#80FFFF"/>
    </style:style>
    <style:style style:name="T2724" style:parent-style-name="Domyślnaczcionkaakapitu" style:family="text">
      <style:text-properties fo:background-color="#80FFFF"/>
    </style:style>
    <style:style style:name="T2725" style:parent-style-name="Domyślnaczcionkaakapitu" style:family="text">
      <style:text-properties fo:background-color="#80FFFF"/>
    </style:style>
    <style:style style:name="T2726" style:parent-style-name="Domyślnaczcionkaakapitu" style:family="text">
      <style:text-properties fo:background-color="#80FFFF"/>
    </style:style>
    <style:style style:name="T2727" style:parent-style-name="Domyślnaczcionkaakapitu" style:family="text">
      <style:text-properties fo:background-color="#80FFFF"/>
    </style:style>
    <style:style style:name="T2728" style:parent-style-name="Domyślnaczcionkaakapitu" style:family="text">
      <style:text-properties fo:background-color="#80FFFF"/>
    </style:style>
    <style:style style:name="T2729" style:parent-style-name="Domyślnaczcionkaakapitu" style:family="text">
      <style:text-properties fo:background-color="#80FFFF"/>
    </style:style>
    <style:style style:name="T2730" style:parent-style-name="Domyślnaczcionkaakapitu" style:family="text">
      <style:text-properties fo:background-color="#80FFFF"/>
    </style:style>
    <style:style style:name="T2731" style:parent-style-name="Domyślnaczcionkaakapitu" style:family="text">
      <style:text-properties fo:background-color="#80FFFF"/>
    </style:style>
    <style:style style:name="T2732" style:parent-style-name="Domyślnaczcionkaakapitu" style:family="text">
      <style:text-properties fo:background-color="#80FFFF"/>
    </style:style>
    <style:style style:name="T2733" style:parent-style-name="Domyślnaczcionkaakapitu" style:family="text">
      <style:text-properties fo:background-color="#80FFFF"/>
    </style:style>
    <style:style style:name="T2734" style:parent-style-name="Domyślnaczcionkaakapitu" style:family="text">
      <style:text-properties fo:background-color="#80FFFF"/>
    </style:style>
    <style:style style:name="T2735" style:parent-style-name="Domyślnaczcionkaakapitu" style:family="text">
      <style:text-properties fo:background-color="#80FFFF"/>
    </style:style>
    <style:style style:name="T2736" style:parent-style-name="Domyślnaczcionkaakapitu" style:family="text">
      <style:text-properties fo:background-color="#80FFFF"/>
    </style:style>
    <style:style style:name="T2737" style:parent-style-name="Domyślnaczcionkaakapitu" style:family="text">
      <style:text-properties fo:background-color="#80FFFF"/>
    </style:style>
    <style:style style:name="T2738" style:parent-style-name="Domyślnaczcionkaakapitu" style:family="text">
      <style:text-properties fo:background-color="#80FFFF"/>
    </style:style>
    <style:style style:name="T2739" style:parent-style-name="Domyślnaczcionkaakapitu" style:family="text">
      <style:text-properties fo:background-color="#80FFFF"/>
    </style:style>
    <style:style style:name="T2740" style:parent-style-name="Domyślnaczcionkaakapitu" style:family="text">
      <style:text-properties fo:background-color="#80FFFF"/>
    </style:style>
    <style:style style:name="T2741" style:parent-style-name="Domyślnaczcionkaakapitu" style:family="text">
      <style:text-properties fo:background-color="#80FFFF"/>
    </style:style>
    <style:style style:name="T2742" style:parent-style-name="Domyślnaczcionkaakapitu" style:family="text">
      <style:text-properties fo:background-color="#80FFFF"/>
    </style:style>
    <style:style style:name="T2743" style:parent-style-name="Domyślnaczcionkaakapitu" style:family="text">
      <style:text-properties fo:background-color="#80FFFF"/>
    </style:style>
    <style:style style:name="T2744" style:parent-style-name="Domyślnaczcionkaakapitu" style:family="text">
      <style:text-properties fo:background-color="#80FFFF"/>
    </style:style>
    <style:style style:name="T2745" style:parent-style-name="Domyślnaczcionkaakapitu" style:family="text">
      <style:text-properties fo:background-color="#80FFFF"/>
    </style:style>
    <style:style style:name="T2746" style:parent-style-name="Domyślnaczcionkaakapitu" style:family="text">
      <style:text-properties fo:background-color="#80FFFF"/>
    </style:style>
    <style:style style:name="T2747" style:parent-style-name="Domyślnaczcionkaakapitu" style:family="text">
      <style:text-properties fo:background-color="#80FFFF"/>
    </style:style>
    <style:style style:name="T2748" style:parent-style-name="Domyślnaczcionkaakapitu" style:family="text">
      <style:text-properties fo:background-color="#80FFFF"/>
    </style:style>
    <style:style style:name="T2749" style:parent-style-name="Domyślnaczcionkaakapitu" style:family="text">
      <style:text-properties fo:background-color="#80FFFF"/>
    </style:style>
    <style:style style:name="T2750" style:parent-style-name="Domyślnaczcionkaakapitu" style:family="text">
      <style:text-properties fo:background-color="#80FFFF"/>
    </style:style>
    <style:style style:name="T2751" style:parent-style-name="Domyślnaczcionkaakapitu" style:family="text">
      <style:text-properties fo:background-color="#80FFFF"/>
    </style:style>
    <style:style style:name="T2752" style:parent-style-name="Domyślnaczcionkaakapitu" style:family="text">
      <style:text-properties fo:background-color="#80FFFF"/>
    </style:style>
    <style:style style:name="T2753" style:parent-style-name="Domyślnaczcionkaakapitu" style:family="text">
      <style:text-properties fo:background-color="#80FFFF"/>
    </style:style>
    <style:style style:name="T2754" style:parent-style-name="Domyślnaczcionkaakapitu" style:family="text">
      <style:text-properties fo:background-color="#80FFFF"/>
    </style:style>
    <style:style style:name="T2755" style:parent-style-name="Domyślnaczcionkaakapitu" style:family="text">
      <style:text-properties fo:background-color="#80FFFF"/>
    </style:style>
    <style:style style:name="T2756" style:parent-style-name="Domyślnaczcionkaakapitu" style:family="text">
      <style:text-properties fo:background-color="#80FFFF"/>
    </style:style>
    <style:style style:name="T2757" style:parent-style-name="Domyślnaczcionkaakapitu" style:family="text">
      <style:text-properties fo:background-color="#80FFFF"/>
    </style:style>
    <style:style style:name="T2758" style:parent-style-name="Domyślnaczcionkaakapitu" style:family="text">
      <style:text-properties fo:background-color="#80FFFF"/>
    </style:style>
    <style:style style:name="T2759" style:parent-style-name="Domyślnaczcionkaakapitu" style:family="text">
      <style:text-properties fo:background-color="#80FFFF"/>
    </style:style>
    <style:style style:name="T2760" style:parent-style-name="Domyślnaczcionkaakapitu" style:family="text">
      <style:text-properties fo:background-color="#80FFFF"/>
    </style:style>
    <style:style style:name="T2761" style:parent-style-name="Domyślnaczcionkaakapitu" style:family="text">
      <style:text-properties fo:background-color="#80FFFF"/>
    </style:style>
    <style:style style:name="T2762" style:parent-style-name="Domyślnaczcionkaakapitu" style:family="text">
      <style:text-properties fo:background-color="#80FFFF"/>
    </style:style>
    <style:style style:name="T2763" style:parent-style-name="Domyślnaczcionkaakapitu" style:family="text">
      <style:text-properties fo:background-color="#80FFFF"/>
    </style:style>
    <style:style style:name="T2764" style:parent-style-name="Domyślnaczcionkaakapitu" style:family="text">
      <style:text-properties fo:background-color="#80FFFF"/>
    </style:style>
    <style:style style:name="T2765" style:parent-style-name="Domyślnaczcionkaakapitu" style:family="text">
      <style:text-properties fo:background-color="#80FFFF"/>
    </style:style>
    <style:style style:name="T2766" style:parent-style-name="Domyślnaczcionkaakapitu" style:family="text">
      <style:text-properties fo:background-color="#80FFFF"/>
    </style:style>
    <style:style style:name="T2767" style:parent-style-name="Domyślnaczcionkaakapitu" style:family="text">
      <style:text-properties fo:background-color="#80FFFF"/>
    </style:style>
    <style:style style:name="T2768" style:parent-style-name="Domyślnaczcionkaakapitu" style:family="text">
      <style:text-properties fo:background-color="#80FFFF"/>
    </style:style>
    <style:style style:name="T2769" style:parent-style-name="Domyślnaczcionkaakapitu" style:family="text">
      <style:text-properties fo:background-color="#80FFFF"/>
    </style:style>
    <style:style style:name="T2770" style:parent-style-name="Domyślnaczcionkaakapitu" style:family="text">
      <style:text-properties fo:background-color="#80FFFF"/>
    </style:style>
    <style:style style:name="P2771" style:parent-style-name="Normalny" style:family="paragraph">
      <style:paragraph-properties fo:text-align="justify" fo:line-height="150%" fo:text-indent="0.2479in"/>
    </style:style>
    <style:style style:name="T2772" style:parent-style-name="Domyślnaczcionkaakapitu" style:family="text">
      <style:text-properties fo:background-color="#80FFFF"/>
    </style:style>
    <style:style style:name="T2773" style:parent-style-name="Domyślnaczcionkaakapitu" style:family="text">
      <style:text-properties fo:background-color="#80FFFF"/>
    </style:style>
    <style:style style:name="T2774" style:parent-style-name="Domyślnaczcionkaakapitu" style:family="text">
      <style:text-properties fo:background-color="#80FFFF"/>
    </style:style>
    <style:style style:name="T2775" style:parent-style-name="Domyślnaczcionkaakapitu" style:family="text">
      <style:text-properties fo:background-color="#80FFFF"/>
    </style:style>
    <style:style style:name="T2776" style:parent-style-name="Domyślnaczcionkaakapitu" style:family="text">
      <style:text-properties fo:background-color="#80FFFF"/>
    </style:style>
    <style:style style:name="T2777" style:parent-style-name="Domyślnaczcionkaakapitu" style:family="text">
      <style:text-properties fo:background-color="#80FFFF"/>
    </style:style>
    <style:style style:name="T2778" style:parent-style-name="Domyślnaczcionkaakapitu" style:family="text">
      <style:text-properties fo:background-color="#80FFFF"/>
    </style:style>
    <style:style style:name="T2779" style:parent-style-name="Domyślnaczcionkaakapitu" style:family="text">
      <style:text-properties fo:background-color="#80FFFF"/>
    </style:style>
    <style:style style:name="T2780" style:parent-style-name="Domyślnaczcionkaakapitu" style:family="text">
      <style:text-properties fo:background-color="#80FFFF"/>
    </style:style>
    <style:style style:name="T2781" style:parent-style-name="Domyślnaczcionkaakapitu" style:family="text">
      <style:text-properties fo:background-color="#80FFFF"/>
    </style:style>
    <style:style style:name="T2782" style:parent-style-name="Domyślnaczcionkaakapitu" style:family="text">
      <style:text-properties fo:background-color="#80FFFF"/>
    </style:style>
    <style:style style:name="T2783" style:parent-style-name="Domyślnaczcionkaakapitu" style:family="text">
      <style:text-properties fo:background-color="#80FFFF"/>
    </style:style>
    <style:style style:name="T2784" style:parent-style-name="Domyślnaczcionkaakapitu" style:family="text">
      <style:text-properties fo:background-color="#80FFFF"/>
    </style:style>
    <style:style style:name="T2785" style:parent-style-name="Domyślnaczcionkaakapitu" style:family="text">
      <style:text-properties fo:background-color="#80FFFF"/>
    </style:style>
    <style:style style:name="T2786" style:parent-style-name="Domyślnaczcionkaakapitu" style:family="text">
      <style:text-properties fo:background-color="#80FFFF"/>
    </style:style>
    <style:style style:name="T2787" style:parent-style-name="Domyślnaczcionkaakapitu" style:family="text">
      <style:text-properties fo:background-color="#80FFFF"/>
    </style:style>
    <style:style style:name="T2788" style:parent-style-name="Domyślnaczcionkaakapitu" style:family="text">
      <style:text-properties fo:background-color="#80FFFF"/>
    </style:style>
    <style:style style:name="T2789" style:parent-style-name="Domyślnaczcionkaakapitu" style:family="text">
      <style:text-properties fo:background-color="#80FFFF"/>
    </style:style>
    <style:style style:name="T2790" style:parent-style-name="Domyślnaczcionkaakapitu" style:family="text">
      <style:text-properties fo:background-color="#80FFFF"/>
    </style:style>
    <style:style style:name="T2791" style:parent-style-name="Domyślnaczcionkaakapitu" style:family="text">
      <style:text-properties fo:background-color="#80FFFF"/>
    </style:style>
    <style:style style:name="T2792" style:parent-style-name="Domyślnaczcionkaakapitu" style:family="text">
      <style:text-properties fo:background-color="#80FFFF"/>
    </style:style>
    <style:style style:name="T2793" style:parent-style-name="Domyślnaczcionkaakapitu" style:family="text">
      <style:text-properties fo:background-color="#80FFFF"/>
    </style:style>
    <style:style style:name="T2794" style:parent-style-name="Domyślnaczcionkaakapitu" style:family="text">
      <style:text-properties fo:background-color="#80FFFF"/>
    </style:style>
    <style:style style:name="T2795" style:parent-style-name="Domyślnaczcionkaakapitu" style:family="text">
      <style:text-properties fo:background-color="#80FFFF"/>
    </style:style>
    <style:style style:name="T2796" style:parent-style-name="Domyślnaczcionkaakapitu" style:family="text">
      <style:text-properties fo:background-color="#80FFFF"/>
    </style:style>
    <style:style style:name="T2797" style:parent-style-name="Domyślnaczcionkaakapitu" style:family="text">
      <style:text-properties fo:background-color="#80FFFF"/>
    </style:style>
    <style:style style:name="P2798" style:parent-style-name="Normalny" style:family="paragraph">
      <style:paragraph-properties fo:text-align="justify" fo:line-height="150%" fo:text-indent="0.2479in"/>
    </style:style>
    <style:style style:name="T2799" style:parent-style-name="Domyślnaczcionkaakapitu" style:family="text">
      <style:text-properties fo:background-color="#80FFFF"/>
    </style:style>
    <style:style style:name="T2800" style:parent-style-name="Domyślnaczcionkaakapitu" style:family="text">
      <style:text-properties fo:background-color="#80FFFF"/>
    </style:style>
    <style:style style:name="T2801" style:parent-style-name="Domyślnaczcionkaakapitu" style:family="text">
      <style:text-properties fo:background-color="#80FFFF"/>
    </style:style>
    <style:style style:name="T2802" style:parent-style-name="Domyślnaczcionkaakapitu" style:family="text">
      <style:text-properties fo:background-color="#80FFFF"/>
    </style:style>
    <style:style style:name="T2803" style:parent-style-name="Domyślnaczcionkaakapitu" style:family="text">
      <style:text-properties fo:background-color="#80FFFF"/>
    </style:style>
    <style:style style:name="T2804" style:parent-style-name="Domyślnaczcionkaakapitu" style:family="text">
      <style:text-properties fo:background-color="#80FFFF"/>
    </style:style>
    <style:style style:name="T2805" style:parent-style-name="Domyślnaczcionkaakapitu" style:family="text">
      <style:text-properties fo:background-color="#80FFFF"/>
    </style:style>
    <style:style style:name="T2806" style:parent-style-name="Domyślnaczcionkaakapitu" style:family="text">
      <style:text-properties fo:background-color="#80FFFF"/>
    </style:style>
    <style:style style:name="T2807" style:parent-style-name="Domyślnaczcionkaakapitu" style:family="text">
      <style:text-properties fo:background-color="#80FFFF"/>
    </style:style>
    <style:style style:name="P2808" style:parent-style-name="Normalny" style:family="paragraph">
      <style:paragraph-properties fo:text-align="justify" fo:line-height="150%" fo:text-indent="0.2479in"/>
    </style:style>
    <style:style style:name="T2809" style:parent-style-name="Domyślnaczcionkaakapitu" style:family="text">
      <style:text-properties fo:background-color="#80FFFF"/>
    </style:style>
    <style:style style:name="T2810" style:parent-style-name="Domyślnaczcionkaakapitu" style:family="text">
      <style:text-properties fo:background-color="#80FFFF"/>
    </style:style>
    <style:style style:name="T2811" style:parent-style-name="Domyślnaczcionkaakapitu" style:family="text">
      <style:text-properties fo:background-color="#80FFFF"/>
    </style:style>
    <style:style style:name="T2812" style:parent-style-name="Domyślnaczcionkaakapitu" style:family="text">
      <style:text-properties fo:background-color="#80FFFF"/>
    </style:style>
    <style:style style:name="T2813" style:parent-style-name="Domyślnaczcionkaakapitu" style:family="text">
      <style:text-properties fo:background-color="#80FFFF"/>
    </style:style>
    <style:style style:name="T2814" style:parent-style-name="Domyślnaczcionkaakapitu" style:family="text">
      <style:text-properties fo:background-color="#80FFFF"/>
    </style:style>
    <style:style style:name="T2815" style:parent-style-name="Domyślnaczcionkaakapitu" style:family="text">
      <style:text-properties fo:background-color="#80FFFF"/>
    </style:style>
    <style:style style:name="T2816" style:parent-style-name="Domyślnaczcionkaakapitu" style:family="text">
      <style:text-properties fo:background-color="#80FFFF"/>
    </style:style>
    <style:style style:name="T2817" style:parent-style-name="Domyślnaczcionkaakapitu" style:family="text">
      <style:text-properties fo:background-color="#80FFFF"/>
    </style:style>
    <style:style style:name="T2818" style:parent-style-name="Domyślnaczcionkaakapitu" style:family="text">
      <style:text-properties fo:background-color="#80FFFF"/>
    </style:style>
    <style:style style:name="T2819" style:parent-style-name="Domyślnaczcionkaakapitu" style:family="text">
      <style:text-properties fo:background-color="#80FFFF"/>
    </style:style>
    <style:style style:name="T2820" style:parent-style-name="Domyślnaczcionkaakapitu" style:family="text">
      <style:text-properties fo:background-color="#80FFFF"/>
    </style:style>
    <style:style style:name="T2821" style:parent-style-name="Domyślnaczcionkaakapitu" style:family="text">
      <style:text-properties fo:background-color="#80FFFF"/>
    </style:style>
    <style:style style:name="T2822" style:parent-style-name="Domyślnaczcionkaakapitu" style:family="text">
      <style:text-properties fo:background-color="#80FFFF"/>
    </style:style>
    <style:style style:name="T2823" style:parent-style-name="Domyślnaczcionkaakapitu" style:family="text">
      <style:text-properties fo:background-color="#80FFFF"/>
    </style:style>
    <style:style style:name="T2824" style:parent-style-name="Domyślnaczcionkaakapitu" style:family="text">
      <style:text-properties fo:background-color="#80FFFF"/>
    </style:style>
    <style:style style:name="T2825" style:parent-style-name="Domyślnaczcionkaakapitu" style:family="text">
      <style:text-properties fo:background-color="#80FFFF"/>
    </style:style>
    <style:style style:name="T2826" style:parent-style-name="Domyślnaczcionkaakapitu" style:family="text">
      <style:text-properties fo:background-color="#80FFFF"/>
    </style:style>
    <style:style style:name="T2827" style:parent-style-name="Domyślnaczcionkaakapitu" style:family="text">
      <style:text-properties fo:background-color="#80FFFF"/>
    </style:style>
    <style:style style:name="T2828" style:parent-style-name="Domyślnaczcionkaakapitu" style:family="text">
      <style:text-properties fo:background-color="#80FFFF"/>
    </style:style>
    <style:style style:name="T2829" style:parent-style-name="Domyślnaczcionkaakapitu" style:family="text">
      <style:text-properties fo:background-color="#80FFFF"/>
    </style:style>
    <style:style style:name="T2830" style:parent-style-name="Domyślnaczcionkaakapitu" style:family="text">
      <style:text-properties fo:background-color="#80FFFF"/>
    </style:style>
    <style:style style:name="T2831" style:parent-style-name="Domyślnaczcionkaakapitu" style:family="text">
      <style:text-properties fo:background-color="#80FFFF"/>
    </style:style>
    <style:style style:name="P2832" style:parent-style-name="Normalny" style:family="paragraph">
      <style:paragraph-properties fo:text-align="justify" fo:line-height="150%"/>
    </style:style>
    <style:style style:name="T2833" style:parent-style-name="Domyślnaczcionkaakapitu" style:family="text">
      <style:text-properties style:text-underline-type="single" style:text-underline-style="solid" style:text-underline-width="auto" style:text-underline-mode="continuous"/>
    </style:style>
    <style:style style:name="P2834" style:parent-style-name="Normalny" style:family="paragraph">
      <style:paragraph-properties fo:text-align="justify" fo:line-height="150%" fo:text-indent="0.2479in"/>
    </style:style>
    <style:style style:name="T2835" style:parent-style-name="Domyślnaczcionkaakapitu" style:family="text">
      <style:text-properties fo:background-color="#80FFFF"/>
    </style:style>
    <style:style style:name="P2836" style:parent-style-name="Normalny" style:family="paragraph">
      <style:paragraph-properties fo:text-align="justify" fo:line-height="150%"/>
    </style:style>
    <style:style style:name="T2837" style:parent-style-name="Domyślnaczcionkaakapitu" style:family="text">
      <style:text-properties style:text-underline-type="single" style:text-underline-style="solid" style:text-underline-width="auto" style:text-underline-mode="continuous"/>
    </style:style>
    <style:style style:name="T2838" style:parent-style-name="Domyślnaczcionkaakapitu" style:family="text">
      <style:text-properties fo:background-color="#80FFFF" style:text-underline-type="single" style:text-underline-style="solid" style:text-underline-width="auto" style:text-underline-mode="continuous"/>
    </style:style>
    <style:style style:name="T2839" style:parent-style-name="Domyślnaczcionkaakapitu" style:family="text">
      <style:text-properties style:text-underline-type="single" style:text-underline-style="solid" style:text-underline-width="auto" style:text-underline-mode="continuous"/>
    </style:style>
    <style:style style:name="T2840" style:parent-style-name="Domyślnaczcionkaakapitu" style:family="text">
      <style:text-properties fo:background-color="#80FFFF"/>
    </style:style>
    <style:style style:name="P2841" style:parent-style-name="Normalny" style:family="paragraph">
      <style:paragraph-properties fo:text-align="justify" fo:line-height="150%" fo:text-indent="0.2479in"/>
    </style:style>
    <style:style style:name="T2842" style:parent-style-name="Domyślnaczcionkaakapitu" style:family="text">
      <style:text-properties fo:background-color="#80FFFF"/>
    </style:style>
    <style:style style:name="T2843" style:parent-style-name="Domyślnaczcionkaakapitu" style:family="text">
      <style:text-properties fo:background-color="#80FFFF"/>
    </style:style>
    <style:style style:name="T2844" style:parent-style-name="Domyślnaczcionkaakapitu" style:family="text">
      <style:text-properties fo:background-color="#80FFFF"/>
    </style:style>
    <style:style style:name="P2845" style:parent-style-name="Normalny" style:family="paragraph">
      <style:paragraph-properties fo:text-align="justify" fo:line-height="150%" fo:text-indent="0.2479in"/>
    </style:style>
    <style:style style:name="T2846" style:parent-style-name="Domyślnaczcionkaakapitu" style:family="text">
      <style:text-properties fo:background-color="#80FFFF"/>
    </style:style>
    <style:style style:name="T2847" style:parent-style-name="Domyślnaczcionkaakapitu" style:family="text">
      <style:text-properties fo:background-color="#80FFFF"/>
    </style:style>
    <style:style style:name="T2848" style:parent-style-name="Domyślnaczcionkaakapitu" style:family="text">
      <style:text-properties fo:background-color="#80FFFF"/>
    </style:style>
    <style:style style:name="T2849" style:parent-style-name="Domyślnaczcionkaakapitu" style:family="text">
      <style:text-properties fo:background-color="#80FFFF"/>
    </style:style>
    <style:style style:name="T2850" style:parent-style-name="Domyślnaczcionkaakapitu" style:family="text">
      <style:text-properties fo:background-color="#80FFFF"/>
    </style:style>
    <style:style style:name="T2851" style:parent-style-name="Domyślnaczcionkaakapitu" style:family="text">
      <style:text-properties fo:background-color="#80FFFF"/>
    </style:style>
    <style:style style:name="T2852" style:parent-style-name="Domyślnaczcionkaakapitu" style:family="text">
      <style:text-properties fo:background-color="#80FFFF"/>
    </style:style>
    <style:style style:name="T2853" style:parent-style-name="Domyślnaczcionkaakapitu" style:family="text">
      <style:text-properties fo:background-color="#80FFFF"/>
    </style:style>
    <style:style style:name="T2854" style:parent-style-name="Domyślnaczcionkaakapitu" style:family="text">
      <style:text-properties fo:background-color="#80FFFF"/>
    </style:style>
    <style:style style:name="T2855" style:parent-style-name="Domyślnaczcionkaakapitu" style:family="text">
      <style:text-properties fo:background-color="#80FFFF"/>
    </style:style>
    <style:style style:name="T2856" style:parent-style-name="Domyślnaczcionkaakapitu" style:family="text">
      <style:text-properties fo:background-color="#80FFFF"/>
    </style:style>
    <style:style style:name="T2857" style:parent-style-name="Domyślnaczcionkaakapitu" style:family="text">
      <style:text-properties fo:background-color="#80FFFF"/>
    </style:style>
    <style:style style:name="T2858" style:parent-style-name="Domyślnaczcionkaakapitu" style:family="text">
      <style:text-properties fo:background-color="#80FFFF"/>
    </style:style>
    <style:style style:name="T2859" style:parent-style-name="Domyślnaczcionkaakapitu" style:family="text">
      <style:text-properties fo:background-color="#80FFFF"/>
    </style:style>
    <style:style style:name="T2860" style:parent-style-name="Domyślnaczcionkaakapitu" style:family="text">
      <style:text-properties fo:background-color="#80FFFF"/>
    </style:style>
    <style:style style:name="T2861" style:parent-style-name="Domyślnaczcionkaakapitu" style:family="text">
      <style:text-properties fo:background-color="#80FFFF"/>
    </style:style>
    <style:style style:name="T2862" style:parent-style-name="Domyślnaczcionkaakapitu" style:family="text">
      <style:text-properties fo:background-color="#80FFFF"/>
    </style:style>
    <style:style style:name="T2863" style:parent-style-name="Domyślnaczcionkaakapitu" style:family="text">
      <style:text-properties fo:background-color="#80FFFF"/>
    </style:style>
    <style:style style:name="T2864" style:parent-style-name="Domyślnaczcionkaakapitu" style:family="text">
      <style:text-properties fo:background-color="#80FFFF"/>
    </style:style>
    <style:style style:name="T2865" style:parent-style-name="Domyślnaczcionkaakapitu" style:family="text">
      <style:text-properties fo:background-color="#80FFFF"/>
    </style:style>
    <style:style style:name="P2866" style:parent-style-name="Normalny" style:family="paragraph">
      <style:paragraph-properties fo:text-align="justify" fo:line-height="150%" fo:text-indent="0.2479in"/>
    </style:style>
    <style:style style:name="T2867" style:parent-style-name="Domyślnaczcionkaakapitu" style:family="text">
      <style:text-properties fo:background-color="#80FFFF"/>
    </style:style>
    <style:style style:name="T2868" style:parent-style-name="Domyślnaczcionkaakapitu" style:family="text">
      <style:text-properties fo:background-color="#80FFFF"/>
    </style:style>
    <style:style style:name="T2869" style:parent-style-name="Domyślnaczcionkaakapitu" style:family="text">
      <style:text-properties fo:background-color="#80FFFF"/>
    </style:style>
    <style:style style:name="T2870" style:parent-style-name="Domyślnaczcionkaakapitu" style:family="text">
      <style:text-properties fo:background-color="#80FFFF"/>
    </style:style>
    <style:style style:name="T2871" style:parent-style-name="Domyślnaczcionkaakapitu" style:family="text">
      <style:text-properties fo:background-color="#80FFFF"/>
    </style:style>
    <style:style style:name="T2872" style:parent-style-name="Domyślnaczcionkaakapitu" style:family="text">
      <style:text-properties fo:background-color="#80FFFF"/>
    </style:style>
    <style:style style:name="T2873" style:parent-style-name="Domyślnaczcionkaakapitu" style:family="text">
      <style:text-properties fo:background-color="#80FFFF"/>
    </style:style>
    <style:style style:name="T2874" style:parent-style-name="Domyślnaczcionkaakapitu" style:family="text">
      <style:text-properties fo:background-color="#80FFFF"/>
    </style:style>
    <style:style style:name="T2875" style:parent-style-name="Domyślnaczcionkaakapitu" style:family="text">
      <style:text-properties fo:background-color="#80FFFF"/>
    </style:style>
    <style:style style:name="T2876" style:parent-style-name="Domyślnaczcionkaakapitu" style:family="text">
      <style:text-properties fo:background-color="#80FFFF"/>
    </style:style>
    <style:style style:name="T2877" style:parent-style-name="Domyślnaczcionkaakapitu" style:family="text">
      <style:text-properties fo:background-color="#80FFFF"/>
    </style:style>
    <style:style style:name="T2878" style:parent-style-name="Domyślnaczcionkaakapitu" style:family="text">
      <style:text-properties fo:background-color="#80FFFF"/>
    </style:style>
    <style:style style:name="T2879" style:parent-style-name="Domyślnaczcionkaakapitu" style:family="text">
      <style:text-properties fo:background-color="#80FFFF"/>
    </style:style>
    <style:style style:name="T2880" style:parent-style-name="Domyślnaczcionkaakapitu" style:family="text">
      <style:text-properties fo:background-color="#80FFFF"/>
    </style:style>
    <style:style style:name="P2881" style:parent-style-name="Normalny" style:family="paragraph">
      <style:paragraph-properties fo:text-align="justify" fo:line-height="150%" fo:text-indent="0.2479in"/>
    </style:style>
    <style:style style:name="T2882" style:parent-style-name="Domyślnaczcionkaakapitu" style:family="text">
      <style:text-properties fo:background-color="#80FFFF"/>
    </style:style>
    <style:style style:name="T2883" style:parent-style-name="Domyślnaczcionkaakapitu" style:family="text">
      <style:text-properties fo:background-color="#80FFFF"/>
    </style:style>
    <style:style style:name="P2884" style:parent-style-name="Normalny" style:family="paragraph">
      <style:paragraph-properties fo:text-align="justify" fo:line-height="150%"/>
    </style:style>
    <style:style style:name="T2885" style:parent-style-name="Domyślnaczcionkaakapitu" style:family="text">
      <style:text-properties style:text-underline-type="single" style:text-underline-style="solid" style:text-underline-width="auto" style:text-underline-mode="continuous"/>
    </style:style>
    <style:style style:name="T2886" style:parent-style-name="Domyślnaczcionkaakapitu" style:family="text">
      <style:text-properties fo:background-color="#80FFFF" style:text-underline-type="single" style:text-underline-style="solid" style:text-underline-width="auto" style:text-underline-mode="continuous"/>
    </style:style>
    <style:style style:name="T2887" style:parent-style-name="Domyślnaczcionkaakapitu" style:family="text">
      <style:text-properties style:text-underline-type="single" style:text-underline-style="solid" style:text-underline-width="auto" style:text-underline-mode="continuous"/>
    </style:style>
    <style:style style:name="T2888" style:parent-style-name="Domyślnaczcionkaakapitu" style:family="text">
      <style:text-properties fo:background-color="#80FFFF" style:text-underline-type="single" style:text-underline-style="solid" style:text-underline-width="auto" style:text-underline-mode="continuous"/>
    </style:style>
    <style:style style:name="T2889" style:parent-style-name="Domyślnaczcionkaakapitu" style:family="text">
      <style:text-properties style:text-underline-type="single" style:text-underline-style="solid" style:text-underline-width="auto" style:text-underline-mode="continuous"/>
    </style:style>
    <style:style style:name="T2890" style:parent-style-name="Domyślnaczcionkaakapitu" style:family="text">
      <style:text-properties fo:background-color="#80FFFF" style:text-underline-type="single" style:text-underline-style="solid" style:text-underline-width="auto" style:text-underline-mode="continuous"/>
    </style:style>
    <style:style style:name="T2891" style:parent-style-name="Domyślnaczcionkaakapitu" style:family="text">
      <style:text-properties style:text-underline-type="single" style:text-underline-style="solid" style:text-underline-width="auto" style:text-underline-mode="continuous"/>
    </style:style>
    <style:style style:name="T2892" style:parent-style-name="Domyślnaczcionkaakapitu" style:family="text">
      <style:text-properties fo:background-color="#80FFFF" style:text-underline-type="single" style:text-underline-style="solid" style:text-underline-width="auto" style:text-underline-mode="continuous"/>
    </style:style>
    <style:style style:name="P2893" style:parent-style-name="Normalny" style:family="paragraph">
      <style:paragraph-properties fo:text-align="justify" fo:line-height="150%" fo:text-indent="0.2479in"/>
    </style:style>
    <style:style style:name="T2894" style:parent-style-name="Domyślnaczcionkaakapitu" style:family="text">
      <style:text-properties fo:background-color="#80FFFF"/>
    </style:style>
    <style:style style:name="T2895" style:parent-style-name="Domyślnaczcionkaakapitu" style:family="text">
      <style:text-properties fo:background-color="#80FFFF"/>
    </style:style>
    <style:style style:name="T2896" style:parent-style-name="Domyślnaczcionkaakapitu" style:family="text">
      <style:text-properties fo:background-color="#80FFFF"/>
    </style:style>
    <style:style style:name="T2897" style:parent-style-name="Domyślnaczcionkaakapitu" style:family="text">
      <style:text-properties fo:background-color="#80FFFF"/>
    </style:style>
    <style:style style:name="T2898" style:parent-style-name="Domyślnaczcionkaakapitu" style:family="text">
      <style:text-properties fo:background-color="#80FFFF"/>
    </style:style>
    <style:style style:name="T2899" style:parent-style-name="Domyślnaczcionkaakapitu" style:family="text">
      <style:text-properties fo:background-color="#80FFFF"/>
    </style:style>
    <style:style style:name="T2900" style:parent-style-name="Domyślnaczcionkaakapitu" style:family="text">
      <style:text-properties fo:background-color="#80FFFF"/>
    </style:style>
    <style:style style:name="T2901" style:parent-style-name="Domyślnaczcionkaakapitu" style:family="text">
      <style:text-properties fo:background-color="#80FFFF"/>
    </style:style>
    <style:style style:name="T2902" style:parent-style-name="Domyślnaczcionkaakapitu" style:family="text">
      <style:text-properties fo:background-color="#80FFFF"/>
    </style:style>
    <style:style style:name="T2903" style:parent-style-name="Domyślnaczcionkaakapitu" style:family="text">
      <style:text-properties fo:background-color="#80FFFF"/>
    </style:style>
    <style:style style:name="T2904" style:parent-style-name="Domyślnaczcionkaakapitu" style:family="text">
      <style:text-properties fo:background-color="#80FFFF"/>
    </style:style>
    <style:style style:name="T2905" style:parent-style-name="Domyślnaczcionkaakapitu" style:family="text">
      <style:text-properties fo:background-color="#80FFFF"/>
    </style:style>
    <style:style style:name="T2906" style:parent-style-name="Domyślnaczcionkaakapitu" style:family="text">
      <style:text-properties fo:background-color="#80FFFF"/>
    </style:style>
    <style:style style:name="T2907" style:parent-style-name="Domyślnaczcionkaakapitu" style:family="text">
      <style:text-properties fo:background-color="#80FFFF"/>
    </style:style>
    <style:style style:name="T2908" style:parent-style-name="Domyślnaczcionkaakapitu" style:family="text">
      <style:text-properties fo:background-color="#80FFFF"/>
    </style:style>
    <style:style style:name="T2909" style:parent-style-name="Domyślnaczcionkaakapitu" style:family="text">
      <style:text-properties fo:background-color="#80FFFF"/>
    </style:style>
    <style:style style:name="T2910" style:parent-style-name="Domyślnaczcionkaakapitu" style:family="text">
      <style:text-properties fo:background-color="#80FFFF"/>
    </style:style>
    <style:style style:name="T2911" style:parent-style-name="Domyślnaczcionkaakapitu" style:family="text">
      <style:text-properties fo:background-color="#80FFFF"/>
    </style:style>
    <style:style style:name="T2912" style:parent-style-name="Domyślnaczcionkaakapitu" style:family="text">
      <style:text-properties fo:background-color="#80FFFF"/>
    </style:style>
    <style:style style:name="T2913" style:parent-style-name="Domyślnaczcionkaakapitu" style:family="text">
      <style:text-properties fo:background-color="#80FFFF"/>
    </style:style>
    <style:style style:name="T2914" style:parent-style-name="Domyślnaczcionkaakapitu" style:family="text">
      <style:text-properties fo:background-color="#80FFFF"/>
    </style:style>
    <style:style style:name="T2915" style:parent-style-name="Domyślnaczcionkaakapitu" style:family="text">
      <style:text-properties fo:background-color="#80FFFF"/>
    </style:style>
    <style:style style:name="T2916" style:parent-style-name="Domyślnaczcionkaakapitu" style:family="text">
      <style:text-properties fo:background-color="#80FFFF"/>
    </style:style>
    <style:style style:name="T2917" style:parent-style-name="Domyślnaczcionkaakapitu" style:family="text">
      <style:text-properties fo:background-color="#80FFFF"/>
    </style:style>
    <style:style style:name="T2918" style:parent-style-name="Domyślnaczcionkaakapitu" style:family="text">
      <style:text-properties fo:background-color="#80FFFF"/>
    </style:style>
    <style:style style:name="P2919" style:parent-style-name="Normalny" style:family="paragraph">
      <style:paragraph-properties fo:text-align="justify" fo:line-height="150%" fo:text-indent="0.2479in"/>
    </style:style>
    <style:style style:name="T2920" style:parent-style-name="Domyślnaczcionkaakapitu" style:family="text">
      <style:text-properties fo:background-color="#80FFFF"/>
    </style:style>
    <style:style style:name="T2921" style:parent-style-name="Domyślnaczcionkaakapitu" style:family="text">
      <style:text-properties fo:background-color="#80FFFF"/>
    </style:style>
    <style:style style:name="P2922" style:parent-style-name="Normalny" style:family="paragraph">
      <style:paragraph-properties fo:text-align="justify" fo:line-height="150%"/>
    </style:style>
    <style:style style:name="T2923" style:parent-style-name="Domyślnaczcionkaakapitu" style:family="text">
      <style:text-properties style:text-underline-type="single" style:text-underline-style="solid" style:text-underline-width="auto" style:text-underline-mode="continuous"/>
    </style:style>
    <style:style style:name="T2924" style:parent-style-name="Domyślnaczcionkaakapitu" style:family="text">
      <style:text-properties fo:background-color="#80FFFF" style:text-underline-type="single" style:text-underline-style="solid" style:text-underline-width="auto" style:text-underline-mode="continuous"/>
    </style:style>
    <style:style style:name="T2925" style:parent-style-name="Domyślnaczcionkaakapitu" style:family="text">
      <style:text-properties style:text-underline-type="single" style:text-underline-style="solid" style:text-underline-width="auto" style:text-underline-mode="continuous"/>
    </style:style>
    <style:style style:name="T2926" style:parent-style-name="Domyślnaczcionkaakapitu" style:family="text">
      <style:text-properties fo:background-color="#80FFFF" style:text-underline-type="single" style:text-underline-style="solid" style:text-underline-width="auto" style:text-underline-mode="continuous"/>
    </style:style>
    <style:style style:name="T2927" style:parent-style-name="Domyślnaczcionkaakapitu" style:family="text">
      <style:text-properties style:text-underline-type="single" style:text-underline-style="solid" style:text-underline-width="auto" style:text-underline-mode="continuous"/>
    </style:style>
    <style:style style:name="P2928" style:parent-style-name="Normalny" style:family="paragraph">
      <style:paragraph-properties fo:text-align="justify" fo:line-height="150%" fo:text-indent="0.2479in"/>
    </style:style>
    <style:style style:name="T2929" style:parent-style-name="Domyślnaczcionkaakapitu" style:family="text">
      <style:text-properties fo:background-color="#80FFFF"/>
    </style:style>
    <style:style style:name="T2930" style:parent-style-name="Domyślnaczcionkaakapitu" style:family="text">
      <style:text-properties fo:background-color="#80FFFF"/>
    </style:style>
    <style:style style:name="T2931" style:parent-style-name="Domyślnaczcionkaakapitu" style:family="text">
      <style:text-properties fo:background-color="#80FFFF"/>
    </style:style>
    <style:style style:name="P2932" style:parent-style-name="Normalny" style:family="paragraph">
      <style:paragraph-properties fo:text-align="justify" fo:line-height="150%" fo:text-indent="0.2479in"/>
    </style:style>
    <style:style style:name="T2933" style:parent-style-name="Domyślnaczcionkaakapitu" style:family="text">
      <style:text-properties fo:background-color="#80FFFF"/>
    </style:style>
    <style:style style:name="T2934" style:parent-style-name="Domyślnaczcionkaakapitu" style:family="text">
      <style:text-properties fo:background-color="#80FFFF"/>
    </style:style>
    <style:style style:name="P2935" style:parent-style-name="Normalny" style:family="paragraph">
      <style:paragraph-properties fo:text-align="justify" fo:line-height="150%" fo:text-indent="0.2479in"/>
    </style:style>
    <style:style style:name="T2936" style:parent-style-name="Domyślnaczcionkaakapitu" style:family="text">
      <style:text-properties fo:background-color="#80FFFF"/>
    </style:style>
    <style:style style:name="T2937" style:parent-style-name="Domyślnaczcionkaakapitu" style:family="text">
      <style:text-properties fo:background-color="#80FFFF"/>
    </style:style>
    <style:style style:name="T2938" style:parent-style-name="Domyślnaczcionkaakapitu" style:family="text">
      <style:text-properties fo:background-color="#80FFFF"/>
    </style:style>
    <style:style style:name="T2939" style:parent-style-name="Domyślnaczcionkaakapitu" style:family="text">
      <style:text-properties fo:background-color="#80FFFF"/>
    </style:style>
    <style:style style:name="T2940" style:parent-style-name="Domyślnaczcionkaakapitu" style:family="text">
      <style:text-properties fo:background-color="#80FFFF"/>
    </style:style>
    <style:style style:name="T2941" style:parent-style-name="Domyślnaczcionkaakapitu" style:family="text">
      <style:text-properties fo:background-color="#80FFFF"/>
    </style:style>
    <style:style style:name="P2942" style:parent-style-name="Normalny" style:family="paragraph">
      <style:paragraph-properties fo:text-align="justify" fo:line-height="150%" fo:text-indent="0.2479in"/>
    </style:style>
    <style:style style:name="T2943" style:parent-style-name="Domyślnaczcionkaakapitu" style:family="text">
      <style:text-properties fo:background-color="#80FFFF"/>
    </style:style>
    <style:style style:name="T2944" style:parent-style-name="Domyślnaczcionkaakapitu" style:family="text">
      <style:text-properties fo:background-color="#80FFFF"/>
    </style:style>
    <style:style style:name="T2945" style:parent-style-name="Domyślnaczcionkaakapitu" style:family="text">
      <style:text-properties fo:background-color="#80FFFF"/>
    </style:style>
    <style:style style:name="T2946" style:parent-style-name="Domyślnaczcionkaakapitu" style:family="text">
      <style:text-properties fo:background-color="#80FFFF"/>
    </style:style>
    <style:style style:name="T2947" style:parent-style-name="Domyślnaczcionkaakapitu" style:family="text">
      <style:text-properties fo:background-color="#80FFFF"/>
    </style:style>
    <style:style style:name="T2948" style:parent-style-name="Domyślnaczcionkaakapitu" style:family="text">
      <style:text-properties fo:background-color="#80FFFF"/>
    </style:style>
    <style:style style:name="P2949" style:parent-style-name="Normalny" style:family="paragraph">
      <style:paragraph-properties fo:text-align="justify" fo:line-height="150%" fo:text-indent="0.2479in"/>
    </style:style>
    <style:style style:name="T2950" style:parent-style-name="Domyślnaczcionkaakapitu" style:family="text">
      <style:text-properties fo:background-color="#80FFFF"/>
    </style:style>
    <style:style style:name="T2951" style:parent-style-name="Domyślnaczcionkaakapitu" style:family="text">
      <style:text-properties fo:background-color="#80FFFF"/>
    </style:style>
    <style:style style:name="T2952" style:parent-style-name="Domyślnaczcionkaakapitu" style:family="text">
      <style:text-properties fo:background-color="#80FFFF"/>
    </style:style>
    <style:style style:name="P2953" style:parent-style-name="Normalny" style:family="paragraph">
      <style:paragraph-properties fo:text-align="justify" fo:line-height="150%" fo:text-indent="0.2479in"/>
    </style:style>
    <style:style style:name="T2954" style:parent-style-name="Domyślnaczcionkaakapitu" style:family="text">
      <style:text-properties fo:background-color="#80FFFF"/>
    </style:style>
    <style:style style:name="P2955" style:parent-style-name="Normalny" style:family="paragraph">
      <style:paragraph-properties fo:text-align="justify" fo:line-height="150%" fo:text-indent="0.2479in"/>
    </style:style>
    <style:style style:name="P2956" style:parent-style-name="Normalny" style:family="paragraph">
      <style:paragraph-properties fo:text-align="justify" fo:line-height="150%" fo:text-indent="0.2479in"/>
    </style:style>
    <style:style style:name="T2957" style:parent-style-name="Domyślnaczcionkaakapitu" style:family="text">
      <style:text-properties fo:background-color="#80FFFF"/>
    </style:style>
    <style:style style:name="T2958" style:parent-style-name="Domyślnaczcionkaakapitu" style:family="text">
      <style:text-properties fo:background-color="#80FFFF"/>
    </style:style>
    <style:style style:name="T2959" style:parent-style-name="Domyślnaczcionkaakapitu" style:family="text">
      <style:text-properties fo:background-color="#80FFFF"/>
    </style:style>
    <style:style style:name="T2960" style:parent-style-name="Domyślnaczcionkaakapitu" style:family="text">
      <style:text-properties fo:background-color="#80FFFF"/>
    </style:style>
    <style:style style:name="P2961" style:parent-style-name="Normalny" style:family="paragraph">
      <style:paragraph-properties fo:text-align="justify" fo:line-height="150%" fo:text-indent="0.2479in"/>
    </style:style>
    <style:style style:name="T2962" style:parent-style-name="Domyślnaczcionkaakapitu" style:family="text">
      <style:text-properties fo:background-color="#80FFFF"/>
    </style:style>
    <style:style style:name="T2963" style:parent-style-name="Domyślnaczcionkaakapitu" style:family="text">
      <style:text-properties fo:background-color="#80FFFF"/>
    </style:style>
    <style:style style:name="P2964" style:parent-style-name="Normalny" style:family="paragraph">
      <style:paragraph-properties fo:text-align="justify" fo:line-height="150%" fo:text-indent="0.2479in"/>
    </style:style>
    <style:style style:name="T2965" style:parent-style-name="Domyślnaczcionkaakapitu" style:family="text">
      <style:text-properties fo:background-color="#80FFFF"/>
    </style:style>
    <style:style style:name="T2966" style:parent-style-name="Domyślnaczcionkaakapitu" style:family="text">
      <style:text-properties fo:background-color="#80FFFF"/>
    </style:style>
    <style:style style:name="T2967" style:parent-style-name="Domyślnaczcionkaakapitu" style:family="text">
      <style:text-properties fo:background-color="#80FFFF"/>
    </style:style>
    <style:style style:name="T2968" style:parent-style-name="Domyślnaczcionkaakapitu" style:family="text">
      <style:text-properties fo:background-color="#80FFFF"/>
    </style:style>
    <style:style style:name="T2969" style:parent-style-name="Domyślnaczcionkaakapitu" style:family="text">
      <style:text-properties fo:background-color="#80FFFF"/>
    </style:style>
    <style:style style:name="T2970" style:parent-style-name="Domyślnaczcionkaakapitu" style:family="text">
      <style:text-properties fo:background-color="#80FFFF"/>
    </style:style>
    <style:style style:name="T2971" style:parent-style-name="Domyślnaczcionkaakapitu" style:family="text">
      <style:text-properties fo:background-color="#80FFFF"/>
    </style:style>
    <style:style style:name="T2972" style:parent-style-name="Domyślnaczcionkaakapitu" style:family="text">
      <style:text-properties fo:background-color="#80FFFF"/>
    </style:style>
    <style:style style:name="T2973" style:parent-style-name="Domyślnaczcionkaakapitu" style:family="text">
      <style:text-properties fo:background-color="#80FFFF"/>
    </style:style>
    <style:style style:name="P2974" style:parent-style-name="Normalny" style:family="paragraph">
      <style:paragraph-properties fo:text-align="justify" fo:line-height="150%" fo:text-indent="0.2479in"/>
    </style:style>
    <style:style style:name="T2975" style:parent-style-name="Domyślnaczcionkaakapitu" style:family="text">
      <style:text-properties fo:background-color="#80FFFF"/>
    </style:style>
    <style:style style:name="T2976" style:parent-style-name="Domyślnaczcionkaakapitu" style:family="text">
      <style:text-properties fo:font-style="italic" style:font-style-asian="italic" style:font-style-complex="italic" fo:background-color="#80FFFF"/>
    </style:style>
    <style:style style:name="P2977" style:parent-style-name="Normalny" style:family="paragraph">
      <style:paragraph-properties fo:text-align="justify" fo:line-height="150%" fo:text-indent="0.2479in"/>
    </style:style>
    <style:style style:name="T2978" style:parent-style-name="Domyślnaczcionkaakapitu" style:family="text">
      <style:text-properties fo:background-color="#80FFFF"/>
    </style:style>
    <style:style style:name="T2979" style:parent-style-name="Domyślnaczcionkaakapitu" style:family="text">
      <style:text-properties fo:background-color="#80FFFF"/>
    </style:style>
    <style:style style:name="T2980" style:parent-style-name="Domyślnaczcionkaakapitu" style:family="text">
      <style:text-properties fo:background-color="#80FFFF"/>
    </style:style>
    <style:style style:name="T2981" style:parent-style-name="Domyślnaczcionkaakapitu" style:family="text">
      <style:text-properties fo:background-color="#80FFFF"/>
    </style:style>
    <style:style style:name="T2982" style:parent-style-name="Domyślnaczcionkaakapitu" style:family="text">
      <style:text-properties fo:background-color="#80FFFF"/>
    </style:style>
    <style:style style:name="T2983" style:parent-style-name="Domyślnaczcionkaakapitu" style:family="text">
      <style:text-properties fo:background-color="#80FFFF"/>
    </style:style>
    <style:style style:name="T2984" style:parent-style-name="Domyślnaczcionkaakapitu" style:family="text">
      <style:text-properties fo:background-color="#80FFFF"/>
    </style:style>
    <style:style style:name="T2985" style:parent-style-name="Domyślnaczcionkaakapitu" style:family="text">
      <style:text-properties fo:background-color="#80FFFF"/>
    </style:style>
    <style:style style:name="T2986" style:parent-style-name="Domyślnaczcionkaakapitu" style:family="text">
      <style:text-properties fo:background-color="#80FFFF"/>
    </style:style>
    <style:style style:name="T2987" style:parent-style-name="Domyślnaczcionkaakapitu" style:family="text">
      <style:text-properties fo:background-color="#80FFFF"/>
    </style:style>
    <style:style style:name="T2988" style:parent-style-name="Domyślnaczcionkaakapitu" style:family="text">
      <style:text-properties fo:background-color="#80FFFF"/>
    </style:style>
    <style:style style:name="T2989" style:parent-style-name="Domyślnaczcionkaakapitu" style:family="text">
      <style:text-properties fo:background-color="#80FFFF"/>
    </style:style>
    <style:style style:name="T2990" style:parent-style-name="Domyślnaczcionkaakapitu" style:family="text">
      <style:text-properties fo:background-color="#80FFFF"/>
    </style:style>
    <style:style style:name="T2991" style:parent-style-name="Domyślnaczcionkaakapitu" style:family="text">
      <style:text-properties fo:background-color="#80FFFF"/>
    </style:style>
    <style:style style:name="T2992" style:parent-style-name="Domyślnaczcionkaakapitu" style:family="text">
      <style:text-properties fo:background-color="#80FFFF"/>
    </style:style>
    <style:style style:name="T2993" style:parent-style-name="Domyślnaczcionkaakapitu" style:family="text">
      <style:text-properties fo:background-color="#80FFFF"/>
    </style:style>
    <style:style style:name="P2994" style:parent-style-name="Normalny" style:family="paragraph">
      <style:paragraph-properties fo:text-align="justify" fo:line-height="150%" fo:text-indent="0.2479in"/>
    </style:style>
    <style:style style:name="P2995" style:parent-style-name="Normalny" style:family="paragraph">
      <style:paragraph-properties fo:text-align="justify" fo:line-height="150%"/>
    </style:style>
    <style:style style:name="T2996" style:parent-style-name="Domyślnaczcionkaakapitu" style:family="text">
      <style:text-properties style:text-underline-type="single" style:text-underline-style="solid" style:text-underline-width="auto" style:text-underline-mode="continuous"/>
    </style:style>
    <style:style style:name="P2997" style:parent-style-name="Normalny" style:family="paragraph">
      <style:paragraph-properties fo:text-align="justify" fo:line-height="150%" fo:text-indent="0.2479in"/>
    </style:style>
    <style:style style:name="T2998" style:parent-style-name="Domyślnaczcionkaakapitu" style:family="text">
      <style:text-properties fo:background-color="#80FFFF"/>
    </style:style>
    <style:style style:name="P2999" style:parent-style-name="Normalny" style:family="paragraph">
      <style:paragraph-properties fo:text-align="justify" fo:line-height="150%"/>
    </style:style>
    <style:style style:name="T3000" style:parent-style-name="Domyślnaczcionkaakapitu" style:family="text">
      <style:text-properties style:text-underline-type="single" style:text-underline-style="solid" style:text-underline-width="auto" style:text-underline-mode="continuous"/>
    </style:style>
    <style:style style:name="P3001" style:parent-style-name="Normalny" style:family="paragraph">
      <style:paragraph-properties fo:text-align="justify" fo:line-height="150%" fo:text-indent="0.2479in"/>
    </style:style>
    <style:style style:name="T3002" style:parent-style-name="Domyślnaczcionkaakapitu" style:family="text">
      <style:text-properties fo:background-color="#80FFFF"/>
    </style:style>
    <style:style style:name="T3003" style:parent-style-name="Domyślnaczcionkaakapitu" style:family="text">
      <style:text-properties fo:background-color="#80FFFF"/>
    </style:style>
    <style:style style:name="T3004" style:parent-style-name="Domyślnaczcionkaakapitu" style:family="text">
      <style:text-properties fo:background-color="#80FFFF"/>
    </style:style>
    <style:style style:name="T3005" style:parent-style-name="Domyślnaczcionkaakapitu" style:family="text">
      <style:text-properties fo:background-color="#80FFFF"/>
    </style:style>
    <style:style style:name="T3006" style:parent-style-name="Domyślnaczcionkaakapitu" style:family="text">
      <style:text-properties fo:background-color="#80FFFF"/>
    </style:style>
    <style:style style:name="T3007" style:parent-style-name="Domyślnaczcionkaakapitu" style:family="text">
      <style:text-properties fo:background-color="#80FFFF"/>
    </style:style>
    <style:style style:name="T3008" style:parent-style-name="Domyślnaczcionkaakapitu" style:family="text">
      <style:text-properties fo:background-color="#80FFFF"/>
    </style:style>
    <style:style style:name="T3009" style:parent-style-name="Domyślnaczcionkaakapitu" style:family="text">
      <style:text-properties fo:background-color="#80FFFF"/>
    </style:style>
    <style:style style:name="T3010" style:parent-style-name="Domyślnaczcionkaakapitu" style:family="text">
      <style:text-properties fo:background-color="#80FFFF"/>
    </style:style>
    <style:style style:name="P3011" style:parent-style-name="Normalny" style:family="paragraph">
      <style:paragraph-properties fo:text-align="justify" fo:line-height="150%"/>
    </style:style>
    <style:style style:name="T3012" style:parent-style-name="Domyślnaczcionkaakapitu" style:family="text">
      <style:text-properties style:text-underline-type="single" style:text-underline-style="solid" style:text-underline-width="auto" style:text-underline-mode="continuous"/>
    </style:style>
    <style:style style:name="T3013" style:parent-style-name="Domyślnaczcionkaakapitu" style:family="text">
      <style:text-properties fo:background-color="#80FFFF" style:text-underline-type="single" style:text-underline-style="solid" style:text-underline-width="auto" style:text-underline-mode="continuous"/>
    </style:style>
    <style:style style:name="T3014" style:parent-style-name="Domyślnaczcionkaakapitu" style:family="text">
      <style:text-properties style:text-underline-type="single" style:text-underline-style="solid" style:text-underline-width="auto" style:text-underline-mode="continuous"/>
    </style:style>
    <style:style style:name="T3015" style:parent-style-name="Domyślnaczcionkaakapitu" style:family="text">
      <style:text-properties fo:background-color="#80FFFF"/>
    </style:style>
    <style:style style:name="P3016" style:parent-style-name="Normalny" style:family="paragraph">
      <style:paragraph-properties fo:text-align="justify" fo:line-height="150%" fo:text-indent="0.2479in"/>
    </style:style>
    <style:style style:name="T3017" style:parent-style-name="Domyślnaczcionkaakapitu" style:family="text">
      <style:text-properties fo:background-color="#80FFFF"/>
    </style:style>
    <style:style style:name="T3018" style:parent-style-name="Domyślnaczcionkaakapitu" style:family="text">
      <style:text-properties fo:background-color="#80FFFF"/>
    </style:style>
    <style:style style:name="T3019" style:parent-style-name="Domyślnaczcionkaakapitu" style:family="text">
      <style:text-properties fo:background-color="#80FFFF"/>
    </style:style>
    <style:style style:name="T3020" style:parent-style-name="Domyślnaczcionkaakapitu" style:family="text">
      <style:text-properties fo:background-color="#80FFFF"/>
    </style:style>
    <style:style style:name="T3021" style:parent-style-name="Domyślnaczcionkaakapitu" style:family="text">
      <style:text-properties fo:background-color="#80FFFF"/>
    </style:style>
    <style:style style:name="T3022" style:parent-style-name="Domyślnaczcionkaakapitu" style:family="text">
      <style:text-properties fo:background-color="#80FFFF"/>
    </style:style>
    <style:style style:name="T3023" style:parent-style-name="Domyślnaczcionkaakapitu" style:family="text">
      <style:text-properties fo:background-color="#80FFFF"/>
    </style:style>
    <style:style style:name="T3024" style:parent-style-name="Domyślnaczcionkaakapitu" style:family="text">
      <style:text-properties fo:background-color="#80FFFF"/>
    </style:style>
    <style:style style:name="T3025" style:parent-style-name="Domyślnaczcionkaakapitu" style:family="text">
      <style:text-properties fo:background-color="#80FFFF"/>
    </style:style>
    <style:style style:name="T3026" style:parent-style-name="Domyślnaczcionkaakapitu" style:family="text">
      <style:text-properties fo:background-color="#80FFFF"/>
    </style:style>
    <style:style style:name="T3027" style:parent-style-name="Domyślnaczcionkaakapitu" style:family="text">
      <style:text-properties fo:background-color="#80FFFF"/>
    </style:style>
    <style:style style:name="P3028" style:parent-style-name="Normalny" style:family="paragraph">
      <style:paragraph-properties fo:text-align="justify" fo:line-height="150%"/>
    </style:style>
    <style:style style:name="T3029" style:parent-style-name="Domyślnaczcionkaakapitu" style:family="text">
      <style:text-properties fo:background-color="#80FFFF" style:text-underline-type="single" style:text-underline-style="solid" style:text-underline-width="auto" style:text-underline-mode="continuous"/>
    </style:style>
    <style:style style:name="T3030" style:parent-style-name="Domyślnaczcionkaakapitu" style:family="text">
      <style:text-properties style:text-underline-type="single" style:text-underline-style="solid" style:text-underline-width="auto" style:text-underline-mode="continuous"/>
    </style:style>
    <style:style style:name="T3031" style:parent-style-name="Domyślnaczcionkaakapitu" style:family="text">
      <style:text-properties fo:background-color="#80FFFF" style:text-underline-type="single" style:text-underline-style="solid" style:text-underline-width="auto" style:text-underline-mode="continuous"/>
    </style:style>
    <style:style style:name="T3032" style:parent-style-name="Domyślnaczcionkaakapitu" style:family="text">
      <style:text-properties style:text-underline-type="single" style:text-underline-style="solid" style:text-underline-width="auto" style:text-underline-mode="continuous"/>
    </style:style>
    <style:style style:name="T3033" style:parent-style-name="Domyślnaczcionkaakapitu" style:family="text">
      <style:text-properties fo:background-color="#80FFFF" style:text-underline-type="single" style:text-underline-style="solid" style:text-underline-width="auto" style:text-underline-mode="continuous"/>
    </style:style>
    <style:style style:name="T3034" style:parent-style-name="Domyślnaczcionkaakapitu" style:family="text">
      <style:text-properties style:text-underline-type="single" style:text-underline-style="solid" style:text-underline-width="auto" style:text-underline-mode="continuous"/>
    </style:style>
    <style:style style:name="T3035" style:parent-style-name="Domyślnaczcionkaakapitu" style:family="text">
      <style:text-properties fo:background-color="#80FFFF" style:text-underline-type="single" style:text-underline-style="solid" style:text-underline-width="auto" style:text-underline-mode="continuous"/>
    </style:style>
    <style:style style:name="T3036" style:parent-style-name="Domyślnaczcionkaakapitu" style:family="text">
      <style:text-properties style:text-underline-type="single" style:text-underline-style="solid" style:text-underline-width="auto" style:text-underline-mode="continuous"/>
    </style:style>
    <style:style style:name="T3037" style:parent-style-name="Domyślnaczcionkaakapitu" style:family="text">
      <style:text-properties fo:background-color="#80FFFF"/>
    </style:style>
    <style:style style:name="P3038" style:parent-style-name="Normalny" style:family="paragraph">
      <style:paragraph-properties fo:text-align="justify" fo:line-height="150%" fo:text-indent="0.2479in"/>
    </style:style>
    <style:style style:name="T3039" style:parent-style-name="Domyślnaczcionkaakapitu" style:family="text">
      <style:text-properties fo:background-color="#80FFFF"/>
    </style:style>
    <style:style style:name="P3040" style:parent-style-name="Normalny" style:family="paragraph">
      <style:paragraph-properties fo:text-align="justify" fo:line-height="150%"/>
    </style:style>
    <style:style style:name="T3041" style:parent-style-name="Domyślnaczcionkaakapitu" style:family="text">
      <style:text-properties fo:background-color="#80FFFF" style:text-underline-type="single" style:text-underline-style="solid" style:text-underline-width="auto" style:text-underline-mode="continuous"/>
    </style:style>
    <style:style style:name="T3042" style:parent-style-name="Domyślnaczcionkaakapitu" style:family="text">
      <style:text-properties style:text-underline-type="single" style:text-underline-style="solid" style:text-underline-width="auto" style:text-underline-mode="continuous"/>
    </style:style>
    <style:style style:name="T3043" style:parent-style-name="Domyślnaczcionkaakapitu" style:family="text">
      <style:text-properties fo:background-color="#80FFFF" style:text-underline-type="single" style:text-underline-style="solid" style:text-underline-width="auto" style:text-underline-mode="continuous"/>
    </style:style>
    <style:style style:name="T3044" style:parent-style-name="Domyślnaczcionkaakapitu" style:family="text">
      <style:text-properties style:text-underline-type="single" style:text-underline-style="solid" style:text-underline-width="auto" style:text-underline-mode="continuous"/>
    </style:style>
    <style:style style:name="P3045" style:parent-style-name="Normalny" style:family="paragraph">
      <style:paragraph-properties fo:text-align="justify" fo:line-height="150%" fo:text-indent="0.2479in"/>
    </style:style>
    <style:style style:name="P3046" style:parent-style-name="Normalny" style:family="paragraph">
      <style:paragraph-properties fo:text-align="justify" fo:line-height="150%"/>
    </style:style>
    <style:style style:name="T3047" style:parent-style-name="Domyślnaczcionkaakapitu" style:family="text">
      <style:text-properties style:text-underline-type="single" style:text-underline-style="solid" style:text-underline-width="auto" style:text-underline-mode="continuous"/>
    </style:style>
    <style:style style:name="T3048" style:parent-style-name="Domyślnaczcionkaakapitu" style:family="text">
      <style:text-properties fo:background-color="#80FFFF" style:text-underline-type="single" style:text-underline-style="solid" style:text-underline-width="auto" style:text-underline-mode="continuous"/>
    </style:style>
    <style:style style:name="T3049" style:parent-style-name="Domyślnaczcionkaakapitu" style:family="text">
      <style:text-properties style:text-underline-type="single" style:text-underline-style="solid" style:text-underline-width="auto" style:text-underline-mode="continuous"/>
    </style:style>
    <style:style style:name="T3050" style:parent-style-name="Domyślnaczcionkaakapitu" style:family="text">
      <style:text-properties fo:background-color="#80FFFF" style:text-underline-type="single" style:text-underline-style="solid" style:text-underline-width="auto" style:text-underline-mode="continuous"/>
    </style:style>
    <style:style style:name="T3051" style:parent-style-name="Domyślnaczcionkaakapitu" style:family="text">
      <style:text-properties style:text-underline-type="single" style:text-underline-style="solid" style:text-underline-width="auto" style:text-underline-mode="continuous"/>
    </style:style>
    <style:style style:name="T3052" style:parent-style-name="Domyślnaczcionkaakapitu" style:family="text">
      <style:text-properties fo:background-color="#80FFFF"/>
    </style:style>
    <style:style style:name="P3053" style:parent-style-name="Normalny" style:family="paragraph">
      <style:paragraph-properties fo:text-align="justify" fo:line-height="150%" fo:text-indent="0.2479in"/>
    </style:style>
    <style:style style:name="T3054" style:parent-style-name="Domyślnaczcionkaakapitu" style:family="text">
      <style:text-properties fo:background-color="#80FFFF"/>
    </style:style>
    <style:style style:name="T3055" style:parent-style-name="Domyślnaczcionkaakapitu" style:family="text">
      <style:text-properties fo:background-color="#80FFFF"/>
    </style:style>
    <style:style style:name="T3056" style:parent-style-name="Domyślnaczcionkaakapitu" style:family="text">
      <style:text-properties fo:background-color="#80FFFF"/>
    </style:style>
    <style:style style:name="T3057" style:parent-style-name="Domyślnaczcionkaakapitu" style:family="text">
      <style:text-properties fo:background-color="#80FFFF"/>
    </style:style>
    <style:style style:name="T3058" style:parent-style-name="Domyślnaczcionkaakapitu" style:family="text">
      <style:text-properties fo:background-color="#80FFFF"/>
    </style:style>
    <style:style style:name="T3059" style:parent-style-name="Domyślnaczcionkaakapitu" style:family="text">
      <style:text-properties fo:background-color="#80FFFF"/>
    </style:style>
    <style:style style:name="T3060" style:parent-style-name="Domyślnaczcionkaakapitu" style:family="text">
      <style:text-properties fo:background-color="#80FFFF"/>
    </style:style>
    <style:style style:name="T3061" style:parent-style-name="Domyślnaczcionkaakapitu" style:family="text">
      <style:text-properties fo:background-color="#80FFFF"/>
    </style:style>
    <style:style style:name="T3062" style:parent-style-name="Domyślnaczcionkaakapitu" style:family="text">
      <style:text-properties fo:background-color="#80FFFF"/>
    </style:style>
    <style:style style:name="T3063" style:parent-style-name="Domyślnaczcionkaakapitu" style:family="text">
      <style:text-properties fo:background-color="#80FFFF"/>
    </style:style>
    <style:style style:name="T3064" style:parent-style-name="Domyślnaczcionkaakapitu" style:family="text">
      <style:text-properties fo:background-color="#80FFFF"/>
    </style:style>
    <style:style style:name="T3065" style:parent-style-name="Domyślnaczcionkaakapitu" style:family="text">
      <style:text-properties fo:background-color="#80FFFF"/>
    </style:style>
    <style:style style:name="T3066" style:parent-style-name="Domyślnaczcionkaakapitu" style:family="text">
      <style:text-properties fo:background-color="#80FFFF"/>
    </style:style>
    <style:style style:name="T3067" style:parent-style-name="Domyślnaczcionkaakapitu" style:family="text">
      <style:text-properties fo:background-color="#80FFFF"/>
    </style:style>
    <style:style style:name="T3068" style:parent-style-name="Domyślnaczcionkaakapitu" style:family="text">
      <style:text-properties fo:background-color="#80FFFF"/>
    </style:style>
    <style:style style:name="T3069" style:parent-style-name="Domyślnaczcionkaakapitu" style:family="text">
      <style:text-properties fo:background-color="#80FFFF"/>
    </style:style>
    <style:style style:name="P3070" style:parent-style-name="Normalny" style:family="paragraph">
      <style:paragraph-properties fo:text-align="justify" fo:line-height="150%" fo:text-indent="0.2479in"/>
    </style:style>
    <style:style style:name="T3071" style:parent-style-name="Domyślnaczcionkaakapitu" style:family="text">
      <style:text-properties fo:background-color="#80FFFF"/>
    </style:style>
    <style:style style:name="T3072" style:parent-style-name="Domyślnaczcionkaakapitu" style:family="text">
      <style:text-properties fo:background-color="#80FFFF"/>
    </style:style>
    <style:style style:name="T3073" style:parent-style-name="Domyślnaczcionkaakapitu" style:family="text">
      <style:text-properties fo:background-color="#80FFFF"/>
    </style:style>
    <style:style style:name="T3074" style:parent-style-name="Domyślnaczcionkaakapitu" style:family="text">
      <style:text-properties fo:background-color="#80FFFF"/>
    </style:style>
    <style:style style:name="T3075" style:parent-style-name="Domyślnaczcionkaakapitu" style:family="text">
      <style:text-properties fo:background-color="#80FFFF"/>
    </style:style>
    <style:style style:name="T3076" style:parent-style-name="Domyślnaczcionkaakapitu" style:family="text">
      <style:text-properties fo:background-color="#80FFFF"/>
    </style:style>
    <style:style style:name="T3077" style:parent-style-name="Domyślnaczcionkaakapitu" style:family="text">
      <style:text-properties fo:background-color="#80FFFF"/>
    </style:style>
    <style:style style:name="P3078" style:parent-style-name="Normalny" style:family="paragraph">
      <style:paragraph-properties fo:text-align="justify" fo:line-height="150%" fo:text-indent="0.2479in"/>
    </style:style>
    <style:style style:name="T3079" style:parent-style-name="Domyślnaczcionkaakapitu" style:family="text">
      <style:text-properties fo:background-color="#80FFFF"/>
    </style:style>
    <style:style style:name="T3080" style:parent-style-name="Domyślnaczcionkaakapitu" style:family="text">
      <style:text-properties fo:background-color="#80FFFF"/>
    </style:style>
    <style:style style:name="P3081" style:parent-style-name="Normalny" style:family="paragraph">
      <style:paragraph-properties fo:text-align="justify" fo:line-height="150%">
        <style:tab-stops>
          <style:tab-stop style:type="left" style:position="3.6888in"/>
        </style:tab-stops>
      </style:paragraph-properties>
    </style:style>
    <style:style style:name="T3082" style:parent-style-name="Domyślnaczcionkaakapitu" style:family="text">
      <style:text-properties style:text-underline-type="single" style:text-underline-style="solid" style:text-underline-width="auto" style:text-underline-mode="continuous"/>
    </style:style>
    <style:style style:name="P3083" style:parent-style-name="Normalny" style:family="paragraph">
      <style:paragraph-properties fo:text-align="justify" fo:line-height="150%" fo:text-indent="0.2479in"/>
      <style:text-properties fo:background-color="#80FFFF"/>
    </style:style>
    <style:style style:name="P3084" style:parent-style-name="Normalny" style:family="paragraph">
      <style:paragraph-properties fo:text-align="justify" fo:line-height="150%" fo:text-indent="0.2479in"/>
    </style:style>
    <style:style style:name="T3085" style:parent-style-name="Domyślnaczcionkaakapitu" style:family="text">
      <style:text-properties fo:background-color="#80FFFF"/>
    </style:style>
    <style:style style:name="P3086" style:parent-style-name="Normalny" style:family="paragraph">
      <style:paragraph-properties fo:text-align="justify" fo:line-height="150%" fo:text-indent="0.2479in"/>
    </style:style>
    <style:style style:name="T3087" style:parent-style-name="Domyślnaczcionkaakapitu" style:family="text">
      <style:text-properties fo:background-color="#80FFFF"/>
    </style:style>
    <style:style style:name="P3088" style:parent-style-name="Normalny" style:family="paragraph">
      <style:paragraph-properties fo:text-align="justify" fo:line-height="150%"/>
    </style:style>
    <style:style style:name="T3089" style:parent-style-name="Domyślnaczcionkaakapitu" style:family="text">
      <style:text-properties style:text-underline-type="single" style:text-underline-style="solid" style:text-underline-width="auto" style:text-underline-mode="continuous"/>
    </style:style>
    <style:style style:name="T3090" style:parent-style-name="Domyślnaczcionkaakapitu" style:family="text">
      <style:text-properties fo:background-color="#80FFFF" style:text-underline-type="single" style:text-underline-style="solid" style:text-underline-width="auto" style:text-underline-mode="continuous"/>
    </style:style>
    <style:style style:name="T3091" style:parent-style-name="Domyślnaczcionkaakapitu" style:family="text">
      <style:text-properties style:text-underline-type="single" style:text-underline-style="solid" style:text-underline-width="auto" style:text-underline-mode="continuous"/>
    </style:style>
    <style:style style:name="P3092" style:parent-style-name="Normalny" style:family="paragraph">
      <style:paragraph-properties fo:text-align="justify" fo:line-height="150%" fo:text-indent="0.2479in"/>
    </style:style>
    <style:style style:name="T3093" style:parent-style-name="Domyślnaczcionkaakapitu" style:family="text">
      <style:text-properties fo:background-color="#80FFFF"/>
    </style:style>
    <style:style style:name="P3094" style:parent-style-name="Normalny" style:family="paragraph">
      <style:paragraph-properties fo:text-align="justify" fo:line-height="150%"/>
    </style:style>
    <style:style style:name="T3095" style:parent-style-name="Domyślnaczcionkaakapitu" style:family="text">
      <style:text-properties style:text-underline-type="single" style:text-underline-style="solid" style:text-underline-width="auto" style:text-underline-mode="continuous"/>
    </style:style>
    <style:style style:name="T3096" style:parent-style-name="Domyślnaczcionkaakapitu" style:family="text">
      <style:text-properties fo:background-color="#80FFFF" style:text-underline-type="single" style:text-underline-style="solid" style:text-underline-width="auto" style:text-underline-mode="continuous"/>
    </style:style>
    <style:style style:name="T3097" style:parent-style-name="Domyślnaczcionkaakapitu" style:family="text">
      <style:text-properties style:text-underline-type="single" style:text-underline-style="solid" style:text-underline-width="auto" style:text-underline-mode="continuous"/>
    </style:style>
    <style:style style:name="T3098" style:parent-style-name="Domyślnaczcionkaakapitu" style:family="text">
      <style:text-properties fo:background-color="#80FFFF" style:text-underline-type="single" style:text-underline-style="solid" style:text-underline-width="auto" style:text-underline-mode="continuous"/>
    </style:style>
    <style:style style:name="T3099" style:parent-style-name="Domyślnaczcionkaakapitu" style:family="text">
      <style:text-properties style:text-underline-type="single" style:text-underline-style="solid" style:text-underline-width="auto" style:text-underline-mode="continuous"/>
    </style:style>
    <style:style style:name="P3100" style:parent-style-name="Normalny" style:family="paragraph">
      <style:paragraph-properties fo:text-align="justify" fo:line-height="150%" fo:text-indent="0.2479in">
        <style:tab-stops>
          <style:tab-stop style:type="left" style:position="2.6298in"/>
        </style:tab-stops>
      </style:paragraph-properties>
    </style:style>
    <style:style style:name="T3101" style:parent-style-name="Domyślnaczcionkaakapitu" style:family="text">
      <style:text-properties fo:background-color="#80FFFF"/>
    </style:style>
    <style:style style:name="T3102" style:parent-style-name="Domyślnaczcionkaakapitu" style:family="text">
      <style:text-properties fo:background-color="#80FFFF"/>
    </style:style>
    <style:style style:name="T3103" style:parent-style-name="Domyślnaczcionkaakapitu" style:family="text">
      <style:text-properties fo:background-color="#80FFFF"/>
    </style:style>
    <style:style style:name="T3104" style:parent-style-name="Domyślnaczcionkaakapitu" style:family="text">
      <style:text-properties fo:background-color="#80FFFF"/>
    </style:style>
    <style:style style:name="T3105" style:parent-style-name="Domyślnaczcionkaakapitu" style:family="text">
      <style:text-properties fo:background-color="#80FFFF"/>
    </style:style>
    <style:style style:name="T3106" style:parent-style-name="Domyślnaczcionkaakapitu" style:family="text">
      <style:text-properties fo:background-color="#80FFFF"/>
    </style:style>
    <style:style style:name="T3107" style:parent-style-name="Domyślnaczcionkaakapitu" style:family="text">
      <style:text-properties fo:background-color="#80FFFF"/>
    </style:style>
    <style:style style:name="P3108" style:parent-style-name="Normalny" style:family="paragraph">
      <style:paragraph-properties fo:text-align="justify" fo:line-height="150%" fo:text-indent="0.2479in"/>
    </style:style>
    <style:style style:name="T3109" style:parent-style-name="Domyślnaczcionkaakapitu" style:family="text">
      <style:text-properties fo:background-color="#80FFFF"/>
    </style:style>
    <style:style style:name="T3110" style:parent-style-name="Domyślnaczcionkaakapitu" style:family="text">
      <style:text-properties fo:background-color="#80FFFF"/>
    </style:style>
    <style:style style:name="T3111" style:parent-style-name="Domyślnaczcionkaakapitu" style:family="text">
      <style:text-properties fo:background-color="#80FFFF"/>
    </style:style>
    <style:style style:name="T3112" style:parent-style-name="Domyślnaczcionkaakapitu" style:family="text">
      <style:text-properties fo:background-color="#80FFFF"/>
    </style:style>
    <style:style style:name="T3113" style:parent-style-name="Domyślnaczcionkaakapitu" style:family="text">
      <style:text-properties fo:background-color="#80FFFF"/>
    </style:style>
    <style:style style:name="T3114" style:parent-style-name="Domyślnaczcionkaakapitu" style:family="text">
      <style:text-properties fo:background-color="#80FFFF"/>
    </style:style>
    <style:style style:name="T3115" style:parent-style-name="Domyślnaczcionkaakapitu" style:family="text">
      <style:text-properties fo:background-color="#80FFFF"/>
    </style:style>
    <style:style style:name="T3116" style:parent-style-name="Domyślnaczcionkaakapitu" style:family="text">
      <style:text-properties fo:background-color="#80FFFF"/>
    </style:style>
    <style:style style:name="T3117" style:parent-style-name="Domyślnaczcionkaakapitu" style:family="text">
      <style:text-properties fo:background-color="#80FFFF"/>
    </style:style>
    <style:style style:name="T3118" style:parent-style-name="Domyślnaczcionkaakapitu" style:family="text">
      <style:text-properties fo:background-color="#80FFFF"/>
    </style:style>
    <style:style style:name="T3119" style:parent-style-name="Domyślnaczcionkaakapitu" style:family="text">
      <style:text-properties fo:background-color="#80FFFF"/>
    </style:style>
    <style:style style:name="T3120" style:parent-style-name="Domyślnaczcionkaakapitu" style:family="text">
      <style:text-properties fo:background-color="#80FFFF"/>
    </style:style>
    <style:style style:name="T3121" style:parent-style-name="Domyślnaczcionkaakapitu" style:family="text">
      <style:text-properties fo:background-color="#80FFFF"/>
    </style:style>
    <style:style style:name="P3122" style:parent-style-name="Normalny" style:family="paragraph">
      <style:paragraph-properties fo:text-align="justify" fo:line-height="150%" fo:text-indent="0.2479in"/>
    </style:style>
    <style:style style:name="T3123" style:parent-style-name="Domyślnaczcionkaakapitu" style:family="text">
      <style:text-properties fo:background-color="#80FFFF"/>
    </style:style>
    <style:style style:name="P3124" style:parent-style-name="Normalny" style:family="paragraph">
      <style:paragraph-properties fo:text-align="justify" fo:line-height="150%"/>
    </style:style>
    <style:style style:name="T3125" style:parent-style-name="Domyślnaczcionkaakapitu" style:family="text">
      <style:text-properties fo:background-color="#80FFFF"/>
    </style:style>
    <style:style style:name="P3126" style:parent-style-name="Normalny" style:family="paragraph">
      <style:paragraph-properties fo:text-align="justify" fo:line-height="150%" fo:text-indent="0.2479in"/>
    </style:style>
    <style:style style:name="T3127" style:parent-style-name="Domyślnaczcionkaakapitu" style:family="text">
      <style:text-properties fo:background-color="#80FFFF"/>
    </style:style>
    <style:style style:name="T3128" style:parent-style-name="Domyślnaczcionkaakapitu" style:family="text">
      <style:text-properties fo:background-color="#80FFFF"/>
    </style:style>
    <style:style style:name="P3129" style:parent-style-name="Normalny" style:family="paragraph">
      <style:paragraph-properties fo:text-align="justify" fo:line-height="150%" fo:text-indent="0.2479in"/>
    </style:style>
    <style:style style:name="T3130" style:parent-style-name="Domyślnaczcionkaakapitu" style:family="text">
      <style:text-properties fo:background-color="#80FFFF"/>
    </style:style>
    <style:style style:name="T3131" style:parent-style-name="Domyślnaczcionkaakapitu" style:family="text">
      <style:text-properties fo:background-color="#80FFFF"/>
    </style:style>
    <style:style style:name="T3132" style:parent-style-name="Domyślnaczcionkaakapitu" style:family="text">
      <style:text-properties fo:background-color="#80FFFF"/>
    </style:style>
    <style:style style:name="T3133" style:parent-style-name="Domyślnaczcionkaakapitu" style:family="text">
      <style:text-properties fo:background-color="#80FFFF"/>
    </style:style>
    <style:style style:name="T3134" style:parent-style-name="Domyślnaczcionkaakapitu" style:family="text">
      <style:text-properties fo:background-color="#80FFFF"/>
    </style:style>
    <style:style style:name="T3135" style:parent-style-name="Domyślnaczcionkaakapitu" style:family="text">
      <style:text-properties fo:background-color="#80FFFF"/>
    </style:style>
    <style:style style:name="P3136" style:parent-style-name="Normalny" style:family="paragraph">
      <style:paragraph-properties fo:text-align="justify" fo:line-height="150%"/>
    </style:style>
    <style:style style:name="T3137" style:parent-style-name="Domyślnaczcionkaakapitu" style:family="text">
      <style:text-properties style:text-underline-type="single" style:text-underline-style="solid" style:text-underline-width="auto" style:text-underline-mode="continuous"/>
    </style:style>
    <style:style style:name="T3138" style:parent-style-name="Domyślnaczcionkaakapitu" style:family="text">
      <style:text-properties fo:background-color="#80FFFF" style:text-underline-type="single" style:text-underline-style="solid" style:text-underline-width="auto" style:text-underline-mode="continuous"/>
    </style:style>
    <style:style style:name="T3139" style:parent-style-name="Domyślnaczcionkaakapitu" style:family="text">
      <style:text-properties style:text-underline-type="single" style:text-underline-style="solid" style:text-underline-width="auto" style:text-underline-mode="continuous"/>
    </style:style>
    <style:style style:name="P3140" style:parent-style-name="Normalny" style:family="paragraph">
      <style:paragraph-properties fo:text-align="justify" fo:line-height="150%" fo:text-indent="0.2479in"/>
    </style:style>
    <style:style style:name="T3141" style:parent-style-name="Domyślnaczcionkaakapitu" style:family="text">
      <style:text-properties fo:background-color="#80FFFF"/>
    </style:style>
    <style:style style:name="T3142" style:parent-style-name="Domyślnaczcionkaakapitu" style:family="text">
      <style:text-properties fo:background-color="#80FFFF"/>
    </style:style>
    <style:style style:name="T3143" style:parent-style-name="Domyślnaczcionkaakapitu" style:family="text">
      <style:text-properties fo:background-color="#80FFFF"/>
    </style:style>
    <style:style style:name="T3144" style:parent-style-name="Domyślnaczcionkaakapitu" style:family="text">
      <style:text-properties fo:background-color="#80FFFF"/>
    </style:style>
    <style:style style:name="T3145" style:parent-style-name="Domyślnaczcionkaakapitu" style:family="text">
      <style:text-properties fo:background-color="#80FFFF"/>
    </style:style>
    <style:style style:name="T3146" style:parent-style-name="Domyślnaczcionkaakapitu" style:family="text">
      <style:text-properties fo:background-color="#80FFFF"/>
    </style:style>
    <style:style style:name="T3147" style:parent-style-name="Domyślnaczcionkaakapitu" style:family="text">
      <style:text-properties fo:background-color="#80FFFF"/>
    </style:style>
    <style:style style:name="T3148" style:parent-style-name="Domyślnaczcionkaakapitu" style:family="text">
      <style:text-properties fo:background-color="#80FFFF"/>
    </style:style>
    <style:style style:name="T3149" style:parent-style-name="Domyślnaczcionkaakapitu" style:family="text">
      <style:text-properties fo:background-color="#80FFFF"/>
    </style:style>
    <style:style style:name="T3150" style:parent-style-name="Domyślnaczcionkaakapitu" style:family="text">
      <style:text-properties fo:background-color="#80FFFF"/>
    </style:style>
    <style:style style:name="P3151" style:parent-style-name="Normalny" style:family="paragraph">
      <style:paragraph-properties fo:text-align="justify" fo:line-height="150%"/>
    </style:style>
    <style:style style:name="T3152" style:parent-style-name="Domyślnaczcionkaakapitu" style:family="text">
      <style:text-properties style:text-underline-type="single" style:text-underline-style="solid" style:text-underline-width="auto" style:text-underline-mode="continuous"/>
    </style:style>
    <style:style style:name="P3153" style:parent-style-name="Normalny" style:family="paragraph">
      <style:paragraph-properties fo:text-align="justify" fo:line-height="150%" fo:text-indent="0.2479in"/>
    </style:style>
    <style:style style:name="T3154" style:parent-style-name="Domyślnaczcionkaakapitu" style:family="text">
      <style:text-properties fo:background-color="#80FFFF"/>
    </style:style>
    <style:style style:name="T3155" style:parent-style-name="Domyślnaczcionkaakapitu" style:family="text">
      <style:text-properties fo:background-color="#80FFFF"/>
    </style:style>
    <style:style style:name="T3156" style:parent-style-name="Domyślnaczcionkaakapitu" style:family="text">
      <style:text-properties fo:background-color="#80FFFF"/>
    </style:style>
    <style:style style:name="T3157" style:parent-style-name="Domyślnaczcionkaakapitu" style:family="text">
      <style:text-properties fo:background-color="#80FFFF"/>
    </style:style>
    <style:style style:name="P3158" style:parent-style-name="Normalny" style:family="paragraph">
      <style:paragraph-properties fo:text-align="justify" fo:line-height="150%">
        <style:tab-stops>
          <style:tab-stop style:type="left" style:position="2.918in"/>
        </style:tab-stops>
      </style:paragraph-properties>
    </style:style>
    <style:style style:name="T3159" style:parent-style-name="Domyślnaczcionkaakapitu" style:family="text">
      <style:text-properties fo:background-color="#80FFFF" style:text-underline-type="single" style:text-underline-style="solid" style:text-underline-width="auto" style:text-underline-mode="continuous"/>
    </style:style>
    <style:style style:name="T3160" style:parent-style-name="Domyślnaczcionkaakapitu" style:family="text">
      <style:text-properties style:text-underline-type="single" style:text-underline-style="solid" style:text-underline-width="auto" style:text-underline-mode="continuous"/>
    </style:style>
    <style:style style:name="T3161" style:parent-style-name="Domyślnaczcionkaakapitu" style:family="text">
      <style:text-properties fo:background-color="#80FFFF" style:text-underline-type="single" style:text-underline-style="solid" style:text-underline-width="auto" style:text-underline-mode="continuous"/>
    </style:style>
    <style:style style:name="T3162" style:parent-style-name="Domyślnaczcionkaakapitu" style:family="text">
      <style:text-properties style:text-underline-type="single" style:text-underline-style="solid" style:text-underline-width="auto" style:text-underline-mode="continuous"/>
    </style:style>
    <style:style style:name="T3163" style:parent-style-name="Domyślnaczcionkaakapitu" style:family="text">
      <style:text-properties fo:background-color="#80FFFF" style:text-underline-type="single" style:text-underline-style="solid" style:text-underline-width="auto" style:text-underline-mode="continuous"/>
    </style:style>
    <style:style style:name="T3164" style:parent-style-name="Domyślnaczcionkaakapitu" style:family="text">
      <style:text-properties style:text-underline-type="single" style:text-underline-style="solid" style:text-underline-width="auto" style:text-underline-mode="continuous"/>
    </style:style>
    <style:style style:name="T3165" style:parent-style-name="Domyślnaczcionkaakapitu" style:family="text">
      <style:text-properties fo:background-color="#80FFFF" style:text-underline-type="single" style:text-underline-style="solid" style:text-underline-width="auto" style:text-underline-mode="continuous"/>
    </style:style>
    <style:style style:name="T3166" style:parent-style-name="Domyślnaczcionkaakapitu" style:family="text">
      <style:text-properties style:text-underline-type="single" style:text-underline-style="solid" style:text-underline-width="auto" style:text-underline-mode="continuous"/>
    </style:style>
    <style:style style:name="P3167" style:parent-style-name="Normalny" style:family="paragraph">
      <style:paragraph-properties fo:text-align="justify" fo:line-height="150%" fo:text-indent="0.2479in">
        <style:tab-stops>
          <style:tab-stop style:type="left" style:position="2.918in"/>
        </style:tab-stops>
      </style:paragraph-properties>
    </style:style>
    <style:style style:name="T3168" style:parent-style-name="Domyślnaczcionkaakapitu" style:family="text">
      <style:text-properties fo:background-color="#80FFFF"/>
    </style:style>
    <style:style style:name="T3169" style:parent-style-name="Domyślnaczcionkaakapitu" style:family="text">
      <style:text-properties fo:background-color="#80FFFF"/>
    </style:style>
    <style:style style:name="T3170" style:parent-style-name="Domyślnaczcionkaakapitu" style:family="text">
      <style:text-properties fo:background-color="#80FFFF"/>
    </style:style>
    <style:style style:name="T3171" style:parent-style-name="Domyślnaczcionkaakapitu" style:family="text">
      <style:text-properties fo:background-color="#80FFFF"/>
    </style:style>
    <style:style style:name="T3172" style:parent-style-name="Domyślnaczcionkaakapitu" style:family="text">
      <style:text-properties fo:background-color="#80FFFF"/>
    </style:style>
    <style:style style:name="P3173" style:parent-style-name="Normalny" style:family="paragraph">
      <style:paragraph-properties fo:text-align="justify" fo:line-height="150%"/>
    </style:style>
    <style:style style:name="T3174" style:parent-style-name="Domyślnaczcionkaakapitu" style:family="text">
      <style:text-properties fo:background-color="#80FFFF"/>
    </style:style>
    <style:style style:name="T3175" style:parent-style-name="Domyślnaczcionkaakapitu" style:family="text">
      <style:text-properties fo:background-color="#80FFFF"/>
    </style:style>
    <style:style style:name="P3176" style:parent-style-name="Normalny" style:family="paragraph">
      <style:paragraph-properties fo:text-align="justify" fo:line-height="150%" fo:text-indent="0.2479in"/>
    </style:style>
    <style:style style:name="P3177" style:parent-style-name="Normalny" style:family="paragraph">
      <style:paragraph-properties fo:text-align="justify" fo:line-height="150%"/>
    </style:style>
    <style:style style:name="T3178" style:parent-style-name="Domyślnaczcionkaakapitu" style:family="text">
      <style:text-properties style:text-underline-type="single" style:text-underline-style="solid" style:text-underline-width="auto" style:text-underline-mode="continuous"/>
    </style:style>
    <style:style style:name="T3179" style:parent-style-name="Domyślnaczcionkaakapitu" style:family="text">
      <style:text-properties fo:background-color="#80FFFF" style:text-underline-type="single" style:text-underline-style="solid" style:text-underline-width="auto" style:text-underline-mode="continuous"/>
    </style:style>
    <style:style style:name="T3180" style:parent-style-name="Domyślnaczcionkaakapitu" style:family="text">
      <style:text-properties style:text-underline-type="single" style:text-underline-style="solid" style:text-underline-width="auto" style:text-underline-mode="continuous"/>
    </style:style>
    <style:style style:name="T3181" style:parent-style-name="Domyślnaczcionkaakapitu" style:family="text">
      <style:text-properties fo:background-color="#80FFFF" style:text-underline-type="single" style:text-underline-style="solid" style:text-underline-width="auto" style:text-underline-mode="continuous"/>
    </style:style>
    <style:style style:name="T3182" style:parent-style-name="Domyślnaczcionkaakapitu" style:family="text">
      <style:text-properties style:text-underline-type="single" style:text-underline-style="solid" style:text-underline-width="auto" style:text-underline-mode="continuous"/>
    </style:style>
    <style:style style:name="T3183" style:parent-style-name="Domyślnaczcionkaakapitu" style:family="text">
      <style:text-properties fo:background-color="#80FFFF" style:text-underline-type="single" style:text-underline-style="solid" style:text-underline-width="auto" style:text-underline-mode="continuous"/>
    </style:style>
    <style:style style:name="T3184" style:parent-style-name="Domyślnaczcionkaakapitu" style:family="text">
      <style:text-properties style:text-underline-type="single" style:text-underline-style="solid" style:text-underline-width="auto" style:text-underline-mode="continuous"/>
    </style:style>
    <style:style style:name="T3185" style:parent-style-name="Domyślnaczcionkaakapitu" style:family="text">
      <style:text-properties fo:background-color="#80FFFF" style:text-underline-type="single" style:text-underline-style="solid" style:text-underline-width="auto" style:text-underline-mode="continuous"/>
    </style:style>
    <style:style style:name="T3186" style:parent-style-name="Domyślnaczcionkaakapitu" style:family="text">
      <style:text-properties style:text-underline-type="single" style:text-underline-style="solid" style:text-underline-width="auto" style:text-underline-mode="continuous"/>
    </style:style>
    <style:style style:name="P3187" style:parent-style-name="Normalny" style:family="paragraph">
      <style:paragraph-properties fo:text-align="justify" fo:line-height="150%" fo:text-indent="0.2479in"/>
    </style:style>
    <style:style style:name="T3188" style:parent-style-name="Domyślnaczcionkaakapitu" style:family="text">
      <style:text-properties fo:background-color="#80FFFF"/>
    </style:style>
    <style:style style:name="T3189" style:parent-style-name="Domyślnaczcionkaakapitu" style:family="text">
      <style:text-properties fo:background-color="#80FFFF"/>
    </style:style>
    <style:style style:name="T3190" style:parent-style-name="Domyślnaczcionkaakapitu" style:family="text">
      <style:text-properties fo:background-color="#80FFFF"/>
    </style:style>
    <style:style style:name="T3191" style:parent-style-name="Domyślnaczcionkaakapitu" style:family="text">
      <style:text-properties fo:background-color="#80FFFF"/>
    </style:style>
    <style:style style:name="T3192" style:parent-style-name="Domyślnaczcionkaakapitu" style:family="text">
      <style:text-properties fo:background-color="#80FFFF"/>
    </style:style>
    <style:style style:name="T3193" style:parent-style-name="Domyślnaczcionkaakapitu" style:family="text">
      <style:text-properties fo:background-color="#80FFFF"/>
    </style:style>
    <style:style style:name="T3194" style:parent-style-name="Domyślnaczcionkaakapitu" style:family="text">
      <style:text-properties fo:background-color="#80FFFF"/>
    </style:style>
    <style:style style:name="T3195" style:parent-style-name="Domyślnaczcionkaakapitu" style:family="text">
      <style:text-properties fo:background-color="#80FFFF"/>
    </style:style>
    <style:style style:name="T3196" style:parent-style-name="Domyślnaczcionkaakapitu" style:family="text">
      <style:text-properties fo:background-color="#80FFFF"/>
    </style:style>
    <style:style style:name="T3197" style:parent-style-name="Domyślnaczcionkaakapitu" style:family="text">
      <style:text-properties fo:background-color="#80FFFF"/>
    </style:style>
    <style:style style:name="T3198" style:parent-style-name="Domyślnaczcionkaakapitu" style:family="text">
      <style:text-properties fo:background-color="#80FFFF"/>
    </style:style>
    <style:style style:name="T3199" style:parent-style-name="Domyślnaczcionkaakapitu" style:family="text">
      <style:text-properties fo:background-color="#80FFFF"/>
    </style:style>
    <style:style style:name="T3200" style:parent-style-name="Domyślnaczcionkaakapitu" style:family="text">
      <style:text-properties fo:background-color="#80FFFF"/>
    </style:style>
    <style:style style:name="T3201" style:parent-style-name="Domyślnaczcionkaakapitu" style:family="text">
      <style:text-properties fo:background-color="#80FFFF"/>
    </style:style>
    <style:style style:name="T3202" style:parent-style-name="Domyślnaczcionkaakapitu" style:family="text">
      <style:text-properties fo:background-color="#80FFFF"/>
    </style:style>
    <style:style style:name="T3203" style:parent-style-name="Domyślnaczcionkaakapitu" style:family="text">
      <style:text-properties fo:background-color="#80FFFF"/>
    </style:style>
    <style:style style:name="T3204" style:parent-style-name="Domyślnaczcionkaakapitu" style:family="text">
      <style:text-properties fo:background-color="#80FFFF"/>
    </style:style>
    <style:style style:name="T3205" style:parent-style-name="Domyślnaczcionkaakapitu" style:family="text">
      <style:text-properties fo:background-color="#80FFFF"/>
    </style:style>
    <style:style style:name="T3206" style:parent-style-name="Domyślnaczcionkaakapitu" style:family="text">
      <style:text-properties fo:background-color="#80FFFF"/>
    </style:style>
    <style:style style:name="T3207" style:parent-style-name="Domyślnaczcionkaakapitu" style:family="text">
      <style:text-properties fo:background-color="#80FFFF"/>
    </style:style>
    <style:style style:name="T3208" style:parent-style-name="Domyślnaczcionkaakapitu" style:family="text">
      <style:text-properties fo:background-color="#80FFFF"/>
    </style:style>
    <style:style style:name="T3209" style:parent-style-name="Domyślnaczcionkaakapitu" style:family="text">
      <style:text-properties fo:background-color="#80FFFF"/>
    </style:style>
    <style:style style:name="T3210" style:parent-style-name="Domyślnaczcionkaakapitu" style:family="text">
      <style:text-properties fo:background-color="#80FFFF"/>
    </style:style>
    <style:style style:name="T3211" style:parent-style-name="Domyślnaczcionkaakapitu" style:family="text">
      <style:text-properties fo:background-color="#80FFFF"/>
    </style:style>
    <style:style style:name="T3212" style:parent-style-name="Domyślnaczcionkaakapitu" style:family="text">
      <style:text-properties fo:background-color="#80FFFF"/>
    </style:style>
    <style:style style:name="T3213" style:parent-style-name="Domyślnaczcionkaakapitu" style:family="text">
      <style:text-properties fo:background-color="#80FFFF"/>
    </style:style>
    <style:style style:name="T3214" style:parent-style-name="Domyślnaczcionkaakapitu" style:family="text">
      <style:text-properties fo:background-color="#80FFFF"/>
    </style:style>
    <style:style style:name="T3215" style:parent-style-name="Domyślnaczcionkaakapitu" style:family="text">
      <style:text-properties fo:background-color="#80FFFF"/>
    </style:style>
    <style:style style:name="T3216" style:parent-style-name="Domyślnaczcionkaakapitu" style:family="text">
      <style:text-properties fo:background-color="#80FFFF"/>
    </style:style>
    <style:style style:name="T3217" style:parent-style-name="Domyślnaczcionkaakapitu" style:family="text">
      <style:text-properties fo:background-color="#80FFFF"/>
    </style:style>
    <style:style style:name="T3218" style:parent-style-name="Domyślnaczcionkaakapitu" style:family="text">
      <style:text-properties fo:background-color="#80FFFF"/>
    </style:style>
    <style:style style:name="T3219" style:parent-style-name="Domyślnaczcionkaakapitu" style:family="text">
      <style:text-properties fo:background-color="#80FFFF"/>
    </style:style>
    <style:style style:name="T3220" style:parent-style-name="Domyślnaczcionkaakapitu" style:family="text">
      <style:text-properties fo:background-color="#80FFFF"/>
    </style:style>
    <style:style style:name="T3221" style:parent-style-name="Domyślnaczcionkaakapitu" style:family="text">
      <style:text-properties fo:background-color="#80FFFF"/>
    </style:style>
    <style:style style:name="T3222" style:parent-style-name="Domyślnaczcionkaakapitu" style:family="text">
      <style:text-properties fo:background-color="#80FFFF"/>
    </style:style>
    <style:style style:name="T3223" style:parent-style-name="Domyślnaczcionkaakapitu" style:family="text">
      <style:text-properties fo:background-color="#80FFFF"/>
    </style:style>
    <style:style style:name="T3224" style:parent-style-name="Domyślnaczcionkaakapitu" style:family="text">
      <style:text-properties fo:background-color="#80FFFF"/>
    </style:style>
    <style:style style:name="T3225" style:parent-style-name="Domyślnaczcionkaakapitu" style:family="text">
      <style:text-properties fo:background-color="#80FFFF"/>
    </style:style>
    <style:style style:name="P3226" style:parent-style-name="Normalny" style:family="paragraph">
      <style:paragraph-properties fo:text-align="justify" fo:line-height="150%" fo:text-indent="0.2479in"/>
    </style:style>
    <style:style style:name="T3227" style:parent-style-name="Domyślnaczcionkaakapitu" style:family="text">
      <style:text-properties fo:background-color="#80FFFF"/>
    </style:style>
    <style:style style:name="T3228" style:parent-style-name="Domyślnaczcionkaakapitu" style:family="text">
      <style:text-properties fo:background-color="#80FFFF"/>
    </style:style>
    <style:style style:name="T3229" style:parent-style-name="Domyślnaczcionkaakapitu" style:family="text">
      <style:text-properties fo:background-color="#80FFFF"/>
    </style:style>
    <style:style style:name="P3230" style:parent-style-name="Normalny" style:family="paragraph">
      <style:paragraph-properties fo:text-align="justify" fo:line-height="150%"/>
    </style:style>
    <style:style style:name="T3231" style:parent-style-name="Domyślnaczcionkaakapitu" style:family="text">
      <style:text-properties style:text-underline-type="single" style:text-underline-style="solid" style:text-underline-width="auto" style:text-underline-mode="continuous"/>
    </style:style>
    <style:style style:name="T3232" style:parent-style-name="Domyślnaczcionkaakapitu" style:family="text">
      <style:text-properties fo:background-color="#80FFFF" style:text-underline-type="single" style:text-underline-style="solid" style:text-underline-width="auto" style:text-underline-mode="continuous"/>
    </style:style>
    <style:style style:name="T3233" style:parent-style-name="Domyślnaczcionkaakapitu" style:family="text">
      <style:text-properties style:text-underline-type="single" style:text-underline-style="solid" style:text-underline-width="auto" style:text-underline-mode="continuous"/>
    </style:style>
    <style:style style:name="P3234" style:parent-style-name="Normalny" style:family="paragraph">
      <style:paragraph-properties fo:text-align="justify" fo:line-height="150%" fo:text-indent="0.2479in"/>
    </style:style>
    <style:style style:name="T3235" style:parent-style-name="Domyślnaczcionkaakapitu" style:family="text">
      <style:text-properties fo:background-color="#80FFFF"/>
    </style:style>
    <style:style style:name="T3236" style:parent-style-name="Domyślnaczcionkaakapitu" style:family="text">
      <style:text-properties fo:background-color="#80FFFF"/>
    </style:style>
    <style:style style:name="T3237" style:parent-style-name="Domyślnaczcionkaakapitu" style:family="text">
      <style:text-properties fo:background-color="#80FFFF"/>
    </style:style>
    <style:style style:name="T3238" style:parent-style-name="Domyślnaczcionkaakapitu" style:family="text">
      <style:text-properties fo:background-color="#80FFFF"/>
    </style:style>
    <style:style style:name="T3239" style:parent-style-name="Domyślnaczcionkaakapitu" style:family="text">
      <style:text-properties fo:background-color="#80FFFF"/>
    </style:style>
    <style:style style:name="T3240" style:parent-style-name="Domyślnaczcionkaakapitu" style:family="text">
      <style:text-properties fo:background-color="#80FFFF"/>
    </style:style>
    <style:style style:name="T3241" style:parent-style-name="Domyślnaczcionkaakapitu" style:family="text">
      <style:text-properties fo:background-color="#80FFFF"/>
    </style:style>
    <style:style style:name="T3242" style:parent-style-name="Domyślnaczcionkaakapitu" style:family="text">
      <style:text-properties fo:background-color="#80FFFF"/>
    </style:style>
    <style:style style:name="T3243" style:parent-style-name="Domyślnaczcionkaakapitu" style:family="text">
      <style:text-properties fo:background-color="#80FFFF"/>
    </style:style>
    <style:style style:name="T3244" style:parent-style-name="Domyślnaczcionkaakapitu" style:family="text">
      <style:text-properties fo:background-color="#80FFFF"/>
    </style:style>
    <style:style style:name="T3245" style:parent-style-name="Domyślnaczcionkaakapitu" style:family="text">
      <style:text-properties fo:background-color="#80FFFF"/>
    </style:style>
    <style:style style:name="T3246" style:parent-style-name="Domyślnaczcionkaakapitu" style:family="text">
      <style:text-properties fo:background-color="#80FFFF"/>
    </style:style>
    <style:style style:name="T3247" style:parent-style-name="Domyślnaczcionkaakapitu" style:family="text">
      <style:text-properties fo:background-color="#80FFFF"/>
    </style:style>
    <style:style style:name="T3248" style:parent-style-name="Domyślnaczcionkaakapitu" style:family="text">
      <style:text-properties fo:background-color="#80FFFF"/>
    </style:style>
    <style:style style:name="T3249" style:parent-style-name="Domyślnaczcionkaakapitu" style:family="text">
      <style:text-properties fo:background-color="#80FFFF"/>
    </style:style>
    <style:style style:name="T3250" style:parent-style-name="Domyślnaczcionkaakapitu" style:family="text">
      <style:text-properties fo:background-color="#80FFFF"/>
    </style:style>
    <style:style style:name="T3251" style:parent-style-name="Domyślnaczcionkaakapitu" style:family="text">
      <style:text-properties fo:background-color="#80FFFF"/>
    </style:style>
    <style:style style:name="T3252" style:parent-style-name="Domyślnaczcionkaakapitu" style:family="text">
      <style:text-properties fo:background-color="#80FFFF"/>
    </style:style>
    <style:style style:name="T3253" style:parent-style-name="Domyślnaczcionkaakapitu" style:family="text">
      <style:text-properties fo:background-color="#80FFFF"/>
    </style:style>
    <style:style style:name="T3254" style:parent-style-name="Domyślnaczcionkaakapitu" style:family="text">
      <style:text-properties fo:background-color="#80FFFF"/>
    </style:style>
    <style:style style:name="T3255" style:parent-style-name="Domyślnaczcionkaakapitu" style:family="text">
      <style:text-properties fo:background-color="#80FFFF"/>
    </style:style>
    <style:style style:name="T3256" style:parent-style-name="Domyślnaczcionkaakapitu" style:family="text">
      <style:text-properties fo:background-color="#80FFFF"/>
    </style:style>
    <style:style style:name="T3257" style:parent-style-name="Domyślnaczcionkaakapitu" style:family="text">
      <style:text-properties fo:background-color="#80FFFF"/>
    </style:style>
    <style:style style:name="T3258" style:parent-style-name="Domyślnaczcionkaakapitu" style:family="text">
      <style:text-properties fo:background-color="#80FFFF"/>
    </style:style>
    <style:style style:name="T3259" style:parent-style-name="Domyślnaczcionkaakapitu" style:family="text">
      <style:text-properties fo:background-color="#80FFFF"/>
    </style:style>
    <style:style style:name="T3260" style:parent-style-name="Domyślnaczcionkaakapitu" style:family="text">
      <style:text-properties fo:background-color="#80FFFF"/>
    </style:style>
    <style:style style:name="T3261" style:parent-style-name="Domyślnaczcionkaakapitu" style:family="text">
      <style:text-properties fo:background-color="#80FFFF"/>
    </style:style>
    <style:style style:name="T3262" style:parent-style-name="Domyślnaczcionkaakapitu" style:family="text">
      <style:text-properties fo:background-color="#80FFFF"/>
    </style:style>
    <style:style style:name="T3263" style:parent-style-name="Domyślnaczcionkaakapitu" style:family="text">
      <style:text-properties fo:background-color="#80FFFF"/>
    </style:style>
    <style:style style:name="T3264" style:parent-style-name="Domyślnaczcionkaakapitu" style:family="text">
      <style:text-properties fo:background-color="#80FFFF"/>
    </style:style>
    <style:style style:name="T3265" style:parent-style-name="Domyślnaczcionkaakapitu" style:family="text">
      <style:text-properties fo:background-color="#80FFFF"/>
    </style:style>
    <style:style style:name="T3266" style:parent-style-name="Domyślnaczcionkaakapitu" style:family="text">
      <style:text-properties fo:background-color="#80FFFF"/>
    </style:style>
    <style:style style:name="T3267" style:parent-style-name="Domyślnaczcionkaakapitu" style:family="text">
      <style:text-properties fo:background-color="#80FFFF"/>
    </style:style>
    <style:style style:name="T3268" style:parent-style-name="Domyślnaczcionkaakapitu" style:family="text">
      <style:text-properties fo:background-color="#80FFFF"/>
    </style:style>
    <style:style style:name="T3269" style:parent-style-name="Domyślnaczcionkaakapitu" style:family="text">
      <style:text-properties fo:background-color="#80FFFF"/>
    </style:style>
    <style:style style:name="T3270" style:parent-style-name="Domyślnaczcionkaakapitu" style:family="text">
      <style:text-properties fo:background-color="#80FFFF"/>
    </style:style>
    <style:style style:name="T3271" style:parent-style-name="Domyślnaczcionkaakapitu" style:family="text">
      <style:text-properties fo:background-color="#80FFFF"/>
    </style:style>
    <style:style style:name="T3272" style:parent-style-name="Domyślnaczcionkaakapitu" style:family="text">
      <style:text-properties fo:background-color="#80FFFF"/>
    </style:style>
    <style:style style:name="T3273" style:parent-style-name="Domyślnaczcionkaakapitu" style:family="text">
      <style:text-properties fo:background-color="#80FFFF"/>
    </style:style>
    <style:style style:name="T3274" style:parent-style-name="Domyślnaczcionkaakapitu" style:family="text">
      <style:text-properties fo:background-color="#80FFFF"/>
    </style:style>
    <style:style style:name="T3275" style:parent-style-name="Domyślnaczcionkaakapitu" style:family="text">
      <style:text-properties fo:background-color="#80FFFF"/>
    </style:style>
    <style:style style:name="T3276" style:parent-style-name="Domyślnaczcionkaakapitu" style:family="text">
      <style:text-properties fo:background-color="#80FFFF"/>
    </style:style>
    <style:style style:name="T3277" style:parent-style-name="Domyślnaczcionkaakapitu" style:family="text">
      <style:text-properties fo:background-color="#80FFFF"/>
    </style:style>
    <style:style style:name="T3278" style:parent-style-name="Domyślnaczcionkaakapitu" style:family="text">
      <style:text-properties fo:background-color="#80FFFF"/>
    </style:style>
    <style:style style:name="T3279" style:parent-style-name="Domyślnaczcionkaakapitu" style:family="text">
      <style:text-properties fo:background-color="#80FFFF"/>
    </style:style>
    <style:style style:name="T3280" style:parent-style-name="Domyślnaczcionkaakapitu" style:family="text">
      <style:text-properties fo:background-color="#80FFFF"/>
    </style:style>
    <style:style style:name="T3281" style:parent-style-name="Domyślnaczcionkaakapitu" style:family="text">
      <style:text-properties fo:background-color="#80FFFF"/>
    </style:style>
    <style:style style:name="T3282" style:parent-style-name="Domyślnaczcionkaakapitu" style:family="text">
      <style:text-properties fo:background-color="#80FFFF"/>
    </style:style>
    <style:style style:name="T3283" style:parent-style-name="Domyślnaczcionkaakapitu" style:family="text">
      <style:text-properties fo:background-color="#80FFFF"/>
    </style:style>
    <style:style style:name="T3284" style:parent-style-name="Domyślnaczcionkaakapitu" style:family="text">
      <style:text-properties fo:background-color="#80FFFF"/>
    </style:style>
    <style:style style:name="T3285" style:parent-style-name="Domyślnaczcionkaakapitu" style:family="text">
      <style:text-properties fo:background-color="#80FFFF"/>
    </style:style>
    <style:style style:name="T3286" style:parent-style-name="Domyślnaczcionkaakapitu" style:family="text">
      <style:text-properties fo:background-color="#80FFFF"/>
    </style:style>
    <style:style style:name="T3287" style:parent-style-name="Domyślnaczcionkaakapitu" style:family="text">
      <style:text-properties fo:background-color="#80FFFF"/>
    </style:style>
    <style:style style:name="T3288" style:parent-style-name="Domyślnaczcionkaakapitu" style:family="text">
      <style:text-properties fo:background-color="#80FFFF"/>
    </style:style>
    <style:style style:name="T3289" style:parent-style-name="Domyślnaczcionkaakapitu" style:family="text">
      <style:text-properties fo:background-color="#80FFFF"/>
    </style:style>
    <style:style style:name="T3290" style:parent-style-name="Domyślnaczcionkaakapitu" style:family="text">
      <style:text-properties fo:background-color="#80FFFF"/>
    </style:style>
    <style:style style:name="T3291" style:parent-style-name="Domyślnaczcionkaakapitu" style:family="text">
      <style:text-properties fo:background-color="#80FFFF"/>
    </style:style>
    <style:style style:name="T3292" style:parent-style-name="Domyślnaczcionkaakapitu" style:family="text">
      <style:text-properties fo:background-color="#80FFFF"/>
    </style:style>
    <style:style style:name="T3293" style:parent-style-name="Domyślnaczcionkaakapitu" style:family="text">
      <style:text-properties fo:background-color="#80FFFF"/>
    </style:style>
    <style:style style:name="T3294" style:parent-style-name="Domyślnaczcionkaakapitu" style:family="text">
      <style:text-properties fo:background-color="#80FFFF"/>
    </style:style>
    <style:style style:name="T3295" style:parent-style-name="Domyślnaczcionkaakapitu" style:family="text">
      <style:text-properties fo:background-color="#80FFFF"/>
    </style:style>
    <style:style style:name="T3296" style:parent-style-name="Domyślnaczcionkaakapitu" style:family="text">
      <style:text-properties fo:background-color="#80FFFF"/>
    </style:style>
    <style:style style:name="T3297" style:parent-style-name="Domyślnaczcionkaakapitu" style:family="text">
      <style:text-properties fo:background-color="#80FFFF"/>
    </style:style>
    <style:style style:name="T3298" style:parent-style-name="Domyślnaczcionkaakapitu" style:family="text">
      <style:text-properties fo:background-color="#80FFFF"/>
    </style:style>
    <style:style style:name="T3299" style:parent-style-name="Domyślnaczcionkaakapitu" style:family="text">
      <style:text-properties fo:background-color="#80FFFF"/>
    </style:style>
    <style:style style:name="T3300" style:parent-style-name="Domyślnaczcionkaakapitu" style:family="text">
      <style:text-properties fo:background-color="#80FFFF"/>
    </style:style>
    <style:style style:name="T3301" style:parent-style-name="Domyślnaczcionkaakapitu" style:family="text">
      <style:text-properties fo:background-color="#80FFFF"/>
    </style:style>
    <style:style style:name="T3302" style:parent-style-name="Domyślnaczcionkaakapitu" style:family="text">
      <style:text-properties fo:background-color="#80FFFF"/>
    </style:style>
    <style:style style:name="T3303" style:parent-style-name="Domyślnaczcionkaakapitu" style:family="text">
      <style:text-properties fo:background-color="#80FFFF"/>
    </style:style>
    <style:style style:name="T3304" style:parent-style-name="Domyślnaczcionkaakapitu" style:family="text">
      <style:text-properties fo:background-color="#80FFFF"/>
    </style:style>
    <style:style style:name="T3305" style:parent-style-name="Domyślnaczcionkaakapitu" style:family="text">
      <style:text-properties fo:background-color="#80FFFF"/>
    </style:style>
    <style:style style:name="T3306" style:parent-style-name="Domyślnaczcionkaakapitu" style:family="text">
      <style:text-properties fo:background-color="#80FFFF"/>
    </style:style>
    <style:style style:name="T3307" style:parent-style-name="Domyślnaczcionkaakapitu" style:family="text">
      <style:text-properties fo:background-color="#80FFFF"/>
    </style:style>
    <style:style style:name="T3308" style:parent-style-name="Domyślnaczcionkaakapitu" style:family="text">
      <style:text-properties fo:background-color="#80FFFF"/>
    </style:style>
    <style:style style:name="T3309" style:parent-style-name="Domyślnaczcionkaakapitu" style:family="text">
      <style:text-properties fo:background-color="#80FFFF"/>
    </style:style>
    <style:style style:name="T3310" style:parent-style-name="Domyślnaczcionkaakapitu" style:family="text">
      <style:text-properties fo:background-color="#80FFFF"/>
    </style:style>
    <style:style style:name="T3311" style:parent-style-name="Domyślnaczcionkaakapitu" style:family="text">
      <style:text-properties fo:background-color="#80FFFF"/>
    </style:style>
    <style:style style:name="T3312" style:parent-style-name="Domyślnaczcionkaakapitu" style:family="text">
      <style:text-properties fo:background-color="#80FFFF"/>
    </style:style>
    <style:style style:name="T3313" style:parent-style-name="Domyślnaczcionkaakapitu" style:family="text">
      <style:text-properties fo:background-color="#80FFFF"/>
    </style:style>
    <style:style style:name="T3314" style:parent-style-name="Domyślnaczcionkaakapitu" style:family="text">
      <style:text-properties fo:background-color="#80FFFF"/>
    </style:style>
    <style:style style:name="T3315" style:parent-style-name="Domyślnaczcionkaakapitu" style:family="text">
      <style:text-properties fo:background-color="#80FFFF"/>
    </style:style>
    <style:style style:name="T3316" style:parent-style-name="Domyślnaczcionkaakapitu" style:family="text">
      <style:text-properties fo:background-color="#80FFFF"/>
    </style:style>
    <style:style style:name="T3317" style:parent-style-name="Domyślnaczcionkaakapitu" style:family="text">
      <style:text-properties fo:background-color="#80FFFF"/>
    </style:style>
    <style:style style:name="T3318" style:parent-style-name="Domyślnaczcionkaakapitu" style:family="text">
      <style:text-properties fo:background-color="#80FFFF"/>
    </style:style>
    <style:style style:name="T3319" style:parent-style-name="Domyślnaczcionkaakapitu" style:family="text">
      <style:text-properties fo:background-color="#80FFFF"/>
    </style:style>
    <style:style style:name="T3320" style:parent-style-name="Domyślnaczcionkaakapitu" style:family="text">
      <style:text-properties fo:background-color="#80FFFF"/>
    </style:style>
    <style:style style:name="T3321" style:parent-style-name="Domyślnaczcionkaakapitu" style:family="text">
      <style:text-properties fo:background-color="#80FFFF"/>
    </style:style>
    <style:style style:name="T3322" style:parent-style-name="Domyślnaczcionkaakapitu" style:family="text">
      <style:text-properties fo:background-color="#80FFFF"/>
    </style:style>
    <style:style style:name="T3323" style:parent-style-name="Domyślnaczcionkaakapitu" style:family="text">
      <style:text-properties fo:background-color="#80FFFF"/>
    </style:style>
    <style:style style:name="T3324" style:parent-style-name="Domyślnaczcionkaakapitu" style:family="text">
      <style:text-properties fo:background-color="#80FFFF"/>
    </style:style>
    <style:style style:name="T3325" style:parent-style-name="Domyślnaczcionkaakapitu" style:family="text">
      <style:text-properties fo:background-color="#80FFFF"/>
    </style:style>
    <style:style style:name="T3326" style:parent-style-name="Domyślnaczcionkaakapitu" style:family="text">
      <style:text-properties fo:background-color="#80FFFF"/>
    </style:style>
    <style:style style:name="T3327" style:parent-style-name="Domyślnaczcionkaakapitu" style:family="text">
      <style:text-properties fo:background-color="#80FFFF"/>
    </style:style>
    <style:style style:name="T3328" style:parent-style-name="Domyślnaczcionkaakapitu" style:family="text">
      <style:text-properties fo:background-color="#80FFFF"/>
    </style:style>
    <style:style style:name="T3329" style:parent-style-name="Domyślnaczcionkaakapitu" style:family="text">
      <style:text-properties fo:background-color="#80FFFF"/>
    </style:style>
    <style:style style:name="T3330" style:parent-style-name="Domyślnaczcionkaakapitu" style:family="text">
      <style:text-properties fo:background-color="#80FFFF"/>
    </style:style>
    <style:style style:name="T3331" style:parent-style-name="Domyślnaczcionkaakapitu" style:family="text">
      <style:text-properties fo:background-color="#80FFFF"/>
    </style:style>
    <style:style style:name="T3332" style:parent-style-name="Domyślnaczcionkaakapitu" style:family="text">
      <style:text-properties fo:background-color="#80FFFF"/>
    </style:style>
    <style:style style:name="T3333" style:parent-style-name="Domyślnaczcionkaakapitu" style:family="text">
      <style:text-properties fo:background-color="#80FFFF"/>
    </style:style>
    <style:style style:name="T3334" style:parent-style-name="Domyślnaczcionkaakapitu" style:family="text">
      <style:text-properties fo:background-color="#80FFFF"/>
    </style:style>
    <style:style style:name="T3335" style:parent-style-name="Domyślnaczcionkaakapitu" style:family="text">
      <style:text-properties fo:background-color="#80FFFF"/>
    </style:style>
    <style:style style:name="T3336" style:parent-style-name="Domyślnaczcionkaakapitu" style:family="text">
      <style:text-properties fo:background-color="#80FFFF"/>
    </style:style>
    <style:style style:name="T3337" style:parent-style-name="Domyślnaczcionkaakapitu" style:family="text">
      <style:text-properties fo:background-color="#80FFFF"/>
    </style:style>
    <style:style style:name="T3338" style:parent-style-name="Domyślnaczcionkaakapitu" style:family="text">
      <style:text-properties fo:background-color="#80FFFF"/>
    </style:style>
    <style:style style:name="T3339" style:parent-style-name="Domyślnaczcionkaakapitu" style:family="text">
      <style:text-properties fo:background-color="#80FFFF"/>
    </style:style>
    <style:style style:name="T3340" style:parent-style-name="Domyślnaczcionkaakapitu" style:family="text">
      <style:text-properties fo:background-color="#80FFFF"/>
    </style:style>
    <style:style style:name="T3341" style:parent-style-name="Domyślnaczcionkaakapitu" style:family="text">
      <style:text-properties fo:background-color="#80FFFF"/>
    </style:style>
    <style:style style:name="T3342" style:parent-style-name="Domyślnaczcionkaakapitu" style:family="text">
      <style:text-properties fo:background-color="#80FFFF"/>
    </style:style>
    <style:style style:name="T3343" style:parent-style-name="Domyślnaczcionkaakapitu" style:family="text">
      <style:text-properties fo:background-color="#80FFFF"/>
    </style:style>
    <style:style style:name="T3344" style:parent-style-name="Domyślnaczcionkaakapitu" style:family="text">
      <style:text-properties fo:background-color="#80FFFF"/>
    </style:style>
    <style:style style:name="T3345" style:parent-style-name="Domyślnaczcionkaakapitu" style:family="text">
      <style:text-properties fo:background-color="#80FFFF"/>
    </style:style>
    <style:style style:name="T3346" style:parent-style-name="Domyślnaczcionkaakapitu" style:family="text">
      <style:text-properties fo:background-color="#80FFFF"/>
    </style:style>
    <style:style style:name="T3347" style:parent-style-name="Domyślnaczcionkaakapitu" style:family="text">
      <style:text-properties fo:background-color="#80FFFF"/>
    </style:style>
    <style:style style:name="T3348" style:parent-style-name="Domyślnaczcionkaakapitu" style:family="text">
      <style:text-properties fo:background-color="#80FFFF"/>
    </style:style>
    <style:style style:name="T3349" style:parent-style-name="Domyślnaczcionkaakapitu" style:family="text">
      <style:text-properties fo:background-color="#80FFFF"/>
    </style:style>
    <style:style style:name="T3350" style:parent-style-name="Domyślnaczcionkaakapitu" style:family="text">
      <style:text-properties fo:background-color="#80FFFF"/>
    </style:style>
    <style:style style:name="T3351" style:parent-style-name="Domyślnaczcionkaakapitu" style:family="text">
      <style:text-properties fo:background-color="#80FFFF"/>
    </style:style>
    <style:style style:name="T3352" style:parent-style-name="Domyślnaczcionkaakapitu" style:family="text">
      <style:text-properties fo:background-color="#80FFFF"/>
    </style:style>
    <style:style style:name="T3353" style:parent-style-name="Domyślnaczcionkaakapitu" style:family="text">
      <style:text-properties fo:background-color="#80FFFF"/>
    </style:style>
    <style:style style:name="T3354" style:parent-style-name="Domyślnaczcionkaakapitu" style:family="text">
      <style:text-properties fo:background-color="#80FFFF"/>
    </style:style>
    <style:style style:name="T3355" style:parent-style-name="Domyślnaczcionkaakapitu" style:family="text">
      <style:text-properties fo:background-color="#80FFFF"/>
    </style:style>
    <style:style style:name="T3356" style:parent-style-name="Domyślnaczcionkaakapitu" style:family="text">
      <style:text-properties fo:background-color="#80FFFF"/>
    </style:style>
    <style:style style:name="T3357" style:parent-style-name="Domyślnaczcionkaakapitu" style:family="text">
      <style:text-properties fo:background-color="#80FFFF"/>
    </style:style>
    <style:style style:name="T3358" style:parent-style-name="Domyślnaczcionkaakapitu" style:family="text">
      <style:text-properties fo:background-color="#80FFFF"/>
    </style:style>
    <style:style style:name="T3359" style:parent-style-name="Domyślnaczcionkaakapitu" style:family="text">
      <style:text-properties fo:background-color="#80FFFF"/>
    </style:style>
    <style:style style:name="T3360" style:parent-style-name="Domyślnaczcionkaakapitu" style:family="text">
      <style:text-properties fo:background-color="#80FFFF"/>
    </style:style>
    <style:style style:name="T3361" style:parent-style-name="Domyślnaczcionkaakapitu" style:family="text">
      <style:text-properties fo:background-color="#80FFFF"/>
    </style:style>
    <style:style style:name="P3362" style:parent-style-name="Normalny" style:family="paragraph">
      <style:paragraph-properties fo:text-align="justify" fo:line-height="150%" fo:text-indent="0.2479in"/>
    </style:style>
    <style:style style:name="T3363" style:parent-style-name="Domyślnaczcionkaakapitu" style:family="text">
      <style:text-properties fo:background-color="#80FFFF"/>
    </style:style>
    <style:style style:name="T3364" style:parent-style-name="Domyślnaczcionkaakapitu" style:family="text">
      <style:text-properties fo:background-color="#80FFFF"/>
    </style:style>
    <style:style style:name="T3365" style:parent-style-name="Domyślnaczcionkaakapitu" style:family="text">
      <style:text-properties fo:background-color="#80FFFF"/>
    </style:style>
    <style:style style:name="T3366" style:parent-style-name="Domyślnaczcionkaakapitu" style:family="text">
      <style:text-properties fo:background-color="#80FFFF"/>
    </style:style>
    <style:style style:name="T3367" style:parent-style-name="Domyślnaczcionkaakapitu" style:family="text">
      <style:text-properties fo:background-color="#80FFFF"/>
    </style:style>
    <style:style style:name="T3368" style:parent-style-name="Domyślnaczcionkaakapitu" style:family="text">
      <style:text-properties fo:background-color="#80FFFF"/>
    </style:style>
    <style:style style:name="P3369" style:parent-style-name="Normalny" style:family="paragraph">
      <style:paragraph-properties fo:text-align="justify" fo:line-height="150%" fo:text-indent="0.2479in"/>
    </style:style>
    <style:style style:name="T3370" style:parent-style-name="Domyślnaczcionkaakapitu" style:family="text">
      <style:text-properties fo:background-color="#80FFFF"/>
    </style:style>
    <style:style style:name="T3371" style:parent-style-name="Domyślnaczcionkaakapitu" style:family="text">
      <style:text-properties fo:background-color="#80FFFF"/>
    </style:style>
    <style:style style:name="P3372" style:parent-style-name="Normalny" style:family="paragraph">
      <style:paragraph-properties fo:text-align="justify" fo:line-height="150%"/>
    </style:style>
    <style:style style:name="T3373" style:parent-style-name="Domyślnaczcionkaakapitu" style:family="text">
      <style:text-properties fo:background-color="#80FFFF" style:text-underline-type="single" style:text-underline-style="solid" style:text-underline-width="auto" style:text-underline-mode="continuous"/>
    </style:style>
    <style:style style:name="T3374" style:parent-style-name="Domyślnaczcionkaakapitu" style:family="text">
      <style:text-properties style:text-underline-type="single" style:text-underline-style="solid" style:text-underline-width="auto" style:text-underline-mode="continuous"/>
    </style:style>
    <style:style style:name="T3375" style:parent-style-name="Domyślnaczcionkaakapitu" style:family="text">
      <style:text-properties fo:background-color="#80FFFF" style:text-underline-type="single" style:text-underline-style="solid" style:text-underline-width="auto" style:text-underline-mode="continuous"/>
    </style:style>
    <style:style style:name="T3376" style:parent-style-name="Domyślnaczcionkaakapitu" style:family="text">
      <style:text-properties style:text-underline-type="single" style:text-underline-style="solid" style:text-underline-width="auto" style:text-underline-mode="continuous"/>
    </style:style>
    <style:style style:name="T3377" style:parent-style-name="Domyślnaczcionkaakapitu" style:family="text">
      <style:text-properties fo:background-color="#80FFFF" style:text-underline-type="single" style:text-underline-style="solid" style:text-underline-width="auto" style:text-underline-mode="continuous"/>
    </style:style>
    <style:style style:name="T3378" style:parent-style-name="Domyślnaczcionkaakapitu" style:family="text">
      <style:text-properties style:text-underline-type="single" style:text-underline-style="solid" style:text-underline-width="auto" style:text-underline-mode="continuous"/>
    </style:style>
    <style:style style:name="P3379" style:parent-style-name="Normalny" style:family="paragraph">
      <style:paragraph-properties fo:text-align="justify" fo:line-height="150%" fo:text-indent="0.2479in"/>
    </style:style>
    <style:style style:name="T3380" style:parent-style-name="Domyślnaczcionkaakapitu" style:family="text">
      <style:text-properties fo:background-color="#80FFFF"/>
    </style:style>
    <style:style style:name="T3381" style:parent-style-name="Domyślnaczcionkaakapitu" style:family="text">
      <style:text-properties fo:background-color="#80FFFF"/>
    </style:style>
    <style:style style:name="T3382" style:parent-style-name="Domyślnaczcionkaakapitu" style:family="text">
      <style:text-properties fo:background-color="#80FFFF"/>
    </style:style>
    <style:style style:name="T3383" style:parent-style-name="Domyślnaczcionkaakapitu" style:family="text">
      <style:text-properties fo:background-color="#80FFFF"/>
    </style:style>
    <style:style style:name="T3384" style:parent-style-name="Domyślnaczcionkaakapitu" style:family="text">
      <style:text-properties fo:background-color="#80FFFF"/>
    </style:style>
    <style:style style:name="T3385" style:parent-style-name="Domyślnaczcionkaakapitu" style:family="text">
      <style:text-properties fo:background-color="#80FFFF"/>
    </style:style>
    <style:style style:name="T3386" style:parent-style-name="Domyślnaczcionkaakapitu" style:family="text">
      <style:text-properties fo:background-color="#80FFFF"/>
    </style:style>
    <style:style style:name="T3387" style:parent-style-name="Domyślnaczcionkaakapitu" style:family="text">
      <style:text-properties fo:background-color="#80FFFF"/>
    </style:style>
    <style:style style:name="T3388" style:parent-style-name="Domyślnaczcionkaakapitu" style:family="text">
      <style:text-properties fo:background-color="#80FFFF"/>
    </style:style>
    <style:style style:name="T3389" style:parent-style-name="Domyślnaczcionkaakapitu" style:family="text">
      <style:text-properties fo:background-color="#80FFFF"/>
    </style:style>
    <style:style style:name="T3390" style:parent-style-name="Domyślnaczcionkaakapitu" style:family="text">
      <style:text-properties fo:background-color="#80FFFF"/>
    </style:style>
    <style:style style:name="T3391" style:parent-style-name="Domyślnaczcionkaakapitu" style:family="text">
      <style:text-properties fo:background-color="#80FFFF"/>
    </style:style>
    <style:style style:name="T3392" style:parent-style-name="Domyślnaczcionkaakapitu" style:family="text">
      <style:text-properties fo:background-color="#80FFFF"/>
    </style:style>
    <style:style style:name="T3393" style:parent-style-name="Domyślnaczcionkaakapitu" style:family="text">
      <style:text-properties fo:background-color="#80FFFF"/>
    </style:style>
    <style:style style:name="T3394" style:parent-style-name="Domyślnaczcionkaakapitu" style:family="text">
      <style:text-properties fo:background-color="#80FFFF"/>
    </style:style>
    <style:style style:name="T3395" style:parent-style-name="Domyślnaczcionkaakapitu" style:family="text">
      <style:text-properties fo:background-color="#80FFFF"/>
    </style:style>
    <style:style style:name="T3396" style:parent-style-name="Domyślnaczcionkaakapitu" style:family="text">
      <style:text-properties fo:background-color="#80FFFF"/>
    </style:style>
    <style:style style:name="T3397" style:parent-style-name="Domyślnaczcionkaakapitu" style:family="text">
      <style:text-properties fo:background-color="#80FFFF"/>
    </style:style>
    <style:style style:name="T3398" style:parent-style-name="Domyślnaczcionkaakapitu" style:family="text">
      <style:text-properties fo:background-color="#80FFFF"/>
    </style:style>
    <style:style style:name="T3399" style:parent-style-name="Domyślnaczcionkaakapitu" style:family="text">
      <style:text-properties fo:background-color="#80FFFF"/>
    </style:style>
    <style:style style:name="T3400" style:parent-style-name="Domyślnaczcionkaakapitu" style:family="text">
      <style:text-properties fo:background-color="#80FFFF"/>
    </style:style>
    <style:style style:name="T3401" style:parent-style-name="Domyślnaczcionkaakapitu" style:family="text">
      <style:text-properties fo:background-color="#80FFFF"/>
    </style:style>
    <style:style style:name="T3402" style:parent-style-name="Domyślnaczcionkaakapitu" style:family="text">
      <style:text-properties fo:background-color="#80FFFF"/>
    </style:style>
    <style:style style:name="T3403" style:parent-style-name="Domyślnaczcionkaakapitu" style:family="text">
      <style:text-properties fo:background-color="#80FFFF"/>
    </style:style>
    <style:style style:name="T3404" style:parent-style-name="Domyślnaczcionkaakapitu" style:family="text">
      <style:text-properties fo:background-color="#80FFFF"/>
    </style:style>
    <style:style style:name="T3405" style:parent-style-name="Domyślnaczcionkaakapitu" style:family="text">
      <style:text-properties fo:background-color="#80FFFF"/>
    </style:style>
    <style:style style:name="T3406" style:parent-style-name="Domyślnaczcionkaakapitu" style:family="text">
      <style:text-properties fo:background-color="#80FFFF"/>
    </style:style>
    <style:style style:name="T3407" style:parent-style-name="Domyślnaczcionkaakapitu" style:family="text">
      <style:text-properties fo:background-color="#80FFFF"/>
    </style:style>
    <style:style style:name="T3408" style:parent-style-name="Domyślnaczcionkaakapitu" style:family="text">
      <style:text-properties fo:background-color="#80FFFF"/>
    </style:style>
    <style:style style:name="T3409" style:parent-style-name="Domyślnaczcionkaakapitu" style:family="text">
      <style:text-properties fo:background-color="#80FFFF"/>
    </style:style>
    <style:style style:name="T3410" style:parent-style-name="Domyślnaczcionkaakapitu" style:family="text">
      <style:text-properties fo:background-color="#80FFFF"/>
    </style:style>
    <style:style style:name="T3411" style:parent-style-name="Domyślnaczcionkaakapitu" style:family="text">
      <style:text-properties fo:background-color="#80FFFF"/>
    </style:style>
    <style:style style:name="T3412" style:parent-style-name="Domyślnaczcionkaakapitu" style:family="text">
      <style:text-properties fo:background-color="#80FFFF"/>
    </style:style>
    <style:style style:name="T3413" style:parent-style-name="Domyślnaczcionkaakapitu" style:family="text">
      <style:text-properties fo:background-color="#80FFFF"/>
    </style:style>
    <style:style style:name="T3414" style:parent-style-name="Domyślnaczcionkaakapitu" style:family="text">
      <style:text-properties fo:background-color="#80FFFF"/>
    </style:style>
    <style:style style:name="T3415" style:parent-style-name="Domyślnaczcionkaakapitu" style:family="text">
      <style:text-properties fo:background-color="#80FFFF"/>
    </style:style>
    <style:style style:name="T3416" style:parent-style-name="Domyślnaczcionkaakapitu" style:family="text">
      <style:text-properties fo:background-color="#80FFFF"/>
    </style:style>
    <style:style style:name="T3417" style:parent-style-name="Domyślnaczcionkaakapitu" style:family="text">
      <style:text-properties fo:background-color="#80FFFF"/>
    </style:style>
    <style:style style:name="T3418" style:parent-style-name="Domyślnaczcionkaakapitu" style:family="text">
      <style:text-properties fo:background-color="#80FFFF"/>
    </style:style>
    <style:style style:name="P3419" style:parent-style-name="Normalny" style:family="paragraph">
      <style:paragraph-properties fo:text-align="justify" fo:line-height="150%" fo:text-indent="0.2479in"/>
    </style:style>
    <style:style style:name="T3420" style:parent-style-name="Domyślnaczcionkaakapitu" style:family="text">
      <style:text-properties fo:background-color="#80FFFF"/>
    </style:style>
    <style:style style:name="T3421" style:parent-style-name="Domyślnaczcionkaakapitu" style:family="text">
      <style:text-properties fo:background-color="#80FFFF"/>
    </style:style>
    <style:style style:name="T3422" style:parent-style-name="Domyślnaczcionkaakapitu" style:family="text">
      <style:text-properties fo:background-color="#80FFFF"/>
    </style:style>
    <style:style style:name="T3423" style:parent-style-name="Domyślnaczcionkaakapitu" style:family="text">
      <style:text-properties fo:background-color="#80FFFF"/>
    </style:style>
    <style:style style:name="T3424" style:parent-style-name="Domyślnaczcionkaakapitu" style:family="text">
      <style:text-properties fo:background-color="#80FFFF"/>
    </style:style>
    <style:style style:name="T3425" style:parent-style-name="Domyślnaczcionkaakapitu" style:family="text">
      <style:text-properties fo:background-color="#80FFFF"/>
    </style:style>
    <style:style style:name="T3426" style:parent-style-name="Domyślnaczcionkaakapitu" style:family="text">
      <style:text-properties fo:background-color="#80FFFF"/>
    </style:style>
    <style:style style:name="T3427" style:parent-style-name="Domyślnaczcionkaakapitu" style:family="text">
      <style:text-properties fo:background-color="#80FFFF"/>
    </style:style>
    <style:style style:name="T3428" style:parent-style-name="Domyślnaczcionkaakapitu" style:family="text">
      <style:text-properties fo:background-color="#80FFFF"/>
    </style:style>
    <style:style style:name="T3429" style:parent-style-name="Domyślnaczcionkaakapitu" style:family="text">
      <style:text-properties fo:background-color="#80FFFF"/>
    </style:style>
    <style:style style:name="T3430" style:parent-style-name="Domyślnaczcionkaakapitu" style:family="text">
      <style:text-properties fo:background-color="#80FFFF"/>
    </style:style>
    <style:style style:name="P3431" style:parent-style-name="Normalny" style:family="paragraph">
      <style:paragraph-properties fo:text-align="justify" fo:line-height="150%"/>
    </style:style>
    <style:style style:name="T3432" style:parent-style-name="Domyślnaczcionkaakapitu" style:family="text">
      <style:text-properties fo:background-color="#80FFFF" style:text-underline-type="single" style:text-underline-style="solid" style:text-underline-width="auto" style:text-underline-mode="continuous"/>
    </style:style>
    <style:style style:name="T3433" style:parent-style-name="Domyślnaczcionkaakapitu" style:family="text">
      <style:text-properties style:text-underline-type="single" style:text-underline-style="solid" style:text-underline-width="auto" style:text-underline-mode="continuous"/>
    </style:style>
    <style:style style:name="T3434" style:parent-style-name="Domyślnaczcionkaakapitu" style:family="text">
      <style:text-properties fo:background-color="#80FFFF" style:text-underline-type="single" style:text-underline-style="solid" style:text-underline-width="auto" style:text-underline-mode="continuous"/>
    </style:style>
    <style:style style:name="T3435" style:parent-style-name="Domyślnaczcionkaakapitu" style:family="text">
      <style:text-properties style:text-underline-type="single" style:text-underline-style="solid" style:text-underline-width="auto" style:text-underline-mode="continuous"/>
    </style:style>
    <style:style style:name="T3436" style:parent-style-name="Domyślnaczcionkaakapitu" style:family="text">
      <style:text-properties fo:background-color="#80FFFF" style:text-underline-type="single" style:text-underline-style="solid" style:text-underline-width="auto" style:text-underline-mode="continuous"/>
    </style:style>
    <style:style style:name="T3437" style:parent-style-name="Domyślnaczcionkaakapitu" style:family="text">
      <style:text-properties style:text-underline-type="single" style:text-underline-style="solid" style:text-underline-width="auto" style:text-underline-mode="continuous"/>
    </style:style>
    <style:style style:name="T3438" style:parent-style-name="Domyślnaczcionkaakapitu" style:family="text">
      <style:text-properties fo:background-color="#80FFFF" style:text-underline-type="single" style:text-underline-style="solid" style:text-underline-width="auto" style:text-underline-mode="continuous"/>
    </style:style>
    <style:style style:name="P3439" style:parent-style-name="Normalny" style:family="paragraph">
      <style:paragraph-properties fo:text-align="justify" fo:line-height="150%" fo:text-indent="0.2479in"/>
    </style:style>
    <style:style style:name="T3440" style:parent-style-name="Domyślnaczcionkaakapitu" style:family="text">
      <style:text-properties fo:background-color="#80FFFF"/>
    </style:style>
    <style:style style:name="P3441" style:parent-style-name="Normalny" style:family="paragraph">
      <style:paragraph-properties fo:text-align="justify" fo:line-height="150%"/>
    </style:style>
    <style:style style:name="T3442" style:parent-style-name="Domyślnaczcionkaakapitu" style:family="text">
      <style:text-properties style:text-underline-type="single" style:text-underline-style="solid" style:text-underline-width="auto" style:text-underline-mode="continuous"/>
    </style:style>
    <style:style style:name="P3443" style:parent-style-name="Normalny" style:family="paragraph">
      <style:paragraph-properties fo:text-align="justify" fo:line-height="150%" fo:text-indent="0.2479in"/>
    </style:style>
    <style:style style:name="T3444" style:parent-style-name="Domyślnaczcionkaakapitu" style:family="text">
      <style:text-properties fo:background-color="#80FFFF"/>
    </style:style>
    <style:style style:name="P3445" style:parent-style-name="Normalny" style:family="paragraph">
      <style:paragraph-properties fo:text-align="justify" fo:line-height="150%"/>
    </style:style>
    <style:style style:name="T3446" style:parent-style-name="Domyślnaczcionkaakapitu" style:family="text">
      <style:text-properties style:text-underline-type="single" style:text-underline-style="solid" style:text-underline-width="auto" style:text-underline-mode="continuous"/>
    </style:style>
    <style:style style:name="P3447" style:parent-style-name="Normalny" style:family="paragraph">
      <style:paragraph-properties fo:text-align="justify" fo:line-height="150%" fo:text-indent="0.2479in"/>
    </style:style>
    <style:style style:name="T3448" style:parent-style-name="Domyślnaczcionkaakapitu" style:family="text">
      <style:text-properties fo:background-color="#80FFFF"/>
    </style:style>
    <style:style style:name="T3449" style:parent-style-name="Domyślnaczcionkaakapitu" style:family="text">
      <style:text-properties fo:background-color="#80FFFF"/>
    </style:style>
    <style:style style:name="T3450" style:parent-style-name="Domyślnaczcionkaakapitu" style:family="text">
      <style:text-properties fo:background-color="#80FFFF"/>
    </style:style>
    <style:style style:name="T3451" style:parent-style-name="Domyślnaczcionkaakapitu" style:family="text">
      <style:text-properties fo:background-color="#80FFFF"/>
    </style:style>
    <style:style style:name="T3452" style:parent-style-name="Domyślnaczcionkaakapitu" style:family="text">
      <style:text-properties fo:background-color="#80FFFF"/>
    </style:style>
    <style:style style:name="T3453" style:parent-style-name="Domyślnaczcionkaakapitu" style:family="text">
      <style:text-properties fo:background-color="#80FFFF"/>
    </style:style>
    <style:style style:name="P3454" style:parent-style-name="Normalny" style:family="paragraph">
      <style:paragraph-properties fo:text-align="justify" fo:line-height="150%"/>
    </style:style>
    <style:style style:name="T3455" style:parent-style-name="Domyślnaczcionkaakapitu" style:family="text">
      <style:text-properties style:text-underline-type="single" style:text-underline-style="solid" style:text-underline-width="auto" style:text-underline-mode="continuous"/>
    </style:style>
    <style:style style:name="P3456" style:parent-style-name="Normalny" style:family="paragraph">
      <style:paragraph-properties fo:text-align="justify" fo:line-height="150%" fo:text-indent="0.2479in"/>
    </style:style>
    <style:style style:name="T3457" style:parent-style-name="Domyślnaczcionkaakapitu" style:family="text">
      <style:text-properties fo:background-color="#80FFFF"/>
    </style:style>
    <style:style style:name="T3458" style:parent-style-name="Domyślnaczcionkaakapitu" style:family="text">
      <style:text-properties fo:background-color="#80FFFF"/>
    </style:style>
    <style:style style:name="T3459" style:parent-style-name="Domyślnaczcionkaakapitu" style:family="text">
      <style:text-properties fo:background-color="#80FFFF"/>
    </style:style>
    <style:style style:name="T3460" style:parent-style-name="Domyślnaczcionkaakapitu" style:family="text">
      <style:text-properties fo:background-color="#80FFFF"/>
    </style:style>
    <style:style style:name="T3461" style:parent-style-name="Domyślnaczcionkaakapitu" style:family="text">
      <style:text-properties fo:background-color="#80FFFF"/>
    </style:style>
    <style:style style:name="T3462" style:parent-style-name="Domyślnaczcionkaakapitu" style:family="text">
      <style:text-properties fo:background-color="#80FFFF"/>
    </style:style>
    <style:style style:name="T3463" style:parent-style-name="Domyślnaczcionkaakapitu" style:family="text">
      <style:text-properties fo:background-color="#80FFFF"/>
    </style:style>
    <style:style style:name="T3464" style:parent-style-name="Domyślnaczcionkaakapitu" style:family="text">
      <style:text-properties fo:background-color="#80FFFF"/>
    </style:style>
    <style:style style:name="T3465" style:parent-style-name="Domyślnaczcionkaakapitu" style:family="text">
      <style:text-properties fo:background-color="#80FFFF"/>
    </style:style>
    <style:style style:name="T3466" style:parent-style-name="Domyślnaczcionkaakapitu" style:family="text">
      <style:text-properties fo:background-color="#80FFFF"/>
    </style:style>
    <style:style style:name="T3467" style:parent-style-name="Domyślnaczcionkaakapitu" style:family="text">
      <style:text-properties fo:background-color="#80FFFF"/>
    </style:style>
    <style:style style:name="P3468" style:parent-style-name="Normalny" style:family="paragraph">
      <style:paragraph-properties fo:text-align="justify" fo:line-height="150%"/>
    </style:style>
    <style:style style:name="T3469" style:parent-style-name="Domyślnaczcionkaakapitu" style:family="text">
      <style:text-properties style:text-underline-type="single" style:text-underline-style="solid" style:text-underline-width="auto" style:text-underline-mode="continuous"/>
    </style:style>
    <style:style style:name="T3470" style:parent-style-name="Domyślnaczcionkaakapitu" style:family="text">
      <style:text-properties fo:background-color="#80FFFF" style:text-underline-type="single" style:text-underline-style="solid" style:text-underline-width="auto" style:text-underline-mode="continuous"/>
    </style:style>
    <style:style style:name="T3471" style:parent-style-name="Domyślnaczcionkaakapitu" style:family="text">
      <style:text-properties style:text-underline-type="single" style:text-underline-style="solid" style:text-underline-width="auto" style:text-underline-mode="continuous"/>
    </style:style>
    <style:style style:name="P3472" style:parent-style-name="Normalny" style:family="paragraph">
      <style:paragraph-properties fo:text-align="justify" fo:line-height="150%" fo:text-indent="0.2479in"/>
    </style:style>
    <style:style style:name="T3473" style:parent-style-name="Domyślnaczcionkaakapitu" style:family="text">
      <style:text-properties fo:background-color="#80FFFF"/>
    </style:style>
    <style:style style:name="T3474" style:parent-style-name="Domyślnaczcionkaakapitu" style:family="text">
      <style:text-properties fo:background-color="#80FFFF"/>
    </style:style>
    <style:style style:name="T3475" style:parent-style-name="Domyślnaczcionkaakapitu" style:family="text">
      <style:text-properties fo:background-color="#80FFFF"/>
    </style:style>
    <style:style style:name="T3476" style:parent-style-name="Domyślnaczcionkaakapitu" style:family="text">
      <style:text-properties fo:background-color="#80FFFF"/>
    </style:style>
    <style:style style:name="T3477" style:parent-style-name="Domyślnaczcionkaakapitu" style:family="text">
      <style:text-properties fo:background-color="#80FFFF"/>
    </style:style>
    <style:style style:name="T3478" style:parent-style-name="Domyślnaczcionkaakapitu" style:family="text">
      <style:text-properties fo:background-color="#80FFFF"/>
    </style:style>
    <style:style style:name="T3479" style:parent-style-name="Domyślnaczcionkaakapitu" style:family="text">
      <style:text-properties fo:background-color="#80FFFF"/>
    </style:style>
    <style:style style:name="T3480" style:parent-style-name="Domyślnaczcionkaakapitu" style:family="text">
      <style:text-properties fo:background-color="#80FFFF"/>
    </style:style>
    <style:style style:name="T3481" style:parent-style-name="Domyślnaczcionkaakapitu" style:family="text">
      <style:text-properties fo:background-color="#80FFFF"/>
    </style:style>
    <style:style style:name="T3482" style:parent-style-name="Domyślnaczcionkaakapitu" style:family="text">
      <style:text-properties fo:background-color="#80FFFF"/>
    </style:style>
    <style:style style:name="T3483" style:parent-style-name="Domyślnaczcionkaakapitu" style:family="text">
      <style:text-properties fo:background-color="#80FFFF"/>
    </style:style>
    <style:style style:name="T3484" style:parent-style-name="Domyślnaczcionkaakapitu" style:family="text">
      <style:text-properties fo:background-color="#80FFFF"/>
    </style:style>
    <style:style style:name="T3485" style:parent-style-name="Domyślnaczcionkaakapitu" style:family="text">
      <style:text-properties fo:background-color="#80FFFF"/>
    </style:style>
    <style:style style:name="P3486" style:parent-style-name="Normalny" style:family="paragraph">
      <style:paragraph-properties fo:text-align="justify" fo:line-height="150%" fo:text-indent="0.2479in"/>
    </style:style>
    <style:style style:name="T3487" style:parent-style-name="Domyślnaczcionkaakapitu" style:family="text">
      <style:text-properties fo:background-color="#80FFFF"/>
    </style:style>
    <style:style style:name="P3488" style:parent-style-name="Normalny" style:family="paragraph">
      <style:paragraph-properties fo:text-align="justify" fo:line-height="150%">
        <style:tab-stops>
          <style:tab-stop style:type="left" style:position="0.7236in"/>
        </style:tab-stops>
      </style:paragraph-properties>
    </style:style>
    <style:style style:name="T3489" style:parent-style-name="Domyślnaczcionkaakapitu" style:family="text">
      <style:text-properties style:text-underline-type="single" style:text-underline-style="solid" style:text-underline-width="auto" style:text-underline-mode="continuous"/>
    </style:style>
    <style:style style:name="T3490" style:parent-style-name="Domyślnaczcionkaakapitu" style:family="text">
      <style:text-properties fo:background-color="#80FFFF" style:text-underline-type="single" style:text-underline-style="solid" style:text-underline-width="auto" style:text-underline-mode="continuous"/>
    </style:style>
    <style:style style:name="T3491" style:parent-style-name="Domyślnaczcionkaakapitu" style:family="text">
      <style:text-properties style:text-underline-type="single" style:text-underline-style="solid" style:text-underline-width="auto" style:text-underline-mode="continuous"/>
    </style:style>
    <style:style style:name="T3492" style:parent-style-name="Domyślnaczcionkaakapitu" style:family="text">
      <style:text-properties fo:background-color="#80FFFF" style:text-underline-type="single" style:text-underline-style="solid" style:text-underline-width="auto" style:text-underline-mode="continuous"/>
    </style:style>
    <style:style style:name="T3493" style:parent-style-name="Domyślnaczcionkaakapitu" style:family="text">
      <style:text-properties style:text-underline-type="single" style:text-underline-style="solid" style:text-underline-width="auto" style:text-underline-mode="continuous"/>
    </style:style>
    <style:style style:name="T3494" style:parent-style-name="Domyślnaczcionkaakapitu" style:family="text">
      <style:text-properties fo:background-color="#80FFFF"/>
    </style:style>
    <style:style style:name="P3495" style:parent-style-name="Normalny" style:family="paragraph">
      <style:paragraph-properties fo:text-align="justify" fo:line-height="150%" fo:text-indent="0.2479in"/>
      <style:text-properties fo:background-color="#80FFFF"/>
    </style:style>
    <style:style style:name="P3496" style:parent-style-name="Normalny" style:family="paragraph">
      <style:paragraph-properties fo:text-align="justify" fo:line-height="150%">
        <style:tab-stops>
          <style:tab-stop style:type="left" style:position="0.7236in"/>
        </style:tab-stops>
      </style:paragraph-properties>
    </style:style>
    <style:style style:name="T3497" style:parent-style-name="Domyślnaczcionkaakapitu" style:family="text">
      <style:text-properties style:text-underline-type="single" style:text-underline-style="solid" style:text-underline-width="auto" style:text-underline-mode="continuous"/>
    </style:style>
    <style:style style:name="T3498" style:parent-style-name="Domyślnaczcionkaakapitu" style:family="text">
      <style:text-properties fo:background-color="#80FFFF" style:text-underline-type="single" style:text-underline-style="solid" style:text-underline-width="auto" style:text-underline-mode="continuous"/>
    </style:style>
    <style:style style:name="T3499" style:parent-style-name="Domyślnaczcionkaakapitu" style:family="text">
      <style:text-properties style:text-underline-type="single" style:text-underline-style="solid" style:text-underline-width="auto" style:text-underline-mode="continuous"/>
    </style:style>
    <style:style style:name="T3500" style:parent-style-name="Domyślnaczcionkaakapitu" style:family="text">
      <style:text-properties fo:background-color="#80FFFF" style:text-underline-type="single" style:text-underline-style="solid" style:text-underline-width="auto" style:text-underline-mode="continuous"/>
    </style:style>
    <style:style style:name="T3501" style:parent-style-name="Domyślnaczcionkaakapitu" style:family="text">
      <style:text-properties style:text-underline-type="single" style:text-underline-style="solid" style:text-underline-width="auto" style:text-underline-mode="continuous"/>
    </style:style>
    <style:style style:name="T3502" style:parent-style-name="Domyślnaczcionkaakapitu" style:family="text">
      <style:text-properties fo:background-color="#80FFFF" style:text-underline-type="single" style:text-underline-style="solid" style:text-underline-width="auto" style:text-underline-mode="continuous"/>
    </style:style>
    <style:style style:name="T3503" style:parent-style-name="Domyślnaczcionkaakapitu" style:family="text">
      <style:text-properties style:text-underline-type="single" style:text-underline-style="solid" style:text-underline-width="auto" style:text-underline-mode="continuous"/>
    </style:style>
    <style:style style:name="T3504" style:parent-style-name="Domyślnaczcionkaakapitu" style:family="text">
      <style:text-properties fo:background-color="#80FFFF"/>
    </style:style>
    <style:style style:name="P3505" style:parent-style-name="Normalny" style:family="paragraph">
      <style:paragraph-properties fo:text-align="justify" fo:line-height="150%" fo:text-indent="0.2479in"/>
      <style:text-properties fo:background-color="#80FFFF"/>
    </style:style>
    <style:style style:name="P3506" style:parent-style-name="Normalny" style:family="paragraph">
      <style:paragraph-properties fo:text-align="justify" fo:line-height="150%"/>
    </style:style>
    <style:style style:name="T3507" style:parent-style-name="Domyślnaczcionkaakapitu" style:family="text">
      <style:text-properties fo:background-color="#80FFFF" style:text-underline-type="single" style:text-underline-style="solid" style:text-underline-width="auto" style:text-underline-mode="continuous"/>
    </style:style>
    <style:style style:name="T3508" style:parent-style-name="Domyślnaczcionkaakapitu" style:family="text">
      <style:text-properties style:text-underline-type="single" style:text-underline-style="solid" style:text-underline-width="auto" style:text-underline-mode="continuous"/>
    </style:style>
    <style:style style:name="P3509" style:parent-style-name="Normalny" style:family="paragraph">
      <style:paragraph-properties fo:text-align="justify" fo:line-height="150%" fo:text-indent="0.2479in"/>
    </style:style>
    <style:style style:name="T3510" style:parent-style-name="Domyślnaczcionkaakapitu" style:family="text">
      <style:text-properties fo:background-color="#80FFFF"/>
    </style:style>
    <style:style style:name="P3511" style:parent-style-name="Normalny" style:family="paragraph">
      <style:paragraph-properties fo:text-align="justify" fo:line-height="150%">
        <style:tab-stops>
          <style:tab-stop style:type="left" style:position="2.7277in"/>
        </style:tab-stops>
      </style:paragraph-properties>
    </style:style>
    <style:style style:name="T3512" style:parent-style-name="Domyślnaczcionkaakapitu" style:family="text">
      <style:text-properties style:text-underline-type="single" style:text-underline-style="solid" style:text-underline-width="auto" style:text-underline-mode="continuous"/>
    </style:style>
    <style:style style:name="T3513" style:parent-style-name="Domyślnaczcionkaakapitu" style:family="text">
      <style:text-properties fo:background-color="#80FFFF" style:text-underline-type="single" style:text-underline-style="solid" style:text-underline-width="auto" style:text-underline-mode="continuous"/>
    </style:style>
    <style:style style:name="T3514" style:parent-style-name="Domyślnaczcionkaakapitu" style:family="text">
      <style:text-properties style:text-underline-type="single" style:text-underline-style="solid" style:text-underline-width="auto" style:text-underline-mode="continuous"/>
    </style:style>
    <style:style style:name="P3515" style:parent-style-name="Normalny" style:family="paragraph">
      <style:paragraph-properties fo:text-align="justify" fo:line-height="150%" fo:text-indent="0.2479in">
        <style:tab-stops>
          <style:tab-stop style:type="left" style:position="2.7277in"/>
        </style:tab-stops>
      </style:paragraph-properties>
    </style:style>
    <style:style style:name="T3516" style:parent-style-name="Domyślnaczcionkaakapitu" style:family="text">
      <style:text-properties fo:background-color="#80FFFF"/>
    </style:style>
    <style:style style:name="P3517" style:parent-style-name="Normalny" style:family="paragraph">
      <style:paragraph-properties fo:text-align="justify" fo:line-height="150%">
        <style:tab-stops>
          <style:tab-stop style:type="left" style:position="2.7277in"/>
        </style:tab-stops>
      </style:paragraph-properties>
    </style:style>
    <style:style style:name="T3518" style:parent-style-name="Domyślnaczcionkaakapitu" style:family="text">
      <style:text-properties style:text-underline-type="single" style:text-underline-style="solid" style:text-underline-width="auto" style:text-underline-mode="continuous"/>
    </style:style>
    <style:style style:name="P3519" style:parent-style-name="Normalny" style:family="paragraph">
      <style:paragraph-properties fo:text-align="justify" fo:line-height="150%" fo:text-indent="0.2479in">
        <style:tab-stops>
          <style:tab-stop style:type="left" style:position="2.7277in"/>
        </style:tab-stops>
      </style:paragraph-properties>
    </style:style>
    <style:style style:name="P3520" style:parent-style-name="Normalny" style:family="paragraph">
      <style:paragraph-properties fo:text-align="justify" fo:line-height="150%"/>
    </style:style>
    <style:style style:name="T3521" style:parent-style-name="Domyślnaczcionkaakapitu" style:family="text">
      <style:text-properties style:text-underline-type="single" style:text-underline-style="solid" style:text-underline-width="auto" style:text-underline-mode="continuous"/>
    </style:style>
    <style:style style:name="T3522" style:parent-style-name="Domyślnaczcionkaakapitu" style:family="text">
      <style:text-properties fo:background-color="#80FFFF" style:text-underline-type="single" style:text-underline-style="solid" style:text-underline-width="auto" style:text-underline-mode="continuous"/>
    </style:style>
    <style:style style:name="T3523" style:parent-style-name="Domyślnaczcionkaakapitu" style:family="text">
      <style:text-properties style:text-underline-type="single" style:text-underline-style="solid" style:text-underline-width="auto" style:text-underline-mode="continuous"/>
    </style:style>
    <style:style style:name="P3524" style:parent-style-name="Normalny" style:family="paragraph">
      <style:paragraph-properties fo:text-align="justify" fo:line-height="150%" fo:text-indent="0.2479in"/>
    </style:style>
    <style:style style:name="P3525" style:parent-style-name="Normalny" style:family="paragraph">
      <style:paragraph-properties fo:text-align="justify" fo:line-height="150%"/>
    </style:style>
    <style:style style:name="T3526" style:parent-style-name="Domyślnaczcionkaakapitu" style:family="text">
      <style:text-properties style:text-underline-type="single" style:text-underline-style="solid" style:text-underline-width="auto" style:text-underline-mode="continuous"/>
    </style:style>
    <style:style style:name="P3527" style:parent-style-name="Normalny" style:family="paragraph">
      <style:paragraph-properties fo:text-align="justify" fo:line-height="150%" fo:text-indent="0.2479in"/>
    </style:style>
    <style:style style:name="T3528" style:parent-style-name="Domyślnaczcionkaakapitu" style:family="text">
      <style:text-properties fo:background-color="#80FFFF"/>
    </style:style>
    <style:style style:name="P3529" style:parent-style-name="Normalny" style:family="paragraph">
      <style:paragraph-properties fo:text-align="justify" fo:line-height="150%" fo:text-indent="0.2479in"/>
    </style:style>
    <style:style style:name="T3530" style:parent-style-name="Domyślnaczcionkaakapitu" style:family="text">
      <style:text-properties fo:background-color="#80FFFF"/>
    </style:style>
    <style:style style:name="T3531" style:parent-style-name="Domyślnaczcionkaakapitu" style:family="text">
      <style:text-properties fo:background-color="#80FFFF"/>
    </style:style>
    <style:style style:name="T3532" style:parent-style-name="Domyślnaczcionkaakapitu" style:family="text">
      <style:text-properties fo:background-color="#80FFFF"/>
    </style:style>
    <style:style style:name="T3533" style:parent-style-name="Domyślnaczcionkaakapitu" style:family="text">
      <style:text-properties fo:background-color="#80FFFF"/>
    </style:style>
    <style:style style:name="P3534" style:parent-style-name="Normalny" style:family="paragraph">
      <style:paragraph-properties fo:text-align="justify" fo:line-height="150%"/>
    </style:style>
    <style:style style:name="T3535" style:parent-style-name="Domyślnaczcionkaakapitu" style:family="text">
      <style:text-properties style:text-underline-type="single" style:text-underline-style="solid" style:text-underline-width="auto" style:text-underline-mode="continuous"/>
    </style:style>
    <style:style style:name="P3536" style:parent-style-name="Normalny" style:family="paragraph">
      <style:paragraph-properties fo:text-align="justify" fo:line-height="150%" fo:text-indent="0.2479in"/>
    </style:style>
    <style:style style:name="T3537" style:parent-style-name="Domyślnaczcionkaakapitu" style:family="text">
      <style:text-properties fo:background-color="#80FFFF"/>
    </style:style>
    <style:style style:name="T3538" style:parent-style-name="Domyślnaczcionkaakapitu" style:family="text">
      <style:text-properties fo:background-color="#80FFFF"/>
    </style:style>
    <style:style style:name="T3539" style:parent-style-name="Domyślnaczcionkaakapitu" style:family="text">
      <style:text-properties fo:background-color="#80FFFF"/>
    </style:style>
    <style:style style:name="P3540" style:parent-style-name="Normalny" style:family="paragraph">
      <style:paragraph-properties fo:text-align="justify" fo:line-height="150%"/>
    </style:style>
    <style:style style:name="T3541" style:parent-style-name="Domyślnaczcionkaakapitu" style:family="text">
      <style:text-properties style:text-underline-type="single" style:text-underline-style="solid" style:text-underline-width="auto" style:text-underline-mode="continuous"/>
    </style:style>
    <style:style style:name="P3542" style:parent-style-name="Normalny" style:family="paragraph">
      <style:paragraph-properties fo:text-align="justify" fo:line-height="150%" fo:text-indent="0.2479in"/>
    </style:style>
    <style:style style:name="T3543" style:parent-style-name="Domyślnaczcionkaakapitu" style:family="text">
      <style:text-properties fo:background-color="#80FFFF"/>
    </style:style>
    <style:style style:name="T3544" style:parent-style-name="Domyślnaczcionkaakapitu" style:family="text">
      <style:text-properties fo:background-color="#80FFFF"/>
    </style:style>
    <style:style style:name="P3545" style:parent-style-name="Normalny" style:family="paragraph">
      <style:paragraph-properties fo:text-align="justify" fo:line-height="150%"/>
    </style:style>
    <style:style style:name="T3546" style:parent-style-name="Domyślnaczcionkaakapitu" style:family="text">
      <style:text-properties style:text-underline-type="single" style:text-underline-style="solid" style:text-underline-width="auto" style:text-underline-mode="continuous"/>
    </style:style>
    <style:style style:name="P3547" style:parent-style-name="Normalny" style:family="paragraph">
      <style:paragraph-properties fo:text-align="justify" fo:line-height="150%" fo:text-indent="0.2479in"/>
    </style:style>
    <style:style style:name="T3548" style:parent-style-name="Domyślnaczcionkaakapitu" style:family="text">
      <style:text-properties fo:background-color="#80FFFF"/>
    </style:style>
    <style:style style:name="T3549" style:parent-style-name="Domyślnaczcionkaakapitu" style:family="text">
      <style:text-properties fo:background-color="#80FFFF"/>
    </style:style>
    <style:style style:name="P3550" style:parent-style-name="Normalny" style:family="paragraph">
      <style:paragraph-properties fo:text-align="justify" fo:line-height="150%"/>
    </style:style>
    <style:style style:name="T3551" style:parent-style-name="Domyślnaczcionkaakapitu" style:family="text">
      <style:text-properties style:text-underline-type="single" style:text-underline-style="solid" style:text-underline-width="auto" style:text-underline-mode="continuous"/>
    </style:style>
    <style:style style:name="P3552" style:parent-style-name="Normalny" style:family="paragraph">
      <style:paragraph-properties fo:text-align="justify" fo:line-height="150%" fo:text-indent="0.2479in"/>
    </style:style>
    <style:style style:name="T3553" style:parent-style-name="Domyślnaczcionkaakapitu" style:family="text">
      <style:text-properties fo:background-color="#80FFFF"/>
    </style:style>
    <style:style style:name="T3554" style:parent-style-name="Domyślnaczcionkaakapitu" style:family="text">
      <style:text-properties fo:background-color="#80FFFF"/>
    </style:style>
    <style:style style:name="T3555" style:parent-style-name="Domyślnaczcionkaakapitu" style:family="text">
      <style:text-properties fo:background-color="#80FFFF"/>
    </style:style>
    <style:style style:name="T3556" style:parent-style-name="Domyślnaczcionkaakapitu" style:family="text">
      <style:text-properties fo:background-color="#80FFFF"/>
    </style:style>
    <style:style style:name="T3557" style:parent-style-name="Domyślnaczcionkaakapitu" style:family="text">
      <style:text-properties fo:background-color="#80FFFF"/>
    </style:style>
    <style:style style:name="T3558" style:parent-style-name="Domyślnaczcionkaakapitu" style:family="text">
      <style:text-properties fo:background-color="#80FFFF"/>
    </style:style>
    <style:style style:name="T3559" style:parent-style-name="Domyślnaczcionkaakapitu" style:family="text">
      <style:text-properties fo:background-color="#80FFFF"/>
    </style:style>
    <style:style style:name="T3560" style:parent-style-name="Domyślnaczcionkaakapitu" style:family="text">
      <style:text-properties fo:background-color="#80FFFF"/>
    </style:style>
    <style:style style:name="P3561" style:parent-style-name="Normalny" style:family="paragraph">
      <style:paragraph-properties fo:text-align="justify" fo:line-height="150%" fo:text-indent="0.2479in"/>
    </style:style>
    <style:style style:name="T3562" style:parent-style-name="Domyślnaczcionkaakapitu" style:family="text">
      <style:text-properties fo:background-color="#80FFFF"/>
    </style:style>
    <style:style style:name="T3563" style:parent-style-name="Domyślnaczcionkaakapitu" style:family="text">
      <style:text-properties fo:background-color="#80FFFF"/>
    </style:style>
    <style:style style:name="T3564" style:parent-style-name="Domyślnaczcionkaakapitu" style:family="text">
      <style:text-properties fo:background-color="#80FFFF"/>
    </style:style>
    <style:style style:name="T3565" style:parent-style-name="Domyślnaczcionkaakapitu" style:family="text">
      <style:text-properties fo:background-color="#80FFFF"/>
    </style:style>
    <style:style style:name="T3566" style:parent-style-name="Domyślnaczcionkaakapitu" style:family="text">
      <style:text-properties fo:background-color="#80FFFF"/>
    </style:style>
    <style:style style:name="T3567" style:parent-style-name="Domyślnaczcionkaakapitu" style:family="text">
      <style:text-properties fo:background-color="#80FFFF"/>
    </style:style>
    <style:style style:name="T3568" style:parent-style-name="Domyślnaczcionkaakapitu" style:family="text">
      <style:text-properties fo:background-color="#80FFFF"/>
    </style:style>
    <style:style style:name="T3569" style:parent-style-name="Domyślnaczcionkaakapitu" style:family="text">
      <style:text-properties fo:background-color="#80FFFF"/>
    </style:style>
    <style:style style:name="P3570" style:parent-style-name="Normalny" style:family="paragraph">
      <style:paragraph-properties fo:text-align="justify" fo:line-height="150%"/>
    </style:style>
    <style:style style:name="T3571" style:parent-style-name="Domyślnaczcionkaakapitu" style:family="text">
      <style:text-properties fo:background-color="#80FFFF" style:text-underline-type="single" style:text-underline-style="solid" style:text-underline-width="auto" style:text-underline-mode="continuous"/>
    </style:style>
    <style:style style:name="T3572" style:parent-style-name="Domyślnaczcionkaakapitu" style:family="text">
      <style:text-properties style:text-underline-type="single" style:text-underline-style="solid" style:text-underline-width="auto" style:text-underline-mode="continuous"/>
    </style:style>
    <style:style style:name="T3573" style:parent-style-name="Domyślnaczcionkaakapitu" style:family="text">
      <style:text-properties fo:background-color="#80FFFF" style:text-underline-type="single" style:text-underline-style="solid" style:text-underline-width="auto" style:text-underline-mode="continuous"/>
    </style:style>
    <style:style style:name="P3574" style:parent-style-name="Normalny" style:family="paragraph">
      <style:paragraph-properties fo:text-align="justify" fo:line-height="150%" fo:text-indent="0.2479in"/>
    </style:style>
    <style:style style:name="T3575" style:parent-style-name="Domyślnaczcionkaakapitu" style:family="text">
      <style:text-properties fo:background-color="#80FFFF"/>
    </style:style>
    <style:style style:name="T3576" style:parent-style-name="Domyślnaczcionkaakapitu" style:family="text">
      <style:text-properties fo:background-color="#80FFFF"/>
    </style:style>
    <style:style style:name="P3577" style:parent-style-name="Normalny" style:family="paragraph">
      <style:paragraph-properties fo:text-align="justify" fo:line-height="150%"/>
    </style:style>
    <style:style style:name="T3578" style:parent-style-name="Domyślnaczcionkaakapitu" style:family="text">
      <style:text-properties style:text-underline-type="single" style:text-underline-style="solid" style:text-underline-width="auto" style:text-underline-mode="continuous"/>
    </style:style>
    <style:style style:name="P3579" style:parent-style-name="Normalny" style:family="paragraph">
      <style:paragraph-properties fo:text-align="justify" fo:line-height="150%" fo:text-indent="0.2479in"/>
    </style:style>
    <style:style style:name="T3580" style:parent-style-name="Domyślnaczcionkaakapitu" style:family="text">
      <style:text-properties fo:background-color="#80FFFF"/>
    </style:style>
    <style:style style:name="P3581" style:parent-style-name="Normalny" style:family="paragraph">
      <style:paragraph-properties fo:text-align="justify" fo:line-height="150%"/>
    </style:style>
    <style:style style:name="T3582" style:parent-style-name="Domyślnaczcionkaakapitu" style:family="text">
      <style:text-properties style:text-underline-type="single" style:text-underline-style="solid" style:text-underline-width="auto" style:text-underline-mode="continuous"/>
    </style:style>
    <style:style style:name="T3583" style:parent-style-name="Domyślnaczcionkaakapitu" style:family="text">
      <style:text-properties fo:background-color="#80FFFF" style:text-underline-type="single" style:text-underline-style="solid" style:text-underline-width="auto" style:text-underline-mode="continuous"/>
    </style:style>
    <style:style style:name="T3584" style:parent-style-name="Domyślnaczcionkaakapitu" style:family="text">
      <style:text-properties style:text-underline-type="single" style:text-underline-style="solid" style:text-underline-width="auto" style:text-underline-mode="continuous"/>
    </style:style>
    <style:style style:name="T3585" style:parent-style-name="Domyślnaczcionkaakapitu" style:family="text">
      <style:text-properties fo:background-color="#80FFFF" style:text-underline-type="single" style:text-underline-style="solid" style:text-underline-width="auto" style:text-underline-mode="continuous"/>
    </style:style>
    <style:style style:name="T3586" style:parent-style-name="Domyślnaczcionkaakapitu" style:family="text">
      <style:text-properties style:text-underline-type="single" style:text-underline-style="solid" style:text-underline-width="auto" style:text-underline-mode="continuous"/>
    </style:style>
    <style:style style:name="P3587" style:parent-style-name="Normalny" style:family="paragraph">
      <style:paragraph-properties fo:text-align="justify" fo:line-height="150%" fo:text-indent="0.2479in"/>
    </style:style>
    <style:style style:name="T3588" style:parent-style-name="Domyślnaczcionkaakapitu" style:family="text">
      <style:text-properties fo:background-color="#80FFFF"/>
    </style:style>
    <style:style style:name="T3589" style:parent-style-name="Domyślnaczcionkaakapitu" style:family="text">
      <style:text-properties fo:background-color="#80FFFF"/>
    </style:style>
    <style:style style:name="T3590" style:parent-style-name="Domyślnaczcionkaakapitu" style:family="text">
      <style:text-properties fo:background-color="#80FFFF"/>
    </style:style>
    <style:style style:name="T3591" style:parent-style-name="Domyślnaczcionkaakapitu" style:family="text">
      <style:text-properties fo:background-color="#80FFFF"/>
    </style:style>
    <style:style style:name="T3592" style:parent-style-name="Domyślnaczcionkaakapitu" style:family="text">
      <style:text-properties fo:background-color="#80FFFF"/>
    </style:style>
    <style:style style:name="P3593" style:parent-style-name="Normalny" style:family="paragraph">
      <style:paragraph-properties fo:text-align="justify" fo:line-height="150%" fo:text-indent="0.2479in"/>
    </style:style>
    <style:style style:name="T3594" style:parent-style-name="Domyślnaczcionkaakapitu" style:family="text">
      <style:text-properties fo:background-color="#80FFFF"/>
    </style:style>
    <style:style style:name="T3595" style:parent-style-name="Domyślnaczcionkaakapitu" style:family="text">
      <style:text-properties fo:background-color="#80FFFF"/>
    </style:style>
    <style:style style:name="T3596" style:parent-style-name="Domyślnaczcionkaakapitu" style:family="text">
      <style:text-properties fo:background-color="#80FFFF"/>
    </style:style>
    <style:style style:name="T3597" style:parent-style-name="Domyślnaczcionkaakapitu" style:family="text">
      <style:text-properties fo:background-color="#80FFFF"/>
    </style:style>
    <style:style style:name="P3598" style:parent-style-name="Normalny" style:family="paragraph">
      <style:paragraph-properties fo:text-align="justify" fo:line-height="150%" fo:text-indent="0.2479in"/>
    </style:style>
    <style:style style:name="T3599" style:parent-style-name="Domyślnaczcionkaakapitu" style:family="text">
      <style:text-properties fo:background-color="#80FFFF"/>
    </style:style>
    <style:style style:name="T3600" style:parent-style-name="Domyślnaczcionkaakapitu" style:family="text">
      <style:text-properties fo:background-color="#80FFFF"/>
    </style:style>
    <style:style style:name="T3601" style:parent-style-name="Domyślnaczcionkaakapitu" style:family="text">
      <style:text-properties fo:background-color="#80FFFF"/>
    </style:style>
    <style:style style:name="T3602" style:parent-style-name="Domyślnaczcionkaakapitu" style:family="text">
      <style:text-properties fo:background-color="#80FFFF"/>
    </style:style>
    <style:style style:name="T3603" style:parent-style-name="Domyślnaczcionkaakapitu" style:family="text">
      <style:text-properties fo:background-color="#80FFFF"/>
    </style:style>
    <style:style style:name="T3604" style:parent-style-name="Domyślnaczcionkaakapitu" style:family="text">
      <style:text-properties fo:background-color="#80FFFF"/>
    </style:style>
    <style:style style:name="T3605" style:parent-style-name="Domyślnaczcionkaakapitu" style:family="text">
      <style:text-properties fo:background-color="#80FFFF"/>
    </style:style>
    <style:style style:name="T3606" style:parent-style-name="Domyślnaczcionkaakapitu" style:family="text">
      <style:text-properties fo:background-color="#80FFFF"/>
    </style:style>
    <style:style style:name="T3607" style:parent-style-name="Domyślnaczcionkaakapitu" style:family="text">
      <style:text-properties fo:background-color="#80FFFF"/>
    </style:style>
    <style:style style:name="T3608" style:parent-style-name="Domyślnaczcionkaakapitu" style:family="text">
      <style:text-properties fo:background-color="#80FFFF"/>
    </style:style>
    <style:style style:name="T3609" style:parent-style-name="Domyślnaczcionkaakapitu" style:family="text">
      <style:text-properties fo:background-color="#80FFFF"/>
    </style:style>
    <style:style style:name="T3610" style:parent-style-name="Domyślnaczcionkaakapitu" style:family="text">
      <style:text-properties fo:background-color="#80FFFF"/>
    </style:style>
    <style:style style:name="T3611" style:parent-style-name="Domyślnaczcionkaakapitu" style:family="text">
      <style:text-properties fo:background-color="#80FFFF"/>
    </style:style>
    <style:style style:name="T3612" style:parent-style-name="Domyślnaczcionkaakapitu" style:family="text">
      <style:text-properties fo:background-color="#80FFFF"/>
    </style:style>
    <style:style style:name="T3613" style:parent-style-name="Domyślnaczcionkaakapitu" style:family="text">
      <style:text-properties fo:background-color="#80FFFF"/>
    </style:style>
    <style:style style:name="T3614" style:parent-style-name="Domyślnaczcionkaakapitu" style:family="text">
      <style:text-properties fo:background-color="#80FFFF"/>
    </style:style>
    <style:style style:name="T3615" style:parent-style-name="Domyślnaczcionkaakapitu" style:family="text">
      <style:text-properties fo:background-color="#80FFFF"/>
    </style:style>
    <style:style style:name="T3616" style:parent-style-name="Domyślnaczcionkaakapitu" style:family="text">
      <style:text-properties fo:background-color="#80FFFF"/>
    </style:style>
    <style:style style:name="T3617" style:parent-style-name="Domyślnaczcionkaakapitu" style:family="text">
      <style:text-properties fo:background-color="#80FFFF"/>
    </style:style>
    <style:style style:name="T3618" style:parent-style-name="Domyślnaczcionkaakapitu" style:family="text">
      <style:text-properties fo:background-color="#80FFFF"/>
    </style:style>
    <style:style style:name="P3619" style:parent-style-name="Normalny" style:family="paragraph">
      <style:paragraph-properties fo:text-align="justify" fo:line-height="150%" fo:text-indent="0.2479in"/>
    </style:style>
    <style:style style:name="T3620" style:parent-style-name="Domyślnaczcionkaakapitu" style:family="text">
      <style:text-properties fo:background-color="#80FFFF"/>
    </style:style>
    <style:style style:name="T3621" style:parent-style-name="Domyślnaczcionkaakapitu" style:family="text">
      <style:text-properties fo:background-color="#80FFFF"/>
    </style:style>
    <style:style style:name="P3622" style:parent-style-name="Normalny" style:family="paragraph">
      <style:paragraph-properties fo:text-align="justify" fo:line-height="150%" fo:text-indent="0.2479in"/>
    </style:style>
    <style:style style:name="T3623" style:parent-style-name="Domyślnaczcionkaakapitu" style:family="text">
      <style:text-properties fo:background-color="#80FFFF"/>
    </style:style>
    <style:style style:name="T3624" style:parent-style-name="Domyślnaczcionkaakapitu" style:family="text">
      <style:text-properties fo:background-color="#80FFFF"/>
    </style:style>
    <style:style style:name="T3625" style:parent-style-name="Domyślnaczcionkaakapitu" style:family="text">
      <style:text-properties fo:background-color="#80FFFF"/>
    </style:style>
    <style:style style:name="T3626" style:parent-style-name="Domyślnaczcionkaakapitu" style:family="text">
      <style:text-properties fo:background-color="#80FFFF"/>
    </style:style>
    <style:style style:name="T3627" style:parent-style-name="Domyślnaczcionkaakapitu" style:family="text">
      <style:text-properties fo:background-color="#80FFFF"/>
    </style:style>
    <style:style style:name="P3628" style:parent-style-name="Normalny" style:family="paragraph">
      <style:paragraph-properties fo:text-align="justify" fo:line-height="150%"/>
    </style:style>
    <style:style style:name="T3629" style:parent-style-name="Domyślnaczcionkaakapitu" style:family="text">
      <style:text-properties fo:background-color="#80FFFF" style:text-underline-type="single" style:text-underline-style="solid" style:text-underline-width="auto" style:text-underline-mode="continuous"/>
    </style:style>
    <style:style style:name="T3630" style:parent-style-name="Domyślnaczcionkaakapitu" style:family="text">
      <style:text-properties style:text-underline-type="single" style:text-underline-style="solid" style:text-underline-width="auto" style:text-underline-mode="continuous"/>
    </style:style>
    <style:style style:name="P3631" style:parent-style-name="Normalny" style:family="paragraph">
      <style:paragraph-properties fo:text-align="justify" fo:line-height="150%" fo:text-indent="0.2479in"/>
    </style:style>
    <style:style style:name="T3632" style:parent-style-name="Domyślnaczcionkaakapitu" style:family="text">
      <style:text-properties fo:background-color="#80FFFF"/>
    </style:style>
    <style:style style:name="T3633" style:parent-style-name="Domyślnaczcionkaakapitu" style:family="text">
      <style:text-properties fo:background-color="#80FFFF"/>
    </style:style>
    <style:style style:name="T3634" style:parent-style-name="Domyślnaczcionkaakapitu" style:family="text">
      <style:text-properties fo:background-color="#80FFFF"/>
    </style:style>
    <style:style style:name="P3635" style:parent-style-name="Normalny" style:family="paragraph">
      <style:paragraph-properties fo:text-align="justify" fo:line-height="150%"/>
    </style:style>
    <style:style style:name="T3636" style:parent-style-name="Domyślnaczcionkaakapitu" style:family="text">
      <style:text-properties style:text-underline-type="single" style:text-underline-style="solid" style:text-underline-width="auto" style:text-underline-mode="continuous"/>
    </style:style>
    <style:style style:name="P3637" style:parent-style-name="Normalny" style:family="paragraph">
      <style:paragraph-properties fo:text-align="justify" fo:line-height="150%" fo:text-indent="0.2479in"/>
    </style:style>
    <style:style style:name="T3638" style:parent-style-name="Domyślnaczcionkaakapitu" style:family="text">
      <style:text-properties fo:background-color="#80FFFF"/>
    </style:style>
    <style:style style:name="T3639" style:parent-style-name="Domyślnaczcionkaakapitu" style:family="text">
      <style:text-properties fo:background-color="#80FFFF"/>
    </style:style>
    <style:style style:name="T3640" style:parent-style-name="Domyślnaczcionkaakapitu" style:family="text">
      <style:text-properties fo:background-color="#80FFFF"/>
    </style:style>
    <style:style style:name="T3641" style:parent-style-name="Domyślnaczcionkaakapitu" style:family="text">
      <style:text-properties fo:background-color="#80FFFF"/>
    </style:style>
    <style:style style:name="P3642" style:parent-style-name="Normalny" style:family="paragraph">
      <style:paragraph-properties fo:text-align="justify" fo:line-height="150%"/>
    </style:style>
    <style:style style:name="T3643" style:parent-style-name="Domyślnaczcionkaakapitu" style:family="text">
      <style:text-properties style:text-underline-type="single" style:text-underline-style="solid" style:text-underline-width="auto" style:text-underline-mode="continuous"/>
    </style:style>
    <style:style style:name="P3644" style:parent-style-name="Normalny" style:family="paragraph">
      <style:paragraph-properties fo:text-align="justify" fo:line-height="150%" fo:text-indent="0.2479in"/>
    </style:style>
    <style:style style:name="T3645" style:parent-style-name="Domyślnaczcionkaakapitu" style:family="text">
      <style:text-properties fo:background-color="#80FFFF"/>
    </style:style>
    <style:style style:name="T3646" style:parent-style-name="Domyślnaczcionkaakapitu" style:family="text">
      <style:text-properties fo:background-color="#80FFFF"/>
    </style:style>
    <style:style style:name="P3647" style:parent-style-name="Normalny" style:family="paragraph">
      <style:paragraph-properties fo:text-align="justify" fo:line-height="150%"/>
    </style:style>
    <style:style style:name="T3648" style:parent-style-name="Domyślnaczcionkaakapitu" style:family="text">
      <style:text-properties style:text-underline-type="single" style:text-underline-style="solid" style:text-underline-width="auto" style:text-underline-mode="continuous"/>
    </style:style>
    <style:style style:name="P3649" style:parent-style-name="Normalny" style:family="paragraph">
      <style:paragraph-properties fo:text-align="justify" fo:line-height="150%" fo:text-indent="0.2479in"/>
    </style:style>
    <style:style style:name="T3650" style:parent-style-name="Domyślnaczcionkaakapitu" style:family="text">
      <style:text-properties fo:background-color="#80FFFF"/>
    </style:style>
    <style:style style:name="P3651" style:parent-style-name="Normalny" style:family="paragraph">
      <style:paragraph-properties fo:text-align="justify" fo:line-height="150%"/>
    </style:style>
    <style:style style:name="T3652" style:parent-style-name="Domyślnaczcionkaakapitu" style:family="text">
      <style:text-properties fo:background-color="#80FFFF" style:text-underline-type="single" style:text-underline-style="solid" style:text-underline-width="auto" style:text-underline-mode="continuous"/>
    </style:style>
    <style:style style:name="T3653" style:parent-style-name="Domyślnaczcionkaakapitu" style:family="text">
      <style:text-properties style:text-underline-type="single" style:text-underline-style="solid" style:text-underline-width="auto" style:text-underline-mode="continuous"/>
    </style:style>
    <style:style style:name="P3654" style:parent-style-name="Normalny" style:family="paragraph">
      <style:paragraph-properties fo:text-align="justify" fo:line-height="150%" fo:text-indent="0.2479in"/>
    </style:style>
    <style:style style:name="P3655" style:parent-style-name="Normalny" style:family="paragraph">
      <style:paragraph-properties fo:text-align="justify" fo:line-height="150%"/>
    </style:style>
    <style:style style:name="T3656" style:parent-style-name="Domyślnaczcionkaakapitu" style:family="text">
      <style:text-properties fo:background-color="#80FFFF" style:text-underline-type="single" style:text-underline-style="solid" style:text-underline-width="auto" style:text-underline-mode="continuous"/>
    </style:style>
    <style:style style:name="T3657" style:parent-style-name="Domyślnaczcionkaakapitu" style:family="text">
      <style:text-properties style:text-underline-type="single" style:text-underline-style="solid" style:text-underline-width="auto" style:text-underline-mode="continuous"/>
    </style:style>
    <style:style style:name="T3658" style:parent-style-name="Domyślnaczcionkaakapitu" style:family="text">
      <style:text-properties fo:background-color="#80FFFF" style:text-underline-type="single" style:text-underline-style="solid" style:text-underline-width="auto" style:text-underline-mode="continuous"/>
    </style:style>
    <style:style style:name="T3659" style:parent-style-name="Domyślnaczcionkaakapitu" style:family="text">
      <style:text-properties style:text-underline-type="single" style:text-underline-style="solid" style:text-underline-width="auto" style:text-underline-mode="continuous"/>
    </style:style>
    <style:style style:name="P3660" style:parent-style-name="Normalny" style:family="paragraph">
      <style:paragraph-properties fo:text-align="justify" fo:line-height="150%" fo:text-indent="0.2479in"/>
    </style:style>
    <style:style style:name="P3661" style:parent-style-name="Normalny" style:family="paragraph">
      <style:paragraph-properties fo:text-align="justify" fo:line-height="150%"/>
    </style:style>
    <style:style style:name="T3662" style:parent-style-name="Domyślnaczcionkaakapitu" style:family="text">
      <style:text-properties style:text-underline-type="single" style:text-underline-style="solid" style:text-underline-width="auto" style:text-underline-mode="continuous"/>
    </style:style>
    <style:style style:name="P3663" style:parent-style-name="Normalny" style:family="paragraph">
      <style:paragraph-properties fo:text-align="justify" fo:line-height="150%" fo:text-indent="0.2479in"/>
    </style:style>
    <style:style style:name="T3664" style:parent-style-name="Domyślnaczcionkaakapitu" style:family="text">
      <style:text-properties fo:background-color="#80FFFF"/>
    </style:style>
    <style:style style:name="T3665" style:parent-style-name="Domyślnaczcionkaakapitu" style:family="text">
      <style:text-properties fo:background-color="#80FFFF"/>
    </style:style>
    <style:style style:name="T3666" style:parent-style-name="Domyślnaczcionkaakapitu" style:family="text">
      <style:text-properties fo:background-color="#80FFFF"/>
    </style:style>
    <style:style style:name="P3667" style:parent-style-name="Normalny" style:family="paragraph">
      <style:paragraph-properties fo:text-align="justify" fo:line-height="150%"/>
    </style:style>
    <style:style style:name="T3668" style:parent-style-name="Domyślnaczcionkaakapitu" style:family="text">
      <style:text-properties style:text-underline-type="single" style:text-underline-style="solid" style:text-underline-width="auto" style:text-underline-mode="continuous"/>
    </style:style>
    <style:style style:name="P3669" style:parent-style-name="Normalny" style:family="paragraph">
      <style:paragraph-properties fo:text-align="justify" fo:line-height="150%" fo:text-indent="0.2479in"/>
    </style:style>
    <style:style style:name="T3670" style:parent-style-name="Domyślnaczcionkaakapitu" style:family="text">
      <style:text-properties fo:background-color="#80FFFF"/>
    </style:style>
    <style:style style:name="T3671" style:parent-style-name="Domyślnaczcionkaakapitu" style:family="text">
      <style:text-properties fo:background-color="#80FFFF"/>
    </style:style>
    <style:style style:name="T3672" style:parent-style-name="Domyślnaczcionkaakapitu" style:family="text">
      <style:text-properties fo:background-color="#80FFFF"/>
    </style:style>
    <style:style style:name="T3673" style:parent-style-name="Domyślnaczcionkaakapitu" style:family="text">
      <style:text-properties fo:background-color="#80FFFF"/>
    </style:style>
    <style:style style:name="T3674" style:parent-style-name="Domyślnaczcionkaakapitu" style:family="text">
      <style:text-properties fo:background-color="#80FFFF"/>
    </style:style>
    <style:style style:name="P3675" style:parent-style-name="Normalny" style:family="paragraph">
      <style:paragraph-properties fo:text-align="justify" fo:line-height="150%"/>
    </style:style>
    <style:style style:name="T3676" style:parent-style-name="Domyślnaczcionkaakapitu" style:family="text">
      <style:text-properties fo:background-color="#80FFFF" style:text-underline-type="single" style:text-underline-style="solid" style:text-underline-width="auto" style:text-underline-mode="continuous"/>
    </style:style>
    <style:style style:name="T3677" style:parent-style-name="Domyślnaczcionkaakapitu" style:family="text">
      <style:text-properties style:text-underline-type="single" style:text-underline-style="solid" style:text-underline-width="auto" style:text-underline-mode="continuous"/>
    </style:style>
    <style:style style:name="T3678" style:parent-style-name="Domyślnaczcionkaakapitu" style:family="text">
      <style:text-properties fo:background-color="#80FFFF" style:text-underline-type="single" style:text-underline-style="solid" style:text-underline-width="auto" style:text-underline-mode="continuous"/>
    </style:style>
    <style:style style:name="T3679" style:parent-style-name="Domyślnaczcionkaakapitu" style:family="text">
      <style:text-properties style:text-underline-type="single" style:text-underline-style="solid" style:text-underline-width="auto" style:text-underline-mode="continuous"/>
    </style:style>
    <style:style style:name="T3680" style:parent-style-name="Domyślnaczcionkaakapitu" style:family="text">
      <style:text-properties fo:background-color="#80FFFF" style:text-underline-type="single" style:text-underline-style="solid" style:text-underline-width="auto" style:text-underline-mode="continuous"/>
    </style:style>
    <style:style style:name="T3681" style:parent-style-name="Domyślnaczcionkaakapitu" style:family="text">
      <style:text-properties style:text-underline-type="single" style:text-underline-style="solid" style:text-underline-width="auto" style:text-underline-mode="continuous"/>
    </style:style>
    <style:style style:name="T3682" style:parent-style-name="Domyślnaczcionkaakapitu" style:family="text">
      <style:text-properties fo:background-color="#80FFFF" style:text-underline-type="single" style:text-underline-style="solid" style:text-underline-width="auto" style:text-underline-mode="continuous"/>
    </style:style>
    <style:style style:name="P3683" style:parent-style-name="Normalny" style:family="paragraph">
      <style:paragraph-properties fo:text-align="justify" fo:line-height="150%" fo:text-indent="0.2479in"/>
    </style:style>
    <style:style style:name="T3684" style:parent-style-name="Domyślnaczcionkaakapitu" style:family="text">
      <style:text-properties fo:background-color="#80FFFF"/>
    </style:style>
    <style:style style:name="T3685" style:parent-style-name="Domyślnaczcionkaakapitu" style:family="text">
      <style:text-properties fo:background-color="#80FFFF"/>
    </style:style>
    <style:style style:name="T3686" style:parent-style-name="Domyślnaczcionkaakapitu" style:family="text">
      <style:text-properties fo:background-color="#80FFFF"/>
    </style:style>
    <style:style style:name="T3687" style:parent-style-name="Domyślnaczcionkaakapitu" style:family="text">
      <style:text-properties fo:background-color="#80FFFF"/>
    </style:style>
    <style:style style:name="T3688" style:parent-style-name="Domyślnaczcionkaakapitu" style:family="text">
      <style:text-properties fo:background-color="#80FFFF"/>
    </style:style>
    <style:style style:name="P3689" style:parent-style-name="Normalny" style:family="paragraph">
      <style:paragraph-properties fo:text-align="justify" fo:line-height="150%"/>
    </style:style>
    <style:style style:name="T3690" style:parent-style-name="Domyślnaczcionkaakapitu" style:family="text">
      <style:text-properties style:text-underline-type="single" style:text-underline-style="solid" style:text-underline-width="auto" style:text-underline-mode="continuous"/>
    </style:style>
    <style:style style:name="P3691" style:parent-style-name="Normalny" style:family="paragraph">
      <style:paragraph-properties fo:text-align="justify" fo:line-height="150%" fo:text-indent="0.2479in"/>
    </style:style>
    <style:style style:name="T3692" style:parent-style-name="Domyślnaczcionkaakapitu" style:family="text">
      <style:text-properties fo:background-color="#80FFFF"/>
    </style:style>
    <style:style style:name="T3693" style:parent-style-name="Domyślnaczcionkaakapitu" style:family="text">
      <style:text-properties fo:background-color="#80FFFF"/>
    </style:style>
    <style:style style:name="T3694" style:parent-style-name="Domyślnaczcionkaakapitu" style:family="text">
      <style:text-properties fo:background-color="#80FFFF"/>
    </style:style>
    <style:style style:name="T3695" style:parent-style-name="Domyślnaczcionkaakapitu" style:family="text">
      <style:text-properties fo:background-color="#80FFFF"/>
    </style:style>
    <style:style style:name="T3696" style:parent-style-name="Domyślnaczcionkaakapitu" style:family="text">
      <style:text-properties fo:background-color="#80FFFF"/>
    </style:style>
    <style:style style:name="T3697" style:parent-style-name="Domyślnaczcionkaakapitu" style:family="text">
      <style:text-properties fo:background-color="#80FFFF"/>
    </style:style>
    <style:style style:name="T3698" style:parent-style-name="Domyślnaczcionkaakapitu" style:family="text">
      <style:text-properties fo:background-color="#80FFFF"/>
    </style:style>
    <style:style style:name="T3699" style:parent-style-name="Domyślnaczcionkaakapitu" style:family="text">
      <style:text-properties fo:background-color="#80FFFF"/>
    </style:style>
    <style:style style:name="T3700" style:parent-style-name="Domyślnaczcionkaakapitu" style:family="text">
      <style:text-properties fo:background-color="#80FFFF"/>
    </style:style>
    <style:style style:name="T3701" style:parent-style-name="Domyślnaczcionkaakapitu" style:family="text">
      <style:text-properties fo:background-color="#80FFFF"/>
    </style:style>
    <style:style style:name="T3702" style:parent-style-name="Domyślnaczcionkaakapitu" style:family="text">
      <style:text-properties fo:background-color="#80FFFF"/>
    </style:style>
    <style:style style:name="T3703" style:parent-style-name="Domyślnaczcionkaakapitu" style:family="text">
      <style:text-properties fo:background-color="#80FFFF"/>
    </style:style>
    <style:style style:name="T3704" style:parent-style-name="Domyślnaczcionkaakapitu" style:family="text">
      <style:text-properties fo:background-color="#80FFFF"/>
    </style:style>
    <style:style style:name="T3705" style:parent-style-name="Domyślnaczcionkaakapitu" style:family="text">
      <style:text-properties fo:background-color="#80FFFF"/>
    </style:style>
    <style:style style:name="T3706" style:parent-style-name="Domyślnaczcionkaakapitu" style:family="text">
      <style:text-properties fo:background-color="#80FFFF"/>
    </style:style>
    <style:style style:name="P3707" style:parent-style-name="Normalny" style:family="paragraph">
      <style:paragraph-properties fo:text-align="justify" fo:line-height="150%" fo:text-indent="0.2479in"/>
    </style:style>
    <style:style style:name="T3708" style:parent-style-name="Domyślnaczcionkaakapitu" style:family="text">
      <style:text-properties fo:background-color="#80FFFF"/>
    </style:style>
    <style:style style:name="T3709" style:parent-style-name="Domyślnaczcionkaakapitu" style:family="text">
      <style:text-properties fo:background-color="#80FFFF"/>
    </style:style>
    <style:style style:name="T3710" style:parent-style-name="Domyślnaczcionkaakapitu" style:family="text">
      <style:text-properties fo:background-color="#80FFFF"/>
    </style:style>
    <style:style style:name="T3711" style:parent-style-name="Domyślnaczcionkaakapitu" style:family="text">
      <style:text-properties fo:background-color="#80FFFF"/>
    </style:style>
    <style:style style:name="T3712" style:parent-style-name="Domyślnaczcionkaakapitu" style:family="text">
      <style:text-properties fo:background-color="#80FFFF"/>
    </style:style>
    <style:style style:name="T3713" style:parent-style-name="Domyślnaczcionkaakapitu" style:family="text">
      <style:text-properties fo:background-color="#80FFFF"/>
    </style:style>
    <style:style style:name="T3714" style:parent-style-name="Domyślnaczcionkaakapitu" style:family="text">
      <style:text-properties fo:background-color="#80FFFF"/>
    </style:style>
    <style:style style:name="T3715" style:parent-style-name="Domyślnaczcionkaakapitu" style:family="text">
      <style:text-properties fo:background-color="#80FFFF"/>
    </style:style>
    <style:style style:name="T3716" style:parent-style-name="Domyślnaczcionkaakapitu" style:family="text">
      <style:text-properties fo:background-color="#80FFFF"/>
    </style:style>
    <style:style style:name="T3717" style:parent-style-name="Domyślnaczcionkaakapitu" style:family="text">
      <style:text-properties fo:background-color="#80FFFF"/>
    </style:style>
    <style:style style:name="T3718" style:parent-style-name="Domyślnaczcionkaakapitu" style:family="text">
      <style:text-properties fo:background-color="#80FFFF"/>
    </style:style>
    <style:style style:name="T3719" style:parent-style-name="Domyślnaczcionkaakapitu" style:family="text">
      <style:text-properties fo:background-color="#80FFFF"/>
    </style:style>
    <style:style style:name="T3720" style:parent-style-name="Domyślnaczcionkaakapitu" style:family="text">
      <style:text-properties fo:background-color="#80FFFF"/>
    </style:style>
    <style:style style:name="T3721" style:parent-style-name="Domyślnaczcionkaakapitu" style:family="text">
      <style:text-properties fo:background-color="#80FFFF"/>
    </style:style>
    <style:style style:name="T3722" style:parent-style-name="Domyślnaczcionkaakapitu" style:family="text">
      <style:text-properties fo:background-color="#80FFFF"/>
    </style:style>
    <style:style style:name="T3723" style:parent-style-name="Domyślnaczcionkaakapitu" style:family="text">
      <style:text-properties fo:background-color="#80FFFF"/>
    </style:style>
    <style:style style:name="T3724" style:parent-style-name="Domyślnaczcionkaakapitu" style:family="text">
      <style:text-properties fo:background-color="#80FFFF"/>
    </style:style>
    <style:style style:name="T3725" style:parent-style-name="Domyślnaczcionkaakapitu" style:family="text">
      <style:text-properties fo:background-color="#80FFFF"/>
    </style:style>
    <style:style style:name="T3726" style:parent-style-name="Domyślnaczcionkaakapitu" style:family="text">
      <style:text-properties fo:background-color="#80FFFF"/>
    </style:style>
    <style:style style:name="P3727" style:parent-style-name="Normalny" style:family="paragraph">
      <style:paragraph-properties fo:text-align="justify" fo:line-height="150%" fo:text-indent="0.2479in"/>
    </style:style>
    <style:style style:name="T3728" style:parent-style-name="Domyślnaczcionkaakapitu" style:family="text">
      <style:text-properties fo:background-color="#80FFFF"/>
    </style:style>
    <style:style style:name="T3729" style:parent-style-name="Domyślnaczcionkaakapitu" style:family="text">
      <style:text-properties fo:background-color="#80FFFF"/>
    </style:style>
    <style:style style:name="T3730" style:parent-style-name="Domyślnaczcionkaakapitu" style:family="text">
      <style:text-properties fo:background-color="#80FFFF"/>
    </style:style>
    <style:style style:name="T3731" style:parent-style-name="Domyślnaczcionkaakapitu" style:family="text">
      <style:text-properties fo:background-color="#80FFFF"/>
    </style:style>
    <style:style style:name="T3732" style:parent-style-name="Domyślnaczcionkaakapitu" style:family="text">
      <style:text-properties fo:background-color="#80FFFF"/>
    </style:style>
    <style:style style:name="T3733" style:parent-style-name="Domyślnaczcionkaakapitu" style:family="text">
      <style:text-properties fo:background-color="#80FFFF"/>
    </style:style>
    <style:style style:name="T3734" style:parent-style-name="Domyślnaczcionkaakapitu" style:family="text">
      <style:text-properties fo:background-color="#80FFFF"/>
    </style:style>
    <style:style style:name="T3735" style:parent-style-name="Domyślnaczcionkaakapitu" style:family="text">
      <style:text-properties fo:background-color="#80FFFF"/>
    </style:style>
    <style:style style:name="P3736" style:parent-style-name="Normalny" style:family="paragraph">
      <style:paragraph-properties fo:text-align="justify" fo:line-height="150%" fo:text-indent="0.2479in"/>
    </style:style>
    <style:style style:name="T3737" style:parent-style-name="Domyślnaczcionkaakapitu" style:family="text">
      <style:text-properties fo:background-color="#80FFFF"/>
    </style:style>
    <style:style style:name="T3738" style:parent-style-name="Domyślnaczcionkaakapitu" style:family="text">
      <style:text-properties fo:background-color="#80FFFF"/>
    </style:style>
    <style:style style:name="T3739" style:parent-style-name="Domyślnaczcionkaakapitu" style:family="text">
      <style:text-properties fo:background-color="#80FFFF"/>
    </style:style>
    <style:style style:name="T3740" style:parent-style-name="Domyślnaczcionkaakapitu" style:family="text">
      <style:text-properties fo:background-color="#80FFFF"/>
    </style:style>
    <style:style style:name="T3741" style:parent-style-name="Domyślnaczcionkaakapitu" style:family="text">
      <style:text-properties fo:background-color="#80FFFF"/>
    </style:style>
    <style:style style:name="T3742" style:parent-style-name="Domyślnaczcionkaakapitu" style:family="text">
      <style:text-properties fo:background-color="#80FFFF"/>
    </style:style>
    <style:style style:name="T3743" style:parent-style-name="Domyślnaczcionkaakapitu" style:family="text">
      <style:text-properties fo:background-color="#80FFFF"/>
    </style:style>
    <style:style style:name="T3744" style:parent-style-name="Domyślnaczcionkaakapitu" style:family="text">
      <style:text-properties fo:background-color="#80FFFF"/>
    </style:style>
    <style:style style:name="T3745" style:parent-style-name="Domyślnaczcionkaakapitu" style:family="text">
      <style:text-properties fo:background-color="#80FFFF"/>
    </style:style>
    <style:style style:name="T3746" style:parent-style-name="Domyślnaczcionkaakapitu" style:family="text">
      <style:text-properties fo:background-color="#80FFFF"/>
    </style:style>
    <style:style style:name="T3747" style:parent-style-name="Domyślnaczcionkaakapitu" style:family="text">
      <style:text-properties fo:background-color="#80FFFF"/>
    </style:style>
    <style:style style:name="T3748" style:parent-style-name="Domyślnaczcionkaakapitu" style:family="text">
      <style:text-properties fo:background-color="#80FFFF"/>
    </style:style>
    <style:style style:name="T3749" style:parent-style-name="Domyślnaczcionkaakapitu" style:family="text">
      <style:text-properties fo:background-color="#80FFFF"/>
    </style:style>
    <style:style style:name="T3750" style:parent-style-name="Domyślnaczcionkaakapitu" style:family="text">
      <style:text-properties fo:background-color="#80FFFF"/>
    </style:style>
    <style:style style:name="T3751" style:parent-style-name="Domyślnaczcionkaakapitu" style:family="text">
      <style:text-properties fo:background-color="#80FFFF"/>
    </style:style>
    <style:style style:name="T3752" style:parent-style-name="Domyślnaczcionkaakapitu" style:family="text">
      <style:text-properties fo:background-color="#80FFFF"/>
    </style:style>
    <style:style style:name="T3753" style:parent-style-name="Domyślnaczcionkaakapitu" style:family="text">
      <style:text-properties fo:background-color="#80FFFF"/>
    </style:style>
    <style:style style:name="T3754" style:parent-style-name="Domyślnaczcionkaakapitu" style:family="text">
      <style:text-properties fo:background-color="#80FFFF"/>
    </style:style>
    <style:style style:name="P3755" style:parent-style-name="Normalny" style:family="paragraph">
      <style:paragraph-properties fo:text-align="justify" fo:line-height="150%" fo:text-indent="0.2479in"/>
    </style:style>
    <style:style style:name="T3756" style:parent-style-name="Domyślnaczcionkaakapitu" style:family="text">
      <style:text-properties fo:background-color="#80FFFF"/>
    </style:style>
    <style:style style:name="T3757" style:parent-style-name="Domyślnaczcionkaakapitu" style:family="text">
      <style:text-properties fo:background-color="#80FFFF"/>
    </style:style>
    <style:style style:name="T3758" style:parent-style-name="Domyślnaczcionkaakapitu" style:family="text">
      <style:text-properties fo:background-color="#80FFFF"/>
    </style:style>
    <style:style style:name="T3759" style:parent-style-name="Domyślnaczcionkaakapitu" style:family="text">
      <style:text-properties fo:background-color="#80FFFF"/>
    </style:style>
    <style:style style:name="T3760" style:parent-style-name="Domyślnaczcionkaakapitu" style:family="text">
      <style:text-properties fo:background-color="#80FFFF"/>
    </style:style>
    <style:style style:name="T3761" style:parent-style-name="Domyślnaczcionkaakapitu" style:family="text">
      <style:text-properties fo:background-color="#80FFFF"/>
    </style:style>
    <style:style style:name="T3762" style:parent-style-name="Domyślnaczcionkaakapitu" style:family="text">
      <style:text-properties fo:background-color="#80FFFF"/>
    </style:style>
    <style:style style:name="T3763" style:parent-style-name="Domyślnaczcionkaakapitu" style:family="text">
      <style:text-properties fo:background-color="#80FFFF"/>
    </style:style>
    <style:style style:name="T3764" style:parent-style-name="Domyślnaczcionkaakapitu" style:family="text">
      <style:text-properties fo:background-color="#80FFFF"/>
    </style:style>
    <style:style style:name="T3765" style:parent-style-name="Domyślnaczcionkaakapitu" style:family="text">
      <style:text-properties fo:background-color="#80FFFF"/>
    </style:style>
    <style:style style:name="T3766" style:parent-style-name="Domyślnaczcionkaakapitu" style:family="text">
      <style:text-properties fo:background-color="#80FFFF"/>
    </style:style>
    <style:style style:name="T3767" style:parent-style-name="Domyślnaczcionkaakapitu" style:family="text">
      <style:text-properties fo:background-color="#80FFFF"/>
    </style:style>
    <style:style style:name="T3768" style:parent-style-name="Domyślnaczcionkaakapitu" style:family="text">
      <style:text-properties fo:background-color="#80FFFF"/>
    </style:style>
    <style:style style:name="T3769" style:parent-style-name="Domyślnaczcionkaakapitu" style:family="text">
      <style:text-properties fo:background-color="#80FFFF"/>
    </style:style>
    <style:style style:name="T3770" style:parent-style-name="Domyślnaczcionkaakapitu" style:family="text">
      <style:text-properties fo:background-color="#80FFFF"/>
    </style:style>
    <style:style style:name="T3771" style:parent-style-name="Domyślnaczcionkaakapitu" style:family="text">
      <style:text-properties fo:background-color="#80FFFF"/>
    </style:style>
    <style:style style:name="T3772" style:parent-style-name="Domyślnaczcionkaakapitu" style:family="text">
      <style:text-properties fo:background-color="#80FFFF"/>
    </style:style>
    <style:style style:name="T3773" style:parent-style-name="Domyślnaczcionkaakapitu" style:family="text">
      <style:text-properties fo:background-color="#80FFFF"/>
    </style:style>
    <style:style style:name="T3774" style:parent-style-name="Domyślnaczcionkaakapitu" style:family="text">
      <style:text-properties fo:background-color="#80FFFF"/>
    </style:style>
    <style:style style:name="T3775" style:parent-style-name="Domyślnaczcionkaakapitu" style:family="text">
      <style:text-properties fo:background-color="#80FFFF"/>
    </style:style>
    <style:style style:name="T3776" style:parent-style-name="Domyślnaczcionkaakapitu" style:family="text">
      <style:text-properties fo:background-color="#80FFFF"/>
    </style:style>
    <style:style style:name="T3777" style:parent-style-name="Domyślnaczcionkaakapitu" style:family="text">
      <style:text-properties fo:background-color="#80FFFF"/>
    </style:style>
    <style:style style:name="T3778" style:parent-style-name="Domyślnaczcionkaakapitu" style:family="text">
      <style:text-properties fo:background-color="#80FFFF"/>
    </style:style>
    <style:style style:name="T3779" style:parent-style-name="Domyślnaczcionkaakapitu" style:family="text">
      <style:text-properties fo:background-color="#80FFFF"/>
    </style:style>
    <style:style style:name="T3780" style:parent-style-name="Domyślnaczcionkaakapitu" style:family="text">
      <style:text-properties fo:background-color="#80FFFF"/>
    </style:style>
    <style:style style:name="T3781" style:parent-style-name="Domyślnaczcionkaakapitu" style:family="text">
      <style:text-properties fo:background-color="#80FFFF"/>
    </style:style>
    <style:style style:name="T3782" style:parent-style-name="Domyślnaczcionkaakapitu" style:family="text">
      <style:text-properties fo:background-color="#80FFFF"/>
    </style:style>
    <style:style style:name="T3783" style:parent-style-name="Domyślnaczcionkaakapitu" style:family="text">
      <style:text-properties fo:background-color="#80FFFF"/>
    </style:style>
    <style:style style:name="T3784" style:parent-style-name="Domyślnaczcionkaakapitu" style:family="text">
      <style:text-properties fo:background-color="#80FFFF"/>
    </style:style>
    <style:style style:name="T3785" style:parent-style-name="Domyślnaczcionkaakapitu" style:family="text">
      <style:text-properties fo:background-color="#80FFFF"/>
    </style:style>
    <style:style style:name="T3786" style:parent-style-name="Domyślnaczcionkaakapitu" style:family="text">
      <style:text-properties fo:background-color="#80FFFF"/>
    </style:style>
    <style:style style:name="T3787" style:parent-style-name="Domyślnaczcionkaakapitu" style:family="text">
      <style:text-properties fo:background-color="#80FFFF"/>
    </style:style>
    <style:style style:name="T3788" style:parent-style-name="Domyślnaczcionkaakapitu" style:family="text">
      <style:text-properties fo:background-color="#80FFFF"/>
    </style:style>
    <style:style style:name="T3789" style:parent-style-name="Domyślnaczcionkaakapitu" style:family="text">
      <style:text-properties fo:background-color="#80FFFF"/>
    </style:style>
    <style:style style:name="T3790" style:parent-style-name="Domyślnaczcionkaakapitu" style:family="text">
      <style:text-properties fo:background-color="#80FFFF"/>
    </style:style>
    <style:style style:name="T3791" style:parent-style-name="Domyślnaczcionkaakapitu" style:family="text">
      <style:text-properties fo:background-color="#80FFFF"/>
    </style:style>
    <style:style style:name="T3792" style:parent-style-name="Domyślnaczcionkaakapitu" style:family="text">
      <style:text-properties fo:background-color="#80FFFF"/>
    </style:style>
    <style:style style:name="T3793" style:parent-style-name="Domyślnaczcionkaakapitu" style:family="text">
      <style:text-properties fo:background-color="#80FFFF"/>
    </style:style>
    <style:style style:name="T3794" style:parent-style-name="Domyślnaczcionkaakapitu" style:family="text">
      <style:text-properties fo:background-color="#80FFFF"/>
    </style:style>
    <style:style style:name="P3795" style:parent-style-name="Normalny" style:family="paragraph">
      <style:paragraph-properties fo:text-align="justify" fo:line-height="150%" fo:text-indent="0.2479in"/>
    </style:style>
    <style:style style:name="T3796" style:parent-style-name="Domyślnaczcionkaakapitu" style:family="text">
      <style:text-properties fo:background-color="#80FFFF"/>
    </style:style>
    <style:style style:name="P3797" style:parent-style-name="Normalny" style:family="paragraph">
      <style:paragraph-properties fo:text-align="justify" fo:line-height="150%"/>
    </style:style>
    <style:style style:name="T3798" style:parent-style-name="Domyślnaczcionkaakapitu" style:family="text">
      <style:text-properties style:text-underline-type="single" style:text-underline-style="solid" style:text-underline-width="auto" style:text-underline-mode="continuous"/>
    </style:style>
    <style:style style:name="T3799" style:parent-style-name="Domyślnaczcionkaakapitu" style:family="text">
      <style:text-properties fo:background-color="#80FFFF" style:text-underline-type="single" style:text-underline-style="solid" style:text-underline-width="auto" style:text-underline-mode="continuous"/>
    </style:style>
    <style:style style:name="T3800" style:parent-style-name="Domyślnaczcionkaakapitu" style:family="text">
      <style:text-properties style:text-underline-type="single" style:text-underline-style="solid" style:text-underline-width="auto" style:text-underline-mode="continuous"/>
    </style:style>
    <style:style style:name="T3801" style:parent-style-name="Domyślnaczcionkaakapitu" style:family="text">
      <style:text-properties fo:background-color="#80FFFF" style:text-underline-type="single" style:text-underline-style="solid" style:text-underline-width="auto" style:text-underline-mode="continuous"/>
    </style:style>
    <style:style style:name="T3802" style:parent-style-name="Domyślnaczcionkaakapitu" style:family="text">
      <style:text-properties style:text-underline-type="single" style:text-underline-style="solid" style:text-underline-width="auto" style:text-underline-mode="continuous"/>
    </style:style>
    <style:style style:name="T3803" style:parent-style-name="Domyślnaczcionkaakapitu" style:family="text">
      <style:text-properties fo:background-color="#80FFFF" style:text-underline-type="single" style:text-underline-style="solid" style:text-underline-width="auto" style:text-underline-mode="continuous"/>
    </style:style>
    <style:style style:name="P3804" style:parent-style-name="Normalny" style:family="paragraph">
      <style:paragraph-properties fo:text-align="justify" fo:line-height="150%" fo:text-indent="0.2479in"/>
    </style:style>
    <style:style style:name="T3805" style:parent-style-name="Domyślnaczcionkaakapitu" style:family="text">
      <style:text-properties fo:background-color="#80FFFF"/>
    </style:style>
    <style:style style:name="T3806" style:parent-style-name="Domyślnaczcionkaakapitu" style:family="text">
      <style:text-properties fo:background-color="#80FFFF"/>
    </style:style>
    <style:style style:name="T3807" style:parent-style-name="Domyślnaczcionkaakapitu" style:family="text">
      <style:text-properties fo:background-color="#80FFFF"/>
    </style:style>
    <style:style style:name="P3808" style:parent-style-name="Normalny" style:family="paragraph">
      <style:paragraph-properties fo:text-align="justify" fo:line-height="150%" fo:text-indent="0.2479in"/>
    </style:style>
    <style:style style:name="T3809" style:parent-style-name="Domyślnaczcionkaakapitu" style:family="text">
      <style:text-properties fo:background-color="#80FFFF"/>
    </style:style>
    <style:style style:name="P3810" style:parent-style-name="Normalny" style:family="paragraph">
      <style:paragraph-properties fo:text-align="justify" fo:line-height="150%"/>
    </style:style>
    <style:style style:name="T3811" style:parent-style-name="Domyślnaczcionkaakapitu" style:family="text">
      <style:text-properties fo:background-color="#80FFFF" style:text-underline-type="single" style:text-underline-style="solid" style:text-underline-width="auto" style:text-underline-mode="continuous"/>
    </style:style>
    <style:style style:name="T3812" style:parent-style-name="Domyślnaczcionkaakapitu" style:family="text">
      <style:text-properties style:text-underline-type="single" style:text-underline-style="solid" style:text-underline-width="auto" style:text-underline-mode="continuous"/>
    </style:style>
    <style:style style:name="T3813" style:parent-style-name="Domyślnaczcionkaakapitu" style:family="text">
      <style:text-properties fo:background-color="#80FFFF" style:text-underline-type="single" style:text-underline-style="solid" style:text-underline-width="auto" style:text-underline-mode="continuous"/>
    </style:style>
    <style:style style:name="T3814" style:parent-style-name="Domyślnaczcionkaakapitu" style:family="text">
      <style:text-properties style:text-underline-type="single" style:text-underline-style="solid" style:text-underline-width="auto" style:text-underline-mode="continuous"/>
    </style:style>
    <style:style style:name="P3815" style:parent-style-name="Normalny" style:family="paragraph">
      <style:paragraph-properties fo:text-align="justify" fo:line-height="150%" fo:text-indent="0.2479in"/>
    </style:style>
    <style:style style:name="T3816" style:parent-style-name="Domyślnaczcionkaakapitu" style:family="text">
      <style:text-properties fo:background-color="#80FFFF"/>
    </style:style>
    <style:style style:name="T3817" style:parent-style-name="Domyślnaczcionkaakapitu" style:family="text">
      <style:text-properties fo:background-color="#80FFFF"/>
    </style:style>
    <style:style style:name="T3818" style:parent-style-name="Domyślnaczcionkaakapitu" style:family="text">
      <style:text-properties fo:background-color="#80FFFF"/>
    </style:style>
    <style:style style:name="T3819" style:parent-style-name="Domyślnaczcionkaakapitu" style:family="text">
      <style:text-properties fo:background-color="#80FFFF"/>
    </style:style>
    <style:style style:name="T3820" style:parent-style-name="Domyślnaczcionkaakapitu" style:family="text">
      <style:text-properties fo:background-color="#80FFFF"/>
    </style:style>
    <style:style style:name="T3821" style:parent-style-name="Domyślnaczcionkaakapitu" style:family="text">
      <style:text-properties fo:background-color="#80FFFF"/>
    </style:style>
    <style:style style:name="T3822" style:parent-style-name="Domyślnaczcionkaakapitu" style:family="text">
      <style:text-properties fo:background-color="#80FFFF"/>
    </style:style>
    <style:style style:name="T3823" style:parent-style-name="Domyślnaczcionkaakapitu" style:family="text">
      <style:text-properties fo:background-color="#80FFFF"/>
    </style:style>
    <style:style style:name="T3824" style:parent-style-name="Domyślnaczcionkaakapitu" style:family="text">
      <style:text-properties fo:background-color="#80FFFF"/>
    </style:style>
    <style:style style:name="T3825" style:parent-style-name="Domyślnaczcionkaakapitu" style:family="text">
      <style:text-properties fo:background-color="#80FFFF"/>
    </style:style>
    <style:style style:name="T3826" style:parent-style-name="Domyślnaczcionkaakapitu" style:family="text">
      <style:text-properties fo:background-color="#80FFFF"/>
    </style:style>
    <style:style style:name="T3827" style:parent-style-name="Domyślnaczcionkaakapitu" style:family="text">
      <style:text-properties fo:background-color="#80FFFF"/>
    </style:style>
    <style:style style:name="T3828" style:parent-style-name="Domyślnaczcionkaakapitu" style:family="text">
      <style:text-properties fo:background-color="#80FFFF"/>
    </style:style>
    <style:style style:name="T3829" style:parent-style-name="Domyślnaczcionkaakapitu" style:family="text">
      <style:text-properties fo:background-color="#80FFFF"/>
    </style:style>
    <style:style style:name="T3830" style:parent-style-name="Domyślnaczcionkaakapitu" style:family="text">
      <style:text-properties fo:background-color="#80FFFF"/>
    </style:style>
    <style:style style:name="T3831" style:parent-style-name="Domyślnaczcionkaakapitu" style:family="text">
      <style:text-properties fo:background-color="#80FFFF"/>
    </style:style>
    <style:style style:name="T3832" style:parent-style-name="Domyślnaczcionkaakapitu" style:family="text">
      <style:text-properties fo:background-color="#80FFFF"/>
    </style:style>
    <style:style style:name="T3833" style:parent-style-name="Domyślnaczcionkaakapitu" style:family="text">
      <style:text-properties fo:background-color="#80FFFF"/>
    </style:style>
    <style:style style:name="T3834" style:parent-style-name="Domyślnaczcionkaakapitu" style:family="text">
      <style:text-properties fo:background-color="#80FFFF"/>
    </style:style>
    <style:style style:name="T3835" style:parent-style-name="Domyślnaczcionkaakapitu" style:family="text">
      <style:text-properties fo:background-color="#80FFFF"/>
    </style:style>
    <style:style style:name="T3836" style:parent-style-name="Domyślnaczcionkaakapitu" style:family="text">
      <style:text-properties fo:background-color="#80FFFF"/>
    </style:style>
    <style:style style:name="T3837" style:parent-style-name="Domyślnaczcionkaakapitu" style:family="text">
      <style:text-properties fo:background-color="#80FFFF"/>
    </style:style>
    <style:style style:name="T3838" style:parent-style-name="Domyślnaczcionkaakapitu" style:family="text">
      <style:text-properties fo:background-color="#80FFFF"/>
    </style:style>
    <style:style style:name="T3839" style:parent-style-name="Domyślnaczcionkaakapitu" style:family="text">
      <style:text-properties fo:background-color="#80FFFF"/>
    </style:style>
    <style:style style:name="T3840" style:parent-style-name="Domyślnaczcionkaakapitu" style:family="text">
      <style:text-properties fo:background-color="#80FFFF"/>
    </style:style>
    <style:style style:name="T3841" style:parent-style-name="Domyślnaczcionkaakapitu" style:family="text">
      <style:text-properties fo:background-color="#80FFFF"/>
    </style:style>
    <style:style style:name="T3842" style:parent-style-name="Domyślnaczcionkaakapitu" style:family="text">
      <style:text-properties fo:background-color="#80FFFF"/>
    </style:style>
    <style:style style:name="T3843" style:parent-style-name="Domyślnaczcionkaakapitu" style:family="text">
      <style:text-properties fo:background-color="#80FFFF"/>
    </style:style>
    <style:style style:name="T3844" style:parent-style-name="Domyślnaczcionkaakapitu" style:family="text">
      <style:text-properties fo:background-color="#80FFFF"/>
    </style:style>
    <style:style style:name="T3845" style:parent-style-name="Domyślnaczcionkaakapitu" style:family="text">
      <style:text-properties fo:background-color="#80FFFF"/>
    </style:style>
    <style:style style:name="T3846" style:parent-style-name="Domyślnaczcionkaakapitu" style:family="text">
      <style:text-properties fo:background-color="#80FFFF"/>
    </style:style>
    <style:style style:name="T3847" style:parent-style-name="Domyślnaczcionkaakapitu" style:family="text">
      <style:text-properties fo:background-color="#80FFFF"/>
    </style:style>
    <style:style style:name="T3848" style:parent-style-name="Domyślnaczcionkaakapitu" style:family="text">
      <style:text-properties fo:background-color="#80FFFF"/>
    </style:style>
    <style:style style:name="T3849" style:parent-style-name="Domyślnaczcionkaakapitu" style:family="text">
      <style:text-properties fo:background-color="#80FFFF"/>
    </style:style>
    <style:style style:name="T3850" style:parent-style-name="Domyślnaczcionkaakapitu" style:family="text">
      <style:text-properties fo:background-color="#80FFFF"/>
    </style:style>
    <style:style style:name="T3851" style:parent-style-name="Domyślnaczcionkaakapitu" style:family="text">
      <style:text-properties fo:background-color="#80FFFF"/>
    </style:style>
    <style:style style:name="T3852" style:parent-style-name="Domyślnaczcionkaakapitu" style:family="text">
      <style:text-properties fo:background-color="#80FFFF"/>
    </style:style>
    <style:style style:name="T3853" style:parent-style-name="Domyślnaczcionkaakapitu" style:family="text">
      <style:text-properties fo:background-color="#80FFFF"/>
    </style:style>
    <style:style style:name="T3854" style:parent-style-name="Domyślnaczcionkaakapitu" style:family="text">
      <style:text-properties fo:background-color="#80FFFF"/>
    </style:style>
    <style:style style:name="T3855" style:parent-style-name="Domyślnaczcionkaakapitu" style:family="text">
      <style:text-properties fo:background-color="#80FFFF"/>
    </style:style>
    <style:style style:name="T3856" style:parent-style-name="Domyślnaczcionkaakapitu" style:family="text">
      <style:text-properties fo:background-color="#80FFFF"/>
    </style:style>
    <style:style style:name="T3857" style:parent-style-name="Domyślnaczcionkaakapitu" style:family="text">
      <style:text-properties fo:background-color="#80FFFF"/>
    </style:style>
    <style:style style:name="T3858" style:parent-style-name="Domyślnaczcionkaakapitu" style:family="text">
      <style:text-properties fo:background-color="#80FFFF"/>
    </style:style>
    <style:style style:name="T3859" style:parent-style-name="Domyślnaczcionkaakapitu" style:family="text">
      <style:text-properties fo:background-color="#80FFFF"/>
    </style:style>
    <style:style style:name="T3860" style:parent-style-name="Domyślnaczcionkaakapitu" style:family="text">
      <style:text-properties fo:background-color="#80FFFF"/>
    </style:style>
    <style:style style:name="T3861" style:parent-style-name="Domyślnaczcionkaakapitu" style:family="text">
      <style:text-properties fo:background-color="#80FFFF"/>
    </style:style>
    <style:style style:name="T3862" style:parent-style-name="Domyślnaczcionkaakapitu" style:family="text">
      <style:text-properties fo:background-color="#80FFFF"/>
    </style:style>
    <style:style style:name="P3863" style:parent-style-name="Normalny" style:family="paragraph">
      <style:paragraph-properties fo:text-align="justify" fo:line-height="150%" fo:text-indent="0.2479in"/>
    </style:style>
    <style:style style:name="T3864" style:parent-style-name="Domyślnaczcionkaakapitu" style:family="text">
      <style:text-properties fo:background-color="#80FFFF"/>
    </style:style>
    <style:style style:name="T3865" style:parent-style-name="Domyślnaczcionkaakapitu" style:family="text">
      <style:text-properties fo:background-color="#80FFFF"/>
    </style:style>
    <style:style style:name="T3866" style:parent-style-name="Domyślnaczcionkaakapitu" style:family="text">
      <style:text-properties fo:background-color="#80FFFF"/>
    </style:style>
    <style:style style:name="T3867" style:parent-style-name="Domyślnaczcionkaakapitu" style:family="text">
      <style:text-properties fo:background-color="#80FFFF"/>
    </style:style>
    <style:style style:name="T3868" style:parent-style-name="Domyślnaczcionkaakapitu" style:family="text">
      <style:text-properties fo:background-color="#80FFFF"/>
    </style:style>
    <style:style style:name="T3869" style:parent-style-name="Domyślnaczcionkaakapitu" style:family="text">
      <style:text-properties fo:background-color="#80FFFF"/>
    </style:style>
    <style:style style:name="T3870" style:parent-style-name="Domyślnaczcionkaakapitu" style:family="text">
      <style:text-properties fo:background-color="#80FFFF"/>
    </style:style>
    <style:style style:name="T3871" style:parent-style-name="Domyślnaczcionkaakapitu" style:family="text">
      <style:text-properties fo:background-color="#80FFFF"/>
    </style:style>
    <style:style style:name="T3872" style:parent-style-name="Domyślnaczcionkaakapitu" style:family="text">
      <style:text-properties fo:background-color="#80FFFF"/>
    </style:style>
    <style:style style:name="T3873" style:parent-style-name="Domyślnaczcionkaakapitu" style:family="text">
      <style:text-properties fo:background-color="#80FFFF"/>
    </style:style>
    <style:style style:name="T3874" style:parent-style-name="Domyślnaczcionkaakapitu" style:family="text">
      <style:text-properties fo:background-color="#80FFFF"/>
    </style:style>
    <style:style style:name="T3875" style:parent-style-name="Domyślnaczcionkaakapitu" style:family="text">
      <style:text-properties fo:background-color="#80FFFF"/>
    </style:style>
    <style:style style:name="T3876" style:parent-style-name="Domyślnaczcionkaakapitu" style:family="text">
      <style:text-properties fo:background-color="#80FFFF"/>
    </style:style>
    <style:style style:name="T3877" style:parent-style-name="Domyślnaczcionkaakapitu" style:family="text">
      <style:text-properties fo:background-color="#80FFFF"/>
    </style:style>
    <style:style style:name="T3878" style:parent-style-name="Domyślnaczcionkaakapitu" style:family="text">
      <style:text-properties fo:background-color="#80FFFF"/>
    </style:style>
    <style:style style:name="T3879" style:parent-style-name="Domyślnaczcionkaakapitu" style:family="text">
      <style:text-properties fo:background-color="#80FFFF"/>
    </style:style>
    <style:style style:name="T3880" style:parent-style-name="Domyślnaczcionkaakapitu" style:family="text">
      <style:text-properties fo:background-color="#80FFFF"/>
    </style:style>
    <style:style style:name="T3881" style:parent-style-name="Domyślnaczcionkaakapitu" style:family="text">
      <style:text-properties fo:background-color="#80FFFF"/>
    </style:style>
    <style:style style:name="T3882" style:parent-style-name="Domyślnaczcionkaakapitu" style:family="text">
      <style:text-properties fo:background-color="#80FFFF"/>
    </style:style>
    <style:style style:name="T3883" style:parent-style-name="Domyślnaczcionkaakapitu" style:family="text">
      <style:text-properties fo:background-color="#80FFFF"/>
    </style:style>
    <style:style style:name="T3884" style:parent-style-name="Domyślnaczcionkaakapitu" style:family="text">
      <style:text-properties fo:background-color="#80FFFF"/>
    </style:style>
    <style:style style:name="T3885" style:parent-style-name="Domyślnaczcionkaakapitu" style:family="text">
      <style:text-properties fo:background-color="#80FFFF"/>
    </style:style>
    <style:style style:name="T3886" style:parent-style-name="Domyślnaczcionkaakapitu" style:family="text">
      <style:text-properties fo:background-color="#80FFFF"/>
    </style:style>
    <style:style style:name="T3887" style:parent-style-name="Domyślnaczcionkaakapitu" style:family="text">
      <style:text-properties fo:background-color="#80FFFF"/>
    </style:style>
    <style:style style:name="T3888" style:parent-style-name="Domyślnaczcionkaakapitu" style:family="text">
      <style:text-properties fo:background-color="#80FFFF"/>
    </style:style>
    <style:style style:name="T3889" style:parent-style-name="Domyślnaczcionkaakapitu" style:family="text">
      <style:text-properties fo:background-color="#80FFFF"/>
    </style:style>
    <style:style style:name="T3890" style:parent-style-name="Domyślnaczcionkaakapitu" style:family="text">
      <style:text-properties fo:background-color="#80FFFF"/>
    </style:style>
    <style:style style:name="T3891" style:parent-style-name="Domyślnaczcionkaakapitu" style:family="text">
      <style:text-properties fo:background-color="#80FFFF"/>
    </style:style>
    <style:style style:name="T3892" style:parent-style-name="Domyślnaczcionkaakapitu" style:family="text">
      <style:text-properties fo:background-color="#80FFFF"/>
    </style:style>
    <style:style style:name="T3893" style:parent-style-name="Domyślnaczcionkaakapitu" style:family="text">
      <style:text-properties fo:background-color="#80FFFF"/>
    </style:style>
    <style:style style:name="P3894" style:parent-style-name="Normalny" style:family="paragraph">
      <style:paragraph-properties fo:text-align="justify" fo:line-height="150%" fo:text-indent="0.2479in"/>
    </style:style>
    <style:style style:name="P3895" style:parent-style-name="Normalny" style:family="paragraph">
      <style:paragraph-properties fo:text-align="justify" fo:line-height="150%"/>
    </style:style>
    <style:style style:name="T3896" style:parent-style-name="Domyślnaczcionkaakapitu" style:family="text">
      <style:text-properties style:text-underline-type="single" style:text-underline-style="solid" style:text-underline-width="auto" style:text-underline-mode="continuous"/>
    </style:style>
    <style:style style:name="T3897" style:parent-style-name="Domyślnaczcionkaakapitu" style:family="text">
      <style:text-properties fo:background-color="#80FFFF" style:text-underline-type="single" style:text-underline-style="solid" style:text-underline-width="auto" style:text-underline-mode="continuous"/>
    </style:style>
    <style:style style:name="T3898" style:parent-style-name="Domyślnaczcionkaakapitu" style:family="text">
      <style:text-properties style:text-underline-type="single" style:text-underline-style="solid" style:text-underline-width="auto" style:text-underline-mode="continuous"/>
    </style:style>
    <style:style style:name="T3899" style:parent-style-name="Domyślnaczcionkaakapitu" style:family="text">
      <style:text-properties fo:background-color="#80FFFF" style:text-underline-type="single" style:text-underline-style="solid" style:text-underline-width="auto" style:text-underline-mode="continuous"/>
    </style:style>
    <style:style style:name="P3900" style:parent-style-name="Normalny" style:family="paragraph">
      <style:paragraph-properties fo:text-align="justify" fo:line-height="150%" fo:text-indent="0.2479in"/>
    </style:style>
    <style:style style:name="T3901" style:parent-style-name="Domyślnaczcionkaakapitu" style:family="text">
      <style:text-properties fo:background-color="#80FFFF"/>
    </style:style>
    <style:style style:name="T3902" style:parent-style-name="Domyślnaczcionkaakapitu" style:family="text">
      <style:text-properties fo:background-color="#80FFFF"/>
    </style:style>
    <style:style style:name="T3903" style:parent-style-name="Domyślnaczcionkaakapitu" style:family="text">
      <style:text-properties fo:background-color="#80FFFF"/>
    </style:style>
    <style:style style:name="T3904" style:parent-style-name="Domyślnaczcionkaakapitu" style:family="text">
      <style:text-properties fo:background-color="#80FFFF"/>
    </style:style>
    <style:style style:name="T3905" style:parent-style-name="Domyślnaczcionkaakapitu" style:family="text">
      <style:text-properties fo:background-color="#80FFFF"/>
    </style:style>
    <style:style style:name="T3906" style:parent-style-name="Domyślnaczcionkaakapitu" style:family="text">
      <style:text-properties fo:background-color="#80FFFF"/>
    </style:style>
    <style:style style:name="T3907" style:parent-style-name="Domyślnaczcionkaakapitu" style:family="text">
      <style:text-properties fo:background-color="#80FFFF"/>
    </style:style>
    <style:style style:name="T3908" style:parent-style-name="Domyślnaczcionkaakapitu" style:family="text">
      <style:text-properties fo:background-color="#80FFFF"/>
    </style:style>
    <style:style style:name="T3909" style:parent-style-name="Domyślnaczcionkaakapitu" style:family="text">
      <style:text-properties fo:background-color="#80FFFF"/>
    </style:style>
    <style:style style:name="P3910" style:parent-style-name="Normalny" style:family="paragraph">
      <style:paragraph-properties fo:text-align="justify" fo:line-height="150%" fo:text-indent="0.2479in"/>
    </style:style>
    <style:style style:name="P3911" style:parent-style-name="Normalny" style:family="paragraph">
      <style:paragraph-properties fo:text-align="justify" fo:line-height="150%"/>
    </style:style>
    <style:style style:name="T3912" style:parent-style-name="Domyślnaczcionkaakapitu" style:family="text">
      <style:text-properties style:text-underline-type="single" style:text-underline-style="solid" style:text-underline-width="auto" style:text-underline-mode="continuous"/>
    </style:style>
    <style:style style:name="P3913" style:parent-style-name="Normalny" style:family="paragraph">
      <style:paragraph-properties fo:text-align="justify" fo:line-height="150%" fo:text-indent="0.2479in"/>
    </style:style>
    <style:style style:name="T3914" style:parent-style-name="Domyślnaczcionkaakapitu" style:family="text">
      <style:text-properties fo:background-color="#80FFFF"/>
    </style:style>
    <style:style style:name="T3915" style:parent-style-name="Domyślnaczcionkaakapitu" style:family="text">
      <style:text-properties fo:background-color="#80FFFF"/>
    </style:style>
    <style:style style:name="T3916" style:parent-style-name="Domyślnaczcionkaakapitu" style:family="text">
      <style:text-properties fo:background-color="#80FFFF"/>
    </style:style>
    <style:style style:name="T3917" style:parent-style-name="Domyślnaczcionkaakapitu" style:family="text">
      <style:text-properties fo:background-color="#80FFFF"/>
    </style:style>
    <style:style style:name="T3918" style:parent-style-name="Domyślnaczcionkaakapitu" style:family="text">
      <style:text-properties fo:background-color="#80FFFF"/>
    </style:style>
    <style:style style:name="T3919" style:parent-style-name="Domyślnaczcionkaakapitu" style:family="text">
      <style:text-properties fo:background-color="#80FFFF"/>
    </style:style>
    <style:style style:name="T3920" style:parent-style-name="Domyślnaczcionkaakapitu" style:family="text">
      <style:text-properties fo:background-color="#80FFFF"/>
    </style:style>
    <style:style style:name="T3921" style:parent-style-name="Domyślnaczcionkaakapitu" style:family="text">
      <style:text-properties fo:background-color="#80FFFF"/>
    </style:style>
    <style:style style:name="T3922" style:parent-style-name="Domyślnaczcionkaakapitu" style:family="text">
      <style:text-properties fo:background-color="#80FFFF"/>
    </style:style>
    <style:style style:name="T3923" style:parent-style-name="Domyślnaczcionkaakapitu" style:family="text">
      <style:text-properties fo:background-color="#80FFFF"/>
    </style:style>
    <style:style style:name="T3924" style:parent-style-name="Domyślnaczcionkaakapitu" style:family="text">
      <style:text-properties fo:background-color="#80FFFF"/>
    </style:style>
    <style:style style:name="T3925" style:parent-style-name="Domyślnaczcionkaakapitu" style:family="text">
      <style:text-properties fo:background-color="#80FFFF"/>
    </style:style>
    <style:style style:name="T3926" style:parent-style-name="Domyślnaczcionkaakapitu" style:family="text">
      <style:text-properties fo:background-color="#80FFFF"/>
    </style:style>
    <style:style style:name="T3927" style:parent-style-name="Domyślnaczcionkaakapitu" style:family="text">
      <style:text-properties fo:background-color="#80FFFF"/>
    </style:style>
    <style:style style:name="T3928" style:parent-style-name="Domyślnaczcionkaakapitu" style:family="text">
      <style:text-properties fo:background-color="#80FFFF"/>
    </style:style>
    <style:style style:name="T3929" style:parent-style-name="Domyślnaczcionkaakapitu" style:family="text">
      <style:text-properties fo:background-color="#80FFFF"/>
    </style:style>
    <style:style style:name="T3930" style:parent-style-name="Domyślnaczcionkaakapitu" style:family="text">
      <style:text-properties fo:background-color="#80FFFF"/>
    </style:style>
    <style:style style:name="T3931" style:parent-style-name="Domyślnaczcionkaakapitu" style:family="text">
      <style:text-properties fo:background-color="#80FFFF"/>
    </style:style>
    <style:style style:name="T3932" style:parent-style-name="Domyślnaczcionkaakapitu" style:family="text">
      <style:text-properties fo:background-color="#80FFFF"/>
    </style:style>
    <style:style style:name="T3933" style:parent-style-name="Domyślnaczcionkaakapitu" style:family="text">
      <style:text-properties fo:background-color="#80FFFF"/>
    </style:style>
    <style:style style:name="T3934" style:parent-style-name="Domyślnaczcionkaakapitu" style:family="text">
      <style:text-properties fo:background-color="#80FFFF"/>
    </style:style>
    <style:style style:name="T3935" style:parent-style-name="Domyślnaczcionkaakapitu" style:family="text">
      <style:text-properties fo:background-color="#80FFFF"/>
    </style:style>
    <style:style style:name="T3936" style:parent-style-name="Domyślnaczcionkaakapitu" style:family="text">
      <style:text-properties fo:background-color="#80FFFF"/>
    </style:style>
    <style:style style:name="T3937" style:parent-style-name="Domyślnaczcionkaakapitu" style:family="text">
      <style:text-properties fo:background-color="#80FFFF"/>
    </style:style>
    <style:style style:name="T3938" style:parent-style-name="Domyślnaczcionkaakapitu" style:family="text">
      <style:text-properties fo:background-color="#80FFFF"/>
    </style:style>
    <style:style style:name="P3939" style:parent-style-name="Normalny" style:family="paragraph">
      <style:paragraph-properties fo:text-align="justify" fo:line-height="150%" fo:text-indent="0.2479in"/>
    </style:style>
    <style:style style:name="T3940" style:parent-style-name="Domyślnaczcionkaakapitu" style:family="text">
      <style:text-properties fo:background-color="#80FFFF"/>
    </style:style>
    <style:style style:name="T3941" style:parent-style-name="Domyślnaczcionkaakapitu" style:family="text">
      <style:text-properties fo:background-color="#80FFFF"/>
    </style:style>
    <style:style style:name="T3942" style:parent-style-name="Domyślnaczcionkaakapitu" style:family="text">
      <style:text-properties fo:background-color="#80FFFF"/>
    </style:style>
    <style:style style:name="T3943" style:parent-style-name="Domyślnaczcionkaakapitu" style:family="text">
      <style:text-properties fo:background-color="#80FFFF"/>
    </style:style>
    <style:style style:name="T3944" style:parent-style-name="Domyślnaczcionkaakapitu" style:family="text">
      <style:text-properties fo:background-color="#80FFFF"/>
    </style:style>
    <style:style style:name="T3945" style:parent-style-name="Domyślnaczcionkaakapitu" style:family="text">
      <style:text-properties fo:background-color="#80FFFF"/>
    </style:style>
    <style:style style:name="T3946" style:parent-style-name="Domyślnaczcionkaakapitu" style:family="text">
      <style:text-properties fo:background-color="#80FFFF"/>
    </style:style>
    <style:style style:name="T3947" style:parent-style-name="Domyślnaczcionkaakapitu" style:family="text">
      <style:text-properties fo:background-color="#80FFFF"/>
    </style:style>
    <style:style style:name="T3948" style:parent-style-name="Domyślnaczcionkaakapitu" style:family="text">
      <style:text-properties fo:background-color="#80FFFF"/>
    </style:style>
    <style:style style:name="T3949" style:parent-style-name="Domyślnaczcionkaakapitu" style:family="text">
      <style:text-properties fo:background-color="#80FFFF"/>
    </style:style>
    <style:style style:name="T3950" style:parent-style-name="Domyślnaczcionkaakapitu" style:family="text">
      <style:text-properties fo:background-color="#80FFFF"/>
    </style:style>
    <style:style style:name="T3951" style:parent-style-name="Domyślnaczcionkaakapitu" style:family="text">
      <style:text-properties fo:background-color="#80FFFF"/>
    </style:style>
    <style:style style:name="T3952" style:parent-style-name="Domyślnaczcionkaakapitu" style:family="text">
      <style:text-properties fo:background-color="#80FFFF"/>
    </style:style>
    <style:style style:name="T3953" style:parent-style-name="Domyślnaczcionkaakapitu" style:family="text">
      <style:text-properties fo:background-color="#80FFFF"/>
    </style:style>
    <style:style style:name="T3954" style:parent-style-name="Domyślnaczcionkaakapitu" style:family="text">
      <style:text-properties fo:background-color="#80FFFF"/>
    </style:style>
    <style:style style:name="T3955" style:parent-style-name="Domyślnaczcionkaakapitu" style:family="text">
      <style:text-properties fo:background-color="#80FFFF"/>
    </style:style>
    <style:style style:name="T3956" style:parent-style-name="Domyślnaczcionkaakapitu" style:family="text">
      <style:text-properties fo:background-color="#80FFFF"/>
    </style:style>
    <style:style style:name="T3957" style:parent-style-name="Domyślnaczcionkaakapitu" style:family="text">
      <style:text-properties fo:background-color="#80FFFF"/>
    </style:style>
    <style:style style:name="T3958" style:parent-style-name="Domyślnaczcionkaakapitu" style:family="text">
      <style:text-properties fo:background-color="#80FFFF"/>
    </style:style>
    <style:style style:name="T3959" style:parent-style-name="Domyślnaczcionkaakapitu" style:family="text">
      <style:text-properties fo:background-color="#80FFFF"/>
    </style:style>
    <style:style style:name="T3960" style:parent-style-name="Domyślnaczcionkaakapitu" style:family="text">
      <style:text-properties fo:background-color="#80FFFF"/>
    </style:style>
    <style:style style:name="T3961" style:parent-style-name="Domyślnaczcionkaakapitu" style:family="text">
      <style:text-properties fo:background-color="#80FFFF"/>
    </style:style>
    <style:style style:name="T3962" style:parent-style-name="Domyślnaczcionkaakapitu" style:family="text">
      <style:text-properties fo:background-color="#80FFFF"/>
    </style:style>
    <style:style style:name="T3963" style:parent-style-name="Domyślnaczcionkaakapitu" style:family="text">
      <style:text-properties fo:background-color="#80FFFF"/>
    </style:style>
    <style:style style:name="T3964" style:parent-style-name="Domyślnaczcionkaakapitu" style:family="text">
      <style:text-properties fo:background-color="#80FFFF"/>
    </style:style>
    <style:style style:name="T3965" style:parent-style-name="Domyślnaczcionkaakapitu" style:family="text">
      <style:text-properties fo:background-color="#80FFFF"/>
    </style:style>
    <style:style style:name="T3966" style:parent-style-name="Domyślnaczcionkaakapitu" style:family="text">
      <style:text-properties fo:background-color="#80FFFF"/>
    </style:style>
    <style:style style:name="T3967" style:parent-style-name="Domyślnaczcionkaakapitu" style:family="text">
      <style:text-properties fo:background-color="#80FFFF"/>
    </style:style>
    <style:style style:name="T3968" style:parent-style-name="Domyślnaczcionkaakapitu" style:family="text">
      <style:text-properties fo:background-color="#80FFFF"/>
    </style:style>
    <style:style style:name="T3969" style:parent-style-name="Domyślnaczcionkaakapitu" style:family="text">
      <style:text-properties fo:background-color="#80FFFF"/>
    </style:style>
    <style:style style:name="T3970" style:parent-style-name="Domyślnaczcionkaakapitu" style:family="text">
      <style:text-properties fo:background-color="#80FFFF"/>
    </style:style>
    <style:style style:name="T3971" style:parent-style-name="Domyślnaczcionkaakapitu" style:family="text">
      <style:text-properties fo:background-color="#80FFFF"/>
    </style:style>
    <style:style style:name="T3972" style:parent-style-name="Domyślnaczcionkaakapitu" style:family="text">
      <style:text-properties fo:background-color="#80FFFF"/>
    </style:style>
    <style:style style:name="T3973" style:parent-style-name="Domyślnaczcionkaakapitu" style:family="text">
      <style:text-properties fo:background-color="#80FFFF"/>
    </style:style>
    <style:style style:name="T3974" style:parent-style-name="Domyślnaczcionkaakapitu" style:family="text">
      <style:text-properties fo:background-color="#80FFFF"/>
    </style:style>
    <style:style style:name="T3975" style:parent-style-name="Domyślnaczcionkaakapitu" style:family="text">
      <style:text-properties fo:background-color="#80FFFF"/>
    </style:style>
    <style:style style:name="T3976" style:parent-style-name="Domyślnaczcionkaakapitu" style:family="text">
      <style:text-properties fo:background-color="#80FFFF"/>
    </style:style>
    <style:style style:name="T3977" style:parent-style-name="Domyślnaczcionkaakapitu" style:family="text">
      <style:text-properties fo:background-color="#80FFFF"/>
    </style:style>
    <style:style style:name="T3978" style:parent-style-name="Domyślnaczcionkaakapitu" style:family="text">
      <style:text-properties fo:background-color="#80FFFF"/>
    </style:style>
    <style:style style:name="T3979" style:parent-style-name="Domyślnaczcionkaakapitu" style:family="text">
      <style:text-properties fo:background-color="#80FFFF"/>
    </style:style>
    <style:style style:name="T3980" style:parent-style-name="Domyślnaczcionkaakapitu" style:family="text">
      <style:text-properties fo:background-color="#80FFFF"/>
    </style:style>
    <style:style style:name="T3981" style:parent-style-name="Domyślnaczcionkaakapitu" style:family="text">
      <style:text-properties fo:background-color="#80FFFF"/>
    </style:style>
    <style:style style:name="T3982" style:parent-style-name="Domyślnaczcionkaakapitu" style:family="text">
      <style:text-properties fo:background-color="#80FFFF"/>
    </style:style>
    <style:style style:name="T3983" style:parent-style-name="Domyślnaczcionkaakapitu" style:family="text">
      <style:text-properties fo:background-color="#80FFFF"/>
    </style:style>
    <style:style style:name="T3984" style:parent-style-name="Domyślnaczcionkaakapitu" style:family="text">
      <style:text-properties fo:background-color="#80FFFF"/>
    </style:style>
    <style:style style:name="T3985" style:parent-style-name="Domyślnaczcionkaakapitu" style:family="text">
      <style:text-properties fo:background-color="#80FFFF"/>
    </style:style>
    <style:style style:name="T3986" style:parent-style-name="Domyślnaczcionkaakapitu" style:family="text">
      <style:text-properties fo:background-color="#80FFFF"/>
    </style:style>
    <style:style style:name="T3987" style:parent-style-name="Domyślnaczcionkaakapitu" style:family="text">
      <style:text-properties fo:background-color="#80FFFF"/>
    </style:style>
    <style:style style:name="T3988" style:parent-style-name="Domyślnaczcionkaakapitu" style:family="text">
      <style:text-properties fo:background-color="#80FFFF"/>
    </style:style>
    <style:style style:name="T3989" style:parent-style-name="Domyślnaczcionkaakapitu" style:family="text">
      <style:text-properties fo:background-color="#80FFFF"/>
    </style:style>
    <style:style style:name="P3990" style:parent-style-name="Normalny" style:family="paragraph">
      <style:paragraph-properties fo:text-align="justify" fo:line-height="150%" fo:text-indent="0.2479in"/>
    </style:style>
    <style:style style:name="T3991" style:parent-style-name="Domyślnaczcionkaakapitu" style:family="text">
      <style:text-properties fo:background-color="#80FFFF"/>
    </style:style>
    <style:style style:name="T3992" style:parent-style-name="Domyślnaczcionkaakapitu" style:family="text">
      <style:text-properties fo:background-color="#80FFFF"/>
    </style:style>
    <style:style style:name="T3993" style:parent-style-name="Domyślnaczcionkaakapitu" style:family="text">
      <style:text-properties fo:background-color="#80FFFF"/>
    </style:style>
    <style:style style:name="T3994" style:parent-style-name="Domyślnaczcionkaakapitu" style:family="text">
      <style:text-properties fo:background-color="#80FFFF"/>
    </style:style>
    <style:style style:name="T3995" style:parent-style-name="Domyślnaczcionkaakapitu" style:family="text">
      <style:text-properties fo:background-color="#80FFFF"/>
    </style:style>
    <style:style style:name="T3996" style:parent-style-name="Domyślnaczcionkaakapitu" style:family="text">
      <style:text-properties fo:background-color="#80FFFF"/>
    </style:style>
    <style:style style:name="T3997" style:parent-style-name="Domyślnaczcionkaakapitu" style:family="text">
      <style:text-properties fo:background-color="#80FFFF"/>
    </style:style>
    <style:style style:name="T3998" style:parent-style-name="Domyślnaczcionkaakapitu" style:family="text">
      <style:text-properties fo:background-color="#80FFFF"/>
    </style:style>
    <style:style style:name="P3999" style:parent-style-name="Normalny" style:family="paragraph">
      <style:paragraph-properties fo:text-align="justify" fo:line-height="150%" fo:text-indent="0.2479in"/>
    </style:style>
    <style:style style:name="T4000" style:parent-style-name="Domyślnaczcionkaakapitu" style:family="text">
      <style:text-properties fo:background-color="#80FFFF"/>
    </style:style>
    <style:style style:name="T4001" style:parent-style-name="Domyślnaczcionkaakapitu" style:family="text">
      <style:text-properties fo:background-color="#80FFFF"/>
    </style:style>
    <style:style style:name="T4002" style:parent-style-name="Domyślnaczcionkaakapitu" style:family="text">
      <style:text-properties fo:background-color="#80FFFF"/>
    </style:style>
    <style:style style:name="T4003" style:parent-style-name="Domyślnaczcionkaakapitu" style:family="text">
      <style:text-properties fo:background-color="#80FFFF"/>
    </style:style>
    <style:style style:name="T4004" style:parent-style-name="Domyślnaczcionkaakapitu" style:family="text">
      <style:text-properties fo:background-color="#80FFFF"/>
    </style:style>
    <style:style style:name="T4005" style:parent-style-name="Domyślnaczcionkaakapitu" style:family="text">
      <style:text-properties fo:background-color="#80FFFF"/>
    </style:style>
    <style:style style:name="T4006" style:parent-style-name="Domyślnaczcionkaakapitu" style:family="text">
      <style:text-properties fo:background-color="#80FFFF"/>
    </style:style>
    <style:style style:name="T4007" style:parent-style-name="Domyślnaczcionkaakapitu" style:family="text">
      <style:text-properties fo:background-color="#80FFFF"/>
    </style:style>
    <style:style style:name="T4008" style:parent-style-name="Domyślnaczcionkaakapitu" style:family="text">
      <style:text-properties fo:background-color="#80FFFF"/>
    </style:style>
    <style:style style:name="T4009" style:parent-style-name="Domyślnaczcionkaakapitu" style:family="text">
      <style:text-properties fo:background-color="#80FFFF"/>
    </style:style>
    <style:style style:name="T4010" style:parent-style-name="Domyślnaczcionkaakapitu" style:family="text">
      <style:text-properties fo:background-color="#80FFFF"/>
    </style:style>
    <style:style style:name="T4011" style:parent-style-name="Domyślnaczcionkaakapitu" style:family="text">
      <style:text-properties fo:background-color="#80FFFF"/>
    </style:style>
    <style:style style:name="T4012" style:parent-style-name="Domyślnaczcionkaakapitu" style:family="text">
      <style:text-properties fo:background-color="#80FFFF"/>
    </style:style>
    <style:style style:name="T4013" style:parent-style-name="Domyślnaczcionkaakapitu" style:family="text">
      <style:text-properties fo:background-color="#80FFFF"/>
    </style:style>
    <style:style style:name="T4014" style:parent-style-name="Domyślnaczcionkaakapitu" style:family="text">
      <style:text-properties fo:background-color="#80FFFF"/>
    </style:style>
    <style:style style:name="T4015" style:parent-style-name="Domyślnaczcionkaakapitu" style:family="text">
      <style:text-properties fo:background-color="#80FFFF"/>
    </style:style>
    <style:style style:name="T4016" style:parent-style-name="Domyślnaczcionkaakapitu" style:family="text">
      <style:text-properties fo:background-color="#80FFFF"/>
    </style:style>
    <style:style style:name="T4017" style:parent-style-name="Domyślnaczcionkaakapitu" style:family="text">
      <style:text-properties fo:background-color="#80FFFF"/>
    </style:style>
    <style:style style:name="T4018" style:parent-style-name="Domyślnaczcionkaakapitu" style:family="text">
      <style:text-properties fo:background-color="#80FFFF"/>
    </style:style>
    <style:style style:name="T4019" style:parent-style-name="Domyślnaczcionkaakapitu" style:family="text">
      <style:text-properties fo:background-color="#80FFFF"/>
    </style:style>
    <style:style style:name="T4020" style:parent-style-name="Domyślnaczcionkaakapitu" style:family="text">
      <style:text-properties fo:background-color="#80FFFF"/>
    </style:style>
    <style:style style:name="T4021" style:parent-style-name="Domyślnaczcionkaakapitu" style:family="text">
      <style:text-properties fo:background-color="#80FFFF"/>
    </style:style>
    <style:style style:name="T4022" style:parent-style-name="Domyślnaczcionkaakapitu" style:family="text">
      <style:text-properties fo:background-color="#80FFFF"/>
    </style:style>
    <style:style style:name="T4023" style:parent-style-name="Domyślnaczcionkaakapitu" style:family="text">
      <style:text-properties fo:background-color="#80FFFF"/>
    </style:style>
    <style:style style:name="T4024" style:parent-style-name="Domyślnaczcionkaakapitu" style:family="text">
      <style:text-properties fo:background-color="#80FFFF"/>
    </style:style>
    <style:style style:name="T4025" style:parent-style-name="Domyślnaczcionkaakapitu" style:family="text">
      <style:text-properties fo:background-color="#80FFFF"/>
    </style:style>
    <style:style style:name="T4026" style:parent-style-name="Domyślnaczcionkaakapitu" style:family="text">
      <style:text-properties fo:background-color="#80FFFF"/>
    </style:style>
    <style:style style:name="T4027" style:parent-style-name="Domyślnaczcionkaakapitu" style:family="text">
      <style:text-properties fo:background-color="#80FFFF"/>
    </style:style>
    <style:style style:name="T4028" style:parent-style-name="Domyślnaczcionkaakapitu" style:family="text">
      <style:text-properties fo:background-color="#80FFFF"/>
    </style:style>
    <style:style style:name="T4029" style:parent-style-name="Domyślnaczcionkaakapitu" style:family="text">
      <style:text-properties fo:background-color="#80FFFF"/>
    </style:style>
    <style:style style:name="T4030" style:parent-style-name="Domyślnaczcionkaakapitu" style:family="text">
      <style:text-properties fo:background-color="#80FFFF"/>
    </style:style>
    <style:style style:name="T4031" style:parent-style-name="Domyślnaczcionkaakapitu" style:family="text">
      <style:text-properties fo:background-color="#80FFFF"/>
    </style:style>
    <style:style style:name="T4032" style:parent-style-name="Domyślnaczcionkaakapitu" style:family="text">
      <style:text-properties fo:background-color="#80FFFF"/>
    </style:style>
    <style:style style:name="T4033" style:parent-style-name="Domyślnaczcionkaakapitu" style:family="text">
      <style:text-properties fo:background-color="#80FFFF"/>
    </style:style>
    <style:style style:name="T4034" style:parent-style-name="Domyślnaczcionkaakapitu" style:family="text">
      <style:text-properties fo:background-color="#80FFFF"/>
    </style:style>
    <style:style style:name="T4035" style:parent-style-name="Domyślnaczcionkaakapitu" style:family="text">
      <style:text-properties fo:background-color="#80FFFF"/>
    </style:style>
    <style:style style:name="T4036" style:parent-style-name="Domyślnaczcionkaakapitu" style:family="text">
      <style:text-properties fo:background-color="#80FFFF"/>
    </style:style>
    <style:style style:name="T4037" style:parent-style-name="Domyślnaczcionkaakapitu" style:family="text">
      <style:text-properties fo:background-color="#80FFFF"/>
    </style:style>
    <style:style style:name="T4038" style:parent-style-name="Domyślnaczcionkaakapitu" style:family="text">
      <style:text-properties fo:background-color="#80FFFF"/>
    </style:style>
    <style:style style:name="T4039" style:parent-style-name="Domyślnaczcionkaakapitu" style:family="text">
      <style:text-properties fo:background-color="#80FFFF"/>
    </style:style>
    <style:style style:name="T4040" style:parent-style-name="Domyślnaczcionkaakapitu" style:family="text">
      <style:text-properties fo:background-color="#80FFFF"/>
    </style:style>
    <style:style style:name="T4041" style:parent-style-name="Domyślnaczcionkaakapitu" style:family="text">
      <style:text-properties fo:background-color="#80FFFF"/>
    </style:style>
    <style:style style:name="T4042" style:parent-style-name="Domyślnaczcionkaakapitu" style:family="text">
      <style:text-properties fo:background-color="#80FFFF"/>
    </style:style>
    <style:style style:name="T4043" style:parent-style-name="Domyślnaczcionkaakapitu" style:family="text">
      <style:text-properties fo:background-color="#80FFFF"/>
    </style:style>
    <style:style style:name="T4044" style:parent-style-name="Domyślnaczcionkaakapitu" style:family="text">
      <style:text-properties fo:background-color="#80FFFF"/>
    </style:style>
    <style:style style:name="T4045" style:parent-style-name="Domyślnaczcionkaakapitu" style:family="text">
      <style:text-properties fo:background-color="#80FFFF"/>
    </style:style>
    <style:style style:name="T4046" style:parent-style-name="Domyślnaczcionkaakapitu" style:family="text">
      <style:text-properties fo:background-color="#80FFFF"/>
    </style:style>
    <style:style style:name="T4047" style:parent-style-name="Domyślnaczcionkaakapitu" style:family="text">
      <style:text-properties fo:background-color="#80FFFF"/>
    </style:style>
    <style:style style:name="T4048" style:parent-style-name="Domyślnaczcionkaakapitu" style:family="text">
      <style:text-properties fo:background-color="#80FFFF"/>
    </style:style>
    <style:style style:name="T4049" style:parent-style-name="Domyślnaczcionkaakapitu" style:family="text">
      <style:text-properties fo:background-color="#80FFFF"/>
    </style:style>
    <style:style style:name="T4050" style:parent-style-name="Domyślnaczcionkaakapitu" style:family="text">
      <style:text-properties fo:background-color="#80FFFF"/>
    </style:style>
    <style:style style:name="T4051" style:parent-style-name="Domyślnaczcionkaakapitu" style:family="text">
      <style:text-properties fo:background-color="#80FFFF"/>
    </style:style>
    <style:style style:name="T4052" style:parent-style-name="Domyślnaczcionkaakapitu" style:family="text">
      <style:text-properties fo:background-color="#80FFFF"/>
    </style:style>
    <style:style style:name="T4053" style:parent-style-name="Domyślnaczcionkaakapitu" style:family="text">
      <style:text-properties fo:background-color="#80FFFF"/>
    </style:style>
    <style:style style:name="T4054" style:parent-style-name="Domyślnaczcionkaakapitu" style:family="text">
      <style:text-properties fo:background-color="#80FFFF"/>
    </style:style>
    <style:style style:name="T4055" style:parent-style-name="Domyślnaczcionkaakapitu" style:family="text">
      <style:text-properties fo:background-color="#80FFFF"/>
    </style:style>
    <style:style style:name="T4056" style:parent-style-name="Domyślnaczcionkaakapitu" style:family="text">
      <style:text-properties fo:background-color="#80FFFF"/>
    </style:style>
    <style:style style:name="T4057" style:parent-style-name="Domyślnaczcionkaakapitu" style:family="text">
      <style:text-properties fo:background-color="#80FFFF"/>
    </style:style>
    <style:style style:name="T4058" style:parent-style-name="Domyślnaczcionkaakapitu" style:family="text">
      <style:text-properties fo:background-color="#80FFFF"/>
    </style:style>
    <style:style style:name="T4059" style:parent-style-name="Domyślnaczcionkaakapitu" style:family="text">
      <style:text-properties fo:background-color="#80FFFF"/>
    </style:style>
    <style:style style:name="T4060" style:parent-style-name="Domyślnaczcionkaakapitu" style:family="text">
      <style:text-properties fo:background-color="#80FFFF"/>
    </style:style>
    <style:style style:name="T4061" style:parent-style-name="Domyślnaczcionkaakapitu" style:family="text">
      <style:text-properties fo:background-color="#80FFFF"/>
    </style:style>
    <style:style style:name="T4062" style:parent-style-name="Domyślnaczcionkaakapitu" style:family="text">
      <style:text-properties fo:background-color="#80FFFF"/>
    </style:style>
    <style:style style:name="T4063" style:parent-style-name="Domyślnaczcionkaakapitu" style:family="text">
      <style:text-properties fo:background-color="#80FFFF"/>
    </style:style>
    <style:style style:name="T4064" style:parent-style-name="Domyślnaczcionkaakapitu" style:family="text">
      <style:text-properties fo:background-color="#80FFFF"/>
    </style:style>
    <style:style style:name="T4065" style:parent-style-name="Domyślnaczcionkaakapitu" style:family="text">
      <style:text-properties fo:background-color="#80FFFF"/>
    </style:style>
    <style:style style:name="T4066" style:parent-style-name="Domyślnaczcionkaakapitu" style:family="text">
      <style:text-properties fo:background-color="#80FFFF"/>
    </style:style>
    <style:style style:name="T4067" style:parent-style-name="Domyślnaczcionkaakapitu" style:family="text">
      <style:text-properties fo:background-color="#80FFFF"/>
    </style:style>
    <style:style style:name="T4068" style:parent-style-name="Domyślnaczcionkaakapitu" style:family="text">
      <style:text-properties fo:background-color="#80FFFF"/>
    </style:style>
    <style:style style:name="T4069" style:parent-style-name="Domyślnaczcionkaakapitu" style:family="text">
      <style:text-properties fo:background-color="#80FFFF"/>
    </style:style>
    <style:style style:name="T4070" style:parent-style-name="Domyślnaczcionkaakapitu" style:family="text">
      <style:text-properties fo:background-color="#80FFFF"/>
    </style:style>
    <style:style style:name="T4071" style:parent-style-name="Domyślnaczcionkaakapitu" style:family="text">
      <style:text-properties fo:background-color="#80FFFF"/>
    </style:style>
    <style:style style:name="T4072" style:parent-style-name="Domyślnaczcionkaakapitu" style:family="text">
      <style:text-properties fo:background-color="#80FFFF"/>
    </style:style>
    <style:style style:name="T4073" style:parent-style-name="Domyślnaczcionkaakapitu" style:family="text">
      <style:text-properties fo:background-color="#80FFFF"/>
    </style:style>
    <style:style style:name="T4074" style:parent-style-name="Domyślnaczcionkaakapitu" style:family="text">
      <style:text-properties fo:background-color="#80FFFF"/>
    </style:style>
    <style:style style:name="T4075" style:parent-style-name="Domyślnaczcionkaakapitu" style:family="text">
      <style:text-properties fo:background-color="#80FFFF"/>
    </style:style>
    <style:style style:name="T4076" style:parent-style-name="Domyślnaczcionkaakapitu" style:family="text">
      <style:text-properties fo:background-color="#80FFFF"/>
    </style:style>
    <style:style style:name="T4077" style:parent-style-name="Domyślnaczcionkaakapitu" style:family="text">
      <style:text-properties fo:background-color="#80FFFF"/>
    </style:style>
    <style:style style:name="T4078" style:parent-style-name="Domyślnaczcionkaakapitu" style:family="text">
      <style:text-properties fo:background-color="#80FFFF"/>
    </style:style>
    <style:style style:name="T4079" style:parent-style-name="Domyślnaczcionkaakapitu" style:family="text">
      <style:text-properties fo:background-color="#80FFFF"/>
    </style:style>
    <style:style style:name="T4080" style:parent-style-name="Domyślnaczcionkaakapitu" style:family="text">
      <style:text-properties fo:background-color="#80FFFF"/>
    </style:style>
    <style:style style:name="P4081" style:parent-style-name="Normalny" style:family="paragraph">
      <style:paragraph-properties fo:text-align="justify" fo:line-height="150%" fo:text-indent="0.2479in"/>
    </style:style>
    <style:style style:name="T4082" style:parent-style-name="Domyślnaczcionkaakapitu" style:family="text">
      <style:text-properties fo:background-color="#80FFFF"/>
    </style:style>
    <style:style style:name="T4083" style:parent-style-name="Domyślnaczcionkaakapitu" style:family="text">
      <style:text-properties fo:background-color="#80FFFF"/>
    </style:style>
    <style:style style:name="T4084" style:parent-style-name="Domyślnaczcionkaakapitu" style:family="text">
      <style:text-properties fo:background-color="#80FFFF"/>
    </style:style>
    <style:style style:name="T4085" style:parent-style-name="Domyślnaczcionkaakapitu" style:family="text">
      <style:text-properties fo:background-color="#80FFFF"/>
    </style:style>
    <style:style style:name="T4086" style:parent-style-name="Domyślnaczcionkaakapitu" style:family="text">
      <style:text-properties fo:background-color="#80FFFF"/>
    </style:style>
    <style:style style:name="T4087" style:parent-style-name="Domyślnaczcionkaakapitu" style:family="text">
      <style:text-properties fo:background-color="#80FFFF"/>
    </style:style>
    <style:style style:name="T4088" style:parent-style-name="Domyślnaczcionkaakapitu" style:family="text">
      <style:text-properties fo:background-color="#80FFFF"/>
    </style:style>
    <style:style style:name="T4089" style:parent-style-name="Domyślnaczcionkaakapitu" style:family="text">
      <style:text-properties fo:background-color="#80FFFF"/>
    </style:style>
    <style:style style:name="T4090" style:parent-style-name="Domyślnaczcionkaakapitu" style:family="text">
      <style:text-properties fo:background-color="#80FFFF"/>
    </style:style>
    <style:style style:name="T4091" style:parent-style-name="Domyślnaczcionkaakapitu" style:family="text">
      <style:text-properties fo:background-color="#80FFFF"/>
    </style:style>
    <style:style style:name="T4092" style:parent-style-name="Domyślnaczcionkaakapitu" style:family="text">
      <style:text-properties fo:background-color="#80FFFF"/>
    </style:style>
    <style:style style:name="T4093" style:parent-style-name="Domyślnaczcionkaakapitu" style:family="text">
      <style:text-properties fo:background-color="#80FFFF"/>
    </style:style>
    <style:style style:name="T4094" style:parent-style-name="Domyślnaczcionkaakapitu" style:family="text">
      <style:text-properties fo:background-color="#80FFFF"/>
    </style:style>
    <style:style style:name="T4095" style:parent-style-name="Domyślnaczcionkaakapitu" style:family="text">
      <style:text-properties fo:background-color="#80FFFF"/>
    </style:style>
    <style:style style:name="T4096" style:parent-style-name="Domyślnaczcionkaakapitu" style:family="text">
      <style:text-properties fo:background-color="#80FFFF"/>
    </style:style>
    <style:style style:name="T4097" style:parent-style-name="Domyślnaczcionkaakapitu" style:family="text">
      <style:text-properties fo:background-color="#80FFFF"/>
    </style:style>
    <style:style style:name="T4098" style:parent-style-name="Domyślnaczcionkaakapitu" style:family="text">
      <style:text-properties fo:background-color="#80FFFF"/>
    </style:style>
    <style:style style:name="T4099" style:parent-style-name="Domyślnaczcionkaakapitu" style:family="text">
      <style:text-properties fo:background-color="#80FFFF"/>
    </style:style>
    <style:style style:name="T4100" style:parent-style-name="Domyślnaczcionkaakapitu" style:family="text">
      <style:text-properties fo:background-color="#80FFFF"/>
    </style:style>
    <style:style style:name="T4101" style:parent-style-name="Domyślnaczcionkaakapitu" style:family="text">
      <style:text-properties fo:background-color="#80FFFF"/>
    </style:style>
    <style:style style:name="T4102" style:parent-style-name="Domyślnaczcionkaakapitu" style:family="text">
      <style:text-properties fo:background-color="#80FFFF"/>
    </style:style>
    <style:style style:name="T4103" style:parent-style-name="Domyślnaczcionkaakapitu" style:family="text">
      <style:text-properties fo:background-color="#80FFFF"/>
    </style:style>
    <style:style style:name="T4104" style:parent-style-name="Domyślnaczcionkaakapitu" style:family="text">
      <style:text-properties fo:background-color="#80FFFF"/>
    </style:style>
    <style:style style:name="T4105" style:parent-style-name="Domyślnaczcionkaakapitu" style:family="text">
      <style:text-properties fo:background-color="#80FFFF"/>
    </style:style>
    <style:style style:name="T4106" style:parent-style-name="Domyślnaczcionkaakapitu" style:family="text">
      <style:text-properties fo:background-color="#80FFFF"/>
    </style:style>
    <style:style style:name="T4107" style:parent-style-name="Domyślnaczcionkaakapitu" style:family="text">
      <style:text-properties fo:background-color="#80FFFF"/>
    </style:style>
    <style:style style:name="T4108" style:parent-style-name="Domyślnaczcionkaakapitu" style:family="text">
      <style:text-properties fo:background-color="#80FFFF"/>
    </style:style>
    <style:style style:name="T4109" style:parent-style-name="Domyślnaczcionkaakapitu" style:family="text">
      <style:text-properties fo:background-color="#80FFFF"/>
    </style:style>
    <style:style style:name="T4110" style:parent-style-name="Domyślnaczcionkaakapitu" style:family="text">
      <style:text-properties fo:background-color="#80FFFF"/>
    </style:style>
    <style:style style:name="T4111" style:parent-style-name="Domyślnaczcionkaakapitu" style:family="text">
      <style:text-properties fo:background-color="#80FFFF"/>
    </style:style>
    <style:style style:name="T4112" style:parent-style-name="Domyślnaczcionkaakapitu" style:family="text">
      <style:text-properties fo:background-color="#80FFFF"/>
    </style:style>
    <style:style style:name="T4113" style:parent-style-name="Domyślnaczcionkaakapitu" style:family="text">
      <style:text-properties fo:background-color="#80FFFF"/>
    </style:style>
    <style:style style:name="T4114" style:parent-style-name="Domyślnaczcionkaakapitu" style:family="text">
      <style:text-properties fo:background-color="#80FFFF"/>
    </style:style>
    <style:style style:name="T4115" style:parent-style-name="Domyślnaczcionkaakapitu" style:family="text">
      <style:text-properties fo:background-color="#80FFFF"/>
    </style:style>
    <style:style style:name="T4116" style:parent-style-name="Domyślnaczcionkaakapitu" style:family="text">
      <style:text-properties fo:background-color="#80FFFF"/>
    </style:style>
    <style:style style:name="T4117" style:parent-style-name="Domyślnaczcionkaakapitu" style:family="text">
      <style:text-properties fo:background-color="#80FFFF"/>
    </style:style>
    <style:style style:name="P4118" style:parent-style-name="Normalny" style:family="paragraph">
      <style:paragraph-properties fo:text-align="justify" fo:line-height="150%" fo:text-indent="0.2479in"/>
    </style:style>
    <style:style style:name="T4119" style:parent-style-name="Domyślnaczcionkaakapitu" style:family="text">
      <style:text-properties fo:background-color="#80FFFF"/>
    </style:style>
    <style:style style:name="P4120" style:parent-style-name="Normalny" style:family="paragraph">
      <style:paragraph-properties fo:text-align="justify" fo:line-height="150%"/>
    </style:style>
    <style:style style:name="T4121" style:parent-style-name="Domyślnaczcionkaakapitu" style:family="text">
      <style:text-properties style:text-underline-type="single" style:text-underline-style="solid" style:text-underline-width="auto" style:text-underline-mode="continuous"/>
    </style:style>
    <style:style style:name="P4122" style:parent-style-name="Normalny" style:family="paragraph">
      <style:paragraph-properties fo:text-align="justify" fo:line-height="150%" fo:text-indent="0.2479in"/>
    </style:style>
    <style:style style:name="T4123" style:parent-style-name="Domyślnaczcionkaakapitu" style:family="text">
      <style:text-properties fo:background-color="#80FFFF"/>
    </style:style>
    <style:style style:name="T4124" style:parent-style-name="Domyślnaczcionkaakapitu" style:family="text">
      <style:text-properties fo:background-color="#80FFFF"/>
    </style:style>
    <style:style style:name="T4125" style:parent-style-name="Domyślnaczcionkaakapitu" style:family="text">
      <style:text-properties fo:background-color="#80FFFF"/>
    </style:style>
    <style:style style:name="T4126" style:parent-style-name="Domyślnaczcionkaakapitu" style:family="text">
      <style:text-properties fo:background-color="#80FFFF"/>
    </style:style>
    <style:style style:name="T4127" style:parent-style-name="Domyślnaczcionkaakapitu" style:family="text">
      <style:text-properties fo:background-color="#80FFFF"/>
    </style:style>
    <style:style style:name="T4128" style:parent-style-name="Domyślnaczcionkaakapitu" style:family="text">
      <style:text-properties fo:background-color="#80FFFF"/>
    </style:style>
    <style:style style:name="T4129" style:parent-style-name="Domyślnaczcionkaakapitu" style:family="text">
      <style:text-properties fo:background-color="#80FFFF"/>
    </style:style>
    <style:style style:name="T4130" style:parent-style-name="Domyślnaczcionkaakapitu" style:family="text">
      <style:text-properties fo:background-color="#80FFFF"/>
    </style:style>
    <style:style style:name="T4131" style:parent-style-name="Domyślnaczcionkaakapitu" style:family="text">
      <style:text-properties fo:background-color="#80FFFF"/>
    </style:style>
    <style:style style:name="T4132" style:parent-style-name="Domyślnaczcionkaakapitu" style:family="text">
      <style:text-properties fo:background-color="#80FFFF"/>
    </style:style>
    <style:style style:name="T4133" style:parent-style-name="Domyślnaczcionkaakapitu" style:family="text">
      <style:text-properties fo:background-color="#80FFFF"/>
    </style:style>
    <style:style style:name="P4134" style:parent-style-name="Normalny" style:family="paragraph">
      <style:paragraph-properties fo:text-align="justify" fo:line-height="150%"/>
    </style:style>
    <style:style style:name="T4135" style:parent-style-name="Domyślnaczcionkaakapitu" style:family="text">
      <style:text-properties fo:background-color="#80FFFF" style:text-underline-type="single" style:text-underline-style="solid" style:text-underline-width="auto" style:text-underline-mode="continuous"/>
    </style:style>
    <style:style style:name="T4136" style:parent-style-name="Domyślnaczcionkaakapitu" style:family="text">
      <style:text-properties style:text-underline-type="single" style:text-underline-style="solid" style:text-underline-width="auto" style:text-underline-mode="continuous"/>
    </style:style>
    <style:style style:name="P4137" style:parent-style-name="Normalny" style:family="paragraph">
      <style:paragraph-properties fo:text-align="justify" fo:line-height="150%" fo:text-indent="0.2479in">
        <style:tab-stops>
          <style:tab-stop style:type="left" style:position="2.5881in"/>
          <style:tab-stop style:type="left" style:leader-style="dotted" style:leader-text="." style:position="2.6854in"/>
        </style:tab-stops>
      </style:paragraph-properties>
    </style:style>
    <style:style style:name="T4138" style:parent-style-name="Domyślnaczcionkaakapitu" style:family="text">
      <style:text-properties fo:background-color="#80FFFF"/>
    </style:style>
    <style:style style:name="T4139" style:parent-style-name="Domyślnaczcionkaakapitu" style:family="text">
      <style:text-properties fo:background-color="#80FFFF"/>
    </style:style>
    <style:style style:name="P4140" style:parent-style-name="Normalny" style:family="paragraph">
      <style:paragraph-properties fo:text-align="justify" fo:line-height="150%"/>
    </style:style>
    <style:style style:name="T4141" style:parent-style-name="Domyślnaczcionkaakapitu" style:family="text">
      <style:text-properties style:text-underline-type="single" style:text-underline-style="solid" style:text-underline-width="auto" style:text-underline-mode="continuous"/>
    </style:style>
    <style:style style:name="P4142" style:parent-style-name="Normalny" style:family="paragraph">
      <style:paragraph-properties fo:text-align="justify" fo:line-height="150%" fo:text-indent="0.2479in"/>
    </style:style>
    <style:style style:name="T4143" style:parent-style-name="Domyślnaczcionkaakapitu" style:family="text">
      <style:text-properties fo:background-color="#80FFFF"/>
    </style:style>
    <style:style style:name="T4144" style:parent-style-name="Domyślnaczcionkaakapitu" style:family="text">
      <style:text-properties fo:background-color="#80FFFF"/>
    </style:style>
    <style:style style:name="T4145" style:parent-style-name="Domyślnaczcionkaakapitu" style:family="text">
      <style:text-properties fo:background-color="#80FFFF"/>
    </style:style>
    <style:style style:name="P4146" style:parent-style-name="Normalny" style:family="paragraph">
      <style:paragraph-properties fo:text-align="justify" fo:line-height="150%">
        <style:tab-stops>
          <style:tab-stop style:type="left" style:position="3.0736in"/>
        </style:tab-stops>
      </style:paragraph-properties>
    </style:style>
    <style:style style:name="T4147" style:parent-style-name="Domyślnaczcionkaakapitu" style:family="text">
      <style:text-properties fo:background-color="#80FFFF" style:text-underline-type="single" style:text-underline-style="solid" style:text-underline-width="auto" style:text-underline-mode="continuous"/>
    </style:style>
    <style:style style:name="T4148" style:parent-style-name="Domyślnaczcionkaakapitu" style:family="text">
      <style:text-properties style:text-underline-type="single" style:text-underline-style="solid" style:text-underline-width="auto" style:text-underline-mode="continuous"/>
    </style:style>
    <style:style style:name="T4149" style:parent-style-name="Domyślnaczcionkaakapitu" style:family="text">
      <style:text-properties fo:background-color="#80FFFF" style:text-underline-type="single" style:text-underline-style="solid" style:text-underline-width="auto" style:text-underline-mode="continuous"/>
    </style:style>
    <style:style style:name="T4150" style:parent-style-name="Domyślnaczcionkaakapitu" style:family="text">
      <style:text-properties style:text-underline-type="single" style:text-underline-style="solid" style:text-underline-width="auto" style:text-underline-mode="continuous"/>
    </style:style>
    <style:style style:name="T4151" style:parent-style-name="Domyślnaczcionkaakapitu" style:family="text">
      <style:text-properties fo:background-color="#80FFFF" style:text-underline-type="single" style:text-underline-style="solid" style:text-underline-width="auto" style:text-underline-mode="continuous"/>
    </style:style>
    <style:style style:name="T4152" style:parent-style-name="Domyślnaczcionkaakapitu" style:family="text">
      <style:text-properties style:text-underline-type="single" style:text-underline-style="solid" style:text-underline-width="auto" style:text-underline-mode="continuous"/>
    </style:style>
    <style:style style:name="T4153" style:parent-style-name="Domyślnaczcionkaakapitu" style:family="text">
      <style:text-properties fo:background-color="#80FFFF" style:text-underline-type="single" style:text-underline-style="solid" style:text-underline-width="auto" style:text-underline-mode="continuous"/>
    </style:style>
    <style:style style:name="T4154" style:parent-style-name="Domyślnaczcionkaakapitu" style:family="text">
      <style:text-properties style:text-underline-type="single" style:text-underline-style="solid" style:text-underline-width="auto" style:text-underline-mode="continuous"/>
    </style:style>
    <style:style style:name="T4155" style:parent-style-name="Domyślnaczcionkaakapitu" style:family="text">
      <style:text-properties fo:background-color="#80FFFF" style:text-underline-type="single" style:text-underline-style="solid" style:text-underline-width="auto" style:text-underline-mode="continuous"/>
    </style:style>
    <style:style style:name="T4156" style:parent-style-name="Domyślnaczcionkaakapitu" style:family="text">
      <style:text-properties style:text-underline-type="single" style:text-underline-style="solid" style:text-underline-width="auto" style:text-underline-mode="continuous"/>
    </style:style>
    <style:style style:name="T4157" style:parent-style-name="Domyślnaczcionkaakapitu" style:family="text">
      <style:text-properties fo:background-color="#80FFFF" style:text-underline-type="single" style:text-underline-style="solid" style:text-underline-width="auto" style:text-underline-mode="continuous"/>
    </style:style>
    <style:style style:name="T4158" style:parent-style-name="Domyślnaczcionkaakapitu" style:family="text">
      <style:text-properties fo:background-color="#80FFFF"/>
    </style:style>
    <style:style style:name="P4159" style:parent-style-name="Normalny" style:family="paragraph">
      <style:paragraph-properties fo:text-align="justify" fo:line-height="150%" fo:text-indent="0.2479in">
        <style:tab-stops>
          <style:tab-stop style:type="left" style:position="3.0736in"/>
        </style:tab-stops>
      </style:paragraph-properties>
    </style:style>
    <style:style style:name="T4160" style:parent-style-name="Domyślnaczcionkaakapitu" style:family="text">
      <style:text-properties fo:background-color="#80FFFF"/>
    </style:style>
    <style:style style:name="T4161" style:parent-style-name="Domyślnaczcionkaakapitu" style:family="text">
      <style:text-properties fo:background-color="#80FFFF"/>
    </style:style>
    <style:style style:name="T4162" style:parent-style-name="Domyślnaczcionkaakapitu" style:family="text">
      <style:text-properties fo:background-color="#80FFFF"/>
    </style:style>
    <style:style style:name="T4163" style:parent-style-name="Domyślnaczcionkaakapitu" style:family="text">
      <style:text-properties fo:background-color="#80FFFF"/>
    </style:style>
    <style:style style:name="T4164" style:parent-style-name="Domyślnaczcionkaakapitu" style:family="text">
      <style:text-properties fo:background-color="#80FFFF"/>
    </style:style>
    <style:style style:name="T4165" style:parent-style-name="Domyślnaczcionkaakapitu" style:family="text">
      <style:text-properties fo:background-color="#80FFFF"/>
    </style:style>
    <style:style style:name="T4166" style:parent-style-name="Domyślnaczcionkaakapitu" style:family="text">
      <style:text-properties fo:background-color="#80FFFF"/>
    </style:style>
    <style:style style:name="T4167" style:parent-style-name="Domyślnaczcionkaakapitu" style:family="text">
      <style:text-properties fo:background-color="#80FFFF"/>
    </style:style>
    <style:style style:name="T4168" style:parent-style-name="Domyślnaczcionkaakapitu" style:family="text">
      <style:text-properties fo:background-color="#80FFFF"/>
    </style:style>
    <style:style style:name="T4169" style:parent-style-name="Domyślnaczcionkaakapitu" style:family="text">
      <style:text-properties fo:background-color="#80FFFF"/>
    </style:style>
    <style:style style:name="T4170" style:parent-style-name="Domyślnaczcionkaakapitu" style:family="text">
      <style:text-properties fo:background-color="#80FFFF"/>
    </style:style>
    <style:style style:name="T4171" style:parent-style-name="Domyślnaczcionkaakapitu" style:family="text">
      <style:text-properties fo:background-color="#80FFFF"/>
    </style:style>
    <style:style style:name="T4172" style:parent-style-name="Domyślnaczcionkaakapitu" style:family="text">
      <style:text-properties fo:background-color="#80FFFF"/>
    </style:style>
    <style:style style:name="T4173" style:parent-style-name="Domyślnaczcionkaakapitu" style:family="text">
      <style:text-properties fo:background-color="#80FFFF"/>
    </style:style>
    <style:style style:name="T4174" style:parent-style-name="Domyślnaczcionkaakapitu" style:family="text">
      <style:text-properties fo:background-color="#80FFFF"/>
    </style:style>
    <style:style style:name="T4175" style:parent-style-name="Domyślnaczcionkaakapitu" style:family="text">
      <style:text-properties fo:background-color="#80FFFF"/>
    </style:style>
    <style:style style:name="T4176" style:parent-style-name="Domyślnaczcionkaakapitu" style:family="text">
      <style:text-properties fo:background-color="#80FFFF"/>
    </style:style>
    <style:style style:name="T4177" style:parent-style-name="Domyślnaczcionkaakapitu" style:family="text">
      <style:text-properties fo:background-color="#80FFFF"/>
    </style:style>
    <style:style style:name="T4178" style:parent-style-name="Domyślnaczcionkaakapitu" style:family="text">
      <style:text-properties fo:background-color="#80FFFF"/>
    </style:style>
    <style:style style:name="T4179" style:parent-style-name="Domyślnaczcionkaakapitu" style:family="text">
      <style:text-properties fo:background-color="#80FFFF"/>
    </style:style>
    <style:style style:name="T4180" style:parent-style-name="Domyślnaczcionkaakapitu" style:family="text">
      <style:text-properties fo:background-color="#80FFFF"/>
    </style:style>
    <style:style style:name="T4181" style:parent-style-name="Domyślnaczcionkaakapitu" style:family="text">
      <style:text-properties fo:background-color="#80FFFF"/>
    </style:style>
    <style:style style:name="T4182" style:parent-style-name="Domyślnaczcionkaakapitu" style:family="text">
      <style:text-properties fo:background-color="#80FFFF"/>
    </style:style>
    <style:style style:name="T4183" style:parent-style-name="Domyślnaczcionkaakapitu" style:family="text">
      <style:text-properties fo:background-color="#80FFFF"/>
    </style:style>
    <style:style style:name="T4184" style:parent-style-name="Domyślnaczcionkaakapitu" style:family="text">
      <style:text-properties fo:background-color="#80FFFF"/>
    </style:style>
    <style:style style:name="T4185" style:parent-style-name="Domyślnaczcionkaakapitu" style:family="text">
      <style:text-properties fo:background-color="#80FFFF"/>
    </style:style>
    <style:style style:name="T4186" style:parent-style-name="Domyślnaczcionkaakapitu" style:family="text">
      <style:text-properties fo:background-color="#80FFFF"/>
    </style:style>
    <style:style style:name="T4187" style:parent-style-name="Domyślnaczcionkaakapitu" style:family="text">
      <style:text-properties fo:background-color="#80FFFF"/>
    </style:style>
    <style:style style:name="T4188" style:parent-style-name="Domyślnaczcionkaakapitu" style:family="text">
      <style:text-properties fo:background-color="#80FFFF"/>
    </style:style>
    <style:style style:name="T4189" style:parent-style-name="Domyślnaczcionkaakapitu" style:family="text">
      <style:text-properties fo:background-color="#80FFFF"/>
    </style:style>
    <style:style style:name="T4190" style:parent-style-name="Domyślnaczcionkaakapitu" style:family="text">
      <style:text-properties fo:background-color="#80FFFF"/>
    </style:style>
    <style:style style:name="T4191" style:parent-style-name="Domyślnaczcionkaakapitu" style:family="text">
      <style:text-properties fo:background-color="#80FFFF"/>
    </style:style>
    <style:style style:name="T4192" style:parent-style-name="Domyślnaczcionkaakapitu" style:family="text">
      <style:text-properties fo:background-color="#80FFFF"/>
    </style:style>
    <style:style style:name="T4193" style:parent-style-name="Domyślnaczcionkaakapitu" style:family="text">
      <style:text-properties fo:background-color="#80FFFF"/>
    </style:style>
    <style:style style:name="T4194" style:parent-style-name="Domyślnaczcionkaakapitu" style:family="text">
      <style:text-properties fo:background-color="#80FFFF"/>
    </style:style>
    <style:style style:name="T4195" style:parent-style-name="Domyślnaczcionkaakapitu" style:family="text">
      <style:text-properties fo:background-color="#80FFFF"/>
    </style:style>
    <style:style style:name="P4196" style:parent-style-name="Normalny" style:family="paragraph">
      <style:paragraph-properties fo:text-align="justify" fo:line-height="150%" fo:text-indent="0.2479in"/>
    </style:style>
    <style:style style:name="T4197" style:parent-style-name="Domyślnaczcionkaakapitu" style:family="text">
      <style:text-properties fo:background-color="#80FFFF"/>
    </style:style>
    <style:style style:name="T4198" style:parent-style-name="Domyślnaczcionkaakapitu" style:family="text">
      <style:text-properties fo:background-color="#80FFFF"/>
    </style:style>
    <style:style style:name="T4199" style:parent-style-name="Domyślnaczcionkaakapitu" style:family="text">
      <style:text-properties fo:background-color="#80FFFF"/>
    </style:style>
    <style:style style:name="T4200" style:parent-style-name="Domyślnaczcionkaakapitu" style:family="text">
      <style:text-properties fo:background-color="#80FFFF"/>
    </style:style>
    <style:style style:name="T4201" style:parent-style-name="Domyślnaczcionkaakapitu" style:family="text">
      <style:text-properties fo:background-color="#80FFFF"/>
    </style:style>
    <style:style style:name="T4202" style:parent-style-name="Domyślnaczcionkaakapitu" style:family="text">
      <style:text-properties fo:background-color="#80FFFF"/>
    </style:style>
    <style:style style:name="T4203" style:parent-style-name="Domyślnaczcionkaakapitu" style:family="text">
      <style:text-properties fo:background-color="#80FFFF"/>
    </style:style>
    <style:style style:name="T4204" style:parent-style-name="Domyślnaczcionkaakapitu" style:family="text">
      <style:text-properties fo:background-color="#80FFFF"/>
    </style:style>
    <style:style style:name="T4205" style:parent-style-name="Domyślnaczcionkaakapitu" style:family="text">
      <style:text-properties fo:background-color="#80FFFF"/>
    </style:style>
    <style:style style:name="T4206" style:parent-style-name="Domyślnaczcionkaakapitu" style:family="text">
      <style:text-properties fo:background-color="#80FFFF"/>
    </style:style>
    <style:style style:name="T4207" style:parent-style-name="Domyślnaczcionkaakapitu" style:family="text">
      <style:text-properties fo:background-color="#80FFFF"/>
    </style:style>
    <style:style style:name="T4208" style:parent-style-name="Domyślnaczcionkaakapitu" style:family="text">
      <style:text-properties fo:background-color="#80FFFF"/>
    </style:style>
    <style:style style:name="T4209" style:parent-style-name="Domyślnaczcionkaakapitu" style:family="text">
      <style:text-properties fo:background-color="#80FFFF"/>
    </style:style>
    <style:style style:name="P4210" style:parent-style-name="Normalny" style:family="paragraph">
      <style:paragraph-properties fo:text-align="justify" fo:line-height="150%"/>
    </style:style>
    <style:style style:name="T4211" style:parent-style-name="Domyślnaczcionkaakapitu" style:family="text">
      <style:text-properties style:text-underline-type="single" style:text-underline-style="solid" style:text-underline-width="auto" style:text-underline-mode="continuous"/>
    </style:style>
    <style:style style:name="T4212" style:parent-style-name="Domyślnaczcionkaakapitu" style:family="text">
      <style:text-properties fo:background-color="#80FFFF" style:text-underline-type="single" style:text-underline-style="solid" style:text-underline-width="auto" style:text-underline-mode="continuous"/>
    </style:style>
    <style:style style:name="T4213" style:parent-style-name="Domyślnaczcionkaakapitu" style:family="text">
      <style:text-properties style:text-underline-type="single" style:text-underline-style="solid" style:text-underline-width="auto" style:text-underline-mode="continuous"/>
    </style:style>
    <style:style style:name="T4214" style:parent-style-name="Domyślnaczcionkaakapitu" style:family="text">
      <style:text-properties fo:background-color="#80FFFF" style:text-underline-type="single" style:text-underline-style="solid" style:text-underline-width="auto" style:text-underline-mode="continuous"/>
    </style:style>
    <style:style style:name="T4215" style:parent-style-name="Domyślnaczcionkaakapitu" style:family="text">
      <style:text-properties fo:background-color="#80FFFF"/>
    </style:style>
    <style:style style:name="P4216" style:parent-style-name="Normalny" style:family="paragraph">
      <style:paragraph-properties fo:text-align="justify" fo:line-height="150%" fo:text-indent="0.2479in"/>
    </style:style>
    <style:style style:name="T4217" style:parent-style-name="Domyślnaczcionkaakapitu" style:family="text">
      <style:text-properties fo:background-color="#80FFFF"/>
    </style:style>
    <style:style style:name="T4218" style:parent-style-name="Domyślnaczcionkaakapitu" style:family="text">
      <style:text-properties fo:background-color="#80FFFF"/>
    </style:style>
    <style:style style:name="P4219" style:parent-style-name="Normalny" style:family="paragraph">
      <style:paragraph-properties fo:text-align="justify" fo:line-height="150%"/>
    </style:style>
    <style:style style:name="T4220" style:parent-style-name="Domyślnaczcionkaakapitu" style:family="text">
      <style:text-properties style:text-underline-type="single" style:text-underline-style="solid" style:text-underline-width="auto" style:text-underline-mode="continuous"/>
    </style:style>
    <style:style style:name="T4221" style:parent-style-name="Domyślnaczcionkaakapitu" style:family="text">
      <style:text-properties fo:background-color="#80FFFF" style:text-underline-type="single" style:text-underline-style="solid" style:text-underline-width="auto" style:text-underline-mode="continuous"/>
    </style:style>
    <style:style style:name="T4222" style:parent-style-name="Domyślnaczcionkaakapitu" style:family="text">
      <style:text-properties style:text-underline-type="single" style:text-underline-style="solid" style:text-underline-width="auto" style:text-underline-mode="continuous"/>
    </style:style>
    <style:style style:name="P4223" style:parent-style-name="Normalny" style:family="paragraph">
      <style:paragraph-properties fo:text-align="justify" fo:line-height="150%" fo:text-indent="0.2479in"/>
    </style:style>
    <style:style style:name="T4224" style:parent-style-name="Domyślnaczcionkaakapitu" style:family="text">
      <style:text-properties fo:background-color="#80FFFF"/>
    </style:style>
    <style:style style:name="T4225" style:parent-style-name="Domyślnaczcionkaakapitu" style:family="text">
      <style:text-properties fo:background-color="#80FFFF"/>
    </style:style>
    <style:style style:name="T4226" style:parent-style-name="Domyślnaczcionkaakapitu" style:family="text">
      <style:text-properties fo:background-color="#80FFFF"/>
    </style:style>
    <style:style style:name="T4227" style:parent-style-name="Domyślnaczcionkaakapitu" style:family="text">
      <style:text-properties fo:background-color="#80FFFF"/>
    </style:style>
    <style:style style:name="T4228" style:parent-style-name="Domyślnaczcionkaakapitu" style:family="text">
      <style:text-properties fo:background-color="#80FFFF"/>
    </style:style>
    <style:style style:name="T4229" style:parent-style-name="Domyślnaczcionkaakapitu" style:family="text">
      <style:text-properties fo:background-color="#80FFFF"/>
    </style:style>
    <style:style style:name="T4230" style:parent-style-name="Domyślnaczcionkaakapitu" style:family="text">
      <style:text-properties fo:background-color="#80FFFF"/>
    </style:style>
    <style:style style:name="T4231" style:parent-style-name="Domyślnaczcionkaakapitu" style:family="text">
      <style:text-properties fo:background-color="#80FFFF"/>
    </style:style>
    <style:style style:name="T4232" style:parent-style-name="Domyślnaczcionkaakapitu" style:family="text">
      <style:text-properties fo:background-color="#80FFFF"/>
    </style:style>
    <style:style style:name="T4233" style:parent-style-name="Domyślnaczcionkaakapitu" style:family="text">
      <style:text-properties fo:background-color="#80FFFF"/>
    </style:style>
    <style:style style:name="T4234" style:parent-style-name="Domyślnaczcionkaakapitu" style:family="text">
      <style:text-properties fo:background-color="#80FFFF"/>
    </style:style>
    <style:style style:name="T4235" style:parent-style-name="Domyślnaczcionkaakapitu" style:family="text">
      <style:text-properties fo:background-color="#80FFFF"/>
    </style:style>
    <style:style style:name="T4236" style:parent-style-name="Domyślnaczcionkaakapitu" style:family="text">
      <style:text-properties fo:background-color="#80FFFF"/>
    </style:style>
    <style:style style:name="T4237" style:parent-style-name="Domyślnaczcionkaakapitu" style:family="text">
      <style:text-properties fo:background-color="#80FFFF"/>
    </style:style>
    <style:style style:name="T4238" style:parent-style-name="Domyślnaczcionkaakapitu" style:family="text">
      <style:text-properties fo:background-color="#80FFFF"/>
    </style:style>
    <style:style style:name="P4239" style:parent-style-name="Normalny" style:family="paragraph">
      <style:paragraph-properties fo:text-align="justify" fo:line-height="150%"/>
    </style:style>
    <style:style style:name="T4240" style:parent-style-name="Domyślnaczcionkaakapitu" style:family="text">
      <style:text-properties style:text-underline-type="single" style:text-underline-style="solid" style:text-underline-width="auto" style:text-underline-mode="continuous"/>
    </style:style>
    <style:style style:name="T4241" style:parent-style-name="Domyślnaczcionkaakapitu" style:family="text">
      <style:text-properties fo:background-color="#80FFFF" style:text-underline-type="single" style:text-underline-style="solid" style:text-underline-width="auto" style:text-underline-mode="continuous"/>
    </style:style>
    <style:style style:name="T4242" style:parent-style-name="Domyślnaczcionkaakapitu" style:family="text">
      <style:text-properties style:text-underline-type="single" style:text-underline-style="solid" style:text-underline-width="auto" style:text-underline-mode="continuous"/>
    </style:style>
    <style:style style:name="T4243" style:parent-style-name="Domyślnaczcionkaakapitu" style:family="text">
      <style:text-properties fo:background-color="#80FFFF" style:text-underline-type="single" style:text-underline-style="solid" style:text-underline-width="auto" style:text-underline-mode="continuous"/>
    </style:style>
    <style:style style:name="P4244" style:parent-style-name="Normalny" style:family="paragraph">
      <style:paragraph-properties fo:text-align="justify" fo:line-height="150%" fo:text-indent="0.2479in"/>
    </style:style>
    <style:style style:name="T4245" style:parent-style-name="Domyślnaczcionkaakapitu" style:family="text">
      <style:text-properties fo:background-color="#80FFFF"/>
    </style:style>
    <style:style style:name="T4246" style:parent-style-name="Domyślnaczcionkaakapitu" style:family="text">
      <style:text-properties fo:background-color="#80FFFF"/>
    </style:style>
    <style:style style:name="T4247" style:parent-style-name="Domyślnaczcionkaakapitu" style:family="text">
      <style:text-properties fo:background-color="#80FFFF"/>
    </style:style>
    <style:style style:name="T4248" style:parent-style-name="Domyślnaczcionkaakapitu" style:family="text">
      <style:text-properties fo:background-color="#80FFFF"/>
    </style:style>
    <style:style style:name="P4249" style:parent-style-name="Normalny" style:family="paragraph">
      <style:paragraph-properties fo:text-align="justify" fo:line-height="150%" fo:text-indent="0.2479in"/>
    </style:style>
    <style:style style:name="T4250" style:parent-style-name="Domyślnaczcionkaakapitu" style:family="text">
      <style:text-properties fo:background-color="#80FFFF"/>
    </style:style>
    <style:style style:name="T4251" style:parent-style-name="Domyślnaczcionkaakapitu" style:family="text">
      <style:text-properties fo:background-color="#80FFFF"/>
    </style:style>
    <style:style style:name="T4252" style:parent-style-name="Domyślnaczcionkaakapitu" style:family="text">
      <style:text-properties fo:background-color="#80FFFF"/>
    </style:style>
    <style:style style:name="T4253" style:parent-style-name="Domyślnaczcionkaakapitu" style:family="text">
      <style:text-properties fo:background-color="#80FFFF"/>
    </style:style>
    <style:style style:name="P4254" style:parent-style-name="Normalny" style:family="paragraph">
      <style:paragraph-properties fo:text-align="justify" fo:line-height="150%"/>
    </style:style>
    <style:style style:name="T4255" style:parent-style-name="Domyślnaczcionkaakapitu" style:family="text">
      <style:text-properties style:text-underline-type="single" style:text-underline-style="solid" style:text-underline-width="auto" style:text-underline-mode="continuous"/>
    </style:style>
    <style:style style:name="T4256" style:parent-style-name="Domyślnaczcionkaakapitu" style:family="text">
      <style:text-properties fo:background-color="#80FFFF" style:text-underline-type="single" style:text-underline-style="solid" style:text-underline-width="auto" style:text-underline-mode="continuous"/>
    </style:style>
    <style:style style:name="T4257" style:parent-style-name="Domyślnaczcionkaakapitu" style:family="text">
      <style:text-properties style:text-underline-type="single" style:text-underline-style="solid" style:text-underline-width="auto" style:text-underline-mode="continuous"/>
    </style:style>
    <style:style style:name="T4258" style:parent-style-name="Domyślnaczcionkaakapitu" style:family="text">
      <style:text-properties fo:background-color="#80FFFF" style:text-underline-type="single" style:text-underline-style="solid" style:text-underline-width="auto" style:text-underline-mode="continuous"/>
    </style:style>
    <style:style style:name="T4259" style:parent-style-name="Domyślnaczcionkaakapitu" style:family="text">
      <style:text-properties style:text-underline-type="single" style:text-underline-style="solid" style:text-underline-width="auto" style:text-underline-mode="continuous"/>
    </style:style>
    <style:style style:name="T4260" style:parent-style-name="Domyślnaczcionkaakapitu" style:family="text">
      <style:text-properties fo:background-color="#80FFFF" style:text-underline-type="single" style:text-underline-style="solid" style:text-underline-width="auto" style:text-underline-mode="continuous"/>
    </style:style>
    <style:style style:name="T4261" style:parent-style-name="Domyślnaczcionkaakapitu" style:family="text">
      <style:text-properties style:text-underline-type="single" style:text-underline-style="solid" style:text-underline-width="auto" style:text-underline-mode="continuous"/>
    </style:style>
    <style:style style:name="P4262" style:parent-style-name="Normalny" style:family="paragraph">
      <style:paragraph-properties fo:text-align="justify" fo:line-height="150%" fo:text-indent="0.2479in"/>
    </style:style>
    <style:style style:name="T4263" style:parent-style-name="Domyślnaczcionkaakapitu" style:family="text">
      <style:text-properties fo:background-color="#80FFFF"/>
    </style:style>
    <style:style style:name="T4264" style:parent-style-name="Domyślnaczcionkaakapitu" style:family="text">
      <style:text-properties fo:background-color="#80FFFF"/>
    </style:style>
    <style:style style:name="T4265" style:parent-style-name="Domyślnaczcionkaakapitu" style:family="text">
      <style:text-properties fo:background-color="#80FFFF"/>
    </style:style>
    <style:style style:name="T4266" style:parent-style-name="Domyślnaczcionkaakapitu" style:family="text">
      <style:text-properties fo:background-color="#80FFFF"/>
    </style:style>
    <style:style style:name="T4267" style:parent-style-name="Domyślnaczcionkaakapitu" style:family="text">
      <style:text-properties fo:background-color="#80FFFF"/>
    </style:style>
    <style:style style:name="T4268" style:parent-style-name="Domyślnaczcionkaakapitu" style:family="text">
      <style:text-properties fo:background-color="#80FFFF"/>
    </style:style>
    <style:style style:name="T4269" style:parent-style-name="Domyślnaczcionkaakapitu" style:family="text">
      <style:text-properties fo:background-color="#80FFFF"/>
    </style:style>
    <style:style style:name="T4270" style:parent-style-name="Domyślnaczcionkaakapitu" style:family="text">
      <style:text-properties fo:background-color="#80FFFF"/>
    </style:style>
    <style:style style:name="T4271" style:parent-style-name="Domyślnaczcionkaakapitu" style:family="text">
      <style:text-properties fo:background-color="#80FFFF"/>
    </style:style>
    <style:style style:name="T4272" style:parent-style-name="Domyślnaczcionkaakapitu" style:family="text">
      <style:text-properties fo:background-color="#80FFFF"/>
    </style:style>
    <style:style style:name="T4273" style:parent-style-name="Domyślnaczcionkaakapitu" style:family="text">
      <style:text-properties fo:background-color="#80FFFF"/>
    </style:style>
    <style:style style:name="T4274" style:parent-style-name="Domyślnaczcionkaakapitu" style:family="text">
      <style:text-properties fo:background-color="#80FFFF"/>
    </style:style>
    <style:style style:name="T4275" style:parent-style-name="Domyślnaczcionkaakapitu" style:family="text">
      <style:text-properties fo:background-color="#80FFFF"/>
    </style:style>
    <style:style style:name="T4276" style:parent-style-name="Domyślnaczcionkaakapitu" style:family="text">
      <style:text-properties fo:background-color="#80FFFF"/>
    </style:style>
    <style:style style:name="T4277" style:parent-style-name="Domyślnaczcionkaakapitu" style:family="text">
      <style:text-properties fo:background-color="#80FFFF"/>
    </style:style>
    <style:style style:name="T4278" style:parent-style-name="Domyślnaczcionkaakapitu" style:family="text">
      <style:text-properties fo:background-color="#80FFFF"/>
    </style:style>
    <style:style style:name="T4279" style:parent-style-name="Domyślnaczcionkaakapitu" style:family="text">
      <style:text-properties fo:background-color="#80FFFF"/>
    </style:style>
    <style:style style:name="T4280" style:parent-style-name="Domyślnaczcionkaakapitu" style:family="text">
      <style:text-properties fo:background-color="#80FFFF"/>
    </style:style>
    <style:style style:name="T4281" style:parent-style-name="Domyślnaczcionkaakapitu" style:family="text">
      <style:text-properties fo:background-color="#80FFFF"/>
    </style:style>
    <style:style style:name="T4282" style:parent-style-name="Domyślnaczcionkaakapitu" style:family="text">
      <style:text-properties fo:background-color="#80FFFF"/>
    </style:style>
    <style:style style:name="T4283" style:parent-style-name="Domyślnaczcionkaakapitu" style:family="text">
      <style:text-properties fo:background-color="#80FFFF"/>
    </style:style>
    <style:style style:name="T4284" style:parent-style-name="Domyślnaczcionkaakapitu" style:family="text">
      <style:text-properties fo:background-color="#80FFFF"/>
    </style:style>
    <style:style style:name="T4285" style:parent-style-name="Domyślnaczcionkaakapitu" style:family="text">
      <style:text-properties fo:background-color="#80FFFF"/>
    </style:style>
    <style:style style:name="T4286" style:parent-style-name="Domyślnaczcionkaakapitu" style:family="text">
      <style:text-properties fo:background-color="#80FFFF"/>
    </style:style>
    <style:style style:name="T4287" style:parent-style-name="Domyślnaczcionkaakapitu" style:family="text">
      <style:text-properties fo:background-color="#80FFFF"/>
    </style:style>
    <style:style style:name="T4288" style:parent-style-name="Domyślnaczcionkaakapitu" style:family="text">
      <style:text-properties fo:background-color="#80FFFF"/>
    </style:style>
    <style:style style:name="T4289" style:parent-style-name="Domyślnaczcionkaakapitu" style:family="text">
      <style:text-properties fo:background-color="#80FFFF"/>
    </style:style>
    <style:style style:name="T4290" style:parent-style-name="Domyślnaczcionkaakapitu" style:family="text">
      <style:text-properties fo:background-color="#80FFFF"/>
    </style:style>
    <style:style style:name="P4291" style:parent-style-name="Normalny" style:family="paragraph">
      <style:paragraph-properties fo:text-align="justify" fo:line-height="150%" fo:text-indent="0.2479in"/>
    </style:style>
    <style:style style:name="T4292" style:parent-style-name="Domyślnaczcionkaakapitu" style:family="text">
      <style:text-properties fo:background-color="#80FFFF"/>
    </style:style>
    <style:style style:name="T4293" style:parent-style-name="Domyślnaczcionkaakapitu" style:family="text">
      <style:text-properties fo:background-color="#80FFFF"/>
    </style:style>
    <style:style style:name="T4294" style:parent-style-name="Domyślnaczcionkaakapitu" style:family="text">
      <style:text-properties fo:background-color="#80FFFF"/>
    </style:style>
    <style:style style:name="T4295" style:parent-style-name="Domyślnaczcionkaakapitu" style:family="text">
      <style:text-properties fo:background-color="#80FFFF"/>
    </style:style>
    <style:style style:name="T4296" style:parent-style-name="Domyślnaczcionkaakapitu" style:family="text">
      <style:text-properties fo:background-color="#80FFFF"/>
    </style:style>
    <style:style style:name="T4297" style:parent-style-name="Domyślnaczcionkaakapitu" style:family="text">
      <style:text-properties fo:background-color="#80FFFF"/>
    </style:style>
    <style:style style:name="T4298" style:parent-style-name="Domyślnaczcionkaakapitu" style:family="text">
      <style:text-properties fo:background-color="#80FFFF"/>
    </style:style>
    <style:style style:name="T4299" style:parent-style-name="Domyślnaczcionkaakapitu" style:family="text">
      <style:text-properties fo:background-color="#80FFFF"/>
    </style:style>
    <style:style style:name="T4300" style:parent-style-name="Domyślnaczcionkaakapitu" style:family="text">
      <style:text-properties fo:background-color="#80FFFF"/>
    </style:style>
    <style:style style:name="T4301" style:parent-style-name="Domyślnaczcionkaakapitu" style:family="text">
      <style:text-properties fo:background-color="#80FFFF"/>
    </style:style>
    <style:style style:name="T4302" style:parent-style-name="Domyślnaczcionkaakapitu" style:family="text">
      <style:text-properties fo:background-color="#80FFFF"/>
    </style:style>
    <style:style style:name="T4303" style:parent-style-name="Domyślnaczcionkaakapitu" style:family="text">
      <style:text-properties fo:background-color="#80FFFF"/>
    </style:style>
    <style:style style:name="T4304" style:parent-style-name="Domyślnaczcionkaakapitu" style:family="text">
      <style:text-properties fo:background-color="#80FFFF"/>
    </style:style>
    <style:style style:name="T4305" style:parent-style-name="Domyślnaczcionkaakapitu" style:family="text">
      <style:text-properties fo:background-color="#80FFFF"/>
    </style:style>
    <style:style style:name="T4306" style:parent-style-name="Domyślnaczcionkaakapitu" style:family="text">
      <style:text-properties fo:background-color="#80FFFF"/>
    </style:style>
    <style:style style:name="T4307" style:parent-style-name="Domyślnaczcionkaakapitu" style:family="text">
      <style:text-properties fo:background-color="#80FFFF"/>
    </style:style>
    <style:style style:name="T4308" style:parent-style-name="Domyślnaczcionkaakapitu" style:family="text">
      <style:text-properties fo:background-color="#80FFFF"/>
    </style:style>
    <style:style style:name="T4309" style:parent-style-name="Domyślnaczcionkaakapitu" style:family="text">
      <style:text-properties fo:background-color="#80FFFF"/>
    </style:style>
    <style:style style:name="T4310" style:parent-style-name="Domyślnaczcionkaakapitu" style:family="text">
      <style:text-properties fo:background-color="#80FFFF"/>
    </style:style>
    <style:style style:name="T4311" style:parent-style-name="Domyślnaczcionkaakapitu" style:family="text">
      <style:text-properties fo:background-color="#80FFFF"/>
    </style:style>
    <style:style style:name="T4312" style:parent-style-name="Domyślnaczcionkaakapitu" style:family="text">
      <style:text-properties fo:background-color="#80FFFF"/>
    </style:style>
    <style:style style:name="T4313" style:parent-style-name="Domyślnaczcionkaakapitu" style:family="text">
      <style:text-properties fo:background-color="#80FFFF"/>
    </style:style>
    <style:style style:name="T4314" style:parent-style-name="Domyślnaczcionkaakapitu" style:family="text">
      <style:text-properties fo:background-color="#80FFFF"/>
    </style:style>
    <style:style style:name="T4315" style:parent-style-name="Domyślnaczcionkaakapitu" style:family="text">
      <style:text-properties fo:background-color="#80FFFF"/>
    </style:style>
    <style:style style:name="T4316" style:parent-style-name="Domyślnaczcionkaakapitu" style:family="text">
      <style:text-properties fo:background-color="#80FFFF"/>
    </style:style>
    <style:style style:name="T4317" style:parent-style-name="Domyślnaczcionkaakapitu" style:family="text">
      <style:text-properties fo:background-color="#80FFFF"/>
    </style:style>
    <style:style style:name="T4318" style:parent-style-name="Domyślnaczcionkaakapitu" style:family="text">
      <style:text-properties fo:background-color="#80FFFF"/>
    </style:style>
    <style:style style:name="T4319" style:parent-style-name="Domyślnaczcionkaakapitu" style:family="text">
      <style:text-properties fo:background-color="#80FFFF"/>
    </style:style>
    <style:style style:name="T4320" style:parent-style-name="Domyślnaczcionkaakapitu" style:family="text">
      <style:text-properties fo:background-color="#80FFFF"/>
    </style:style>
    <style:style style:name="T4321" style:parent-style-name="Domyślnaczcionkaakapitu" style:family="text">
      <style:text-properties fo:background-color="#80FFFF"/>
    </style:style>
    <style:style style:name="P4322" style:parent-style-name="Normalny" style:family="paragraph">
      <style:paragraph-properties fo:text-align="justify" fo:line-height="150%"/>
    </style:style>
    <style:style style:name="P4323" style:parent-style-name="Normalny" style:family="paragraph">
      <style:paragraph-properties fo:text-align="justify" fo:line-height="150%">
        <style:tab-stops>
          <style:tab-stop style:type="left" style:position="5.1041in"/>
        </style:tab-stops>
      </style:paragraph-properties>
    </style:style>
    <style:style style:name="T4324" style:parent-style-name="Domyślnaczcionkaakapitu" style:family="text">
      <style:text-properties style:text-underline-type="single" style:text-underline-style="solid" style:text-underline-width="auto" style:text-underline-mode="continuous"/>
    </style:style>
    <style:style style:name="P4325" style:parent-style-name="Normalny" style:family="paragraph">
      <style:paragraph-properties fo:text-align="justify" fo:line-height="150%" fo:text-indent="0.2479in">
        <style:tab-stops>
          <style:tab-stop style:type="left" style:position="4.368in"/>
        </style:tab-stops>
      </style:paragraph-properties>
    </style:style>
    <style:style style:name="T4326" style:parent-style-name="Domyślnaczcionkaakapitu" style:family="text">
      <style:text-properties fo:background-color="#80FFFF"/>
    </style:style>
    <style:style style:name="P4327" style:parent-style-name="Normalny" style:family="paragraph">
      <style:paragraph-properties fo:text-align="justify" fo:line-height="150%">
        <style:tab-stops>
          <style:tab-stop style:type="left" style:position="5.1041in"/>
        </style:tab-stops>
      </style:paragraph-properties>
    </style:style>
    <style:style style:name="T4328" style:parent-style-name="Domyślnaczcionkaakapitu" style:family="text">
      <style:text-properties style:text-underline-type="single" style:text-underline-style="solid" style:text-underline-width="auto" style:text-underline-mode="continuous"/>
    </style:style>
    <style:style style:name="T4329" style:parent-style-name="Domyślnaczcionkaakapitu" style:family="text">
      <style:text-properties fo:background-color="#80FFFF" style:text-underline-type="single" style:text-underline-style="solid" style:text-underline-width="auto" style:text-underline-mode="continuous"/>
    </style:style>
    <style:style style:name="T4330" style:parent-style-name="Domyślnaczcionkaakapitu" style:family="text">
      <style:text-properties style:text-underline-type="single" style:text-underline-style="solid" style:text-underline-width="auto" style:text-underline-mode="continuous"/>
    </style:style>
    <style:style style:name="T4331" style:parent-style-name="Domyślnaczcionkaakapitu" style:family="text">
      <style:text-properties fo:background-color="#80FFFF" style:text-underline-type="single" style:text-underline-style="solid" style:text-underline-width="auto" style:text-underline-mode="continuous"/>
    </style:style>
    <style:style style:name="P4332" style:parent-style-name="Normalny" style:family="paragraph">
      <style:paragraph-properties fo:text-align="justify" fo:line-height="150%" fo:text-indent="0.2479in"/>
    </style:style>
    <style:style style:name="T4333" style:parent-style-name="Domyślnaczcionkaakapitu" style:family="text">
      <style:text-properties fo:background-color="#80FFFF"/>
    </style:style>
    <style:style style:name="T4334" style:parent-style-name="Domyślnaczcionkaakapitu" style:family="text">
      <style:text-properties fo:background-color="#80FFFF"/>
    </style:style>
    <style:style style:name="T4335" style:parent-style-name="Domyślnaczcionkaakapitu" style:family="text">
      <style:text-properties fo:background-color="#80FFFF"/>
    </style:style>
    <style:style style:name="T4336" style:parent-style-name="Domyślnaczcionkaakapitu" style:family="text">
      <style:text-properties fo:background-color="#80FFFF"/>
    </style:style>
    <style:style style:name="T4337" style:parent-style-name="Domyślnaczcionkaakapitu" style:family="text">
      <style:text-properties fo:background-color="#80FFFF"/>
    </style:style>
    <style:style style:name="P4338" style:parent-style-name="Normalny" style:family="paragraph">
      <style:paragraph-properties fo:text-align="justify" fo:line-height="150%"/>
    </style:style>
    <style:style style:name="T4339" style:parent-style-name="Domyślnaczcionkaakapitu" style:family="text">
      <style:text-properties style:text-underline-type="single" style:text-underline-style="solid" style:text-underline-width="auto" style:text-underline-mode="continuous"/>
    </style:style>
    <style:style style:name="T4340" style:parent-style-name="Domyślnaczcionkaakapitu" style:family="text">
      <style:text-properties fo:background-color="#80FFFF" style:text-underline-type="single" style:text-underline-style="solid" style:text-underline-width="auto" style:text-underline-mode="continuous"/>
    </style:style>
    <style:style style:name="T4341" style:parent-style-name="Domyślnaczcionkaakapitu" style:family="text">
      <style:text-properties style:text-underline-type="single" style:text-underline-style="solid" style:text-underline-width="auto" style:text-underline-mode="continuous"/>
    </style:style>
    <style:style style:name="P4342" style:parent-style-name="Normalny" style:family="paragraph">
      <style:paragraph-properties fo:text-align="justify" fo:line-height="150%" fo:text-indent="0.2479in"/>
    </style:style>
    <style:style style:name="T4343" style:parent-style-name="Domyślnaczcionkaakapitu" style:family="text">
      <style:text-properties fo:background-color="#80FFFF"/>
    </style:style>
    <style:style style:name="T4344" style:parent-style-name="Domyślnaczcionkaakapitu" style:family="text">
      <style:text-properties fo:background-color="#80FFFF"/>
    </style:style>
    <style:style style:name="T4345" style:parent-style-name="Domyślnaczcionkaakapitu" style:family="text">
      <style:text-properties fo:background-color="#80FFFF"/>
    </style:style>
    <style:style style:name="P4346" style:parent-style-name="Normalny" style:family="paragraph">
      <style:paragraph-properties fo:text-align="justify" fo:line-height="150%" fo:text-indent="0.2479in"/>
    </style:style>
    <style:style style:name="T4347" style:parent-style-name="Domyślnaczcionkaakapitu" style:family="text">
      <style:text-properties fo:background-color="#80FFFF"/>
    </style:style>
    <style:style style:name="P4348" style:parent-style-name="Normalny" style:family="paragraph">
      <style:paragraph-properties fo:text-align="justify" fo:line-height="150%" fo:text-indent="0.2479in"/>
    </style:style>
    <style:style style:name="T4349" style:parent-style-name="Domyślnaczcionkaakapitu" style:family="text">
      <style:text-properties fo:background-color="#80FFFF"/>
    </style:style>
    <style:style style:name="T4350" style:parent-style-name="Domyślnaczcionkaakapitu" style:family="text">
      <style:text-properties fo:background-color="#80FFFF"/>
    </style:style>
    <style:style style:name="T4351" style:parent-style-name="Domyślnaczcionkaakapitu" style:family="text">
      <style:text-properties fo:background-color="#80FFFF"/>
    </style:style>
    <style:style style:name="T4352" style:parent-style-name="Domyślnaczcionkaakapitu" style:family="text">
      <style:text-properties fo:background-color="#80FFFF"/>
    </style:style>
    <style:style style:name="P4353" style:parent-style-name="Normalny" style:family="paragraph">
      <style:paragraph-properties fo:text-align="justify" fo:line-height="150%" fo:text-indent="0.2479in"/>
    </style:style>
    <style:style style:name="T4354" style:parent-style-name="Domyślnaczcionkaakapitu" style:family="text">
      <style:text-properties fo:background-color="#80FFFF"/>
    </style:style>
    <style:style style:name="T4355" style:parent-style-name="Domyślnaczcionkaakapitu" style:family="text">
      <style:text-properties fo:background-color="#80FFFF"/>
    </style:style>
    <style:style style:name="T4356" style:parent-style-name="Domyślnaczcionkaakapitu" style:family="text">
      <style:text-properties fo:background-color="#80FFFF"/>
    </style:style>
    <style:style style:name="T4357" style:parent-style-name="Domyślnaczcionkaakapitu" style:family="text">
      <style:text-properties fo:background-color="#80FFFF"/>
    </style:style>
    <style:style style:name="P4358" style:parent-style-name="Normalny" style:family="paragraph">
      <style:paragraph-properties fo:text-align="justify" fo:line-height="150%" fo:text-indent="0.2479in"/>
    </style:style>
    <style:style style:name="T4359" style:parent-style-name="Domyślnaczcionkaakapitu" style:family="text">
      <style:text-properties fo:background-color="#80FFFF"/>
    </style:style>
    <style:style style:name="T4360" style:parent-style-name="Domyślnaczcionkaakapitu" style:family="text">
      <style:text-properties fo:background-color="#80FFFF"/>
    </style:style>
    <style:style style:name="T4361" style:parent-style-name="Domyślnaczcionkaakapitu" style:family="text">
      <style:text-properties fo:background-color="#80FFFF"/>
    </style:style>
    <style:style style:name="P4362" style:parent-style-name="Normalny" style:family="paragraph">
      <style:paragraph-properties fo:text-align="justify" fo:line-height="150%" fo:text-indent="0.2479in"/>
    </style:style>
    <style:style style:name="T4363" style:parent-style-name="Domyślnaczcionkaakapitu" style:family="text">
      <style:text-properties fo:background-color="#80FFFF"/>
    </style:style>
    <style:style style:name="T4364" style:parent-style-name="Domyślnaczcionkaakapitu" style:family="text">
      <style:text-properties fo:background-color="#80FFFF"/>
    </style:style>
    <style:style style:name="T4365" style:parent-style-name="Domyślnaczcionkaakapitu" style:family="text">
      <style:text-properties fo:background-color="#80FFFF"/>
    </style:style>
    <style:style style:name="T4366" style:parent-style-name="Domyślnaczcionkaakapitu" style:family="text">
      <style:text-properties fo:background-color="#80FFFF"/>
    </style:style>
    <style:style style:name="P4367" style:parent-style-name="Normalny" style:family="paragraph">
      <style:paragraph-properties fo:text-align="justify" fo:line-height="150%" fo:text-indent="0.2479in"/>
    </style:style>
    <style:style style:name="T4368" style:parent-style-name="Domyślnaczcionkaakapitu" style:family="text">
      <style:text-properties fo:background-color="#80FFFF"/>
    </style:style>
    <style:style style:name="T4369" style:parent-style-name="Domyślnaczcionkaakapitu" style:family="text">
      <style:text-properties fo:background-color="#80FFFF"/>
    </style:style>
    <style:style style:name="T4370" style:parent-style-name="Domyślnaczcionkaakapitu" style:family="text">
      <style:text-properties fo:background-color="#80FFFF"/>
    </style:style>
    <style:style style:name="T4371" style:parent-style-name="Domyślnaczcionkaakapitu" style:family="text">
      <style:text-properties fo:background-color="#80FFFF"/>
    </style:style>
    <style:style style:name="P4372" style:parent-style-name="Normalny" style:family="paragraph">
      <style:paragraph-properties fo:text-align="justify" fo:line-height="150%" fo:text-indent="0.2479in"/>
    </style:style>
    <style:style style:name="T4373" style:parent-style-name="Domyślnaczcionkaakapitu" style:family="text">
      <style:text-properties fo:background-color="#80FFFF"/>
    </style:style>
    <style:style style:name="T4374" style:parent-style-name="Domyślnaczcionkaakapitu" style:family="text">
      <style:text-properties fo:background-color="#80FFFF"/>
    </style:style>
    <style:style style:name="T4375" style:parent-style-name="Domyślnaczcionkaakapitu" style:family="text">
      <style:text-properties fo:background-color="#80FFFF"/>
    </style:style>
    <style:style style:name="T4376" style:parent-style-name="Domyślnaczcionkaakapitu" style:family="text">
      <style:text-properties fo:background-color="#80FFFF"/>
    </style:style>
    <style:style style:name="T4377" style:parent-style-name="Domyślnaczcionkaakapitu" style:family="text">
      <style:text-properties fo:background-color="#80FFFF"/>
    </style:style>
    <style:style style:name="P4378" style:parent-style-name="Normalny" style:family="paragraph">
      <style:paragraph-properties fo:text-align="justify" fo:line-height="150%" fo:text-indent="0.2479in"/>
    </style:style>
    <style:style style:name="T4379" style:parent-style-name="Domyślnaczcionkaakapitu" style:family="text">
      <style:text-properties fo:background-color="#80FFFF"/>
    </style:style>
    <style:style style:name="T4380" style:parent-style-name="Domyślnaczcionkaakapitu" style:family="text">
      <style:text-properties fo:background-color="#80FFFF"/>
    </style:style>
    <style:style style:name="T4381" style:parent-style-name="Domyślnaczcionkaakapitu" style:family="text">
      <style:text-properties fo:background-color="#80FFFF"/>
    </style:style>
    <style:style style:name="T4382" style:parent-style-name="Domyślnaczcionkaakapitu" style:family="text">
      <style:text-properties fo:background-color="#80FFFF"/>
    </style:style>
    <style:style style:name="T4383" style:parent-style-name="Domyślnaczcionkaakapitu" style:family="text">
      <style:text-properties fo:background-color="#80FFFF"/>
    </style:style>
    <style:style style:name="T4384" style:parent-style-name="Domyślnaczcionkaakapitu" style:family="text">
      <style:text-properties fo:background-color="#80FFFF"/>
    </style:style>
    <style:style style:name="T4385" style:parent-style-name="Domyślnaczcionkaakapitu" style:family="text">
      <style:text-properties fo:background-color="#80FFFF"/>
    </style:style>
    <style:style style:name="P4386" style:parent-style-name="Normalny" style:family="paragraph">
      <style:paragraph-properties fo:text-align="justify" fo:line-height="150%" fo:text-indent="0.2479in"/>
    </style:style>
    <style:style style:name="T4387" style:parent-style-name="Domyślnaczcionkaakapitu" style:family="text">
      <style:text-properties fo:background-color="#80FFFF"/>
    </style:style>
    <style:style style:name="T4388" style:parent-style-name="Domyślnaczcionkaakapitu" style:family="text">
      <style:text-properties fo:background-color="#80FFFF"/>
    </style:style>
    <style:style style:name="T4389" style:parent-style-name="Domyślnaczcionkaakapitu" style:family="text">
      <style:text-properties fo:background-color="#80FFFF"/>
    </style:style>
    <style:style style:name="T4390" style:parent-style-name="Domyślnaczcionkaakapitu" style:family="text">
      <style:text-properties fo:background-color="#80FFFF"/>
    </style:style>
    <style:style style:name="P4391" style:parent-style-name="Normalny" style:family="paragraph">
      <style:paragraph-properties fo:text-align="justify" fo:line-height="150%" fo:text-indent="0.2479in"/>
    </style:style>
    <style:style style:name="T4392" style:parent-style-name="Domyślnaczcionkaakapitu" style:family="text">
      <style:text-properties fo:background-color="#80FFFF"/>
    </style:style>
    <style:style style:name="T4393" style:parent-style-name="Domyślnaczcionkaakapitu" style:family="text">
      <style:text-properties fo:background-color="#80FFFF"/>
    </style:style>
    <style:style style:name="P4394" style:parent-style-name="Normalny" style:family="paragraph">
      <style:paragraph-properties fo:text-align="justify" fo:line-height="150%" fo:text-indent="0.2479in"/>
    </style:style>
    <style:style style:name="P4395" style:parent-style-name="Normalny" style:family="paragraph">
      <style:paragraph-properties fo:text-align="justify" fo:line-height="150%" fo:text-indent="0.2479in"/>
    </style:style>
    <style:style style:name="T4396" style:parent-style-name="Domyślnaczcionkaakapitu" style:family="text">
      <style:text-properties fo:background-color="#80FFFF"/>
    </style:style>
    <style:style style:name="T4397" style:parent-style-name="Domyślnaczcionkaakapitu" style:family="text">
      <style:text-properties fo:background-color="#80FFFF"/>
    </style:style>
    <style:style style:name="T4398" style:parent-style-name="Domyślnaczcionkaakapitu" style:family="text">
      <style:text-properties fo:background-color="#80FFFF"/>
    </style:style>
    <style:style style:name="T4399" style:parent-style-name="Domyślnaczcionkaakapitu" style:family="text">
      <style:text-properties fo:background-color="#80FFFF"/>
    </style:style>
    <style:style style:name="T4400" style:parent-style-name="Domyślnaczcionkaakapitu" style:family="text">
      <style:text-properties fo:background-color="#80FFFF"/>
    </style:style>
    <style:style style:name="P4401" style:parent-style-name="Normalny" style:family="paragraph">
      <style:paragraph-properties fo:text-align="justify" fo:line-height="150%" fo:text-indent="0.2479in"/>
    </style:style>
    <style:style style:name="T4402" style:parent-style-name="Domyślnaczcionkaakapitu" style:family="text">
      <style:text-properties fo:background-color="#80FFFF"/>
    </style:style>
    <style:style style:name="P4403" style:parent-style-name="Normalny" style:family="paragraph">
      <style:paragraph-properties fo:text-align="justify" fo:line-height="150%" fo:text-indent="0.2479in"/>
    </style:style>
    <style:style style:name="P4404" style:parent-style-name="Normalny" style:family="paragraph">
      <style:paragraph-properties fo:text-align="justify" fo:line-height="150%"/>
    </style:style>
    <style:style style:name="T4405" style:parent-style-name="Domyślnaczcionkaakapitu" style:family="text">
      <style:text-properties style:text-underline-type="single" style:text-underline-style="solid" style:text-underline-width="auto" style:text-underline-mode="continuous"/>
    </style:style>
    <style:style style:name="P4406" style:parent-style-name="Normalny" style:family="paragraph">
      <style:paragraph-properties fo:text-align="justify" fo:line-height="150%" fo:text-indent="0.2479in"/>
    </style:style>
    <style:style style:name="P4407" style:parent-style-name="Normalny" style:family="paragraph">
      <style:paragraph-properties fo:text-align="justify" fo:line-height="150%"/>
    </style:style>
    <style:style style:name="T4408" style:parent-style-name="Domyślnaczcionkaakapitu" style:family="text">
      <style:text-properties style:text-underline-type="single" style:text-underline-style="solid" style:text-underline-width="auto" style:text-underline-mode="continuous"/>
    </style:style>
    <style:style style:name="P4409" style:parent-style-name="Normalny" style:family="paragraph">
      <style:paragraph-properties fo:text-align="justify" fo:line-height="150%" fo:text-indent="0.2479in"/>
    </style:style>
    <style:style style:name="T4410" style:parent-style-name="Domyślnaczcionkaakapitu" style:family="text">
      <style:text-properties fo:background-color="#80FFFF"/>
    </style:style>
    <style:style style:name="T4411" style:parent-style-name="Domyślnaczcionkaakapitu" style:family="text">
      <style:text-properties fo:background-color="#80FFFF"/>
    </style:style>
    <style:style style:name="T4412" style:parent-style-name="Domyślnaczcionkaakapitu" style:family="text">
      <style:text-properties fo:background-color="#80FFFF"/>
    </style:style>
    <style:style style:name="T4413" style:parent-style-name="Domyślnaczcionkaakapitu" style:family="text">
      <style:text-properties fo:background-color="#80FFFF"/>
    </style:style>
    <style:style style:name="T4414" style:parent-style-name="Domyślnaczcionkaakapitu" style:family="text">
      <style:text-properties fo:background-color="#80FFFF"/>
    </style:style>
    <style:style style:name="T4415" style:parent-style-name="Domyślnaczcionkaakapitu" style:family="text">
      <style:text-properties fo:background-color="#80FFFF"/>
    </style:style>
    <style:style style:name="P4416" style:parent-style-name="Normalny" style:family="paragraph">
      <style:paragraph-properties fo:text-align="justify" fo:line-height="150%" fo:text-indent="0.2479in"/>
    </style:style>
    <style:style style:name="T4417" style:parent-style-name="Domyślnaczcionkaakapitu" style:family="text">
      <style:text-properties fo:background-color="#80FFFF"/>
    </style:style>
    <style:style style:name="P4418" style:parent-style-name="Normalny" style:family="paragraph">
      <style:paragraph-properties fo:text-align="justify" fo:line-height="150%"/>
    </style:style>
    <style:style style:name="T4419" style:parent-style-name="Domyślnaczcionkaakapitu" style:family="text">
      <style:text-properties style:text-underline-type="single" style:text-underline-style="solid" style:text-underline-width="auto" style:text-underline-mode="continuous"/>
    </style:style>
    <style:style style:name="P4420" style:parent-style-name="Normalny" style:family="paragraph">
      <style:paragraph-properties fo:text-align="justify" fo:line-height="150%" fo:text-indent="0.2479in"/>
    </style:style>
    <style:style style:name="T4421" style:parent-style-name="Domyślnaczcionkaakapitu" style:family="text">
      <style:text-properties fo:background-color="#80FFFF"/>
    </style:style>
    <style:style style:name="T4422" style:parent-style-name="Domyślnaczcionkaakapitu" style:family="text">
      <style:text-properties fo:background-color="#80FFFF"/>
    </style:style>
    <style:style style:name="T4423" style:parent-style-name="Domyślnaczcionkaakapitu" style:family="text">
      <style:text-properties fo:background-color="#80FFFF"/>
    </style:style>
    <style:style style:name="P4424" style:parent-style-name="Normalny" style:family="paragraph">
      <style:paragraph-properties fo:text-align="justify" fo:line-height="150%"/>
    </style:style>
    <style:style style:name="T4425" style:parent-style-name="Domyślnaczcionkaakapitu" style:family="text">
      <style:text-properties fo:background-color="#80FFFF" style:text-underline-type="single" style:text-underline-style="solid" style:text-underline-width="auto" style:text-underline-mode="continuous"/>
    </style:style>
    <style:style style:name="T4426" style:parent-style-name="Domyślnaczcionkaakapitu" style:family="text">
      <style:text-properties style:text-underline-type="single" style:text-underline-style="solid" style:text-underline-width="auto" style:text-underline-mode="continuous"/>
    </style:style>
    <style:style style:name="T4427" style:parent-style-name="Domyślnaczcionkaakapitu" style:family="text">
      <style:text-properties fo:background-color="#80FFFF" style:text-underline-type="single" style:text-underline-style="solid" style:text-underline-width="auto" style:text-underline-mode="continuous"/>
    </style:style>
    <style:style style:name="T4428" style:parent-style-name="Domyślnaczcionkaakapitu" style:family="text">
      <style:text-properties style:text-underline-type="single" style:text-underline-style="solid" style:text-underline-width="auto" style:text-underline-mode="continuous"/>
    </style:style>
    <style:style style:name="P4429" style:parent-style-name="Normalny" style:family="paragraph">
      <style:paragraph-properties fo:text-align="justify" fo:line-height="150%" fo:text-indent="0.2479in"/>
    </style:style>
    <style:style style:name="T4430" style:parent-style-name="Domyślnaczcionkaakapitu" style:family="text">
      <style:text-properties fo:background-color="#80FFFF"/>
    </style:style>
    <style:style style:name="T4431" style:parent-style-name="Domyślnaczcionkaakapitu" style:family="text">
      <style:text-properties fo:background-color="#80FFFF"/>
    </style:style>
    <style:style style:name="T4432" style:parent-style-name="Domyślnaczcionkaakapitu" style:family="text">
      <style:text-properties fo:background-color="#80FFFF"/>
    </style:style>
    <style:style style:name="T4433" style:parent-style-name="Domyślnaczcionkaakapitu" style:family="text">
      <style:text-properties fo:background-color="#80FFFF"/>
    </style:style>
    <style:style style:name="T4434" style:parent-style-name="Domyślnaczcionkaakapitu" style:family="text">
      <style:text-properties fo:background-color="#80FFFF"/>
    </style:style>
    <style:style style:name="T4435" style:parent-style-name="Domyślnaczcionkaakapitu" style:family="text">
      <style:text-properties fo:background-color="#80FFFF"/>
    </style:style>
    <style:style style:name="T4436" style:parent-style-name="Domyślnaczcionkaakapitu" style:family="text">
      <style:text-properties fo:background-color="#80FFFF"/>
    </style:style>
    <style:style style:name="T4437" style:parent-style-name="Domyślnaczcionkaakapitu" style:family="text">
      <style:text-properties fo:background-color="#80FFFF"/>
    </style:style>
    <style:style style:name="P4438" style:parent-style-name="Normalny" style:family="paragraph">
      <style:paragraph-properties fo:text-align="justify" fo:line-height="150%" fo:text-indent="0.2479in"/>
    </style:style>
    <style:style style:name="T4439" style:parent-style-name="Domyślnaczcionkaakapitu" style:family="text">
      <style:text-properties fo:background-color="#80FFFF"/>
    </style:style>
    <style:style style:name="P4440" style:parent-style-name="Normalny" style:family="paragraph">
      <style:paragraph-properties fo:text-align="justify" fo:line-height="150%"/>
    </style:style>
    <style:style style:name="T4441" style:parent-style-name="Domyślnaczcionkaakapitu" style:family="text">
      <style:text-properties style:text-underline-type="single" style:text-underline-style="solid" style:text-underline-width="auto" style:text-underline-mode="continuous"/>
    </style:style>
    <style:style style:name="T4442" style:parent-style-name="Domyślnaczcionkaakapitu" style:family="text">
      <style:text-properties fo:background-color="#80FFFF" style:text-underline-type="single" style:text-underline-style="solid" style:text-underline-width="auto" style:text-underline-mode="continuous"/>
    </style:style>
    <style:style style:name="T4443" style:parent-style-name="Domyślnaczcionkaakapitu" style:family="text">
      <style:text-properties style:text-underline-type="single" style:text-underline-style="solid" style:text-underline-width="auto" style:text-underline-mode="continuous"/>
    </style:style>
    <style:style style:name="P4444" style:parent-style-name="Normalny" style:family="paragraph">
      <style:paragraph-properties fo:text-align="justify" fo:line-height="150%" fo:text-indent="0.2479in"/>
    </style:style>
    <style:style style:name="T4445" style:parent-style-name="Domyślnaczcionkaakapitu" style:family="text">
      <style:text-properties fo:background-color="#80FFFF"/>
    </style:style>
    <style:style style:name="T4446" style:parent-style-name="Domyślnaczcionkaakapitu" style:family="text">
      <style:text-properties fo:background-color="#80FFFF"/>
    </style:style>
    <style:style style:name="T4447" style:parent-style-name="Domyślnaczcionkaakapitu" style:family="text">
      <style:text-properties fo:background-color="#80FFFF"/>
    </style:style>
    <style:style style:name="T4448" style:parent-style-name="Domyślnaczcionkaakapitu" style:family="text">
      <style:text-properties fo:background-color="#80FFFF"/>
    </style:style>
    <style:style style:name="T4449" style:parent-style-name="Domyślnaczcionkaakapitu" style:family="text">
      <style:text-properties fo:background-color="#80FFFF"/>
    </style:style>
    <style:style style:name="T4450" style:parent-style-name="Domyślnaczcionkaakapitu" style:family="text">
      <style:text-properties fo:background-color="#80FFFF"/>
    </style:style>
    <style:style style:name="T4451" style:parent-style-name="Domyślnaczcionkaakapitu" style:family="text">
      <style:text-properties fo:background-color="#80FFFF"/>
    </style:style>
    <style:style style:name="T4452" style:parent-style-name="Domyślnaczcionkaakapitu" style:family="text">
      <style:text-properties fo:background-color="#80FFFF"/>
    </style:style>
    <style:style style:name="T4453" style:parent-style-name="Domyślnaczcionkaakapitu" style:family="text">
      <style:text-properties fo:background-color="#80FFFF"/>
    </style:style>
    <style:style style:name="T4454" style:parent-style-name="Domyślnaczcionkaakapitu" style:family="text">
      <style:text-properties fo:background-color="#80FFFF"/>
    </style:style>
    <style:style style:name="T4455" style:parent-style-name="Domyślnaczcionkaakapitu" style:family="text">
      <style:text-properties fo:background-color="#80FFFF"/>
    </style:style>
    <style:style style:name="T4456" style:parent-style-name="Domyślnaczcionkaakapitu" style:family="text">
      <style:text-properties fo:background-color="#80FFFF"/>
    </style:style>
    <style:style style:name="T4457" style:parent-style-name="Domyślnaczcionkaakapitu" style:family="text">
      <style:text-properties fo:background-color="#80FFFF"/>
    </style:style>
    <style:style style:name="T4458" style:parent-style-name="Domyślnaczcionkaakapitu" style:family="text">
      <style:text-properties fo:background-color="#80FFFF"/>
    </style:style>
    <style:style style:name="P4459" style:parent-style-name="Normalny" style:family="paragraph">
      <style:paragraph-properties fo:text-align="justify" fo:line-height="150%"/>
    </style:style>
    <style:style style:name="T4460" style:parent-style-name="Domyślnaczcionkaakapitu" style:family="text">
      <style:text-properties fo:background-color="#80FFFF" style:text-underline-type="single" style:text-underline-style="solid" style:text-underline-width="auto" style:text-underline-mode="continuous"/>
    </style:style>
    <style:style style:name="T4461" style:parent-style-name="Domyślnaczcionkaakapitu" style:family="text">
      <style:text-properties style:text-underline-type="single" style:text-underline-style="solid" style:text-underline-width="auto" style:text-underline-mode="continuous"/>
    </style:style>
    <style:style style:name="T4462" style:parent-style-name="Domyślnaczcionkaakapitu" style:family="text">
      <style:text-properties fo:background-color="#80FFFF" style:text-underline-type="single" style:text-underline-style="solid" style:text-underline-width="auto" style:text-underline-mode="continuous"/>
    </style:style>
    <style:style style:name="T4463" style:parent-style-name="Domyślnaczcionkaakapitu" style:family="text">
      <style:text-properties style:text-underline-type="single" style:text-underline-style="solid" style:text-underline-width="auto" style:text-underline-mode="continuous"/>
    </style:style>
    <style:style style:name="P4464" style:parent-style-name="Normalny" style:family="paragraph">
      <style:paragraph-properties fo:text-align="justify" fo:line-height="150%" fo:text-indent="0.2479in"/>
    </style:style>
    <style:style style:name="T4465" style:parent-style-name="Domyślnaczcionkaakapitu" style:family="text">
      <style:text-properties fo:background-color="#80FFFF"/>
    </style:style>
    <style:style style:name="T4466" style:parent-style-name="Domyślnaczcionkaakapitu" style:family="text">
      <style:text-properties fo:background-color="#80FFFF"/>
    </style:style>
    <style:style style:name="T4467" style:parent-style-name="Domyślnaczcionkaakapitu" style:family="text">
      <style:text-properties fo:background-color="#80FFFF"/>
    </style:style>
    <style:style style:name="T4468" style:parent-style-name="Domyślnaczcionkaakapitu" style:family="text">
      <style:text-properties fo:background-color="#80FFFF"/>
    </style:style>
    <style:style style:name="T4469" style:parent-style-name="Domyślnaczcionkaakapitu" style:family="text">
      <style:text-properties fo:background-color="#80FFFF"/>
    </style:style>
    <style:style style:name="T4470" style:parent-style-name="Domyślnaczcionkaakapitu" style:family="text">
      <style:text-properties fo:background-color="#80FFFF"/>
    </style:style>
    <style:style style:name="T4471" style:parent-style-name="Domyślnaczcionkaakapitu" style:family="text">
      <style:text-properties fo:background-color="#80FFFF"/>
    </style:style>
    <style:style style:name="T4472" style:parent-style-name="Domyślnaczcionkaakapitu" style:family="text">
      <style:text-properties fo:background-color="#80FFFF"/>
    </style:style>
    <style:style style:name="T4473" style:parent-style-name="Domyślnaczcionkaakapitu" style:family="text">
      <style:text-properties fo:background-color="#80FFFF"/>
    </style:style>
    <style:style style:name="T4474" style:parent-style-name="Domyślnaczcionkaakapitu" style:family="text">
      <style:text-properties fo:background-color="#80FFFF"/>
    </style:style>
    <style:style style:name="T4475" style:parent-style-name="Domyślnaczcionkaakapitu" style:family="text">
      <style:text-properties fo:background-color="#80FFFF"/>
    </style:style>
    <style:style style:name="T4476" style:parent-style-name="Domyślnaczcionkaakapitu" style:family="text">
      <style:text-properties fo:background-color="#80FFFF"/>
    </style:style>
    <style:style style:name="T4477" style:parent-style-name="Domyślnaczcionkaakapitu" style:family="text">
      <style:text-properties fo:background-color="#80FFFF"/>
    </style:style>
    <style:style style:name="T4478" style:parent-style-name="Domyślnaczcionkaakapitu" style:family="text">
      <style:text-properties fo:background-color="#80FFFF"/>
    </style:style>
    <style:style style:name="T4479" style:parent-style-name="Domyślnaczcionkaakapitu" style:family="text">
      <style:text-properties fo:background-color="#80FFFF"/>
    </style:style>
    <style:style style:name="T4480" style:parent-style-name="Domyślnaczcionkaakapitu" style:family="text">
      <style:text-properties fo:background-color="#80FFFF"/>
    </style:style>
    <style:style style:name="T4481" style:parent-style-name="Domyślnaczcionkaakapitu" style:family="text">
      <style:text-properties fo:background-color="#80FFFF"/>
    </style:style>
    <style:style style:name="T4482" style:parent-style-name="Domyślnaczcionkaakapitu" style:family="text">
      <style:text-properties fo:background-color="#80FFFF"/>
    </style:style>
    <style:style style:name="T4483" style:parent-style-name="Domyślnaczcionkaakapitu" style:family="text">
      <style:text-properties fo:background-color="#80FFFF"/>
    </style:style>
    <style:style style:name="T4484" style:parent-style-name="Domyślnaczcionkaakapitu" style:family="text">
      <style:text-properties fo:background-color="#80FFFF"/>
    </style:style>
    <style:style style:name="T4485" style:parent-style-name="Domyślnaczcionkaakapitu" style:family="text">
      <style:text-properties fo:background-color="#80FFFF"/>
    </style:style>
    <style:style style:name="T4486" style:parent-style-name="Domyślnaczcionkaakapitu" style:family="text">
      <style:text-properties fo:background-color="#80FFFF"/>
    </style:style>
    <style:style style:name="T4487" style:parent-style-name="Domyślnaczcionkaakapitu" style:family="text">
      <style:text-properties fo:background-color="#80FFFF"/>
    </style:style>
    <style:style style:name="T4488" style:parent-style-name="Domyślnaczcionkaakapitu" style:family="text">
      <style:text-properties fo:background-color="#80FFFF"/>
    </style:style>
    <style:style style:name="T4489" style:parent-style-name="Domyślnaczcionkaakapitu" style:family="text">
      <style:text-properties fo:background-color="#80FFFF"/>
    </style:style>
    <style:style style:name="T4490" style:parent-style-name="Domyślnaczcionkaakapitu" style:family="text">
      <style:text-properties fo:background-color="#80FFFF"/>
    </style:style>
    <style:style style:name="T4491" style:parent-style-name="Domyślnaczcionkaakapitu" style:family="text">
      <style:text-properties fo:background-color="#80FFFF"/>
    </style:style>
    <style:style style:name="T4492" style:parent-style-name="Domyślnaczcionkaakapitu" style:family="text">
      <style:text-properties fo:background-color="#80FFFF"/>
    </style:style>
    <style:style style:name="T4493" style:parent-style-name="Domyślnaczcionkaakapitu" style:family="text">
      <style:text-properties fo:background-color="#80FFFF"/>
    </style:style>
    <style:style style:name="T4494" style:parent-style-name="Domyślnaczcionkaakapitu" style:family="text">
      <style:text-properties fo:background-color="#80FFFF"/>
    </style:style>
    <style:style style:name="T4495" style:parent-style-name="Domyślnaczcionkaakapitu" style:family="text">
      <style:text-properties fo:background-color="#80FFFF"/>
    </style:style>
    <style:style style:name="T4496" style:parent-style-name="Domyślnaczcionkaakapitu" style:family="text">
      <style:text-properties fo:background-color="#80FFFF"/>
    </style:style>
    <style:style style:name="T4497" style:parent-style-name="Domyślnaczcionkaakapitu" style:family="text">
      <style:text-properties fo:background-color="#80FFFF"/>
    </style:style>
    <style:style style:name="T4498" style:parent-style-name="Domyślnaczcionkaakapitu" style:family="text">
      <style:text-properties fo:background-color="#80FFFF"/>
    </style:style>
    <style:style style:name="T4499" style:parent-style-name="Domyślnaczcionkaakapitu" style:family="text">
      <style:text-properties fo:background-color="#80FFFF"/>
    </style:style>
    <style:style style:name="T4500" style:parent-style-name="Domyślnaczcionkaakapitu" style:family="text">
      <style:text-properties fo:background-color="#80FFFF"/>
    </style:style>
    <style:style style:name="T4501" style:parent-style-name="Domyślnaczcionkaakapitu" style:family="text">
      <style:text-properties fo:background-color="#80FFFF"/>
    </style:style>
    <style:style style:name="T4502" style:parent-style-name="Domyślnaczcionkaakapitu" style:family="text">
      <style:text-properties fo:background-color="#80FFFF"/>
    </style:style>
    <style:style style:name="T4503" style:parent-style-name="Domyślnaczcionkaakapitu" style:family="text">
      <style:text-properties fo:background-color="#80FFFF"/>
    </style:style>
    <style:style style:name="T4504" style:parent-style-name="Domyślnaczcionkaakapitu" style:family="text">
      <style:text-properties fo:background-color="#80FFFF"/>
    </style:style>
    <style:style style:name="P4505" style:parent-style-name="Normalny" style:family="paragraph">
      <style:paragraph-properties fo:text-align="justify" fo:line-height="150%" fo:text-indent="0.2479in"/>
    </style:style>
    <style:style style:name="T4506" style:parent-style-name="Domyślnaczcionkaakapitu" style:family="text">
      <style:text-properties fo:background-color="#80FFFF"/>
    </style:style>
    <style:style style:name="T4507" style:parent-style-name="Domyślnaczcionkaakapitu" style:family="text">
      <style:text-properties fo:background-color="#80FFFF"/>
    </style:style>
    <style:style style:name="T4508" style:parent-style-name="Domyślnaczcionkaakapitu" style:family="text">
      <style:text-properties fo:background-color="#80FFFF"/>
    </style:style>
    <style:style style:name="T4509" style:parent-style-name="Domyślnaczcionkaakapitu" style:family="text">
      <style:text-properties fo:background-color="#80FFFF"/>
    </style:style>
    <style:style style:name="T4510" style:parent-style-name="Domyślnaczcionkaakapitu" style:family="text">
      <style:text-properties fo:background-color="#80FFFF"/>
    </style:style>
    <style:style style:name="T4511" style:parent-style-name="Domyślnaczcionkaakapitu" style:family="text">
      <style:text-properties fo:background-color="#80FFFF"/>
    </style:style>
    <style:style style:name="T4512" style:parent-style-name="Domyślnaczcionkaakapitu" style:family="text">
      <style:text-properties fo:background-color="#80FFFF"/>
    </style:style>
    <style:style style:name="T4513" style:parent-style-name="Domyślnaczcionkaakapitu" style:family="text">
      <style:text-properties fo:background-color="#80FFFF"/>
    </style:style>
    <style:style style:name="T4514" style:parent-style-name="Domyślnaczcionkaakapitu" style:family="text">
      <style:text-properties fo:background-color="#80FFFF"/>
    </style:style>
    <style:style style:name="T4515" style:parent-style-name="Domyślnaczcionkaakapitu" style:family="text">
      <style:text-properties fo:background-color="#80FFFF"/>
    </style:style>
    <style:style style:name="T4516" style:parent-style-name="Domyślnaczcionkaakapitu" style:family="text">
      <style:text-properties fo:background-color="#80FFFF"/>
    </style:style>
    <style:style style:name="T4517" style:parent-style-name="Domyślnaczcionkaakapitu" style:family="text">
      <style:text-properties fo:background-color="#80FFFF"/>
    </style:style>
    <style:style style:name="T4518" style:parent-style-name="Domyślnaczcionkaakapitu" style:family="text">
      <style:text-properties fo:background-color="#80FFFF"/>
    </style:style>
    <style:style style:name="T4519" style:parent-style-name="Domyślnaczcionkaakapitu" style:family="text">
      <style:text-properties fo:background-color="#80FFFF"/>
    </style:style>
    <style:style style:name="T4520" style:parent-style-name="Domyślnaczcionkaakapitu" style:family="text">
      <style:text-properties fo:background-color="#80FFFF"/>
    </style:style>
    <style:style style:name="T4521" style:parent-style-name="Domyślnaczcionkaakapitu" style:family="text">
      <style:text-properties fo:background-color="#80FFFF"/>
    </style:style>
    <style:style style:name="T4522" style:parent-style-name="Domyślnaczcionkaakapitu" style:family="text">
      <style:text-properties fo:background-color="#80FFFF"/>
    </style:style>
    <style:style style:name="T4523" style:parent-style-name="Domyślnaczcionkaakapitu" style:family="text">
      <style:text-properties fo:background-color="#80FFFF"/>
    </style:style>
    <style:style style:name="T4524" style:parent-style-name="Domyślnaczcionkaakapitu" style:family="text">
      <style:text-properties fo:background-color="#80FFFF"/>
    </style:style>
    <style:style style:name="T4525" style:parent-style-name="Domyślnaczcionkaakapitu" style:family="text">
      <style:text-properties fo:background-color="#80FFFF"/>
    </style:style>
    <style:style style:name="T4526" style:parent-style-name="Domyślnaczcionkaakapitu" style:family="text">
      <style:text-properties fo:background-color="#80FFFF"/>
    </style:style>
    <style:style style:name="T4527" style:parent-style-name="Domyślnaczcionkaakapitu" style:family="text">
      <style:text-properties fo:background-color="#80FFFF"/>
    </style:style>
    <style:style style:name="T4528" style:parent-style-name="Domyślnaczcionkaakapitu" style:family="text">
      <style:text-properties fo:background-color="#80FFFF"/>
    </style:style>
    <style:style style:name="T4529" style:parent-style-name="Domyślnaczcionkaakapitu" style:family="text">
      <style:text-properties fo:background-color="#80FFFF"/>
    </style:style>
    <style:style style:name="T4530" style:parent-style-name="Domyślnaczcionkaakapitu" style:family="text">
      <style:text-properties fo:background-color="#80FFFF"/>
    </style:style>
    <style:style style:name="T4531" style:parent-style-name="Domyślnaczcionkaakapitu" style:family="text">
      <style:text-properties fo:background-color="#80FFFF"/>
    </style:style>
    <style:style style:name="T4532" style:parent-style-name="Domyślnaczcionkaakapitu" style:family="text">
      <style:text-properties fo:background-color="#80FFFF"/>
    </style:style>
    <style:style style:name="T4533" style:parent-style-name="Domyślnaczcionkaakapitu" style:family="text">
      <style:text-properties fo:background-color="#80FFFF"/>
    </style:style>
    <style:style style:name="T4534" style:parent-style-name="Domyślnaczcionkaakapitu" style:family="text">
      <style:text-properties fo:background-color="#80FFFF"/>
    </style:style>
    <style:style style:name="T4535" style:parent-style-name="Domyślnaczcionkaakapitu" style:family="text">
      <style:text-properties fo:background-color="#80FFFF"/>
    </style:style>
    <style:style style:name="T4536" style:parent-style-name="Domyślnaczcionkaakapitu" style:family="text">
      <style:text-properties fo:background-color="#80FFFF"/>
    </style:style>
    <style:style style:name="T4537" style:parent-style-name="Domyślnaczcionkaakapitu" style:family="text">
      <style:text-properties fo:background-color="#80FFFF"/>
    </style:style>
    <style:style style:name="T4538" style:parent-style-name="Domyślnaczcionkaakapitu" style:family="text">
      <style:text-properties fo:background-color="#80FFFF"/>
    </style:style>
    <style:style style:name="T4539" style:parent-style-name="Domyślnaczcionkaakapitu" style:family="text">
      <style:text-properties fo:background-color="#80FFFF"/>
    </style:style>
    <style:style style:name="T4540" style:parent-style-name="Domyślnaczcionkaakapitu" style:family="text">
      <style:text-properties fo:background-color="#80FFFF"/>
    </style:style>
    <style:style style:name="T4541" style:parent-style-name="Domyślnaczcionkaakapitu" style:family="text">
      <style:text-properties fo:background-color="#80FFFF"/>
    </style:style>
    <style:style style:name="T4542" style:parent-style-name="Domyślnaczcionkaakapitu" style:family="text">
      <style:text-properties fo:background-color="#80FFFF"/>
    </style:style>
    <style:style style:name="T4543" style:parent-style-name="Domyślnaczcionkaakapitu" style:family="text">
      <style:text-properties fo:background-color="#80FFFF"/>
    </style:style>
    <style:style style:name="T4544" style:parent-style-name="Domyślnaczcionkaakapitu" style:family="text">
      <style:text-properties fo:background-color="#80FFFF"/>
    </style:style>
    <style:style style:name="T4545" style:parent-style-name="Domyślnaczcionkaakapitu" style:family="text">
      <style:text-properties fo:background-color="#80FFFF"/>
    </style:style>
    <style:style style:name="T4546" style:parent-style-name="Domyślnaczcionkaakapitu" style:family="text">
      <style:text-properties fo:background-color="#80FFFF"/>
    </style:style>
    <style:style style:name="T4547" style:parent-style-name="Domyślnaczcionkaakapitu" style:family="text">
      <style:text-properties fo:background-color="#80FFFF"/>
    </style:style>
    <style:style style:name="T4548" style:parent-style-name="Domyślnaczcionkaakapitu" style:family="text">
      <style:text-properties fo:background-color="#80FFFF"/>
    </style:style>
    <style:style style:name="T4549" style:parent-style-name="Domyślnaczcionkaakapitu" style:family="text">
      <style:text-properties fo:background-color="#80FFFF"/>
    </style:style>
    <style:style style:name="T4550" style:parent-style-name="Domyślnaczcionkaakapitu" style:family="text">
      <style:text-properties fo:background-color="#80FFFF"/>
    </style:style>
    <style:style style:name="T4551" style:parent-style-name="Domyślnaczcionkaakapitu" style:family="text">
      <style:text-properties fo:background-color="#80FFFF"/>
    </style:style>
    <style:style style:name="T4552" style:parent-style-name="Domyślnaczcionkaakapitu" style:family="text">
      <style:text-properties fo:background-color="#80FFFF"/>
    </style:style>
    <style:style style:name="T4553" style:parent-style-name="Domyślnaczcionkaakapitu" style:family="text">
      <style:text-properties fo:background-color="#80FFFF"/>
    </style:style>
    <style:style style:name="T4554" style:parent-style-name="Domyślnaczcionkaakapitu" style:family="text">
      <style:text-properties fo:background-color="#80FFFF"/>
    </style:style>
    <style:style style:name="T4555" style:parent-style-name="Domyślnaczcionkaakapitu" style:family="text">
      <style:text-properties fo:background-color="#80FFFF"/>
    </style:style>
    <style:style style:name="T4556" style:parent-style-name="Domyślnaczcionkaakapitu" style:family="text">
      <style:text-properties fo:background-color="#80FFFF"/>
    </style:style>
    <style:style style:name="P4557" style:parent-style-name="Normalny" style:family="paragraph">
      <style:paragraph-properties fo:text-align="justify" fo:line-height="150%" fo:text-indent="0.2479in"/>
    </style:style>
    <style:style style:name="T4558" style:parent-style-name="Domyślnaczcionkaakapitu" style:family="text">
      <style:text-properties fo:background-color="#80FFFF"/>
    </style:style>
    <style:style style:name="T4559" style:parent-style-name="Domyślnaczcionkaakapitu" style:family="text">
      <style:text-properties fo:background-color="#80FFFF"/>
    </style:style>
    <style:style style:name="T4560" style:parent-style-name="Domyślnaczcionkaakapitu" style:family="text">
      <style:text-properties fo:background-color="#80FFFF"/>
    </style:style>
    <style:style style:name="T4561" style:parent-style-name="Domyślnaczcionkaakapitu" style:family="text">
      <style:text-properties fo:background-color="#80FFFF"/>
    </style:style>
    <style:style style:name="T4562" style:parent-style-name="Domyślnaczcionkaakapitu" style:family="text">
      <style:text-properties fo:background-color="#80FFFF"/>
    </style:style>
    <style:style style:name="T4563" style:parent-style-name="Domyślnaczcionkaakapitu" style:family="text">
      <style:text-properties fo:background-color="#80FFFF"/>
    </style:style>
    <style:style style:name="T4564" style:parent-style-name="Domyślnaczcionkaakapitu" style:family="text">
      <style:text-properties fo:background-color="#80FFFF"/>
    </style:style>
    <style:style style:name="T4565" style:parent-style-name="Domyślnaczcionkaakapitu" style:family="text">
      <style:text-properties fo:background-color="#80FFFF"/>
    </style:style>
    <style:style style:name="T4566" style:parent-style-name="Domyślnaczcionkaakapitu" style:family="text">
      <style:text-properties fo:background-color="#80FFFF"/>
    </style:style>
    <style:style style:name="T4567" style:parent-style-name="Domyślnaczcionkaakapitu" style:family="text">
      <style:text-properties fo:background-color="#80FFFF"/>
    </style:style>
    <style:style style:name="T4568" style:parent-style-name="Domyślnaczcionkaakapitu" style:family="text">
      <style:text-properties fo:background-color="#80FFFF"/>
    </style:style>
    <style:style style:name="P4569" style:parent-style-name="Normalny" style:family="paragraph">
      <style:paragraph-properties fo:text-align="justify" fo:line-height="150%"/>
    </style:style>
    <style:style style:name="T4570" style:parent-style-name="Domyślnaczcionkaakapitu" style:family="text">
      <style:text-properties style:text-underline-type="single" style:text-underline-style="solid" style:text-underline-width="auto" style:text-underline-mode="continuous"/>
    </style:style>
    <style:style style:name="T4571" style:parent-style-name="Domyślnaczcionkaakapitu" style:family="text">
      <style:text-properties fo:background-color="#80FFFF" style:text-underline-type="single" style:text-underline-style="solid" style:text-underline-width="auto" style:text-underline-mode="continuous"/>
    </style:style>
    <style:style style:name="T4572" style:parent-style-name="Domyślnaczcionkaakapitu" style:family="text">
      <style:text-properties style:text-underline-type="single" style:text-underline-style="solid" style:text-underline-width="auto" style:text-underline-mode="continuous"/>
    </style:style>
    <style:style style:name="P4573" style:parent-style-name="Normalny" style:family="paragraph">
      <style:paragraph-properties fo:text-align="justify" fo:line-height="150%" fo:text-indent="0.2479in"/>
    </style:style>
    <style:style style:name="T4574" style:parent-style-name="Domyślnaczcionkaakapitu" style:family="text">
      <style:text-properties fo:background-color="#80FFFF"/>
    </style:style>
    <style:style style:name="T4575" style:parent-style-name="Domyślnaczcionkaakapitu" style:family="text">
      <style:text-properties fo:background-color="#80FFFF"/>
    </style:style>
    <style:style style:name="T4576" style:parent-style-name="Domyślnaczcionkaakapitu" style:family="text">
      <style:text-properties fo:background-color="#80FFFF"/>
    </style:style>
    <style:style style:name="T4577" style:parent-style-name="Domyślnaczcionkaakapitu" style:family="text">
      <style:text-properties fo:background-color="#80FFFF"/>
    </style:style>
    <style:style style:name="T4578" style:parent-style-name="Domyślnaczcionkaakapitu" style:family="text">
      <style:text-properties fo:background-color="#80FFFF"/>
    </style:style>
    <style:style style:name="T4579" style:parent-style-name="Domyślnaczcionkaakapitu" style:family="text">
      <style:text-properties fo:background-color="#80FFFF"/>
    </style:style>
    <style:style style:name="T4580" style:parent-style-name="Domyślnaczcionkaakapitu" style:family="text">
      <style:text-properties fo:background-color="#80FFFF"/>
    </style:style>
    <style:style style:name="T4581" style:parent-style-name="Domyślnaczcionkaakapitu" style:family="text">
      <style:text-properties fo:background-color="#80FFFF"/>
    </style:style>
    <style:style style:name="T4582" style:parent-style-name="Domyślnaczcionkaakapitu" style:family="text">
      <style:text-properties fo:background-color="#80FFFF"/>
    </style:style>
    <style:style style:name="T4583" style:parent-style-name="Domyślnaczcionkaakapitu" style:family="text">
      <style:text-properties fo:background-color="#80FFFF"/>
    </style:style>
    <style:style style:name="T4584" style:parent-style-name="Domyślnaczcionkaakapitu" style:family="text">
      <style:text-properties fo:background-color="#80FFFF"/>
    </style:style>
    <style:style style:name="T4585" style:parent-style-name="Domyślnaczcionkaakapitu" style:family="text">
      <style:text-properties fo:background-color="#80FFFF"/>
    </style:style>
    <style:style style:name="T4586" style:parent-style-name="Domyślnaczcionkaakapitu" style:family="text">
      <style:text-properties fo:background-color="#80FFFF"/>
    </style:style>
    <style:style style:name="T4587" style:parent-style-name="Domyślnaczcionkaakapitu" style:family="text">
      <style:text-properties fo:background-color="#80FFFF"/>
    </style:style>
    <style:style style:name="T4588" style:parent-style-name="Domyślnaczcionkaakapitu" style:family="text">
      <style:text-properties fo:background-color="#80FFFF"/>
    </style:style>
    <style:style style:name="T4589" style:parent-style-name="Domyślnaczcionkaakapitu" style:family="text">
      <style:text-properties fo:background-color="#80FFFF"/>
    </style:style>
    <style:style style:name="T4590" style:parent-style-name="Domyślnaczcionkaakapitu" style:family="text">
      <style:text-properties fo:background-color="#80FFFF"/>
    </style:style>
    <style:style style:name="T4591" style:parent-style-name="Domyślnaczcionkaakapitu" style:family="text">
      <style:text-properties fo:background-color="#80FFFF"/>
    </style:style>
    <style:style style:name="P4592" style:parent-style-name="Normalny" style:family="paragraph">
      <style:paragraph-properties fo:text-align="justify" fo:line-height="150%" fo:text-indent="0.2479in"/>
    </style:style>
    <style:style style:name="T4593" style:parent-style-name="Domyślnaczcionkaakapitu" style:family="text">
      <style:text-properties fo:background-color="#80FFFF"/>
    </style:style>
    <style:style style:name="T4594" style:parent-style-name="Domyślnaczcionkaakapitu" style:family="text">
      <style:text-properties fo:background-color="#80FFFF"/>
    </style:style>
    <style:style style:name="T4595" style:parent-style-name="Domyślnaczcionkaakapitu" style:family="text">
      <style:text-properties fo:background-color="#80FFFF"/>
    </style:style>
    <style:style style:name="T4596" style:parent-style-name="Domyślnaczcionkaakapitu" style:family="text">
      <style:text-properties fo:background-color="#80FFFF"/>
    </style:style>
    <style:style style:name="T4597" style:parent-style-name="Domyślnaczcionkaakapitu" style:family="text">
      <style:text-properties fo:background-color="#80FFFF"/>
    </style:style>
    <style:style style:name="T4598" style:parent-style-name="Domyślnaczcionkaakapitu" style:family="text">
      <style:text-properties fo:background-color="#80FFFF"/>
    </style:style>
    <style:style style:name="T4599" style:parent-style-name="Domyślnaczcionkaakapitu" style:family="text">
      <style:text-properties fo:background-color="#80FFFF"/>
    </style:style>
    <style:style style:name="T4600" style:parent-style-name="Domyślnaczcionkaakapitu" style:family="text">
      <style:text-properties fo:background-color="#80FFFF"/>
    </style:style>
    <style:style style:name="T4601" style:parent-style-name="Domyślnaczcionkaakapitu" style:family="text">
      <style:text-properties fo:background-color="#80FFFF"/>
    </style:style>
    <style:style style:name="P4602" style:parent-style-name="Normalny" style:family="paragraph">
      <style:paragraph-properties fo:text-align="justify" fo:line-height="150%"/>
    </style:style>
    <style:style style:name="T4603" style:parent-style-name="Domyślnaczcionkaakapitu" style:family="text">
      <style:text-properties style:text-underline-type="single" style:text-underline-style="solid" style:text-underline-width="auto" style:text-underline-mode="continuous"/>
    </style:style>
    <style:style style:name="T4604" style:parent-style-name="Domyślnaczcionkaakapitu" style:family="text">
      <style:text-properties fo:background-color="#80FFFF" style:text-underline-type="single" style:text-underline-style="solid" style:text-underline-width="auto" style:text-underline-mode="continuous"/>
    </style:style>
    <style:style style:name="T4605" style:parent-style-name="Domyślnaczcionkaakapitu" style:family="text">
      <style:text-properties style:text-underline-type="single" style:text-underline-style="solid" style:text-underline-width="auto" style:text-underline-mode="continuous"/>
    </style:style>
    <style:style style:name="T4606" style:parent-style-name="Domyślnaczcionkaakapitu" style:family="text">
      <style:text-properties fo:background-color="#80FFFF" style:text-underline-type="single" style:text-underline-style="solid" style:text-underline-width="auto" style:text-underline-mode="continuous"/>
    </style:style>
    <style:style style:name="T4607" style:parent-style-name="Domyślnaczcionkaakapitu" style:family="text">
      <style:text-properties style:text-underline-type="single" style:text-underline-style="solid" style:text-underline-width="auto" style:text-underline-mode="continuous"/>
    </style:style>
    <style:style style:name="T4608" style:parent-style-name="Domyślnaczcionkaakapitu" style:family="text">
      <style:text-properties fo:background-color="#80FFFF" style:text-underline-type="single" style:text-underline-style="solid" style:text-underline-width="auto" style:text-underline-mode="continuous"/>
    </style:style>
    <style:style style:name="T4609" style:parent-style-name="Domyślnaczcionkaakapitu" style:family="text">
      <style:text-properties style:text-underline-type="single" style:text-underline-style="solid" style:text-underline-width="auto" style:text-underline-mode="continuous"/>
    </style:style>
    <style:style style:name="P4610" style:parent-style-name="Normalny" style:family="paragraph">
      <style:paragraph-properties fo:text-align="justify" fo:line-height="150%" fo:text-indent="0.2479in"/>
    </style:style>
    <style:style style:name="T4611" style:parent-style-name="Domyślnaczcionkaakapitu" style:family="text">
      <style:text-properties fo:background-color="#80FFFF"/>
    </style:style>
    <style:style style:name="T4612" style:parent-style-name="Domyślnaczcionkaakapitu" style:family="text">
      <style:text-properties fo:background-color="#80FFFF"/>
    </style:style>
    <style:style style:name="T4613" style:parent-style-name="Domyślnaczcionkaakapitu" style:family="text">
      <style:text-properties fo:background-color="#80FFFF"/>
    </style:style>
    <style:style style:name="T4614" style:parent-style-name="Domyślnaczcionkaakapitu" style:family="text">
      <style:text-properties fo:background-color="#80FFFF"/>
    </style:style>
    <style:style style:name="T4615" style:parent-style-name="Domyślnaczcionkaakapitu" style:family="text">
      <style:text-properties fo:background-color="#80FFFF"/>
    </style:style>
    <style:style style:name="T4616" style:parent-style-name="Domyślnaczcionkaakapitu" style:family="text">
      <style:text-properties fo:background-color="#80FFFF"/>
    </style:style>
    <style:style style:name="T4617" style:parent-style-name="Domyślnaczcionkaakapitu" style:family="text">
      <style:text-properties fo:background-color="#80FFFF"/>
    </style:style>
    <style:style style:name="T4618" style:parent-style-name="Domyślnaczcionkaakapitu" style:family="text">
      <style:text-properties fo:background-color="#80FFFF"/>
    </style:style>
    <style:style style:name="T4619" style:parent-style-name="Domyślnaczcionkaakapitu" style:family="text">
      <style:text-properties fo:background-color="#80FFFF"/>
    </style:style>
    <style:style style:name="T4620" style:parent-style-name="Domyślnaczcionkaakapitu" style:family="text">
      <style:text-properties fo:background-color="#80FFFF"/>
    </style:style>
    <style:style style:name="P4621" style:parent-style-name="Normalny" style:family="paragraph">
      <style:paragraph-properties fo:text-align="justify" fo:line-height="150%" fo:text-indent="0.2479in"/>
    </style:style>
    <style:style style:name="T4622" style:parent-style-name="Domyślnaczcionkaakapitu" style:family="text">
      <style:text-properties fo:background-color="#80FFFF"/>
    </style:style>
    <style:style style:name="T4623" style:parent-style-name="Domyślnaczcionkaakapitu" style:family="text">
      <style:text-properties fo:background-color="#80FFFF"/>
    </style:style>
    <style:style style:name="T4624" style:parent-style-name="Domyślnaczcionkaakapitu" style:family="text">
      <style:text-properties fo:background-color="#80FFFF"/>
    </style:style>
    <style:style style:name="T4625" style:parent-style-name="Domyślnaczcionkaakapitu" style:family="text">
      <style:text-properties fo:background-color="#80FFFF"/>
    </style:style>
    <style:style style:name="T4626" style:parent-style-name="Domyślnaczcionkaakapitu" style:family="text">
      <style:text-properties fo:background-color="#80FFFF"/>
    </style:style>
    <style:style style:name="T4627" style:parent-style-name="Domyślnaczcionkaakapitu" style:family="text">
      <style:text-properties fo:background-color="#80FFFF"/>
    </style:style>
    <style:style style:name="P4628" style:parent-style-name="Normalny" style:family="paragraph">
      <style:paragraph-properties fo:text-align="justify" fo:line-height="150%"/>
    </style:style>
    <style:style style:name="T4629" style:parent-style-name="Domyślnaczcionkaakapitu" style:family="text">
      <style:text-properties style:text-underline-type="single" style:text-underline-style="solid" style:text-underline-width="auto" style:text-underline-mode="continuous"/>
    </style:style>
    <style:style style:name="T4630" style:parent-style-name="Domyślnaczcionkaakapitu" style:family="text">
      <style:text-properties fo:background-color="#80FFFF" style:text-underline-type="single" style:text-underline-style="solid" style:text-underline-width="auto" style:text-underline-mode="continuous"/>
    </style:style>
    <style:style style:name="T4631" style:parent-style-name="Domyślnaczcionkaakapitu" style:family="text">
      <style:text-properties style:text-underline-type="single" style:text-underline-style="solid" style:text-underline-width="auto" style:text-underline-mode="continuous"/>
    </style:style>
    <style:style style:name="T4632" style:parent-style-name="Domyślnaczcionkaakapitu" style:family="text">
      <style:text-properties fo:background-color="#80FFFF" style:text-underline-type="single" style:text-underline-style="solid" style:text-underline-width="auto" style:text-underline-mode="continuous"/>
    </style:style>
    <style:style style:name="T4633" style:parent-style-name="Domyślnaczcionkaakapitu" style:family="text">
      <style:text-properties style:text-underline-type="single" style:text-underline-style="solid" style:text-underline-width="auto" style:text-underline-mode="continuous"/>
    </style:style>
    <style:style style:name="T4634" style:parent-style-name="Domyślnaczcionkaakapitu" style:family="text">
      <style:text-properties fo:background-color="#80FFFF" style:text-underline-type="single" style:text-underline-style="solid" style:text-underline-width="auto" style:text-underline-mode="continuous"/>
    </style:style>
    <style:style style:name="T4635" style:parent-style-name="Domyślnaczcionkaakapitu" style:family="text">
      <style:text-properties style:text-underline-type="single" style:text-underline-style="solid" style:text-underline-width="auto" style:text-underline-mode="continuous"/>
    </style:style>
    <style:style style:name="T4636" style:parent-style-name="Domyślnaczcionkaakapitu" style:family="text">
      <style:text-properties fo:background-color="#80FFFF" style:text-underline-type="single" style:text-underline-style="solid" style:text-underline-width="auto" style:text-underline-mode="continuous"/>
    </style:style>
    <style:style style:name="T4637" style:parent-style-name="Domyślnaczcionkaakapitu" style:family="text">
      <style:text-properties fo:background-color="#80FFFF"/>
    </style:style>
    <style:style style:name="P4638" style:parent-style-name="Normalny" style:family="paragraph">
      <style:paragraph-properties fo:text-align="justify" fo:line-height="150%" fo:text-indent="0.2479in"/>
    </style:style>
    <style:style style:name="T4639" style:parent-style-name="Domyślnaczcionkaakapitu" style:family="text">
      <style:text-properties fo:background-color="#80FFFF"/>
    </style:style>
    <style:style style:name="T4640" style:parent-style-name="Domyślnaczcionkaakapitu" style:family="text">
      <style:text-properties fo:background-color="#80FFFF"/>
    </style:style>
    <style:style style:name="T4641" style:parent-style-name="Domyślnaczcionkaakapitu" style:family="text">
      <style:text-properties fo:background-color="#80FFFF"/>
    </style:style>
    <style:style style:name="T4642" style:parent-style-name="Domyślnaczcionkaakapitu" style:family="text">
      <style:text-properties fo:background-color="#80FFFF"/>
    </style:style>
    <style:style style:name="T4643" style:parent-style-name="Domyślnaczcionkaakapitu" style:family="text">
      <style:text-properties fo:background-color="#80FFFF"/>
    </style:style>
    <style:style style:name="T4644" style:parent-style-name="Domyślnaczcionkaakapitu" style:family="text">
      <style:text-properties fo:background-color="#80FFFF"/>
    </style:style>
    <style:style style:name="T4645" style:parent-style-name="Domyślnaczcionkaakapitu" style:family="text">
      <style:text-properties fo:background-color="#80FFFF"/>
    </style:style>
    <style:style style:name="T4646" style:parent-style-name="Domyślnaczcionkaakapitu" style:family="text">
      <style:text-properties fo:background-color="#80FFFF"/>
    </style:style>
    <style:style style:name="T4647" style:parent-style-name="Domyślnaczcionkaakapitu" style:family="text">
      <style:text-properties fo:background-color="#80FFFF"/>
    </style:style>
    <style:style style:name="T4648" style:parent-style-name="Domyślnaczcionkaakapitu" style:family="text">
      <style:text-properties fo:background-color="#80FFFF"/>
    </style:style>
    <style:style style:name="T4649" style:parent-style-name="Domyślnaczcionkaakapitu" style:family="text">
      <style:text-properties fo:background-color="#80FFFF"/>
    </style:style>
    <style:style style:name="T4650" style:parent-style-name="Domyślnaczcionkaakapitu" style:family="text">
      <style:text-properties fo:background-color="#80FFFF"/>
    </style:style>
    <style:style style:name="T4651" style:parent-style-name="Domyślnaczcionkaakapitu" style:family="text">
      <style:text-properties fo:background-color="#80FFFF"/>
    </style:style>
    <style:style style:name="T4652" style:parent-style-name="Domyślnaczcionkaakapitu" style:family="text">
      <style:text-properties fo:background-color="#80FFFF"/>
    </style:style>
    <style:style style:name="T4653" style:parent-style-name="Domyślnaczcionkaakapitu" style:family="text">
      <style:text-properties fo:background-color="#80FFFF"/>
    </style:style>
    <style:style style:name="T4654" style:parent-style-name="Domyślnaczcionkaakapitu" style:family="text">
      <style:text-properties fo:background-color="#80FFFF"/>
    </style:style>
    <style:style style:name="T4655" style:parent-style-name="Domyślnaczcionkaakapitu" style:family="text">
      <style:text-properties fo:background-color="#80FFFF"/>
    </style:style>
    <style:style style:name="T4656" style:parent-style-name="Domyślnaczcionkaakapitu" style:family="text">
      <style:text-properties fo:background-color="#80FFFF"/>
    </style:style>
    <style:style style:name="T4657" style:parent-style-name="Domyślnaczcionkaakapitu" style:family="text">
      <style:text-properties fo:background-color="#80FFFF"/>
    </style:style>
    <style:style style:name="T4658" style:parent-style-name="Domyślnaczcionkaakapitu" style:family="text">
      <style:text-properties fo:background-color="#80FFFF"/>
    </style:style>
    <style:style style:name="T4659" style:parent-style-name="Domyślnaczcionkaakapitu" style:family="text">
      <style:text-properties fo:background-color="#80FFFF"/>
    </style:style>
    <style:style style:name="T4660" style:parent-style-name="Domyślnaczcionkaakapitu" style:family="text">
      <style:text-properties fo:background-color="#80FFFF"/>
    </style:style>
    <style:style style:name="T4661" style:parent-style-name="Domyślnaczcionkaakapitu" style:family="text">
      <style:text-properties fo:background-color="#80FFFF"/>
    </style:style>
    <style:style style:name="T4662" style:parent-style-name="Domyślnaczcionkaakapitu" style:family="text">
      <style:text-properties fo:background-color="#80FFFF"/>
    </style:style>
    <style:style style:name="T4663" style:parent-style-name="Domyślnaczcionkaakapitu" style:family="text">
      <style:text-properties fo:background-color="#80FFFF"/>
    </style:style>
    <style:style style:name="T4664" style:parent-style-name="Domyślnaczcionkaakapitu" style:family="text">
      <style:text-properties fo:background-color="#80FFFF"/>
    </style:style>
    <style:style style:name="T4665" style:parent-style-name="Domyślnaczcionkaakapitu" style:family="text">
      <style:text-properties fo:background-color="#80FFFF"/>
    </style:style>
    <style:style style:name="T4666" style:parent-style-name="Domyślnaczcionkaakapitu" style:family="text">
      <style:text-properties fo:background-color="#80FFFF"/>
    </style:style>
    <style:style style:name="T4667" style:parent-style-name="Domyślnaczcionkaakapitu" style:family="text">
      <style:text-properties fo:background-color="#80FFFF"/>
    </style:style>
    <style:style style:name="T4668" style:parent-style-name="Domyślnaczcionkaakapitu" style:family="text">
      <style:text-properties fo:background-color="#80FFFF"/>
    </style:style>
    <style:style style:name="T4669" style:parent-style-name="Domyślnaczcionkaakapitu" style:family="text">
      <style:text-properties fo:background-color="#80FFFF"/>
    </style:style>
    <style:style style:name="T4670" style:parent-style-name="Domyślnaczcionkaakapitu" style:family="text">
      <style:text-properties fo:background-color="#80FFFF"/>
    </style:style>
    <style:style style:name="T4671" style:parent-style-name="Domyślnaczcionkaakapitu" style:family="text">
      <style:text-properties fo:background-color="#80FFFF"/>
    </style:style>
    <style:style style:name="T4672" style:parent-style-name="Domyślnaczcionkaakapitu" style:family="text">
      <style:text-properties fo:background-color="#80FFFF"/>
    </style:style>
    <style:style style:name="T4673" style:parent-style-name="Domyślnaczcionkaakapitu" style:family="text">
      <style:text-properties fo:background-color="#80FFFF"/>
    </style:style>
    <style:style style:name="T4674" style:parent-style-name="Domyślnaczcionkaakapitu" style:family="text">
      <style:text-properties fo:background-color="#80FFFF"/>
    </style:style>
    <style:style style:name="T4675" style:parent-style-name="Domyślnaczcionkaakapitu" style:family="text">
      <style:text-properties fo:background-color="#80FFFF"/>
    </style:style>
    <style:style style:name="T4676" style:parent-style-name="Domyślnaczcionkaakapitu" style:family="text">
      <style:text-properties fo:background-color="#80FFFF"/>
    </style:style>
    <style:style style:name="P4677" style:parent-style-name="Normalny" style:family="paragraph">
      <style:paragraph-properties fo:text-align="justify" fo:line-height="150%" fo:text-indent="0.2479in"/>
    </style:style>
    <style:style style:name="T4678" style:parent-style-name="Domyślnaczcionkaakapitu" style:family="text">
      <style:text-properties fo:background-color="#80FFFF"/>
    </style:style>
    <style:style style:name="T4679" style:parent-style-name="Domyślnaczcionkaakapitu" style:family="text">
      <style:text-properties fo:background-color="#80FFFF"/>
    </style:style>
    <style:style style:name="T4680" style:parent-style-name="Domyślnaczcionkaakapitu" style:family="text">
      <style:text-properties fo:background-color="#80FFFF"/>
    </style:style>
    <style:style style:name="T4681" style:parent-style-name="Domyślnaczcionkaakapitu" style:family="text">
      <style:text-properties fo:background-color="#80FFFF"/>
    </style:style>
    <style:style style:name="T4682" style:parent-style-name="Domyślnaczcionkaakapitu" style:family="text">
      <style:text-properties fo:background-color="#80FFFF"/>
    </style:style>
    <style:style style:name="T4683" style:parent-style-name="Domyślnaczcionkaakapitu" style:family="text">
      <style:text-properties fo:background-color="#80FFFF"/>
    </style:style>
    <style:style style:name="T4684" style:parent-style-name="Domyślnaczcionkaakapitu" style:family="text">
      <style:text-properties fo:background-color="#80FFFF"/>
    </style:style>
    <style:style style:name="T4685" style:parent-style-name="Domyślnaczcionkaakapitu" style:family="text">
      <style:text-properties fo:background-color="#80FFFF"/>
    </style:style>
    <style:style style:name="T4686" style:parent-style-name="Domyślnaczcionkaakapitu" style:family="text">
      <style:text-properties fo:background-color="#80FFFF"/>
    </style:style>
    <style:style style:name="T4687" style:parent-style-name="Domyślnaczcionkaakapitu" style:family="text">
      <style:text-properties fo:background-color="#80FFFF"/>
    </style:style>
    <style:style style:name="T4688" style:parent-style-name="Domyślnaczcionkaakapitu" style:family="text">
      <style:text-properties fo:background-color="#80FFFF"/>
    </style:style>
    <style:style style:name="T4689" style:parent-style-name="Domyślnaczcionkaakapitu" style:family="text">
      <style:text-properties fo:background-color="#80FFFF"/>
    </style:style>
    <style:style style:name="T4690" style:parent-style-name="Domyślnaczcionkaakapitu" style:family="text">
      <style:text-properties fo:background-color="#80FFFF"/>
    </style:style>
    <style:style style:name="T4691" style:parent-style-name="Domyślnaczcionkaakapitu" style:family="text">
      <style:text-properties fo:background-color="#80FFFF"/>
    </style:style>
    <style:style style:name="T4692" style:parent-style-name="Domyślnaczcionkaakapitu" style:family="text">
      <style:text-properties fo:background-color="#80FFFF"/>
    </style:style>
    <style:style style:name="T4693" style:parent-style-name="Domyślnaczcionkaakapitu" style:family="text">
      <style:text-properties fo:background-color="#80FFFF"/>
    </style:style>
    <style:style style:name="T4694" style:parent-style-name="Domyślnaczcionkaakapitu" style:family="text">
      <style:text-properties fo:background-color="#80FFFF"/>
    </style:style>
    <style:style style:name="T4695" style:parent-style-name="Domyślnaczcionkaakapitu" style:family="text">
      <style:text-properties fo:background-color="#80FFFF"/>
    </style:style>
    <style:style style:name="T4696" style:parent-style-name="Domyślnaczcionkaakapitu" style:family="text">
      <style:text-properties fo:background-color="#80FFFF"/>
    </style:style>
    <style:style style:name="T4697" style:parent-style-name="Domyślnaczcionkaakapitu" style:family="text">
      <style:text-properties fo:background-color="#80FFFF"/>
    </style:style>
    <style:style style:name="T4698" style:parent-style-name="Domyślnaczcionkaakapitu" style:family="text">
      <style:text-properties fo:background-color="#80FFFF"/>
    </style:style>
    <style:style style:name="T4699" style:parent-style-name="Domyślnaczcionkaakapitu" style:family="text">
      <style:text-properties fo:background-color="#80FFFF"/>
    </style:style>
    <style:style style:name="T4700" style:parent-style-name="Domyślnaczcionkaakapitu" style:family="text">
      <style:text-properties fo:background-color="#80FFFF"/>
    </style:style>
    <style:style style:name="P4701" style:parent-style-name="Normalny" style:family="paragraph">
      <style:paragraph-properties fo:text-align="justify" fo:line-height="150%"/>
    </style:style>
    <style:style style:name="T4702" style:parent-style-name="Domyślnaczcionkaakapitu" style:family="text">
      <style:text-properties style:text-underline-type="single" style:text-underline-style="solid" style:text-underline-width="auto" style:text-underline-mode="continuous"/>
    </style:style>
    <style:style style:name="T4703" style:parent-style-name="Domyślnaczcionkaakapitu" style:family="text">
      <style:text-properties fo:background-color="#80FFFF" style:text-underline-type="single" style:text-underline-style="solid" style:text-underline-width="auto" style:text-underline-mode="continuous"/>
    </style:style>
    <style:style style:name="T4704" style:parent-style-name="Domyślnaczcionkaakapitu" style:family="text">
      <style:text-properties style:text-underline-type="single" style:text-underline-style="solid" style:text-underline-width="auto" style:text-underline-mode="continuous"/>
    </style:style>
    <style:style style:name="T4705" style:parent-style-name="Domyślnaczcionkaakapitu" style:family="text">
      <style:text-properties fo:background-color="#80FFFF" style:text-underline-type="single" style:text-underline-style="solid" style:text-underline-width="auto" style:text-underline-mode="continuous"/>
    </style:style>
    <style:style style:name="T4706" style:parent-style-name="Domyślnaczcionkaakapitu" style:family="text">
      <style:text-properties style:text-underline-type="single" style:text-underline-style="solid" style:text-underline-width="auto" style:text-underline-mode="continuous"/>
    </style:style>
    <style:style style:name="T4707" style:parent-style-name="Domyślnaczcionkaakapitu" style:family="text">
      <style:text-properties fo:background-color="#80FFFF" style:text-underline-type="single" style:text-underline-style="solid" style:text-underline-width="auto" style:text-underline-mode="continuous"/>
    </style:style>
    <style:style style:name="T4708" style:parent-style-name="Domyślnaczcionkaakapitu" style:family="text">
      <style:text-properties style:text-underline-type="single" style:text-underline-style="solid" style:text-underline-width="auto" style:text-underline-mode="continuous"/>
    </style:style>
    <style:style style:name="P4709" style:parent-style-name="Normalny" style:family="paragraph">
      <style:paragraph-properties fo:text-align="justify" fo:line-height="150%" fo:text-indent="0.2479in"/>
    </style:style>
    <style:style style:name="T4710" style:parent-style-name="Domyślnaczcionkaakapitu" style:family="text">
      <style:text-properties fo:background-color="#80FFFF"/>
    </style:style>
    <style:style style:name="T4711" style:parent-style-name="Domyślnaczcionkaakapitu" style:family="text">
      <style:text-properties fo:background-color="#80FFFF"/>
    </style:style>
    <style:style style:name="T4712" style:parent-style-name="Domyślnaczcionkaakapitu" style:family="text">
      <style:text-properties fo:background-color="#80FFFF"/>
    </style:style>
    <style:style style:name="T4713" style:parent-style-name="Domyślnaczcionkaakapitu" style:family="text">
      <style:text-properties fo:background-color="#80FFFF"/>
    </style:style>
    <style:style style:name="T4714" style:parent-style-name="Domyślnaczcionkaakapitu" style:family="text">
      <style:text-properties fo:background-color="#80FFFF"/>
    </style:style>
    <style:style style:name="T4715" style:parent-style-name="Domyślnaczcionkaakapitu" style:family="text">
      <style:text-properties fo:background-color="#80FFFF"/>
    </style:style>
    <style:style style:name="T4716" style:parent-style-name="Domyślnaczcionkaakapitu" style:family="text">
      <style:text-properties fo:background-color="#80FFFF"/>
    </style:style>
    <style:style style:name="T4717" style:parent-style-name="Domyślnaczcionkaakapitu" style:family="text">
      <style:text-properties fo:background-color="#80FFFF"/>
    </style:style>
    <style:style style:name="T4718" style:parent-style-name="Domyślnaczcionkaakapitu" style:family="text">
      <style:text-properties fo:background-color="#80FFFF"/>
    </style:style>
    <style:style style:name="T4719" style:parent-style-name="Domyślnaczcionkaakapitu" style:family="text">
      <style:text-properties fo:background-color="#80FFFF"/>
    </style:style>
    <style:style style:name="T4720" style:parent-style-name="Domyślnaczcionkaakapitu" style:family="text">
      <style:text-properties fo:background-color="#80FFFF"/>
    </style:style>
    <style:style style:name="T4721" style:parent-style-name="Domyślnaczcionkaakapitu" style:family="text">
      <style:text-properties fo:background-color="#80FFFF"/>
    </style:style>
    <style:style style:name="T4722" style:parent-style-name="Domyślnaczcionkaakapitu" style:family="text">
      <style:text-properties fo:background-color="#80FFFF"/>
    </style:style>
    <style:style style:name="T4723" style:parent-style-name="Domyślnaczcionkaakapitu" style:family="text">
      <style:text-properties fo:background-color="#80FFFF"/>
    </style:style>
    <style:style style:name="T4724" style:parent-style-name="Domyślnaczcionkaakapitu" style:family="text">
      <style:text-properties fo:background-color="#80FFFF"/>
    </style:style>
    <style:style style:name="T4725" style:parent-style-name="Domyślnaczcionkaakapitu" style:family="text">
      <style:text-properties fo:background-color="#80FFFF"/>
    </style:style>
    <style:style style:name="T4726" style:parent-style-name="Domyślnaczcionkaakapitu" style:family="text">
      <style:text-properties fo:background-color="#80FFFF"/>
    </style:style>
    <style:style style:name="T4727" style:parent-style-name="Domyślnaczcionkaakapitu" style:family="text">
      <style:text-properties fo:background-color="#80FFFF"/>
    </style:style>
    <style:style style:name="T4728" style:parent-style-name="Domyślnaczcionkaakapitu" style:family="text">
      <style:text-properties fo:background-color="#80FFFF"/>
    </style:style>
    <style:style style:name="T4729" style:parent-style-name="Domyślnaczcionkaakapitu" style:family="text">
      <style:text-properties fo:background-color="#80FFFF"/>
    </style:style>
    <style:style style:name="T4730" style:parent-style-name="Domyślnaczcionkaakapitu" style:family="text">
      <style:text-properties fo:background-color="#80FFFF"/>
    </style:style>
    <style:style style:name="T4731" style:parent-style-name="Domyślnaczcionkaakapitu" style:family="text">
      <style:text-properties fo:background-color="#80FFFF"/>
    </style:style>
    <style:style style:name="T4732" style:parent-style-name="Domyślnaczcionkaakapitu" style:family="text">
      <style:text-properties fo:background-color="#80FFFF"/>
    </style:style>
    <style:style style:name="T4733" style:parent-style-name="Domyślnaczcionkaakapitu" style:family="text">
      <style:text-properties fo:background-color="#80FFFF"/>
    </style:style>
    <style:style style:name="P4734" style:parent-style-name="Normalny" style:family="paragraph">
      <style:paragraph-properties fo:text-align="justify" fo:line-height="150%">
        <style:tab-stops>
          <style:tab-stop style:type="left" style:position="2.659in"/>
        </style:tab-stops>
      </style:paragraph-properties>
    </style:style>
    <style:style style:name="T4735" style:parent-style-name="Domyślnaczcionkaakapitu" style:family="text">
      <style:text-properties style:text-underline-type="single" style:text-underline-style="solid" style:text-underline-width="auto" style:text-underline-mode="continuous"/>
    </style:style>
    <style:style style:name="T4736" style:parent-style-name="Domyślnaczcionkaakapitu" style:family="text">
      <style:text-properties fo:background-color="#80FFFF" style:text-underline-type="single" style:text-underline-style="solid" style:text-underline-width="auto" style:text-underline-mode="continuous"/>
    </style:style>
    <style:style style:name="T4737" style:parent-style-name="Domyślnaczcionkaakapitu" style:family="text">
      <style:text-properties style:text-underline-type="single" style:text-underline-style="solid" style:text-underline-width="auto" style:text-underline-mode="continuous"/>
    </style:style>
    <style:style style:name="T4738" style:parent-style-name="Domyślnaczcionkaakapitu" style:family="text">
      <style:text-properties fo:background-color="#80FFFF" style:text-underline-type="single" style:text-underline-style="solid" style:text-underline-width="auto" style:text-underline-mode="continuous"/>
    </style:style>
    <style:style style:name="T4739" style:parent-style-name="Domyślnaczcionkaakapitu" style:family="text">
      <style:text-properties style:text-underline-type="single" style:text-underline-style="solid" style:text-underline-width="auto" style:text-underline-mode="continuous"/>
    </style:style>
    <style:style style:name="T4740" style:parent-style-name="Domyślnaczcionkaakapitu" style:family="text">
      <style:text-properties fo:background-color="#80FFFF" style:text-underline-type="single" style:text-underline-style="solid" style:text-underline-width="auto" style:text-underline-mode="continuous"/>
    </style:style>
    <style:style style:name="T4741" style:parent-style-name="Domyślnaczcionkaakapitu" style:family="text">
      <style:text-properties style:text-underline-type="single" style:text-underline-style="solid" style:text-underline-width="auto" style:text-underline-mode="continuous"/>
    </style:style>
    <style:style style:name="T4742" style:parent-style-name="Domyślnaczcionkaakapitu" style:family="text">
      <style:text-properties fo:background-color="#80FFFF" style:text-underline-type="single" style:text-underline-style="solid" style:text-underline-width="auto" style:text-underline-mode="continuous"/>
    </style:style>
    <style:style style:name="T4743" style:parent-style-name="Domyślnaczcionkaakapitu" style:family="text">
      <style:text-properties style:text-underline-type="single" style:text-underline-style="solid" style:text-underline-width="auto" style:text-underline-mode="continuous"/>
    </style:style>
    <style:style style:name="T4744" style:parent-style-name="Domyślnaczcionkaakapitu" style:family="text">
      <style:text-properties fo:background-color="#80FFFF" style:text-underline-type="single" style:text-underline-style="solid" style:text-underline-width="auto" style:text-underline-mode="continuous"/>
    </style:style>
    <style:style style:name="T4745" style:parent-style-name="Domyślnaczcionkaakapitu" style:family="text">
      <style:text-properties fo:background-color="#80FFFF"/>
    </style:style>
    <style:style style:name="P4746" style:parent-style-name="Normalny" style:family="paragraph">
      <style:paragraph-properties fo:text-align="justify" fo:line-height="150%" fo:text-indent="0.2479in">
        <style:tab-stops>
          <style:tab-stop style:type="left" style:position="2.659in"/>
        </style:tab-stops>
      </style:paragraph-properties>
    </style:style>
    <style:style style:name="T4747" style:parent-style-name="Domyślnaczcionkaakapitu" style:family="text">
      <style:text-properties fo:background-color="#80FFFF"/>
    </style:style>
    <style:style style:name="T4748" style:parent-style-name="Domyślnaczcionkaakapitu" style:family="text">
      <style:text-properties fo:background-color="#80FFFF"/>
    </style:style>
    <style:style style:name="T4749" style:parent-style-name="Domyślnaczcionkaakapitu" style:family="text">
      <style:text-properties fo:background-color="#80FFFF"/>
    </style:style>
    <style:style style:name="T4750" style:parent-style-name="Domyślnaczcionkaakapitu" style:family="text">
      <style:text-properties fo:background-color="#80FFFF"/>
    </style:style>
    <style:style style:name="T4751" style:parent-style-name="Domyślnaczcionkaakapitu" style:family="text">
      <style:text-properties fo:background-color="#80FFFF"/>
    </style:style>
    <style:style style:name="T4752" style:parent-style-name="Domyślnaczcionkaakapitu" style:family="text">
      <style:text-properties fo:background-color="#80FFFF"/>
    </style:style>
    <style:style style:name="T4753" style:parent-style-name="Domyślnaczcionkaakapitu" style:family="text">
      <style:text-properties fo:background-color="#80FFFF"/>
    </style:style>
    <style:style style:name="T4754" style:parent-style-name="Domyślnaczcionkaakapitu" style:family="text">
      <style:text-properties fo:background-color="#80FFFF"/>
    </style:style>
    <style:style style:name="T4755" style:parent-style-name="Domyślnaczcionkaakapitu" style:family="text">
      <style:text-properties fo:background-color="#80FFFF"/>
    </style:style>
    <style:style style:name="T4756" style:parent-style-name="Domyślnaczcionkaakapitu" style:family="text">
      <style:text-properties fo:background-color="#80FFFF"/>
    </style:style>
    <style:style style:name="T4757" style:parent-style-name="Domyślnaczcionkaakapitu" style:family="text">
      <style:text-properties fo:background-color="#80FFFF"/>
    </style:style>
    <style:style style:name="T4758" style:parent-style-name="Domyślnaczcionkaakapitu" style:family="text">
      <style:text-properties fo:background-color="#80FFFF"/>
    </style:style>
    <style:style style:name="P4759" style:parent-style-name="Normalny" style:family="paragraph">
      <style:paragraph-properties fo:text-align="justify" fo:line-height="150%"/>
    </style:style>
    <style:style style:name="T4760" style:parent-style-name="Domyślnaczcionkaakapitu" style:family="text">
      <style:text-properties fo:background-color="#80FFFF" style:text-underline-type="single" style:text-underline-style="solid" style:text-underline-width="auto" style:text-underline-mode="continuous"/>
    </style:style>
    <style:style style:name="T4761" style:parent-style-name="Domyślnaczcionkaakapitu" style:family="text">
      <style:text-properties style:text-underline-type="single" style:text-underline-style="solid" style:text-underline-width="auto" style:text-underline-mode="continuous"/>
    </style:style>
    <style:style style:name="T4762" style:parent-style-name="Domyślnaczcionkaakapitu" style:family="text">
      <style:text-properties fo:background-color="#80FFFF" style:text-underline-type="single" style:text-underline-style="solid" style:text-underline-width="auto" style:text-underline-mode="continuous"/>
    </style:style>
    <style:style style:name="T4763" style:parent-style-name="Domyślnaczcionkaakapitu" style:family="text">
      <style:text-properties style:text-underline-type="single" style:text-underline-style="solid" style:text-underline-width="auto" style:text-underline-mode="continuous"/>
    </style:style>
    <style:style style:name="T4764" style:parent-style-name="Domyślnaczcionkaakapitu" style:family="text">
      <style:text-properties fo:background-color="#80FFFF" style:text-underline-type="single" style:text-underline-style="solid" style:text-underline-width="auto" style:text-underline-mode="continuous"/>
    </style:style>
    <style:style style:name="T4765" style:parent-style-name="Domyślnaczcionkaakapitu" style:family="text">
      <style:text-properties style:text-underline-type="single" style:text-underline-style="solid" style:text-underline-width="auto" style:text-underline-mode="continuous"/>
    </style:style>
    <style:style style:name="T4766" style:parent-style-name="Domyślnaczcionkaakapitu" style:family="text">
      <style:text-properties fo:background-color="#80FFFF" style:text-underline-type="single" style:text-underline-style="solid" style:text-underline-width="auto" style:text-underline-mode="continuous"/>
    </style:style>
    <style:style style:name="T4767" style:parent-style-name="Domyślnaczcionkaakapitu" style:family="text">
      <style:text-properties style:text-underline-type="single" style:text-underline-style="solid" style:text-underline-width="auto" style:text-underline-mode="continuous"/>
    </style:style>
    <style:style style:name="T4768" style:parent-style-name="Domyślnaczcionkaakapitu" style:family="text">
      <style:text-properties fo:background-color="#80FFFF"/>
    </style:style>
    <style:style style:name="P4769" style:parent-style-name="Normalny" style:family="paragraph">
      <style:paragraph-properties fo:text-align="justify" fo:line-height="150%" fo:text-indent="0.2479in"/>
    </style:style>
    <style:style style:name="T4770" style:parent-style-name="Domyślnaczcionkaakapitu" style:family="text">
      <style:text-properties fo:background-color="#80FFFF"/>
    </style:style>
    <style:style style:name="T4771" style:parent-style-name="Domyślnaczcionkaakapitu" style:family="text">
      <style:text-properties fo:background-color="#80FFFF"/>
    </style:style>
    <style:style style:name="T4772" style:parent-style-name="Domyślnaczcionkaakapitu" style:family="text">
      <style:text-properties fo:background-color="#80FFFF"/>
    </style:style>
    <style:style style:name="T4773" style:parent-style-name="Domyślnaczcionkaakapitu" style:family="text">
      <style:text-properties fo:background-color="#80FFFF"/>
    </style:style>
    <style:style style:name="T4774" style:parent-style-name="Domyślnaczcionkaakapitu" style:family="text">
      <style:text-properties fo:background-color="#80FFFF"/>
    </style:style>
    <style:style style:name="T4775" style:parent-style-name="Domyślnaczcionkaakapitu" style:family="text">
      <style:text-properties fo:background-color="#80FFFF"/>
    </style:style>
    <style:style style:name="T4776" style:parent-style-name="Domyślnaczcionkaakapitu" style:family="text">
      <style:text-properties fo:background-color="#80FFFF"/>
    </style:style>
    <style:style style:name="T4777" style:parent-style-name="Domyślnaczcionkaakapitu" style:family="text">
      <style:text-properties fo:background-color="#80FFFF"/>
    </style:style>
    <style:style style:name="T4778" style:parent-style-name="Domyślnaczcionkaakapitu" style:family="text">
      <style:text-properties fo:background-color="#80FFFF"/>
    </style:style>
    <style:style style:name="T4779" style:parent-style-name="Domyślnaczcionkaakapitu" style:family="text">
      <style:text-properties fo:background-color="#80FFFF"/>
    </style:style>
    <style:style style:name="T4780" style:parent-style-name="Domyślnaczcionkaakapitu" style:family="text">
      <style:text-properties fo:background-color="#80FFFF"/>
    </style:style>
    <style:style style:name="T4781" style:parent-style-name="Domyślnaczcionkaakapitu" style:family="text">
      <style:text-properties fo:background-color="#80FFFF"/>
    </style:style>
    <style:style style:name="T4782" style:parent-style-name="Domyślnaczcionkaakapitu" style:family="text">
      <style:text-properties fo:background-color="#80FFFF"/>
    </style:style>
    <style:style style:name="T4783" style:parent-style-name="Domyślnaczcionkaakapitu" style:family="text">
      <style:text-properties fo:background-color="#80FFFF"/>
    </style:style>
    <style:style style:name="T4784" style:parent-style-name="Domyślnaczcionkaakapitu" style:family="text">
      <style:text-properties fo:background-color="#80FFFF"/>
    </style:style>
    <style:style style:name="T4785" style:parent-style-name="Domyślnaczcionkaakapitu" style:family="text">
      <style:text-properties fo:background-color="#80FFFF"/>
    </style:style>
    <style:style style:name="T4786" style:parent-style-name="Domyślnaczcionkaakapitu" style:family="text">
      <style:text-properties fo:background-color="#80FFFF"/>
    </style:style>
    <style:style style:name="T4787" style:parent-style-name="Domyślnaczcionkaakapitu" style:family="text">
      <style:text-properties fo:background-color="#80FFFF"/>
    </style:style>
    <style:style style:name="T4788" style:parent-style-name="Domyślnaczcionkaakapitu" style:family="text">
      <style:text-properties fo:background-color="#80FFFF"/>
    </style:style>
    <style:style style:name="T4789" style:parent-style-name="Domyślnaczcionkaakapitu" style:family="text">
      <style:text-properties fo:background-color="#80FFFF"/>
    </style:style>
    <style:style style:name="T4790" style:parent-style-name="Domyślnaczcionkaakapitu" style:family="text">
      <style:text-properties fo:background-color="#80FFFF"/>
    </style:style>
    <style:style style:name="T4791" style:parent-style-name="Domyślnaczcionkaakapitu" style:family="text">
      <style:text-properties fo:background-color="#80FFFF"/>
    </style:style>
    <style:style style:name="T4792" style:parent-style-name="Domyślnaczcionkaakapitu" style:family="text">
      <style:text-properties fo:background-color="#80FFFF"/>
    </style:style>
    <style:style style:name="T4793" style:parent-style-name="Domyślnaczcionkaakapitu" style:family="text">
      <style:text-properties fo:background-color="#80FFFF"/>
    </style:style>
    <style:style style:name="T4794" style:parent-style-name="Domyślnaczcionkaakapitu" style:family="text">
      <style:text-properties fo:background-color="#80FFFF"/>
    </style:style>
    <style:style style:name="T4795" style:parent-style-name="Domyślnaczcionkaakapitu" style:family="text">
      <style:text-properties fo:background-color="#80FFFF"/>
    </style:style>
    <style:style style:name="P4796" style:parent-style-name="Normalny" style:family="paragraph">
      <style:paragraph-properties fo:text-align="justify" fo:line-height="150%"/>
    </style:style>
    <style:style style:name="T4797" style:parent-style-name="Domyślnaczcionkaakapitu" style:family="text">
      <style:text-properties style:text-underline-type="single" style:text-underline-style="solid" style:text-underline-width="auto" style:text-underline-mode="continuous"/>
    </style:style>
    <style:style style:name="T4798" style:parent-style-name="Domyślnaczcionkaakapitu" style:family="text">
      <style:text-properties fo:background-color="#80FFFF" style:text-underline-type="single" style:text-underline-style="solid" style:text-underline-width="auto" style:text-underline-mode="continuous"/>
    </style:style>
    <style:style style:name="T4799" style:parent-style-name="Domyślnaczcionkaakapitu" style:family="text">
      <style:text-properties style:text-underline-type="single" style:text-underline-style="solid" style:text-underline-width="auto" style:text-underline-mode="continuous"/>
    </style:style>
    <style:style style:name="T4800" style:parent-style-name="Domyślnaczcionkaakapitu" style:family="text">
      <style:text-properties fo:background-color="#80FFFF" style:text-underline-type="single" style:text-underline-style="solid" style:text-underline-width="auto" style:text-underline-mode="continuous"/>
    </style:style>
    <style:style style:name="T4801" style:parent-style-name="Domyślnaczcionkaakapitu" style:family="text">
      <style:text-properties style:text-underline-type="single" style:text-underline-style="solid" style:text-underline-width="auto" style:text-underline-mode="continuous"/>
    </style:style>
    <style:style style:name="P4802" style:parent-style-name="Normalny" style:family="paragraph">
      <style:paragraph-properties fo:text-align="justify" fo:line-height="150%" fo:text-indent="0.2479in"/>
    </style:style>
    <style:style style:name="T4803" style:parent-style-name="Domyślnaczcionkaakapitu" style:family="text">
      <style:text-properties fo:background-color="#80FFFF"/>
    </style:style>
    <style:style style:name="T4804" style:parent-style-name="Domyślnaczcionkaakapitu" style:family="text">
      <style:text-properties fo:background-color="#80FFFF"/>
    </style:style>
    <style:style style:name="T4805" style:parent-style-name="Domyślnaczcionkaakapitu" style:family="text">
      <style:text-properties fo:background-color="#80FFFF"/>
    </style:style>
    <style:style style:name="T4806" style:parent-style-name="Domyślnaczcionkaakapitu" style:family="text">
      <style:text-properties fo:background-color="#80FFFF"/>
    </style:style>
    <style:style style:name="T4807" style:parent-style-name="Domyślnaczcionkaakapitu" style:family="text">
      <style:text-properties fo:background-color="#80FFFF"/>
    </style:style>
    <style:style style:name="T4808" style:parent-style-name="Domyślnaczcionkaakapitu" style:family="text">
      <style:text-properties fo:background-color="#80FFFF"/>
    </style:style>
    <style:style style:name="T4809" style:parent-style-name="Domyślnaczcionkaakapitu" style:family="text">
      <style:text-properties fo:background-color="#80FFFF"/>
    </style:style>
    <style:style style:name="T4810" style:parent-style-name="Domyślnaczcionkaakapitu" style:family="text">
      <style:text-properties fo:background-color="#80FFFF"/>
    </style:style>
    <style:style style:name="T4811" style:parent-style-name="Domyślnaczcionkaakapitu" style:family="text">
      <style:text-properties fo:background-color="#80FFFF"/>
    </style:style>
    <style:style style:name="T4812" style:parent-style-name="Domyślnaczcionkaakapitu" style:family="text">
      <style:text-properties fo:background-color="#80FFFF"/>
    </style:style>
    <style:style style:name="T4813" style:parent-style-name="Domyślnaczcionkaakapitu" style:family="text">
      <style:text-properties fo:background-color="#80FFFF"/>
    </style:style>
    <style:style style:name="T4814" style:parent-style-name="Domyślnaczcionkaakapitu" style:family="text">
      <style:text-properties fo:background-color="#80FFFF"/>
    </style:style>
    <style:style style:name="T4815" style:parent-style-name="Domyślnaczcionkaakapitu" style:family="text">
      <style:text-properties fo:background-color="#80FFFF"/>
    </style:style>
    <style:style style:name="T4816" style:parent-style-name="Domyślnaczcionkaakapitu" style:family="text">
      <style:text-properties fo:background-color="#80FFFF"/>
    </style:style>
    <style:style style:name="T4817" style:parent-style-name="Domyślnaczcionkaakapitu" style:family="text">
      <style:text-properties fo:background-color="#80FFFF"/>
    </style:style>
    <style:style style:name="T4818" style:parent-style-name="Domyślnaczcionkaakapitu" style:family="text">
      <style:text-properties fo:background-color="#80FFFF"/>
    </style:style>
    <style:style style:name="T4819" style:parent-style-name="Domyślnaczcionkaakapitu" style:family="text">
      <style:text-properties fo:background-color="#80FFFF"/>
    </style:style>
    <style:style style:name="T4820" style:parent-style-name="Domyślnaczcionkaakapitu" style:family="text">
      <style:text-properties fo:background-color="#80FFFF"/>
    </style:style>
    <style:style style:name="T4821" style:parent-style-name="Domyślnaczcionkaakapitu" style:family="text">
      <style:text-properties fo:background-color="#80FFFF"/>
    </style:style>
    <style:style style:name="T4822" style:parent-style-name="Domyślnaczcionkaakapitu" style:family="text">
      <style:text-properties fo:background-color="#80FFFF"/>
    </style:style>
    <style:style style:name="T4823" style:parent-style-name="Domyślnaczcionkaakapitu" style:family="text">
      <style:text-properties fo:background-color="#80FFFF"/>
    </style:style>
    <style:style style:name="T4824" style:parent-style-name="Domyślnaczcionkaakapitu" style:family="text">
      <style:text-properties fo:background-color="#80FFFF"/>
    </style:style>
    <style:style style:name="T4825" style:parent-style-name="Domyślnaczcionkaakapitu" style:family="text">
      <style:text-properties fo:background-color="#80FFFF"/>
    </style:style>
    <style:style style:name="T4826" style:parent-style-name="Domyślnaczcionkaakapitu" style:family="text">
      <style:text-properties fo:background-color="#80FFFF"/>
    </style:style>
    <style:style style:name="T4827" style:parent-style-name="Domyślnaczcionkaakapitu" style:family="text">
      <style:text-properties fo:background-color="#80FFFF"/>
    </style:style>
    <style:style style:name="T4828" style:parent-style-name="Domyślnaczcionkaakapitu" style:family="text">
      <style:text-properties fo:background-color="#80FFFF"/>
    </style:style>
    <style:style style:name="T4829" style:parent-style-name="Domyślnaczcionkaakapitu" style:family="text">
      <style:text-properties fo:background-color="#80FFFF"/>
    </style:style>
    <style:style style:name="T4830" style:parent-style-name="Domyślnaczcionkaakapitu" style:family="text">
      <style:text-properties fo:background-color="#80FFFF"/>
    </style:style>
    <style:style style:name="T4831" style:parent-style-name="Domyślnaczcionkaakapitu" style:family="text">
      <style:text-properties fo:background-color="#80FFFF"/>
    </style:style>
    <style:style style:name="T4832" style:parent-style-name="Domyślnaczcionkaakapitu" style:family="text">
      <style:text-properties fo:background-color="#80FFFF"/>
    </style:style>
    <style:style style:name="T4833" style:parent-style-name="Domyślnaczcionkaakapitu" style:family="text">
      <style:text-properties fo:background-color="#80FFFF"/>
    </style:style>
    <style:style style:name="T4834" style:parent-style-name="Domyślnaczcionkaakapitu" style:family="text">
      <style:text-properties fo:background-color="#80FFFF"/>
    </style:style>
    <style:style style:name="T4835" style:parent-style-name="Domyślnaczcionkaakapitu" style:family="text">
      <style:text-properties fo:background-color="#80FFFF"/>
    </style:style>
    <style:style style:name="T4836" style:parent-style-name="Domyślnaczcionkaakapitu" style:family="text">
      <style:text-properties fo:background-color="#80FFFF"/>
    </style:style>
    <style:style style:name="T4837" style:parent-style-name="Domyślnaczcionkaakapitu" style:family="text">
      <style:text-properties fo:background-color="#80FFFF"/>
    </style:style>
    <style:style style:name="T4838" style:parent-style-name="Domyślnaczcionkaakapitu" style:family="text">
      <style:text-properties fo:background-color="#80FFFF"/>
    </style:style>
    <style:style style:name="T4839" style:parent-style-name="Domyślnaczcionkaakapitu" style:family="text">
      <style:text-properties fo:background-color="#80FFFF"/>
    </style:style>
    <style:style style:name="T4840" style:parent-style-name="Domyślnaczcionkaakapitu" style:family="text">
      <style:text-properties fo:background-color="#80FFFF"/>
    </style:style>
    <style:style style:name="T4841" style:parent-style-name="Domyślnaczcionkaakapitu" style:family="text">
      <style:text-properties fo:background-color="#80FFFF"/>
    </style:style>
    <style:style style:name="T4842" style:parent-style-name="Domyślnaczcionkaakapitu" style:family="text">
      <style:text-properties fo:background-color="#80FFFF"/>
    </style:style>
    <style:style style:name="T4843" style:parent-style-name="Domyślnaczcionkaakapitu" style:family="text">
      <style:text-properties fo:background-color="#80FFFF"/>
    </style:style>
    <style:style style:name="T4844" style:parent-style-name="Domyślnaczcionkaakapitu" style:family="text">
      <style:text-properties fo:background-color="#80FFFF"/>
    </style:style>
    <style:style style:name="T4845" style:parent-style-name="Domyślnaczcionkaakapitu" style:family="text">
      <style:text-properties fo:background-color="#80FFFF"/>
    </style:style>
    <style:style style:name="T4846" style:parent-style-name="Domyślnaczcionkaakapitu" style:family="text">
      <style:text-properties fo:background-color="#80FFFF"/>
    </style:style>
    <style:style style:name="T4847" style:parent-style-name="Domyślnaczcionkaakapitu" style:family="text">
      <style:text-properties fo:background-color="#80FFFF"/>
    </style:style>
    <style:style style:name="T4848" style:parent-style-name="Domyślnaczcionkaakapitu" style:family="text">
      <style:text-properties fo:background-color="#80FFFF"/>
    </style:style>
    <style:style style:name="T4849" style:parent-style-name="Domyślnaczcionkaakapitu" style:family="text">
      <style:text-properties fo:background-color="#80FFFF"/>
    </style:style>
    <style:style style:name="T4850" style:parent-style-name="Domyślnaczcionkaakapitu" style:family="text">
      <style:text-properties fo:background-color="#80FFFF"/>
    </style:style>
    <style:style style:name="T4851" style:parent-style-name="Domyślnaczcionkaakapitu" style:family="text">
      <style:text-properties fo:background-color="#80FFFF"/>
    </style:style>
    <style:style style:name="T4852" style:parent-style-name="Domyślnaczcionkaakapitu" style:family="text">
      <style:text-properties fo:background-color="#80FFFF"/>
    </style:style>
    <style:style style:name="T4853" style:parent-style-name="Domyślnaczcionkaakapitu" style:family="text">
      <style:text-properties fo:background-color="#80FFFF"/>
    </style:style>
    <style:style style:name="T4854" style:parent-style-name="Domyślnaczcionkaakapitu" style:family="text">
      <style:text-properties fo:background-color="#80FFFF"/>
    </style:style>
    <style:style style:name="T4855" style:parent-style-name="Domyślnaczcionkaakapitu" style:family="text">
      <style:text-properties fo:background-color="#80FFFF"/>
    </style:style>
    <style:style style:name="T4856" style:parent-style-name="Domyślnaczcionkaakapitu" style:family="text">
      <style:text-properties fo:background-color="#80FFFF"/>
    </style:style>
    <style:style style:name="T4857" style:parent-style-name="Domyślnaczcionkaakapitu" style:family="text">
      <style:text-properties fo:background-color="#80FFFF"/>
    </style:style>
    <style:style style:name="P4858" style:parent-style-name="Normalny" style:family="paragraph">
      <style:paragraph-properties fo:text-align="justify" fo:line-height="150%"/>
    </style:style>
    <style:style style:name="T4859" style:parent-style-name="Domyślnaczcionkaakapitu" style:family="text">
      <style:text-properties style:text-underline-type="single" style:text-underline-style="solid" style:text-underline-width="auto" style:text-underline-mode="continuous"/>
    </style:style>
    <style:style style:name="T4860" style:parent-style-name="Domyślnaczcionkaakapitu" style:family="text">
      <style:text-properties fo:background-color="#80FFFF" style:text-underline-type="single" style:text-underline-style="solid" style:text-underline-width="auto" style:text-underline-mode="continuous"/>
    </style:style>
    <style:style style:name="T4861" style:parent-style-name="Domyślnaczcionkaakapitu" style:family="text">
      <style:text-properties style:text-underline-type="single" style:text-underline-style="solid" style:text-underline-width="auto" style:text-underline-mode="continuous"/>
    </style:style>
    <style:style style:name="T4862" style:parent-style-name="Domyślnaczcionkaakapitu" style:family="text">
      <style:text-properties fo:background-color="#80FFFF" style:text-underline-type="single" style:text-underline-style="solid" style:text-underline-width="auto" style:text-underline-mode="continuous"/>
    </style:style>
    <style:style style:name="P4863" style:parent-style-name="Normalny" style:family="paragraph">
      <style:paragraph-properties fo:text-align="justify" fo:line-height="150%" fo:text-indent="0.2479in"/>
    </style:style>
    <style:style style:name="T4864" style:parent-style-name="Domyślnaczcionkaakapitu" style:family="text">
      <style:text-properties fo:background-color="#80FFFF"/>
    </style:style>
    <style:style style:name="T4865" style:parent-style-name="Domyślnaczcionkaakapitu" style:family="text">
      <style:text-properties fo:background-color="#80FFFF"/>
    </style:style>
    <style:style style:name="T4866" style:parent-style-name="Domyślnaczcionkaakapitu" style:family="text">
      <style:text-properties fo:background-color="#80FFFF"/>
    </style:style>
    <style:style style:name="P4867" style:parent-style-name="Normalny" style:family="paragraph">
      <style:paragraph-properties fo:text-align="justify" fo:line-height="150%" fo:text-indent="0.2479in"/>
    </style:style>
    <style:style style:name="T4868" style:parent-style-name="Domyślnaczcionkaakapitu" style:family="text">
      <style:text-properties fo:background-color="#80FFFF"/>
    </style:style>
    <style:style style:name="T4869" style:parent-style-name="Domyślnaczcionkaakapitu" style:family="text">
      <style:text-properties fo:background-color="#80FFFF"/>
    </style:style>
    <style:style style:name="T4870" style:parent-style-name="Domyślnaczcionkaakapitu" style:family="text">
      <style:text-properties fo:background-color="#80FFFF"/>
    </style:style>
    <style:style style:name="T4871" style:parent-style-name="Domyślnaczcionkaakapitu" style:family="text">
      <style:text-properties fo:background-color="#80FFFF"/>
    </style:style>
    <style:style style:name="T4872" style:parent-style-name="Domyślnaczcionkaakapitu" style:family="text">
      <style:text-properties fo:background-color="#80FFFF"/>
    </style:style>
    <style:style style:name="T4873" style:parent-style-name="Domyślnaczcionkaakapitu" style:family="text">
      <style:text-properties fo:background-color="#80FFFF"/>
    </style:style>
    <style:style style:name="T4874" style:parent-style-name="Domyślnaczcionkaakapitu" style:family="text">
      <style:text-properties fo:background-color="#80FFFF"/>
    </style:style>
    <style:style style:name="T4875" style:parent-style-name="Domyślnaczcionkaakapitu" style:family="text">
      <style:text-properties fo:background-color="#80FFFF"/>
    </style:style>
    <style:style style:name="T4876" style:parent-style-name="Domyślnaczcionkaakapitu" style:family="text">
      <style:text-properties fo:background-color="#80FFFF"/>
    </style:style>
    <style:style style:name="T4877" style:parent-style-name="Domyślnaczcionkaakapitu" style:family="text">
      <style:text-properties fo:background-color="#80FFFF"/>
    </style:style>
    <style:style style:name="T4878" style:parent-style-name="Domyślnaczcionkaakapitu" style:family="text">
      <style:text-properties fo:background-color="#80FFFF"/>
    </style:style>
    <style:style style:name="T4879" style:parent-style-name="Domyślnaczcionkaakapitu" style:family="text">
      <style:text-properties fo:background-color="#80FFFF"/>
    </style:style>
    <style:style style:name="T4880" style:parent-style-name="Domyślnaczcionkaakapitu" style:family="text">
      <style:text-properties fo:background-color="#80FFFF"/>
    </style:style>
    <style:style style:name="T4881" style:parent-style-name="Domyślnaczcionkaakapitu" style:family="text">
      <style:text-properties fo:background-color="#80FFFF"/>
    </style:style>
    <style:style style:name="T4882" style:parent-style-name="Domyślnaczcionkaakapitu" style:family="text">
      <style:text-properties fo:background-color="#80FFFF"/>
    </style:style>
    <style:style style:name="T4883" style:parent-style-name="Domyślnaczcionkaakapitu" style:family="text">
      <style:text-properties fo:background-color="#80FFFF"/>
    </style:style>
    <style:style style:name="T4884" style:parent-style-name="Domyślnaczcionkaakapitu" style:family="text">
      <style:text-properties fo:background-color="#80FFFF"/>
    </style:style>
    <style:style style:name="T4885" style:parent-style-name="Domyślnaczcionkaakapitu" style:family="text">
      <style:text-properties fo:background-color="#80FFFF"/>
    </style:style>
    <style:style style:name="T4886" style:parent-style-name="Domyślnaczcionkaakapitu" style:family="text">
      <style:text-properties fo:background-color="#80FFFF"/>
    </style:style>
    <style:style style:name="T4887" style:parent-style-name="Domyślnaczcionkaakapitu" style:family="text">
      <style:text-properties fo:background-color="#80FFFF"/>
    </style:style>
    <style:style style:name="T4888" style:parent-style-name="Domyślnaczcionkaakapitu" style:family="text">
      <style:text-properties fo:background-color="#80FFFF"/>
    </style:style>
    <style:style style:name="T4889" style:parent-style-name="Domyślnaczcionkaakapitu" style:family="text">
      <style:text-properties fo:background-color="#80FFFF"/>
    </style:style>
    <style:style style:name="T4890" style:parent-style-name="Domyślnaczcionkaakapitu" style:family="text">
      <style:text-properties fo:background-color="#80FFFF"/>
    </style:style>
    <style:style style:name="T4891" style:parent-style-name="Domyślnaczcionkaakapitu" style:family="text">
      <style:text-properties fo:background-color="#80FFFF"/>
    </style:style>
    <style:style style:name="T4892" style:parent-style-name="Domyślnaczcionkaakapitu" style:family="text">
      <style:text-properties fo:background-color="#80FFFF"/>
    </style:style>
    <style:style style:name="T4893" style:parent-style-name="Domyślnaczcionkaakapitu" style:family="text">
      <style:text-properties fo:background-color="#80FFFF"/>
    </style:style>
    <style:style style:name="T4894" style:parent-style-name="Domyślnaczcionkaakapitu" style:family="text">
      <style:text-properties fo:background-color="#80FFFF"/>
    </style:style>
    <style:style style:name="T4895" style:parent-style-name="Domyślnaczcionkaakapitu" style:family="text">
      <style:text-properties fo:background-color="#80FFFF"/>
    </style:style>
    <style:style style:name="T4896" style:parent-style-name="Domyślnaczcionkaakapitu" style:family="text">
      <style:text-properties fo:background-color="#80FFFF"/>
    </style:style>
    <style:style style:name="T4897" style:parent-style-name="Domyślnaczcionkaakapitu" style:family="text">
      <style:text-properties fo:background-color="#80FFFF"/>
    </style:style>
    <style:style style:name="P4898" style:parent-style-name="Normalny" style:family="paragraph">
      <style:paragraph-properties fo:text-align="justify" fo:line-height="150%"/>
    </style:style>
    <style:style style:name="T4899" style:parent-style-name="Domyślnaczcionkaakapitu" style:family="text">
      <style:text-properties style:text-underline-type="single" style:text-underline-style="solid" style:text-underline-width="auto" style:text-underline-mode="continuous"/>
    </style:style>
    <style:style style:name="P4900" style:parent-style-name="Normalny" style:family="paragraph">
      <style:paragraph-properties fo:text-align="justify" fo:line-height="150%" fo:text-indent="0.2479in"/>
    </style:style>
    <style:style style:name="T4901" style:parent-style-name="Domyślnaczcionkaakapitu" style:family="text">
      <style:text-properties fo:background-color="#80FFFF"/>
    </style:style>
    <style:style style:name="T4902" style:parent-style-name="Domyślnaczcionkaakapitu" style:family="text">
      <style:text-properties fo:background-color="#80FFFF"/>
    </style:style>
    <style:style style:name="T4903" style:parent-style-name="Domyślnaczcionkaakapitu" style:family="text">
      <style:text-properties fo:background-color="#80FFFF"/>
    </style:style>
    <style:style style:name="T4904" style:parent-style-name="Domyślnaczcionkaakapitu" style:family="text">
      <style:text-properties fo:background-color="#80FFFF"/>
    </style:style>
    <style:style style:name="T4905" style:parent-style-name="Domyślnaczcionkaakapitu" style:family="text">
      <style:text-properties fo:background-color="#80FFFF"/>
    </style:style>
    <style:style style:name="P4906" style:parent-style-name="Normalny" style:family="paragraph">
      <style:paragraph-properties fo:text-align="justify" fo:line-height="150%"/>
    </style:style>
    <style:style style:name="T4907" style:parent-style-name="Domyślnaczcionkaakapitu" style:family="text">
      <style:text-properties fo:background-color="#80FFFF" style:text-underline-type="single" style:text-underline-style="solid" style:text-underline-width="auto" style:text-underline-mode="continuous"/>
    </style:style>
    <style:style style:name="T4908" style:parent-style-name="Domyślnaczcionkaakapitu" style:family="text">
      <style:text-properties style:text-underline-type="single" style:text-underline-style="solid" style:text-underline-width="auto" style:text-underline-mode="continuous"/>
    </style:style>
    <style:style style:name="T4909" style:parent-style-name="Domyślnaczcionkaakapitu" style:family="text">
      <style:text-properties fo:background-color="#80FFFF" style:text-underline-type="single" style:text-underline-style="solid" style:text-underline-width="auto" style:text-underline-mode="continuous"/>
    </style:style>
    <style:style style:name="T4910" style:parent-style-name="Domyślnaczcionkaakapitu" style:family="text">
      <style:text-properties style:text-underline-type="single" style:text-underline-style="solid" style:text-underline-width="auto" style:text-underline-mode="continuous"/>
    </style:style>
    <style:style style:name="T4911" style:parent-style-name="Domyślnaczcionkaakapitu" style:family="text">
      <style:text-properties fo:background-color="#80FFFF" style:text-underline-type="single" style:text-underline-style="solid" style:text-underline-width="auto" style:text-underline-mode="continuous"/>
    </style:style>
    <style:style style:name="T4912" style:parent-style-name="Domyślnaczcionkaakapitu" style:family="text">
      <style:text-properties style:text-underline-type="single" style:text-underline-style="solid" style:text-underline-width="auto" style:text-underline-mode="continuous"/>
    </style:style>
    <style:style style:name="T4913" style:parent-style-name="Domyślnaczcionkaakapitu" style:family="text">
      <style:text-properties fo:background-color="#80FFFF" style:text-underline-type="single" style:text-underline-style="solid" style:text-underline-width="auto" style:text-underline-mode="continuous"/>
    </style:style>
    <style:style style:name="P4914" style:parent-style-name="Normalny" style:family="paragraph">
      <style:paragraph-properties fo:text-align="justify" fo:line-height="150%" fo:text-indent="0.2479in"/>
    </style:style>
    <style:style style:name="T4915" style:parent-style-name="Domyślnaczcionkaakapitu" style:family="text">
      <style:text-properties fo:background-color="#80FFFF"/>
    </style:style>
    <style:style style:name="T4916" style:parent-style-name="Domyślnaczcionkaakapitu" style:family="text">
      <style:text-properties fo:background-color="#80FFFF"/>
    </style:style>
    <style:style style:name="T4917" style:parent-style-name="Domyślnaczcionkaakapitu" style:family="text">
      <style:text-properties fo:background-color="#80FFFF"/>
    </style:style>
    <style:style style:name="T4918" style:parent-style-name="Domyślnaczcionkaakapitu" style:family="text">
      <style:text-properties fo:background-color="#80FFFF"/>
    </style:style>
    <style:style style:name="T4919" style:parent-style-name="Domyślnaczcionkaakapitu" style:family="text">
      <style:text-properties fo:background-color="#80FFFF"/>
    </style:style>
    <style:style style:name="T4920" style:parent-style-name="Domyślnaczcionkaakapitu" style:family="text">
      <style:text-properties fo:background-color="#80FFFF"/>
    </style:style>
    <style:style style:name="T4921" style:parent-style-name="Domyślnaczcionkaakapitu" style:family="text">
      <style:text-properties fo:background-color="#80FFFF"/>
    </style:style>
    <style:style style:name="T4922" style:parent-style-name="Domyślnaczcionkaakapitu" style:family="text">
      <style:text-properties fo:background-color="#80FFFF"/>
    </style:style>
    <style:style style:name="T4923" style:parent-style-name="Domyślnaczcionkaakapitu" style:family="text">
      <style:text-properties fo:background-color="#80FFFF"/>
    </style:style>
    <style:style style:name="T4924" style:parent-style-name="Domyślnaczcionkaakapitu" style:family="text">
      <style:text-properties fo:background-color="#80FFFF"/>
    </style:style>
    <style:style style:name="T4925" style:parent-style-name="Domyślnaczcionkaakapitu" style:family="text">
      <style:text-properties fo:background-color="#80FFFF"/>
    </style:style>
    <style:style style:name="T4926" style:parent-style-name="Domyślnaczcionkaakapitu" style:family="text">
      <style:text-properties fo:background-color="#80FFFF"/>
    </style:style>
    <style:style style:name="T4927" style:parent-style-name="Domyślnaczcionkaakapitu" style:family="text">
      <style:text-properties fo:background-color="#80FFFF"/>
    </style:style>
    <style:style style:name="T4928" style:parent-style-name="Domyślnaczcionkaakapitu" style:family="text">
      <style:text-properties fo:background-color="#80FFFF"/>
    </style:style>
    <style:style style:name="T4929" style:parent-style-name="Domyślnaczcionkaakapitu" style:family="text">
      <style:text-properties fo:background-color="#80FFFF"/>
    </style:style>
    <style:style style:name="T4930" style:parent-style-name="Domyślnaczcionkaakapitu" style:family="text">
      <style:text-properties fo:background-color="#80FFFF"/>
    </style:style>
    <style:style style:name="T4931" style:parent-style-name="Domyślnaczcionkaakapitu" style:family="text">
      <style:text-properties fo:background-color="#80FFFF"/>
    </style:style>
    <style:style style:name="T4932" style:parent-style-name="Domyślnaczcionkaakapitu" style:family="text">
      <style:text-properties fo:background-color="#80FFFF"/>
    </style:style>
    <style:style style:name="T4933" style:parent-style-name="Domyślnaczcionkaakapitu" style:family="text">
      <style:text-properties fo:background-color="#80FFFF"/>
    </style:style>
    <style:style style:name="T4934" style:parent-style-name="Domyślnaczcionkaakapitu" style:family="text">
      <style:text-properties fo:background-color="#80FFFF"/>
    </style:style>
    <style:style style:name="T4935" style:parent-style-name="Domyślnaczcionkaakapitu" style:family="text">
      <style:text-properties fo:background-color="#80FFFF"/>
    </style:style>
    <style:style style:name="T4936" style:parent-style-name="Domyślnaczcionkaakapitu" style:family="text">
      <style:text-properties fo:background-color="#80FFFF"/>
    </style:style>
    <style:style style:name="T4937" style:parent-style-name="Domyślnaczcionkaakapitu" style:family="text">
      <style:text-properties fo:background-color="#80FFFF"/>
    </style:style>
    <style:style style:name="T4938" style:parent-style-name="Domyślnaczcionkaakapitu" style:family="text">
      <style:text-properties fo:background-color="#80FFFF"/>
    </style:style>
    <style:style style:name="T4939" style:parent-style-name="Domyślnaczcionkaakapitu" style:family="text">
      <style:text-properties fo:background-color="#80FFFF"/>
    </style:style>
    <style:style style:name="T4940" style:parent-style-name="Domyślnaczcionkaakapitu" style:family="text">
      <style:text-properties fo:background-color="#80FFFF"/>
    </style:style>
    <style:style style:name="T4941" style:parent-style-name="Domyślnaczcionkaakapitu" style:family="text">
      <style:text-properties fo:background-color="#80FFFF"/>
    </style:style>
    <style:style style:name="T4942" style:parent-style-name="Domyślnaczcionkaakapitu" style:family="text">
      <style:text-properties fo:background-color="#80FFFF"/>
    </style:style>
    <style:style style:name="T4943" style:parent-style-name="Domyślnaczcionkaakapitu" style:family="text">
      <style:text-properties fo:background-color="#80FFFF"/>
    </style:style>
    <style:style style:name="T4944" style:parent-style-name="Domyślnaczcionkaakapitu" style:family="text">
      <style:text-properties fo:background-color="#80FFFF"/>
    </style:style>
    <style:style style:name="T4945" style:parent-style-name="Domyślnaczcionkaakapitu" style:family="text">
      <style:text-properties fo:background-color="#80FFFF"/>
    </style:style>
    <style:style style:name="T4946" style:parent-style-name="Domyślnaczcionkaakapitu" style:family="text">
      <style:text-properties fo:background-color="#80FFFF"/>
    </style:style>
    <style:style style:name="T4947" style:parent-style-name="Domyślnaczcionkaakapitu" style:family="text">
      <style:text-properties fo:background-color="#80FFFF"/>
    </style:style>
    <style:style style:name="T4948" style:parent-style-name="Domyślnaczcionkaakapitu" style:family="text">
      <style:text-properties fo:background-color="#80FFFF"/>
    </style:style>
    <style:style style:name="T4949" style:parent-style-name="Domyślnaczcionkaakapitu" style:family="text">
      <style:text-properties fo:background-color="#80FFFF"/>
    </style:style>
    <style:style style:name="T4950" style:parent-style-name="Domyślnaczcionkaakapitu" style:family="text">
      <style:text-properties fo:background-color="#80FFFF"/>
    </style:style>
    <style:style style:name="T4951" style:parent-style-name="Domyślnaczcionkaakapitu" style:family="text">
      <style:text-properties fo:background-color="#80FFFF"/>
    </style:style>
    <style:style style:name="T4952" style:parent-style-name="Domyślnaczcionkaakapitu" style:family="text">
      <style:text-properties fo:background-color="#80FFFF"/>
    </style:style>
    <style:style style:name="T4953" style:parent-style-name="Domyślnaczcionkaakapitu" style:family="text">
      <style:text-properties fo:background-color="#80FFFF"/>
    </style:style>
    <style:style style:name="T4954" style:parent-style-name="Domyślnaczcionkaakapitu" style:family="text">
      <style:text-properties fo:background-color="#80FFFF"/>
    </style:style>
    <style:style style:name="T4955" style:parent-style-name="Domyślnaczcionkaakapitu" style:family="text">
      <style:text-properties fo:background-color="#80FFFF"/>
    </style:style>
    <style:style style:name="T4956" style:parent-style-name="Domyślnaczcionkaakapitu" style:family="text">
      <style:text-properties fo:background-color="#80FFFF"/>
    </style:style>
    <style:style style:name="T4957" style:parent-style-name="Domyślnaczcionkaakapitu" style:family="text">
      <style:text-properties fo:background-color="#80FFFF"/>
    </style:style>
    <style:style style:name="T4958" style:parent-style-name="Domyślnaczcionkaakapitu" style:family="text">
      <style:text-properties fo:background-color="#80FFFF"/>
    </style:style>
    <style:style style:name="T4959" style:parent-style-name="Domyślnaczcionkaakapitu" style:family="text">
      <style:text-properties fo:background-color="#80FFFF"/>
    </style:style>
    <style:style style:name="T4960" style:parent-style-name="Domyślnaczcionkaakapitu" style:family="text">
      <style:text-properties fo:background-color="#80FFFF"/>
    </style:style>
    <style:style style:name="T4961" style:parent-style-name="Domyślnaczcionkaakapitu" style:family="text">
      <style:text-properties fo:background-color="#80FFFF"/>
    </style:style>
    <style:style style:name="T4962" style:parent-style-name="Domyślnaczcionkaakapitu" style:family="text">
      <style:text-properties fo:background-color="#80FFFF"/>
    </style:style>
    <style:style style:name="T4963" style:parent-style-name="Domyślnaczcionkaakapitu" style:family="text">
      <style:text-properties fo:background-color="#80FFFF"/>
    </style:style>
    <style:style style:name="T4964" style:parent-style-name="Domyślnaczcionkaakapitu" style:family="text">
      <style:text-properties fo:background-color="#80FFFF"/>
    </style:style>
    <style:style style:name="T4965" style:parent-style-name="Domyślnaczcionkaakapitu" style:family="text">
      <style:text-properties fo:background-color="#80FFFF"/>
    </style:style>
    <style:style style:name="T4966" style:parent-style-name="Domyślnaczcionkaakapitu" style:family="text">
      <style:text-properties fo:background-color="#80FFFF"/>
    </style:style>
    <style:style style:name="T4967" style:parent-style-name="Domyślnaczcionkaakapitu" style:family="text">
      <style:text-properties fo:background-color="#80FFFF"/>
    </style:style>
    <style:style style:name="T4968" style:parent-style-name="Domyślnaczcionkaakapitu" style:family="text">
      <style:text-properties fo:background-color="#80FFFF"/>
    </style:style>
    <style:style style:name="T4969" style:parent-style-name="Domyślnaczcionkaakapitu" style:family="text">
      <style:text-properties fo:background-color="#80FFFF"/>
    </style:style>
    <style:style style:name="T4970" style:parent-style-name="Domyślnaczcionkaakapitu" style:family="text">
      <style:text-properties fo:background-color="#80FFFF"/>
    </style:style>
    <style:style style:name="T4971" style:parent-style-name="Domyślnaczcionkaakapitu" style:family="text">
      <style:text-properties fo:background-color="#80FFFF"/>
    </style:style>
    <style:style style:name="T4972" style:parent-style-name="Domyślnaczcionkaakapitu" style:family="text">
      <style:text-properties fo:background-color="#80FFFF"/>
    </style:style>
    <style:style style:name="P4973" style:parent-style-name="Normalny" style:family="paragraph">
      <style:paragraph-properties fo:text-align="justify" fo:line-height="150%" fo:text-indent="0.2479in"/>
    </style:style>
    <style:style style:name="T4974" style:parent-style-name="Domyślnaczcionkaakapitu" style:family="text">
      <style:text-properties fo:background-color="#80FFFF"/>
    </style:style>
    <style:style style:name="T4975" style:parent-style-name="Domyślnaczcionkaakapitu" style:family="text">
      <style:text-properties fo:background-color="#80FFFF"/>
    </style:style>
    <style:style style:name="T4976" style:parent-style-name="Domyślnaczcionkaakapitu" style:family="text">
      <style:text-properties fo:background-color="#80FFFF"/>
    </style:style>
    <style:style style:name="T4977" style:parent-style-name="Domyślnaczcionkaakapitu" style:family="text">
      <style:text-properties fo:background-color="#80FFFF"/>
    </style:style>
    <style:style style:name="T4978" style:parent-style-name="Domyślnaczcionkaakapitu" style:family="text">
      <style:text-properties fo:background-color="#80FFFF"/>
    </style:style>
    <style:style style:name="T4979" style:parent-style-name="Domyślnaczcionkaakapitu" style:family="text">
      <style:text-properties fo:background-color="#80FFFF"/>
    </style:style>
    <style:style style:name="T4980" style:parent-style-name="Domyślnaczcionkaakapitu" style:family="text">
      <style:text-properties fo:background-color="#80FFFF"/>
    </style:style>
    <style:style style:name="T4981" style:parent-style-name="Domyślnaczcionkaakapitu" style:family="text">
      <style:text-properties fo:background-color="#80FFFF"/>
    </style:style>
    <style:style style:name="T4982" style:parent-style-name="Domyślnaczcionkaakapitu" style:family="text">
      <style:text-properties fo:background-color="#80FFFF"/>
    </style:style>
    <style:style style:name="T4983" style:parent-style-name="Domyślnaczcionkaakapitu" style:family="text">
      <style:text-properties fo:background-color="#80FFFF"/>
    </style:style>
    <style:style style:name="T4984" style:parent-style-name="Domyślnaczcionkaakapitu" style:family="text">
      <style:text-properties fo:background-color="#80FFFF"/>
    </style:style>
    <style:style style:name="P4985" style:parent-style-name="Normalny" style:family="paragraph">
      <style:paragraph-properties fo:text-align="justify" fo:line-height="150%"/>
    </style:style>
    <style:style style:name="T4986" style:parent-style-name="Domyślnaczcionkaakapitu" style:family="text">
      <style:text-properties style:text-underline-type="single" style:text-underline-style="solid" style:text-underline-width="auto" style:text-underline-mode="continuous"/>
    </style:style>
    <style:style style:name="T4987" style:parent-style-name="Domyślnaczcionkaakapitu" style:family="text">
      <style:text-properties fo:background-color="#80FFFF" style:text-underline-type="single" style:text-underline-style="solid" style:text-underline-width="auto" style:text-underline-mode="continuous"/>
    </style:style>
    <style:style style:name="T4988" style:parent-style-name="Domyślnaczcionkaakapitu" style:family="text">
      <style:text-properties style:text-underline-type="single" style:text-underline-style="solid" style:text-underline-width="auto" style:text-underline-mode="continuous"/>
    </style:style>
    <style:style style:name="T4989" style:parent-style-name="Domyślnaczcionkaakapitu" style:family="text">
      <style:text-properties fo:background-color="#80FFFF" style:text-underline-type="single" style:text-underline-style="solid" style:text-underline-width="auto" style:text-underline-mode="continuous"/>
    </style:style>
    <style:style style:name="P4990" style:parent-style-name="Normalny" style:family="paragraph">
      <style:paragraph-properties fo:text-align="justify" fo:line-height="150%" fo:text-indent="0.2479in"/>
    </style:style>
    <style:style style:name="T4991" style:parent-style-name="Domyślnaczcionkaakapitu" style:family="text">
      <style:text-properties fo:background-color="#80FFFF"/>
    </style:style>
    <style:style style:name="T4992" style:parent-style-name="Domyślnaczcionkaakapitu" style:family="text">
      <style:text-properties fo:background-color="#80FFFF"/>
    </style:style>
    <style:style style:name="T4993" style:parent-style-name="Domyślnaczcionkaakapitu" style:family="text">
      <style:text-properties fo:background-color="#80FFFF"/>
    </style:style>
    <style:style style:name="T4994" style:parent-style-name="Domyślnaczcionkaakapitu" style:family="text">
      <style:text-properties fo:background-color="#80FFFF"/>
    </style:style>
    <style:style style:name="T4995" style:parent-style-name="Domyślnaczcionkaakapitu" style:family="text">
      <style:text-properties fo:background-color="#80FFFF"/>
    </style:style>
    <style:style style:name="P4996" style:parent-style-name="Normalny" style:family="paragraph">
      <style:paragraph-properties fo:text-align="justify" fo:line-height="150%" fo:text-indent="0.2479in"/>
    </style:style>
    <style:style style:name="T4997" style:parent-style-name="Domyślnaczcionkaakapitu" style:family="text">
      <style:text-properties fo:background-color="#80FFFF"/>
    </style:style>
    <style:style style:name="T4998" style:parent-style-name="Domyślnaczcionkaakapitu" style:family="text">
      <style:text-properties fo:background-color="#80FFFF"/>
    </style:style>
    <style:style style:name="T4999" style:parent-style-name="Domyślnaczcionkaakapitu" style:family="text">
      <style:text-properties fo:background-color="#80FFFF"/>
    </style:style>
    <style:style style:name="T5000" style:parent-style-name="Domyślnaczcionkaakapitu" style:family="text">
      <style:text-properties fo:background-color="#80FFFF"/>
    </style:style>
    <style:style style:name="T5001" style:parent-style-name="Domyślnaczcionkaakapitu" style:family="text">
      <style:text-properties fo:background-color="#80FFFF"/>
    </style:style>
    <style:style style:name="P5002" style:parent-style-name="Normalny" style:family="paragraph">
      <style:paragraph-properties fo:text-align="justify" fo:line-height="150%" fo:text-indent="0.2479in"/>
    </style:style>
    <style:style style:name="T5003" style:parent-style-name="Domyślnaczcionkaakapitu" style:family="text">
      <style:text-properties fo:background-color="#80FFFF"/>
    </style:style>
    <style:style style:name="T5004" style:parent-style-name="Domyślnaczcionkaakapitu" style:family="text">
      <style:text-properties fo:background-color="#80FFFF"/>
    </style:style>
    <style:style style:name="T5005" style:parent-style-name="Domyślnaczcionkaakapitu" style:family="text">
      <style:text-properties fo:background-color="#80FFFF"/>
    </style:style>
    <style:style style:name="T5006" style:parent-style-name="Domyślnaczcionkaakapitu" style:family="text">
      <style:text-properties fo:background-color="#80FFFF"/>
    </style:style>
    <style:style style:name="T5007" style:parent-style-name="Domyślnaczcionkaakapitu" style:family="text">
      <style:text-properties fo:background-color="#80FFFF"/>
    </style:style>
    <style:style style:name="T5008" style:parent-style-name="Domyślnaczcionkaakapitu" style:family="text">
      <style:text-properties fo:background-color="#80FFFF"/>
    </style:style>
    <style:style style:name="T5009" style:parent-style-name="Domyślnaczcionkaakapitu" style:family="text">
      <style:text-properties fo:background-color="#80FFFF"/>
    </style:style>
    <style:style style:name="T5010" style:parent-style-name="Domyślnaczcionkaakapitu" style:family="text">
      <style:text-properties fo:background-color="#80FFFF"/>
    </style:style>
    <style:style style:name="T5011" style:parent-style-name="Domyślnaczcionkaakapitu" style:family="text">
      <style:text-properties fo:background-color="#80FFFF"/>
    </style:style>
    <style:style style:name="T5012" style:parent-style-name="Domyślnaczcionkaakapitu" style:family="text">
      <style:text-properties fo:background-color="#80FFFF"/>
    </style:style>
    <style:style style:name="T5013" style:parent-style-name="Domyślnaczcionkaakapitu" style:family="text">
      <style:text-properties fo:background-color="#80FFFF"/>
    </style:style>
    <style:style style:name="T5014" style:parent-style-name="Domyślnaczcionkaakapitu" style:family="text">
      <style:text-properties fo:background-color="#80FFFF"/>
    </style:style>
    <style:style style:name="T5015" style:parent-style-name="Domyślnaczcionkaakapitu" style:family="text">
      <style:text-properties fo:background-color="#80FFFF"/>
    </style:style>
    <style:style style:name="T5016" style:parent-style-name="Domyślnaczcionkaakapitu" style:family="text">
      <style:text-properties fo:background-color="#80FFFF"/>
    </style:style>
    <style:style style:name="T5017" style:parent-style-name="Domyślnaczcionkaakapitu" style:family="text">
      <style:text-properties fo:background-color="#80FFFF"/>
    </style:style>
    <style:style style:name="T5018" style:parent-style-name="Domyślnaczcionkaakapitu" style:family="text">
      <style:text-properties fo:background-color="#80FFFF"/>
    </style:style>
    <style:style style:name="T5019" style:parent-style-name="Domyślnaczcionkaakapitu" style:family="text">
      <style:text-properties fo:background-color="#80FFFF"/>
    </style:style>
    <style:style style:name="T5020" style:parent-style-name="Domyślnaczcionkaakapitu" style:family="text">
      <style:text-properties fo:background-color="#80FFFF"/>
    </style:style>
    <style:style style:name="T5021" style:parent-style-name="Domyślnaczcionkaakapitu" style:family="text">
      <style:text-properties fo:background-color="#80FFFF"/>
    </style:style>
    <style:style style:name="T5022" style:parent-style-name="Domyślnaczcionkaakapitu" style:family="text">
      <style:text-properties fo:background-color="#80FFFF"/>
    </style:style>
    <style:style style:name="T5023" style:parent-style-name="Domyślnaczcionkaakapitu" style:family="text">
      <style:text-properties fo:background-color="#80FFFF"/>
    </style:style>
    <style:style style:name="T5024" style:parent-style-name="Domyślnaczcionkaakapitu" style:family="text">
      <style:text-properties fo:background-color="#80FFFF"/>
    </style:style>
    <style:style style:name="T5025" style:parent-style-name="Domyślnaczcionkaakapitu" style:family="text">
      <style:text-properties fo:background-color="#80FFFF"/>
    </style:style>
    <style:style style:name="T5026" style:parent-style-name="Domyślnaczcionkaakapitu" style:family="text">
      <style:text-properties fo:background-color="#80FFFF"/>
    </style:style>
    <style:style style:name="T5027" style:parent-style-name="Domyślnaczcionkaakapitu" style:family="text">
      <style:text-properties fo:background-color="#80FFFF"/>
    </style:style>
    <style:style style:name="T5028" style:parent-style-name="Domyślnaczcionkaakapitu" style:family="text">
      <style:text-properties fo:background-color="#80FFFF"/>
    </style:style>
    <style:style style:name="T5029" style:parent-style-name="Domyślnaczcionkaakapitu" style:family="text">
      <style:text-properties fo:background-color="#80FFFF"/>
    </style:style>
    <style:style style:name="T5030" style:parent-style-name="Domyślnaczcionkaakapitu" style:family="text">
      <style:text-properties fo:background-color="#80FFFF"/>
    </style:style>
    <style:style style:name="T5031" style:parent-style-name="Domyślnaczcionkaakapitu" style:family="text">
      <style:text-properties fo:background-color="#80FFFF"/>
    </style:style>
    <style:style style:name="T5032" style:parent-style-name="Domyślnaczcionkaakapitu" style:family="text">
      <style:text-properties fo:background-color="#80FFFF"/>
    </style:style>
    <style:style style:name="T5033" style:parent-style-name="Domyślnaczcionkaakapitu" style:family="text">
      <style:text-properties fo:background-color="#80FFFF"/>
    </style:style>
    <style:style style:name="T5034" style:parent-style-name="Domyślnaczcionkaakapitu" style:family="text">
      <style:text-properties fo:background-color="#80FFFF"/>
    </style:style>
    <style:style style:name="T5035" style:parent-style-name="Domyślnaczcionkaakapitu" style:family="text">
      <style:text-properties fo:background-color="#80FFFF"/>
    </style:style>
    <style:style style:name="T5036" style:parent-style-name="Domyślnaczcionkaakapitu" style:family="text">
      <style:text-properties fo:background-color="#80FFFF"/>
    </style:style>
    <style:style style:name="T5037" style:parent-style-name="Domyślnaczcionkaakapitu" style:family="text">
      <style:text-properties fo:background-color="#80FFFF"/>
    </style:style>
    <style:style style:name="T5038" style:parent-style-name="Domyślnaczcionkaakapitu" style:family="text">
      <style:text-properties fo:background-color="#80FFFF"/>
    </style:style>
    <style:style style:name="T5039" style:parent-style-name="Domyślnaczcionkaakapitu" style:family="text">
      <style:text-properties fo:background-color="#80FFFF"/>
    </style:style>
    <style:style style:name="T5040" style:parent-style-name="Domyślnaczcionkaakapitu" style:family="text">
      <style:text-properties fo:background-color="#80FFFF"/>
    </style:style>
    <style:style style:name="T5041" style:parent-style-name="Domyślnaczcionkaakapitu" style:family="text">
      <style:text-properties fo:background-color="#80FFFF"/>
    </style:style>
    <style:style style:name="T5042" style:parent-style-name="Domyślnaczcionkaakapitu" style:family="text">
      <style:text-properties fo:background-color="#80FFFF"/>
    </style:style>
    <style:style style:name="T5043" style:parent-style-name="Domyślnaczcionkaakapitu" style:family="text">
      <style:text-properties fo:background-color="#80FFFF"/>
    </style:style>
    <style:style style:name="T5044" style:parent-style-name="Domyślnaczcionkaakapitu" style:family="text">
      <style:text-properties fo:background-color="#80FFFF"/>
    </style:style>
    <style:style style:name="T5045" style:parent-style-name="Domyślnaczcionkaakapitu" style:family="text">
      <style:text-properties fo:background-color="#80FFFF"/>
    </style:style>
    <style:style style:name="T5046" style:parent-style-name="Domyślnaczcionkaakapitu" style:family="text">
      <style:text-properties fo:background-color="#80FFFF"/>
    </style:style>
    <style:style style:name="P5047" style:parent-style-name="Normalny" style:family="paragraph">
      <style:paragraph-properties fo:text-align="justify" fo:line-height="150%" fo:text-indent="0.2479in"/>
    </style:style>
    <style:style style:name="T5048" style:parent-style-name="Domyślnaczcionkaakapitu" style:family="text">
      <style:text-properties fo:background-color="#80FFFF"/>
    </style:style>
    <style:style style:name="T5049" style:parent-style-name="Domyślnaczcionkaakapitu" style:family="text">
      <style:text-properties fo:background-color="#80FFFF"/>
    </style:style>
    <style:style style:name="T5050" style:parent-style-name="Domyślnaczcionkaakapitu" style:family="text">
      <style:text-properties fo:background-color="#80FFFF"/>
    </style:style>
    <style:style style:name="T5051" style:parent-style-name="Domyślnaczcionkaakapitu" style:family="text">
      <style:text-properties fo:background-color="#80FFFF"/>
    </style:style>
    <style:style style:name="T5052" style:parent-style-name="Domyślnaczcionkaakapitu" style:family="text">
      <style:text-properties fo:background-color="#80FFFF"/>
    </style:style>
    <style:style style:name="T5053" style:parent-style-name="Domyślnaczcionkaakapitu" style:family="text">
      <style:text-properties fo:background-color="#80FFFF"/>
    </style:style>
    <style:style style:name="T5054" style:parent-style-name="Domyślnaczcionkaakapitu" style:family="text">
      <style:text-properties fo:background-color="#80FFFF"/>
    </style:style>
    <style:style style:name="T5055" style:parent-style-name="Domyślnaczcionkaakapitu" style:family="text">
      <style:text-properties fo:background-color="#80FFFF"/>
    </style:style>
    <style:style style:name="T5056" style:parent-style-name="Domyślnaczcionkaakapitu" style:family="text">
      <style:text-properties fo:background-color="#80FFFF"/>
    </style:style>
    <style:style style:name="T5057" style:parent-style-name="Domyślnaczcionkaakapitu" style:family="text">
      <style:text-properties fo:background-color="#80FFFF"/>
    </style:style>
    <style:style style:name="T5058" style:parent-style-name="Domyślnaczcionkaakapitu" style:family="text">
      <style:text-properties fo:background-color="#80FFFF"/>
    </style:style>
    <style:style style:name="T5059" style:parent-style-name="Domyślnaczcionkaakapitu" style:family="text">
      <style:text-properties fo:background-color="#80FFFF"/>
    </style:style>
    <style:style style:name="T5060" style:parent-style-name="Domyślnaczcionkaakapitu" style:family="text">
      <style:text-properties fo:background-color="#80FFFF"/>
    </style:style>
    <style:style style:name="T5061" style:parent-style-name="Domyślnaczcionkaakapitu" style:family="text">
      <style:text-properties fo:background-color="#80FFFF"/>
    </style:style>
    <style:style style:name="T5062" style:parent-style-name="Domyślnaczcionkaakapitu" style:family="text">
      <style:text-properties fo:background-color="#80FFFF"/>
    </style:style>
    <style:style style:name="T5063" style:parent-style-name="Domyślnaczcionkaakapitu" style:family="text">
      <style:text-properties fo:background-color="#80FFFF"/>
    </style:style>
    <style:style style:name="P5064" style:parent-style-name="Normalny" style:family="paragraph">
      <style:paragraph-properties fo:text-align="justify" fo:line-height="150%" fo:text-indent="0.2479in"/>
    </style:style>
    <style:style style:name="T5065" style:parent-style-name="Domyślnaczcionkaakapitu" style:family="text">
      <style:text-properties fo:background-color="#80FFFF"/>
    </style:style>
    <style:style style:name="P5066" style:parent-style-name="Normalny" style:family="paragraph">
      <style:paragraph-properties fo:text-align="justify" fo:line-height="150%"/>
    </style:style>
    <style:style style:name="T5067" style:parent-style-name="Domyślnaczcionkaakapitu" style:family="text">
      <style:text-properties style:text-underline-type="single" style:text-underline-style="solid" style:text-underline-width="auto" style:text-underline-mode="continuous"/>
    </style:style>
    <style:style style:name="T5068" style:parent-style-name="Domyślnaczcionkaakapitu" style:family="text">
      <style:text-properties fo:background-color="#80FFFF" style:text-underline-type="single" style:text-underline-style="solid" style:text-underline-width="auto" style:text-underline-mode="continuous"/>
    </style:style>
    <style:style style:name="T5069" style:parent-style-name="Domyślnaczcionkaakapitu" style:family="text">
      <style:text-properties style:text-underline-type="single" style:text-underline-style="solid" style:text-underline-width="auto" style:text-underline-mode="continuous"/>
    </style:style>
    <style:style style:name="T5070" style:parent-style-name="Domyślnaczcionkaakapitu" style:family="text">
      <style:text-properties fo:background-color="#80FFFF" style:text-underline-type="single" style:text-underline-style="solid" style:text-underline-width="auto" style:text-underline-mode="continuous"/>
    </style:style>
    <style:style style:name="T5071" style:parent-style-name="Domyślnaczcionkaakapitu" style:family="text">
      <style:text-properties style:text-underline-type="single" style:text-underline-style="solid" style:text-underline-width="auto" style:text-underline-mode="continuous"/>
    </style:style>
    <style:style style:name="T5072" style:parent-style-name="Domyślnaczcionkaakapitu" style:family="text">
      <style:text-properties fo:background-color="#80FFFF" style:text-underline-type="single" style:text-underline-style="solid" style:text-underline-width="auto" style:text-underline-mode="continuous"/>
    </style:style>
    <style:style style:name="P5073" style:parent-style-name="Normalny" style:family="paragraph">
      <style:paragraph-properties fo:text-align="justify" fo:line-height="150%" fo:text-indent="0.2479in"/>
    </style:style>
    <style:style style:name="T5074" style:parent-style-name="Domyślnaczcionkaakapitu" style:family="text">
      <style:text-properties fo:background-color="#80FFFF"/>
    </style:style>
    <style:style style:name="T5075" style:parent-style-name="Domyślnaczcionkaakapitu" style:family="text">
      <style:text-properties fo:background-color="#80FFFF"/>
    </style:style>
    <style:style style:name="T5076" style:parent-style-name="Domyślnaczcionkaakapitu" style:family="text">
      <style:text-properties fo:background-color="#80FFFF"/>
    </style:style>
    <style:style style:name="T5077" style:parent-style-name="Domyślnaczcionkaakapitu" style:family="text">
      <style:text-properties fo:background-color="#80FFFF"/>
    </style:style>
    <style:style style:name="T5078" style:parent-style-name="Domyślnaczcionkaakapitu" style:family="text">
      <style:text-properties fo:background-color="#80FFFF"/>
    </style:style>
    <style:style style:name="T5079" style:parent-style-name="Domyślnaczcionkaakapitu" style:family="text">
      <style:text-properties fo:background-color="#80FFFF"/>
    </style:style>
    <style:style style:name="T5080" style:parent-style-name="Domyślnaczcionkaakapitu" style:family="text">
      <style:text-properties fo:background-color="#80FFFF"/>
    </style:style>
    <style:style style:name="T5081" style:parent-style-name="Domyślnaczcionkaakapitu" style:family="text">
      <style:text-properties fo:background-color="#80FFFF"/>
    </style:style>
    <style:style style:name="T5082" style:parent-style-name="Domyślnaczcionkaakapitu" style:family="text">
      <style:text-properties fo:background-color="#80FFFF"/>
    </style:style>
    <style:style style:name="T5083" style:parent-style-name="Domyślnaczcionkaakapitu" style:family="text">
      <style:text-properties fo:background-color="#80FFFF"/>
    </style:style>
    <style:style style:name="T5084" style:parent-style-name="Domyślnaczcionkaakapitu" style:family="text">
      <style:text-properties fo:background-color="#80FFFF"/>
    </style:style>
    <style:style style:name="T5085" style:parent-style-name="Domyślnaczcionkaakapitu" style:family="text">
      <style:text-properties fo:background-color="#80FFFF"/>
    </style:style>
    <style:style style:name="T5086" style:parent-style-name="Domyślnaczcionkaakapitu" style:family="text">
      <style:text-properties fo:background-color="#80FFFF"/>
    </style:style>
    <style:style style:name="T5087" style:parent-style-name="Domyślnaczcionkaakapitu" style:family="text">
      <style:text-properties fo:background-color="#80FFFF"/>
    </style:style>
    <style:style style:name="T5088" style:parent-style-name="Domyślnaczcionkaakapitu" style:family="text">
      <style:text-properties fo:background-color="#80FFFF"/>
    </style:style>
    <style:style style:name="T5089" style:parent-style-name="Domyślnaczcionkaakapitu" style:family="text">
      <style:text-properties fo:background-color="#80FFFF"/>
    </style:style>
    <style:style style:name="T5090" style:parent-style-name="Domyślnaczcionkaakapitu" style:family="text">
      <style:text-properties fo:background-color="#80FFFF"/>
    </style:style>
    <style:style style:name="T5091" style:parent-style-name="Domyślnaczcionkaakapitu" style:family="text">
      <style:text-properties fo:background-color="#80FFFF"/>
    </style:style>
    <style:style style:name="T5092" style:parent-style-name="Domyślnaczcionkaakapitu" style:family="text">
      <style:text-properties fo:background-color="#80FFFF"/>
    </style:style>
    <style:style style:name="T5093" style:parent-style-name="Domyślnaczcionkaakapitu" style:family="text">
      <style:text-properties fo:background-color="#80FFFF"/>
    </style:style>
    <style:style style:name="T5094" style:parent-style-name="Domyślnaczcionkaakapitu" style:family="text">
      <style:text-properties fo:background-color="#80FFFF"/>
    </style:style>
    <style:style style:name="T5095" style:parent-style-name="Domyślnaczcionkaakapitu" style:family="text">
      <style:text-properties fo:background-color="#80FFFF"/>
    </style:style>
    <style:style style:name="T5096" style:parent-style-name="Domyślnaczcionkaakapitu" style:family="text">
      <style:text-properties fo:background-color="#80FFFF"/>
    </style:style>
    <style:style style:name="T5097" style:parent-style-name="Domyślnaczcionkaakapitu" style:family="text">
      <style:text-properties fo:background-color="#80FFFF"/>
    </style:style>
    <style:style style:name="T5098" style:parent-style-name="Domyślnaczcionkaakapitu" style:family="text">
      <style:text-properties fo:background-color="#80FFFF"/>
    </style:style>
    <style:style style:name="T5099" style:parent-style-name="Domyślnaczcionkaakapitu" style:family="text">
      <style:text-properties fo:background-color="#80FFFF"/>
    </style:style>
    <style:style style:name="T5100" style:parent-style-name="Domyślnaczcionkaakapitu" style:family="text">
      <style:text-properties fo:background-color="#80FFFF"/>
    </style:style>
    <style:style style:name="T5101" style:parent-style-name="Domyślnaczcionkaakapitu" style:family="text">
      <style:text-properties fo:background-color="#80FFFF"/>
    </style:style>
    <style:style style:name="T5102" style:parent-style-name="Domyślnaczcionkaakapitu" style:family="text">
      <style:text-properties fo:background-color="#80FFFF"/>
    </style:style>
    <style:style style:name="T5103" style:parent-style-name="Domyślnaczcionkaakapitu" style:family="text">
      <style:text-properties fo:background-color="#80FFFF"/>
    </style:style>
    <style:style style:name="T5104" style:parent-style-name="Domyślnaczcionkaakapitu" style:family="text">
      <style:text-properties fo:background-color="#80FFFF"/>
    </style:style>
    <style:style style:name="T5105" style:parent-style-name="Domyślnaczcionkaakapitu" style:family="text">
      <style:text-properties fo:background-color="#80FFFF"/>
    </style:style>
    <style:style style:name="T5106" style:parent-style-name="Domyślnaczcionkaakapitu" style:family="text">
      <style:text-properties fo:background-color="#80FFFF"/>
    </style:style>
    <style:style style:name="T5107" style:parent-style-name="Domyślnaczcionkaakapitu" style:family="text">
      <style:text-properties fo:background-color="#80FFFF"/>
    </style:style>
    <style:style style:name="T5108" style:parent-style-name="Domyślnaczcionkaakapitu" style:family="text">
      <style:text-properties fo:background-color="#80FFFF"/>
    </style:style>
    <style:style style:name="T5109" style:parent-style-name="Domyślnaczcionkaakapitu" style:family="text">
      <style:text-properties fo:background-color="#80FFFF"/>
    </style:style>
    <style:style style:name="T5110" style:parent-style-name="Domyślnaczcionkaakapitu" style:family="text">
      <style:text-properties fo:background-color="#80FFFF"/>
    </style:style>
    <style:style style:name="T5111" style:parent-style-name="Domyślnaczcionkaakapitu" style:family="text">
      <style:text-properties fo:background-color="#80FFFF"/>
    </style:style>
    <style:style style:name="T5112" style:parent-style-name="Domyślnaczcionkaakapitu" style:family="text">
      <style:text-properties fo:background-color="#80FFFF"/>
    </style:style>
    <style:style style:name="T5113" style:parent-style-name="Domyślnaczcionkaakapitu" style:family="text">
      <style:text-properties fo:background-color="#80FFFF"/>
    </style:style>
    <style:style style:name="T5114" style:parent-style-name="Domyślnaczcionkaakapitu" style:family="text">
      <style:text-properties fo:background-color="#80FFFF"/>
    </style:style>
    <style:style style:name="T5115" style:parent-style-name="Domyślnaczcionkaakapitu" style:family="text">
      <style:text-properties fo:background-color="#80FFFF"/>
    </style:style>
    <style:style style:name="T5116" style:parent-style-name="Domyślnaczcionkaakapitu" style:family="text">
      <style:text-properties fo:background-color="#80FFFF"/>
    </style:style>
    <style:style style:name="T5117" style:parent-style-name="Domyślnaczcionkaakapitu" style:family="text">
      <style:text-properties fo:background-color="#80FFFF"/>
    </style:style>
    <style:style style:name="T5118" style:parent-style-name="Domyślnaczcionkaakapitu" style:family="text">
      <style:text-properties fo:background-color="#80FFFF"/>
    </style:style>
    <style:style style:name="T5119" style:parent-style-name="Domyślnaczcionkaakapitu" style:family="text">
      <style:text-properties fo:background-color="#80FFFF"/>
    </style:style>
    <style:style style:name="T5120" style:parent-style-name="Domyślnaczcionkaakapitu" style:family="text">
      <style:text-properties fo:background-color="#80FFFF"/>
    </style:style>
    <style:style style:name="T5121" style:parent-style-name="Domyślnaczcionkaakapitu" style:family="text">
      <style:text-properties fo:background-color="#80FFFF"/>
    </style:style>
    <style:style style:name="T5122" style:parent-style-name="Domyślnaczcionkaakapitu" style:family="text">
      <style:text-properties fo:background-color="#80FFFF"/>
    </style:style>
    <style:style style:name="T5123" style:parent-style-name="Domyślnaczcionkaakapitu" style:family="text">
      <style:text-properties fo:background-color="#80FFFF"/>
    </style:style>
    <style:style style:name="T5124" style:parent-style-name="Domyślnaczcionkaakapitu" style:family="text">
      <style:text-properties fo:background-color="#80FFFF"/>
    </style:style>
    <style:style style:name="T5125" style:parent-style-name="Domyślnaczcionkaakapitu" style:family="text">
      <style:text-properties fo:background-color="#80FFFF"/>
    </style:style>
    <style:style style:name="T5126" style:parent-style-name="Domyślnaczcionkaakapitu" style:family="text">
      <style:text-properties fo:background-color="#80FFFF"/>
    </style:style>
    <style:style style:name="T5127" style:parent-style-name="Domyślnaczcionkaakapitu" style:family="text">
      <style:text-properties fo:background-color="#80FFFF"/>
    </style:style>
    <style:style style:name="T5128" style:parent-style-name="Domyślnaczcionkaakapitu" style:family="text">
      <style:text-properties fo:background-color="#80FFFF"/>
    </style:style>
    <style:style style:name="T5129" style:parent-style-name="Domyślnaczcionkaakapitu" style:family="text">
      <style:text-properties fo:background-color="#80FFFF"/>
    </style:style>
    <style:style style:name="T5130" style:parent-style-name="Domyślnaczcionkaakapitu" style:family="text">
      <style:text-properties fo:background-color="#80FFFF"/>
    </style:style>
    <style:style style:name="T5131" style:parent-style-name="Domyślnaczcionkaakapitu" style:family="text">
      <style:text-properties fo:background-color="#80FFFF"/>
    </style:style>
    <style:style style:name="T5132" style:parent-style-name="Domyślnaczcionkaakapitu" style:family="text">
      <style:text-properties fo:background-color="#80FFFF"/>
    </style:style>
    <style:style style:name="T5133" style:parent-style-name="Domyślnaczcionkaakapitu" style:family="text">
      <style:text-properties fo:background-color="#80FFFF"/>
    </style:style>
    <style:style style:name="T5134" style:parent-style-name="Domyślnaczcionkaakapitu" style:family="text">
      <style:text-properties fo:background-color="#80FFFF"/>
    </style:style>
    <style:style style:name="P5135" style:parent-style-name="Normalny" style:family="paragraph">
      <style:paragraph-properties fo:text-align="justify" fo:line-height="150%" fo:text-indent="0.2479in"/>
    </style:style>
    <style:style style:name="T5136" style:parent-style-name="Domyślnaczcionkaakapitu" style:family="text">
      <style:text-properties fo:background-color="#80FFFF"/>
    </style:style>
    <style:style style:name="T5137" style:parent-style-name="Domyślnaczcionkaakapitu" style:family="text">
      <style:text-properties fo:background-color="#80FFFF"/>
    </style:style>
    <style:style style:name="T5138" style:parent-style-name="Domyślnaczcionkaakapitu" style:family="text">
      <style:text-properties fo:background-color="#80FFFF"/>
    </style:style>
    <style:style style:name="T5139" style:parent-style-name="Domyślnaczcionkaakapitu" style:family="text">
      <style:text-properties fo:background-color="#80FFFF"/>
    </style:style>
    <style:style style:name="T5140" style:parent-style-name="Domyślnaczcionkaakapitu" style:family="text">
      <style:text-properties fo:background-color="#80FFFF"/>
    </style:style>
    <style:style style:name="T5141" style:parent-style-name="Domyślnaczcionkaakapitu" style:family="text">
      <style:text-properties fo:background-color="#80FFFF"/>
    </style:style>
    <style:style style:name="T5142" style:parent-style-name="Domyślnaczcionkaakapitu" style:family="text">
      <style:text-properties fo:background-color="#80FFFF"/>
    </style:style>
    <style:style style:name="T5143" style:parent-style-name="Domyślnaczcionkaakapitu" style:family="text">
      <style:text-properties fo:background-color="#80FFFF"/>
    </style:style>
    <style:style style:name="T5144" style:parent-style-name="Domyślnaczcionkaakapitu" style:family="text">
      <style:text-properties fo:background-color="#80FFFF"/>
    </style:style>
    <style:style style:name="T5145" style:parent-style-name="Domyślnaczcionkaakapitu" style:family="text">
      <style:text-properties fo:background-color="#80FFFF"/>
    </style:style>
    <style:style style:name="T5146" style:parent-style-name="Domyślnaczcionkaakapitu" style:family="text">
      <style:text-properties fo:background-color="#80FFFF"/>
    </style:style>
    <style:style style:name="T5147" style:parent-style-name="Domyślnaczcionkaakapitu" style:family="text">
      <style:text-properties fo:background-color="#80FFFF"/>
    </style:style>
    <style:style style:name="T5148" style:parent-style-name="Domyślnaczcionkaakapitu" style:family="text">
      <style:text-properties fo:background-color="#80FFFF"/>
    </style:style>
    <style:style style:name="T5149" style:parent-style-name="Domyślnaczcionkaakapitu" style:family="text">
      <style:text-properties fo:background-color="#80FFFF"/>
    </style:style>
    <style:style style:name="T5150" style:parent-style-name="Domyślnaczcionkaakapitu" style:family="text">
      <style:text-properties fo:background-color="#80FFFF"/>
    </style:style>
    <style:style style:name="T5151" style:parent-style-name="Domyślnaczcionkaakapitu" style:family="text">
      <style:text-properties fo:background-color="#80FFFF"/>
    </style:style>
    <style:style style:name="T5152" style:parent-style-name="Domyślnaczcionkaakapitu" style:family="text">
      <style:text-properties fo:background-color="#80FFFF"/>
    </style:style>
    <style:style style:name="T5153" style:parent-style-name="Domyślnaczcionkaakapitu" style:family="text">
      <style:text-properties fo:background-color="#80FFFF"/>
    </style:style>
    <style:style style:name="T5154" style:parent-style-name="Domyślnaczcionkaakapitu" style:family="text">
      <style:text-properties fo:background-color="#80FFFF"/>
    </style:style>
    <style:style style:name="T5155" style:parent-style-name="Domyślnaczcionkaakapitu" style:family="text">
      <style:text-properties fo:background-color="#80FFFF"/>
    </style:style>
    <style:style style:name="T5156" style:parent-style-name="Domyślnaczcionkaakapitu" style:family="text">
      <style:text-properties fo:background-color="#80FFFF"/>
    </style:style>
    <style:style style:name="T5157" style:parent-style-name="Domyślnaczcionkaakapitu" style:family="text">
      <style:text-properties fo:background-color="#80FFFF"/>
    </style:style>
    <style:style style:name="T5158" style:parent-style-name="Domyślnaczcionkaakapitu" style:family="text">
      <style:text-properties fo:background-color="#80FFFF"/>
    </style:style>
    <style:style style:name="T5159" style:parent-style-name="Domyślnaczcionkaakapitu" style:family="text">
      <style:text-properties fo:background-color="#80FFFF"/>
    </style:style>
    <style:style style:name="T5160" style:parent-style-name="Domyślnaczcionkaakapitu" style:family="text">
      <style:text-properties fo:background-color="#80FFFF"/>
    </style:style>
    <style:style style:name="T5161" style:parent-style-name="Domyślnaczcionkaakapitu" style:family="text">
      <style:text-properties fo:background-color="#80FFFF"/>
    </style:style>
    <style:style style:name="T5162" style:parent-style-name="Domyślnaczcionkaakapitu" style:family="text">
      <style:text-properties fo:background-color="#80FFFF"/>
    </style:style>
    <style:style style:name="T5163" style:parent-style-name="Domyślnaczcionkaakapitu" style:family="text">
      <style:text-properties fo:background-color="#80FFFF"/>
    </style:style>
    <style:style style:name="T5164" style:parent-style-name="Domyślnaczcionkaakapitu" style:family="text">
      <style:text-properties fo:background-color="#80FFFF"/>
    </style:style>
    <style:style style:name="T5165" style:parent-style-name="Domyślnaczcionkaakapitu" style:family="text">
      <style:text-properties fo:background-color="#80FFFF"/>
    </style:style>
    <style:style style:name="T5166" style:parent-style-name="Domyślnaczcionkaakapitu" style:family="text">
      <style:text-properties fo:background-color="#80FFFF"/>
    </style:style>
    <style:style style:name="T5167" style:parent-style-name="Domyślnaczcionkaakapitu" style:family="text">
      <style:text-properties fo:background-color="#80FFFF"/>
    </style:style>
    <style:style style:name="T5168" style:parent-style-name="Domyślnaczcionkaakapitu" style:family="text">
      <style:text-properties fo:background-color="#80FFFF"/>
    </style:style>
    <style:style style:name="T5169" style:parent-style-name="Domyślnaczcionkaakapitu" style:family="text">
      <style:text-properties fo:background-color="#80FFFF"/>
    </style:style>
    <style:style style:name="T5170" style:parent-style-name="Domyślnaczcionkaakapitu" style:family="text">
      <style:text-properties fo:background-color="#80FFFF"/>
    </style:style>
    <style:style style:name="T5171" style:parent-style-name="Domyślnaczcionkaakapitu" style:family="text">
      <style:text-properties fo:background-color="#80FFFF"/>
    </style:style>
    <style:style style:name="T5172" style:parent-style-name="Domyślnaczcionkaakapitu" style:family="text">
      <style:text-properties fo:background-color="#80FFFF"/>
    </style:style>
    <style:style style:name="T5173" style:parent-style-name="Domyślnaczcionkaakapitu" style:family="text">
      <style:text-properties fo:background-color="#80FFFF"/>
    </style:style>
    <style:style style:name="T5174" style:parent-style-name="Domyślnaczcionkaakapitu" style:family="text">
      <style:text-properties fo:background-color="#80FFFF"/>
    </style:style>
    <style:style style:name="T5175" style:parent-style-name="Domyślnaczcionkaakapitu" style:family="text">
      <style:text-properties fo:background-color="#80FFFF"/>
    </style:style>
    <style:style style:name="T5176" style:parent-style-name="Domyślnaczcionkaakapitu" style:family="text">
      <style:text-properties fo:background-color="#80FFFF"/>
    </style:style>
    <style:style style:name="T5177" style:parent-style-name="Domyślnaczcionkaakapitu" style:family="text">
      <style:text-properties fo:background-color="#80FFFF"/>
    </style:style>
    <style:style style:name="T5178" style:parent-style-name="Domyślnaczcionkaakapitu" style:family="text">
      <style:text-properties fo:background-color="#80FFFF"/>
    </style:style>
    <style:style style:name="T5179" style:parent-style-name="Domyślnaczcionkaakapitu" style:family="text">
      <style:text-properties fo:background-color="#80FFFF"/>
    </style:style>
    <style:style style:name="T5180" style:parent-style-name="Domyślnaczcionkaakapitu" style:family="text">
      <style:text-properties fo:background-color="#80FFFF"/>
    </style:style>
    <style:style style:name="T5181" style:parent-style-name="Domyślnaczcionkaakapitu" style:family="text">
      <style:text-properties fo:background-color="#80FFFF"/>
    </style:style>
    <style:style style:name="T5182" style:parent-style-name="Domyślnaczcionkaakapitu" style:family="text">
      <style:text-properties fo:background-color="#80FFFF"/>
    </style:style>
    <style:style style:name="T5183" style:parent-style-name="Domyślnaczcionkaakapitu" style:family="text">
      <style:text-properties fo:background-color="#80FFFF"/>
    </style:style>
    <style:style style:name="T5184" style:parent-style-name="Domyślnaczcionkaakapitu" style:family="text">
      <style:text-properties fo:background-color="#80FFFF"/>
    </style:style>
    <style:style style:name="T5185" style:parent-style-name="Domyślnaczcionkaakapitu" style:family="text">
      <style:text-properties fo:background-color="#80FFFF"/>
    </style:style>
    <style:style style:name="T5186" style:parent-style-name="Domyślnaczcionkaakapitu" style:family="text">
      <style:text-properties fo:background-color="#80FFFF"/>
    </style:style>
    <style:style style:name="T5187" style:parent-style-name="Domyślnaczcionkaakapitu" style:family="text">
      <style:text-properties fo:background-color="#80FFFF"/>
    </style:style>
    <style:style style:name="T5188" style:parent-style-name="Domyślnaczcionkaakapitu" style:family="text">
      <style:text-properties fo:background-color="#80FFFF"/>
    </style:style>
    <style:style style:name="T5189" style:parent-style-name="Domyślnaczcionkaakapitu" style:family="text">
      <style:text-properties fo:background-color="#80FFFF"/>
    </style:style>
    <style:style style:name="T5190" style:parent-style-name="Domyślnaczcionkaakapitu" style:family="text">
      <style:text-properties fo:background-color="#80FFFF"/>
    </style:style>
    <style:style style:name="T5191" style:parent-style-name="Domyślnaczcionkaakapitu" style:family="text">
      <style:text-properties fo:background-color="#80FFFF"/>
    </style:style>
    <style:style style:name="T5192" style:parent-style-name="Domyślnaczcionkaakapitu" style:family="text">
      <style:text-properties fo:background-color="#80FFFF"/>
    </style:style>
    <style:style style:name="T5193" style:parent-style-name="Domyślnaczcionkaakapitu" style:family="text">
      <style:text-properties fo:background-color="#80FFFF"/>
    </style:style>
    <style:style style:name="T5194" style:parent-style-name="Domyślnaczcionkaakapitu" style:family="text">
      <style:text-properties fo:background-color="#80FFFF"/>
    </style:style>
    <style:style style:name="T5195" style:parent-style-name="Domyślnaczcionkaakapitu" style:family="text">
      <style:text-properties fo:background-color="#80FFFF"/>
    </style:style>
    <style:style style:name="T5196" style:parent-style-name="Domyślnaczcionkaakapitu" style:family="text">
      <style:text-properties fo:background-color="#80FFFF"/>
    </style:style>
    <style:style style:name="P5197" style:parent-style-name="Normalny" style:family="paragraph">
      <style:paragraph-properties fo:text-align="justify" fo:line-height="150%"/>
    </style:style>
    <style:style style:name="T5198" style:parent-style-name="Domyślnaczcionkaakapitu" style:family="text">
      <style:text-properties style:text-underline-type="single" style:text-underline-style="solid" style:text-underline-width="auto" style:text-underline-mode="continuous"/>
    </style:style>
    <style:style style:name="T5199" style:parent-style-name="Domyślnaczcionkaakapitu" style:family="text">
      <style:text-properties fo:background-color="#80FFFF" style:text-underline-type="single" style:text-underline-style="solid" style:text-underline-width="auto" style:text-underline-mode="continuous"/>
    </style:style>
    <style:style style:name="T5200" style:parent-style-name="Domyślnaczcionkaakapitu" style:family="text">
      <style:text-properties style:text-underline-type="single" style:text-underline-style="solid" style:text-underline-width="auto" style:text-underline-mode="continuous"/>
    </style:style>
    <style:style style:name="P5201" style:parent-style-name="Normalny" style:family="paragraph">
      <style:paragraph-properties fo:text-align="justify" fo:line-height="150%" fo:text-indent="0.2479in"/>
    </style:style>
    <style:style style:name="T5202" style:parent-style-name="Domyślnaczcionkaakapitu" style:family="text">
      <style:text-properties fo:background-color="#80FFFF"/>
    </style:style>
    <style:style style:name="T5203" style:parent-style-name="Domyślnaczcionkaakapitu" style:family="text">
      <style:text-properties fo:background-color="#80FFFF"/>
    </style:style>
    <style:style style:name="T5204" style:parent-style-name="Domyślnaczcionkaakapitu" style:family="text">
      <style:text-properties fo:background-color="#80FFFF"/>
    </style:style>
    <style:style style:name="T5205" style:parent-style-name="Domyślnaczcionkaakapitu" style:family="text">
      <style:text-properties fo:background-color="#80FFFF"/>
    </style:style>
    <style:style style:name="T5206" style:parent-style-name="Domyślnaczcionkaakapitu" style:family="text">
      <style:text-properties fo:background-color="#80FFFF"/>
    </style:style>
    <style:style style:name="T5207" style:parent-style-name="Domyślnaczcionkaakapitu" style:family="text">
      <style:text-properties fo:background-color="#80FFFF"/>
    </style:style>
    <style:style style:name="P5208" style:parent-style-name="Normalny" style:family="paragraph">
      <style:paragraph-properties fo:text-align="justify" fo:line-height="150%"/>
    </style:style>
    <style:style style:name="T5209" style:parent-style-name="Domyślnaczcionkaakapitu" style:family="text">
      <style:text-properties fo:background-color="#80FFFF"/>
    </style:style>
    <style:style style:name="T5210" style:parent-style-name="Domyślnaczcionkaakapitu" style:family="text">
      <style:text-properties fo:background-color="#80FFFF"/>
    </style:style>
    <style:style style:name="P5211" style:parent-style-name="Normalny" style:family="paragraph">
      <style:paragraph-properties fo:text-align="justify" fo:line-height="150%" fo:text-indent="0.2479in"/>
    </style:style>
    <style:style style:name="T5212" style:parent-style-name="Domyślnaczcionkaakapitu" style:family="text">
      <style:text-properties fo:background-color="#80FFFF"/>
    </style:style>
    <style:style style:name="T5213" style:parent-style-name="Domyślnaczcionkaakapitu" style:family="text">
      <style:text-properties fo:background-color="#80FFFF"/>
    </style:style>
    <style:style style:name="T5214" style:parent-style-name="Domyślnaczcionkaakapitu" style:family="text">
      <style:text-properties fo:background-color="#80FFFF"/>
    </style:style>
    <style:style style:name="T5215" style:parent-style-name="Domyślnaczcionkaakapitu" style:family="text">
      <style:text-properties fo:background-color="#80FFFF"/>
    </style:style>
    <style:style style:name="T5216" style:parent-style-name="Domyślnaczcionkaakapitu" style:family="text">
      <style:text-properties fo:background-color="#80FFFF"/>
    </style:style>
    <style:style style:name="T5217" style:parent-style-name="Domyślnaczcionkaakapitu" style:family="text">
      <style:text-properties fo:background-color="#80FFFF"/>
    </style:style>
    <style:style style:name="T5218" style:parent-style-name="Domyślnaczcionkaakapitu" style:family="text">
      <style:text-properties fo:background-color="#80FFFF"/>
    </style:style>
    <style:style style:name="T5219" style:parent-style-name="Domyślnaczcionkaakapitu" style:family="text">
      <style:text-properties fo:background-color="#80FFFF"/>
    </style:style>
    <style:style style:name="T5220" style:parent-style-name="Domyślnaczcionkaakapitu" style:family="text">
      <style:text-properties fo:background-color="#80FFFF"/>
    </style:style>
    <style:style style:name="T5221" style:parent-style-name="Domyślnaczcionkaakapitu" style:family="text">
      <style:text-properties fo:background-color="#80FFFF"/>
    </style:style>
    <style:style style:name="T5222" style:parent-style-name="Domyślnaczcionkaakapitu" style:family="text">
      <style:text-properties fo:background-color="#80FFFF"/>
    </style:style>
    <style:style style:name="T5223" style:parent-style-name="Domyślnaczcionkaakapitu" style:family="text">
      <style:text-properties fo:background-color="#80FFFF"/>
    </style:style>
    <style:style style:name="T5224" style:parent-style-name="Domyślnaczcionkaakapitu" style:family="text">
      <style:text-properties fo:background-color="#80FFFF"/>
    </style:style>
    <style:style style:name="T5225" style:parent-style-name="Domyślnaczcionkaakapitu" style:family="text">
      <style:text-properties fo:background-color="#80FFFF"/>
    </style:style>
    <style:style style:name="T5226" style:parent-style-name="Domyślnaczcionkaakapitu" style:family="text">
      <style:text-properties fo:background-color="#80FFFF"/>
    </style:style>
    <style:style style:name="T5227" style:parent-style-name="Domyślnaczcionkaakapitu" style:family="text">
      <style:text-properties fo:background-color="#80FFFF"/>
    </style:style>
    <style:style style:name="T5228" style:parent-style-name="Domyślnaczcionkaakapitu" style:family="text">
      <style:text-properties fo:background-color="#80FFFF"/>
    </style:style>
    <style:style style:name="T5229" style:parent-style-name="Domyślnaczcionkaakapitu" style:family="text">
      <style:text-properties fo:background-color="#80FFFF"/>
    </style:style>
    <style:style style:name="T5230" style:parent-style-name="Domyślnaczcionkaakapitu" style:family="text">
      <style:text-properties fo:background-color="#80FFFF"/>
    </style:style>
    <style:style style:name="T5231" style:parent-style-name="Domyślnaczcionkaakapitu" style:family="text">
      <style:text-properties fo:background-color="#80FFFF"/>
    </style:style>
    <style:style style:name="T5232" style:parent-style-name="Domyślnaczcionkaakapitu" style:family="text">
      <style:text-properties fo:background-color="#80FFFF"/>
    </style:style>
    <style:style style:name="T5233" style:parent-style-name="Domyślnaczcionkaakapitu" style:family="text">
      <style:text-properties fo:background-color="#80FFFF"/>
    </style:style>
    <style:style style:name="T5234" style:parent-style-name="Domyślnaczcionkaakapitu" style:family="text">
      <style:text-properties fo:background-color="#80FFFF"/>
    </style:style>
    <style:style style:name="T5235" style:parent-style-name="Domyślnaczcionkaakapitu" style:family="text">
      <style:text-properties fo:background-color="#80FFFF"/>
    </style:style>
    <style:style style:name="T5236" style:parent-style-name="Domyślnaczcionkaakapitu" style:family="text">
      <style:text-properties fo:background-color="#80FFFF"/>
    </style:style>
    <style:style style:name="T5237" style:parent-style-name="Domyślnaczcionkaakapitu" style:family="text">
      <style:text-properties fo:background-color="#80FFFF"/>
    </style:style>
    <style:style style:name="T5238" style:parent-style-name="Domyślnaczcionkaakapitu" style:family="text">
      <style:text-properties fo:background-color="#80FFFF"/>
    </style:style>
    <style:style style:name="T5239" style:parent-style-name="Domyślnaczcionkaakapitu" style:family="text">
      <style:text-properties fo:background-color="#80FFFF"/>
    </style:style>
    <style:style style:name="T5240" style:parent-style-name="Domyślnaczcionkaakapitu" style:family="text">
      <style:text-properties fo:background-color="#80FFFF"/>
    </style:style>
    <style:style style:name="T5241" style:parent-style-name="Domyślnaczcionkaakapitu" style:family="text">
      <style:text-properties fo:background-color="#80FFFF"/>
    </style:style>
    <style:style style:name="T5242" style:parent-style-name="Domyślnaczcionkaakapitu" style:family="text">
      <style:text-properties fo:background-color="#80FFFF"/>
    </style:style>
    <style:style style:name="T5243" style:parent-style-name="Domyślnaczcionkaakapitu" style:family="text">
      <style:text-properties fo:background-color="#80FFFF"/>
    </style:style>
    <style:style style:name="T5244" style:parent-style-name="Domyślnaczcionkaakapitu" style:family="text">
      <style:text-properties fo:background-color="#80FFFF"/>
    </style:style>
    <style:style style:name="T5245" style:parent-style-name="Domyślnaczcionkaakapitu" style:family="text">
      <style:text-properties fo:background-color="#80FFFF"/>
    </style:style>
    <style:style style:name="T5246" style:parent-style-name="Domyślnaczcionkaakapitu" style:family="text">
      <style:text-properties fo:background-color="#80FFFF"/>
    </style:style>
    <style:style style:name="T5247" style:parent-style-name="Domyślnaczcionkaakapitu" style:family="text">
      <style:text-properties fo:background-color="#80FFFF"/>
    </style:style>
    <style:style style:name="T5248" style:parent-style-name="Domyślnaczcionkaakapitu" style:family="text">
      <style:text-properties fo:background-color="#80FFFF"/>
    </style:style>
    <style:style style:name="T5249" style:parent-style-name="Domyślnaczcionkaakapitu" style:family="text">
      <style:text-properties fo:background-color="#80FFFF"/>
    </style:style>
    <style:style style:name="T5250" style:parent-style-name="Domyślnaczcionkaakapitu" style:family="text">
      <style:text-properties fo:background-color="#80FFFF"/>
    </style:style>
    <style:style style:name="T5251" style:parent-style-name="Domyślnaczcionkaakapitu" style:family="text">
      <style:text-properties fo:background-color="#80FFFF"/>
    </style:style>
    <style:style style:name="T5252" style:parent-style-name="Domyślnaczcionkaakapitu" style:family="text">
      <style:text-properties fo:background-color="#80FFFF"/>
    </style:style>
    <style:style style:name="T5253" style:parent-style-name="Domyślnaczcionkaakapitu" style:family="text">
      <style:text-properties fo:background-color="#80FFFF"/>
    </style:style>
    <style:style style:name="T5254" style:parent-style-name="Domyślnaczcionkaakapitu" style:family="text">
      <style:text-properties fo:background-color="#80FFFF"/>
    </style:style>
    <style:style style:name="T5255" style:parent-style-name="Domyślnaczcionkaakapitu" style:family="text">
      <style:text-properties fo:background-color="#80FFFF"/>
    </style:style>
    <style:style style:name="T5256" style:parent-style-name="Domyślnaczcionkaakapitu" style:family="text">
      <style:text-properties fo:background-color="#80FFFF"/>
    </style:style>
    <style:style style:name="T5257" style:parent-style-name="Domyślnaczcionkaakapitu" style:family="text">
      <style:text-properties fo:background-color="#80FFFF"/>
    </style:style>
    <style:style style:name="T5258" style:parent-style-name="Domyślnaczcionkaakapitu" style:family="text">
      <style:text-properties fo:background-color="#80FFFF"/>
    </style:style>
    <style:style style:name="P5259" style:parent-style-name="Normalny" style:family="paragraph">
      <style:paragraph-properties fo:text-align="justify" fo:line-height="150%" fo:text-indent="0.2479in"/>
    </style:style>
    <style:style style:name="T5260" style:parent-style-name="Domyślnaczcionkaakapitu" style:family="text">
      <style:text-properties fo:background-color="#80FFFF"/>
    </style:style>
    <style:style style:name="T5261" style:parent-style-name="Domyślnaczcionkaakapitu" style:family="text">
      <style:text-properties fo:background-color="#80FFFF"/>
    </style:style>
    <style:style style:name="T5262" style:parent-style-name="Domyślnaczcionkaakapitu" style:family="text">
      <style:text-properties fo:background-color="#80FFFF"/>
    </style:style>
    <style:style style:name="T5263" style:parent-style-name="Domyślnaczcionkaakapitu" style:family="text">
      <style:text-properties fo:background-color="#80FFFF"/>
    </style:style>
    <style:style style:name="T5264" style:parent-style-name="Domyślnaczcionkaakapitu" style:family="text">
      <style:text-properties fo:background-color="#80FFFF"/>
    </style:style>
    <style:style style:name="T5265" style:parent-style-name="Domyślnaczcionkaakapitu" style:family="text">
      <style:text-properties fo:background-color="#80FFFF"/>
    </style:style>
    <style:style style:name="T5266" style:parent-style-name="Domyślnaczcionkaakapitu" style:family="text">
      <style:text-properties fo:background-color="#80FFFF"/>
    </style:style>
    <style:style style:name="T5267" style:parent-style-name="Domyślnaczcionkaakapitu" style:family="text">
      <style:text-properties fo:background-color="#80FFFF"/>
    </style:style>
    <style:style style:name="T5268" style:parent-style-name="Domyślnaczcionkaakapitu" style:family="text">
      <style:text-properties fo:background-color="#80FFFF"/>
    </style:style>
    <style:style style:name="T5269" style:parent-style-name="Domyślnaczcionkaakapitu" style:family="text">
      <style:text-properties fo:background-color="#80FFFF"/>
    </style:style>
    <style:style style:name="T5270" style:parent-style-name="Domyślnaczcionkaakapitu" style:family="text">
      <style:text-properties fo:background-color="#80FFFF"/>
    </style:style>
    <style:style style:name="T5271" style:parent-style-name="Domyślnaczcionkaakapitu" style:family="text">
      <style:text-properties fo:background-color="#80FFFF"/>
    </style:style>
    <style:style style:name="T5272" style:parent-style-name="Domyślnaczcionkaakapitu" style:family="text">
      <style:text-properties fo:background-color="#80FFFF"/>
    </style:style>
    <style:style style:name="T5273" style:parent-style-name="Domyślnaczcionkaakapitu" style:family="text">
      <style:text-properties fo:background-color="#80FFFF"/>
    </style:style>
    <style:style style:name="T5274" style:parent-style-name="Domyślnaczcionkaakapitu" style:family="text">
      <style:text-properties fo:background-color="#80FFFF"/>
    </style:style>
    <style:style style:name="P5275" style:parent-style-name="Normalny" style:family="paragraph">
      <style:paragraph-properties fo:text-align="justify" fo:line-height="150%"/>
    </style:style>
    <style:style style:name="T5276" style:parent-style-name="Domyślnaczcionkaakapitu" style:family="text">
      <style:text-properties fo:background-color="#80FFFF" style:text-underline-type="single" style:text-underline-style="solid" style:text-underline-width="auto" style:text-underline-mode="continuous"/>
    </style:style>
    <style:style style:name="T5277" style:parent-style-name="Domyślnaczcionkaakapitu" style:family="text">
      <style:text-properties style:text-underline-type="single" style:text-underline-style="solid" style:text-underline-width="auto" style:text-underline-mode="continuous"/>
    </style:style>
    <style:style style:name="T5278" style:parent-style-name="Domyślnaczcionkaakapitu" style:family="text">
      <style:text-properties fo:background-color="#80FFFF" style:text-underline-type="single" style:text-underline-style="solid" style:text-underline-width="auto" style:text-underline-mode="continuous"/>
    </style:style>
    <style:style style:name="T5279" style:parent-style-name="Domyślnaczcionkaakapitu" style:family="text">
      <style:text-properties style:text-underline-type="single" style:text-underline-style="solid" style:text-underline-width="auto" style:text-underline-mode="continuous"/>
    </style:style>
    <style:style style:name="T5280" style:parent-style-name="Domyślnaczcionkaakapitu" style:family="text">
      <style:text-properties fo:background-color="#80FFFF" style:text-underline-type="single" style:text-underline-style="solid" style:text-underline-width="auto" style:text-underline-mode="continuous"/>
    </style:style>
    <style:style style:name="T5281" style:parent-style-name="Domyślnaczcionkaakapitu" style:family="text">
      <style:text-properties style:text-underline-type="single" style:text-underline-style="solid" style:text-underline-width="auto" style:text-underline-mode="continuous"/>
    </style:style>
    <style:style style:name="T5282" style:parent-style-name="Domyślnaczcionkaakapitu" style:family="text">
      <style:text-properties fo:background-color="#80FFFF" style:text-underline-type="single" style:text-underline-style="solid" style:text-underline-width="auto" style:text-underline-mode="continuous"/>
    </style:style>
    <style:style style:name="P5283" style:parent-style-name="Normalny" style:family="paragraph">
      <style:paragraph-properties fo:text-align="justify" fo:line-height="150%" fo:text-indent="0.2479in"/>
    </style:style>
    <style:style style:name="T5284" style:parent-style-name="Domyślnaczcionkaakapitu" style:family="text">
      <style:text-properties fo:background-color="#80FFFF"/>
    </style:style>
    <style:style style:name="T5285" style:parent-style-name="Domyślnaczcionkaakapitu" style:family="text">
      <style:text-properties fo:background-color="#80FFFF"/>
    </style:style>
    <style:style style:name="T5286" style:parent-style-name="Domyślnaczcionkaakapitu" style:family="text">
      <style:text-properties fo:background-color="#80FFFF"/>
    </style:style>
    <style:style style:name="T5287" style:parent-style-name="Domyślnaczcionkaakapitu" style:family="text">
      <style:text-properties fo:background-color="#80FFFF"/>
    </style:style>
    <style:style style:name="T5288" style:parent-style-name="Domyślnaczcionkaakapitu" style:family="text">
      <style:text-properties fo:background-color="#80FFFF"/>
    </style:style>
    <style:style style:name="T5289" style:parent-style-name="Domyślnaczcionkaakapitu" style:family="text">
      <style:text-properties fo:background-color="#80FFFF"/>
    </style:style>
    <style:style style:name="T5290" style:parent-style-name="Domyślnaczcionkaakapitu" style:family="text">
      <style:text-properties fo:background-color="#80FFFF"/>
    </style:style>
    <style:style style:name="T5291" style:parent-style-name="Domyślnaczcionkaakapitu" style:family="text">
      <style:text-properties fo:background-color="#80FFFF"/>
    </style:style>
    <style:style style:name="T5292" style:parent-style-name="Domyślnaczcionkaakapitu" style:family="text">
      <style:text-properties fo:background-color="#80FFFF"/>
    </style:style>
    <style:style style:name="T5293" style:parent-style-name="Domyślnaczcionkaakapitu" style:family="text">
      <style:text-properties fo:background-color="#80FFFF"/>
    </style:style>
    <style:style style:name="T5294" style:parent-style-name="Domyślnaczcionkaakapitu" style:family="text">
      <style:text-properties fo:background-color="#80FFFF"/>
    </style:style>
    <style:style style:name="T5295" style:parent-style-name="Domyślnaczcionkaakapitu" style:family="text">
      <style:text-properties fo:background-color="#80FFFF"/>
    </style:style>
    <style:style style:name="T5296" style:parent-style-name="Domyślnaczcionkaakapitu" style:family="text">
      <style:text-properties fo:background-color="#80FFFF"/>
    </style:style>
    <style:style style:name="T5297" style:parent-style-name="Domyślnaczcionkaakapitu" style:family="text">
      <style:text-properties fo:background-color="#80FFFF"/>
    </style:style>
    <style:style style:name="T5298" style:parent-style-name="Domyślnaczcionkaakapitu" style:family="text">
      <style:text-properties fo:background-color="#80FFFF"/>
    </style:style>
    <style:style style:name="P5299" style:parent-style-name="Normalny" style:family="paragraph">
      <style:paragraph-properties fo:text-align="justify" fo:line-height="150%" fo:text-indent="0.2479in"/>
    </style:style>
    <style:style style:name="P5300" style:parent-style-name="Normalny" style:family="paragraph">
      <style:paragraph-properties fo:text-align="justify" fo:line-height="150%"/>
    </style:style>
    <style:style style:name="T5301" style:parent-style-name="Domyślnaczcionkaakapitu" style:family="text">
      <style:text-properties style:text-underline-type="single" style:text-underline-style="solid" style:text-underline-width="auto" style:text-underline-mode="continuous"/>
    </style:style>
    <style:style style:name="T5302" style:parent-style-name="Domyślnaczcionkaakapitu" style:family="text">
      <style:text-properties fo:background-color="#80FFFF" style:text-underline-type="single" style:text-underline-style="solid" style:text-underline-width="auto" style:text-underline-mode="continuous"/>
    </style:style>
    <style:style style:name="T5303" style:parent-style-name="Domyślnaczcionkaakapitu" style:family="text">
      <style:text-properties style:text-underline-type="single" style:text-underline-style="solid" style:text-underline-width="auto" style:text-underline-mode="continuous"/>
    </style:style>
    <style:style style:name="P5304" style:parent-style-name="Normalny" style:family="paragraph">
      <style:paragraph-properties fo:text-align="justify" fo:line-height="150%" fo:text-indent="0.2479in"/>
    </style:style>
    <style:style style:name="T5305" style:parent-style-name="Domyślnaczcionkaakapitu" style:family="text">
      <style:text-properties fo:background-color="#80FFFF"/>
    </style:style>
    <style:style style:name="T5306" style:parent-style-name="Domyślnaczcionkaakapitu" style:family="text">
      <style:text-properties fo:background-color="#80FFFF"/>
    </style:style>
    <style:style style:name="T5307" style:parent-style-name="Domyślnaczcionkaakapitu" style:family="text">
      <style:text-properties fo:background-color="#80FFFF"/>
    </style:style>
    <style:style style:name="T5308" style:parent-style-name="Domyślnaczcionkaakapitu" style:family="text">
      <style:text-properties fo:background-color="#80FFFF"/>
    </style:style>
    <style:style style:name="T5309" style:parent-style-name="Domyślnaczcionkaakapitu" style:family="text">
      <style:text-properties fo:background-color="#80FFFF"/>
    </style:style>
    <style:style style:name="P5310" style:parent-style-name="Normalny" style:family="paragraph">
      <style:paragraph-properties fo:text-align="justify" fo:line-height="150%" fo:text-indent="0.2479in"/>
    </style:style>
    <style:style style:name="T5311" style:parent-style-name="Domyślnaczcionkaakapitu" style:family="text">
      <style:text-properties fo:background-color="#80FFFF"/>
    </style:style>
    <style:style style:name="T5312" style:parent-style-name="Domyślnaczcionkaakapitu" style:family="text">
      <style:text-properties fo:background-color="#80FFFF"/>
    </style:style>
    <style:style style:name="T5313" style:parent-style-name="Domyślnaczcionkaakapitu" style:family="text">
      <style:text-properties fo:background-color="#80FFFF"/>
    </style:style>
    <style:style style:name="P5314" style:parent-style-name="Normalny" style:family="paragraph">
      <style:paragraph-properties fo:text-align="justify" fo:line-height="150%"/>
    </style:style>
    <style:style style:name="T5315" style:parent-style-name="Domyślnaczcionkaakapitu" style:family="text">
      <style:text-properties style:text-underline-type="single" style:text-underline-style="solid" style:text-underline-width="auto" style:text-underline-mode="continuous"/>
    </style:style>
    <style:style style:name="T5316" style:parent-style-name="Domyślnaczcionkaakapitu" style:family="text">
      <style:text-properties fo:background-color="#80FFFF" style:text-underline-type="single" style:text-underline-style="solid" style:text-underline-width="auto" style:text-underline-mode="continuous"/>
    </style:style>
    <style:style style:name="T5317" style:parent-style-name="Domyślnaczcionkaakapitu" style:family="text">
      <style:text-properties style:text-underline-type="single" style:text-underline-style="solid" style:text-underline-width="auto" style:text-underline-mode="continuous"/>
    </style:style>
    <style:style style:name="T5318" style:parent-style-name="Domyślnaczcionkaakapitu" style:family="text">
      <style:text-properties fo:background-color="#80FFFF" style:text-underline-type="single" style:text-underline-style="solid" style:text-underline-width="auto" style:text-underline-mode="continuous"/>
    </style:style>
    <style:style style:name="T5319" style:parent-style-name="Domyślnaczcionkaakapitu" style:family="text">
      <style:text-properties fo:background-color="#80FFFF"/>
    </style:style>
    <style:style style:name="P5320" style:parent-style-name="Normalny" style:family="paragraph">
      <style:paragraph-properties fo:text-align="justify" fo:line-height="150%" fo:text-indent="0.2479in"/>
    </style:style>
    <style:style style:name="T5321" style:parent-style-name="Domyślnaczcionkaakapitu" style:family="text">
      <style:text-properties fo:background-color="#80FFFF"/>
    </style:style>
    <style:style style:name="T5322" style:parent-style-name="Domyślnaczcionkaakapitu" style:family="text">
      <style:text-properties fo:background-color="#80FFFF"/>
    </style:style>
    <style:style style:name="T5323" style:parent-style-name="Domyślnaczcionkaakapitu" style:family="text">
      <style:text-properties fo:background-color="#80FFFF"/>
    </style:style>
    <style:style style:name="P5324" style:parent-style-name="Normalny" style:family="paragraph">
      <style:paragraph-properties fo:text-align="justify" fo:line-height="150%" fo:text-indent="0.2479in"/>
    </style:style>
    <style:style style:name="T5325" style:parent-style-name="Domyślnaczcionkaakapitu" style:family="text">
      <style:text-properties fo:background-color="#80FFFF"/>
    </style:style>
    <style:style style:name="P5326" style:parent-style-name="Normalny" style:family="paragraph">
      <style:paragraph-properties fo:text-align="justify" fo:line-height="150%"/>
    </style:style>
    <style:style style:name="T5327" style:parent-style-name="Domyślnaczcionkaakapitu" style:family="text">
      <style:text-properties style:text-underline-type="single" style:text-underline-style="solid" style:text-underline-width="auto" style:text-underline-mode="continuous"/>
    </style:style>
    <style:style style:name="T5328" style:parent-style-name="Domyślnaczcionkaakapitu" style:family="text">
      <style:text-properties fo:background-color="#80FFFF" style:text-underline-type="single" style:text-underline-style="solid" style:text-underline-width="auto" style:text-underline-mode="continuous"/>
    </style:style>
    <style:style style:name="T5329" style:parent-style-name="Domyślnaczcionkaakapitu" style:family="text">
      <style:text-properties style:text-underline-type="single" style:text-underline-style="solid" style:text-underline-width="auto" style:text-underline-mode="continuous"/>
    </style:style>
    <style:style style:name="P5330" style:parent-style-name="Normalny" style:family="paragraph">
      <style:paragraph-properties fo:text-align="justify" fo:line-height="150%" fo:text-indent="0.2479in"/>
    </style:style>
    <style:style style:name="P5331" style:parent-style-name="Normalny" style:family="paragraph">
      <style:paragraph-properties fo:text-align="justify" fo:line-height="150%"/>
    </style:style>
    <style:style style:name="T5332" style:parent-style-name="Domyślnaczcionkaakapitu" style:family="text">
      <style:text-properties style:text-underline-type="single" style:text-underline-style="solid" style:text-underline-width="auto" style:text-underline-mode="continuous"/>
    </style:style>
    <style:style style:name="T5333" style:parent-style-name="Domyślnaczcionkaakapitu" style:family="text">
      <style:text-properties fo:background-color="#80FFFF" style:text-underline-type="single" style:text-underline-style="solid" style:text-underline-width="auto" style:text-underline-mode="continuous"/>
    </style:style>
    <style:style style:name="T5334" style:parent-style-name="Domyślnaczcionkaakapitu" style:family="text">
      <style:text-properties style:text-underline-type="single" style:text-underline-style="solid" style:text-underline-width="auto" style:text-underline-mode="continuous"/>
    </style:style>
    <style:style style:name="P5335" style:parent-style-name="Normalny" style:family="paragraph">
      <style:paragraph-properties fo:text-align="justify" fo:line-height="150%" fo:text-indent="0.2479in"/>
    </style:style>
    <style:style style:name="T5336" style:parent-style-name="Domyślnaczcionkaakapitu" style:family="text">
      <style:text-properties fo:background-color="#80FFFF"/>
    </style:style>
    <style:style style:name="T5337" style:parent-style-name="Domyślnaczcionkaakapitu" style:family="text">
      <style:text-properties fo:background-color="#80FFFF"/>
    </style:style>
    <style:style style:name="T5338" style:parent-style-name="Domyślnaczcionkaakapitu" style:family="text">
      <style:text-properties fo:background-color="#80FFFF"/>
    </style:style>
    <style:style style:name="T5339" style:parent-style-name="Domyślnaczcionkaakapitu" style:family="text">
      <style:text-properties fo:background-color="#80FFFF"/>
    </style:style>
    <style:style style:name="P5340" style:parent-style-name="Normalny" style:family="paragraph">
      <style:paragraph-properties fo:text-align="justify" fo:line-height="150%" fo:text-indent="0.2479in"/>
    </style:style>
    <style:style style:name="T5341" style:parent-style-name="Domyślnaczcionkaakapitu" style:family="text">
      <style:text-properties fo:background-color="#80FFFF"/>
    </style:style>
    <style:style style:name="T5342" style:parent-style-name="Domyślnaczcionkaakapitu" style:family="text">
      <style:text-properties fo:background-color="#80FFFF"/>
    </style:style>
    <style:style style:name="P5343" style:parent-style-name="Normalny" style:family="paragraph">
      <style:paragraph-properties fo:text-align="justify" fo:line-height="150%" fo:text-indent="0.2479in"/>
    </style:style>
    <style:style style:name="P5344" style:parent-style-name="Normalny" style:family="paragraph">
      <style:paragraph-properties fo:text-align="justify" fo:line-height="150%" fo:text-indent="0.2479in"/>
    </style:style>
    <style:style style:name="T5345" style:parent-style-name="Domyślnaczcionkaakapitu" style:family="text">
      <style:text-properties fo:background-color="#80FFFF"/>
    </style:style>
    <style:style style:name="T5346" style:parent-style-name="Domyślnaczcionkaakapitu" style:family="text">
      <style:text-properties fo:background-color="#80FFFF"/>
    </style:style>
    <style:style style:name="T5347" style:parent-style-name="Domyślnaczcionkaakapitu" style:family="text">
      <style:text-properties fo:background-color="#80FFFF"/>
    </style:style>
    <style:style style:name="T5348" style:parent-style-name="Domyślnaczcionkaakapitu" style:family="text">
      <style:text-properties fo:background-color="#80FFFF"/>
    </style:style>
    <style:style style:name="T5349" style:parent-style-name="Domyślnaczcionkaakapitu" style:family="text">
      <style:text-properties fo:background-color="#80FFFF"/>
    </style:style>
    <style:style style:name="P5350" style:parent-style-name="Normalny" style:family="paragraph">
      <style:paragraph-properties fo:text-align="justify" fo:line-height="150%"/>
    </style:style>
    <style:style style:name="T5351" style:parent-style-name="Domyślnaczcionkaakapitu" style:family="text">
      <style:text-properties fo:background-color="#80FFFF" style:text-underline-type="single" style:text-underline-style="solid" style:text-underline-width="auto" style:text-underline-mode="continuous"/>
    </style:style>
    <style:style style:name="T5352" style:parent-style-name="Domyślnaczcionkaakapitu" style:family="text">
      <style:text-properties style:text-underline-type="single" style:text-underline-style="solid" style:text-underline-width="auto" style:text-underline-mode="continuous"/>
    </style:style>
    <style:style style:name="P5353" style:parent-style-name="Normalny" style:family="paragraph">
      <style:paragraph-properties fo:text-align="justify" fo:line-height="150%" fo:text-indent="0.2479in"/>
    </style:style>
    <style:style style:name="T5354" style:parent-style-name="Domyślnaczcionkaakapitu" style:family="text">
      <style:text-properties fo:background-color="#80FFFF"/>
    </style:style>
    <style:style style:name="P5355" style:parent-style-name="Normalny" style:family="paragraph">
      <style:paragraph-properties fo:text-align="justify" fo:line-height="150%"/>
    </style:style>
    <style:style style:name="T5356" style:parent-style-name="Domyślnaczcionkaakapitu" style:family="text">
      <style:text-properties style:text-underline-type="single" style:text-underline-style="solid" style:text-underline-width="auto" style:text-underline-mode="continuous"/>
    </style:style>
    <style:style style:name="P5357" style:parent-style-name="Normalny" style:family="paragraph">
      <style:paragraph-properties fo:text-align="justify" fo:line-height="150%" fo:text-indent="0.2479in"/>
    </style:style>
    <style:style style:name="T5358" style:parent-style-name="Domyślnaczcionkaakapitu" style:family="text">
      <style:text-properties fo:background-color="#80FFFF"/>
    </style:style>
    <style:style style:name="P5359" style:parent-style-name="Normalny" style:family="paragraph">
      <style:paragraph-properties fo:text-align="justify" fo:line-height="150%" fo:text-indent="0.2479in"/>
    </style:style>
    <style:style style:name="P5360" style:parent-style-name="Normalny" style:family="paragraph">
      <style:paragraph-properties fo:text-align="justify" fo:line-height="150%"/>
    </style:style>
    <style:style style:name="T5361" style:parent-style-name="Domyślnaczcionkaakapitu" style:family="text">
      <style:text-properties style:text-underline-type="single" style:text-underline-style="solid" style:text-underline-width="auto" style:text-underline-mode="continuous"/>
    </style:style>
    <style:style style:name="P5362" style:parent-style-name="Normalny" style:family="paragraph">
      <style:paragraph-properties fo:text-align="justify" fo:line-height="150%" fo:text-indent="0.2479in"/>
    </style:style>
    <style:style style:name="T5363" style:parent-style-name="Domyślnaczcionkaakapitu" style:family="text">
      <style:text-properties fo:background-color="#80FFFF"/>
    </style:style>
    <style:style style:name="T5364" style:parent-style-name="Domyślnaczcionkaakapitu" style:family="text">
      <style:text-properties fo:background-color="#80FFFF"/>
    </style:style>
    <style:style style:name="P5365" style:parent-style-name="Normalny" style:family="paragraph">
      <style:paragraph-properties fo:text-align="justify" fo:line-height="150%"/>
    </style:style>
    <style:style style:name="T5366" style:parent-style-name="Domyślnaczcionkaakapitu" style:family="text">
      <style:text-properties fo:background-color="#80FFFF" style:text-underline-type="single" style:text-underline-style="solid" style:text-underline-width="auto" style:text-underline-mode="continuous"/>
    </style:style>
    <style:style style:name="T5367" style:parent-style-name="Domyślnaczcionkaakapitu" style:family="text">
      <style:text-properties style:text-underline-type="single" style:text-underline-style="solid" style:text-underline-width="auto" style:text-underline-mode="continuous"/>
    </style:style>
    <style:style style:name="P5368" style:parent-style-name="Normalny" style:family="paragraph">
      <style:paragraph-properties fo:text-align="justify" fo:line-height="150%" fo:text-indent="0.2479in"/>
    </style:style>
    <style:style style:name="P5369" style:parent-style-name="Normalny" style:family="paragraph">
      <style:paragraph-properties fo:text-align="justify" fo:line-height="150%"/>
    </style:style>
    <style:style style:name="T5370" style:parent-style-name="Domyślnaczcionkaakapitu" style:family="text">
      <style:text-properties style:text-underline-type="single" style:text-underline-style="solid" style:text-underline-width="auto" style:text-underline-mode="continuous"/>
    </style:style>
    <style:style style:name="P5371" style:parent-style-name="Normalny" style:family="paragraph">
      <style:paragraph-properties fo:text-align="justify" fo:line-height="150%" fo:text-indent="0.2479in"/>
    </style:style>
    <style:style style:name="T5372" style:parent-style-name="Domyślnaczcionkaakapitu" style:family="text">
      <style:text-properties fo:background-color="#80FFFF"/>
    </style:style>
    <style:style style:name="P5373" style:parent-style-name="Normalny" style:family="paragraph">
      <style:paragraph-properties fo:text-align="justify" fo:line-height="150%"/>
    </style:style>
    <style:style style:name="T5374" style:parent-style-name="Domyślnaczcionkaakapitu" style:family="text">
      <style:text-properties style:text-underline-type="single" style:text-underline-style="solid" style:text-underline-width="auto" style:text-underline-mode="continuous"/>
    </style:style>
    <style:style style:name="P5375" style:parent-style-name="Normalny" style:family="paragraph">
      <style:paragraph-properties fo:text-align="justify" fo:line-height="150%" fo:text-indent="0.2479in"/>
    </style:style>
    <style:style style:name="T5376" style:parent-style-name="Domyślnaczcionkaakapitu" style:family="text">
      <style:text-properties fo:background-color="#80FFFF"/>
    </style:style>
    <style:style style:name="T5377" style:parent-style-name="Domyślnaczcionkaakapitu" style:family="text">
      <style:text-properties fo:background-color="#80FFFF"/>
    </style:style>
    <style:style style:name="P5378" style:parent-style-name="Normalny" style:family="paragraph">
      <style:paragraph-properties fo:text-align="justify" fo:line-height="150%"/>
    </style:style>
    <style:style style:name="T5379" style:parent-style-name="Domyślnaczcionkaakapitu" style:family="text">
      <style:text-properties style:text-underline-type="single" style:text-underline-style="solid" style:text-underline-width="auto" style:text-underline-mode="continuous"/>
    </style:style>
    <style:style style:name="T5380" style:parent-style-name="Domyślnaczcionkaakapitu" style:family="text">
      <style:text-properties fo:background-color="#80FFFF" style:text-underline-type="single" style:text-underline-style="solid" style:text-underline-width="auto" style:text-underline-mode="continuous"/>
    </style:style>
    <style:style style:name="T5381" style:parent-style-name="Domyślnaczcionkaakapitu" style:family="text">
      <style:text-properties style:text-underline-type="single" style:text-underline-style="solid" style:text-underline-width="auto" style:text-underline-mode="continuous"/>
    </style:style>
    <style:style style:name="P5382" style:parent-style-name="Normalny" style:family="paragraph">
      <style:paragraph-properties fo:text-align="justify" fo:line-height="150%" fo:text-indent="0.2479in"/>
    </style:style>
    <style:style style:name="T5383" style:parent-style-name="Domyślnaczcionkaakapitu" style:family="text">
      <style:text-properties fo:background-color="#80FFFF"/>
    </style:style>
    <style:style style:name="T5384" style:parent-style-name="Domyślnaczcionkaakapitu" style:family="text">
      <style:text-properties fo:background-color="#80FFFF"/>
    </style:style>
    <style:style style:name="T5385" style:parent-style-name="Domyślnaczcionkaakapitu" style:family="text">
      <style:text-properties fo:background-color="#80FFFF"/>
    </style:style>
    <style:style style:name="T5386" style:parent-style-name="Domyślnaczcionkaakapitu" style:family="text">
      <style:text-properties fo:background-color="#80FFFF"/>
    </style:style>
    <style:style style:name="T5387" style:parent-style-name="Domyślnaczcionkaakapitu" style:family="text">
      <style:text-properties fo:background-color="#80FFFF"/>
    </style:style>
    <style:style style:name="T5388" style:parent-style-name="Domyślnaczcionkaakapitu" style:family="text">
      <style:text-properties fo:background-color="#80FFFF"/>
    </style:style>
    <style:style style:name="P5389" style:parent-style-name="Normalny" style:family="paragraph">
      <style:paragraph-properties fo:text-align="justify" fo:line-height="150%"/>
    </style:style>
    <style:style style:name="T5390" style:parent-style-name="Domyślnaczcionkaakapitu" style:family="text">
      <style:text-properties style:text-underline-type="single" style:text-underline-style="solid" style:text-underline-width="auto" style:text-underline-mode="continuous"/>
    </style:style>
    <style:style style:name="P5391" style:parent-style-name="Normalny" style:family="paragraph">
      <style:paragraph-properties fo:text-align="justify" fo:line-height="150%" fo:text-indent="0.2479in"/>
    </style:style>
    <style:style style:name="T5392" style:parent-style-name="Domyślnaczcionkaakapitu" style:family="text">
      <style:text-properties fo:background-color="#80FFFF"/>
    </style:style>
    <style:style style:name="T5393" style:parent-style-name="Domyślnaczcionkaakapitu" style:family="text">
      <style:text-properties fo:background-color="#80FFFF"/>
    </style:style>
    <style:style style:name="T5394" style:parent-style-name="Domyślnaczcionkaakapitu" style:family="text">
      <style:text-properties fo:background-color="#80FFFF"/>
    </style:style>
    <style:style style:name="T5395" style:parent-style-name="Domyślnaczcionkaakapitu" style:family="text">
      <style:text-properties fo:background-color="#80FFFF"/>
    </style:style>
    <style:style style:name="T5396" style:parent-style-name="Domyślnaczcionkaakapitu" style:family="text">
      <style:text-properties fo:background-color="#80FFFF"/>
    </style:style>
    <style:style style:name="P5397" style:parent-style-name="Normalny" style:family="paragraph">
      <style:paragraph-properties fo:text-align="justify" fo:line-height="150%"/>
    </style:style>
    <style:style style:name="T5398" style:parent-style-name="Domyślnaczcionkaakapitu" style:family="text">
      <style:text-properties fo:background-color="#80FFFF" style:text-underline-type="single" style:text-underline-style="solid" style:text-underline-width="auto" style:text-underline-mode="continuous"/>
    </style:style>
    <style:style style:name="T5399" style:parent-style-name="Domyślnaczcionkaakapitu" style:family="text">
      <style:text-properties style:text-underline-type="single" style:text-underline-style="solid" style:text-underline-width="auto" style:text-underline-mode="continuous"/>
    </style:style>
    <style:style style:name="T5400" style:parent-style-name="Domyślnaczcionkaakapitu" style:family="text">
      <style:text-properties fo:background-color="#80FFFF" style:text-underline-type="single" style:text-underline-style="solid" style:text-underline-width="auto" style:text-underline-mode="continuous"/>
    </style:style>
    <style:style style:name="T5401" style:parent-style-name="Domyślnaczcionkaakapitu" style:family="text">
      <style:text-properties style:text-underline-type="single" style:text-underline-style="solid" style:text-underline-width="auto" style:text-underline-mode="continuous"/>
    </style:style>
    <style:style style:name="P5402" style:parent-style-name="Normalny" style:family="paragraph">
      <style:paragraph-properties fo:text-align="justify" fo:line-height="150%" fo:text-indent="0.2479in"/>
    </style:style>
    <style:style style:name="T5403" style:parent-style-name="Domyślnaczcionkaakapitu" style:family="text">
      <style:text-properties fo:background-color="#80FFFF"/>
    </style:style>
    <style:style style:name="T5404" style:parent-style-name="Domyślnaczcionkaakapitu" style:family="text">
      <style:text-properties fo:background-color="#80FFFF"/>
    </style:style>
    <style:style style:name="T5405" style:parent-style-name="Domyślnaczcionkaakapitu" style:family="text">
      <style:text-properties fo:background-color="#80FFFF"/>
    </style:style>
    <style:style style:name="T5406" style:parent-style-name="Domyślnaczcionkaakapitu" style:family="text">
      <style:text-properties fo:background-color="#80FFFF"/>
    </style:style>
    <style:style style:name="P5407" style:parent-style-name="Normalny" style:family="paragraph">
      <style:paragraph-properties fo:text-align="justify" fo:line-height="150%"/>
    </style:style>
    <style:style style:name="T5408" style:parent-style-name="Domyślnaczcionkaakapitu" style:family="text">
      <style:text-properties style:text-underline-type="single" style:text-underline-style="solid" style:text-underline-width="auto" style:text-underline-mode="continuous"/>
    </style:style>
    <style:style style:name="P5409" style:parent-style-name="Normalny" style:family="paragraph">
      <style:paragraph-properties fo:text-align="justify" fo:line-height="150%" fo:text-indent="0.2479in"/>
    </style:style>
    <style:style style:name="P5410" style:parent-style-name="Normalny" style:family="paragraph">
      <style:paragraph-properties fo:text-align="justify" fo:line-height="150%"/>
    </style:style>
    <style:style style:name="T5411" style:parent-style-name="Domyślnaczcionkaakapitu" style:family="text">
      <style:text-properties style:text-underline-type="single" style:text-underline-style="solid" style:text-underline-width="auto" style:text-underline-mode="continuous"/>
    </style:style>
    <style:style style:name="P5412" style:parent-style-name="Normalny" style:family="paragraph">
      <style:paragraph-properties fo:text-align="justify" fo:line-height="150%" fo:text-indent="0.2479in"/>
    </style:style>
    <style:style style:name="P5413" style:parent-style-name="Normalny" style:family="paragraph">
      <style:paragraph-properties fo:text-align="justify" fo:line-height="150%"/>
    </style:style>
    <style:style style:name="T5414" style:parent-style-name="Domyślnaczcionkaakapitu" style:family="text">
      <style:text-properties style:text-underline-type="single" style:text-underline-style="solid" style:text-underline-width="auto" style:text-underline-mode="continuous"/>
    </style:style>
    <style:style style:name="T5415" style:parent-style-name="Domyślnaczcionkaakapitu" style:family="text">
      <style:text-properties fo:background-color="#80FFFF" style:text-underline-type="single" style:text-underline-style="solid" style:text-underline-width="auto" style:text-underline-mode="continuous"/>
    </style:style>
    <style:style style:name="T5416" style:parent-style-name="Domyślnaczcionkaakapitu" style:family="text">
      <style:text-properties style:text-underline-type="single" style:text-underline-style="solid" style:text-underline-width="auto" style:text-underline-mode="continuous"/>
    </style:style>
    <style:style style:name="P5417" style:parent-style-name="Normalny" style:family="paragraph">
      <style:paragraph-properties fo:text-align="justify" fo:line-height="150%" fo:text-indent="0.2479in"/>
    </style:style>
    <style:style style:name="T5418" style:parent-style-name="Domyślnaczcionkaakapitu" style:family="text">
      <style:text-properties fo:background-color="#80FFFF"/>
    </style:style>
    <style:style style:name="T5419" style:parent-style-name="Domyślnaczcionkaakapitu" style:family="text">
      <style:text-properties fo:background-color="#80FFFF"/>
    </style:style>
    <style:style style:name="T5420" style:parent-style-name="Domyślnaczcionkaakapitu" style:family="text">
      <style:text-properties fo:background-color="#80FFFF"/>
    </style:style>
    <style:style style:name="T5421" style:parent-style-name="Domyślnaczcionkaakapitu" style:family="text">
      <style:text-properties fo:background-color="#80FFFF"/>
    </style:style>
    <style:style style:name="P5422" style:parent-style-name="Normalny" style:family="paragraph">
      <style:paragraph-properties fo:text-align="justify" fo:line-height="150%"/>
    </style:style>
    <style:style style:name="T5423" style:parent-style-name="Domyślnaczcionkaakapitu" style:family="text">
      <style:text-properties style:text-underline-type="single" style:text-underline-style="solid" style:text-underline-width="auto" style:text-underline-mode="continuous"/>
    </style:style>
    <style:style style:name="P5424" style:parent-style-name="Normalny" style:family="paragraph">
      <style:paragraph-properties fo:text-align="justify" fo:line-height="150%" fo:text-indent="0.2479in"/>
    </style:style>
    <style:style style:name="P5425" style:parent-style-name="Normalny" style:family="paragraph">
      <style:paragraph-properties fo:text-align="justify" fo:line-height="150%"/>
    </style:style>
    <style:style style:name="T5426" style:parent-style-name="Domyślnaczcionkaakapitu" style:family="text">
      <style:text-properties style:text-underline-type="single" style:text-underline-style="solid" style:text-underline-width="auto" style:text-underline-mode="continuous"/>
    </style:style>
    <style:style style:name="P5427" style:parent-style-name="Normalny" style:family="paragraph">
      <style:paragraph-properties fo:text-align="justify" fo:line-height="150%" fo:text-indent="0.2479in"/>
    </style:style>
    <style:style style:name="T5428" style:parent-style-name="Domyślnaczcionkaakapitu" style:family="text">
      <style:text-properties fo:background-color="#80FFFF"/>
    </style:style>
    <style:style style:name="T5429" style:parent-style-name="Domyślnaczcionkaakapitu" style:family="text">
      <style:text-properties fo:background-color="#80FFFF"/>
    </style:style>
    <style:style style:name="T5430" style:parent-style-name="Domyślnaczcionkaakapitu" style:family="text">
      <style:text-properties fo:background-color="#80FFFF"/>
    </style:style>
    <style:style style:name="T5431" style:parent-style-name="Domyślnaczcionkaakapitu" style:family="text">
      <style:text-properties fo:background-color="#80FFFF"/>
    </style:style>
    <style:style style:name="T5432" style:parent-style-name="Domyślnaczcionkaakapitu" style:family="text">
      <style:text-properties fo:background-color="#80FFFF"/>
    </style:style>
    <style:style style:name="T5433" style:parent-style-name="Domyślnaczcionkaakapitu" style:family="text">
      <style:text-properties fo:background-color="#80FFFF"/>
    </style:style>
    <style:style style:name="T5434" style:parent-style-name="Domyślnaczcionkaakapitu" style:family="text">
      <style:text-properties fo:background-color="#80FFFF"/>
    </style:style>
    <style:style style:name="T5435" style:parent-style-name="Domyślnaczcionkaakapitu" style:family="text">
      <style:text-properties fo:background-color="#80FFFF"/>
    </style:style>
    <style:style style:name="T5436" style:parent-style-name="Domyślnaczcionkaakapitu" style:family="text">
      <style:text-properties fo:background-color="#80FFFF"/>
    </style:style>
    <style:style style:name="T5437" style:parent-style-name="Domyślnaczcionkaakapitu" style:family="text">
      <style:text-properties fo:background-color="#80FFFF"/>
    </style:style>
    <style:style style:name="T5438" style:parent-style-name="Domyślnaczcionkaakapitu" style:family="text">
      <style:text-properties fo:background-color="#80FFFF"/>
    </style:style>
    <style:style style:name="T5439" style:parent-style-name="Domyślnaczcionkaakapitu" style:family="text">
      <style:text-properties fo:background-color="#80FFFF"/>
    </style:style>
    <style:style style:name="T5440" style:parent-style-name="Domyślnaczcionkaakapitu" style:family="text">
      <style:text-properties fo:background-color="#80FFFF"/>
    </style:style>
    <style:style style:name="P5441" style:parent-style-name="Normalny" style:family="paragraph">
      <style:paragraph-properties fo:text-align="justify" fo:line-height="150%"/>
    </style:style>
    <style:style style:name="T5442" style:parent-style-name="Domyślnaczcionkaakapitu" style:family="text">
      <style:text-properties style:text-underline-type="single" style:text-underline-style="solid" style:text-underline-width="auto" style:text-underline-mode="continuous"/>
    </style:style>
    <style:style style:name="P5443" style:parent-style-name="Normalny" style:family="paragraph">
      <style:paragraph-properties fo:text-align="justify" fo:line-height="150%" fo:text-indent="0.2479in"/>
    </style:style>
    <style:style style:name="T5444" style:parent-style-name="Domyślnaczcionkaakapitu" style:family="text">
      <style:text-properties fo:background-color="#80FFFF"/>
    </style:style>
    <style:style style:name="P5445" style:parent-style-name="Normalny" style:family="paragraph">
      <style:paragraph-properties fo:text-align="justify" fo:line-height="150%"/>
    </style:style>
    <style:style style:name="T5446" style:parent-style-name="Domyślnaczcionkaakapitu" style:family="text">
      <style:text-properties style:text-underline-type="single" style:text-underline-style="solid" style:text-underline-width="auto" style:text-underline-mode="continuous"/>
    </style:style>
    <style:style style:name="P5447" style:parent-style-name="Normalny" style:family="paragraph">
      <style:paragraph-properties fo:text-align="justify" fo:line-height="150%" fo:text-indent="0.2479in"/>
    </style:style>
    <style:style style:name="T5448" style:parent-style-name="Domyślnaczcionkaakapitu" style:family="text">
      <style:text-properties fo:background-color="#80FFFF"/>
    </style:style>
    <style:style style:name="T5449" style:parent-style-name="Domyślnaczcionkaakapitu" style:family="text">
      <style:text-properties fo:background-color="#80FFFF"/>
    </style:style>
    <style:style style:name="T5450" style:parent-style-name="Domyślnaczcionkaakapitu" style:family="text">
      <style:text-properties fo:background-color="#80FFFF"/>
    </style:style>
    <style:style style:name="T5451" style:parent-style-name="Domyślnaczcionkaakapitu" style:family="text">
      <style:text-properties fo:background-color="#80FFFF"/>
    </style:style>
    <style:style style:name="T5452" style:parent-style-name="Domyślnaczcionkaakapitu" style:family="text">
      <style:text-properties fo:background-color="#80FFFF"/>
    </style:style>
    <style:style style:name="T5453" style:parent-style-name="Domyślnaczcionkaakapitu" style:family="text">
      <style:text-properties fo:background-color="#80FFFF"/>
    </style:style>
    <style:style style:name="T5454" style:parent-style-name="Domyślnaczcionkaakapitu" style:family="text">
      <style:text-properties fo:background-color="#80FFFF"/>
    </style:style>
    <style:style style:name="P5455" style:parent-style-name="Normalny" style:family="paragraph">
      <style:paragraph-properties fo:text-align="justify" fo:line-height="150%"/>
    </style:style>
    <style:style style:name="T5456" style:parent-style-name="Domyślnaczcionkaakapitu" style:family="text">
      <style:text-properties style:text-underline-type="single" style:text-underline-style="solid" style:text-underline-width="auto" style:text-underline-mode="continuous"/>
    </style:style>
    <style:style style:name="P5457" style:parent-style-name="Normalny" style:family="paragraph">
      <style:paragraph-properties fo:text-align="justify" fo:line-height="150%" fo:text-indent="0.2479in"/>
    </style:style>
    <style:style style:name="T5458" style:parent-style-name="Domyślnaczcionkaakapitu" style:family="text">
      <style:text-properties fo:background-color="#80FFFF"/>
    </style:style>
    <style:style style:name="T5459" style:parent-style-name="Domyślnaczcionkaakapitu" style:family="text">
      <style:text-properties fo:background-color="#80FFFF"/>
    </style:style>
    <style:style style:name="T5460" style:parent-style-name="Domyślnaczcionkaakapitu" style:family="text">
      <style:text-properties fo:background-color="#80FFFF"/>
    </style:style>
    <style:style style:name="T5461" style:parent-style-name="Domyślnaczcionkaakapitu" style:family="text">
      <style:text-properties fo:background-color="#80FFFF"/>
    </style:style>
    <style:style style:name="T5462" style:parent-style-name="Domyślnaczcionkaakapitu" style:family="text">
      <style:text-properties fo:background-color="#80FFFF"/>
    </style:style>
    <style:style style:name="T5463" style:parent-style-name="Domyślnaczcionkaakapitu" style:family="text">
      <style:text-properties fo:background-color="#80FFFF"/>
    </style:style>
    <style:style style:name="T5464" style:parent-style-name="Domyślnaczcionkaakapitu" style:family="text">
      <style:text-properties fo:background-color="#80FFFF"/>
    </style:style>
    <style:style style:name="P5465" style:parent-style-name="Normalny" style:family="paragraph">
      <style:paragraph-properties fo:text-align="justify" fo:line-height="150%" fo:text-indent="0.2479in"/>
    </style:style>
    <style:style style:name="T5466" style:parent-style-name="Domyślnaczcionkaakapitu" style:family="text">
      <style:text-properties fo:background-color="#80FFFF"/>
    </style:style>
    <style:style style:name="T5467" style:parent-style-name="Domyślnaczcionkaakapitu" style:family="text">
      <style:text-properties fo:background-color="#80FFFF"/>
    </style:style>
    <style:style style:name="P5468" style:parent-style-name="Normalny" style:family="paragraph">
      <style:paragraph-properties fo:text-align="justify" fo:line-height="150%"/>
    </style:style>
    <style:style style:name="T5469" style:parent-style-name="Domyślnaczcionkaakapitu" style:family="text">
      <style:text-properties style:text-underline-type="single" style:text-underline-style="solid" style:text-underline-width="auto" style:text-underline-mode="continuous"/>
    </style:style>
    <style:style style:name="T5470" style:parent-style-name="Domyślnaczcionkaakapitu" style:family="text">
      <style:text-properties fo:background-color="#80FFFF" style:text-underline-type="single" style:text-underline-style="solid" style:text-underline-width="auto" style:text-underline-mode="continuous"/>
    </style:style>
    <style:style style:name="T5471" style:parent-style-name="Domyślnaczcionkaakapitu" style:family="text">
      <style:text-properties style:text-underline-type="single" style:text-underline-style="solid" style:text-underline-width="auto" style:text-underline-mode="continuous"/>
    </style:style>
    <style:style style:name="T5472" style:parent-style-name="Domyślnaczcionkaakapitu" style:family="text">
      <style:text-properties fo:background-color="#80FFFF" style:text-underline-type="single" style:text-underline-style="solid" style:text-underline-width="auto" style:text-underline-mode="continuous"/>
    </style:style>
    <style:style style:name="P5473" style:parent-style-name="Normalny" style:family="paragraph">
      <style:paragraph-properties fo:text-align="justify" fo:line-height="150%" fo:text-indent="0.2479in"/>
    </style:style>
    <style:style style:name="T5474" style:parent-style-name="Domyślnaczcionkaakapitu" style:family="text">
      <style:text-properties fo:background-color="#80FFFF"/>
    </style:style>
    <style:style style:name="T5475" style:parent-style-name="Domyślnaczcionkaakapitu" style:family="text">
      <style:text-properties fo:background-color="#80FFFF"/>
    </style:style>
    <style:style style:name="P5476" style:parent-style-name="Normalny" style:family="paragraph">
      <style:paragraph-properties fo:text-align="justify" fo:line-height="150%"/>
    </style:style>
    <style:style style:name="T5477" style:parent-style-name="Domyślnaczcionkaakapitu" style:family="text">
      <style:text-properties fo:background-color="#80FFFF" style:text-underline-type="single" style:text-underline-style="solid" style:text-underline-width="auto" style:text-underline-mode="continuous"/>
    </style:style>
    <style:style style:name="T5478" style:parent-style-name="Domyślnaczcionkaakapitu" style:family="text">
      <style:text-properties style:text-underline-type="single" style:text-underline-style="solid" style:text-underline-width="auto" style:text-underline-mode="continuous"/>
    </style:style>
    <style:style style:name="T5479" style:parent-style-name="Domyślnaczcionkaakapitu" style:family="text">
      <style:text-properties fo:background-color="#80FFFF" style:text-underline-type="single" style:text-underline-style="solid" style:text-underline-width="auto" style:text-underline-mode="continuous"/>
    </style:style>
    <style:style style:name="T5480" style:parent-style-name="Domyślnaczcionkaakapitu" style:family="text">
      <style:text-properties style:text-underline-type="single" style:text-underline-style="solid" style:text-underline-width="auto" style:text-underline-mode="continuous"/>
    </style:style>
    <style:style style:name="P5481" style:parent-style-name="Normalny" style:family="paragraph">
      <style:paragraph-properties fo:text-align="justify" fo:line-height="150%" fo:text-indent="0.2479in"/>
    </style:style>
    <style:style style:name="P5482" style:parent-style-name="Normalny" style:family="paragraph">
      <style:paragraph-properties fo:text-align="justify" fo:line-height="150%"/>
    </style:style>
    <style:style style:name="T5483" style:parent-style-name="Domyślnaczcionkaakapitu" style:family="text">
      <style:text-properties style:text-underline-type="single" style:text-underline-style="solid" style:text-underline-width="auto" style:text-underline-mode="continuous"/>
    </style:style>
    <style:style style:name="P5484" style:parent-style-name="Normalny" style:family="paragraph">
      <style:paragraph-properties fo:text-align="justify" fo:line-height="150%" fo:text-indent="0.2479in"/>
    </style:style>
    <style:style style:name="T5485" style:parent-style-name="Domyślnaczcionkaakapitu" style:family="text">
      <style:text-properties fo:background-color="#80FFFF"/>
    </style:style>
    <style:style style:name="T5486" style:parent-style-name="Domyślnaczcionkaakapitu" style:family="text">
      <style:text-properties fo:background-color="#80FFFF"/>
    </style:style>
    <style:style style:name="T5487" style:parent-style-name="Domyślnaczcionkaakapitu" style:family="text">
      <style:text-properties fo:background-color="#80FFFF"/>
    </style:style>
    <style:style style:name="P5488" style:parent-style-name="Normalny" style:family="paragraph">
      <style:paragraph-properties fo:text-align="justify" fo:line-height="150%"/>
    </style:style>
    <style:style style:name="T5489" style:parent-style-name="Domyślnaczcionkaakapitu" style:family="text">
      <style:text-properties style:text-underline-type="single" style:text-underline-style="solid" style:text-underline-width="auto" style:text-underline-mode="continuous"/>
    </style:style>
    <style:style style:name="P5490" style:parent-style-name="Normalny" style:family="paragraph">
      <style:paragraph-properties fo:text-align="justify" fo:line-height="150%" fo:text-indent="0.2479in"/>
    </style:style>
    <style:style style:name="T5491" style:parent-style-name="Domyślnaczcionkaakapitu" style:family="text">
      <style:text-properties fo:background-color="#80FFFF"/>
    </style:style>
    <style:style style:name="T5492" style:parent-style-name="Domyślnaczcionkaakapitu" style:family="text">
      <style:text-properties fo:background-color="#80FFFF"/>
    </style:style>
    <style:style style:name="T5493" style:parent-style-name="Domyślnaczcionkaakapitu" style:family="text">
      <style:text-properties fo:background-color="#80FFFF"/>
    </style:style>
    <style:style style:name="P5494" style:parent-style-name="Normalny" style:family="paragraph">
      <style:paragraph-properties fo:text-align="justify" fo:line-height="150%"/>
    </style:style>
    <style:style style:name="P5495" style:parent-style-name="Normalny" style:family="paragraph">
      <style:paragraph-properties fo:text-align="justify" fo:line-height="150%"/>
    </style:style>
    <style:style style:name="T5496" style:parent-style-name="Domyślnaczcionkaakapitu" style:family="text">
      <style:text-properties style:text-underline-type="single" style:text-underline-style="solid" style:text-underline-width="auto" style:text-underline-mode="continuous"/>
    </style:style>
    <style:style style:name="T5497" style:parent-style-name="Domyślnaczcionkaakapitu" style:family="text">
      <style:text-properties fo:background-color="#80FFFF" style:text-underline-type="single" style:text-underline-style="solid" style:text-underline-width="auto" style:text-underline-mode="continuous"/>
    </style:style>
    <style:style style:name="T5498" style:parent-style-name="Domyślnaczcionkaakapitu" style:family="text">
      <style:text-properties style:text-underline-type="single" style:text-underline-style="solid" style:text-underline-width="auto" style:text-underline-mode="continuous"/>
    </style:style>
    <style:style style:name="P5499" style:parent-style-name="Normalny" style:family="paragraph">
      <style:paragraph-properties fo:text-align="justify" fo:line-height="150%" fo:text-indent="0.2479in"/>
    </style:style>
    <style:style style:name="T5500" style:parent-style-name="Domyślnaczcionkaakapitu" style:family="text">
      <style:text-properties fo:background-color="#80FFFF"/>
    </style:style>
    <style:style style:name="T5501" style:parent-style-name="Domyślnaczcionkaakapitu" style:family="text">
      <style:text-properties fo:background-color="#80FFFF"/>
    </style:style>
    <style:style style:name="P5502" style:parent-style-name="Normalny" style:family="paragraph">
      <style:paragraph-properties fo:text-align="justify" fo:line-height="150%"/>
    </style:style>
    <style:style style:name="T5503" style:parent-style-name="Domyślnaczcionkaakapitu" style:family="text">
      <style:text-properties style:text-underline-type="single" style:text-underline-style="solid" style:text-underline-width="auto" style:text-underline-mode="continuous"/>
    </style:style>
    <style:style style:name="P5504" style:parent-style-name="Normalny" style:family="paragraph">
      <style:paragraph-properties fo:text-align="justify" fo:line-height="150%" fo:text-indent="0.2479in"/>
    </style:style>
    <style:style style:name="T5505" style:parent-style-name="Domyślnaczcionkaakapitu" style:family="text">
      <style:text-properties fo:background-color="#80FFFF"/>
    </style:style>
    <style:style style:name="T5506" style:parent-style-name="Domyślnaczcionkaakapitu" style:family="text">
      <style:text-properties fo:background-color="#80FFFF"/>
    </style:style>
    <style:style style:name="P5507" style:parent-style-name="Normalny" style:family="paragraph">
      <style:paragraph-properties fo:text-align="justify" fo:line-height="150%"/>
    </style:style>
    <style:style style:name="T5508" style:parent-style-name="Domyślnaczcionkaakapitu" style:family="text">
      <style:text-properties style:text-underline-type="single" style:text-underline-style="solid" style:text-underline-width="auto" style:text-underline-mode="continuous"/>
    </style:style>
    <style:style style:name="P5509" style:parent-style-name="Normalny" style:family="paragraph">
      <style:paragraph-properties fo:text-align="justify" fo:line-height="150%" fo:text-indent="0.2479in"/>
    </style:style>
    <style:style style:name="P5510" style:parent-style-name="Normalny" style:family="paragraph">
      <style:paragraph-properties fo:text-align="justify" fo:line-height="150%"/>
    </style:style>
    <style:style style:name="T5511" style:parent-style-name="Domyślnaczcionkaakapitu" style:family="text">
      <style:text-properties style:text-underline-type="single" style:text-underline-style="solid" style:text-underline-width="auto" style:text-underline-mode="continuous"/>
    </style:style>
    <style:style style:name="T5512" style:parent-style-name="Domyślnaczcionkaakapitu" style:family="text">
      <style:text-properties fo:background-color="#80FFFF" style:text-underline-type="single" style:text-underline-style="solid" style:text-underline-width="auto" style:text-underline-mode="continuous"/>
    </style:style>
    <style:style style:name="T5513" style:parent-style-name="Domyślnaczcionkaakapitu" style:family="text">
      <style:text-properties style:text-underline-type="single" style:text-underline-style="solid" style:text-underline-width="auto" style:text-underline-mode="continuous"/>
    </style:style>
    <style:style style:name="P5514" style:parent-style-name="Normalny" style:family="paragraph">
      <style:paragraph-properties fo:text-align="justify" fo:line-height="150%" fo:text-indent="0.2479in"/>
    </style:style>
    <style:style style:name="T5515" style:parent-style-name="Domyślnaczcionkaakapitu" style:family="text">
      <style:text-properties fo:background-color="#80FFFF"/>
    </style:style>
    <style:style style:name="T5516" style:parent-style-name="Domyślnaczcionkaakapitu" style:family="text">
      <style:text-properties fo:background-color="#80FFFF"/>
    </style:style>
    <style:style style:name="T5517" style:parent-style-name="Domyślnaczcionkaakapitu" style:family="text">
      <style:text-properties fo:background-color="#80FFFF"/>
    </style:style>
    <style:style style:name="T5518" style:parent-style-name="Domyślnaczcionkaakapitu" style:family="text">
      <style:text-properties fo:background-color="#80FFFF"/>
    </style:style>
    <style:style style:name="T5519" style:parent-style-name="Domyślnaczcionkaakapitu" style:family="text">
      <style:text-properties fo:background-color="#80FFFF"/>
    </style:style>
    <style:style style:name="P5520" style:parent-style-name="Normalny" style:family="paragraph">
      <style:paragraph-properties fo:text-align="justify" fo:line-height="150%"/>
    </style:style>
    <style:style style:name="T5521" style:parent-style-name="Domyślnaczcionkaakapitu" style:family="text">
      <style:text-properties style:text-underline-type="single" style:text-underline-style="solid" style:text-underline-width="auto" style:text-underline-mode="continuous"/>
    </style:style>
    <style:style style:name="P5522" style:parent-style-name="Normalny" style:family="paragraph">
      <style:paragraph-properties fo:text-align="justify" fo:line-height="150%" fo:text-indent="0.2479in"/>
    </style:style>
    <style:style style:name="T5523" style:parent-style-name="Domyślnaczcionkaakapitu" style:family="text">
      <style:text-properties fo:background-color="#80FFFF"/>
    </style:style>
    <style:style style:name="P5524" style:parent-style-name="Normalny" style:family="paragraph">
      <style:paragraph-properties fo:text-align="justify" fo:line-height="150%"/>
    </style:style>
    <style:style style:name="T5525" style:parent-style-name="Domyślnaczcionkaakapitu" style:family="text">
      <style:text-properties style:text-underline-type="single" style:text-underline-style="solid" style:text-underline-width="auto" style:text-underline-mode="continuous"/>
    </style:style>
    <style:style style:name="P5526" style:parent-style-name="Normalny" style:family="paragraph">
      <style:paragraph-properties fo:text-align="justify" fo:line-height="150%" fo:text-indent="0.2479in"/>
    </style:style>
    <style:style style:name="T5527" style:parent-style-name="Domyślnaczcionkaakapitu" style:family="text">
      <style:text-properties fo:background-color="#80FFFF"/>
    </style:style>
    <style:style style:name="P5528" style:parent-style-name="Normalny" style:family="paragraph">
      <style:paragraph-properties fo:text-align="justify" fo:line-height="150%"/>
    </style:style>
    <style:style style:name="T5529" style:parent-style-name="Domyślnaczcionkaakapitu" style:family="text">
      <style:text-properties style:text-underline-type="single" style:text-underline-style="solid" style:text-underline-width="auto" style:text-underline-mode="continuous"/>
    </style:style>
    <style:style style:name="P5530" style:parent-style-name="Normalny" style:family="paragraph">
      <style:paragraph-properties fo:text-align="justify" fo:line-height="150%" fo:text-indent="0.2479in"/>
    </style:style>
    <style:style style:name="T5531" style:parent-style-name="Domyślnaczcionkaakapitu" style:family="text">
      <style:text-properties fo:background-color="#80FFFF"/>
    </style:style>
    <style:style style:name="P5532" style:parent-style-name="Normalny" style:family="paragraph">
      <style:paragraph-properties fo:text-align="justify" fo:line-height="150%"/>
    </style:style>
    <style:style style:name="T5533" style:parent-style-name="Domyślnaczcionkaakapitu" style:family="text">
      <style:text-properties style:text-underline-type="single" style:text-underline-style="solid" style:text-underline-width="auto" style:text-underline-mode="continuous"/>
    </style:style>
    <style:style style:name="T5534" style:parent-style-name="Domyślnaczcionkaakapitu" style:family="text">
      <style:text-properties fo:background-color="#80FFFF" style:text-underline-type="single" style:text-underline-style="solid" style:text-underline-width="auto" style:text-underline-mode="continuous"/>
    </style:style>
    <style:style style:name="T5535" style:parent-style-name="Domyślnaczcionkaakapitu" style:family="text">
      <style:text-properties style:text-underline-type="single" style:text-underline-style="solid" style:text-underline-width="auto" style:text-underline-mode="continuous"/>
    </style:style>
    <style:style style:name="P5536" style:parent-style-name="Normalny" style:family="paragraph">
      <style:paragraph-properties fo:text-align="justify" fo:line-height="150%" fo:text-indent="0.2479in"/>
    </style:style>
    <style:style style:name="T5537" style:parent-style-name="Domyślnaczcionkaakapitu" style:family="text">
      <style:text-properties fo:background-color="#80FFFF"/>
    </style:style>
    <style:style style:name="T5538" style:parent-style-name="Domyślnaczcionkaakapitu" style:family="text">
      <style:text-properties fo:background-color="#80FFFF"/>
    </style:style>
    <style:style style:name="T5539" style:parent-style-name="Domyślnaczcionkaakapitu" style:family="text">
      <style:text-properties fo:background-color="#80FFFF"/>
    </style:style>
    <style:style style:name="P5540" style:parent-style-name="Normalny" style:family="paragraph">
      <style:paragraph-properties fo:text-align="justify" fo:line-height="150%"/>
    </style:style>
    <style:style style:name="T5541" style:parent-style-name="Domyślnaczcionkaakapitu" style:family="text">
      <style:text-properties style:text-underline-type="single" style:text-underline-style="solid" style:text-underline-width="auto" style:text-underline-mode="continuous"/>
    </style:style>
    <style:style style:name="T5542" style:parent-style-name="Domyślnaczcionkaakapitu" style:family="text">
      <style:text-properties fo:background-color="#80FFFF" style:text-underline-type="single" style:text-underline-style="solid" style:text-underline-width="auto" style:text-underline-mode="continuous"/>
    </style:style>
    <style:style style:name="T5543" style:parent-style-name="Domyślnaczcionkaakapitu" style:family="text">
      <style:text-properties style:text-underline-type="single" style:text-underline-style="solid" style:text-underline-width="auto" style:text-underline-mode="continuous"/>
    </style:style>
    <style:style style:name="T5544" style:parent-style-name="Domyślnaczcionkaakapitu" style:family="text">
      <style:text-properties fo:background-color="#80FFFF" style:text-underline-type="single" style:text-underline-style="solid" style:text-underline-width="auto" style:text-underline-mode="continuous"/>
    </style:style>
    <style:style style:name="T5545" style:parent-style-name="Domyślnaczcionkaakapitu" style:family="text">
      <style:text-properties style:text-underline-type="single" style:text-underline-style="solid" style:text-underline-width="auto" style:text-underline-mode="continuous"/>
    </style:style>
    <style:style style:name="T5546" style:parent-style-name="Domyślnaczcionkaakapitu" style:family="text">
      <style:text-properties fo:background-color="#80FFFF" style:text-underline-type="single" style:text-underline-style="solid" style:text-underline-width="auto" style:text-underline-mode="continuous"/>
    </style:style>
    <style:style style:name="T5547" style:parent-style-name="Domyślnaczcionkaakapitu" style:family="text">
      <style:text-properties style:text-underline-type="single" style:text-underline-style="solid" style:text-underline-width="auto" style:text-underline-mode="continuous"/>
    </style:style>
    <style:style style:name="T5548" style:parent-style-name="Domyślnaczcionkaakapitu" style:family="text">
      <style:text-properties fo:background-color="#80FFFF" style:text-underline-type="single" style:text-underline-style="solid" style:text-underline-width="auto" style:text-underline-mode="continuous"/>
    </style:style>
    <style:style style:name="P5549" style:parent-style-name="Normalny" style:family="paragraph">
      <style:paragraph-properties fo:text-align="justify" fo:line-height="150%" fo:text-indent="0.2479in"/>
    </style:style>
    <style:style style:name="P5550" style:parent-style-name="Normalny" style:family="paragraph">
      <style:paragraph-properties fo:text-align="justify" fo:line-height="150%"/>
    </style:style>
    <style:style style:name="T5551" style:parent-style-name="Domyślnaczcionkaakapitu" style:family="text">
      <style:text-properties style:text-underline-type="single" style:text-underline-style="solid" style:text-underline-width="auto" style:text-underline-mode="continuous"/>
    </style:style>
    <style:style style:name="P5552" style:parent-style-name="Normalny" style:family="paragraph">
      <style:paragraph-properties fo:text-align="justify" fo:line-height="150%" fo:text-indent="0.2479in"/>
    </style:style>
    <style:style style:name="T5553" style:parent-style-name="Domyślnaczcionkaakapitu" style:family="text">
      <style:text-properties fo:background-color="#80FFFF"/>
    </style:style>
    <style:style style:name="T5554" style:parent-style-name="Domyślnaczcionkaakapitu" style:family="text">
      <style:text-properties fo:background-color="#80FFFF"/>
    </style:style>
    <style:style style:name="T5555" style:parent-style-name="Domyślnaczcionkaakapitu" style:family="text">
      <style:text-properties fo:background-color="#80FFFF"/>
    </style:style>
    <style:style style:name="T5556" style:parent-style-name="Domyślnaczcionkaakapitu" style:family="text">
      <style:text-properties fo:background-color="#80FFFF"/>
    </style:style>
    <style:style style:name="P5557" style:parent-style-name="Normalny" style:family="paragraph">
      <style:paragraph-properties fo:text-align="justify" fo:line-height="150%"/>
    </style:style>
    <style:style style:name="T5558" style:parent-style-name="Domyślnaczcionkaakapitu" style:family="text">
      <style:text-properties style:text-underline-type="single" style:text-underline-style="solid" style:text-underline-width="auto" style:text-underline-mode="continuous"/>
    </style:style>
    <style:style style:name="P5559" style:parent-style-name="Normalny" style:family="paragraph">
      <style:paragraph-properties fo:text-align="justify" fo:line-height="150%" fo:text-indent="0.2479in"/>
    </style:style>
    <style:style style:name="P5560" style:parent-style-name="Normalny" style:family="paragraph">
      <style:paragraph-properties fo:text-align="justify" fo:line-height="150%"/>
    </style:style>
    <style:style style:name="P5561" style:parent-style-name="Normalny" style:family="paragraph">
      <style:paragraph-properties fo:text-align="justify" fo:line-height="150%"/>
    </style:style>
    <style:style style:name="T5562" style:parent-style-name="Domyślnaczcionkaakapitu" style:family="text">
      <style:text-properties style:text-underline-type="single" style:text-underline-style="solid" style:text-underline-width="auto" style:text-underline-mode="continuous"/>
    </style:style>
    <style:style style:name="P5563" style:parent-style-name="Normalny" style:family="paragraph">
      <style:paragraph-properties fo:text-align="justify" fo:line-height="150%" fo:text-indent="0.2479in"/>
    </style:style>
    <style:style style:name="T5564" style:parent-style-name="Domyślnaczcionkaakapitu" style:family="text">
      <style:text-properties fo:background-color="#80FFFF"/>
    </style:style>
    <style:style style:name="T5565" style:parent-style-name="Domyślnaczcionkaakapitu" style:family="text">
      <style:text-properties fo:background-color="#80FFFF"/>
    </style:style>
    <style:style style:name="T5566" style:parent-style-name="Domyślnaczcionkaakapitu" style:family="text">
      <style:text-properties fo:background-color="#80FFFF"/>
    </style:style>
    <style:style style:name="T5567" style:parent-style-name="Domyślnaczcionkaakapitu" style:family="text">
      <style:text-properties fo:background-color="#80FFFF"/>
    </style:style>
    <style:style style:name="P5568" style:parent-style-name="Normalny" style:family="paragraph">
      <style:paragraph-properties fo:text-align="justify" fo:line-height="150%"/>
    </style:style>
    <style:style style:name="T5569" style:parent-style-name="Domyślnaczcionkaakapitu" style:family="text">
      <style:text-properties style:text-underline-type="single" style:text-underline-style="solid" style:text-underline-width="auto" style:text-underline-mode="continuous"/>
    </style:style>
    <style:style style:name="P5570" style:parent-style-name="Normalny" style:family="paragraph">
      <style:paragraph-properties fo:text-align="justify" fo:line-height="150%" fo:text-indent="0.2479in"/>
    </style:style>
    <style:style style:name="P5571" style:parent-style-name="Normalny" style:family="paragraph">
      <style:paragraph-properties fo:text-align="justify" fo:line-height="150%" fo:text-indent="0.2479in"/>
    </style:style>
    <style:style style:name="T5572" style:parent-style-name="Domyślnaczcionkaakapitu" style:family="text">
      <style:text-properties fo:background-color="#80FFFF"/>
    </style:style>
    <style:style style:name="P5573" style:parent-style-name="Normalny" style:family="paragraph">
      <style:paragraph-properties fo:text-align="justify" fo:line-height="150%" fo:text-indent="0.2479in"/>
    </style:style>
    <style:style style:name="P5574" style:parent-style-name="Normalny" style:family="paragraph">
      <style:paragraph-properties fo:text-align="justify" fo:line-height="150%" fo:text-indent="0.2479in"/>
    </style:style>
    <style:style style:name="P5575" style:parent-style-name="Normalny" style:family="paragraph">
      <style:paragraph-properties fo:text-align="justify" fo:line-height="150%"/>
    </style:style>
    <style:style style:name="T5576" style:parent-style-name="Domyślnaczcionkaakapitu" style:family="text">
      <style:text-properties style:text-underline-type="single" style:text-underline-style="solid" style:text-underline-width="auto" style:text-underline-mode="continuous"/>
    </style:style>
    <style:style style:name="P5577" style:parent-style-name="Normalny" style:family="paragraph">
      <style:paragraph-properties fo:text-align="justify" fo:line-height="150%" fo:text-indent="0.2479in"/>
    </style:style>
    <style:style style:name="P5578" style:parent-style-name="Normalny" style:family="paragraph">
      <style:paragraph-properties fo:text-align="justify" fo:line-height="150%"/>
    </style:style>
    <style:style style:name="T5579" style:parent-style-name="Domyślnaczcionkaakapitu" style:family="text">
      <style:text-properties style:text-underline-type="single" style:text-underline-style="solid" style:text-underline-width="auto" style:text-underline-mode="continuous"/>
    </style:style>
    <style:style style:name="P5580" style:parent-style-name="Normalny" style:family="paragraph">
      <style:paragraph-properties fo:text-align="justify" fo:line-height="150%" fo:text-indent="0.2479in"/>
    </style:style>
    <style:style style:name="T5581" style:parent-style-name="Domyślnaczcionkaakapitu" style:family="text">
      <style:text-properties fo:background-color="#80FFFF"/>
    </style:style>
    <style:style style:name="P5582" style:parent-style-name="Normalny" style:family="paragraph">
      <style:paragraph-properties fo:text-align="justify" fo:line-height="150%"/>
    </style:style>
    <style:style style:name="T5583" style:parent-style-name="Domyślnaczcionkaakapitu" style:family="text">
      <style:text-properties fo:background-color="#80FFFF" style:text-underline-type="single" style:text-underline-style="solid" style:text-underline-width="auto" style:text-underline-mode="continuous"/>
    </style:style>
    <style:style style:name="T5584" style:parent-style-name="Domyślnaczcionkaakapitu" style:family="text">
      <style:text-properties style:text-underline-type="single" style:text-underline-style="solid" style:text-underline-width="auto" style:text-underline-mode="continuous"/>
    </style:style>
    <style:style style:name="T5585" style:parent-style-name="Domyślnaczcionkaakapitu" style:family="text">
      <style:text-properties fo:background-color="#80FFFF" style:text-underline-type="single" style:text-underline-style="solid" style:text-underline-width="auto" style:text-underline-mode="continuous"/>
    </style:style>
    <style:style style:name="T5586" style:parent-style-name="Domyślnaczcionkaakapitu" style:family="text">
      <style:text-properties style:text-underline-type="single" style:text-underline-style="solid" style:text-underline-width="auto" style:text-underline-mode="continuous"/>
    </style:style>
    <style:style style:name="P5587" style:parent-style-name="Normalny" style:family="paragraph">
      <style:paragraph-properties fo:text-align="justify" fo:line-height="150%" fo:text-indent="0.2479in"/>
    </style:style>
    <style:style style:name="P5588" style:parent-style-name="Normalny" style:family="paragraph">
      <style:paragraph-properties fo:text-align="justify" fo:line-height="150%"/>
    </style:style>
    <style:style style:name="T5589" style:parent-style-name="Domyślnaczcionkaakapitu" style:family="text">
      <style:text-properties style:text-underline-type="single" style:text-underline-style="solid" style:text-underline-width="auto" style:text-underline-mode="continuous"/>
    </style:style>
    <style:style style:name="T5590" style:parent-style-name="Domyślnaczcionkaakapitu" style:family="text">
      <style:text-properties fo:background-color="#80FFFF" style:text-underline-type="single" style:text-underline-style="solid" style:text-underline-width="auto" style:text-underline-mode="continuous"/>
    </style:style>
    <style:style style:name="T5591" style:parent-style-name="Domyślnaczcionkaakapitu" style:family="text">
      <style:text-properties style:text-underline-type="single" style:text-underline-style="solid" style:text-underline-width="auto" style:text-underline-mode="continuous"/>
    </style:style>
    <style:style style:name="P5592" style:parent-style-name="Normalny" style:family="paragraph">
      <style:paragraph-properties fo:text-align="justify" fo:line-height="150%" fo:text-indent="0.2479in"/>
    </style:style>
    <style:style style:name="T5593" style:parent-style-name="Domyślnaczcionkaakapitu" style:family="text">
      <style:text-properties fo:background-color="#80FFFF"/>
    </style:style>
    <style:style style:name="P5594" style:parent-style-name="Normalny" style:family="paragraph">
      <style:paragraph-properties fo:text-align="justify" fo:line-height="150%" fo:text-indent="0.2479in"/>
    </style:style>
    <style:style style:name="T5595" style:parent-style-name="Domyślnaczcionkaakapitu" style:family="text">
      <style:text-properties fo:background-color="#80FFFF"/>
    </style:style>
    <style:style style:name="P5596" style:parent-style-name="Normalny" style:family="paragraph">
      <style:paragraph-properties fo:text-align="justify" fo:line-height="150%"/>
    </style:style>
    <style:style style:name="T5597" style:parent-style-name="Domyślnaczcionkaakapitu" style:family="text">
      <style:text-properties style:text-underline-type="single" style:text-underline-style="solid" style:text-underline-width="auto" style:text-underline-mode="continuous"/>
    </style:style>
    <style:style style:name="T5598" style:parent-style-name="Domyślnaczcionkaakapitu" style:family="text">
      <style:text-properties fo:background-color="#80FFFF" style:text-underline-type="single" style:text-underline-style="solid" style:text-underline-width="auto" style:text-underline-mode="continuous"/>
    </style:style>
    <style:style style:name="T5599" style:parent-style-name="Domyślnaczcionkaakapitu" style:family="text">
      <style:text-properties style:text-underline-type="single" style:text-underline-style="solid" style:text-underline-width="auto" style:text-underline-mode="continuous"/>
    </style:style>
    <style:style style:name="P5600" style:parent-style-name="Normalny" style:family="paragraph">
      <style:paragraph-properties fo:text-align="justify" fo:line-height="150%" fo:text-indent="0.2479in"/>
    </style:style>
    <style:style style:name="T5601" style:parent-style-name="Domyślnaczcionkaakapitu" style:family="text">
      <style:text-properties fo:background-color="#80FFFF"/>
    </style:style>
    <style:style style:name="P5602" style:parent-style-name="Normalny" style:family="paragraph">
      <style:paragraph-properties fo:text-align="justify" fo:line-height="150%"/>
    </style:style>
    <style:style style:name="T5603" style:parent-style-name="Domyślnaczcionkaakapitu" style:family="text">
      <style:text-properties fo:background-color="#80FFFF" style:text-underline-type="single" style:text-underline-style="solid" style:text-underline-width="auto" style:text-underline-mode="continuous"/>
    </style:style>
    <style:style style:name="T5604" style:parent-style-name="Domyślnaczcionkaakapitu" style:family="text">
      <style:text-properties style:text-underline-type="single" style:text-underline-style="solid" style:text-underline-width="auto" style:text-underline-mode="continuous"/>
    </style:style>
    <style:style style:name="T5605" style:parent-style-name="Domyślnaczcionkaakapitu" style:family="text">
      <style:text-properties fo:background-color="#80FFFF" style:text-underline-type="single" style:text-underline-style="solid" style:text-underline-width="auto" style:text-underline-mode="continuous"/>
    </style:style>
    <style:style style:name="T5606" style:parent-style-name="Domyślnaczcionkaakapitu" style:family="text">
      <style:text-properties style:text-underline-type="single" style:text-underline-style="solid" style:text-underline-width="auto" style:text-underline-mode="continuous"/>
    </style:style>
    <style:style style:name="P5607" style:parent-style-name="Normalny" style:family="paragraph">
      <style:paragraph-properties fo:text-align="justify" fo:line-height="150%" fo:text-indent="0.2479in"/>
    </style:style>
    <style:style style:name="T5608" style:parent-style-name="Domyślnaczcionkaakapitu" style:family="text">
      <style:text-properties fo:background-color="#80FFFF"/>
    </style:style>
    <style:style style:name="T5609" style:parent-style-name="Domyślnaczcionkaakapitu" style:family="text">
      <style:text-properties fo:background-color="#80FFFF"/>
    </style:style>
    <style:style style:name="T5610" style:parent-style-name="Domyślnaczcionkaakapitu" style:family="text">
      <style:text-properties fo:background-color="#80FFFF"/>
    </style:style>
    <style:style style:name="T5611" style:parent-style-name="Domyślnaczcionkaakapitu" style:family="text">
      <style:text-properties fo:background-color="#80FFFF"/>
    </style:style>
    <style:style style:name="P5612" style:parent-style-name="Normalny" style:family="paragraph">
      <style:paragraph-properties fo:text-align="justify" fo:line-height="150%" fo:text-indent="0.2479in"/>
    </style:style>
    <style:style style:name="P5613" style:parent-style-name="Normalny" style:family="paragraph">
      <style:paragraph-properties fo:text-align="justify" fo:line-height="150%"/>
    </style:style>
    <style:style style:name="T5614" style:parent-style-name="Domyślnaczcionkaakapitu" style:family="text">
      <style:text-properties style:text-underline-type="single" style:text-underline-style="solid" style:text-underline-width="auto" style:text-underline-mode="continuous"/>
    </style:style>
    <style:style style:name="P5615" style:parent-style-name="Normalny" style:family="paragraph">
      <style:paragraph-properties fo:text-align="justify" fo:line-height="150%" fo:text-indent="0.2479in"/>
    </style:style>
    <style:style style:name="T5616" style:parent-style-name="Domyślnaczcionkaakapitu" style:family="text">
      <style:text-properties fo:background-color="#80FFFF"/>
    </style:style>
    <style:style style:name="P5617" style:parent-style-name="Normalny" style:family="paragraph">
      <style:paragraph-properties fo:text-align="justify" fo:line-height="150%"/>
    </style:style>
    <style:style style:name="T5618" style:parent-style-name="Domyślnaczcionkaakapitu" style:family="text">
      <style:text-properties style:text-underline-type="single" style:text-underline-style="solid" style:text-underline-width="auto" style:text-underline-mode="continuous"/>
    </style:style>
    <style:style style:name="P5619" style:parent-style-name="Normalny" style:family="paragraph">
      <style:paragraph-properties fo:text-align="justify" fo:line-height="150%" fo:text-indent="0.2479in"/>
    </style:style>
    <style:style style:name="T5620" style:parent-style-name="Domyślnaczcionkaakapitu" style:family="text">
      <style:text-properties fo:background-color="#80FFFF"/>
    </style:style>
    <style:style style:name="T5621" style:parent-style-name="Domyślnaczcionkaakapitu" style:family="text">
      <style:text-properties fo:background-color="#80FFFF"/>
    </style:style>
    <style:style style:name="T5622" style:parent-style-name="Domyślnaczcionkaakapitu" style:family="text">
      <style:text-properties fo:background-color="#80FFFF"/>
    </style:style>
    <style:style style:name="P5623" style:parent-style-name="Normalny" style:family="paragraph">
      <style:paragraph-properties fo:text-align="justify" fo:line-height="150%" fo:text-indent="0.2479in"/>
    </style:style>
    <style:style style:name="T5624" style:parent-style-name="Domyślnaczcionkaakapitu" style:family="text">
      <style:text-properties fo:background-color="#80FFFF"/>
    </style:style>
  </office:automatic-styles>
  <office:body>
    <office:text text:use-soft-page-breaks="true">
      <text:p text:style-name="P1">KORPUS= Obrady Okrągłego Stołu</text:p>
      <text:p text:style-name="P2">ZESPÓŁ= Podzespół do spraw Zdrowia</text:p>
      <text:p text:style-name="P3">TYTUŁ= STENOGRAM z pierwszego posiedzenia Podzespołu do spraw Zdrowia</text:p>
      <text:p text:style-name="P4">DATA= 18 lutego 1989 r.</text:p>
      <text:p text:style-name="P5">SYGNATURA=<text:s/></text:p>
      <text:p text:style-name="P6">INW= 46028</text:p>
      <text:p text:style-name="P7">TEKST=</text:p>
      <text:p text:style-name="P8">Stenogram z obrad Podzespołu<text:s/><text:span text:style-name="T9">d</text:span>o Spraw<text:s/><text:span text:style-name="T10">Z</text:span>drowia<text:s/><text:span text:style-name="T11">w</text:span><text:s/>d<text:span text:style-name="T12">n</text:span>iu 18<text:span text:style-name="T13">.</text:span>02<text:span text:style-name="T14">.</text:span>1<text:span text:style-name="T15">9</text:span>8<text:span text:style-name="T16">9</text:span><text:s/>r<text:span text:style-name="T17">.</text:span></text:p>
      <text:p text:style-name="P18">/Obradom<text:s/>przewodniczy:<text:s/><text:span text:style-name="T19">Andrzej Wojtczak</text:span>/.</text:p>
      <text:p text:style-name="P20">Panie Doktorze! Szanowni Pa<text:span text:style-name="T21">ńs</text:span>two! R<text:span text:style-name="T22">o</text:span>zp<text:span text:style-name="T23">ocz</text:span>yn<text:span text:style-name="T24">aj</text:span>ąc ob<text:span text:style-name="T25">ra</text:span>dy Podzespołu do spraw Z<text:span text:style-name="T26">d</text:span>rowia chciałbym powitać ser<text:span text:style-name="T27">d</text:span>ec<text:span text:style-name="T28">z</text:span>nie wszystkich uczestników obrad i życzyć, aby nasza wymiana zdań<text:s/><text:span text:style-name="T29">i</text:span><text:s/>poglądów doprowadziła do wypracowania rozwiązań, których<text:span text:style-name="T30"><text:s/></text:span>celem powinna być poprawa stanu zdrowi<text:span text:style-name="T31">a</text:span><text:s/>naszego społeczeń<text:span text:style-name="T32">st</text:span>wa, poprawa pracy opieki zdrowotn<text:span text:style-name="T33">ej,</text:span><text:s/>jej dostępności i jakości świadczeń oraz satysfakcja zawodowa i życiowa pracowników służby zdrowia.</text:p>
      <text:p text:style-name="P34">Mówiąc o zdrowie<text:s/><text:span text:style-name="T35">sp</text:span>ołeczeństwa zwykliśmy rozpatrywać tę sprawę przez pryzmat podnoszenia sprawności służb medycznych. Pogląd ten uznaje walkę z chorobami jako podstawy zapewnienia zdrowia społeczeństwa i prowadzi do biernej je<text:span text:style-name="T36">g</text:span>o postawy, poddających się ludzi działaniu służby zdrowia jako eksperta w tej walce.</text:p>
      <text:p text:style-name="P37">Jest on wynikiem przekonania o istnieniu pełnej zależności między działaniami ukierunkowanymi na zwiększenie zasobów służby zdrowia,<text:s/><text:span text:style-name="T38">a</text:span><text:s/>poprawą stanu zdrowia społeczeństwa. Natomiast szersze, społeczne uwarunkowania ochrony zdrowi<text:span text:style-name="T39">a<text:s/></text:span>są z reguły pomijane, a jeśli wspominane, to bez prób rozwinięcia praktycznych działań. Taka postawa n<text:span text:style-name="T40">ie</text:span>stety dominuje wielokrotnie nadal.</text:p>
      <text:p text:style-name="P41">Nie umniejszając w żadnym wypadku roli działalności naprawczej, w walce z chorobami i ich konsekwen<text:span text:style-name="T42">cj</text:span>ami, jest<text:s/>rzeczą o zasadniczym znaczeniu, by u<text:span text:style-name="T43">z</text:span>nać, że opieka medyczna jest tylko jednym spośród wielu czynników, które mają wpływ na zdrowie społeczne.</text:p>
      <text:p text:style-name="P44">Skuteczne rozwiązanie problemów zaspokojenia potrzeb zdrowotnych wymaga rozróżnienia dwu zakresów naszych działań. Po pierwsze - ochrony zdrowia przed współczesnymi zagrożenia<text:span text:style-name="T45">mi,</text:span><text:s/>wynikającymi z warunków ekologicznych, warunków bytowania<text:s/><text:span text:style-name="T46">i<text:s/></text:span>pracy, sposobu żywienia i stylu życia, w których takie czynniki jak<text:s/>nikotynizm, alkoholizm, brak aktywności fizycznej należą do czynników zdrowie niszczących.</text:p>
      <text:p text:style-name="P47"><text:span text:style-name="T48">I</text:span><text:s/>po drugie - opieki zdrowotnej w<text:span text:style-name="T49">yk</text:span>orzystującej profilaktyczne i lecznicze zastosowanie wiedzy i technologii medycznej, które stanowią pewien bardzo ważny, ale fragment systemu ochrony zdrowi<text:span text:style-name="T50">a</text:span>.</text:p>
      <text:p text:style-name="P51">Jeżeli chodzi o ten pierwszy obszar działań, a więc ochronę zdrowia, to trzeba również podkreślić i to, że choć z oporami, to jednak coraz szerzej zaczyna zwyciężać zawarty już w Konstytucji Światowej Organizacji Zdrowia spojrzenie na zdrowie, nie jako brak choroby, lecz jako wartość pozytywną, o znaczeniu ekonomicznym i jeden z głównych zasobów gospodarki narodow<text:span text:style-name="T52">ej</text:span>.</text:p>
      <text:p text:style-name="P53">Zyskuje ono powoli uznanie zarówno polityków społeczeństwa, jak i profesji medycznych. Tylko zdrowe społeczeństwo jest zdolne do tworzenia dóbr materialnych i kulturowych, oraz własnego rozwoju i satysfakcji.</text:p>
      <text:soft-page-break/>
      <text:p text:style-name="P54">Dlatego też wszelkie wysiłki zmierzać<text:s/><text:span text:style-name="T55">p</text:span>owinny do jego utrzymania, umacniania, a więc promocji zdrowia tak ważnego działania państwa prz<text:span text:style-name="T56">y</text:span><text:s/>aktywnym ws<text:span text:style-name="T57">p</text:span>ółudziale całego społe<text:span text:style-name="T58">cz</text:span>eństwa.</text:p>
      <text:p text:style-name="P59"><text:span text:style-name="T60">I</text:span><text:s/>dlatego też mu<text:span text:style-name="T61">s</text:span>z<text:span text:style-name="T62">ę</text:span><text:s/>wyrazie<text:s/><text:span text:style-name="T63">n</text:span>iepokój<text:span text:style-name="T64">,</text:span><text:s/>nie ty<text:span text:style-name="T65">l</text:span>ko<text:s/><text:span text:style-name="T66">z</text:span><text:s/>wielce niezadowal<text:span text:style-name="T67">aj</text:span>ącego aktualnego stanu zdrowotności naszych współobywateli, na co przede wszystkim rzutuje występowanie t<text:span text:style-name="T68">a</text:span>k zwanych chorób cywil<text:span text:style-name="T69">iz</text:span>ac<text:span text:style-name="T70">yj</text:span>nych, ale przede wszystkim niepomyślnych prognoz do roku 200<text:span text:style-name="T71">0</text:span><text:s/>i dalej.</text:p>
      <text:p text:style-name="P72">Wynik industrializa<text:span text:style-name="T73">cj</text:span>i, migracji ludzi z wsi<text:s/><text:span text:style-name="T74">i</text:span><text:s/>miast, zmiany stylu życia wiodącego do zmiany i sposobu żywienia i wielokrotnie alkoholizmu, nikotynizmu i stresów przeszły i znalazły wyraz w stanie zdrowotności wielu krajów, które znacznie wcześniej przeszły okres uprzemysłowienia.</text:p>
      <text:p text:style-name="P75"><text:span text:style-name="T76">W</text:span><text:s/>tej chwili jesteśmy świadkami tego narastania bardzo niepok<text:span text:style-name="T77">oj</text:span>ącego... tych chorób cywilizacyjnych w naszym kraju.</text:p>
      <text:p text:style-name="P78">Dotychczasowa sytuacja w zakresie zapadalności i umieralności z powodu chorób układu krążenia w naszym kraju upoważnia do spodziewania się w przyszłości liniowego przyrostu rozpowszec<text:span text:style-name="T79">h</text:span>nienia tych chorób. Jeśli nie nastąpi skuteczne i szybkie przeciwdziałanie. Przyniósłby on w roku 2000<text:s/><text:span text:style-name="T80">l</text:span>iczbę około 680 zgonów na 100 tys. ludności, a w przypadku utrzymania się tendencji do 2010, blisko 800. A więc w porównaniu z obecnymi około 500.</text:p>
      <text:p text:style-name="P81">Obserwowane tendencje występowaniu nowotworów złośliwych przy założeniu trafności przewidywania zmian struktury demograficznej pozwalają prognozować wzrost do roku 2010 u mężczyzn o 3<text:span text:style-name="T82">0</text:span><text:s/>, u kobiet o 20%. Szczególnie niepokojący jest fakt, rozpowszechnienia się znacznego raka płuc, raka oskrzeli, raka krtani, a więc nowotworów typowo t<text:span text:style-name="T83">yt</text:span>onioz<text:span text:style-name="T84">al</text:span>eżnych co najmniej w 80 - 85% przypadków.</text:p>
      <text:p text:style-name="P85">Do tego trzeba dodać przyczynę umieralności jaką stanowią wypadki w domu, pracy, na ulicy.<text:s/><text:span text:style-name="T86">W</text:span><text:s/>Polsce przeciętnie ginie<text:s/>każdego dni<text:span text:style-name="T87">a</text:span><text:s/>75 osób<text:span text:style-name="T88">.</text:span><text:s/>Biorąc pod uwagę, że<text:s/><text:span text:style-name="T89">w</text:span><text:s/>wypadkach ulicznych,<text:s/><text:span text:style-name="T90">a</text:span><text:s/>również i w innego rodzaju wypadkach alkohol jest czynnikiem przyczynowym, nawet do 70<text:span text:style-name="T91">%</text:span><text:s/>prz<text:span text:style-name="T92">y</text:span>p<text:span text:style-name="T93">ad</text:span>k<text:span text:style-name="T94">ów,</text:span><text:s/>rzuca to światło na znaczenie zachowań jako przyczynę zgonów w okresie życia najbardziej twórczego i ekonomicznie wydajnego.</text:p>
      <text:p text:style-name="P95">Doda<text:span text:style-name="T96">ć</text:span><text:s/>należy, że w Polsce z około 370 tys. zgonów<text:s/><text:span text:style-name="T97">w</text:span><text:s/>roku 1988, około 35% nastąpiło w wieku poniżej 65 lat, a więc w najbardziej twórczym i wydajnym okresie życia, a wymierne skutki ekonomiczne wyrażają się utratą nie w<text:span text:style-name="T98">yp</text:span>rodukowan<text:span text:style-name="T99">yc</text:span>h dóbr, zasiłkami, wydatkami związanymi z leczeniem, rehabilitacją oraz zapewnieniem bytu osobom niepełnosprawnym zasług<text:span text:style-name="T100">uj</text:span>ącym na lepszy los.</text:p>
      <text:p text:style-name="P101">Biorąc pod uwagę, że czynniki, które determinują, to niemal epidemiczne narastanie wspomnianych chorób, wiążą się ze stanem środowiska, w którym żyjemy oraz z zachowaniami<text:s/>zdrowie niszczącymi, całkowicie zmienia perspektywę spojrzenia na działania opieki zdrowotnej.</text:p>
      <text:p text:style-name="P102">Na stan zdrowia ludzi mają więc zarówno wpływ czynniki genetyczne jak i te, związane z paleniem tyton<text:span text:style-name="T103">i</text:span>u, nadużywaniem alkoholu, leków, nieprawidłowe odżywianie, warunki zamieszkania i pracy, otaczające środowisko, a nie tylko opieka medyczna.</text:p>
      <text:p text:style-name="P104">Sprawa więc działań zapobiegawczych urasta do najbardziej istotnego problemu, który zadecyduje o stanie zdrowia społecze<text:span text:style-name="T105">ń</text:span>stwa i będzie wyznaczał problemy opieki zdrowotnej i medycznej na l<text:span text:style-name="T106">at</text:span>a następne.</text:p>
      <text:p text:style-name="P107"><text:span text:style-name="T108">W</text:span><text:s/>tym kierunku idą prace nad założeniami Narodowego Programu Zdrowia, mającego stanowić operacjonaliza<text:span text:style-name="T109">cj</text:span>ę opracowanego przed trzema laty międzyresortowego dokumentu<text:s/>cele i zadania<text:s/><text:soft-page-break/>polskiego programu<text:s/>„Zdrowie dla wszystkich<text:s/><text:span text:style-name="T110">w</text:span><text:s/>roku 2000”.</text:p>
      <text:p text:style-name="P111"><text:span text:style-name="T112">W</text:span><text:s/>procesie opracowywania, a następnie wdrażania programu, jako że źródło czynników ryzyka znajduje się przeważnie poza bezpośrednim zasięgiem sektora zdrowia, potrzebne są działania obejmujące różne resorty społeczne i gospodarcze. Zastosowane muszą być metody sumujące się w swych efektach, takie jak kształcenie, informacja zdrowotna, legislacja, odpowiednie<text:s/><text:span text:style-name="T113">fi</text:span>nansowanie programów, działania organizac<text:span text:style-name="T114">yj</text:span>ne, administracyjne oraz pełne włączenie się środków masowego przekazu.</text:p>
      <text:p text:style-name="P115">Zasadniczą sprawą jest świadomość i wiedza ludzi, na temat czynników zdrowie umacni<text:span text:style-name="T116">aj</text:span>ących i niszczących. Realizacja tego programu i stworzenie tego programu, dopracowanie tego programu będzie zadaniem niezmiernie trudnym, kosztownym i wymagającym zarówno współdziałania wielu sektorów gospodarczych, a przede wszystkim aktywnego udziału społeczeństwa, pełnej decentraliza<text:span text:style-name="T117">cj</text:span>i działań i uspołecznienia.</text:p>
      <text:p text:style-name="P118">Powyższy obszar działań zmierz<text:span text:style-name="T119">aj</text:span>ących do poprawy stanu zdrowia społeczeństwa, wymaga zdaniem naszym najwyższej uwagi i wspólnego zastanowienia się nad drogami rozwiązań w tym tak trudnym społecznie i ekonomicznie okresie. Bowiem wszyscy jesteśmy świadomi, że bez podjęcia aktywnych działań włączających całe społeczeństwo, które procentować będą niestety w nie najbliższym horyzoncie czasowym, nie możemy spodziewać się poprawy stanu zdrowia naszych współrodaków nawet przy bardzo radykalnej reformie systemu opieki zdrowotnej i wzmocnieniu jego zasobów.</text:p>
      <text:p text:style-name="P120">Drugim obszarem wymagającym energicznych i radykalnych działań jest opieka zdrowotna, a w jej ramach opieka medyczna. W tym kierunku zmierzają propozycje reform systemu opieki zdrowotnej zawarte w dokumencie, kierunki i założenia systemu opieki zdrowotnej i społecznej, który został ost<text:span text:style-name="T121">at</text:span>nio zatwierdzony przez komitet społeczno-polityczny Rady Ministrów i który wkrótce podany zostanie do wiadomości wszystkich pracowników służby zdrowia.</text:p>
      <text:p text:style-name="P122">Założenia te wymagają wielu prac re<text:span text:style-name="T123">al</text:span>izac<text:span text:style-name="T124">yj</text:span>nych, do których opracowania wszyscy są zaproszeni. Trzeba powiedzieć, że zjawiska rodzące potrzebne zmiany narastały przez wiele lat wraz z funk<text:span text:style-name="T125">cjo</text:span>nowaniem systemu scentr<text:span text:style-name="T126">al</text:span>izowanego<text:s/><text:span text:style-name="T127">i</text:span><text:s/>administracyjnego zarządzania służbą zdrowia. I cho<text:span text:style-name="T128">ć</text:span><text:s/>przez wszystkie minione lata rozwiązaliśmy wiele problemów i medycznych i zdrowotnych społeczeństwa, zbudowaliśmy infra<text:span text:style-name="T129">st</text:span>rukturę lecznictwa, i wykształcone zostały kadry medyczne, mające zdaniem nie tylko moim, bardzo dobrą reputację w świecie, to jednak stoimy dziś przed koniecznością radykalnych zmian systemu, który nie odpowiada obecnym i przyszłym potrzebom oraz naszym<text:s/><text:span text:style-name="T130">asp</text:span>ir<text:span text:style-name="T131">acjo</text:span>m.</text:p>
      <text:p text:style-name="P132">Ujmując bardzo ogólnie n<text:span text:style-name="T133">aj</text:span>ważni<text:span text:style-name="T134">ej</text:span>sze - zdaniem moim - niedo<text:span text:style-name="T135">st</text:span>atki należy zwróci<text:span text:style-name="T136">ć</text:span><text:s/>uwagę na - po pierwsze - nadmierną centralizację decyzji z przewagą administrac<text:span text:style-name="T137">yj</text:span>nych<text:s/><text:span text:style-name="T138">in</text:span>strumentów oddziaływania, a tym samym zbyt małą samodzielność zakładów służby zdrowia, społeczności tam pracującej oraz lekarzy.</text:p>
      <text:p text:style-name="P139">I drugie - na zerwanie więzi pomiędzy wielkością środków przeznaczanych na opiekę zdrowotną, a rzeczywistymi kosztami jej funk<text:span text:style-name="T140">cjo</text:span>nowania przy braku mechaniz<text:span text:style-name="T141">mó</text:span>w ra<text:span text:style-name="T142">cj</text:span>onaliza<text:span text:style-name="T143">cji<text:s/></text:span>wykorzystania zasobów.</text:p>
      <text:p text:style-name="P144">Lista niedost<text:span text:style-name="T145">at</text:span>ków i słabości obecnego systemu organizacyjnego jest długa i można ją rozbudowywać. Chciałbym jednak<text:s/>wyrazić moją głęboką nadzieję, że<text:s/><text:span text:style-name="T146">w</text:span><text:s/>czasie naszej dyskusji mniejszy nacisk położymy na jej uzupełnianie i rozbudowywanie, ale postaramy się znaleźć właściwe rozwiązania tych niełatwych<text:s/><text:soft-page-break/>problemów, a tak istotnych dla zdrowia naszego społe<text:span text:style-name="T147">cz</text:span>eństwa<text:span text:style-name="T148">.</text:span></text:p>
      <text:p text:style-name="P149">Reforma systemu opieki zdrowotnej wiedzie do zerwania z praktyką adminis<text:span text:style-name="T150">tr</text:span>ac<text:span text:style-name="T151">yj</text:span>nego, nieskutecznego i niee<text:span text:style-name="T152">fe</text:span>ktywnego kierowania służbą zdrowia. Te mechanizmy muszą być zastąpione społeczno-ekonomicznymi stymu<text:span text:style-name="T153">lat</text:span>orami, zapewni<text:span text:style-name="T154">aj</text:span>ącymi samo-regulację systemu, jego zdolność do adoptowania się do zmieni<text:span text:style-name="T155">aj</text:span>ących się potrzeb społecznych<text:s/><text:span text:style-name="T156">i</text:span><text:s/>zdrowotnych.</text:p>
      <text:p text:style-name="P157">Jednolita struktura organiz<text:span text:style-name="T158">acyj</text:span>na potrzebna w układzie nakazowo-rozdzielczym nie pozwala na elastyczne dostosowanie rozwiązań organiz<text:span text:style-name="T159">acyj</text:span>nych, a także rozwiązań funkcyjnych do warunków lokalnych. A<text:s/><text:span text:style-name="T160">ad</text:span>mini<text:span text:style-name="T161">st</text:span>r<text:span text:style-name="T162">acyjn</text:span>e zarządzanie z oddali odsuwa na daleki plan współudział społeczeństwa w działaniach<text:span text:style-name="T163"><text:s/></text:span>na rzecz opieki zdrowotnej. Dlatego następuje i nastąpić<text:span text:style-name="T164"><text:s/></text:span>musi pełna decentr<text:span text:style-name="T165">al</text:span>iza<text:span text:style-name="T166">cj</text:span>a opieki zdrowotnej oraz jej finansowanie. Powinno to sprzyjać również skutecznemu i efektywnemu wykorzystaniu środków finansowych także<text:s/><text:span text:style-name="T167">ap</text:span>aratury i wyposażenia.</text:p>
      <text:p text:style-name="P168">Podstawowa opieka zdrowotna stanowiąca poziom kontaktu ze społecznością powinna zapewnić wysokiej jakości świadczenia ludziom w miejscu zamieszkania<text:s/><text:span text:style-name="T169">i</text:span><text:s/>w pr<text:span text:style-name="T170">ac</text:span>y, gwar<text:span text:style-name="T171">an</text:span>tu<text:span text:style-name="T172">ją</text:span>c kompleksowość i ciągłość procesu opieki zdrowotne<text:span text:style-name="T173">j</text:span>, świadczonej przez różne poziomy systemu zdrowia i ochrony zdrowia.</text:p>
      <text:p text:style-name="P174">Szczególna rola przypada tu udziałowi społeczności lokalnej, które powinny mie<text:span text:style-name="T175">ć</text:span><text:s/>możliwość<text:span text:style-name="T176">,</text:span><text:s/>współdecydow<text:span text:style-name="T177">an</text:span>ia o rozwiązaniach organiz<text:span text:style-name="T178">ac</text:span>y<text:span text:style-name="T179">jn</text:span>ych.</text:p>
      <text:p text:style-name="P180">Innym elementem tego nowego systemu, który zakłada reforma musi być uspołecznienie procesów pod<text:span text:style-name="T181">ejmowan</text:span>ia decyzji i to zarówno w obszarach gospodarki kształtujących warunki zdrowotne jak też w zarządzaniu zakładami służby zdrowia i opieki społecznej, gdzie o funk<text:span text:style-name="T182">cj</text:span>onowaniu zakładu i wykorz<text:span text:style-name="T183">ys</text:span>taniu środków współdecydować powinien samorząd pracowniczy i zawodowy.</text:p>
      <text:p text:style-name="P184">Uspołecznienie ochrony zdrowia oznaczać powinno również zwiększenie poczucia odpowiedzialności obywateli za własne zdrowie i za warunki<text:s/><text:span text:style-name="T185">fu</text:span>nk<text:span text:style-name="T186">cjo</text:span>nowania zakładów o<text:span text:style-name="T187">p</text:span>ieki zdrowotnej.</text:p>
      <text:p text:style-name="P188">Zmianie ulegnie rola ministerstwa, które obciążone z bezpośredniego<text:s/><text:span text:style-name="T189">ad</text:span>ministr<text:span text:style-name="T190">o</text:span>w<text:span text:style-name="T191">an</text:span>ia opieką zdrowotną, powinno skoncentrować się na strategicznych problemach polityki zdrowotnej, prognozowaniu i planowaniu, rozwoju ochronnym zdrowia, określaniu standardu i minimów jakościowych i wyposaże<text:span text:style-name="T192">ni</text:span>ow<text:span text:style-name="T193">yc</text:span>h, oraz inicjowaniu i koordynacji wieloresortowych programów zdrowotnych z mocą stanowiącą.</text:p>
      <text:p text:style-name="P194">Zasady ekonomiczn<text:span text:style-name="T195">ej</text:span><text:s/>racjonaliza<text:span text:style-name="T196">cj</text:span>i powinny być również wprowadzone do systemu płac, gdzie podstawą powinny być zakładowe systemy wynagradzania wiążące wysokość indywidualnych zarobków, z bezpośrednim indywidu<text:span text:style-name="T197">al</text:span>n<text:span text:style-name="T198">ym</text:span><text:s/>wkładem pracy, jej wartością, ilością i jakością, a także z e<text:span text:style-name="T199">fe</text:span>kt<text:span text:style-name="T200">yw</text:span>nością gospodarowania zasobami zakładów.</text:p>
      <text:p text:style-name="P201">Wypracowanie wspólne zasad takich systemów najlepiej odpowiad<text:span text:style-name="T202">aj</text:span>ących potrzebom i satysfak<text:span text:style-name="T203">cj</text:span>onujących współpracowników służby zdrowia, byłoby istotną kontrybucją naszych zespołów.</text:p>
      <text:p text:style-name="P204">System ochrony zdrowia powinien być zdolnym do zapewnienia pełnej opieki zdrowotnej począwszy od zapobiegania chorobom, poprzez promocje zdrowia, rozpoznawanie i leczenie<text:s/>chorób oraz rehabilita<text:span text:style-name="T205">cj</text:span>ę, a to wymaga pracy zespołowej, obejmującej różne profesje, nie tylko medyczne. I stąd rola lekarza niezastąpiona w procesie diagno<text:span text:style-name="T206">st</text:span>yczno-leczniczym w opiece zdrowotnej okupuje nadal zasadnicze, ale nie jedyne miejsce. Stąd konieczność dyskusji nad prawidłowym podejściem do pracy zespołow<text:span text:style-name="T207">ej,</text:span><text:s/>prawidłowym uwzględni<text:span text:style-name="T208">an</text:span>iem specyfiki zawodowej i interesów różnych profesji obejmowanych wspólną<text:s/><text:soft-page-break/>nazwą<text:s/><text:span text:style-name="T209">„</text:span>służba zdrowia”.</text:p>
      <text:p text:style-name="P210">Nieodzowna jest głęboka reorientacja procesów kształcenia kadr medycznych w dostosowaniu do tych nowych potrzeb i konieczność e<text:span text:style-name="T211">fe</text:span>ktywniejszego systemu spe<text:span text:style-name="T212">cj</text:span>aliza<text:span text:style-name="T213">cji</text:span><text:s/>i kształcenia ciągłego personelu służby zdrowia.</text:p>
      <text:p text:style-name="P214">Bez odpowiednio wykształcon<text:span text:style-name="T215">ej</text:span><text:s/>i przygotowan<text:span text:style-name="T216">ej</text:span><text:s/>kadry z odpowiednimi umi<text:span text:style-name="T217">ej</text:span>ętnościami i reorientacją oraz pełnego wsparcia innych resortów cele zmierzające do poprawy stanu zdrowia społeczeństw nie będą realizowane zgodnie z zamierzeni<text:span text:style-name="T218">am</text:span>i.</text:p>
      <text:p text:style-name="P219">Jedną z podstawowych spraw jest sprawa finansowania działalności opieki zdrowotnej. Kierunki reformy zakładają, że docelowym źródłem finansowania działalności pro<text:span text:style-name="T220">fil</text:span>aktyczn<text:span text:style-name="T221">ej</text:span>,<text:span text:style-name="T222"><text:s/></text:span>leczniczej i rehabilitacyjn<text:span text:style-name="T223">ej,</text:span><text:s/>będzie Fundusz Ubezpieczeń Zdrowotnych, który oparty byłby o składki ubezpieczeniowe wnoszone przez wszystkie osoby fizyczne i prawne, prowadzące działalność gospodarczą na terenie kraju, przy czym przewiduje się zróżnicowanie składki w zależności od warunków pracy i<text:s/><text:span text:style-name="T224">s</text:span>t<text:span text:style-name="T225">an</text:span>u środowiska ekologicznego. Dopuszcza się także różnorodnoś<text:span text:style-name="T226">ć</text:span><text:s/>ubezpieczeń prywatnych. Jest to zagadnienie mogące mie<text:span text:style-name="T227">ć<text:s/></text:span>podstawowe znaczenie dla poprawy finansowego zasilania i racjonalizacji działań opieki zdrowotnej i stąd poddaję ją<text:s/><text:span text:style-name="T228">p</text:span>od<text:s/>rozwagę wszystkich uczestników.</text:p>
      <text:p text:style-name="P229">Konieczne są posunięcia prowadzące do pełnego zaopatrzenia w leki i zaopatrzenie medyczne poprzez rozbudowę przemysłu krajowego, przy stosowaniu różnych form współpracy z firmami zagranicznymi, z tworzonych ostatnio warunkach podstawowych.</text:p>
      <text:p text:style-name="P230">Niezależnie od tego, nieodzowna jest ra<text:span text:style-name="T231">cjo</text:span>n<text:span text:style-name="T232">al</text:span>iza<text:span text:style-name="T233">cj</text:span>a użycia leków. Sytuacja w tym względzie w porównaniu z innymi krajami jest niezadowal<text:span text:style-name="T234">aj</text:span>ąca. I tak na przykład jeżeli chodzi o stosowanie antybiotyków, to w porównaniu ze Szwecją jest o 30%, a z<text:s/><text:span text:style-name="T235">RF</text:span>N o 150<text:span text:style-name="T236">%</text:span><text:s/>wyższe. Konieczne będzie więc wprowadzenie odpłatności za leki refundowan<text:span text:style-name="T237">e,</text:span><text:s/>w pełni lub częściowo.</text:p>
      <text:p text:style-name="P238">Można rozważa<text:span text:style-name="T239">ć</text:span><text:s/>wprowadzenie zamiast bezpłatnych leków dla niektórych grup pracujących odpowiednio skalkulowany dodatek w skali rocznej, dla rencistów zachować bezpł<text:span text:style-name="T240">a</text:span>tnoś<text:span text:style-name="T241">ć,<text:s/></text:span>przy wprowadzaniu stałej wysokości opł<text:span text:style-name="T242">at</text:span>y za leki. Rozwiązań tych może być dużo, poddaję to tylko jako hasło wywoławcze pod dyskusję uczestników.</text:p>
      <text:p text:style-name="P243">Wyrażam nadzieję, że w toku dyskusji zbiorową mądrością potrafimy zaproponować rozwiązania służące radykalnej poprawie tej sytuacji.</text:p>
      <text:p text:style-name="P244">Wreszcie ważnym zagadnieniem jest danie satysfakcji pracownikom służby zdrowia, którzy przez lata nieodpowiednio opłacani i niedowartościowani padają w frustrację. Konieczne są posunięcia, które pozwolą na odzyskanie społecznego prestiżu, roli w życiu społeczno-politycznym kraju, zawodowej satysfakcji oraz materialnego statusu.</text:p>
      <text:p text:style-name="P245">W prz<text:span text:style-name="T246">yp</text:span>adku lekarz<text:span text:style-name="T247">y</text:span>, nadzieje można wiązać z samorządem lekarskim, który może spełnić istotną rolę, szczególnie w warunkach reformy systemu opieki zdrowotnej, decentr<text:span text:style-name="T248">al</text:span>iza<text:span text:style-name="T249">cji</text:span><text:span text:style-name="T250"><text:s/></text:span>i uspołecznienia, i równouprawnienia sektorów państwowego, spółdzielczego i prywatnego.<text:s/><text:span text:style-name="T251">J</text:span>e<text:span text:style-name="T252">s</text:span>t to zagadnienie, któremu również powinniśmy poświęcić uwagę.</text:p>
      <text:p text:style-name="P253">Czeka nas wszystkich obecnych tu na sali obrad i tych poza tą salą zadanie poszukiwania optymalnych dróg dla rozwiązania tych nawarstwionych przez lata problemów.</text:p>
      <text:p text:style-name="P254">Jak wskazują doświadczenia innych krajów, posunięcia koncentrujące się jedynie na walce z chorobami<text:s/><text:soft-page-break/>i zasobach służby zdrowi<text:span text:style-name="T255">a</text:span>, bez równoczesnych energicznych działań w kierunku promocji zdrowia, oraz zdrowotnych stylów życia i zapobiegania chorobom jest zadaniem przekracz<text:span text:style-name="T256">aj</text:span>ącym możliwości najbogatszych i najlepiej wyposażonych służb zdrowia.</text:p>
      <text:p text:style-name="P257">Dlatego też tylko sięgnięcie do prz<text:span text:style-name="T258">yc</text:span>zyn złego stanu zdrowia<text:span text:style-name="T259"><text:s/></text:span>społeczeństw<text:span text:style-name="T260">a</text:span>, ich eliminacja lub znaczne ograniczenie wraz z radykalną poprawą warunków i efektywności służby zdrowia stwarza możliwości i uzasadnione nadzieje odwrócenia obserwowanych niepok<text:span text:style-name="T261">oj</text:span>ących trendów w stanie zdrowia populacji Polski, jak również poprzez zwiększenie dostępności i jakości świadczeń radykalnej poprawy jej<text:s/><text:span text:style-name="T262">fu</text:span>nk<text:span text:style-name="T263">cjo</text:span>now<text:span text:style-name="T264">an</text:span>ia<text:span text:style-name="T265">.</text:span></text:p>
      <text:p text:style-name="P266">Jako wynik dzisiejszej dyskusji wszystkich ucze<text:span text:style-name="T267">st</text:span>ników<text:span text:style-name="T268"><text:s/></text:span>naszego zespołu mam nadzieję, że uda nam się ustalić listę problemów nad którymi w dalszych etapach naszych obrad będziemy mogli prowadzić szczegółowe dyskusje i poszukiwać rozwiązań.</text:p>
      <text:p text:style-name="P269">Chciałbym więc życzyć nam wszystkim, aby w efekcie naszej dyskusji zrodziły się rozwiązania i zapocz<text:span text:style-name="T270">ą</text:span>tkowane zostały działania, które przyniosą radykalną poprawę obecnej sytuacji zdrowia, opieki zdrowotnej i przede wszystkim zdrowia naszego społeczeństw<text:span text:style-name="T271">a</text:span>.<text:s/></text:p>
      <text:p text:style-name="P272">Dzięk<text:span text:style-name="T273">uję</text:span>.</text:p>
      <text:p text:style-name="P274"><text:span text:style-name="T275">Ob</text:span><text:span text:style-name="T276">.</text:span><text:span text:style-name="T277"><text:s/>Zofia Kuratowska</text:span>:</text:p>
      <text:p text:style-name="P278">Panie Profesorze! Szanowni Państwo! Przychodząc n<text:span text:style-name="T279">a</text:span><text:s/>tę salę jako przedstawiciele<text:s/><text:span text:style-name="T280">„</text:span>Solidarności”<text:s/>i środowisk opozycyjnych Polski, przychodzimy nie jako przedstawiciele środowiska medycznego. Nie mamy zamiaru w tym miejscu występować<text:span text:style-name="T281"><text:s/></text:span>w obronie tylko interesów środowiska medycznego.</text:p>
      <text:p text:style-name="P282">Przyszliśmy, aby występowa<text:span text:style-name="T283">ć</text:span><text:s/>w imieniu, to może brzmi górnolotnie, obrony zdrowia społeczeństwa.<text:s/>Nie jest dla nikogo tajemnicą, że przez długie dziesięciolecia w naszym kraju władze polityczne kraju nie okazywały szczególnego zainteresowania sprawami zdrowia społeczeństwa. Zaowocowało to tragicznym niedoinwestowaniem zarówno szpitali, przychodni, niedoinwestowania sposobów pro<text:span text:style-name="T284">fi</text:span>lakt<text:span text:style-name="T285">yk</text:span>i, pomocy społecznej itd.</text:p>
      <text:p text:style-name="P286">Środowiska opozycyjne od dawna zdawały sobie sprawę ze stanu grożącego coraz bardziej biologiczną katastrofą<text:span text:style-name="T287"><text:s/></text:span>narodu, świadczą o tym publikowane oczywiście poza cenzurą, i opracowywane raporty KOR-u o sytuacji zdrowotnej Polski już w l<text:span text:style-name="T288">at</text:span>ach, późnych latach siedemdziesiątych, później opracowania<text:s/>„Solidarności”<text:s/>w okresie jej legalnego działania, a także wytężona praca tych środowisk w okresie działania nielegalnego, w okresie ścigania nas przez policję.</text:p>
      <text:p text:style-name="P289"><text:span text:style-name="T290">D</text:span>ał temu wyraz, temu zaniepok<text:span text:style-name="T291">oj</text:span>eniu sytuacją zdrowotną kraju, dał wyraz nasz przewodniczący Lech Wałęsa przeznacz<text:span text:style-name="T292">aj</text:span>ąc ofiarowane<text:s/>„Solidarności”<text:s/>milion dolarów przez Kongres Stanów Zjednoczonych na fundację społeczną, poświęconą specjalnie sprawom zdrow<text:span text:style-name="T293">ot</text:span>nym.</text:p>
      <text:p text:style-name="P294"><text:span text:style-name="T295">N</text:span>ie wymaga komentarzy dalszy ciąg sprawy fundac<text:span text:style-name="T296">ji</text:span><text:s/>i przejścia nasze, które dopiero w tej chwili na skutek zaopiniowania przez ministra zdrowia panią prof. Małecką pozytywnego statutu naszego, naszej fundacji prawdopodobnie skończą się szczęśliwie. Ale d<text:span text:style-name="T297">o</text:span><text:s/>tego trzeba było pewnej zmiany atmosfery w kr<text:span text:style-name="T298">aj</text:span>u.</text:p>
      <text:p text:style-name="P299">Natomiast nie miały żadnego znaczenia argumenty rzeczowe, merytory<text:span text:style-name="T300">cz</text:span>n<text:span text:style-name="T301">e</text:span>.</text:p>
      <text:p text:style-name="P302">Ten stosunek lekceważący do sprawy zdrowia społeczeń<text:span text:style-name="T303">st</text:span>wa może nabrał szczególnego wyrazu w okresie stanu wojennego, kiedy dla celów politycznych grupy rządzącej wyłączono telefony, a więc<text:s/><text:soft-page-break/>pozbawiono łączności ludzi. To nic, że<text:s/><text:span text:style-name="T304">rz</text:span>eczywiście wojsko pomagało w uzyskaniu pomocy lekarski<text:span text:style-name="T305">ej,</text:span><text:s/>człowiek samotny nie mógł się udać do najbliższego patrolu i prosić o pomoc. Nie wiemy, ile ofiar pochłonął ten okres, ale mogę przypuszczać że niemało.</text:p>
      <text:p text:style-name="P306">Nie po to to wszystko mówię, ażeby szukać winnych stanu, który jest w tej chwili czy próbować jakiekolwiek rozliczeń. Ten wstęp miał na celu to, żeby powiedzieć, rzecz, która pewnie u nasz<text:span text:style-name="T307">y</text:span>ch rozmówców będzie bardzo niepopularna, że zdrowie stało się w Polsce sprawą polityczną. Jest to sprawa polityczna. I dlatego bez załatwienia podstawowych spraw, prowadzących do reform politycznych oczywiście i gospodarczych, w tym kraju nie ma mowy, ażeby osiągnąć rzeczywisty postęp w sprawach zdrowia społeczeństwa i rzeczywistą poprawę systemu opieki zdrowotnej.</text:p>
      <text:p text:style-name="P308">Tu dzisiaj chciałabym z<text:span text:style-name="T309">as</text:span>ygn<text:span text:style-name="T310">aliz</text:span>ow<text:span text:style-name="T311">ać</text:span><text:s/>tylko pewne sprawy n<text:span text:style-name="T312">aj</text:span>ważniejsze, tych spraw jest oczywiście ogromnie dużo, sprawy generalne.</text:p>
      <text:p text:style-name="P313">Obrady<text:s/><text:span text:style-name="T314">„</text:span>okrągłego stołu<text:span text:style-name="T315">”</text:span><text:s/>nie są dla załatwiania spraw<text:s/><text:span text:style-name="T316">sz</text:span>czegółowych. Jeżeli ten dialog, czy<text:s/>„tetralog”, nie wiem<text:s/><text:span text:style-name="T317">ja</text:span>k go nazwać, rozpoczęty<text:s/><text:span text:style-name="T318">6</text:span><text:s/>lutego, skończy się szczęśliwie pozytywnie, zaowocuje postanowieniami rzeczywistych zmian politycznych kraju i demokratyza<text:span text:style-name="T319">cj</text:span>i, wtedy będziemy mogli w zespołach ekspertów wspólnie zasiąść do załatwiania, pilnego załatwiania i rozwiązywania tych szczegółowych problemów. Szybko jednak musimy doprowadzić do załatwienia problemów gener<text:span text:style-name="T320">al</text:span>nych.</text:p>
      <text:p text:style-name="P321">Proszę Państwa! Wydaje mi się, że jest hańbą, że kraj cywilizowany znajdujący się w środku Europy przeznacza państwo, przeznacza zaledwie około<text:s/><text:span text:style-name="T322">5</text:span>% dochodu narodowego, tak zwanego dochodu narodowego do podziału na sprawy służby zdrowia i to włączając w to inwestycje, a więc<text:s/><text:span text:style-name="T323">w</text:span><text:s/>efekcie jest to znacznie mn<text:span text:style-name="T324">iej</text:span>.</text:p>
      <text:p text:style-name="P325">Wiele protestów wzbudziło wspomniane w innych zespołach, wspomniana konieczność ograniczenia budżetu na zbrojenia i MSW. Wydaje<text:s/>mi<text:s/>się, że byłoby sprawą bardzo pożyteczną, gdyby część tego budżetu przeznaczanego na czołgi czy inne rzeczy, ja się na tym nie znam oraz na tych panów, którzy pilnują naszych mieszkań, czy pilnowali do niedawna naszych mieszkań, ażeby może były przeznaczone na sprawy zdrowia całego społeczeństw<text:span text:style-name="T326">a.</text:span></text:p>
      <text:p text:style-name="P327">Wydaje mi się, że podwyższenie niezależnie skąd, jak będą zrobione te przesunięcia, podwyższenie tego procentu, jest konieczne już, zaraz, jeszcze w tym roku budżetowym. W końcu jesteśmy jeszcze w<text:s/><text:span text:style-name="T328">I</text:span><text:s/>kwartale.</text:p>
      <text:p text:style-name="P329">Następna spraw<text:span text:style-name="T330">a</text:span>, która łączy się ze sprawami re<text:span text:style-name="T331">f</text:span>o<text:span text:style-name="T332">r</text:span>m politycznych kraju, to jest sprawa absolutnego odpolitycznienia ochrony zdrowia. Jak powiedziałam, zdrowie stało się sprawą polityczną. Jest rzeczą niedopuszczalną, ażeby obsadzanie<text:s/>wszelkich stanowisk w służbie zdrowia od stanowisk ord<text:span text:style-name="T333">yna</text:span>torów oddziałów, kierowników przychodni czy tym bardziej stanowisk akademickich, wymagało opiniowania przez komitety partyjne. Taka opinia dla pacjenta nie ma żadnego znaczenia, ta polityka zaowocowała już negatywnym poborem w bardzo wielu miejscach. Nabrała znowu po okresach szczególnie złych, które nazywano kolejnymi okresami błędów i wypaczeń, ta polityka jest prowadzona prawie do dziś. Ja nie chcę być gołosłowna dlat<text:span text:style-name="T334">e</text:span>go, że spotkamy się na pewno z odpowiedzią, że to nieprawda, że żadne ingerencje polityczne i ingerencje służby bezpieczeństwa w sprawy kadr medycznych nie mają miejsca. Na pewno sprawa moja osobista, jestem tego wymownym przykładem.</text:p>
      <text:p text:style-name="P335">Nie chcę mówić o sobie, to nie po to, to jest tylko przykład. Zlikwidowano wówcz<text:span text:style-name="T336">as</text:span><text:s/>z przyczyn czysto<text:s/><text:soft-page-break/>politycznych placówkę bardzo potrzebną dla chorych, spowodowano, mówię z całą odpowiedzi<text:span text:style-name="T337">al</text:span>nością śmierć wielu ludzi. Było to dla władz politycznych zupełnie obojętne.</text:p>
      <text:p text:style-name="P338">Wydaje mi się, że to po prostu powinno być przestrogą. Jeszcze teraz, kiedy już negocjacje na temat<text:s/><text:span text:style-name="T339">''</text:span>okrągłego stołu”, rozpoczęcie<text:s/>„okrągłego stołu”<text:s/>było co najmniej zaawansowane, zwolniono z pracy z tytułu tylko politycznego co najmniej dwóch pracowników naukow<text:span text:style-name="T340">y</text:span>ch. Mówię to znowu po prostu jako przykład.</text:p>
      <text:p text:style-name="P341">Nie tylko jako działanie polityczne, czyli z pobudek politycznych, działaniem paraliżującym działanie pracowników ochrony, całego systemu ochrony zdrowia jest działanie administracji, tej przeraż<text:span text:style-name="T342">aj</text:span>ącej, rozbudowanej machiny admin<text:span text:style-name="T343">i</text:span>stracyjno-biurokratyczne<text:span text:style-name="T344">j</text:span>, biurokr<text:span text:style-name="T345">at</text:span>yczn<text:span text:style-name="T346">ej,</text:span><text:s/>która zawadza w<text:s/>pracy codziennej, uniemożliwia każdą prawie inicjatywę, spowodowała pozbawienie podmiotowości zarówno pracowników służby zdrowia, lekarzy, pielęgniarki, techników, właściwie niemal wszystkie grupy zawodowe pracujące w państwowej służbie zdrowia, pozbawiła również podmiotowości pacjentów, przyczyniła<text:s/><text:span text:style-name="T347">się</text:span><text:s/>do tego walnie.</text:p>
      <text:p text:style-name="P348">Jeżeli jest możliwe,<text:s/><text:span text:style-name="T349">ż</text:span>eby na skutek administrac<text:span text:style-name="T350">yj</text:span>nego zarządzenia poprzez urzędniczkę administra<text:span text:style-name="T351">cj</text:span>i decydować o przenoszeniu pracowników z jednego miejsca pracy na drugie, nie dając mu właściwie możliwości reakcji na to, nie powiadamiając kierownika placówki,<text:s/>są<text:s/>to znów przykłady, które znam bardzo dobrze, to chyba jest to dowód, że to musi ulec zmianie. Musi ulec zmianie natychmiastow<text:span text:style-name="T352">ej</text:span>. Nie może by<text:span text:style-name="T353">ć<text:s/></text:span>żadnych zmian w systemie ochrony zdrowia bez zmniejszenia a<text:span text:style-name="T354">d</text:span>ministracji. Administra<text:span text:style-name="T355">cji</text:span><text:s/>zarówno szczebla centralnego, szczebli w<text:span text:style-name="T356">oj</text:span>ewódzkich, jak i tak zwanych ZOZ-ó<text:span text:style-name="T357">w</text:span>, jak i szczebli lokalnych, miejscowych, w placówkach służby zdrowia. Znowu jako przykład, który może zabrzmi anegdotycznie, chcę państwu powiedzieć, że dowiedziałam się od grupy ordynatorów z jednego ze szpitali warszawskich, że wyliczyli oni, że gdyby zlikwidować do rozmiarów niezbędni<text:span text:style-name="T358">e</text:span><text:s/>potrzebnyc<text:span text:style-name="T359">h</text:span>, oczywiście administracja jest potrzebna, jest to jasne, niezbędnie potrzebnie administra<text:span text:style-name="T360">cj</text:span>ę, która zajmuje dwa piętra w tym szpitalu, administra<text:span text:style-name="T361">cję</text:span><text:s/>ZOZ-u i przejąć fundusz pła<text:span text:style-name="T362">c</text:span>, to tylko 50<text:span text:style-name="T363">%</text:span><text:s/>tego funduszu płac, było to w styczniu oceniane, zapewniłoby płace dla pielęgniarek w tym szpitalu sięgające 100 zł miesięcznie, średnio, to była taka... po prostu orientacyjne obliczenie.</text:p>
      <text:p text:style-name="P364">A więc wydaje się zupełnie oczywiste, że do tego dążyć<text:s/>mu<text:span text:style-name="T365">si</text:span>my, że to musi stać się prędko, a uzyskane po administracji lokale, należy przeznaczyć na różnego rodzaju placówki służby zdrowia, jak choćby oddziały pomocy dziennej, tak powszechnie stosowane na Zachodzie jako ekonomiczna forma lecz<text:span text:style-name="T366">e</text:span>nia, racjonalna, która powinna by<text:span text:style-name="T367">ć</text:span><text:s/>rozwijana, oddziały rehabilitacyjne, oddziały przewlekłej pomocy i przewlekłej rehabilita<text:span text:style-name="T368">cj</text:span>i dla chorych przewlekle takich, których można uruchomić, takich rzeczy nie robimy w ogóle, hostele itp. A oczywiście fundusze uzyskane przeznaczyć na potrzeby tych placówek.</text:p>
      <text:p text:style-name="P369">Nie oznacza to skazania pracowników ad<text:span text:style-name="T370">mi</text:span>ni<text:span text:style-name="T371">st</text:span>ra<text:span text:style-name="T372">cji</text:span><text:s/>na bezrobo<text:span text:style-name="T373">cie</text:span>.</text:p>
      <text:p text:style-name="P374">Innego typu administra<text:span text:style-name="T375">cj</text:span>a jest potrzebna w służbie zdrowia. Niezbędnie potrzebni są pracownicy pracujący wraz z lekarzem na oddziale szpitalnym, czy w przychodni tak zwane sekretarki medyczne. Nie doczekamy się tak prędko komputeryz<text:span text:style-name="T376">ac</text:span>ji naszych placówek służby zdrowia i nie łudźmy się, że to jest dla nas szybkie rozwiązanie. Może kiedyś w przyszłości, na razie potrzebni są do tego niestety ludzie, którzy tę pracę będą robić zamiast marnowania cennych godzin lekarzy i pielęgniarek, na pracę papierkową, telefoniczną, załatwianie dziesiątków<text:s/><text:span text:style-name="T377">fo</text:span>rmalności, które naprawdę nie do nich należą.</text:p>
      <text:soft-page-break/>
      <text:p text:style-name="P378">Wszelkie do tego, ażeby ten system funkcjonował, konieczna jest demokratyza<text:span text:style-name="T379">cj</text:span>a systemu służby zdrowia, a więc wprowadzenie powszechne samorządów. Ja zwracam uwagę, że ustawa o samorządach nie przewiduje tego rodzaju samorządów, bo mówię o samorządach<text:s/><text:span text:style-name="T380">w</text:span><text:s/>przedsiębiorstwach. Konieczne jest zatem szybkie doprowadzenie do odpowiednich ustawowych posunięć.</text:p>
      <text:p text:style-name="P381">Również samorządy zawodowe, takie jak izby lekarskie, które rzeczywiście odegrają bardzo dużą rolę, jeżeli będą to rzeczywiście demokratyczne i wyposażone w moc władc<text:span text:style-name="T382">z</text:span>ą, moc rządzenia instytucje.</text:p>
      <text:p text:style-name="P383">Planowana reforma służby zdrowia j<text:span text:style-name="T384">a</text:span>ka by nie była, nie może stać się obciążeniem dla społeczeństwa. Dużo mówi się o różnych odpł<text:span text:style-name="T385">at</text:span>nościach. My wszyscy sobie zdajemy sprawę z tego, że musimy myśleć ekonomicznie o ochronie zdrowia.</text:p>
      <text:p text:style-name="P386">Chcę powiedzieć nawiasem, że nikt z nas lekarzy nie zna rzeczywistych kosztów usług lekarskich. Boję się, że nie znają tego także panowie siedzący naprzeciwko, wynika to z niepr<text:span text:style-name="T387">aw</text:span>idłowego w ogóle układu walutowo-cenowego w tym kraj<text:span text:style-name="T388">u</text:span>.</text:p>
      <text:p text:style-name="P389">Niemniej jakakolwiek by była odpłatność, my nie możemy się zgodzić, ażeby w chwili tej, kiedy w większości społeczeństwa, w oczy zagląda niedostatek i nie są słuszne takie argumenty, że jest sporo ludzi bardzo zamożnych w tym kraju. Oczywiście jest, i oby było ich jak najwięcej. O to nam chyba wszystkim chodzi. Ale nie oni są klientelą naszą, naszą zakładów służby zdrowia.</text:p>
      <text:p text:style-name="P390">Będziemy działać w obronie interesów naszych pacjentów, w interesie ludzi n<text:span text:style-name="T391">aj</text:span>słabszych, chorych, starych, niesprawnych, matek samotnych, dzieci, znaczy samotnych matek dzieci, wielodzietnych rodzin itd. Tych ludzi nie możemy doprowadzić do dalszego stopnia pauperyza<text:span text:style-name="T392">cj</text:span>i.</text:p>
      <text:p text:style-name="P393">Warunkiem jakichkolwiek zmian w systemie dalszym jest zmiana systemu, radykalna zmiana systemu ubezpieczeń, rzeczywistych ubezpieczeń chorego. Chcielibyśmy takich ubezpiecz<text:span text:style-name="T394">eń</text:span>, u n<text:span text:style-name="T395">a</text:span>s ich nie ma,<text:s/><text:span text:style-name="T396">z</text:span><text:s/>jakichkolwiek ubezpieczeń placówki służby zdrowia nie uzyskują niczego.</text:p>
      <text:p text:style-name="P397">Chcielibyśmy dobrze zna<text:span text:style-name="T398">ć</text:span><text:s/>wszelkie rozliczenia Zakładu Ubezpieczeń Społecznych.</text:p>
      <text:p text:style-name="P399">Jeżeli przedsiębiorstwa w Polsce opodatkowane są wysokości około 40<text:span text:style-name="T400">%</text:span>, to gdyby 20% tego opodatkowania przeznaczyć na usługi zdrowotne, to załatwiłoby według wstępnych ocen, ocen ekonomistów, sprawę tak zwanych ciągłych usług.<text:s/><text:span text:style-name="T401">A</text:span><text:s/>więc są źródła finansowe, które trzeba obrócić na rzecz służby zdrowia i wydaje się, że w tej sytuacji w jakiej znajdujemy się jest to niezwykle pilne.</text:p>
      <text:p text:style-name="P402">Warunkiem tego, żeby jakiekolwiek plany reformy służby zdrowia mogły być przeprowadzone, warunkiem nieodzownym jest zaufanie tych, którzy mają ten system realizować, do<text:s/><text:span text:style-name="T403">przedstawianych</text:span><text:s/><text:span text:style-name="T404">projektów.</text:span></text:p>
      <text:p text:style-name="P405">Proszę Państwa! Jakie może być zaufanie wśród pracowników służby zdrowia już nie mówię o całym społeczeństwie, do projektów, które są tajne. Przecież do dziś nie znamy projektu tych głównych kierunków reformy służby zdrowia, które już zanim wypowiedziało się o tym środowisko, zostało zatwierdzone przez komitet społeczno-pol<text:span text:style-name="T406">it</text:span>y<text:span text:style-name="T407">cz</text:span>ny Rady Ministrów. W moim pojęciu jest to sytuacja nie do przyjęcia i my tutaj bardzo ostro przeciwko temu protestujemy. Jest to znowu stawianie całego środowiska w sytuacji ludzi podległych, ja nie wiem czy ten projekt jest mądry, czy niemądry, słuszny, czy niesłuszny, doskonały czy nie, ale nie można<text:s/><text:span text:style-name="T408">w</text:span><text:s/>ten sposób stawiać ludzi.</text:p>
      <text:p text:style-name="P409">Lekarze dowiadują się o tym, że w ogóle jakieś projekty są z wywiadów w gazetach. Tak być po prostu nie może. Jest to dalsze lekceważenie środowiska.</text:p>
      <text:soft-page-break/>
      <text:p text:style-name="P410">A więc trudno, żeby pó<text:span text:style-name="T411">ź</text:span>niej środowisko jakikolwiek projekt popierało. Tego po prostu wymag<text:span text:style-name="T412">ać</text:span><text:s/>od środowiska n<text:span text:style-name="T413">i</text:span>e m<text:span text:style-name="T414">oż</text:span>na. No i w ogóle ta tajność różnych projektów resortu zdrowia bardzo dziwi i nawet powiedziałabym w obecnej sytuacji bawi, gdyż Ministerstwo Zdrowia jako agenda rządowa ma dostęp do wszystkich środków masowego przekazu. Dlacze<text:span text:style-name="T415">g</text:span>o zatem nie ujawnia tego. Przykładem takiej manipulacji środków masowego przekazu d<text:span text:style-name="T416">l</text:span>a mnie, byłe ostatnia konferencja prasowa pani minister Małeckie<text:span text:style-name="T417">j.</text:span><text:s/>Myśmy się o niej, o tym, co było na tej konferencji powiedziane, niczego nie dowiedzieli z telewizji niczego, cały czas był pokazywany na tle pani minister komentarz dziennikarza, ale to nie były informacje. Podobnie było w gazecie codziennej, którą czytam, to znaczy w<text:s/>„Życiu Warszawy”, może gdzieindziej było. Nie dowiedzieliśmy się niczego o tej kon<text:span text:style-name="T418">fe</text:span>ren<text:span text:style-name="T419">cji.</text:span></text:p>
      <text:p text:style-name="P420"><text:span text:style-name="T421">I</text:span><text:s/>to jest dziwny taki system. To jest dla mnie zabawni<text:span text:style-name="T422">ej</text:span>sze, że środowiska opozycyjne mają dostęp głównie do swoich pism tylko drugiego obiegu,<text:s/><text:span text:style-name="T423">g</text:span>dzie starają się szybko ujawniać wszystko co planują, co - o czym myślę i co postanawi<text:span text:style-name="T424">aj</text:span>ą.</text:p>
      <text:p text:style-name="P425">Ale kiedy powstała Komisja Zdrowia Komitetu Obywatelskiego i na pierwszym swoich zebraniu podjęła pewne stanowisko w stosunku do ważnych spraw zdrowotnych w kraju, to zo<text:span text:style-name="T426">st</text:span>ały one ujawnione nie tylko w środkach drugiego obiegu, ale również w<text:s/>„Przeglądzie Katolickim”<text:s/>bardzo szybko. A więc można przedstawiać swoje opinie i słu<text:span text:style-name="T427">c</text:span>h<text:span text:style-name="T428">ać</text:span><text:s/>jaka jest na ten temat opinia szerszego społeczeństwa. Jest to zresztą po<text:span text:style-name="T429">d</text:span>o<text:span text:style-name="T430">bn</text:span>a<text:span text:style-name="T431"><text:s/></text:span>- ja nad tym się zatrzymam tylko bardzo krótko - podobna s<text:span text:style-name="T432">p</text:span>rawa<text:s/>jest z ostatnią regulacją p<text:span text:style-name="T433">ł</text:span>ac, co do której sposobu pr<text:span text:style-name="T434">z</text:span>eprowadzenia konsultacji również można mie<text:span text:style-name="T435">ć</text:span><text:s/>co najmniej zastrzeżenia, jeżeli nie stanowczy sprzeciw.</text:p>
      <text:p text:style-name="P436"><text:span text:style-name="T437">T</text:span>a kolejna regulacja, tak jak jest w tej chwili już wdrażana w placówkach służby zdrowia, wygląda na kolejną manipulację. Środowisko się z n<text:span text:style-name="T438">ią</text:span><text:s/>nie zgodzi.</text:p>
      <text:p text:style-name="P439"><text:span text:style-name="T440">N</text:span>a nasz ape<text:span text:style-name="T441">l</text:span><text:s/>zostały wstrzymane wszelkie akcje protestacyjne w placówkach służby zdrowi<text:span text:style-name="T442">a</text:span>, znaczy myśmy apelowali, nie zostały wstrzymane, tylko myśmy apelowali o wstrzymanie<text:s/><text:span text:style-name="T443">w</text:span><text:s/>Krakowskiej Komisji Koordynac<text:span text:style-name="T444">yj</text:span>n<text:span text:style-name="T445">ej</text:span><text:s/>Pracowników Służby Zdrowia<text:s/>„Solidarność”<text:s/>do końca obrad<text:s/>„okrągłego stołu”.<text:s/>Ale rozgoryczenie i brak zaufania<text:s/>są<text:s/>tak wielkie, że panować nad tym nie możemy i jest nam bardzo trudno. Choć my jako<text:s/>„Solidarność”<text:s/>jesteśmy przeciw wszelkim akcjom strajkowym, nawet jeśli polegać by one miały na nie wypisywaniu pewnych zaświadczeń, bo w sytuacji kiedy każdy członek społeczeństwa musi starać się o n<text:span text:style-name="T446">aj</text:span>drobni<text:span text:style-name="T447">ej</text:span>szą sprawę zarówno w opiece<text:s/>zdrowotn<text:span text:style-name="T448">ej</text:span>,<text:s/><text:span text:style-name="T449">j</text:span>ak w sklepie czy urzędzie, my pogłębiać jego trudności nie możemy. Byłyby to sprawy dotyczące podstaw tego, co nazywamy systemem ochrony zdrowia.</text:p>
      <text:p text:style-name="P450">Ze spraw niezwykle ważnych jest sprawa zaopatrzenia zakładów opieki zdrowotnej oraz aptek w leki i środki dla lecznictwa, myślę o tak zwanym drobnym sprzęcie, w szczególności jednorazowym. Jest to także hań<text:span text:style-name="T451">b</text:span>a. Mnie jest wstyd, choć lubi się mówić, że... przynajmniej wytyka mi się to na łamach<text:s/>„Trybuny Ludu”, że w różnych wywiadach lubię pokazywać czarne strony naszego lecznictwa, czy naszej sytuacji w kraju. Nie! Nie lubię. Jest to wstyd, że znajdujemy się w częstości zapadalności na żółtaczkę wszczepienną tam<text:s/>gdzieś na szczycie tej tabeli europ<text:span text:style-name="T452">ej</text:span>ski<text:span text:style-name="T453">ej.</text:span><text:s/>Znowu mówię, cywilizowany kraj, w środku Europy. O to nie zadbano, ciągle te strzykawki, czy sprzęt jednorazowego użycia, jest zaopatrzenie się 45% średnie. Gdzieniegdzie nie ma go w ogóle. Jest to niezwykle pilne, ażeby ta sprawa uległa poprawie. Nie ma czasu czeka<text:span text:style-name="T454">ć</text:span>.</text:p>
      <text:soft-page-break/>
      <text:p text:style-name="P455">Podobnie jest z lekami.<text:s/><text:span text:style-name="T456">I</text:span>mport leków, leków rzeczywiście potrzebnych powinien być absolutnym priorytetem<text:s/><text:span text:style-name="T457">w</text:span><text:s/>polityce importowej państwa. Chory na lek nie może czekać dlatego, że to może być za późno. Wobec czego musi się ustalić i myślę, że będzie to przedmiotem dalszych jakiś naszych rozmów, sposób zaopatrzenia<text:s/><text:span text:style-name="T458">w</text:span><text:s/>niezbędne leki, które muszą być dotowane z budżetu państwa i dobór tych leków. Nie jest to trudno je dobrać, gdyż są na ten temat bardzo dobre zestawienia zrobione przez WH<text:span text:style-name="T459">O</text:span>. Nie trzeba tutaj<text:s/><text:span text:style-name="T460">ek</text:span>sper<text:span text:style-name="T461">ymen</text:span>towa<text:span text:style-name="T462">ć</text:span>.</text:p>
      <text:p text:style-name="P463">Działania pro<text:span text:style-name="T464">fi</text:span>laktyczne w sferze zdrowotnej zar<text:span text:style-name="T465">ó</text:span>wno profilaktyczno-diagnostyczne, jak na przykład czas na profilaktykę raka, powiedzmy raka u kobiet, czy raka płuc, którego częstość<text:s/><text:span text:style-name="T466">s</text:span>ię zwiększyła, przewodu pokarmowego oraz chorób wynikających z zanieczyszczenia środowiska jest niemalże zerowa, przyn<text:span text:style-name="T467">aj</text:span>mniej jeśli chodzi o tę drugą część, to znaczy wykrywanie stężeń i skutków zdrowotnych, stężeń z czynników szkodliwych środowisku i skutków rozpoznawanie skutków zdrowotnych tych zanieczyszczeń. To jest niemalże, niemalże nieistniejące. A nie jest to sprawa ani tak szalenie kosztowna, ani tak bardzo trudna. Tylko również przez bardzo długi czas do niedawna okrywana była tajemnicą o charakterze polity<text:span text:style-name="T468">cz</text:span>no-cenzuralnym.</text:p>
      <text:p text:style-name="P469"><text:span text:style-name="T470">W</text:span><text:s/>tej chwili można to rozwinąć<text:span text:style-name="T471">.</text:span><text:s/><text:span text:style-name="T472">I</text:span>stnieje tak ogromna<text:s/><text:span text:style-name="T473">s</text:span>ieć formalnych i nie<text:span text:style-name="T474">fo</text:span>rmalnych klubów ekologicznych, stowarzyszeń, stowarzyszenie<text:s/>„Zdrowy Człowiek”, którzy widzą możliwości masowych badań stosunkowo tanich populacji w regionach szczególnie zanieczyszczonych, należy to wdrożyć jak najszybciej.<text:s/><text:span text:style-name="T475">O</text:span><text:s/>to samo postuluje Komisja - Podzespół<text:s/><text:span text:style-name="T476">do</text:span><text:s/>s<text:span text:style-name="T477">praw</text:span><text:s/><text:span text:style-name="T478">E</text:span>kologi<text:span text:style-name="T479">i</text:span>.</text:p>
      <text:p text:style-name="P480">To się opłaci sowicie dlatego, że ta sprawa zaciąży nie tylko na zdrowiu naszego pokolenia i pokolenia naszych dzieci, ale wielu innych pokoleń ze względu na znane skutki genetyczne tych zanieczyszczeń.</text:p>
      <text:p text:style-name="P481">Niewątpliwie w najbliższym czasie może na następnym posiedzeniu będziemy mówić dziś, przynajmniej z naszej strony, o sprawie opieki nad noworodkami i niemowlętami.<text:s/><text:span text:style-name="T482">N</text:span>ad tą bolesną sprawą tak szalenie wysokiej śmiertelności wśród noworodków i niemowląt. Jest to też sprawa, której powinniśmy<text:s/><text:span text:style-name="T483">s</text:span>i<text:span text:style-name="T484">ę</text:span><text:s/>wstydzić. Naszych oddziałów położniczych i noworodkowych naprawdę musimy się wstydzić i nie załatwi tego pomnik<text:s/>„Matki Polki”<text:s/>dlatego, że rodzą kobiety w całym kraju i chodzi o nawet zupełnie banalne porody i rodzące się dzieci, które giną na skutek niemożności dobrej opieki w zatłoczonych, źle zorganizowanych oddziałach noworodkowych.</text:p>
      <text:p text:style-name="P485">Następną sprawą, która jest też sprawą wstydliwą, a którą chciałam tutaj zasygnalizować i która musi być przedmiotem naszych rozważań, jest to sprawa jak n<text:span text:style-name="T486">a</text:span>jsz<text:span text:style-name="T487">yb</text:span>sze<text:span text:style-name="T488">g</text:span>o wprowadzenia kontroli zarówno merytory<text:span text:style-name="T489">cz</text:span>n<text:span text:style-name="T490">ej</text:span><text:s/>ze strony nadzorów specjalistycznych jak społecznej, więziennej służby zdrowi<text:span text:style-name="T491">a</text:span>.</text:p>
      <text:p text:style-name="P492">Więzienna służba zdrowia jest,<text:s/><text:span text:style-name="T493">c</text:span>zęsto przynosi wstyd i hańbę naszemu środowisku. I nie może tak być. Jesteśmy<text:s/>krajem bardzo dużej ilości więźniów, niezależnie od tego, jak może w tej chwili zaczyna się ta ilość wię<text:span text:style-name="T494">ź</text:span>niów zmniejszać. Więzień ma takie same prawa osoby ludzkiej do zachowania zdrowia i życia, jak każdy inny. A w dodatku, choć oczywiście popełnił przestępstwo, jest już ukarany karą najcięższą, karą, pozbawienia wolności. I tak jak jest w tej chwili, być nie może. Będziemy stanowczo domagać się kontroli nad więzienną służbą zdrowia, kontroli społecznej.</text:p>
      <text:p text:style-name="P495">Medycyną za niewiele lat zaczną się zajmować ludzie młodzi. Nie my, którzy tu siedzimy, ale ludzie, którzy w tej chwili są na studiach medycznych lub na te studia się wybierają. Dlatego niezbędne jest za<text:span text:style-name="T496">st</text:span>anowienie się nad takimi zmianami w kształceniu studentów, które przyno<text:span text:style-name="T497">s</text:span>iłyby kończącym studia<text:s/><text:soft-page-break/>rzeczywisty wiedzę. Nasze studia medyczne są niedobre, nieskuteczne, może powinniśmy już przestać iść na ilość studentów, skoro nie możemy im zapewnić warunków prawidłowego kształcenia, może lepiej kształcić<text:s/><text:span text:style-name="T498">l</text:span>epiej mniejszą ilość osób, ale tych osób, które będą miały rzeczywisty kontakt z chorym. Przecież student wychodzący z uczelni prawie że nie m<text:span text:style-name="T499">a</text:span><text:s/>kontaktu z chorym, bardzo znacznie za mało i faktycznie umi<text:span text:style-name="T500">e</text:span>,<text:s/><text:span text:style-name="T501">p</text:span>raktyczn<text:span text:style-name="T502">ej</text:span><text:s/>wiedzy ma bardzo niewiele. To musi ulec zmianie. Są to również postulaty młodzieży medycznej, zrzeszonej w Niezależnym Związku Studentów.</text:p>
      <text:p text:style-name="P503">Do tego, ażeby reforma studiów mogła być rzeczywistą istotną, konieczne jest liczenie się ze zdaniem młodzieży, konieczne jest u<text:span text:style-name="T504">r</text:span>uchomienie inicjatyw młodzieży,<text:s/><text:span text:style-name="T505">a</text:span><text:s/>więc zarejestrowanie niezależnego Związku Studentów oraz dopuszczenie do tworzenia innych stowarzyszeń, organizacji oraz inicjatyw studentów medycyny.</text:p>
      <text:p text:style-name="P506"><text:span text:style-name="T507">Niewątpl</text:span>iwie należy zmienić profil niektórych przedmiotów z odrzuceniem przedmiotów pol<text:span text:style-name="T508">it</text:span>ycznych<text:span text:style-name="T509">,</text:span><text:s/><text:span text:style-name="T510">a</text:span><text:s/>wprowa<text:span text:style-name="T511">dz</text:span>enie<text:span text:style-name="T512">m<text:s/></text:span>takich, których prawie nie ma,<text:s/><text:span text:style-name="T513">j</text:span>ak na przykład - to t<text:span text:style-name="T514">eż<text:s/></text:span>jest wstyd<text:s/><text:span text:style-name="T515">-</text:span><text:s/>że studenci medycyny praktycznie nie ucz<text:span text:style-name="T516">ą</text:span><text:s/>si<text:span text:style-name="T517">ę<text:s/></text:span>o specyfice wieku starego<text:span text:style-name="T518">.</text:span><text:s/>Nie mają zajęć z geriatri<text:span text:style-name="T519">i.</text:span></text:p>
      <text:p text:style-name="P520">Proszę Państwa! Jeszcze na koniec może powiem dwa zdania. Jedno dotyczy środowiska<text:span text:style-name="T521">.</text:span><text:s/>Jest to jakby podsumowanie tego co mówiliśmy. Musimy doprowadzić poprzez te systemy demokr<text:span text:style-name="T522">at</text:span>yczne, które wymieniłam w naszej, w naszym systemie ochrony zdrowia, do tego, ażeby lekarz, pielęgniarka, inny pracownik czuł się rzeczywiście gospodarzem placówki, w której pracuje. Żeby czuł, że on o czymś decyduje. T<text:span text:style-name="T523">o</text:span>, że co przeczytałam<text:s/><text:span text:style-name="T524">w</text:span><text:s/>tygodniku<text:s/>„Pol<text:span text:style-name="T525">it</text:span>yka”, że około 25%<text:span text:style-name="T526"><text:s/></text:span>lekarzy wyjechało na dłuższy czas za granicę, to jest nie tylko dlatego, że młody lekarz czy nawet lekarz średniego pokolenia nie może ze swojej pensji zapewnić godziwego bytu rodzinie.<text:s/><text:span text:style-name="T527">J</text:span>est to zawsze powodem zdziwień kolegów naszych z<text:s/><text:span text:style-name="T528">Z</text:span>achodu, i to nie kolegów mających prywatne praktyki, po prostu nie rozumieją, że lekarz może tak mało zarabiać.</text:p>
      <text:p text:style-name="P529">Ale nie tylko to. Jest to również poczucie frustracji, poczucie tego, że nie można się spełnić w zawodzie, że nie ma się żadnych perspektyw zawodowych. Jeżeli te perspektywy będą zależały rzeczywiście od środowiska i będą stworzone po temu,<text:s/><text:span text:style-name="T530">m</text:span>ożliwości, to sytuacja ta się zmieni. Będą o tych różnych sprawach mówić koledzy w dalszej części. Będzie siedząca koło mnie koleżanka pielęgniarka mówić o problemach pielęgniarskich, ale prosz<text:span text:style-name="T531">ę</text:span><text:s/>Państwa, 60<text:span text:style-name="T532">%</text:span><text:s/>coś koło tego, ja to mówię tak około 60<text:span text:style-name="T533">%</text:span><text:s/>pielęgniarek, które porzuc<text:span text:style-name="T534">a<text:s/></text:span>zawód, to jest tak niepokojące zjawisko, które musi pobudzić czujność i musi spowodować zmianę.</text:p>
      <text:p text:style-name="P535"><text:span text:style-name="T536">I</text:span><text:s/>na zakończenie powiem takie może ładne zdanie, cytując<text:s/>największy autorytet moralny obecnych czasów. Ojciec<text:s/><text:span text:style-name="T537">Ś</text:span>więty<text:s/><text:span text:style-name="T538">w</text:span><text:s/>czasie ostatniej pielgrzymki do Polski,<text:s/><text:span text:style-name="T539">w</text:span><text:s/>czasie spotkania z chorymi i służbą zdrowia w Katedrze Gdańskiej powiedział, to jest wolny cytat, bo nie mam przed sobą tekstu, powiedział, że miarą kultury społeczeństw jest ic<text:span text:style-name="T540">h</text:span><text:s/>stosunek do ludzi chorych, starych i niesprawnych. Na razie nie świadczy to najlepiej o naszej kulturze.</text:p>
      <text:p text:style-name="P541">Wierzę głęboko, że kiedy nastąpią te zmiany w naszym kraju, będzie tego... wstydzić się nie będziemy musieli,<text:s/><text:span text:style-name="T542">i<text:s/></text:span>b<text:span text:style-name="T543">ę</text:span>dzie to świadectwem naszej kultury.</text:p>
      <text:p text:style-name="P544">Dziękuję bardzo.</text:p>
      <text:p text:style-name="P545"><text:span text:style-name="T546">Przewodni</text:span><text:span text:style-name="T547">cz</text:span><text:span text:style-name="T548">ący</text:span>:</text:p>
      <text:p text:style-name="P549">Dziękuję bardzo.</text:p>
      <text:p text:style-name="P550">Czy można prosić teraz dr Guglasa o jego wystąpienie.</text:p>
      <text:soft-page-break/>
      <text:p text:style-name="P551"><text:span text:style-name="T552">Ob.</text:span><text:span text:style-name="T553"><text:s/>Wojciech Gug</text:span><text:span text:style-name="T554">l</text:span><text:span text:style-name="T555">as</text:span><text:span text:style-name="T556">:</text:span></text:p>
      <text:p text:style-name="P557">Pani Docent! Panie Pro<text:span text:style-name="T558">f</text:span>esoro<text:span text:style-name="T559">m</text:span>! Szanowni Państwo!</text:p>
      <text:p text:style-name="P560">Sytuacja zdrowotna kraju osiąga już tak negatywny stan<text:span text:style-name="T561">,<text:s/></text:span>iż bez przesady można to mówić o narodowej tragedii Polaków. Polacy umierają w stopniu o wiele wyższym niż inne narody Europy. I niestety, jak dotąd rząd nie dysponuje żadnym programem skutecznego zaradzenia tej tragedii.</text:p>
      <text:p text:style-name="P562">Pośród czynników, które do takiej sytuacji doprowadzają, jest totalna niesprawność służby zdrowia, wyznaczana brakiem spójnej koncepcji rozwoju tej służby oraz woluntarystycznym sterowaniem jej elementami.</text:p>
      <text:p text:style-name="P563">Jeśli charakteryzować bliżej sytuację zdrowotną naszego narodu, to trzeba powiedzieć, że nastąpił wzrost umieralności z powodu tak zwanych chorób cywilizac<text:span text:style-name="T564">yj</text:span>nych, wzrost częstotliwości zgonów z powodu wypadków, urazów i zatruć, związanych ze wzrostem spożycia alkoholu i liczby wypalanych papierosów, szerzy się zjawisko narkomanii, szczególnie wśród młodzieży.</text:p>
      <text:p text:style-name="P565">Niekorzystnie przedstawia się również kondycja fizyczna dzieci i młodzieży, wiąże się to między innymi z niedostatkami kultury fizycznej. Pogarsza się opieka nad pracownikami, weteranami pracy i ludźmi niepełnosprawnymi.</text:p>
      <text:p text:style-name="P566">Aktualna baza materialna instytucji opieki medycznej i opieki społecznej mimo stale zwiększ<text:span text:style-name="T567">aj</text:span>ącego się majątku trwałego nie zaspakaja potrzeb ani ilościowych, ani jakościowych. Wbrew żywotnym potrzebom ludności i wbrew elementarnym zasadom rachunku ekonomicznego, placówki służby zdrowia buduje się zbyt długo. Brakuje materiałów, wykonawców i pieniędzy.</text:p>
      <text:p text:style-name="P568">Duże zagrożenie do inwestycji służby zdrowia i opieki społecznej rodzą zapisy w planie konsolida<text:span text:style-name="T569">cji,</text:span><text:s/>a przede wszystkim w korekcie Narodowego Planu Społeczno-Gospodarczego. Jest to temat w najbliższym czasie do podjęcia, temat na dziś.</text:p>
      <text:p text:style-name="P570">Remontów i modernizacji nie przeprowadza się w koniecznym zakresie. Poważną sytuację pogłębia fakt, że zaopatrzenie w leki krajowe jak i importowane jest niewystarcz<text:span text:style-name="T571">aj</text:span>ące.<text:s/>W szpitalach brak jest niezbędnego w codziennej pracy sprzętu.</text:p>
      <text:p text:style-name="P572">Ze służby zdrowia i opieki społecznej odchodzą masowo zarówno pracownicy zawodów medycznych, jak i zaplecza technicznego i obsługi.</text:p>
      <text:p text:style-name="P573">Oczywiście formułowano częstokroć cele naprawy, zwykle jednak nie realizowano ich konsekwentnie. Przypomnę naj<text:span text:style-name="T574">w</text:span>ażni<text:span text:style-name="T575">ej</text:span>sze.</text:p>
      <text:p text:style-name="P576">Wszędzie, wszelkich możliwych przedsięwzięć zmierzających do poprawy sanitarno-hi<text:span text:style-name="T577">gi</text:span>enicznego kraju oraz środowiska naturalnego. Żadna poprawa nie nastąpiła.</text:p>
      <text:p text:style-name="P578">Opracowanie kompleksowego programu działania na rzecz poprawy stanu zdrowotnego społeczeństwa, który powinien być przedstawiony opinii społecznej i po jego akceptacji, konsekwentnie wdrażany.<text:s/><text:span text:style-name="T579">N</text:span>i<text:span text:style-name="T580">c</text:span><text:s/>takiego się nie stało.</text:p>
      <text:p text:style-name="P581">Priorytetowe potraktowanie inwestycji służby zdrowia, poprawienie radykalnie zaopatrzenia w leki, środki farmaceutyczne i artykuły sanitarne. Nic takiego się nie stało.</text:p>
      <text:p text:style-name="P582">Wobec ciągle<text:s/><text:span text:style-name="T583">z</text:span>łych warunków pracy, szczególnie w regionach wielkoprzemysłowych, rozwijanie przemysłow<text:span text:style-name="T584">ej<text:s/></text:span>służby zdrowia. Nic takiego się nie<text:s/><text:span text:style-name="T585">st</text:span>ało.</text:p>
      <text:p text:style-name="P586">Opracowanie i podanie do wiadomości społecznej reformy systemu ekonomiczno-<text:span text:style-name="T587">fi</text:span>nansowego służby<text:s/><text:soft-page-break/>zdrowia i opieki społecznej<text:span text:style-name="T588">.</text:span><text:s/>Na reformę tego systemu jak dotarł nie zanosi<text:s/><text:span text:style-name="T589">się</text:span><text:s/>poważnie.</text:p>
      <text:p text:style-name="P590">Służba zdrowia na garnuszku budżetu jest permanentnie niedo<text:span text:style-name="T591">fi</text:span>n<text:span text:style-name="T592">a</text:span>nsowan<text:span text:style-name="T593">a</text:span>.</text:p>
      <text:p text:style-name="P594">Kryzys ekonomiczny w Polsce jest faktem i sprawia, że wszyscy mu<text:span text:style-name="T595">si</text:span>my ostrożnie wydatkować pieniądze, że wszyscy chcemy dokładniej wiedzieć, jakie korzyści odniesi<text:span text:style-name="T596">e</text:span><text:s/>społeczeństwo z ponoszonych nakładów finansowych.</text:p>
      <text:p text:style-name="P597">Ruch zawodowy pracowników ochrony zdrowia, choć zdaje sobie w pełni sprawę z aktualnych ekonomicznych ograniczeń, mu<text:span text:style-name="T598">si</text:span><text:s/>zdecydowanie stwierdzić, że środki finansowe przeznaczone obecnie na ochronę zdrowia są niewystarcz<text:span text:style-name="T599">aj</text:span>ące. Są one, ponadto przynajmniej w części marnotrawione przez niesprawny system organizac<text:span text:style-name="T600">yj</text:span>ny ochrony zdrowia.</text:p>
      <text:p text:style-name="P601"><text:span text:style-name="T602">I</text:span>lekroć ruch zawodowy występował o zwiększenie nakładów finansowych na ochronę zdrowia, tylekro<text:span text:style-name="T603">ć</text:span><text:s/>spotykał się z twierdzeniem, iż nie jest to możliwe przeznaczenie dodatkowych środków z budżetu państwa na opiekę zdrowotną.</text:p>
      <text:p text:style-name="P604">Zważaliśmy i uważamy tę tezę za bałamutną. Skoro można część budżetu państwa przeznaczona jest na dotacje dla niee<text:span text:style-name="T605">fe</text:span>ktywnie dział<text:span text:style-name="T606">aj</text:span>ących przedsiębiorstw, oznacza to naszym zdaniem, że w konkurencji o środki finansowe z budżetu, ochrona zdrowia przegrywa z niee<text:span text:style-name="T607">fe</text:span>ktywnymi przedsiębiorstwami<text:span text:style-name="T608">,</text:span><text:s/>zatem owo nie<text:span text:style-name="T609">d</text:span>o<text:span text:style-name="T610">fi</text:span>nansowanie jest świadomą decyzja władz, które dotując nieefektywne przedsiębiorstwa decydują o nie zaspak<text:span text:style-name="T611">aj</text:span>aniu potrzeb zdrowotnych społeczeń<text:span text:style-name="T612">st</text:span>wa.</text:p>
      <text:p text:style-name="P613">Podstawy takich<text:s/><text:span text:style-name="T614">wol</text:span>u<text:span text:style-name="T615">ntar</text:span>ystycznych decyz<text:span text:style-name="T616">ji</text:span><text:s/>wydają się tworzyć nieprzezwycię<text:span text:style-name="T617">ż</text:span>one jeszcze pozostałości skostn<text:span text:style-name="T618">i</text:span>a<text:span text:style-name="T619">ł</text:span>e<text:span text:style-name="T620">g</text:span>o<text:s/>systemu zarządzania przedkład<text:span text:style-name="T621">aj</text:span>ącego interesy przemysłu n<text:span text:style-name="T622">a</text:span>d z<text:span text:style-name="T623">ap</text:span>ewnieniem zdrowia społeczeństwa<text:span text:style-name="T624">.</text:span></text:p>
      <text:p text:style-name="P625">Wydaje się racjonalne poszukiwanie oszczędności lub dodatkowych źródeł finansowania<text:s/><text:span text:style-name="T626">w</text:span><text:s/>dział<text:span text:style-name="T627">al</text:span>noś<text:span text:style-name="T628">ci</text:span><text:s/>przemysłow<text:span text:style-name="T629">ej<text:s/></text:span>służby zdrowia<text:span text:style-name="T630">.</text:span><text:s/>Głównymi zadaniami przemysłowej służby zdrowia są zadania prewencyjne, zapobieganie szkodliwemu wpływowi środowiska pracy na zdrowie pracowników, a ponadto pomoc doraźna na terenie zakładu pracy oraz leczenie chorób związanych z pracą.</text:p>
      <text:p text:style-name="P631">Tymczasem wśród działań rzeczywiście realizowanych dominują działania lecznicze. Zatem przemysłowa służba zdrowia nie mogąc zrealizować z<text:span text:style-name="T632">ad</text:span>ań statutowych wykonuje zadania odmienne, w rzeczywi<text:span text:style-name="T633">st</text:span>ości dublując zadania podstawowej opieki zdrowotnej. Mamy tu do czynienia z marnotrawstwem zasobów.</text:p>
      <text:p text:style-name="P634">Inaczej mówiąc, przemysłowa służba zdrowia jest źródłem nierówności społecznej. Nie dosy<text:span text:style-name="T635">ć</text:span>, że nieefektywne przedsiębiorstwa przemysłowe przechwytują część budżetu, która w racjonalnej g<text:span text:style-name="T636">o</text:span>spodarce powinna zostać prz<text:span text:style-name="T637">ez</text:span>n<text:span text:style-name="T638">acz</text:span>ona na ochronę zdrowia, to ponadto załogi tych przedsiębiorstw uzyskują elitarną opiekę zdrowotną.</text:p>
      <text:p text:style-name="P639">Nie ma żadnych racji przemawi<text:span text:style-name="T640">aj</text:span>ących za tym, by za usługi lecznicze wykraczające poza zasadnicze zadania przemysłowej służby zdrowia, nie wprowadzić pełnej odpłatności ze strony tych przedsiębiorstw. Dotyczyć to powinno szczególnie tych przedsiębiorstw, w których nie występują<text:span text:style-name="T641"><text:s/></text:span>zagrożenia zdrowotne, a istnieją w nich placówki zakładowej służby zdrowia.</text:p>
      <text:p text:style-name="P642"><text:span text:style-name="T643">J</text:span>ednym z n<text:span text:style-name="T644">i</text:span>ezreal<text:span text:style-name="T645">i</text:span>zowanych zadań opieki zdrowotnej jest to, że nie nadano właściwej rangi i zna<text:span text:style-name="T646">cz</text:span>enia p<text:span text:style-name="T647">o</text:span>dsta<text:span text:style-name="T648">w</text:span>owej opiece zdrowotnej. Pociągnęło to za sobą dezintegrację świadczeń i zbędne przerosty opieki spe<text:span text:style-name="T649">cjal</text:span>ist<text:span text:style-name="T650">yc</text:span>zn<text:span text:style-name="T651">ej</text:span><text:s/>tam, gdzie<text:s/><text:span text:style-name="T652">w</text:span><text:s/>istocie rzeczy istnieje obszar działania dla opieki pierwszego kontaktu. Od<text:s/><text:soft-page-break/>niej również, a nie od placówek wysokospe<text:span text:style-name="T653">cj</text:span>alistycznych zależy w przeważ<text:span text:style-name="T654">aj</text:span>ąc<text:span text:style-name="T655">ej</text:span><text:s/>mierze powodzenie masowych programów pro<text:span text:style-name="T656">fi</text:span>laktycznych. Problem opieki podstawowej uważamy za n<text:span text:style-name="T657">aj</text:span>ważni<text:span text:style-name="T658">ejs</text:span>zy do podjęcia i rozwiązania już na jutro, skoro nie zrobiliśmy tego wczoraj.</text:p>
      <text:p text:style-name="P659">Trzeba oczywiście teraz wyjaśnić, iż mamy na myśli taką opiekę podstawową, która opiera się na zasadach wypracowanych przez współczesną medycynę ogólną i społeczną.</text:p>
      <text:p text:style-name="P660">Ruch zawodowy ma podstawy sądzi<text:span text:style-name="T661">ć</text:span>, że nie tylko pracownicy ochrony zdrowia, ale również społeczeństwo nie akceptuje niedostateczn<text:span text:style-name="T662">ej</text:span><text:s/>wielkości nakładów finansowych, ani metody finansowania ochrony zdrowia. Nie tylko służba zdrowia, ale i społeczeństwo nie akceptują postępującej pauperyzacji pracowników ochrony<text:s/><text:span text:style-name="T663">z</text:span>dr<text:span text:style-name="T664">o</text:span>wi<text:span text:style-name="T665">a</text:span>, rzutującej na sposób wykonywania zawodu.</text:p>
      <text:p text:style-name="P666">Zarówno służby zdrowia, jak i społeczeństwo dezakceptują także odmienność zakresu świadczeń opieki zdrowotnej, na różnych terenach kraju, wynikających z nierównomiernoś<text:span text:style-name="T667">ci<text:s/></text:span>rozmieszczenia zasobów i nie<text:span text:style-name="T668">sp</text:span>rawno<text:span text:style-name="T669">ści</text:span><text:s/>funk<text:span text:style-name="T670">cj</text:span>onowania<text:s/><text:span text:style-name="T671">o</text:span>pieki zdrowotn<text:span text:style-name="T672">ej.</text:span></text:p>
      <text:p text:style-name="P673">Dezakceptują<text:s/>istnienie<text:s/>elitarnych systemów opieki zdrowotn<text:span text:style-name="T674">ej.</text:span></text:p>
      <text:p text:style-name="P675">Uważamy za konieczne uznanie jako elementu umowy społecznej określenie wielkości i sposobu finansowania ochrony zdrowia, zakresu świadcze<text:span text:style-name="T676">ń</text:span><text:s/>zdrowotnych, jakie należą się obywatelowi oraz zasady funk<text:span text:style-name="T677">cjo</text:span>nowania ochrony zdrowia.</text:p>
      <text:p text:style-name="P678">Ruch zawodowy wielokrotnie podkreślał konieczność dokonania głębokiej i zasadniczej reformy systemu organizacyjnego ochrony zdrowia<text:span text:style-name="T679">.</text:span></text:p>
      <text:p text:style-name="P680">Uproszczeniem byłaby teza, iż ostatnie akcje protestacyjne i strajki w służbie zdrowia miały wyłącznie podłoże płacowe. Niesprawny system opieki zdrowotnej jest przyczyna wielu codziennych frustracji pracowniczych i społecznych. Bardzo źle opłacany lekarz, poddany presji pacjentów pozbawiony często podstawowego sprzętu medycznego, który ma świadomość nieskuteczności swego działania, bowiem pacjent nie uzyska w aptece przypisanych leków, musi protestować przeciwko tej sytuacji, w której został postawiony przez władze.</text:p>
      <text:p text:style-name="P681">Chcę tu jeszcze przedstawić nasze stanowisko w sprawie samorządnoś<text:span text:style-name="T682">ci.</text:span><text:s/>Ni<text:span text:style-name="T683">e</text:span><text:s/>jesteśmy przeciw, jednak proponowany projekt ustawy, o którego konsultacje ze środowiskiem walczyliśmy i dzięki ruchowi zawodowemu trafił pod konsultację społeczną, jest zaprzeczeniem samorządu. Jest to propozycja najbardziej scentralizowan<text:span text:style-name="T684">ej</text:span><text:s/>i kostycznej instytucji o charakterze kontrolno-dyscyplinarnym. Jesteśmy zwolennikami opracowania takiego projektu, który uzyska powszechną akceptację środowiska lekarskiego.</text:p>
      <text:p text:style-name="P685">Propozycje zmian. Główną przyczyną złego funk<text:span text:style-name="T686">cj</text:span>onowania systemu opieki zdrowotnej jest: wadliwie działający system<text:s/><text:span text:style-name="T687">fi</text:span>nansowania, oderwanie systemu płac pracowników służby zdrowia od wydajności i jakości usług, wad<text:span text:style-name="T688">l</text:span>iwa organizacja, niski stopień zorganizowania instytucji opieki medycznej.</text:p>
      <text:p text:style-name="P689"><text:span text:style-name="T690">W</text:span><text:s/>związku z tym<text:s/><text:span text:style-name="T691">nal</text:span>eży utworzyć nowe źródło<text:s/><text:span text:style-name="T692">fi</text:span>nansowania jakim mógłby być system ubezpieczeń zdrowotnych; składka na fundusz ubezpieczeń zdrowotnych pobierana byłaby<text:s/>od wszystkich podmiotów prowadzących działalność gospodarczą, przy czym należałoby zmniejszyć skalę obciążeń podatkowych tak, aby nastąpiło jedynie przesunięcie kosztów z pozycji<text:s/><text:span text:style-name="T693">„</text:span>podatki do budżetu państwa”<text:s/>na pozy<text:span text:style-name="T694">cję</text:span><text:s/>„skł<text:span text:style-name="T695">a</text:span>dka na fundusz ubezpieczeń zdrowotnych”.<text:s/><text:span text:style-name="T696">W</text:span><text:s/>innym przypadku, zwłaszcza dla sektora rolniczego, utworzenie nowej składki spowodowałoby prz<text:span text:style-name="T697">eś</text:span>wiadczenie o odejściu od zasady bezpłatnej służby zdrowia.</text:p>
      <text:soft-page-break/>
      <text:p text:style-name="P698">Ściśle powiązać system wynagro<text:span text:style-name="T699">dz</text:span>eń od ilości i jakości wykonywanych usług w rozliczeniu z organem<text:s/><text:span text:style-name="T700">fi</text:span>nans<text:span text:style-name="T701">uj</text:span>ącym, jaki byłby zakład ubezpieczeń zdrowotnych.</text:p>
      <text:p text:style-name="P702">Są to główne kierunki proponowanych zmian, które wymagają po osiągnięciu porozumienia skonkretyzowan<text:span text:style-name="T703">ia</text:span><text:s/>w pracach grup roboczych.</text:p>
      <text:p text:style-name="P704">Chciałbym nadmienić, że powyższe stanowisko prezentował nasz ruch związkowy od czasu swego powstania. Niektóre te problemy będące od lat bolączkami środowiska służby zdrowia, udało się ruchowi związkowemu wywalczyć.</text:p>
      <text:p text:style-name="P705">Uchwalona została przez<text:s/><text:span text:style-name="T706">S</text:span>ejm P<text:span text:style-name="T707">R</text:span>L ustawa o kszt<text:span text:style-name="T708">ał</text:span>towa<text:span text:style-name="T709">niu<text:s/></text:span>wynagrodzeń w sferze budżetow<text:span text:style-name="T710">ej,</text:span><text:s/>w której wprowadzono mechanizm waloryzacji wynagrodzeń w stosunku do sfery materialnej.</text:p>
      <text:p text:style-name="P711">Czy jesteśmy do końca zadowoleni z zapisów tej ustawy? Nie! Musimy negocjować wysokość docelową nakładów na płace pracowników służby zdrowia, jak i szybkość wdrożenia docelowego systemu płac pracowników służby zdrowia.</text:p>
      <text:p text:style-name="P712">Jednak z całą stanowczością trzeba stwierdzić, że potrafiliśmy wspólnie, całe środowisko przełamać myślenie decydentów w kierunku prac pracowników służb zdrowi<text:span text:style-name="T713">a</text:span>.<text:s/>Na ten rok, jako zabezpieczone<text:s/>wyjściowe zapisy<text:s/>9<text:span text:style-name="T714">5</text:span>%<text:span text:style-name="T715">.</text:span></text:p>
      <text:p text:style-name="P716">W całej rozciągłości zgadzam si<text:span text:style-name="T717">ę</text:span><text:s/><text:span text:style-name="T718">z</text:span><text:s/>panią docent, że ostatnia konferencja prasowa wywołała wiel<text:span text:style-name="T719">e</text:span><text:s/>złego dla środowiska. Padły tam fakty niejasne i nieuczciwe przedstawienie argumenta<text:span text:style-name="T720">cji,</text:span><text:s/>ponieważ ruch zawodowy wywalczył dokładnie tyle, ile pieniędzy rząd przeznaczył.</text:p>
      <text:p text:style-name="P721">Chciałbym powiedzieć, że akcja protestacyjn<text:span text:style-name="T722">a</text:span><text:s/>była naciskiem, i nie wychodziliśmy z tym, że zaczną protestować lekarze, i że zacznie protestować w pełni służba zdrowia. Było podpisane porozumienie co dziś mo<text:span text:style-name="T723">g</text:span>ę powiedzieć, między kolejarzami a służbą zdrowia, że w wypadku nieustąpienia rządu, szóstego o godzinie 10.00 rozpocznie się strajk na kolei. Ten pistolet przystawiony do rządu spowodował przyjęcie i wydanie środków. Także puściliśmy odpowiednia odezwę do posłów. Zjawiło się to w Sejmie, pomogło nam to w uchwaleniu ustawy, która była bardzo znacząca dla środowiska.</text:p>
      <text:p text:style-name="P724">Jeśli dziś podnosimy te wszystkie sprawy, które stanowią cień opieki zdrowotnej i eksponujemy negatywne zjawiska związane z jej funk<text:span text:style-name="T725">cj</text:span>onowaniem, to nie dlatego,<text:s/><text:span text:style-name="T726">ab</text:span>yśmy chcieli przekreślić dorobek ochrony zdrowia w Polsce i nie dostrzegali wyników, którym można przypisać pozytywne oceny. Sądzimy jedynie, że wkład intelektu i pracy pr<text:span text:style-name="T727">a</text:span>cowników służby zdrowia nie dał takich rezultatów, jakich byśmy sobie życzyli i dla własnej satysfakcji zawodowej i dla dobra społecznego.</text:p>
      <text:p text:style-name="P728">Błędy jakie popełniono w organizacji opieki zdrowotnej były fragmentem o wiele szerszych błędów systemu, który zakładał rozwiązania idealne, nie bacząc na praktyczne uwarunkowanie ich realizacji, który preferował przedsięwzię<text:span text:style-name="T729">ci</text:span>a ekstensywne w miejsce lepszego wykorzystania zasobów istniejących.</text:p>
      <text:p text:style-name="P730">Nie ulega wątpliwości, że władze żywią dziś najlepsze intencje naprawy tylko tyle, że nie jest ł<text:span text:style-name="T731">at</text:span>wo znaleźć szybko właściwą receptę, a podejmowane działania wyd<text:span text:style-name="T732">aj</text:span>ą się zbyt nieśmiałe.</text:p>
      <text:p text:style-name="P733">Dyskutuje się<text:s/><text:span text:style-name="T734">z</text:span>resztą potrzebę głębokich zmian organizacyjnych i sądzić trzeba, że ostatecznie zostaną one zrealizowane.</text:p>
      <text:p text:style-name="P735">Co może ważniejsze, wysuwa się koncepcję uspołecznienia służby zdrowia przez oparcie jej działalności na płaszczyźnie szerokiej konsultacji i krytyki społecznej. Przecież mało jest dziś dziedzin, w których dyskusja obywatelska była<text:span text:style-name="T736">b</text:span>y tak ożywiona. Ruch związkowy wesprze wszelkie inicjatywy rządowe<text:s/><text:soft-page-break/>i inne zmierzające do poprawy obecnej sytuacji nie będzie także szczędził trudu, aby wzbogacić je własną inwen<text:span text:style-name="T737">cj</text:span>ą.</text:p>
      <text:p text:style-name="P738">Trudno przypuszczać, iż w ciągu tego posiedzenia uda się sformułować w sposób wystarcz<text:span text:style-name="T739">aj</text:span>ący precyzyjne założenia koniecznej reformy ochrony zdrowia.</text:p>
      <text:p text:style-name="P740">Zasygn<text:span text:style-name="T741">al</text:span>izowane tu wstępnie tezy, nasz ruch zawodowy mógłby w najbliższym czasie przedstawić jako rozwinięte przesłanki reformy. Gdyby państwo się zgodzili, gdybyśmy wyłonili spośród nas węższy zespół do spraw reformy, to byłby on dobrą formą dyskusji w tej sprawie. Tym bardziej, że wiele spraw tu nie poruszonych, wiele spraw pracowniczych wymaga uregulowania na dzień dzisiejszy. Powinniśmy przyspieszać działania w służbie zdrowia, a nie je opóźniać.</text:p>
      <text:p text:style-name="P742">Dzięku<text:span text:style-name="T743">ję</text:span><text:s/>za uwagę.</text:p>
      <text:p text:style-name="P744"><text:span text:style-name="T745">Przewodniczący</text:span>:</text:p>
      <text:p text:style-name="P746">Dziękuję bardzo. Zakończyliśmy wystąpienia. Chciałbym zaproponować proszę państwa, tak jak założyliśmy sobie<text:s/>na początku, że przedstawimy list<text:span text:style-name="T747">ę</text:span><text:s/>problemów do załatwienia, proponowałbym, żeby kontynuować dyskusję do godziny gdzieś<text:s/><text:span text:style-name="T748">12</text:span>.30 - wolną dyskusję z przedstawianiem problemów, w tej chwili mamy 11.50, a o 12.30 zrobilibyśmy przerwę.</text:p>
      <text:p text:style-name="P749">Jeżeli to jest do zaakcep<text:span text:style-name="T750">to</text:span>wania przez współprzewodniczących, prosiłbym w takim razie o zabranie głosu w dyskusji.</text:p>
      <text:p text:style-name="P751">Proszę uprzejmie. Jest prośba formalna, żeby przed zabraniem głosu powiedzieć nazwisko, zgłosić nazwisko do mikr<text:span text:style-name="T752">ofo</text:span>nu.</text:p>
      <text:p text:style-name="P753"><text:span text:style-name="T754">Ob</text:span><text:span text:style-name="T755">.</text:span><text:span text:style-name="T756"><text:s/>Zofia Kur</text:span><text:span text:style-name="T757">at</text:span><text:span text:style-name="T758">owska</text:span>:</text:p>
      <text:p text:style-name="P759"><text:span text:style-name="T760">P</text:span>rzed rozpoczęciem dyskusji przez pana docenta Wnuka<text:span text:style-name="T761">-<text:s/></text:span>Lipińskieg<text:span text:style-name="T762">o</text:span>, ja chciałam tylko przeczytać, to nie jest głos w dyskusji, pewien dokument.</text:p>
      <text:p text:style-name="P763">Otóż Zespół Gospodarki i Polityki Społecznej wydał oświadczenie, z którego ja jedno zdanie przeczytam, a po czym naszego zespołu oświadczenie popierające.</text:p>
      <text:p text:style-name="P764">Dotyczy... pismo z 13 lutego, dotyczy sprawy przekazania do rządu z<text:span text:style-name="T765">at</text:span>wierdzonego przez Komitet Społeczno-Polityczny Rady Ministrów kierunki reformy opieki zdrowotnej i społecznej.</text:p>
      <text:p text:style-name="P766">Jeden z punktów tego dokumentu przewiduje, że bez względu na tytuł własności, zakład pracy może się stać organem założycielskim dla przychodni przemysłowej służby zdrowi<text:span text:style-name="T767">a.</text:span></text:p>
      <text:p text:style-name="P768">Otóż ja tu tylko fragment przeczytam z ich pisma. Niezależność przemysłowej służby zdrowia jest ważną zdobyczą pracowniczą i cennym elementem polskiej polityki społecznej. Została ona usank<text:span text:style-name="T769">cjo</text:span>nowana w punkcie 37<text:s/><text:span text:style-name="T770">§</text:span><text:s/>1 zalecenia<text:s/><text:span text:style-name="T771">M</text:span>OP nr 171 z 1981 r. w następujących słowach:<text:s/>„Należy zapewnić zawodową niezależność personelowi świadczącemu usługi w zakresie służby zdrowia w miejscu pracy. Nie ulega wątpliwości, że poddanie personelu lekarskiego przemysłowej służby zdrowia dyrektywom kierownictwa zakładu pracy oznaczałoby w praktyce przekreślenie tej niezależności. Lekarze przemysłowi byliby poddani jeszcze większym niż dzisiaj naciskom, aby wbrew swemu sumieniu lekarskiemu sztucznie obniżać statystykę<text:s/>absencji<text:s/>chorobowej pracowników”.</text:p>
      <text:p text:style-name="P772">Nasz podzespół popiera w<text:s/><text:span text:style-name="T773">s</text:span>woim oświadczeniu to pismo<text:s/><text:span text:style-name="T774">i</text:span><text:s/>chciałabym nasze stanowisko przeczytać, bo ono jest jeszcze wzbogacone o jeden punkt.</text:p>
      <text:p text:style-name="P775">Podzespół do spraw Zdrowia strony społeczn<text:span text:style-name="T776">ej</text:span><text:s/>stwierdz<text:span text:style-name="T777">a</text:span>, iż postulat zawarty w piśmie Zespołu<text:s/><text:soft-page-break/>Gospodarki, Polityki Społecznej w sprawie niedopuszczalności uzależnienia przemysłowej służby zdrowia od dyrekcji przedsiębiorstw, jest w pełni zasadny.</text:p>
      <text:p text:style-name="P778">Możliwość uznania podległości placówek medycyny przemysłowej dyrekcjom zakładów jest sprzeczna z zaleceniami<text:s/><text:span text:style-name="T779">MO</text:span>P w tej sprawie. Ograniczyłaby i tak niewielkie w praktyce w chwili obecnej uprawnienia lekarzy przemysłowych do ochrony zdrowia pracujących w warunkach szkodliwych.</text:p>
      <text:p text:style-name="P780">Należy zaznaczyć, iż<text:s/><text:span text:style-name="T781">w</text:span><text:s/>licznych zakładach przemysłowych w Polsce stężenie czynników szkodliwych w środowisku pracy przewyższa znacznie normy przyjęte w uprzemysłowionych krajach zachodnich. Wpływa to w sposób wysoce niekorzystny na zdrowie z<text:span text:style-name="T782">at</text:span>rudnionych w nich ludzi.</text:p>
      <text:p text:style-name="P783">Sprawa właściwego funk<text:span text:style-name="T784">cjo</text:span>nowania przemysłowej służby zdrowia wymaga specjalnego rozważenia. Jednak podstawowym warunkiem jej skuteczności jest całkowita niezależność jej pracowników od dyrekcji przedsiębiorstw.</text:p>
      <text:p text:style-name="P785">Stwierdzamy jednocześnie, iż Zespół do spraw Zdrowia uważa, za całkowicie niedopuszczalne przekazywanie do zatwierdzenia przez Komitet Społeczno-Polityczny Rady Ministrów dokumentów o tak podstawowej wadze, jak kierunki reformy opieki zdrowotnej i społecznej, bez poin<text:span text:style-name="T786">fo</text:span>rmowania opinii publicznej, a w szczególności bez uzyskania opinii o nich środowiska służby zdrowia, która system ten będzie wprowadzać w życie.</text:p>
      <text:p text:style-name="P787">Podpisali członkowie naszego podzespołu. Dziękuje b<text:span text:style-name="T788">a</text:span>rd<text:span text:style-name="T789">z</text:span>o.</text:p>
      <text:p text:style-name="P790"><text:span text:style-name="T791">P</text:span><text:span text:style-name="T792">rzewodniczący</text:span>:</text:p>
      <text:p text:style-name="P793">Teraz przepra<text:span text:style-name="T794">s</text:span>za<text:span text:style-name="T795">m</text:span>, tutaj w kwestii formalnej<text:span text:style-name="T796">.</text:span></text:p>
      <text:p text:style-name="P797"><text:span text:style-name="T798">O</text:span><text:span text:style-name="T799">b. Marek Edelman</text:span>:</text:p>
      <text:p text:style-name="P800">W sprawie formalnej.</text:p>
      <text:p text:style-name="P801">Myślę, że dobrym początkiem naszego porozumienia by było, żebyśmy dzisiaj ten dokument popierający stanowisko, jak to się nazywa Komisji Społeczno-Gospodarcz<text:span text:style-name="T802">ej</text:span><text:s/>przyjęli w ramach naszych obrad.</text:p>
      <text:p text:style-name="P803"><text:span text:style-name="T804">Przewodnicząc</text:span><text:span text:style-name="T805">y</text:span>:</text:p>
      <text:p text:style-name="P806">Proszę bardzo.</text:p>
      <text:p text:style-name="P807"><text:span text:style-name="T808">Ob. Leszek Wdowiak</text:span>:</text:p>
      <text:p text:style-name="P809">Ja mam takie pytanie, kto dawał propozycję podporządkowania przemysłowej służby zdrowia zakładom pracy. Bo co innego jest finansowanie z zakładu pracy, a co innego jest podporządkowanie dyrek<text:span text:style-name="T810">toro</text:span>w<text:span text:style-name="T811">i</text:span>.</text:p>
      <text:p text:style-name="P812"><text:span text:style-name="T813">Ob. Zofia Kuratowska</text:span>:</text:p>
      <text:p text:style-name="P814"><text:span text:style-name="T815">J</text:span>est to zawarte w tym dokumencie jako fakultatywna możliwość, ale nie musi być podporządkowana, ale może. Tak, ewentualnie.</text:p>
      <text:p text:style-name="P816"><text:span text:style-name="T817">Przewodniczący</text:span>:</text:p>
      <text:p text:style-name="P818">Ja przed udzieleniem głosu chciałbym dać wyjaśnienie, że dokument, który z<text:span text:style-name="T819">at</text:span>ytułow<text:span text:style-name="T820">an</text:span>y jest<text:s/>„Kierunki założenia reformy w służbie zdrowia”, który był przedmiotem dyskusji na Komitecie Społeczno-Politycznym, jest dokumentem opracowanym przez duże grupy ekspertów reprezentujących służb<text:span text:style-name="T821">ę<text:s/></text:span>zdrowia, jak podkreśliłem w swoim wystąpieniu, zawiera on kierunkowe rozwiązania, które będą opublikowane i dane do wiadomości wszystkim pracownikom służby zdrowia, natomiast nie są to już gotowe rozwiązania. Pewne kierunkowe sprawy, które związane są i z problemem decentraliza<text:span text:style-name="T822">cj</text:span>i,<text:s/><text:soft-page-break/>związane<text:s/><text:span text:style-name="T823">z</text:span><text:s/>zagadnieniem, i które mają odbić<text:s/><text:span text:style-name="T824">s</text:span>i<text:span text:style-name="T825">ę</text:span><text:s/><text:span text:style-name="T826">w</text:span><text:s/>usta<text:span text:style-name="T827">w</text:span>ie o samorządzie ter<text:span text:style-name="T828">yt</text:span>ori<text:span text:style-name="T829">al</text:span>nym, musiały być wstępnie przedyskutowane i powiedzmy pozytywnie były przyjęte. Natomiast to naprawdę nie ogranicza ani dalszej dyskusji w środowisku służby zdrowia, ani konieczności bardzo głębokiego dopracowania realizacyjnego, gdzie ja myślę dla wszystkich z nas będzie miejsce.</text:p>
      <text:p text:style-name="P830">Natomiast nie znam takiego stwierdzenia i w tym dokumencie, jak pani docent była uprzejma przeczytać w tym stanowisku, to zgadzam się tu zupełnie z doc. Wdowiakiem, że takiego stanowiska nikt nie prezentował.</text:p>
      <text:p text:style-name="P831">Trudno więc podpisywać pewien dokument protestac<text:span text:style-name="T832">yj</text:span>ny, nieoparty na faktach.</text:p>
      <text:p text:style-name="P833">Pan prof. Indulski jeszcze w tej sprawie, proszę bardzo.</text:p>
      <text:p text:style-name="P834"><text:span text:style-name="T835">Ob. Janusz Indulski</text:span>:</text:p>
      <text:p text:style-name="P836">Jeżeli można, tylko w tym punkcie.<text:s/><text:span text:style-name="T837">W</text:span><text:s/>punkcie siódmym jest napisane dokładnie tak:<text:s/>„Stworzy się<text:s/><text:span text:style-name="T838">fo</text:span>rm<text:span text:style-name="T839">al</text:span>no-prawną możliwość, aby organem założycielskim dla przychodni przemysłowej zakładowej mógł być także zakład pracy, ponoszący wówczas wszystkie wydatki związane z działalnością służby zdrowia na swoim terenie. Umożliwi się także takie rozwiązanie, którym organem założycielskim w części dotyczącej działalności pro<text:span text:style-name="T840">fi</text:span>laktyczn<text:span text:style-name="T841">ej</text:span><text:s/>przemysłowej służby zdrowia byłby wojewoda, w części dotyczącej działalności leczniczej - szczególnie spe<text:span text:style-name="T842">cj</text:span>alistyczn<text:span text:style-name="T843">ej</text:span><text:s/>zakład pracy. Rozwiązania te nie mogą jednak naruszać uprawnień i kompetencji nadzoru spe<text:span text:style-name="T844">cj</text:span>alistycznego w dziedzinie medycyny pracy”.</text:p>
      <text:p text:style-name="P845"><text:span text:style-name="T846">I</text:span><text:s/>nigdzie nie ma słowa o podległości, wręcz odwrotnie, jest wy<text:span text:style-name="T847">ar</text:span>t<text:span text:style-name="T848">yk</text:span>ułow<text:span text:style-name="T849">an</text:span>a odwrotność sytuacji.</text:p>
      <text:p text:style-name="P850">Chodzi o to, żeby pro<text:span text:style-name="T851">fi</text:span>laktyczna działalność była finansowana przez służbę zdrowia, a to co nazwano elitarną działalnością, przez sam zakład pracy.</text:p>
      <text:p text:style-name="P852">To jest komentarz niezgodny z dokumentem.</text:p>
      <text:p text:style-name="P853"><text:span text:style-name="T854">Ob. Marek Edelman</text:span>:</text:p>
      <text:p text:style-name="P855">Musimy tworzyć takie dokumenty, które będą w praktyce owocować, a nie, które będą dawały trzy wyjścia i każdemu dyrektorowi pozwalały robić co chcą.</text:p>
      <text:p text:style-name="P856">A oczywiste jest, że służba przemysłowa będzie o wiele lepiej płaciła swoim lekarzom niż służba zdrowia przez wiele lat jeszcze, i zależność ta będzie. Więc nie trzeba nawet dawać takiej możliwości. To jest wszystko co chciałem powiedzieć.</text:p>
      <text:p text:style-name="P857"><text:span text:style-name="T858">Przewodniczący</text:span>:</text:p>
      <text:p text:style-name="P859">Ja myślę, co pan Edelman w tej chwili powiedział, to jest jak gdyby pewnym wnioskiem do wzięcia tego zagadnienia jako jeden z problemów naszej dyskusji, czy nawet dania do rozpracowania zespołom i rozumiem, że tak samo tu strona OPZZ uznaje to jako pewien problem, który może być rozpracowany i pojaśniony.</text:p>
      <text:p text:style-name="P860">Zresztą jest to zgodne właśnie z duchem dokumentu, że daje pewien kierunek, niekoniecznie słuszny.</text:p>
      <text:p text:style-name="P861">Proszę pana docenta o zabranie głosu. Jeszcze raz proszę o podanie nazwiska.</text:p>
      <text:p text:style-name="P862"><text:span text:style-name="T863">Ob. Edmund</text:span><text:span text:style-name="T864"><text:s/></text:span><text:span text:style-name="T865">[brak tekstu]<text:s/></text:span><text:span text:style-name="T866">„</text:span><text:span text:style-name="T867">Solidarność</text:span><text:span text:style-name="T868">”</text:span>:</text:p>
      <text:p text:style-name="P869">Z satysfakcją wysłuchałem trzech pierwszych wystąpień, bo w warstwie diagnostyczn<text:span text:style-name="T870">ej</text:span><text:s/>zarysowało się wiele punktów stycznych.</text:p>
      <text:p text:style-name="P871">Trudno zresztą, aby było inaczej. Bo jaka jest sytuacja<text:s/>ochrony zdrowia w Polsce każdy widzi<text:span text:style-name="T872">.</text:span></text:p>
      <text:p text:style-name="P873"><text:span text:style-name="T874">Z</text:span><text:s/>górą 40 lat funk<text:span text:style-name="T875">cjo</text:span>nowania st<text:span text:style-name="T876">al</text:span>inowskiego i po<text:span text:style-name="T877">st</text:span>alinowskiego modelu doprowadziło do dzisiejszej<text:s/><text:soft-page-break/>katastrofy. Nie można zaprzeczyć, że na ochronę zdrowia wydatkuje się poważne środki, choć w porównaniu z wielu innymi krajami, nie są to środki duże. Ale nawet te ograniczone środki, które przeznacza się u nas na ochronę zdrowia są w części marnotrawione, a najgorsze jest to, że trudno nawet w przybliżeniu oszacować rozmiary marnotrawstwa.</text:p>
      <text:p text:style-name="P878">Tak. Mamy do czynienia z katastrofą, bo stan obecny nie kwalifikuje już Polski do poziomu cywilizowanych krajów europ<text:span text:style-name="T879">ej</text:span>skich. Łatwo można wykazać zapó<text:span text:style-name="T880">ź</text:span>nienie cywilizac<text:span text:style-name="T881">yj</text:span>ne naszej ochrony zdrowia w stosunku do krajów<text:s/><text:span text:style-name="T882">E</text:span>uropy Zachodniej i Północnej. Oszczędzę więc państwu licznych i zawstydz<text:span text:style-name="T883">aj</text:span>ących porównań.</text:p>
      <text:p text:style-name="P884">Nie sposób nie wspomnieć o nierówności<text:span text:style-name="T885">ac</text:span>h społecznych w zdrowiu. Jak pamiętamy podstawowym hasłem ideologicznym, które miało legitymizować stalinowski model ochrony zdrowia, był egalitaryzm. Przez wprowadzenie bezpłatnego lecznictwa wszelkie nierówności w tej dziedzinie miały być zlikwidowane.</text:p>
      <text:p text:style-name="P886">Jak wiadomo, również i w tym wymiarze utrzymywany dotychczas model ochrony zdrowia nie sprawdził się, o czym świadczą nawet zbiorcze dane statystyczne publikowane<text:s/><text:span text:style-name="T887">w</text:span><text:s/>oficjalnych rocznikach.</text:p>
      <text:p text:style-name="P888">Myślę, że zasygn<text:span text:style-name="T889">al</text:span>izowane tutaj elementy diagnozy i wiążące się z nimi oceny nie wywołają sporów. Co więcej<text:s/><text:span text:style-name="T890">-<text:s/></text:span>żywię nadzieję, iż strona rządowa dysponuje in<text:span text:style-name="T891">fo</text:span>rma<text:span text:style-name="T892">cj</text:span>ami, kt<text:span text:style-name="T893">ó</text:span>re pozwolą nie tylko nakreślić pełniejszy obraz sytuacji, lecz także wskażą wadliwe mechanizmy, które do obecnego<text:s/>stanu doprowadziły.</text:p>
      <text:p text:style-name="P894">Jeśli nasza rozmowa ma by<text:span text:style-name="T895">ć</text:span><text:s/>rzeczowa, a nie wątpię, iż jest to życzenie wszystkich zebranych, to przydatne byłoby uzupełnienie tego obrazu o następujące informacje.</text:p>
      <text:p text:style-name="P896">Po pierwsze, jakie są globalne środki przeznaczone na ochronę zdrowia oraz jak są one wykorzystywane?</text:p>
      <text:p text:style-name="P897">Po drugie, jakie są niedobory średniego i niższego personelu medycznego?</text:p>
      <text:p text:style-name="P898">Po trzecie, ilu lekarzy wyemigrowało z Polski i ilu lekarzy brakuje w lecznictwie?</text:p>
      <text:p text:style-name="P899">Po czwarte, jakie stanowiska w służbie zdrowia znajdują się w nomenklaturz<text:span text:style-name="T900">e</text:span>, i jak przed<text:span text:style-name="T901">st</text:span>awia się zatrudnienie na stanowiskach kierowniczych według przynależności partyjnej?</text:p>
      <text:p text:style-name="P902">Po piąte, jak gospodaruje się funduszem ubezpieczeń społecznych, funduszem pr<text:span text:style-name="T903">ze</text:span>ciwalkoholowym, Narodowym Funduszem Ochrony Zdrowia, funduszem zapobiegania narkomanii?</text:p>
      <text:p text:style-name="P904">Dane w roczniku statystycznym są lakoniczne i nie informują na co w istocie wydatkowane są te środki, a chodzi tu o bardzo poważne kwoty<text:span text:style-name="T905">.</text:span><text:s/>Bowiem rocznie fundusze te dysponują łączną sumą blisko 2 bilionów złotych.</text:p>
      <text:p text:style-name="P906">Po szóste, jak przedstawia się produkcja leków? Czy jest ona deficytow<text:span text:style-name="T907">a</text:span><text:s/>czy dochodowa? Jaka część i jaki asortyment wyprodukowanych leków idzie na eksport?</text:p>
      <text:p text:style-name="P908">I wreszcie po siódme, jak przedstawia się więzienna służba zdrowia? Tzn. personel, wyposażenie i jak jest prawnie unormowana jej działalność?</text:p>
      <text:p text:style-name="P909">Odpowiedzi na te pytania jeszcze silniej osadzą nas w realiach i nadadzą naszym rozmowom bardzo konkretny charakter. Niezależnie jednak od odpowiedzi na te pytania nie musimy chyba przekonywać się wzajemnie, że stalinowski i postalinowski model ochrony zdrowia nie powinien być nadal utrzymywany. Zatem powinniśmy zastanawiać się nie tyle nad ulepszeniem tego co jest, ale nad tym czym zastąpić dotychczasowy model<text:span text:style-name="T910">.</text:span><text:s/>Nie wszystko trzeba wymyślać od nowa<text:span text:style-name="T911">.</text:span><text:s/><text:span text:style-name="T912">W</text:span><text:s/>większości chodzi o przywrócenie tych<text:s/><text:soft-page-break/>cennych elementów systemu ochrony zdrowia, które w czasach stalinowskich zostały zniszczone lub też o zapożyczenie pewnych rozwiązań z tych krajów, w których służba zdrowia funkcjonuje normalnie<text:span text:style-name="T913">.</text:span></text:p>
      <text:p text:style-name="P914">Nie można dalej tolerować sytuacji, w której lekarze i pielęgniarki zdegradowani są do roli niskopłatnych urzędników państwowych, a pacjenci zostali przekształceni w petentów<text:span text:style-name="T915">.</text:span></text:p>
      <text:p text:style-name="P916">Tak więc wydaje się kwestią bezsporną, że dotychczasowy model zcentralizowanej i zbiurokratyzowanej służby zdrowia musi być zastąpiony nowymi rozwiązaniami, które powstrzym<text:span text:style-name="T917">aj</text:span>ą dalszy regres infrastruktury medycznej, przywrócą motywację pracy, zahamują erozję moralną<text:s/><text:span text:style-name="T918">w</text:span><text:s/>części środowiska lekarskiego, które korzysta, a niekiedy nawet wymusza dodatkowe gratyfikacje pieniężne lub rzeczowe od pacjentów i w końcu chodzi o takie rozwiązania, które stworzyłyby tu, w kraju takie warunki pracy i płacy by emigracja za granicę straciła swój zniewalający urok<text:span text:style-name="T919">.</text:span><text:s/>Propozycje tych rozwiązań szerzej, częściowo już przedstawiła nasza przewodnicząca, szerzej przedstawią moi koledzy w swoich wystąpieniach<text:span text:style-name="T920">.</text:span></text:p>
      <text:p text:style-name="P921">Nie wnikając już więc w szczegóły wymienię tutaj dla<text:s/><text:span text:style-name="T922">po</text:span>r<text:span text:style-name="T923">zą</text:span>d<text:span text:style-name="T924">ku</text:span><text:s/>sześć fundamentalnych zasad, czy celów<text:s/><text:span text:style-name="T925">st</text:span>ra<text:span text:style-name="T926">te</text:span>giczn<text:span text:style-name="T927">yc</text:span>h,<text:s/>których realizacja wydaje się niezbędna jeśli serio myśli się o zainicjowaniu zasadniczej poprawy sytuacji<text:span text:style-name="T928">.</text:span></text:p>
      <text:p text:style-name="P929">Po pierwsze legalizacja<text:s/><text:span text:style-name="T930">„</text:span>Solidarności”<text:s/>rozumiana jako środek służący pełnemu upodmiotowieniu pracowników służby zdrowia<text:span text:style-name="T931">.</text:span></text:p>
      <text:p text:style-name="P932">Po drugie odpolitycznienie służby zdrowia nie ma medycyny antysocjalistycznej ani so<text:span text:style-name="T933">cj</text:span>alistycznej, jest tylko medycyna dobra lub zła<text:span text:style-name="T934">.</text:span></text:p>
      <text:p text:style-name="P935">Po trzecie usamodzielnienie placówek służby zdrowia wraz z wprowadzeniem samorządu pracowniczego<text:span text:style-name="T936">.</text:span></text:p>
      <text:p text:style-name="P937">Po czwarte rewitalizacja samorządu lekarskiego<text:span text:style-name="T938">.</text:span></text:p>
      <text:p text:style-name="P939">Po piąte zniesienie wszystkich administrac<text:span text:style-name="T940">yj</text:span>nych barier dla rozwoju różnorodnych form opieki zdrowotnej publicznej czyli administrowanej przez państwo, społecznej i prywatnej<text:span text:style-name="T941">.</text:span></text:p>
      <text:p text:style-name="P942">Po szóste ekonomizacja służby zdrowia połączona z radykalną reformą ubezpieczeń społecznych. Wprowadzenie rachunku ekonomicznego powinno spowodować przywrócenie relacji pomiędzy jakością i ilością pracy a wysokością wynagrodzenia, a także powinno unormalnić relację pomiędzy pacjentem, a personelem medycznym.</text:p>
      <text:p text:style-name="P943">Reforma i rozbudowa systemu ubezpieczeń po<text:span text:style-name="T944">w</text:span>inna zmierzać w takim kierunku, aby nie zwiększyły się nierówności społeczne w dostępie do służby zdrowia, bo one i tak są już duże. Ale zarazem, by pieniądz zaczął pełnić funkcję regulatora działalności placówek służby zdrowia<text:span text:style-name="T945">.</text:span></text:p>
      <text:p text:style-name="P946">Przedstawione tu propozycje są tu wzajemnie powiązane<text:span text:style-name="T947">.</text:span><text:s/>Oznacza to, że przyjęcie jedynie części tych zasad zawisa w próżni jeśli jednocześnie nie przyjmie się zasad pozostałych. Np<text:span text:style-name="T948">.</text:span><text:s/>samodzielność placówek będzie fikcją jeśli nie wprowadzi się jednocześnie ekonomizacji służby zdrowia i nie zlikwiduje nomenklatury.</text:p>
      <text:p text:style-name="P949">Rewitalizacja samorządu będzie ułomna jeśli nie będzie jej towarzyszyć odpolitycznienie<text:s/><text:span text:style-name="T950">s</text:span>łużby zdrowia, a ekonomizacja ochrony zdrowia nie będzie zaakceptowana przez społeczeństwo jeśli nie będzie jej towarzyszyć radykalna reforma systemu ubezpieczeń społecznych, a z drugiej strony może doprowadzić do deformacji w podziale wp<text:span text:style-name="T951">ł</text:span>ywów ze świadczonych usług jeśli nie zostanie zalega<text:span text:style-name="T952">li</text:span>zowana<text:s/><text:soft-page-break/>„Solidarność”. A więc zmiany<text:span text:style-name="T953">,</text:span><text:s/><text:span text:style-name="T954">o</text:span><text:s/>których dzisiaj tu mówimy muszą mieć charakter systemowy i jednoczesny zarazem.</text:p>
      <text:p text:style-name="P955">Mówiłem do tej pory o szansach i nadziejach związanych ze zmianami w służbie zdrowia, ale przecież łatwo przewidzieć zagrożenia, które mogą obrócić w niwecz wszelkie wysiłki reformatorskie<text:span text:style-name="T956">.</text:span></text:p>
      <text:p text:style-name="P957">Największym zagrożeniem jest niewątpliwie połowiczność reformy, która spowoduje, że nawet trafne rozwiązania, którym towarzyszyć będzie brak innych niezbędnych rozwiązań zawisną w próżni i skompromitują się w opinii publicznej, bo nie doprowadzą do założonych skutków.</text:p>
      <text:p text:style-name="P958">Kolejnym zagrożeniem może być zwłaszcza w przejściowym okresie wdrażania reformy wzrost nierówności społecznych<text:s/><text:span text:style-name="T959">w</text:span><text:s/>dostępie do ochrony zdrowia. Tutaj ważnym gwarantem powinna być solidarność służby zdrowia, w której w etosie mieści się nie tylko związkowa ochrona interesów branżowych, lecz także szersze właśnie solidarnościowe spojrzenie na interesy i potrzeby współrodaków.</text:p>
      <text:p text:style-name="P960">Wreszcie po trzecie<text:span text:style-name="T961">.</text:span><text:s/>Trzecie poważne zagrożenie wiąże się z procesem odbiurokratyzowania służby zdrowia. Wprowadzenie w<text:s/>życie proponowanych zmian spowoduje, że część aparatu biurokratycznego straci rację bytu co prawdopodobnie uruchomi działania zmierzające do rozmycia lub wręcz zastopowania niezbędnych zmian<text:span text:style-name="T962">.<text:s/></text:span>Stałoby<text:s/>się tak na pewno gdyby reformę miał wdrażać aparat administracyjny, w którego interesy ta reforma niewątpliwie godzi.<text:span text:style-name="T963"><text:s/></text:span>Mimo tych zagrożeń mamy szanse.</text:p>
      <text:p text:style-name="P964">Od wyników naszych rozmów zależy czy ją wykorzystamy czy też zostanie nam w rękach ino sznur<text:span text:style-name="T965">.</text:span></text:p>
      <text:p text:style-name="P966">Dzięku<text:span text:style-name="T967">ję</text:span>.</text:p>
      <text:p text:style-name="P968"><text:span text:style-name="T969">Przewodniczący ob. Andrzej Wojtczak</text:span>:</text:p>
      <text:p text:style-name="P970">Dziękuję bardzo panu docentowi. Muszę powiedzieć, że jest mi szalenie miło, że praktycznie z tych sześciu postulatów i warunków reformy co do pięciu jesteśmy zupełnie zgodni i znalazło to wyraz tak samo w moim wystąpieniu.</text:p>
      <text:p text:style-name="P971">Natomiast pierwszy punkt nie sądzę, że jest to zagadnienie, które wiąże się z obradą naszego Podzespołu ds<text:span text:style-name="T972">.</text:span><text:s/>Zdrowia.</text:p>
      <text:p text:style-name="P973">Proszę uprzejmie, można prosić nazwisko...</text:p>
      <text:p text:style-name="P974"><text:span text:style-name="T975">Ob. Janina Zielińska</text:span><text:s/><text:span text:style-name="T976">-</text:span><text:s/>rolniczka, działaczka Kół Gospodyń Wiejskich, prze<text:span text:style-name="T977">ds</text:span>tawicielka Krajowego Związku Rolników Kółek i organizacji rolniczych z woj. bydgoskiego.</text:p>
      <text:p text:style-name="P978">Wysłuchaliśmy tutaj pana profesora, wysłucha<text:span text:style-name="T979">li</text:span>śmy strefy zawodowej medycznej. I ja chciałabym przedstawić sytuację zdrowotną mieszkańców środowiska wiejskiego.</text:p>
      <text:p text:style-name="P980">Chcę powiedzieć jedno, że sytuacja zdrowotna mieszkańców wsi jest wręcz krytyczna. A co się na to składa? Przede wszystkim brakuje nam kadry lekarskiej. Chcę powiedzieć, że w środowisku wiejskim w 90 proc. ośrodków zdrowia mamy tylko po jednym lekarzu.</text:p>
      <text:p text:style-name="P981">Około 8 proc. ośrodków zdrowia wiejskich i miejsko-gminnych nie ma w ogóle lekarza. I od tego musimy zacząć. Nie mówiąc już o specjalistach lekarzach, o stomatologach, jak również brakuje kadry pielęgniarskiej.</text:p>
      <text:p text:style-name="P982">My od wielu lat jako organizacja wnioskujemy o poprawę tych wszystkich rozwiązań, lecz nie zawsze po prostu one docierają tam, gdzie powinny i te sprawy nie są rozwiązywane. Musimy w pierwszym stopniu rozwiązań sytuację kadry lekarskiej dając jej preferencyjne warunki płacowe i warunki socjalno-bytowe, żeby kadra lekarska chciała przyjść po prostu do nas na wieś pracować.</text:p>
      <text:soft-page-break/>
      <text:p text:style-name="P983">I tu wydaje mi się to możliwe w obecnej sytuacji, bo nie możemy żądać rzeczy niemożliwych do niezrealizowania. Mamy tą świadomość jako mieszkańcy wsi<text:span text:style-name="T984">.</text:span></text:p>
      <text:p text:style-name="P985">Brakuje nam również ośrodków zdrowia<text:span text:style-name="T986">.</text:span><text:s/>My na ile jest to możliwe mieszkańcy wsi w ramach czynów społecznych wspieramy to, ale sami bez pomocy państwa wszystkiego nie zrobimy. W przeciągu czterech lat wybudowaliśmy jako mieszkańcy wsi w czynach społecznych, zmodernizowa<text:span text:style-name="T987">li</text:span>śmy w czynach społecznych stare ośrodki zdrowia 22<text:span text:style-name="T988">5</text:span>. Jest to można powiedzieć i mało, i dużo<text:span text:style-name="T989">.</text:span><text:s/>Dla nas jest to już wielkie rozwiązanie. Ale to nie zaspakaja potrzeb, jakie są potrzebne w środowisku wiejskim. Nie mówiąc już o aptekach, o braku leków, podstawowych środków higieny osobistej. Wstyd o tym mówić po prostu na takim wysokim forum, ale jest to sytuacja na wsi, jaka jest. Przedstawiamy już to niejednokrotnie, ni<text:span text:style-name="T990">ej</text:span>ednokrotnie wnioskowaliśmy i żadnej poprawy na tym odcinku po prostu nie było.</text:p>
      <text:p text:style-name="P991">Wiemy, że brakuje nam stomatologów. Mówi się o tym, że nawet stomatolodzy powinni być w każdej szkole wiejskiej. Jak my na jeden ośrodek mie<text:span text:style-name="T992">js</text:span>ko-gminny, skąd pochodzę mamy jednego stomatologa. Obejmuje swoim zasięgiem 1<text:span text:style-name="T993">4</text:span><text:s/>tys. ludności. To nawet choćby chciał, to nie jest w stanie zaspokoić wszystkich potrzeb, nie mówiąc już o zapotrzebowaniu w szkołach. A wiemy, że dzieci wiejskie w 90 proc. mają zaawansowaną próchnicę zębów. Wiemy, że jest większa umieralność dzieci, niemowląt, jak również i młodzieży w niedostatku opieki lekarskiej<text:span text:style-name="T994">.</text:span></text:p>
      <text:p text:style-name="P995">Dzieci wiejskie mają słabszy i niższy wzrost, mniejszą wagę. I wiemy co się po prostu na to składa.</text:p>
      <text:p text:style-name="P996">Tak samo wiele dzieci ma zniekształcone wady kręgosłupa, układu kostnego, jest to ok.<text:s/><text:span text:style-name="T997">3</text:span>0 proc. dzieci wiejskich ma te wady po prostu.</text:p>
      <text:p text:style-name="P998">Nie mówiąc już o rolnikach, którzy chorują na<text:s/><text:span text:style-name="T999">c</text:span>horoby<text:s/>zawodowe układu nerwowego i wiele innych, którym potrzeba lecznictwa na co dzień i już od zaraz<text:span text:style-name="T1000">.</text:span></text:p>
      <text:p text:style-name="P1001">I dlatego w pierwszym rzędzie musimy stworzyć te preferencyjne warunki, żebyśmy pozyskali lekarzy na wsi. Jest to od nas - rolników niezależne. My w miarę swoich możliwości robimy to na co nas stać i ile możemy ze środków, które mamy w dyspozycji funduszów wiejskich, funduszów gminnych... nie zabezpiecza to pokrycia potrzeb, jakie są potrzebne w danym środowisku bez poparcia nam tych czynów społecznych. Zgadujemy, że są środki na to, na popieranie czynów społecznych tylko nie zawsze, jak już było mówiono trafiają one na te cele, na które powinny być przeznaczone.</text:p>
      <text:p text:style-name="P1002">Brakuje nam również ośrodków małej rehabilitacji. A jest to możliwe do zrealizowania. Już nie mówię we wszystkich ośrodkach zdrowia, ale<text:s/><text:span text:style-name="T1003">w</text:span><text:s/>tych mie<text:span text:style-name="T1004">js</text:span>ko-gminnych chociaż żeby był jeden taki w gminie. I jest to do zrealizowania. Bo mówimy o rzeczach możliwych, które na dzisiaj po prostu możemy zrealizować.</text:p>
      <text:p text:style-name="P1005">Przede wszystkim zwiększenie opieki nad matką i dzieckiem wiejskim. Mówiła tu pani doktor o tym ogólnie, ale sytuacja na wsi na tym odcinku jest tragiczna. Już nie mówiąc o poradniach<text:s/>„K”, o tej opiece takiej na co dzień<text:span text:style-name="T1006">.</text:span><text:s/>I dl<text:span text:style-name="T1007">a</text:span>t<text:span text:style-name="T1008">e</text:span>go taka sytuacja coraz bardziej się pogłębia. My jako organizacja Kół Gospodyń Wiejskich, jest to organizacja ogromna, bo zrzesza 90 proc. wsi sołeckich, mamy w swoich organizacjach ponad milion 300 tys. kobiet, wychodzimy naprzeciw tym wszystkim staraniom, potrzebom, jakie s<text:span text:style-name="T1009">ą</text:span><text:s/>na wsi.</text:p>
      <text:p text:style-name="P1010">Organizujemy, wchodzimy w organizację kolonii zdrowotnych, kolonii rehabil<text:span text:style-name="T1011">it</text:span>acyjnych organizacyjnie. Próbujemy to robić w lokalach, ośrodkach szkoleniowych, żeby w czasie wakacyjnym<text:s/><text:span text:style-name="T1012">chocia</text:span><text:span text:style-name="T1013">ż</text:span><text:span text:style-name="T1014"><text:s/>w niewielkim stopniu tym dzieciom to udostępnić, ale bez pomocy środków finansowych sami też tego nie zrealizujemy</text:span>. Jest to niemożliwe. Sama organizacja i ogromne zaangażowanie naszych działaczy społecznych nie jest<text:s/><text:soft-page-break/><text:span text:style-name="T1015">w</text:span><text:s/>stanie tego wszystkiego zabezpieczyć, jak również i kolonie rehabi<text:span text:style-name="T1016">li</text:span>tacyjne.</text:p>
      <text:p text:style-name="P1017">Powiedziałam na wstępie, że 35 proc. dzieci jest z wadami i tu by była ogromna potrzeba, ażeby umożliwić również dzieciom wiejskim możliwość leczenia.</text:p>
      <text:p text:style-name="P1018">Chciałabym również jeszcze taki wniosek podnieść, żeby zabezpieczyć to, żeby kadry lekarskie na wsi by<text:span text:style-name="T1019">ł</text:span>o więcej i żeby umożliwić młodzieży wiejskiej start na studia medyczne. Może nie wszyscy, ale w niewielkim stopniu by ta młodzież do nas na wieś wróciła i tam pracowała.</text:p>
      <text:p text:style-name="P1020">Ale wiemy, że start dziecka wiejskiego jest o wiele trudn<text:span text:style-name="T1021">iej</text:span>szy, jak dziecka w mieście. Jest ta ogromna dysproporcja nierówności.<text:s/><text:span text:style-name="T1022">W</text:span><text:s/>mieście jest możliwość udzielenia dzieciom korepetycji, żeby miały możliwość dostać się na te studia i przygotować się należycie. Dzieciom wiejskim nie stwarza się takich warunków.</text:p>
      <text:p text:style-name="P1023">Stąd takie wnioski, ażeby była możliwość stworzenia takich kursów przygotowawczych tej młodzieży, która by chciała i zdecyduje się pójść na studia medyczne dzieci rolników. I może to w niewielkim stopniu rozwiązałoby te rosnące problemy, które nas tak bardzo nurtują w naszym środowisku wiejskim.</text:p>
      <text:p text:style-name="P1024">My jako organizacja byliśmy współredaktorem uchwały Rady Ministrów nr<text:s/><text:span text:style-name="T1025">4</text:span>7 w poprawie warunków socjalno-bytowych mieszkańców wsi. I jako jedyna mam świadomość tego, że organizacja rozliczamy się w realizacji tej uchwały w środowisku, a tam są zapisy<text:s/>do wszystkich, do wojewodów, do naczelników, do tych decydentów do wydziału zdrowia, lecz nie wszyscy się<text:s/><text:span text:style-name="T1026">z</text:span><text:s/>tego wywiązuj<text:span text:style-name="T1027">ą</text:span>, niekiedy pozostają to tylko zapisy<text:span text:style-name="T1028">.</text:span></text:p>
      <text:p text:style-name="P1029">A wie<text:span text:style-name="T1030">m</text:span>y, że zróżnicowanie lecznictwa wieś a miasto je<text:span text:style-name="T1031">s</text:span>t ogromne. A mówimy tak dużo i wszędzie o niwelowaniu różnic między wsią a miastem, a my jako wieś widzimy, że naprawdę tak nie jest<text:span text:style-name="T1032">.</text:span><text:s/>Jesteśmy jako mieszkańcy wsi na tym odcinku bardzo pokrzywdzeni i powiedziałabym więcej<text:s/>dyskryminowani.</text:p>
      <text:p text:style-name="P1033">My chcemy wyjść i wychodzimy<text:s/>naprzeciw<text:s/>jako organizacja kół gospodyń wiejskich poprzez podnoszenie oświaty zdrowotnej, poprzez prowadzenie szkół zdrowia,<text:s/>„białych niedziel”<text:s/>w środowisku wiejskim, ażeby podnieść świadomość mieszkańców wsi w tym kierunku. Ale również brakuje nam kadry, która by<text:s/><text:span text:style-name="T1034">n</text:span>a<text:span text:style-name="T1035">m</text:span><text:s/>prz<text:span text:style-name="T1036">e</text:span>prowadzała i szkolenia, i te<text:s/>„białe niedziele”<text:s/>i przede wszystkim brak środków, bo nie wszystko zrobimy czynami społecznymi. Bo i tak jest. I to się nie da ukryć, że mieszkańcy wsi jeżeli chcą coś mieć to muszą to zrobić sami.</text:p>
      <text:p text:style-name="P1037"><text:span text:style-name="T1038">W</text:span><text:s/>mieście, gdy się buduje inne obiekty są na to środki, są pieniądze i nie interesuje to nikogo, kto to będzie robił. My mieszkańcy wsi chcąc coś mieć mu<text:span text:style-name="T1039">si</text:span>my się w to włączyć s<text:span text:style-name="T1040">a</text:span>mi, bo jeżeli inicjatywa nie wyjdzie od nas i my czynem społecznym tego nie poprzemy to nie będziemy mieli nic w tym naszym środowisku wie<text:span text:style-name="T1041">js</text:span>kim<text:span text:style-name="T1042">.</text:span></text:p>
      <text:p text:style-name="P1043">Mam świadomość tego, że te obrady tutaj, wymiana tych wszystkich poglądów, postulatów realnych do zrea<text:span text:style-name="T1044">li</text:span>zowania przy tym naszym stole i oczekujemy, że po tych spotkaniach, po tych rozmowach podejmie się radykalne rozwiązania dla sytuacji zdrowotnej mieszkańców wsi<text:span text:style-name="T1045">.</text:span></text:p>
      <text:p text:style-name="P1046">Dziękuję za uwagę.</text:p>
      <text:p text:style-name="P1047"><text:span text:style-name="T1048">Przewodniczący: Andrzej Wo</text:span><text:span text:style-name="T1049">jt</text:span><text:span text:style-name="T1050">czak</text:span>:</text:p>
      <text:p text:style-name="P1051">Dziękuję bardzo<text:span text:style-name="T1052">.</text:span><text:s/>Proszę<text:span text:style-name="T1053">...</text:span></text:p>
      <text:p text:style-name="P1054"><text:span text:style-name="T1055">Ob. Gustaw Bokszczanin</text:span>:</text:p>
      <text:p text:style-name="P1056">Repreze<text:span text:style-name="T1057">nt</text:span>u<text:span text:style-name="T1058">ję</text:span><text:s/>Ogólnopolskie Porozumienie Z<text:span text:style-name="T1059">wiąz</text:span>ków Zawodo<text:span text:style-name="T1060">wyc</text:span>h.</text:p>
      <text:soft-page-break/>
      <text:p text:style-name="P1061">Proszę<text:s/>państwa zacznę od rzeczy powszechnie znanych. Wiadomo, ż<text:span text:style-name="T1062">e</text:span><text:s/>stan zdrowia społeczeństwa zależy od poziomu szeroko rozumianych warunków zdrowotnych, postaw i zachowań zdrowotnych członków społeczeństwa, jakości systemu ochrony zdrowia i sprawności opieki medycznej.</text:p>
      <text:p text:style-name="P1063">Problemy warunków zdrowotnych w szczególności poziomu życia i ochrony środowiska, tak istotnych dla naszego tematu są dyskutowane przy innych stolikach. Pamiętajmy jednak aby<text:s/><text:span text:style-name="T1064">w</text:span><text:s/>globalnej problematyce ekologicznej nie zgubić n<text:span text:style-name="T1065">aj</text:span>prostszych problemów sanitarnych, a<text:s/><text:span text:style-name="T1066">w</text:span><text:s/>szczególności bezinwestycyjnej walki z brudem i niechlujstwem co nie oznacza, że i tu inwestycje ni<text:span text:style-name="T1067">e</text:span><text:s/>są w ogóle potrzebne<text:span text:style-name="T1068">.</text:span></text:p>
      <text:p text:style-name="P1069">Co do zasad kształtowania postaw i zachowań jesteśmy chyba wszyscy zgodni, że są one ujęte prawidłowo w polskim programie zdrowia dla wszystkich do roku 2000.<text:s/><text:span text:style-name="T1070">W</text:span><text:s/>szczególności w zadaniach drugim i trzecim<text:span text:style-name="T1071">.</text:span></text:p>
      <text:p text:style-name="P1072">Trzeba się jednak zastanowić dlaczego dotychczasowe działania w walce z alkoholizmem, nikotynizmem czy narkomanią przynoszą tak nikłe rezultaty<text:span text:style-name="T1073">,</text:span><text:s/>rzutujące na poziom zachorowalno<text:span text:style-name="T1074">śc</text:span>i i n<text:span text:style-name="T1075">a</text:span>dumieralności mężczyzn w wieku produkc<text:span text:style-name="T1076">yj</text:span>nym.</text:p>
      <text:p text:style-name="P1077">Pragniemy podkreślić konieczność skoncentrowania się na problemach systemu ochrony zdrowia i opi<text:span text:style-name="T1078">e</text:span>ki zdrowotnej.<text:s/><text:span text:style-name="T1079">Na</text:span>wiąż<text:span text:style-name="T1080">ę</text:span><text:s/>ponownie do programu<text:s/>„Zdrowie dla wszystkich”, którego zadanie 8 brzmi:<text:s/>„do roku 1990 należy opracować i wdrożyć mechanizmy ekonomiczne racjonalizac<text:span text:style-name="T1081">ji</text:span><text:s/>i wykorzystania zasobów będących w dyspozycji służby zdrowia”. Zaś 11<text:s/><text:span text:style-name="T1082">„</text:span>do roku 1990 należy usprawnić mechanizmy wpływu społeczeństwa na funkcjonowanie systemu opieki zdrowotnej i społecznej”<text:span text:style-name="T1083">.</text:span><text:s/>Możemy tu mieć odmienne zdanie co do kolejności<text:span text:style-name="T1084">.</text:span><text:s/>Dla nas uspołecznienie jest niezbędnym warunkiem prawidłowej ekonomiza<text:span text:style-name="T1085">cj</text:span>i, ale istotne jest to, że strategia powyższa przewiduje oba te kierunki.</text:p>
      <text:p text:style-name="P1086">Uzasadnieniem konieczności reformy jest fakt potwierdzony wieloletnią praktyką, że przesadnie scentralizowany i zbiurokratyzowany system zarządzania służbą zdrowia przyniósł zasługujące na ubolewanie rezultaty. Podobnie negatywną opinię powoduje wynik prowadzonych dotychczas praktyki obsadzania kierowniczych stanowisk w administracji służby zdrowia bez żadnej społecznej kontroli<text:span text:style-name="T1087">.</text:span></text:p>
      <text:p text:style-name="P1088">Dlatego też wypowiadamy się w imieniu OPZZ za głęboką decentralizacją i usamodzielnieniem zakładów służby zdrowia, a także za ich docelowym samofinansowaniem w oparciu o system i fundusz ubezpieczeniowy.</text:p>
      <text:p text:style-name="P1089">Zdajemy sobie sprawę, że nigdzie na świecie nie wypracowano modelu idealnego, ale model ubez<text:span text:style-name="T1090">pi</text:span>e<text:span text:style-name="T1091">cz</text:span>eniowy wydaje si<text:span text:style-name="T1092">ę<text:s/></text:span>mieć więcej zalet niż wad.</text:p>
      <text:p text:style-name="P1093">Istotne znaczenie będzie mieć wypracowanie systemu rzeczywistego uspołecznienia niektórych decyzji zarówno na szczeblu centralnym, wojewódzkim czy regionalnym. Jak również zwiększenie roli samorządu terytorialnego. Mamy na my<text:span text:style-name="T1094">ś</text:span>li społeczne rady zdrowia, w których ważną rolę odgrywał<text:span text:style-name="T1095">y</text:span>by, odgrywałoby przedstawicielstwo związków zawodowych.</text:p>
      <text:p text:style-name="P1096">Odnośnie ekonomizacji. Najważnie<text:span text:style-name="T1097">js</text:span>ze byłoby tu wprowadzenie rachunku ekonomicznego, który stymulować będzie lepsze<text:s/>wykorzystanie środków i zasobów danych do dyspozycji służbie zdrowia oraz poprawę efektywności podejmowanych działań medycznych. Ale nie tylko.</text:p>
      <text:p text:style-name="P1098">Sądzimy, że wymaga dyskusji zasada całkowitej bezpłatności niektórych świadczeń np. leczenie uzdrowiskowe obecnie często przez niektórych traktowane jak bezpłatne wczasy czy kryteriów<text:s/><text:soft-page-break/>przyznawania bezpłatnych leków.</text:p>
      <text:p text:style-name="P1099">Uważamy, że w tych sprawach na poważną analizę zasługują propozycje zawarte w wielu materiałach społecznych i rządowych poddawanych m.in. ocenie związkowych w ostatnich latach. Ale zastrzegamy, rewizja dotychczasowych zasad nie może tworzyć bariery ekonomicznej w korzystaniu z tych świadczeń dla grup ludności o niskich dochodach, a zwłaszcza osób przewlekle chorych.</text:p>
      <text:p text:style-name="P1100">Sprawą wymagającą gruntownego przemyślenia jest rynek pracy personelu medycznego. Podzielamy obawy wielu grup społecznych i pracowniczych, że wprowadzenie pełnego równouprawnienia sektora państwowego, spółdzielczego i prywatnego w opiece zdrowotnej bez żadnych ograniczeń może drastycznie zróżnicować dostępność do niektórych usług. Wywołać ogromne różnice społeczne właśnie w tej dziedzinie, w której są one absolutnie dopuszczalne.</text:p>
      <text:p text:style-name="P1101">OPZZ udziela poparcia<text:s/><text:span text:style-name="T1102">w</text:span><text:s/>walce pracowników służby zdrowia o godziwe wynagrodzenia. Wiedząc, iż byli oni i w dalszym ciągu są materialnie niedowartościowani. Ale trzeba zharmonizować zabezpieczenia interesów zdrowotnych w społeczeństwie w tym jego najuboższych warstw z interesami niektórych grup personelu medycznego.</text:p>
      <text:p text:style-name="P1103">Dla przykładu można chyba zapewnić ordynatorom wysokie wynagrodzenie bez potrzeby różnicowania pacjentów na tych, którzy mogą zapłacić dodatkową i tych, których na to nie stać<text:span text:style-name="T1104">.</text:span><text:s/>Musimy znaleźć poprzez akceptowanie przez pracowników służby zdrowia motywacyjne systemy płacowe. Sposób na rozwiązanie problemów właściwej alokacji kadr. Tzn. ich nadmiaru na jednym terenie czy w określonych placówkach służby zdrowia, a braku gdzie indzi<text:span text:style-name="T1105">ej.</text:span></text:p>
      <text:p text:style-name="P1106">Wiąże się z tym także obecny system kształcenia przed i podyplomowego, który jest anachroniczny i utrwala niewłaściwą strukturę zatrudnienia.</text:p>
      <text:p text:style-name="P1107">Ze zrozumiałych względów OPZZ jako reprezenta<text:span text:style-name="T1108">cj</text:span>a pracodawców jest zainter<text:span text:style-name="T1109">e</text:span>sowana ochroną zdrowia ludzi pracy. Chcemy, żeby pro<text:span text:style-name="T1110">fi</text:span>laktyczna opieka zdrowotna obejmowała maksimum pracowników, którzy jej wymagają.</text:p>
      <text:p text:style-name="P1111">W związku z tym uważamy, że trzeba podjąć decyzje o ratyfikacji tych konwencji MOP, które obligują państwo i pracodawców do zapewnienia właściwego poziomu ochrony zdrowia wszystkich pracujących zagrożonych szkodliwymi warunkami pracy bez względu na kondycję finansową zatrudnia<text:span text:style-name="T1112">ją</text:span>cych ich zakładów.</text:p>
      <text:p text:style-name="P1113">Wiąże się to w pewnym stopniu z zagadnieniami niepełnosprawności i inwalidztwa. A więc z perspektywą niezbędnych zmian systemu orzekania o niezdolności do pracy i wspomagania osób,<text:s/>które to zdolność utraciły np. poprzez odpowiedni system rehabilitacji zawodowej i społecznej.</text:p>
      <text:p text:style-name="P1114">Wiele w ostatnich latach dysk<text:span text:style-name="T1115">ut</text:span>owaliśmy na tematy z zainteresowanymi pracownikami i kompetentnymi przedstawicielami świata nauki. Stąd mamy sporo szczegółowych propozycji. Przedstawionych już wcześniej stronie rz<text:span text:style-name="T1116">ą</text:span>dowej.</text:p>
      <text:p text:style-name="P1117">Szczególnych spraw do rozważenia przy naszym stoliku jest wiele. Nie powiedziałem nic o katastrofalnym stanie inwestycji i wadliwej ich strukturze powodującej niedobór łóżek psychiatrycznych i w pomocy społecznej. O dramatycznym opóźnieniu możliwości dysponowania nowoczesnym sprzętem diagnostycznym i tera<text:span text:style-name="T1118">p</text:span>eut<text:span text:style-name="T1119">yczn</text:span>ym. O zaopatrzeniu w leki, w aspekcie ich braku. Racjonalizac<text:span text:style-name="T1120">ji</text:span><text:s/>gospodarowania nimi, a także opłacalności produkcji przez przemysł farmaceutyczny. Pragnę jednak nie<text:s/><text:soft-page-break/>zabierać zbyt dużo czasu, przejść do rzeczy zasadniczych.</text:p>
      <text:p text:style-name="P1121">Po<text:s/><text:span text:style-name="T1122">p</text:span>ierwsze nie jest możliwe rozwiązanie wszystkich złożonych problemów ochrony zdrowia przez nas samych. Nie uda się żadna reforma systemu jeśli nie zostanie ona ujęta w ramach,<text:s/><text:span text:style-name="T1123">w</text:span><text:s/>ramy legislacyjne jeśli nie zostaną podjęte i szybko zakończone prace nad ustawami o ochronie zdrowia, o opiece zdrowotnej i zawodach medycznych, o urzędzie Ministra Zdrowia, w lecznictwie uzdro<text:span text:style-name="T1124">wi</text:span>skowym, w pomocy społecznej. Że wymienię te, o które ruch zawodowy dopomina się już od dawna. I to w kształcie zgodnym z postulatami reformy przede wszystkim w sensie uspołecznienia decyzji i właściwego ustanowienia problemów kadrowych.</text:p>
      <text:p text:style-name="P1125">Konieczne jest szybkie nadanie uprawnień koordynacyjnych Ministrowi Zdrowia jako odpowiedzialnemu za całość problematyki ochrony zdrowia w państwie. Gwarantującemu prowadzenie<text:s/>prozdrowotnej polityki gospodarczej i społecznej.</text:p>
      <text:p text:style-name="P1126">OPZZ stara się, aby cały czas doprowadzić do świadomości decydentów, że tylko zdrowe społeczeństwo jest zdolne do rozwoju, a zwłaszcza, że zdrowie ludzi pracy warunkuje możliwość osiągnięcia postępu w sferze gospodarczej.</text:p>
      <text:p text:style-name="P1127">Po drugie nie sądzę, aby było możliwe rozstrzygnięcie szerokiego wachlarza problemów w naszym stosunkowo niedużym gronie.</text:p>
      <text:p text:style-name="P1128">Proponuję, aby dyskusja szczegółowa prowadzona była w zespołach problemowych, które przygotują uzasadnione propozycje dotyczące poszczególnych fragmentów polityki zdrowotnej jak np. do spraw ekonomiczno-organizacyjnych i udziału społeczeństwa w ochronie zdrowia. Do spraw polityki płacowej i kadrowej włącznie z systemem nauczania i problematyką samorządu zawodowego. Do spraw leku i przemysłu pracujących na rzecz ochrony zdrowia. Do spraw inwalidów i osób przewlekle chorych, systemu rentowego, rehabi<text:span text:style-name="T1129">li</text:span>tac<text:span text:style-name="T1130">ji</text:span><text:s/>zawodowej i społecznej, lecznictwa uzdrowiskowego i pomocy społecznej. Do spraw ochrony zdrowia pracujących. Do spraw oceny dotychczasowych programów rządowych dotyczących poprawy zdrowia społecznego i perspektyw stanu zdrowotnego społeczeństwa<text:span text:style-name="T1131">.</text:span></text:p>
      <text:p text:style-name="P1132">Sądzę, że jesteśmy w stanie osiągnąć porozumienie we wszystkich sprawach ponieważ łączy nas wspólny cel. Poprawa stanu zdrowia społeczeństwa. Społeczeństwo liczy na to, że wsp<text:span text:style-name="T1133">ó</text:span>lnie znajdziemy drogę do jak najszybszego i najefektownie<text:span text:style-name="T1134">js</text:span>zego osiągnięcia tego celu.</text:p>
      <text:p text:style-name="P1135">Dziękuję.</text:p>
      <text:p text:style-name="P1136"><text:span text:style-name="T1137">Przewodniczący - Andrzej Wojtczak</text:span>:</text:p>
      <text:p text:style-name="P1138">B<text:span text:style-name="T1139">a</text:span>rdzo dziękuję za to wystąpienie.<text:span text:style-name="T1140">..</text:span></text:p>
      <text:p text:style-name="P1141"><text:span text:style-name="T1142">Ob.<text:s/></text:span><text:span text:style-name="T1143">M</text:span><text:span text:style-name="T1144">arek Edelman</text:span>:</text:p>
      <text:p text:style-name="P1145">Panie przewodn<text:span text:style-name="T1146">ic</text:span>zący chciałem wyjaśnić j<text:span text:style-name="T1147">e</text:span>dną sprawę<text:span text:style-name="T1148">.</text:span><text:s/>Bardzo się cieszę, że pan przewodniczący powiedzia<text:span text:style-name="T1149">ł,</text:span><text:s/><text:span text:style-name="T1150">że</text:span><text:s/>w pięciu punktach, które pan doktor tutaj przedstawił z sześciu, pan przewodniczący jest zgodny, czyli,<text:s/><text:span text:style-name="T1151">ż</text:span>e rozmowy praktyczne bardzo szybko by przyniosły efekt myślę stronie rządowej itd. Ale<text:s/><text:span text:style-name="T1152">jes</text:span>t tu sprawa zasadnicza.</text:p>
      <text:p text:style-name="P1153">Sprawa zasadnicza jest sprawa pierwszego punktu. To wszystko co my zrobimy bez poparcia przez nas wszystkich, wszystkich wolnych inicjatyw opozycyjnych bez powiedzenia tego, że kontrola społeczna będzie nie tylko strona rządowa zalega<text:span text:style-name="T1154">li</text:span>zowane oficjalne związki zawodowe, że jeżeli nie będzie zalegalizowana<text:s/><text:span text:style-name="T1155">„</text:span><text:span text:style-name="T1156">S</text:span>olidarność”<text:s/>nie będzie współpracy społeczeństwa, a myśmy te 40 lat pracowali<text:s/><text:span text:style-name="T1157">w</text:span><text:s/>tym<text:s/><text:soft-page-break/>systemie i wiemy, że bez ścisłej kontro<text:span text:style-name="T1158">li</text:span><text:s/>społeczeństwa nic dobrego z tego nie wyniknie i nie będziemy w żadnym wypadku mogli brać za to odpowiedzialnośc<text:span text:style-name="T1159">i.</text:span></text:p>
      <text:p text:style-name="P1160">Więc myślę, że pierwszy punkt jest warunkiem w<text:span text:style-name="T1161">st</text:span>ępnym do dalszych rozmów. Inaczej być nie może<text:span text:style-name="T1162">.</text:span></text:p>
      <text:p text:style-name="P1163"><text:span text:style-name="T1164">Przewodniczący: Andrzej Wojtczak</text:span>:</text:p>
      <text:p text:style-name="P1165">Chciałbym powiedzieć, że wskazując na pewną zbieżność, i to ja muszę powiedzieć, że wystąpienia zbieżność trzech<text:s/><text:span text:style-name="T1166">st</text:span>ron poszukuje problemów, które byśmy mogli wspólnie rozwiązywać i dlatego ja to traktuję jako pewien wykaz zagadnień mających wielki wpływ na wprowadzenie reformy opieki zdrowotnej,<text:s/><text:span text:style-name="T1167">a</text:span><text:s/>ukierunkowanych przecież to co jest chyba celom naszego podzespołu, na<text:s/><text:span text:style-name="T1168">zaga</text:span>dnienia z<text:span text:style-name="T1169">drowia</text:span><text:s/><text:span text:style-name="T1170">t</text:span>e<text:span text:style-name="T1171">go</text:span><text:s/><text:span text:style-name="T1172">spo</text:span>łe<text:span text:style-name="T1173">cz</text:span>e<text:span text:style-name="T1174">ńs</text:span>tw<text:span text:style-name="T1175">a.</text:span></text:p>
      <text:p text:style-name="P1176">Dlat<text:span text:style-name="T1177">e</text:span>go ja traktuję to,<text:s/><text:span text:style-name="T1178">t</text:span>e pewne wyliczenie zagadnień<text:span text:style-name="T1179">, j</text:span>a uważam<text:s/><text:span text:style-name="T1180">o</text:span><text:s/>kolosalnym znaczeniu<text:s/><text:span text:style-name="T1181">d</text:span>la,<text:s/><text:span text:style-name="T1182">w</text:span><text:s/>procesie decentralizacji,<text:s/><text:span text:style-name="T1183">w</text:span><text:s/>procesie racjonalizac<text:span text:style-name="T1184">j</text:span>i opieki zdrowotne<text:span text:style-name="T1185">j.</text:span><text:s/>Mam nadzieję<text:span text:style-name="T1186">,</text:span><text:s/><text:span text:style-name="T1187">że<text:s/></text:span>wrócimy do tych s<text:span text:style-name="T1188">p</text:span>raw wtedy kie<text:span text:style-name="T1189">d</text:span>y będziem<text:span text:style-name="T1190">y</text:span><text:s/>starali się sporządzi<text:span text:style-name="T1191">ć</text:span><text:s/>pewną listę problemów, które powinny podane być jakiejś szczegółowszej dyskus<text:span text:style-name="T1192">ji</text:span>.</text:p>
      <text:p text:style-name="P1193">Proszę państwa ja chciałbym prosić w t<text:span text:style-name="T1194">e</text:span>j chwi<text:span text:style-name="T1195">li</text:span>, jeżeli państwo się zgodzą, o przerwę zgodnie z naszym ustaleniem 1<text:span text:style-name="T1196">2.</text:span>30, po przerwie prosiłbym panią współprzewodniczącą o godzinie<text:s/><text:span text:style-name="T1197">1</text:span>3<text:span text:style-name="T1198">.</text:span>0<text:span text:style-name="T1199">0<text:s/></text:span>o przejęcie pałeczki przewodniczącej i pierwszym mówcą, który został mi jeszcze na liście w tej chwili, a już nie wa<text:span text:style-name="T1200">r</text:span>to udzielić głosu, bo w zasadzie jest 1<text:span text:style-name="T1201">2</text:span>.30 będzie dr Cybulko.</text:p>
      <text:p text:style-name="P1202">Dzięku<text:span text:style-name="T1203">ję</text:span><text:s/>uprzejmie o godzinie pierwszej wznawiamy obrady.</text:p>
      <text:p text:style-name="P1204"/>
      <text:p text:style-name="P1205">/Przerwa/.</text:p>
      <text:p text:style-name="P1206"/>
      <text:p text:style-name="P1207"><text:span text:style-name="T1208">Przewodnicząca ob</text:span><text:span text:style-name="T1209">.</text:span><text:span text:style-name="T1210"><text:s/>Zofia Kuratowska</text:span>:</text:p>
      <text:p text:style-name="P1211">Bardzo proszę o zajmowanie miejsc. Zaczniemy druga część naszych obrad.</text:p>
      <text:p text:style-name="P1212">Pierwsza uwaga techniczna. Ponieważ bardzo du<text:span text:style-name="T1213">ż</text:span>o mamy spraw i dużo osób zgłosiło się do wypowiedzi wobec tego mu<text:span text:style-name="T1214">si</text:span>my już teraz bardzo pilnować dyscypliny czasu. Także bardzo proszę państwa, wypowiedź<text:s/><text:span text:style-name="T1215">w</text:span><text:s/>zasadzie 5 minut, nie może<text:s/><text:span text:style-name="T1216">w</text:span><text:s/>żadnym wypadku przekraczać 7 minut.</text:p>
      <text:p text:style-name="P1217">Zanim udzielę głosu panu dr. Cybulko ch<text:span text:style-name="T1218">ci</text:span>ałam powiedzieć jedną rzecz, którą jednak mu<text:span text:style-name="T1219">si</text:span>my tutaj sobie uzgodnić.</text:p>
      <text:p text:style-name="P1220"><text:span text:style-name="T1221">W</text:span><text:s/>związku ze sprawą warunku, jakim dla nas jest w rozmowach poparcie legalizacji<text:s/><text:span text:style-name="T1222">„</text:span>So<text:span text:style-name="T1223">li</text:span>darności<text:span text:style-name="T1224">”</text:span><text:span text:style-name="T1225">.</text:span><text:s/>Ja doskonale rozu<text:span text:style-name="T1226">mi</text:span>em,<text:span text:style-name="T1227"><text:s/></text:span>że tutaj nikt nie podejmuje takich decyzji, że chyba zresztą,<text:s/><text:span text:style-name="T1228">j</text:span>a<text:span text:style-name="T1229">k</text:span><text:s/>rozumiem dotychczasowe obrady zespołu politycznego i zw<text:span text:style-name="T1230">ią</text:span>zkowego, chyba jesteśmy tego bliscy niemniej przynajmniej myśmy zrozumieli wypowiedź pana prof. Wojtczaka, tak, że on tej sprawy nie popiera.</text:p>
      <text:p text:style-name="P1231">Ja chcę uświadomić wszystkim państwu, że my jak tu siedzimy za tym stołem, my wszyscy jesteśmy nielegalni. Państwo wszyscy mówią z pozycji legalnych, zarówno członkowie związków, jak kółek rolniczych, państwo którzy reprezentują rząd.<text:s/><text:span text:style-name="T1232">M</text:span>y mówimy<text:span text:style-name="T1233"><text:s/></text:span>tut<text:span text:style-name="T1234">aj</text:span><text:s/>z pozycji nielegalnych. I jeszcze miesiąc temu pewnie na tą salę wkroczyłaby Służba Bezpieczeństwa, ja to znam dobrze z autopsji, powiedziałaby, że to jest nielegalne zgromadzenie, proszę się rozejść i zapisaliby wszystkie dane. To się na szczęście zmieniło.</text:p>
      <text:p text:style-name="P1235">Niemniej, my nie jesteśmy jaszcze legalną organ<text:span text:style-name="T1236">iz</text:span>acją.<text:s/><text:span text:style-name="T1237">W</text:span><text:s/>związku z tym jest to dla nas bardzo ważne,<text:s/><text:soft-page-break/>bo właściwie jeżeli tego poparcia ze wszystkich stron, które tu siedzą nie będzie to my nie bardzo widzimy pole do naszych rozmów, tak jak jeszcze uważamy, że my nie możemy tworzyć zespołów i do nich wchodzić, dlatego, że reprezent<text:span text:style-name="T1238">uj</text:span>emy, jak gdyby, wtedy w takim zespole każdy tylko siebie. A troszkę o co innego tu chodzi, bo chodzi o społeczeństwo.</text:p>
      <text:p text:style-name="P1239">Także mnie się wydaje, że ten pierwszy punkt my musimy jakoś sobie wyjaśnić panie profesorze.</text:p>
      <text:p text:style-name="P1240"><text:span text:style-name="T1241">Przewodniczący Andrzej Wojtczak</text:span>:</text:p>
      <text:p text:style-name="P1242">Ja myślę pani docent<text:span text:style-name="T1243">.</text:span><text:s/>Tak jak pani bardzo jasno sprecyzowała, że chodzi tutaj o wyrażenie stosunku. Dlatego, że jeżeli w mojej wypowiedzi... Ja bardzo jasno powiedziałem, że są inne grona, które mają zadecydować i powiedzmy dyskutują o legalizacji<text:s/>czy powiedzmy o uznaniu.</text:p>
      <text:p text:style-name="P1244">Natomiast sam fakt, mnie<text:s/><text:span text:style-name="T1245">s</text:span>i<text:span text:style-name="T1246">ę</text:span><text:s/>wydaje, że traktujemy partnerską tą dyskusję i jesteśmy przy tym stole, jest faktem popar<text:span text:style-name="T1247">ci</text:span>a.</text:p>
      <text:p text:style-name="P1248">Natomiast jeżeli chodzi o moją wypowiedź odnośnie pierwszego i tych dalszych punktów, ja widziałem tamte punkty jako problemy do dyskusji, do pogłębionej dyskusji, gdzie powiedzmy zagadnienie czy tego uspołecznienia służby zdrowia ono ma bardzo różną konotację i jest różnie odbierane, i dlatego takie wyjaśnienia pogłębione one są konieczne. Tak jak jest problem samorządu lekarskiego, jak mogliśmy się<text:s/><text:span text:style-name="T1249">w</text:span><text:s/>ciągu bardzo krótkiego okresu czasu w tej chwili, w tej krótkiej dyskusji przekonać, że spojrzenie samorząd tak, ale jego rola, jakie znaczenie to<text:s/>znów wiele kwestii zapytania i prawdopodobnie,<text:s/>ja nie powiem,<text:s/><text:span text:style-name="T1250">że</text:span><text:s/>tak jak wiele nas wokół stołu, tak każdy ma jakieś tam wewnętrzne dodatkowe punkty, które chciałby w tym widzieć<text:span text:style-name="T1251">.</text:span></text:p>
      <text:p text:style-name="P1252"><text:span text:style-name="T1253">J</text:span>eżeli chodzi o równoprawność sektorów. Znowu powiedzieć możemy deklaratywnie tak, tylko ono ma bardzo duże implikacje gdybyśmy to zaczęli przeprowadzać dysek<text:span text:style-name="T1254">cj</text:span>e no to co to znaczy? To samo ekonomizacja działań.</text:p>
      <text:p text:style-name="P1255">Czyli ja tu widzę, to są problemy, które my w tym gronie możemy w sposób pogłębiony przedyskutować.</text:p>
      <text:p text:style-name="P1256">Natomiast sprawa ta pierwsza, ja uważam, że sam fakt, że siedzimy tutaj, że dyskutujem<text:span text:style-name="T1257">y</text:span>, że chcielibyśmy wspólnie rozwiązywać te sprawy, jest tym poparciem.</text:p>
      <text:p text:style-name="P1258">Natomiast sprawa legalizacji to nie jest nasza sprawa<text:span text:style-name="T1259">.</text:span></text:p>
      <text:p text:style-name="P1260"><text:span text:style-name="T1261">Przewodnicząca: Ob. Zofia Kuratowska:</text:span></text:p>
      <text:p text:style-name="P1262">To to rozumiem, oczywiście że sama sprawa tak<text:span text:style-name="T1263">,</text:span><text:s/>tak...</text:p>
      <text:p text:style-name="P1264"><text:span text:style-name="T1265">Ob. Marek Edelman</text:span>:</text:p>
      <text:p text:style-name="P1266">Żeby znaleźć jakiś consensus w tej sprawie. Bo przec<text:span text:style-name="T1267">ie</text:span>ż nie przyszliśmy się tu kłócić. Tylko przyszliśmy tu współpracować. Więc proponuję taką formułę, że<text:s/><text:span text:style-name="T1268">„</text:span>okrągły stół”<text:s/>czy jak to się nazywa ten<text:s/>„podstolik”<text:s/>czy podzespół do spraw zdrowia uważa, że kontrola pracy Ministerstwa Zdrowia powinna być przy uwzględnieniu wszystkich czynników społecznych łącznie z<text:s/>„Solidarnością”, kontrola społeczna.</text:p>
      <text:p text:style-name="P1269">Jeżeli państwo na ten consensus pójdą to proszę bardzo.</text:p>
      <text:p text:style-name="P1270"><text:span text:style-name="T1271">Ob</text:span><text:span text:style-name="T1272">i</text:span><text:span text:style-name="T1273"><text:s/>Andrzej Wojtczak:</text:span></text:p>
      <text:p text:style-name="P1274">Z jednym zastrzeżeniem panie doktorze, że nie Ministerstwa Zdrowia, bo przecież my mówimy o uspołecznieniu procesu, proszę sformułować ten sens.</text:p>
      <text:p text:style-name="P1275"><text:span text:style-name="T1276">Ob</text:span><text:span text:style-name="T1277">.</text:span><text:span text:style-name="T1278"><text:s/>Marek Edelman</text:span>:</text:p>
      <text:p text:style-name="P1279">Państwo się godzą na taki sens?</text:p>
      <text:soft-page-break/>
      <text:p text:style-name="P1280"><text:span text:style-name="T1281">Przewodnicząca Zofia Kuratowska</text:span>:</text:p>
      <text:p text:style-name="P1282">Czy to w sprawie tego consensusu?</text:p>
      <text:p text:style-name="P1283"><text:span text:style-name="T1284">Ob. Wojciech Guglas</text:span>:</text:p>
      <text:p text:style-name="P1285"><text:span text:style-name="T1286">J</text:span>eżeli można. Proszę państwa bardzo ważne jest usytuowanie ruchu zawodowego dla pracowników służby zdrowia. Tzn<text:span text:style-name="T1287">.</text:span><text:s/>określenie modelu ruchu zawodowego, który będzie spełniał wszystkie postulaty środowiska pracowników służby zdrowia i będzie na tyle silny, ponieważ do tej pory, jak historia wykazała nie mieliśmy tak silnego ruchu zawodowego, że będzie mógł narosłe problemy tego środowiska załatwić.</text:p>
      <text:p text:style-name="P1288">Czyli jest także kwestia programowa działania ruchu zawodowego. Oprę się na doświadczeniach.</text:p>
      <text:p text:style-name="P1289">Do lat siedemdziesiątych ruch zawodowy p<text:span text:style-name="T1290">r</text:span>acowników służby zdrowia usytuowany w kompleksie CRZZ nie mógł niczego zrobić i niczego dla pracowników nie załatwił.</text:p>
      <text:p text:style-name="P1291"><text:span text:style-name="T1292">N</text:span>ie chciałbym się odnosić do lat osiemdziesiątych ponieważ w tych latach nie działałem w związkach zawodowych, nie jest mi t<text:span text:style-name="T1293">e</text:span>n temat w pełni znany. Natomiast na dzień dzisiejszy także obserwowało się pewnego rodzaju lobby wielkoprzemysłowe, lobby decyzyjne w zakresie spraw pracowników służby zdrowia, jak i spojrzenia na system ochrony zdrowia w Polsce, w kwestiach stworzenia priorytetu.</text:p>
      <text:p text:style-name="P1294">Sądzę, jak tu wszyscy siedzimy, uważamy, że wszyscy<text:s/>jesteśmy partnerami i od początku ruch zawodowy, któremu przyszło mi przewodniczyć stał na stanowisku,<text:s/><text:span text:style-name="T1295">ż</text:span>e nie może b<text:span text:style-name="T1296">y</text:span>ć zdrowego społeczeństwa bez skupienia wszystkich sił społecznych.</text:p>
      <text:p text:style-name="P1297">Natomiast bardzo ważną rzeczą jest zastanowienie się nad koncepcją ruchu zawodowego w służbie zdrowia, który spełniłby wszystkie zadania jakie oczekuje społeczeństwo od służby zdrowia, ale przede wszystkim jakie oczekuje podmiot czyli pracownicy zdrowia od związków zawodowych. Jest to tym bardziej ważne, że stoimy przed problemem uspołecznieni<text:span text:style-name="T1298">a</text:span>. Bo także uspołecznienie to jest kwestia samorządności, nie tylk<text:span text:style-name="T1299">o</text:span><text:s/>kwestia samorządności w rozumieniu izb lekarskich, ale także pielęgniarek, farmaceutów i innych zawodów.</text:p>
      <text:p text:style-name="P1300">Dlatego jeżeli można by ten temat szczegółowiej, to kwestia powołania zespołu ds. modelu ruchu<text:s/><text:span text:style-name="T1301">j</text:span>ak i samorządności w służbie zdrowia<text:span text:style-name="T1302">.</text:span></text:p>
      <text:p text:style-name="P1303">Natomiast co do samej istoty działalności<text:s/>„Solidarności”<text:s/>to oczywiście podzielamy zdanie, które zostało tutaj wypowiedziane w tym gremium i od początku takie zdanie podzielaliśmy.</text:p>
      <text:p text:style-name="P1304"><text:span text:style-name="T1305">Ob. Marek Edelman</text:span>:</text:p>
      <text:p text:style-name="P1306">Czyli państwo też popierają ten consensus?</text:p>
      <text:p text:style-name="P1307"><text:span text:style-name="T1308">Ob. Wojciech Guglas</text:span>:</text:p>
      <text:p text:style-name="P1309">Consensus popieramy<text:span text:style-name="T1310">.</text:span><text:s/>Natomia<text:span text:style-name="T1311">st</text:span><text:s/><text:span text:style-name="T1312">je</text:span>st kwestia warunków do omówienia modelu ruchu zawodowego w służbie zdrowia<text:span text:style-name="T1313">.</text:span></text:p>
      <text:p text:style-name="P1314"><text:span text:style-name="T1315">Przewodnicząca Ob. Zofia Kuratowska</text:span>:</text:p>
      <text:p text:style-name="P1316">To jest zrozumiałe i na szczeblu w ogóle ruchu związkowego<text:span text:style-name="T1317">.</text:span></text:p>
      <text:p text:style-name="P1318"><text:span text:style-name="T1319">Ob. Andrzej Wojtczak</text:span>:</text:p>
      <text:p text:style-name="P1320">Czy to jest do przyjęcia?</text:p>
      <text:p text:style-name="P1321"><text:span text:style-name="T1322">Przewodnicząca Ob. Zofia Kuratowska</text:span>:</text:p>
      <text:p text:style-name="P1323">Tak. To przygotujcie coś... To ja t<text:span text:style-name="T1324">e</text:span>raz poproszę pana dr<text:span text:style-name="T1325">.</text:span><text:s/>Cybulko o zabranie głosu. Następna przygotowuje się pani Anna Grajcarek.</text:p>
      <text:soft-page-break/>
      <text:p text:style-name="P1326"><text:span text:style-name="T1327">Ob. Mirosław Cybulko</text:span>:</text:p>
      <text:p text:style-name="P1328">Pani Docent! Szanowni Państwo! Zdrowie nie jest wszystkim w życiu człowieka, ale przy braku, którego wszystko staje się niczym i dlatego przyjmując propozycję ucze<text:span text:style-name="T1329">st</text:span>nictwa w obradach<text:s/><text:span text:style-name="T1330">„</text:span>okrągłego stołu”<text:s/>zastanawiałem się czy, a jeśli tak? To z czym zasiąść do tego<text:s/>„stołu”<text:span text:style-name="T1331">.</text:span></text:p>
      <text:p text:style-name="P1332">Moje doświadczenie, wiele lat lekarskich w Polsce terenowej i w gabinecie ministerialnym, podpowiad<text:span text:style-name="T1333">aj</text:span>ą mi, że w tym gronie możemy dopracować spójne plany poprawy stanu zdrowia bardzo wielu Polaków i bardzo wielu Polek.</text:p>
      <text:p text:style-name="P1334">Zgadzamy się wszyscy ze st<text:span text:style-name="T1335">wie</text:span>rdze<text:span text:style-name="T1336">nie</text:span>m, że stan zdrowia społeczeństwa i stan ochrony jego zdrowia nie jest zadawalający i to wynikało z dotychczasowych wypowiedzi. Potwierdzają to również liczne badania instytutów naukowo-badawczych, ministerstwo też określa w różnych wskaźnikach, a także i czą<text:span text:style-name="T1337">st</text:span>kowe ekspertyzy lokalne.</text:p>
      <text:p text:style-name="P1338">Zgadzamy się również chociaż prawda ta zbyt wolno dociera do całych grup społecznych także wykszta<text:span text:style-name="T1339">łc</text:span>onych, takż<text:span text:style-name="T1340">e</text:span><text:s/>do niektórych ośrodków decyzyjnych, iż uwarunkowania zdrowotne leżą w większości poza sferą służba zdrowia.</text:p>
      <text:p text:style-name="P1341">Myślę, że następnie należy zastanow<text:span text:style-name="T1342">ić</text:span><text:s/>się nad stanem opieki zdrowotnej to jest nad jej potencjałem - przede wszystkim ludzie, a więc lekarze,<text:s/><text:span text:style-name="T1343">st</text:span>omatolodzy, farmaceuci, pielęgniarki i szereg innych zawodów, które w tej chwili mają miejsce w służbie zdrowia.<text:s/><text:span text:style-name="T1344">I</text:span><text:s/>kompetencje zawodowe i moralna ich kondycja materialna, a także i psychiczna. Potem powinniśmy się zastanowić na temat bazy, na temat ilości i jakości szpitali, przychodn<text:span text:style-name="T1345">i</text:span>, ośrodków zdrowia, wyposażenia ich w coraz nowocześni<text:span text:style-name="T1346">ejsz</text:span>y, a tym samym w coraz droż<text:span text:style-name="T1347">s</text:span>zy, w d<text:span text:style-name="T1348">e</text:span>cyduj<text:span text:style-name="T1349">ą</text:span>cej mierze importowany sprzęt i<text:s/>aparatur<text:span text:style-name="T1350">ę</text:span>.</text:p>
      <text:p text:style-name="P1351">Na tym tle pragnę odnieść<text:s/><text:span text:style-name="T1352">s</text:span>i<text:span text:style-name="T1353">ę</text:span><text:s/><text:span text:style-name="T1354">do</text:span><text:s/>paru zaledwie,<text:s/><text:span text:style-name="T1355">ale<text:s/></text:span>naszym zdaniem bardzo istotnych obszarów<text:span text:style-name="T1356">.</text:span></text:p>
      <text:p text:style-name="P1357">Sądzę,<text:s/><text:span text:style-name="T1358">ż</text:span>e pierwszym ważnym isto<text:span text:style-name="T1359">tn</text:span>ym czynnikiem<text:s/><text:span text:style-name="T1360">jes</text:span>t reforma studiów medycznych, które muszą wreszcie kształcić lekarzy zdolnych do samodzielnej pracy i do samodzie<text:span text:style-name="T1361">l</text:span>ne<text:span text:style-name="T1362">j</text:span><text:s/>decyzji<text:span text:style-name="T1363">.</text:span></text:p>
      <text:p text:style-name="P1364">Drugim<text:s/><text:span text:style-name="T1365">j</text:span>est szkolenie podyplomowe. Obserwuje<text:s/><text:span text:style-name="T1366">s</text:span>ię u nas dziwną korelację między wzrostem liczby specjalistów z jednej strony, a z drugiej strony obniżaniem się ogólnolekarskiej wiedzy i umiejętności lekarzy.</text:p>
      <text:p text:style-name="P1367"><text:span text:style-name="T1368">I</text:span><text:s/>trzecia to jest sprawa strategii ochrony zdrowia, gdzie służba zdrowia zajmuje już pewną pozycję i na czoło wysuwają się tu działania i społeczeństwa, innych resortów, a także na koniec samej służby zdrowia<text:span text:style-name="T1369">.</text:span></text:p>
      <text:p text:style-name="P1370">Jeśli chodzi o społeczeństwo, proszę państwa, dotychczas mówiliśmy źle i mówimy źle o społeczeń<text:span text:style-name="T1371">st</text:span>wie. Mówimy, że ono jest nieaktywne, nadmiernie otłuszczone i w zasadzie próbujemy działać na wszystkich<text:span text:style-name="T1372">.</text:span><text:s/><text:span text:style-name="T1373">I</text:span><text:s/>w związku z tym myślę, że należałoby tu przede wszystkim nasze działanie ukierunkować na towarzystwa, które powstały już na cukrzyków, na towarzystwo padaczkowców, niepełnosprawnych, zdrowa<text:s/>żywność<text:s/>i inne<text:s/><text:span text:style-name="T1374">st</text:span>owarzyszenia, które są już, które już działają czyli powinniśmy bezwzględnie wykorzystać ruchy istniejące. Trzeba pomóc jednym słowem chętnym, którzy rozpoczęli już działania pro<text:span text:style-name="T1375">fi</text:span>laktyczne.</text:p>
      <text:p text:style-name="P1376">Druga sprawa jeśli chodzi o inne resorty. Działalność innych resortów znam bardzo dokładnie, jako były minister i uważam, że one nie w pełni wywiązują się z tego wszystkiego co powinny w stosunku do resortów zdrowia.</text:p>
      <text:p text:style-name="P1377"><text:span text:style-name="T1378">I</text:span><text:s/>uważam, że też nie liczbą kadr tworzy<text:s/><text:span text:style-name="T1379">s</text:span>ię nowoczesność w medycynie, ale nowoczesną i<text:s/><text:soft-page-break/>skomplikowaną aparaturą. O tym o czym przed chwilą mówiliśmy sprzętem nawet do jednorazowego użytku, a także tym podstawowym sprzętem do sprzątania. Proszę państwa, ci którzy pracują w szpitalu wiedzą o tym, że nasze salowe zmywają podłogi w szpitalach szmatą tam gdzie te bakterie przesuwa się z jednego miejsca w drugi kąt. I dlatego mówiąc o tym pozostaje nam jedna droga i ten błąd popełniamy. Czyli droga zwiększania ciągłego personelu w naszej służbie zdrowia.</text:p>
      <text:p text:style-name="P1380">Po dwóch latach ministrowania jestem dyrektorem ponownie tego samego szpitala, ponad tysiąc łóżkowego i znowu nie mam salowych, nie mam kucharek, nie mam pracowników obsługi, a także coraz częściej zaczynamy nie mieć techników fizjoterapii i innych<text:span text:style-name="T1381"><text:s/></text:span>s<text:span text:style-name="T1382">pe</text:span>cjalności.</text:p>
      <text:p text:style-name="P1383">I niestety przy nowym tary<text:span text:style-name="T1384">fi</text:span>k<text:span text:style-name="T1385">at</text:span>orze, nowych płac, które zostały już... wprowadza się, nie jestem konkurencyjna<text:s/><text:span text:style-name="T1386">w</text:span><text:s/>zasadzie do nikogo. Nawet do państwowych szpitali klinicznych.</text:p>
      <text:p text:style-name="P1387">No i sprawa, która ciągnie się przez kadencje wszystkich ministrów, to jest sprawa, o której też już mówiono, pogarszania się zaopatrzenia w leki.</text:p>
      <text:p text:style-name="P1388">Proszę państwa wszelkie próby oszczędności, odpłatności, podwyżek cen leków dadzą pozytywne efekty, tylko wówczas kiedy one b<text:span text:style-name="T1389">ę</text:span>dą. A przecież ponad połowy leków nadal nie ma. I w ten sposób jeśli nawet w którejś grupie są one w większej ilości to natychmiast się je wykupuje i powstaje de<text:span text:style-name="T1390">fi</text:span>cyt<text:span text:style-name="T1391">.</text:span><text:s/><text:span text:style-name="T1392">I</text:span><text:s/>prawie codziennie jako dyrektor muszę wykonywać telefony w sprawie leków i w związku z tym mam takie pytanie o jakiej reformie i o jakiej oszczędności w tej chwili możemy mówić? Musimy się bardzo poważnie nad tym zastanowić.</text:p>
      <text:p text:style-name="P1393">I trzecia sprawa samej służby zdrowia. Jestem zwolennikiem reform i uważam, że powinno si<text:span text:style-name="T1394">ę</text:span><text:s/>je konsekwentnie wprowadzać z tym, że należy ustal<text:span text:style-name="T1395">i</text:span>ć ich zakres i kolejność.</text:p>
      <text:p text:style-name="P1396">A więc określić co dzisiaj wdrażamy,<text:s/><text:span text:style-name="T1397">i</text:span><text:s/>co powinniśmy wdrożyć dzisiaj i to również co mamy zamiar wdrożyć jutro.</text:p>
      <text:p text:style-name="P1398">Sądzę, że należy zacząć od bilansu i siły środków, ale trzeba pamiętać również o tym, że to reforma dla społeczeństwa. Jeżeli niesie za sobą okres chaosu, niedogodności czy wręcz pogorszenia dotychczasowej sytuacji należy dobrze zastanowić się nad wieloma sprawami przede wszystkim nad czasem zapoczątkowania może nie w okresie najbardziej nasilonego kryzysu społeczno- gospodarczego, nad koniecznością poczynań reformatorskich, może najpierw reorganizacja tego co działa źle, może w ramach dotychczasowych struktur i dopiero w dalszej kolejności planować nakłady finansowe na nowe zadania zarówno z budżetu, a także i możliwe, że i od pacjentów.</text:p>
      <text:p text:style-name="P1399">Niestety dotychczas tak było, że każdy z szefów resor<text:span text:style-name="T1400">t</text:span>u opracowywał założenia do reformy, konsultował to, akceptował politycznie i rządowo, i odchodził ze stanowiska. Przychodził nowy i zaczynał to samo od nowa. Z tym, że nie zawsze to co zostało już zrobione przez poprzednika uwzględniał.</text:p>
      <text:p text:style-name="P1401">I w związku z tym uważam, że przy reformowaniu brakuje nam trzech rzeczy. Brak rzetelnych odpowiedzi dlaczego mamy coś zmienić? Brak konsekwencji w realizacji te<text:span text:style-name="T1402">g</text:span>o cośmy już ustalili? I trzecia sprawa to sprawa uwarunkowań reformy, pieniędzy, o którym dzisiaj tak cicho mówimy. Po prostu to kosztuje i to trzeba wyraźnie społeczeństwu powiedzieć, i przedstawić, że ta reforma będzie kosztowała<text:span text:style-name="T1403">.</text:span><text:s/>Powtarzam jeszcze raz, aby rze<text:span text:style-name="T1404">c</text:span>z<text:span text:style-name="T1405">y</text:span>wi<text:span text:style-name="T1406">ś</text:span>cie wiedzieć co chcemy zrobić, iż by było lepiej,<text:s/><text:span text:style-name="T1407">a</text:span><text:s/>nie tylko inaczej. I w jakim czasie zamierzamy to wprowadzić i jakimi środkami<text:span text:style-name="T1408">.</text:span></text:p>
      <text:p text:style-name="P1409">I wreszcie sprawa zajmująca mnie, jako działacza Zjednoczonego Stronnictwa Ludowego, to sprawa<text:s/><text:soft-page-break/>dysparytetu, ale nie dochodów rolniczych tylko, bo od tego są inni, ale dysparytetu życia na wsi, znacznie niższego poziomu oświaty, kultury, ochrony zdrowia i innych spraw socjalnych, o których również mówiła pani.</text:p>
      <text:p text:style-name="P1410">I szanowni państwo na wsi tylko co drugi ośrodek zdrowia ma lekarza dentystę. Co trzeci ma aptekę, a liczba lekarzy medycyny niestety zaczyna znowu spadać. Jest to bardzo niepokojące.</text:p>
      <text:p text:style-name="P1411">Dotychczasowe doświadczenia wykazały, że wprowadzone w którychś tam latach tylko trzy graty<text:span text:style-name="T1412">fi</text:span>ka<text:span text:style-name="T1413">cj</text:span>e. Samochody, mieszkania i znacząca różnica płac zaczęła poprawiać sytuację kadrową. Po prostu przybywało więcej lekarzy na wieś. To dotyczyło podstawowej op<text:span text:style-name="T1414">i</text:span>eki zdrowotnej. Tylko znowu zabrakło nam konsekwencji. Płace w zasadzie zrównaliśmy, czy prawie zrówna<text:span text:style-name="T1415">li</text:span>śmy. Samochody niedawno żeśmy odebrali. A nowych ośrodków, to co tutaj<text:span text:style-name="T1416"><text:s/></text:span>stwierdziliśmy również budujemy mniej.</text:p>
      <text:p text:style-name="P1417">Jednym słowem w tym wszystkim o czym mówiłem w podstawowej opiece zdrowotnej i podstawowej opiece zdrowotnej na wsi musimy pomyśleć również o tych trzech grat<text:span text:style-name="T1418">yf</text:span>ika<text:span text:style-name="T1419">cj</text:span>ach, które już były w stosunku do środowiska wiejskiego.</text:p>
      <text:p text:style-name="P1420">I ostatnia sprawa, o której chciałem powiedzieć. Otóż uspołecznienie problemów służby zdrowia.</text:p>
      <text:p text:style-name="P1421">Proszę państwa ja myślę, że n<text:span text:style-name="T1422">i</text:span>e ustawy, ja nie myślę, że nie rozporządzenia, ale chyba ludzie tworzą to uspołecznienie. Ja podam to na przykładzie szpitala, w którym znowu pracuję po dwóch latach.</text:p>
      <text:p text:style-name="P1423">Jest Rada Społeczna Szpitala składająca się z przedstawicieli samorządów różnego rodzaju w zakładach pracy, dyrektorów ponad 40 osób. Bardzo wspomaga działanie szpitala przy niedostatkach budżetu państwowego również te zakłady dają pieniądze. Nie tylko pieniądze w postaci złotówek, ale również dolary<text:span text:style-name="T1424">.<text:s/></text:span>Zakupują sprzęt, zakupują aparaturę, widząc w tym możliwość pomocy swoim pracownikom. My również wspieramy ich poprzez spotkania z lekarzami, kierownikami przychodni przemysłowych i po<text:span text:style-name="T1425">m</text:span>agamy im w leczeniu chorych. Myślę, że tutaj nie musimy aż zbierać się, aż decydować na<text:s/><text:span text:style-name="T1426">„</text:span>okrągłym<text:s/><text:span text:style-name="T1427">st</text:span>ole<text:span text:style-name="T1428">”</text:span>,<text:s/><text:span text:style-name="T1429">że</text:span><text:s/>tak właśnie musi być<text:span text:style-name="T1430">.<text:s/></text:span>To ty<text:span text:style-name="T1431">l</text:span>ko i wyłącznie zależy od ludzi.</text:p>
      <text:p text:style-name="P1432">I następna sprawa, sprawa admini<text:span text:style-name="T1433">st</text:span>rac<text:span text:style-name="T1434">ji</text:span><text:s/>tak mocno atakowanej tutaj, ja nie będę mówił o centralnej administ<text:span text:style-name="T1435">ra</text:span>cji, ale powiem o admini<text:span text:style-name="T1436">s</text:span>tracji tegoż samego szpitala, w którym jestem. 4,8 proc. administracji.</text:p>
      <text:p text:style-name="P1437">Ale proszę państwa ci z państwa, którzy pracują w szpitalu to wiedzą, że do administracji zalicza się kierownik pralni, który pracuje tak samo, kierownik kuchni, a jeśli w wielopawilonowym szpitalu, w takim, w którym ja pracuję jest pięć kierowniczek kuchni, one są kucharkami, ale ich się zalicza do administrac<text:span text:style-name="T1438">ji.</text:span><text:s/>I można by dawać inne przykłady. Kierownik poradni zalicza się do administracji. Kierownik pr<text:span text:style-name="T1439">z</text:span>ychodni zalicza się do administracji.</text:p>
      <text:p text:style-name="P1440">W związku z tym ja tutaj byłbym delikatny w tych sformułowaniach,<text:s/><text:span text:style-name="T1441">ż</text:span><text:span text:style-name="T1442">e</text:span><text:s/>ta administracja rozkłada całą służbę zdrowia. Ona w tym szpitali, ja nie mówię o innych, pełni rolę usługową w stosunku do części medycznych. I taką widzę rolę i zadanie administracji jeśli chodzi o administra<text:span text:style-name="T1443">cj</text:span>ę w naszych jednostkach służby zdrowia.</text:p>
      <text:p text:style-name="P1444">Dziękuję bardzo.</text:p>
      <text:p text:style-name="P1445"><text:span text:style-name="T1446">Przewodnicząca ob. Zofia Kuratowska</text:span>:</text:p>
      <text:p text:style-name="P1447">Dziękuję bardzo wydaje mi się, że jest tutaj wiele punktów do dalszej dyskusji później. Teraz proszę bardzo panią A<text:span text:style-name="T1448">n</text:span>nę Grajcarek z Krakowa, pielęgniarka.</text:p>
      <text:p text:style-name="P1449"><text:span text:style-name="T1450">Ob</text:span><text:span text:style-name="T1451">.</text:span><text:span text:style-name="T1452"><text:s/>Anna Grajcarek -<text:s/></text:span><text:span text:style-name="T1453">„</text:span><text:span text:style-name="T1454">Solidarność</text:span><text:span text:style-name="T1455">”</text:span>:</text:p>
      <text:soft-page-break/>
      <text:p text:style-name="P1456">Kiedy wiele lat temu decydowałam się na wybór swego zawodu, postać pielęgniarki utożsamiała mi się z kimś powszechnie szanowanym, bardzo potrzebnym. Był to zawód z tzw. prestiżem.</text:p>
      <text:p text:style-name="P1457">Wydaje mi się, że od kilkunastu lat można zauważyć stały, pogłębiający się z roku na rok spadek właśnie tego co nazywamy prestiżem zawodowym. I czyli, że jest to jedna z przyczyn tak ogromnego odejścia od zawodu, jaki obserw<text:span text:style-name="T1458">uj</text:span>emy w naszym środowisku, gdzie ok. 60 proc. wykwali<text:span text:style-name="T1459">fi</text:span>kowanych pielęgniarek zmienia zawód.</text:p>
      <text:p text:style-name="P1460">Przyczyny tego zjawiska są oczywiście złożone, wpływają na nie z pewnością zła sytuacja ogólna w kraju, na którą nie bardzo mamy wpływ. Natomiast jest wiele bardziej istotnych sprawach, które można by uregulować bez konieczności zmian ustaw czy postanowień s<text:span text:style-name="T1461">ej</text:span>mowyc<text:span text:style-name="T1462">h.</text:span></text:p>
      <text:p text:style-name="P1463">Zacznę od szkół pielęgniarskich, które od dawna przestały być obiektem marzeń młodych dziewcząt. Brak zainteresowania tym zawodem powoduje, że nabór jest przypadkowy, praktycznie bez jakiejkolwiek sensownej selekcji, nastawiony wyłącznie na ilość. Bo wiadomo,<text:s/><text:span text:style-name="T1464">ż</text:span>e i tak więcej niż połowa odejdzie do zawodu. Taki stan rzeczy musi nie mieć negatywnego wpływu na poziom przygotowania zawodowego i będzie rzutował na przyszłą pracę.</text:p>
      <text:p text:style-name="P1465">Absolwentka szkoły po otrzymaniu dyplomu nie ma niemal żadnych m<text:span text:style-name="T1466">o</text:span>żliwości wyboru miejsca pracy. Jej predyspozycja, oczekiwania, plany życiowe, jeszcze jedno bezduszne postanowienie administracyjne w postaci nakazu pracy. Za nią zadecydowano<text:s/><text:span text:style-name="T1467">ni</text:span>e tylko gdzie ma pracować, ale jaki rodzaj pracy ma wykonywać. Wobec tego buntuje się, często odchodzi.<text:s/><text:span text:style-name="T1468">J</text:span>eśli mimo rozgoryczenia pozostaje to z początku oczekują ją najrozmaitsze trudności<text:span text:style-name="T1469">.<text:s/></text:span>Bo okazuje się, że jej praktyczne wyszkolenie jest bardzo niewystarcz<text:span text:style-name="T1470">aj</text:span>ące. Co gorsze nie ma możliwości z korzystania na miejscu ze zorganizowanego szkolenia podyplomowego, z nabyciem wiadomości związanych z tak szybkim postępem medycyny.</text:p>
      <text:p text:style-name="P1471">Praca zwłaszcza na oddziałach szpitalnych stawia przed pielęgniarką cały szereg problemów w większości znanych. Niestety od dziesiątków lat nie r<text:span text:style-name="T1472">oz</text:span>w<text:span text:style-name="T1473">ią</text:span>zywan<text:span text:style-name="T1474">yc</text:span>h. Jest to konieczność przejęcia obowiązków stale brakujących salowych, załatwianie tysięcy spraw administracyjnych.</text:p>
      <text:p text:style-name="P1475">Powszechna bolączka to ogromny procent nieobsadzonych etatów<text:s/><text:span text:style-name="T1476">pi</text:span>elęgniarskich. W krańcowych przypadkach prowadzący do zamykania całych oddziałów. Np. w Klinice Hematologicznej Akademii Medycznej w Krakowie zamiast 11 pielęgniarek pracuje od wielu, wielu miesięcy tylko 5. I z<text:span text:style-name="T1477">a</text:span><text:s/>tą niezwykle ciężką pracę nie otrzymują zwiększonej pensji. Proponuje im się wprawdzie pracę ponadetatową i tylko za to mają szanse uzyskać jakieś dodatkowe w<text:span text:style-name="T1478">yn</text:span>agrodzenia.</text:p>
      <text:p text:style-name="P1479">Sytuacja materialna pielęgniarek i salowych jest od lat żenująco z<text:span text:style-name="T1480">ł</text:span>a. Tzw. podwyżki nie nadążają za inflacją co w efekcie powoduje, że z każdym rokiem zarabiamy po prostu mniej. Takich spraw są dziesiątki.</text:p>
      <text:p text:style-name="P1481">Ogromne zastrzeżenie budzą w siatce płac tzw. widełki. Uważamy je za wyjątkowo nieudany pomysł finansowani<text:span text:style-name="T1482">a</text:span>. Pewnego uregulowania wymaga tzw. wysługa lat, która winna być zdecydowanie krocząca. A więc nie zatrzymująca się na 20 latach z 20-procentowym dodatkiem<text:span text:style-name="T1483">.</text:span></text:p>
      <text:p text:style-name="P1484">Spore wątpliwości budzą dodatki za szkodliwe warunki pracy. Dlaczego z dodatków wyeliminowano oddziały zakaźne i pulmonologię?<text:s/>Nasze środowisko ma prawo do dodatku za pracę w dni ustawowo wolne od pracy w niedzielę i święta<text:span text:style-name="T1485">.</text:span><text:s/>A ponadto domaga się pewnej jawności co do kryteriów ustalania uposażenia, premii i tym podobnych historii.</text:p>
      <text:p text:style-name="P1486">Na koniec chciałabym powiedzieć jeszcze o jednej dość drażniącej sprawie chodzi o uczestniczenie<text:s/><text:soft-page-break/>pielęgniarek w akcie zabijania nienarodzonych dzieci<text:span text:style-name="T1487">.</text:span><text:s/>Domagamy się, aby pielęgniarka miała prawo odmowy udziału w tym akcie<text:span text:style-name="T1488">.</text:span><text:s/>Wydaje nam się prawdziwym paradoksem, iż zabijanie odbywa się w obiektach służby zdrowia, której powołaniem jest przecież ochrona zdrowia i życia człowieka<text:span text:style-name="T1489">.</text:span></text:p>
      <text:p text:style-name="P1490">Już tak na koniec zdajemy sobie sprawę, że nasza obecność decyduje o funkcjonowaniu wszystkich instytucji służby zdrowia<text:span text:style-name="T1491">.</text:span><text:s/>Domagamy się, aby stworzono nam warunki, w których nasza praca odzyska należną rangę<text:span text:style-name="T1492">.</text:span><text:s/>Co jest warunkiem podtrzymania u<text:span text:style-name="T1493">c</text:span>ieczki z zawodu, a także prawa do poczucia zadowolenia z wykonywanej trudnej służby<text:span text:style-name="T1494">.</text:span></text:p>
      <text:p text:style-name="P1495">Dziękuj<text:span text:style-name="T1496">ę</text:span>.</text:p>
      <text:p text:style-name="P1497"><text:span text:style-name="T1498">Przewodnicząca ob. Zofia Kuratowska</text:span>:</text:p>
      <text:p text:style-name="P1499">Dziękuję bardzo<text:span text:style-name="T1500">.</text:span><text:s/>Wydaje mi się, rzeczą ważną, że na tym głosie zabrzmiał wreszcie głos pielęgniarki<text:span text:style-name="T1501">.</text:span></text:p>
      <text:p text:style-name="P1502">Ja zanim udzielę głosu następnemu mówcy chciałam przeczytać króciutki jednozdaniowy wynik tego consensusu, który przedtem był tutaj, doszło do niego<text:span text:style-name="T1503">.</text:span><text:s/><text:span text:style-name="T1504">„</text:span>Uczestnicy Podzespołu<text:s/>„okrągłego stołu”<text:s/>ds<text:span text:style-name="T1505">.</text:span><text:s/>Zdrowia uważają, iż gwarancją prawidłowego funkcjonowania systemu ochrony zdrowia w Polsce jest poddanie tego systemu kontroli społecznej, w tym również NSZZ<text:s/>„Solidarność”<text:span text:style-name="T1506">.</text:span></text:p>
      <text:p text:style-name="P1507">Czy jest zgoda na przyjęcie tego jako dokument dzisiejszych obrad?</text:p>
      <text:p text:style-name="P1508">Dziękuję bardz<text:span text:style-name="T1509">o</text:span>.</text:p>
      <text:p text:style-name="P1510">Teraz poproszę o zabranie głosu pana Antoniego Trylskiego ze Związku Rolników, Kółek i Organizacji Rolniczych.</text:p>
      <text:p text:style-name="P1511"><text:span text:style-name="T1512">O</text:span><text:span text:style-name="T1513">b. Antoni Tr</text:span><text:span text:style-name="T1514">y</text:span><text:span text:style-name="T1515">lski</text:span><text:s/>- Związek Rolników, Kółek i Organizacji R<text:span text:style-name="T1516">o</text:span>lniczych, jestem rolnikiem indywidualnym.</text:p>
      <text:p text:style-name="P1517">Szanowni Państwo! Z całą przyjemnością uczestniczę dzisiaj przy tym stole, choć nie<text:s/>„okrągły”, ale m<text:span text:style-name="T1518">y</text:span><text:span text:style-name="T1519">ś</text:span>lę, że będzie sprawiedliwy i wnioski, jakie zostaną tutaj podjęte będą ku zadowoleniu całego społeczeństwa, w którym my mieszkamy i pracujemy<text:span text:style-name="T1520">.<text:s/></text:span>Chciałbym uzupełnić moją koleżankę, która mówiła o stanie zdrowia i kilka jeszcze do tego tematu, choć pani przewodnicząca już nadmieniła o tych niemowlakach, które przychodzą na świat i chciałbym tutaj również nadmienić, że na urodzonych w roku '87 tysiąc małych dzieci żywych w mieście umiera 17,1 proc., natomiast na wsi 17,8 proc.</text:p>
      <text:p text:style-name="P1521">Wyższa jest również umieralność i dzieci, i młodzieży w każdej grupie wiekowej. Dzieci wiejskie mimo większej aktywności i wytrzymałości charakteryzują się gorszą sprawnością fizyczną niż dzieci w mieście.</text:p>
      <text:p text:style-name="P1522">Jest to kolejny błąd już w systemie nauczania. Bo proszę również może taką uwagę, żona pracuje w szkolnictwie i tych dzieci naprawdę nie mają gdzie przeprowadzić jakiejkolwiek gimnastyki. Jak z takiego młodzieńca wyrośnie zdrowy obywatel, postawny itd.</text:p>
      <text:p text:style-name="P1523">W związku z tym m.<text:span text:style-name="T1524">i</text:span>n. również i to wzro<text:span text:style-name="T1525">st</text:span>, budowa ciała itd. również do tego się zmierza.</text:p>
      <text:p text:style-name="P1526">Chciałbym również powiedzieć, że prawie dwukrotna wyższość jest dzieci na wsi, tzn. młodzieży do 29<text:s/><text:span text:style-name="T1527">lat.</text:span><text:s/>To też o czymś świadczy, o tym zaniedbaniu<text:span text:style-name="T1528">.</text:span><text:s/>Ja chodząc jeszcze do szkoły wpajano mi, że kraj, w którym żyjemy jest to kraj socja<text:span text:style-name="T1529">li</text:span>styczny, jest to gospodarka planowa. Mam nadzieję, że planowa, ale niestety trudno gdzieś ten plan się zapodział.<text:s/><text:span text:style-name="T1530">W</text:span><text:s/>związku z tym ja mam pewne wątpliwości też zastrzeżenia i popieram każdego czy ze strony<text:s/><text:span text:style-name="T1531">'’</text:span>Solidarności<text:span text:style-name="T1532">”</text:span><text:span text:style-name="T1533"><text:s/></text:span>czy z OPZZ te słowa, które tu wpłynęły pod adresem tych, którzy decydowali, tych którzy zarządzali tą służbą zdrowia i tym co jest na dzień dzisiejszy bezwzględnie ktoś jest winien i musimy jakoś w ten sposób powiedzieć sobie prawdę szczerze.</text:p>
      <text:p text:style-name="P1534">Chciałbym jeszcze na jedno zwrócić uwagę. A mianowicie na leczenie sanatoryjne<text:span text:style-name="T1535">.</text:span></text:p>
      <text:soft-page-break/>
      <text:p text:style-name="P1536">Proszę państwa rolnik nie miał możliwości leczenia się<text:s/><text:span text:style-name="T1537">w</text:span><text:s/>sanatoriach. Nie mógł skorzystać, ponieważ nie miał warunków do tego<text:span text:style-name="T1538">.</text:span><text:s/>Był można powiedzieć, brzydkie to słowo, dyskryminowany, zostawiany na ten plan dalszy. Może jest to nawet i właściwie nie może tylko jest to pewna zasługa naszej organizacji, która od wielu lat domagała się, ażeby ten rolnik mógł wyjechać na te wczasy właściwie do sanatorium podleczyć swoje zdrowie, choć trudno było rolnika namówić ze względu na to, że on był tak zaangażowany w swojej pracy, że on tak był zaangażowany w swoim gospodarstwie, że on nie mógł wypracować chwili czasu, żeby opuścić gospodarstwo. Bo nie miał zastępcy<text:span text:style-name="T1539">.</text:span><text:s/>Bo myślał od razu, że gospodarstwo jego się, jak się to mówi, rozłoży. Ale niestety lata płynęły, zmuszały warunki, a nas jako organizacje bronić tychże rolników.</text:p>
      <text:p text:style-name="P1540"><text:span text:style-name="T1541">W</text:span><text:s/>związku z tym podam kilka przykładów, a mianowicie w roku<text:s/>‘72 zleceń sanatoryjnych, ze zleceń sanatoryjnych skorzystało 1 860 osób, po wojnie tyle lat,<text:s/>‘72 r. tylko 1 860 osób.</text:p>
      <text:p text:style-name="P1542">Proszę państwa<text:s/><text:span text:style-name="T1543">w</text:span><text:s/>roku<text:s/>‘8<text:span text:style-name="T1544">4</text:span><text:s/>sytuacja się polepszyła. Już skorzystało przeszło 14 tys. i w roku<text:s/>‘87 ok. 3<text:span text:style-name="T1545">3</text:span><text:s/>tys. Ale proszę państwa jest to znikoma ilość. Rolnicy czekają. Z obliczeń, jakie prowadzimy rolnicy chcieliby skorzystać ok. 70 tys. rolników czeka na to, żeby podreperować swoje zdrowie. Zdrowie, które naprawdę jest zniszczone. Rolnicy cierpią na choroby reumatologiczne<text:span text:style-name="T1546">.</text:span><text:s/>Są połamani, mam przyjemność tzn. uczestniczyć i oglądać w tych, że bo taka moja rola jest, że oglądam i przyjeżdżam do sanatoriów i widzę, rozmawiam z tymi ludźmi i niejednokrotnie łza się do oka ciśnie, bo oni mówią przez tyle lat nie było warunków do tego, żebyśmy się leczyli, choroby przestarzałe. To świadczy o czymś. O tym rolniku, który daje żywność który produkuje żywność i dzisiaj mówimy o tej zdrowej żywności, ten rolnik był w taki sposób traktowany. Mam nadzieję, jestem święcie przekonany i w imieniu tych ludzi, którzy dzisiaj czekają na te miejsca w sanatorium, że te nasze obrady, ta nasza dyskusja, ta nasza wymiana poglądów doprowadzi do tego, że naprawdę stan rolników, którzy będą się leczyć w sanatorium ulegnie radykalnej poprawie. Mam nadzieję i jestem przekonany, że jest to nasze pierwsze spotkanie i nie ostatnie. Na ten temat będziemy jeszcze wiele mówić. Powiem tylko jeszcze, tak chcę szybciutko żebym się zmieścił w tym czasie, że nasza organizacja podejmuje budowę sanatorium. Podejmuje budowy sanatorium dla dzieci wiejskich w Rabce.</text:p>
      <text:p text:style-name="P1547">Proszę pań<text:span text:style-name="T1548">s</text:span>twa miałem okazję rozmawiać z jednym naukowcem z Francji, który przyjechał do nas i<text:s/><text:span text:style-name="T1549">w</text:span><text:s/>rozmowie wyciągam ręk<text:span text:style-name="T1550">ę<text:s/></text:span>do niego i mówi, że taka i taka sprawa, że budujemy sanatorium<text:s/><text:span text:style-name="T1551">w</text:span><text:s/>Rabce dla dzieci wiejskich.<text:s/><text:span text:style-name="T1552">S</text:span>ą to dzieci, które nie maja możliwości dostać się na te leczenie itd. On mówi w czym ja mógłbym pomóc? Ja mu mówię,<text:s/><text:span text:style-name="T1553">że</text:span><text:s/>nam potrzebne są pieniądze, on mówi dobrze. To ja będę się starał. Zobaczymy, ma przyjechać do 25 lutego i mamy się skontaktować. Skontaktuję się również z panią dr prof. Kańską, która jest w Instytucie Ma<text:span text:style-name="T1554">t</text:span>ki i Dziecka w Rabce i na pewno z nią wspólnie będziemy podejmować pewną decyzję, bo jak no Minister<text:span text:style-name="T1555">st</text:span>wu Zdrowia wiadomo, natomiast pań<text:span text:style-name="T1556">st</text:span>wu może nie, że związek podpisał umowę o partycypacji budowy właśnie tego szpitala dla dzieci wiejskich w Rabce i będzie 50 proc. ze składek - zaznaczam - ze składek społeczeństwa, a 50 proc. będzie z Ministerstwa Zdrowia. Naprawdę wyciągamy do każdego ręce i mówimy, że taka i taka jest sytuacja. Koszt tego budynku będzie drogi. Na dzisiaj już ok<text:span text:style-name="T1557">.</text:span><text:s/>9 mld złotych. Proszę państwa jest to kolosalna suma. Ja nie muszę państwu mówić, ale to jest na dzisiaj. A na jutro nie wiadomo. Zebrać te pieniądze w czynie społecznym przykładowo połowę to trzeba też troszeczkę, jak to się mówi, napocić i zachodów, ażeby ściągnąć te pieniądze.</text:p>
      <text:p text:style-name="P1558">Chcemy dobudować skrzydło w Na<text:span text:style-name="T1559">łę</text:span>czowie-Zdroju. Je<text:span text:style-name="T1560">st</text:span><text:s/>tam nasze sanatorium na dalsze 1<text:span text:style-name="T1561">50</text:span><text:s/>miejsc. Również potrzebne są pieniądze. W<text:span text:style-name="T1562">yc</text:span>hodzimy naprzeciw tym ludziom. Ale proszę państwa na pewno bez<text:s/><text:soft-page-break/>pomocy całego społeczeństwa, jak tu powiedział pan doktor nie jesteśmy w stanie<text:span text:style-name="T1563">.</text:span><text:s/>Musimy się zmobilizować. Musi zapanować u nas jedność, żeby tą jednością można było te fundamenty robić. Bo o ile tego nie zrobimy to nie mamy jakichkolwiek szans na przyszłość, poprawienie jakichkolwiek warunków, ażeby ci ludzie, którzy może nie mieli możliwości, albo jeszcze do dzisiejszego dnia nie mają możliwości leczyć się, żeby mieli w przyszłości.</text:p>
      <text:p text:style-name="P1564">Związek nasz będzie z każdym jednym. Nie mamy tu absolutnie, że ci są ci, a ci są absolutnie. Związek nasz z<text:s/><text:span text:style-name="T1565">każdy</text:span><text:span text:style-name="T1566">m</text:span><text:span text:style-name="T1567"><text:s/></text:span>jednym będzie prowadził rozmowy i będzie za tym obstawał, kto będzie tylko i wyłącznie chciał iść<text:s/>naprzeciw<text:s/>budowie i zabezpieczeniu ludzi, i zdrowiu.</text:p>
      <text:p text:style-name="P1568">Proszę państwa rolnik jest naprawdę zdyscyplinowanym. 97 proc. rolników korzysta, o ile dostanie swoje skierowanie, to 97, te<text:s/><text:span text:style-name="T1569">3</text:span><text:s/>proc. to są ludzie, którzy wypadki losowe i oni nie mogą przyjechać na te sanatoria. Ja nie będę porównywa<text:span text:style-name="T1570">ł</text:span>, bo po pierwsze nie jestem upoważniony, a po drugie nie znam statystyki z innych grup społecznych, które korzystają, ale naprawdę jest on zdyscyplinowan<text:span text:style-name="T1571">y.</text:span></text:p>
      <text:p text:style-name="P1572">Pani profesor już kończę. Chciałbym jeszcze na zakończenie dać wniosek. Jeszcze tu muszę powiedzieć. Proszę mi naprawdę wybaczyć, ale chciałbym wrócić do służby zdrowia.</text:p>
      <text:p text:style-name="P1573">Proszę państwa mówi się, mówi się i to trzeba sobie dzisiaj jawnie powiedzieć, że lekarze biorą, jak to się mówi dodatkowe pieniądze. Proszę państwa jest to dyskryminacja lekarzy. My sami przez właśnie płace dyskryminujemy, zmuszamy tego lekarza do tego, żeby on w jakimkolwiek standardzie lepszym żył. I on j<text:span text:style-name="T1574">e</text:span>st zmuszony na to, żeby wziął. Kochani i musimy były tu już<text:s/><text:span text:style-name="T1575">m</text:span>owy,<text:span text:style-name="T1576"><text:s/></text:span>ażeby uregulować płace. I to jest bardzo ważne, bo płaca tylko i wyłącznie płaca, warunki mo<text:span text:style-name="T1577">g</text:span>ą do tego zmusić.</text:p>
      <text:p text:style-name="P1578">I na zakończenie chciałbym zgłosić wniosek o powołaniu o il<text:span text:style-name="T1579">e</text:span><text:s/>państwo zaakceptują, powołaniu takiego zespołu, który by również na temat wsi i warunków zdrowotnych wsi zajął się tymi problemami.</text:p>
      <text:p text:style-name="P1580">Dziękuję serdecznie.</text:p>
      <text:p text:style-name="P1581"><text:span text:style-name="T1582">Przewodnicząca ob. Zofia Kuratowska</text:span>:</text:p>
      <text:p text:style-name="P1583">Dziękuję panu bardzo. Bardzo ważne problemy. Wydaje mi<text:s/>się,<text:s/><text:span text:style-name="T1584">że</text:span><text:s/>problemy wsi są rzeczywiście pośród tego morza problemów jednym z najważniejszych.</text:p>
      <text:p text:style-name="P1585"><text:span text:style-name="T1586">I</text:span><text:s/>chciałam korzystając z tego, że j<text:span text:style-name="T1587">e</text:span>stem przewodniczącą czyli jestem przy głosie, ty<text:span text:style-name="T1588">lk</text:span>o powiedzieć jedną rzecz, pan zwrócił uwagę na niemożliwość gimnastykowania się dzieci wiejskich.<text:s/><text:span text:style-name="T1589">Oc</text:span>zywiście ona jest zupełna. Ja dlatego, że właśnie odebrano społeczeństwu wszelkie możliwości postępowań zdrowotnych jestem zawsze strasznie przeciwna temu, że się krzyczy, że twoje zdrowie zależy od ciebie, i że społeczeństwo może samo się leczyć. To jest rzeczywiście w ogóle słuszne, tylko niestety nie w naszych warunkach. Kiedy nikt sobie nie dobierze diety, ani nikt nie będzie mógł uprawiać sportu, tak jak chce i wszędzie. Także to jest coś bardzo istotnego.</text:p>
      <text:p text:style-name="P1590">Ja teraz poproszę pana Zbigniewa Chłapa...</text:p>
      <text:p text:style-name="P1591"><text:span text:style-name="T1592">O</text:span><text:span text:style-name="T1593">b</text:span><text:span text:style-name="T1594">.</text:span><text:span text:style-name="T1595"><text:s/>Zbigniew Chłap z Krakowa</text:span>:</text:p>
      <text:p text:style-name="P1596">Chciałem kilka refleksji przekazać państwu w sprawie samej idei samorządności w medycynie. Dlatego, że tut<text:span text:style-name="T1597">aj,</text:span><text:s/>jak widać niewątpliwie wszyscy z największym niepokojem śledzimy dwa równoległe i bardzo narastające procesy tzn. pogarszające się parametry zdrowia Polaków i narastającą niewydolność służby naszej zdrowia. I widać, że dyskutujące obie tutaj strony, czy trzy strony wyrażają opinie, że należy rozpocząć bezzwłocznie działania ekonomiczne, społeczne w tym także polityczne zmierzające do<text:s/><text:soft-page-break/>poprawy obecnego stanu rzeczy. I ta pomyślna zbieżność opinii nie może jednak przesłonić pewnych rozbieżności, które wynikają choćby nawet z natury czy z podejścia do samej definicji - zdrowie społeczeństwa<text:span text:style-name="T1598">.</text:span><text:s/>Myśmy tutaj słyszeli, że np. zdrowie to jest zasadniczy czynnik rozwoju państwa. Jeden z zasobów gospodarki narodowej i tam inne rzeczy się słyszy. A ja nie podważam, nie neguję tutaj pewnych racji takiego podejścia, ale w koncepcjach społecznych, o których także pan prof. Wojtczak mówił, a pod którymi podpisuje się<text:s/>„Solidarność”<text:s/>zdrowie jest priorytetem bezwzględnym i trzeba powiedzieć przed motywami postępu cywilizacji technicznej, ale w związku z tym chciałbym dodać, że gwarantem działań podejmowanych dla ochrony zdrowia powinno być oczywiście państwo, a ściślej biorąc rząd, al<text:span text:style-name="T1599">e</text:span><text:s/>jako organ wykonawczy intencji i woli narodu. I gdy tak się rzecz ujmuje to przestaje się traktować te nasze działania dla potrzeb ochrony zdrowia jako sektor deficytowy, bezproduktywny, przeciwnie przecież to od bardzo dawna wiadomo, jak opłacalne są nakłady na zabezpieczenie zdrowia obywateli, jest powszechnie wiadomo. Dlatego też starania się o zwiększenia tych nakładów nawet kosztem redukcji budżetów innych gałęzi takich, jak<text:s/>wojsko czy zbrojenia, o których tutaj mówiliśmy nie mogą być traktowane nagannie, jak to usłyszeliśmy nie tak dawno w wypowiedzi pana rzecznika rządu, pana min. Urbana. Tutaj dochodzę do sedna właściwie tego co chciałem powiedzieć. Że jeśli przy<text:span text:style-name="T1600">j</text:span>miemy, że zdrowie ludzkie, zdrowie każdego człowieka, zdrowie społeczeństwa jest czymś bezcennym, a przecież o tym mówi wszystkie, jakie znam programy roku 2000, o którym mówił tu przed chwilą.<text:span text:style-name="T1601">..</text:span><text:span text:style-name="T1602"><text:s/></text:span>to proszę państwa musimy dojść do konkluzji, że w tej szczególnej dziedzinie, ale ja powiadam w tej szczególnej dziedzinie, jaką jest zdrowie, decydujący głos ma mieć społeczeństwo, i że to ono powinno obligować rząd do stosowanych i do skutecznych działań w sferze wysokości nakładów, naturalnie budżetu na rzecz zdrowia, pomocy społecznej, pro<text:span text:style-name="T1603">fi</text:span>laktyki, w zakresie kontroli wydatkowania o czym tu było też, nie zajmuje się tym.</text:p>
      <text:p text:style-name="P1604"><text:span text:style-name="T1605">W</text:span><text:s/>sprawie, w zakresie wprowadzonych reform oczywiście. I proszę państwa ja chciałem jeszcze raz powiedzieć, podkreślam, że wcale to nie są żadne przesadne wymagania. Mam<text:s/><text:span text:style-name="T1606">za</text:span><text:s/>sob<text:span text:style-name="T1607">ą</text:span><text:s/>40 lat pracy w służbie zdrowia. Ja muszę powiedzieć, że ja nie pamiętam tak powszechnej nigdy, nie pamiętam tak powszechnej i głębokiej niewiary po prostu w możliwoś<text:span text:style-name="T1608">ć</text:span><text:s/>naprawy systemu tej opieki, drogą negocjacji czy stopniowych drobnych przemian, drobnych poprawek itd.</text:p>
      <text:p text:style-name="P1609">Dlatego jestem tutaj wyrazicielem poglądu, że wprowadzenie zasadniczych i tak koniecznych reform w systemie sprawowania op<text:span text:style-name="T1610">i</text:span>eki zdrowotnej nie przyniesie planowanych skutków o ile nie zostanie odbudowane to, co zostało najbardziej naruszone w minionym 40-leciu, to jest zaufanie społeczeństwa do systemu opieki społecznej, a w konsekwencji do oczywiście pacjenta i lekarzy o czym moi przedmówcy także już mówili.</text:p>
      <text:p text:style-name="P1611">I wydaje mi się, że najprostszą i chyba jedyną drogą odzyskania tego zaufania jest uznanie podmiotowości społeczeństwa i zapewnienie mu możliwości nie tylko opiniowania, ale i decydowania. I tą drogą jest samorządność oparta o demokratyczne zasady jej tworzenia.</text:p>
      <text:p text:style-name="P1612">W praktyce co to oznacza? Oznacza, że społeczeństwo po pierwsze musi być rzetelnie informowane o proponowanych re<text:span text:style-name="T1613">fo</text:span>rmach.</text:p>
      <text:p text:style-name="P1614">Po drugie warunkiem, i tutaj warunkiem sine qua non jest w tej wiarygodności w ogóle sensu istnienia wszystkich typów samorządów, a więc przede wszystkim i to podkreślam samorządu pracowniczego, terytorialnego czy zawodowego musi być respektowanie demokratycznych zasad wyborów kandydatów do<text:s/><text:soft-page-break/>tych samorządów<text:span text:style-name="T1615">.</text:span><text:s/><text:span text:style-name="T1616">Jest</text:span><text:s/>wśr<text:span text:style-name="T1617">ó</text:span>d naszych współpracowników w służbie zdrowia powszechne oczekiwanie wprowadzenia tych samorządów, przede wszystkim wprowadzenia samorządu pracowniczego, niezbędnego elementu poprawy stosunków wewnątrz naszych zakładów, pan dr Cybulko też o tym mówił.</text:p>
      <text:p text:style-name="P1618">Przedstawialiśmy takie propozycje działania samorządów pracowniczych w<text:s/>‘81 r. Mówiło się wtedy o ustawie, która ma zostać dostosowana także i do służby zdrowia. Niestety lata nam niestety ubiegły.</text:p>
      <text:p text:style-name="P1619">Podkreślam raz jeszcze, że jeżeli zasady nie b<text:span text:style-name="T1620">ę</text:span>d<text:span text:style-name="T1621">ą</text:span><text:s/>uczciwe, jeśli popełni się jakiś fałszywy krok, który zrazi nasze bardzo uwrażliwione społeczeństwo, nie ident<text:span text:style-name="T1622">yf</text:span>ikujące się np. z reprezentacją jakąś daną. To można z całą pewnością przyjąć, że żadne decyzje nie będą akceptowane. Staną się przedmiotem sporów i kontestacji prowadzących, jak zwykle donikąd.</text:p>
      <text:p text:style-name="P1623">Przyznaję, że nie jest czas i miejsce, czas zwłaszcza definiowania struktury funkcji tych organów samorządowych służby zdrowia, który m.in. proponuje ten dość tajemniczo pojawiający się projekt reformy opieki zdrowotnej, ale pan prof. Wojtczak wyjaśnił nam, że on się pojawi wreszcie<text:span text:style-name="T1624">.</text:span><text:s/>To powinno być przedmiotem szczegółowej analizy, bardzo ważnej analizy, gdyż sam projekt określa zaledwie z nazwy te interesujące przecież struktury samorządowe nic nie mówiąc jednak o sposobach ani wybierania, ani o samy<text:span text:style-name="T1625">m</text:span><text:s/>składzie co uważam za rzecz podstawową<text:span text:style-name="T1626">.</text:span></text:p>
      <text:p text:style-name="P1627">Ponieważ jednak, i tu już kończę, o ile mi wiadomo projekt samorządu lekarskiego czyli izb lekarskich jest o wiele bardziej zaawansowany i nawet dotarł do odpowiedniej komisji sejmowej, o czym słyszeliśmy także niedawno, przeto na zakończenie pozwalam sobie przedstawić w kilku zdaniach opinię Komisji Zdrowia Komitetu Obywatelskiego przy przewodniczącym NSZZ<text:s/><text:span text:style-name="T1628">„</text:span><text:span text:style-name="T1629">S</text:span>o<text:span text:style-name="T1630">lida</text:span>rność”<text:s/>na ten temat, a szczegółowo naszą opinię, tutaj stawiamy to w formie naszego wniosku, prosimy, żeby przedstawił, żeby mógł przedstawić nasz przedstawiciel, naszą opinię w komisji odpowiedniej sejmowej i prosimy o dopuszczenie takiego naszego reprezentanta.</text:p>
      <text:p text:style-name="P1631">A więc komisja nasza jest głęboko przekonana o celowości powołania izb lekarskich, które są elementem warunkującym przeprowadzenie reform. Zresztą uważamy je za Rzecznika Praw Obywatelskich w zakresie ochrony zdrowia społeczeństwa.</text:p>
      <text:p text:style-name="P1632">Uważamy też, że kolejny projekt ustawy o izbach lekarskich opublikowany w<text:s/>„<text:span text:style-name="T1633">S</text:span>łużbie Zdrowia”<text:s/>nr<text:s/><text:span text:style-name="T1634">45</text:span><text:s/>j<text:span text:style-name="T1635">e</text:span>st wersją, którą należy uzupełnić albo zmienić przed przekazaniem Sejmowi PRL, wspominał o tym także dr Guglas, dlatego,<text:s/><text:span text:style-name="T1636">że</text:span><text:s/>zasadnicze zmiany muszą tutaj dotyczyć.</text:p>
      <text:p text:style-name="P1637">Po pierwsze korekty nadmiernie rozbudowanej części<text:s/><text:span text:style-name="T1638">w</text:span><text:s/>cudzysłowie mówiąc<text:s/>„prokuratorsko-<text:s/>penitencjarny”<text:s/>działalności dyscyplinarnej, czy dyscyplinu<text:span text:style-name="T1639">ją</text:span>cych izb lekarskich. Odnośnie zadań i uprawnie<text:span text:style-name="T1640">ń</text:span><text:s/>izb lekarskich należy uwypuklić rolę tych izb we współdecydowaniu w obsadzaniu stanowisk lekarskich zwłaszcza kierowniczych.<text:s/><text:span text:style-name="T1641">W</text:span><text:s/>wyrażeniu opinii i postulatów w sprawie szczególnych<text:s/><text:span text:style-name="T1642">zagroż</text:span>e<text:span text:style-name="T1643">ń</text:span><text:s/>zdrowia społeczeństwa, w obronie praw środowiska medycznego, niezależności sumienia lekarskiego, prze<text:span text:style-name="T1644">ci</text:span>w<text:span text:style-name="T1645">st</text:span>awienia się moralnej i materialnej pauperyzacji zawodu lekarza. Odnośnie<text:s/>członkostwa<text:s/>uważamy, że musi być obowiązkowy d<text:span text:style-name="T1646">l</text:span>a wszystkich lekarzy polskich wykonujących swój zawód na terenie kraju, a wszyscy członkowie powinni być zrównani w zakresie obowiązków, praw i odpowiedzialności bez względu na podległość resortową.</text:p>
      <text:p text:style-name="P1647">I ostatnie, że odnośnie wyborów jesteśmy przekonani, iż przede wszystkim muszą być przeprowadzone w sposób demokratyczny bezpośrednio po zatwierdzeniu ustawy o izbach lekarskich. Opracowanie<text:s/><text:soft-page-break/>regulaminu wyborów na I Krajowym Zjeździe należy powierzyć komitetowi organizacyjnemu izb lekarskich wyłonionemu na drodze wyborów kandydatów do komitetu.</text:p>
      <text:p text:style-name="P1648">I wybory te winny przepr<text:span text:style-name="T1649">ow</text:span>adzić regionalne środowiska lekarskie w oparciu o listy lekarzy zatrudnionych w tym rejonie.</text:p>
      <text:p text:style-name="P1650">Wreszcie wyrażamy opinię wielu środowisk medycznych, że wprowadzenie izb lekarskich i innych form, czy wprowadzeniu raczej izb lekarskich i innych także form<text:s/><text:span text:style-name="T1651">sa</text:span>morządowych oczywiście musi towarzyszyć równoległa likwidacja nadmiernie rozbudowanych struktur administracyjnych służby zdrowia.</text:p>
      <text:p text:style-name="P1652">Czas już najwyższy proszę państwa, aby w naszym środowisku odrodziły się te zbyt rzadko dziś spotykane cnoty, jak zaangażowanie zawodowe, społeczna odpowiedzialność, osobista także i humanizm, o którym... którym szczyciły się pokolenia tylu polskich lekarzy.</text:p>
      <text:p text:style-name="P1653">Dzięku<text:span text:style-name="T1654">ję</text:span>.</text:p>
      <text:p text:style-name="P1655"><text:span text:style-name="T1656">Przewodnicząca ob. Zofia Kuratowska</text:span>:</text:p>
      <text:p text:style-name="P1657">Dzięku<text:span text:style-name="T1658">ję</text:span><text:s/>bardzo panu profesorowi. Poproszę... pan prosił o głos, przepraszam, nie wiem nazwiska.</text:p>
      <text:p text:style-name="P1659"><text:span text:style-name="T1660">Ob. Jan<text:s/></text:span><text:span text:style-name="T1661">W</text:span><text:span text:style-name="T1662">aleczek</text:span>:</text:p>
      <text:p text:style-name="P1663"><text:span text:style-name="T1664">J</text:span>eżeli pani przewodnicząca pozwoli i szanowni państwo, to najpierw chciałem się podzielić taką bardzo ogólną refleksją, a później kilka uwag szczegółowych. Refleksja ogólna odnosi się do w<text:span text:style-name="T1665">ys</text:span>tąpień pana min. Wojtczaka, pani doc<text:span text:style-name="T1666">.</text:span><text:s/>Kuratowskiej i pan<text:span text:style-name="T1667">a<text:s/></text:span>dr<text:span text:style-name="T1668">.</text:span><text:s/>Guglasa.</text:p>
      <text:p text:style-name="P1669">Otóż zabieram głos, jako nieprofe<text:span text:style-name="T1670">sj</text:span>onalista, że tak si<text:span text:style-name="T1671">ę<text:s/></text:span>wyrażę, nie lekarz, a korzystający z pomocy służby zdrowia pacjent z jednej strony, a z drugiej strony jako ktoś kto społecznie działa w służbie zdrowia i od lat również stara się na miarę swoich skromnych możliwości uczestniczyć w tych wszystkich procesach, które dotyczą służby zdrowia.</text:p>
      <text:p text:style-name="P1672">Otóż te zasadnicze wystąpienia dla mnie osobiście w moim odczuciu są ku mojej radości jakoś są tak ogromnie zbieżne. Ja po prostu mogę się z wszystkimi tymi wystąpieniami identyfikować. Stanowią oczywiście w innej formie, bo każde subiektywnie wyraża określone treści, ale można je uogólnić, wyraża ogromna troskę o właściwe funkc<text:span text:style-name="T1673">jo</text:span>nowanie służby zdrowia w naszym kraju, o dokonaniu określonych zmian w tej sytuacji powiedzmy sobie dramatyczn<text:span text:style-name="T1674">ej,</text:span><text:s/>w której znalazła się nasza służba zdrowia również określone propozycje przekształceń, zmian. Jest to duża satysfak<text:span text:style-name="T1675">cj</text:span>a.</text:p>
      <text:p text:style-name="P1676">Oczywiście chce się również identy<text:span text:style-name="T1677">fi</text:span>kować z wszystkimi wystąpieniami dotychczas, które tu zostały zaprezentowane. Ponieważ nie widzę w tych wystąpieniach jakichkolwiek zasadniczych różnic, natomiast widzę ogromną troskę, ogromne zaangażowanie i chęć naprawy Rzeczypospolitej w zakresie służby zdrowia.</text:p>
      <text:p text:style-name="P1678">Tutaj głos pana doc. Chłapa, mojego szanownego przedmówcy wysłuchałem z ogromną satysfakcją. I tylko oburącz się pod tym pod<text:span text:style-name="T1679">pisa</text:span>ć.<text:s/>Wydaje<text:s/><text:span text:style-name="T1680">m</text:span>i się, że jest to tak konkretna propozycja i tak przejrzyście, i tak jasno sformułowana, że u mnie budzi to ogromną satysfakc<text:span text:style-name="T1681">ję.</text:span></text:p>
      <text:p text:style-name="P1682">Natomiast jeżeli wolno w kilku sprawach szczegółowych na tle dotychczasowych wystąpień<text:span text:style-name="T1683">.</text:span><text:s/>Oczywiście jest to już tak bogaty materiał, że rzeczywiście. A pani doc. Kuratowska była uprzejma na koniec swojej wypowiedzi zacytować z pamięci, oczywiście ja to też powtórzę tą głęboką kapitalną myśl obecnego papieża Jana Pawła II, który na spotkaniu właśnie w Gdańsku powiedział, iż miarą kultury danego społeczeństwa jest jego stosunek do ludzi chorych, do ludzi starych, do ludzi potrzebujących określonej<text:s/><text:soft-page-break/>pomocy.</text:p>
      <text:p text:style-name="P1684">Wydaje mi się, że ta idea gdyby głęboko zafunk<text:span text:style-name="T1685">cj</text:span>onowała w<text:s/>świadomości całego społeczeństwa, ale również tych, którzy są od<text:span text:style-name="T1686">po</text:span>wiedzialni jako rządzący, za to społeczeństwo,<text:s/><text:span text:style-name="T1687">wyda</text:span>je mi się, że wiele spraw o których tutaj dzisiaj z takim ubolewaniem i troską mówimy może nie miałoby tutaj miejsca.</text:p>
      <text:p text:style-name="P1688">Sprawy szczegółowe są rzeczywiście bardzo ważne. One tutaj mocno zostały wyeksponowane. Oczywiście można o nich długo dyskutować<text:span text:style-name="T1689">.</text:span><text:s/>Chociażby rola i ranga lekarza.</text:p>
      <text:p text:style-name="P1690">Rola i ranga lekarza<text:s/>wiążą<text:s/>się bezpośrednio w jakimś sensie z samorządem lekarskim. O<text:span text:style-name="T1691">t</text:span>óż przy roli i randze lekarzy chciałbym nawiązać do sprawy płac. Bo tak się składa, że temat ten wielokrotnie społecznie podnosiłem. Dla mnie to jest sprawa, pani przewodnicząca mówiła, że są pewne sprawy, o których mówimy trochę zażenowani. Bo nie powinno się o nich mówić. Jako nie lekarz mogę z czystym sumieniem o tych sprawach mówić.</text:p>
      <text:p text:style-name="P1692"><text:span text:style-name="T1693">Jest</text:span><text:s/>to od lat problem nierozwiązywan<text:span text:style-name="T1694">y</text:span>m, pogłębiający się doprowadz<text:span text:style-name="T1695">aj</text:span>ący do gorszących<text:s/><text:span text:style-name="T1696">w</text:span><text:s/>odbiorze społecznym sytuacji, do<text:s/>tych skutków dramat<text:span text:style-name="T1697">yc</text:span>zn<text:span text:style-name="T1698">yc</text:span>h, że w ub. r. 2,<text:span text:style-name="T1699">5</text:span><text:s/>t<text:span text:style-name="T1700">ys</text:span>. lekarzy opuściło nasz kraj, jaka, będzie perspektywa to jest jeden rocznik wszystkich akademii medycznych. Czy można tych ludzi potępić, czy można mieć do nich pretensje, czy można mieć do nich żal? Naszym obowiązkiem jest stworzenie im określonej perspektyw<text:span text:style-name="T1701">y</text:span>, możliwości życia i działania, i służenia własnemu społeczeństwu. Ale tak się dzieje<text:span text:style-name="T1702">.</text:span></text:p>
      <text:p text:style-name="P1703">Proszę państwa mamy kolejną, jak to się mówi regulację w płacach, która rzeczywiście powiedzmy sobie szczerze przy - ja tu nie chcę krytykować resortu Ministerstwa Zdrowia, bo to byłoby najłatwiej, sprawa moim zdaniem jest o wiele szersza i ma głębsze podłoże<text:span text:style-name="T1704">.</text:span><text:s/>Na pewno środowiska nie usatysfakcjonuje, to jest propozycja podejścia do tych 90 proc. średniej płacy w przemyśle, w perspektywie<text:s/>do 10<text:span text:style-name="T1705">5</text:span><text:s/>proc<text:span text:style-name="T1706">.,</text:span><text:s/>kiedy ta perspektywa będzie. Przecież w tej chwili pracując nad budżetem resortu zdrowia, nawet nie potrafiliśmy zapisać tego w ustawie podstawowej, tych środków, tylko są one po prostu obiecane. To je<text:span text:style-name="T1707">st</text:span><text:s/>na zasadzie przyrzeczenia prawda, te 200-ileś ta<text:span text:style-name="T1708">m</text:span><text:s/>miliardów złotych, oczywiście z wszystkimi dodatkowymi należnośc<text:span text:style-name="T1709">ia</text:span>mi będzie to ok. 400, tu pan dyr<text:span text:style-name="T1710">.</text:span><text:s/>Wysocki mnie poprawi. Są to rzeczy, które nie tak powinny być rozwiązywane. To powinien być stały, jasny przejrzysty mechanizm, który te sprawy reguluje i myśmy o tym nie powinni mówić. I to nie powinno doprowadzać do tak głębokiej frustracji, do takiego zgorszenia w całej służbie zdrowia. Bo my w ten sposób wyrażamy określoną nieufność do służby zdrowia. Stawiamy ją w bardzo niesympatycznej sytuacji w społeczeństwie. Tak to nie powinno wygląda<text:span text:style-name="T1711">ć</text:span>.</text:p>
      <text:p text:style-name="P1712">A jeszcze sposób realizacji. Oczywiście on znów jest wyciągnięty w czasie, znów się go dyskutuje, znów się go przekazuje w tą strukturę mechanizmów biurokratycznych, i jak on praktycznie b<text:span text:style-name="T1713">ę</text:span>dzie wyglądał, jak ten poszczególny pracownik służby zdrowia odbie<text:span text:style-name="T1714">rz</text:span>e realizację tego programu to dopiero w najbliższym czasie zobaczymy. Ale obawiam się, żeby to znów nie była kolejna jakaś taka realizacja słusznych założeń, które nie wprowadzi określonej satysfakcji, a pogłębiające się niezadowolenie w służbie zdrowia.</text:p>
      <text:p text:style-name="P1715">Stąd wydaje mi się, że jest to bardzo ważny temat, który właściwie systemowo należałoby do niego podejść i tylko w tych kategoriach go dyskutować. Bo już takie<text:s/>„klaj<text:span text:style-name="T1716">st</text:span>rowanie”, przepraszam za wyrażenie niczego tutaj nie rozwiązuje i niczego nie daj<text:span text:style-name="T1717">e</text:span>.</text:p>
      <text:p text:style-name="P1718"><text:span text:style-name="T1719">T</text:span>aka zasada tutaj sformułowana w związku ze zdrowiem społeczeństwa i całokształtem działania w tej sferze i postulat, że należy tą sferę życia od<text:span text:style-name="T1720">poli</text:span>tycznić<text:span text:style-name="T1721">.</text:span></text:p>
      <text:soft-page-break/>
      <text:p text:style-name="P1722">Oczywiście, że tak. Oczywiście, że tak. Wydaje mi się, że u nas istniały całe lata, gdzie był prymat polityki nad wszystkimi innymi sferami działania społecznego. I to m.in. spowodowało określone skutk<text:span text:style-name="T1723">i</text:span>. Wobec tego to sformułowanie jest tak oczywiste i jest tak logiczne, że ja osobiście mogę tylko w pełni go poprzeć.</text:p>
      <text:p text:style-name="P1724">Należy przy tej okazji kształtować ową podmiotowość służby zdrowia. A więc musi tutaj mieć szansę realizacji ta szeroka płaszczyzna, którą my określamy możliwością dalszej demokratyzacji działania w służbie zdrowia, określonej samodzielności.</text:p>
      <text:p text:style-name="P1725">Dobra biurokracja<text:span text:style-name="T1726">.</text:span><text:s/>Biurokracja co to jest? To jest pejoratywne trochę określenie, ale ona jest potrzebna, ona jest nieodzowna w określonych granicach, w określonym zakresie i żeby służyła, żeby pomagała, żeby nie przeszkadzała. Wobec tego sformułujmy projekt<text:s/><text:span text:style-name="T1727">fu</text:span>nk<text:span text:style-name="T1728">cjo</text:span>nowania takiej biurokracji w służbie zdrowia. Wtedy rzeczywiście będzie to miało określony sens<text:span text:style-name="T1729">.</text:span></text:p>
      <text:p text:style-name="P1730">Natomiast ta negatywna obawiam się, że przy aktualnym systemie część tych środków przeznaczonych, przesadną cz<text:span text:style-name="T1731">ę</text:span>ś<text:span text:style-name="T1732">ć</text:span><text:s/>środków przeznaczonych na uposażenia zje nam administracja służby zdrowia. I też się trzeba nad tym zastanowić, jak to praktycznie będzie realizowane. Ponieważ dobra powinna istnieć. Natomiast nieprzesadna, nieprzesadnie rozbudowana ponieważ tutaj nie będzie to tym elementem upodmiotawiania służby zdrowia, a wręcz odwrotnie.</text:p>
      <text:p text:style-name="P1733"><text:span text:style-name="T1734">O</text:span>czywiście była tu taka uwaga, że niektóre dokumenty, projekty, a mówił m.in. o tym pan min. Cybulko, przych<text:span text:style-name="T1735">o</text:span>dzi nowy minister, ma jak najlepsze intencje, pełen nadziei, pełen dobrych chęci próbuje coś formułować, nie zdążył jeszcze niczego stworzyć, odchodzi, prz<text:span text:style-name="T1736">yc</text:span>hodzi następny i tak się to dzieje<text:span text:style-name="T1737">.<text:s/></text:span>Ale jest też taka rzecz, że mianowicie są w międzyczasie formułowane określone projekty reform określone dokumenty, które mają kształtować ową perspektywę w tym zakresie służby zdrowia, o której tutaj mówimy i wszyscy jesteśmy tym z<text:span text:style-name="T1738">ai</text:span>nteresowani.</text:p>
      <text:p text:style-name="P1739">Rzeczywiście jest utajnienie tych dokumentów. Tak to trzeba nazwać, aczkolwiek my<text:span text:style-name="T1740">ś</text:span>lę, że w intencji tych, którzy to realizują nie ma takiego założenia, prawda. Natomiast taki to ma odbiór społeczny. Dowiadujemy się w różnych wydawałoby się społecznie nośnych zespołach, ostatni o określonych propozycjach i o określonych sugestiach<text:span text:style-name="T1741">.</text:span><text:s/>Ale jak wtedy dyskutować, jak się do tego ustosunkowywać. W tej chwili decyzje podejmuje się na bardzo wysokim szczeblu rządowym, hola, hola, o wiele za wcześnie, przepraszam za takie określenie.</text:p>
      <text:p text:style-name="P1742">Wydaje mi się, że to jest ta technika działania społecznego, z którą trudno się pogodzić i tak to tutaj zostało zawarte podkreślam jeszcze raz we wszystkich wystąpieniach, ja tak to odebrałem i tak to odczytałem. Przepraszam żebym czasu nie nadużył.</text:p>
      <text:p text:style-name="P1743">Już. To przepraszam jeszcze dwa słowa.</text:p>
      <text:p text:style-name="P1744">Kształcenie młodzieży. Przede wszystkim rodzi się pytanie brutalne po co ją kształcić jeżeli ta młodzież później kraj będzie opuszczała to jest pierwsza rzecz, a druga rzecz rzeczywiście znów tutaj specjaliści wypowiadali się, ale przecież ogólną orientację posiadamy, że ten styl, ta formuła, ta metoda jest również społecznie mało skuteczna i reforma jest potrzebna.</text:p>
      <text:p text:style-name="P1745">Rodzi się pytanie generalne, jaki ma być ten nowy system opieki zdrowotnej? W sytuacji uspołecznienia służby zdrowia. Jaki on ma być, bo tego myśmy tutaj nie czas dzisiaj, żeby go zarysować, ale wydaje mi się ponieważ pani przewodnicząca na samym początku powiedziała, że myśmy tu powinni zająć się<text:s/><text:soft-page-break/>pewnymi generaliami pewnymi ogólnymi zagadnieniami, bo w te szczegóły, jak wejdziemy to my się utopimy. One są bardzo ważne i nie można od nich odchodzić, ale wydaje mi się, że takie podejście i takie ewentualnie<text:span text:style-name="T1746">.</text:span>.. taka próba zarysowania pewnej koncepcji wydaje mi się, że byłaby bardzo cenna,<text:s/>byłaby<text:s/>bardzo przydatna.</text:p>
      <text:p text:style-name="P1747">Są potrzebne rozwiązania systemowe, wtedy nie mówilibyśmy również o braku aparatury medycznej, w innych miejscach o nadmiarze. Przecież<text:s/><text:span text:style-name="T1748">w</text:span><text:s/>tym roku zaledwie uruchomimy budowę pro<text:span text:style-name="T1749">sz</text:span>ę<text:span text:style-name="T1750"><text:s/></text:span>państwa trzech szpitali w Polsce.<text:s/><text:span text:style-name="T1751">J</text:span>aką to rysuje perspektywę? Takie mamy środki. Rzeczywiście tak to nie może wyglądać. To są rzeczywiście w tej sferze ekonomicznej dramatyczne zapisy i tutaj<text:span text:style-name="T1752"><text:s/></text:span>tylko można głośno, głośno mówić i na nie oburzać się, ale sytuacja jest taka.</text:p>
      <text:p text:style-name="P1753">Ostatnie zdanie jeżeli wolno. Tutaj odwołam się też do wystąpienia pani docent, pani przewodniczącej. Mianowicie była pani łaskawa powiedzieć, że lekarze często nam mówią, twoje zdrowie zależy od ciebie, prawda.<text:s/><text:span text:style-name="T1754">N</text:span>o myślę tak piękne i słuszne stwierdzenie i sformułowanie - nie palić, nie pić, właściwie się ożywiać, określony styl życia prowadzić. Ale powiedzmy sobie szczerze lekarze słusznie, że tak mówią, tylko jest to po prostu w aktualnej sytuacji społecznej, w klimacie społecznym, w którym wszyscy uczestniczymy jest to w zasadzie nie do zrealizowania<text:span text:style-name="T1755">.</text:span><text:s/>Stąd piękne hasło, ale obyśmy z niego mogli korzystać<text:span text:style-name="T1756">.</text:span></text:p>
      <text:p text:style-name="P1757">Dziękuję i przepraszam za przedłużenie<text:span text:style-name="T1758">.</text:span></text:p>
      <text:p text:style-name="P1759"><text:span text:style-name="T1760">Przewodnicząca ob</text:span><text:span text:style-name="T1761">.</text:span><text:span text:style-name="T1762"><text:s/>Zofia Kuratowska</text:span>:</text:p>
      <text:p text:style-name="P1763">Dziękuję bardzo. Proszę teraz pana dr<text:span text:style-name="T1764">.</text:span><text:s/>Marka Edelmana.</text:p>
      <text:p text:style-name="P1765"><text:span text:style-name="T1766">O</text:span><text:span text:style-name="T1767">b. Marek Edelman</text:span>:</text:p>
      <text:p text:style-name="P1768">Ja króciutko chciałem powiedzieć o paru konkretnych rzeczach.</text:p>
      <text:p text:style-name="P1769">Szalenie popieram to co powiedział pan dr Cybulko w sprawie reorganizacji. Jak wiadomo każda reorganizacja jest dezorganizacją. Powinniśmy na tym zespole, który będzie tutaj zarysować zmiany i terminarz. Bo, że musi być kardynalnie zmieniona organizacja i struktura służby zdrowia to nie ulega dla nikogo kwestii. Jest tylko sprawa, jak to zrobić. Co pierwsze usunąć. Co usunąć tak, żeby z dnia na dzień była widoczna poprawa i dla pracowników, i dla społeczeństwa. Bo jeżeli ta reorganizac<text:span text:style-name="T1770">ja</text:span><text:s/>zaszkodzi społeczeństwu to żebyśmy mieli n<text:span text:style-name="T1771">aj</text:span>genialniejszy plan za 10 lat to będziemy zmieceni. Więc.</text:p>
      <text:p text:style-name="P1772">Dlatego proponuję niech państwo nie myśl<text:span text:style-name="T1773">ą</text:span>, że jak my mówimy o likwidacji administracji to znaczy, że chcemy zlikwidować 100 proc. ZOZ-ów, nieprawda. Chcemy zlikwidować tam, gdzie ZOZ-y przeszkadzają. To znaczy się w miastach, czy w miejscowościach, czy gminach powyżej 50 tys. Tam gdzie jest jeden szpital, jedna poradnia, jeden dyrektor. Oczywiście w tych ZOZ-ach trzeba wyrzucić te wszystkie me<text:span text:style-name="T1774">t</text:span>orgi, te wszystkie statystyki, które są od początku do końca kłamliwe, które są narzucone z góry schematy, przecież te instytuty, które robią nam statystyki, nie chcę o tym mówić, bo nie chcę tutaj nikogo dotykać. Ale widzę to z dołu, jak to się kłamie, ile jest przyjęt<text:span text:style-name="T1775">yc</text:span>h dzisiaj pacjentów w poradni, takie głupstwo. Czy dziś lekarz ma tam tyle godzin, więc ma przyjąć tyle pacjentów. Ale dziś była ładna pogoda i nikt nie przyszedł. I tak ma przyjętych więcej, bo pielęgniarka wie, że jak nie to mu zdejmą godziny itd. Te wszystkie rzeczy, które niby tworzą statystykę i nasz pogląd na służbę zdrowia one są<text:s/><text:span text:style-name="T1776">ni</text:span>epraw<text:span text:style-name="T1777">dzi</text:span>we. Więc mu<text:span text:style-name="T1778">s</text:span>imy wrócić do praw<text:span text:style-name="T1779">dz</text:span>iwoś<text:span text:style-name="T1780">ci.</text:span><text:s/><text:span text:style-name="T1781">I</text:span><text:s/>w tej reorganizacji musimy złapać to co jest najbardziej. Te wszystkie balony, które wyrosły w tej administrac<text:span text:style-name="T1782">ji.</text:span><text:s/>Jeżeli u mnie w Z<text:span text:style-name="T1783">O</text:span>Z-ie pracuje 2 400 osób, a 200-ileś jest pracowników<text:s/><text:soft-page-break/>administrac<text:span text:style-name="T1784">ji<text:s/></text:span>nie tych z kuchni, z pralni, tylko tych z admini<text:span text:style-name="T1785">st</text:span>ra<text:span text:style-name="T1786">cji</text:span><text:s/>w tym budynku, gdzie oni siedzą, to rozumiecie, że ta proporcja jest nic, a oni muszę się czymś wykazać więc piszą do mnie tony papieru i tak to idzie w kółko i zawracają głowę, i tyle. Więc to musi być tam, gdzie to jest.... przeszkadza, musi t<text:span text:style-name="T1787">o</text:span><text:s/>zostać zlik<text:span text:style-name="T1788">w</text:span>idowane szybko.</text:p>
      <text:p text:style-name="P1789">Samodzielność szpitali może powstać i będzie trudność przy tym<text:span text:style-name="T1790">.</text:span><text:s/>Proszę pamiętać, bo żaden lekarz naczelny, który zostanie dyrektorem po co on ma sobie brać na głowę to całe<text:s/>„masło”<text:s/>i teraz<text:s/><text:span text:style-name="T1791">s</text:span>ię samemu starać. To nie jest taka prosta rzecz, że wszyscy będą chcieli zostać dyrektorami sam<text:span text:style-name="T1792">od</text:span>zielnych szpitali.<text:s/><text:span text:style-name="T1793">I</text:span><text:s/>dlatego musi to być dyrektor nowy, to nie znaczy nowy w tym sensie, że nowy człowiek, ale z nowym podejściem do sprawy<text:span text:style-name="T1794">.</text:span><text:s/>Ci, którzy się<text:span text:style-name="T1795"><text:s/></text:span>nie podejmują znajdą się na ich miejsce inni. Ludzie ze społecznym zacięciem. A w służbie zdrowia trzeba pamiętać jest bardzo dużo naszych ludzi.</text:p>
      <text:p text:style-name="P1796">Nasza służba<text:s/><text:span text:style-name="T1797">zd</text:span>rowia się nie rozpoczęła dzisiaj. Trzeba pamiętać, że jedno z pierwszych ministerstw zdrowia było w Polsce w rządzie Daszyńskiego, był pierwszy minister zdrowia i to zo<text:span text:style-name="T1798">s</text:span>tało uznane przez cały świat za wielką rzecz. Zresztą jeżeli państwo pamiętają, on się nazywał Judym. A Judym potem wz<text:span text:style-name="T1799">i</text:span>ął Żeromski na dr. Judyma. To jest bardzo ciekawa taka rzecz przy okazji.</text:p>
      <text:p text:style-name="P1800">Więc reorganizacja tak. Bezwzględnie, ale żeby nie była dezorganizacją. Musimy zarysować docelowe rzeczy w ciągu roku, dwóch, a co na dziś trzeba od razu coś zrobić. Koniecznie.</text:p>
      <text:p text:style-name="P1801"><text:span text:style-name="T1802">D</text:span>ruga rzecz to jest sprawa finansów. Proszę państwa, jak to jest z tymi finansami. To jest troszeczkę tak, jak<text:s/><text:span text:style-name="T1803">w</text:span><text:s/>Oświęcimiu. Jest kocioł z zupą, na dole są kartofle, trochę wyżej jest kasza, powyżej tego jest woda z pokrzywami<text:span text:style-name="T1804">.</text:span><text:s/>Jak jest u nas? Wszystko się wrzuca do budżetu do środka. Potem przychodzą ludzie, kt<text:span text:style-name="T1805">o</text:span><text:s/>jest silny to się dopcha do tych kartofli, a kto jest słaby dostaje tą wodę z pokrzywami i my dostajemy wodę z pokrzywami<text:span text:style-name="T1806">.</text:span></text:p>
      <text:p text:style-name="P1807">Proszę państwa od m<text:span text:style-name="T1808">in</text:span>. Sztachelski<text:span text:style-name="T1809">e</text:span>go, który był delikatnym człowiekiem, nie miał łokci, poprzez min. Śliwińskiego, dr. Szelachowskiego, który był łagodności człowiekiem, nie miał tych łokci, poza jednym min<text:span text:style-name="T1810">.</text:span><text:s/>Barańskim, który odszedł w ciągu krótkich sześciu tygodni, bo nie mógł na to patrzeć, czy trz<text:span text:style-name="T1811">e</text:span>ch miesięcy, on bardzo krótko w każdym razie był...</text:p>
      <text:p text:style-name="P1812"><text:span text:style-name="T1813">Ob. Andrzej Wojtczak</text:span>:</text:p>
      <text:p text:style-name="P1814">Cztery lata był...</text:p>
      <text:p text:style-name="P1815"><text:span text:style-name="T1816">Doc. M. Edelman</text:span>:</text:p>
      <text:p text:style-name="P1817">Cztery la<text:span text:style-name="T1818">t</text:span>a by<text:span text:style-name="T1819">ł</text:span>,<text:s/><text:span text:style-name="T1820">j</text:span>u<text:span text:style-name="T1821">ż</text:span><text:s/>nie pamiętam, ale<text:s/><text:span text:style-name="T1822">w</text:span><text:s/>każdym razie poszło o rzecz zasadniczą. A ci wszyscy ministrowie odchodzą z powodu zmian, które się tu odbywają w tej karuzeli.<text:s/><text:span text:style-name="T1823">I</text:span><text:s/>nie umieją się pchać do tego kotła. Dlatego musimy mieć własną pulę pieniędzy. Własną pu<text:span text:style-name="T1824">lę</text:span><text:s/>pien<text:span text:style-name="T1825">ię</text:span>dzy.</text:p>
      <text:p text:style-name="P1826">Co to znaczy własną pulę pieniędzy? Ten budżet niech nam nic robi łaski, że nam coś daje. Niech nam nie robi łaski, bo zabiera pracownika, proszę państwa, od pracownika tzn. bo jeżeli dostaje tysiąc złotych pensji, a pięćset złotych się płaci na ZUS i na jakiś fundusz socjalny, to jest moja pensja, tak. To jest robione inaczej, ale to jest z<text:s/><text:span text:style-name="T1827">m</text:span>oich pieniędzy zabierane.</text:p>
      <text:p text:style-name="P1828">Więc ja nie wiem czy t<text:span text:style-name="T1829">e</text:span><text:s/>całe<text:s/><text:span text:style-name="T1830">5</text:span>0 proc. ma iść na służbę zdrowia, czy tam są inne kulturalne i takie cele, ale przecież ten ZUS to jest pijawka. On bierze 30 lat pieniądze od ludzi, a płaci im 6 - 5 lat. Jeżeli oni m<text:span text:style-name="T1831">ó</text:span>wią, że oni plajtują dzisiaj, że oni nie mają z czego płacić rent i emerytur to trzeba ich wziąć i wystrzelić w armatę. Bo wszystkie towarzystwa ubezpieczeniowe na świecie to jest złoty interes. Więc nie wiem co<text:s/><text:soft-page-break/>oni zrobili z tymi pieniędzmi? Albo zjedli dziesięć kotletów schabowych codziennie albo coś innego. Trzeba<text:s/><text:span text:style-name="T1832">w</text:span><text:s/>to wejść, to nie jest takie mówienie my musimy sprawdzić. Trzeba konkretnie wiedzieć co się dzieje z tymi pieniędzmi raz.</text:p>
      <text:p text:style-name="P1833">Drugie przemysł farmaceutyczny. Po pierwsze trzeba go zabrać, bo to jest najbardziej dochodowy przemysł w chemii. Trzeba go zabrać stamtąd i przekazać do Ministerstwa Zdrowia. I te dochody<text:s/><text:span text:style-name="T1834">-</text:span><text:s/>oni nie będą chcieli, ja wiem, bo oni są tam silni, ale nie ma rady na to, muszą płacić, wszystkie firmy farmaceutyczne podtrzymują służbę zdrowia, nasz nie. Nasz na wystawę, jak jest zjazd, jak mają dać 200 tys. złotych to mówią my nie mamy pieniędzy. Jak nie mają pieniędzy to niech nie prowadzą farmacji. Bo to jest najbardziej dochodowy przemysł<text:span text:style-name="T1835">.</text:span><text:s/>I my musimy mieć w nim udział. To nie ulega kwestii.</text:p>
      <text:p text:style-name="P1836">I jeszcze jedna sprawa ludzka. Proszę państwa jest bardzo źle w szpitalach z salowymi, z wszystkimi pracownikami technicznymi, to państwo wiedzą, że jest jedna salowa na 60 chorych itd., itd.</text:p>
      <text:p text:style-name="P1837"><text:span text:style-name="T1838">Jest</text:span><text:s/>taka instytucja zastępcza służba zdrowia. Zastępcza Służba Wojskowa. Proszę państwa przecież wszyscy tutaj mówią, że<text:span text:style-name="T1839"><text:s/></text:span>nie ma co robić, że trzeba iść tylko do górnictwa, oni mają, jak gdyby jeszcze następną karę im dać, że nie chcą służyć w wojsku. My potrzebujemy tych ludzi.<text:s/><text:span text:style-name="T1840">I</text:span><text:s/>musimy postulować, żeby zastępcza służba wojskowa odbywała się w dużym stopniu w szpitalach, w lecznictwie zamkniętym i<text:s/><text:span text:style-name="T1841">w</text:span><text:s/>lecznictwie otwartym. Otwartym mam na myśli np. u ludzi starych i niepełnosprawnych, jak dostaniemy taki zastrzyk tych ludzi nie zgadzających się na służbę wojskową, a przeważnie są to ludzie ideowi.<text:s/><text:span text:style-name="T1842">J</text:span>est to dobry element, lepszy niż tego normalnego rekruta, będziemy mieli znaczną pomoc w szpitalach. I dla młodzieży, która nie idzie będzie to o wiele większa satysfakcja niż on pójdzie fedrować, o którym nie ma pojęcia. To jest wszystko co chciałem powiedzieć<text:span text:style-name="T1843">.</text:span></text:p>
      <text:p text:style-name="P1844">I chcieliśmy, żebyśmy tu postulowali to, żeby zastępcza służba wojskowa odbywała się w wielkim stopniu również w ramach służby zdrowia, tak w lecznictwie zamkniętym, jak i w ramach pomocy ludziom starym i niepełnosprawnym. To jest chyba do przyjęcia, my tu dotykamy tabu wojska, ale wojsko i tak zwalnia tych ludzi, którzy nie chcą nosić broni, więc my możemy prawda ich wykorzystać o wiele lepiej niż w górnictwie. O wiele lepiej, tam nie mają pojęcia<text:span text:style-name="T1845">.</text:span></text:p>
      <text:p text:style-name="P1846"><text:span text:style-name="T1847">Ob. Mirosław Cybulko</text:span>:</text:p>
      <text:p text:style-name="P1848">W domach pomocy społecznej...</text:p>
      <text:p text:style-name="P1849"><text:span text:style-name="T1850">Ob. Marek Edelman</text:span>:</text:p>
      <text:p text:style-name="P1851">M.in. w domach pomocy społecznej. Proszę pa<text:span text:style-name="T1852">ńs</text:span>twa, a ile jest dzieci niepełnosprawnych, których rodzice nie mogą ich posadzić sami, że on jak będzie prz<text:span text:style-name="T1853">yc</text:span>hodził dwie godziny dziennie, ja nie umiem tego dokładnie... do takiego domu i będzie miał trzy domy to przecież to będzie szalona ulga dla tych ludzi. A dla niego satysfakcja.</text:p>
      <text:p text:style-name="P1854">Dzięku<text:span text:style-name="T1855">ję</text:span>.</text:p>
      <text:p text:style-name="P1856"><text:span text:style-name="T1857">Przewodnicząca o</text:span><text:span text:style-name="T1858">b</text:span><text:span text:style-name="T1859">. Zofia Kuratowska</text:span>:</text:p>
      <text:p text:style-name="P1860">To są również postulaty młodzieży. Rozumiem, że państwo zgadzają się na przyjęcie takiego sformułowania postulatu. Tam go trzeba jeszcze zredagować może, ale chyba jest to naprawdę ważne.<text:span text:style-name="T1861">..</text:span></text:p>
      <text:p text:style-name="P1862"><text:span text:style-name="T1863">Ob. Andrzej Wojtczak</text:span>:</text:p>
      <text:p text:style-name="P1864">Trzeba uczciwie powiedzieć, że te wypadki istnieją, u mnie pracują w szpitalu...</text:p>
      <text:p text:style-name="P1865"><text:span text:style-name="T1866">Przewodnicząca Ob</text:span><text:span text:style-name="T1867">.</text:span><text:span text:style-name="T1868"><text:s/>Zofia Kuratowska</text:span>:</text:p>
      <text:soft-page-break/>
      <text:p text:style-name="P1869">Nie, nie oczywiście, że istnieją. Tu chodzi o... zdarz<text:span text:style-name="T1870">aj</text:span>ą<text:span text:style-name="T1871"><text:s/></text:span>się i w szpitalach warszawskich, ale zresztą jest dobór negatywny zupełnie wyraźnie, to nie chodzi o tych, którzy z pobudek<text:s/>ideowych nie chcą służyć w wojsku, bo tych się posyła tak,<text:s/><text:span text:style-name="T1872">ż</text:span><text:span text:style-name="T1873">eby<text:s/></text:span>pracowali po kolana w wodzie, żeby byli właśnie w kopalni, zupełnie inaczej, a z nich byłby bardzo dobry narybek do pracy, może by nawet zostali przy jakichś pracach tego typu, np. pomocy społecznej<text:span text:style-name="T1874">.</text:span><text:s/>I myślę,<text:s/><text:span text:style-name="T1875">ż</text:span>e musimy się o to dopominać<text:span text:style-name="T1876">...</text:span></text:p>
      <text:p text:style-name="P1877"><text:span text:style-name="T1878">O</text:span><text:span text:style-name="T1879">b</text:span><text:span text:style-name="T1880">.</text:span><text:span text:style-name="T1881"><text:s/>Andrzej Wojtczak</text:span>:</text:p>
      <text:p text:style-name="P1882">Pani docent, w kwestiach zupełnie organ<text:span text:style-name="T1883">iz</text:span>acyjnych chciałbym<text:span text:style-name="T1884">.</text:span><text:s/>Dlatego że właśnie dyskusja się toczy i będzie toczyła, chciałbym tylko poinformować, tu się mu<text:span text:style-name="T1885">si</text:span>m<text:span text:style-name="T1886">y</text:span><text:s/><text:span text:style-name="T1887">z</text:span>decydować, że jest możliwość, o 2<text:span text:style-name="T1888">.</text:span>30 obiadu, że można przedłużyć ten okres, możemy sobie ustalić,<text:s/><text:span text:style-name="T1889">ż</text:span>e podyskutujemy do 3.00 czy 3<text:span text:style-name="T1890">.3</text:span>0, żeby zamknąć tą sesję i to chciałbym po prostu, w takiej w tej chwili dyskusji dwustronnej uzgodnić, bo żebyśmy sobie założyli pewne jakieś ramy dyskus<text:span text:style-name="T1891">ji</text:span><text:s/>z uwagi na to, że mnie się wydaje, że myśmy dokonali bardzo szerokiego przeglądu spraw.</text:p>
      <text:p text:style-name="P1892">I chciałbym zanim wyznaczymy sobie pewny czas, dokonali przeglądu problemów w stosunku co do których będziemy zgodni, że po pierwsze weźmiemy, uwzględnimy w programie następnej dyskusji naszego zebrania powiedziałbym plenarnego, że warto by się zastan<text:span text:style-name="T1893">o</text:span>wić<text:span text:style-name="T1894">.</text:span><text:s/>Bo tu<text:s/>wypłynęło<text:s/>cał<text:span text:style-name="T1895">y</text:span><text:s/><text:span text:style-name="T1896">s</text:span>zereg wniosków odnośnie powołania pewnych grup roboczych, żeby uczestnicy wytypowani przez nazwijmy to jeden<text:s/>„stół”, ale troszkę podzielony na jakieś trzy, zresztą całe szczęście bardzo spójne części, wytypowały przedstawicieli, żeby mogli przygotowa<text:span text:style-name="T1897">ć</text:span><text:s/>pewne projekty, koncepcje do przedstawienia nam na jednym z przyszłych zebrań<text:span text:style-name="T1898">.</text:span><text:s/>I dlatego te wszystkie rzeczy, ja nie wiem, jak my pomieścimy w czasie, stąd chciałbym powiedzmy jeżeli pani pozwoli usłyszeć, tak samo pani o<text:span text:style-name="T1899">pi</text:span>nię.</text:p>
      <text:p text:style-name="P1900"><text:span text:style-name="T1901">Przewodnicząca ob. Zofia Kuratowska</text:span>:</text:p>
      <text:p text:style-name="P1902">Mnie si<text:span text:style-name="T1903">ę</text:span><text:s/>wydaje, że musimy ustalić, o której ten obiad, bo ja myślę, że byłoby dobrze zrobić przerwę na obiad i później wrócić i podjąć jakieś decyzje czy nie wiem czy musimy iść o w pół do trzeciej, czy możemy np<text:span text:style-name="T1904">.</text:span><text:s/>za 1<text:span text:style-name="T1905">5</text:span><text:s/>trzecia, myślę, że obiad w pół godziny da się załatwić. Czyli bym jeszcze kontynuowała dyskus<text:span text:style-name="T1906">ję</text:span>.<text:span text:style-name="T1907">..</text:span></text:p>
      <text:p text:style-name="P1908"><text:span text:style-name="T1909">Ob. Andrzej Wojtcza</text:span><text:span text:style-name="T1910">k</text:span>:</text:p>
      <text:p text:style-name="P1911">Czyli ustalamy, że powiedzmy do za 15 trzecia prowadzimy dyskusję. Zawiadomimy, że przyjdziemy za 15 trzecia na obiad, pół godziny na obiad i o 3<text:span text:style-name="T1912">.</text:span>15 byśmy rozpoczęli dyskusję.<text:span text:style-name="T1913">..</text:span></text:p>
      <text:p text:style-name="P1914"><text:span text:style-name="T1915">Przewodnicząca ob. Zofią Kuratowska</text:span>:</text:p>
      <text:p text:style-name="P1916">Dalszy ciąg dochodzenie do pewnych już jakichś takich konklu<text:span text:style-name="T1917">zji.</text:span></text:p>
      <text:p text:style-name="P1918">Ja mam tutaj dwóch panów z przeciwka zapisanych. Ja jeszcze w związku z tym, że mówiliśmy o wszystkim, to znaczy o bardzo wielu problemach w tym były problemy ekonomiczne, ja bym chciała popros<text:span text:style-name="T1919">i</text:span>ć zapisaną do głosu panią Grzymisławsk<text:span text:style-name="T1920">ą</text:span>, wyszła, no to nie to nie będzie poproszona, to ja wobec tego proszę pana, bo pan<text:s/><text:span text:style-name="T1921">si</text:span>ę zgłaszał.</text:p>
      <text:p text:style-name="P1922"><text:span text:style-name="T1923">Ob. Maciej Lata</text:span><text:span text:style-name="T1924">l</text:span><text:span text:style-name="T1925">ski</text:span>:</text:p>
      <text:p text:style-name="P1926">Miejsce mojej pracy jest Instytut Medycyny Wsi w Lublinie, Instytut Resortowy Ministerstwa Zdrowia<text:span text:style-name="T1927">.</text:span></text:p>
      <text:p text:style-name="P1928">Tematyka zdrowia ludności wiejskiej była tutaj już u kilku moich szanownych przedmówców treścią ich wypowiedzi. Pozwólcie pa<text:span text:style-name="T1929">ń</text:span>stwo zatem,<text:s/><text:span text:style-name="T1930">że</text:span><text:s/>jeszcze do tego problemu troszeczk<text:span text:style-name="T1931">ę<text:s/></text:span>wró<text:span text:style-name="T1932">cę.</text:span></text:p>
      <text:p text:style-name="P1933">Instytut prowadzi aktualnie ogó<text:span text:style-name="T1934">ln</text:span>opolskie reprezentacyjne badania stanu zdrowia ludności wiejskiej. I jesteśmy w tej chwili na etapie zakończenia badań pilotażowych. Wstępne wyniki tych badań pilotażowych<text:s/><text:soft-page-break/>w wielkim skrócie pozwolę sobie państwu przedstawić. Rzuci to trochę światła do tych określeń<text:span text:style-name="T1935">,</text:span><text:s/>jak stan zdrowia ludności wiejskiej się przedstawia.</text:p>
      <text:p text:style-name="P1936">Otóż wśród przebytych chorób i zgłaszanych skarg grupę najczęściej wymienianą stanowiły choroby zwyrodnieniowe układu kostno-stawowego i bóle stawowe.</text:p>
      <text:p text:style-name="P1937">Ogólnie u 68 proc. osób lekarze stwierdzili występowanie chorób o charakterze przewlekłym, przy czym ich natężenie pozostawało w ścisłej korelacji z wiekiem i płcią. U kobiet odsetek stwierdzonych chorób wyniósł 71 proc. wobec 6<text:span text:style-name="T1938">4</text:span><text:s/>proc. u mężczyzn.</text:p>
      <text:p text:style-name="P1939">Na pierwszym miejscu w strukturze chorób uplasowały się<text:span text:style-name="T1940"><text:s/></text:span>choroby układu krążenia. Mężczyźni 36,<text:s/><text:span text:style-name="T1941">k</text:span>obiety 32 proc<text:span text:style-name="T1942">.</text:span></text:p>
      <text:p text:style-name="P1943">Na drugim choroby układu mięśniowo-ko<text:span text:style-name="T1944">st</text:span>nego<text:span text:style-name="T1945">.</text:span><text:s/>Mężczyźni 13, kobiety<text:s/><text:span text:style-name="T1946">1</text:span>5.</text:p>
      <text:p text:style-name="P1947">Trzecie miejsce przypadło chorobom układu trawiennego, po ok. 11 dla obu płci.</text:p>
      <text:p text:style-name="P1948">A czwarte chorobom układu nerwowego i narządu zmysłów oraz chorobom układu nerwowego.</text:p>
      <text:p text:style-name="P1949">W w<text:span text:style-name="T1950">yl</text:span>ansowan<text:span text:style-name="T1951">ej</text:span><text:s/>przez nas próbie zwraca uwagę dosyć wysoki wynoszący 1<text:span text:style-name="T1952">3</text:span>,<text:span text:style-name="T1953">6</text:span><text:s/>proc. odsetek osób oznaczon<text:span text:style-name="T1954">y</text:span>ch grupą inwalidzką, w tym z III grupą 8,7 proc., z II grupą<text:s/><text:span text:style-name="T1955">4,6</text:span><text:s/>proc.</text:p>
      <text:p text:style-name="P1956"><text:span text:style-name="T1957">W</text:span><text:s/>populacji generalnej dorosłych mieszkańców wsi stw<text:span text:style-name="T1958">ie</text:span>rdzono 9,7 proc. inwalidów.</text:p>
      <text:p text:style-name="P1959">Najczęstszą przyczyna inwalidztwa były choroby układu mięśniowo-kostnego 44 proc. i układu krążenia 24 proc.</text:p>
      <text:p text:style-name="P1960">Ocena wybranych dziedzin w rzeczywistości traktowanych jako potencjalny zestaw zmiennych przewidzianych do pomiaru społecznego aspektu zdrowia, rozumianego jako zadowolenie z określonej sytuacji życiowej wypadła korzystniej niż przypuszczano. Blisko 70 proc. respondentów wyraża zadowolenie z miejscowośc<text:span text:style-name="T1961">i,<text:s/></text:span>w której mieszka. Odsetek zadowolonych z pracy ukształtował<text:s/><text:span text:style-name="T1962">s</text:span>ię na poziomie nieco po<text:span text:style-name="T1963">w</text:span>yżej 90, go<text:span text:style-name="T1964">r</text:span>zej wypadła ocena warunków mi<text:span text:style-name="T1965">esz</text:span>kaniowych<text:span text:style-name="T1966">.</text:span><text:span text:style-name="T1967"><text:s/></text:span>Tylko<text:s/><text:span text:style-name="T1968">48</text:span><text:s/>proc. przyznało<text:s/><text:span text:style-name="T1969">t</text:span>utaj oc<text:span text:style-name="T1970">e</text:span>nę pozytywną. O tym, że względnie dobra lub dobra atmosfera panuje w ich rodzinie zawsze lub często poinformowało<text:s/><text:span text:style-name="T1971">7</text:span>6 proc. badanych, o życzliwości sąsiadów jest prz<text:span text:style-name="T1972">e</text:span>konanych 80 proc. respondentów.</text:p>
      <text:p text:style-name="P1973"><text:span text:style-name="T1974">Z</text:span><text:s/>analizy wypowiedzi respond<text:span text:style-name="T1975">en</text:span>tów wynika, że posiadają<text:span text:style-name="T1976"><text:s/></text:span>oni wysoki stopień poczucia oparcia społecznego<text:span text:style-name="T1977">.</text:span><text:s/>Zaledwie 0,3<text:span text:style-name="T1978"><text:s/></text:span>proc. badanych stwierdziło, że w sytuacji nagłej potrzeby życiowej musiałoby liczyć wyłącznie na siebie.</text:p>
      <text:p text:style-name="P1979">Przeciętny poziom neurotyczności jest wys<text:span text:style-name="T1980">o</text:span>ki u ludności wiejskiej i wzrasta on z wiekiem.</text:p>
      <text:p text:style-name="P1981">Jednocześnie pozwolę sobie zaznaczyć to co powiedziałem na wstępie, że są to tylko wyniki badań pilotażowych, właściwe badania są prowadzone dopiero w tym roku i te wyniki mo<text:span text:style-name="T1982">g</text:span>ą ulec zwery<text:span text:style-name="T1983">fi</text:span>kowaniu, jakiejś weryfikacji. Niemn<text:span text:style-name="T1984">ie</text:span>j warunki... wyniki badania stanu zdrowia i w ogóle stan zdro<text:span text:style-name="T1985">wi</text:span>a winien decydować o tym, jak powinna być zorganizowana opieka zdrowotna w tym przypadku, jak powinien być, jakie funkcje powinien sp<text:span text:style-name="T1986">eł</text:span>niać ośrodek zdrowia na wsi.</text:p>
      <text:p text:style-name="P1987">Organizacja musi wynikać z potrzeb. Aby tym ośrodku zdrowia na wsi możliwie największy procent tych potrzeb zdrowotnych mógł zostać w możliwie najlepszym stopniu zaspokojony. Pomijam już w tej chwili kwestie kwalifikacji kadry, która tam<text:s/><text:span text:style-name="T1988">pr</text:span>acuje, nie chc<text:span text:style-name="T1989">ę</text:span><text:s/>w te szczegóły wnikać, ani wypowiadać dzisiaj swoich s<text:span text:style-name="T1990">po</text:span>strzeżeń w tym zakre<text:span text:style-name="T1991">si</text:span>e<text:span text:style-name="T1992">.</text:span></text:p>
      <text:p text:style-name="P1993">Był<text:span text:style-name="T1994">a</text:span><text:s/>mowa o brakach kadry medycznej na wsi. J<text:span text:style-name="T1995">e</text:span>żeli prz<text:span text:style-name="T1996">yj</text:span>miemy wskaźnik, że jeden lekarz powinien<text:s/><text:soft-page-break/>mieć więcej niż 2,<text:span text:style-name="T1997">5</text:span><text:s/>tys. podopiecznych to na wsi brak<text:span text:style-name="T1998">uj</text:span>e nam w tej chwili 679 lekarzy jeśli pracowaliby oni w pełnym wymiarze godzin<text:span text:style-name="T1999">.</text:span></text:p>
      <text:p text:style-name="P2000">Jeżeli przejdziemy do konkretnych cyfr to bez<text:s/><text:span text:style-name="T2001">le</text:span>karza<text:s/>j<text:span text:style-name="T2002">e</text:span>st<text:s/><text:span text:style-name="T2003">w</text:span><text:s/>tej chwili w Polsce 5,7 proc. ośrodków zdrowia<text:span text:style-name="T2004">.</text:span><text:s/>A bezwzględną liczbą wyraża się to jako 1<text:span text:style-name="T2005">8</text:span>9 na<text:s/><text:span text:style-name="T2006">3</text:span> <text:span text:style-name="T2007">303.</text:span><text:s/>Natomiast<text:s/><text:span text:style-name="T2008">aż<text:s/></text:span>828 i<text:s/><text:span text:style-name="T2009">t</text:span>o stanowi 2<text:span text:style-name="T2010">5</text:span><text:s/><text:span text:style-name="T2011">p</text:span>roc<text:span text:style-name="T2012">.</text:span><text:s/>ośrodków zdrowia nie zatrudnia lekarza stomatologa<text:span text:style-name="T2013">.</text:span></text:p>
      <text:p text:style-name="P2014">O i<text:span text:style-name="T2015">l</text:span>e<text:s/><text:span text:style-name="T2016">il</text:span>ość lekarzy medycyny powoli, a<text:span text:style-name="T2017">le</text:span><text:s/>z roku na r<text:span text:style-name="T2018">ok<text:s/></text:span>na w<text:span text:style-name="T2019">s</text:span>i rośnie, o<text:s/><text:span text:style-name="T2020">t</text:span>yle lekarzy dentystów ubywa<text:span text:style-name="T2021">.</text:span></text:p>
      <text:p text:style-name="P2022">Prosz<text:span text:style-name="T2023">ą</text:span><text:s/>państwa powiedziałem<text:span text:style-name="T2024">,</text:span><text:s/><text:span text:style-name="T2025">że</text:span><text:s/>problemy zdrowotne powinny być tym wskaźnikiem<text:span text:style-name="T2026">,</text:span><text:s/>który wini<text:span text:style-name="T2027">e</text:span>n decydować o tym, jak powinna o<text:span text:style-name="T2028">p</text:span>ieka zdrowotna na wsi wyglądać<text:span text:style-name="T2029">.</text:span><text:s/>Był tutaj poruszony problem rehabilitac<text:span text:style-name="T2030">ji</text:span>. Jest t<text:span text:style-name="T2031">o</text:span><text:s/>wielkie zaniedbanie w środowisku wiejskim<text:span text:style-name="T2032">.</text:span><text:s/>Tylko 3,7 proc. ośrodków zdrowia na w<text:span text:style-name="T2033">s</text:span>i dysponuje jakim takim gabinetem rehabilitac<text:span text:style-name="T2034">yj</text:span>nym, a przypomnę, że z tego bardzo skrótowego obraz stanu zdrowia i inwalidztwo, i zgłaszane dolegliwości na pierwszym miejscu<text:s/><text:span text:style-name="T2035">s</text:span>ą właśnie w zakresie układu kostno- stawowego i mięśniowego<text:span text:style-name="T2036">.</text:span><text:s/>Ale to n<text:span text:style-name="T2037">i</text:span>e jest jedyny problem, który wymaga rozwiązania. Nie tylko kwestia organizacji gabinetów lekarskich<text:span text:style-name="T2038">.</text:span><text:s/>Bardzo istotnym problemem jest dostępność do możliwości wykonywania diagnost<text:span text:style-name="T2039">yc</text:span>znych badań laboratoryjnych.</text:p>
      <text:p text:style-name="P2040">N<text:span text:style-name="T2041">a</text:span><text:s/>wsi mamy w tej chwili tylko 11,6 proc. ośrodków zdrowia, gdzie działa laboratorium analityczne o węższym lub szerszym spektrum swoich możliwości<text:s/><text:span text:style-name="T2042">di</text:span>agnost<text:span text:style-name="T2043">yc</text:span>znych.</text:p>
      <text:p text:style-name="P2044"><text:span text:style-name="T2045">I</text:span><text:s/>mamy 42,<text:span text:style-name="T2046">5</text:span><text:s/>proc. takich ośrodków zdrowia, gdzie istnieje tylko punkt pobrania materiału do badań i te materiały są odsyłane do najbliższego laboratorium w ZOZ<text:span text:style-name="T2047">-</text:span>ie i przywożone potem.</text:p>
      <text:p text:style-name="P2048"><text:span text:style-name="T2049">W</text:span><text:s/>przypadku kiedy działa taki punkt pobrania materiału średni czas oczekiwania na wynik badania laboratoryjnego wynosi cztery dni.<text:s/><text:span text:style-name="T2050">W</text:span><text:s/>przypadku kiedy nie ma i takiego punktu wydłuża się on do 7 i więcej dni. Jest to okres czasu, który praktycznie rzecz biorąc dezaktualizuje wyniki badań i niewiele może on pomóc<text:s/>lekarzowi<text:s/><text:span text:style-name="T2051">w</text:span><text:s/>przyjęciu swego postępowania w stosunku<text:s/><text:span text:style-name="T2052">d</text:span>o pacjenta<text:span text:style-name="T2053">.</text:span></text:p>
      <text:p text:style-name="P2054">A więc rozwiązanie problemu gabinetów rehabi<text:span text:style-name="T2055">li</text:span>tacyjnych. Z pewnym standardowym ich wyposażeniem<text:span text:style-name="T2056">.</text:span><text:s/>Rozwiązanie problemu diagnostyki laboratoryjnej w służbie zdrowia na wsi oraz uzupełnienie standardowego na dziś wyposażenia gabinetów lekarskich ośrodków zdrowia na wsi w aparaty EKG, w spirometrię najogólniej to określam, w każdym razie chodzi o aparaty do określania wydolności układu oddechowego z możliwie dużą ilością parametrów, które można by było na nich wykazać, inhalatory. Podkreślam to i tą spirometrię, i te inhalatory ze względu na wysoką pozycję chorób układu oddechowego. Powinny być do ośrodków zdrowia, w ośrodkach zdrowia loka<text:span text:style-name="T2057">li</text:span>zowane.</text:p>
      <text:p text:style-name="P2058">Te potrzeby jako instytut dostrzegamy, te kierunki działania chcemy preferować i w tym kierunku działania nasze prowadzimy.</text:p>
      <text:p text:style-name="P2059">Dziękuję uprzejmie.</text:p>
      <text:p text:style-name="P2060"><text:span text:style-name="T2061">Przewodnicząca ob</text:span><text:span text:style-name="T2062">.</text:span><text:span text:style-name="T2063"><text:s/>Zofia Kuratowska</text:span>:</text:p>
      <text:p text:style-name="P2064">Dziękuję bardzo. Teraz poproszę panią dr Joannę Staręgę-Piasek. My<text:span text:style-name="T2065">ś</text:span>my mówili dużo o różnych sprawach. Prawie nie mówiliśmy o sprawie niezwykle ważnej, o pomocy społecznej, proszę bardzo panią o zabranie głosu<text:span text:style-name="T2066">.</text:span></text:p>
      <text:p text:style-name="P2067"><text:span text:style-name="T2068">Dr Joanna Staręga-Piasek</text:span>:</text:p>
      <text:p text:style-name="P2069">Resort zdrowia w Polsce, zresztą tak, jak<text:s/><text:span text:style-name="T2070">w</text:span><text:s/>wielu innych krajach obejmuje zakresem swojego działania poza ochrona zdrowia inną część polityki społecznej, mianowicie pomoc i opiekę społeczną.</text:p>
      <text:soft-page-break/>
      <text:p text:style-name="P2071">Moim zdaniem jest to układ korzystny dla obu sfer i przy dobrym systemie organizacyjnym powodującym wzajemne synergiczne podnoszenie efektów działania, szczególnie na poziomie podstawowej opieki zdrowotnej. Pomoc społeczna należy traktować<text:span text:style-name="T2072"><text:s/></text:span>jako zorganizowaną działalność na rzecz człowieka pozost<text:span text:style-name="T2073">aj</text:span>ąceg<text:span text:style-name="T2074">o<text:s/></text:span>w trudnej sytuacji, a tak<text:span text:style-name="T2075">ż</text:span>e na rzecz tych kategorii społecznych, które również pozostają w trudnej sytu<text:span text:style-name="T2076">a</text:span>cji społecznej na skutek negatywnych, często niezamierzonych skutków polityki społecznej.</text:p>
      <text:p text:style-name="P2077">Negatywne skutki polityki społecznej powodują, że pomoc społeczna musi mieć otwartą strukturę. Co to znaczy? To znaczy, że musi nie tylko postrzegać negatywne zjawiska społe<text:span text:style-name="T2078">czne</text:span>, ale<text:s/><text:span text:style-name="T2079">i</text:span><text:s/>mi<text:span text:style-name="T2080">eć</text:span><text:s/>moż<text:span text:style-name="T2081">liw</text:span>ość reakcji na to<text:span text:style-name="T2082">.</text:span></text:p>
      <text:p text:style-name="P2083">Pomoc społeczna nie może czekać, aż władza począwszy od premiera skończywszy na naczelniku pozwoli zauważyć, że... i nazwać istniejący problem. Czy bezdomni są czy ich nie ma? Przez jakiś czas narkomanów nie było, potem się pojawili. Co ze sprawą AIDS w kontekście nawet pomocy i opieki społecznej? Nie mówię w aspekcie medycznym.</text:p>
      <text:p text:style-name="P2084">Co z nędzą u<text:s/><text:span text:style-name="T2085">l</text:span>udzi starych, samotnych na wsi, jak wobec tych problemów ma stawać lekarz i ma zalecać cały szereg rozwiązań jeżeli nie ma od razu moż<text:span text:style-name="T2086">li</text:span>wości..<text:span text:style-name="T2087">.</text:span><text:s/>od razu wie, że nie ma możliwości na ich realizowanie.</text:p>
      <text:p text:style-name="P2088">Oceniając pomoc społeczną w dniu dzisiejszym stwierdzić<text:s/>trzeba, że ze względu na sytuację, środki, którymi dysponuje, infrastrukturę często nad podziw skutecznie wywiązuje się ze swoich zadań<text:span text:style-name="T2089">.</text:span><text:s/>Dzieje się to głównie dzięki pracownikom socjalnym, dzięki ludziom związanym z pomocą społeczną, ale często dzieje się to ich kosztem. Kosztem ich zaangażowania, kosztem nadmiernego zaangażowania wysiłku i przedsiębiorczości. Oceniając jednak pomoc społeczną z punktu widzenia społecznych oczekiwań wobec niej ta ocena wypadnie negatywnie.</text:p>
      <text:p text:style-name="P2090">Pomoc społeczna funkcjonuje w przestarzałych strukturach, zakresach i formach. Do dziś obowiązuje ustawa z '23 roku. Dla pomocy społecznej niezbędne - moim zdaniem - jest po pierwsze wprowadzenie ustawy uwzględniającej perspektywy XXI wieku, a nie kodyfikującej stan obecny. Po drugie poszerzenie jej zadań, jako skutek zmian społecznych, kryzysu ekonomicznego i pewnej polityki społecznej, którą obserwujemy w tej chwili<text:span text:style-name="T2091">.</text:span></text:p>
      <text:p text:style-name="P2092">Po trzecie. Zróżnicowanie usług i to zarówno od sfery finansowej poprzez poradnictwo, bezpośrednie formy opieki nad ludźmi pot<text:span text:style-name="T2093">r</text:span>zeb<text:span text:style-name="T2094">uj</text:span>ącymi tego.</text:p>
      <text:p text:style-name="P2095">Ogarnięcia pomocą społeczną szerszych nieco kategorii osób niż to w pewnej tradycji się utarło. Myśli się na ogół o ludziach starych, niesprawnych, a myśl<text:span text:style-name="T2096">ę</text:span>, że szerszą grupę należałoby objąć<text:span text:style-name="T2097">.</text:span></text:p>
      <text:p text:style-name="P2098">Dalej uproszczenia i usprawnienia struktur organizacyjnych, jak również i sprawa niebywale ważna podjęcia działań o charakterze prewencyjnym, co również się w jakimś sensie w tradycji dotychczas funkcjonującej pomocy społecznej w zasadzie nie mieści<text:span text:style-name="T2099">.</text:span></text:p>
      <text:p text:style-name="P2100">Niezbędne jest równoległe do poszerzenia zadań pewnego<text:s/>typu inwestycje zawodową kadrę pomocy społecznej w pracowników socjalnych. I tutaj inwestycje widzę w trzech sferach.</text:p>
      <text:p text:style-name="P2101"><text:span text:style-name="T2102">W</text:span><text:s/>sferze finansowej, w sferze podnoszenia różnymi formami jej prestiżu i samodzielności działania. Pracownik socjalny nie może być petentem<text:s/><text:span text:style-name="T2103">w</text:span><text:s/>urzędzie, bo on nie swoje sprawy załatwia, on ma być reprezentantem interesu swojego podopiecznego nie może być urzędnikiem również.</text:p>
      <text:soft-page-break/>
      <text:p text:style-name="P2104">I trzecia sfera podniesienie poziomu kwalifikacji w zależności właśnie od zadań i od specyfiki tych zadań. Dla większości pomoc społeczna kojarzy się głównie z domami pomocy.<text:s/><text:span text:style-name="T2105">J</text:span>e<text:span text:style-name="T2106">st<text:s/></text:span>ich<text:span text:style-name="T2107"><text:s/></text:span>w Polsce różnego typu 603, obejmują ponad 66 tys. osób. Ale ponad 12 tys. osób czeka na miejsce w domu pomocy społecznej.</text:p>
      <text:p text:style-name="P2108">Wskaźnik zaspokojenia potrzeb w tym zakresie, stosunek oczekujących do przyjętych w danym roku wynosi ponad 50 proc.</text:p>
      <text:p text:style-name="P2109">Druga istotna i rozlegl<text:span text:style-name="T2110">e</text:span>jsza sfera działania pomocy społecznej to środowisko lokalne. To miejsce zamieszkania człowieka bezbronnego wobec problemów, którym nie może podołać. Człowieka, który znajduje się najczęściej w syndromie biedy, rozumiem tutaj choroby, zbyt niskie dochody, dysfunk<text:span text:style-name="T2111">cj</text:span>onaln<text:span text:style-name="T2112">o</text:span>ść rodziny.</text:p>
      <text:p text:style-name="P2113">I w takiej sytuacji jednym ratunkiem<text:s/><text:span text:style-name="T2114">d</text:span>la tej kategorii osób, wcale nie tak nielicznej jest pomoc społeczna, jest pracownik socjalny, i jest praca socjalna. W okresie kryzysu wydaje mi się, że poszerzenie i pogłębienie... tzn. w okresie kryzysu poszerzającego i pogłębiającego się syndromu biedy, sprawna środowiskowa pomoc społeczna jest nieza<text:span text:style-name="T2115">st</text:span>ąpiona i w jakimś sensie musi w tej chwili wyjść z ukrycia. Musi pokazać perspektywy czy sprawy, które może załatwić. I musi się to d<text:span text:style-name="T2116">okon</text:span>a<text:span text:style-name="T2117">ć</text:span><text:s/>w miarę szybko.</text:p>
      <text:p text:style-name="P2118">Wydaje się, że w tej chwili sensowna inwestycja w pomoc<text:s/>społeczną jest znacznie tańsza i bardziej humanitarna<text:span text:style-name="T2119">..</text:span>. i przyni<text:span text:style-name="T2120">e</text:span>sie większe efekty niż potem rozwiązywanie dość nabrzmiałych kwestii społecznych.</text:p>
      <text:p text:style-name="P2121">Moim zdaniem system refor<text:span text:style-name="T2122">m</text:span>y pomocy społecznej powinien uwzględniać - nie wyczerpuje to, ale zwraca tylko uwagę na niektóre sprawy - trzy aspekty. Wyraźniej powinien być reformowany w kie<text:span text:style-name="T2123">r</text:span>unku interesu jednostki. Wyraźnie powinna być w konsekwencji tego wielość różnego typu świadczeń, różnego typu usług, różnego typu angażowania podopiecznego w rozwiązywanie swoich własnych problemów.</text:p>
      <text:p text:style-name="P2124">I ostatnia bardzo ważna sprawa w dwóch aspektach widziana. W aspekcie jednostkowym i społecznym sprawna służba zdrowia to zresztą padało już tutaj, sprawna pomoc społeczna jest elementem budowania poczucia bez<text:span text:style-name="T2125">pi</text:span>eczeństwa społecznego. Co jest szalenie ważne i szalenie istotne dla funkcjonowania zdrowego społeczeństwa jako całości.</text:p>
      <text:p text:style-name="P2126">Dziękuję bardzo.</text:p>
      <text:p text:style-name="P2127"><text:span text:style-name="T2128">Przewodnicząca o</text:span><text:span text:style-name="T2129">b.</text:span><text:span text:style-name="T2130"><text:s/>Zofia Kuratowska</text:span>:</text:p>
      <text:p text:style-name="P2131">Dziękuję bardzo. Chciałam wobec tego odczytać to znowu jedno zdanie, nasz postulat tego zgromadzenia o tej zastępczej służbie. Postulujemy, aby przyjąć zasadę odbywania zastępczej służby wojskowej w lecznictwie zamkniętym, w domach pomocy społecznej oraz w opiece środo<text:span text:style-name="T2132">wi</text:span>skowej.</text:p>
      <text:p text:style-name="P2133"><text:span text:style-name="T2134">O</text:span><text:span text:style-name="T2135">b</text:span><text:span text:style-name="T2136">.<text:s/></text:span><text:span text:style-name="T2137">Woj</text:span><text:span text:style-name="T2138">ci</text:span><text:span text:style-name="T2139">ec</text:span><text:span text:style-name="T2140">h Gugla</text:span><text:span text:style-name="T2141">s</text:span>:</text:p>
      <text:p text:style-name="P2142">Ja chciałem powiedzieć ta zasada jest stosowana. Rozszerzenie tej zasady stosowanej dlatego, że i to n<text:span text:style-name="T2143">a</text:span><text:s/>okres przejściowy, bo my nie możemy mówić, że to uzdrowi.</text:p>
      <text:p text:style-name="P2144">Natomiast powinno to być zdecydowanie wobec dzisiejszej sytuacji niedo<text:span text:style-name="T2145">b</text:span>oru rozszerzone<text:span text:style-name="T2146">.</text:span><text:s/>Bo to jest stosowane. Także to nie jest novum, tylko rozszerzenie...</text:p>
      <text:p text:style-name="P2147">/G<text:span text:style-name="T2148">ło</text:span>s z sali: Zależy od województwa panie doktorze/.</text:p>
      <text:p text:style-name="P2149"><text:span text:style-name="T2150">Przewodnicząca ob</text:span><text:span text:style-name="T2151">.</text:span><text:span text:style-name="T2152"><text:s/>Zofia Kuratowska</text:span>:</text:p>
      <text:p text:style-name="P2153">Rozszerzone<text:span text:style-name="T2154">j</text:span>.<text:span text:style-name="T2155">.</text:span>.</text:p>
      <text:soft-page-break/>
      <text:p text:style-name="P2156">/Głos z sali: Zdecydowane rozszerzenie w obecnych warunkach, żeby nam<text:s/><text:span text:style-name="T2157">te</text:span>go<text:span text:style-name="T2158">.</text:span>.<text:span text:style-name="T2159">.</text:span>/.</text:p>
      <text:p text:style-name="P2160">/Głos z sali: Lepsze i odpowiadające rzeczywi<text:span text:style-name="T2161">st</text:span>ości/.</text:p>
      <text:p text:style-name="P2162"><text:span text:style-name="T2163">O</text:span><text:span text:style-name="T2164">b. Andrzej Wojtczak</text:span>:</text:p>
      <text:p text:style-name="P2165">Można jeszcze dodać, bo ja nie wiem tam<text:s/><text:span text:style-name="T2166">s</text:span>i<text:span text:style-name="T2167">ę</text:span><text:s/>formułuje, że wobec odczuwanego braku personelu jako jeden z<text:s/><text:span text:style-name="T2168">mec</text:span>ha<text:span text:style-name="T2169">ni</text:span>zmów.<text:span text:style-name="T2170">..</text:span></text:p>
      <text:p text:style-name="P2171"><text:span text:style-name="T2172">Ob. Marek Edelman</text:span>:</text:p>
      <text:p text:style-name="P2173">Nie tłumaczmy się...</text:p>
      <text:p text:style-name="P2174"><text:span text:style-name="T2175">Przewodnicząca ob</text:span><text:span text:style-name="T2176">.</text:span><text:span text:style-name="T2177"><text:s/>Zofia Kuratowska</text:span>:</text:p>
      <text:p text:style-name="P2178">To poza tym ma znaczenie wychowawcze.<text:span text:style-name="T2179">..</text:span></text:p>
      <text:p text:style-name="P2180"><text:span text:style-name="T2181">Ob. Mirosław Cybulko</text:span>:</text:p>
      <text:p text:style-name="P2182">Panie profesorze ja proponuję, żeby zastanowić się nad tą opieką w środowisku, bardzo szczerze był jeśli chodzi o... Dlatego<text:s/><text:span text:style-name="T2183">że</text:span><text:s/>przecież zastępczą służbę wojskową odbywają nie tylko przepraszam za wyrażenie bardzo porządni ludzie. A są i tacy, którzy nie mogą być w wojsku.<text:s/><text:span text:style-name="T2184">W</text:span><text:s/>związku z tym oddanie się ich do zastępczej służby wo<text:span text:style-name="T2185">js</text:span>kowe<text:span text:style-name="T2186">j</text:span>...</text:p>
      <text:p text:style-name="P2187"><text:span text:style-name="T2188">Przewodnicząca ob</text:span><text:span text:style-name="T2189">.</text:span><text:span text:style-name="T2190"><text:s/>Zofia Kuratowska</text:span>:</text:p>
      <text:p text:style-name="P2191">To chyba musi być jakiś dobór kandy<text:span text:style-name="T2192">da</text:span>tów...</text:p>
      <text:p text:style-name="P2193"><text:span text:style-name="T2194">Ob</text:span><text:span text:style-name="T2195">i</text:span><text:span text:style-name="T2196"><text:s/>Mirosław Cybulko</text:span>:</text:p>
      <text:p text:style-name="P2197">A później oni sami będą decydowali co w tym środowisku mają robić. Także byłbym bardzo ostrożny w<text:s/><text:span text:style-name="T2198">sf</text:span>ormułowaniu, że również w opiece środowiskowej. Bo w domu pomocy społecznej, w szpitalu mamy nad nimi nadzór. Natomiast tam nie mamy żadnego na<text:span text:style-name="T2199">dz</text:span>oru.</text:p>
      <text:p text:style-name="P2200"><text:span text:style-name="T2201">Przewodnicząca ob. Zofia Kuratowska</text:span>:</text:p>
      <text:p text:style-name="P2202"><text:span text:style-name="T2203">Jest</text:span><text:s/>to słuszna uwaga...</text:p>
      <text:p text:style-name="P2204"><text:span text:style-name="T2205">Ob. Marek Edelman</text:span>:</text:p>
      <text:p text:style-name="P2206">Pojęcie zastępczej służby wojskowej to nie jest dla tych, którzy s<text:span text:style-name="T2207">ą</text:span><text:s/>z marginesu.</text:p>
      <text:p text:style-name="P2208">/Głos z sali: Panie doktorze w zastępczej<text:s/><text:span text:style-name="T2209">s</text:span>łużbie<text:s/><text:span text:style-name="T2210">w</text:span>ojskowej<text:s/><text:span text:style-name="T2211">s</text:span>ą z dwoma kropkami na powiekach również ludzie/.</text:p>
      <text:p text:style-name="P2212">/Głos z sali: Bo ich n<text:span text:style-name="T2213">i</text:span>e chcą wziąć do wojska/.</text:p>
      <text:p text:style-name="P2214"><text:span text:style-name="T2215">Przewodnicząca ob. Zofia Kuratowska</text:span>:</text:p>
      <text:p text:style-name="P2216">Bo ich nie chcą, tak to<text:s/><text:span text:style-name="T2217">j</text:span>e<text:span text:style-name="T2218">st</text:span><text:s/>prawda.</text:p>
      <text:p text:style-name="P2219"><text:span text:style-name="T2220">Ob. Andrzej Wojtczak</text:span>:</text:p>
      <text:p text:style-name="P2221"><text:span text:style-name="T2222">M</text:span>yś<text:span text:style-name="T2223">l</text:span>ę, że to jest szalenie ważna uwaga, powiedzmy chodzi o to, żeby z nasz<text:span text:style-name="T2224">e</text:span>j dyskusji wychodziły rzeczy merytoryczne.<text:span text:style-name="T2225">..</text:span></text:p>
      <text:p text:style-name="P2226"><text:span text:style-name="T2227">Przewodnicząca ob</text:span><text:span text:style-name="T2228">.</text:span><text:span text:style-name="T2229"><text:s/>Zofia Kuratowska</text:span>:</text:p>
      <text:p text:style-name="P2230"><text:span text:style-name="T2231">Te</text:span>r<text:span text:style-name="T2232">az</text:span><text:s/>proszę o zabranie głosu przez pana prof.<text:s/><text:span text:style-name="T2233">Ż</text:span>o<text:span text:style-name="T2234">ch</text:span>o<text:span text:style-name="T2235">w</text:span>s<text:span text:style-name="T2236">k</text:span>iego, będzie ostatnim przed przerwą obiadową. Obiad<text:s/><text:span text:style-name="T2237">j</text:span>e<text:span text:style-name="T2238">st</text:span><text:s/>zamówiony na 14.<text:span text:style-name="T2239">45.</text:span></text:p>
      <text:p text:style-name="P2240"><text:span text:style-name="T2241">Prof</text:span><text:span text:style-name="T2242">.</text:span><text:span text:style-name="T2243"><text:s/>Jacek<text:s/></text:span><text:span text:style-name="T2244">Ż</text:span><text:span text:style-name="T2245">o</text:span><text:span text:style-name="T2246">c</text:span><text:span text:style-name="T2247">hows</text:span><text:span text:style-name="T2248">k</text:span><text:span text:style-name="T2249">i</text:span>:</text:p>
      <text:p text:style-name="P2250">Wra<text:span text:style-name="T2251">cając</text:span><text:s/>do punkt<text:span text:style-name="T2252">ów,</text:span><text:s/>kt<text:span text:style-name="T2253">ó</text:span>re t<text:span text:style-name="T2254">u</text:span>ta<text:span text:style-name="T2255">j</text:span><text:s/>p<text:span text:style-name="T2256">a</text:span>n docent nam podał, z którymi<text:s/><text:span text:style-name="T2257">s</text:span>i<text:span text:style-name="T2258">ę</text:span><text:s/>wszyscy<text:s/><text:span text:style-name="T2259">zga</text:span>d<text:span text:style-name="T2260">z</text:span>a<text:span text:style-name="T2261">j</text:span>ą zabrakło<text:s/><text:span text:style-name="T2262">m</text:span>i tuta<text:span text:style-name="T2263">j</text:span><text:s/>jednego<text:span text:style-name="T2264">.</text:span><text:s/>My<text:span text:style-name="T2265">ś</text:span>l<text:span text:style-name="T2266">ę</text:span><text:s/><text:span text:style-name="T2267">że</text:span><text:s/>si<text:span text:style-name="T2268">ę</text:span><text:s/>wszyscy z<text:span text:style-name="T2269">g</text:span>od<text:span text:style-name="T2270">zi</text:span>m<text:span text:style-name="T2271">y</text:span><text:s/><text:span text:style-name="T2272">z</text:span><text:s/>tym. Mianowi<text:span text:style-name="T2273">c</text:span>ie u podstaw pewnych nieszczęść systemowych, które w c<text:span text:style-name="T2274">hw</text:span>ili obecnej następują było nonszalanckie podejście<text:s/><text:span text:style-name="T2275">d</text:span>o pieniądza<text:span text:style-name="T2276">.</text:span><text:s/>J<text:span text:style-name="T2277">a</text:span>k rz<text:span text:style-name="T2278">a</text:span>d<text:span text:style-name="T2279">k</text:span>o<text:span text:style-name="T2280"><text:s/></text:span><text:soft-page-break/>gdzie to nonszalanckie podejście do pi<text:span text:style-name="T2281">e</text:span>niądz<text:span text:style-name="T2282">a</text:span><text:s/><text:span text:style-name="T2283">w</text:span>id<text:span text:style-name="T2284">z</text:span>i<text:s/><text:span text:style-name="T2285">s</text:span>i<text:span text:style-name="T2286">ę</text:span><text:s/>w s<text:span text:style-name="T2287">łuż</text:span>bie zdrowia<text:span text:style-name="T2288">.</text:span></text:p>
      <text:p text:style-name="P2289">Jeżeli byśmy postarali<text:s/><text:span text:style-name="T2290">s</text:span>i<text:span text:style-name="T2291">ę</text:span><text:s/><text:span text:style-name="T2292">s</text:span>po<text:span text:style-name="T2293">j</text:span>rzeć n<text:span text:style-name="T2294">a</text:span><text:s/><text:span text:style-name="T2295">t</text:span>o pod kąt<text:span text:style-name="T2296">e</text:span>m patrzenia na<text:s/><text:span text:style-name="T2297">s</text:span>łużbę zdrowia ni<text:span text:style-name="T2298">e</text:span><text:s/>jako tylko dziwny twór dotowany w nie<text:s/>do<text:s/>końca znanym procencie, z nie<text:s/>do<text:s/>końca zn<text:span text:style-name="T2299">a</text:span>nej kwoty,<text:s/><text:span text:style-name="T2300">t</text:span>o wtedy prawdopodo<text:span text:style-name="T2301">b</text:span>ni<text:span text:style-name="T2302">e</text:span><text:s/>moglibyśmy wiele spraw rozwiązać i wi<text:span text:style-name="T2303">e</text:span>le<text:span text:style-name="T2304"><text:s/>s</text:span>praw łatwiej by<text:s/><text:span text:style-name="T2305">s</text:span>ię nam udało wspólni<text:span text:style-name="T2306">e</text:span><text:s/>doj<text:span text:style-name="T2307">ś</text:span>ć<text:s/><text:span text:style-name="T2308">d</text:span>o p<text:span text:style-name="T2309">o</text:span>r<text:span text:style-name="T2310">o</text:span>zumieni<text:span text:style-name="T2311">a.</text:span></text:p>
      <text:p text:style-name="P2312"><text:span text:style-name="T2313">Je</text:span>steśmy wszyscy za tym, żeby wszelkiego rodzaju proj<text:span text:style-name="T2314">e</text:span>kty r<text:span text:style-name="T2315">e</text:span>for<text:span text:style-name="T2316">m,</text:span><text:s/>które powstają n<text:span text:style-name="T2317">ie</text:span><text:s/>powstawały w sposób utajniony<text:span text:style-name="T2318">.</text:span><text:s/>Wydaj<text:span text:style-name="T2319">e<text:s/></text:span>si<text:span text:style-name="T2320">ę</text:span><text:s/>że w ch<text:span text:style-name="T2321">w</text:span>ili obecnej nastąpiła bar<text:span text:style-name="T2322">d</text:span>zo dobra atmos<text:span text:style-name="T2323">fe</text:span>ra, a<text:span text:style-name="T2324">że</text:span>by nie<text:s/><text:span text:style-name="T2325">b</text:span>yło tego<text:s/><text:span text:style-name="T2326">u</text:span>ta<text:span text:style-name="T2327">j</text:span>nie<text:span text:style-name="T2328">n</text:span>i<text:span text:style-name="T2329">a.</text:span><text:s/>Dlatego ż<text:span text:style-name="T2330">e</text:span><text:s/>nie na<text:span text:style-name="T2331">s</text:span>tąpi<text:s/><text:span text:style-name="T2332">chyba</text:span><text:s/>taka<text:s/><text:span text:style-name="T2333">syt</text:span>u<text:span text:style-name="T2334">acj</text:span>a<text:span text:style-name="T2335">,</text:span><text:s/>że kole<text:span text:style-name="T2336">j</text:span>ną reformę sygnują<text:s/><text:span text:style-name="T2337">ci</text:span><text:s/>sami re<text:span text:style-name="T2338">f</text:span>orma<text:span text:style-name="T2339">t</text:span>orzy<text:span text:style-name="T2340">.</text:span></text:p>
      <text:p text:style-name="P2341"><text:span text:style-name="T2342">P</text:span>rawdopod<text:span text:style-name="T2343">o</text:span>bnie<text:s/><text:span text:style-name="T2344">leż</text:span>ał<text:span text:style-name="T2345">o</text:span><text:s/>t<text:span text:style-name="T2346">o</text:span><text:s/><text:span text:style-name="T2347">u</text:span><text:s/>podstaw utajniania pewnych dokumentów i<text:s/><text:span text:style-name="T2348">d</text:span>o<text:span text:style-name="T2349">w</text:span>ia<text:span text:style-name="T2350">d</text:span>y<text:span text:style-name="T2351">w</text:span>a<text:span text:style-name="T2352">l</text:span>iś<text:span text:style-name="T2353">my</text:span><text:s/>si<text:span text:style-name="T2354">ę</text:span><text:s/>o nich w momencie<text:s/><text:span text:style-name="T2355">k</text:span>i<text:span text:style-name="T2356">e</text:span>d<text:span text:style-name="T2357">y</text:span><text:s/>by<text:span text:style-name="T2358">ł</text:span>o<text:s/><text:span text:style-name="T2359">w</text:span>ła<text:span text:style-name="T2360">ś</text:span>ni<text:span text:style-name="T2361">e</text:span><text:s/><text:span text:style-name="T2362">z</text:span>a późno<text:span text:style-name="T2363">.</text:span></text:p>
      <text:p text:style-name="P2364">Chciałbym wrócić do jednego punktu, który m<text:span text:style-name="T2365">nie</text:span><text:s/>tutaj troszkę przestraszył i<text:s/><text:span text:style-name="T2366">z</text:span><text:s/>kt<text:span text:style-name="T2367">ó</text:span>rym nie chciałbym<text:s/><text:span text:style-name="T2368">s</text:span>i<text:span text:style-name="T2369">ę</text:span><text:s/>zgodzić<text:span text:style-name="T2370">.</text:span></text:p>
      <text:p text:style-name="P2371">Państwo powiedzieli o szkoleniu studentów może<text:s/><text:span text:style-name="T2372">w</text:span><text:s/>jako<text:span text:style-name="T2373">ś</text:span>ć, a nie w ilość<text:span text:style-name="T2374">.</text:span><text:s/>Wydaje mi się<text:span text:style-name="T2375">,</text:span><text:s/>że nie może<text:span text:style-name="T2376">m</text:span>y postawić takiego wniosku<text:span text:style-name="T2377">.</text:span><text:s/>Musi być i jako<text:span text:style-name="T2378">ś</text:span>ć, i ilość.<text:s/><text:span text:style-name="T2379">N</text:span>ie stać nas w ch<text:span text:style-name="T2380">wi</text:span>li ob<text:span text:style-name="T2381">e</text:span>cn<text:span text:style-name="T2382">e<text:s/></text:span>na to, żeby pójść na jakość kosztem ilości.</text:p>
      <text:p text:style-name="P2383">Nieprzekonywująco zab<text:span text:style-name="T2384">rz</text:span>mia<text:span text:style-name="T2385">ł</text:span>a dla mnie również próba powrotu do jakiejś formy punktów preferencyjnych środo<text:span text:style-name="T2386">wi</text:span>sk poza<text:s/>wie<text:span text:style-name="T2387">lk</text:span>omi<text:span text:style-name="T2388">ej</text:span>skich. Nie wierzę w to i nikt chyba z na<text:span text:style-name="T2389">s</text:span><text:s/>tutaj, ż<text:span text:style-name="T2390">e</text:span><text:span text:style-name="T2391"><text:s/></text:span>osoby środowisk wiejskich chętnie i w stu procentach wraca<text:span text:style-name="T2392">j</text:span>ą<text:span text:style-name="T2393"><text:s/>z</text:span><text:s/>powrotem do swojego miejsca<text:span text:style-name="T2394">.</text:span><text:s/>Historia nam ju<text:span text:style-name="T2395">ż</text:span><text:s/>pokazała,<text:s/><text:span text:style-name="T2396">że</text:span><text:s/>tak nie j<text:span text:style-name="T2397">e</text:span>st<text:span text:style-name="T2398">.</text:span><text:s/>Mówiąc o reformie słu<text:span text:style-name="T2399">ż</text:span>by zdrowia chciałbym<text:s/><text:span text:style-name="T2400">z</text:span><text:s/>całą<text:s/><text:span text:style-name="T2401">m</text:span>o<text:span text:style-name="T2402">c</text:span>ą podkreślić, że ta reform<text:span text:style-name="T2403">a</text:span><text:s/>służby zdrowi<text:span text:style-name="T2404">a</text:span><text:s/>musi by<text:span text:style-name="T2405">ć</text:span><text:s/>robiona pr<text:span text:style-name="T2406">z</text:span>ez i będzie robiona przez innych ludzi.<text:s/><text:span text:style-name="T2407">I</text:span><text:s/>dlatego chciałbym zwrócić uwagę na to, że powinniśmy tutaj, jak jesteśm<text:span text:style-name="T2408">y</text:span>,<text:s/><text:span text:style-name="T2409">z</text:span>dać sobie sprawę z tego, że zarówno system rekrutacji na studia medyczne, jak i system szkolenia przeddyp<text:span text:style-name="T2410">l</text:span><text:span text:style-name="T2411">o</text:span>mowego, jak i sy<text:span text:style-name="T2412">s</text:span>tem szkolenia podyplomowego jest chory.<text:s/><text:span text:style-name="T2413">J</text:span>est chory. Jest to choroba przewlekła i jeżeli my w chwili obecnej nie przerwiemy te<text:span text:style-name="T2414">go</text:span><text:s/>procesu to nie wiem do czego to dojdzie.</text:p>
      <text:p text:style-name="P2415">Przyjmujemy na studia ludzi przypadkow<text:span text:style-name="T2416">yc</text:span>h, uczymy ich w bardzo dużym odsetku przypadkowych przedmiotów na pierwszych latach. Również przypadkowych przedmiotów na innych latach, nie ucząc ich tego co powinien umieć lekarz, ale również i lekarz humanista.</text:p>
      <text:p text:style-name="P2417">Z kolei po zakończeniu studiów zakładamy, że obecny system szkolenia podyplomowego pozwala, żeby koledzy podnosili swoje kwali<text:span text:style-name="T2418">fi</text:span>kacje. Proszę państwa statystyczny lekarz medycyny, statystyczny może wykorzystać, korzystając z obecnych form szkolenia, korzystać ze szkolenia fachowego raz na 6 lat. Stomatolog raz na 3<text:span text:style-name="T2419">0</text:span><text:s/><text:span text:style-name="T2420">l</text:span>at, farmaceuta raz na 17 lat.</text:p>
      <text:p text:style-name="P2421"><text:span text:style-name="T2422">W</text:span><text:s/>jaki sposób to rzutuje na inne cyfry.<text:s/><text:span text:style-name="T2423">W</text:span><text:s/>ten sposób,<text:s/><text:span text:style-name="T2424">że</text:span><text:s/>w chwili obecnej w Polsce mamy specjalistów, ale chyba najstarszyc<text:span text:style-name="T2425">h<text:s/></text:span>w Europie. Przeciętna wieku specjalisty np. w kardiologii wynosi 42 lata. To jest średnia wieku specjalisty w kardiologii.</text:p>
      <text:p text:style-name="P2426">W hematologii, tak jak pani docent wie,<text:s/><text:span text:style-name="T2427">45</text:span><text:s/>lata itd. Czy<text:span text:style-name="T2428">li<text:s/></text:span>są to cyfry, które świadczą o tym, że proc<text:span text:style-name="T2429">e</text:span>s szkolenia podyplomowego również wymaga zmiany i to zmiany zasadniczej.</text:p>
      <text:p text:style-name="P2430"><text:span text:style-name="T2431">I</text:span><text:s/>wreszcie punkt,<text:s/><text:span text:style-name="T2432">o</text:span><text:s/>którym<text:s/><text:span text:style-name="T2433">do</text:span>ść si<text:span text:style-name="T2434">ę</text:span><text:s/>wstydliwie mówi,<text:s/><text:span text:style-name="T2435">że<text:s/></text:span>prasa czasami o tym pisze.<text:s/><text:span text:style-name="T2436">W</text:span><text:s/>tej chwili jest czas n<text:span text:style-name="T2437">a</text:span><text:s/>inicjatyw<text:span text:style-name="T2438">y</text:span>, czas na koncepcje.</text:p>
      <text:p text:style-name="P2439">Ja wracam znowu do tej nonszalancji w stosunku do pieniądza<text:span text:style-name="T2440">.<text:s/></text:span>My nie mamy w Polsce taniej medycyny<text:span text:style-name="T2441">.</text:span><text:s/>My mamy medycynę bardzo zdrową. Nikt nie opracował dotąd modelu budowania t<text:span text:style-name="T2442">a</text:span>nich łóżek szpitalnych.<text:s/><text:soft-page-break/>Różnego rodzaju hospicjów. Są w tej chwili możliwości, żeby różne środowiska, żeby różne organy założyc<text:span text:style-name="T2443">ie</text:span>lskie wypełniły tą lukę. Ja rozumiem, że nie stać może spółek, nie sta<text:span text:style-name="T2444">ć<text:s/></text:span>osób zgromadzonych w pewnych stowarzyszeniach na budowę szpitali, ale stać na pewno i może to być bardzo pomocne na budowanie wszelkiego rodzaju tanich łóżek paraszpitalnych. O tym<text:s/><text:span text:style-name="T2445">s</text:span>i<text:span text:style-name="T2446">ę</text:span><text:s/>ciągle<text:span text:style-name="T2447"><text:s/></text:span>w Polsce mówi, bardzo cicho, ale nic się na ten temat n<text:span text:style-name="T2448">i</text:span>e dziej<text:span text:style-name="T2449">e</text:span>.</text:p>
      <text:p text:style-name="P2450">I wreszci<text:span text:style-name="T2451">e</text:span><text:s/>punkt ostatni. Nie zgadzam się zupełnie w polskiej sytuacji z tymi wszelkiego rodzaju hasłami, które są powywieszane i które ciągle czytam<text:s/>„Twoje zdrowie w twoich rękach<text:span text:style-name="T2452">”</text:span>. Twoje zdrowie w twoich rękach jest to dobre hasło w kraju bogatym.<text:span text:style-name="T2453"><text:s/>W</text:span><text:s/>kraju takim, jakim my jesteśmy jest to hasło, które jest hasłem niemożliwym do akceptacji. My bardzo chcielibyśmy to zdrowie wziąć w swoje ręce, tylko te r<text:span text:style-name="T2454">ę</text:span>ce nasze są puste.</text:p>
      <text:p text:style-name="P2455">I stąd mam pewien wniosek i chciałbym tu państwu go przedstawić. Uważam, że hańbą jest, żeby w takiej sytuacji w jakiej się znajdujemy istniał w Polsce dotowany sport wyczynowy. Kiedy i u<text:span text:style-name="T2456">w</text:span>ażam, że dotacja powinna dotyczyć wyłącznie sportu rodzinnego, rekreacyjnego i szkolnego, a sport wyczynowy powinien być sportem samo<text:span text:style-name="T2457">fi</text:span>nansującym się czy zawodowym.</text:p>
      <text:p text:style-name="P2458">Dziękuję bardzo<text:span text:style-name="T2459">.</text:span></text:p>
      <text:p text:style-name="P2460"><text:span text:style-name="T2461">P</text:span><text:span text:style-name="T2462">rz</text:span><text:span text:style-name="T2463">ewo</text:span><text:span text:style-name="T2464">dn</text:span><text:span text:style-name="T2465">i</text:span><text:span text:style-name="T2466">c</text:span><text:span text:style-name="T2467">ząca</text:span>:</text:p>
      <text:p text:style-name="P2468">Dziękuję bardzo. Miód na moje serce. Z tym sportem to miód na moje serce. Chcę powiedzieć, że w Zespole ds. Stowarzyszeń, ponieważ ja też do tej komisji należę, tylko dziś biorę udział w rozmowach. Wniosek m.in. o zmianę ustawy o stowarzyszeniach sportowych. Bo przecież to jest monopol i wobec tego się grupa na wsi np. chciałaby sobie założyć kółko gry w piłkę to jest zależna od centralnego urzędu i centralnego, to jest zupełnie bez sensu.</text:p>
      <text:p text:style-name="P2469">Jeszcze na króciutko pani Zielińska.</text:p>
      <text:p text:style-name="P2470"><text:span text:style-name="T2471">Janina Zielińska</text:span>:</text:p>
      <text:p text:style-name="P2472">Ja w kwes<text:span text:style-name="T2473">tii</text:span><text:s/>formalnej.<text:s/><text:span text:style-name="T2474">J</text:span>est pytanie do mojego przedmówcy. Jak pan rozumie to preferowanie młodzieży, bo ja nie w tym sensie powiedziałam. Pan chyba mnie źle zrozumi<text:span text:style-name="T2475">a</text:span>ł<text:span text:style-name="T2476">.</text:span><text:s/>Mnie nie chodziło o preferencje młodzieży, żeby<text:s/><text:span text:style-name="T2477">w</text:span><text:s/>pierwszej kolejności się dostały dzieci rolników, tylko chodziło mi o to, żeby pomóc w przygotowaniu na studia<text:span text:style-name="T2478">.</text:span><text:s/>Wiemy,<text:s/><text:span text:style-name="T2479">ż</text:span>e start dziecka wiejskiego jest trudniejszy<text:span text:style-name="T2480">.</text:span><text:s/>A nie o preferencje czy ono prędzej się dostanie czy gorzej. Nie w tym sensie.</text:p>
      <text:p text:style-name="P2481">/Głos z sali: Jestem absolutnie za tym/.</text:p>
      <text:p text:style-name="P2482"><text:span text:style-name="T2483">Janina Zielińska</text:span>:</text:p>
      <text:p text:style-name="P2484">To jesteśmy zgodni.</text:p>
      <text:p text:style-name="P2485"><text:span text:style-name="T2486">Przewodnicząca</text:span>:</text:p>
      <text:p text:style-name="P2487">Mamy tutaj ostateczną redakcję zaproponowaną przez kogoś z uczestników tego postulatu, o którym m<text:span text:style-name="T2488">ó</text:span>wiliśmy w ten sposób - uważamy, że niezbędne i znaczące jest rozszerzenie...</text:p>
      <text:p text:style-name="P2489"/>
      <text:p text:style-name="P2490">/<text:span text:style-name="T2491">Po</text:span><text:s/><text:span text:style-name="T2492">przerwie</text:span>/.</text:p>
      <text:p text:style-name="P2493"/>
      <text:p text:style-name="P2494"><text:span text:style-name="T2495">Przewodniczący</text:span>:</text:p>
      <text:p text:style-name="P2496">J<text:span text:style-name="T2497">e</text:span>żel<text:span text:style-name="T2498">i</text:span><text:s/>m<text:span text:style-name="T2499">o</text:span>żna<text:span text:style-name="T2500">,</text:span><text:s/><text:span text:style-name="T2501">p</text:span>ros<text:span text:style-name="T2502">zę</text:span><text:s/>pa<text:span text:style-name="T2503">ń</text:span>stw<text:span text:style-name="T2504">a,</text:span><text:s/><text:span text:style-name="T2505">to</text:span><text:s/>po posiłku by<text:span text:style-name="T2506">ś</text:span>my przystą<text:span text:style-name="T2507">pi</text:span>li do popołudniowych obr<text:span text:style-name="T2508">a</text:span>d<text:span text:style-name="T2509">.<text:s/></text:span>Jest<text:s/><text:soft-page-break/>propo<text:span text:style-name="T2510">z</text:span>y<text:span text:style-name="T2511">cj</text:span>a ws<text:span text:style-name="T2512">zy</text:span>s<text:span text:style-name="T2513">tkich</text:span><text:s/><text:span text:style-name="T2514">s</text:span>tron<text:span text:style-name="T2515">,</text:span><text:s/><text:span text:style-name="T2516">k</text:span>t<text:span text:style-name="T2517">óre</text:span><text:s/>s<text:span text:style-name="T2518">ię</text:span><text:s/>zwracały odno<text:span text:style-name="T2519">ś</text:span>nie te<text:span text:style-name="T2520">g</text:span>o<text:span text:style-name="T2521">,</text:span><text:s/>żeby wypowiedzi<text:s/><text:span text:style-name="T2522">b</text:span>yły krótkie ponieważ<text:s/><text:span text:style-name="T2523">mam</text:span>y podj<text:span text:style-name="T2524">ą</text:span>ć decy<text:span text:style-name="T2525">zję</text:span><text:s/>odno<text:span text:style-name="T2526">ś</text:span>n<text:span text:style-name="T2527">ie</text:span><text:s/><text:span text:style-name="T2528">uksz</text:span>t<text:span text:style-name="T2529">ałtowani</text:span>a dalszych prac na<text:span text:style-name="T2530">szej</text:span><text:s/>grupy<text:span text:style-name="T2531">. W</text:span><text:s/>zwią<text:span text:style-name="T2532">z</text:span>ku<text:s/><text:span text:style-name="T2533">z</text:span><text:s/>tym bym<text:s/><text:span text:style-name="T2534">p</text:span>rosił o możliwie<text:s/><text:span text:style-name="T2535">-</text:span><text:s/>bo to je<text:span text:style-name="T2536">s</text:span>t możliwe - maksymalne skrócenie czasu wypowiedzi<text:span text:style-name="T2537">.</text:span></text:p>
      <text:p text:style-name="P2538">Jako pierwszy o zabranie głosu prosił prof. Indulski. Jeżeli można prosić<text:span text:style-name="T2539">.</text:span></text:p>
      <text:p text:style-name="P2540"><text:span text:style-name="T2541">Prof. Janusz Indulski</text:span>:</text:p>
      <text:p text:style-name="P2542">Dzięku<text:span text:style-name="T2543">ję</text:span><text:s/><text:span text:style-name="T2544">ba</text:span>r<text:span text:style-name="T2545">dz</text:span>o<text:span text:style-name="T2546">.</text:span></text:p>
      <text:p text:style-name="P2547">Panie Przewodni<text:span text:style-name="T2548">cz</text:span>ący! Szano<text:span text:style-name="T2549">w</text:span>ni Państwo!</text:p>
      <text:p text:style-name="P2550">Musz<text:span text:style-name="T2551">ę</text:span><text:s/>powiedzieć, że poczytuję sobie za zaszczyt u<text:span text:style-name="T2552">cz</text:span>estnicze<text:span text:style-name="T2553">n</text:span>ie<text:s/><text:span text:style-name="T2554">w</text:span><text:s/>dzisiejszej dyskusji i<text:s/><text:span text:style-name="T2555">w</text:span><text:s/>tym zespole do<text:s/><text:span text:style-name="T2556">„</text:span>okrągłego stołu”<text:span text:style-name="T2557">.</text:span><text:s/><text:span text:style-name="T2558">I</text:span><text:s/>z ogromną satysfakcją s<text:span text:style-name="T2559">tw</text:span>ierdzam, że istnieje prawdopodobnie<text:s/><text:span text:style-name="T2560">d</text:span>uża szansa na powodzenie te<text:span text:style-name="T2561">g</text:span>o przedsięwzięcia ze względu na to, że wyartykułowane tut<text:span text:style-name="T2562">a</text:span>j przez państwa problemy, tak przez pana prof<text:span text:style-name="T2563">.</text:span><text:s/><text:span text:style-name="T2564">W</text:span>ojtczaka, przez panią doc<text:span text:style-name="T2565">.</text:span><text:s/>Kuratowską jak i przez pana dr. Guglasa, są tymi problemami, którymi rzeczywiście żyje środowisko. Być moż<text:span text:style-name="T2566">e</text:span><text:s/>emocje i sposób formułowania tych spraw są różne<text:s/><text:span text:style-name="T2567">w</text:span><text:s/>różnych środo<text:span text:style-name="T2568">w</text:span>iskach, niemniej jednak jądro sprawy, treść sprawy j<text:span text:style-name="T2569">e</text:span>st ta<text:s/><text:span text:style-name="T2570">s</text:span>a<text:span text:style-name="T2571">ma</text:span>, a szereg spraw w środowiskach reforma<text:span text:style-name="T2572">to</text:span>rskich, w<text:span text:style-name="T2573"><text:s/></text:span>środowiskach naukowych była podejmowana przez wiele lat.</text:p>
      <text:p text:style-name="P2574">Chciałbym tylko stwierdzić - jest to taki mój osobisty pogląd na sprawę - że tak juk nie jest prawdą, że za wszystkie niepo<text:span text:style-name="T2575">wo</text:span>dzenia można obwinić administra<text:span text:style-name="T2576">cję</text:span>, tak samo nie jes<text:span text:style-name="T2577">t</text:span><text:s/>prawdą, że<text:s/><text:span text:style-name="T2578">w</text:span><text:s/>tym okresie, o którym tutaj mówimy nie dokonano szeregu rzeczy pozytywnych i szeregu rzeczy, które by były godne<text:s/><text:span text:style-name="T2579">odn</text:span><text:span text:style-name="T2580">otowa</text:span><text:span text:style-name="T2581">nia jako osiągnię</text:span><text:span text:style-name="T2582">ci</text:span><text:span text:style-name="T2583">a</text:span>. Ja<text:s/><text:span text:style-name="T2584">ro</text:span>zumiem, że nie jest<text:s/><text:span text:style-name="T2585">t</text:span>o c<text:span text:style-name="T2586">zas</text:span><text:s/>dzisiaj<text:s/><text:span text:style-name="T2587">d</text:span>l<text:span text:style-name="T2588">a</text:span><text:s/>wysta<text:span text:style-name="T2589">w</text:span>iania c<text:span text:style-name="T2590">e</text:span>nzurek ani zaświadcze<text:span text:style-name="T2591">ń</text:span><text:s/>i skupili<text:span text:style-name="T2592">ś</text:span>my si<text:span text:style-name="T2593">ę</text:span><text:s/>raczej na mankamentach<text:s/><text:span text:style-name="T2594">i</text:span><text:s/>niepowodzeniach. Ale w<text:span text:style-name="T2595">a</text:span>rto ró<text:span text:style-name="T2596">wn</text:span>ież o tym pamiętać<text:span text:style-name="T2597">.</text:span></text:p>
      <text:p text:style-name="P2598">Również należy chyba pamiętać o jeszcze d<text:span text:style-name="T2599">w</text:span>óch<text:s/><text:span text:style-name="T2600">s</text:span>praw<text:span text:style-name="T2601">a</text:span>c<text:span text:style-name="T2602">h</text:span>,<text:span text:style-name="T2603"><text:s/></text:span>które nam jakoś umknęły c<text:span text:style-name="T2604">zy</text:span><text:s/>umykają,<text:s/><text:span text:style-name="T2605">ż</text:span>e spra<text:span text:style-name="T2606">w</text:span>y ochrony zdrowia, my to dziś ak<text:span text:style-name="T2607">ce</text:span>ntu<text:span text:style-name="T2608">je</text:span>my, że one nie są<text:s/><text:span text:style-name="T2609">w</text:span><text:s/>oderwaniu od o<text:span text:style-name="T2610">g</text:span>ólnej sytuacji ani społeczno-politycznej, ani społeczno-<text:s/><text:span text:style-name="T2611">g</text:span>ospodarcz<text:span text:style-name="T2612">ej.</text:span><text:s/><text:span text:style-name="T2613">I</text:span><text:s/>to co jest możliwe dzisiaj nie było możliwe ani 5<text:span text:style-name="T2614">,</text:span><text:s/>10 czy też<text:s/><text:span text:style-name="T2615">4</text:span>0 lat ternu.<text:s/><text:span text:style-name="T2616">I</text:span><text:s/>warto o tym pamiętać<text:span text:style-name="T2617">.</text:span></text:p>
      <text:p text:style-name="P2618"><text:span text:style-name="T2619">I</text:span><text:s/>druga sprawa, że jeżeli popatrzymy na inne kraje, które są często<text:s/><text:span text:style-name="T2620">d</text:span>la naszych rozmówców wzorcami, to<text:s/><text:span text:style-name="T2621">g</text:span>dyby<text:span text:style-name="T2622">ś</text:span>m<text:span text:style-name="T2623">y<text:s/></text:span>tak dokładnie przeanalizowali, to nie ma t<text:span text:style-name="T2624">a</text:span>kieg<text:span text:style-name="T2625">o</text:span><text:s/><text:span text:style-name="T2626">k</text:span>ra<text:span text:style-name="T2627">j</text:span>u<text:s/><text:span text:style-name="T2628">w<text:s/></text:span>Europie, który by nie miał różnego problemu trudności z ochroną zdrowia<text:span text:style-name="T2629">.</text:span><text:s/>By<text:span text:style-name="T2630">ć</text:span><text:s/>może nie ma tak głębokiego kryzysu, jak my posiadamy, być może<text:s/><text:span text:style-name="T2631">w</text:span><text:s/>tych różnych sprawach, które<text:s/><text:span text:style-name="T2632">s</text:span>ą o wiele łatwiejsze, sobie łatwiej i szybciej poradził, niemniej jednak te problemy dotyczą tak najbardziej cywilizowanych,<text:s/><text:span text:style-name="T2633">de</text:span>mokraty<text:span text:style-name="T2634">cz</text:span>nych, jak i bogatych krajów, więc jest ta sprawa chyba jakaś bardziej złożona i ba<text:span text:style-name="T2635">r</text:span>dziej skomplikowana, aniżeli czasami my tu chcemy jednostkowo przedstawić.</text:p>
      <text:p text:style-name="P2636">A teraz do sameg<text:span text:style-name="T2637">o</text:span><text:s/>przedmiotu sprawy. Po pierwsze chciałem się jeszcze raz podpisać i odnieść do wielkiej roli procesu uspołecznienia medycyny w ogóle a instytucji, jaką je<text:span text:style-name="T2638">s</text:span>t służba zdrowia i jej działalność w szczególności.<text:s/><text:span text:style-name="T2639">W</text:span><text:s/>tym upatruje się wielkiej szansy, sz<text:span text:style-name="T2640">cz</text:span>eg<text:span text:style-name="T2641">ól</text:span>nie dlatego, że m.in. zaistniały warunki poprzez<text:s/><text:span text:style-name="T2642">c</text:span>ały proces decentraliza<text:span text:style-name="T2643">cj</text:span>i władzy. Oczywiście to będzie zależało w tej chwili od społeczności lokalnych, jak będą potrafiły wykorzystać te szanse, które dzisiaj są jej dane.<text:s/><text:span text:style-name="T2644">I</text:span><text:s/>ten<text:s/>warunek jest dopiero niejako warunkiem do tego, żebyśmy my mo<text:span text:style-name="T2645">g</text:span>li na tej bazie rozwinąć szere<text:span text:style-name="T2646">g</text:span><text:s/>korzystnych i pożytecznych akcji<text:span text:style-name="T2647">.</text:span></text:p>
      <text:p text:style-name="P2648">Druga sprawa, jeżeli<text:s/><text:span text:style-name="T2649">mó</text:span>wimy o wielkości budżetu przeznaczonego na ochronę zdrowia, trudno<text:s/><text:soft-page-break/>zak<text:span text:style-name="T2650">we</text:span>stionować, ż<text:span text:style-name="T2651">e<text:s/></text:span>większy nie byłby pożyteczni<text:span text:style-name="T2652">ej</text:span>szy, że inne narody nie świadczą więcej<text:span text:style-name="T2653">.</text:span><text:s/>Nie umiem wskazać,<text:s/><text:span text:style-name="T2654">s</text:span>k<text:span text:style-name="T2655">ą</text:span>d<text:s/><text:span text:style-name="T2656">w</text:span>ziąć, bo to nie jest taka łatwa sprawa<text:span text:style-name="T2657">.</text:span><text:s/>Ale<text:s/><text:span text:style-name="T2658">w</text:span>iem jedną rzecz, i na to chciałem zwrócić uwagę, na co pa<text:span text:style-name="T2659">ń</text:span>st<text:span text:style-name="T2660">wo</text:span><text:s/>nie zwróci<text:span text:style-name="T2661">li</text:span>ście do tej pory<text:s/>u<text:span text:style-name="T2662">w</text:span>agi i ta sprawa mnie niezmiernie boli<text:span text:style-name="T2663">.</text:span><text:s/>Pod<text:span text:style-name="T2664">ej</text:span>rzewam, że<text:s/><text:span text:style-name="T2665">w</text:span><text:s/>samej słu<text:span text:style-name="T2666">ż</text:span>bie zdrowia,<text:s/><text:span text:style-name="T2667">w</text:span><text:s/><text:span text:style-name="T2668">s</text:span>amej instytucji opieki zdrowotnej jest ukryte rzędu 20 - 3<text:span text:style-name="T2669">0</text:span><text:s/>proc<text:span text:style-name="T2670">.</text:span><text:s/>źle wykorzystywanych środków, które - nie mamy czasu, żeby rozwijać przyczyn, bo też można by ska<text:span text:style-name="T2671">te</text:span>goryzować, ale po pierwsze - poprzez nieracjonalne<text:s/><text:span text:style-name="T2672">rządzen</text:span><text:span text:style-name="T2673">i</text:span><text:span text:style-name="T2674">e. Ja</text:span><text:s/>wysuwam nie od dzisiaj i to zresztą nie ukrywam, to nie jest utajnione moje myślenie<text:s/><text:span text:style-name="T2675">w</text:span><text:s/>tej sprawie, że Polska posiada nadmiar kadr medycznych, które<text:s/><text:span text:style-name="T2676">s</text:span>ą źle wykształcone, źle opłacane, źle nadzorowane i źle pracujące<text:span text:style-name="T2677">.</text:span><text:s/>Niezależnie od tego, że tracą wszystkie inne pozytywne walory<text:span text:style-name="T2678">.</text:span><text:s/>Podejrzewam, że te same zadania można by wykonać przy 20 - 30-proc<text:span text:style-name="T2679">.</text:span><text:s/>mniejszej kadrze, a szczególnie kadrze wysokokwalifikowan<text:span text:style-name="T2680">ej.</text:span><text:s/>Dość si<text:span text:style-name="T2681">ę</text:span><text:s/>odwołać do szeregu innych krajów, które tak łatwo dzisiaj cytowaliśm<text:span text:style-name="T2682">y</text:span>,<text:s/><text:span text:style-name="T2683">k</text:span>tóre posiadają o 40 - 5<text:span text:style-name="T2684">0</text:span><text:s/>proc<text:span text:style-name="T2685">.</text:span><text:s/>mniej kadr - wystarczy Wielką Brytanię wskazać, czy kraje skandynawskie, i si<text:span text:style-name="T2686">ę</text:span><text:s/>okaże, że gorzej nie świadczą swoich usług.</text:p>
      <text:p text:style-name="P2687">Druga sprawa, to cały system zarządzania<text:span text:style-name="T2688">.</text:span><text:s/><text:span text:style-name="T2689">I</text:span><text:s/>tu chciałem zwrócić uwagę na fakt, że j<text:span text:style-name="T2690">e</text:span>żeli my do nowej reformy nie przygotujemy kadr, które b<text:span text:style-name="T2691">ędą</text:span><text:s/>mi<text:span text:style-name="T2692">a</text:span>ły j<text:span text:style-name="T2693">ą</text:span><text:s/><text:span text:style-name="T2694">w</text:span>drażać, będziemy<text:s/><text:span text:style-name="T2695">w</text:span><text:s/>tej samej sytuacji,<text:s/><text:span text:style-name="T2696">w</text:span><text:s/>której jesteśmy przez c<text:span text:style-name="T2697">a</text:span>ły czas<text:span text:style-name="T2698">.<text:s/></text:span>To nie je<text:span text:style-name="T2699">s</text:span>t rzecz dana z momentem objęcia stanowiska<text:span text:style-name="T2700">.</text:span><text:s/>T<text:span text:style-name="T2701">o<text:s/></text:span>jest taka sama umiejętność, której trzeba<text:s/><text:span text:style-name="T2702">s</text:span>i<text:span text:style-name="T2703">ę</text:span><text:s/>wykształcić, nauczyć, nie mówiąc o cechach osobowości, które są niezbędne do wykonywania tego typu roli, że jeżeli władza trafi w niewłaściwe ręce i nieprzygo<text:span text:style-name="T2704">to</text:span>wane, to skutki<text:s/><text:span text:style-name="T2705">bę</text:span>dą te sa<text:span text:style-name="T2706">m</text:span>e, a wi<text:span text:style-name="T2707">ę</text:span>c nam jest konieczna pilna potrzeba zaak<text:span text:style-name="T2708">ce</text:span>ntowania posiadania profe<text:span text:style-name="T2709">sj</text:span>onalnie przygotowan<text:span text:style-name="T2710">ej</text:span><text:s/>kadry kierowniczej do wykonywania pro<text:span text:style-name="T2711">fesj</text:span>onalnych zadań<text:s/><text:span text:style-name="T2712">w</text:span><text:s/>rządzeniu profe<text:span text:style-name="T2713">sj</text:span>onalną instytucją, jaką jest system opieki zdrowotnej.</text:p>
      <text:p text:style-name="P2714">Warto zwrócić uwagę, że<text:s/><text:span text:style-name="T2715">P</text:span>olska jest jedynym krajem Europy, poza Albanią, który nie posiada własnej instytucji, narodowej instytucji zajmującej si<text:span text:style-name="T2716">ę</text:span><text:s/>zawodowo na co dzień, a nie po amatorsku od pogrzebu do pogrzebu, od wydarzenia do wydarzenia, przygo<text:span text:style-name="T2717">to</text:span>waniem kadry czy też naukową codzienną analizą istniejącej sytuacji.</text:p>
      <text:p text:style-name="P2718">Druga sprawa, na którą chciałem zwrócić uwagę, to żebyśmy pamiętali jeszcze o jednej sprawie, że my czę<text:span text:style-name="T2719">s</text:span>to tak zbyt może nie kontrolujemy zagadnieni<text:span text:style-name="T2720">a</text:span><text:s/>nazewnictwa, gdy mówimy o ochronie zdrowia, to zamiennie używamy ją często do opieki zdrowotnej, a jeszcze częściej do służb<text:span text:style-name="T2721">y<text:s/></text:span>zdrowia. Przecież to jes<text:span text:style-name="T2722">t</text:span><text:s/>prawda, że ochrona zdrowia jest n<text:span text:style-name="T2723">aj</text:span>ważni<text:span text:style-name="T2724">ej</text:span>sza. Tylko, że służba zdrowia, a w związku z tym i administra<text:span text:style-name="T2725">cj</text:span>a, i minister zdrowia ma jak najmniej do powiedzenia, w ochronie zdrowia.<text:s/><text:span text:style-name="T2726">T</text:span>o jest autentycznie sprawa całego narodu z jednej strony, a z drugiej strony, całego apara<text:span text:style-name="T2727">t</text:span>u<text:span text:style-name="T2728"><text:s/></text:span>państwo<text:span text:style-name="T2729">we</text:span>go i całego rządu. I<text:s/><text:span text:style-name="T2730">wi</text:span>emy, że najmn<text:span text:style-name="T2731">ie</text:span>j si<text:span text:style-name="T2732">ę</text:span><text:s/><text:span text:style-name="T2733">ro</text:span>bi<text:s/><text:span text:style-name="T2734">w</text:span><text:s/><text:span text:style-name="T2735">tych</text:span><text:s/>spra<text:span text:style-name="T2736">w</text:span>ach pozamedycznych, natomia<text:span text:style-name="T2737">s</text:span>t najwięcej oczekuje się od wyspe<text:span text:style-name="T2738">cj</text:span>alizowanej instytucji jak<text:span text:style-name="T2739">ą</text:span><text:s/><text:span text:style-name="T2740">jest</text:span><text:s/><text:span text:style-name="T2741">s</text:span>łu<text:span text:style-name="T2742">ż</text:span>ba zdro<text:span text:style-name="T2743">w</text:span>ia<text:span text:style-name="T2744">.</text:span><text:s/>Do<text:span text:style-name="T2745">świ</text:span>adc<text:span text:style-name="T2746">z</text:span>enie rożne ucz<text:span text:style-name="T2747">y,</text:span><text:s/><text:span text:style-name="T2748">że</text:span><text:s/>jedni<text:s/><text:span text:style-name="T2749">m</text:span>ó<text:span text:style-name="T2750">w</text:span>ią<text:span text:style-name="T2751">,</text:span><text:s/><text:span text:style-name="T2752">że</text:span><text:s/><text:span text:style-name="T2753">5</text:span><text:s/>proc.,<text:span text:style-name="T2754"><text:s/></text:span>drudz<text:span text:style-name="T2755">y</text:span><text:s/>że 12,<text:s/><text:span text:style-name="T2756">s</text:span>ą<text:s/><text:span text:style-name="T2757">ra</text:span>c<text:span text:style-name="T2758">y,</text:span><text:s/>którzy mó<text:span text:style-name="T2759">w</text:span>ią że 25, no,<text:s/><text:span text:style-name="T2760">a</text:span>le nie więcej niż 20 proc. zależy<text:s/><text:span text:style-name="T2761">w</text:span><text:s/>ogóle od medycyny, re<text:span text:style-name="T2762">s</text:span>z<text:span text:style-name="T2763">t</text:span>a to<text:s/><text:span text:style-name="T2764">s</text:span>ą pozamedyczne czynniki, poczynając od genetyki, kończąc na środowisku i wszystkim tym, co si<text:span text:style-name="T2765">ę</text:span><text:s/><text:span text:style-name="T2766">w</text:span><text:s/><text:span text:style-name="T2767">ś</text:span>ro<text:span text:style-name="T2768">d</text:span>k<text:span text:style-name="T2769">u</text:span><text:s/>dzieje<text:span text:style-name="T2770">.</text:span></text:p>
      <text:p text:style-name="P2771"><text:span text:style-name="T2772">I</text:span><text:s/>tutaj dopatruję si<text:span text:style-name="T2773">ę</text:span><text:s/>zno<text:span text:style-name="T2774">w</text:span>u wielkiej roli włączenia społeczeństwa.<text:s/><text:span text:style-name="T2775">I</text:span><text:s/>nie zgadzam si<text:span text:style-name="T2776">ę</text:span><text:s/>z głosami,<text:s/><text:span text:style-name="T2777">ż</text:span>e jesteśmy<text:s/><text:span text:style-name="T2778">w<text:s/></text:span>tej chwili za biedni<text:span text:style-name="T2779">.</text:span><text:s/><text:span text:style-name="T2780">W</text:span><text:s/>każdej sytuacji można na właściwe tory skierować u<text:span text:style-name="T2781">w</text:span>a<text:span text:style-name="T2782">g</text:span>ę społeczeństwa<text:span text:style-name="T2783">.</text:span><text:s/>Natomiast pr<text:span text:style-name="T2784">aw</text:span>dą jest,<text:s/><text:span text:style-name="T2785">ż</text:span>eśmy przez wiele lat rozbroili społeczeństwo z odpowie<text:span text:style-name="T2786">dz</text:span>ialności za własny<text:s/><text:span text:style-name="T2787">s</text:span>t<text:span text:style-name="T2788">a</text:span>n<text:s/><text:soft-page-break/>zdrowia, przejmując niejako poprzez s<text:span text:style-name="T2789">ce</text:span>ntralizowany system tą odpowiedzialność na państwo, które<text:s/><text:span text:style-name="T2790">s</text:span>i<text:span text:style-name="T2791">ę</text:span><text:s/>z tego nie wywiązało<text:span text:style-name="T2792">.</text:span><text:s/><text:span text:style-name="T2793">I</text:span><text:s/>dzisiaj doprowadziliśmy do sytuacji podwójnie rozbieżnej, bo z jednej strony<text:s/><text:span text:style-name="T2794">s</text:span>p<text:span text:style-name="T2795">ołecz</text:span>e<text:span text:style-name="T2796">ń</text:span>stwo jest rozbrojone, a z drugiej strony oczekiwania od<text:span text:style-name="T2797">w</text:span>rotnie, jeszcze bardziej wzrosły.</text:p>
      <text:p text:style-name="P2798">Czeka nas w związku z tym niemała wcale pr<text:span text:style-name="T2799">a</text:span>ca, żeby tą sytuację<text:s/><text:span text:style-name="T2800">w</text:span>yró<text:span text:style-name="T2801">w</text:span>nać. Ja już nie mówię o trudnościach<text:s/><text:span text:style-name="T2802">w</text:span><text:s/>zdro<text:span text:style-name="T2803">wy</text:span>m żywieniu, czy<text:s/><text:span text:style-name="T2804">w</text:span><text:s/>normalnym żywieniu, czy roz<text:span text:style-name="T2805">wią</text:span>zywaniu szeregu innych spraw<text:span text:style-name="T2806">.</text:span><text:s/>Niemniej jednak bez udziału społeczeństwa tego si<text:span text:style-name="T2807">ę</text:span><text:s/>nie da zrobić.</text:p>
      <text:p text:style-name="P2808"><text:span text:style-name="T2809">I</text:span><text:s/>ostatnia sprawa, to jest spra<text:span text:style-name="T2810">w</text:span>a reformy. My<text:span text:style-name="T2811">ślę</text:span>,<text:s/><text:span text:style-name="T2812">że<text:s/></text:span>na szczegółowych zespołach będzie łatwiejsza sprawa. Trudno mi powiedzieć,<text:s/><text:span text:style-name="T2813">d</text:span>laczego ten dokument jest na<text:span text:style-name="T2814">zwa</text:span>ny, że je<text:span text:style-name="T2815">s</text:span>t utajniony.<text:s/><text:span text:style-name="T2816">N</text:span>ie ma nic tajnego.<text:s/><text:span text:style-name="T2817">W</text:span>ydaje mi<text:s/><text:span text:style-name="T2818">się</text:span>, że wszyscy doskonale go znają albo powinni znać. Tam są zawarte nie tre<text:span text:style-name="T2819">ś</text:span>ci, takie juk tutaj wszystkie trzy<text:s/><text:span text:style-name="T2820">s</text:span>trony prezentował<text:span text:style-name="T2821">y</text:span>, ale o dziwo, co za zbieg okoliczności, na<text:span text:style-name="T2822">w</text:span>et czę<text:span text:style-name="T2823">s</text:span>to te sa<text:span text:style-name="T2824">m</text:span>e sformułowania<text:span text:style-name="T2825">.</text:span><text:s/>Być może ludzie uc<text:span text:style-name="T2826">ząc</text:span><text:s/>się tego sa<text:span text:style-name="T2827">me</text:span>g<text:span text:style-name="T2828">o</text:span><text:s/>mó<text:span text:style-name="T2829">w</text:span>ią tym samym<text:s/><text:span text:style-name="T2830">ję</text:span>zykiem<text:span text:style-name="T2831">.</text:span></text:p>
      <text:p text:style-name="P2832"><text:span text:style-name="T2833">Ob. Marek Edelman</text:span>:</text:p>
      <text:p text:style-name="P2834">Ale myślą<text:s/><text:span text:style-name="T2835">co</text:span><text:s/>innego.</text:p>
      <text:p text:style-name="P2836"><text:span text:style-name="T2837">Prof. Janusz<text:s/></text:span><text:span text:style-name="T2838">I</text:span><text:span text:style-name="T2839">ndulski</text:span><text:span text:style-name="T2840">:</text:span></text:p>
      <text:p text:style-name="P2841">To<text:s/><text:span text:style-name="T2842">te</text:span>go my nie wiemy, co kto myśli. Możemy tylko podejrzewać<text:s/><text:span text:style-name="T2843">p</text:span>o tym co kto powie i co robi<text:span text:style-name="T2844">,</text:span></text:p>
      <text:p text:style-name="P2845">Wi<text:span text:style-name="T2846">ęc</text:span><text:s/>intencje są bardzo dobre. Na pierwszej stronie założeń jest napisane, że powodzenie reformy jest uzależnione od zaak<text:span text:style-name="T2847">ce</text:span>ptowania i re<text:span text:style-name="T2848">fo</text:span>rmowanych, i reformujących. A wi<text:span text:style-name="T2849">ę</text:span>c dopatruję się szansy powodzenia reformy tylko wtedy, jeżeli ją jak najgłębiej, n<text:span text:style-name="T2850">aj</text:span>precyz<text:span text:style-name="T2851">yj</text:span>niej, szczegółowo doprowadzimy do rąk, świadomości zai<text:span text:style-name="T2852">nt</text:span>eresowanych i ich spróbujemy zaangażować<text:s/><text:span text:style-name="T2853">w</text:span><text:s/>czynną realizację. Poza tym są to s<text:span text:style-name="T2854">fo</text:span>rmu<text:span text:style-name="T2855">ło</text:span>wania w wielu wypadkach sformułowane ogólnie. One wymagają dopiero teraz codziennej dyskusji i<text:s/><text:span text:style-name="T2856">do</text:span>pra<text:span text:style-name="T2857">co</text:span>wania szczegółów, nad którymi na pewno powstanie niejedna dyskusja. Ale jest to, wydaje mi się, normalna rzecz.<text:s/><text:span text:style-name="T2858">I</text:span><text:s/>osobiście jestem przekonany że czas, w którym wdrażamy jest najgorszy do wdrażania reformy. Bo były czasy lepsze, korzystni<text:span text:style-name="T2859">ej</text:span>sze, w których można było to zrobić. Ale tak już historia nas ustawiła. To jednak ona ma szanse powodzenia, ponieważ wydaje mi się, że jest oparta na zdrowych zasadach, na wyliczeniu realnych możliwości, jakie<text:s/><text:span text:style-name="T2860">w</text:span><text:s/>danym momencie istnieją, natomiast być może ona nie spełnia wszystkich oczekiwań, które my byśmy sami, ci którzy biorą udział<text:s/><text:span text:style-name="T2861">w</text:span><text:s/>j<text:span text:style-name="T2862">e</text:span>j<text:s/><text:span text:style-name="T2863">fo</text:span>rmułowaniu, jak i którzy oczekują rezultatów, ch<text:span text:style-name="T2864">ci</text:span>eliby tutaj uzyskać<text:span text:style-name="T2865">.</text:span></text:p>
      <text:p text:style-name="P2866">Tak że<text:s/><text:span text:style-name="T2867">wyda</text:span>je mi<text:s/><text:span text:style-name="T2868">s</text:span>i<text:span text:style-name="T2869">ę,</text:span><text:s/>ż<text:span text:style-name="T2870">e</text:span><text:s/>jesteśmy na dobrej drodze docho<text:span text:style-name="T2871">dze</text:span>nia do wspólnych po<text:span text:style-name="T2872">g</text:span>lądów i o<text:span text:style-name="T2873">b</text:span>y te środki realizac<text:span text:style-name="T2874">yj</text:span>ne<text:span text:style-name="T2875">,</text:span><text:s/>które<text:s/><text:span text:style-name="T2876">bę</text:span>dą do tego uży<text:span text:style-name="T2877">w</text:span>ane by<text:span text:style-name="T2878">ł</text:span>y<text:s/><text:span text:style-name="T2879">t</text:span>akie same<text:span text:style-name="T2880">.</text:span></text:p>
      <text:p text:style-name="P2881">Dzi<text:span text:style-name="T2882">ę</text:span>kuję<text:span text:style-name="T2883">.</text:span></text:p>
      <text:p text:style-name="P2884"><text:span text:style-name="T2885">P</text:span><text:span text:style-name="T2886">rz</text:span><text:span text:style-name="T2887">e</text:span><text:span text:style-name="T2888">w</text:span><text:span text:style-name="T2889">odni</text:span><text:span text:style-name="T2890">cz</text:span><text:span text:style-name="T2891">ą</text:span><text:span text:style-name="T2892">cy</text:span>:</text:p>
      <text:p text:style-name="P2893">Dziękuję<text:s/><text:span text:style-name="T2894">b</text:span>ard<text:span text:style-name="T2895">z</text:span>o<text:span text:style-name="T2896">.</text:span><text:s/>Ja<text:s/><text:span text:style-name="T2897">s</text:span>ąd<text:span text:style-name="T2898">zę,</text:span><text:s/>pan<text:span text:style-name="T2899">ie<text:s/></text:span>profesor<text:span text:style-name="T2900">z</text:span>e,<text:s/><text:span text:style-name="T2901">ż</text:span>e<text:s/><text:span text:style-name="T2902">m</text:span>y już<text:s/><text:span text:style-name="T2903">l</text:span>imit oddawania<text:s/><text:span text:style-name="T2904">w</text:span>ładzy<text:s/><text:span text:style-name="T2905">w</text:span><text:s/>nieprzygo<text:span text:style-name="T2906">tow</text:span>a<text:span text:style-name="T2907">n</text:span>e r<text:span text:style-name="T2908">ę</text:span>ce<text:s/><text:span text:style-name="T2909">w</text:span><text:s/>Polsce<text:s/><text:span text:style-name="T2910">w</text:span>y<text:span text:style-name="T2911">c</text:span>z<text:span text:style-name="T2912">e</text:span>rpa<text:span text:style-name="T2913">l</text:span>iś<text:span text:style-name="T2914">my,</text:span><text:s/>bo do tej pory to jakoś tak<text:s/><text:span text:style-name="T2915">s</text:span>i<text:span text:style-name="T2916">ę</text:span><text:s/>n<text:span text:style-name="T2917">a</text:span>m zdarzało<text:span text:style-name="T2918">.</text:span></text:p>
      <text:p text:style-name="P2919">Pan minister Wojtczak prosił o g<text:span text:style-name="T2920">ł</text:span>o<text:span text:style-name="T2921">s.</text:span></text:p>
      <text:p text:style-name="P2922"><text:span text:style-name="T2923">Minister Andrzej Wo</text:span><text:span text:style-name="T2924">j</text:span><text:span text:style-name="T2925">t</text:span><text:span text:style-name="T2926">c</text:span><text:span text:style-name="T2927">zak</text:span>:</text:p>
      <text:p text:style-name="P2928">Dziękuję bardzo<text:span text:style-name="T2929">.</text:span><text:s/>Proszę państwa wydaje mi się,<text:s/><text:span text:style-name="T2930">ż</text:span>e po tym przeglądzie różnych spraw, któregośmy dokonali w ciągu już kilku godzin posiedzenia. Chciałbym wyjś<text:span text:style-name="T2931">ć</text:span><text:s/>z pewną propozycją dalszej pracy. Bo ja wierzę, że będzie jeszcze cały szereg wypowiedzi i będziemy mieli jeszcze możliwości wymieniania i poglądów, i dróg rozwiązań. Natomiast jeżeli państwo się zgodzą ja przedstawię pewne propozycje.</text:p>
      <text:soft-page-break/>
      <text:p text:style-name="P2932">Z tych zagadnień, któreśmy przedyskutowali wydaje mi się koniecznoś<text:span text:style-name="T2933">ć</text:span><text:s/>powołania dwóch grup roboczych aktualnych. Z uwagi na to, że powołanie wielkiej ilości grup roboczych obawiam się, że stracimy wtedy kontrolę po prostu jak gdyby nad procesem<text:span text:style-name="T2934">.</text:span></text:p>
      <text:p text:style-name="P2935"><text:span text:style-name="T2936">W</text:span><text:s/>związku z tym proponuję powołanie grupy roboczej do spr<text:span text:style-name="T2937">a</text:span>w<text:span text:style-name="T2938"><text:s/></text:span>ruchu zawodowego w służbie zdrowia, żeby omówić te zagadnienia kompleksowo, jak również drugą grupę roboczą system uspołecznionej opieki zdrowotnej. To co zaczęliśmy mówić<text:span text:style-name="T2939">.</text:span><text:s/>Rozmawia<text:span text:style-name="T2940">li</text:span>śmy i mówiliśmy o podmiotowości i pracownika służby zdrowia, czy lekarza, o podmiotowości pacjenta, o uspołecznieniu, o różnych mechanizmach, o decentralizacji postarajmy się stworzyć w tej chwili, w tej grupie roboczej, jakieś wspólne spojrzenie na drogi realizac<text:span text:style-name="T2941">ji</text:span><text:s/>tego modelu.</text:p>
      <text:p text:style-name="P2942">Teraz cały szereg pytań tu padło ze strony sformułowane przez pana docenta, mianowicie i liczbę pielęgniarek, tzn<text:span text:style-name="T2943">.</text:span><text:s/>o ich niedobór, jak się przedstawia sprawa lekarzy. Muszę powiedzieć, że resort dysponuje materiałami dość szczegółowymi łącznie z prognozami co by było gdyby było, gdyby był ten odpływ lekarzy tak duży, jak te wskaźniki będą się kształtowały, to samo problem leków tzn<text:span text:style-name="T2944">.</text:span><text:s/>działań w t<text:span text:style-name="T2945">ej</text:span><text:s/>chwili, jakie zostały podjęte żeby - ja nie mówię wyrównać zupełnie te niedobory - ale w każdym razie zmniejszyć i jakie s<text:span text:style-name="T2946">ą</text:span><text:s/>plany dla rozwiązania tej kwestii,<text:s/>aczkolwiek zda<text:span text:style-name="T2947">ję</text:span><text:s/>sobie sprawę, że żadna z tych w tej chwili jeszcze działań nie może zapewnić dobrobytu i zapewnienia rynku<text:span text:style-name="T2948">.</text:span></text:p>
      <text:p text:style-name="P2949"><text:span text:style-name="T2950">W</text:span><text:s/>związku z tym ja bym proponował, żeby sprawę leków i sprawę zaopatrzenia postawić na następnym zebraniu. Przy czym z jednej strony byłaby informacja dla państwa, żebyśmy pracowali na tych samych materiałach i z tą samą wizją, i z drugiej strony przeprowadzilibyśmy pogłębioną dyskusję nad zagadnieniami zaopatrzenia, produkcji krajowej, jakie jeszcze źródła<text:s/><text:span text:style-name="T2951">i</text:span><text:s/>jakie jeszcze<text:span text:style-name="T2952"><text:s/></text:span>rozwiązania można przewidzieć. Jak również nad problemem racjonalizacji zużycia leków.</text:p>
      <text:p text:style-name="P2953"><text:span text:style-name="T2954">J</text:span>eżeliby państwo przyjęli to to jest jeden z punktów do dyskusji na sesji plenarnej. I w zależności od dyskusji moglibyśmy zadecydować, że potrzeba nam powołania jakiejś grupy ekspertów, którzy mogą dopracować pewne nasze i uwagi, i sugestie.</text:p>
      <text:p text:style-name="P2955">Druga informacja zarazem, która wymaga wyprostowania wielu spraw to jest zagadnienie źródeł finansowania. Dlatego, że pracujemy na zupełnie różnych materiałach. Ja nie chciałem się włączać bo uważałem, że potrzebna jest taka dyskusja powiedzmy ogólna żebyśmy wymienili swoje zdania, ale sprawy FUS-u czy ZUS-u i spraw tych finansowych wymagają tego, żebyśmy mieli informacje dość dogłębną, od źródła sprawy, a nie na fragmentarycznych materiałach, które niestety wypaczają nasze spojrzenie i wydaje mi się, że rozbudzają nieuzasadnione z jednej strony nadzieje, aczkolwiek musimy tą drogę dopracować i dopiero wtedy możemy zadecydować powołanie grup powiedzmy ekspertów, którzy by dopracowali te zagadnienia.</text:p>
      <text:p text:style-name="P2956">Trzecią sprawą, która mocno wypływała wśród dyskutantów to są problemy kształcenia<text:span text:style-name="T2957">.</text:span><text:s/>To jest problem kształcenia i to przeddyplomowego i dokształcenia p<text:span text:style-name="T2958">o</text:span>dyplomowego, ja myślę specjalizacji. Tu jest wiele przecież wniosków w dyskusji różnej i w publikatorach, i tak samo w wypowiedziach państwa padało<text:span text:style-name="T2959">.</text:span><text:s/>Ja bym włączył do kształcenia kadr tak samo zagadnienie pielęgniarskie i poszerzył je nie tylko problemami kształcenia, ale zaczął od strony i planowania. Od odpowiedzi to też to znaczy, żebyśmy się postarali odpowiedzieć ilość i jakość, lepsze wykorzystanie. Czyli w tych kategoriach, a<text:s/><text:span text:style-name="T2960">ż</text:span>e kształcenie medyczne generalnie jest zagadnieniem o niebywałym znaczeniu to wystarczy spojrzeć na mapę Europy i zobaczyć,<text:s/><text:soft-page-break/>że w ciągu ostatnich trzech lat, było pięć europejskich konferencji poświęconych kształceniu medycznemu łącznie z konferencją lizbońską ministrów edukacji i ministrów zdrowia i deklaracją edynburską i inicjatywą lizbońską, która wychodzi w kierunku po prostu inicjatywy zmian, dostosowania kształcenia do potrzeb obecnych i przyszłych.</text:p>
      <text:p text:style-name="P2961">I wreszcie czwarty problem. Wydaje mi się bardzo mocno postawiony przez panią dr Staręgę, to jest zagadnienia pomocy społecznej. Znowu zacząć od pewnej globalnej informacji i znaleźć pewne rozwiązania. Może je znajdziemy w dyskusji, a może trzeba będzie głębszego jakiegoś zastanowienia się. I powiem szczerze, mimo, że są jeszcze dalsze zagadnienia to bym widział po tych problemach. Chciałbym, żebyśmy realnie podeszli do sprawy i zastanowili się ile takich modułów tych spraw możemy wziąć na posiedzenie, byłoby bardzo ważne zagadnienie to co poruszył pan min. C<text:span text:style-name="T2962">yb</text:span>ulko mianow<text:span text:style-name="T2963">ic</text:span>ie zakres działań reformatorskich i etapy wdrażania. Bo jest bardzo łatwo hasłowo powiedzieć już natychmiast i zgadzam się, że pośpieszne rzeczy należy planować pospiesznie tylko musimy mieć pewną jasność, żebyśmy znowu nie stanęli w takiej sytuacji, że będziemy piłeczkę przerzucać, a warunki będą nierealne dla pewnych jakichś postulatów.</text:p>
      <text:p text:style-name="P2964">I wreszcie ta sprawa ja wiem, że jest może najtrudnie<text:span text:style-name="T2965">js</text:span>za, że<text:s/><text:span text:style-name="T2966">jes</text:span>t bardzo trudna sytuacja i społeczna, i ekonomiczna, żeby ruszać narodowy program zdrowia<text:span text:style-name="T2967">.</text:span><text:s/>Ale on jest konieczny, można dyskutować w jakim zakresie, jak dalece wychodzić z pewnym już kształceniem społeczeństwa? Jak dalece można wychodzić z pewnymi podprogramami, jak<text:span text:style-name="T2968">i</text:span>m<text:s/><text:span text:style-name="T2969">j</text:span>est ta walka z nikotynizmem, alkoholizmem, zanalizować dlaczego ona nie jest skuteczna. My walczymy już z tym od dłuższego czasu.<text:s/><text:span text:style-name="T2970">W</text:span><text:s/>ogóle na t<text:span text:style-name="T2971">ą</text:span><text:s/><text:span text:style-name="T2972">sfe</text:span>r<text:span text:style-name="T2973">ę</text:span><text:s/>promocji zdrowia. Ja wiem, że każdy od niej ucieka. Ja w wielu gronach i te sprawy dyskutowałem, uciekają od niej organizatorzy ochrony zdrowia, uciekają inni, aczkolwiek trzeba sobie zdawać sprawę, że jeżeli my nie podejmiemy już w tej chwili tych działań, to alternatywną sprawą za 10 lat jest więcej kadr, więcej łóżek, więcej specjalistów, więcej aparatury.</text:p>
      <text:p text:style-name="P2974">Jednak program kanadyjski czy program fiński, który faktycznie zaczął... wcześniej wystartował, bo kanadyjski w '71 chyba czy 2 roku po raporcie La<text:span text:style-name="T2975">lo</text:span>nda, a fiński w '73, ale Kanadyjczycy już sprowadzili o 50 proc. w dół umieralność z powodu chorób układu krążenia, zmniejszyli zapadalność, co Finowie zrobili i co oni bliżej to my wiemy, że górowali w Europie,<text:s/><text:span text:style-name="T2976">w</text:span><text:s/>tej chwili zbliżają się do poziomu Polski, ale to znaczy, że prawic o 60 proc. obniżyli tą zapadalność. My musimy to jakoś zrobić. I powiem szczerze jest to bardzo trudne zagadnienie.</text:p>
      <text:p text:style-name="P2977">Dlatego głos doradczy, wspólne jakieś znalezienie pewnych rozwiązań, mądrością wspólną jest to nieodzowne. Bo powiem prosto - resort ma dobrą w tej chwili diagnozę epidemiologiczną. Resort ma dobrą prognozę opartą o te dane i przypuszczenia trendów demograficznych. Jest plan i jest komisja międzyresortowa, która będzie starała się wyjść naprzeciw tym dezyderatom tzn. jeżeli chodzi i o zdrową żywność, i problemy związane i z budownictwem<text:s/>i z oświatą<text:span text:style-name="T2978">.</text:span><text:s/>Tylko<text:s/><text:span text:style-name="T2979">że</text:span><text:s/>mu<text:span text:style-name="T2980">si</text:span>my się zastanowić nad tym<text:s/><text:span text:style-name="T2981">d</text:span>l<text:span text:style-name="T2982">a</text:span>t<text:span text:style-name="T2983">eg</text:span>o<text:span text:style-name="T2984">,</text:span><text:s/>że jednak ja nie wiem dla nas zasadniczą rzeczą jest to zdrowie<text:span text:style-name="T2985">.</text:span><text:s/>A to zdrowie podupada i będzie podupadało jeżeli nie przyczynimy się wspólnym wysiłkiem, z oddziaływaniem na społeczeństwo, na publikatory<text:span text:style-name="T2986">.</text:span><text:s/><text:span text:style-name="T2987">I</text:span><text:s/>dlatego jest to lista może dość duża, ja zd<text:span text:style-name="T2988">aj</text:span>ę sobie sprawę, że<text:s/><text:span text:style-name="T2989">w</text:span>ymaga<text:s/><text:span text:style-name="T2990">pr</text:span>zed<text:span text:style-name="T2991">ys</text:span>kutowania i consensusu tylko. Że to by jakoś znakomicie nam może sprowadziło tą dyskusję z bardzo już - dzisiaj musiała być taka - z rozstrzelonej, na jakąś bardziej skana<text:span text:style-name="T2992">li</text:span>zowaną w sensie rozwiązywan<text:span text:style-name="T2993">ia</text:span><text:s/>już spraw.</text:p>
      <text:soft-page-break/>
      <text:p text:style-name="P2994">Dziękuję panie przewodniczący.</text:p>
      <text:p text:style-name="P2995"><text:span text:style-name="T2996">Marek Edelman</text:span>:</text:p>
      <text:p text:style-name="P2997">Chciałem zapytać panie ministrze co pan miał na myśli w punkcie pierwszym komisja do spraw związkowych, bo ja nie widzę..<text:span text:style-name="T2998">.</text:span></text:p>
      <text:p text:style-name="P2999"><text:span text:style-name="T3000">Andrzej Wojtczak</text:span>:</text:p>
      <text:p text:style-name="P3001">Nie, nie komisję, grupę roboczą. To jest sprawa samorządu, ale panie doktorze jeżeli mówimy obojętnie o opiece zdrowotnej czy o ochronie zdrowia, to nie są tylko lekarze,<text:s/>to nie<text:s/><text:span text:style-name="T3002">s</text:span>ą t<text:span text:style-name="T3003">yl</text:span>ko pielęgniarki, to są i pracownicy socjalni i inni.<text:s/><text:span text:style-name="T3004">I</text:span><text:s/>nie ch<text:span text:style-name="T3005">o</text:span>dzi mi,<text:s/><text:span text:style-name="T3006">ż</text:span>eby tworzyć samorządy wszystkie profe<text:span text:style-name="T3007">sj</text:span>onalne, tylko żeby spojrzeć na to zagadnienie bardziej g<text:span text:style-name="T3008">l</text:span>oba<text:span text:style-name="T3009">l</text:span>nie<text:span text:style-name="T3010">.</text:span><text:s/>Jak będziemy prowadzili te sprawy?</text:p>
      <text:p text:style-name="P3011"><text:span text:style-name="T3012">Marek E</text:span><text:span text:style-name="T3013">de</text:span><text:span text:style-name="T3014">lman</text:span><text:span text:style-name="T3015">:</text:span></text:p>
      <text:p text:style-name="P3016">Myślę, że ta komisja powinna być samorządową komisją, bo wtedy<text:s/><text:span text:style-name="T3017">t</text:span>o<text:s/><text:span text:style-name="T3018">s</text:span>i<text:span text:style-name="T3019">ę</text:span><text:s/>wszy<text:span text:style-name="T3020">s</text:span>tko w tym mieści<text:span text:style-name="T3021">.</text:span><text:s/>Bo<text:s/><text:span text:style-name="T3022">s</text:span>pra<text:span text:style-name="T3023">w</text:span>y związkowe są rozwiązane albo nierozwiązane, ale ustalone jakoś<text:span text:style-name="T3024">.</text:span><text:s/>W<text:span text:style-name="T3025">ięc</text:span><text:s/>nie trzeba tut<text:span text:style-name="T3026">a</text:span>j mieszać tych pojęć, bo zaraz zaczniemy, od tego jeden związek, trzy związki.<text:span text:style-name="T3027">..</text:span></text:p>
      <text:p text:style-name="P3028"><text:span text:style-name="T3029">O</text:span><text:span text:style-name="T3030">b</text:span><text:span text:style-name="T3031">.</text:span><text:span text:style-name="T3032"><text:s/></text:span><text:span text:style-name="T3033">A.</text:span><text:span text:style-name="T3034"><text:s/></text:span><text:span text:style-name="T3035">W</text:span><text:span text:style-name="T3036">ojtczak</text:span><text:span text:style-name="T3037">:</text:span></text:p>
      <text:p text:style-name="P3038">Nie, nie, sa<text:span text:style-name="T3039">mo</text:span>rządowy.</text:p>
      <text:p text:style-name="P3040"><text:span text:style-name="T3041">O</text:span><text:span text:style-name="T3042">b</text:span><text:span text:style-name="T3043">.</text:span><text:span text:style-name="T3044"><text:s/>Zofia Kuratowska</text:span>:</text:p>
      <text:p text:style-name="P3045">Pracownicze łączą wszystkie zawody, bo mogą być...</text:p>
      <text:p text:style-name="P3046"><text:span text:style-name="T3047">Ma</text:span><text:span text:style-name="T3048">re</text:span><text:span text:style-name="T3049">k Ed</text:span><text:span text:style-name="T3050">e</text:span><text:span text:style-name="T3051">lman</text:span><text:span text:style-name="T3052">:</text:span></text:p>
      <text:p text:style-name="P3053">Panie ministrze,<text:s/><text:span text:style-name="T3054">b</text:span>ardzo ciekawe rzeczy pan tu nam powiedział i naprawdę bardzo ważne<text:span text:style-name="T3055">.</text:span><text:s/><text:span text:style-name="T3056">T</text:span>ylko chciałem zwrócić uwagę, że nasza działalność jest do<text:span text:style-name="T3057">ś</text:span>ć krótka<text:span text:style-name="T3058">.<text:s/></text:span>Że<text:s/><text:span text:style-name="T3059">w</text:span><text:s/>ciągu tych trzech czy czterech tygodni, które nam pozostało my tych spraw nie załatwimy<text:span text:style-name="T3060">.</text:span><text:s/>Dlat<text:span text:style-name="T3061">eg</text:span>o<text:span text:style-name="T3062"><text:s/></text:span>radziłbym się skupić, bo przecież my nawet nie rozwiążemy niczego<text:span text:style-name="T3063">,<text:s/></text:span>my możemy dać pewne kierunki tylko. Ale myślę, że tu jest za dużo zagadnień naraz postawionych. Myśl<text:span text:style-name="T3064">ę</text:span>, że trzeba się skon<text:span text:style-name="T3065">ce</text:span>ntrować na dwóch zasadniczych zagadnienia<text:span text:style-name="T3066">c</text:span>h, to jest sprawa samor<text:span text:style-name="T3067">zą</text:span>du -<text:s/><text:span text:style-name="T3068">b</text:span>yć może na trzech - sprawa reformy służby zdrowia i sprawa finansów<text:span text:style-name="T3069">.</text:span></text:p>
      <text:p text:style-name="P3070"><text:span text:style-name="T3071">I</text:span><text:s/>ja myślę, że jeżeli my dojdziemy<text:s/><text:span text:style-name="T3072">w</text:span><text:s/>tym do porozumienia, i do tego, że nasze idee będą nie t<text:span text:style-name="T3073">yl</text:span>ko powiedziane, ale wykonane, to reszta tych rzeczy jest do dalszej współpracy. Bo tutaj więcej... to będzie maksymalnie do załatwienia.<text:s/>Myślę, że tego też nie za<text:span text:style-name="T3074">ł</text:span>atwimy, bo jak wejdziemy<text:s/><text:span text:style-name="T3075">w</text:span><text:s/>finanse, to si<text:span text:style-name="T3076">ę</text:span><text:s/>zakopiemy, bo nikt nic nie<text:s/><text:span text:style-name="T3077">w</text:span>ie.</text:p>
      <text:p text:style-name="P3078"><text:span text:style-name="T3079">I</text:span><text:s/>dlatego myśl<text:span text:style-name="T3080">ę</text:span>, że wystarczą nam trzy komisje.</text:p>
      <text:p text:style-name="P3081"><text:span text:style-name="T3082">Ob. Wojciech Guglas</text:span>:</text:p>
      <text:p text:style-name="P3083">Jeżeli można, ponieważ także chciałbym nasze zdanie przedstawić.<text:s/>Sądzę, że kwestia samorządu jest zbyt wąskim zagadnieniem. Powinien to być zespół ds. pracowniczych i samorządności. Tym bardziej, że<text:s/>w<text:s/>sprawach ds. samorządności to, jak dobrze zrozumiałem intencje pana prof. Chłapa, wnosił jeszcze kwestię - a wiemy na jakim etapie jest projekt obecny, jeżeli chodzi o samorząd, kwestia ostatniej wersji, która znajduje się<text:s/>w<text:s/>tej chwili w Sejmie, a która to już jest kolejna to my sami nie wiemy, kolejnej ostatecznej redakcji istoty samorządu, żeby<text:s/>co do tego się ustosunkować. Czy to jest zgodne z oczekiwaniami społecznymi czy nie.<text:s/>Jest bardzo ważna kwestia ustawowa, to, co do czego już doszliśmy, żeby nie odwlekać wdrożenia w najbliższym czasie pod obrady Sejmu ustawy o opiece zdrowotnej i zawodach<text:s/><text:soft-page-break/>medycznych, bo z tego co<text:s/>jest mi wiadomo, to do piętnastego strona rządowa była zmuszona do przedstawienia, i co do takiego projektu powinniśmy się ustosunkować. I kwestie funkcjonowania ruchu zawodowego, co jest niebagatelne, w zakładach służby zdrowia także powinniśmy w gronie tutaj naszym związkowym wspólnym podnieść.</text:p>
      <text:p text:style-name="P3084">Tak że bym proponował, że jeżeli można by pogodzić te interesy, a to wynikało z dyskusji także ze strony państwa, żeby nazwać ten zespół ds. pracowniczych i samorządności, ponieważ on będzie obejmował cały pakiet spraw<text:span text:style-name="T3085">.</text:span></text:p>
      <text:p text:style-name="P3086"><text:span text:style-name="T3087">C</text:span>zy można, panie ministrze?</text:p>
      <text:p text:style-name="P3088"><text:span text:style-name="T3089">Minis</text:span><text:span text:style-name="T3090">te</text:span><text:span text:style-name="T3091">r Andrzej Wojtczak</text:span>:</text:p>
      <text:p text:style-name="P3092">Zg<text:span text:style-name="T3093">oda.</text:span></text:p>
      <text:p text:style-name="P3094"><text:span text:style-name="T3095">Ob. Prze</text:span><text:span text:style-name="T3096">w</text:span><text:span text:style-name="T3097">odni</text:span><text:span text:style-name="T3098">czą</text:span><text:span text:style-name="T3099">cy</text:span>:</text:p>
      <text:p text:style-name="P3100">Cz<text:span text:style-name="T3101">yl</text:span>i<text:s/><text:span text:style-name="T3102">co</text:span><text:s/>d<text:span text:style-name="T3103">o</text:span><text:s/><text:span text:style-name="T3104">je</text:span>dn<text:span text:style-name="T3105">e</text:span>go zespołu<text:s/><text:span text:style-name="T3106">m</text:span>amy zgodność<text:span text:style-name="T3107">.</text:span></text:p>
      <text:p text:style-name="P3108">Jeżeli chodzi o zgłoszenie drugiego zespołu<text:s/><text:span text:style-name="T3109">-</text:span><text:s/>system uspołecznion<text:span text:style-name="T3110">ej</text:span><text:s/>opieki zdrowotnej<text:span text:style-name="T3111">.</text:span><text:s/>Jest<text:s/><text:span text:style-name="T3112">t</text:span>o bard<text:span text:style-name="T3113">z</text:span>o wa<text:span text:style-name="T3114">ż</text:span>ny temat co do którego powinniśmy zabrać stanowisko<text:span text:style-name="T3115">.</text:span><text:s/>Ja sądz<text:span text:style-name="T3116">ę</text:span>, że ponieważ zgłoszone przez resort propozy<text:span text:style-name="T3117">c</text:span>je b<text:span text:style-name="T3118">ędą</text:span><text:s/><text:span text:style-name="T3119">się</text:span><text:s/>odno<text:span text:style-name="T3120">s</text:span>ić do kilku zespołów, to ograniczy czas i spowoduje przygotowanie materiałów,<text:s/><text:span text:style-name="T3121">ż</text:span>e merytorycznie już z pewnymi uzgodnieniami przyjdziemy na spotkanie.</text:p>
      <text:p text:style-name="P3122"><text:span text:style-name="T3123">I</text:span><text:s/>kwestia drugiego zespołu - system uspołecznionej opieki zdrowotnej.</text:p>
      <text:p text:style-name="P3124"><text:span text:style-name="T3125">/</text:span>Głos z sali: To znaczy do spraw reformy/.</text:p>
      <text:p text:style-name="P3126">Do spraw reformy. Czyli to by<text:s/><text:span text:style-name="T3127">s</text:span>ię zgadzało z tym, co pan doktor zgłaszał do spr<text:span text:style-name="T3128">a</text:span>w reformy.</text:p>
      <text:p text:style-name="P3129"><text:span text:style-name="T3130">I</text:span><text:s/>kwestia trzeciego zespołu - finan<text:span text:style-name="T3131">so</text:span>wanie.<text:s/><text:span text:style-name="T3132">To zasady</text:span><text:s/>ekonomi<text:span text:style-name="T3133">cz</text:span>no-finanso<text:span text:style-name="T3134">we,</text:span><text:s/>to dotyczy także reform<text:span text:style-name="T3135">y</text:span>.</text:p>
      <text:p text:style-name="P3136"><text:span text:style-name="T3137">Ob.<text:s/></text:span><text:span text:style-name="T3138">M</text:span><text:span text:style-name="T3139">arek Edelman</text:span>:</text:p>
      <text:p text:style-name="P3140">Musimy zna<text:span text:style-name="T3141">ć</text:span><text:s/><text:span text:style-name="T3142">źró</text:span>dła. /Bo to jest wszystko dym, co nam<text:s/><text:span text:style-name="T3143">mów</text:span>i<text:span text:style-name="T3144">ą</text:span>/. 4,5 proc., 5 proc. z inwesty<text:span text:style-name="T3145">cj</text:span>ami. Z czego, z budżetu, z dochodu podzielonego brutto, czy netto? W ogóle nie wiadomo<text:span text:style-name="T3146">.</text:span><text:s/><text:span text:style-name="T3147">T</text:span>o jest 4<text:span text:style-name="T3148">0</text:span><text:s/>proc. to jest 60 proc<text:span text:style-name="T3149">.</text:span><text:s/>Tu nie dojdziemy, jeżeli nie b<text:span text:style-name="T3150">ę</text:span>dzie konkretnych danych.</text:p>
      <text:p text:style-name="P3151"><text:span text:style-name="T3152">Ob. Andrzej Wojtczak</text:span>:</text:p>
      <text:p text:style-name="P3153">Konkretne dane są, p<text:span text:style-name="T3154">a</text:span>nie<text:s/><text:span text:style-name="T3155">do</text:span>kt<text:span text:style-name="T3156">o</text:span>rze<text:span text:style-name="T3157">.</text:span></text:p>
      <text:p text:style-name="P3158"><text:span text:style-name="T3159">Dr.</text:span><text:span text:style-name="T3160"><text:s/>M</text:span><text:span text:style-name="T3161">a</text:span><text:span text:style-name="T3162">r</text:span><text:span text:style-name="T3163">ek</text:span><text:span text:style-name="T3164"><text:s/>E</text:span><text:span text:style-name="T3165">de</text:span><text:span text:style-name="T3166">lman</text:span>:</text:p>
      <text:p text:style-name="P3167">Może s<text:span text:style-name="T3168">ą</text:span>,<text:s/><text:span text:style-name="T3169">a</text:span>le nie<text:s/><text:span text:style-name="T3170">s</text:span>ą p<text:span text:style-name="T3171">u</text:span>bliko<text:span text:style-name="T3172">wa</text:span>ne.</text:p>
      <text:p text:style-name="P3173"><text:span text:style-name="T3174">/</text:span>Głosy z sali: Są/<text:span text:style-name="T3175">.</text:span></text:p>
      <text:p text:style-name="P3176">Gdzie?</text:p>
      <text:p text:style-name="P3177"><text:span text:style-name="T3178">Ob. Prze</text:span><text:span text:style-name="T3179">wo</text:span><text:span text:style-name="T3180">dniczący W</text:span><text:span text:style-name="T3181">.</text:span><text:span text:style-name="T3182"><text:s/></text:span><text:span text:style-name="T3183">G</text:span><text:span text:style-name="T3184">u</text:span><text:span text:style-name="T3185">gl</text:span><text:span text:style-name="T3186">as</text:span>:</text:p>
      <text:p text:style-name="P3187">Przepraszam bardzo, zostało stwierdzone wcześniej, że źródła finansowania i to<text:s/><text:span text:style-name="T3188">z</text:span>o<text:span text:style-name="T3189">s</text:span>taną podane<text:span text:style-name="T3190">,</text:span><text:s/>co zrozumiałem tut<text:span text:style-name="T3191">aj</text:span><text:s/>po spojrzeniu i po<text:s/><text:span text:style-name="T3192">g</text:span>e<text:span text:style-name="T3193">s</text:span>tach<text:span text:style-name="T3194">.<text:s/></text:span>Ten temat został ujęty, c<text:span text:style-name="T3195">zy</text:span>li to<text:s/><text:span text:style-name="T3196">by</text:span>ło<text:span text:style-name="T3197">b</text:span>y to co na<text:span text:style-name="T3198">jw</text:span>ażni<text:span text:style-name="T3199">e</text:span>jsze<text:span text:style-name="T3200">. N</text:span>a<text:span text:style-name="T3201">tom</text:span>ias<text:span text:style-name="T3202">t</text:span><text:s/>k<text:span text:style-name="T3203">w</text:span>e<text:span text:style-name="T3204">st</text:span>ia reformy<text:span text:style-name="T3205">,</text:span><text:s/>k<text:span text:style-name="T3206">w</text:span>estia z<text:span text:style-name="T3207">a</text:span>silania<text:span text:style-name="T3208">,</text:span><text:s/>fin<text:span text:style-name="T3209">a</text:span>n<text:span text:style-name="T3210">sow</text:span>ania<text:span text:style-name="T3211">,<text:s/></text:span>zmian w<text:span text:style-name="T3212">p</text:span>r<text:span text:style-name="T3213">o</text:span>wa<text:span text:style-name="T3214">d</text:span>z<text:span text:style-name="T3215">a</text:span>nia i to co d<text:span text:style-name="T3216">o</text:span>tyczy reformy<text:span text:style-name="T3217">.</text:span><text:s/><text:span text:style-name="T3218">I</text:span><text:s/><text:span text:style-name="T3219">w</text:span><text:s/>tr<text:span text:style-name="T3220">a</text:span>k<text:span text:style-name="T3221">c</text:span>ie zespołu<text:s/><text:span text:style-name="T3222">j</text:span>edne<text:span text:style-name="T3223">go</text:span><text:s/>ds. reformy możemy wy<text:span text:style-name="T3224">dz</text:span>ieli<text:span text:style-name="T3225">ć.</text:span></text:p>
      <text:p text:style-name="P3226">C<text:span text:style-name="T3227">zy</text:span><text:s/>mo<text:span text:style-name="T3228">żna</text:span><text:s/><text:span text:style-name="T3229">tak</text:span>?</text:p>
      <text:p text:style-name="P3230"><text:span text:style-name="T3231">Pro</text:span><text:span text:style-name="T3232">f</text:span><text:span text:style-name="T3233">. Zofia Kuratowska</text:span>:</text:p>
      <text:p text:style-name="P3234">Mnie s<text:span text:style-name="T3235">ię</text:span><text:s/><text:span text:style-name="T3236">wyda</text:span>je<text:span text:style-name="T3237">,</text:span><text:s/><text:span text:style-name="T3238">ż</text:span>e<text:s/><text:span text:style-name="T3239">my</text:span><text:s/>ch<text:span text:style-name="T3240">cie</text:span>li<text:span text:style-name="T3241">b</text:span>yśmy t<text:span text:style-name="T3242">e</text:span><text:s/>inf<text:span text:style-name="T3243">o</text:span>rma<text:span text:style-name="T3244">cje,</text:span><text:s/>które<text:s/><text:span text:style-name="T3245">by</text:span>ł<text:span text:style-name="T3246">y</text:span><text:s/>wymienione<text:s/><text:span text:style-name="T3247">w</text:span><text:s/>pun<text:span text:style-name="T3248">kt</text:span>ach u pana doc<text:span text:style-name="T3249">.</text:span><text:s/><text:soft-page-break/>W<text:span text:style-name="T3250">n</text:span>uka-<text:span text:style-name="T3251">L</text:span>i<text:span text:style-name="T3252">p</text:span>i<text:span text:style-name="T3253">ńsk</text:span>i<text:span text:style-name="T3254">ego,</text:span><text:s/><text:span text:style-name="T3255">my</text:span><text:s/>byśmy<text:s/><text:span text:style-name="T3256">j</text:span>e chciel<text:span text:style-name="T3257">i</text:span><text:s/><text:span text:style-name="T3258">o</text:span>trzyma<text:span text:style-name="T3259">ć. M.</text:span>in<text:span text:style-name="T3260">.</text:span><text:s/><text:span text:style-name="T3261">j</text:span>es<text:span text:style-name="T3262">t</text:span><text:s/><text:span text:style-name="T3263">tam</text:span><text:s/>ten niesz<text:span text:style-name="T3264">c</text:span>zę<text:span text:style-name="T3265">s</text:span>ny t<text:span text:style-name="T3266">ek</text:span>s<text:span text:style-name="T3267">t</text:span><text:s/>tych ki<text:span text:style-name="T3268">e</text:span>runkó<text:span text:style-name="T3269">w.</text:span><text:s/>Ja<text:s/><text:span text:style-name="T3270">m</text:span>ia<text:span text:style-name="T3271">ł</text:span>am g<text:span text:style-name="T3272">o</text:span><text:s/><text:span text:style-name="T3273">w</text:span><text:s/>taki<text:span text:style-name="T3274">m</text:span><text:s/><text:span text:style-name="T3275">-</text:span><text:s/>pr<text:span text:style-name="T3276">z</text:span>ed na<text:span text:style-name="T3277">st</text:span>ępnym<text:s/><text:span text:style-name="T3278">s</text:span>po<text:span text:style-name="T3279">t</text:span>kani<text:span text:style-name="T3280">e</text:span>m ocz<text:span text:style-name="T3281">yw</text:span>iś<text:span text:style-name="T3282">c</text:span>ie<text:s/><text:span text:style-name="T3283">-</text:span><text:s/><text:span text:style-name="T3284">j</text:span>a<text:s/><text:span text:style-name="T3285">m</text:span>ia<text:span text:style-name="T3286">ł</text:span>a<text:span text:style-name="T3287">m</text:span><text:s/><text:span text:style-name="T3288">t</text:span>en tekst<text:s/><text:span text:style-name="T3289">w</text:span><text:s/>t<text:span text:style-name="T3290">a</text:span>kim wydaniu<text:s/><text:span text:style-name="T3291">z</text:span>n<text:span text:style-name="T3292">acz</text:span>ni<text:span text:style-name="T3293">e</text:span><text:s/><text:span text:style-name="T3294">g</text:span>or<text:span text:style-name="T3295">s</text:span>zym<text:span text:style-name="T3296">,</text:span><text:s/><text:span text:style-name="T3297">n</text:span>i<text:span text:style-name="T3298">ż<text:s/></text:span>k<text:span text:style-name="T3299">ażd</text:span>e na<text:span text:style-name="T3300">sz</text:span>e wydanie po<text:span text:style-name="T3301">dz</text:span>iemn<text:span text:style-name="T3302">e</text:span>g<text:span text:style-name="T3303">o</text:span><text:s/>pisma<text:span text:style-name="T3304">,</text:span><text:s/>b<text:span text:style-name="T3305">o</text:span><text:s/><text:span text:style-name="T3306">s</text:span>tron<text:span text:style-name="T3307">y</text:span><text:s/>b<text:span text:style-name="T3308">ył</text:span>y<text:s/><text:span text:style-name="T3309">z</text:span>upełnie<text:s/><text:span text:style-name="T3310">n</text:span>ie<text:span text:style-name="T3311">czyte</text:span>ln<text:span text:style-name="T3312">e.</text:span><text:s/><text:span text:style-name="T3313">I</text:span><text:s/>to tak bo<text:span text:style-name="T3314">k</text:span>ie<text:span text:style-name="T3315">m</text:span><text:s/>dostałam<text:span text:style-name="T3316">.</text:span><text:s/>Tak<text:s/><text:span text:style-name="T3317">że</text:span><text:s/><text:span text:style-name="T3318">my</text:span><text:s/><text:span text:style-name="T3319">chce</text:span>my mieć wszyscy i po pr<text:span text:style-name="T3320">o</text:span>s<text:span text:style-name="T3321">t</text:span>u si<text:span text:style-name="T3322">ę</text:span><text:s/><text:span text:style-name="T3323">z</text:span><text:s/>ty<text:span text:style-name="T3324">m</text:span><text:s/>zapo<text:span text:style-name="T3325">z</text:span>nać<text:span text:style-name="T3326">.</text:span><text:s/>W<text:span text:style-name="T3327">ięc</text:span><text:s/><text:span text:style-name="T3328">t</text:span>o, ale tam było jeszcze szereg inn<text:span text:style-name="T3329">y</text:span>ch<text:span text:style-name="T3330">.</text:span><text:s/>Ja b<text:span text:style-name="T3331">ym</text:span><text:s/>chciała, żeby jednak to tra<text:span text:style-name="T3332">k</text:span>tować<text:s/><text:span text:style-name="T3333">j</text:span>a<text:span text:style-name="T3334">k</text:span>o nasz postulat, te dokumenty, o których mówił pan docent i tam<text:s/><text:span text:style-name="T3335">są</text:span><text:s/>te różne finansowe<text:span text:style-name="T3336">.</text:span><text:s/>Bo o<text:span text:style-name="T3337">cz</text:span>ywiś<text:span text:style-name="T3338">ci</text:span>e pewnie jest to publikowane w r<text:span text:style-name="T3339">óż</text:span>nych miejscach, tylko że my nie mamy ani czasu, ani możliwości tego szukać, bo nie jesteśmy specjaliści<text:s/><text:span text:style-name="T3340">w</text:span><text:s/>tej dziedzinie, choć poma<text:span text:style-name="T3341">g</text:span>a nam nasz ekspert ekonomista. Ale to jest za mało.<text:s/><text:span text:style-name="T3342">I</text:span><text:s/>do wszystkich tych innych spraw,<text:s/><text:span text:style-name="T3343">w</text:span><text:s/>których ja bym też bardzo prosiła, ażebyśmy nie okrywali milczeniem tej więziennej służby zdrowia i też otrzymali te informacje. To jes<text:span text:style-name="T3344">t</text:span><text:s/><text:span text:style-name="T3345">w<text:s/></text:span>tych punktach pana doc. Lipińskiego.<text:s/><text:span text:style-name="T3346">I</text:span><text:s/>rozumiem, że to co pan profesor powiedział w drugiej części, to byłyby sprawy, które byśmy omawi<text:span text:style-name="T3347">a</text:span>li, czyli omawiali niejako po r<text:span text:style-name="T3348">a</text:span>z pierwszy<text:span text:style-name="T3349">.</text:span><text:s/>Czyli spra<text:span text:style-name="T3350">wa</text:span><text:s/>leków szeroko pojętej spra<text:span text:style-name="T3351">w</text:span>y, bo i<text:s/><text:span text:style-name="T3352">z</text:span>aopatrzenia i dystrybucji, i produkcji, i tego wszystkiego, i jakoś ewentualnie jakoś kosztów, bo to je<text:span text:style-name="T3353">s</text:span>t przecież<text:s/><text:span text:style-name="T3354">w</text:span>a<text:span text:style-name="T3355">ż</text:span>ne.<text:s/><text:span text:style-name="T3356">Na</text:span>d tym byśmy po prostu podyskutowali. Tak samo nad tymi innymi problemami, które byśmy niezależnie od tych dwóch zespołów roboczych, grup roboczych, byśmy tutaj przedyskutowali na plenarnym posiedzeniu. A wszelkie wyniki działania tych grup roboczych do zaakcep<text:span text:style-name="T3357">to</text:span>wania całeg<text:span text:style-name="T3358">o</text:span><text:s/>gremium chyba by było przedstawione na jakimś, czy ostatnim, czy nie wiem, ile nam tych spo<text:span text:style-name="T3359">tk</text:span>ań zostało, ale<text:s/><text:span text:style-name="T3360">w</text:span><text:s/>każdym razie na czymś takim.<text:s/><text:span text:style-name="T3361">I</text:span><text:s/>zobaczymy jakie będą różnice, rozbieżności poglądów, jakie będą ustalenia.</text:p>
      <text:p text:style-name="P3362">Ja bym chciała bardzo, żeby<text:s/><text:span text:style-name="T3363">w</text:span><text:s/>tym zmieściło<text:s/><text:span text:style-name="T3364">s</text:span>i<text:span text:style-name="T3365">ę</text:span><text:s/>- choć nie jestem pediatrą, ale uważam i chyba zgadza się pani prof. Chmielowa, że powinno się też<text:s/><text:span text:style-name="T3366">w</text:span><text:s/>centrum naszego zainteresowania na przyszłym posiedzeniu znaleźć to dziecko. Przede wszystkim małe dziecko. Chyba to jest n<text:span text:style-name="T3367">aj</text:span>ważni<text:span text:style-name="T3368">ejsz</text:span>e.</text:p>
      <text:p text:style-name="P3369">My przyszłym razem nie będziemy mówić nie będziem<text:span text:style-name="T3370">y<text:s/></text:span>mówić tyle różnych okrągłych zdań i wstępnych tych<text:s/><text:span text:style-name="T3371">w</text:span>prowadzeń, także zyskamy jakiś czas do dyskusji rzeczowej.</text:p>
      <text:p text:style-name="P3372"><text:span text:style-name="T3373">O</text:span><text:span text:style-name="T3374">b</text:span><text:span text:style-name="T3375">.</text:span><text:span text:style-name="T3376"><text:s/>Andrzej<text:s/></text:span><text:span text:style-name="T3377">Wo</text:span><text:span text:style-name="T3378">jtczak</text:span>:</text:p>
      <text:p text:style-name="P3379">Jeżeli można, to<text:s/><text:span text:style-name="T3380">je</text:span>szcze pytanie formalne<text:span text:style-name="T3381">.</text:span><text:s/>Pani docent, ja myślę, że t<text:span text:style-name="T3382">a</text:span>k, na pewno będziemy mieli cały szereg jeszcze zebrań<text:span text:style-name="T3383">.<text:s/></text:span>Jeżeli mamy pogłębić, to wydaje mi si<text:span text:style-name="T3384">ę</text:span>, że wszystkich problemów na następne zebranie nie możemy<text:s/><text:span text:style-name="T3385">w</text:span>ziąć<text:span text:style-name="T3386">.</text:span><text:s/>Ż<text:span text:style-name="T3387">e</text:span><text:s/>trzeba dać tym dwóm zespołom troszeczkę cz<text:span text:style-name="T3388">a</text:span>su, żeby popracowali. Ja<text:s/><text:span text:style-name="T3389">z</text:span>e swej strony do zespołu na temat reformy właśnie tego systemu ref<text:span text:style-name="T3390">o</text:span>rmy zgłosiłbym prof. Indulsk<text:span text:style-name="T3391">ie</text:span>go, a później<text:s/><text:span text:style-name="T3392">to</text:span><text:s/>już eksperci. Ja myś<text:span text:style-name="T3393">l</text:span>ę,<text:s/><text:span text:style-name="T3394">ż</text:span>e każda grupa<text:s/><text:span text:style-name="T3395">m</text:span>oże<text:s/><text:span text:style-name="T3396">wy</text:span>typo<text:span text:style-name="T3397">wać w</text:span><text:s/>tej<text:s/><text:span text:style-name="T3398">chwili</text:span><text:s/>człowieka<text:span text:style-name="T3399">,</text:span><text:s/><text:span text:style-name="T3400">g</text:span>d<text:span text:style-name="T3401">z</text:span>ie trz<text:span text:style-name="T3402">e</text:span>ch panó<text:span text:style-name="T3403">w</text:span><text:s/>j<text:span text:style-name="T3404">a</text:span>k<text:s/><text:span text:style-name="T3405">po</text:span>r<text:span text:style-name="T3406">oz</text:span>ma<text:span text:style-name="T3407">w</text:span>ia<text:span text:style-name="T3408">,<text:s/></text:span>to ka<text:span text:style-name="T3409">ż</text:span>dy z nich później - mo<text:span text:style-name="T3410">że</text:span><text:s/>p<text:span text:style-name="T3411">a</text:span>nie tak samo - dobierze zespół eks<text:span text:style-name="T3412">p</text:span>ertów i wtedy przedstawią<text:s/><text:span text:style-name="T3413">t</text:span>ak<text:span text:style-name="T3414">ą</text:span><text:s/>ekspertyz<text:span text:style-name="T3415">ę</text:span><text:s/>nam<text:span text:style-name="T3416">.<text:s/></text:span>Z tym, że trzeba im da<text:span text:style-name="T3417">ć</text:span><text:s/>troszkę czasu<text:span text:style-name="T3418">.</text:span></text:p>
      <text:p text:style-name="P3419">Natomiast na następne zebranie, które jest nieco limitowane czasem<text:s/><text:span text:style-name="T3420">-</text:span><text:s/>od r<text:span text:style-name="T3421">a</text:span>zu mus<text:span text:style-name="T3422">zę</text:span><text:s/>powiedzieć, dlatego że jest już wypełniony grafik różnych<text:s/>„podstołó<text:span text:style-name="T3423">w</text:span>”,<text:s/><text:span text:style-name="T3424">g</text:span>rup i w rzeczy samej 28<text:s/>lutego,<text:s/><text:span text:style-name="T3425">g</text:span>odz<text:span text:style-name="T3426">.</text:span><text:s/><text:span text:style-name="T3427">1</text:span>0 lub 10<text:span text:style-name="T3428">.</text:span>30 mamy zarezerwowany ten pokój.<text:s/><text:span text:style-name="T3429">I</text:span><text:s/><text:span text:style-name="T3430">w</text:span><text:s/>związku z tym dobrze by było, żebyśmy się zdecydowali, które z tych problemów byśmy wzięli na następne nasze zebranie.</text:p>
      <text:p text:style-name="P3431"><text:span text:style-name="T3432">Prz</text:span><text:span text:style-name="T3433">e</text:span><text:span text:style-name="T3434">wod</text:span><text:span text:style-name="T3435">ni</text:span><text:span text:style-name="T3436">c</text:span><text:span text:style-name="T3437">ząc</text:span><text:span text:style-name="T3438">y</text:span>:</text:p>
      <text:p text:style-name="P3439">Pani docent, czy można p<text:span text:style-name="T3440">ro</text:span>sić o jakieś spojrzenie państwa na propozycje złożone przez pana ministra?</text:p>
      <text:p text:style-name="P3441"><text:span text:style-name="T3442">Ob. Marek Edelman</text:span>:</text:p>
      <text:p text:style-name="P3443">Trudno teraz powiedzieć, bo trzeba byłoby wyznaczyć grafik, to już za 10 dni... przygotować te<text:s/><text:soft-page-break/>wszystkie sprawy reformy itd. To nie da rady<text:span text:style-name="T3444">.</text:span></text:p>
      <text:p text:style-name="P3445"><text:span text:style-name="T3446">Doc. Zofia Kuratowska</text:span>:</text:p>
      <text:p text:style-name="P3447">Ja t<text:span text:style-name="T3448">e</text:span>ż u<text:span text:style-name="T3449">wa</text:span>żam, że t<text:span text:style-name="T3450">o</text:span><text:s/><text:span text:style-name="T3451">co<text:s/></text:span>jest<text:s/><text:span text:style-name="T3452">w</text:span><text:s/>grupach roboczych to się nie da<text:span text:style-name="T3453">.</text:span><text:s/>Natomiast... Na pewno nie.</text:p>
      <text:p text:style-name="P3454"><text:span text:style-name="T3455">Minister Andrzej Wojtczak</text:span>:</text:p>
      <text:p text:style-name="P3456"><text:span text:style-name="T3457">J</text:span>a myślę, że<text:s/><text:span text:style-name="T3458">s</text:span>pr<text:span text:style-name="T3459">a</text:span>wy lekó<text:span text:style-name="T3460">w<text:s/></text:span>mogłyby być, sprawy zaopatrzenia, informacje, pog<text:span text:style-name="T3461">łę</text:span>bione informacje dla przedstawienia państwu<text:span text:style-name="T3462">.</text:span><text:s/>Ja myślę, że źródła finansowania bym wziął. Dlaczego? Bo jest to, co tu padało, być może,<text:s/><text:span text:style-name="T3463">ż</text:span>e trzeba będzie znowu grupę roboczą posadzić, żeby uszczegółowiła pewne koncepcje, albo dała jakieś rozwiązania.<text:s/><text:span text:style-name="T3464">W</text:span><text:s/>związku z tym mnie się wydaje, że jeże<text:span text:style-name="T3465">l</text:span>i we<text:span text:style-name="T3466">ź</text:span>miemy te dwa pakiety spraw, to to są napraw<text:span text:style-name="T3467">dę</text:span><text:s/>już wystarczające.</text:p>
      <text:p text:style-name="P3468"><text:span text:style-name="T3469">Doc. Kur</text:span><text:span text:style-name="T3470">ato</text:span><text:span text:style-name="T3471">wska</text:span>:</text:p>
      <text:p text:style-name="P3472">Dzie<text:span text:style-name="T3473">c</text:span>ko nam<text:s/><text:span text:style-name="T3474">si</text:span>ę<text:s/><text:span text:style-name="T3475">w</text:span>ymknie<text:span text:style-name="T3476">.</text:span><text:s/>Naprawdę społeczne<text:s/><text:span text:style-name="T3477">zapo</text:span>tr<text:span text:style-name="T3478">ze</text:span>b<text:span text:style-name="T3479">owa</text:span>ni<text:span text:style-name="T3480">e.</text:span><text:s/><text:span text:style-name="T3481">M</text:span>y mu<text:span text:style-name="T3482">s</text:span>imy, d<text:span text:style-name="T3483">z</text:span>iecko mu<text:span text:style-name="T3484">s</text:span>i być<text:span text:style-name="T3485">.</text:span></text:p>
      <text:p text:style-name="P3486">Dziecko<text:span text:style-name="T3487">...</text:span></text:p>
      <text:p text:style-name="P3488"><text:span text:style-name="T3489">Ob</text:span><text:span text:style-name="T3490">.</text:span><text:span text:style-name="T3491"><text:s/></text:span><text:span text:style-name="T3492">A</text:span><text:span text:style-name="T3493">. Wojtczak</text:span><text:span text:style-name="T3494">:</text:span></text:p>
      <text:p text:style-name="P3495">Zgadzamy się, że dziecko tak...</text:p>
      <text:p text:style-name="P3496"><text:span text:style-name="T3497">O</text:span><text:span text:style-name="T3498">b.</text:span><text:span text:style-name="T3499"><text:s/></text:span><text:span text:style-name="T3500">M</text:span><text:span text:style-name="T3501">ar</text:span><text:span text:style-name="T3502">e</text:span><text:span text:style-name="T3503">k Edelman</text:span><text:span text:style-name="T3504">:</text:span></text:p>
      <text:p text:style-name="P3505">Dziecko musi być.</text:p>
      <text:p text:style-name="P3506"><text:span text:style-name="T3507">O</text:span><text:span text:style-name="T3508">b. A. Wojtczak</text:span>:</text:p>
      <text:p text:style-name="P3509">Al<text:span text:style-name="T3510">e</text:span><text:s/>gdzie na następne zebranie chcecie dziecko czy noworodek i niemowlę.</text:p>
      <text:p text:style-name="P3511"><text:span text:style-name="T3512">Ob. Mare</text:span><text:span text:style-name="T3513">k</text:span><text:span text:style-name="T3514"><text:s/>Edelman</text:span>:</text:p>
      <text:p text:style-name="P3515">Noworodek i n<text:span text:style-name="T3516">i</text:span>emowlę.</text:p>
      <text:p text:style-name="P3517"><text:span text:style-name="T3518">Ob. <text:s text:c="22"/></text:span>:</text:p>
      <text:p text:style-name="P3519">Noworodek i niemowlę przy tej dużej śmiertelności, to wynika z zapotrzebowania społecznego...</text:p>
      <text:p text:style-name="P3520"><text:span text:style-name="T3521">Ob. A</text:span><text:span text:style-name="T3522">.</text:span><text:span text:style-name="T3523"><text:s/>Wojtczak</text:span>:</text:p>
      <text:p text:style-name="P3524">Noworodek i niemowlę, dobrze.</text:p>
      <text:p text:style-name="P3525"><text:span text:style-name="T3526">Ob. Marek Edelman</text:span>:</text:p>
      <text:p text:style-name="P3527">Jest jeszcze jedna sprawa, która się<text:span text:style-name="T3528"><text:s/></text:span>tu wymyka to jest sprawa tych strajków lekarskich, tych w służbie zdrowia. My nie jesteśmy za strajkami, ale coś trzeba z tym fantem zrobić. Bo nie chcemy mieć za 6 tygodni znowu strajków w służbie zdrowia nowych w Poznaniu, nowych w pogotowiu, nowych tego... To wiecie, ludzie się tak nauczyli, że jak się nie strajkuje to się nic nie dostaje.</text:p>
      <text:p text:style-name="P3529">Więc tutaj coś trzeba zrobić z tą siatką płac. To musi być. Nikt nie wie dobrze nawet ja nie wiem dziś dobrze co tam jest chociaż jestem lekarzem, mam za dwa tygodnie dostać pieniądze. Żeby to powiedzieć, żeby to się wyjaśniło, że to jest, bo piszą ludzie<text:span text:style-name="T3530"><text:s/></text:span>podo<text:span text:style-name="T3531">bn</text:span>o w Poznaniu, ja nie wiem, że bierzemy te pensje zaliczkowo, do czasu ko<text:span text:style-name="T3532">ń</text:span>ca<text:s/><text:span text:style-name="T3533">„</text:span>okrągłego stołu”.</text:p>
      <text:p text:style-name="P3534"><text:span text:style-name="T3535">Ob. Zofia Kuratowska</text:span>:</text:p>
      <text:p text:style-name="P3536">Może byśmy dopuścili panią mister<text:s/><text:span text:style-name="T3537">G</text:span>rzymisławską, jeśli pan przewodniczący pozwoli, do głosu, która<text:span text:style-name="T3538">.</text:span>.<text:span text:style-name="T3539">.</text:span></text:p>
      <text:p text:style-name="P3540"><text:span text:style-name="T3541">Ob. Andrzej Wojtczak</text:span>:</text:p>
      <text:p text:style-name="P3542">Czy można panie przewodniczący tylko zadać pytanie, bo tak łatwo powiedzieć coś należy zrobić. Można jeżeli pa<text:span text:style-name="T3543">ń</text:span>stwo uważacie, że jest to sprawa nabrzmiała jeżeli<text:s/>chodzi o system to proszę bardzo. Możemy siąść i tak samo dać grupę roboczą, niech opracują dwa - trzy modele systemu motywacyjnego<text:s/><text:soft-page-break/>płac i przedstawią nam, ale ja nie sądzę żebyśmy w tej chwili mogli iść na jakieś<text:span text:style-name="T3544">...</text:span></text:p>
      <text:p text:style-name="P3545"><text:span text:style-name="T3546">Ob. Wojciech Guglas</text:span>:</text:p>
      <text:p text:style-name="P3547"><text:span text:style-name="T3548">P</text:span>rzepraszam przestrzegajmy dyscypliny. Jeżeli można pani Grzymisławska chce się wypowiedzieć w tym zakre<text:span text:style-name="T3549">si</text:span>e.</text:p>
      <text:p text:style-name="P3550"><text:span text:style-name="T3551">Ob. Anna Grzymisławska</text:span>:</text:p>
      <text:p text:style-name="P3552">Ja mam taką sprawę proszę państwa, bo prosz<text:span text:style-name="T3553">ę</text:span><text:s/>spojrzeć myśmy, tzn. ministerstwo<text:span text:style-name="T3554"><text:s/></text:span>wprowadziło nowy układ zbiorowy, rozumiem, że układ zbiorowy był w jakiś sposób negocjowany z OPZZ, nie wiemy w jakiej, ale sądzę, że był. I ten układ zbiorowy czy taryfikator spotkał się absolutnie z dezaprobatą służby zdrowia. Niestety taka na dzisiaj jest sytuacja. Tzn. na d<text:span text:style-name="T3555">zis</text:span>iaj mamy taką sytuac<text:span text:style-name="T3556">ję</text:span>, która w pomocy doraźnej<text:s/><text:span text:style-name="T3557">m</text:span>. Poznania i nie tylko woj. poznańskiego, bo i Krotoszyn, Międzyrzecz, Gniezno, że tara pracownicy nie przyjęli tego układu zbiorowego, tylko<text:s/><text:span text:style-name="T3558">w</text:span><text:s/>tej chwili odbierają pensje zaliczkowo. I odłożyli całą akcję protestacyjną, zawiesili do końca obrad<text:s/><text:span text:style-name="T3559">„</text:span>okrągłego stołu”, to znaczy na naszą prośbę<text:span text:style-name="T3560">.</text:span><text:s/>Ja rozumiem, że tu była też taka sytuacja, że była gotowość strajkowa i też ona w pewnym momencie została odwieszona. Myślę, że ta sytuacja pracowników pomocy doraźnej nie jest sytuacją jedyną w służbie zdrowia, i że układ zbiorowy niestety nie został zaakceptowany. I z tym musi się strona rządowa w tej chwili pogodzić, bo to są fakty.</text:p>
      <text:p text:style-name="P3561">Natomiast my byśmy zaproponowali jednak zdecydowanie negocjacje w grupie roboczej na tematy płacowe służby zdrowia, przykro nam<text:span text:style-name="T3562">,</text:span><text:s/>że będziemy mówili tak szybko po wprowadzeniu w tej chwili układu zbiorowego i jest to podwójna robota, ale tak<text:s/>się stało. I zdecydowanie nad systemem na nieco innym. To znaczy my byśmy proponowali układ zbiorowy, który jest przez<text:s/><text:span text:style-name="T3563">„</text:span>Solidarność”<text:s/>dawno przygotowany, on nie jest widełkowy, tylko jest procentowy do średniej płacy w gospodarce materialnej i myślę<text:span text:style-name="T3564"><text:s/></text:span>że niestety ten zespół roboczy będzie musiał być zespołe<text:span text:style-name="T3565">m<text:s/></text:span>oddzielnym<text:span text:style-name="T3566">.</text:span><text:s/>Bo on się nie zmieści w reformie. I oczywiście mówimy, że ten system płac jest możliwy przy gospodarce centralnej. Tzn. my nie chcemy zakładać, że jeżeli przyjdzie reforma i będzie rachunek kosztów to zupełnie będzie, będą inaczej zupełnie wyglądały płace w służbie zdrowia<text:span text:style-name="T3567">.</text:span><text:s/>Także jest to jakiś układ zbiorowy, który musimy wynegocjować na okres przejściowy, do czasu wprowadzenia reformy w służbie zdrowia<text:span text:style-name="T3568">.</text:span><text:s/>Tak by to wyglądało<text:span text:style-name="T3569">.</text:span><text:s/>I taka jest propozycja z naszej strony w tej chwili.</text:p>
      <text:p text:style-name="P3570"><text:span text:style-name="T3571">O</text:span><text:span text:style-name="T3572">b. Wojciech Gugla</text:span><text:span text:style-name="T3573">s</text:span>:</text:p>
      <text:p text:style-name="P3574">Cz<text:span text:style-name="T3575">y</text:span><text:s/><text:span text:style-name="T3576">pan</text:span><text:s/>minister pozwoli?</text:p>
      <text:p text:style-name="P3577"><text:span text:style-name="T3578">Ob. Andrzej Wojtczak</text:span>:</text:p>
      <text:p text:style-name="P3579">Proszę bardzo<text:span text:style-name="T3580">.</text:span></text:p>
      <text:p text:style-name="P3581"><text:span text:style-name="T3582">Ob. Wo</text:span><text:span text:style-name="T3583">j</text:span><text:span text:style-name="T3584">ci</text:span><text:span text:style-name="T3585">ech</text:span><text:span text:style-name="T3586"><text:s/>Guglas</text:span>:</text:p>
      <text:p text:style-name="P3587">Jeżeli m<text:span text:style-name="T3588">o</text:span>żna proszę pa<text:span text:style-name="T3589">ń</text:span>stwa, bo właśnie dlatego proponowałem zespół do spraw pracowniczych i samorządowych<text:span text:style-name="T3590">.</text:span><text:s/>Ponieważ jak, wiecie pogotowie strajkowe ogłosiła Federacja i podporządkowało jej się 930 organizacji w kraju i taka jest prawda, są na to uchwały zarządu i uchwały załóg<text:s/><text:span text:style-name="T3591">w<text:s/></text:span>większości jednostek<text:span text:style-name="T3592">.</text:span></text:p>
      <text:p text:style-name="P3593">Problem pierwszej negocjacji, pierwsze materiały zostały odrzucone całkowicie przez środowisko<text:span text:style-name="T3594">.</text:span><text:s/>W związku z tym dyskutowaliśmy co przyjąć, jaki system płac przyjąć, który byłby w całości akceptowany przez środowisko, który byłby na dz<text:span text:style-name="T3595">i</text:span>eń dzisiejsz<text:span text:style-name="T3596">y<text:s/></text:span>wypełnieniem<text:span text:style-name="T3597">.</text:span></text:p>
      <text:soft-page-break/>
      <text:p text:style-name="P3598">Proszę<text:span text:style-name="T3599"><text:s/></text:span>zrozumieć jedną rzecz, że po prostu nakłady na ochronę zdrowia, my zdawaliśmy sobie sprawę z tego, że nakłady na ochronę zdrowia mimo, że jest to i nikt nie powie, że nie jest to przełamanie obojętności, bo jeżeli do tej pory kształtowały się także w okresie lat osiemdziesiątych na poziomie 70 proc<text:span text:style-name="T3600">.</text:span>, jest 95 proc. średniej dostawy produkcji materialnej, jest to jednak jakieś przełamanie mentalności,<text:s/><text:span text:style-name="T3601">ż</text:span>e<text:span text:style-name="T3602">ś</text:span>my założyli zgodnie z międzynarodowymi trendami metodą wartościowania pracy w odniesieniu prawda do przemysłu, w odniesieniu do gospodarki uspołecznionej wprowadzenie nowego systemu płac. Założyliśmy okres pół roku na doskonalenie. Wszystkie grupy zawodowe, które w tym systemie, kt<text:span text:style-name="T3603">ó</text:span>ry<text:span text:style-name="T3604"><text:s/></text:span>się<text:s/><text:span text:style-name="T3605">wyda</text:span>je, że ich praca jest zbyt mało wyceniona lub powinni być wyżej zaszeregowani w grupach i to mają prawo zgłaszania<text:span text:style-name="T3606">.</text:span><text:s/>Stoimy także na stanowisku, że od 1 lipca jest to zagwarantowane w umowie,<text:s/><text:span text:style-name="T3607">w</text:span><text:s/>sporze zbiorowym między rządem a ruchem zawodowym, że od 1 lipca nastąpi waloryzacja płac w wypadku drgnięcia w sferze produkcji materialnej. Wiadomo jest, że pułap wyjściowy<text:s/><text:span text:style-name="T3608">56</text:span><text:s/>t<text:span text:style-name="T3609">ys</text:span>. określony na<text:s/>‘88 r<text:span text:style-name="T3610">.</text:span><text:s/>w stosunku do wejścia w styczniu rzutuje na to, że już będzie podwyżka płac z dniem 1 lipca dla pracowników.<text:s/><text:span text:style-name="T3611">Te</text:span>n okres poświęcamy na usprawnienie tego systemu<text:span text:style-name="T3612">.</text:span><text:s/>Ja także na początku mówiłem, że nie jesteśmy zadowoleni z wysokości docelowej<text:span text:style-name="T3613">.</text:span><text:s/>Tzn<text:span text:style-name="T3614">.</text:span><text:s/>106 proc. jawi z okresu dojścia do docelowej wielkości jeżeli chodzi o płace pracowników służby zdrowia<text:span text:style-name="T3615">.</text:span><text:s/>Tylko proszę państwa siedzimy wszyscy przy<text:s/><text:span text:style-name="T3616">„</text:span>okr<text:span text:style-name="T3617">ą</text:span>głym stole”<text:s/>wszyscy chcemy dobra tego kraju, i odpowiadamy jakiekolwiek podbijanie<text:s/>piłeczki, bo prawda zawsze pójdą ludzie, jeżeli państwo powiedzą, że chcą 110 proc., my powiemy 120, państwo<text:s/><text:span text:style-name="T3618">13</text:span>0 my 140.</text:p>
      <text:p text:style-name="P3619">Sądzę, że dojście do tego systemu, dojście do systemu powinniśmy powołań zespół do spraw układów i w związku z tym postulowałem, żeby nam nie uciekła ustawa o opiece zdrowotnej i zawodach medycznych tam istotnie jest bardzo ważna kwestia przy<text:span text:style-name="T3620">jęcia</text:span><text:s/>docelowego systemu płac w służbie zdrowia, ale mamy... docelowego systemu płac w służbie zdrowia, tak jak tutaj proponuj<text:span text:style-name="T3621">ę</text:span>.</text:p>
      <text:p text:style-name="P3622">Natomiast to już jest w założeniach, tylko trzeba także stwierdzić<text:span text:style-name="T3623">,</text:span><text:s/>że informacja spływająca w kierunku jednostek służby zdrowia była niedoskonała, a do tego rozczarowanie muszę stwierdzić, że przychodziła dezinformacja chociażby ostatnio podkreślana ze strony resortu zdrowia. Jak to się wszystko zderzyło to ludzie naprawdę na dole będąc nieraz na progu ubóstwa wiele zawodów, chociażby rozpoczynające pielęgniarki czy coś, byli wystraszeni tą sytuacją. Także sądzę, że jeżeli można przyjąć, byśmy przyjęli to w ramach tego zespołu, zapoznali państwa z taktyką<text:span text:style-name="T3624">,</text:span><text:s/>jaka była stosowan<text:span text:style-name="T3625">a</text:span>. Jest to kwestia także ustawy co do której musielibyśmy sięgnąć, jest to kawałek roboty, sądzę, że w najbliższym cz<text:span text:style-name="T3626">a</text:span>sie powinniśmy się do tego ustosunkować. Zresztą w swoim wystąpieniu na początku o to właśnie wnosiłem<text:span text:style-name="T3627">.</text:span></text:p>
      <text:p text:style-name="P3628"><text:span text:style-name="T3629">O</text:span><text:span text:style-name="T3630">b. Anna Grzymisławska</text:span>:</text:p>
      <text:p text:style-name="P3631">Jeśli państwo pozwolą, muszę polemizować z tym głosem. Mianowicie na pewno nie będziemy tutaj licytowali wysokości płacy, tak myślę, to znaczy wydaje mi się, że to nie na tym w ogóle polega. Ja my<text:span text:style-name="T3632">ś</text:span>lę, że powinniśmy wreszcie zdać sobie sprawę z jednego, że płaca lekarki, lekarza i pielęgniarki powinna zależeć przede wszystkim od ich kwalifikacji i specjalizacji, a nie od uznania dyrektora. I my mówimy tutaj o zmianie systemu płac. A nie będziemy licytowali wysokości. I to jest zasadnicza różnica. Nawet na ten okres przejściow<text:span text:style-name="T3633">y</text:span>, który ma się zakończyć reformą w służbie zdrowia. A zmiana systemu niestety będzie wymagała uważam negocjacj<text:span text:style-name="T3634">i</text:span>. Bo to jest zupełnie inne podejście do układu zbiorowego.</text:p>
      <text:p text:style-name="P3635"><text:span text:style-name="T3636">Ob. Wojciech Guglas</text:span>:</text:p>
      <text:p text:style-name="P3637">Czyli przyjęliśmy jeżeli można,<text:s/><text:span text:style-name="T3638">ż</text:span>e w tym zespole do spraw pracowniczych i<text:s/><text:span text:style-name="T3639">-</text:span>samorządowych<text:s/><text:soft-page-break/>podejmiemy temat układu zbiorowego dojścia. Tutaj te warunki rzutowały także przy wpr<text:span text:style-name="T3640">ow</text:span>adzaniu tego drugiego ostatniego projekt<text:span text:style-name="T3641">u</text:span>.</text:p>
      <text:p text:style-name="P3642"><text:span text:style-name="T3643">Ob. Zofia Kuratowska</text:span>:</text:p>
      <text:p text:style-name="P3644">Mnie chodzi o uszczegółowienie czy chodzi o układ zbiorowy czy o zasady wynagro<text:span text:style-name="T3645">dz</text:span>eniow<text:span text:style-name="T3646">e</text:span>.</text:p>
      <text:p text:style-name="P3647"><text:span text:style-name="T3648">Ob. Anna Grzymisławska</text:span>:</text:p>
      <text:p text:style-name="P3649">Nie. Dotyczy to zasad wynagradzania i układu zbiorowego. W całości układu zbiorowego i w tym zasad wynagradzania<text:span text:style-name="T3650">.</text:span><text:s/>Tak to zgłaszamy.</text:p>
      <text:p text:style-name="P3651"><text:span text:style-name="T3652">O</text:span><text:span text:style-name="T3653">b. Wojciech Guglas</text:span>:</text:p>
      <text:p text:style-name="P3654">Zakładowego tak, czy resortowego?</text:p>
      <text:p text:style-name="P3655"><text:span text:style-name="T3656">O</text:span><text:span text:style-name="T3657">b</text:span><text:span text:style-name="T3658">.</text:span><text:span text:style-name="T3659"><text:s/>Anna Grzymisławska</text:span>:</text:p>
      <text:p text:style-name="P3660">Resortowego.</text:p>
      <text:p text:style-name="P3661"><text:span text:style-name="T3662">Ob. Wojciech Guglas</text:span>:</text:p>
      <text:p text:style-name="P3663">Sądzę, że zespoły przygotują tutaj stanowisko, bo będziemy przedłużać w tym zakresie dyskus<text:span text:style-name="T3664">ję</text:span>. Z jednej i z drugiej strony problem zgłoszon<text:span text:style-name="T3665">y</text:span>. W jednym i w drugim wystąpieniu wiodącym, jak i teraz w związku z czym to przyjęcie w tym, panie ministrze ujęcie w tym zespole pierwszym<text:span text:style-name="T3666">.</text:span></text:p>
      <text:p text:style-name="P3667"><text:span text:style-name="T3668">Ob. Andrzej Wojtczak</text:span>:</text:p>
      <text:p text:style-name="P3669">Jak najbardziej, ja zg<text:span text:style-name="T3670">a</text:span>dzam się z tym, tak samo damy swoich przedstawicieli i wydaje mi się, że to było od początku zasygna<text:span text:style-name="T3671">liz</text:span>owane<text:s/><text:span text:style-name="T3672">w</text:span><text:s/>moim wystąpieniu, że jesteśmy za tym. Z uwagi na to, że zdając sobie sprawę, jak czułą sprawą w odbiorze społecznym jest system. Dlatego bylibyśmy wdzięczni gdyby zespół mógł przedstawić model i przejściowy, i docelowy, nawet dwa czy trzy modele jakieś rozwiązania, które<text:s/>mogłyby<text:s/>wreszcie usatysfakcjonować pracowników służby zdrow<text:span text:style-name="T3673">ia.<text:s/></text:span>Dlatego, że zdajemy sobie sprawę i z tej sytuacji, z niezadowolenia, jak czułą jest ta sprawa i bardzo bym się cieszył, gdyby faktycznie można już z dużym wyprzedzeniem, tak jak mówimy o reformie i tak jak mówimy o pewnych wyprzedz<text:span text:style-name="T3674">aj</text:span>ących działaniach posiadać takie wypracowane modele.</text:p>
      <text:p text:style-name="P3675"><text:span text:style-name="T3676">Ob.</text:span><text:span text:style-name="T3677"><text:s/>Woj</text:span><text:span text:style-name="T3678">ciech</text:span><text:span text:style-name="T3679"><text:s/></text:span><text:span text:style-name="T3680">G</text:span><text:span text:style-name="T3681">u</text:span><text:span text:style-name="T3682">glas</text:span>:</text:p>
      <text:p text:style-name="P3683"><text:span text:style-name="T3684">C</text:span>zyli temat został uzgodniony,<text:s/><text:span text:style-name="T3685">m</text:span>o<text:span text:style-name="T3686">ż</text:span>na prosić pan dr Umiastowski prosił wcześniej o g<text:span text:style-name="T3687">ło</text:span>s<text:span text:style-name="T3688">.</text:span></text:p>
      <text:p text:style-name="P3689"><text:span text:style-name="T3690">Dr Umiastowski</text:span>:</text:p>
      <text:p text:style-name="P3691">Co to znaczy totalitaryzm? Wtr<text:span text:style-name="T3692">ą</text:span>canie<text:s/><text:span text:style-name="T3693">się</text:span><text:s/>polityków pr<text:span text:style-name="T3694">z</text:span>em<text:span text:style-name="T3695">o</text:span>c<text:span text:style-name="T3696">ą w</text:span><text:s/>dziedziny,<text:s/><text:span text:style-name="T3697">w</text:span><text:s/>które im si<text:span text:style-name="T3698">ę</text:span><text:s/>nie wolno wtrąca<text:span text:style-name="T3699">ć.</text:span><text:s/><text:span text:style-name="T3700">M</text:span>yślę<text:span text:style-name="T3701">,</text:span><text:s/><text:span text:style-name="T3702">ż</text:span>e domeną polityki je<text:span text:style-name="T3703">s</text:span>t Sejm, partie polityczne, publikatory, natomi<text:span text:style-name="T3704">as</text:span>t nie fac<text:span text:style-name="T3705">h</text:span>owa działalność służby zdrowia<text:span text:style-name="T3706">.</text:span></text:p>
      <text:p text:style-name="P3707">Po<text:s/><text:span text:style-name="T3708">c</text:span>o si<text:span text:style-name="T3709">ę</text:span><text:s/>wtrącono? Kiedyś wiadomo<text:span text:style-name="T3710">,</text:span><text:s/>mó<text:span text:style-name="T3711">w</text:span>iono o czystości linii, o<text:s/><text:span text:style-name="T3712">wa</text:span>lce z wrogiem, wszyscy si<text:span text:style-name="T3713">ę</text:span><text:s/>dziś<text:s/><text:span text:style-name="T3714">z</text:span><text:s/>tego śmiejemy<text:span text:style-name="T3715">.</text:span><text:s/>Natomiast<text:s/><text:span text:style-name="T3716">j</text:span>ak<text:s/><text:span text:style-name="T3717">s</text:span>i<text:span text:style-name="T3718">ę</text:span><text:s/>wtrącano? Instytu<text:span text:style-name="T3719">cj</text:span>onalnie<text:span text:style-name="T3720">.<text:s/></text:span>Powstały instytucje wtrącania si<text:span text:style-name="T3721">ę</text:span><text:s/>polityków do spraw łóżka chorego<text:span text:style-name="T3722">.</text:span><text:s/>Te instytucje to są podstawowe organizacje partyjne<text:s/><text:span text:style-name="T3723">w</text:span><text:s/>zakładach służby zdrowia, system nomenklatury, rekomendacji partyjnej i zinst<text:span text:style-name="T3724">yt</text:span>u<text:span text:style-name="T3725">cj</text:span>onalizowany, zbiurokratyzowany, który obowiązuje<text:span text:style-name="T3726">.</text:span></text:p>
      <text:p text:style-name="P3727">Nie chcemy oczywiście burzyć systemu politycznego<text:s/><text:span text:style-name="T3728">w</text:span><text:s/>kraju<text:span text:style-name="T3729">.</text:span><text:s/>Proszę nie rozumieć mnie,<text:s/><text:span text:style-name="T3730">ż</text:span>e występuję przeciwko partii, czy przeciwko systemowi politycznemu<text:span text:style-name="T3731">.</text:span><text:s/>Jestem przeciwnikiem wszelkich rewolucji, wszystkich tych nagłych zmian, nie chcę burzyć w tej chwili tego dziś jeszcze istniejącego systemu jednopartyjnego<text:s/><text:span text:style-name="T3732">w</text:span><text:s/>Polsce, ponieważ zburzenie go z dnia na dzień byłoby dla nas wszystkich chyba<text:s/><text:soft-page-break/>katastrofą.<text:s/><text:span text:style-name="T3733">T</text:span>o musi przejść ewolucyjnie, jak powiedział Adam Michnik o modelu hiszpańskim, który od frankizmu do demokracji przeszedł płynnie. Ten proces musi nastąpić<text:s/><text:span text:style-name="T3734">w</text:span><text:s/>Polsce powoli<text:span text:style-name="T3735">.</text:span></text:p>
      <text:p text:style-name="P3736">Natomiast obecność polityków przy łóżku chorego w formie instytucji, je<text:span text:style-name="T3737">s</text:span>t rzeczą, która nas kompromituje w światowej opinii publicznej. Tego nie wolno<text:span text:style-name="T3738">.</text:span><text:s/>Dlatego postulujemy, zrobić wyjątek dla słu<text:span text:style-name="T3739">ż</text:span>by zdrowia i wnieść do komisji politycznej naszą propozycję, aby na terenie placówek służby zdrowia zakazać inst<text:span text:style-name="T3740">yt</text:span>u<text:span text:style-name="T3741">cj</text:span>onalnych działań politycznych takich, jak POP, rekomendacje i nomenklatura.<text:s/>Wyłącznie<text:s/><text:span text:style-name="T3742">w</text:span><text:s/>służbie zdrowia<text:span text:style-name="T3743">.</text:span><text:s/>Je<text:span text:style-name="T3744">d</text:span>li lekar<text:span text:style-name="T3745">z</text:span>, c<text:span text:style-name="T3746">zy</text:span><text:s/>inny praco<text:span text:style-name="T3747">w</text:span>nik służby zdrowia pragnie działać politycznie,<text:s/><text:span text:style-name="T3748">t</text:span>o<text:s/><text:span text:style-name="T3749">m</text:span>y to gorą<text:span text:style-name="T3750">co</text:span><text:s/>popieram<text:span text:style-name="T3751">y</text:span><text:s/>i proponujemy mu działania<text:s/><text:span text:style-name="T3752">w</text:span><text:s/>miejscach do tego przeznaczonych,<text:s/><text:span text:style-name="T3753">a</text:span><text:s/>nie przy łóżku chorego<text:span text:style-name="T3754">.</text:span></text:p>
      <text:p text:style-name="P3755"><text:span text:style-name="T3756">M</text:span>yślę,<text:s/><text:span text:style-name="T3757">ż</text:span>e je<text:span text:style-name="T3758">ż</text:span>eli tego nie zrobimy, to wszystkie nasze rozmowy będ<text:span text:style-name="T3759">ą</text:span><text:s/>jałowe, będziemy mówili o skutkach a nie o przyczyni<text:span text:style-name="T3760">e</text:span>. Ja proponuję, żeby usun<text:span text:style-name="T3761">ą</text:span>ć przyczynę katastrofy słu<text:span text:style-name="T3762">ż</text:span>by zdrowia<text:s/><text:span text:style-name="T3763">-</text:span><text:s/>totalitaryzm, tzn<text:span text:style-name="T3764">.</text:span><text:s/>ingerencja czynnika<text:s/><text:span text:style-name="T3765">po</text:span>litycznego<text:s/><text:span text:style-name="T3766">w</text:span><text:s/>spra<text:span text:style-name="T3767">w</text:span>y f<text:span text:style-name="T3768">a</text:span>cho<text:span text:style-name="T3769">we</text:span><text:s/>i<text:s/><text:span text:style-name="T3770">to</text:span><text:s/><text:span text:style-name="T3771">w</text:span><text:s/><text:span text:style-name="T3772">dr</text:span>odz<text:span text:style-name="T3773">e</text:span><text:s/><text:span text:style-name="T3774">pr</text:span>zymusu<text:span text:style-name="T3775">. Na</text:span>prawd<text:span text:style-name="T3776">ę</text:span><text:s/>musimy od tego odejść<text:span text:style-name="T3777">.</text:span><text:s/>Jeśli nie po<text:span text:style-name="T3778">w</text:span>iemy sobie tu prawdy dziś, to będziemy<text:s/><text:span text:style-name="T3779">s</text:span>i<text:span text:style-name="T3780">ę</text:span><text:s/>ba<text:span text:style-name="T3781">w</text:span>ić następne 10 lat i niczego nie zrobimy<text:span text:style-name="T3782">.</text:span><text:s/>Dlatego spra<text:span text:style-name="T3783">w</text:span>ę t<text:span text:style-name="T3784">ę</text:span><text:s/>stawiamy doś<text:span text:style-name="T3785">ć</text:span><text:s/>kategorycznie<text:span text:style-name="T3786">.</text:span><text:s/>Uważam, że polityk niech robi politykę,<text:s/><text:span text:style-name="T3787">a</text:span><text:s/>lekarz leczy<text:span text:style-name="T3788">.</text:span><text:s/>Dlatego wniosek - wnieść tą spra<text:span text:style-name="T3789">w</text:span>ę pod komisję polityczną, ażeby wyjątk<text:span text:style-name="T3790">o</text:span>wo<text:s/><text:span text:style-name="T3791">w</text:span><text:s/>służbie z<text:span text:style-name="T3792">dr</text:span>owia znieść nomenklaturę, POP-y i rekomenda<text:span text:style-name="T3793">cj</text:span>e<text:span text:style-name="T3794">.</text:span></text:p>
      <text:p text:style-name="P3795">Dziękuję<text:span text:style-name="T3796">.</text:span></text:p>
      <text:p text:style-name="P3797"><text:span text:style-name="T3798">Prz</text:span><text:span text:style-name="T3799">ew</text:span><text:span text:style-name="T3800">odni</text:span><text:span text:style-name="T3801">czą</text:span><text:span text:style-name="T3802">c</text:span><text:span text:style-name="T3803">y</text:span>:</text:p>
      <text:p text:style-name="P3804">Dziękuję b<text:span text:style-name="T3805">a</text:span>rdzo<text:span text:style-name="T3806">.</text:span><text:s/>Czy ktoś<text:s/><text:span text:style-name="T3807">w</text:span><text:s/>tym temacie chce zabrać głos?</text:p>
      <text:p text:style-name="P3808">Pan Wojtczak<text:span text:style-name="T3809">.</text:span></text:p>
      <text:p text:style-name="P3810"><text:span text:style-name="T3811">M</text:span><text:span text:style-name="T3812">inister Andrzej W</text:span><text:span text:style-name="T3813">ojt</text:span><text:span text:style-name="T3814">czak</text:span>:</text:p>
      <text:p text:style-name="P3815">Ja my<text:span text:style-name="T3816">ślę</text:span>,<text:s/><text:span text:style-name="T3817">że</text:span><text:s/>p<text:span text:style-name="T3818">roszę</text:span><text:span text:style-name="T3819"><text:s/></text:span>państwa<text:span text:style-name="T3820">,</text:span><text:s/>my ciągle odbiegamy od<text:s/><text:span text:style-name="T3821">za</text:span>gadnień zdrowia<text:span text:style-name="T3822">.</text:span><text:s/>Założyliśmy sobie cel bard<text:span text:style-name="T3823">z</text:span>o jasny<text:span text:style-name="T3824">.</text:span><text:s/><text:span text:style-name="T3825">I</text:span><text:s/>po to jest komisja, Podzespół ds<text:span text:style-name="T3826">.</text:span><text:s/>Zdrowia<text:span text:style-name="T3827">.</text:span><text:s/><text:span text:style-name="T3828">I</text:span><text:s/>cały czas odbiegamy<text:s/><text:span text:style-name="T3829">o</text:span>d zag<text:span text:style-name="T3830">a</text:span>dnień, nad którymi<text:s/><text:span text:style-name="T3831">m</text:span>o<text:span text:style-name="T3832">gli</text:span>byśmy podyskutować dłu<text:span text:style-name="T3833">ż</text:span>ej, dlatego że obawiam si<text:span text:style-name="T3834">ę</text:span>,<text:s/><text:span text:style-name="T3835">ż</text:span>e pewne diagnozy są uproszczone<text:span text:style-name="T3836">.</text:span><text:s/><text:span text:style-name="T3837">I</text:span><text:s/><text:span text:style-name="T3838">dl</text:span>a<text:span text:style-name="T3839">te</text:span>go, jeżeli się państwo zgodzą, ja bardzo bym apelował do<text:s/><text:span text:style-name="T3840">w</text:span>szystki<text:span text:style-name="T3841">ch</text:span><text:s/>o podejście napraw<text:span text:style-name="T3842">dę</text:span><text:s/>konstruktywne do temat<text:span text:style-name="T3843">ó</text:span>w, które wzięliśmy w tej chwili jako tematy i dla<text:s/><text:span text:style-name="T3844">g</text:span>rup roboczych, i dla naszego posiedzenia plenarnego i nie c<text:span text:style-name="T3845">a</text:span>ły cz<text:span text:style-name="T3846">a</text:span>s odchodzili od naprawdę zag<text:span text:style-name="T3847">a</text:span>dnień<text:span text:style-name="T3848">,</text:span><text:s/>które t<text:span text:style-name="T3849">e</text:span>n na<text:span text:style-name="T3850">sz</text:span><text:s/><text:span text:style-name="T3851">z</text:span>e<text:span text:style-name="T3852">sp</text:span>ół<text:span text:style-name="T3853">,<text:s/></text:span>Ze<text:span text:style-name="T3854">s</text:span>p<text:span text:style-name="T3855">ó</text:span>ł ds. Z<text:span text:style-name="T3856">d</text:span>rowia, zespó<text:span text:style-name="T3857">ł</text:span><text:s/>pro<text:span text:style-name="T3858">fesj</text:span>onalist<text:span text:style-name="T3859">ó</text:span>w<text:s/><text:span text:style-name="T3860">po</text:span>w<text:span text:style-name="T3861">i</text:span>ni<text:span text:style-name="T3862">en</text:span><text:s/>interesować.</text:p>
      <text:p text:style-name="P3863">Pracuje<text:s/><text:span text:style-name="T3864">w</text:span><text:s/>tym budynku<text:s/><text:span text:style-name="T3865">w</text:span>iele zespołów<text:span text:style-name="T3866">.</text:span><text:s/>Zajmują si<text:span text:style-name="T3867">ę</text:span><text:s/>t<text:span text:style-name="T3868">y</text:span>mi sprawami.<text:s/><text:span text:style-name="T3869">I</text:span><text:s/><text:span text:style-name="T3870">d</text:span>l<text:span text:style-name="T3871">at</text:span>e<text:span text:style-name="T3872">g</text:span>o propo<text:span text:style-name="T3873">n</text:span>ow<text:span text:style-name="T3874">ał</text:span>b<text:span text:style-name="T3875">ym,</text:span><text:s/>żeby - o<text:span text:style-name="T3876">cz</text:span>y<text:span text:style-name="T3877">w</text:span>iście ka<text:span text:style-name="T3878">ż</text:span>dy je<text:span text:style-name="T3879">s</text:span>t wolny, żeby wypowiedzieć swoje kwestie,<text:s/><text:span text:style-name="T3880">a</text:span>le żebyśmy tej kwestii dalej ju<text:span text:style-name="T3881">ż</text:span><text:s/>nie dy<text:span text:style-name="T3882">s</text:span>ku<text:span text:style-name="T3883">t</text:span>owali. Tylko postarali<text:s/><text:span text:style-name="T3884">s</text:span>i<text:span text:style-name="T3885">ę</text:span><text:s/>w tej chwili zakończyć<text:s/><text:span text:style-name="T3886">tą</text:span><text:s/><text:span text:style-name="T3887">s</text:span>prawę, tych merytory<text:span text:style-name="T3888">cz</text:span>nych zespołów, które mnie się wydaje<text:span text:style-name="T3889">,</text:span><text:s/>b<text:span text:style-name="T3890">ę</text:span>d<text:span text:style-name="T3891">ą</text:span><text:s/>miały kolosalne znaczenie nie tylko dla dalszej naszej pracy, ale do tego,<text:s/><text:span text:style-name="T3892">ż</text:span>eby dojść do bardzo konstruktywnych jakichś wniosków<text:span text:style-name="T3893">.</text:span></text:p>
      <text:p text:style-name="P3894">Dziękuję.</text:p>
      <text:p text:style-name="P3895"><text:span text:style-name="T3896">Prze</text:span><text:span text:style-name="T3897">wo</text:span><text:span text:style-name="T3898">dnicząc</text:span><text:span text:style-name="T3899">y</text:span>:</text:p>
      <text:p text:style-name="P3900">Ja chciałbym przypomnieć jeszcze, że czasu naprawdę będzie niedużo, jeżeli będziemy mieli dwa tematy tylko załatwić, tzn. ds. pra<text:span text:style-name="T3901">co</text:span>wni<text:span text:style-name="T3902">cz</text:span>ych i samorządności, biorąc pod uwagę spojrzenie na roz<text:span text:style-name="T3903">wi</text:span>ązanie rzeczywiście systemu płac, który byłby akceptowany przez środowisko i dawał satysfak<text:span text:style-name="T3904">cję</text:span>, plus rozwiązanie sprawy uspołecznion<text:span text:style-name="T3905">ej<text:s/></text:span>służby zdrowia, w tym programu dziecka, to czasu do przygotowania jest niezbyt dużo. Są to tematy merytoryczne, wiodące. Kwestia reformy, to o czym mówiliśmy, informacje<text:s/><text:soft-page-break/>przygotowane na następne spotkanie i z te<text:span text:style-name="T3906">g</text:span>o wynikające nas<text:span text:style-name="T3907">tę</text:span>pne podzespoły, które by rozpracowały spojrzenie całości i przyjęcie jakiegoś stanowiska<text:s/><text:span text:style-name="T3908">w</text:span><text:s/>tym zakresie<text:span text:style-name="T3909">.</text:span></text:p>
      <text:p text:style-name="P3910">Pan Edelman jeszcze.</text:p>
      <text:p text:style-name="P3911"><text:span text:style-name="T3912">Ob. Marek Edelman</text:span>:</text:p>
      <text:p text:style-name="P3913">Bar<text:span text:style-name="T3914">dz</text:span>o si<text:span text:style-name="T3915">ę</text:span><text:s/>cies<text:span text:style-name="T3916">zę,</text:span><text:s/>panie ministrze, że mamy takie ważne sprawy do roz<text:span text:style-name="T3917">wi</text:span>ązania i<text:s/><text:span text:style-name="T3918">w<text:s/></text:span>tych dwóch, czy trzech komisjach będą się decydowały losy, powiedzmy kierunki naszego rozwoju służby zdrowia.<text:s/><text:span text:style-name="T3919">I</text:span><text:s/>mu<text:span text:style-name="T3920">sim</text:span>y je zrobić jak najlepiej, wedł<text:span text:style-name="T3921">u</text:span>g naszej najlepszej wiedzy.<text:s/><text:span text:style-name="T3922">I</text:span><text:s/><text:span text:style-name="T3923">my</text:span>ślę,<text:s/><text:span text:style-name="T3924">ż</text:span>e duży<text:span text:style-name="T3925">c</text:span>h różnic<text:s/><text:span text:style-name="T3926">z</text:span>d<text:span text:style-name="T3927">a</text:span>ń<text:s/><text:span text:style-name="T3928">w</text:span><text:s/>ty<text:span text:style-name="T3929">m</text:span><text:s/>nie<text:s/><text:span text:style-name="T3930">b</text:span>ędzie<text:span text:style-name="T3931">.</text:span><text:s/>Jes<text:span text:style-name="T3932">te</text:span>śmy zdaje si<text:span text:style-name="T3933">ę</text:span><text:s/><text:span text:style-name="T3934">w</text:span><text:s/>większości punktów z<text:span text:style-name="T3935">g</text:span>odni<text:span text:style-name="T3936">,</text:span><text:s/>co jes<text:span text:style-name="T3937">t</text:span><text:s/>bardzo dobre<text:span text:style-name="T3938">.</text:span></text:p>
      <text:p text:style-name="P3939">Ale<text:span text:style-name="T3940">,</text:span><text:s/>pan minister był uprzejmy<text:s/><text:span text:style-name="T3941">p</text:span>owiedzi<text:span text:style-name="T3942">e</text:span>ć<text:span text:style-name="T3943">,</text:span><text:s/><text:span text:style-name="T3944">ż</text:span>e s<text:span text:style-name="T3945">p</text:span>rawy polityczn<text:span text:style-name="T3946">e</text:span><text:s/>nie<text:s/><text:span text:style-name="T3947">mają</text:span><text:s/>wp<text:span text:style-name="T3948">ł</text:span>ywu na służb<text:span text:style-name="T3949">ę</text:span><text:s/>zdrowia<text:span text:style-name="T3950">.</text:span><text:s/><text:span text:style-name="T3951">C</text:span>hciałem zwrócić u<text:span text:style-name="T3952">w</text:span>a<text:span text:style-name="T3953">g</text:span>ę<text:span text:style-name="T3954">,</text:span><text:s/><text:span text:style-name="T3955">ż</text:span>e<text:s/><text:span text:style-name="T3956">s</text:span>pr<text:span text:style-name="T3957">a</text:span>wy polityczne nie tylko<text:s/><text:span text:style-name="T3958">n</text:span>ie maj<text:span text:style-name="T3959">ą,</text:span><text:s/>ale jak d<text:span text:style-name="T3960">ot</text:span>y<text:span text:style-name="T3961">c</text:span>h<text:span text:style-name="T3962">cz</text:span>a<text:span text:style-name="T3963">s</text:span><text:s/>decydują o tym<text:span text:style-name="T3964">,</text:span><text:s/>i<text:s/><text:span text:style-name="T3965">w</text:span><text:s/>sprawach budżetu<text:span text:style-name="T3966">,</text:span><text:s/>i<text:s/><text:span text:style-name="T3967">w<text:s/></text:span>sprawach struktury, i<text:s/><text:span text:style-name="T3968">w</text:span><text:s/>sprawach or<text:span text:style-name="T3969">g</text:span>anizac<text:span text:style-name="T3970">j</text:span>i, i<text:s/><text:span text:style-name="T3971">w</text:span><text:s/>sprawach kadrowych, i<text:s/><text:span text:style-name="T3972">w</text:span><text:s/>sprawach kształcenia - to<text:s/><text:span text:style-name="T3973">s</text:span>ą wszystko sprawy<text:s/><text:span text:style-name="T3974">pol</text:span>i<text:span text:style-name="T3975">tycz</text:span>n<text:span text:style-name="T3976">e.</text:span><text:s/><text:span text:style-name="T3977">I</text:span><text:s/>proszę nie<text:s/><text:span text:style-name="T3978">ro</text:span>bi<text:span text:style-name="T3979">ć</text:span><text:s/><text:span text:style-name="T3980">z</text:span><text:s/>na<text:span text:style-name="T3981">s</text:span><text:s/>d<text:span text:style-name="T3982">z</text:span>ieci<text:span text:style-name="T3983">,</text:span><text:s/>które nicze<text:span text:style-name="T3984">g</text:span>o nie rozumieją<text:span text:style-name="T3985">,</text:span><text:s/><text:span text:style-name="T3986">że</text:span><text:s/>kto<text:span text:style-name="T3987">ś</text:span><text:s/>inn<text:span text:style-name="T3988">y</text:span><text:s/>za nas coś załatwia<text:span text:style-name="T3989">.</text:span></text:p>
      <text:p text:style-name="P3990">Jest to<text:s/><text:span text:style-name="T3991">s</text:span>praw<text:span text:style-name="T3992">a</text:span><text:s/>zasadnicza,<text:s/><text:span text:style-name="T3993">ż</text:span>eby te wszystkie rzeczy mogły by<text:span text:style-name="T3994">ć</text:span><text:s/>załatwione, musi<text:s/><text:span text:style-name="T3995">by</text:span>ć zmiana polityki i polityków, i partii pol<text:span text:style-name="T3996">it</text:span>ycznych, grupy rządzącej do słu<text:span text:style-name="T3997">ż</text:span>by zdrowia<text:span text:style-name="T3998">.</text:span></text:p>
      <text:p text:style-name="P3999">Ja nie mówię, żeby tu d<text:span text:style-name="T4000">z</text:span>iś po<text:span text:style-name="T4001">d</text:span>jąć uchw<text:span text:style-name="T4002">a</text:span>łę, jutro wyrzucamy POP-y ze szpitala<text:span text:style-name="T4003">.</text:span><text:s/>Ja tego nie mówi<text:span text:style-name="T4004">ę.</text:span><text:s/>M<text:span text:style-name="T4005">ów</text:span>i<text:span text:style-name="T4006">ę,</text:span><text:s/>że te rzeczy przeszkadz<text:span text:style-name="T4007">aj</text:span>ą rozwojowi służby zdrowia<text:span text:style-name="T4008">.</text:span><text:s/>Przeszkadzają od początku reorganiza<text:span text:style-name="T4009">cj</text:span>i<text:span text:style-name="T4010">.</text:span><text:s/><text:span text:style-name="T4011">I</text:span><text:s/>to, że pan dr<text:span text:style-name="T4012">.</text:span><text:s/>Indulski je<text:span text:style-name="T4013">s</text:span>t uprzejmy powiedzieć, że od 10 lat mówi to samo, co my mówimy, a widzimy co jest,<text:s/><text:span text:style-name="T4014">t</text:span>o jes<text:span text:style-name="T4015">t</text:span><text:s/>wina polityki<text:span text:style-name="T4016">.</text:span><text:s/>Jeżeli pracownicy służby zdrowia, l<text:span text:style-name="T4017">e</text:span>galnie i nielegalnie, z jednej i z drugiej strony są te<text:span text:style-name="T4018">g</text:span>o samego zdania i to nie jest robione, to kto jest winien, duch świ<text:span text:style-name="T4019">ę</text:span>ty<text:span text:style-name="T4020">?</text:span><text:s/>Nie<text:span text:style-name="T4021">.</text:span><text:s/>Winni są ci, którzy rządzą<text:span text:style-name="T4022">.</text:span><text:s/>A rządzi kto? Rządzi partia<text:span text:style-name="T4023">.</text:span><text:s/><text:span text:style-name="T4024">I</text:span><text:s/>partia przeszkadza, przeszkadza leczyć chorego<text:span text:style-name="T4025">.</text:span><text:s/><text:span text:style-name="T4026">T</text:span>o ja panu mówię, ja jestem lekarzem 40 lat i nie raz byłem świadkiem, jak świetnych lekarzy wyrzucano dlatego, że wypowiedział się na<text:s/><text:span text:style-name="T4027">t</text:span>a<text:span text:style-name="T4028">ki</text:span>e czy inne zagadnienie odmiennie<text:span text:style-name="T4029">.</text:span><text:s/><text:span text:style-name="T4030">I</text:span><text:s/>to są sprawy, które muszą być załatwione.<text:s/><text:span text:style-name="T4031">I</text:span><text:s/>my<text:span text:style-name="T4032">śl</text:span>ę<text:span text:style-name="T4033">,</text:span><text:s/><text:span text:style-name="T4034">ja</text:span><text:s/>nie mó<text:span text:style-name="T4035">wię,</text:span><text:s/>żeby to t<text:span text:style-name="T4036">u</text:span>ta<text:span text:style-name="T4037">j</text:span><text:s/>u<text:span text:style-name="T4038">chw</text:span>alić,<text:span text:style-name="T4039"><text:s/></text:span>którego dnia, ale<text:s/><text:span text:style-name="T4040">t</text:span>a s<text:span text:style-name="T4041">p</text:span>ra<text:span text:style-name="T4042">w</text:span>a musi<text:s/><text:span text:style-name="T4043">t</text:span>u<text:s/><text:span text:style-name="T4044">s</text:span>ta<text:span text:style-name="T4045">ć.</text:span><text:s/><text:span text:style-name="T4046">I</text:span><text:s/><text:span text:style-name="T4047">mus</text:span>i by<text:span text:style-name="T4048">ć</text:span><text:s/>p<text:span text:style-name="T4049">ow</text:span>ied<text:span text:style-name="T4050">z</text:span>iane<text:span text:style-name="T4051">,</text:span><text:s/><text:span text:style-name="T4052">ż</text:span>e<text:s/><text:span text:style-name="T4053">t</text:span>o je<text:span text:style-name="T4054">s</text:span>t jedną<text:s/><text:span text:style-name="T4055">z</text:span><text:s/>przyczyn poli<text:span text:style-name="T4056">t</text:span>yki i finan<text:span text:style-name="T4057">s</text:span>o<text:span text:style-name="T4058">wa</text:span>nia, i<text:s/><text:span text:style-name="T4059">sto</text:span>sun<text:span text:style-name="T4060">ków</text:span><text:s/>d<text:span text:style-name="T4061">o</text:span><text:s/>chorego, i wsz<text:span text:style-name="T4062">y</text:span>st<text:span text:style-name="T4063">k</text:span>iego inne<text:span text:style-name="T4064">g</text:span>o<text:span text:style-name="T4065">.</text:span><text:s/>To mu<text:span text:style-name="T4066">s</text:span>i by<text:span text:style-name="T4067">ć</text:span><text:s/>tu powied<text:span text:style-name="T4068">z</text:span>iane<text:span text:style-name="T4069">.</text:span><text:s/><text:span text:style-name="T4070">I</text:span><text:s/>pro<text:span text:style-name="T4071">szę</text:span><text:s/>nie<text:s/><text:span text:style-name="T4072">m</text:span>ó<text:span text:style-name="T4073">wić</text:span>,<text:s/><text:span text:style-name="T4074">ż</text:span>e załatwimy reformę bez zmiany polityki, bo nie załatwim<text:span text:style-name="T4075">y.</text:span><text:s/><text:span text:style-name="T4076">I</text:span><text:s/>to p<text:span text:style-name="T4077">a</text:span>n minister wie świetnie.<text:s/><text:span text:style-name="T4078">I</text:span><text:s/>prosz<text:span text:style-name="T4079">ę</text:span><text:s/>z nas nie robić naiwnych dzieci<text:span text:style-name="T4080">.</text:span></text:p>
      <text:p text:style-name="P4081">Uważ<text:span text:style-name="T4082">a</text:span>m,<text:s/><text:span text:style-name="T4083">ż</text:span>e ta spr<text:span text:style-name="T4084">aw</text:span>a musi zostać postawiona,<text:s/><text:span text:style-name="T4085">w</text:span><text:s/>ten czy<text:s/><text:span text:style-name="T4086">w</text:span><text:s/>inny sposób<text:span text:style-name="T4087">.</text:span><text:s/>Może nie tut<text:span text:style-name="T4088">a</text:span>j<text:span text:style-name="T4089">,</text:span><text:s/><text:span text:style-name="T4090">m</text:span>oże<text:s/><text:span text:style-name="T4091">w</text:span>niesiona na ten stół ogólny<text:span text:style-name="T4092">.</text:span><text:s/>Czy to ma b<text:span text:style-name="T4093">y</text:span>ć wyjątek d<text:span text:style-name="T4094">l</text:span>a<text:s/><text:span text:style-name="T4095">sł</text:span>u<text:span text:style-name="T4096">ż</text:span>by zdrowia?<text:span text:style-name="T4097"><text:s/></text:span>Nie u<text:span text:style-name="T4098">w</text:span>a<text:span text:style-name="T4099">ż</text:span>am, że to będzie dobre, bo to będzie<text:s/><text:span text:style-name="T4100">z</text:span>a<text:s/><text:span text:style-name="T4101">m</text:span>a<text:span text:style-name="T4102">ł</text:span>o<text:span text:style-name="T4103">,</text:span><text:s/>bo te struktury są skostniałe, ono działają s<text:span text:style-name="T4104">w</text:span>oim aparatem<text:span text:style-name="T4105">, t</text:span>o<text:s/><text:span text:style-name="T4106">s</text:span>i<text:span text:style-name="T4107">ę</text:span><text:s/>nie da tak zrobić<text:span text:style-name="T4108">.</text:span><text:s/>Musi to być ogólne<text:span text:style-name="T4109">.</text:span><text:s/>Ale my mu<text:span text:style-name="T4110">si</text:span>my to popierać<text:span text:style-name="T4111">.</text:span><text:s/>Szczególnie my<text:span text:style-name="T4112">.</text:span><text:s/>To jest wszystko<text:span text:style-name="T4113">.</text:span><text:s/><text:span text:style-name="T4114">I</text:span><text:s/>pr<text:span text:style-name="T4115">oszę</text:span><text:s/>od tych spraw nie uciekać, bo nic innego nie zrobimy dobrego, jeżeli tego nie załatwimy, jeżeli nie<text:s/><text:span text:style-name="T4116">bę</text:span>dziemy mieli w tym względzie stanowiska<text:span text:style-name="T4117">.</text:span></text:p>
      <text:p text:style-name="P4118">Dziękuję<text:span text:style-name="T4119">.</text:span></text:p>
      <text:p text:style-name="P4120"><text:span text:style-name="T4121">Przewodniczący</text:span>:</text:p>
      <text:p text:style-name="P4122"><text:span text:style-name="T4123">Je</text:span>że<text:span text:style-name="T4124">li</text:span><text:s/>można,<text:s/><text:span text:style-name="T4125">to</text:span><text:s/>mo<text:span text:style-name="T4126">ż</text:span>e tak<text:span text:style-name="T4127">a</text:span><text:s/>propozycja, że ponieważ jest to t<text:span text:style-name="T4128">e</text:span>mat innego zespołu<text:span text:style-name="T4129">,</text:span><text:s/>może z grupy służby zdrowia<text:span text:style-name="T4130">.</text:span><text:s/>Część o<text:span text:style-name="T4131">s</text:span>ób postawiłaby ten wniosek na Zespole ds<text:span text:style-name="T4132">.</text:span><text:s/>Politycznych<text:span text:style-name="T4133">.</text:span></text:p>
      <text:p text:style-name="P4134"><text:span text:style-name="T4135">Ob.</text:span><text:span text:style-name="T4136"><text:s text:c="23"/></text:span>:</text:p>
      <text:p text:style-name="P4137">Chciałbym, żeby to wszyscy postawil<text:span text:style-name="T4138">i</text:span>...<text:s/><text:span text:style-name="T4139">/</text:span>Nie słychać/.</text:p>
      <text:soft-page-break/>
      <text:p text:style-name="P4140"><text:span text:style-name="T4141">Ob. Marek Edelman</text:span>:</text:p>
      <text:p text:style-name="P4142">My na pewno<text:s/><text:span text:style-name="T4143">to</text:span><text:s/>pos<text:span text:style-name="T4144">ta</text:span>wimy, bo my to stawiamy, ale chcemy, żeby to wszyscy postawili<text:span text:style-name="T4145">.</text:span></text:p>
      <text:p text:style-name="P4146"><text:span text:style-name="T4147">Dr</text:span><text:span text:style-name="T4148">.<text:s/></text:span><text:span text:style-name="T4149">A</text:span><text:span text:style-name="T4150">d</text:span><text:span text:style-name="T4151">am</text:span><text:span text:style-name="T4152"><text:s/></text:span><text:span text:style-name="T4153">C</text:span><text:span text:style-name="T4154">z</text:span><text:span text:style-name="T4155">arn</text:span><text:span text:style-name="T4156">ec</text:span><text:span text:style-name="T4157">ki</text:span><text:span text:style-name="T4158">:</text:span></text:p>
      <text:p text:style-name="P4159"><text:span text:style-name="T4160">M</text:span>y przecież spotykamy<text:s/><text:span text:style-name="T4161">s</text:span>i<text:span text:style-name="T4162">ę</text:span><text:s/>z naszymi kolegami z innych zespołów<text:span text:style-name="T4163">.</text:span><text:s/>Po prostu t<text:span text:style-name="T4164">r</text:span>ze ba przekazać, że tu padła t<text:span text:style-name="T4165">a</text:span>ka opinia<text:span text:style-name="T4166">.</text:span><text:s/>Jak będziemy się wszyscy zajmowa<text:span text:style-name="T4167">ć</text:span><text:s/>w<text:span text:style-name="T4168">s</text:span>zy<text:span text:style-name="T4169">stk</text:span>im, to rzeczywiście nie załatwimy problemów ważnych<text:span text:style-name="T4170">.</text:span><text:s/>Ja nie twierdzę, że polityka nie ma wpływu<text:span text:style-name="T4171">.<text:s/></text:span>Oczywiście polityka ma duży wpły<text:span text:style-name="T4172">w</text:span><text:s/>na wszystko co się dziej<text:span text:style-name="T4173">e<text:s/></text:span>w kraju, nie tylko<text:s/><text:span text:style-name="T4174">w</text:span><text:s/>służbie zdro<text:span text:style-name="T4175">w</text:span>ia<text:span text:style-name="T4176">.</text:span><text:s/>Akurat tu mo<text:span text:style-name="T4177">ż</text:span>e nie tak<text:s/><text:span text:style-name="T4178">wa</text:span>żną s<text:span text:style-name="T4179">p</text:span>ra<text:span text:style-name="T4180">wą</text:span>, jak te organizacje są nieliczne, małe<text:span text:style-name="T4181">. I</text:span><text:s/>myślę,<text:s/><text:span text:style-name="T4182">ż</text:span>e tak jak byśmy podeszli do<text:s/><text:span text:style-name="T4183">s</text:span>p<text:span text:style-name="T4184">r</text:span>a<text:span text:style-name="T4185">w</text:span>y<text:span text:style-name="T4186">,</text:span><text:s/>to trzeb<text:span text:style-name="T4187">a</text:span><text:s/>by n<text:span text:style-name="T4188">a</text:span>jpierw zac<text:span text:style-name="T4189">zą</text:span>ć od dużych f<text:span text:style-name="T4190">a</text:span>bry<text:span text:style-name="T4191">cz</text:span>nych komitetów, bo one mają dużo większy wpływ niż organizacje<text:s/><text:span text:style-name="T4192">w</text:span><text:s/>n<text:span text:style-name="T4193">a</text:span>szej służ<text:span text:style-name="T4194">b</text:span>ie zdrowia<text:span text:style-name="T4195">.</text:span></text:p>
      <text:p text:style-name="P4196">Ja myślę, że rzeczywiście, żeby nie rozpraszać<text:s/><text:span text:style-name="T4197">s</text:span>i<text:span text:style-name="T4198">ę<text:s/></text:span>na takich zagadnieniach, bo to tych macek w bok mo<text:span text:style-name="T4199">ż</text:span>e być<text:span text:style-name="T4200"><text:s/></text:span>mnóstwo. Jednak bym proponował, żeby przekazać n<text:span text:style-name="T4201">as</text:span>zym k<text:span text:style-name="T4202">ol</text:span>egom z zespołów politycznych, że tu taka kwestia padła, żeby wzięli to pod u<text:span text:style-name="T4203">w</text:span>ag<text:span text:style-name="T4204">ę.</text:span><text:s/><text:span text:style-name="T4205">I</text:span><text:s/>to, myślę, wystarcz<text:span text:style-name="T4206">y.</text:span><text:s/>Bo j<text:span text:style-name="T4207">a</text:span>k będziemy się tym zajmować, to właściwie możemy cały c<text:span text:style-name="T4208">za</text:span>s o tym rozmawiać tylko<text:span text:style-name="T4209">.</text:span></text:p>
      <text:p text:style-name="P4210"><text:span text:style-name="T4211">Przewodni</text:span><text:span text:style-name="T4212">c</text:span><text:span text:style-name="T4213">ząc</text:span><text:span text:style-name="T4214">y</text:span><text:span text:style-name="T4215">:</text:span></text:p>
      <text:p text:style-name="P4216">Pro<text:span text:style-name="T4217">szę</text:span><text:s/>bardzo<text:span text:style-name="T4218">.</text:span></text:p>
      <text:p text:style-name="P4219"><text:span text:style-name="T4220">Ob</text:span><text:span text:style-name="T4221">.</text:span><text:span text:style-name="T4222"><text:s/>Jerzy Umiastowski</text:span>:</text:p>
      <text:p text:style-name="P4223">Consensus brzm<text:span text:style-name="T4224">ia</text:span>łby<text:s/><text:span text:style-name="T4225">w</text:span><text:s/>ten sposób, że nasz podzespół u<text:span text:style-name="T4226">wa</text:span>ża,<text:s/><text:span text:style-name="T4227">ż</text:span>e in<text:span text:style-name="T4228">s</text:span>tytu<text:span text:style-name="T4229">c</text:span>jon<text:span text:style-name="T4230">a</text:span>lne działania polityczne<text:s/><text:span text:style-name="T4231">w</text:span><text:s/>sferze fachowej służby zdrowia<text:s/><text:span text:style-name="T4232">w</text:span><text:s/>formie ingerencji podstawowych organizacji partyjnych, nomenklatury i rekomenda<text:span text:style-name="T4233">cj</text:span>i, są szkodliwe dla funk<text:span text:style-name="T4234">cjo</text:span>n<text:span text:style-name="T4235">owa</text:span>nia<text:s/><text:span text:style-name="T4236">s</text:span>łu<text:span text:style-name="T4237">ż</text:span>by zdrowia i prosimy to rozpatrzyć przez zespół polityczny<text:span text:style-name="T4238">.</text:span></text:p>
      <text:p text:style-name="P4239"><text:span text:style-name="T4240">Prze</text:span><text:span text:style-name="T4241">wo</text:span><text:span text:style-name="T4242">dnicząc</text:span><text:span text:style-name="T4243">y</text:span>:</text:p>
      <text:p text:style-name="P4244">Jak się wszyscy z<text:span text:style-name="T4245">g</text:span>odzą, to mo<text:span text:style-name="T4246">że</text:span>my<text:s/><text:span text:style-name="T4247">p</text:span>rz<text:span text:style-name="T4248">yjąć</text:span><text:s/>taki consensus.</text:p>
      <text:p text:style-name="P4249"><text:span text:style-name="T4250">Prof.</text:span><text:s/>Ind<text:span text:style-name="T4251">u</text:span>l<text:span text:style-name="T4252">s</text:span>k<text:span text:style-name="T4253">i.</text:span></text:p>
      <text:p text:style-name="P4254"><text:span text:style-name="T4255">P</text:span><text:span text:style-name="T4256">ro</text:span><text:span text:style-name="T4257">f</text:span><text:span text:style-name="T4258">.</text:span><text:span text:style-name="T4259"><text:s/>Janusz In</text:span><text:span text:style-name="T4260">dulsk</text:span><text:span text:style-name="T4261">i</text:span>:</text:p>
      <text:p text:style-name="P4262">Ja myś<text:span text:style-name="T4263">lę</text:span>,<text:s/><text:span text:style-name="T4264">ż</text:span>e nas różni temperament<text:s/><text:span text:style-name="T4265">w</text:span><text:s/>przedsta<text:span text:style-name="T4266">wi</text:span>aniu tych spraw, ale również i pe<text:span text:style-name="T4267">w</text:span>ne podejście<text:span text:style-name="T4268">.</text:span><text:s/>Bo ta sama sprawa pewno inaczej brzmi, prze<text:span text:style-name="T4269">cież</text:span><text:span text:style-name="T4270"><text:s/></text:span>tu są jednak rożne<text:s/><text:span text:style-name="T4271">s</text:span>trony zain<text:span text:style-name="T4272">te</text:span>re<text:span text:style-name="T4273">so</text:span>wane tym<text:span text:style-name="T4274">,</text:span><text:s/>co mó<text:span text:style-name="T4275">wi</text:span>my<text:span text:style-name="T4276">.<text:s/></text:span>N<text:span text:style-name="T4277">i</text:span>kt nie kwestionuje i pewno wszyscy ra<text:span text:style-name="T4278">z</text:span>em jesteśm<text:span text:style-name="T4279">y</text:span><text:s/><text:span text:style-name="T4280">zg</text:span>odni - i to je<text:span text:style-name="T4281">s</text:span>t ten consensus -<text:s/><text:span text:style-name="T4282">ż</text:span>e słu<text:span text:style-name="T4283">ż</text:span>ba zdrowia,<text:s/><text:span text:style-name="T4284">czy</text:span><text:s/>działalność medyczna powinna by<text:span text:style-name="T4285">ć</text:span><text:s/>uwolniona od bezpośredniego<text:s/><text:span text:style-name="T4286">w</text:span>pły<text:span text:style-name="T4287">w</text:span>u czy ingerencji czynnika politycznego<text:span text:style-name="T4288">.</text:span><text:s/><text:span text:style-name="T4289">I</text:span><text:s/>to jest jedna spra<text:span text:style-name="T4290">wa.</text:span></text:p>
      <text:p text:style-name="P4291"><text:span text:style-name="T4292">A</text:span><text:s/>zupełnie jest inna sprawa ingeren<text:span text:style-name="T4293">cji</text:span><text:s/>organizac<text:span text:style-name="T4294">yj</text:span>nej<text:s/><text:span text:style-name="T4295">w</text:span><text:s/>istniejące życie polityczne<text:span text:style-name="T4296">.</text:span><text:s/><text:span text:style-name="T4297">N</text:span>a<text:s/><text:span text:style-name="T4298">B</text:span>o<text:span text:style-name="T4299">g</text:span>a,<text:s/><text:span text:style-name="T4300">w</text:span><text:s/>ten sposób<text:s/><text:span text:style-name="T4301">s</text:span>i<text:span text:style-name="T4302">ę</text:span><text:s/>wytwarza zupełnie inna plat<text:span text:style-name="T4303">f</text:span>orma tej rozmowy<text:span text:style-name="T4304">.</text:span><text:s/><text:span text:style-name="T4305">M</text:span>y<text:span text:style-name="T4306">ś</text:span>my nie przyszli zmieniać ustroju<text:s/><text:span text:style-name="T4307">w</text:span><text:s/>naszym kraju, tylko przyszliśmy załatwić sprawy zdrowotne, sprawy funk<text:span text:style-name="T4308">cjo</text:span>no<text:span text:style-name="T4309">wa</text:span>nia tego systemu<text:span text:style-name="T4310">.</text:span><text:s/><text:span text:style-name="T4311">I</text:span><text:s/>co do pierwszego, to myślę,<text:s/><text:span text:style-name="T4312">ż</text:span>e nie ma takiego, który by si<text:span text:style-name="T4313">ę</text:span><text:s/>pod tym nie podpisał<text:span text:style-name="T4314">.</text:span><text:s/>Natomiast na pewno trudno<text:s/><text:span text:style-name="T4315">je</text:span>st członkom partii, zgadzamy<text:s/><text:span text:style-name="T4316">s</text:span>i<text:span text:style-name="T4317">ę</text:span><text:s/>wszyscy z tym,<text:s/><text:span text:style-name="T4318">że</text:span><text:s/>tr<text:span text:style-name="T4319">z</text:span>eba odpolitycznić służbę zdrowia, to proszę bar<text:span text:style-name="T4320">d</text:span>zo dwa zdania w<text:s/><text:span text:style-name="T4321">te</text:span>j sprawie i oddamy to na<text:s/>„stolik”<text:s/>polityczny.</text:p>
      <text:p text:style-name="P4322">/Głos z sali: Wnioskodawca pan doktor myślę, że.../.</text:p>
      <text:p text:style-name="P4323"><text:span text:style-name="T4324">Ob. Marek Edelman</text:span>:</text:p>
      <text:p text:style-name="P4325"><text:span text:style-name="T4326">J</text:span>a mogę, proszę bardzo, masz napisane to...</text:p>
      <text:soft-page-break/>
      <text:p text:style-name="P4327"><text:span text:style-name="T4328">Ob. Wojci</text:span><text:span text:style-name="T4329">e</text:span><text:span text:style-name="T4330">ch Gugla</text:span><text:span text:style-name="T4331">s</text:span>:</text:p>
      <text:p text:style-name="P4332">Za chwileczkę<text:span text:style-name="T4333">.</text:span>.. Jeże<text:span text:style-name="T4334">li</text:span><text:s/>można,<text:s/><text:span text:style-name="T4335">b</text:span>o w tej chwili jest na razie propozycja przedstawienia pisemnego wniosku tutaj ze s<text:span text:style-name="T4336">t</text:span>rony państwa. Natomiast prosiła o zabranie głosu<text:s/><text:span text:style-name="T4337">pa</text:span>ni Ewa Wolak.</text:p>
      <text:p text:style-name="P4338"><text:span text:style-name="T4339">Ob. Ewa<text:s/></text:span><text:span text:style-name="T4340">W</text:span><text:span text:style-name="T4341">olak</text:span>:</text:p>
      <text:p text:style-name="P4342">Jestem lekarzem reprezentuję<text:s/><text:span text:style-name="T4343">„</text:span>Solidarność<text:span text:style-name="T4344">”</text:span><text:span text:style-name="T4345">.</text:span></text:p>
      <text:p text:style-name="P4346">Chciałam poruszyć kilka zagadnie<text:span text:style-name="T4347">ń</text:span><text:s/>związanych z opieką zdrowotną nad pracownikiem czyli z przemysłową służbą zdrowia. Do czego czujemy się powołani jako związkowcy.</text:p>
      <text:p text:style-name="P4348">W samym założeniu lekarz przemysłowy ma chronić zdrowie grupy ludzi, wytwarzających dochód narodowy<text:span text:style-name="T4349">.</text:span><text:s/>Ma być rzecznikiem zd<text:span text:style-name="T4350">r</text:span>owia pracowników wobec kierownictwa zakładu. Aby<text:s/><text:span text:style-name="T4351">s</text:span>ię z tego wywiązać jego pozycja musi być mocna. Przede wszystkim musi być służbowo i finansowo niezależny od dyrekcji, a tym samym niepodatny na naciski z jej strony<text:span text:style-name="T4352">.</text:span></text:p>
      <text:p text:style-name="P4353"><text:span text:style-name="T4354">W</text:span><text:s/>praktyce wygląda to inaczej. Pensje lekarzy zakładowych są pokrywane co prawda z budżetu służby zdrowia, lecz dyrekcje zakła<text:span text:style-name="T4355">d</text:span>ów pracy mogą im przyznawać lub nie przyznawać dodatki uznaniowe różnej wysokości zależenie od własnego uznania. Łatwo się domyśleć, że pozostawia to dużą możliwość manipulacji.<text:s/><text:span text:style-name="T4356">Ró</text:span>wnież zakładowe pracownie badań środowiskowych są finansowo zainteresowane, aby sobie dobrze ułożyć stosunki z dyrekcją<text:span text:style-name="T4357">.</text:span></text:p>
      <text:p text:style-name="P4358">Podstawowa praca lekarza zakładowego, badania pro<text:span text:style-name="T4359">fi</text:span>laktyczne nie spełniają swojego zadania. Składa się na to wiele przyczyn, z których tylko część zależy od rzetelności lekarza. Nawet najuczciwszy lekarz przegrywa w sporze z dyrekcją np. w walce o wyłączenie stanowiska pracy z powodu istniejących zagroże<text:span text:style-name="T4360">ń</text:span>, jeżeli dyrekcji zależy na utrzymaniu tego stanowiska.<text:s/><text:span text:style-name="T4361">W</text:span><text:s/>sporze przeważają zazwyczaj doraźne względy ekonomiczne.</text:p>
      <text:p text:style-name="P4362">Następnie rozpoznanie choroby zawodowej nie zależy jedynie od lekarza przemysłowego. Mu<text:span text:style-name="T4363">s</text:span>i zaistnieć jednocześnie przekroczenie norm czynników szkodliwych w środowisku pracy potwierdzone przez dział higieny pracy właściwego wojewódzkiego sanepidu. Tym czasem tylko niewielki odsetek stanowisk pracy spośród zagrożon<text:span text:style-name="T4364">y</text:span>ch bada si<text:span text:style-name="T4365">ę</text:span><text:s/>systematycznie pod kątem istniejących szkodliwości, bo ok. 10 proc.<text:s/><text:span text:style-name="T4366">C</text:span>o więcej nie wszystkie województwa zatrudniają inspektorów higieny pracy, więc badania stanowisk pracy wykonuje się praktycznie raz na kilka lat albo nie wykonuje się ich wcale. Należy również zweryfikować obowiązujące normy, sposób pomiaru i obliczeń. Gdyż może się okazać, że zagrożenie zdrowia istnieje także na stanowiskach pracy uznawanych za bezpieczne.</text:p>
      <text:p text:style-name="P4367"><text:span text:style-name="T4368">J</text:span>eżeli dodać wspomnianą zależnoś<text:span text:style-name="T4369">ć</text:span><text:s/>finansową lekarzy i laboratoriów środowiskowych, jak również inspektorów bhp od dyrekcji zakładów staje się zrozumiałe dlaczego przy tak rozbudowanych mechanizmach kontrolnych zwalczanie zagrożeń jest prowadzone pozornie. Najgorsza pod tym względem jest sytuacja w małych i średnich zakładach<text:s/><text:span text:style-name="T4370">pr</text:span>ac<text:span text:style-name="T4371">y</text:span>.</text:p>
      <text:p text:style-name="P4372">Niezwykle ważną rolę<text:s/><text:span text:style-name="T4373">w</text:span><text:s/>kontroli zagrożeń i ochronie zdrowia pracowników może odgrywać autentyczny, niezależny związek zawodo<text:span text:style-name="T4374">w</text:span>y, jakim jest<text:s/><text:span text:style-name="T4375">„</text:span><text:span text:style-name="T4376">S</text:span>olidarność”. Choćby poprzez społecznych inspektorów pracy będących na etacie związku. Mają oni dość duże kompeten<text:span text:style-name="T4377">cj</text:span>e, mogą np. zamykać stanowisko pracy z powodu istniejącego zagrożenia zdrowia lub życia.</text:p>
      <text:p text:style-name="P4378">I jeszcze jedna sprawa.<text:s/><text:span text:style-name="T4379">W</text:span><text:s/>związku z masowym powstawaniem małych, lecz bogatych firm polonijnych, prywatnych itd. przy utrzymaniu obecnego modelu organizac<text:span text:style-name="T4380">yj</text:span>nego istnieje realne niebezpieczeństwo<text:s/><text:soft-page-break/>wzrostu zagrożenia zdrowia pracowników i środowiska ekologicznego<text:span text:style-name="T4381">.</text:span><text:s/>Zależność finansowa personelu medycznego i służb kontrolnych od dyrekcji tych firm może spowodować skłonność do przymykania oczu na istniejące zagrożenia zdrowia pracowników i<text:s/><text:span text:style-name="T4382">ś</text:span><text:span text:style-name="T4383">ro</text:span><text:span text:style-name="T4384">do</text:span>wis<text:span text:style-name="T4385">ka</text:span><text:s/>naturalnego.</text:p>
      <text:p text:style-name="P4386">Reasumując celowe wydaje si<text:span text:style-name="T4387">ę</text:span><text:s/>utrzymanie funkcji lekarza zakładowego w przemyśle niezależnego, dobrze opłaconego, lecz w taki sposób by dyrekcja zakładu pracy nie miała wpływu na wysokoś<text:span text:style-name="T4388">ć</text:span><text:s/>wynagrodzeń<text:span text:style-name="T4389">.</text:span><text:s/>Lekarz musi ściśle współpracować z zakładową pracownią badań środowiskowych, której fachowy personel byłby również służbowo i finansowo niezależny od dyrekcji<text:span text:style-name="T4390">.</text:span></text:p>
      <text:p text:style-name="P4391">Główny nacisk winien być położony na badania profilaktyczne oraz obiektywne badania stanowisk pracy dla wykrycia zaistniałych zagrożeń<text:span text:style-name="T4392">.</text:span><text:s/>Ośrodek m<text:span text:style-name="T4393">ię</text:span>dzyzakładowy powinien służyć jako centrum pełnej i szybkiej diagnostyki chorób zawodowych.</text:p>
      <text:p text:style-name="P4394">Lekarze przemysłowi i laboratoria środowiskowych powinny być związane ze służbą ekologiczną swojego regionu np. inspektorami ochrony środowiska służąc m.in. jako system wczesnego ostrzegania o zaistniałym zagrożeniu ekologicznym.</text:p>
      <text:p text:style-name="P4395">Świadczenia przemysłu na rzecz zdrowia pracowników to przede wszystkim niedopuszczenie do przekroczeń bezpiecznych norm w<text:s/><text:span text:style-name="T4396">ś</text:span>rodowisku pracy i szybkie eliminowanie istniejących bez względu na koszty zamykania stanowiska pracy włącznie. Dalej ocz<text:span text:style-name="T4397">y</text:span>wi<text:span text:style-name="T4398">ś</text:span>cie wszystkie inwestycje budowania przychodni, laboratoriów, centrów diagnostycznych, ośrodków rehabilitacyjnych i wyposażanie ich w nowoczesny sprzęt<text:span text:style-name="T4399">.</text:span><text:s/><text:span text:style-name="T4400">C</text:span>o więcej przemysł musi partycypować w tworzeniu budżetu służby zdrowia terenowego czy centralnego.</text:p>
      <text:p text:style-name="P4401">Na koniec musimy jeszcze raz z całą jasnością i precyzją określić nasze stanowisko w sprawie niezależności zakładowej służby zdrowia od dyrekcji zakładów pracy<text:span text:style-name="T4402">.</text:span><text:s/>Nie wolno nam absolutnie produkować żadnych projektów, deklaracji i stwierdzeń, które by pozwalały na jakąkolwiek dowolność interpretacji.</text:p>
      <text:p text:style-name="P4403">Dziękuję.</text:p>
      <text:p text:style-name="P4404"><text:span text:style-name="T4405">Ob. Wojciech Guglas</text:span>:</text:p>
      <text:p text:style-name="P4406">Dziękuję bardzo. Proszę bardzo.</text:p>
      <text:p text:style-name="P4407"><text:span text:style-name="T4408">Ob. Antoni Trylski</text:span>:</text:p>
      <text:p text:style-name="P4409">Ja po raz kolejny, to znaczy po raz drugi, jak się ciężko chłopu dorwać<text:s/><text:span text:style-name="T4410">do</text:span><text:s/>głosu. W związku z tym, ż<text:span text:style-name="T4411">e<text:s/></text:span>po raz kolejny rękę podnoszę, także że to jest przykład żebyśmy wiedzieli, jak chłop żeś jest, jak żeś się chłopie urodził pod ławą, to już na ławę nie wyjdziesz za nic. Ale to jest poza marginesem<text:span text:style-name="T4412">.</text:span><text:s/>W związku z tym ja chciałem się zapytać pana ministra, bo pan minister podał kilka zespołów. Ja wnioskowałem, ażeby powstał zespół ds. wsi, który będzie się zajmował tą problematyką<text:span text:style-name="T4413">.<text:s/></text:span>Czy mam rozumieć, że te zespoły b<text:span text:style-name="T4414">ę</text:span>dą jeszcze w dalszej kolejności kiedyś powoływane czy już na tym koniec, stop i kropka? Takie pytanie mam<text:span text:style-name="T4415">.</text:span></text:p>
      <text:p text:style-name="P4416">Dziękuję<text:span text:style-name="T4417">.</text:span></text:p>
      <text:p text:style-name="P4418"><text:span text:style-name="T4419">Min. Andrzej Wojtczak</text:span>:</text:p>
      <text:p text:style-name="P4420">Odpowiadając na pana pytanie, nie<text:span text:style-name="T4421">.</text:span><text:s/>Ja nie myślę, że lista jest zamknięta<text:span text:style-name="T4422">.</text:span><text:s/>Tylko bałbym się od razu powoływać proponować bardzo dużą ilość zespołów, żeby nie rozdrobnić zagadnień, tylko wziąć w tej chwili na warsztat zagadnienia bardzo węzłowe, które tak samo będą dotyczyły wsi, dlatego, że jeżeli my mamy zespół do spraw reformy i uspołecznienia, one będą tak samo dotyczyły wsi<text:span text:style-name="T4423">.</text:span></text:p>
      <text:soft-page-break/>
      <text:p text:style-name="P4424"><text:span text:style-name="T4425">O</text:span><text:span text:style-name="T4426">b. Antoni Tryl</text:span><text:span text:style-name="T4427">sk</text:span><text:span text:style-name="T4428">i</text:span>:</text:p>
      <text:p text:style-name="P4429"><text:span text:style-name="T4430">W</text:span><text:s/>tym wypadku, ja rozumiem jak najbardziej o to mi chodziło, żebym ja się tej informacji dowiedzia<text:span text:style-name="T4431">ł</text:span>,<text:span text:style-name="T4432"><text:s/></text:span>bo ostatecznie zespół do spraw reformy może polegać jeszcze, jeszcze na czymś innym, a ja prosty chłop ze wsi, który bronić chce interesów, i ten żeby robotnik, i rolnik był na wsi zdrowy w związku z tym takie zadałem pytanie<text:span text:style-name="T4433">.</text:span><text:s/><text:span text:style-name="T4434">M</text:span>yśl<text:span text:style-name="T4435">ę</text:span>, że pan profesor również i Latalski poprze ten wniosek, który m.in<text:span text:style-name="T4436">.</text:span><text:s/>z Instytutu z Lublina na ten temat mówi<text:span text:style-name="T4437">ł</text:span>.</text:p>
      <text:p text:style-name="P4438">Także dziękuję serdecznie za informacje<text:span text:style-name="T4439">.</text:span></text:p>
      <text:p text:style-name="P4440"><text:span text:style-name="T4441">Ob</text:span><text:span text:style-name="T4442">.</text:span><text:span text:style-name="T4443"><text:s/>Wojciech Guglas</text:span>:</text:p>
      <text:p text:style-name="P4444">Dziękuję bardzo<text:span text:style-name="T4445">.</text:span><text:s/>Czy jest już gotowy wniosek, co prawda do dwóch pierwszych zespołów mamy już jasność i jeżeli można prosić o kandydatury osób pracujących, które będą pracować w zespole ds<text:span text:style-name="T4446">.</text:span><text:s/>pracowniczych i samorządności<text:span text:style-name="T4447">.</text:span><text:span text:style-name="T4448"><text:s/></text:span>Czyli mo<text:span text:style-name="T4449">ż</text:span>n<text:span text:style-name="T4450">a</text:span><text:s/>pro<text:span text:style-name="T4451">s</text:span>ić o kandydatury<text:s/><text:span text:style-name="T4452">os</text:span>ób<text:s/><text:span text:style-name="T4453">p</text:span>r<text:span text:style-name="T4454">acują</text:span>cy<text:span text:style-name="T4455">ch,</text:span><text:s/>które będą pracować<text:s/><text:span text:style-name="T4456">w</text:span><text:s/>zespole ds. pra<text:span text:style-name="T4457">co</text:span>wniczych i samorządności<text:span text:style-name="T4458">.</text:span></text:p>
      <text:p text:style-name="P4459"><text:span text:style-name="T4460">Do</text:span><text:span text:style-name="T4461">c. Zo</text:span><text:span text:style-name="T4462">fi</text:span><text:span text:style-name="T4463">a Kuratowska</text:span>:</text:p>
      <text:p text:style-name="P4464">D<text:span text:style-name="T4465">o</text:span><text:s/><text:span text:style-name="T4466">g</text:span>rup<text:span text:style-name="T4467">y</text:span><text:s/>roboczej spr<text:span text:style-name="T4468">aw pr</text:span>a<text:span text:style-name="T4469">cown</text:span>i<text:span text:style-name="T4470">czych</text:span><text:s/>i<text:s/><text:span text:style-name="T4471">s</text:span>am<text:span text:style-name="T4472">o</text:span>r<text:span text:style-name="T4473">ząd</text:span>n<text:span text:style-name="T4474">o</text:span>ś<text:span text:style-name="T4475">c</text:span>i<text:span text:style-name="T4476">...</text:span><text:s/>s<text:span text:style-name="T4477">a</text:span>mor<text:span text:style-name="T4478">zą</text:span>d<text:span text:style-name="T4479">ów</text:span><text:s/><text:span text:style-name="T4480">z</text:span><text:s/>na<text:span text:style-name="T4481">sz</text:span>e<text:span text:style-name="T4482">j</text:span><text:s/><text:span text:style-name="T4483">s</text:span>trony proponujemy panią magister<text:s/><text:span text:style-name="T4484">A</text:span>nn<text:span text:style-name="T4485">ę</text:span><text:s/>Grzymisławską, d<text:span text:style-name="T4486">r</text:span>. Władysława Sidorowicza<text:span text:style-name="T4487">,</text:span><text:s/>prof.<text:s/><text:span text:style-name="T4488">Ch</text:span>łapa je<text:span text:style-name="T4489">ś</text:span>li ch<text:span text:style-name="T4490">o</text:span>dzi<text:s/><text:span text:style-name="T4491">o</text:span><text:s/>samor<text:span text:style-name="T4492">z</text:span>ąd<text:s/><text:span text:style-name="T4493">zawo</text:span>d<text:span text:style-name="T4494">owy.</text:span><text:s/>Zresztą<text:s/><text:span text:style-name="T4495">wł</text:span>a<text:span text:style-name="T4496">ś</text:span>ci<text:span text:style-name="T4497">w</text:span>i<text:span text:style-name="T4498">e</text:span><text:s/>to już mamy opracowane pe<text:span text:style-name="T4499">w</text:span>ne stanowiska<text:span text:style-name="T4500">.</text:span><text:s/><text:span text:style-name="T4501">I</text:span><text:s/>dr<text:span text:style-name="T4502">.</text:span><text:s/>Wojciech Neum<text:span text:style-name="T4503">a</text:span>n<text:span text:style-name="T4504">.</text:span></text:p>
      <text:p text:style-name="P4505"><text:span text:style-name="T4506">D</text:span>o zespołu systemu re<text:span text:style-name="T4507">f</text:span>ormy, czy j<text:span text:style-name="T4508">a</text:span>k to t<text:span text:style-name="T4509">am</text:span><text:s/>n<text:span text:style-name="T4510">az</text:span>w<text:span text:style-name="T4511">ać,<text:s/></text:span>systemu opieki<text:s/><text:span text:style-name="T4512">zd</text:span>ro<text:span text:style-name="T4513">w</text:span>otn<text:span text:style-name="T4514">ej</text:span><text:s/><text:span text:style-name="T4515">i</text:span><text:s/>opieki społecznej -<text:s/><text:span text:style-name="T4516">j</text:span>a bym<text:s/><text:span text:style-name="T4517">to<text:s/></text:span>tak nazwała<text:s/><text:span text:style-name="T4518">-</text:span><text:s/>i<text:s/><text:span text:style-name="T4519">t</text:span>u<text:span text:style-name="T4520">t</text:span>a<text:span text:style-name="T4521">j</text:span><text:s/>dr<text:span text:style-name="T4522">.</text:span><text:s/>St<text:span text:style-name="T4523">a</text:span>r<text:span text:style-name="T4524">ęg</text:span>a<text:span text:style-name="T4525">-</text:span>Pia<text:span text:style-name="T4526">s</text:span>ek<text:span text:style-name="T4527">.</text:span><text:s/><text:span text:style-name="T4528">My</text:span>ś<text:span text:style-name="T4529">lę</text:span>, że<text:s/><text:span text:style-name="T4530">w</text:span>a<text:span text:style-name="T4531">ż</text:span>ne<text:s/><text:span text:style-name="T4532">s</text:span>ą tu sprawy<text:s/><text:span text:style-name="T4533">p</text:span>ie<text:span text:style-name="T4534">lęg</text:span>n<text:span text:style-name="T4535">i</text:span>a<text:span text:style-name="T4536">rsk</text:span>ie<text:span text:style-name="T4537">,</text:span><text:s/><text:span text:style-name="T4538">wię</text:span>c pani<text:s/><text:span text:style-name="T4539">A</text:span>nna<text:s/><text:span text:style-name="T4540">G</text:span>ra<text:span text:style-name="T4541">j</text:span>car<text:span text:style-name="T4542">ek,<text:s/></text:span>pan<text:span text:style-name="T4543">i</text:span><text:s/><text:span text:style-name="T4544">p</text:span>r<text:span text:style-name="T4545">o</text:span>f<text:span text:style-name="T4546">.</text:span><text:s/>M<text:span text:style-name="T4547">a</text:span>r<text:span text:style-name="T4548">ia</text:span><text:s/>C<text:span text:style-name="T4549">h</text:span>mie<text:span text:style-name="T4550">l</text:span>o<text:span text:style-name="T4551">w</text:span>a<text:span text:style-name="T4552">,</text:span><text:s/><text:span text:style-name="T4553">pan</text:span><text:s/><text:span text:style-name="T4554">doc.</text:span><text:s/>Zbigniew W<text:span text:style-name="T4555">o</text:span>źni<text:span text:style-name="T4556">ak.</text:span></text:p>
      <text:p text:style-name="P4557"><text:span text:style-name="T4558">I</text:span><text:s/>mam<text:span text:style-name="T4559">y</text:span><text:s/><text:span text:style-name="T4560">dw</text:span>óch ekspertów<text:span text:style-name="T4561">,</text:span><text:s/>pani<text:span text:style-name="T4562">ą</text:span><text:s/>ma<text:span text:style-name="T4563">g</text:span>ister M<text:span text:style-name="T4564">aj</text:span>ewską, pana<text:s/><text:span text:style-name="T4565">do</text:span>c<text:span text:style-name="T4566">. S</text:span>obiec<text:span text:style-name="T4567">h</text:span>a - ekonomistów<text:span text:style-name="T4568">.</text:span></text:p>
      <text:p text:style-name="P4569"><text:span text:style-name="T4570">Przewodniczą</text:span><text:span text:style-name="T4571">c</text:span><text:span text:style-name="T4572">y</text:span>:</text:p>
      <text:p text:style-name="P4573"><text:span text:style-name="T4574">Ale</text:span><text:s/>mo<text:span text:style-name="T4575">ż</text:span>na pro<text:span text:style-name="T4576">s</text:span>i<text:span text:style-name="T4577">ć</text:span><text:s/>także<text:s/><text:span text:style-name="T4578">o</text:span><text:s/><text:span text:style-name="T4579">p</text:span>i<text:span text:style-name="T4580">sem</text:span>ne<text:s/><text:span text:style-name="T4581">p</text:span>r<text:span text:style-name="T4582">z</text:span>e<text:span text:style-name="T4583">kaz</text:span>ani<text:span text:style-name="T4584">e,</text:span><text:s/><text:span text:style-name="T4585">j</text:span>e<text:span text:style-name="T4586">ż</text:span>eli mog<text:span text:style-name="T4587">l</text:span>i<text:span text:style-name="T4588">b</text:span>yśm<text:span text:style-name="T4589">y</text:span><text:s/><text:span text:style-name="T4590">p</text:span>rosi<text:span text:style-name="T4591">ć.</text:span></text:p>
      <text:p text:style-name="P4592">P<text:span text:style-name="T4593">a</text:span>nie minis<text:span text:style-name="T4594">t</text:span>r<text:span text:style-name="T4595">z</text:span>e<text:span text:style-name="T4596">,</text:span><text:s/><text:span text:style-name="T4597">czy</text:span><text:s/><text:span text:style-name="T4598">t</text:span>era<text:span text:style-name="T4599">z</text:span><text:s/>do zespołów<text:span text:style-name="T4600">.</text:span>.<text:span text:style-name="T4601">.</text:span></text:p>
      <text:p text:style-name="P4602"><text:span text:style-name="T4603">Mini</text:span><text:span text:style-name="T4604">s</text:span><text:span text:style-name="T4605">ter A</text:span><text:span text:style-name="T4606">.</text:span><text:span text:style-name="T4607"><text:s/>W</text:span><text:span text:style-name="T4608">oj</text:span><text:span text:style-name="T4609">tczak</text:span>:</text:p>
      <text:p text:style-name="P4610">Do zespołu pierwszego - pr<text:span text:style-name="T4611">a</text:span>c samorzą<text:span text:style-name="T4612">d</text:span>u<text:span text:style-name="T4613">,</text:span><text:s/><text:span text:style-name="T4614">p</text:span>r<text:span text:style-name="T4615">of.</text:span><text:s/>Żochowski<text:span text:style-name="T4616">,</text:span><text:s/><text:span text:style-name="T4617">d</text:span>r Czarnecki<text:span text:style-name="T4618">,</text:span><text:s/>mgr Pietr<text:span text:style-name="T4619">a</text:span>s<text:span text:style-name="T4620">.</text:span></text:p>
      <text:p text:style-name="P4621">Do drugiego zespołu - reformy, dr<text:s/><text:span text:style-name="T4622">C</text:span>ybulko<text:span text:style-name="T4623">,</text:span><text:s/><text:span text:style-name="T4624">p</text:span>rof<text:span text:style-name="T4625">.<text:s/></text:span>Indulski<text:span text:style-name="T4626">,</text:span><text:s/>dr Opolski<text:span text:style-name="T4627">.</text:span></text:p>
      <text:p text:style-name="P4628"><text:span text:style-name="T4629">Prze</text:span><text:span text:style-name="T4630">w</text:span><text:span text:style-name="T4631">o</text:span><text:span text:style-name="T4632">d</text:span><text:span text:style-name="T4633">nicz</text:span><text:span text:style-name="T4634">ą</text:span><text:span text:style-name="T4635">c</text:span><text:span text:style-name="T4636">y</text:span><text:span text:style-name="T4637">:</text:span></text:p>
      <text:p text:style-name="P4638">Do<text:s/><text:span text:style-name="T4639">s</text:span>pra<text:span text:style-name="T4640">w</text:span><text:s/>sa<text:span text:style-name="T4641">m</text:span>orz<text:span text:style-name="T4642">ą</text:span>du to zgłosimy<text:s/><text:span text:style-name="T4643">z<text:s/></text:span>nasze<text:span text:style-name="T4644">j</text:span><text:s/><text:span text:style-name="T4645">s</text:span>trony kol<text:span text:style-name="T4646">.</text:span><text:s/>Żo<text:span text:style-name="T4647">ł</text:span>no<text:span text:style-name="T4648">w</text:span>s<text:span text:style-name="T4649">k</text:span>ie<text:span text:style-name="T4650">g</text:span>o<text:span text:style-name="T4651">,</text:span><text:s/>kol<text:span text:style-name="T4652">.</text:span><text:s/>Milewską<text:span text:style-name="T4653">,</text:span><text:s/>k<text:span text:style-name="T4654">o</text:span>l<text:span text:style-name="T4655">.<text:s/></text:span>B<text:span text:style-name="T4656">o</text:span>ks<text:span text:style-name="T4657">z</text:span>czanina<text:span text:style-name="T4658">,</text:span><text:s/><text:span text:style-name="T4659">a</text:span><text:s/>do kwe<text:span text:style-name="T4660">s</text:span>tii refor<text:span text:style-name="T4661">m</text:span>y kol<text:span text:style-name="T4662">.</text:span><text:s/>Kwietniewska,<text:s/><text:span text:style-name="T4663">k</text:span>o<text:span text:style-name="T4664">l.<text:s/></text:span>Wdo<text:span text:style-name="T4665">w</text:span>i<text:span text:style-name="T4666">a</text:span>k i<text:s/><text:span text:style-name="T4667">dr.</text:span><text:s/><text:span text:style-name="T4668">Ma</text:span>tus<text:span text:style-name="T4669">z</text:span>e<text:span text:style-name="T4670">w</text:span>s<text:span text:style-name="T4671">k</text:span>i<text:span text:style-name="T4672">...</text:span><text:s/><text:span text:style-name="T4673">M</text:span>atus<text:span text:style-name="T4674">z</text:span>kie<text:span text:style-name="T4675">w</text:span>ic<text:span text:style-name="T4676">z.</text:span></text:p>
      <text:p text:style-name="P4677">Do pierwszego zes<text:span text:style-name="T4678">p</text:span>ołu<text:s/><text:span text:style-name="T4679">z</text:span><text:s/>naszej<text:s/><text:span text:style-name="T4680">st</text:span>ron<text:span text:style-name="T4681">y</text:span><text:s/>wchodzi kol<text:span text:style-name="T4682">.<text:s/></text:span>Milewska,<text:s/><text:span text:style-name="T4683">kol.</text:span><text:s/>Bokszczanin,<text:s/><text:span text:style-name="T4684">kol.</text:span><text:s/>W<text:span text:style-name="T4685">a</text:span>liszka i<text:s/><text:span text:style-name="T4686">j</text:span>eż<text:span text:style-name="T4687">eli<text:s/></text:span>państwo pozwolą<text:span text:style-name="T4688">,</text:span><text:s/>do pierwszego<text:s/><text:span text:style-name="T4689">z</text:span>e<text:span text:style-name="T4690">s</text:span>połu także<text:s/><text:span text:style-name="T4691">j</text:span>a<text:s/><text:span text:style-name="T4692">w</text:span>ej<text:span text:style-name="T4693">dę</text:span>, ponieważ są to bardzo waż<text:span text:style-name="T4694">ne</text:span><text:s/><text:span text:style-name="T4695">s</text:span>pra<text:span text:style-name="T4696">w</text:span>y<text:span text:style-name="T4697">.</text:span><text:s/><text:span text:style-name="T4698">I</text:span><text:s/><text:span text:style-name="T4699">d</text:span>r Żołnowski<text:span text:style-name="T4700">.</text:span></text:p>
      <text:p text:style-name="P4701"><text:span text:style-name="T4702">Minister<text:s/></text:span><text:span text:style-name="T4703">A</text:span><text:span text:style-name="T4704">. Woj</text:span><text:span text:style-name="T4705">tc</text:span><text:span text:style-name="T4706">z</text:span><text:span text:style-name="T4707">a</text:span><text:span text:style-name="T4708">k</text:span>:</text:p>
      <text:p text:style-name="P4709">Panie prz<text:span text:style-name="T4710">e</text:span>w<text:span text:style-name="T4711">od</text:span>ni<text:span text:style-name="T4712">czą</text:span>c<text:span text:style-name="T4713">y,<text:s/></text:span>zespół reformy<text:span text:style-name="T4714">,</text:span><text:s/>poniewa<text:span text:style-name="T4715">ż</text:span><text:s/>on bę<text:span text:style-name="T4716">dz</text:span>ie b<text:span text:style-name="T4717">a</text:span>rd<text:span text:style-name="T4718">z</text:span>o du<text:span text:style-name="T4719">ż</text:span>y ob<text:span text:style-name="T4720">s</text:span>zar p<text:span text:style-name="T4721">o</text:span>k<text:span text:style-name="T4722">r</text:span>y<text:span text:style-name="T4723">w</text:span>ał<text:span text:style-name="T4724">,</text:span><text:s/>t<text:span text:style-name="T4725">a</text:span>k samo<text:s/><text:span text:style-name="T4726">z</text:span>ag<text:span text:style-name="T4727">ad</text:span>nień ekonomic<text:span text:style-name="T4728">z</text:span>nych<text:span text:style-name="T4729">,</text:span><text:s/>zgłaszamy<text:s/><text:span text:style-name="T4730">t</text:span>r<text:span text:style-name="T4731">z</text:span>y nazwiska ekonomistów: Wy<text:span text:style-name="T4732">s</text:span>ocki, Smoleń, Chechliński<text:span text:style-name="T4733">.</text:span></text:p>
      <text:p text:style-name="P4734"><text:span text:style-name="T4735">P</text:span><text:span text:style-name="T4736">rz</text:span><text:span text:style-name="T4737">e</text:span><text:span text:style-name="T4738">wo</text:span><text:span text:style-name="T4739">dni</text:span><text:span text:style-name="T4740">c</text:span><text:span text:style-name="T4741">z</text:span><text:span text:style-name="T4742">ą</text:span><text:span text:style-name="T4743">c</text:span><text:span text:style-name="T4744">y</text:span><text:span text:style-name="T4745">:</text:span></text:p>
      <text:p text:style-name="P4746"><text:span text:style-name="T4747">Z</text:span>e<text:span text:style-name="T4748">s</text:span>pół ds<text:span text:style-name="T4749">.</text:span><text:s/>reform<text:span text:style-name="T4750">y</text:span><text:s/><text:span text:style-name="T4751">z</text:span>e<text:s/><text:span text:style-name="T4752">stro</text:span>n<text:span text:style-name="T4753">y</text:span><text:s/>państwa<text:span text:style-name="T4754">,</text:span><text:s/>je<text:span text:style-name="T4755">ż</text:span>eli m<text:span text:style-name="T4756">ożn</text:span>a pr<text:span text:style-name="T4757">os</text:span>ić<text:span text:style-name="T4758">.</text:span></text:p>
      <text:p text:style-name="P4759"><text:span text:style-name="T4760">D</text:span><text:span text:style-name="T4761">o</text:span><text:span text:style-name="T4762">c.</text:span><text:span text:style-name="T4763"><text:s/>K</text:span><text:span text:style-name="T4764">urat</text:span><text:span text:style-name="T4765">o</text:span><text:span text:style-name="T4766">wsk</text:span><text:span text:style-name="T4767">a</text:span><text:span text:style-name="T4768">:</text:span></text:p>
      <text:p text:style-name="P4769">Dr<text:s/><text:span text:style-name="T4770">St</text:span>a<text:span text:style-name="T4771">r</text:span>ęg<text:span text:style-name="T4772">a-</text:span>P<text:span text:style-name="T4773">i</text:span>a<text:span text:style-name="T4774">sek,</text:span><text:s/>pr<text:span text:style-name="T4775">o</text:span>f<text:span text:style-name="T4776">.</text:span><text:s/><text:span text:style-name="T4777">M</text:span>ar<text:span text:style-name="T4778">i</text:span>a Chmi<text:span text:style-name="T4779">e</text:span>lo<text:span text:style-name="T4780">wa,</text:span><text:s/>pan<text:span text:style-name="T4781">i</text:span><text:s/>Anna<text:s/><text:span text:style-name="T4782">G</text:span>rajcarek<text:span text:style-name="T4783">,</text:span><text:s/><text:span text:style-name="T4784">dr.</text:span><text:s/>Z<text:span text:style-name="T4785">b</text:span>igni<text:span text:style-name="T4786">ew</text:span><text:s/>W<text:span text:style-name="T4787">o</text:span>źnia<text:span text:style-name="T4788">k</text:span><text:s/><text:span text:style-name="T4789">i<text:s/></text:span>ekonomiści<text:s/><text:soft-page-break/><text:span text:style-name="T4790">do</text:span>c<text:span text:style-name="T4791">.</text:span><text:s/>So<text:span text:style-name="T4792">b</text:span>ie<text:span text:style-name="T4793">c</text:span>h i<text:s/><text:span text:style-name="T4794">d</text:span>r Majewska<text:span text:style-name="T4795">.</text:span></text:p>
      <text:p text:style-name="P4796"><text:span text:style-name="T4797">O</text:span><text:span text:style-name="T4798">b.</text:span><text:span text:style-name="T4799"><text:s/></text:span><text:span text:style-name="T4800">Ma</text:span><text:span text:style-name="T4801">ciej Latalski</text:span>:</text:p>
      <text:p text:style-name="P4802">Ja<text:s/><text:span text:style-name="T4803">tutaj</text:span><text:s/><text:span text:style-name="T4804">m</text:span>am propozy<text:span text:style-name="T4805">cję.</text:span><text:s/><text:span text:style-name="T4806">P</text:span>oniewa<text:span text:style-name="T4807">ż</text:span><text:s/>s<text:span text:style-name="T4808">ą</text:span><text:s/><text:span text:style-name="T4809">przedstawiciele</text:span><text:s/>na<text:span text:style-name="T4810">szej</text:span><text:s/><text:span text:style-name="T4811">w</text:span>si<text:span text:style-name="T4812">,</text:span><text:s/><text:span text:style-name="T4813">k</text:span>tór<text:span text:style-name="T4814">z</text:span>y t<text:span text:style-name="T4815">u</text:span>t<text:span text:style-name="T4816">aj</text:span><text:s/>bardzo a<text:span text:style-name="T4817">kt</text:span>ywnie<text:s/><text:span text:style-name="T4818">z</text:span>abiera<text:span text:style-name="T4819">l</text:span>i g<text:span text:style-name="T4820">ł</text:span>os i<text:s/><text:span text:style-name="T4821">w</text:span>iele cennych u<text:span text:style-name="T4822">w</text:span>a<text:span text:style-name="T4823">g</text:span><text:s/>z<text:span text:style-name="T4824">g</text:span>ło<text:span text:style-name="T4825">s</text:span>ili<text:span text:style-name="T4826">,</text:span><text:s/><text:span text:style-name="T4827">j</text:span>a uwa<text:span text:style-name="T4828">ż</text:span>am<text:span text:style-name="T4829">,</text:span><text:s/>panie przewodnic<text:span text:style-name="T4830">z</text:span>ący<text:span text:style-name="T4831">,</text:span><text:s/><text:span text:style-name="T4832">ż</text:span>e<text:s/><text:span text:style-name="T4833">j</text:span>e<text:span text:style-name="T4834">że</text:span>li koledzy<text:s/><text:span text:style-name="T4835">l</text:span>ub koleż<text:span text:style-name="T4836">a</text:span>nka i<text:s/><text:span text:style-name="T4837">k</text:span>ole<text:span text:style-name="T4838">dz</text:span>y zgłoszą a<text:span text:style-name="T4839">k</text:span>ces pracy<text:s/><text:span text:style-name="T4840">w</text:span><text:s/><text:span text:style-name="T4841">j</text:span>e<text:span text:style-name="T4842">d</text:span>n<text:span text:style-name="T4843">y</text:span>m<text:s/><text:span text:style-name="T4844">z</text:span><text:s/>zespołów<text:span text:style-name="T4845">,</text:span><text:s/>byłoby to ze w<text:span text:style-name="T4846">s</text:span>zec<text:span text:style-name="T4847">h</text:span><text:s/>mi<text:span text:style-name="T4848">a</text:span>r wskazane<text:span text:style-name="T4849">.</text:span><text:s/>Albowiem je<text:span text:style-name="T4850">ż</text:span>eli ten problem wygląda tak dramatycznie, jak tutaj państwo przedstawiali, a my również potwierdzamy tą<text:s/><text:span text:style-name="T4851">dr</text:span>amaturg<text:span text:style-name="T4852">i</text:span>ę<text:span text:style-name="T4853">,</text:span><text:s/>to prosimy również<text:span text:style-name="T4854">...</text:span><text:s/>zapraszamy również państwa do pracy<text:s/><text:span text:style-name="T4855">w</text:span><text:s/>jednym lub<text:s/><text:span text:style-name="T4856">w</text:span><text:s/>dwóch zespołach<text:span text:style-name="T4857">.</text:span></text:p>
      <text:p text:style-name="P4858"><text:span text:style-name="T4859">Prze</text:span><text:span text:style-name="T4860">wo</text:span><text:span text:style-name="T4861">dnicząc</text:span><text:span text:style-name="T4862">y</text:span>:</text:p>
      <text:p text:style-name="P4863">Jaka odpowiedź je<text:span text:style-name="T4864">s</text:span>t p<text:span text:style-name="T4865">a</text:span>ństwa? Momencik, zaraz państwo uzgodnią<text:span text:style-name="T4866">.</text:span></text:p>
      <text:p text:style-name="P4867">Proszę państwa, ja sądz<text:span text:style-name="T4868">ę</text:span>, że my pozostawimy t<text:span text:style-name="T4869">a</text:span>k<text:span text:style-name="T4870">ż</text:span>e stronom możliwość zapraszania ekspertów i możliwość kon<text:span text:style-name="T4871">str</text:span>ukcji zespołu, gdyż to w trakcie przyjdzie<text:span text:style-name="T4872">.</text:span><text:s/><text:span text:style-name="T4873">C</text:span>hodzi o dobre przygotowanie materiałów, a nic o przyjęcie<text:s/><text:span text:style-name="T4874">w</text:span><text:s/>tej chwili stanu<text:span text:style-name="T4875">.</text:span><text:s/><text:span text:style-name="T4876">M</text:span>y propozycje zgłosiliśmy, sądz<text:span text:style-name="T4877">ę</text:span>,<text:s/><text:span text:style-name="T4878">ż</text:span>e każda ze stron<text:s/><text:span text:style-name="T4879">m</text:span>a prawo jeszcze zło<text:span text:style-name="T4880">ż</text:span>yć uzupełnienia do tych propozycji, bo może być przypadek losowy, ktoś zachoruje, czy jakieś<text:s/>sprawy związane<text:s/><text:span text:style-name="T4881">z</text:span><text:s/>pracą uniemożliwią pra<text:span text:style-name="T4882">cę</text:span><text:s/><text:span text:style-name="T4883">w</text:span><text:s/><text:span text:style-name="T4884">t</text:span>ym<text:s/><text:span text:style-name="T4885">z</text:span>e<text:span text:style-name="T4886">s</text:span>pole<text:span text:style-name="T4887">.</text:span><text:span text:style-name="T4888"><text:s/></text:span>W związku z tym traktujemy te zespoły jako propozycje.<text:span text:style-name="T4889"><text:s/>Nat</text:span>o<text:span text:style-name="T4890">m</text:span>ias<text:span text:style-name="T4891">t</text:span><text:s/>ważne jest<text:s/><text:span text:style-name="T4892">z</text:span>ał<text:span text:style-name="T4893">at</text:span>wienie problemów i przygotowanie stanowisk na najb<text:span text:style-name="T4894">l</text:span>iższe<text:s/><text:span text:style-name="T4895">s</text:span>potkanie w<text:span text:style-name="T4896">s</text:span>pólne ze<text:span text:style-name="T4897">s</text:span>połów.</text:p>
      <text:p text:style-name="P4898"><text:span text:style-name="T4899">Ob. Mirosław Cybulko</text:span>:</text:p>
      <text:p text:style-name="P4900">C<text:span text:style-name="T4901">z</text:span>y mo<text:span text:style-name="T4902">ż</text:span>na prosić<text:s/><text:span text:style-name="T4903">o</text:span><text:s/>odczytanie<text:s/><text:span text:style-name="T4904">ze</text:span>społó<text:span text:style-name="T4905">w...</text:span></text:p>
      <text:p text:style-name="P4906"><text:span text:style-name="T4907">P</text:span><text:span text:style-name="T4908">r</text:span><text:span text:style-name="T4909">zewo</text:span><text:span text:style-name="T4910">dni</text:span><text:span text:style-name="T4911">czą</text:span><text:span text:style-name="T4912">c</text:span><text:span text:style-name="T4913">y</text:span>:</text:p>
      <text:p text:style-name="P4914">Panie profesorze, tu je<text:span text:style-name="T4915">s</text:span>t.<text:span text:style-name="T4916">..</text:span><text:s/>ja prosiłem o właśnie przekazanie nazwisk, ponieważ grupa robocza ds<text:span text:style-name="T4917">.</text:span><text:s/>pracowniczych i sa<text:span text:style-name="T4918">mo</text:span>rządu, m<text:span text:style-name="T4919">g</text:span>r<text:s/>Grzymis<text:span text:style-name="T4920">ła</text:span>wska,<text:s/><text:span text:style-name="T4921">d</text:span>r<text:span text:style-name="T4922">. W</text:span>ładysław Si<text:span text:style-name="T4923">d</text:span>oro<text:span text:style-name="T4924">w</text:span>icz<text:span text:style-name="T4925">,</text:span><text:s/>prof<text:span text:style-name="T4926">.</text:span><text:s/><text:span text:style-name="T4927">C</text:span>hłap,<text:s/><text:span text:style-name="T4928">d</text:span>r. Wo<text:span text:style-name="T4929">j</text:span>ciech Neuma<text:span text:style-name="T4930">n.<text:s/></text:span>S<text:span text:style-name="T4931">ądzę,</text:span><text:s/><text:span text:style-name="T4932">ż</text:span>e ten<text:s/><text:span text:style-name="T4933">z</text:span>e<text:span text:style-name="T4934">s</text:span>pół<text:span text:style-name="T4935">,</text:span><text:s/><text:span text:style-name="T4936">w</text:span><text:s/>którym bę<text:span text:style-name="T4937">d</text:span>ziemy pr<text:span text:style-name="T4938">a</text:span>co<text:span text:style-name="T4939">w</text:span>a<text:span text:style-name="T4940">ć</text:span><text:s/>d<text:span text:style-name="T4941">s</text:span>.<text:span text:style-name="T4942"><text:s/></text:span>praco<text:span text:style-name="T4943">w</text:span>nic<text:span text:style-name="T4944">zy</text:span>ch i samorządowych.<text:s/><text:span text:style-name="T4945">Je</text:span>s<text:span text:style-name="T4946">t</text:span><text:s/>to ze<text:span text:style-name="T4947">s</text:span>pó<text:span text:style-name="T4948">ł,</text:span><text:s/>który powinien jak na<text:span text:style-name="T4949">j</text:span>s<text:span text:style-name="T4950">zy</text:span>bcie<text:span text:style-name="T4951">j</text:span><text:s/>pr<text:span text:style-name="T4952">z</text:span>ygo<text:span text:style-name="T4953">to</text:span>wywać stanowiska<text:s/><text:span text:style-name="T4954">z</text:span>e względu na<text:s/><text:span text:style-name="T4955">t</text:span>oc<text:span text:style-name="T4956">z</text:span>ą<text:span text:style-name="T4957">c</text:span>e si<text:span text:style-name="T4958">ę</text:span><text:s/>chociaż<text:span text:style-name="T4959">b</text:span>y prac<text:span text:style-name="T4960">e</text:span><text:s/><text:span text:style-name="T4961">w</text:span><text:s/><text:span text:style-name="T4962">S</text:span>e<text:span text:style-name="T4963">j</text:span>mie i pr<text:span text:style-name="T4964">z</text:span>y<text:span text:style-name="T4965">g</text:span>o<text:span text:style-name="T4966">t</text:span>owanie us<text:span text:style-name="T4967">taw</text:span>,<text:span text:style-name="T4968"><text:s/></text:span>które mają wejść po<text:span text:style-name="T4969">d</text:span><text:s/>obrady<text:s/><text:span text:style-name="T4970">S</text:span>ej<text:span text:style-name="T4971">m</text:span>u<text:span text:style-name="T4972">.</text:span></text:p>
      <text:p text:style-name="P4973">C<text:span text:style-name="T4974">z</text:span>y ktoś<text:s/><text:span text:style-name="T4975">z</text:span><text:s/>pa<text:span text:style-name="T4976">ń</text:span>s<text:span text:style-name="T4977">t</text:span>wa<text:s/><text:span text:style-name="T4978">j</text:span>eszc<text:span text:style-name="T4979">z</text:span>e pragnie.<text:span text:style-name="T4980">.</text:span>.<text:s/><text:span text:style-name="T4981">c</text:span>z<text:span text:style-name="T4982">y</text:span><text:s/>stanowisko? Prosz<text:span text:style-name="T4983">ę</text:span><text:s/>bardzo<text:span text:style-name="T4984">.</text:span></text:p>
      <text:p text:style-name="P4985"><text:span text:style-name="T4986">Ob. Władysław<text:s/></text:span><text:span text:style-name="T4987">Sidorow</text:span><text:span text:style-name="T4988">ic</text:span><text:span text:style-name="T4989">z</text:span>:</text:p>
      <text:p text:style-name="P4990">Krajowa Komisja Koordynacyjna<text:s/><text:span text:style-name="T4991">„</text:span><text:span text:style-name="T4992">So</text:span>lidarności<text:span text:style-name="T4993">”</text:span><text:s/><text:span text:style-name="T4994">S</text:span>łużby Zdrowia<text:span text:style-name="T4995">.</text:span></text:p>
      <text:p text:style-name="P4996">Chciałem zauważyć,<text:s/><text:span text:style-name="T4997">ż</text:span>e ta zdumiewająca zbieżność poglądów na wiele kwestii trapiących służbę zdrowia nakłada na nas tym większy obowiązek szukania warunków do pok<text:span text:style-name="T4998">oj</text:span>owego, do znalezienia jakiejś bazy politycznej pokojowej, która umożliwiłaby utrzymanie<text:s/><text:span text:style-name="T4999">w</text:span><text:s/>tym okresie nego<text:span text:style-name="T5000">cj</text:span>ac<text:span text:style-name="T5001">yj</text:span>nym pokoju.</text:p>
      <text:p text:style-name="P5002"><text:span text:style-name="T5003">I</text:span><text:s/>dlate<text:span text:style-name="T5004">g</text:span>o chciałem tu podnieść jedną taką przykrą sprawę, sprawę zawłaszczania nazwy<text:s/>„<text:span text:style-name="T5005">So</text:span>lidarno<text:span text:style-name="T5006">ść</text:span><text:span text:style-name="T5007">”</text:span><text:s/>pr<text:span text:style-name="T5008">z</text:span>ez ogniwa klasowych związków zawodowych. Tak<text:s/><text:span text:style-name="T5009">s</text:span>ię np. dzieje<text:s/><text:span text:style-name="T5010">w</text:span><text:s/>Wojewó<text:span text:style-name="T5011">dz</text:span>kiej<text:s/><text:span text:style-name="T5012">St</text:span>a<text:span text:style-name="T5013">cj</text:span>i Sanepid,<text:s/><text:span text:style-name="T5014">a</text:span><text:s/><text:span text:style-name="T5015">wi</text:span>ęc<text:s/><text:span text:style-name="T5016">w</text:span><text:s/>służbie z<text:span text:style-name="T5017">dr</text:span>o<text:span text:style-name="T5018">wi</text:span>a<text:span text:style-name="T5019">. I</text:span><text:s/>stąd mój apel i prośba do przedstawicieli obecnych tu<text:s/>kla<text:span text:style-name="T5020">s</text:span>owych związków za<text:span text:style-name="T5021">w</text:span>odo<text:span text:style-name="T5022">w</text:span>yc<text:span text:style-name="T5023">h,</text:span><text:s/><text:span text:style-name="T5024">ż</text:span>eby je<text:span text:style-name="T5025">d</text:span>n<text:span text:style-name="T5026">a</text:span>k nie<text:s/><text:span text:style-name="T5027">po</text:span>dkr<text:span text:style-name="T5028">ęc</text:span>a<text:span text:style-name="T5029">ć<text:s/></text:span>tutaj na<text:span text:style-name="T5030">p</text:span>ię<text:span text:style-name="T5031">c</text:span>ia społecznego<text:span text:style-name="T5032">.</text:span><text:s/>E<text:span text:style-name="T5033">t</text:span>osy klasowych z<text:span text:style-name="T5034">wi</text:span>ąz<text:span text:style-name="T5035">ków</text:span><text:s/>za<text:span text:style-name="T5036">wo</text:span>dowych i<text:s/>„<text:span text:style-name="T5037">So</text:span>lidarności<text:span text:style-name="T5038">”</text:span><text:s/><text:span text:style-name="T5039">s</text:span>ą<text:s/><text:span text:style-name="T5040">c</text:span>ałkowicie ró<text:span text:style-name="T5041">ż</text:span>ne<text:span text:style-name="T5042">.</text:span><text:s/>W j<text:span text:style-name="T5043">ak</text:span>iś sp<text:span text:style-name="T5044">os</text:span>ób zapłaciliśmy za istnienie t<text:span text:style-name="T5045">eg</text:span>o związku w służbie zdrowia swoimi karierami, losami<text:span text:style-name="T5046">.</text:span></text:p>
      <text:p text:style-name="P5047"><text:span text:style-name="T5048">I</text:span><text:s/><text:span text:style-name="T5049">w</text:span>obec powyższego myślę<text:span text:style-name="T5050">,</text:span><text:s/><text:span text:style-name="T5051">ż</text:span>e jeśli ma<text:span text:style-name="T5052">my</text:span><text:s/>wierzyć<text:s/><text:span text:style-name="T5053">w<text:s/></text:span>uczci<text:span text:style-name="T5054">w</text:span>ość stron, które tuta<text:span text:style-name="T5055">j</text:span><text:s/>ne<text:span text:style-name="T5056">g</text:span>oc<text:span text:style-name="T5057">j</text:span>u<text:span text:style-name="T5058">j</text:span>ą<text:span text:style-name="T5059">,</text:span><text:s/>te<text:span text:style-name="T5060">go</text:span><text:s/>t<text:span text:style-name="T5061">ypu</text:span><text:s/>wypadki nie powinny mie<text:span text:style-name="T5062">ć</text:span><text:s/>miejsca<text:span text:style-name="T5063">.</text:span></text:p>
      <text:soft-page-break/>
      <text:p text:style-name="P5064">Dziękuję bardzo<text:span text:style-name="T5065">.</text:span></text:p>
      <text:p text:style-name="P5066"><text:span text:style-name="T5067">P</text:span><text:span text:style-name="T5068">rz</text:span><text:span text:style-name="T5069">e</text:span><text:span text:style-name="T5070">w</text:span><text:span text:style-name="T5071">odnicz</text:span><text:span text:style-name="T5072">ący</text:span>:</text:p>
      <text:p text:style-name="P5073">Ja bym pro<text:span text:style-name="T5074">s</text:span>ił<text:s/><text:span text:style-name="T5075">o</text:span><text:s/>sprecyzowanie, bo rozumiem, że<text:s/><text:span text:style-name="T5076">„</text:span>S<text:span text:style-name="T5077">o</text:span>lidarno<text:span text:style-name="T5078">ś</text:span>ć<text:span text:style-name="T5079">”</text:span><text:s/>to także klasowe związki zawodowe, bo to są związki broniące pracowników<text:span text:style-name="T5080">,</text:span><text:s/><text:span text:style-name="T5081">w</text:span>i<text:span text:style-name="T5082">ę</text:span>c pracownicy<text:s/><text:span text:style-name="T5083">są kl</text:span>asowym sy<text:span text:style-name="T5084">st</text:span>em<text:span text:style-name="T5085">e</text:span>m<text:span text:style-name="T5086">.</text:span><text:s/><text:span text:style-name="T5087">I</text:span><text:s/><text:span text:style-name="T5088">w</text:span><text:s/>związku<text:s/><text:span text:style-name="T5089">z</text:span><text:s/><text:span text:style-name="T5090">tym</text:span><text:s/><text:span text:style-name="T5091">n</text:span>ie r<text:span text:style-name="T5092">ozum</text:span>ie<text:span text:style-name="T5093">m</text:span><text:s/>różnicy mi<text:span text:style-name="T5094">ę</text:span>dz<text:span text:style-name="T5095">y</text:span><text:s/><text:span text:style-name="T5096">kla</text:span>s<text:span text:style-name="T5097">owy</text:span>mi<text:s/><text:span text:style-name="T5098">zw</text:span>ią<text:span text:style-name="T5099">z</text:span>k<text:span text:style-name="T5100">a</text:span>mi za<text:span text:style-name="T5101">w</text:span>od<text:span text:style-name="T5102">ow</text:span>ymi<text:s/><text:span text:style-name="T5103">a</text:span><text:s/><text:span text:style-name="T5104">„</text:span><text:span text:style-name="T5105">Sol</text:span>idarno<text:span text:style-name="T5106">śc</text:span>i<text:span text:style-name="T5107">ą</text:span><text:span text:style-name="T5108">”</text:span>,<text:span text:style-name="T5109"><text:s/></text:span>bo<text:s/><text:span text:style-name="T5110">wtedy,</text:span><text:s/>j<text:span text:style-name="T5111">eż</text:span>e<text:span text:style-name="T5112">l</text:span>i i<text:span text:style-name="T5113">st</text:span>nie<text:span text:style-name="T5114">je</text:span><text:s/><text:span text:style-name="T5115">z</text:span>a<text:span text:style-name="T5116">s</text:span>adni<text:span text:style-name="T5117">cz</text:span>a różni<text:span text:style-name="T5118">c</text:span>a<text:span text:style-name="T5119">,</text:span><text:s/><text:span text:style-name="T5120">to</text:span><text:s/><text:span text:style-name="T5121">p</text:span>ra<text:span text:style-name="T5122">w</text:span>da<text:span text:style-name="T5123">... b</text:span>o<text:s/><text:span text:style-name="T5124">t</text:span>u<text:span text:style-name="T5125">t</text:span>a<text:span text:style-name="T5126">j</text:span><text:s/><text:span text:style-name="T5127">w</text:span><text:s/>t<text:span text:style-name="T5128">a</text:span>kim<text:s/><text:span text:style-name="T5129">ton</text:span>ie to<text:s/><text:span text:style-name="T5130">z</text:span>os<text:span text:style-name="T5131">t</text:span>ało<text:s/><text:span text:style-name="T5132">zgł</text:span>os<text:span text:style-name="T5133">zo</text:span>ne<text:span text:style-name="T5134">.</text:span></text:p>
      <text:p text:style-name="P5135">Natomiast chciałb<text:span text:style-name="T5136">ym</text:span><text:s/>po<text:span text:style-name="T5137">w</text:span>ied<text:span text:style-name="T5138">z</text:span>i<text:span text:style-name="T5139">eć,</text:span><text:s/><text:span text:style-name="T5140">że</text:span><text:s/>w<text:s/><text:span text:style-name="T5141">w</text:span>ielu z<text:span text:style-name="T5142">w</text:span>i<text:span text:style-name="T5143">ą</text:span>zk<text:span text:style-name="T5144">a</text:span>ch<text:s/><text:span text:style-name="T5145">z</text:span>a<text:span text:style-name="T5146">w</text:span>od<text:span text:style-name="T5147">ow</text:span>y<text:span text:style-name="T5148">c</text:span>h<text:span text:style-name="T5149">,</text:span><text:s/><text:span text:style-name="T5150">w</text:span><text:s/><text:span text:style-name="T5151">k</text:span>t<text:span text:style-name="T5152">ó</text:span>rych<text:s/><text:span text:style-name="T5153">sto</text:span><text:s/>procent ludzi<text:s/><text:span text:style-name="T5154">b</text:span>yło<text:s/><text:span text:style-name="T5155">w</text:span><text:s/><text:span text:style-name="T5156">„</text:span><text:span text:style-name="T5157">Sol</text:span>i<text:span text:style-name="T5158">d</text:span>arn<text:span text:style-name="T5159">ośc</text:span>i<text:span text:style-name="T5160">”</text:span><text:span text:style-name="T5161"><text:s/>p</text:span>r<text:span text:style-name="T5162">z</text:span>e<text:span text:style-name="T5163">sz</text:span>li i<text:s/><text:span text:style-name="T5164">utwo</text:span>r<text:span text:style-name="T5165">zy</text:span>li ruch zawodowy<text:span text:style-name="T5166">.</text:span><text:s/>Tak d<text:span text:style-name="T5167">z</text:span>ieje si<text:span text:style-name="T5168">ę</text:span><text:s/>nie t<text:span text:style-name="T5169">y</text:span>l<text:span text:style-name="T5170">k</text:span>o<text:s/><text:span text:style-name="T5171">w</text:span><text:s/>służbie zdrowia, ale także d<text:span text:style-name="T5172">z</text:span>ieje s<text:span text:style-name="T5173">ię</text:span><text:s/><text:span text:style-name="T5174">tak</text:span><text:s/>np<text:span text:style-name="T5175">.</text:span><text:s/><text:span text:style-name="T5176">w</text:span><text:s/>„<text:span text:style-name="T5177">Te</text:span>c<text:span text:style-name="T5178">h</text:span>ma-Ostrzeszów”, kt<text:span text:style-name="T5179">ó</text:span>r<text:span text:style-name="T5180">y</text:span><text:s/>przy<text:span text:style-name="T5181">b</text:span>r<text:span text:style-name="T5182">a</text:span>ł nazw<text:span text:style-name="T5183">ę</text:span><text:s/><text:span text:style-name="T5184">„</text:span><text:span text:style-name="T5185">So</text:span>lidarność<text:span text:style-name="T5186">”</text:span><text:s/>bardzo dawno temu i pracuje<text:span text:style-name="T5187">.</text:span><text:s/>Jeżeli jest wolą tych pracowników przyjęcie nazwy, biorąc pod uwagę ustaw<text:span text:style-name="T5188">ę</text:span><text:s/>o związkach zawodowych, która panu doktorowi jest doskonale znana, mają do t<text:span text:style-name="T5189">e</text:span>go pełne prawo, ponieważ<text:s/><text:span text:style-name="T5190">są</text:span><text:s/>przedstawicielst<text:span text:style-name="T5191">we</text:span>m załogi i sądzę, że nie jest to problem tut<text:span text:style-name="T5192">aj</text:span><text:s/>dyskusji przy<text:s/><text:span text:style-name="T5193">„</text:span>okrągłym stol<text:span text:style-name="T5194">e</text:span><text:span text:style-name="T5195">”</text:span><text:span text:style-name="T5196">.</text:span></text:p>
      <text:p text:style-name="P5197"><text:span text:style-name="T5198">Ob. W</text:span><text:span text:style-name="T5199">ł</text:span><text:span text:style-name="T5200">adysław Sidorowicz</text:span>:</text:p>
      <text:p text:style-name="P5201">P<text:span text:style-name="T5202">roszę</text:span><text:s/>pań<text:span text:style-name="T5203">st</text:span>wa,<text:s/><text:span text:style-name="T5204">to</text:span><text:s/><text:span text:style-name="T5205">jes</text:span>t mocno powiedziane, że mię<text:span text:style-name="T5206">dz</text:span>y tzw<text:span text:style-name="T5207">.</text:span><text:s/>klasowymi związkami...</text:p>
      <text:p text:style-name="P5208"><text:span text:style-name="T5209">/</text:span>Głosy z sali: nie słycha<text:span text:style-name="T5210">ć</text:span>/.</text:p>
      <text:p text:style-name="P5211">Przepraszam bardzo.<text:s/><text:span text:style-name="T5212">D</text:span>rodz<text:span text:style-name="T5213">y</text:span><text:s/>państwo<text:span text:style-name="T5214">,</text:span><text:s/>polityka to jest co<text:span text:style-name="T5215">ś<text:s/></text:span>ta<text:span text:style-name="T5216">k</text:span>iego co jednak istnieje<text:span text:style-name="T5217">.</text:span><text:s/><text:span text:style-name="T5218">I</text:span><text:s/>to nie<text:s/><text:span text:style-name="T5219">je</text:span>st mó<text:span text:style-name="T5220">j</text:span><text:s/>po<text:span text:style-name="T5221">mys</text:span>ł nazy<text:span text:style-name="T5222">w</text:span>anie te<text:span text:style-name="T5223">g</text:span>o ruchu - ruchem klaso<text:span text:style-name="T5224">w</text:span>ym, bo nazy<text:span text:style-name="T5225">w</text:span>a<text:s/><text:span text:style-name="T5226">g</text:span>o cho<text:span text:style-name="T5227">ćb</text:span>y pier<text:span text:style-name="T5228">ws</text:span>zy sekretar<text:span text:style-name="T5229">z</text:span><text:s/>Jaruzelski<text:span text:style-name="T5230">.</text:span><text:s/>Wobec<text:s/><text:span text:style-name="T5231">p</text:span>o<text:span text:style-name="T5232">wy</text:span>ż<text:span text:style-name="T5233">sze</text:span>g<text:span text:style-name="T5234">o</text:span><text:s/>m<text:span text:style-name="T5235">am</text:span><text:s/><text:span text:style-name="T5236">w</text:span>raże<text:span text:style-name="T5237">nie,</text:span><text:s/><text:span text:style-name="T5238">że w</text:span><text:s/>jakiś sposób państwo tros<text:span text:style-name="T5239">z</text:span>ecz<text:span text:style-name="T5240">kę</text:span><text:s/><text:span text:style-name="T5241">j</text:span>e<text:span text:style-name="T5242">s</text:span>teście,<text:s/><text:span text:style-name="T5243">ż</text:span>e<text:s/><text:span text:style-name="T5244">t</text:span>a<text:span text:style-name="T5245">k</text:span><text:s/>po<text:span text:style-name="T5246">w</text:span>iem<text:span text:style-name="T5247">,<text:s/></text:span>przypisani<text:s/><text:span text:style-name="T5248">d</text:span>o<text:s/><text:span text:style-name="T5249">ok</text:span>reśl<text:span text:style-name="T5250">o</text:span>n<text:span text:style-name="T5251">ej</text:span><text:s/>struktury<text:s/><text:span text:style-name="T5252">p</text:span>oli<text:span text:style-name="T5253">t</text:span>yczne<text:span text:style-name="T5254">j</text:span><text:s/>i nie ma powodu zresztą<text:s/><text:span text:style-name="T5255">s</text:span>i<text:span text:style-name="T5256">ę</text:span><text:s/>te<text:span text:style-name="T5257">g</text:span>o wstydzić<text:span text:style-name="T5258">.</text:span></text:p>
      <text:p text:style-name="P5259">Jeśli ma być jakiś pluralizm ideowy, to nie o to idzie,<text:s/><text:span text:style-name="T5260">ż</text:span>eby<text:s/><text:span text:style-name="T5261">w</text:span><text:s/>tej chwili zamydlać istniejące różnice.<text:s/>„Solidarność<text:span text:style-name="T5262">”</text:span><text:span text:style-name="T5263"><text:s/></text:span>ma inny etos, etos consensusu, etos funkcjonalnego l<text:span text:style-name="T5264">u</text:span>du społecznego a nie walki klasowej, etos dobra wspólnego<text:span text:style-name="T5265">. A</text:span><text:s/>więc troszeczkę, jak powiadam, rodowód t<text:span text:style-name="T5266">e</text:span>go, t<text:span text:style-name="T5267">yc</text:span>h dwóch nurtów związkowych jest inny i serdecznie państwu życzymy jakiejś dobrej pracy<text:s/><text:span text:style-name="T5268">w</text:span><text:s/>tym nurcie. Natomiast b<text:span text:style-name="T5269">a</text:span>r<text:span text:style-name="T5270">dz</text:span>o źle widzimy tutaj zawłaszczanie<text:s/><text:span text:style-name="T5271">c</text:span>ze<text:span text:style-name="T5272">g</text:span>oś, co z pewnością nie jest pa<text:span text:style-name="T5273">ństw</text:span>a etosem<text:span text:style-name="T5274">.</text:span></text:p>
      <text:p text:style-name="P5275"><text:span text:style-name="T5276">Prz</text:span><text:span text:style-name="T5277">e</text:span><text:span text:style-name="T5278">wo</text:span><text:span text:style-name="T5279">dnicz</text:span><text:span text:style-name="T5280">ą</text:span><text:span text:style-name="T5281">c</text:span><text:span text:style-name="T5282">y</text:span>:</text:p>
      <text:p text:style-name="P5283">S<text:span text:style-name="T5284">ą</text:span>dz<text:span text:style-name="T5285">ę</text:span>, że jest to<text:s/><text:span text:style-name="T5286">te</text:span>m<text:span text:style-name="T5287">a</text:span>t na<text:s/><text:span text:style-name="T5288">po</text:span>siedzenie tego zespołu<text:span text:style-name="T5289">.</text:span><text:s/>Pani docent<text:s/><text:span text:style-name="T5290">s</text:span>ię zgodzi, pewne sprawy si<text:span text:style-name="T5291">ę</text:span><text:s/>d<text:span text:style-name="T5292">z</text:span>ieją z jednej i drugiej strony<text:span text:style-name="T5293">.</text:span><text:s/>To już od dawna wiele nieprawidłowości się działo. S<text:span text:style-name="T5294">ą</text:span>dz<text:span text:style-name="T5295">ę</text:span>,<text:s/><text:span text:style-name="T5296">ż</text:span>e to sob<text:span text:style-name="T5297">ie w</text:span>yjaśnimy podczas posiedzenia zespołu<text:span text:style-name="T5298">.</text:span></text:p>
      <text:p text:style-name="P5299">Proszę bardzo.</text:p>
      <text:p text:style-name="P5300"><text:span text:style-name="T5301">Ob. An</text:span><text:span text:style-name="T5302">to</text:span><text:span text:style-name="T5303">ni Trylski</text:span>:</text:p>
      <text:p text:style-name="P5304">Panie przewodniczący, chciałem zgłosić do zespołu reform i organizacji panią Alin<text:span text:style-name="T5305">ę</text:span><text:s/><text:span text:style-name="T5306">H</text:span>e<text:span text:style-name="T5307">n</text:span>szk<text:span text:style-name="T5308">e.<text:s/></text:span>To jest trudne nazwisko, ale za to dobry ekspert<text:span text:style-name="T5309">.</text:span></text:p>
      <text:p text:style-name="P5310">Dz<text:span text:style-name="T5311">ię</text:span>kuję ser<text:span text:style-name="T5312">de</text:span>cznie<text:span text:style-name="T5313">.</text:span></text:p>
      <text:p text:style-name="P5314"><text:span text:style-name="T5315">Prze</text:span><text:span text:style-name="T5316">wo</text:span><text:span text:style-name="T5317">dnicząc</text:span><text:span text:style-name="T5318">y</text:span><text:span text:style-name="T5319">:</text:span></text:p>
      <text:p text:style-name="P5320">D<text:span text:style-name="T5321">z</text:span>ię<text:span text:style-name="T5322">kuj</text:span>ę<text:span text:style-name="T5323">.</text:span></text:p>
      <text:p text:style-name="P5324">Pan minister prosi o głos<text:span text:style-name="T5325">.</text:span></text:p>
      <text:p text:style-name="P5326"><text:span text:style-name="T5327">Min</text:span><text:span text:style-name="T5328">.</text:span><text:span text:style-name="T5329"><text:s/>Andrzej Wojtczak</text:span>:</text:p>
      <text:p text:style-name="P5330">Panie przewodniczący czy byłby pan uprzejmy w tej chwili zorientować nas w sytuacji powiedzmy tych zespołów ja rozumiem, że te zespoły się spotkają zaraz po posiedzeniu i ustalą sobie program prac, i jak<text:s/><text:soft-page-break/>przedstawiają się te tematy na następne nasze posiedzenie.</text:p>
      <text:p text:style-name="P5331"><text:span text:style-name="T5332">Ob</text:span><text:span text:style-name="T5333">.</text:span><text:span text:style-name="T5334"><text:s/>Wojciech Guglas</text:span>:</text:p>
      <text:p text:style-name="P5335"><text:span text:style-name="T5336">J</text:span>eżeli można dwa podstawowe tematy jako wiodące. Pierwszy zespół ds. pracowniczych i samorządności. Powtarzałem przed sekundą panu prof.<text:s/><text:span text:style-name="T5337">Ż</text:span>ochowskiemu ze strony kolegów kto wchodzi w skład zespołu. Z naszej strony przekazywaliśmy, że w skład tego zespołu wejdzie koleżanka Milewska, kol. Bokszczanin z OPZZ, koleżanka Waliszka i kol<text:span text:style-name="T5338">.</text:span><text:s/><text:span text:style-name="T5339">Ż</text:span>ołnowski plus także jeden by uczestniczył w pracach tego zespołu.</text:p>
      <text:p text:style-name="P5340">Drugi zespół to jest ds<text:span text:style-name="T5341">.</text:span><text:s/>reformy systemu w służbie zdrowia i w skład tego zespołu teraz jeżeli można ds. pracowniczych i samorządu, ds. reformy dr Staręga-Piasek, Anna Grajcarek, prof. Maria Chmiel i dr Zbigniew Woźniak, eksperci doc. Sobiech i dr Ma<text:span text:style-name="T5342">je</text:span>wska.</text:p>
      <text:p text:style-name="P5343">Z naszej strony kol. Wdowiak, kol. Kwietniewska, i pan dr Matuszkiewicz. Z tym, że tak jak mówiliśmy strony zastrzegły sobie prawo powoływania ekspertów, bo my też nie wszystkich ekspertów, bo my też nie wszystkich ekspertów zresztą to zastrzegliśmy, że nie wszystkich ekspertów w tej chwili umieściliśmy na liście, także będziemy dopraszać, ponieważ są to tematy bardzo trudne, w których prawda nie sposób było zaprosić wszystkich.</text:p>
      <text:p text:style-name="P5344">Czy tak przyjęte stanowisko następnego spotkania, tzn. jako wiodące przy czym było także zobowiązanie ze strony ministerstwa zdrowia, że zostaną przedstawione tematy, które będą tematem posiedzenia jako źródła finansowania służby zdrowia, ich wysokość oraz problemy związane z opieką nad noworodkiem i niemowlęciem także zostaną włączone pod obrady 28<text:span text:style-name="T5345">.</text:span><text:s/>To<text:s/><text:span text:style-name="T5346">s</text:span>ą te wiodą<text:span text:style-name="T5347">ce</text:span><text:s/><text:span text:style-name="T5348">t</text:span>ematy, to znaczy jest ich tak mało, nie ma zbyt dużo czasu, czy jeszcze coś wnosimy<text:span text:style-name="T5349">.</text:span></text:p>
      <text:p text:style-name="P5350"><text:span text:style-name="T5351">O</text:span><text:span text:style-name="T5352">b. Zofia Kuratowska</text:span>:</text:p>
      <text:p text:style-name="P5353">Pierwsza rzecz jest ta,<text:s/>nie można<text:s/>powiedzieć, że już te komisje przedstawią gotowe. Powiecie to co tam, stopień zaawansowania, kierunki, które żeście wyznaczyli, bo szczególnie w tym systemie reformy to jest niemożliwe. Bo pewne sprawy pracownicze i samorządu to tu stanowisko można na pewno mieć gotowe i jest tu ważne, bo to jest bardzo pilne chyba z punktu widzenia. A te inne nie. Inne tematy to te, które pan minister nam tutaj rzucił, będziemy je dyskutować, czyli l<text:span text:style-name="T5354">ek</text:span>i.</text:p>
      <text:p text:style-name="P5355"><text:span text:style-name="T5356">Ob. Wojciech Guglas</text:span>:</text:p>
      <text:p text:style-name="P5357">To może ja jeszcze coś... Ja myślę że myśmy uzgodnili, że na przyszłe posiedzenie byśmy wzięli sprawy leków i zaopatrzenia medycznego jako informacje i dyskusje, i<text:s/><text:span text:style-name="T5358">ź</text:span>ródła finansowania, jako informacje. I trzeci temat noworodek - niemowlę.</text:p>
      <text:p text:style-name="P5359">Czyli rozumiem, że kształcenie kadr, planowanie schodzi z przyszłego posiedzenia. Bo też było sygnalizowane przez pana ministra.</text:p>
      <text:p text:style-name="P5360"><text:span text:style-name="T5361">Min. Andrzej Wojtczak</text:span>:</text:p>
      <text:p text:style-name="P5362">Ale problem zost<text:span text:style-name="T5363">aj</text:span>e<text:span text:style-name="T5364">...</text:span></text:p>
      <text:p text:style-name="P5365"><text:span text:style-name="T5366">O</text:span><text:span text:style-name="T5367">b. Wojciech Guglas</text:span>:</text:p>
      <text:p text:style-name="P5368">Zostaje, natomiast nie jest tematem przyszłego posiedzenia i opieka społeczna, która była wnoszona też, będziemy...</text:p>
      <text:p text:style-name="P5369"><text:span text:style-name="T5370">Ob. Zofia Kuratowska</text:span>:</text:p>
      <text:p text:style-name="P5371">Czy można wobec tego przeczytać ten<text:s/>„postulacik”, który był przedtem na temat politycznych spraw<text:span text:style-name="T5372">.<text:s/></text:span><text:soft-page-break/>Po prostu byśmy tę sprawę załatwili.</text:p>
      <text:p text:style-name="P5373"><text:span text:style-name="T5374">Ob. Wojciech Guglas</text:span>:</text:p>
      <text:p text:style-name="P5375">P<text:span text:style-name="T5376">r</text:span>osz<text:span text:style-name="T5377">ę</text:span><text:s/>bardzo.</text:p>
      <text:p text:style-name="P5378"><text:span text:style-name="T5379">Ob</text:span><text:span text:style-name="T5380">.</text:span><text:span text:style-name="T5381"><text:s/>Zofia Kuratowska</text:span>:</text:p>
      <text:p text:style-name="P5382">Podzespół ds. Zdrowia uważa, że medycyna powinna by<text:span text:style-name="T5383">ć</text:span><text:s/>odpolityczniona<text:span text:style-name="T5384">.</text:span><text:s/><text:span text:style-name="T5385">W</text:span><text:s/>tym celu należy zlikwidować nomenklaturę, rekomendacje i opinie partyjne w sprawach personalnych w służbie zdrowia oraz uniemoż<text:span text:style-name="T5386">liw</text:span>i<text:span text:style-name="T5387">ć<text:s/></text:span>wszelki udział czynnika politycznego w decyzjach fachowych<text:span text:style-name="T5388">.</text:span></text:p>
      <text:p text:style-name="P5389"><text:span text:style-name="T5390">Min. Andrzej Wojtczak</text:span>:</text:p>
      <text:p text:style-name="P5391">Panie przewodniczący ja bym proponował ponieważ wiele spraw merytorycz<text:span text:style-name="T5392">n</text:span>ych wydaje mi si<text:span text:style-name="T5393">ę</text:span><text:s/>dzisiaj zapoczątkowaliśm<text:span text:style-name="T5394">y.</text:span><text:s/>Bo to jest początek dyskusji, wyłoniliśmy tylko problemy<text:span text:style-name="T5395">.</text:span><text:s/>Ja proponowałbym, żebyśmy nie dyskutowali tej sprawy dzisiaj. Ewentualnie, ja rozumiem, że strona<text:s/><text:span text:style-name="T5396">sf</text:span>ormułowała swoje stanowisko, może żeby przekazała panu i żebyśmy nie dyskutowali tej sprawy dzisiaj.</text:p>
      <text:p text:style-name="P5397"><text:span text:style-name="T5398">O</text:span><text:span text:style-name="T5399">b</text:span><text:span text:style-name="T5400">.</text:span><text:span text:style-name="T5401"><text:s/>Zofia Kuratowska</text:span>:</text:p>
      <text:p text:style-name="P5402">Dobrze. Wobec tego jako n<text:span text:style-name="T5403">a</text:span>sze stanowisko, Podzespół do spraw Zdrowia tzw<text:span text:style-name="T5404">.</text:span><text:s/><text:span text:style-name="T5405">„</text:span>Solidarności”<text:span text:style-name="T5406">.</text:span><text:s/>Po prostu, bo my to naturalnie skierujemy do zespołu politycznego.</text:p>
      <text:p text:style-name="P5407"><text:span text:style-name="T5408">Ob. Marek Edelman</text:span>:</text:p>
      <text:p text:style-name="P5409">Ale chcielibyśmy, żeby to było wspólne stanowisko.</text:p>
      <text:p text:style-name="P5410"><text:span text:style-name="T5411">Ob. Zofia Kuratowska</text:span>:</text:p>
      <text:p text:style-name="P5412">Wspólne, zależy nam na<text:s/>konsensusie.</text:p>
      <text:p text:style-name="P5413"><text:span text:style-name="T5414">Min</text:span><text:span text:style-name="T5415">.</text:span><text:span text:style-name="T5416"><text:s/>Andrzej Wojtczak</text:span>:</text:p>
      <text:p text:style-name="P5417"><text:span text:style-name="T5418">Ja</text:span><text:s/>mu<text:span text:style-name="T5419">sz</text:span>ę<text:s/><text:span text:style-name="T5420">po</text:span>wi<text:span text:style-name="T5421">edzie</text:span>ć...</text:p>
      <text:p text:style-name="P5422"><text:span text:style-name="T5423">Ob. Marek Edelman</text:span>:</text:p>
      <text:p text:style-name="P5424">Panie ministrze chcemy, żeby było dobrze.</text:p>
      <text:p text:style-name="P5425"><text:span text:style-name="T5426">Min. Andrzej Wojtczak</text:span>:</text:p>
      <text:p text:style-name="P5427">Ja też chcę żeby było dobrze i mnie si<text:span text:style-name="T5428">ę</text:span><text:s/>wydaje, że tą troskę wyrażam wszędzie i chyba mam nadzieję, że my wszyscy chcemy, żeby było dobrze. Tylko bardzo byłbym wdzięczny, zobowiązany powiedzmy, żebyśmy napraw<text:span text:style-name="T5429">dę</text:span><text:s/>zajęli się tymi merytorycznymi zagadnieniami, które s<text:span text:style-name="T5430">ą</text:span><text:s/>nam przypisane jako zespołowi zdrowia. Ja rozumiem, że wszystkie problemy<text:s/><text:span text:style-name="T5431">s</text:span>ą bardzo ważne i to co pan dr Edelman powiedział,<text:s/><text:span text:style-name="T5432">ż</text:span>e medycyna jest w jakimś sensie polityką to ja się zgadzam. Przez wiele lat pracowałem<text:s/><text:span text:style-name="T5433">w</text:span><text:s/>zagadnieniach po<text:span text:style-name="T5434">l</text:span>ityki zdrowotnej, al<text:span text:style-name="T5435">e</text:span><text:s/>roz<text:span text:style-name="T5436">d</text:span>ziela<text:span text:style-name="T5437">m<text:s/></text:span>jeszcze zagadnienie polityki zdrowotnej, praktyki medycznej i klinicznej. I dlatego prosiłbym, żebyśmy si<text:span text:style-name="T5438">ę</text:span><text:s/>skoncentrowali na tych zagadnieniach. Przyjmujemy, ja rozumiem, że każda strona może mieć stanowisko jakieś, w stosunku do którego jest bardzo przekonana.<text:s/><text:span text:style-name="T5439">I</text:span><text:s/>my nie jesteśmy w tej chwili chciałbym powiedzieć w pozyc<text:span text:style-name="T5440">ji</text:span>, żeby prosiłbym, żeby zdjąć to z porządku obrad, tym bardziej, że w tym wypadku consensusu nie uzyskamy.</text:p>
      <text:p text:style-name="P5441"><text:span text:style-name="T5442">Ob. Marek Edelman</text:span>:</text:p>
      <text:p text:style-name="P5443">Spróbujemy to przełożyć na następne posiedzenie<text:span text:style-name="T5444">.</text:span></text:p>
      <text:p text:style-name="P5445"><text:span text:style-name="T5446">Ob. Marek Guglas</text:span>:</text:p>
      <text:p text:style-name="P5447">Jeżeli można coś zaproponować ponieważ będzie pracował zespół do spraw pracowniczych, gdzie wchodzi kwestia samorządności chociażby w propozycjach była kwestia nomenklatury kadrowej, która<text:s/><text:soft-page-break/>winna leżeć na przykład<text:s/><text:span text:style-name="T5448">w</text:span><text:s/>kwestii samorządności<text:span text:style-name="T5449">.</text:span><text:s/>Także może przenieś<text:span text:style-name="T5450">ć</text:span><text:s/>to na,<text:s/>pod obrady<text:s/>t<text:span text:style-name="T5451">e</text:span>go zespołu propozycję, którą państwo zgłosili, że także<text:s/><text:span text:style-name="T5452">we</text:span>źmiemy<text:s/><text:span text:style-name="T5453">w</text:span><text:s/>tym zespole pod obrady, a dzisiaj byśmy to znieśli z porządku obrad.<text:span text:style-name="T5454"><text:s/></text:span>Jeżeli można.</text:p>
      <text:p text:style-name="P5455"><text:span text:style-name="T5456">Ob. Zofia Kuratowska</text:span>:</text:p>
      <text:p text:style-name="P5457">Mogę mieć swoje zdanie. Moje zdanie jest takie, że nie powinniśmy tego zdejmować. Jeżeli państwo to sobie uzgodnią, będą uważali za słuszne, to państwo po prostu nas<text:s/><text:span text:style-name="T5458">w</text:span><text:s/>dalszym terminie, poprą nasze dalsze stanowisko<text:span text:style-name="T5459">.<text:s/></text:span>Natomiast ja bym to..<text:span text:style-name="T5460">.</text:span><text:s/>albo nie poprą, przecież nie musimy mieć<text:s/><text:span text:style-name="T5461">w</text:span><text:s/>każdej sprawie jednakowego stanowiska. Nie przesądz<text:span text:style-name="T5462">aj</text:span>my.<text:s/><text:span text:style-name="T5463">I<text:s/></text:span>tak żeśmy dziś strasznie dużo uzgodnili, jak na pierwsze spotkanie<text:span text:style-name="T5464">.</text:span></text:p>
      <text:p text:style-name="P5465">Wobec czego uważam jest to sprawa polityczna i my uważamy tak, państwo mog<text:span text:style-name="T5466">ą</text:span><text:s/>uważać inaczej wobec tego przedstawiamy po<text:s/>prostu komisji politycznej, zespołowi reform politycznych nasze stanowisko, nasze, nie będziemy państwa dopisywać do tego na pewno<text:span text:style-name="T5467">.</text:span><text:s/>Napiszemy, że jest to naszej strony.</text:p>
      <text:p text:style-name="P5468"><text:span text:style-name="T5469">Ob. Marek Gug</text:span><text:span text:style-name="T5470">l</text:span><text:span text:style-name="T5471">a</text:span><text:span text:style-name="T5472">s</text:span>:</text:p>
      <text:p text:style-name="P5473">Natomiast pani docent ponieważ rzeczywiście wymaga zastanowienia w jakim stopniu, zdaniem państwa, zdaniem naszym wypowiedzenie si<text:span text:style-name="T5474">ę</text:span><text:s/>odnośnie nomenklatury,<text:s/><text:span text:style-name="T5475">n</text:span>a ile to przeszkadzało, jakie powodowało skutki i to, bo tylko sam postulat bez poparcia merytorycznego to jest taki można powiedzieć polityczny.</text:p>
      <text:p text:style-name="P5476"><text:span text:style-name="T5477">O</text:span><text:span text:style-name="T5478">b</text:span><text:span text:style-name="T5479">.</text:span><text:span text:style-name="T5480"><text:s/>Zofia Kuratowska:</text:span></text:p>
      <text:p text:style-name="P5481">To wy przygotujecie po fakcie.</text:p>
      <text:p text:style-name="P5482"><text:span text:style-name="T5483">Ob. Marek Guglas</text:span>:</text:p>
      <text:p text:style-name="P5484">Natomiast, jak będ<text:span text:style-name="T5485">z</text:span>ie miało<text:s/><text:span text:style-name="T5486">uz</text:span>go<text:span text:style-name="T5487">dnie</text:span>nie merytoryczne, to ja sądzę, że prof. Chłap się tutaj ze mną zgodzi, ponieważ wnosił wiele spraw, że to przedyskutujemy jeszcze w zespole. Natomiast na dzień dzisiejszy byśmy odstąpili.</text:p>
      <text:p text:style-name="P5488"><text:span text:style-name="T5489">Min. Andrzej Wojtczak</text:span>:</text:p>
      <text:p text:style-name="P5490">Natomiast chciałbym panie przewodniczący zaproponować drugiej stronie inne sformułowan<text:span text:style-name="T5491">ie.<text:s/></text:span>Przy podejmowaniu decyzji mających wpływ na działalność służby zdrowia nie powinny być brane pod uwagę, powinny być brane pod uwag<text:span text:style-name="T5492">ę</text:span><text:s/>jedyne aspekty merytoryczn<text:span text:style-name="T5493">e</text:span>.</text:p>
      <text:p text:style-name="P5494">/Głos z sali:<text:s/>Też to samo sformułowanie tylko odwrotne/.</text:p>
      <text:p text:style-name="P5495"><text:span text:style-name="T5496">Ob</text:span><text:span text:style-name="T5497">.</text:span><text:span text:style-name="T5498"><text:s/>Zofia Kuratowska</text:span>:</text:p>
      <text:p text:style-name="P5499">Niezupełnie to samo, to je<text:span text:style-name="T5500">st</text:span><text:s/>bardzo dobre sformułowanie, ale to nie jest to samo. Ja to doskonale rozumiem, że komitety partii właściwie nomenklatura to może oczywiście mniej, ale komitety partyjne chc<text:span text:style-name="T5501">ą</text:span><text:s/>mieć tą opinię, mnie się wydaje, że jesteśmy na innym etapie.</text:p>
      <text:p text:style-name="P5502"><text:span text:style-name="T5503">Min. Andrzej Wojtczak</text:span>:</text:p>
      <text:p text:style-name="P5504">Pani docent przedstawiamy do roz<text:span text:style-name="T5505">w</text:span>ażenia tak samo na ręce przewodnicząceg<text:span text:style-name="T5506">o</text:span>.</text:p>
      <text:p text:style-name="P5507"><text:span text:style-name="T5508">Ob. Marek Guglas:</text:span></text:p>
      <text:p text:style-name="P5509">I proponujemy to przełożyć na następne posiedzenie.</text:p>
      <text:p text:style-name="P5510"><text:span text:style-name="T5511">Ob.<text:s/></text:span><text:span text:style-name="T5512">M</text:span><text:span text:style-name="T5513">arek Edelman</text:span>:</text:p>
      <text:p text:style-name="P5514">Bo<text:s/><text:span text:style-name="T5515">w</text:span><text:s/>znaczeniu dla medycyny jedna i druga propozycja ma to samo znaczenie<text:span text:style-name="T5516">.</text:span><text:s/>Natomiast<text:s/><text:span text:style-name="T5517">w</text:span><text:s/>treści politycznej jest różna<text:span text:style-name="T5518">.</text:span><text:s/>Jeżeli można to odkładamy tą kwestię, rozumiem, że jesteśmy zgodni<text:span text:style-name="T5519">.</text:span></text:p>
      <text:soft-page-break/>
      <text:p text:style-name="P5520"><text:span text:style-name="T5521">Ob. Zofia Kuratowska</text:span>:</text:p>
      <text:p text:style-name="P5522">Zgodni nie jesteśmy<text:span text:style-name="T5523">.</text:span></text:p>
      <text:p text:style-name="P5524"><text:span text:style-name="T5525">Ob. Wojciech Guglas</text:span>:</text:p>
      <text:p text:style-name="P5526"><text:span text:style-name="T5527">Że</text:span><text:s/>przekładamy jesteśmy zgodni.</text:p>
      <text:p text:style-name="P5528"><text:span text:style-name="T5529">Ob. Zofia Kuratowska</text:span>:</text:p>
      <text:p text:style-name="P5530">Nie wszyscy są zgodni, ja uważam, że nie należy odkładać. Ale państwo są większością, tutaj<text:s/><text:span text:style-name="T5531">w</text:span><text:s/>mojej grupie. Więc...</text:p>
      <text:p text:style-name="P5532"><text:span text:style-name="T5533">Ob. Janusz Indul</text:span><text:span text:style-name="T5534">sk</text:span><text:span text:style-name="T5535">i</text:span>:</text:p>
      <text:p text:style-name="P5536">Jeśli można jeszcze tylko jedno zdani<text:span text:style-name="T5537">e</text:span>. Wydaje mi się, że ponieważ osiągnęliśmy bardzo wiele. Chyba dobrze by było, żeby na zakończenie nie było takiej sytuacji, że jedna strona podejmuje coś a druga do tego się w jakimś m<text:span text:style-name="T5538">o</text:span>mencie się nie<text:s/>ustosunkowuj<text:span text:style-name="T5539">e</text:span>. Wydaje mi się, że to co zaproponował pan przewodniczący i poparł pan docent, żeby ten wniosek przełożyć, byłoby chyba takim najlepszym wyjściem z sytuacji, na dzień dzisiejszy, przemyślimy i może znajdziemy jakiś consensus, żeby nie było to jednak...</text:p>
      <text:p text:style-name="P5540"><text:span text:style-name="T5541">O</text:span><text:span text:style-name="T5542">b.</text:span><text:span text:style-name="T5543"><text:s/></text:span><text:span text:style-name="T5544">Zofi</text:span><text:span text:style-name="T5545">a Kura</text:span><text:span text:style-name="T5546">to</text:span><text:span text:style-name="T5547">w</text:span><text:span text:style-name="T5548">ska</text:span>:</text:p>
      <text:p text:style-name="P5549">Ja nie postawiłam veta, bo nie uważam, żebym miała takie prawo. Powiedziałam swoje zdanie po prostu, które może się różnić, ale możemy odłożyć oczywiście.</text:p>
      <text:p text:style-name="P5550"><text:span text:style-name="T5551">Ob. Marek Edelman</text:span>:</text:p>
      <text:p text:style-name="P5552">Ja tylko dla czystości dyskusji chciałem zwrócić uwagę na fakt, że przecież podejrzewam, że meritum sprawy leży w tym,<text:s/><text:span text:style-name="T5553">ż</text:span>eby decyzje medyczne były apolityczne. Natomiast nie używanie pewnych określe<text:span text:style-name="T5554">ń</text:span><text:s/>w formułowaniu. Jest więc ten cię<text:span text:style-name="T5555">ż</text:span>ar zagadnienia w tym sformułowaniu jest użyty żeby decyzje wszystkie dotyczące opieki zdrowotnej i medycznej były podejmowane wyłącznie w aspekcie merytorycznym, kropka<text:span text:style-name="T5556">.</text:span></text:p>
      <text:p text:style-name="P5557"><text:span text:style-name="T5558">Min. Andrzej Wojtczak</text:span>:</text:p>
      <text:p text:style-name="P5559">Np. poza decyzjami kadrowymi, na przykład...</text:p>
      <text:p text:style-name="P5560">/Głos z sali: Nie, nie tego nie da się/.</text:p>
      <text:p text:style-name="P5561"><text:span text:style-name="T5562">Ob. Marek Edelman</text:span>:</text:p>
      <text:p text:style-name="P5563">Jak si<text:span text:style-name="T5564">ę</text:span><text:s/>mówi taką rzecz, która ma bardzo złą tradycję, to w tej tradycji mieszczą się różne rzeczy, że np<text:span text:style-name="T5565">.</text:span><text:s/>partia nie kazała wstrzykiwać<text:s/>cyjanku<text:s/>dożylnie. Ale kazała zmieniać ordynatora. I tutaj się zaczną te rzeczy co tak, co nie.<text:s/><text:span text:style-name="T5566">C</text:span>o jest decyzją polityczną, a co decyzją inną. To musi być powiedziane jasno i wyraźnie<text:span text:style-name="T5567">.</text:span><text:s/>Ale ja jestem za tym, żeby państwo się zastanowili, żeby to rozpatrzyć na drugim plenarnym posiedzeniu. Nie uzyskamy consensusu, to nie. A uzyskamy jeszcze lepiej. I wtedy to dajemy na<text:s/>„stół”<text:s/>polityczny.</text:p>
      <text:p text:style-name="P5568"><text:span text:style-name="T5569">Ob. Wojciech Guglas</text:span>:</text:p>
      <text:p text:style-name="P5570">Jest to jeszcze jeden z tematów, co do którego powinniśmy się ustosunkować podczas przyszłego spotkania czyli 28.</text:p>
      <text:p text:style-name="P5571">Natomiast sądzę, że podłoże merytoryczne, bo też jest trudno żebyśmy jako zespół wyrażali swoje opinie odnośnie nomenklatury i to nie oceniając definitywnie wpływu nomenklatury na funkcje w służbie zdrowia<text:span text:style-name="T5572">.</text:span><text:s/>Także, że jest kwestia przygotowania merytorycznej wykładni.</text:p>
      <text:p text:style-name="P5573">Dziękuję bardzo.</text:p>
      <text:p text:style-name="P5574">Czy ktoś z państwa jeszcze chciałby zabrać głos?</text:p>
      <text:soft-page-break/>
      <text:p text:style-name="P5575"><text:span text:style-name="T5576">Min. Andrzej Wojtczak</text:span>:</text:p>
      <text:p text:style-name="P5577">Musimy ustalić daty posiedzeń zespołów.</text:p>
      <text:p text:style-name="P5578"><text:span text:style-name="T5579">Ob. Wojciech Guglas</text:span>:</text:p>
      <text:p text:style-name="P5580">Zespoły same sobie ustalą, bo przecież nie wszyscy biorą udział w zespołach. Czy można zaproponować, że porozumiemy się. Trzech współprzewodniczących porozumie si<text:span text:style-name="T5581">ę</text:span><text:s/>i wyznaczmy daty spotkania, bo też i kwestia uzgodnienia możliwości przygotowania miejsca i przygotowania materiałów.</text:p>
      <text:p text:style-name="P5582"><text:span text:style-name="T5583">O</text:span><text:span text:style-name="T5584">b</text:span><text:span text:style-name="T5585">.</text:span><text:span text:style-name="T5586"><text:s/>Zofia Kuratowska</text:span>:</text:p>
      <text:p text:style-name="P5587">Spotkania plenarnego?</text:p>
      <text:p text:style-name="P5588"><text:span text:style-name="T5589">Ob. W</text:span><text:span text:style-name="T5590">o</text:span><text:span text:style-name="T5591">jciech Guglas</text:span>:</text:p>
      <text:p text:style-name="P5592">Nie, nie tylko tych grup, podzespołów<text:span text:style-name="T5593">.</text:span><text:s/>Czy można tak przyjąć. Tak. Dziękuję bardzo.</text:p>
      <text:p text:style-name="P5594">Czy panie ministrze pan jeszcze pragnie zabrać głos<text:span text:style-name="T5595">.</text:span></text:p>
      <text:p text:style-name="P5596"><text:span text:style-name="T5597">Min</text:span><text:span text:style-name="T5598">.</text:span><text:span text:style-name="T5599"><text:s/>Andrzej Wojtczak</text:span>:</text:p>
      <text:p text:style-name="P5600">Może ja miałbym propozycję, żeby te podzespoły zostały na chwileczkę na sali i ukonstytuowały się<text:span text:style-name="T5601">.</text:span><text:s/>Natomiast ja deklaruję miejsce w resorcie, są sale, gdzie zespoły mogą pracować. Prosiłbym, żeby może podjęły prace, jak najenergiczniej, dlatego że faktycznie jest to tematyka bardzo obszerna. Ja nie wierzę, że mogą zespoły dopracować powiedzmy rozwiązania modelowe. Natomiast wszelkiego rodzaju sugestie, i powiedzmy uzgodnienia mogą być bardzo pomocne w realizacji reformy.</text:p>
      <text:p text:style-name="P5602"><text:span text:style-name="T5603">O</text:span><text:span text:style-name="T5604">b</text:span><text:span text:style-name="T5605">.</text:span><text:span text:style-name="T5606"><text:s/>Wojciech Guglas</text:span>:</text:p>
      <text:p text:style-name="P5607">Dziękuję bardzo. Ponieważ tak się stało, że wbrew pewnym sugestiom mimo wszystko nasz ruch zawodowy, który zawsze prezentował w sposób jednoznaczny stanowiska został uznany za tą pełną stronę i także współprzewodnic<text:span text:style-name="T5608">z</text:span>y proponujemy, że ruch zawodowy z ruchem zawodowym powinien się dogadywać, może mieć rozbieżności, także nasza siedziba jest także do dys<text:span text:style-name="T5609">po</text:span>zycji w spotkaniu zespołów. Bo sądzę, że mamy bliską drogę do siebie<text:s/><text:span text:style-name="T5610">w</text:span><text:s/>wielu problemach. Jeżeli można to czy pani docent jeszcze w tym temacie<text:span text:style-name="T5611">?</text:span></text:p>
      <text:p text:style-name="P5612">Nie.</text:p>
      <text:p text:style-name="P5613"><text:span text:style-name="T5614">Ob. Zofia Kuratowska</text:span>:</text:p>
      <text:p text:style-name="P5615">Mnie się wydaje, że w ministerstwie. My jeszcze siedziby nie mamy<text:span text:style-name="T5616">.</text:span></text:p>
      <text:p text:style-name="P5617"><text:span text:style-name="T5618">Ob. Wojciech Guglas</text:span>:</text:p>
      <text:p text:style-name="P5619">Pani docent dziękuję bardzo, panie ministrze dziękuję bardzo<text:span text:style-name="T5620">.</text:span><text:s/>Sądzę<text:span text:style-name="T5621">,</text:span><text:s/>że zgodnie z propozycją jeżeli jeszcze na chwilę podzespoły zostaną, ci przewodniczący się porozumieją, nie wiem, jak to zrobimy<text:span text:style-name="T5622">.</text:span><text:s/>Na chwileczkę może pozostaną wyznaczone osoby do podzespołów i uzgodnimy, w który dzień i na jaki sygnał się spotykamy.</text:p>
      <text:p text:style-name="P5623">Dziękuję bardzo<text:span text:style-name="T5624">.</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text-properties style:font-name="Microsoft Sans Serif" style:font-name-asian="Microsoft Sans Serif" style:font-name-complex="Microsoft Sans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pl" style:country-complex="PL" style:text-combine="none" fo:hyphenate="true"/>
    </style:default-style>
    <style:style style:name="Normalny" style:display-name="Normalny" style:family="paragraph">
      <style:text-properties fo:color="#000000"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701in" fo:page-height="11.6944in" style:print-orientation="portrait" fo:margin-top="0.25in" fo:margin-left="0.25in" fo:margin-bottom="0.25in" fo:margin-right="0.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Artur</meta:initial-creator>
    <dc:creator>Cyrwus Artur (STUD)</dc:creator>
    <meta:creation-date>2023-10-30T19:39:00Z</meta:creation-date>
    <dc:date>2023-10-30T19:39:00Z</dc:date>
    <meta:template xlink:href="Normal.dotm" xlink:type="simple"/>
    <meta:editing-cycles>2</meta:editing-cycles>
    <meta:editing-duration>PT60S</meta:editing-duration>
    <meta:document-statistic meta:page-count="78" meta:paragraph-count="489" meta:word-count="35000" meta:character-count="244511" meta:row-count="1750" meta:non-whitespace-character-count="210000"/>
  </office:meta>
</office:document-meta>
</file>